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Thread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10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.90337" calcext:value-type="float">
            <text:p>1,90337</text:p>
          </table:table-cell>
          <table:table-cell table:number-columns-repeated="67"/>
          <table:table-cell table:formula="of:=MIN([.A2:.BL2])" office:value-type="float" office:value="1.90337" calcext:value-type="float">
            <text:p>1,90337</text:p>
          </table:table-cell>
          <table:table-cell table:formula="of:=MAX([.A2:.BL2])" office:value-type="float" office:value="1.90337" calcext:value-type="float">
            <text:p>1,90337</text:p>
          </table:table-cell>
          <table:table-cell table:number-columns-repeated="7"/>
        </table:table-row>
        <table:table-row table:style-name="ro1">
          <table:table-cell office:value-type="float" office:value="1.90463" calcext:value-type="float">
            <text:p>1,90463</text:p>
          </table:table-cell>
          <table:table-cell table:number-columns-repeated="67"/>
          <table:table-cell table:formula="of:=MIN([.A3:.BL3])" office:value-type="float" office:value="1.90463" calcext:value-type="float">
            <text:p>1,90463</text:p>
          </table:table-cell>
          <table:table-cell table:formula="of:=MAX([.A3:.BL3])" office:value-type="float" office:value="1.90463" calcext:value-type="float">
            <text:p>1,90463</text:p>
          </table:table-cell>
          <table:table-cell table:number-columns-repeated="7"/>
        </table:table-row>
        <table:table-row table:style-name="ro1">
          <table:table-cell office:value-type="float" office:value="2.21757" calcext:value-type="float">
            <text:p>2,21757</text:p>
          </table:table-cell>
          <table:table-cell table:number-columns-repeated="67"/>
          <table:table-cell table:formula="of:=MIN([.A4:.BL4])" office:value-type="float" office:value="2.21757" calcext:value-type="float">
            <text:p>2,21757</text:p>
          </table:table-cell>
          <table:table-cell table:formula="of:=MAX([.A4:.BL4])" office:value-type="float" office:value="2.21757" calcext:value-type="float">
            <text:p>2,21757</text:p>
          </table:table-cell>
          <table:table-cell table:number-columns-repeated="7"/>
        </table:table-row>
        <table:table-row table:style-name="ro1">
          <table:table-cell office:value-type="float" office:value="2.0886" calcext:value-type="float">
            <text:p>2,0886</text:p>
          </table:table-cell>
          <table:table-cell table:number-columns-repeated="67"/>
          <table:table-cell table:formula="of:=MIN([.A5:.BL5])" office:value-type="float" office:value="2.0886" calcext:value-type="float">
            <text:p>2,0886</text:p>
          </table:table-cell>
          <table:table-cell table:formula="of:=MAX([.A5:.BL5])" office:value-type="float" office:value="2.0886" calcext:value-type="float">
            <text:p>2,0886</text:p>
          </table:table-cell>
          <table:table-cell table:number-columns-repeated="7"/>
        </table:table-row>
        <table:table-row table:style-name="ro1">
          <table:table-cell office:value-type="float" office:value="2.1932" calcext:value-type="float">
            <text:p>2,1932</text:p>
          </table:table-cell>
          <table:table-cell table:number-columns-repeated="67"/>
          <table:table-cell table:formula="of:=MIN([.A6:.BL6])" office:value-type="float" office:value="2.1932" calcext:value-type="float">
            <text:p>2,1932</text:p>
          </table:table-cell>
          <table:table-cell table:formula="of:=MAX([.A6:.BL6])" office:value-type="float" office:value="2.1932" calcext:value-type="float">
            <text:p>2,1932</text:p>
          </table:table-cell>
          <table:table-cell table:number-columns-repeated="7"/>
        </table:table-row>
        <table:table-row table:style-name="ro1">
          <table:table-cell office:value-type="float" office:value="2.2395" calcext:value-type="float">
            <text:p>2,2395</text:p>
          </table:table-cell>
          <table:table-cell table:number-columns-repeated="67"/>
          <table:table-cell table:formula="of:=MIN([.A7:.BL7])" office:value-type="float" office:value="2.2395" calcext:value-type="float">
            <text:p>2,2395</text:p>
          </table:table-cell>
          <table:table-cell table:formula="of:=MAX([.A7:.BL7])" office:value-type="float" office:value="2.2395" calcext:value-type="float">
            <text:p>2,2395</text:p>
          </table:table-cell>
          <table:table-cell table:number-columns-repeated="7"/>
        </table:table-row>
        <table:table-row table:style-name="ro1">
          <table:table-cell office:value-type="float" office:value="2.43952" calcext:value-type="float">
            <text:p>2,43952</text:p>
          </table:table-cell>
          <table:table-cell table:number-columns-repeated="67"/>
          <table:table-cell table:formula="of:=MIN([.A8:.BL8])" office:value-type="float" office:value="2.43952" calcext:value-type="float">
            <text:p>2,43952</text:p>
          </table:table-cell>
          <table:table-cell table:formula="of:=MAX([.A8:.BL8])" office:value-type="float" office:value="2.43952" calcext:value-type="float">
            <text:p>2,43952</text:p>
          </table:table-cell>
          <table:table-cell table:number-columns-repeated="7"/>
        </table:table-row>
        <table:table-row table:style-name="ro1">
          <table:table-cell office:value-type="float" office:value="2.30151" calcext:value-type="float">
            <text:p>2,30151</text:p>
          </table:table-cell>
          <table:table-cell table:number-columns-repeated="67"/>
          <table:table-cell table:formula="of:=MIN([.A9:.BL9])" office:value-type="float" office:value="2.30151" calcext:value-type="float">
            <text:p>2,30151</text:p>
          </table:table-cell>
          <table:table-cell table:formula="of:=MAX([.A9:.BL9])" office:value-type="float" office:value="2.30151" calcext:value-type="float">
            <text:p>2,30151</text:p>
          </table:table-cell>
          <table:table-cell table:number-columns-repeated="7"/>
        </table:table-row>
        <table:table-row table:style-name="ro1">
          <table:table-cell office:value-type="float" office:value="2.00791" calcext:value-type="float">
            <text:p>2,00791</text:p>
          </table:table-cell>
          <table:table-cell table:number-columns-repeated="67"/>
          <table:table-cell table:formula="of:=MIN([.A10:.BL10])" office:value-type="float" office:value="2.00791" calcext:value-type="float">
            <text:p>2,00791</text:p>
          </table:table-cell>
          <table:table-cell table:formula="of:=MAX([.A10:.BL10])" office:value-type="float" office:value="2.00791" calcext:value-type="float">
            <text:p>2,00791</text:p>
          </table:table-cell>
          <table:table-cell table:number-columns-repeated="7"/>
        </table:table-row>
        <table:table-row table:style-name="ro1">
          <table:table-cell office:value-type="float" office:value="2.03477" calcext:value-type="float">
            <text:p>2,03477</text:p>
          </table:table-cell>
          <table:table-cell table:number-columns-repeated="67"/>
          <table:table-cell table:formula="of:=MIN([.A11:.BL11])" office:value-type="float" office:value="2.03477" calcext:value-type="float">
            <text:p>2,03477</text:p>
          </table:table-cell>
          <table:table-cell table:formula="of:=MAX([.A11:.BL11])" office:value-type="float" office:value="2.03477" calcext:value-type="float">
            <text:p>2,03477</text:p>
          </table:table-cell>
          <table:table-cell table:number-columns-repeated="7"/>
        </table:table-row>
        <table:table-row table:style-name="ro1">
          <table:table-cell office:value-type="float" office:value="2.33555" calcext:value-type="float">
            <text:p>2,33555</text:p>
          </table:table-cell>
          <table:table-cell table:number-columns-repeated="67"/>
          <table:table-cell table:formula="of:=MIN([.A12:.BL12])" office:value-type="float" office:value="2.33555" calcext:value-type="float">
            <text:p>2,33555</text:p>
          </table:table-cell>
          <table:table-cell table:formula="of:=MAX([.A12:.BL12])" office:value-type="float" office:value="2.33555" calcext:value-type="float">
            <text:p>2,33555</text:p>
          </table:table-cell>
          <table:table-cell table:number-columns-repeated="7"/>
        </table:table-row>
        <table:table-row table:style-name="ro1">
          <table:table-cell office:value-type="float" office:value="2.05415" calcext:value-type="float">
            <text:p>2,05415</text:p>
          </table:table-cell>
          <table:table-cell table:number-columns-repeated="67"/>
          <table:table-cell table:formula="of:=MIN([.A13:.BL13])" office:value-type="float" office:value="2.05415" calcext:value-type="float">
            <text:p>2,05415</text:p>
          </table:table-cell>
          <table:table-cell table:formula="of:=MAX([.A13:.BL13])" office:value-type="float" office:value="2.05415" calcext:value-type="float">
            <text:p>2,05415</text:p>
          </table:table-cell>
          <table:table-cell table:number-columns-repeated="7"/>
        </table:table-row>
        <table:table-row table:style-name="ro1">
          <table:table-cell office:value-type="float" office:value="2.0004" calcext:value-type="float">
            <text:p>2,0004</text:p>
          </table:table-cell>
          <table:table-cell table:number-columns-repeated="67"/>
          <table:table-cell table:formula="of:=MIN([.A14:.BL14])" office:value-type="float" office:value="2.0004" calcext:value-type="float">
            <text:p>2,0004</text:p>
          </table:table-cell>
          <table:table-cell table:formula="of:=MAX([.A14:.BL14])" office:value-type="float" office:value="2.0004" calcext:value-type="float">
            <text:p>2,0004</text:p>
          </table:table-cell>
          <table:table-cell table:number-columns-repeated="7"/>
        </table:table-row>
        <table:table-row table:style-name="ro1">
          <table:table-cell office:value-type="float" office:value="2.0278" calcext:value-type="float">
            <text:p>2,0278</text:p>
          </table:table-cell>
          <table:table-cell table:number-columns-repeated="67"/>
          <table:table-cell table:formula="of:=MIN([.A15:.BL15])" office:value-type="float" office:value="2.0278" calcext:value-type="float">
            <text:p>2,0278</text:p>
          </table:table-cell>
          <table:table-cell table:formula="of:=MAX([.A15:.BL15])" office:value-type="float" office:value="2.0278" calcext:value-type="float">
            <text:p>2,0278</text:p>
          </table:table-cell>
          <table:table-cell table:number-columns-repeated="7"/>
        </table:table-row>
        <table:table-row table:style-name="ro1">
          <table:table-cell office:value-type="float" office:value="2.1733" calcext:value-type="float">
            <text:p>2,1733</text:p>
          </table:table-cell>
          <table:table-cell table:number-columns-repeated="67"/>
          <table:table-cell table:formula="of:=MIN([.A16:.BL16])" office:value-type="float" office:value="2.1733" calcext:value-type="float">
            <text:p>2,1733</text:p>
          </table:table-cell>
          <table:table-cell table:formula="of:=MAX([.A16:.BL16])" office:value-type="float" office:value="2.1733" calcext:value-type="float">
            <text:p>2,1733</text:p>
          </table:table-cell>
          <table:table-cell table:number-columns-repeated="7"/>
        </table:table-row>
        <table:table-row table:style-name="ro1">
          <table:table-cell office:value-type="float" office:value="2.32336" calcext:value-type="float">
            <text:p>2,32336</text:p>
          </table:table-cell>
          <table:table-cell table:number-columns-repeated="67"/>
          <table:table-cell table:formula="of:=MIN([.A17:.BL17])" office:value-type="float" office:value="2.32336" calcext:value-type="float">
            <text:p>2,32336</text:p>
          </table:table-cell>
          <table:table-cell table:formula="of:=MAX([.A17:.BL17])" office:value-type="float" office:value="2.32336" calcext:value-type="float">
            <text:p>2,32336</text:p>
          </table:table-cell>
          <table:table-cell table:number-columns-repeated="7"/>
        </table:table-row>
        <table:table-row table:style-name="ro1">
          <table:table-cell office:value-type="float" office:value="2.15376" calcext:value-type="float">
            <text:p>2,15376</text:p>
          </table:table-cell>
          <table:table-cell table:number-columns-repeated="67"/>
          <table:table-cell table:formula="of:=MIN([.A18:.BL18])" office:value-type="float" office:value="2.15376" calcext:value-type="float">
            <text:p>2,15376</text:p>
          </table:table-cell>
          <table:table-cell table:formula="of:=MAX([.A18:.BL18])" office:value-type="float" office:value="2.15376" calcext:value-type="float">
            <text:p>2,15376</text:p>
          </table:table-cell>
          <table:table-cell table:number-columns-repeated="7"/>
        </table:table-row>
        <table:table-row table:style-name="ro1">
          <table:table-cell office:value-type="float" office:value="1.9111" calcext:value-type="float">
            <text:p>1,9111</text:p>
          </table:table-cell>
          <table:table-cell table:number-columns-repeated="67"/>
          <table:table-cell table:formula="of:=MIN([.A19:.BL19])" office:value-type="float" office:value="1.9111" calcext:value-type="float">
            <text:p>1,9111</text:p>
          </table:table-cell>
          <table:table-cell table:formula="of:=MAX([.A19:.BL19])" office:value-type="float" office:value="1.9111" calcext:value-type="float">
            <text:p>1,9111</text:p>
          </table:table-cell>
          <table:table-cell table:number-columns-repeated="7"/>
        </table:table-row>
        <table:table-row table:style-name="ro1">
          <table:table-cell office:value-type="float" office:value="2.17872" calcext:value-type="float">
            <text:p>2,17872</text:p>
          </table:table-cell>
          <table:table-cell table:number-columns-repeated="67"/>
          <table:table-cell table:formula="of:=MIN([.A20:.BL20])" office:value-type="float" office:value="2.17872" calcext:value-type="float">
            <text:p>2,17872</text:p>
          </table:table-cell>
          <table:table-cell table:formula="of:=MAX([.A20:.BL20])" office:value-type="float" office:value="2.17872" calcext:value-type="float">
            <text:p>2,17872</text:p>
          </table:table-cell>
          <table:table-cell table:number-columns-repeated="7"/>
        </table:table-row>
        <table:table-row table:style-name="ro1">
          <table:table-cell office:value-type="float" office:value="2.40064" calcext:value-type="float">
            <text:p>2,40064</text:p>
          </table:table-cell>
          <table:table-cell table:number-columns-repeated="67"/>
          <table:table-cell table:formula="of:=MIN([.A21:.BL21])" office:value-type="float" office:value="2.40064" calcext:value-type="float">
            <text:p>2,40064</text:p>
          </table:table-cell>
          <table:table-cell table:formula="of:=MAX([.A21:.BL21])" office:value-type="float" office:value="2.40064" calcext:value-type="float">
            <text:p>2,4006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.4262" calcext:value-type="float">
            <text:p>1,4262</text:p>
          </table:table-cell>
          <table:table-cell office:value-type="float" office:value="1.46103" calcext:value-type="float">
            <text:p>1,46103</text:p>
          </table:table-cell>
          <table:table-cell table:number-columns-repeated="66"/>
          <table:table-cell table:formula="of:=MIN([.A23:.BL23])" office:value-type="float" office:value="1.4262" calcext:value-type="float">
            <text:p>1,4262</text:p>
          </table:table-cell>
          <table:table-cell table:formula="of:=MAX([.A23:.BL23])" office:value-type="float" office:value="1.46103" calcext:value-type="float">
            <text:p>1,46103</text:p>
          </table:table-cell>
          <table:table-cell table:number-columns-repeated="7"/>
        </table:table-row>
        <table:table-row table:style-name="ro1">
          <table:table-cell office:value-type="float" office:value="1.05641" calcext:value-type="float">
            <text:p>1,05641</text:p>
          </table:table-cell>
          <table:table-cell office:value-type="float" office:value="1.949" calcext:value-type="float">
            <text:p>1,949</text:p>
          </table:table-cell>
          <table:table-cell table:number-columns-repeated="66"/>
          <table:table-cell table:formula="of:=MIN([.A24:.BL24])" office:value-type="float" office:value="1.05641" calcext:value-type="float">
            <text:p>1,05641</text:p>
          </table:table-cell>
          <table:table-cell table:formula="of:=MAX([.A24:.BL24])" office:value-type="float" office:value="1.949" calcext:value-type="float">
            <text:p>1,949</text:p>
          </table:table-cell>
          <table:table-cell table:number-columns-repeated="7"/>
        </table:table-row>
        <table:table-row table:style-name="ro1">
          <table:table-cell office:value-type="float" office:value="1.63793" calcext:value-type="float">
            <text:p>1,63793</text:p>
          </table:table-cell>
          <table:table-cell office:value-type="float" office:value="1.64458" calcext:value-type="float">
            <text:p>1,64458</text:p>
          </table:table-cell>
          <table:table-cell table:number-columns-repeated="66"/>
          <table:table-cell table:formula="of:=MIN([.A25:.BL25])" office:value-type="float" office:value="1.63793" calcext:value-type="float">
            <text:p>1,63793</text:p>
          </table:table-cell>
          <table:table-cell table:formula="of:=MAX([.A25:.BL25])" office:value-type="float" office:value="1.64458" calcext:value-type="float">
            <text:p>1,64458</text:p>
          </table:table-cell>
          <table:table-cell table:number-columns-repeated="7"/>
        </table:table-row>
        <table:table-row table:style-name="ro1">
          <table:table-cell office:value-type="float" office:value="1.19062" calcext:value-type="float">
            <text:p>1,19062</text:p>
          </table:table-cell>
          <table:table-cell office:value-type="float" office:value="1.92247" calcext:value-type="float">
            <text:p>1,92247</text:p>
          </table:table-cell>
          <table:table-cell table:number-columns-repeated="66"/>
          <table:table-cell table:formula="of:=MIN([.A26:.BL26])" office:value-type="float" office:value="1.19062" calcext:value-type="float">
            <text:p>1,19062</text:p>
          </table:table-cell>
          <table:table-cell table:formula="of:=MAX([.A26:.BL26])" office:value-type="float" office:value="1.92247" calcext:value-type="float">
            <text:p>1,92247</text:p>
          </table:table-cell>
          <table:table-cell table:number-columns-repeated="7"/>
        </table:table-row>
        <table:table-row table:style-name="ro1">
          <table:table-cell office:value-type="float" office:value="1.10685" calcext:value-type="float">
            <text:p>1,10685</text:p>
          </table:table-cell>
          <table:table-cell office:value-type="float" office:value="1.87478" calcext:value-type="float">
            <text:p>1,87478</text:p>
          </table:table-cell>
          <table:table-cell table:number-columns-repeated="66"/>
          <table:table-cell table:formula="of:=MIN([.A27:.BL27])" office:value-type="float" office:value="1.10685" calcext:value-type="float">
            <text:p>1,10685</text:p>
          </table:table-cell>
          <table:table-cell table:formula="of:=MAX([.A27:.BL27])" office:value-type="float" office:value="1.87478" calcext:value-type="float">
            <text:p>1,87478</text:p>
          </table:table-cell>
          <table:table-cell table:number-columns-repeated="7"/>
        </table:table-row>
        <table:table-row table:style-name="ro1">
          <table:table-cell office:value-type="float" office:value="1.38826" calcext:value-type="float">
            <text:p>1,38826</text:p>
          </table:table-cell>
          <table:table-cell office:value-type="float" office:value="1.52088" calcext:value-type="float">
            <text:p>1,52088</text:p>
          </table:table-cell>
          <table:table-cell table:number-columns-repeated="66"/>
          <table:table-cell table:formula="of:=MIN([.A28:.BL28])" office:value-type="float" office:value="1.38826" calcext:value-type="float">
            <text:p>1,38826</text:p>
          </table:table-cell>
          <table:table-cell table:formula="of:=MAX([.A28:.BL28])" office:value-type="float" office:value="1.52088" calcext:value-type="float">
            <text:p>1,52088</text:p>
          </table:table-cell>
          <table:table-cell table:number-columns-repeated="7"/>
        </table:table-row>
        <table:table-row table:style-name="ro1">
          <table:table-cell office:value-type="float" office:value="1.43258" calcext:value-type="float">
            <text:p>1,43258</text:p>
          </table:table-cell>
          <table:table-cell office:value-type="float" office:value="1.49432" calcext:value-type="float">
            <text:p>1,49432</text:p>
          </table:table-cell>
          <table:table-cell table:number-columns-repeated="66"/>
          <table:table-cell table:formula="of:=MIN([.A29:.BL29])" office:value-type="float" office:value="1.43258" calcext:value-type="float">
            <text:p>1,43258</text:p>
          </table:table-cell>
          <table:table-cell table:formula="of:=MAX([.A29:.BL29])" office:value-type="float" office:value="1.49432" calcext:value-type="float">
            <text:p>1,49432</text:p>
          </table:table-cell>
          <table:table-cell table:number-columns-repeated="7"/>
        </table:table-row>
        <table:table-row table:style-name="ro1">
          <table:table-cell office:value-type="float" office:value="1.18167" calcext:value-type="float">
            <text:p>1,18167</text:p>
          </table:table-cell>
          <table:table-cell office:value-type="float" office:value="1.85168" calcext:value-type="float">
            <text:p>1,85168</text:p>
          </table:table-cell>
          <table:table-cell table:number-columns-repeated="66"/>
          <table:table-cell table:formula="of:=MIN([.A30:.BL30])" office:value-type="float" office:value="1.18167" calcext:value-type="float">
            <text:p>1,18167</text:p>
          </table:table-cell>
          <table:table-cell table:formula="of:=MAX([.A30:.BL30])" office:value-type="float" office:value="1.85168" calcext:value-type="float">
            <text:p>1,85168</text:p>
          </table:table-cell>
          <table:table-cell table:number-columns-repeated="7"/>
        </table:table-row>
        <table:table-row table:style-name="ro1">
          <table:table-cell office:value-type="float" office:value="1.10137" calcext:value-type="float">
            <text:p>1,10137</text:p>
          </table:table-cell>
          <table:table-cell office:value-type="float" office:value="1.9144" calcext:value-type="float">
            <text:p>1,9144</text:p>
          </table:table-cell>
          <table:table-cell table:number-columns-repeated="66"/>
          <table:table-cell table:formula="of:=MIN([.A31:.BL31])" office:value-type="float" office:value="1.10137" calcext:value-type="float">
            <text:p>1,10137</text:p>
          </table:table-cell>
          <table:table-cell table:formula="of:=MAX([.A31:.BL31])" office:value-type="float" office:value="1.9144" calcext:value-type="float">
            <text:p>1,9144</text:p>
          </table:table-cell>
          <table:table-cell table:number-columns-repeated="7"/>
        </table:table-row>
        <table:table-row table:style-name="ro1">
          <table:table-cell office:value-type="float" office:value="1.19915" calcext:value-type="float">
            <text:p>1,19915</text:p>
          </table:table-cell>
          <table:table-cell office:value-type="float" office:value="1.18494" calcext:value-type="float">
            <text:p>1,18494</text:p>
          </table:table-cell>
          <table:table-cell table:number-columns-repeated="66"/>
          <table:table-cell table:formula="of:=MIN([.A32:.BL32])" office:value-type="float" office:value="1.18494" calcext:value-type="float">
            <text:p>1,18494</text:p>
          </table:table-cell>
          <table:table-cell table:formula="of:=MAX([.A32:.BL32])" office:value-type="float" office:value="1.19915" calcext:value-type="float">
            <text:p>1,19915</text:p>
          </table:table-cell>
          <table:table-cell table:number-columns-repeated="7"/>
        </table:table-row>
        <table:table-row table:style-name="ro1">
          <table:table-cell office:value-type="float" office:value="1.11583" calcext:value-type="float">
            <text:p>1,11583</text:p>
          </table:table-cell>
          <table:table-cell office:value-type="float" office:value="1.94694" calcext:value-type="float">
            <text:p>1,94694</text:p>
          </table:table-cell>
          <table:table-cell table:number-columns-repeated="66"/>
          <table:table-cell table:formula="of:=MIN([.A33:.BL33])" office:value-type="float" office:value="1.11583" calcext:value-type="float">
            <text:p>1,11583</text:p>
          </table:table-cell>
          <table:table-cell table:formula="of:=MAX([.A33:.BL33])" office:value-type="float" office:value="1.94694" calcext:value-type="float">
            <text:p>1,94694</text:p>
          </table:table-cell>
          <table:table-cell table:number-columns-repeated="7"/>
        </table:table-row>
        <table:table-row table:style-name="ro1">
          <table:table-cell office:value-type="float" office:value="1.41055" calcext:value-type="float">
            <text:p>1,41055</text:p>
          </table:table-cell>
          <table:table-cell office:value-type="float" office:value="1.43848" calcext:value-type="float">
            <text:p>1,43848</text:p>
          </table:table-cell>
          <table:table-cell table:number-columns-repeated="66"/>
          <table:table-cell table:formula="of:=MIN([.A34:.BL34])" office:value-type="float" office:value="1.41055" calcext:value-type="float">
            <text:p>1,41055</text:p>
          </table:table-cell>
          <table:table-cell table:formula="of:=MAX([.A34:.BL34])" office:value-type="float" office:value="1.43848" calcext:value-type="float">
            <text:p>1,43848</text:p>
          </table:table-cell>
          <table:table-cell table:number-columns-repeated="7"/>
        </table:table-row>
        <table:table-row table:style-name="ro1">
          <table:table-cell office:value-type="float" office:value="1.03427" calcext:value-type="float">
            <text:p>1,03427</text:p>
          </table:table-cell>
          <table:table-cell office:value-type="float" office:value="1.86476" calcext:value-type="float">
            <text:p>1,86476</text:p>
          </table:table-cell>
          <table:table-cell table:number-columns-repeated="66"/>
          <table:table-cell table:formula="of:=MIN([.A35:.BL35])" office:value-type="float" office:value="1.03427" calcext:value-type="float">
            <text:p>1,03427</text:p>
          </table:table-cell>
          <table:table-cell table:formula="of:=MAX([.A35:.BL35])" office:value-type="float" office:value="1.86476" calcext:value-type="float">
            <text:p>1,86476</text:p>
          </table:table-cell>
          <table:table-cell table:number-columns-repeated="7"/>
        </table:table-row>
        <table:table-row table:style-name="ro1">
          <table:table-cell office:value-type="float" office:value="1.03853" calcext:value-type="float">
            <text:p>1,03853</text:p>
          </table:table-cell>
          <table:table-cell office:value-type="float" office:value="1.98454" calcext:value-type="float">
            <text:p>1,98454</text:p>
          </table:table-cell>
          <table:table-cell table:number-columns-repeated="66"/>
          <table:table-cell table:formula="of:=MIN([.A36:.BL36])" office:value-type="float" office:value="1.03853" calcext:value-type="float">
            <text:p>1,03853</text:p>
          </table:table-cell>
          <table:table-cell table:formula="of:=MAX([.A36:.BL36])" office:value-type="float" office:value="1.98454" calcext:value-type="float">
            <text:p>1,98454</text:p>
          </table:table-cell>
          <table:table-cell table:number-columns-repeated="7"/>
        </table:table-row>
        <table:table-row table:style-name="ro1">
          <table:table-cell office:value-type="float" office:value="1.44208" calcext:value-type="float">
            <text:p>1,44208</text:p>
          </table:table-cell>
          <table:table-cell office:value-type="float" office:value="1.53469" calcext:value-type="float">
            <text:p>1,53469</text:p>
          </table:table-cell>
          <table:table-cell table:number-columns-repeated="66"/>
          <table:table-cell table:formula="of:=MIN([.A37:.BL37])" office:value-type="float" office:value="1.44208" calcext:value-type="float">
            <text:p>1,44208</text:p>
          </table:table-cell>
          <table:table-cell table:formula="of:=MAX([.A37:.BL37])" office:value-type="float" office:value="1.53469" calcext:value-type="float">
            <text:p>1,53469</text:p>
          </table:table-cell>
          <table:table-cell table:number-columns-repeated="7"/>
        </table:table-row>
        <table:table-row table:style-name="ro1">
          <table:table-cell office:value-type="float" office:value="1.21189" calcext:value-type="float">
            <text:p>1,21189</text:p>
          </table:table-cell>
          <table:table-cell office:value-type="float" office:value="2.09621" calcext:value-type="float">
            <text:p>2,09621</text:p>
          </table:table-cell>
          <table:table-cell table:number-columns-repeated="66"/>
          <table:table-cell table:formula="of:=MIN([.A38:.BL38])" office:value-type="float" office:value="1.21189" calcext:value-type="float">
            <text:p>1,21189</text:p>
          </table:table-cell>
          <table:table-cell table:formula="of:=MAX([.A38:.BL38])" office:value-type="float" office:value="2.09621" calcext:value-type="float">
            <text:p>2,09621</text:p>
          </table:table-cell>
          <table:table-cell table:number-columns-repeated="7"/>
        </table:table-row>
        <table:table-row table:style-name="ro1">
          <table:table-cell office:value-type="float" office:value="1.17192" calcext:value-type="float">
            <text:p>1,17192</text:p>
          </table:table-cell>
          <table:table-cell office:value-type="float" office:value="1.98807" calcext:value-type="float">
            <text:p>1,98807</text:p>
          </table:table-cell>
          <table:table-cell table:number-columns-repeated="66"/>
          <table:table-cell table:formula="of:=MIN([.A39:.BL39])" office:value-type="float" office:value="1.17192" calcext:value-type="float">
            <text:p>1,17192</text:p>
          </table:table-cell>
          <table:table-cell table:formula="of:=MAX([.A39:.BL39])" office:value-type="float" office:value="1.98807" calcext:value-type="float">
            <text:p>1,98807</text:p>
          </table:table-cell>
          <table:table-cell table:number-columns-repeated="7"/>
        </table:table-row>
        <table:table-row table:style-name="ro1">
          <table:table-cell office:value-type="float" office:value="1.2053" calcext:value-type="float">
            <text:p>1,2053</text:p>
          </table:table-cell>
          <table:table-cell office:value-type="float" office:value="1.08692" calcext:value-type="float">
            <text:p>1,08692</text:p>
          </table:table-cell>
          <table:table-cell table:number-columns-repeated="66"/>
          <table:table-cell table:formula="of:=MIN([.A40:.BL40])" office:value-type="float" office:value="1.08692" calcext:value-type="float">
            <text:p>1,08692</text:p>
          </table:table-cell>
          <table:table-cell table:formula="of:=MAX([.A40:.BL40])" office:value-type="float" office:value="1.2053" calcext:value-type="float">
            <text:p>1,2053</text:p>
          </table:table-cell>
          <table:table-cell table:number-columns-repeated="7"/>
        </table:table-row>
        <table:table-row table:style-name="ro1">
          <table:table-cell office:value-type="float" office:value="0.976933" calcext:value-type="float">
            <text:p>0,976933</text:p>
          </table:table-cell>
          <table:table-cell office:value-type="float" office:value="1.93025" calcext:value-type="float">
            <text:p>1,93025</text:p>
          </table:table-cell>
          <table:table-cell table:number-columns-repeated="66"/>
          <table:table-cell table:formula="of:=MIN([.A41:.BL41])" office:value-type="float" office:value="0.976933" calcext:value-type="float">
            <text:p>0,976933</text:p>
          </table:table-cell>
          <table:table-cell table:formula="of:=MAX([.A41:.BL41])" office:value-type="float" office:value="1.93025" calcext:value-type="float">
            <text:p>1,93025</text:p>
          </table:table-cell>
          <table:table-cell table:number-columns-repeated="7"/>
        </table:table-row>
        <table:table-row table:style-name="ro1">
          <table:table-cell office:value-type="float" office:value="1.0685" calcext:value-type="float">
            <text:p>1,0685</text:p>
          </table:table-cell>
          <table:table-cell office:value-type="float" office:value="1.92163" calcext:value-type="float">
            <text:p>1,92163</text:p>
          </table:table-cell>
          <table:table-cell table:number-columns-repeated="66"/>
          <table:table-cell table:formula="of:=MIN([.A42:.BL42])" office:value-type="float" office:value="1.0685" calcext:value-type="float">
            <text:p>1,0685</text:p>
          </table:table-cell>
          <table:table-cell table:formula="of:=MAX([.A42:.BL42])" office:value-type="float" office:value="1.92163" calcext:value-type="float">
            <text:p>1,9216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.730766" calcext:value-type="float">
            <text:p>0,730766</text:p>
          </table:table-cell>
          <table:table-cell office:value-type="float" office:value="1.42795" calcext:value-type="float">
            <text:p>1,42795</text:p>
          </table:table-cell>
          <table:table-cell office:value-type="float" office:value="1.69087" calcext:value-type="float">
            <text:p>1,69087</text:p>
          </table:table-cell>
          <table:table-cell office:value-type="float" office:value="1.23699" calcext:value-type="float">
            <text:p>1,23699</text:p>
          </table:table-cell>
          <table:table-cell table:number-columns-repeated="64"/>
          <table:table-cell table:formula="of:=MIN([.A44:.BL44])" office:value-type="float" office:value="0.730766" calcext:value-type="float">
            <text:p>0,730766</text:p>
          </table:table-cell>
          <table:table-cell table:formula="of:=MAX([.A44:.BL44])" office:value-type="float" office:value="1.69087" calcext:value-type="float">
            <text:p>1,69087</text:p>
          </table:table-cell>
          <table:table-cell table:number-columns-repeated="7"/>
        </table:table-row>
        <table:table-row table:style-name="ro1">
          <table:table-cell office:value-type="float" office:value="0.756392" calcext:value-type="float">
            <text:p>0,756392</text:p>
          </table:table-cell>
          <table:table-cell office:value-type="float" office:value="1.43951" calcext:value-type="float">
            <text:p>1,43951</text:p>
          </table:table-cell>
          <table:table-cell office:value-type="float" office:value="1.58636" calcext:value-type="float">
            <text:p>1,58636</text:p>
          </table:table-cell>
          <table:table-cell office:value-type="float" office:value="1.14103" calcext:value-type="float">
            <text:p>1,14103</text:p>
          </table:table-cell>
          <table:table-cell table:number-columns-repeated="64"/>
          <table:table-cell table:formula="of:=MIN([.A45:.BL45])" office:value-type="float" office:value="0.756392" calcext:value-type="float">
            <text:p>0,756392</text:p>
          </table:table-cell>
          <table:table-cell table:formula="of:=MAX([.A45:.BL45])" office:value-type="float" office:value="1.58636" calcext:value-type="float">
            <text:p>1,58636</text:p>
          </table:table-cell>
          <table:table-cell table:number-columns-repeated="7"/>
        </table:table-row>
        <table:table-row table:style-name="ro1">
          <table:table-cell office:value-type="float" office:value="0.699884" calcext:value-type="float">
            <text:p>0,699884</text:p>
          </table:table-cell>
          <table:table-cell office:value-type="float" office:value="0.700835" calcext:value-type="float">
            <text:p>0,700835</text:p>
          </table:table-cell>
          <table:table-cell office:value-type="float" office:value="0.613876" calcext:value-type="float">
            <text:p>0,613876</text:p>
          </table:table-cell>
          <table:table-cell office:value-type="float" office:value="0.814846" calcext:value-type="float">
            <text:p>0,814846</text:p>
          </table:table-cell>
          <table:table-cell table:number-columns-repeated="64"/>
          <table:table-cell table:formula="of:=MIN([.A46:.BL46])" office:value-type="float" office:value="0.613876" calcext:value-type="float">
            <text:p>0,613876</text:p>
          </table:table-cell>
          <table:table-cell table:formula="of:=MAX([.A46:.BL46])" office:value-type="float" office:value="0.814846" calcext:value-type="float">
            <text:p>0,814846</text:p>
          </table:table-cell>
          <table:table-cell table:number-columns-repeated="7"/>
        </table:table-row>
        <table:table-row table:style-name="ro1">
          <table:table-cell office:value-type="float" office:value="0.62285" calcext:value-type="float">
            <text:p>0,62285</text:p>
          </table:table-cell>
          <table:table-cell office:value-type="float" office:value="0.624297" calcext:value-type="float">
            <text:p>0,624297</text:p>
          </table:table-cell>
          <table:table-cell office:value-type="float" office:value="1.43973" calcext:value-type="float">
            <text:p>1,43973</text:p>
          </table:table-cell>
          <table:table-cell office:value-type="float" office:value="0.713179" calcext:value-type="float">
            <text:p>0,713179</text:p>
          </table:table-cell>
          <table:table-cell table:number-columns-repeated="64"/>
          <table:table-cell table:formula="of:=MIN([.A47:.BL47])" office:value-type="float" office:value="0.62285" calcext:value-type="float">
            <text:p>0,62285</text:p>
          </table:table-cell>
          <table:table-cell table:formula="of:=MAX([.A47:.BL47])" office:value-type="float" office:value="1.43973" calcext:value-type="float">
            <text:p>1,43973</text:p>
          </table:table-cell>
          <table:table-cell table:number-columns-repeated="7"/>
        </table:table-row>
        <table:table-row table:style-name="ro1">
          <table:table-cell office:value-type="float" office:value="0.680951" calcext:value-type="float">
            <text:p>0,680951</text:p>
          </table:table-cell>
          <table:table-cell office:value-type="float" office:value="0.970832" calcext:value-type="float">
            <text:p>0,970832</text:p>
          </table:table-cell>
          <table:table-cell office:value-type="float" office:value="0.646924" calcext:value-type="float">
            <text:p>0,646924</text:p>
          </table:table-cell>
          <table:table-cell office:value-type="float" office:value="0.604195" calcext:value-type="float">
            <text:p>0,604195</text:p>
          </table:table-cell>
          <table:table-cell table:number-columns-repeated="64"/>
          <table:table-cell table:formula="of:=MIN([.A48:.BL48])" office:value-type="float" office:value="0.604195" calcext:value-type="float">
            <text:p>0,604195</text:p>
          </table:table-cell>
          <table:table-cell table:formula="of:=MAX([.A48:.BL48])" office:value-type="float" office:value="0.970832" calcext:value-type="float">
            <text:p>0,970832</text:p>
          </table:table-cell>
          <table:table-cell table:number-columns-repeated="7"/>
        </table:table-row>
        <table:table-row table:style-name="ro1">
          <table:table-cell office:value-type="float" office:value="0.732047" calcext:value-type="float">
            <text:p>0,732047</text:p>
          </table:table-cell>
          <table:table-cell office:value-type="float" office:value="1.35871" calcext:value-type="float">
            <text:p>1,35871</text:p>
          </table:table-cell>
          <table:table-cell office:value-type="float" office:value="1.78946" calcext:value-type="float">
            <text:p>1,78946</text:p>
          </table:table-cell>
          <table:table-cell office:value-type="float" office:value="1.12971" calcext:value-type="float">
            <text:p>1,12971</text:p>
          </table:table-cell>
          <table:table-cell table:number-columns-repeated="64"/>
          <table:table-cell table:formula="of:=MIN([.A49:.BL49])" office:value-type="float" office:value="0.732047" calcext:value-type="float">
            <text:p>0,732047</text:p>
          </table:table-cell>
          <table:table-cell table:formula="of:=MAX([.A49:.BL49])" office:value-type="float" office:value="1.78946" calcext:value-type="float">
            <text:p>1,78946</text:p>
          </table:table-cell>
          <table:table-cell table:number-columns-repeated="7"/>
        </table:table-row>
        <table:table-row table:style-name="ro1">
          <table:table-cell office:value-type="float" office:value="0.607274" calcext:value-type="float">
            <text:p>0,607274</text:p>
          </table:table-cell>
          <table:table-cell office:value-type="float" office:value="1.06196" calcext:value-type="float">
            <text:p>1,06196</text:p>
          </table:table-cell>
          <table:table-cell office:value-type="float" office:value="0.595023" calcext:value-type="float">
            <text:p>0,595023</text:p>
          </table:table-cell>
          <table:table-cell office:value-type="float" office:value="1.34921" calcext:value-type="float">
            <text:p>1,34921</text:p>
          </table:table-cell>
          <table:table-cell table:number-columns-repeated="64"/>
          <table:table-cell table:formula="of:=MIN([.A50:.BL50])" office:value-type="float" office:value="0.595023" calcext:value-type="float">
            <text:p>0,595023</text:p>
          </table:table-cell>
          <table:table-cell table:formula="of:=MAX([.A50:.BL50])" office:value-type="float" office:value="1.34921" calcext:value-type="float">
            <text:p>1,34921</text:p>
          </table:table-cell>
          <table:table-cell table:number-columns-repeated="7"/>
        </table:table-row>
        <table:table-row table:style-name="ro1">
          <table:table-cell office:value-type="float" office:value="0.682141" calcext:value-type="float">
            <text:p>0,682141</text:p>
          </table:table-cell>
          <table:table-cell office:value-type="float" office:value="0.699703" calcext:value-type="float">
            <text:p>0,699703</text:p>
          </table:table-cell>
          <table:table-cell office:value-type="float" office:value="0.752336" calcext:value-type="float">
            <text:p>0,752336</text:p>
          </table:table-cell>
          <table:table-cell office:value-type="float" office:value="1.55983" calcext:value-type="float">
            <text:p>1,55983</text:p>
          </table:table-cell>
          <table:table-cell table:number-columns-repeated="64"/>
          <table:table-cell table:formula="of:=MIN([.A51:.BL51])" office:value-type="float" office:value="0.682141" calcext:value-type="float">
            <text:p>0,682141</text:p>
          </table:table-cell>
          <table:table-cell table:formula="of:=MAX([.A51:.BL51])" office:value-type="float" office:value="1.55983" calcext:value-type="float">
            <text:p>1,55983</text:p>
          </table:table-cell>
          <table:table-cell table:number-columns-repeated="7"/>
        </table:table-row>
        <table:table-row table:style-name="ro1">
          <table:table-cell office:value-type="float" office:value="0.608509" calcext:value-type="float">
            <text:p>0,608509</text:p>
          </table:table-cell>
          <table:table-cell office:value-type="float" office:value="0.679228" calcext:value-type="float">
            <text:p>0,679228</text:p>
          </table:table-cell>
          <table:table-cell office:value-type="float" office:value="0.704955" calcext:value-type="float">
            <text:p>0,704955</text:p>
          </table:table-cell>
          <table:table-cell office:value-type="float" office:value="0.572335" calcext:value-type="float">
            <text:p>0,572335</text:p>
          </table:table-cell>
          <table:table-cell table:number-columns-repeated="64"/>
          <table:table-cell table:formula="of:=MIN([.A52:.BL52])" office:value-type="float" office:value="0.572335" calcext:value-type="float">
            <text:p>0,572335</text:p>
          </table:table-cell>
          <table:table-cell table:formula="of:=MAX([.A52:.BL52])" office:value-type="float" office:value="0.704955" calcext:value-type="float">
            <text:p>0,704955</text:p>
          </table:table-cell>
          <table:table-cell table:number-columns-repeated="7"/>
        </table:table-row>
        <table:table-row table:style-name="ro1">
          <table:table-cell office:value-type="float" office:value="0.815338" calcext:value-type="float">
            <text:p>0,815338</text:p>
          </table:table-cell>
          <table:table-cell office:value-type="float" office:value="1.21553" calcext:value-type="float">
            <text:p>1,21553</text:p>
          </table:table-cell>
          <table:table-cell office:value-type="float" office:value="1.48118" calcext:value-type="float">
            <text:p>1,48118</text:p>
          </table:table-cell>
          <table:table-cell office:value-type="float" office:value="0.801367" calcext:value-type="float">
            <text:p>0,801367</text:p>
          </table:table-cell>
          <table:table-cell table:number-columns-repeated="64"/>
          <table:table-cell table:formula="of:=MIN([.A53:.BL53])" office:value-type="float" office:value="0.801367" calcext:value-type="float">
            <text:p>0,801367</text:p>
          </table:table-cell>
          <table:table-cell table:formula="of:=MAX([.A53:.BL53])" office:value-type="float" office:value="1.48118" calcext:value-type="float">
            <text:p>1,48118</text:p>
          </table:table-cell>
          <table:table-cell table:number-columns-repeated="7"/>
        </table:table-row>
        <table:table-row table:style-name="ro1">
          <table:table-cell office:value-type="float" office:value="0.900278" calcext:value-type="float">
            <text:p>0,900278</text:p>
          </table:table-cell>
          <table:table-cell office:value-type="float" office:value="0.702425" calcext:value-type="float">
            <text:p>0,702425</text:p>
          </table:table-cell>
          <table:table-cell office:value-type="float" office:value="1.67444" calcext:value-type="float">
            <text:p>1,67444</text:p>
          </table:table-cell>
          <table:table-cell office:value-type="float" office:value="1.83514" calcext:value-type="float">
            <text:p>1,83514</text:p>
          </table:table-cell>
          <table:table-cell table:number-columns-repeated="64"/>
          <table:table-cell table:formula="of:=MIN([.A54:.BL54])" office:value-type="float" office:value="0.702425" calcext:value-type="float">
            <text:p>0,702425</text:p>
          </table:table-cell>
          <table:table-cell table:formula="of:=MAX([.A54:.BL54])" office:value-type="float" office:value="1.83514" calcext:value-type="float">
            <text:p>1,83514</text:p>
          </table:table-cell>
          <table:table-cell table:number-columns-repeated="7"/>
        </table:table-row>
        <table:table-row table:style-name="ro1">
          <table:table-cell office:value-type="float" office:value="2.26389" calcext:value-type="float">
            <text:p>2,26389</text:p>
          </table:table-cell>
          <table:table-cell office:value-type="float" office:value="2.29979" calcext:value-type="float">
            <text:p>2,29979</text:p>
          </table:table-cell>
          <table:table-cell office:value-type="float" office:value="2.32458" calcext:value-type="float">
            <text:p>2,32458</text:p>
          </table:table-cell>
          <table:table-cell office:value-type="float" office:value="2.34669" calcext:value-type="float">
            <text:p>2,34669</text:p>
          </table:table-cell>
          <table:table-cell table:number-columns-repeated="64"/>
          <table:table-cell table:formula="of:=MIN([.A55:.BL55])" office:value-type="float" office:value="2.26389" calcext:value-type="float">
            <text:p>2,26389</text:p>
          </table:table-cell>
          <table:table-cell table:formula="of:=MAX([.A55:.BL55])" office:value-type="float" office:value="2.34669" calcext:value-type="float">
            <text:p>2,34669</text:p>
          </table:table-cell>
          <table:table-cell table:number-columns-repeated="7"/>
        </table:table-row>
        <table:table-row table:style-name="ro1">
          <table:table-cell office:value-type="float" office:value="2.39375" calcext:value-type="float">
            <text:p>2,39375</text:p>
          </table:table-cell>
          <table:table-cell office:value-type="float" office:value="2.41038" calcext:value-type="float">
            <text:p>2,41038</text:p>
          </table:table-cell>
          <table:table-cell office:value-type="float" office:value="2.41419" calcext:value-type="float">
            <text:p>2,41419</text:p>
          </table:table-cell>
          <table:table-cell office:value-type="float" office:value="2.44987" calcext:value-type="float">
            <text:p>2,44987</text:p>
          </table:table-cell>
          <table:table-cell table:number-columns-repeated="64"/>
          <table:table-cell table:formula="of:=MIN([.A56:.BL56])" office:value-type="float" office:value="2.39375" calcext:value-type="float">
            <text:p>2,39375</text:p>
          </table:table-cell>
          <table:table-cell table:formula="of:=MAX([.A56:.BL56])" office:value-type="float" office:value="2.44987" calcext:value-type="float">
            <text:p>2,44987</text:p>
          </table:table-cell>
          <table:table-cell table:number-columns-repeated="7"/>
        </table:table-row>
        <table:table-row table:style-name="ro1">
          <table:table-cell office:value-type="float" office:value="0.752872" calcext:value-type="float">
            <text:p>0,752872</text:p>
          </table:table-cell>
          <table:table-cell office:value-type="float" office:value="1.2336" calcext:value-type="float">
            <text:p>1,2336</text:p>
          </table:table-cell>
          <table:table-cell office:value-type="float" office:value="0.972695" calcext:value-type="float">
            <text:p>0,972695</text:p>
          </table:table-cell>
          <table:table-cell office:value-type="float" office:value="1.8464" calcext:value-type="float">
            <text:p>1,8464</text:p>
          </table:table-cell>
          <table:table-cell table:number-columns-repeated="64"/>
          <table:table-cell table:formula="of:=MIN([.A57:.BL57])" office:value-type="float" office:value="0.752872" calcext:value-type="float">
            <text:p>0,752872</text:p>
          </table:table-cell>
          <table:table-cell table:formula="of:=MAX([.A57:.BL57])" office:value-type="float" office:value="1.8464" calcext:value-type="float">
            <text:p>1,8464</text:p>
          </table:table-cell>
          <table:table-cell table:number-columns-repeated="7"/>
        </table:table-row>
        <table:table-row table:style-name="ro1">
          <table:table-cell office:value-type="float" office:value="0.611041" calcext:value-type="float">
            <text:p>0,611041</text:p>
          </table:table-cell>
          <table:table-cell office:value-type="float" office:value="0.655975" calcext:value-type="float">
            <text:p>0,655975</text:p>
          </table:table-cell>
          <table:table-cell office:value-type="float" office:value="1.54597" calcext:value-type="float">
            <text:p>1,54597</text:p>
          </table:table-cell>
          <table:table-cell office:value-type="float" office:value="0.812169" calcext:value-type="float">
            <text:p>0,812169</text:p>
          </table:table-cell>
          <table:table-cell table:number-columns-repeated="64"/>
          <table:table-cell table:formula="of:=MIN([.A58:.BL58])" office:value-type="float" office:value="0.611041" calcext:value-type="float">
            <text:p>0,611041</text:p>
          </table:table-cell>
          <table:table-cell table:formula="of:=MAX([.A58:.BL58])" office:value-type="float" office:value="1.54597" calcext:value-type="float">
            <text:p>1,54597</text:p>
          </table:table-cell>
          <table:table-cell table:number-columns-repeated="7"/>
        </table:table-row>
        <table:table-row table:style-name="ro1">
          <table:table-cell office:value-type="float" office:value="0.605599" calcext:value-type="float">
            <text:p>0,605599</text:p>
          </table:table-cell>
          <table:table-cell office:value-type="float" office:value="1.04249" calcext:value-type="float">
            <text:p>1,04249</text:p>
          </table:table-cell>
          <table:table-cell office:value-type="float" office:value="0.837595" calcext:value-type="float">
            <text:p>0,837595</text:p>
          </table:table-cell>
          <table:table-cell office:value-type="float" office:value="0.838931" calcext:value-type="float">
            <text:p>0,838931</text:p>
          </table:table-cell>
          <table:table-cell table:number-columns-repeated="64"/>
          <table:table-cell table:formula="of:=MIN([.A59:.BL59])" office:value-type="float" office:value="0.605599" calcext:value-type="float">
            <text:p>0,605599</text:p>
          </table:table-cell>
          <table:table-cell table:formula="of:=MAX([.A59:.BL59])" office:value-type="float" office:value="1.04249" calcext:value-type="float">
            <text:p>1,04249</text:p>
          </table:table-cell>
          <table:table-cell table:number-columns-repeated="7"/>
        </table:table-row>
        <table:table-row table:style-name="ro1">
          <table:table-cell office:value-type="float" office:value="0.793761" calcext:value-type="float">
            <text:p>0,793761</text:p>
          </table:table-cell>
          <table:table-cell office:value-type="float" office:value="1.24878" calcext:value-type="float">
            <text:p>1,24878</text:p>
          </table:table-cell>
          <table:table-cell office:value-type="float" office:value="0.951036" calcext:value-type="float">
            <text:p>0,951036</text:p>
          </table:table-cell>
          <table:table-cell office:value-type="float" office:value="1.78784" calcext:value-type="float">
            <text:p>1,78784</text:p>
          </table:table-cell>
          <table:table-cell table:number-columns-repeated="64"/>
          <table:table-cell table:formula="of:=MIN([.A60:.BL60])" office:value-type="float" office:value="0.793761" calcext:value-type="float">
            <text:p>0,793761</text:p>
          </table:table-cell>
          <table:table-cell table:formula="of:=MAX([.A60:.BL60])" office:value-type="float" office:value="1.78784" calcext:value-type="float">
            <text:p>1,78784</text:p>
          </table:table-cell>
          <table:table-cell table:number-columns-repeated="7"/>
        </table:table-row>
        <table:table-row table:style-name="ro1">
          <table:table-cell office:value-type="float" office:value="0.534602" calcext:value-type="float">
            <text:p>0,534602</text:p>
          </table:table-cell>
          <table:table-cell office:value-type="float" office:value="1.19261" calcext:value-type="float">
            <text:p>1,19261</text:p>
          </table:table-cell>
          <table:table-cell office:value-type="float" office:value="1.1298" calcext:value-type="float">
            <text:p>1,1298</text:p>
          </table:table-cell>
          <table:table-cell office:value-type="float" office:value="0.598091" calcext:value-type="float">
            <text:p>0,598091</text:p>
          </table:table-cell>
          <table:table-cell table:number-columns-repeated="64"/>
          <table:table-cell table:formula="of:=MIN([.A61:.BL61])" office:value-type="float" office:value="0.534602" calcext:value-type="float">
            <text:p>0,534602</text:p>
          </table:table-cell>
          <table:table-cell table:formula="of:=MAX([.A61:.BL61])" office:value-type="float" office:value="1.19261" calcext:value-type="float">
            <text:p>1,19261</text:p>
          </table:table-cell>
          <table:table-cell table:number-columns-repeated="7"/>
        </table:table-row>
        <table:table-row table:style-name="ro1">
          <table:table-cell office:value-type="float" office:value="1.10023" calcext:value-type="float">
            <text:p>1,10023</text:p>
          </table:table-cell>
          <table:table-cell office:value-type="float" office:value="1.05311" calcext:value-type="float">
            <text:p>1,05311</text:p>
          </table:table-cell>
          <table:table-cell office:value-type="float" office:value="2.26522" calcext:value-type="float">
            <text:p>2,26522</text:p>
          </table:table-cell>
          <table:table-cell office:value-type="float" office:value="2.28204" calcext:value-type="float">
            <text:p>2,28204</text:p>
          </table:table-cell>
          <table:table-cell table:number-columns-repeated="64"/>
          <table:table-cell table:formula="of:=MIN([.A62:.BL62])" office:value-type="float" office:value="1.05311" calcext:value-type="float">
            <text:p>1,05311</text:p>
          </table:table-cell>
          <table:table-cell table:formula="of:=MAX([.A62:.BL62])" office:value-type="float" office:value="2.28204" calcext:value-type="float">
            <text:p>2,28204</text:p>
          </table:table-cell>
          <table:table-cell table:number-columns-repeated="7"/>
        </table:table-row>
        <table:table-row table:style-name="ro1">
          <table:table-cell office:value-type="float" office:value="2.17861" calcext:value-type="float">
            <text:p>2,17861</text:p>
          </table:table-cell>
          <table:table-cell office:value-type="float" office:value="2.20543" calcext:value-type="float">
            <text:p>2,20543</text:p>
          </table:table-cell>
          <table:table-cell office:value-type="float" office:value="2.23423" calcext:value-type="float">
            <text:p>2,23423</text:p>
          </table:table-cell>
          <table:table-cell office:value-type="float" office:value="2.30908" calcext:value-type="float">
            <text:p>2,30908</text:p>
          </table:table-cell>
          <table:table-cell table:number-columns-repeated="64"/>
          <table:table-cell table:formula="of:=MIN([.A63:.BL63])" office:value-type="float" office:value="2.17861" calcext:value-type="float">
            <text:p>2,17861</text:p>
          </table:table-cell>
          <table:table-cell table:formula="of:=MAX([.A63:.BL63])" office:value-type="float" office:value="2.30908" calcext:value-type="float">
            <text:p>2,309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22761" calcext:value-type="float">
            <text:p>1,22761</text:p>
          </table:table-cell>
          <table:table-cell office:value-type="float" office:value="1.24452" calcext:value-type="float">
            <text:p>1,24452</text:p>
          </table:table-cell>
          <table:table-cell office:value-type="float" office:value="1.24069" calcext:value-type="float">
            <text:p>1,24069</text:p>
          </table:table-cell>
          <table:table-cell office:value-type="float" office:value="1.2503" calcext:value-type="float">
            <text:p>1,2503</text:p>
          </table:table-cell>
          <table:table-cell office:value-type="float" office:value="0.424746" calcext:value-type="float">
            <text:p>0,424746</text:p>
          </table:table-cell>
          <table:table-cell office:value-type="float" office:value="0.490134" calcext:value-type="float">
            <text:p>0,490134</text:p>
          </table:table-cell>
          <table:table-cell office:value-type="float" office:value="0.797007" calcext:value-type="float">
            <text:p>0,797007</text:p>
          </table:table-cell>
          <table:table-cell office:value-type="float" office:value="1.01612" calcext:value-type="float">
            <text:p>1,01612</text:p>
          </table:table-cell>
          <table:table-cell table:number-columns-repeated="60"/>
          <table:table-cell table:formula="of:=MIN([.A65:.BL65])" office:value-type="float" office:value="0.424746" calcext:value-type="float">
            <text:p>0,424746</text:p>
          </table:table-cell>
          <table:table-cell table:formula="of:=MAX([.A65:.BL65])" office:value-type="float" office:value="1.2503" calcext:value-type="float">
            <text:p>1,2503</text:p>
          </table:table-cell>
          <table:table-cell table:number-columns-repeated="7"/>
        </table:table-row>
        <table:table-row table:style-name="ro1">
          <table:table-cell office:value-type="float" office:value="1.12045" calcext:value-type="float">
            <text:p>1,12045</text:p>
          </table:table-cell>
          <table:table-cell office:value-type="float" office:value="1.14125" calcext:value-type="float">
            <text:p>1,14125</text:p>
          </table:table-cell>
          <table:table-cell office:value-type="float" office:value="1.26005" calcext:value-type="float">
            <text:p>1,26005</text:p>
          </table:table-cell>
          <table:table-cell office:value-type="float" office:value="0.457579" calcext:value-type="float">
            <text:p>0,457579</text:p>
          </table:table-cell>
          <table:table-cell office:value-type="float" office:value="1.74414" calcext:value-type="float">
            <text:p>1,74414</text:p>
          </table:table-cell>
          <table:table-cell office:value-type="float" office:value="0.956233" calcext:value-type="float">
            <text:p>0,956233</text:p>
          </table:table-cell>
          <table:table-cell office:value-type="float" office:value="1.0399" calcext:value-type="float">
            <text:p>1,0399</text:p>
          </table:table-cell>
          <table:table-cell office:value-type="float" office:value="0.92511" calcext:value-type="float">
            <text:p>0,92511</text:p>
          </table:table-cell>
          <table:table-cell table:number-columns-repeated="60"/>
          <table:table-cell table:formula="of:=MIN([.A66:.BL66])" office:value-type="float" office:value="0.457579" calcext:value-type="float">
            <text:p>0,457579</text:p>
          </table:table-cell>
          <table:table-cell table:formula="of:=MAX([.A66:.BL66])" office:value-type="float" office:value="1.74414" calcext:value-type="float">
            <text:p>1,74414</text:p>
          </table:table-cell>
          <table:table-cell table:number-columns-repeated="7"/>
        </table:table-row>
        <table:table-row table:style-name="ro1">
          <table:table-cell office:value-type="float" office:value="0.482191" calcext:value-type="float">
            <text:p>0,482191</text:p>
          </table:table-cell>
          <table:table-cell office:value-type="float" office:value="0.495896" calcext:value-type="float">
            <text:p>0,495896</text:p>
          </table:table-cell>
          <table:table-cell office:value-type="float" office:value="1.02392" calcext:value-type="float">
            <text:p>1,02392</text:p>
          </table:table-cell>
          <table:table-cell office:value-type="float" office:value="0.480026" calcext:value-type="float">
            <text:p>0,480026</text:p>
          </table:table-cell>
          <table:table-cell office:value-type="float" office:value="1.58713" calcext:value-type="float">
            <text:p>1,58713</text:p>
          </table:table-cell>
          <table:table-cell office:value-type="float" office:value="1.29186" calcext:value-type="float">
            <text:p>1,29186</text:p>
          </table:table-cell>
          <table:table-cell office:value-type="float" office:value="0.926638" calcext:value-type="float">
            <text:p>0,926638</text:p>
          </table:table-cell>
          <table:table-cell office:value-type="float" office:value="1.05625" calcext:value-type="float">
            <text:p>1,05625</text:p>
          </table:table-cell>
          <table:table-cell table:number-columns-repeated="60"/>
          <table:table-cell table:formula="of:=MIN([.A67:.BL67])" office:value-type="float" office:value="0.480026" calcext:value-type="float">
            <text:p>0,480026</text:p>
          </table:table-cell>
          <table:table-cell table:formula="of:=MAX([.A67:.BL67])" office:value-type="float" office:value="1.58713" calcext:value-type="float">
            <text:p>1,58713</text:p>
          </table:table-cell>
          <table:table-cell table:number-columns-repeated="7"/>
        </table:table-row>
        <table:table-row table:style-name="ro1">
          <table:table-cell office:value-type="float" office:value="0.429793" calcext:value-type="float">
            <text:p>0,429793</text:p>
          </table:table-cell>
          <table:table-cell office:value-type="float" office:value="0.441093" calcext:value-type="float">
            <text:p>0,441093</text:p>
          </table:table-cell>
          <table:table-cell office:value-type="float" office:value="0.986251" calcext:value-type="float">
            <text:p>0,986251</text:p>
          </table:table-cell>
          <table:table-cell office:value-type="float" office:value="0.519921" calcext:value-type="float">
            <text:p>0,519921</text:p>
          </table:table-cell>
          <table:table-cell office:value-type="float" office:value="1.46045" calcext:value-type="float">
            <text:p>1,46045</text:p>
          </table:table-cell>
          <table:table-cell office:value-type="float" office:value="0.616089" calcext:value-type="float">
            <text:p>0,616089</text:p>
          </table:table-cell>
          <table:table-cell office:value-type="float" office:value="0.769215" calcext:value-type="float">
            <text:p>0,769215</text:p>
          </table:table-cell>
          <table:table-cell office:value-type="float" office:value="0.596015" calcext:value-type="float">
            <text:p>0,596015</text:p>
          </table:table-cell>
          <table:table-cell table:number-columns-repeated="60"/>
          <table:table-cell table:formula="of:=MIN([.A68:.BL68])" office:value-type="float" office:value="0.429793" calcext:value-type="float">
            <text:p>0,429793</text:p>
          </table:table-cell>
          <table:table-cell table:formula="of:=MAX([.A68:.BL68])" office:value-type="float" office:value="1.46045" calcext:value-type="float">
            <text:p>1,46045</text:p>
          </table:table-cell>
          <table:table-cell table:number-columns-repeated="7"/>
        </table:table-row>
        <table:table-row table:style-name="ro1">
          <table:table-cell office:value-type="float" office:value="0.452032" calcext:value-type="float">
            <text:p>0,452032</text:p>
          </table:table-cell>
          <table:table-cell office:value-type="float" office:value="0.780565" calcext:value-type="float">
            <text:p>0,780565</text:p>
          </table:table-cell>
          <table:table-cell office:value-type="float" office:value="0.995711" calcext:value-type="float">
            <text:p>0,995711</text:p>
          </table:table-cell>
          <table:table-cell office:value-type="float" office:value="0.588888" calcext:value-type="float">
            <text:p>0,588888</text:p>
          </table:table-cell>
          <table:table-cell office:value-type="float" office:value="0.57596" calcext:value-type="float">
            <text:p>0,57596</text:p>
          </table:table-cell>
          <table:table-cell office:value-type="float" office:value="0.304538" calcext:value-type="float">
            <text:p>0,304538</text:p>
          </table:table-cell>
          <table:table-cell office:value-type="float" office:value="0.924957" calcext:value-type="float">
            <text:p>0,924957</text:p>
          </table:table-cell>
          <table:table-cell office:value-type="float" office:value="1.50605" calcext:value-type="float">
            <text:p>1,50605</text:p>
          </table:table-cell>
          <table:table-cell table:number-columns-repeated="60"/>
          <table:table-cell table:formula="of:=MIN([.A69:.BL69])" office:value-type="float" office:value="0.304538" calcext:value-type="float">
            <text:p>0,304538</text:p>
          </table:table-cell>
          <table:table-cell table:formula="of:=MAX([.A69:.BL69])" office:value-type="float" office:value="1.50605" calcext:value-type="float">
            <text:p>1,50605</text:p>
          </table:table-cell>
          <table:table-cell table:number-columns-repeated="7"/>
        </table:table-row>
        <table:table-row table:style-name="ro1">
          <table:table-cell office:value-type="float" office:value="0.443866" calcext:value-type="float">
            <text:p>0,443866</text:p>
          </table:table-cell>
          <table:table-cell office:value-type="float" office:value="0.502256" calcext:value-type="float">
            <text:p>0,502256</text:p>
          </table:table-cell>
          <table:table-cell office:value-type="float" office:value="1.14021" calcext:value-type="float">
            <text:p>1,14021</text:p>
          </table:table-cell>
          <table:table-cell office:value-type="float" office:value="1.18188" calcext:value-type="float">
            <text:p>1,18188</text:p>
          </table:table-cell>
          <table:table-cell office:value-type="float" office:value="0.431237" calcext:value-type="float">
            <text:p>0,431237</text:p>
          </table:table-cell>
          <table:table-cell office:value-type="float" office:value="1.26449" calcext:value-type="float">
            <text:p>1,26449</text:p>
          </table:table-cell>
          <table:table-cell office:value-type="float" office:value="0.700696" calcext:value-type="float">
            <text:p>0,700696</text:p>
          </table:table-cell>
          <table:table-cell office:value-type="float" office:value="0.370368" calcext:value-type="float">
            <text:p>0,370368</text:p>
          </table:table-cell>
          <table:table-cell table:number-columns-repeated="60"/>
          <table:table-cell table:formula="of:=MIN([.A70:.BL70])" office:value-type="float" office:value="0.370368" calcext:value-type="float">
            <text:p>0,370368</text:p>
          </table:table-cell>
          <table:table-cell table:formula="of:=MAX([.A70:.BL70])" office:value-type="float" office:value="1.26449" calcext:value-type="float">
            <text:p>1,26449</text:p>
          </table:table-cell>
          <table:table-cell table:number-columns-repeated="7"/>
        </table:table-row>
        <table:table-row table:style-name="ro1">
          <table:table-cell office:value-type="float" office:value="0.466447" calcext:value-type="float">
            <text:p>0,466447</text:p>
          </table:table-cell>
          <table:table-cell office:value-type="float" office:value="0.385657" calcext:value-type="float">
            <text:p>0,385657</text:p>
          </table:table-cell>
          <table:table-cell office:value-type="float" office:value="0.311142" calcext:value-type="float">
            <text:p>0,311142</text:p>
          </table:table-cell>
          <table:table-cell office:value-type="float" office:value="1.34975" calcext:value-type="float">
            <text:p>1,34975</text:p>
          </table:table-cell>
          <table:table-cell office:value-type="float" office:value="1.09557" calcext:value-type="float">
            <text:p>1,09557</text:p>
          </table:table-cell>
          <table:table-cell office:value-type="float" office:value="0.901664" calcext:value-type="float">
            <text:p>0,901664</text:p>
          </table:table-cell>
          <table:table-cell office:value-type="float" office:value="1.79563" calcext:value-type="float">
            <text:p>1,79563</text:p>
          </table:table-cell>
          <table:table-cell office:value-type="float" office:value="1.4724" calcext:value-type="float">
            <text:p>1,4724</text:p>
          </table:table-cell>
          <table:table-cell table:number-columns-repeated="60"/>
          <table:table-cell table:formula="of:=MIN([.A71:.BL71])" office:value-type="float" office:value="0.311142" calcext:value-type="float">
            <text:p>0,311142</text:p>
          </table:table-cell>
          <table:table-cell table:formula="of:=MAX([.A71:.BL71])" office:value-type="float" office:value="1.79563" calcext:value-type="float">
            <text:p>1,79563</text:p>
          </table:table-cell>
          <table:table-cell table:number-columns-repeated="7"/>
        </table:table-row>
        <table:table-row table:style-name="ro1">
          <table:table-cell office:value-type="float" office:value="1.15617" calcext:value-type="float">
            <text:p>1,15617</text:p>
          </table:table-cell>
          <table:table-cell office:value-type="float" office:value="1.23492" calcext:value-type="float">
            <text:p>1,23492</text:p>
          </table:table-cell>
          <table:table-cell office:value-type="float" office:value="1.243" calcext:value-type="float">
            <text:p>1,243</text:p>
          </table:table-cell>
          <table:table-cell office:value-type="float" office:value="1.36235" calcext:value-type="float">
            <text:p>1,36235</text:p>
          </table:table-cell>
          <table:table-cell office:value-type="float" office:value="0.545256" calcext:value-type="float">
            <text:p>0,545256</text:p>
          </table:table-cell>
          <table:table-cell office:value-type="float" office:value="0.800968" calcext:value-type="float">
            <text:p>0,800968</text:p>
          </table:table-cell>
          <table:table-cell office:value-type="float" office:value="0.954419" calcext:value-type="float">
            <text:p>0,954419</text:p>
          </table:table-cell>
          <table:table-cell office:value-type="float" office:value="0.885098" calcext:value-type="float">
            <text:p>0,885098</text:p>
          </table:table-cell>
          <table:table-cell table:number-columns-repeated="60"/>
          <table:table-cell table:formula="of:=MIN([.A72:.BL72])" office:value-type="float" office:value="0.545256" calcext:value-type="float">
            <text:p>0,545256</text:p>
          </table:table-cell>
          <table:table-cell table:formula="of:=MAX([.A72:.BL72])" office:value-type="float" office:value="1.36235" calcext:value-type="float">
            <text:p>1,36235</text:p>
          </table:table-cell>
          <table:table-cell table:number-columns-repeated="7"/>
        </table:table-row>
        <table:table-row table:style-name="ro1">
          <table:table-cell office:value-type="float" office:value="0.280814" calcext:value-type="float">
            <text:p>0,280814</text:p>
          </table:table-cell>
          <table:table-cell office:value-type="float" office:value="0.31492" calcext:value-type="float">
            <text:p>0,31492</text:p>
          </table:table-cell>
          <table:table-cell office:value-type="float" office:value="0.294281" calcext:value-type="float">
            <text:p>0,294281</text:p>
          </table:table-cell>
          <table:table-cell office:value-type="float" office:value="0.940593" calcext:value-type="float">
            <text:p>0,940593</text:p>
          </table:table-cell>
          <table:table-cell office:value-type="float" office:value="0.425166" calcext:value-type="float">
            <text:p>0,425166</text:p>
          </table:table-cell>
          <table:table-cell office:value-type="float" office:value="0.67411" calcext:value-type="float">
            <text:p>0,67411</text:p>
          </table:table-cell>
          <table:table-cell office:value-type="float" office:value="0.799731" calcext:value-type="float">
            <text:p>0,799731</text:p>
          </table:table-cell>
          <table:table-cell office:value-type="float" office:value="0.552182" calcext:value-type="float">
            <text:p>0,552182</text:p>
          </table:table-cell>
          <table:table-cell table:number-columns-repeated="60"/>
          <table:table-cell table:formula="of:=MIN([.A73:.BL73])" office:value-type="float" office:value="0.280814" calcext:value-type="float">
            <text:p>0,280814</text:p>
          </table:table-cell>
          <table:table-cell table:formula="of:=MAX([.A73:.BL73])" office:value-type="float" office:value="0.940593" calcext:value-type="float">
            <text:p>0,940593</text:p>
          </table:table-cell>
          <table:table-cell table:number-columns-repeated="7"/>
        </table:table-row>
        <table:table-row table:style-name="ro1">
          <table:table-cell office:value-type="float" office:value="0.510162" calcext:value-type="float">
            <text:p>0,510162</text:p>
          </table:table-cell>
          <table:table-cell office:value-type="float" office:value="0.499856" calcext:value-type="float">
            <text:p>0,499856</text:p>
          </table:table-cell>
          <table:table-cell office:value-type="float" office:value="0.490533" calcext:value-type="float">
            <text:p>0,490533</text:p>
          </table:table-cell>
          <table:table-cell office:value-type="float" office:value="1.0764" calcext:value-type="float">
            <text:p>1,0764</text:p>
          </table:table-cell>
          <table:table-cell office:value-type="float" office:value="1.7099" calcext:value-type="float">
            <text:p>1,7099</text:p>
          </table:table-cell>
          <table:table-cell office:value-type="float" office:value="1.76332" calcext:value-type="float">
            <text:p>1,76332</text:p>
          </table:table-cell>
          <table:table-cell office:value-type="float" office:value="0.877909" calcext:value-type="float">
            <text:p>0,877909</text:p>
          </table:table-cell>
          <table:table-cell office:value-type="float" office:value="0.396676" calcext:value-type="float">
            <text:p>0,396676</text:p>
          </table:table-cell>
          <table:table-cell table:number-columns-repeated="60"/>
          <table:table-cell table:formula="of:=MIN([.A74:.BL74])" office:value-type="float" office:value="0.396676" calcext:value-type="float">
            <text:p>0,396676</text:p>
          </table:table-cell>
          <table:table-cell table:formula="of:=MAX([.A74:.BL74])" office:value-type="float" office:value="1.76332" calcext:value-type="float">
            <text:p>1,76332</text:p>
          </table:table-cell>
          <table:table-cell table:number-columns-repeated="7"/>
        </table:table-row>
        <table:table-row table:style-name="ro1">
          <table:table-cell office:value-type="float" office:value="0.427891" calcext:value-type="float">
            <text:p>0,427891</text:p>
          </table:table-cell>
          <table:table-cell office:value-type="float" office:value="0.68252" calcext:value-type="float">
            <text:p>0,68252</text:p>
          </table:table-cell>
          <table:table-cell office:value-type="float" office:value="0.557135" calcext:value-type="float">
            <text:p>0,557135</text:p>
          </table:table-cell>
          <table:table-cell office:value-type="float" office:value="1.17372" calcext:value-type="float">
            <text:p>1,17372</text:p>
          </table:table-cell>
          <table:table-cell office:value-type="float" office:value="0.710719" calcext:value-type="float">
            <text:p>0,710719</text:p>
          </table:table-cell>
          <table:table-cell office:value-type="float" office:value="0.408939" calcext:value-type="float">
            <text:p>0,408939</text:p>
          </table:table-cell>
          <table:table-cell office:value-type="float" office:value="0.304811" calcext:value-type="float">
            <text:p>0,304811</text:p>
          </table:table-cell>
          <table:table-cell office:value-type="float" office:value="0.414033" calcext:value-type="float">
            <text:p>0,414033</text:p>
          </table:table-cell>
          <table:table-cell table:number-columns-repeated="60"/>
          <table:table-cell table:formula="of:=MIN([.A75:.BL75])" office:value-type="float" office:value="0.304811" calcext:value-type="float">
            <text:p>0,304811</text:p>
          </table:table-cell>
          <table:table-cell table:formula="of:=MAX([.A75:.BL75])" office:value-type="float" office:value="1.17372" calcext:value-type="float">
            <text:p>1,17372</text:p>
          </table:table-cell>
          <table:table-cell table:number-columns-repeated="7"/>
        </table:table-row>
        <table:table-row table:style-name="ro1">
          <table:table-cell office:value-type="float" office:value="1.15405" calcext:value-type="float">
            <text:p>1,15405</text:p>
          </table:table-cell>
          <table:table-cell office:value-type="float" office:value="1.19291" calcext:value-type="float">
            <text:p>1,19291</text:p>
          </table:table-cell>
          <table:table-cell office:value-type="float" office:value="1.19737" calcext:value-type="float">
            <text:p>1,19737</text:p>
          </table:table-cell>
          <table:table-cell office:value-type="float" office:value="1.33656" calcext:value-type="float">
            <text:p>1,33656</text:p>
          </table:table-cell>
          <table:table-cell office:value-type="float" office:value="0.574638" calcext:value-type="float">
            <text:p>0,574638</text:p>
          </table:table-cell>
          <table:table-cell office:value-type="float" office:value="0.791749" calcext:value-type="float">
            <text:p>0,791749</text:p>
          </table:table-cell>
          <table:table-cell office:value-type="float" office:value="0.949807" calcext:value-type="float">
            <text:p>0,949807</text:p>
          </table:table-cell>
          <table:table-cell office:value-type="float" office:value="1.00917" calcext:value-type="float">
            <text:p>1,00917</text:p>
          </table:table-cell>
          <table:table-cell table:number-columns-repeated="60"/>
          <table:table-cell table:formula="of:=MIN([.A76:.BL76])" office:value-type="float" office:value="0.574638" calcext:value-type="float">
            <text:p>0,574638</text:p>
          </table:table-cell>
          <table:table-cell table:formula="of:=MAX([.A76:.BL76])" office:value-type="float" office:value="1.33656" calcext:value-type="float">
            <text:p>1,33656</text:p>
          </table:table-cell>
          <table:table-cell table:number-columns-repeated="7"/>
        </table:table-row>
        <table:table-row table:style-name="ro1">
          <table:table-cell office:value-type="float" office:value="0.507462" calcext:value-type="float">
            <text:p>0,507462</text:p>
          </table:table-cell>
          <table:table-cell office:value-type="float" office:value="0.409122" calcext:value-type="float">
            <text:p>0,409122</text:p>
          </table:table-cell>
          <table:table-cell office:value-type="float" office:value="1.1444" calcext:value-type="float">
            <text:p>1,1444</text:p>
          </table:table-cell>
          <table:table-cell office:value-type="float" office:value="0.869525" calcext:value-type="float">
            <text:p>0,869525</text:p>
          </table:table-cell>
          <table:table-cell office:value-type="float" office:value="1.58197" calcext:value-type="float">
            <text:p>1,58197</text:p>
          </table:table-cell>
          <table:table-cell office:value-type="float" office:value="0.696919" calcext:value-type="float">
            <text:p>0,696919</text:p>
          </table:table-cell>
          <table:table-cell office:value-type="float" office:value="0.594172" calcext:value-type="float">
            <text:p>0,594172</text:p>
          </table:table-cell>
          <table:table-cell office:value-type="float" office:value="1.33419" calcext:value-type="float">
            <text:p>1,33419</text:p>
          </table:table-cell>
          <table:table-cell table:number-columns-repeated="60"/>
          <table:table-cell table:formula="of:=MIN([.A77:.BL77])" office:value-type="float" office:value="0.409122" calcext:value-type="float">
            <text:p>0,409122</text:p>
          </table:table-cell>
          <table:table-cell table:formula="of:=MAX([.A77:.BL77])" office:value-type="float" office:value="1.58197" calcext:value-type="float">
            <text:p>1,58197</text:p>
          </table:table-cell>
          <table:table-cell table:number-columns-repeated="7"/>
        </table:table-row>
        <table:table-row table:style-name="ro1">
          <table:table-cell office:value-type="float" office:value="0.475405" calcext:value-type="float">
            <text:p>0,475405</text:p>
          </table:table-cell>
          <table:table-cell office:value-type="float" office:value="0.429126" calcext:value-type="float">
            <text:p>0,429126</text:p>
          </table:table-cell>
          <table:table-cell office:value-type="float" office:value="0.971161" calcext:value-type="float">
            <text:p>0,971161</text:p>
          </table:table-cell>
          <table:table-cell office:value-type="float" office:value="0.300261" calcext:value-type="float">
            <text:p>0,300261</text:p>
          </table:table-cell>
          <table:table-cell office:value-type="float" office:value="1.28964" calcext:value-type="float">
            <text:p>1,28964</text:p>
          </table:table-cell>
          <table:table-cell office:value-type="float" office:value="0.5451" calcext:value-type="float">
            <text:p>0,5451</text:p>
          </table:table-cell>
          <table:table-cell office:value-type="float" office:value="0.544172" calcext:value-type="float">
            <text:p>0,544172</text:p>
          </table:table-cell>
          <table:table-cell office:value-type="float" office:value="0.304365" calcext:value-type="float">
            <text:p>0,304365</text:p>
          </table:table-cell>
          <table:table-cell table:number-columns-repeated="60"/>
          <table:table-cell table:formula="of:=MIN([.A78:.BL78])" office:value-type="float" office:value="0.300261" calcext:value-type="float">
            <text:p>0,300261</text:p>
          </table:table-cell>
          <table:table-cell table:formula="of:=MAX([.A78:.BL78])" office:value-type="float" office:value="1.28964" calcext:value-type="float">
            <text:p>1,28964</text:p>
          </table:table-cell>
          <table:table-cell table:number-columns-repeated="7"/>
        </table:table-row>
        <table:table-row table:style-name="ro1">
          <table:table-cell office:value-type="float" office:value="0.498651" calcext:value-type="float">
            <text:p>0,498651</text:p>
          </table:table-cell>
          <table:table-cell office:value-type="float" office:value="0.783287" calcext:value-type="float">
            <text:p>0,783287</text:p>
          </table:table-cell>
          <table:table-cell office:value-type="float" office:value="1.12778" calcext:value-type="float">
            <text:p>1,12778</text:p>
          </table:table-cell>
          <table:table-cell office:value-type="float" office:value="0.615717" calcext:value-type="float">
            <text:p>0,615717</text:p>
          </table:table-cell>
          <table:table-cell office:value-type="float" office:value="0.51636" calcext:value-type="float">
            <text:p>0,51636</text:p>
          </table:table-cell>
          <table:table-cell office:value-type="float" office:value="1.16775" calcext:value-type="float">
            <text:p>1,16775</text:p>
          </table:table-cell>
          <table:table-cell office:value-type="float" office:value="0.657376" calcext:value-type="float">
            <text:p>0,657376</text:p>
          </table:table-cell>
          <table:table-cell office:value-type="float" office:value="0.238833" calcext:value-type="float">
            <text:p>0,238833</text:p>
          </table:table-cell>
          <table:table-cell table:number-columns-repeated="60"/>
          <table:table-cell table:formula="of:=MIN([.A79:.BL79])" office:value-type="float" office:value="0.238833" calcext:value-type="float">
            <text:p>0,238833</text:p>
          </table:table-cell>
          <table:table-cell table:formula="of:=MAX([.A79:.BL79])" office:value-type="float" office:value="1.16775" calcext:value-type="float">
            <text:p>1,16775</text:p>
          </table:table-cell>
          <table:table-cell table:number-columns-repeated="7"/>
        </table:table-row>
        <table:table-row table:style-name="ro1">
          <table:table-cell office:value-type="float" office:value="0.300332" calcext:value-type="float">
            <text:p>0,300332</text:p>
          </table:table-cell>
          <table:table-cell office:value-type="float" office:value="0.306753" calcext:value-type="float">
            <text:p>0,306753</text:p>
          </table:table-cell>
          <table:table-cell office:value-type="float" office:value="0.817713" calcext:value-type="float">
            <text:p>0,817713</text:p>
          </table:table-cell>
          <table:table-cell office:value-type="float" office:value="0.739553" calcext:value-type="float">
            <text:p>0,739553</text:p>
          </table:table-cell>
          <table:table-cell office:value-type="float" office:value="0.682461" calcext:value-type="float">
            <text:p>0,682461</text:p>
          </table:table-cell>
          <table:table-cell office:value-type="float" office:value="0.6412" calcext:value-type="float">
            <text:p>0,6412</text:p>
          </table:table-cell>
          <table:table-cell office:value-type="float" office:value="0.439192" calcext:value-type="float">
            <text:p>0,439192</text:p>
          </table:table-cell>
          <table:table-cell office:value-type="float" office:value="0.504468" calcext:value-type="float">
            <text:p>0,504468</text:p>
          </table:table-cell>
          <table:table-cell table:number-columns-repeated="60"/>
          <table:table-cell table:formula="of:=MIN([.A80:.BL80])" office:value-type="float" office:value="0.300332" calcext:value-type="float">
            <text:p>0,300332</text:p>
          </table:table-cell>
          <table:table-cell table:formula="of:=MAX([.A80:.BL80])" office:value-type="float" office:value="0.817713" calcext:value-type="float">
            <text:p>0,817713</text:p>
          </table:table-cell>
          <table:table-cell table:number-columns-repeated="7"/>
        </table:table-row>
        <table:table-row table:style-name="ro1">
          <table:table-cell office:value-type="float" office:value="1.1372" calcext:value-type="float">
            <text:p>1,1372</text:p>
          </table:table-cell>
          <table:table-cell office:value-type="float" office:value="1.1545" calcext:value-type="float">
            <text:p>1,1545</text:p>
          </table:table-cell>
          <table:table-cell office:value-type="float" office:value="1.17066" calcext:value-type="float">
            <text:p>1,17066</text:p>
          </table:table-cell>
          <table:table-cell office:value-type="float" office:value="1.20767" calcext:value-type="float">
            <text:p>1,20767</text:p>
          </table:table-cell>
          <table:table-cell office:value-type="float" office:value="0.501442" calcext:value-type="float">
            <text:p>0,501442</text:p>
          </table:table-cell>
          <table:table-cell office:value-type="float" office:value="0.790593" calcext:value-type="float">
            <text:p>0,790593</text:p>
          </table:table-cell>
          <table:table-cell office:value-type="float" office:value="0.840007" calcext:value-type="float">
            <text:p>0,840007</text:p>
          </table:table-cell>
          <table:table-cell office:value-type="float" office:value="1.01605" calcext:value-type="float">
            <text:p>1,01605</text:p>
          </table:table-cell>
          <table:table-cell table:number-columns-repeated="60"/>
          <table:table-cell table:formula="of:=MIN([.A81:.BL81])" office:value-type="float" office:value="0.501442" calcext:value-type="float">
            <text:p>0,501442</text:p>
          </table:table-cell>
          <table:table-cell table:formula="of:=MAX([.A81:.BL81])" office:value-type="float" office:value="1.20767" calcext:value-type="float">
            <text:p>1,20767</text:p>
          </table:table-cell>
          <table:table-cell table:number-columns-repeated="7"/>
        </table:table-row>
        <table:table-row table:style-name="ro1">
          <table:table-cell office:value-type="float" office:value="1.1531" calcext:value-type="float">
            <text:p>1,1531</text:p>
          </table:table-cell>
          <table:table-cell office:value-type="float" office:value="1.18848" calcext:value-type="float">
            <text:p>1,18848</text:p>
          </table:table-cell>
          <table:table-cell office:value-type="float" office:value="1.19192" calcext:value-type="float">
            <text:p>1,19192</text:p>
          </table:table-cell>
          <table:table-cell office:value-type="float" office:value="1.24149" calcext:value-type="float">
            <text:p>1,24149</text:p>
          </table:table-cell>
          <table:table-cell office:value-type="float" office:value="0.524281" calcext:value-type="float">
            <text:p>0,524281</text:p>
          </table:table-cell>
          <table:table-cell office:value-type="float" office:value="0.701708" calcext:value-type="float">
            <text:p>0,701708</text:p>
          </table:table-cell>
          <table:table-cell office:value-type="float" office:value="0.722474" calcext:value-type="float">
            <text:p>0,722474</text:p>
          </table:table-cell>
          <table:table-cell office:value-type="float" office:value="0.290432" calcext:value-type="float">
            <text:p>0,290432</text:p>
          </table:table-cell>
          <table:table-cell table:number-columns-repeated="60"/>
          <table:table-cell table:formula="of:=MIN([.A82:.BL82])" office:value-type="float" office:value="0.290432" calcext:value-type="float">
            <text:p>0,290432</text:p>
          </table:table-cell>
          <table:table-cell table:formula="of:=MAX([.A82:.BL82])" office:value-type="float" office:value="1.24149" calcext:value-type="float">
            <text:p>1,24149</text:p>
          </table:table-cell>
          <table:table-cell table:number-columns-repeated="7"/>
        </table:table-row>
        <table:table-row table:style-name="ro1">
          <table:table-cell office:value-type="float" office:value="0.380973" calcext:value-type="float">
            <text:p>0,380973</text:p>
          </table:table-cell>
          <table:table-cell office:value-type="float" office:value="0.423402" calcext:value-type="float">
            <text:p>0,423402</text:p>
          </table:table-cell>
          <table:table-cell office:value-type="float" office:value="0.381997" calcext:value-type="float">
            <text:p>0,381997</text:p>
          </table:table-cell>
          <table:table-cell office:value-type="float" office:value="0.407177" calcext:value-type="float">
            <text:p>0,407177</text:p>
          </table:table-cell>
          <table:table-cell office:value-type="float" office:value="0.507717" calcext:value-type="float">
            <text:p>0,507717</text:p>
          </table:table-cell>
          <table:table-cell office:value-type="float" office:value="1.1492" calcext:value-type="float">
            <text:p>1,1492</text:p>
          </table:table-cell>
          <table:table-cell office:value-type="float" office:value="0.818581" calcext:value-type="float">
            <text:p>0,818581</text:p>
          </table:table-cell>
          <table:table-cell office:value-type="float" office:value="0.953718" calcext:value-type="float">
            <text:p>0,953718</text:p>
          </table:table-cell>
          <table:table-cell table:number-columns-repeated="60"/>
          <table:table-cell table:formula="of:=MIN([.A83:.BL83])" office:value-type="float" office:value="0.380973" calcext:value-type="float">
            <text:p>0,380973</text:p>
          </table:table-cell>
          <table:table-cell table:formula="of:=MAX([.A83:.BL83])" office:value-type="float" office:value="1.1492" calcext:value-type="float">
            <text:p>1,1492</text:p>
          </table:table-cell>
          <table:table-cell table:number-columns-repeated="7"/>
        </table:table-row>
        <table:table-row table:style-name="ro1">
          <table:table-cell office:value-type="float" office:value="0.286378" calcext:value-type="float">
            <text:p>0,286378</text:p>
          </table:table-cell>
          <table:table-cell office:value-type="float" office:value="0.481169" calcext:value-type="float">
            <text:p>0,481169</text:p>
          </table:table-cell>
          <table:table-cell office:value-type="float" office:value="0.448081" calcext:value-type="float">
            <text:p>0,448081</text:p>
          </table:table-cell>
          <table:table-cell office:value-type="float" office:value="0.475369" calcext:value-type="float">
            <text:p>0,475369</text:p>
          </table:table-cell>
          <table:table-cell office:value-type="float" office:value="0.468153" calcext:value-type="float">
            <text:p>0,468153</text:p>
          </table:table-cell>
          <table:table-cell office:value-type="float" office:value="0.47518" calcext:value-type="float">
            <text:p>0,47518</text:p>
          </table:table-cell>
          <table:table-cell office:value-type="float" office:value="0.324038" calcext:value-type="float">
            <text:p>0,324038</text:p>
          </table:table-cell>
          <table:table-cell office:value-type="float" office:value="0.538521" calcext:value-type="float">
            <text:p>0,538521</text:p>
          </table:table-cell>
          <table:table-cell table:number-columns-repeated="60"/>
          <table:table-cell table:formula="of:=MIN([.A84:.BL84])" office:value-type="float" office:value="0.286378" calcext:value-type="float">
            <text:p>0,286378</text:p>
          </table:table-cell>
          <table:table-cell table:formula="of:=MAX([.A84:.BL84])" office:value-type="float" office:value="0.538521" calcext:value-type="float">
            <text:p>0,53852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626873" calcext:value-type="float">
            <text:p>0,626873</text:p>
          </table:table-cell>
          <table:table-cell office:value-type="float" office:value="0.627468" calcext:value-type="float">
            <text:p>0,627468</text:p>
          </table:table-cell>
          <table:table-cell office:value-type="float" office:value="0.576565" calcext:value-type="float">
            <text:p>0,576565</text:p>
          </table:table-cell>
          <table:table-cell office:value-type="float" office:value="0.587843" calcext:value-type="float">
            <text:p>0,587843</text:p>
          </table:table-cell>
          <table:table-cell office:value-type="float" office:value="1.2156" calcext:value-type="float">
            <text:p>1,2156</text:p>
          </table:table-cell>
          <table:table-cell office:value-type="float" office:value="0.605391" calcext:value-type="float">
            <text:p>0,605391</text:p>
          </table:table-cell>
          <table:table-cell office:value-type="float" office:value="0.586087" calcext:value-type="float">
            <text:p>0,586087</text:p>
          </table:table-cell>
          <table:table-cell office:value-type="float" office:value="1.80956" calcext:value-type="float">
            <text:p>1,80956</text:p>
          </table:table-cell>
          <table:table-cell office:value-type="float" office:value="0.580109" calcext:value-type="float">
            <text:p>0,580109</text:p>
          </table:table-cell>
          <table:table-cell office:value-type="float" office:value="0.609196" calcext:value-type="float">
            <text:p>0,609196</text:p>
          </table:table-cell>
          <table:table-cell office:value-type="float" office:value="1.19195" calcext:value-type="float">
            <text:p>1,19195</text:p>
          </table:table-cell>
          <table:table-cell office:value-type="float" office:value="0.856244" calcext:value-type="float">
            <text:p>0,856244</text:p>
          </table:table-cell>
          <table:table-cell office:value-type="float" office:value="0.891154" calcext:value-type="float">
            <text:p>0,891154</text:p>
          </table:table-cell>
          <table:table-cell office:value-type="float" office:value="0.974231" calcext:value-type="float">
            <text:p>0,974231</text:p>
          </table:table-cell>
          <table:table-cell office:value-type="float" office:value="1.02897" calcext:value-type="float">
            <text:p>1,02897</text:p>
          </table:table-cell>
          <table:table-cell office:value-type="float" office:value="0.550192" calcext:value-type="float">
            <text:p>0,550192</text:p>
          </table:table-cell>
          <table:table-cell table:number-columns-repeated="52"/>
          <table:table-cell table:formula="of:=MIN([.A86:.BL86])" office:value-type="float" office:value="0.550192" calcext:value-type="float">
            <text:p>0,550192</text:p>
          </table:table-cell>
          <table:table-cell table:formula="of:=MAX([.A86:.BL86])" office:value-type="float" office:value="1.80956" calcext:value-type="float">
            <text:p>1,80956</text:p>
          </table:table-cell>
          <table:table-cell table:number-columns-repeated="7"/>
        </table:table-row>
        <table:table-row table:style-name="ro1">
          <table:table-cell office:value-type="float" office:value="0.268271" calcext:value-type="float">
            <text:p>0,268271</text:p>
          </table:table-cell>
          <table:table-cell office:value-type="float" office:value="0.408792" calcext:value-type="float">
            <text:p>0,408792</text:p>
          </table:table-cell>
          <table:table-cell office:value-type="float" office:value="0.321624" calcext:value-type="float">
            <text:p>0,321624</text:p>
          </table:table-cell>
          <table:table-cell office:value-type="float" office:value="0.33472" calcext:value-type="float">
            <text:p>0,33472</text:p>
          </table:table-cell>
          <table:table-cell office:value-type="float" office:value="0.58556" calcext:value-type="float">
            <text:p>0,58556</text:p>
          </table:table-cell>
          <table:table-cell office:value-type="float" office:value="0.263323" calcext:value-type="float">
            <text:p>0,263323</text:p>
          </table:table-cell>
          <table:table-cell office:value-type="float" office:value="0.576562" calcext:value-type="float">
            <text:p>0,576562</text:p>
          </table:table-cell>
          <table:table-cell office:value-type="float" office:value="0.9647" calcext:value-type="float">
            <text:p>0,9647</text:p>
          </table:table-cell>
          <table:table-cell office:value-type="float" office:value="0.559972" calcext:value-type="float">
            <text:p>0,559972</text:p>
          </table:table-cell>
          <table:table-cell office:value-type="float" office:value="0.577093" calcext:value-type="float">
            <text:p>0,577093</text:p>
          </table:table-cell>
          <table:table-cell office:value-type="float" office:value="0.739798" calcext:value-type="float">
            <text:p>0,739798</text:p>
          </table:table-cell>
          <table:table-cell office:value-type="float" office:value="1.67797" calcext:value-type="float">
            <text:p>1,67797</text:p>
          </table:table-cell>
          <table:table-cell office:value-type="float" office:value="0.282596" calcext:value-type="float">
            <text:p>0,282596</text:p>
          </table:table-cell>
          <table:table-cell office:value-type="float" office:value="0.494071" calcext:value-type="float">
            <text:p>0,494071</text:p>
          </table:table-cell>
          <table:table-cell office:value-type="float" office:value="0.37163" calcext:value-type="float">
            <text:p>0,37163</text:p>
          </table:table-cell>
          <table:table-cell office:value-type="float" office:value="0.261988" calcext:value-type="float">
            <text:p>0,261988</text:p>
          </table:table-cell>
          <table:table-cell table:number-columns-repeated="52"/>
          <table:table-cell table:formula="of:=MIN([.A87:.BL87])" office:value-type="float" office:value="0.261988" calcext:value-type="float">
            <text:p>0,261988</text:p>
          </table:table-cell>
          <table:table-cell table:formula="of:=MAX([.A87:.BL87])" office:value-type="float" office:value="1.67797" calcext:value-type="float">
            <text:p>1,67797</text:p>
          </table:table-cell>
          <table:table-cell table:number-columns-repeated="7"/>
        </table:table-row>
        <table:table-row table:style-name="ro1">
          <table:table-cell office:value-type="float" office:value="0.583275" calcext:value-type="float">
            <text:p>0,583275</text:p>
          </table:table-cell>
          <table:table-cell office:value-type="float" office:value="0.628694" calcext:value-type="float">
            <text:p>0,628694</text:p>
          </table:table-cell>
          <table:table-cell office:value-type="float" office:value="0.629172" calcext:value-type="float">
            <text:p>0,629172</text:p>
          </table:table-cell>
          <table:table-cell office:value-type="float" office:value="0.593786" calcext:value-type="float">
            <text:p>0,593786</text:p>
          </table:table-cell>
          <table:table-cell office:value-type="float" office:value="0.607949" calcext:value-type="float">
            <text:p>0,607949</text:p>
          </table:table-cell>
          <table:table-cell office:value-type="float" office:value="0.6197" calcext:value-type="float">
            <text:p>0,6197</text:p>
          </table:table-cell>
          <table:table-cell office:value-type="float" office:value="1.29539" calcext:value-type="float">
            <text:p>1,29539</text:p>
          </table:table-cell>
          <table:table-cell office:value-type="float" office:value="1.26369" calcext:value-type="float">
            <text:p>1,26369</text:p>
          </table:table-cell>
          <table:table-cell office:value-type="float" office:value="1.2774" calcext:value-type="float">
            <text:p>1,2774</text:p>
          </table:table-cell>
          <table:table-cell office:value-type="float" office:value="0.624824" calcext:value-type="float">
            <text:p>0,624824</text:p>
          </table:table-cell>
          <table:table-cell office:value-type="float" office:value="0.615409" calcext:value-type="float">
            <text:p>0,615409</text:p>
          </table:table-cell>
          <table:table-cell office:value-type="float" office:value="0.624246" calcext:value-type="float">
            <text:p>0,624246</text:p>
          </table:table-cell>
          <table:table-cell office:value-type="float" office:value="0.896101" calcext:value-type="float">
            <text:p>0,896101</text:p>
          </table:table-cell>
          <table:table-cell office:value-type="float" office:value="1.54721" calcext:value-type="float">
            <text:p>1,54721</text:p>
          </table:table-cell>
          <table:table-cell office:value-type="float" office:value="0.33518" calcext:value-type="float">
            <text:p>0,33518</text:p>
          </table:table-cell>
          <table:table-cell office:value-type="float" office:value="0.169078" calcext:value-type="float">
            <text:p>0,169078</text:p>
          </table:table-cell>
          <table:table-cell table:number-columns-repeated="52"/>
          <table:table-cell table:formula="of:=MIN([.A88:.BL88])" office:value-type="float" office:value="0.169078" calcext:value-type="float">
            <text:p>0,169078</text:p>
          </table:table-cell>
          <table:table-cell table:formula="of:=MAX([.A88:.BL88])" office:value-type="float" office:value="1.54721" calcext:value-type="float">
            <text:p>1,54721</text:p>
          </table:table-cell>
          <table:table-cell table:number-columns-repeated="7"/>
        </table:table-row>
        <table:table-row table:style-name="ro1">
          <table:table-cell office:value-type="float" office:value="0.230272" calcext:value-type="float">
            <text:p>0,230272</text:p>
          </table:table-cell>
          <table:table-cell office:value-type="float" office:value="0.22569" calcext:value-type="float">
            <text:p>0,22569</text:p>
          </table:table-cell>
          <table:table-cell office:value-type="float" office:value="0.248074" calcext:value-type="float">
            <text:p>0,248074</text:p>
          </table:table-cell>
          <table:table-cell office:value-type="float" office:value="0.23284" calcext:value-type="float">
            <text:p>0,23284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1.00652" calcext:value-type="float">
            <text:p>1,00652</text:p>
          </table:table-cell>
          <table:table-cell office:value-type="float" office:value="1.25817" calcext:value-type="float">
            <text:p>1,25817</text:p>
          </table:table-cell>
          <table:table-cell office:value-type="float" office:value="1.06313" calcext:value-type="float">
            <text:p>1,06313</text:p>
          </table:table-cell>
          <table:table-cell office:value-type="float" office:value="0.883077" calcext:value-type="float">
            <text:p>0,883077</text:p>
          </table:table-cell>
          <table:table-cell office:value-type="float" office:value="0.684522" calcext:value-type="float">
            <text:p>0,684522</text:p>
          </table:table-cell>
          <table:table-cell office:value-type="float" office:value="0.595765" calcext:value-type="float">
            <text:p>0,595765</text:p>
          </table:table-cell>
          <table:table-cell office:value-type="float" office:value="0.617799" calcext:value-type="float">
            <text:p>0,617799</text:p>
          </table:table-cell>
          <table:table-cell office:value-type="float" office:value="0.505628" calcext:value-type="float">
            <text:p>0,505628</text:p>
          </table:table-cell>
          <table:table-cell office:value-type="float" office:value="0.814817" calcext:value-type="float">
            <text:p>0,814817</text:p>
          </table:table-cell>
          <table:table-cell office:value-type="float" office:value="0.179103" calcext:value-type="float">
            <text:p>0,179103</text:p>
          </table:table-cell>
          <table:table-cell office:value-type="float" office:value="0.240105" calcext:value-type="float">
            <text:p>0,240105</text:p>
          </table:table-cell>
          <table:table-cell table:number-columns-repeated="52"/>
          <table:table-cell table:formula="of:=MIN([.A89:.BL89])" office:value-type="float" office:value="0.179103" calcext:value-type="float">
            <text:p>0,179103</text:p>
          </table:table-cell>
          <table:table-cell table:formula="of:=MAX([.A89:.BL89])" office:value-type="float" office:value="1.25817" calcext:value-type="float">
            <text:p>1,25817</text:p>
          </table:table-cell>
          <table:table-cell table:number-columns-repeated="7"/>
        </table:table-row>
        <table:table-row table:style-name="ro1">
          <table:table-cell office:value-type="float" office:value="0.597674" calcext:value-type="float">
            <text:p>0,597674</text:p>
          </table:table-cell>
          <table:table-cell office:value-type="float" office:value="0.612999" calcext:value-type="float">
            <text:p>0,612999</text:p>
          </table:table-cell>
          <table:table-cell office:value-type="float" office:value="0.614175" calcext:value-type="float">
            <text:p>0,614175</text:p>
          </table:table-cell>
          <table:table-cell office:value-type="float" office:value="0.247333" calcext:value-type="float">
            <text:p>0,247333</text:p>
          </table:table-cell>
          <table:table-cell office:value-type="float" office:value="0.430274" calcext:value-type="float">
            <text:p>0,430274</text:p>
          </table:table-cell>
          <table:table-cell office:value-type="float" office:value="1.05695" calcext:value-type="float">
            <text:p>1,05695</text:p>
          </table:table-cell>
          <table:table-cell office:value-type="float" office:value="0.558157" calcext:value-type="float">
            <text:p>0,558157</text:p>
          </table:table-cell>
          <table:table-cell office:value-type="float" office:value="0.233005" calcext:value-type="float">
            <text:p>0,233005</text:p>
          </table:table-cell>
          <table:table-cell office:value-type="float" office:value="0.429771" calcext:value-type="float">
            <text:p>0,429771</text:p>
          </table:table-cell>
          <table:table-cell office:value-type="float" office:value="0.581638" calcext:value-type="float">
            <text:p>0,581638</text:p>
          </table:table-cell>
          <table:table-cell office:value-type="float" office:value="1.18969" calcext:value-type="float">
            <text:p>1,18969</text:p>
          </table:table-cell>
          <table:table-cell office:value-type="float" office:value="0.983774" calcext:value-type="float">
            <text:p>0,983774</text:p>
          </table:table-cell>
          <table:table-cell office:value-type="float" office:value="1.24491" calcext:value-type="float">
            <text:p>1,24491</text:p>
          </table:table-cell>
          <table:table-cell office:value-type="float" office:value="1.39677" calcext:value-type="float">
            <text:p>1,39677</text:p>
          </table:table-cell>
          <table:table-cell office:value-type="float" office:value="0.453882" calcext:value-type="float">
            <text:p>0,453882</text:p>
          </table:table-cell>
          <table:table-cell office:value-type="float" office:value="0.68663" calcext:value-type="float">
            <text:p>0,68663</text:p>
          </table:table-cell>
          <table:table-cell table:number-columns-repeated="52"/>
          <table:table-cell table:formula="of:=MIN([.A90:.BL90])" office:value-type="float" office:value="0.233005" calcext:value-type="float">
            <text:p>0,233005</text:p>
          </table:table-cell>
          <table:table-cell table:formula="of:=MAX([.A90:.BL90])" office:value-type="float" office:value="1.39677" calcext:value-type="float">
            <text:p>1,39677</text:p>
          </table:table-cell>
          <table:table-cell table:number-columns-repeated="7"/>
        </table:table-row>
        <table:table-row table:style-name="ro1">
          <table:table-cell office:value-type="float" office:value="0.233274" calcext:value-type="float">
            <text:p>0,233274</text:p>
          </table:table-cell>
          <table:table-cell office:value-type="float" office:value="0.366335" calcext:value-type="float">
            <text:p>0,366335</text:p>
          </table:table-cell>
          <table:table-cell office:value-type="float" office:value="0.288299" calcext:value-type="float">
            <text:p>0,288299</text:p>
          </table:table-cell>
          <table:table-cell office:value-type="float" office:value="0.581521" calcext:value-type="float">
            <text:p>0,581521</text:p>
          </table:table-cell>
          <table:table-cell office:value-type="float" office:value="0.575007" calcext:value-type="float">
            <text:p>0,575007</text:p>
          </table:table-cell>
          <table:table-cell office:value-type="float" office:value="0.538209" calcext:value-type="float">
            <text:p>0,538209</text:p>
          </table:table-cell>
          <table:table-cell office:value-type="float" office:value="0.203039" calcext:value-type="float">
            <text:p>0,203039</text:p>
          </table:table-cell>
          <table:table-cell office:value-type="float" office:value="0.228853" calcext:value-type="float">
            <text:p>0,228853</text:p>
          </table:table-cell>
          <table:table-cell office:value-type="float" office:value="0.483593" calcext:value-type="float">
            <text:p>0,483593</text:p>
          </table:table-cell>
          <table:table-cell office:value-type="float" office:value="0.565552" calcext:value-type="float">
            <text:p>0,565552</text:p>
          </table:table-cell>
          <table:table-cell office:value-type="float" office:value="1.13823" calcext:value-type="float">
            <text:p>1,13823</text:p>
          </table:table-cell>
          <table:table-cell office:value-type="float" office:value="1.47564" calcext:value-type="float">
            <text:p>1,47564</text:p>
          </table:table-cell>
          <table:table-cell office:value-type="float" office:value="0.304571" calcext:value-type="float">
            <text:p>0,304571</text:p>
          </table:table-cell>
          <table:table-cell office:value-type="float" office:value="1.39069" calcext:value-type="float">
            <text:p>1,39069</text:p>
          </table:table-cell>
          <table:table-cell office:value-type="float" office:value="0.39403" calcext:value-type="float">
            <text:p>0,39403</text:p>
          </table:table-cell>
          <table:table-cell office:value-type="float" office:value="0.204623" calcext:value-type="float">
            <text:p>0,204623</text:p>
          </table:table-cell>
          <table:table-cell table:number-columns-repeated="52"/>
          <table:table-cell table:formula="of:=MIN([.A91:.BL91])" office:value-type="float" office:value="0.203039" calcext:value-type="float">
            <text:p>0,203039</text:p>
          </table:table-cell>
          <table:table-cell table:formula="of:=MAX([.A91:.BL91])" office:value-type="float" office:value="1.47564" calcext:value-type="float">
            <text:p>1,47564</text:p>
          </table:table-cell>
          <table:table-cell table:number-columns-repeated="7"/>
        </table:table-row>
        <table:table-row table:style-name="ro1">
          <table:table-cell office:value-type="float" office:value="0.593572" calcext:value-type="float">
            <text:p>0,593572</text:p>
          </table:table-cell>
          <table:table-cell office:value-type="float" office:value="0.596541" calcext:value-type="float">
            <text:p>0,596541</text:p>
          </table:table-cell>
          <table:table-cell office:value-type="float" office:value="0.583535" calcext:value-type="float">
            <text:p>0,583535</text:p>
          </table:table-cell>
          <table:table-cell office:value-type="float" office:value="0.590905" calcext:value-type="float">
            <text:p>0,590905</text:p>
          </table:table-cell>
          <table:table-cell office:value-type="float" office:value="0.570473" calcext:value-type="float">
            <text:p>0,570473</text:p>
          </table:table-cell>
          <table:table-cell office:value-type="float" office:value="1.77123" calcext:value-type="float">
            <text:p>1,77123</text:p>
          </table:table-cell>
          <table:table-cell office:value-type="float" office:value="0.599642" calcext:value-type="float">
            <text:p>0,599642</text:p>
          </table:table-cell>
          <table:table-cell office:value-type="float" office:value="1.21798" calcext:value-type="float">
            <text:p>1,21798</text:p>
          </table:table-cell>
          <table:table-cell office:value-type="float" office:value="1.24915" calcext:value-type="float">
            <text:p>1,24915</text:p>
          </table:table-cell>
          <table:table-cell office:value-type="float" office:value="0.677424" calcext:value-type="float">
            <text:p>0,677424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293805" calcext:value-type="float">
            <text:p>0,293805</text:p>
          </table:table-cell>
          <table:table-cell office:value-type="float" office:value="2.07793" calcext:value-type="float">
            <text:p>2,07793</text:p>
          </table:table-cell>
          <table:table-cell office:value-type="float" office:value="0.333634" calcext:value-type="float">
            <text:p>0,333634</text:p>
          </table:table-cell>
          <table:table-cell office:value-type="float" office:value="0.496735" calcext:value-type="float">
            <text:p>0,496735</text:p>
          </table:table-cell>
          <table:table-cell office:value-type="float" office:value="0.560348" calcext:value-type="float">
            <text:p>0,560348</text:p>
          </table:table-cell>
          <table:table-cell table:number-columns-repeated="52"/>
          <table:table-cell table:formula="of:=MIN([.A92:.BL92])" office:value-type="float" office:value="0.293805" calcext:value-type="float">
            <text:p>0,293805</text:p>
          </table:table-cell>
          <table:table-cell table:formula="of:=MAX([.A92:.BL92])" office:value-type="float" office:value="2.07793" calcext:value-type="float">
            <text:p>2,07793</text:p>
          </table:table-cell>
          <table:table-cell table:number-columns-repeated="7"/>
        </table:table-row>
        <table:table-row table:style-name="ro1">
          <table:table-cell office:value-type="float" office:value="0.575271" calcext:value-type="float">
            <text:p>0,575271</text:p>
          </table:table-cell>
          <table:table-cell office:value-type="float" office:value="0.599092" calcext:value-type="float">
            <text:p>0,599092</text:p>
          </table:table-cell>
          <table:table-cell office:value-type="float" office:value="0.611063" calcext:value-type="float">
            <text:p>0,611063</text:p>
          </table:table-cell>
          <table:table-cell office:value-type="float" office:value="0.63537" calcext:value-type="float">
            <text:p>0,63537</text:p>
          </table:table-cell>
          <table:table-cell office:value-type="float" office:value="0.586506" calcext:value-type="float">
            <text:p>0,586506</text:p>
          </table:table-cell>
          <table:table-cell office:value-type="float" office:value="0.598387" calcext:value-type="float">
            <text:p>0,598387</text:p>
          </table:table-cell>
          <table:table-cell office:value-type="float" office:value="0.605504" calcext:value-type="float">
            <text:p>0,605504</text:p>
          </table:table-cell>
          <table:table-cell office:value-type="float" office:value="1.19052" calcext:value-type="float">
            <text:p>1,19052</text:p>
          </table:table-cell>
          <table:table-cell office:value-type="float" office:value="1.19815" calcext:value-type="float">
            <text:p>1,19815</text:p>
          </table:table-cell>
          <table:table-cell office:value-type="float" office:value="1.19056" calcext:value-type="float">
            <text:p>1,19056</text:p>
          </table:table-cell>
          <table:table-cell office:value-type="float" office:value="0.583628" calcext:value-type="float">
            <text:p>0,583628</text:p>
          </table:table-cell>
          <table:table-cell office:value-type="float" office:value="0.762627" calcext:value-type="float">
            <text:p>0,762627</text:p>
          </table:table-cell>
          <table:table-cell office:value-type="float" office:value="0.775536" calcext:value-type="float">
            <text:p>0,775536</text:p>
          </table:table-cell>
          <table:table-cell office:value-type="float" office:value="1.62012" calcext:value-type="float">
            <text:p>1,62012</text:p>
          </table:table-cell>
          <table:table-cell office:value-type="float" office:value="1.0412" calcext:value-type="float">
            <text:p>1,0412</text:p>
          </table:table-cell>
          <table:table-cell office:value-type="float" office:value="1.67159" calcext:value-type="float">
            <text:p>1,67159</text:p>
          </table:table-cell>
          <table:table-cell table:number-columns-repeated="52"/>
          <table:table-cell table:formula="of:=MIN([.A93:.BL93])" office:value-type="float" office:value="0.575271" calcext:value-type="float">
            <text:p>0,575271</text:p>
          </table:table-cell>
          <table:table-cell table:formula="of:=MAX([.A93:.BL93])" office:value-type="float" office:value="1.67159" calcext:value-type="float">
            <text:p>1,67159</text:p>
          </table:table-cell>
          <table:table-cell table:number-columns-repeated="7"/>
        </table:table-row>
        <table:table-row table:style-name="ro1">
          <table:table-cell office:value-type="float" office:value="0.57464" calcext:value-type="float">
            <text:p>0,57464</text:p>
          </table:table-cell>
          <table:table-cell office:value-type="float" office:value="0.620839" calcext:value-type="float">
            <text:p>0,620839</text:p>
          </table:table-cell>
          <table:table-cell office:value-type="float" office:value="0.59263" calcext:value-type="float">
            <text:p>0,59263</text:p>
          </table:table-cell>
          <table:table-cell office:value-type="float" office:value="1.20028" calcext:value-type="float">
            <text:p>1,20028</text:p>
          </table:table-cell>
          <table:table-cell office:value-type="float" office:value="0.579874" calcext:value-type="float">
            <text:p>0,579874</text:p>
          </table:table-cell>
          <table:table-cell office:value-type="float" office:value="0.595913" calcext:value-type="float">
            <text:p>0,595913</text:p>
          </table:table-cell>
          <table:table-cell office:value-type="float" office:value="1.22602" calcext:value-type="float">
            <text:p>1,22602</text:p>
          </table:table-cell>
          <table:table-cell office:value-type="float" office:value="0.631203" calcext:value-type="float">
            <text:p>0,631203</text:p>
          </table:table-cell>
          <table:table-cell office:value-type="float" office:value="1.16997" calcext:value-type="float">
            <text:p>1,16997</text:p>
          </table:table-cell>
          <table:table-cell office:value-type="float" office:value="0.633045" calcext:value-type="float">
            <text:p>0,633045</text:p>
          </table:table-cell>
          <table:table-cell office:value-type="float" office:value="1.18125" calcext:value-type="float">
            <text:p>1,18125</text:p>
          </table:table-cell>
          <table:table-cell office:value-type="float" office:value="0.589325" calcext:value-type="float">
            <text:p>0,589325</text:p>
          </table:table-cell>
          <table:table-cell office:value-type="float" office:value="0.255354" calcext:value-type="float">
            <text:p>0,255354</text:p>
          </table:table-cell>
          <table:table-cell office:value-type="float" office:value="1.53072" calcext:value-type="float">
            <text:p>1,53072</text:p>
          </table:table-cell>
          <table:table-cell office:value-type="float" office:value="0.433854" calcext:value-type="float">
            <text:p>0,433854</text:p>
          </table:table-cell>
          <table:table-cell office:value-type="float" office:value="0.180657" calcext:value-type="float">
            <text:p>0,180657</text:p>
          </table:table-cell>
          <table:table-cell table:number-columns-repeated="52"/>
          <table:table-cell table:formula="of:=MIN([.A94:.BL94])" office:value-type="float" office:value="0.180657" calcext:value-type="float">
            <text:p>0,180657</text:p>
          </table:table-cell>
          <table:table-cell table:formula="of:=MAX([.A94:.BL94])" office:value-type="float" office:value="1.53072" calcext:value-type="float">
            <text:p>1,53072</text:p>
          </table:table-cell>
          <table:table-cell table:number-columns-repeated="7"/>
        </table:table-row>
        <table:table-row table:style-name="ro1">
          <table:table-cell office:value-type="float" office:value="0.574194" calcext:value-type="float">
            <text:p>0,574194</text:p>
          </table:table-cell>
          <table:table-cell office:value-type="float" office:value="0.579442" calcext:value-type="float">
            <text:p>0,579442</text:p>
          </table:table-cell>
          <table:table-cell office:value-type="float" office:value="0.593889" calcext:value-type="float">
            <text:p>0,593889</text:p>
          </table:table-cell>
          <table:table-cell office:value-type="float" office:value="0.58158" calcext:value-type="float">
            <text:p>0,58158</text:p>
          </table:table-cell>
          <table:table-cell office:value-type="float" office:value="0.606546" calcext:value-type="float">
            <text:p>0,606546</text:p>
          </table:table-cell>
          <table:table-cell office:value-type="float" office:value="1.26243" calcext:value-type="float">
            <text:p>1,26243</text:p>
          </table:table-cell>
          <table:table-cell office:value-type="float" office:value="0.248705" calcext:value-type="float">
            <text:p>0,248705</text:p>
          </table:table-cell>
          <table:table-cell office:value-type="float" office:value="0.946279" calcext:value-type="float">
            <text:p>0,946279</text:p>
          </table:table-cell>
          <table:table-cell office:value-type="float" office:value="0.949331" calcext:value-type="float">
            <text:p>0,949331</text:p>
          </table:table-cell>
          <table:table-cell office:value-type="float" office:value="0.557364" calcext:value-type="float">
            <text:p>0,557364</text:p>
          </table:table-cell>
          <table:table-cell office:value-type="float" office:value="1.17419" calcext:value-type="float">
            <text:p>1,17419</text:p>
          </table:table-cell>
          <table:table-cell office:value-type="float" office:value="0.525087" calcext:value-type="float">
            <text:p>0,525087</text:p>
          </table:table-cell>
          <table:table-cell office:value-type="float" office:value="0.729102" calcext:value-type="float">
            <text:p>0,729102</text:p>
          </table:table-cell>
          <table:table-cell office:value-type="float" office:value="0.820082" calcext:value-type="float">
            <text:p>0,820082</text:p>
          </table:table-cell>
          <table:table-cell office:value-type="float" office:value="0.367915" calcext:value-type="float">
            <text:p>0,367915</text:p>
          </table:table-cell>
          <table:table-cell office:value-type="float" office:value="1.02142" calcext:value-type="float">
            <text:p>1,02142</text:p>
          </table:table-cell>
          <table:table-cell table:number-columns-repeated="52"/>
          <table:table-cell table:formula="of:=MIN([.A95:.BL95])" office:value-type="float" office:value="0.248705" calcext:value-type="float">
            <text:p>0,248705</text:p>
          </table:table-cell>
          <table:table-cell table:formula="of:=MAX([.A95:.BL95])" office:value-type="float" office:value="1.26243" calcext:value-type="float">
            <text:p>1,26243</text:p>
          </table:table-cell>
          <table:table-cell table:number-columns-repeated="7"/>
        </table:table-row>
        <table:table-row table:style-name="ro1">
          <table:table-cell office:value-type="float" office:value="0.574398" calcext:value-type="float">
            <text:p>0,574398</text:p>
          </table:table-cell>
          <table:table-cell office:value-type="float" office:value="0.554319" calcext:value-type="float">
            <text:p>0,554319</text:p>
          </table:table-cell>
          <table:table-cell office:value-type="float" office:value="1.13688" calcext:value-type="float">
            <text:p>1,13688</text:p>
          </table:table-cell>
          <table:table-cell office:value-type="float" office:value="0.583368" calcext:value-type="float">
            <text:p>0,583368</text:p>
          </table:table-cell>
          <table:table-cell office:value-type="float" office:value="0.59297" calcext:value-type="float">
            <text:p>0,59297</text:p>
          </table:table-cell>
          <table:table-cell office:value-type="float" office:value="0.594506" calcext:value-type="float">
            <text:p>0,594506</text:p>
          </table:table-cell>
          <table:table-cell office:value-type="float" office:value="0.258175" calcext:value-type="float">
            <text:p>0,258175</text:p>
          </table:table-cell>
          <table:table-cell office:value-type="float" office:value="1.42995" calcext:value-type="float">
            <text:p>1,42995</text:p>
          </table:table-cell>
          <table:table-cell office:value-type="float" office:value="0.338021" calcext:value-type="float">
            <text:p>0,338021</text:p>
          </table:table-cell>
          <table:table-cell office:value-type="float" office:value="1.52277" calcext:value-type="float">
            <text:p>1,52277</text:p>
          </table:table-cell>
          <table:table-cell office:value-type="float" office:value="0.617001" calcext:value-type="float">
            <text:p>0,617001</text:p>
          </table:table-cell>
          <table:table-cell office:value-type="float" office:value="0.243055" calcext:value-type="float">
            <text:p>0,243055</text:p>
          </table:table-cell>
          <table:table-cell office:value-type="float" office:value="0.901171" calcext:value-type="float">
            <text:p>0,901171</text:p>
          </table:table-cell>
          <table:table-cell office:value-type="float" office:value="0.582558" calcext:value-type="float">
            <text:p>0,582558</text:p>
          </table:table-cell>
          <table:table-cell office:value-type="float" office:value="1.05771" calcext:value-type="float">
            <text:p>1,05771</text:p>
          </table:table-cell>
          <table:table-cell office:value-type="float" office:value="1.06405" calcext:value-type="float">
            <text:p>1,06405</text:p>
          </table:table-cell>
          <table:table-cell table:number-columns-repeated="52"/>
          <table:table-cell table:formula="of:=MIN([.A96:.BL96])" office:value-type="float" office:value="0.243055" calcext:value-type="float">
            <text:p>0,243055</text:p>
          </table:table-cell>
          <table:table-cell table:formula="of:=MAX([.A96:.BL96])" office:value-type="float" office:value="1.52277" calcext:value-type="float">
            <text:p>1,52277</text:p>
          </table:table-cell>
          <table:table-cell table:number-columns-repeated="7"/>
        </table:table-row>
        <table:table-row table:style-name="ro1">
          <table:table-cell office:value-type="float" office:value="0.239151" calcext:value-type="float">
            <text:p>0,239151</text:p>
          </table:table-cell>
          <table:table-cell office:value-type="float" office:value="0.279053" calcext:value-type="float">
            <text:p>0,279053</text:p>
          </table:table-cell>
          <table:table-cell office:value-type="float" office:value="0.191314" calcext:value-type="float">
            <text:p>0,191314</text:p>
          </table:table-cell>
          <table:table-cell office:value-type="float" office:value="0.236857" calcext:value-type="float">
            <text:p>0,236857</text:p>
          </table:table-cell>
          <table:table-cell office:value-type="float" office:value="0.164252" calcext:value-type="float">
            <text:p>0,164252</text:p>
          </table:table-cell>
          <table:table-cell office:value-type="float" office:value="0.153251" calcext:value-type="float">
            <text:p>0,153251</text:p>
          </table:table-cell>
          <table:table-cell office:value-type="float" office:value="1.05578" calcext:value-type="float">
            <text:p>1,05578</text:p>
          </table:table-cell>
          <table:table-cell office:value-type="float" office:value="0.827627" calcext:value-type="float">
            <text:p>0,827627</text:p>
          </table:table-cell>
          <table:table-cell office:value-type="float" office:value="0.660599" calcext:value-type="float">
            <text:p>0,660599</text:p>
          </table:table-cell>
          <table:table-cell office:value-type="float" office:value="1.52314" calcext:value-type="float">
            <text:p>1,52314</text:p>
          </table:table-cell>
          <table:table-cell office:value-type="float" office:value="1.6397" calcext:value-type="float">
            <text:p>1,6397</text:p>
          </table:table-cell>
          <table:table-cell office:value-type="float" office:value="0.57764" calcext:value-type="float">
            <text:p>0,57764</text:p>
          </table:table-cell>
          <table:table-cell office:value-type="float" office:value="1.64857" calcext:value-type="float">
            <text:p>1,64857</text:p>
          </table:table-cell>
          <table:table-cell office:value-type="float" office:value="0.416475" calcext:value-type="float">
            <text:p>0,416475</text:p>
          </table:table-cell>
          <table:table-cell office:value-type="float" office:value="0.645476" calcext:value-type="float">
            <text:p>0,645476</text:p>
          </table:table-cell>
          <table:table-cell office:value-type="float" office:value="0.218429" calcext:value-type="float">
            <text:p>0,218429</text:p>
          </table:table-cell>
          <table:table-cell table:number-columns-repeated="52"/>
          <table:table-cell table:formula="of:=MIN([.A97:.BL97])" office:value-type="float" office:value="0.153251" calcext:value-type="float">
            <text:p>0,153251</text:p>
          </table:table-cell>
          <table:table-cell table:formula="of:=MAX([.A97:.BL97])" office:value-type="float" office:value="1.64857" calcext:value-type="float">
            <text:p>1,64857</text:p>
          </table:table-cell>
          <table:table-cell table:number-columns-repeated="7"/>
        </table:table-row>
        <table:table-row table:style-name="ro1">
          <table:table-cell office:value-type="float" office:value="0.182923" calcext:value-type="float">
            <text:p>0,182923</text:p>
          </table:table-cell>
          <table:table-cell office:value-type="float" office:value="0.178894" calcext:value-type="float">
            <text:p>0,178894</text:p>
          </table:table-cell>
          <table:table-cell office:value-type="float" office:value="0.509708" calcext:value-type="float">
            <text:p>0,509708</text:p>
          </table:table-cell>
          <table:table-cell office:value-type="float" office:value="0.546234" calcext:value-type="float">
            <text:p>0,546234</text:p>
          </table:table-cell>
          <table:table-cell office:value-type="float" office:value="0.297127" calcext:value-type="float">
            <text:p>0,297127</text:p>
          </table:table-cell>
          <table:table-cell office:value-type="float" office:value="0.321994" calcext:value-type="float">
            <text:p>0,321994</text:p>
          </table:table-cell>
          <table:table-cell office:value-type="float" office:value="0.363465" calcext:value-type="float">
            <text:p>0,363465</text:p>
          </table:table-cell>
          <table:table-cell office:value-type="float" office:value="0.936747" calcext:value-type="float">
            <text:p>0,936747</text:p>
          </table:table-cell>
          <table:table-cell office:value-type="float" office:value="0.67542" calcext:value-type="float">
            <text:p>0,67542</text:p>
          </table:table-cell>
          <table:table-cell office:value-type="float" office:value="0.815158" calcext:value-type="float">
            <text:p>0,815158</text:p>
          </table:table-cell>
          <table:table-cell office:value-type="float" office:value="0.743032" calcext:value-type="float">
            <text:p>0,743032</text:p>
          </table:table-cell>
          <table:table-cell office:value-type="float" office:value="0.271298" calcext:value-type="float">
            <text:p>0,271298</text:p>
          </table:table-cell>
          <table:table-cell office:value-type="float" office:value="0.225957" calcext:value-type="float">
            <text:p>0,225957</text:p>
          </table:table-cell>
          <table:table-cell office:value-type="float" office:value="0.254778" calcext:value-type="float">
            <text:p>0,254778</text:p>
          </table:table-cell>
          <table:table-cell office:value-type="float" office:value="1.24971" calcext:value-type="float">
            <text:p>1,24971</text:p>
          </table:table-cell>
          <table:table-cell office:value-type="float" office:value="1.33464" calcext:value-type="float">
            <text:p>1,33464</text:p>
          </table:table-cell>
          <table:table-cell table:number-columns-repeated="52"/>
          <table:table-cell table:formula="of:=MIN([.A98:.BL98])" office:value-type="float" office:value="0.178894" calcext:value-type="float">
            <text:p>0,178894</text:p>
          </table:table-cell>
          <table:table-cell table:formula="of:=MAX([.A98:.BL98])" office:value-type="float" office:value="1.33464" calcext:value-type="float">
            <text:p>1,33464</text:p>
          </table:table-cell>
          <table:table-cell table:number-columns-repeated="7"/>
        </table:table-row>
        <table:table-row table:style-name="ro1">
          <table:table-cell office:value-type="float" office:value="0.228974" calcext:value-type="float">
            <text:p>0,228974</text:p>
          </table:table-cell>
          <table:table-cell office:value-type="float" office:value="0.256572" calcext:value-type="float">
            <text:p>0,256572</text:p>
          </table:table-cell>
          <table:table-cell office:value-type="float" office:value="0.224767" calcext:value-type="float">
            <text:p>0,224767</text:p>
          </table:table-cell>
          <table:table-cell office:value-type="float" office:value="0.187625" calcext:value-type="float">
            <text:p>0,187625</text:p>
          </table:table-cell>
          <table:table-cell office:value-type="float" office:value="1.04283" calcext:value-type="float">
            <text:p>1,04283</text:p>
          </table:table-cell>
          <table:table-cell office:value-type="float" office:value="0.939918" calcext:value-type="float">
            <text:p>0,939918</text:p>
          </table:table-cell>
          <table:table-cell office:value-type="float" office:value="1.0913" calcext:value-type="float">
            <text:p>1,0913</text:p>
          </table:table-cell>
          <table:table-cell office:value-type="float" office:value="0.882888" calcext:value-type="float">
            <text:p>0,882888</text:p>
          </table:table-cell>
          <table:table-cell office:value-type="float" office:value="0.750893" calcext:value-type="float">
            <text:p>0,750893</text:p>
          </table:table-cell>
          <table:table-cell office:value-type="float" office:value="0.803925" calcext:value-type="float">
            <text:p>0,803925</text:p>
          </table:table-cell>
          <table:table-cell office:value-type="float" office:value="0.683349" calcext:value-type="float">
            <text:p>0,683349</text:p>
          </table:table-cell>
          <table:table-cell office:value-type="float" office:value="0.64367" calcext:value-type="float">
            <text:p>0,64367</text:p>
          </table:table-cell>
          <table:table-cell office:value-type="float" office:value="1.75308" calcext:value-type="float">
            <text:p>1,75308</text:p>
          </table:table-cell>
          <table:table-cell office:value-type="float" office:value="1.59362" calcext:value-type="float">
            <text:p>1,59362</text:p>
          </table:table-cell>
          <table:table-cell office:value-type="float" office:value="1.41306" calcext:value-type="float">
            <text:p>1,41306</text:p>
          </table:table-cell>
          <table:table-cell office:value-type="float" office:value="0.129365" calcext:value-type="float">
            <text:p>0,129365</text:p>
          </table:table-cell>
          <table:table-cell table:number-columns-repeated="52"/>
          <table:table-cell table:formula="of:=MIN([.A99:.BL99])" office:value-type="float" office:value="0.129365" calcext:value-type="float">
            <text:p>0,129365</text:p>
          </table:table-cell>
          <table:table-cell table:formula="of:=MAX([.A99:.BL99])" office:value-type="float" office:value="1.75308" calcext:value-type="float">
            <text:p>1,75308</text:p>
          </table:table-cell>
          <table:table-cell table:number-columns-repeated="7"/>
        </table:table-row>
        <table:table-row table:style-name="ro1">
          <table:table-cell office:value-type="float" office:value="0.574007" calcext:value-type="float">
            <text:p>0,574007</text:p>
          </table:table-cell>
          <table:table-cell office:value-type="float" office:value="0.582828" calcext:value-type="float">
            <text:p>0,582828</text:p>
          </table:table-cell>
          <table:table-cell office:value-type="float" office:value="0.575133" calcext:value-type="float">
            <text:p>0,575133</text:p>
          </table:table-cell>
          <table:table-cell office:value-type="float" office:value="1.17385" calcext:value-type="float">
            <text:p>1,17385</text:p>
          </table:table-cell>
          <table:table-cell office:value-type="float" office:value="1.19893" calcext:value-type="float">
            <text:p>1,19893</text:p>
          </table:table-cell>
          <table:table-cell office:value-type="float" office:value="0.644786" calcext:value-type="float">
            <text:p>0,644786</text:p>
          </table:table-cell>
          <table:table-cell office:value-type="float" office:value="0.25049" calcext:value-type="float">
            <text:p>0,25049</text:p>
          </table:table-cell>
          <table:table-cell office:value-type="float" office:value="0.358736" calcext:value-type="float">
            <text:p>0,358736</text:p>
          </table:table-cell>
          <table:table-cell office:value-type="float" office:value="1.01576" calcext:value-type="float">
            <text:p>1,01576</text:p>
          </table:table-cell>
          <table:table-cell office:value-type="float" office:value="1.1719" calcext:value-type="float">
            <text:p>1,1719</text:p>
          </table:table-cell>
          <table:table-cell office:value-type="float" office:value="0.589355" calcext:value-type="float">
            <text:p>0,589355</text:p>
          </table:table-cell>
          <table:table-cell office:value-type="float" office:value="1.28621" calcext:value-type="float">
            <text:p>1,28621</text:p>
          </table:table-cell>
          <table:table-cell office:value-type="float" office:value="1.40935" calcext:value-type="float">
            <text:p>1,40935</text:p>
          </table:table-cell>
          <table:table-cell office:value-type="float" office:value="1.56648" calcext:value-type="float">
            <text:p>1,56648</text:p>
          </table:table-cell>
          <table:table-cell office:value-type="float" office:value="0.332078" calcext:value-type="float">
            <text:p>0,332078</text:p>
          </table:table-cell>
          <table:table-cell office:value-type="float" office:value="1.02487" calcext:value-type="float">
            <text:p>1,02487</text:p>
          </table:table-cell>
          <table:table-cell table:number-columns-repeated="52"/>
          <table:table-cell table:formula="of:=MIN([.A100:.BL100])" office:value-type="float" office:value="0.25049" calcext:value-type="float">
            <text:p>0,25049</text:p>
          </table:table-cell>
          <table:table-cell table:formula="of:=MAX([.A100:.BL100])" office:value-type="float" office:value="1.56648" calcext:value-type="float">
            <text:p>1,56648</text:p>
          </table:table-cell>
          <table:table-cell table:number-columns-repeated="7"/>
        </table:table-row>
        <table:table-row table:style-name="ro1">
          <table:table-cell office:value-type="float" office:value="0.571805" calcext:value-type="float">
            <text:p>0,571805</text:p>
          </table:table-cell>
          <table:table-cell office:value-type="float" office:value="0.594832" calcext:value-type="float">
            <text:p>0,594832</text:p>
          </table:table-cell>
          <table:table-cell office:value-type="float" office:value="0.595302" calcext:value-type="float">
            <text:p>0,595302</text:p>
          </table:table-cell>
          <table:table-cell office:value-type="float" office:value="0.542365" calcext:value-type="float">
            <text:p>0,542365</text:p>
          </table:table-cell>
          <table:table-cell office:value-type="float" office:value="0.596901" calcext:value-type="float">
            <text:p>0,596901</text:p>
          </table:table-cell>
          <table:table-cell office:value-type="float" office:value="0.549657" calcext:value-type="float">
            <text:p>0,549657</text:p>
          </table:table-cell>
          <table:table-cell office:value-type="float" office:value="1.17592" calcext:value-type="float">
            <text:p>1,17592</text:p>
          </table:table-cell>
          <table:table-cell office:value-type="float" office:value="0.238079" calcext:value-type="float">
            <text:p>0,238079</text:p>
          </table:table-cell>
          <table:table-cell office:value-type="float" office:value="0.131774" calcext:value-type="float">
            <text:p>0,131774</text:p>
          </table:table-cell>
          <table:table-cell office:value-type="float" office:value="2.12152" calcext:value-type="float">
            <text:p>2,12152</text:p>
          </table:table-cell>
          <table:table-cell office:value-type="float" office:value="1.61466" calcext:value-type="float">
            <text:p>1,61466</text:p>
          </table:table-cell>
          <table:table-cell office:value-type="float" office:value="1.02525" calcext:value-type="float">
            <text:p>1,02525</text:p>
          </table:table-cell>
          <table:table-cell office:value-type="float" office:value="1.64172" calcext:value-type="float">
            <text:p>1,64172</text:p>
          </table:table-cell>
          <table:table-cell office:value-type="float" office:value="1.0447" calcext:value-type="float">
            <text:p>1,0447</text:p>
          </table:table-cell>
          <table:table-cell office:value-type="float" office:value="1.04962" calcext:value-type="float">
            <text:p>1,04962</text:p>
          </table:table-cell>
          <table:table-cell office:value-type="float" office:value="0.524558" calcext:value-type="float">
            <text:p>0,524558</text:p>
          </table:table-cell>
          <table:table-cell table:number-columns-repeated="52"/>
          <table:table-cell table:formula="of:=MIN([.A101:.BL101])" office:value-type="float" office:value="0.131774" calcext:value-type="float">
            <text:p>0,131774</text:p>
          </table:table-cell>
          <table:table-cell table:formula="of:=MAX([.A101:.BL101])" office:value-type="float" office:value="2.12152" calcext:value-type="float">
            <text:p>2,12152</text:p>
          </table:table-cell>
          <table:table-cell table:number-columns-repeated="7"/>
        </table:table-row>
        <table:table-row table:style-name="ro1">
          <table:table-cell office:value-type="float" office:value="0.595625" calcext:value-type="float">
            <text:p>0,595625</text:p>
          </table:table-cell>
          <table:table-cell office:value-type="float" office:value="0.560101" calcext:value-type="float">
            <text:p>0,560101</text:p>
          </table:table-cell>
          <table:table-cell office:value-type="float" office:value="0.582322" calcext:value-type="float">
            <text:p>0,582322</text:p>
          </table:table-cell>
          <table:table-cell office:value-type="float" office:value="1.18142" calcext:value-type="float">
            <text:p>1,18142</text:p>
          </table:table-cell>
          <table:table-cell office:value-type="float" office:value="0.619382" calcext:value-type="float">
            <text:p>0,619382</text:p>
          </table:table-cell>
          <table:table-cell office:value-type="float" office:value="1.24038" calcext:value-type="float">
            <text:p>1,24038</text:p>
          </table:table-cell>
          <table:table-cell office:value-type="float" office:value="0.607" calcext:value-type="float">
            <text:p>0,607</text:p>
          </table:table-cell>
          <table:table-cell office:value-type="float" office:value="1.78776" calcext:value-type="float">
            <text:p>1,78776</text:p>
          </table:table-cell>
          <table:table-cell office:value-type="float" office:value="0.578722" calcext:value-type="float">
            <text:p>0,578722</text:p>
          </table:table-cell>
          <table:table-cell office:value-type="float" office:value="0.622862" calcext:value-type="float">
            <text:p>0,622862</text:p>
          </table:table-cell>
          <table:table-cell office:value-type="float" office:value="1.21671" calcext:value-type="float">
            <text:p>1,21671</text:p>
          </table:table-cell>
          <table:table-cell office:value-type="float" office:value="0.59152" calcext:value-type="float">
            <text:p>0,59152</text:p>
          </table:table-cell>
          <table:table-cell office:value-type="float" office:value="0.834496" calcext:value-type="float">
            <text:p>0,834496</text:p>
          </table:table-cell>
          <table:table-cell office:value-type="float" office:value="0.954445" calcext:value-type="float">
            <text:p>0,954445</text:p>
          </table:table-cell>
          <table:table-cell office:value-type="float" office:value="1.05797" calcext:value-type="float">
            <text:p>1,05797</text:p>
          </table:table-cell>
          <table:table-cell office:value-type="float" office:value="1.10249" calcext:value-type="float">
            <text:p>1,10249</text:p>
          </table:table-cell>
          <table:table-cell table:number-columns-repeated="52"/>
          <table:table-cell table:formula="of:=MIN([.A102:.BL102])" office:value-type="float" office:value="0.560101" calcext:value-type="float">
            <text:p>0,560101</text:p>
          </table:table-cell>
          <table:table-cell table:formula="of:=MAX([.A102:.BL102])" office:value-type="float" office:value="1.78776" calcext:value-type="float">
            <text:p>1,78776</text:p>
          </table:table-cell>
          <table:table-cell table:number-columns-repeated="7"/>
        </table:table-row>
        <table:table-row table:style-name="ro1">
          <table:table-cell office:value-type="float" office:value="0.576921" calcext:value-type="float">
            <text:p>0,576921</text:p>
          </table:table-cell>
          <table:table-cell office:value-type="float" office:value="0.596178" calcext:value-type="float">
            <text:p>0,596178</text:p>
          </table:table-cell>
          <table:table-cell office:value-type="float" office:value="0.610866" calcext:value-type="float">
            <text:p>0,610866</text:p>
          </table:table-cell>
          <table:table-cell office:value-type="float" office:value="0.601402" calcext:value-type="float">
            <text:p>0,601402</text:p>
          </table:table-cell>
          <table:table-cell office:value-type="float" office:value="0.563407" calcext:value-type="float">
            <text:p>0,563407</text:p>
          </table:table-cell>
          <table:table-cell office:value-type="float" office:value="0.571857" calcext:value-type="float">
            <text:p>0,571857</text:p>
          </table:table-cell>
          <table:table-cell office:value-type="float" office:value="0.589055" calcext:value-type="float">
            <text:p>0,589055</text:p>
          </table:table-cell>
          <table:table-cell office:value-type="float" office:value="0.61958" calcext:value-type="float">
            <text:p>0,61958</text:p>
          </table:table-cell>
          <table:table-cell office:value-type="float" office:value="0.760295" calcext:value-type="float">
            <text:p>0,760295</text:p>
          </table:table-cell>
          <table:table-cell office:value-type="float" office:value="0.792317" calcext:value-type="float">
            <text:p>0,792317</text:p>
          </table:table-cell>
          <table:table-cell office:value-type="float" office:value="0.226272" calcext:value-type="float">
            <text:p>0,226272</text:p>
          </table:table-cell>
          <table:table-cell office:value-type="float" office:value="1.15613" calcext:value-type="float">
            <text:p>1,15613</text:p>
          </table:table-cell>
          <table:table-cell office:value-type="float" office:value="0.567438" calcext:value-type="float">
            <text:p>0,567438</text:p>
          </table:table-cell>
          <table:table-cell office:value-type="float" office:value="0.748448" calcext:value-type="float">
            <text:p>0,748448</text:p>
          </table:table-cell>
          <table:table-cell office:value-type="float" office:value="0.250867" calcext:value-type="float">
            <text:p>0,250867</text:p>
          </table:table-cell>
          <table:table-cell office:value-type="float" office:value="0.343267" calcext:value-type="float">
            <text:p>0,343267</text:p>
          </table:table-cell>
          <table:table-cell table:number-columns-repeated="52"/>
          <table:table-cell table:formula="of:=MIN([.A103:.BL103])" office:value-type="float" office:value="0.226272" calcext:value-type="float">
            <text:p>0,226272</text:p>
          </table:table-cell>
          <table:table-cell table:formula="of:=MAX([.A103:.BL103])" office:value-type="float" office:value="1.15613" calcext:value-type="float">
            <text:p>1,15613</text:p>
          </table:table-cell>
          <table:table-cell table:number-columns-repeated="7"/>
        </table:table-row>
        <table:table-row table:style-name="ro1">
          <table:table-cell office:value-type="float" office:value="0.58297" calcext:value-type="float">
            <text:p>0,58297</text:p>
          </table:table-cell>
          <table:table-cell office:value-type="float" office:value="0.60775" calcext:value-type="float">
            <text:p>0,60775</text:p>
          </table:table-cell>
          <table:table-cell office:value-type="float" office:value="0.613426" calcext:value-type="float">
            <text:p>0,613426</text:p>
          </table:table-cell>
          <table:table-cell office:value-type="float" office:value="0.550204" calcext:value-type="float">
            <text:p>0,550204</text:p>
          </table:table-cell>
          <table:table-cell office:value-type="float" office:value="0.590683" calcext:value-type="float">
            <text:p>0,590683</text:p>
          </table:table-cell>
          <table:table-cell office:value-type="float" office:value="0.596126" calcext:value-type="float">
            <text:p>0,596126</text:p>
          </table:table-cell>
          <table:table-cell office:value-type="float" office:value="0.217749" calcext:value-type="float">
            <text:p>0,217749</text:p>
          </table:table-cell>
          <table:table-cell office:value-type="float" office:value="0.43474" calcext:value-type="float">
            <text:p>0,43474</text:p>
          </table:table-cell>
          <table:table-cell office:value-type="float" office:value="1.67377" calcext:value-type="float">
            <text:p>1,67377</text:p>
          </table:table-cell>
          <table:table-cell office:value-type="float" office:value="1.12118" calcext:value-type="float">
            <text:p>1,12118</text:p>
          </table:table-cell>
          <table:table-cell office:value-type="float" office:value="0.570543" calcext:value-type="float">
            <text:p>0,570543</text:p>
          </table:table-cell>
          <table:table-cell office:value-type="float" office:value="1.25834" calcext:value-type="float">
            <text:p>1,25834</text:p>
          </table:table-cell>
          <table:table-cell office:value-type="float" office:value="0.802576" calcext:value-type="float">
            <text:p>0,802576</text:p>
          </table:table-cell>
          <table:table-cell office:value-type="float" office:value="0.444567" calcext:value-type="float">
            <text:p>0,444567</text:p>
          </table:table-cell>
          <table:table-cell office:value-type="float" office:value="0.32858" calcext:value-type="float">
            <text:p>0,32858</text:p>
          </table:table-cell>
          <table:table-cell office:value-type="float" office:value="1.01406" calcext:value-type="float">
            <text:p>1,01406</text:p>
          </table:table-cell>
          <table:table-cell table:number-columns-repeated="52"/>
          <table:table-cell table:formula="of:=MIN([.A104:.BL104])" office:value-type="float" office:value="0.217749" calcext:value-type="float">
            <text:p>0,217749</text:p>
          </table:table-cell>
          <table:table-cell table:formula="of:=MAX([.A104:.BL104])" office:value-type="float" office:value="1.67377" calcext:value-type="float">
            <text:p>1,67377</text:p>
          </table:table-cell>
          <table:table-cell table:number-columns-repeated="7"/>
        </table:table-row>
        <table:table-row table:style-name="ro1">
          <table:table-cell office:value-type="float" office:value="0.542259" calcext:value-type="float">
            <text:p>0,542259</text:p>
          </table:table-cell>
          <table:table-cell office:value-type="float" office:value="0.598159" calcext:value-type="float">
            <text:p>0,598159</text:p>
          </table:table-cell>
          <table:table-cell office:value-type="float" office:value="0.601972" calcext:value-type="float">
            <text:p>0,601972</text:p>
          </table:table-cell>
          <table:table-cell office:value-type="float" office:value="0.222438" calcext:value-type="float">
            <text:p>0,222438</text:p>
          </table:table-cell>
          <table:table-cell office:value-type="float" office:value="0.236395" calcext:value-type="float">
            <text:p>0,236395</text:p>
          </table:table-cell>
          <table:table-cell office:value-type="float" office:value="1.12118" calcext:value-type="float">
            <text:p>1,12118</text:p>
          </table:table-cell>
          <table:table-cell office:value-type="float" office:value="0.588496" calcext:value-type="float">
            <text:p>0,588496</text:p>
          </table:table-cell>
          <table:table-cell office:value-type="float" office:value="0.272142" calcext:value-type="float">
            <text:p>0,272142</text:p>
          </table:table-cell>
          <table:table-cell office:value-type="float" office:value="0.195059" calcext:value-type="float">
            <text:p>0,195059</text:p>
          </table:table-cell>
          <table:table-cell office:value-type="float" office:value="0.198418" calcext:value-type="float">
            <text:p>0,198418</text:p>
          </table:table-cell>
          <table:table-cell office:value-type="float" office:value="1.22701" calcext:value-type="float">
            <text:p>1,22701</text:p>
          </table:table-cell>
          <table:table-cell office:value-type="float" office:value="0.584676" calcext:value-type="float">
            <text:p>0,584676</text:p>
          </table:table-cell>
          <table:table-cell office:value-type="float" office:value="0.977005" calcext:value-type="float">
            <text:p>0,977005</text:p>
          </table:table-cell>
          <table:table-cell office:value-type="float" office:value="1.29577" calcext:value-type="float">
            <text:p>1,29577</text:p>
          </table:table-cell>
          <table:table-cell office:value-type="float" office:value="1.32296" calcext:value-type="float">
            <text:p>1,32296</text:p>
          </table:table-cell>
          <table:table-cell office:value-type="float" office:value="1.45815" calcext:value-type="float">
            <text:p>1,45815</text:p>
          </table:table-cell>
          <table:table-cell table:number-columns-repeated="52"/>
          <table:table-cell table:formula="of:=MIN([.A105:.BL105])" office:value-type="float" office:value="0.195059" calcext:value-type="float">
            <text:p>0,195059</text:p>
          </table:table-cell>
          <table:table-cell table:formula="of:=MAX([.A105:.BL105])" office:value-type="float" office:value="1.45815" calcext:value-type="float">
            <text:p>1,4581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384164" calcext:value-type="float">
            <text:p>0,384164</text:p>
          </table:table-cell>
          <table:table-cell office:value-type="float" office:value="0.425502" calcext:value-type="float">
            <text:p>0,425502</text:p>
          </table:table-cell>
          <table:table-cell office:value-type="float" office:value="0.392508" calcext:value-type="float">
            <text:p>0,392508</text:p>
          </table:table-cell>
          <table:table-cell office:value-type="float" office:value="0.398663" calcext:value-type="float">
            <text:p>0,398663</text:p>
          </table:table-cell>
          <table:table-cell office:value-type="float" office:value="0.372546" calcext:value-type="float">
            <text:p>0,372546</text:p>
          </table:table-cell>
          <table:table-cell office:value-type="float" office:value="0.764862" calcext:value-type="float">
            <text:p>0,764862</text:p>
          </table:table-cell>
          <table:table-cell office:value-type="float" office:value="0.408881" calcext:value-type="float">
            <text:p>0,408881</text:p>
          </table:table-cell>
          <table:table-cell office:value-type="float" office:value="0.414945" calcext:value-type="float">
            <text:p>0,414945</text:p>
          </table:table-cell>
          <table:table-cell office:value-type="float" office:value="0.417882" calcext:value-type="float">
            <text:p>0,417882</text:p>
          </table:table-cell>
          <table:table-cell office:value-type="float" office:value="1.58507" calcext:value-type="float">
            <text:p>1,58507</text:p>
          </table:table-cell>
          <table:table-cell office:value-type="float" office:value="1.24841" calcext:value-type="float">
            <text:p>1,24841</text:p>
          </table:table-cell>
          <table:table-cell office:value-type="float" office:value="0.879746" calcext:value-type="float">
            <text:p>0,879746</text:p>
          </table:table-cell>
          <table:table-cell office:value-type="float" office:value="0.531802" calcext:value-type="float">
            <text:p>0,531802</text:p>
          </table:table-cell>
          <table:table-cell office:value-type="float" office:value="0.94084" calcext:value-type="float">
            <text:p>0,94084</text:p>
          </table:table-cell>
          <table:table-cell office:value-type="float" office:value="1.34169" calcext:value-type="float">
            <text:p>1,34169</text:p>
          </table:table-cell>
          <table:table-cell office:value-type="float" office:value="1.75515" calcext:value-type="float">
            <text:p>1,75515</text:p>
          </table:table-cell>
          <table:table-cell office:value-type="float" office:value="0.435282" calcext:value-type="float">
            <text:p>0,435282</text:p>
          </table:table-cell>
          <table:table-cell office:value-type="float" office:value="0.510853" calcext:value-type="float">
            <text:p>0,510853</text:p>
          </table:table-cell>
          <table:table-cell office:value-type="float" office:value="0.379604" calcext:value-type="float">
            <text:p>0,379604</text:p>
          </table:table-cell>
          <table:table-cell office:value-type="float" office:value="0.582804" calcext:value-type="float">
            <text:p>0,582804</text:p>
          </table:table-cell>
          <table:table-cell office:value-type="float" office:value="0.765708" calcext:value-type="float">
            <text:p>0,765708</text:p>
          </table:table-cell>
          <table:table-cell office:value-type="float" office:value="0.782721" calcext:value-type="float">
            <text:p>0,782721</text:p>
          </table:table-cell>
          <table:table-cell office:value-type="float" office:value="0.783138" calcext:value-type="float">
            <text:p>0,783138</text:p>
          </table:table-cell>
          <table:table-cell office:value-type="float" office:value="0.825196" calcext:value-type="float">
            <text:p>0,825196</text:p>
          </table:table-cell>
          <table:table-cell table:number-columns-repeated="44"/>
          <table:table-cell table:formula="of:=MIN([.A107:.BL107])" office:value-type="float" office:value="0.372546" calcext:value-type="float">
            <text:p>0,372546</text:p>
          </table:table-cell>
          <table:table-cell table:formula="of:=MAX([.A107:.BL107])" office:value-type="float" office:value="1.75515" calcext:value-type="float">
            <text:p>1,75515</text:p>
          </table:table-cell>
          <table:table-cell table:number-columns-repeated="7"/>
        </table:table-row>
        <table:table-row table:style-name="ro1">
          <table:table-cell office:value-type="float" office:value="0.382458" calcext:value-type="float">
            <text:p>0,382458</text:p>
          </table:table-cell>
          <table:table-cell office:value-type="float" office:value="0.418179" calcext:value-type="float">
            <text:p>0,418179</text:p>
          </table:table-cell>
          <table:table-cell office:value-type="float" office:value="0.340856" calcext:value-type="float">
            <text:p>0,340856</text:p>
          </table:table-cell>
          <table:table-cell office:value-type="float" office:value="0.400065" calcext:value-type="float">
            <text:p>0,400065</text:p>
          </table:table-cell>
          <table:table-cell office:value-type="float" office:value="0.378906" calcext:value-type="float">
            <text:p>0,378906</text:p>
          </table:table-cell>
          <table:table-cell office:value-type="float" office:value="0.388252" calcext:value-type="float">
            <text:p>0,388252</text:p>
          </table:table-cell>
          <table:table-cell office:value-type="float" office:value="0.407416" calcext:value-type="float">
            <text:p>0,407416</text:p>
          </table:table-cell>
          <table:table-cell office:value-type="float" office:value="0.405906" calcext:value-type="float">
            <text:p>0,405906</text:p>
          </table:table-cell>
          <table:table-cell office:value-type="float" office:value="0.39816" calcext:value-type="float">
            <text:p>0,39816</text:p>
          </table:table-cell>
          <table:table-cell office:value-type="float" office:value="1.93771" calcext:value-type="float">
            <text:p>1,93771</text:p>
          </table:table-cell>
          <table:table-cell office:value-type="float" office:value="1.94184" calcext:value-type="float">
            <text:p>1,94184</text:p>
          </table:table-cell>
          <table:table-cell office:value-type="float" office:value="1.57124" calcext:value-type="float">
            <text:p>1,57124</text:p>
          </table:table-cell>
          <table:table-cell office:value-type="float" office:value="1.23335" calcext:value-type="float">
            <text:p>1,23335</text:p>
          </table:table-cell>
          <table:table-cell office:value-type="float" office:value="0.856203" calcext:value-type="float">
            <text:p>0,856203</text:p>
          </table:table-cell>
          <table:table-cell office:value-type="float" office:value="0.410309" calcext:value-type="float">
            <text:p>0,410309</text:p>
          </table:table-cell>
          <table:table-cell office:value-type="float" office:value="1.72152" calcext:value-type="float">
            <text:p>1,72152</text:p>
          </table:table-cell>
          <table:table-cell office:value-type="float" office:value="1.40931" calcext:value-type="float">
            <text:p>1,40931</text:p>
          </table:table-cell>
          <table:table-cell office:value-type="float" office:value="1.03543" calcext:value-type="float">
            <text:p>1,03543</text:p>
          </table:table-cell>
          <table:table-cell office:value-type="float" office:value="0.628775" calcext:value-type="float">
            <text:p>0,628775</text:p>
          </table:table-cell>
          <table:table-cell office:value-type="float" office:value="0.369516" calcext:value-type="float">
            <text:p>0,369516</text:p>
          </table:table-cell>
          <table:table-cell office:value-type="float" office:value="0.820194" calcext:value-type="float">
            <text:p>0,820194</text:p>
          </table:table-cell>
          <table:table-cell office:value-type="float" office:value="0.42269" calcext:value-type="float">
            <text:p>0,42269</text:p>
          </table:table-cell>
          <table:table-cell office:value-type="float" office:value="0.382217" calcext:value-type="float">
            <text:p>0,382217</text:p>
          </table:table-cell>
          <table:table-cell office:value-type="float" office:value="0.474639" calcext:value-type="float">
            <text:p>0,474639</text:p>
          </table:table-cell>
          <table:table-cell table:number-columns-repeated="44"/>
          <table:table-cell table:formula="of:=MIN([.A108:.BL108])" office:value-type="float" office:value="0.340856" calcext:value-type="float">
            <text:p>0,340856</text:p>
          </table:table-cell>
          <table:table-cell table:formula="of:=MAX([.A108:.BL108])" office:value-type="float" office:value="1.94184" calcext:value-type="float">
            <text:p>1,94184</text:p>
          </table:table-cell>
          <table:table-cell table:number-columns-repeated="7"/>
        </table:table-row>
        <table:table-row table:style-name="ro1">
          <table:table-cell office:value-type="float" office:value="0.385287" calcext:value-type="float">
            <text:p>0,385287</text:p>
          </table:table-cell>
          <table:table-cell office:value-type="float" office:value="0.393678" calcext:value-type="float">
            <text:p>0,393678</text:p>
          </table:table-cell>
          <table:table-cell office:value-type="float" office:value="0.413728" calcext:value-type="float">
            <text:p>0,413728</text:p>
          </table:table-cell>
          <table:table-cell office:value-type="float" office:value="0.387343" calcext:value-type="float">
            <text:p>0,387343</text:p>
          </table:table-cell>
          <table:table-cell office:value-type="float" office:value="0.390183" calcext:value-type="float">
            <text:p>0,390183</text:p>
          </table:table-cell>
          <table:table-cell office:value-type="float" office:value="0.402484" calcext:value-type="float">
            <text:p>0,402484</text:p>
          </table:table-cell>
          <table:table-cell office:value-type="float" office:value="0.380048" calcext:value-type="float">
            <text:p>0,380048</text:p>
          </table:table-cell>
          <table:table-cell office:value-type="float" office:value="0.808796" calcext:value-type="float">
            <text:p>0,808796</text:p>
          </table:table-cell>
          <table:table-cell office:value-type="float" office:value="1.22422" calcext:value-type="float">
            <text:p>1,22422</text:p>
          </table:table-cell>
          <table:table-cell office:value-type="float" office:value="0.766957" calcext:value-type="float">
            <text:p>0,766957</text:p>
          </table:table-cell>
          <table:table-cell office:value-type="float" office:value="1.19359" calcext:value-type="float">
            <text:p>1,19359</text:p>
          </table:table-cell>
          <table:table-cell office:value-type="float" office:value="0.787753" calcext:value-type="float">
            <text:p>0,787753</text:p>
          </table:table-cell>
          <table:table-cell office:value-type="float" office:value="1.19817" calcext:value-type="float">
            <text:p>1,19817</text:p>
          </table:table-cell>
          <table:table-cell office:value-type="float" office:value="0.455972" calcext:value-type="float">
            <text:p>0,455972</text:p>
          </table:table-cell>
          <table:table-cell office:value-type="float" office:value="0.878343" calcext:value-type="float">
            <text:p>0,878343</text:p>
          </table:table-cell>
          <table:table-cell office:value-type="float" office:value="1.32846" calcext:value-type="float">
            <text:p>1,32846</text:p>
          </table:table-cell>
          <table:table-cell office:value-type="float" office:value="1.24648" calcext:value-type="float">
            <text:p>1,24648</text:p>
          </table:table-cell>
          <table:table-cell office:value-type="float" office:value="1.24708" calcext:value-type="float">
            <text:p>1,24708</text:p>
          </table:table-cell>
          <table:table-cell office:value-type="float" office:value="0.464351" calcext:value-type="float">
            <text:p>0,464351</text:p>
          </table:table-cell>
          <table:table-cell office:value-type="float" office:value="1.25828" calcext:value-type="float">
            <text:p>1,25828</text:p>
          </table:table-cell>
          <table:table-cell office:value-type="float" office:value="0.543665" calcext:value-type="float">
            <text:p>0,543665</text:p>
          </table:table-cell>
          <table:table-cell office:value-type="float" office:value="1.0222" calcext:value-type="float">
            <text:p>1,0222</text:p>
          </table:table-cell>
          <table:table-cell office:value-type="float" office:value="1.04804" calcext:value-type="float">
            <text:p>1,04804</text:p>
          </table:table-cell>
          <table:table-cell office:value-type="float" office:value="1.12356" calcext:value-type="float">
            <text:p>1,12356</text:p>
          </table:table-cell>
          <table:table-cell table:number-columns-repeated="44"/>
          <table:table-cell table:formula="of:=MIN([.A109:.BL109])" office:value-type="float" office:value="0.380048" calcext:value-type="float">
            <text:p>0,380048</text:p>
          </table:table-cell>
          <table:table-cell table:formula="of:=MAX([.A109:.BL109])" office:value-type="float" office:value="1.32846" calcext:value-type="float">
            <text:p>1,32846</text:p>
          </table:table-cell>
          <table:table-cell table:number-columns-repeated="7"/>
        </table:table-row>
        <table:table-row table:style-name="ro1">
          <table:table-cell office:value-type="float" office:value="0.373588" calcext:value-type="float">
            <text:p>0,373588</text:p>
          </table:table-cell>
          <table:table-cell office:value-type="float" office:value="0.387454" calcext:value-type="float">
            <text:p>0,387454</text:p>
          </table:table-cell>
          <table:table-cell office:value-type="float" office:value="0.405831" calcext:value-type="float">
            <text:p>0,405831</text:p>
          </table:table-cell>
          <table:table-cell office:value-type="float" office:value="0.3918" calcext:value-type="float">
            <text:p>0,3918</text:p>
          </table:table-cell>
          <table:table-cell office:value-type="float" office:value="0.784795" calcext:value-type="float">
            <text:p>0,784795</text:p>
          </table:table-cell>
          <table:table-cell office:value-type="float" office:value="0.730401" calcext:value-type="float">
            <text:p>0,730401</text:p>
          </table:table-cell>
          <table:table-cell office:value-type="float" office:value="0.733448" calcext:value-type="float">
            <text:p>0,733448</text:p>
          </table:table-cell>
          <table:table-cell office:value-type="float" office:value="0.373714" calcext:value-type="float">
            <text:p>0,373714</text:p>
          </table:table-cell>
          <table:table-cell office:value-type="float" office:value="0.422389" calcext:value-type="float">
            <text:p>0,422389</text:p>
          </table:table-cell>
          <table:table-cell office:value-type="float" office:value="0.808007" calcext:value-type="float">
            <text:p>0,808007</text:p>
          </table:table-cell>
          <table:table-cell office:value-type="float" office:value="0.299536" calcext:value-type="float">
            <text:p>0,299536</text:p>
          </table:table-cell>
          <table:table-cell office:value-type="float" office:value="0.742496" calcext:value-type="float">
            <text:p>0,742496</text:p>
          </table:table-cell>
          <table:table-cell office:value-type="float" office:value="1.22396" calcext:value-type="float">
            <text:p>1,22396</text:p>
          </table:table-cell>
          <table:table-cell office:value-type="float" office:value="0.463184" calcext:value-type="float">
            <text:p>0,463184</text:p>
          </table:table-cell>
          <table:table-cell office:value-type="float" office:value="0.469837" calcext:value-type="float">
            <text:p>0,469837</text:p>
          </table:table-cell>
          <table:table-cell office:value-type="float" office:value="1.39413" calcext:value-type="float">
            <text:p>1,39413</text:p>
          </table:table-cell>
          <table:table-cell office:value-type="float" office:value="1.39725" calcext:value-type="float">
            <text:p>1,39725</text:p>
          </table:table-cell>
          <table:table-cell office:value-type="float" office:value="1.48489" calcext:value-type="float">
            <text:p>1,48489</text:p>
          </table:table-cell>
          <table:table-cell office:value-type="float" office:value="0.717586" calcext:value-type="float">
            <text:p>0,717586</text:p>
          </table:table-cell>
          <table:table-cell office:value-type="float" office:value="0.269523" calcext:value-type="float">
            <text:p>0,269523</text:p>
          </table:table-cell>
          <table:table-cell office:value-type="float" office:value="0.568384" calcext:value-type="float">
            <text:p>0,568384</text:p>
          </table:table-cell>
          <table:table-cell office:value-type="float" office:value="0.285897" calcext:value-type="float">
            <text:p>0,285897</text:p>
          </table:table-cell>
          <table:table-cell office:value-type="float" office:value="0.32054" calcext:value-type="float">
            <text:p>0,32054</text:p>
          </table:table-cell>
          <table:table-cell office:value-type="float" office:value="0.163306" calcext:value-type="float">
            <text:p>0,163306</text:p>
          </table:table-cell>
          <table:table-cell table:number-columns-repeated="44"/>
          <table:table-cell table:formula="of:=MIN([.A110:.BL110])" office:value-type="float" office:value="0.163306" calcext:value-type="float">
            <text:p>0,163306</text:p>
          </table:table-cell>
          <table:table-cell table:formula="of:=MAX([.A110:.BL110])" office:value-type="float" office:value="1.48489" calcext:value-type="float">
            <text:p>1,48489</text:p>
          </table:table-cell>
          <table:table-cell table:number-columns-repeated="7"/>
        </table:table-row>
        <table:table-row table:style-name="ro1">
          <table:table-cell office:value-type="float" office:value="0.375032" calcext:value-type="float">
            <text:p>0,375032</text:p>
          </table:table-cell>
          <table:table-cell office:value-type="float" office:value="0.395445" calcext:value-type="float">
            <text:p>0,395445</text:p>
          </table:table-cell>
          <table:table-cell office:value-type="float" office:value="0.405545" calcext:value-type="float">
            <text:p>0,405545</text:p>
          </table:table-cell>
          <table:table-cell office:value-type="float" office:value="0.428054" calcext:value-type="float">
            <text:p>0,428054</text:p>
          </table:table-cell>
          <table:table-cell office:value-type="float" office:value="0.445912" calcext:value-type="float">
            <text:p>0,445912</text:p>
          </table:table-cell>
          <table:table-cell office:value-type="float" office:value="0.386581" calcext:value-type="float">
            <text:p>0,386581</text:p>
          </table:table-cell>
          <table:table-cell office:value-type="float" office:value="0.427277" calcext:value-type="float">
            <text:p>0,427277</text:p>
          </table:table-cell>
          <table:table-cell office:value-type="float" office:value="0.475782" calcext:value-type="float">
            <text:p>0,475782</text:p>
          </table:table-cell>
          <table:table-cell office:value-type="float" office:value="0.512716" calcext:value-type="float">
            <text:p>0,512716</text:p>
          </table:table-cell>
          <table:table-cell office:value-type="float" office:value="0.447884" calcext:value-type="float">
            <text:p>0,447884</text:p>
          </table:table-cell>
          <table:table-cell office:value-type="float" office:value="1.73604" calcext:value-type="float">
            <text:p>1,73604</text:p>
          </table:table-cell>
          <table:table-cell office:value-type="float" office:value="0.42857" calcext:value-type="float">
            <text:p>0,42857</text:p>
          </table:table-cell>
          <table:table-cell office:value-type="float" office:value="0.432093" calcext:value-type="float">
            <text:p>0,432093</text:p>
          </table:table-cell>
          <table:table-cell office:value-type="float" office:value="0.457516" calcext:value-type="float">
            <text:p>0,457516</text:p>
          </table:table-cell>
          <table:table-cell office:value-type="float" office:value="1.84562" calcext:value-type="float">
            <text:p>1,84562</text:p>
          </table:table-cell>
          <table:table-cell office:value-type="float" office:value="1.46274" calcext:value-type="float">
            <text:p>1,46274</text:p>
          </table:table-cell>
          <table:table-cell office:value-type="float" office:value="1.36287" calcext:value-type="float">
            <text:p>1,36287</text:p>
          </table:table-cell>
          <table:table-cell office:value-type="float" office:value="1.40821" calcext:value-type="float">
            <text:p>1,40821</text:p>
          </table:table-cell>
          <table:table-cell office:value-type="float" office:value="0.424931" calcext:value-type="float">
            <text:p>0,424931</text:p>
          </table:table-cell>
          <table:table-cell office:value-type="float" office:value="0.924661" calcext:value-type="float">
            <text:p>0,924661</text:p>
          </table:table-cell>
          <table:table-cell office:value-type="float" office:value="1.95915" calcext:value-type="float">
            <text:p>1,95915</text:p>
          </table:table-cell>
          <table:table-cell office:value-type="float" office:value="1.99131" calcext:value-type="float">
            <text:p>1,99131</text:p>
          </table:table-cell>
          <table:table-cell office:value-type="float" office:value="1.10392" calcext:value-type="float">
            <text:p>1,10392</text:p>
          </table:table-cell>
          <table:table-cell office:value-type="float" office:value="1.63515" calcext:value-type="float">
            <text:p>1,63515</text:p>
          </table:table-cell>
          <table:table-cell table:number-columns-repeated="44"/>
          <table:table-cell table:formula="of:=MIN([.A111:.BL111])" office:value-type="float" office:value="0.375032" calcext:value-type="float">
            <text:p>0,375032</text:p>
          </table:table-cell>
          <table:table-cell table:formula="of:=MAX([.A111:.BL111])" office:value-type="float" office:value="1.99131" calcext:value-type="float">
            <text:p>1,99131</text:p>
          </table:table-cell>
          <table:table-cell table:number-columns-repeated="7"/>
        </table:table-row>
        <table:table-row table:style-name="ro1">
          <table:table-cell office:value-type="float" office:value="0.359799" calcext:value-type="float">
            <text:p>0,359799</text:p>
          </table:table-cell>
          <table:table-cell office:value-type="float" office:value="0.369983" calcext:value-type="float">
            <text:p>0,369983</text:p>
          </table:table-cell>
          <table:table-cell office:value-type="float" office:value="0.39555" calcext:value-type="float">
            <text:p>0,39555</text:p>
          </table:table-cell>
          <table:table-cell office:value-type="float" office:value="0.398076" calcext:value-type="float">
            <text:p>0,398076</text:p>
          </table:table-cell>
          <table:table-cell office:value-type="float" office:value="0.124619" calcext:value-type="float">
            <text:p>0,124619</text:p>
          </table:table-cell>
          <table:table-cell office:value-type="float" office:value="0.112664" calcext:value-type="float">
            <text:p>0,112664</text:p>
          </table:table-cell>
          <table:table-cell office:value-type="float" office:value="0.122809" calcext:value-type="float">
            <text:p>0,122809</text:p>
          </table:table-cell>
          <table:table-cell office:value-type="float" office:value="0.377356" calcext:value-type="float">
            <text:p>0,377356</text:p>
          </table:table-cell>
          <table:table-cell office:value-type="float" office:value="0.410476" calcext:value-type="float">
            <text:p>0,410476</text:p>
          </table:table-cell>
          <table:table-cell office:value-type="float" office:value="0.127963" calcext:value-type="float">
            <text:p>0,127963</text:p>
          </table:table-cell>
          <table:table-cell office:value-type="float" office:value="0.698527" calcext:value-type="float">
            <text:p>0,698527</text:p>
          </table:table-cell>
          <table:table-cell office:value-type="float" office:value="0.123956" calcext:value-type="float">
            <text:p>0,123956</text:p>
          </table:table-cell>
          <table:table-cell office:value-type="float" office:value="0.37935" calcext:value-type="float">
            <text:p>0,37935</text:p>
          </table:table-cell>
          <table:table-cell office:value-type="float" office:value="0.953722" calcext:value-type="float">
            <text:p>0,953722</text:p>
          </table:table-cell>
          <table:table-cell office:value-type="float" office:value="0.542532" calcext:value-type="float">
            <text:p>0,542532</text:p>
          </table:table-cell>
          <table:table-cell office:value-type="float" office:value="0.273245" calcext:value-type="float">
            <text:p>0,273245</text:p>
          </table:table-cell>
          <table:table-cell office:value-type="float" office:value="0.310307" calcext:value-type="float">
            <text:p>0,310307</text:p>
          </table:table-cell>
          <table:table-cell office:value-type="float" office:value="0.25182" calcext:value-type="float">
            <text:p>0,25182</text:p>
          </table:table-cell>
          <table:table-cell office:value-type="float" office:value="0.327141" calcext:value-type="float">
            <text:p>0,327141</text:p>
          </table:table-cell>
          <table:table-cell office:value-type="float" office:value="1.39347" calcext:value-type="float">
            <text:p>1,39347</text:p>
          </table:table-cell>
          <table:table-cell office:value-type="float" office:value="1.44185" calcext:value-type="float">
            <text:p>1,44185</text:p>
          </table:table-cell>
          <table:table-cell office:value-type="float" office:value="1.14396" calcext:value-type="float">
            <text:p>1,14396</text:p>
          </table:table-cell>
          <table:table-cell office:value-type="float" office:value="1.14794" calcext:value-type="float">
            <text:p>1,14794</text:p>
          </table:table-cell>
          <table:table-cell office:value-type="float" office:value="1.17894" calcext:value-type="float">
            <text:p>1,17894</text:p>
          </table:table-cell>
          <table:table-cell table:number-columns-repeated="44"/>
          <table:table-cell table:formula="of:=MIN([.A112:.BL112])" office:value-type="float" office:value="0.112664" calcext:value-type="float">
            <text:p>0,112664</text:p>
          </table:table-cell>
          <table:table-cell table:formula="of:=MAX([.A112:.BL112])" office:value-type="float" office:value="1.44185" calcext:value-type="float">
            <text:p>1,44185</text:p>
          </table:table-cell>
          <table:table-cell table:number-columns-repeated="7"/>
        </table:table-row>
        <table:table-row table:style-name="ro1">
          <table:table-cell office:value-type="float" office:value="0.379559" calcext:value-type="float">
            <text:p>0,379559</text:p>
          </table:table-cell>
          <table:table-cell office:value-type="float" office:value="0.384847" calcext:value-type="float">
            <text:p>0,384847</text:p>
          </table:table-cell>
          <table:table-cell office:value-type="float" office:value="0.362275" calcext:value-type="float">
            <text:p>0,362275</text:p>
          </table:table-cell>
          <table:table-cell office:value-type="float" office:value="0.18852" calcext:value-type="float">
            <text:p>0,18852</text:p>
          </table:table-cell>
          <table:table-cell office:value-type="float" office:value="0.941336" calcext:value-type="float">
            <text:p>0,941336</text:p>
          </table:table-cell>
          <table:table-cell office:value-type="float" office:value="0.569852" calcext:value-type="float">
            <text:p>0,569852</text:p>
          </table:table-cell>
          <table:table-cell office:value-type="float" office:value="0.272059" calcext:value-type="float">
            <text:p>0,272059</text:p>
          </table:table-cell>
          <table:table-cell office:value-type="float" office:value="0.645349" calcext:value-type="float">
            <text:p>0,645349</text:p>
          </table:table-cell>
          <table:table-cell office:value-type="float" office:value="0.244353" calcext:value-type="float">
            <text:p>0,244353</text:p>
          </table:table-cell>
          <table:table-cell office:value-type="float" office:value="0.387862" calcext:value-type="float">
            <text:p>0,387862</text:p>
          </table:table-cell>
          <table:table-cell office:value-type="float" office:value="1.10075" calcext:value-type="float">
            <text:p>1,10075</text:p>
          </table:table-cell>
          <table:table-cell office:value-type="float" office:value="0.75241" calcext:value-type="float">
            <text:p>0,75241</text:p>
          </table:table-cell>
          <table:table-cell office:value-type="float" office:value="0.64158" calcext:value-type="float">
            <text:p>0,64158</text:p>
          </table:table-cell>
          <table:table-cell office:value-type="float" office:value="1.21324" calcext:value-type="float">
            <text:p>1,21324</text:p>
          </table:table-cell>
          <table:table-cell office:value-type="float" office:value="0.819094" calcext:value-type="float">
            <text:p>0,819094</text:p>
          </table:table-cell>
          <table:table-cell office:value-type="float" office:value="1.76729" calcext:value-type="float">
            <text:p>1,76729</text:p>
          </table:table-cell>
          <table:table-cell office:value-type="float" office:value="0.522888" calcext:value-type="float">
            <text:p>0,522888</text:p>
          </table:table-cell>
          <table:table-cell office:value-type="float" office:value="1.56986" calcext:value-type="float">
            <text:p>1,56986</text:p>
          </table:table-cell>
          <table:table-cell office:value-type="float" office:value="0.391074" calcext:value-type="float">
            <text:p>0,391074</text:p>
          </table:table-cell>
          <table:table-cell office:value-type="float" office:value="1.08353" calcext:value-type="float">
            <text:p>1,08353</text:p>
          </table:table-cell>
          <table:table-cell office:value-type="float" office:value="1.0817" calcext:value-type="float">
            <text:p>1,0817</text:p>
          </table:table-cell>
          <table:table-cell office:value-type="float" office:value="0.937792" calcext:value-type="float">
            <text:p>0,937792</text:p>
          </table:table-cell>
          <table:table-cell office:value-type="float" office:value="1.18189" calcext:value-type="float">
            <text:p>1,18189</text:p>
          </table:table-cell>
          <table:table-cell office:value-type="float" office:value="0.20168" calcext:value-type="float">
            <text:p>0,20168</text:p>
          </table:table-cell>
          <table:table-cell table:number-columns-repeated="44"/>
          <table:table-cell table:formula="of:=MIN([.A113:.BL113])" office:value-type="float" office:value="0.18852" calcext:value-type="float">
            <text:p>0,18852</text:p>
          </table:table-cell>
          <table:table-cell table:formula="of:=MAX([.A113:.BL113])" office:value-type="float" office:value="1.76729" calcext:value-type="float">
            <text:p>1,76729</text:p>
          </table:table-cell>
          <table:table-cell table:number-columns-repeated="7"/>
        </table:table-row>
        <table:table-row table:style-name="ro1">
          <table:table-cell office:value-type="float" office:value="0.387116" calcext:value-type="float">
            <text:p>0,387116</text:p>
          </table:table-cell>
          <table:table-cell office:value-type="float" office:value="0.405096" calcext:value-type="float">
            <text:p>0,405096</text:p>
          </table:table-cell>
          <table:table-cell office:value-type="float" office:value="0.482919" calcext:value-type="float">
            <text:p>0,482919</text:p>
          </table:table-cell>
          <table:table-cell office:value-type="float" office:value="0.386181" calcext:value-type="float">
            <text:p>0,386181</text:p>
          </table:table-cell>
          <table:table-cell office:value-type="float" office:value="0.408212" calcext:value-type="float">
            <text:p>0,408212</text:p>
          </table:table-cell>
          <table:table-cell office:value-type="float" office:value="0.412739" calcext:value-type="float">
            <text:p>0,412739</text:p>
          </table:table-cell>
          <table:table-cell office:value-type="float" office:value="0.467668" calcext:value-type="float">
            <text:p>0,467668</text:p>
          </table:table-cell>
          <table:table-cell office:value-type="float" office:value="0.33858" calcext:value-type="float">
            <text:p>0,33858</text:p>
          </table:table-cell>
          <table:table-cell office:value-type="float" office:value="0.401926" calcext:value-type="float">
            <text:p>0,401926</text:p>
          </table:table-cell>
          <table:table-cell office:value-type="float" office:value="1.14899" calcext:value-type="float">
            <text:p>1,14899</text:p>
          </table:table-cell>
          <table:table-cell office:value-type="float" office:value="0.382281" calcext:value-type="float">
            <text:p>0,382281</text:p>
          </table:table-cell>
          <table:table-cell office:value-type="float" office:value="0.796791" calcext:value-type="float">
            <text:p>0,796791</text:p>
          </table:table-cell>
          <table:table-cell office:value-type="float" office:value="0.456644" calcext:value-type="float">
            <text:p>0,456644</text:p>
          </table:table-cell>
          <table:table-cell office:value-type="float" office:value="0.827039" calcext:value-type="float">
            <text:p>0,827039</text:p>
          </table:table-cell>
          <table:table-cell office:value-type="float" office:value="1.76986" calcext:value-type="float">
            <text:p>1,76986</text:p>
          </table:table-cell>
          <table:table-cell office:value-type="float" office:value="1.03583" calcext:value-type="float">
            <text:p>1,03583</text:p>
          </table:table-cell>
          <table:table-cell office:value-type="float" office:value="1.06673" calcext:value-type="float">
            <text:p>1,06673</text:p>
          </table:table-cell>
          <table:table-cell office:value-type="float" office:value="1.5502" calcext:value-type="float">
            <text:p>1,5502</text:p>
          </table:table-cell>
          <table:table-cell office:value-type="float" office:value="1.08443" calcext:value-type="float">
            <text:p>1,08443</text:p>
          </table:table-cell>
          <table:table-cell office:value-type="float" office:value="1.17446" calcext:value-type="float">
            <text:p>1,17446</text:p>
          </table:table-cell>
          <table:table-cell office:value-type="float" office:value="0.357034" calcext:value-type="float">
            <text:p>0,357034</text:p>
          </table:table-cell>
          <table:table-cell office:value-type="float" office:value="0.0794418" calcext:value-type="float">
            <text:p>0,0794418</text:p>
          </table:table-cell>
          <table:table-cell office:value-type="float" office:value="0.235237" calcext:value-type="float">
            <text:p>0,235237</text:p>
          </table:table-cell>
          <table:table-cell office:value-type="float" office:value="0.670949" calcext:value-type="float">
            <text:p>0,670949</text:p>
          </table:table-cell>
          <table:table-cell table:number-columns-repeated="44"/>
          <table:table-cell table:formula="of:=MIN([.A114:.BL114])" office:value-type="float" office:value="0.0794418" calcext:value-type="float">
            <text:p>0,0794418</text:p>
          </table:table-cell>
          <table:table-cell table:formula="of:=MAX([.A114:.BL114])" office:value-type="float" office:value="1.76986" calcext:value-type="float">
            <text:p>1,76986</text:p>
          </table:table-cell>
          <table:table-cell table:number-columns-repeated="7"/>
        </table:table-row>
        <table:table-row table:style-name="ro1">
          <table:table-cell office:value-type="float" office:value="0.38428" calcext:value-type="float">
            <text:p>0,38428</text:p>
          </table:table-cell>
          <table:table-cell office:value-type="float" office:value="0.398081" calcext:value-type="float">
            <text:p>0,398081</text:p>
          </table:table-cell>
          <table:table-cell office:value-type="float" office:value="0.397454" calcext:value-type="float">
            <text:p>0,397454</text:p>
          </table:table-cell>
          <table:table-cell office:value-type="float" office:value="0.39344" calcext:value-type="float">
            <text:p>0,39344</text:p>
          </table:table-cell>
          <table:table-cell office:value-type="float" office:value="0.394611" calcext:value-type="float">
            <text:p>0,394611</text:p>
          </table:table-cell>
          <table:table-cell office:value-type="float" office:value="0.802242" calcext:value-type="float">
            <text:p>0,802242</text:p>
          </table:table-cell>
          <table:table-cell office:value-type="float" office:value="0.383644" calcext:value-type="float">
            <text:p>0,383644</text:p>
          </table:table-cell>
          <table:table-cell office:value-type="float" office:value="0.402571" calcext:value-type="float">
            <text:p>0,402571</text:p>
          </table:table-cell>
          <table:table-cell office:value-type="float" office:value="0.399687" calcext:value-type="float">
            <text:p>0,399687</text:p>
          </table:table-cell>
          <table:table-cell office:value-type="float" office:value="0.785257" calcext:value-type="float">
            <text:p>0,785257</text:p>
          </table:table-cell>
          <table:table-cell office:value-type="float" office:value="1.21472" calcext:value-type="float">
            <text:p>1,21472</text:p>
          </table:table-cell>
          <table:table-cell office:value-type="float" office:value="0.412687" calcext:value-type="float">
            <text:p>0,412687</text:p>
          </table:table-cell>
          <table:table-cell office:value-type="float" office:value="0.445599" calcext:value-type="float">
            <text:p>0,445599</text:p>
          </table:table-cell>
          <table:table-cell office:value-type="float" office:value="0.342985" calcext:value-type="float">
            <text:p>0,342985</text:p>
          </table:table-cell>
          <table:table-cell office:value-type="float" office:value="1.14915" calcext:value-type="float">
            <text:p>1,14915</text:p>
          </table:table-cell>
          <table:table-cell office:value-type="float" office:value="0.435789" calcext:value-type="float">
            <text:p>0,435789</text:p>
          </table:table-cell>
          <table:table-cell office:value-type="float" office:value="1.69519" calcext:value-type="float">
            <text:p>1,69519</text:p>
          </table:table-cell>
          <table:table-cell office:value-type="float" office:value="1.70392" calcext:value-type="float">
            <text:p>1,70392</text:p>
          </table:table-cell>
          <table:table-cell office:value-type="float" office:value="0.596263" calcext:value-type="float">
            <text:p>0,596263</text:p>
          </table:table-cell>
          <table:table-cell office:value-type="float" office:value="1.06055" calcext:value-type="float">
            <text:p>1,06055</text:p>
          </table:table-cell>
          <table:table-cell office:value-type="float" office:value="0.678207" calcext:value-type="float">
            <text:p>0,678207</text:p>
          </table:table-cell>
          <table:table-cell office:value-type="float" office:value="0.361035" calcext:value-type="float">
            <text:p>0,361035</text:p>
          </table:table-cell>
          <table:table-cell office:value-type="float" office:value="1.90878" calcext:value-type="float">
            <text:p>1,90878</text:p>
          </table:table-cell>
          <table:table-cell office:value-type="float" office:value="0.121298" calcext:value-type="float">
            <text:p>0,121298</text:p>
          </table:table-cell>
          <table:table-cell table:number-columns-repeated="44"/>
          <table:table-cell table:formula="of:=MIN([.A115:.BL115])" office:value-type="float" office:value="0.121298" calcext:value-type="float">
            <text:p>0,121298</text:p>
          </table:table-cell>
          <table:table-cell table:formula="of:=MAX([.A115:.BL115])" office:value-type="float" office:value="1.90878" calcext:value-type="float">
            <text:p>1,90878</text:p>
          </table:table-cell>
          <table:table-cell table:number-columns-repeated="7"/>
        </table:table-row>
        <table:table-row table:style-name="ro1">
          <table:table-cell office:value-type="float" office:value="0.344424" calcext:value-type="float">
            <text:p>0,344424</text:p>
          </table:table-cell>
          <table:table-cell office:value-type="float" office:value="0.380382" calcext:value-type="float">
            <text:p>0,380382</text:p>
          </table:table-cell>
          <table:table-cell office:value-type="float" office:value="0.381418" calcext:value-type="float">
            <text:p>0,381418</text:p>
          </table:table-cell>
          <table:table-cell office:value-type="float" office:value="0.385289" calcext:value-type="float">
            <text:p>0,385289</text:p>
          </table:table-cell>
          <table:table-cell office:value-type="float" office:value="0.355204" calcext:value-type="float">
            <text:p>0,355204</text:p>
          </table:table-cell>
          <table:table-cell office:value-type="float" office:value="1.16417" calcext:value-type="float">
            <text:p>1,16417</text:p>
          </table:table-cell>
          <table:table-cell office:value-type="float" office:value="0.825598" calcext:value-type="float">
            <text:p>0,825598</text:p>
          </table:table-cell>
          <table:table-cell office:value-type="float" office:value="0.475643" calcext:value-type="float">
            <text:p>0,475643</text:p>
          </table:table-cell>
          <table:table-cell office:value-type="float" office:value="0.515397" calcext:value-type="float">
            <text:p>0,515397</text:p>
          </table:table-cell>
          <table:table-cell office:value-type="float" office:value="1.29413" calcext:value-type="float">
            <text:p>1,29413</text:p>
          </table:table-cell>
          <table:table-cell office:value-type="float" office:value="0.399695" calcext:value-type="float">
            <text:p>0,399695</text:p>
          </table:table-cell>
          <table:table-cell office:value-type="float" office:value="1.51807" calcext:value-type="float">
            <text:p>1,51807</text:p>
          </table:table-cell>
          <table:table-cell office:value-type="float" office:value="0.797387" calcext:value-type="float">
            <text:p>0,797387</text:p>
          </table:table-cell>
          <table:table-cell office:value-type="float" office:value="0.848685" calcext:value-type="float">
            <text:p>0,848685</text:p>
          </table:table-cell>
          <table:table-cell office:value-type="float" office:value="0.535316" calcext:value-type="float">
            <text:p>0,535316</text:p>
          </table:table-cell>
          <table:table-cell office:value-type="float" office:value="1.17362" calcext:value-type="float">
            <text:p>1,17362</text:p>
          </table:table-cell>
          <table:table-cell office:value-type="float" office:value="0.392144" calcext:value-type="float">
            <text:p>0,392144</text:p>
          </table:table-cell>
          <table:table-cell office:value-type="float" office:value="1.30695" calcext:value-type="float">
            <text:p>1,30695</text:p>
          </table:table-cell>
          <table:table-cell office:value-type="float" office:value="0.87901" calcext:value-type="float">
            <text:p>0,87901</text:p>
          </table:table-cell>
          <table:table-cell office:value-type="float" office:value="0.890708" calcext:value-type="float">
            <text:p>0,890708</text:p>
          </table:table-cell>
          <table:table-cell office:value-type="float" office:value="1.35529" calcext:value-type="float">
            <text:p>1,35529</text:p>
          </table:table-cell>
          <table:table-cell office:value-type="float" office:value="1.04271" calcext:value-type="float">
            <text:p>1,04271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141123" calcext:value-type="float">
            <text:p>0,141123</text:p>
          </table:table-cell>
          <table:table-cell table:number-columns-repeated="44"/>
          <table:table-cell table:formula="of:=MIN([.A116:.BL116])" office:value-type="float" office:value="0.141123" calcext:value-type="float">
            <text:p>0,141123</text:p>
          </table:table-cell>
          <table:table-cell table:formula="of:=MAX([.A116:.BL116])" office:value-type="float" office:value="1.51807" calcext:value-type="float">
            <text:p>1,51807</text:p>
          </table:table-cell>
          <table:table-cell table:number-columns-repeated="7"/>
        </table:table-row>
        <table:table-row table:style-name="ro1">
          <table:table-cell office:value-type="float" office:value="0.375148" calcext:value-type="float">
            <text:p>0,375148</text:p>
          </table:table-cell>
          <table:table-cell office:value-type="float" office:value="0.392231" calcext:value-type="float">
            <text:p>0,392231</text:p>
          </table:table-cell>
          <table:table-cell office:value-type="float" office:value="0.40447" calcext:value-type="float">
            <text:p>0,40447</text:p>
          </table:table-cell>
          <table:table-cell office:value-type="float" office:value="0.419385" calcext:value-type="float">
            <text:p>0,419385</text:p>
          </table:table-cell>
          <table:table-cell office:value-type="float" office:value="0.401612" calcext:value-type="float">
            <text:p>0,401612</text:p>
          </table:table-cell>
          <table:table-cell office:value-type="float" office:value="0.420568" calcext:value-type="float">
            <text:p>0,420568</text:p>
          </table:table-cell>
          <table:table-cell office:value-type="float" office:value="0.415569" calcext:value-type="float">
            <text:p>0,415569</text:p>
          </table:table-cell>
          <table:table-cell office:value-type="float" office:value="0.465276" calcext:value-type="float">
            <text:p>0,465276</text:p>
          </table:table-cell>
          <table:table-cell office:value-type="float" office:value="0.360004" calcext:value-type="float">
            <text:p>0,360004</text:p>
          </table:table-cell>
          <table:table-cell office:value-type="float" office:value="0.398948" calcext:value-type="float">
            <text:p>0,398948</text:p>
          </table:table-cell>
          <table:table-cell office:value-type="float" office:value="0.363958" calcext:value-type="float">
            <text:p>0,363958</text:p>
          </table:table-cell>
          <table:table-cell office:value-type="float" office:value="0.370038" calcext:value-type="float">
            <text:p>0,370038</text:p>
          </table:table-cell>
          <table:table-cell office:value-type="float" office:value="0.716188" calcext:value-type="float">
            <text:p>0,716188</text:p>
          </table:table-cell>
          <table:table-cell office:value-type="float" office:value="0.796557" calcext:value-type="float">
            <text:p>0,796557</text:p>
          </table:table-cell>
          <table:table-cell office:value-type="float" office:value="1.22855" calcext:value-type="float">
            <text:p>1,22855</text:p>
          </table:table-cell>
          <table:table-cell office:value-type="float" office:value="1.2525" calcext:value-type="float">
            <text:p>1,2525</text:p>
          </table:table-cell>
          <table:table-cell office:value-type="float" office:value="0.239098" calcext:value-type="float">
            <text:p>0,239098</text:p>
          </table:table-cell>
          <table:table-cell office:value-type="float" office:value="0.36179" calcext:value-type="float">
            <text:p>0,36179</text:p>
          </table:table-cell>
          <table:table-cell office:value-type="float" office:value="0.772179" calcext:value-type="float">
            <text:p>0,772179</text:p>
          </table:table-cell>
          <table:table-cell office:value-type="float" office:value="0.251513" calcext:value-type="float">
            <text:p>0,251513</text:p>
          </table:table-cell>
          <table:table-cell office:value-type="float" office:value="0.521717" calcext:value-type="float">
            <text:p>0,521717</text:p>
          </table:table-cell>
          <table:table-cell office:value-type="float" office:value="1.72322" calcext:value-type="float">
            <text:p>1,72322</text:p>
          </table:table-cell>
          <table:table-cell office:value-type="float" office:value="0.945954" calcext:value-type="float">
            <text:p>0,945954</text:p>
          </table:table-cell>
          <table:table-cell office:value-type="float" office:value="0.100402" calcext:value-type="float">
            <text:p>0,100402</text:p>
          </table:table-cell>
          <table:table-cell table:number-columns-repeated="44"/>
          <table:table-cell table:formula="of:=MIN([.A117:.BL117])" office:value-type="float" office:value="0.100402" calcext:value-type="float">
            <text:p>0,100402</text:p>
          </table:table-cell>
          <table:table-cell table:formula="of:=MAX([.A117:.BL117])" office:value-type="float" office:value="1.72322" calcext:value-type="float">
            <text:p>1,72322</text:p>
          </table:table-cell>
          <table:table-cell table:number-columns-repeated="7"/>
        </table:table-row>
        <table:table-row table:style-name="ro1">
          <table:table-cell office:value-type="float" office:value="0.157837" calcext:value-type="float">
            <text:p>0,157837</text:p>
          </table:table-cell>
          <table:table-cell office:value-type="float" office:value="0.229571" calcext:value-type="float">
            <text:p>0,229571</text:p>
          </table:table-cell>
          <table:table-cell office:value-type="float" office:value="0.173286" calcext:value-type="float">
            <text:p>0,173286</text:p>
          </table:table-cell>
          <table:table-cell office:value-type="float" office:value="0.374615" calcext:value-type="float">
            <text:p>0,374615</text:p>
          </table:table-cell>
          <table:table-cell office:value-type="float" office:value="0.196742" calcext:value-type="float">
            <text:p>0,196742</text:p>
          </table:table-cell>
          <table:table-cell office:value-type="float" office:value="0.226472" calcext:value-type="float">
            <text:p>0,226472</text:p>
          </table:table-cell>
          <table:table-cell office:value-type="float" office:value="0.180626" calcext:value-type="float">
            <text:p>0,180626</text:p>
          </table:table-cell>
          <table:table-cell office:value-type="float" office:value="0.35278" calcext:value-type="float">
            <text:p>0,35278</text:p>
          </table:table-cell>
          <table:table-cell office:value-type="float" office:value="0.170675" calcext:value-type="float">
            <text:p>0,170675</text:p>
          </table:table-cell>
          <table:table-cell office:value-type="float" office:value="0.271314" calcext:value-type="float">
            <text:p>0,271314</text:p>
          </table:table-cell>
          <table:table-cell office:value-type="float" office:value="0.204846" calcext:value-type="float">
            <text:p>0,204846</text:p>
          </table:table-cell>
          <table:table-cell office:value-type="float" office:value="0.368672" calcext:value-type="float">
            <text:p>0,368672</text:p>
          </table:table-cell>
          <table:table-cell office:value-type="float" office:value="0.125758" calcext:value-type="float">
            <text:p>0,125758</text:p>
          </table:table-cell>
          <table:table-cell office:value-type="float" office:value="0.126164" calcext:value-type="float">
            <text:p>0,126164</text:p>
          </table:table-cell>
          <table:table-cell office:value-type="float" office:value="0.359188" calcext:value-type="float">
            <text:p>0,359188</text:p>
          </table:table-cell>
          <table:table-cell office:value-type="float" office:value="1.20174" calcext:value-type="float">
            <text:p>1,20174</text:p>
          </table:table-cell>
          <table:table-cell office:value-type="float" office:value="0.396207" calcext:value-type="float">
            <text:p>0,396207</text:p>
          </table:table-cell>
          <table:table-cell office:value-type="float" office:value="1.21803" calcext:value-type="float">
            <text:p>1,21803</text:p>
          </table:table-cell>
          <table:table-cell office:value-type="float" office:value="0.749788" calcext:value-type="float">
            <text:p>0,749788</text:p>
          </table:table-cell>
          <table:table-cell office:value-type="float" office:value="0.893991" calcext:value-type="float">
            <text:p>0,893991</text:p>
          </table:table-cell>
          <table:table-cell office:value-type="float" office:value="1.66528" calcext:value-type="float">
            <text:p>1,66528</text:p>
          </table:table-cell>
          <table:table-cell office:value-type="float" office:value="1.32407" calcext:value-type="float">
            <text:p>1,32407</text:p>
          </table:table-cell>
          <table:table-cell office:value-type="float" office:value="0.862188" calcext:value-type="float">
            <text:p>0,862188</text:p>
          </table:table-cell>
          <table:table-cell office:value-type="float" office:value="0.114091" calcext:value-type="float">
            <text:p>0,114091</text:p>
          </table:table-cell>
          <table:table-cell table:number-columns-repeated="44"/>
          <table:table-cell table:formula="of:=MIN([.A118:.BL118])" office:value-type="float" office:value="0.114091" calcext:value-type="float">
            <text:p>0,114091</text:p>
          </table:table-cell>
          <table:table-cell table:formula="of:=MAX([.A118:.BL118])" office:value-type="float" office:value="1.66528" calcext:value-type="float">
            <text:p>1,66528</text:p>
          </table:table-cell>
          <table:table-cell table:number-columns-repeated="7"/>
        </table:table-row>
        <table:table-row table:style-name="ro1">
          <table:table-cell office:value-type="float" office:value="0.155645" calcext:value-type="float">
            <text:p>0,155645</text:p>
          </table:table-cell>
          <table:table-cell office:value-type="float" office:value="0.248625" calcext:value-type="float">
            <text:p>0,248625</text:p>
          </table:table-cell>
          <table:table-cell office:value-type="float" office:value="0.2249" calcext:value-type="float">
            <text:p>0,2249</text:p>
          </table:table-cell>
          <table:table-cell office:value-type="float" office:value="0.200487" calcext:value-type="float">
            <text:p>0,200487</text:p>
          </table:table-cell>
          <table:table-cell office:value-type="float" office:value="0.197306" calcext:value-type="float">
            <text:p>0,197306</text:p>
          </table:table-cell>
          <table:table-cell office:value-type="float" office:value="0.200406" calcext:value-type="float">
            <text:p>0,200406</text:p>
          </table:table-cell>
          <table:table-cell office:value-type="float" office:value="0.168291" calcext:value-type="float">
            <text:p>0,168291</text:p>
          </table:table-cell>
          <table:table-cell office:value-type="float" office:value="0.397423" calcext:value-type="float">
            <text:p>0,397423</text:p>
          </table:table-cell>
          <table:table-cell office:value-type="float" office:value="0.18383" calcext:value-type="float">
            <text:p>0,18383</text:p>
          </table:table-cell>
          <table:table-cell office:value-type="float" office:value="0.219561" calcext:value-type="float">
            <text:p>0,219561</text:p>
          </table:table-cell>
          <table:table-cell office:value-type="float" office:value="1.07158" calcext:value-type="float">
            <text:p>1,07158</text:p>
          </table:table-cell>
          <table:table-cell office:value-type="float" office:value="0.336661" calcext:value-type="float">
            <text:p>0,336661</text:p>
          </table:table-cell>
          <table:table-cell office:value-type="float" office:value="0.92975" calcext:value-type="float">
            <text:p>0,92975</text:p>
          </table:table-cell>
          <table:table-cell office:value-type="float" office:value="0.724124" calcext:value-type="float">
            <text:p>0,724124</text:p>
          </table:table-cell>
          <table:table-cell office:value-type="float" office:value="0.394798" calcext:value-type="float">
            <text:p>0,394798</text:p>
          </table:table-cell>
          <table:table-cell office:value-type="float" office:value="1.41972" calcext:value-type="float">
            <text:p>1,41972</text:p>
          </table:table-cell>
          <table:table-cell office:value-type="float" office:value="0.306962" calcext:value-type="float">
            <text:p>0,306962</text:p>
          </table:table-cell>
          <table:table-cell office:value-type="float" office:value="0.203258" calcext:value-type="float">
            <text:p>0,203258</text:p>
          </table:table-cell>
          <table:table-cell office:value-type="float" office:value="0.858786" calcext:value-type="float">
            <text:p>0,858786</text:p>
          </table:table-cell>
          <table:table-cell office:value-type="float" office:value="0.749382" calcext:value-type="float">
            <text:p>0,749382</text:p>
          </table:table-cell>
          <table:table-cell office:value-type="float" office:value="0.965647" calcext:value-type="float">
            <text:p>0,965647</text:p>
          </table:table-cell>
          <table:table-cell office:value-type="float" office:value="0.799343" calcext:value-type="float">
            <text:p>0,799343</text:p>
          </table:table-cell>
          <table:table-cell office:value-type="float" office:value="0.785942" calcext:value-type="float">
            <text:p>0,785942</text:p>
          </table:table-cell>
          <table:table-cell office:value-type="float" office:value="0.129891" calcext:value-type="float">
            <text:p>0,129891</text:p>
          </table:table-cell>
          <table:table-cell table:number-columns-repeated="44"/>
          <table:table-cell table:formula="of:=MIN([.A119:.BL119])" office:value-type="float" office:value="0.129891" calcext:value-type="float">
            <text:p>0,129891</text:p>
          </table:table-cell>
          <table:table-cell table:formula="of:=MAX([.A119:.BL119])" office:value-type="float" office:value="1.41972" calcext:value-type="float">
            <text:p>1,41972</text:p>
          </table:table-cell>
          <table:table-cell table:number-columns-repeated="7"/>
        </table:table-row>
        <table:table-row table:style-name="ro1">
          <table:table-cell office:value-type="float" office:value="0.373037" calcext:value-type="float">
            <text:p>0,373037</text:p>
          </table:table-cell>
          <table:table-cell office:value-type="float" office:value="0.401564" calcext:value-type="float">
            <text:p>0,401564</text:p>
          </table:table-cell>
          <table:table-cell office:value-type="float" office:value="0.434575" calcext:value-type="float">
            <text:p>0,434575</text:p>
          </table:table-cell>
          <table:table-cell office:value-type="float" office:value="0.38107" calcext:value-type="float">
            <text:p>0,38107</text:p>
          </table:table-cell>
          <table:table-cell office:value-type="float" office:value="0.408958" calcext:value-type="float">
            <text:p>0,408958</text:p>
          </table:table-cell>
          <table:table-cell office:value-type="float" office:value="0.433063" calcext:value-type="float">
            <text:p>0,433063</text:p>
          </table:table-cell>
          <table:table-cell office:value-type="float" office:value="0.380921" calcext:value-type="float">
            <text:p>0,380921</text:p>
          </table:table-cell>
          <table:table-cell office:value-type="float" office:value="0.366728" calcext:value-type="float">
            <text:p>0,366728</text:p>
          </table:table-cell>
          <table:table-cell office:value-type="float" office:value="0.389803" calcext:value-type="float">
            <text:p>0,389803</text:p>
          </table:table-cell>
          <table:table-cell office:value-type="float" office:value="1.26858" calcext:value-type="float">
            <text:p>1,26858</text:p>
          </table:table-cell>
          <table:table-cell office:value-type="float" office:value="0.851054" calcext:value-type="float">
            <text:p>0,851054</text:p>
          </table:table-cell>
          <table:table-cell office:value-type="float" office:value="0.807959" calcext:value-type="float">
            <text:p>0,807959</text:p>
          </table:table-cell>
          <table:table-cell office:value-type="float" office:value="0.741633" calcext:value-type="float">
            <text:p>0,741633</text:p>
          </table:table-cell>
          <table:table-cell office:value-type="float" office:value="0.794932" calcext:value-type="float">
            <text:p>0,794932</text:p>
          </table:table-cell>
          <table:table-cell office:value-type="float" office:value="0.390959" calcext:value-type="float">
            <text:p>0,390959</text:p>
          </table:table-cell>
          <table:table-cell office:value-type="float" office:value="0.530537" calcext:value-type="float">
            <text:p>0,530537</text:p>
          </table:table-cell>
          <table:table-cell office:value-type="float" office:value="0.547026" calcext:value-type="float">
            <text:p>0,547026</text:p>
          </table:table-cell>
          <table:table-cell office:value-type="float" office:value="0.605534" calcext:value-type="float">
            <text:p>0,605534</text:p>
          </table:table-cell>
          <table:table-cell office:value-type="float" office:value="0.676413" calcext:value-type="float">
            <text:p>0,676413</text:p>
          </table:table-cell>
          <table:table-cell office:value-type="float" office:value="1.61996" calcext:value-type="float">
            <text:p>1,61996</text:p>
          </table:table-cell>
          <table:table-cell office:value-type="float" office:value="0.159671" calcext:value-type="float">
            <text:p>0,159671</text:p>
          </table:table-cell>
          <table:table-cell office:value-type="float" office:value="0.120326" calcext:value-type="float">
            <text:p>0,120326</text:p>
          </table:table-cell>
          <table:table-cell office:value-type="float" office:value="1.73291" calcext:value-type="float">
            <text:p>1,73291</text:p>
          </table:table-cell>
          <table:table-cell office:value-type="float" office:value="0.193203" calcext:value-type="float">
            <text:p>0,193203</text:p>
          </table:table-cell>
          <table:table-cell table:number-columns-repeated="44"/>
          <table:table-cell table:formula="of:=MIN([.A120:.BL120])" office:value-type="float" office:value="0.120326" calcext:value-type="float">
            <text:p>0,120326</text:p>
          </table:table-cell>
          <table:table-cell table:formula="of:=MAX([.A120:.BL120])" office:value-type="float" office:value="1.73291" calcext:value-type="float">
            <text:p>1,73291</text:p>
          </table:table-cell>
          <table:table-cell table:number-columns-repeated="7"/>
        </table:table-row>
        <table:table-row table:style-name="ro1">
          <table:table-cell office:value-type="float" office:value="0.381555" calcext:value-type="float">
            <text:p>0,381555</text:p>
          </table:table-cell>
          <table:table-cell office:value-type="float" office:value="0.402957" calcext:value-type="float">
            <text:p>0,402957</text:p>
          </table:table-cell>
          <table:table-cell office:value-type="float" office:value="0.406428" calcext:value-type="float">
            <text:p>0,406428</text:p>
          </table:table-cell>
          <table:table-cell office:value-type="float" office:value="0.443905" calcext:value-type="float">
            <text:p>0,443905</text:p>
          </table:table-cell>
          <table:table-cell office:value-type="float" office:value="0.40485" calcext:value-type="float">
            <text:p>0,40485</text:p>
          </table:table-cell>
          <table:table-cell office:value-type="float" office:value="0.415945" calcext:value-type="float">
            <text:p>0,415945</text:p>
          </table:table-cell>
          <table:table-cell office:value-type="float" office:value="0.425385" calcext:value-type="float">
            <text:p>0,425385</text:p>
          </table:table-cell>
          <table:table-cell office:value-type="float" office:value="0.381104" calcext:value-type="float">
            <text:p>0,381104</text:p>
          </table:table-cell>
          <table:table-cell office:value-type="float" office:value="0.386085" calcext:value-type="float">
            <text:p>0,386085</text:p>
          </table:table-cell>
          <table:table-cell office:value-type="float" office:value="0.828136" calcext:value-type="float">
            <text:p>0,828136</text:p>
          </table:table-cell>
          <table:table-cell office:value-type="float" office:value="1.20721" calcext:value-type="float">
            <text:p>1,20721</text:p>
          </table:table-cell>
          <table:table-cell office:value-type="float" office:value="0.780419" calcext:value-type="float">
            <text:p>0,780419</text:p>
          </table:table-cell>
          <table:table-cell office:value-type="float" office:value="1.19882" calcext:value-type="float">
            <text:p>1,19882</text:p>
          </table:table-cell>
          <table:table-cell office:value-type="float" office:value="1.21653" calcext:value-type="float">
            <text:p>1,21653</text:p>
          </table:table-cell>
          <table:table-cell office:value-type="float" office:value="1.20315" calcext:value-type="float">
            <text:p>1,20315</text:p>
          </table:table-cell>
          <table:table-cell office:value-type="float" office:value="0.126752" calcext:value-type="float">
            <text:p>0,126752</text:p>
          </table:table-cell>
          <table:table-cell office:value-type="float" office:value="0.192189" calcext:value-type="float">
            <text:p>0,192189</text:p>
          </table:table-cell>
          <table:table-cell office:value-type="float" office:value="0.123953" calcext:value-type="float">
            <text:p>0,123953</text:p>
          </table:table-cell>
          <table:table-cell office:value-type="float" office:value="0.115964" calcext:value-type="float">
            <text:p>0,115964</text:p>
          </table:table-cell>
          <table:table-cell office:value-type="float" office:value="0.726435" calcext:value-type="float">
            <text:p>0,726435</text:p>
          </table:table-cell>
          <table:table-cell office:value-type="float" office:value="0.356786" calcext:value-type="float">
            <text:p>0,356786</text:p>
          </table:table-cell>
          <table:table-cell office:value-type="float" office:value="0.137548" calcext:value-type="float">
            <text:p>0,137548</text:p>
          </table:table-cell>
          <table:table-cell office:value-type="float" office:value="0.221462" calcext:value-type="float">
            <text:p>0,221462</text:p>
          </table:table-cell>
          <table:table-cell office:value-type="float" office:value="0.231907" calcext:value-type="float">
            <text:p>0,231907</text:p>
          </table:table-cell>
          <table:table-cell table:number-columns-repeated="44"/>
          <table:table-cell table:formula="of:=MIN([.A121:.BL121])" office:value-type="float" office:value="0.115964" calcext:value-type="float">
            <text:p>0,115964</text:p>
          </table:table-cell>
          <table:table-cell table:formula="of:=MAX([.A121:.BL121])" office:value-type="float" office:value="1.21653" calcext:value-type="float">
            <text:p>1,21653</text:p>
          </table:table-cell>
          <table:table-cell table:number-columns-repeated="7"/>
        </table:table-row>
        <table:table-row table:style-name="ro1">
          <table:table-cell office:value-type="float" office:value="0.128596" calcext:value-type="float">
            <text:p>0,128596</text:p>
          </table:table-cell>
          <table:table-cell office:value-type="float" office:value="0.149965" calcext:value-type="float">
            <text:p>0,149965</text:p>
          </table:table-cell>
          <table:table-cell office:value-type="float" office:value="0.377379" calcext:value-type="float">
            <text:p>0,377379</text:p>
          </table:table-cell>
          <table:table-cell office:value-type="float" office:value="0.129305" calcext:value-type="float">
            <text:p>0,129305</text:p>
          </table:table-cell>
          <table:table-cell office:value-type="float" office:value="0.168672" calcext:value-type="float">
            <text:p>0,168672</text:p>
          </table:table-cell>
          <table:table-cell office:value-type="float" office:value="0.310673" calcext:value-type="float">
            <text:p>0,310673</text:p>
          </table:table-cell>
          <table:table-cell office:value-type="float" office:value="0.770574" calcext:value-type="float">
            <text:p>0,770574</text:p>
          </table:table-cell>
          <table:table-cell office:value-type="float" office:value="0.70864" calcext:value-type="float">
            <text:p>0,70864</text:p>
          </table:table-cell>
          <table:table-cell office:value-type="float" office:value="0.665198" calcext:value-type="float">
            <text:p>0,665198</text:p>
          </table:table-cell>
          <table:table-cell office:value-type="float" office:value="0.295119" calcext:value-type="float">
            <text:p>0,295119</text:p>
          </table:table-cell>
          <table:table-cell office:value-type="float" office:value="0.544242" calcext:value-type="float">
            <text:p>0,544242</text:p>
          </table:table-cell>
          <table:table-cell office:value-type="float" office:value="0.381137" calcext:value-type="float">
            <text:p>0,381137</text:p>
          </table:table-cell>
          <table:table-cell office:value-type="float" office:value="0.167768" calcext:value-type="float">
            <text:p>0,167768</text:p>
          </table:table-cell>
          <table:table-cell office:value-type="float" office:value="0.177818" calcext:value-type="float">
            <text:p>0,177818</text:p>
          </table:table-cell>
          <table:table-cell office:value-type="float" office:value="0.988152" calcext:value-type="float">
            <text:p>0,988152</text:p>
          </table:table-cell>
          <table:table-cell office:value-type="float" office:value="0.429171" calcext:value-type="float">
            <text:p>0,429171</text:p>
          </table:table-cell>
          <table:table-cell office:value-type="float" office:value="0.424949" calcext:value-type="float">
            <text:p>0,424949</text:p>
          </table:table-cell>
          <table:table-cell office:value-type="float" office:value="1.34083" calcext:value-type="float">
            <text:p>1,34083</text:p>
          </table:table-cell>
          <table:table-cell office:value-type="float" office:value="0.387829" calcext:value-type="float">
            <text:p>0,387829</text:p>
          </table:table-cell>
          <table:table-cell office:value-type="float" office:value="0.637092" calcext:value-type="float">
            <text:p>0,637092</text:p>
          </table:table-cell>
          <table:table-cell office:value-type="float" office:value="1.13549" calcext:value-type="float">
            <text:p>1,13549</text:p>
          </table:table-cell>
          <table:table-cell office:value-type="float" office:value="0.282378" calcext:value-type="float">
            <text:p>0,282378</text:p>
          </table:table-cell>
          <table:table-cell office:value-type="float" office:value="0.266296" calcext:value-type="float">
            <text:p>0,266296</text:p>
          </table:table-cell>
          <table:table-cell office:value-type="float" office:value="0.132904" calcext:value-type="float">
            <text:p>0,132904</text:p>
          </table:table-cell>
          <table:table-cell table:number-columns-repeated="44"/>
          <table:table-cell table:formula="of:=MIN([.A122:.BL122])" office:value-type="float" office:value="0.128596" calcext:value-type="float">
            <text:p>0,128596</text:p>
          </table:table-cell>
          <table:table-cell table:formula="of:=MAX([.A122:.BL122])" office:value-type="float" office:value="1.34083" calcext:value-type="float">
            <text:p>1,34083</text:p>
          </table:table-cell>
          <table:table-cell table:number-columns-repeated="7"/>
        </table:table-row>
        <table:table-row table:style-name="ro1">
          <table:table-cell office:value-type="float" office:value="0.383858" calcext:value-type="float">
            <text:p>0,383858</text:p>
          </table:table-cell>
          <table:table-cell office:value-type="float" office:value="0.421124" calcext:value-type="float">
            <text:p>0,421124</text:p>
          </table:table-cell>
          <table:table-cell office:value-type="float" office:value="0.425383" calcext:value-type="float">
            <text:p>0,425383</text:p>
          </table:table-cell>
          <table:table-cell office:value-type="float" office:value="0.37351" calcext:value-type="float">
            <text:p>0,37351</text:p>
          </table:table-cell>
          <table:table-cell office:value-type="float" office:value="0.380295" calcext:value-type="float">
            <text:p>0,380295</text:p>
          </table:table-cell>
          <table:table-cell office:value-type="float" office:value="0.40706" calcext:value-type="float">
            <text:p>0,40706</text:p>
          </table:table-cell>
          <table:table-cell office:value-type="float" office:value="0.371041" calcext:value-type="float">
            <text:p>0,371041</text:p>
          </table:table-cell>
          <table:table-cell office:value-type="float" office:value="0.782349" calcext:value-type="float">
            <text:p>0,782349</text:p>
          </table:table-cell>
          <table:table-cell office:value-type="float" office:value="0.796698" calcext:value-type="float">
            <text:p>0,796698</text:p>
          </table:table-cell>
          <table:table-cell office:value-type="float" office:value="1.25002" calcext:value-type="float">
            <text:p>1,25002</text:p>
          </table:table-cell>
          <table:table-cell office:value-type="float" office:value="0.428928" calcext:value-type="float">
            <text:p>0,428928</text:p>
          </table:table-cell>
          <table:table-cell office:value-type="float" office:value="1.20799" calcext:value-type="float">
            <text:p>1,20799</text:p>
          </table:table-cell>
          <table:table-cell office:value-type="float" office:value="0.384302" calcext:value-type="float">
            <text:p>0,384302</text:p>
          </table:table-cell>
          <table:table-cell office:value-type="float" office:value="0.798565" calcext:value-type="float">
            <text:p>0,798565</text:p>
          </table:table-cell>
          <table:table-cell office:value-type="float" office:value="0.913437" calcext:value-type="float">
            <text:p>0,913437</text:p>
          </table:table-cell>
          <table:table-cell office:value-type="float" office:value="0.123321" calcext:value-type="float">
            <text:p>0,123321</text:p>
          </table:table-cell>
          <table:table-cell office:value-type="float" office:value="0.100883" calcext:value-type="float">
            <text:p>0,100883</text:p>
          </table:table-cell>
          <table:table-cell office:value-type="float" office:value="0.17552" calcext:value-type="float">
            <text:p>0,17552</text:p>
          </table:table-cell>
          <table:table-cell office:value-type="float" office:value="0.392272" calcext:value-type="float">
            <text:p>0,392272</text:p>
          </table:table-cell>
          <table:table-cell office:value-type="float" office:value="1.67195" calcext:value-type="float">
            <text:p>1,67195</text:p>
          </table:table-cell>
          <table:table-cell office:value-type="float" office:value="1.7495" calcext:value-type="float">
            <text:p>1,7495</text:p>
          </table:table-cell>
          <table:table-cell office:value-type="float" office:value="1.72257" calcext:value-type="float">
            <text:p>1,72257</text:p>
          </table:table-cell>
          <table:table-cell office:value-type="float" office:value="0.935801" calcext:value-type="float">
            <text:p>0,935801</text:p>
          </table:table-cell>
          <table:table-cell office:value-type="float" office:value="1.81318" calcext:value-type="float">
            <text:p>1,81318</text:p>
          </table:table-cell>
          <table:table-cell table:number-columns-repeated="44"/>
          <table:table-cell table:formula="of:=MIN([.A123:.BL123])" office:value-type="float" office:value="0.100883" calcext:value-type="float">
            <text:p>0,100883</text:p>
          </table:table-cell>
          <table:table-cell table:formula="of:=MAX([.A123:.BL123])" office:value-type="float" office:value="1.81318" calcext:value-type="float">
            <text:p>1,81318</text:p>
          </table:table-cell>
          <table:table-cell table:number-columns-repeated="7"/>
        </table:table-row>
        <table:table-row table:style-name="ro1">
          <table:table-cell office:value-type="float" office:value="0.169586" calcext:value-type="float">
            <text:p>0,169586</text:p>
          </table:table-cell>
          <table:table-cell office:value-type="float" office:value="0.120384" calcext:value-type="float">
            <text:p>0,120384</text:p>
          </table:table-cell>
          <table:table-cell office:value-type="float" office:value="0.121172" calcext:value-type="float">
            <text:p>0,121172</text:p>
          </table:table-cell>
          <table:table-cell office:value-type="float" office:value="0.172055" calcext:value-type="float">
            <text:p>0,172055</text:p>
          </table:table-cell>
          <table:table-cell office:value-type="float" office:value="0.386293" calcext:value-type="float">
            <text:p>0,386293</text:p>
          </table:table-cell>
          <table:table-cell office:value-type="float" office:value="0.138078" calcext:value-type="float">
            <text:p>0,138078</text:p>
          </table:table-cell>
          <table:table-cell office:value-type="float" office:value="0.173977" calcext:value-type="float">
            <text:p>0,173977</text:p>
          </table:table-cell>
          <table:table-cell office:value-type="float" office:value="0.358035" calcext:value-type="float">
            <text:p>0,358035</text:p>
          </table:table-cell>
          <table:table-cell office:value-type="float" office:value="0.127638" calcext:value-type="float">
            <text:p>0,127638</text:p>
          </table:table-cell>
          <table:table-cell office:value-type="float" office:value="1.24526" calcext:value-type="float">
            <text:p>1,24526</text:p>
          </table:table-cell>
          <table:table-cell office:value-type="float" office:value="0.995195" calcext:value-type="float">
            <text:p>0,995195</text:p>
          </table:table-cell>
          <table:table-cell office:value-type="float" office:value="1.29347" calcext:value-type="float">
            <text:p>1,29347</text:p>
          </table:table-cell>
          <table:table-cell office:value-type="float" office:value="1.19115" calcext:value-type="float">
            <text:p>1,19115</text:p>
          </table:table-cell>
          <table:table-cell office:value-type="float" office:value="0.961677" calcext:value-type="float">
            <text:p>0,961677</text:p>
          </table:table-cell>
          <table:table-cell office:value-type="float" office:value="0.352192" calcext:value-type="float">
            <text:p>0,352192</text:p>
          </table:table-cell>
          <table:table-cell office:value-type="float" office:value="0.122206" calcext:value-type="float">
            <text:p>0,122206</text:p>
          </table:table-cell>
          <table:table-cell office:value-type="float" office:value="0.976968" calcext:value-type="float">
            <text:p>0,976968</text:p>
          </table:table-cell>
          <table:table-cell office:value-type="float" office:value="0.620661" calcext:value-type="float">
            <text:p>0,620661</text:p>
          </table:table-cell>
          <table:table-cell office:value-type="float" office:value="1.09517" calcext:value-type="float">
            <text:p>1,09517</text:p>
          </table:table-cell>
          <table:table-cell office:value-type="float" office:value="1.00399" calcext:value-type="float">
            <text:p>1,00399</text:p>
          </table:table-cell>
          <table:table-cell office:value-type="float" office:value="0.866358" calcext:value-type="float">
            <text:p>0,866358</text:p>
          </table:table-cell>
          <table:table-cell office:value-type="float" office:value="0.774129" calcext:value-type="float">
            <text:p>0,774129</text:p>
          </table:table-cell>
          <table:table-cell office:value-type="float" office:value="0.12163" calcext:value-type="float">
            <text:p>0,12163</text:p>
          </table:table-cell>
          <table:table-cell office:value-type="float" office:value="0.520304" calcext:value-type="float">
            <text:p>0,520304</text:p>
          </table:table-cell>
          <table:table-cell table:number-columns-repeated="44"/>
          <table:table-cell table:formula="of:=MIN([.A124:.BL124])" office:value-type="float" office:value="0.120384" calcext:value-type="float">
            <text:p>0,120384</text:p>
          </table:table-cell>
          <table:table-cell table:formula="of:=MAX([.A124:.BL124])" office:value-type="float" office:value="1.29347" calcext:value-type="float">
            <text:p>1,29347</text:p>
          </table:table-cell>
          <table:table-cell table:number-columns-repeated="7"/>
        </table:table-row>
        <table:table-row table:style-name="ro1">
          <table:table-cell office:value-type="float" office:value="0.169122" calcext:value-type="float">
            <text:p>0,169122</text:p>
          </table:table-cell>
          <table:table-cell office:value-type="float" office:value="0.211655" calcext:value-type="float">
            <text:p>0,211655</text:p>
          </table:table-cell>
          <table:table-cell office:value-type="float" office:value="0.177995" calcext:value-type="float">
            <text:p>0,177995</text:p>
          </table:table-cell>
          <table:table-cell office:value-type="float" office:value="0.248602" calcext:value-type="float">
            <text:p>0,248602</text:p>
          </table:table-cell>
          <table:table-cell office:value-type="float" office:value="0.200706" calcext:value-type="float">
            <text:p>0,200706</text:p>
          </table:table-cell>
          <table:table-cell office:value-type="float" office:value="0.185621" calcext:value-type="float">
            <text:p>0,185621</text:p>
          </table:table-cell>
          <table:table-cell office:value-type="float" office:value="0.194079" calcext:value-type="float">
            <text:p>0,194079</text:p>
          </table:table-cell>
          <table:table-cell office:value-type="float" office:value="0.219277" calcext:value-type="float">
            <text:p>0,219277</text:p>
          </table:table-cell>
          <table:table-cell office:value-type="float" office:value="0.889392" calcext:value-type="float">
            <text:p>0,889392</text:p>
          </table:table-cell>
          <table:table-cell office:value-type="float" office:value="0.858056" calcext:value-type="float">
            <text:p>0,858056</text:p>
          </table:table-cell>
          <table:table-cell office:value-type="float" office:value="0.824665" calcext:value-type="float">
            <text:p>0,824665</text:p>
          </table:table-cell>
          <table:table-cell office:value-type="float" office:value="0.800973" calcext:value-type="float">
            <text:p>0,800973</text:p>
          </table:table-cell>
          <table:table-cell office:value-type="float" office:value="0.74761" calcext:value-type="float">
            <text:p>0,74761</text:p>
          </table:table-cell>
          <table:table-cell office:value-type="float" office:value="0.762139" calcext:value-type="float">
            <text:p>0,762139</text:p>
          </table:table-cell>
          <table:table-cell office:value-type="float" office:value="0.787844" calcext:value-type="float">
            <text:p>0,787844</text:p>
          </table:table-cell>
          <table:table-cell office:value-type="float" office:value="1.02103" calcext:value-type="float">
            <text:p>1,02103</text:p>
          </table:table-cell>
          <table:table-cell office:value-type="float" office:value="0.521186" calcext:value-type="float">
            <text:p>0,521186</text:p>
          </table:table-cell>
          <table:table-cell office:value-type="float" office:value="0.906357" calcext:value-type="float">
            <text:p>0,906357</text:p>
          </table:table-cell>
          <table:table-cell office:value-type="float" office:value="0.44792" calcext:value-type="float">
            <text:p>0,44792</text:p>
          </table:table-cell>
          <table:table-cell office:value-type="float" office:value="0.586374" calcext:value-type="float">
            <text:p>0,586374</text:p>
          </table:table-cell>
          <table:table-cell office:value-type="float" office:value="0.14273" calcext:value-type="float">
            <text:p>0,14273</text:p>
          </table:table-cell>
          <table:table-cell office:value-type="float" office:value="1.06644" calcext:value-type="float">
            <text:p>1,06644</text:p>
          </table:table-cell>
          <table:table-cell office:value-type="float" office:value="0.202598" calcext:value-type="float">
            <text:p>0,202598</text:p>
          </table:table-cell>
          <table:table-cell office:value-type="float" office:value="1.0477" calcext:value-type="float">
            <text:p>1,0477</text:p>
          </table:table-cell>
          <table:table-cell table:number-columns-repeated="44"/>
          <table:table-cell table:formula="of:=MIN([.A125:.BL125])" office:value-type="float" office:value="0.14273" calcext:value-type="float">
            <text:p>0,14273</text:p>
          </table:table-cell>
          <table:table-cell table:formula="of:=MAX([.A125:.BL125])" office:value-type="float" office:value="1.06644" calcext:value-type="float">
            <text:p>1,06644</text:p>
          </table:table-cell>
          <table:table-cell table:number-columns-repeated="7"/>
        </table:table-row>
        <table:table-row table:style-name="ro1">
          <table:table-cell office:value-type="float" office:value="0.130459" calcext:value-type="float">
            <text:p>0,130459</text:p>
          </table:table-cell>
          <table:table-cell office:value-type="float" office:value="0.240869" calcext:value-type="float">
            <text:p>0,240869</text:p>
          </table:table-cell>
          <table:table-cell office:value-type="float" office:value="0.234087" calcext:value-type="float">
            <text:p>0,234087</text:p>
          </table:table-cell>
          <table:table-cell office:value-type="float" office:value="0.419994" calcext:value-type="float">
            <text:p>0,419994</text:p>
          </table:table-cell>
          <table:table-cell office:value-type="float" office:value="0.160165" calcext:value-type="float">
            <text:p>0,160165</text:p>
          </table:table-cell>
          <table:table-cell office:value-type="float" office:value="0.243324" calcext:value-type="float">
            <text:p>0,243324</text:p>
          </table:table-cell>
          <table:table-cell office:value-type="float" office:value="0.326448" calcext:value-type="float">
            <text:p>0,326448</text:p>
          </table:table-cell>
          <table:table-cell office:value-type="float" office:value="0.243936" calcext:value-type="float">
            <text:p>0,243936</text:p>
          </table:table-cell>
          <table:table-cell office:value-type="float" office:value="0.447805" calcext:value-type="float">
            <text:p>0,447805</text:p>
          </table:table-cell>
          <table:table-cell office:value-type="float" office:value="0.167996" calcext:value-type="float">
            <text:p>0,167996</text:p>
          </table:table-cell>
          <table:table-cell office:value-type="float" office:value="0.385335" calcext:value-type="float">
            <text:p>0,385335</text:p>
          </table:table-cell>
          <table:table-cell office:value-type="float" office:value="0.978379" calcext:value-type="float">
            <text:p>0,978379</text:p>
          </table:table-cell>
          <table:table-cell office:value-type="float" office:value="0.758522" calcext:value-type="float">
            <text:p>0,758522</text:p>
          </table:table-cell>
          <table:table-cell office:value-type="float" office:value="0.396543" calcext:value-type="float">
            <text:p>0,396543</text:p>
          </table:table-cell>
          <table:table-cell office:value-type="float" office:value="0.294547" calcext:value-type="float">
            <text:p>0,294547</text:p>
          </table:table-cell>
          <table:table-cell office:value-type="float" office:value="0.28884" calcext:value-type="float">
            <text:p>0,28884</text:p>
          </table:table-cell>
          <table:table-cell office:value-type="float" office:value="0.356902" calcext:value-type="float">
            <text:p>0,356902</text:p>
          </table:table-cell>
          <table:table-cell office:value-type="float" office:value="0.235828" calcext:value-type="float">
            <text:p>0,235828</text:p>
          </table:table-cell>
          <table:table-cell office:value-type="float" office:value="0.24152" calcext:value-type="float">
            <text:p>0,24152</text:p>
          </table:table-cell>
          <table:table-cell office:value-type="float" office:value="0.168979" calcext:value-type="float">
            <text:p>0,168979</text:p>
          </table:table-cell>
          <table:table-cell office:value-type="float" office:value="0.334709" calcext:value-type="float">
            <text:p>0,334709</text:p>
          </table:table-cell>
          <table:table-cell office:value-type="float" office:value="0.0971811" calcext:value-type="float">
            <text:p>0,0971811</text:p>
          </table:table-cell>
          <table:table-cell office:value-type="float" office:value="0.16414" calcext:value-type="float">
            <text:p>0,16414</text:p>
          </table:table-cell>
          <table:table-cell office:value-type="float" office:value="0.160213" calcext:value-type="float">
            <text:p>0,160213</text:p>
          </table:table-cell>
          <table:table-cell table:number-columns-repeated="44"/>
          <table:table-cell table:formula="of:=MIN([.A126:.BL126])" office:value-type="float" office:value="0.0971811" calcext:value-type="float">
            <text:p>0,0971811</text:p>
          </table:table-cell>
          <table:table-cell table:formula="of:=MAX([.A126:.BL126])" office:value-type="float" office:value="0.978379" calcext:value-type="float">
            <text:p>0,97837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296832" calcext:value-type="float">
            <text:p>0,296832</text:p>
          </table:table-cell>
          <table:table-cell office:value-type="float" office:value="0.297164" calcext:value-type="float">
            <text:p>0,297164</text:p>
          </table:table-cell>
          <table:table-cell office:value-type="float" office:value="0.312785" calcext:value-type="float">
            <text:p>0,312785</text:p>
          </table:table-cell>
          <table:table-cell office:value-type="float" office:value="0.311226" calcext:value-type="float">
            <text:p>0,311226</text:p>
          </table:table-cell>
          <table:table-cell office:value-type="float" office:value="0.317694" calcext:value-type="float">
            <text:p>0,317694</text:p>
          </table:table-cell>
          <table:table-cell office:value-type="float" office:value="0.285648" calcext:value-type="float">
            <text:p>0,285648</text:p>
          </table:table-cell>
          <table:table-cell office:value-type="float" office:value="0.619369" calcext:value-type="float">
            <text:p>0,619369</text:p>
          </table:table-cell>
          <table:table-cell office:value-type="float" office:value="0.618583" calcext:value-type="float">
            <text:p>0,618583</text:p>
          </table:table-cell>
          <table:table-cell office:value-type="float" office:value="0.627143" calcext:value-type="float">
            <text:p>0,627143</text:p>
          </table:table-cell>
          <table:table-cell office:value-type="float" office:value="0.947543" calcext:value-type="float">
            <text:p>0,947543</text:p>
          </table:table-cell>
          <table:table-cell office:value-type="float" office:value="0.676427" calcext:value-type="float">
            <text:p>0,676427</text:p>
          </table:table-cell>
          <table:table-cell office:value-type="float" office:value="0.869196" calcext:value-type="float">
            <text:p>0,869196</text:p>
          </table:table-cell>
          <table:table-cell office:value-type="float" office:value="0.950887" calcext:value-type="float">
            <text:p>0,950887</text:p>
          </table:table-cell>
          <table:table-cell office:value-type="float" office:value="0.649742" calcext:value-type="float">
            <text:p>0,649742</text:p>
          </table:table-cell>
          <table:table-cell office:value-type="float" office:value="0.811727" calcext:value-type="float">
            <text:p>0,811727</text:p>
          </table:table-cell>
          <table:table-cell office:value-type="float" office:value="0.591713" calcext:value-type="float">
            <text:p>0,591713</text:p>
          </table:table-cell>
          <table:table-cell office:value-type="float" office:value="0.63292" calcext:value-type="float">
            <text:p>0,63292</text:p>
          </table:table-cell>
          <table:table-cell office:value-type="float" office:value="0.761764" calcext:value-type="float">
            <text:p>0,761764</text:p>
          </table:table-cell>
          <table:table-cell office:value-type="float" office:value="0.859397" calcext:value-type="float">
            <text:p>0,859397</text:p>
          </table:table-cell>
          <table:table-cell office:value-type="float" office:value="0.837498" calcext:value-type="float">
            <text:p>0,837498</text:p>
          </table:table-cell>
          <table:table-cell office:value-type="float" office:value="0.875638" calcext:value-type="float">
            <text:p>0,875638</text:p>
          </table:table-cell>
          <table:table-cell office:value-type="float" office:value="0.656408" calcext:value-type="float">
            <text:p>0,656408</text:p>
          </table:table-cell>
          <table:table-cell office:value-type="float" office:value="0.671872" calcext:value-type="float">
            <text:p>0,671872</text:p>
          </table:table-cell>
          <table:table-cell office:value-type="float" office:value="0.371722" calcext:value-type="float">
            <text:p>0,371722</text:p>
          </table:table-cell>
          <table:table-cell office:value-type="float" office:value="0.398548" calcext:value-type="float">
            <text:p>0,398548</text:p>
          </table:table-cell>
          <table:table-cell office:value-type="float" office:value="0.720613" calcext:value-type="float">
            <text:p>0,720613</text:p>
          </table:table-cell>
          <table:table-cell office:value-type="float" office:value="0.556206" calcext:value-type="float">
            <text:p>0,556206</text:p>
          </table:table-cell>
          <table:table-cell office:value-type="float" office:value="0.760663" calcext:value-type="float">
            <text:p>0,760663</text:p>
          </table:table-cell>
          <table:table-cell office:value-type="float" office:value="1.03041" calcext:value-type="float">
            <text:p>1,03041</text:p>
          </table:table-cell>
          <table:table-cell office:value-type="float" office:value="0.812001" calcext:value-type="float">
            <text:p>0,812001</text:p>
          </table:table-cell>
          <table:table-cell office:value-type="float" office:value="0.147637" calcext:value-type="float">
            <text:p>0,147637</text:p>
          </table:table-cell>
          <table:table-cell office:value-type="float" office:value="1.17668" calcext:value-type="float">
            <text:p>1,17668</text:p>
          </table:table-cell>
          <table:table-cell table:number-columns-repeated="36"/>
          <table:table-cell table:formula="of:=MIN([.A128:.BL128])" office:value-type="float" office:value="0.147637" calcext:value-type="float">
            <text:p>0,147637</text:p>
          </table:table-cell>
          <table:table-cell table:formula="of:=MAX([.A128:.BL128])" office:value-type="float" office:value="1.17668" calcext:value-type="float">
            <text:p>1,17668</text:p>
          </table:table-cell>
          <table:table-cell table:number-columns-repeated="7"/>
        </table:table-row>
        <table:table-row table:style-name="ro1">
          <table:table-cell office:value-type="float" office:value="0.298947" calcext:value-type="float">
            <text:p>0,298947</text:p>
          </table:table-cell>
          <table:table-cell office:value-type="float" office:value="0.309201" calcext:value-type="float">
            <text:p>0,309201</text:p>
          </table:table-cell>
          <table:table-cell office:value-type="float" office:value="0.318552" calcext:value-type="float">
            <text:p>0,318552</text:p>
          </table:table-cell>
          <table:table-cell office:value-type="float" office:value="0.300012" calcext:value-type="float">
            <text:p>0,300012</text:p>
          </table:table-cell>
          <table:table-cell office:value-type="float" office:value="0.303282" calcext:value-type="float">
            <text:p>0,303282</text:p>
          </table:table-cell>
          <table:table-cell office:value-type="float" office:value="0.308701" calcext:value-type="float">
            <text:p>0,308701</text:p>
          </table:table-cell>
          <table:table-cell office:value-type="float" office:value="0.316303" calcext:value-type="float">
            <text:p>0,316303</text:p>
          </table:table-cell>
          <table:table-cell office:value-type="float" office:value="0.289644" calcext:value-type="float">
            <text:p>0,289644</text:p>
          </table:table-cell>
          <table:table-cell office:value-type="float" office:value="0.284089" calcext:value-type="float">
            <text:p>0,284089</text:p>
          </table:table-cell>
          <table:table-cell office:value-type="float" office:value="1.22095" calcext:value-type="float">
            <text:p>1,22095</text:p>
          </table:table-cell>
          <table:table-cell office:value-type="float" office:value="1.15972" calcext:value-type="float">
            <text:p>1,15972</text:p>
          </table:table-cell>
          <table:table-cell office:value-type="float" office:value="1.12943" calcext:value-type="float">
            <text:p>1,12943</text:p>
          </table:table-cell>
          <table:table-cell office:value-type="float" office:value="1.1144" calcext:value-type="float">
            <text:p>1,1144</text:p>
          </table:table-cell>
          <table:table-cell office:value-type="float" office:value="0.828127" calcext:value-type="float">
            <text:p>0,828127</text:p>
          </table:table-cell>
          <table:table-cell office:value-type="float" office:value="1.12033" calcext:value-type="float">
            <text:p>1,12033</text:p>
          </table:table-cell>
          <table:table-cell office:value-type="float" office:value="1.12569" calcext:value-type="float">
            <text:p>1,12569</text:p>
          </table:table-cell>
          <table:table-cell office:value-type="float" office:value="1.47475" calcext:value-type="float">
            <text:p>1,47475</text:p>
          </table:table-cell>
          <table:table-cell office:value-type="float" office:value="1.4843" calcext:value-type="float">
            <text:p>1,4843</text:p>
          </table:table-cell>
          <table:table-cell office:value-type="float" office:value="1.48672" calcext:value-type="float">
            <text:p>1,48672</text:p>
          </table:table-cell>
          <table:table-cell office:value-type="float" office:value="1.18154" calcext:value-type="float">
            <text:p>1,18154</text:p>
          </table:table-cell>
          <table:table-cell office:value-type="float" office:value="0.612588" calcext:value-type="float">
            <text:p>0,612588</text:p>
          </table:table-cell>
          <table:table-cell office:value-type="float" office:value="1.56443" calcext:value-type="float">
            <text:p>1,56443</text:p>
          </table:table-cell>
          <table:table-cell office:value-type="float" office:value="0.961187" calcext:value-type="float">
            <text:p>0,961187</text:p>
          </table:table-cell>
          <table:table-cell office:value-type="float" office:value="1.32976" calcext:value-type="float">
            <text:p>1,32976</text:p>
          </table:table-cell>
          <table:table-cell office:value-type="float" office:value="1.69724" calcext:value-type="float">
            <text:p>1,69724</text:p>
          </table:table-cell>
          <table:table-cell office:value-type="float" office:value="0.850918" calcext:value-type="float">
            <text:p>0,850918</text:p>
          </table:table-cell>
          <table:table-cell office:value-type="float" office:value="0.271785" calcext:value-type="float">
            <text:p>0,271785</text:p>
          </table:table-cell>
          <table:table-cell office:value-type="float" office:value="0.098429" calcext:value-type="float">
            <text:p>0,098429</text:p>
          </table:table-cell>
          <table:table-cell office:value-type="float" office:value="1.24773" calcext:value-type="float">
            <text:p>1,24773</text:p>
          </table:table-cell>
          <table:table-cell office:value-type="float" office:value="0.171272" calcext:value-type="float">
            <text:p>0,171272</text:p>
          </table:table-cell>
          <table:table-cell office:value-type="float" office:value="1.63818" calcext:value-type="float">
            <text:p>1,63818</text:p>
          </table:table-cell>
          <table:table-cell office:value-type="float" office:value="1.65153" calcext:value-type="float">
            <text:p>1,65153</text:p>
          </table:table-cell>
          <table:table-cell table:number-columns-repeated="36"/>
          <table:table-cell table:formula="of:=MIN([.A129:.BL129])" office:value-type="float" office:value="0.098429" calcext:value-type="float">
            <text:p>0,098429</text:p>
          </table:table-cell>
          <table:table-cell table:formula="of:=MAX([.A129:.BL129])" office:value-type="float" office:value="1.69724" calcext:value-type="float">
            <text:p>1,69724</text:p>
          </table:table-cell>
          <table:table-cell table:number-columns-repeated="7"/>
        </table:table-row>
        <table:table-row table:style-name="ro1">
          <table:table-cell office:value-type="float" office:value="0.282626" calcext:value-type="float">
            <text:p>0,282626</text:p>
          </table:table-cell>
          <table:table-cell office:value-type="float" office:value="0.304538" calcext:value-type="float">
            <text:p>0,304538</text:p>
          </table:table-cell>
          <table:table-cell office:value-type="float" office:value="0.344849" calcext:value-type="float">
            <text:p>0,344849</text:p>
          </table:table-cell>
          <table:table-cell office:value-type="float" office:value="0.306156" calcext:value-type="float">
            <text:p>0,306156</text:p>
          </table:table-cell>
          <table:table-cell office:value-type="float" office:value="0.322212" calcext:value-type="float">
            <text:p>0,322212</text:p>
          </table:table-cell>
          <table:table-cell office:value-type="float" office:value="0.63774" calcext:value-type="float">
            <text:p>0,63774</text:p>
          </table:table-cell>
          <table:table-cell office:value-type="float" office:value="0.268907" calcext:value-type="float">
            <text:p>0,268907</text:p>
          </table:table-cell>
          <table:table-cell office:value-type="float" office:value="0.309691" calcext:value-type="float">
            <text:p>0,309691</text:p>
          </table:table-cell>
          <table:table-cell office:value-type="float" office:value="0.661235" calcext:value-type="float">
            <text:p>0,661235</text:p>
          </table:table-cell>
          <table:table-cell office:value-type="float" office:value="0.337691" calcext:value-type="float">
            <text:p>0,337691</text:p>
          </table:table-cell>
          <table:table-cell office:value-type="float" office:value="0.946051" calcext:value-type="float">
            <text:p>0,946051</text:p>
          </table:table-cell>
          <table:table-cell office:value-type="float" office:value="0.301867" calcext:value-type="float">
            <text:p>0,301867</text:p>
          </table:table-cell>
          <table:table-cell office:value-type="float" office:value="0.305053" calcext:value-type="float">
            <text:p>0,305053</text:p>
          </table:table-cell>
          <table:table-cell office:value-type="float" office:value="0.285232" calcext:value-type="float">
            <text:p>0,285232</text:p>
          </table:table-cell>
          <table:table-cell office:value-type="float" office:value="0.286208" calcext:value-type="float">
            <text:p>0,286208</text:p>
          </table:table-cell>
          <table:table-cell office:value-type="float" office:value="1.43413" calcext:value-type="float">
            <text:p>1,43413</text:p>
          </table:table-cell>
          <table:table-cell office:value-type="float" office:value="0.292306" calcext:value-type="float">
            <text:p>0,292306</text:p>
          </table:table-cell>
          <table:table-cell office:value-type="float" office:value="1.16084" calcext:value-type="float">
            <text:p>1,16084</text:p>
          </table:table-cell>
          <table:table-cell office:value-type="float" office:value="1.72318" calcext:value-type="float">
            <text:p>1,72318</text:p>
          </table:table-cell>
          <table:table-cell office:value-type="float" office:value="1.45789" calcext:value-type="float">
            <text:p>1,45789</text:p>
          </table:table-cell>
          <table:table-cell office:value-type="float" office:value="1.45497" calcext:value-type="float">
            <text:p>1,45497</text:p>
          </table:table-cell>
          <table:table-cell office:value-type="float" office:value="0.854931" calcext:value-type="float">
            <text:p>0,854931</text:p>
          </table:table-cell>
          <table:table-cell office:value-type="float" office:value="0.097693" calcext:value-type="float">
            <text:p>0,097693</text:p>
          </table:table-cell>
          <table:table-cell office:value-type="float" office:value="0.953945" calcext:value-type="float">
            <text:p>0,953945</text:p>
          </table:table-cell>
          <table:table-cell office:value-type="float" office:value="0.693754" calcext:value-type="float">
            <text:p>0,693754</text:p>
          </table:table-cell>
          <table:table-cell office:value-type="float" office:value="0.406953" calcext:value-type="float">
            <text:p>0,406953</text:p>
          </table:table-cell>
          <table:table-cell office:value-type="float" office:value="0.974758" calcext:value-type="float">
            <text:p>0,974758</text:p>
          </table:table-cell>
          <table:table-cell office:value-type="float" office:value="0.716871" calcext:value-type="float">
            <text:p>0,716871</text:p>
          </table:table-cell>
          <table:table-cell office:value-type="float" office:value="0.428263" calcext:value-type="float">
            <text:p>0,428263</text:p>
          </table:table-cell>
          <table:table-cell office:value-type="float" office:value="0.531752" calcext:value-type="float">
            <text:p>0,531752</text:p>
          </table:table-cell>
          <table:table-cell office:value-type="float" office:value="1.06599" calcext:value-type="float">
            <text:p>1,06599</text:p>
          </table:table-cell>
          <table:table-cell office:value-type="float" office:value="0.120583" calcext:value-type="float">
            <text:p>0,120583</text:p>
          </table:table-cell>
          <table:table-cell table:number-columns-repeated="36"/>
          <table:table-cell table:formula="of:=MIN([.A130:.BL130])" office:value-type="float" office:value="0.097693" calcext:value-type="float">
            <text:p>0,097693</text:p>
          </table:table-cell>
          <table:table-cell table:formula="of:=MAX([.A130:.BL130])" office:value-type="float" office:value="1.72318" calcext:value-type="float">
            <text:p>1,72318</text:p>
          </table:table-cell>
          <table:table-cell table:number-columns-repeated="7"/>
        </table:table-row>
        <table:table-row table:style-name="ro1">
          <table:table-cell office:value-type="float" office:value="0.103544" calcext:value-type="float">
            <text:p>0,103544</text:p>
          </table:table-cell>
          <table:table-cell office:value-type="float" office:value="0.0923481" calcext:value-type="float">
            <text:p>0,0923481</text:p>
          </table:table-cell>
          <table:table-cell office:value-type="float" office:value="0.0960269" calcext:value-type="float">
            <text:p>0,0960269</text:p>
          </table:table-cell>
          <table:table-cell office:value-type="float" office:value="0.296463" calcext:value-type="float">
            <text:p>0,296463</text:p>
          </table:table-cell>
          <table:table-cell office:value-type="float" office:value="0.096849" calcext:value-type="float">
            <text:p>0,096849</text:p>
          </table:table-cell>
          <table:table-cell office:value-type="float" office:value="0.0950961" calcext:value-type="float">
            <text:p>0,0950961</text:p>
          </table:table-cell>
          <table:table-cell office:value-type="float" office:value="0.0919209" calcext:value-type="float">
            <text:p>0,0919209</text:p>
          </table:table-cell>
          <table:table-cell office:value-type="float" office:value="0.292161" calcext:value-type="float">
            <text:p>0,292161</text:p>
          </table:table-cell>
          <table:table-cell office:value-type="float" office:value="0.55848" calcext:value-type="float">
            <text:p>0,55848</text:p>
          </table:table-cell>
          <table:table-cell office:value-type="float" office:value="0.529725" calcext:value-type="float">
            <text:p>0,529725</text:p>
          </table:table-cell>
          <table:table-cell office:value-type="float" office:value="0.525713" calcext:value-type="float">
            <text:p>0,525713</text:p>
          </table:table-cell>
          <table:table-cell office:value-type="float" office:value="0.575133" calcext:value-type="float">
            <text:p>0,575133</text:p>
          </table:table-cell>
          <table:table-cell office:value-type="float" office:value="0.283006" calcext:value-type="float">
            <text:p>0,283006</text:p>
          </table:table-cell>
          <table:table-cell office:value-type="float" office:value="0.455912" calcext:value-type="float">
            <text:p>0,455912</text:p>
          </table:table-cell>
          <table:table-cell office:value-type="float" office:value="0.470697" calcext:value-type="float">
            <text:p>0,470697</text:p>
          </table:table-cell>
          <table:table-cell office:value-type="float" office:value="0.556579" calcext:value-type="float">
            <text:p>0,556579</text:p>
          </table:table-cell>
          <table:table-cell office:value-type="float" office:value="0.288016" calcext:value-type="float">
            <text:p>0,288016</text:p>
          </table:table-cell>
          <table:table-cell office:value-type="float" office:value="0.504624" calcext:value-type="float">
            <text:p>0,504624</text:p>
          </table:table-cell>
          <table:table-cell office:value-type="float" office:value="0.530456" calcext:value-type="float">
            <text:p>0,530456</text:p>
          </table:table-cell>
          <table:table-cell office:value-type="float" office:value="0.871191" calcext:value-type="float">
            <text:p>0,871191</text:p>
          </table:table-cell>
          <table:table-cell office:value-type="float" office:value="0.601305" calcext:value-type="float">
            <text:p>0,601305</text:p>
          </table:table-cell>
          <table:table-cell office:value-type="float" office:value="0.673702" calcext:value-type="float">
            <text:p>0,673702</text:p>
          </table:table-cell>
          <table:table-cell office:value-type="float" office:value="0.881928" calcext:value-type="float">
            <text:p>0,881928</text:p>
          </table:table-cell>
          <table:table-cell office:value-type="float" office:value="0.966989" calcext:value-type="float">
            <text:p>0,966989</text:p>
          </table:table-cell>
          <table:table-cell office:value-type="float" office:value="1.28629" calcext:value-type="float">
            <text:p>1,28629</text:p>
          </table:table-cell>
          <table:table-cell office:value-type="float" office:value="1.61573" calcext:value-type="float">
            <text:p>1,61573</text:p>
          </table:table-cell>
          <table:table-cell office:value-type="float" office:value="1.2726" calcext:value-type="float">
            <text:p>1,2726</text:p>
          </table:table-cell>
          <table:table-cell office:value-type="float" office:value="0.162695" calcext:value-type="float">
            <text:p>0,162695</text:p>
          </table:table-cell>
          <table:table-cell office:value-type="float" office:value="0.110597" calcext:value-type="float">
            <text:p>0,110597</text:p>
          </table:table-cell>
          <table:table-cell office:value-type="float" office:value="0.449792" calcext:value-type="float">
            <text:p>0,449792</text:p>
          </table:table-cell>
          <table:table-cell office:value-type="float" office:value="0.245416" calcext:value-type="float">
            <text:p>0,245416</text:p>
          </table:table-cell>
          <table:table-cell office:value-type="float" office:value="0.483181" calcext:value-type="float">
            <text:p>0,483181</text:p>
          </table:table-cell>
          <table:table-cell table:number-columns-repeated="36"/>
          <table:table-cell table:formula="of:=MIN([.A131:.BL131])" office:value-type="float" office:value="0.0919209" calcext:value-type="float">
            <text:p>0,0919209</text:p>
          </table:table-cell>
          <table:table-cell table:formula="of:=MAX([.A131:.BL131])" office:value-type="float" office:value="1.61573" calcext:value-type="float">
            <text:p>1,61573</text:p>
          </table:table-cell>
          <table:table-cell table:number-columns-repeated="7"/>
        </table:table-row>
        <table:table-row table:style-name="ro1">
          <table:table-cell office:value-type="float" office:value="0.130533" calcext:value-type="float">
            <text:p>0,130533</text:p>
          </table:table-cell>
          <table:table-cell office:value-type="float" office:value="0.127313" calcext:value-type="float">
            <text:p>0,127313</text:p>
          </table:table-cell>
          <table:table-cell office:value-type="float" office:value="0.303463" calcext:value-type="float">
            <text:p>0,303463</text:p>
          </table:table-cell>
          <table:table-cell office:value-type="float" office:value="0.109808" calcext:value-type="float">
            <text:p>0,109808</text:p>
          </table:table-cell>
          <table:table-cell office:value-type="float" office:value="0.0947301" calcext:value-type="float">
            <text:p>0,0947301</text:p>
          </table:table-cell>
          <table:table-cell office:value-type="float" office:value="0.282638" calcext:value-type="float">
            <text:p>0,282638</text:p>
          </table:table-cell>
          <table:table-cell office:value-type="float" office:value="0.251917" calcext:value-type="float">
            <text:p>0,251917</text:p>
          </table:table-cell>
          <table:table-cell office:value-type="float" office:value="0.283546" calcext:value-type="float">
            <text:p>0,283546</text:p>
          </table:table-cell>
          <table:table-cell office:value-type="float" office:value="0.854211" calcext:value-type="float">
            <text:p>0,854211</text:p>
          </table:table-cell>
          <table:table-cell office:value-type="float" office:value="0.294058" calcext:value-type="float">
            <text:p>0,294058</text:p>
          </table:table-cell>
          <table:table-cell office:value-type="float" office:value="0.29766" calcext:value-type="float">
            <text:p>0,29766</text:p>
          </table:table-cell>
          <table:table-cell office:value-type="float" office:value="1.1779" calcext:value-type="float">
            <text:p>1,1779</text:p>
          </table:table-cell>
          <table:table-cell office:value-type="float" office:value="0.881606" calcext:value-type="float">
            <text:p>0,881606</text:p>
          </table:table-cell>
          <table:table-cell office:value-type="float" office:value="0.754592" calcext:value-type="float">
            <text:p>0,754592</text:p>
          </table:table-cell>
          <table:table-cell office:value-type="float" office:value="0.612454" calcext:value-type="float">
            <text:p>0,612454</text:p>
          </table:table-cell>
          <table:table-cell office:value-type="float" office:value="0.584913" calcext:value-type="float">
            <text:p>0,584913</text:p>
          </table:table-cell>
          <table:table-cell office:value-type="float" office:value="0.882062" calcext:value-type="float">
            <text:p>0,882062</text:p>
          </table:table-cell>
          <table:table-cell office:value-type="float" office:value="0.3448" calcext:value-type="float">
            <text:p>0,3448</text:p>
          </table:table-cell>
          <table:table-cell office:value-type="float" office:value="0.324642" calcext:value-type="float">
            <text:p>0,324642</text:p>
          </table:table-cell>
          <table:table-cell office:value-type="float" office:value="0.356245" calcext:value-type="float">
            <text:p>0,356245</text:p>
          </table:table-cell>
          <table:table-cell office:value-type="float" office:value="0.941961" calcext:value-type="float">
            <text:p>0,941961</text:p>
          </table:table-cell>
          <table:table-cell office:value-type="float" office:value="0.0926309" calcext:value-type="float">
            <text:p>0,0926309</text:p>
          </table:table-cell>
          <table:table-cell office:value-type="float" office:value="0.142242" calcext:value-type="float">
            <text:p>0,142242</text:p>
          </table:table-cell>
          <table:table-cell office:value-type="float" office:value="0.203697" calcext:value-type="float">
            <text:p>0,203697</text:p>
          </table:table-cell>
          <table:table-cell office:value-type="float" office:value="0.182462" calcext:value-type="float">
            <text:p>0,182462</text:p>
          </table:table-cell>
          <table:table-cell office:value-type="float" office:value="0.174069" calcext:value-type="float">
            <text:p>0,174069</text:p>
          </table:table-cell>
          <table:table-cell office:value-type="float" office:value="0.186443" calcext:value-type="float">
            <text:p>0,186443</text:p>
          </table:table-cell>
          <table:table-cell office:value-type="float" office:value="1.10673" calcext:value-type="float">
            <text:p>1,10673</text:p>
          </table:table-cell>
          <table:table-cell office:value-type="float" office:value="1.11339" calcext:value-type="float">
            <text:p>1,11339</text:p>
          </table:table-cell>
          <table:table-cell office:value-type="float" office:value="1.78568" calcext:value-type="float">
            <text:p>1,78568</text:p>
          </table:table-cell>
          <table:table-cell office:value-type="float" office:value="1.18117" calcext:value-type="float">
            <text:p>1,18117</text:p>
          </table:table-cell>
          <table:table-cell office:value-type="float" office:value="0.916772" calcext:value-type="float">
            <text:p>0,916772</text:p>
          </table:table-cell>
          <table:table-cell table:number-columns-repeated="36"/>
          <table:table-cell table:formula="of:=MIN([.A132:.BL132])" office:value-type="float" office:value="0.0926309" calcext:value-type="float">
            <text:p>0,0926309</text:p>
          </table:table-cell>
          <table:table-cell table:formula="of:=MAX([.A132:.BL132])" office:value-type="float" office:value="1.78568" calcext:value-type="float">
            <text:p>1,78568</text:p>
          </table:table-cell>
          <table:table-cell table:number-columns-repeated="7"/>
        </table:table-row>
        <table:table-row table:style-name="ro1">
          <table:table-cell office:value-type="float" office:value="0.239883" calcext:value-type="float">
            <text:p>0,239883</text:p>
          </table:table-cell>
          <table:table-cell office:value-type="float" office:value="0.285485" calcext:value-type="float">
            <text:p>0,285485</text:p>
          </table:table-cell>
          <table:table-cell office:value-type="float" office:value="0.296134" calcext:value-type="float">
            <text:p>0,296134</text:p>
          </table:table-cell>
          <table:table-cell office:value-type="float" office:value="0.274158" calcext:value-type="float">
            <text:p>0,274158</text:p>
          </table:table-cell>
          <table:table-cell office:value-type="float" office:value="0.29172" calcext:value-type="float">
            <text:p>0,29172</text:p>
          </table:table-cell>
          <table:table-cell office:value-type="float" office:value="0.298681" calcext:value-type="float">
            <text:p>0,298681</text:p>
          </table:table-cell>
          <table:table-cell office:value-type="float" office:value="0.287992" calcext:value-type="float">
            <text:p>0,287992</text:p>
          </table:table-cell>
          <table:table-cell office:value-type="float" office:value="0.291826" calcext:value-type="float">
            <text:p>0,291826</text:p>
          </table:table-cell>
          <table:table-cell office:value-type="float" office:value="0.888257" calcext:value-type="float">
            <text:p>0,888257</text:p>
          </table:table-cell>
          <table:table-cell office:value-type="float" office:value="0.30672" calcext:value-type="float">
            <text:p>0,30672</text:p>
          </table:table-cell>
          <table:table-cell office:value-type="float" office:value="0.613391" calcext:value-type="float">
            <text:p>0,613391</text:p>
          </table:table-cell>
          <table:table-cell office:value-type="float" office:value="0.272609" calcext:value-type="float">
            <text:p>0,272609</text:p>
          </table:table-cell>
          <table:table-cell office:value-type="float" office:value="0.309212" calcext:value-type="float">
            <text:p>0,309212</text:p>
          </table:table-cell>
          <table:table-cell office:value-type="float" office:value="0.582325" calcext:value-type="float">
            <text:p>0,582325</text:p>
          </table:table-cell>
          <table:table-cell office:value-type="float" office:value="0.597119" calcext:value-type="float">
            <text:p>0,597119</text:p>
          </table:table-cell>
          <table:table-cell office:value-type="float" office:value="1.4711" calcext:value-type="float">
            <text:p>1,4711</text:p>
          </table:table-cell>
          <table:table-cell office:value-type="float" office:value="1.43289" calcext:value-type="float">
            <text:p>1,43289</text:p>
          </table:table-cell>
          <table:table-cell office:value-type="float" office:value="0.865042" calcext:value-type="float">
            <text:p>0,865042</text:p>
          </table:table-cell>
          <table:table-cell office:value-type="float" office:value="1.17943" calcext:value-type="float">
            <text:p>1,17943</text:p>
          </table:table-cell>
          <table:table-cell office:value-type="float" office:value="1.18639" calcext:value-type="float">
            <text:p>1,18639</text:p>
          </table:table-cell>
          <table:table-cell office:value-type="float" office:value="0.866457" calcext:value-type="float">
            <text:p>0,866457</text:p>
          </table:table-cell>
          <table:table-cell office:value-type="float" office:value="0.584457" calcext:value-type="float">
            <text:p>0,584457</text:p>
          </table:table-cell>
          <table:table-cell office:value-type="float" office:value="0.899762" calcext:value-type="float">
            <text:p>0,899762</text:p>
          </table:table-cell>
          <table:table-cell office:value-type="float" office:value="1.45919" calcext:value-type="float">
            <text:p>1,45919</text:p>
          </table:table-cell>
          <table:table-cell office:value-type="float" office:value="1.13303" calcext:value-type="float">
            <text:p>1,13303</text:p>
          </table:table-cell>
          <table:table-cell office:value-type="float" office:value="1.17433" calcext:value-type="float">
            <text:p>1,17433</text:p>
          </table:table-cell>
          <table:table-cell office:value-type="float" office:value="0.288121" calcext:value-type="float">
            <text:p>0,288121</text:p>
          </table:table-cell>
          <table:table-cell office:value-type="float" office:value="1.88399" calcext:value-type="float">
            <text:p>1,88399</text:p>
          </table:table-cell>
          <table:table-cell office:value-type="float" office:value="0.251992" calcext:value-type="float">
            <text:p>0,251992</text:p>
          </table:table-cell>
          <table:table-cell office:value-type="float" office:value="0.811388" calcext:value-type="float">
            <text:p>0,811388</text:p>
          </table:table-cell>
          <table:table-cell office:value-type="float" office:value="0.552142" calcext:value-type="float">
            <text:p>0,552142</text:p>
          </table:table-cell>
          <table:table-cell office:value-type="float" office:value="1.71893" calcext:value-type="float">
            <text:p>1,71893</text:p>
          </table:table-cell>
          <table:table-cell table:number-columns-repeated="36"/>
          <table:table-cell table:formula="of:=MIN([.A133:.BL133])" office:value-type="float" office:value="0.239883" calcext:value-type="float">
            <text:p>0,239883</text:p>
          </table:table-cell>
          <table:table-cell table:formula="of:=MAX([.A133:.BL133])" office:value-type="float" office:value="1.88399" calcext:value-type="float">
            <text:p>1,88399</text:p>
          </table:table-cell>
          <table:table-cell table:number-columns-repeated="7"/>
        </table:table-row>
        <table:table-row table:style-name="ro1">
          <table:table-cell office:value-type="float" office:value="0.293641" calcext:value-type="float">
            <text:p>0,293641</text:p>
          </table:table-cell>
          <table:table-cell office:value-type="float" office:value="0.325045" calcext:value-type="float">
            <text:p>0,325045</text:p>
          </table:table-cell>
          <table:table-cell office:value-type="float" office:value="0.279391" calcext:value-type="float">
            <text:p>0,279391</text:p>
          </table:table-cell>
          <table:table-cell office:value-type="float" office:value="0.282741" calcext:value-type="float">
            <text:p>0,282741</text:p>
          </table:table-cell>
          <table:table-cell office:value-type="float" office:value="0.312882" calcext:value-type="float">
            <text:p>0,312882</text:p>
          </table:table-cell>
          <table:table-cell office:value-type="float" office:value="0.277311" calcext:value-type="float">
            <text:p>0,277311</text:p>
          </table:table-cell>
          <table:table-cell office:value-type="float" office:value="0.328821" calcext:value-type="float">
            <text:p>0,328821</text:p>
          </table:table-cell>
          <table:table-cell office:value-type="float" office:value="0.625168" calcext:value-type="float">
            <text:p>0,625168</text:p>
          </table:table-cell>
          <table:table-cell office:value-type="float" office:value="0.609655" calcext:value-type="float">
            <text:p>0,609655</text:p>
          </table:table-cell>
          <table:table-cell office:value-type="float" office:value="1.1518" calcext:value-type="float">
            <text:p>1,1518</text:p>
          </table:table-cell>
          <table:table-cell office:value-type="float" office:value="0.841618" calcext:value-type="float">
            <text:p>0,841618</text:p>
          </table:table-cell>
          <table:table-cell office:value-type="float" office:value="0.58409" calcext:value-type="float">
            <text:p>0,58409</text:p>
          </table:table-cell>
          <table:table-cell office:value-type="float" office:value="0.550885" calcext:value-type="float">
            <text:p>0,550885</text:p>
          </table:table-cell>
          <table:table-cell office:value-type="float" office:value="1.54219" calcext:value-type="float">
            <text:p>1,54219</text:p>
          </table:table-cell>
          <table:table-cell office:value-type="float" office:value="1.57284" calcext:value-type="float">
            <text:p>1,57284</text:p>
          </table:table-cell>
          <table:table-cell office:value-type="float" office:value="0.935971" calcext:value-type="float">
            <text:p>0,935971</text:p>
          </table:table-cell>
          <table:table-cell office:value-type="float" office:value="1.34192" calcext:value-type="float">
            <text:p>1,34192</text:p>
          </table:table-cell>
          <table:table-cell office:value-type="float" office:value="1.31321" calcext:value-type="float">
            <text:p>1,31321</text:p>
          </table:table-cell>
          <table:table-cell office:value-type="float" office:value="1.09855" calcext:value-type="float">
            <text:p>1,09855</text:p>
          </table:table-cell>
          <table:table-cell office:value-type="float" office:value="0.491201" calcext:value-type="float">
            <text:p>0,491201</text:p>
          </table:table-cell>
          <table:table-cell office:value-type="float" office:value="0.759132" calcext:value-type="float">
            <text:p>0,759132</text:p>
          </table:table-cell>
          <table:table-cell office:value-type="float" office:value="0.521049" calcext:value-type="float">
            <text:p>0,521049</text:p>
          </table:table-cell>
          <table:table-cell office:value-type="float" office:value="0.499473" calcext:value-type="float">
            <text:p>0,499473</text:p>
          </table:table-cell>
          <table:table-cell office:value-type="float" office:value="0.490252" calcext:value-type="float">
            <text:p>0,490252</text:p>
          </table:table-cell>
          <table:table-cell office:value-type="float" office:value="0.54313" calcext:value-type="float">
            <text:p>0,54313</text:p>
          </table:table-cell>
          <table:table-cell office:value-type="float" office:value="1.77037" calcext:value-type="float">
            <text:p>1,77037</text:p>
          </table:table-cell>
          <table:table-cell office:value-type="float" office:value="0.311742" calcext:value-type="float">
            <text:p>0,311742</text:p>
          </table:table-cell>
          <table:table-cell office:value-type="float" office:value="0.946232" calcext:value-type="float">
            <text:p>0,946232</text:p>
          </table:table-cell>
          <table:table-cell office:value-type="float" office:value="1.27022" calcext:value-type="float">
            <text:p>1,27022</text:p>
          </table:table-cell>
          <table:table-cell office:value-type="float" office:value="0.94488" calcext:value-type="float">
            <text:p>0,94488</text:p>
          </table:table-cell>
          <table:table-cell office:value-type="float" office:value="0.176085" calcext:value-type="float">
            <text:p>0,176085</text:p>
          </table:table-cell>
          <table:table-cell office:value-type="float" office:value="0.847502" calcext:value-type="float">
            <text:p>0,847502</text:p>
          </table:table-cell>
          <table:table-cell table:number-columns-repeated="36"/>
          <table:table-cell table:formula="of:=MIN([.A134:.BL134])" office:value-type="float" office:value="0.176085" calcext:value-type="float">
            <text:p>0,176085</text:p>
          </table:table-cell>
          <table:table-cell table:formula="of:=MAX([.A134:.BL134])" office:value-type="float" office:value="1.77037" calcext:value-type="float">
            <text:p>1,77037</text:p>
          </table:table-cell>
          <table:table-cell table:number-columns-repeated="7"/>
        </table:table-row>
        <table:table-row table:style-name="ro1">
          <table:table-cell office:value-type="float" office:value="0.29489" calcext:value-type="float">
            <text:p>0,29489</text:p>
          </table:table-cell>
          <table:table-cell office:value-type="float" office:value="0.349267" calcext:value-type="float">
            <text:p>0,349267</text:p>
          </table:table-cell>
          <table:table-cell office:value-type="float" office:value="0.36008" calcext:value-type="float">
            <text:p>0,36008</text:p>
          </table:table-cell>
          <table:table-cell office:value-type="float" office:value="0.282485" calcext:value-type="float">
            <text:p>0,282485</text:p>
          </table:table-cell>
          <table:table-cell office:value-type="float" office:value="0.3842" calcext:value-type="float">
            <text:p>0,3842</text:p>
          </table:table-cell>
          <table:table-cell office:value-type="float" office:value="0.682495" calcext:value-type="float">
            <text:p>0,682495</text:p>
          </table:table-cell>
          <table:table-cell office:value-type="float" office:value="0.442909" calcext:value-type="float">
            <text:p>0,442909</text:p>
          </table:table-cell>
          <table:table-cell office:value-type="float" office:value="0.438122" calcext:value-type="float">
            <text:p>0,438122</text:p>
          </table:table-cell>
          <table:table-cell office:value-type="float" office:value="0.598201" calcext:value-type="float">
            <text:p>0,598201</text:p>
          </table:table-cell>
          <table:table-cell office:value-type="float" office:value="0.361555" calcext:value-type="float">
            <text:p>0,361555</text:p>
          </table:table-cell>
          <table:table-cell office:value-type="float" office:value="0.512298" calcext:value-type="float">
            <text:p>0,512298</text:p>
          </table:table-cell>
          <table:table-cell office:value-type="float" office:value="0.55669" calcext:value-type="float">
            <text:p>0,55669</text:p>
          </table:table-cell>
          <table:table-cell office:value-type="float" office:value="0.582859" calcext:value-type="float">
            <text:p>0,582859</text:p>
          </table:table-cell>
          <table:table-cell office:value-type="float" office:value="0.57173" calcext:value-type="float">
            <text:p>0,57173</text:p>
          </table:table-cell>
          <table:table-cell office:value-type="float" office:value="1.21519" calcext:value-type="float">
            <text:p>1,21519</text:p>
          </table:table-cell>
          <table:table-cell office:value-type="float" office:value="0.585721" calcext:value-type="float">
            <text:p>0,585721</text:p>
          </table:table-cell>
          <table:table-cell office:value-type="float" office:value="0.796876" calcext:value-type="float">
            <text:p>0,796876</text:p>
          </table:table-cell>
          <table:table-cell office:value-type="float" office:value="0.657585" calcext:value-type="float">
            <text:p>0,657585</text:p>
          </table:table-cell>
          <table:table-cell office:value-type="float" office:value="0.553533" calcext:value-type="float">
            <text:p>0,553533</text:p>
          </table:table-cell>
          <table:table-cell office:value-type="float" office:value="1.10904" calcext:value-type="float">
            <text:p>1,10904</text:p>
          </table:table-cell>
          <table:table-cell office:value-type="float" office:value="0.606493" calcext:value-type="float">
            <text:p>0,606493</text:p>
          </table:table-cell>
          <table:table-cell office:value-type="float" office:value="0.440918" calcext:value-type="float">
            <text:p>0,440918</text:p>
          </table:table-cell>
          <table:table-cell office:value-type="float" office:value="0.611576" calcext:value-type="float">
            <text:p>0,611576</text:p>
          </table:table-cell>
          <table:table-cell office:value-type="float" office:value="0.124307" calcext:value-type="float">
            <text:p>0,124307</text:p>
          </table:table-cell>
          <table:table-cell office:value-type="float" office:value="0.333758" calcext:value-type="float">
            <text:p>0,333758</text:p>
          </table:table-cell>
          <table:table-cell office:value-type="float" office:value="0.133029" calcext:value-type="float">
            <text:p>0,133029</text:p>
          </table:table-cell>
          <table:table-cell office:value-type="float" office:value="1.27887" calcext:value-type="float">
            <text:p>1,27887</text:p>
          </table:table-cell>
          <table:table-cell office:value-type="float" office:value="0.945284" calcext:value-type="float">
            <text:p>0,945284</text:p>
          </table:table-cell>
          <table:table-cell office:value-type="float" office:value="0.679264" calcext:value-type="float">
            <text:p>0,679264</text:p>
          </table:table-cell>
          <table:table-cell office:value-type="float" office:value="1.23394" calcext:value-type="float">
            <text:p>1,23394</text:p>
          </table:table-cell>
          <table:table-cell office:value-type="float" office:value="0.570139" calcext:value-type="float">
            <text:p>0,570139</text:p>
          </table:table-cell>
          <table:table-cell office:value-type="float" office:value="1.7513" calcext:value-type="float">
            <text:p>1,7513</text:p>
          </table:table-cell>
          <table:table-cell table:number-columns-repeated="36"/>
          <table:table-cell table:formula="of:=MIN([.A135:.BL135])" office:value-type="float" office:value="0.124307" calcext:value-type="float">
            <text:p>0,124307</text:p>
          </table:table-cell>
          <table:table-cell table:formula="of:=MAX([.A135:.BL135])" office:value-type="float" office:value="1.7513" calcext:value-type="float">
            <text:p>1,7513</text:p>
          </table:table-cell>
          <table:table-cell table:number-columns-repeated="7"/>
        </table:table-row>
        <table:table-row table:style-name="ro1">
          <table:table-cell office:value-type="float" office:value="0.290267" calcext:value-type="float">
            <text:p>0,290267</text:p>
          </table:table-cell>
          <table:table-cell office:value-type="float" office:value="0.297494" calcext:value-type="float">
            <text:p>0,297494</text:p>
          </table:table-cell>
          <table:table-cell office:value-type="float" office:value="0.315467" calcext:value-type="float">
            <text:p>0,315467</text:p>
          </table:table-cell>
          <table:table-cell office:value-type="float" office:value="0.284896" calcext:value-type="float">
            <text:p>0,284896</text:p>
          </table:table-cell>
          <table:table-cell office:value-type="float" office:value="0.287864" calcext:value-type="float">
            <text:p>0,287864</text:p>
          </table:table-cell>
          <table:table-cell office:value-type="float" office:value="0.284756" calcext:value-type="float">
            <text:p>0,284756</text:p>
          </table:table-cell>
          <table:table-cell office:value-type="float" office:value="0.288711" calcext:value-type="float">
            <text:p>0,288711</text:p>
          </table:table-cell>
          <table:table-cell office:value-type="float" office:value="0.894182" calcext:value-type="float">
            <text:p>0,894182</text:p>
          </table:table-cell>
          <table:table-cell office:value-type="float" office:value="0.309635" calcext:value-type="float">
            <text:p>0,309635</text:p>
          </table:table-cell>
          <table:table-cell office:value-type="float" office:value="0.617331" calcext:value-type="float">
            <text:p>0,617331</text:p>
          </table:table-cell>
          <table:table-cell office:value-type="float" office:value="0.86403" calcext:value-type="float">
            <text:p>0,86403</text:p>
          </table:table-cell>
          <table:table-cell office:value-type="float" office:value="0.582389" calcext:value-type="float">
            <text:p>0,582389</text:p>
          </table:table-cell>
          <table:table-cell office:value-type="float" office:value="0.618332" calcext:value-type="float">
            <text:p>0,618332</text:p>
          </table:table-cell>
          <table:table-cell office:value-type="float" office:value="0.300041" calcext:value-type="float">
            <text:p>0,300041</text:p>
          </table:table-cell>
          <table:table-cell office:value-type="float" office:value="0.588169" calcext:value-type="float">
            <text:p>0,588169</text:p>
          </table:table-cell>
          <table:table-cell office:value-type="float" office:value="0.600504" calcext:value-type="float">
            <text:p>0,600504</text:p>
          </table:table-cell>
          <table:table-cell office:value-type="float" office:value="1.17823" calcext:value-type="float">
            <text:p>1,17823</text:p>
          </table:table-cell>
          <table:table-cell office:value-type="float" office:value="0.285744" calcext:value-type="float">
            <text:p>0,285744</text:p>
          </table:table-cell>
          <table:table-cell office:value-type="float" office:value="0.839368" calcext:value-type="float">
            <text:p>0,839368</text:p>
          </table:table-cell>
          <table:table-cell office:value-type="float" office:value="0.274757" calcext:value-type="float">
            <text:p>0,274757</text:p>
          </table:table-cell>
          <table:table-cell office:value-type="float" office:value="0.890875" calcext:value-type="float">
            <text:p>0,890875</text:p>
          </table:table-cell>
          <table:table-cell office:value-type="float" office:value="0.612206" calcext:value-type="float">
            <text:p>0,612206</text:p>
          </table:table-cell>
          <table:table-cell office:value-type="float" office:value="0.436224" calcext:value-type="float">
            <text:p>0,436224</text:p>
          </table:table-cell>
          <table:table-cell office:value-type="float" office:value="0.100969" calcext:value-type="float">
            <text:p>0,100969</text:p>
          </table:table-cell>
          <table:table-cell office:value-type="float" office:value="1.81553" calcext:value-type="float">
            <text:p>1,81553</text:p>
          </table:table-cell>
          <table:table-cell office:value-type="float" office:value="0.280766" calcext:value-type="float">
            <text:p>0,280766</text:p>
          </table:table-cell>
          <table:table-cell office:value-type="float" office:value="0.921151" calcext:value-type="float">
            <text:p>0,921151</text:p>
          </table:table-cell>
          <table:table-cell office:value-type="float" office:value="1.24134" calcext:value-type="float">
            <text:p>1,24134</text:p>
          </table:table-cell>
          <table:table-cell office:value-type="float" office:value="1.00392" calcext:value-type="float">
            <text:p>1,00392</text:p>
          </table:table-cell>
          <table:table-cell office:value-type="float" office:value="0.968522" calcext:value-type="float">
            <text:p>0,968522</text:p>
          </table:table-cell>
          <table:table-cell office:value-type="float" office:value="1.89727" calcext:value-type="float">
            <text:p>1,89727</text:p>
          </table:table-cell>
          <table:table-cell office:value-type="float" office:value="0.085568" calcext:value-type="float">
            <text:p>0,085568</text:p>
          </table:table-cell>
          <table:table-cell table:number-columns-repeated="36"/>
          <table:table-cell table:formula="of:=MIN([.A136:.BL136])" office:value-type="float" office:value="0.085568" calcext:value-type="float">
            <text:p>0,085568</text:p>
          </table:table-cell>
          <table:table-cell table:formula="of:=MAX([.A136:.BL136])" office:value-type="float" office:value="1.89727" calcext:value-type="float">
            <text:p>1,89727</text:p>
          </table:table-cell>
          <table:table-cell table:number-columns-repeated="7"/>
        </table:table-row>
        <table:table-row table:style-name="ro1">
          <table:table-cell office:value-type="float" office:value="0.27793" calcext:value-type="float">
            <text:p>0,27793</text:p>
          </table:table-cell>
          <table:table-cell office:value-type="float" office:value="0.278377" calcext:value-type="float">
            <text:p>0,278377</text:p>
          </table:table-cell>
          <table:table-cell office:value-type="float" office:value="0.336572" calcext:value-type="float">
            <text:p>0,336572</text:p>
          </table:table-cell>
          <table:table-cell office:value-type="float" office:value="0.298847" calcext:value-type="float">
            <text:p>0,298847</text:p>
          </table:table-cell>
          <table:table-cell office:value-type="float" office:value="0.305362" calcext:value-type="float">
            <text:p>0,305362</text:p>
          </table:table-cell>
          <table:table-cell office:value-type="float" office:value="0.59417" calcext:value-type="float">
            <text:p>0,59417</text:p>
          </table:table-cell>
          <table:table-cell office:value-type="float" office:value="0.564374" calcext:value-type="float">
            <text:p>0,564374</text:p>
          </table:table-cell>
          <table:table-cell office:value-type="float" office:value="0.661922" calcext:value-type="float">
            <text:p>0,661922</text:p>
          </table:table-cell>
          <table:table-cell office:value-type="float" office:value="0.312061" calcext:value-type="float">
            <text:p>0,312061</text:p>
          </table:table-cell>
          <table:table-cell office:value-type="float" office:value="0.550953" calcext:value-type="float">
            <text:p>0,550953</text:p>
          </table:table-cell>
          <table:table-cell office:value-type="float" office:value="0.599317" calcext:value-type="float">
            <text:p>0,599317</text:p>
          </table:table-cell>
          <table:table-cell office:value-type="float" office:value="0.294408" calcext:value-type="float">
            <text:p>0,294408</text:p>
          </table:table-cell>
          <table:table-cell office:value-type="float" office:value="0.371796" calcext:value-type="float">
            <text:p>0,371796</text:p>
          </table:table-cell>
          <table:table-cell office:value-type="float" office:value="1.37608" calcext:value-type="float">
            <text:p>1,37608</text:p>
          </table:table-cell>
          <table:table-cell office:value-type="float" office:value="1.069" calcext:value-type="float">
            <text:p>1,069</text:p>
          </table:table-cell>
          <table:table-cell office:value-type="float" office:value="0.184661" calcext:value-type="float">
            <text:p>0,184661</text:p>
          </table:table-cell>
          <table:table-cell office:value-type="float" office:value="0.0950251" calcext:value-type="float">
            <text:p>0,0950251</text:p>
          </table:table-cell>
          <table:table-cell office:value-type="float" office:value="1.33432" calcext:value-type="float">
            <text:p>1,33432</text:p>
          </table:table-cell>
          <table:table-cell office:value-type="float" office:value="1.33603" calcext:value-type="float">
            <text:p>1,33603</text:p>
          </table:table-cell>
          <table:table-cell office:value-type="float" office:value="0.985233" calcext:value-type="float">
            <text:p>0,985233</text:p>
          </table:table-cell>
          <table:table-cell office:value-type="float" office:value="0.212046" calcext:value-type="float">
            <text:p>0,212046</text:p>
          </table:table-cell>
          <table:table-cell office:value-type="float" office:value="0.741491" calcext:value-type="float">
            <text:p>0,741491</text:p>
          </table:table-cell>
          <table:table-cell office:value-type="float" office:value="0.673977" calcext:value-type="float">
            <text:p>0,673977</text:p>
          </table:table-cell>
          <table:table-cell office:value-type="float" office:value="1.03542" calcext:value-type="float">
            <text:p>1,03542</text:p>
          </table:table-cell>
          <table:table-cell office:value-type="float" office:value="0.696436" calcext:value-type="float">
            <text:p>0,696436</text:p>
          </table:table-cell>
          <table:table-cell office:value-type="float" office:value="0.797267" calcext:value-type="float">
            <text:p>0,797267</text:p>
          </table:table-cell>
          <table:table-cell office:value-type="float" office:value="0.376208" calcext:value-type="float">
            <text:p>0,376208</text:p>
          </table:table-cell>
          <table:table-cell office:value-type="float" office:value="0.411057" calcext:value-type="float">
            <text:p>0,411057</text:p>
          </table:table-cell>
          <table:table-cell office:value-type="float" office:value="0.205384" calcext:value-type="float">
            <text:p>0,205384</text:p>
          </table:table-cell>
          <table:table-cell office:value-type="float" office:value="0.129369" calcext:value-type="float">
            <text:p>0,129369</text:p>
          </table:table-cell>
          <table:table-cell office:value-type="float" office:value="0.51742" calcext:value-type="float">
            <text:p>0,51742</text:p>
          </table:table-cell>
          <table:table-cell office:value-type="float" office:value="0.122984" calcext:value-type="float">
            <text:p>0,122984</text:p>
          </table:table-cell>
          <table:table-cell table:number-columns-repeated="36"/>
          <table:table-cell table:formula="of:=MIN([.A137:.BL137])" office:value-type="float" office:value="0.0950251" calcext:value-type="float">
            <text:p>0,0950251</text:p>
          </table:table-cell>
          <table:table-cell table:formula="of:=MAX([.A137:.BL137])" office:value-type="float" office:value="1.37608" calcext:value-type="float">
            <text:p>1,37608</text:p>
          </table:table-cell>
          <table:table-cell table:number-columns-repeated="7"/>
        </table:table-row>
        <table:table-row table:style-name="ro1">
          <table:table-cell office:value-type="float" office:value="0.141056" calcext:value-type="float">
            <text:p>0,141056</text:p>
          </table:table-cell>
          <table:table-cell office:value-type="float" office:value="0.274147" calcext:value-type="float">
            <text:p>0,274147</text:p>
          </table:table-cell>
          <table:table-cell office:value-type="float" office:value="0.146927" calcext:value-type="float">
            <text:p>0,146927</text:p>
          </table:table-cell>
          <table:table-cell office:value-type="float" office:value="0.251142" calcext:value-type="float">
            <text:p>0,251142</text:p>
          </table:table-cell>
          <table:table-cell office:value-type="float" office:value="0.294688" calcext:value-type="float">
            <text:p>0,294688</text:p>
          </table:table-cell>
          <table:table-cell office:value-type="float" office:value="0.133996" calcext:value-type="float">
            <text:p>0,133996</text:p>
          </table:table-cell>
          <table:table-cell office:value-type="float" office:value="0.255824" calcext:value-type="float">
            <text:p>0,255824</text:p>
          </table:table-cell>
          <table:table-cell office:value-type="float" office:value="0.339331" calcext:value-type="float">
            <text:p>0,339331</text:p>
          </table:table-cell>
          <table:table-cell office:value-type="float" office:value="0.175319" calcext:value-type="float">
            <text:p>0,175319</text:p>
          </table:table-cell>
          <table:table-cell office:value-type="float" office:value="0.265364" calcext:value-type="float">
            <text:p>0,265364</text:p>
          </table:table-cell>
          <table:table-cell office:value-type="float" office:value="1.02581" calcext:value-type="float">
            <text:p>1,02581</text:p>
          </table:table-cell>
          <table:table-cell office:value-type="float" office:value="0.245809" calcext:value-type="float">
            <text:p>0,245809</text:p>
          </table:table-cell>
          <table:table-cell office:value-type="float" office:value="0.111915" calcext:value-type="float">
            <text:p>0,111915</text:p>
          </table:table-cell>
          <table:table-cell office:value-type="float" office:value="0.393347" calcext:value-type="float">
            <text:p>0,393347</text:p>
          </table:table-cell>
          <table:table-cell office:value-type="float" office:value="1.57014" calcext:value-type="float">
            <text:p>1,57014</text:p>
          </table:table-cell>
          <table:table-cell office:value-type="float" office:value="0.322191" calcext:value-type="float">
            <text:p>0,322191</text:p>
          </table:table-cell>
          <table:table-cell office:value-type="float" office:value="1.33699" calcext:value-type="float">
            <text:p>1,33699</text:p>
          </table:table-cell>
          <table:table-cell office:value-type="float" office:value="1.09798" calcext:value-type="float">
            <text:p>1,09798</text:p>
          </table:table-cell>
          <table:table-cell office:value-type="float" office:value="0.299704" calcext:value-type="float">
            <text:p>0,299704</text:p>
          </table:table-cell>
          <table:table-cell office:value-type="float" office:value="0.860157" calcext:value-type="float">
            <text:p>0,860157</text:p>
          </table:table-cell>
          <table:table-cell office:value-type="float" office:value="0.658368" calcext:value-type="float">
            <text:p>0,658368</text:p>
          </table:table-cell>
          <table:table-cell office:value-type="float" office:value="1.14769" calcext:value-type="float">
            <text:p>1,14769</text:p>
          </table:table-cell>
          <table:table-cell office:value-type="float" office:value="1.07546" calcext:value-type="float">
            <text:p>1,07546</text:p>
          </table:table-cell>
          <table:table-cell office:value-type="float" office:value="0.838537" calcext:value-type="float">
            <text:p>0,838537</text:p>
          </table:table-cell>
          <table:table-cell office:value-type="float" office:value="2.03343" calcext:value-type="float">
            <text:p>2,03343</text:p>
          </table:table-cell>
          <table:table-cell office:value-type="float" office:value="0.624919" calcext:value-type="float">
            <text:p>0,624919</text:p>
          </table:table-cell>
          <table:table-cell office:value-type="float" office:value="1.55006" calcext:value-type="float">
            <text:p>1,55006</text:p>
          </table:table-cell>
          <table:table-cell office:value-type="float" office:value="0.28009" calcext:value-type="float">
            <text:p>0,28009</text:p>
          </table:table-cell>
          <table:table-cell office:value-type="float" office:value="1.33021" calcext:value-type="float">
            <text:p>1,33021</text:p>
          </table:table-cell>
          <table:table-cell office:value-type="float" office:value="1.66473" calcext:value-type="float">
            <text:p>1,66473</text:p>
          </table:table-cell>
          <table:table-cell office:value-type="float" office:value="0.456333" calcext:value-type="float">
            <text:p>0,456333</text:p>
          </table:table-cell>
          <table:table-cell office:value-type="float" office:value="0.0996189" calcext:value-type="float">
            <text:p>0,0996189</text:p>
          </table:table-cell>
          <table:table-cell table:number-columns-repeated="36"/>
          <table:table-cell table:formula="of:=MIN([.A138:.BL138])" office:value-type="float" office:value="0.0996189" calcext:value-type="float">
            <text:p>0,0996189</text:p>
          </table:table-cell>
          <table:table-cell table:formula="of:=MAX([.A138:.BL138])" office:value-type="float" office:value="2.03343" calcext:value-type="float">
            <text:p>2,03343</text:p>
          </table:table-cell>
          <table:table-cell table:number-columns-repeated="7"/>
        </table:table-row>
        <table:table-row table:style-name="ro1">
          <table:table-cell office:value-type="float" office:value="0.28315" calcext:value-type="float">
            <text:p>0,28315</text:p>
          </table:table-cell>
          <table:table-cell office:value-type="float" office:value="0.279465" calcext:value-type="float">
            <text:p>0,279465</text:p>
          </table:table-cell>
          <table:table-cell office:value-type="float" office:value="0.283064" calcext:value-type="float">
            <text:p>0,283064</text:p>
          </table:table-cell>
          <table:table-cell office:value-type="float" office:value="0.290846" calcext:value-type="float">
            <text:p>0,290846</text:p>
          </table:table-cell>
          <table:table-cell office:value-type="float" office:value="0.281324" calcext:value-type="float">
            <text:p>0,281324</text:p>
          </table:table-cell>
          <table:table-cell office:value-type="float" office:value="0.287837" calcext:value-type="float">
            <text:p>0,287837</text:p>
          </table:table-cell>
          <table:table-cell office:value-type="float" office:value="0.294681" calcext:value-type="float">
            <text:p>0,294681</text:p>
          </table:table-cell>
          <table:table-cell office:value-type="float" office:value="1.17857" calcext:value-type="float">
            <text:p>1,17857</text:p>
          </table:table-cell>
          <table:table-cell office:value-type="float" office:value="0.904947" calcext:value-type="float">
            <text:p>0,904947</text:p>
          </table:table-cell>
          <table:table-cell office:value-type="float" office:value="1.19317" calcext:value-type="float">
            <text:p>1,19317</text:p>
          </table:table-cell>
          <table:table-cell office:value-type="float" office:value="0.924252" calcext:value-type="float">
            <text:p>0,924252</text:p>
          </table:table-cell>
          <table:table-cell office:value-type="float" office:value="0.300935" calcext:value-type="float">
            <text:p>0,300935</text:p>
          </table:table-cell>
          <table:table-cell office:value-type="float" office:value="0.313978" calcext:value-type="float">
            <text:p>0,313978</text:p>
          </table:table-cell>
          <table:table-cell office:value-type="float" office:value="0.91687" calcext:value-type="float">
            <text:p>0,91687</text:p>
          </table:table-cell>
          <table:table-cell office:value-type="float" office:value="0.925893" calcext:value-type="float">
            <text:p>0,925893</text:p>
          </table:table-cell>
          <table:table-cell office:value-type="float" office:value="0.640422" calcext:value-type="float">
            <text:p>0,640422</text:p>
          </table:table-cell>
          <table:table-cell office:value-type="float" office:value="0.58339" calcext:value-type="float">
            <text:p>0,58339</text:p>
          </table:table-cell>
          <table:table-cell office:value-type="float" office:value="0.308233" calcext:value-type="float">
            <text:p>0,308233</text:p>
          </table:table-cell>
          <table:table-cell office:value-type="float" office:value="0.716906" calcext:value-type="float">
            <text:p>0,716906</text:p>
          </table:table-cell>
          <table:table-cell office:value-type="float" office:value="1.33892" calcext:value-type="float">
            <text:p>1,33892</text:p>
          </table:table-cell>
          <table:table-cell office:value-type="float" office:value="0.829703" calcext:value-type="float">
            <text:p>0,829703</text:p>
          </table:table-cell>
          <table:table-cell office:value-type="float" office:value="0.825239" calcext:value-type="float">
            <text:p>0,825239</text:p>
          </table:table-cell>
          <table:table-cell office:value-type="float" office:value="1.41772" calcext:value-type="float">
            <text:p>1,41772</text:p>
          </table:table-cell>
          <table:table-cell office:value-type="float" office:value="0.238905" calcext:value-type="float">
            <text:p>0,238905</text:p>
          </table:table-cell>
          <table:table-cell office:value-type="float" office:value="1.46253" calcext:value-type="float">
            <text:p>1,46253</text:p>
          </table:table-cell>
          <table:table-cell office:value-type="float" office:value="0.883089" calcext:value-type="float">
            <text:p>0,883089</text:p>
          </table:table-cell>
          <table:table-cell office:value-type="float" office:value="2.03163" calcext:value-type="float">
            <text:p>2,03163</text:p>
          </table:table-cell>
          <table:table-cell office:value-type="float" office:value="0.943852" calcext:value-type="float">
            <text:p>0,943852</text:p>
          </table:table-cell>
          <table:table-cell office:value-type="float" office:value="0.205829" calcext:value-type="float">
            <text:p>0,205829</text:p>
          </table:table-cell>
          <table:table-cell office:value-type="float" office:value="1.66396" calcext:value-type="float">
            <text:p>1,66396</text:p>
          </table:table-cell>
          <table:table-cell office:value-type="float" office:value="1.11838" calcext:value-type="float">
            <text:p>1,11838</text:p>
          </table:table-cell>
          <table:table-cell office:value-type="float" office:value="1.11495" calcext:value-type="float">
            <text:p>1,11495</text:p>
          </table:table-cell>
          <table:table-cell table:number-columns-repeated="36"/>
          <table:table-cell table:formula="of:=MIN([.A139:.BL139])" office:value-type="float" office:value="0.205829" calcext:value-type="float">
            <text:p>0,205829</text:p>
          </table:table-cell>
          <table:table-cell table:formula="of:=MAX([.A139:.BL139])" office:value-type="float" office:value="2.03163" calcext:value-type="float">
            <text:p>2,03163</text:p>
          </table:table-cell>
          <table:table-cell table:number-columns-repeated="7"/>
        </table:table-row>
        <table:table-row table:style-name="ro1">
          <table:table-cell office:value-type="float" office:value="0.131043" calcext:value-type="float">
            <text:p>0,131043</text:p>
          </table:table-cell>
          <table:table-cell office:value-type="float" office:value="0.180568" calcext:value-type="float">
            <text:p>0,180568</text:p>
          </table:table-cell>
          <table:table-cell office:value-type="float" office:value="0.132523" calcext:value-type="float">
            <text:p>0,132523</text:p>
          </table:table-cell>
          <table:table-cell office:value-type="float" office:value="0.17159" calcext:value-type="float">
            <text:p>0,17159</text:p>
          </table:table-cell>
          <table:table-cell office:value-type="float" office:value="0.166857" calcext:value-type="float">
            <text:p>0,166857</text:p>
          </table:table-cell>
          <table:table-cell office:value-type="float" office:value="0.154789" calcext:value-type="float">
            <text:p>0,154789</text:p>
          </table:table-cell>
          <table:table-cell office:value-type="float" office:value="0.179744" calcext:value-type="float">
            <text:p>0,179744</text:p>
          </table:table-cell>
          <table:table-cell office:value-type="float" office:value="0.165371" calcext:value-type="float">
            <text:p>0,165371</text:p>
          </table:table-cell>
          <table:table-cell office:value-type="float" office:value="0.145707" calcext:value-type="float">
            <text:p>0,145707</text:p>
          </table:table-cell>
          <table:table-cell office:value-type="float" office:value="0.141009" calcext:value-type="float">
            <text:p>0,141009</text:p>
          </table:table-cell>
          <table:table-cell office:value-type="float" office:value="0.164984" calcext:value-type="float">
            <text:p>0,164984</text:p>
          </table:table-cell>
          <table:table-cell office:value-type="float" office:value="0.168225" calcext:value-type="float">
            <text:p>0,168225</text:p>
          </table:table-cell>
          <table:table-cell office:value-type="float" office:value="1.00325" calcext:value-type="float">
            <text:p>1,00325</text:p>
          </table:table-cell>
          <table:table-cell office:value-type="float" office:value="0.944406" calcext:value-type="float">
            <text:p>0,944406</text:p>
          </table:table-cell>
          <table:table-cell office:value-type="float" office:value="0.900232" calcext:value-type="float">
            <text:p>0,900232</text:p>
          </table:table-cell>
          <table:table-cell office:value-type="float" office:value="0.854211" calcext:value-type="float">
            <text:p>0,854211</text:p>
          </table:table-cell>
          <table:table-cell office:value-type="float" office:value="0.818505" calcext:value-type="float">
            <text:p>0,818505</text:p>
          </table:table-cell>
          <table:table-cell office:value-type="float" office:value="0.765168" calcext:value-type="float">
            <text:p>0,765168</text:p>
          </table:table-cell>
          <table:table-cell office:value-type="float" office:value="0.729226" calcext:value-type="float">
            <text:p>0,729226</text:p>
          </table:table-cell>
          <table:table-cell office:value-type="float" office:value="0.764983" calcext:value-type="float">
            <text:p>0,764983</text:p>
          </table:table-cell>
          <table:table-cell office:value-type="float" office:value="0.625155" calcext:value-type="float">
            <text:p>0,625155</text:p>
          </table:table-cell>
          <table:table-cell office:value-type="float" office:value="0.58973" calcext:value-type="float">
            <text:p>0,58973</text:p>
          </table:table-cell>
          <table:table-cell office:value-type="float" office:value="0.290574" calcext:value-type="float">
            <text:p>0,290574</text:p>
          </table:table-cell>
          <table:table-cell office:value-type="float" office:value="0.313438" calcext:value-type="float">
            <text:p>0,313438</text:p>
          </table:table-cell>
          <table:table-cell office:value-type="float" office:value="0.333356" calcext:value-type="float">
            <text:p>0,333356</text:p>
          </table:table-cell>
          <table:table-cell office:value-type="float" office:value="0.344648" calcext:value-type="float">
            <text:p>0,344648</text:p>
          </table:table-cell>
          <table:table-cell office:value-type="float" office:value="0.266925" calcext:value-type="float">
            <text:p>0,266925</text:p>
          </table:table-cell>
          <table:table-cell office:value-type="float" office:value="0.286073" calcext:value-type="float">
            <text:p>0,286073</text:p>
          </table:table-cell>
          <table:table-cell office:value-type="float" office:value="0.255526" calcext:value-type="float">
            <text:p>0,255526</text:p>
          </table:table-cell>
          <table:table-cell office:value-type="float" office:value="0.298001" calcext:value-type="float">
            <text:p>0,298001</text:p>
          </table:table-cell>
          <table:table-cell office:value-type="float" office:value="0.69153" calcext:value-type="float">
            <text:p>0,69153</text:p>
          </table:table-cell>
          <table:table-cell office:value-type="float" office:value="0.102291" calcext:value-type="float">
            <text:p>0,102291</text:p>
          </table:table-cell>
          <table:table-cell table:number-columns-repeated="36"/>
          <table:table-cell table:formula="of:=MIN([.A140:.BL140])" office:value-type="float" office:value="0.102291" calcext:value-type="float">
            <text:p>0,102291</text:p>
          </table:table-cell>
          <table:table-cell table:formula="of:=MAX([.A140:.BL140])" office:value-type="float" office:value="1.00325" calcext:value-type="float">
            <text:p>1,00325</text:p>
          </table:table-cell>
          <table:table-cell table:number-columns-repeated="7"/>
        </table:table-row>
        <table:table-row table:style-name="ro1">
          <table:table-cell office:value-type="float" office:value="0.295672" calcext:value-type="float">
            <text:p>0,295672</text:p>
          </table:table-cell>
          <table:table-cell office:value-type="float" office:value="0.313007" calcext:value-type="float">
            <text:p>0,313007</text:p>
          </table:table-cell>
          <table:table-cell office:value-type="float" office:value="0.323102" calcext:value-type="float">
            <text:p>0,323102</text:p>
          </table:table-cell>
          <table:table-cell office:value-type="float" office:value="0.332397" calcext:value-type="float">
            <text:p>0,332397</text:p>
          </table:table-cell>
          <table:table-cell office:value-type="float" office:value="0.320349" calcext:value-type="float">
            <text:p>0,320349</text:p>
          </table:table-cell>
          <table:table-cell office:value-type="float" office:value="0.332754" calcext:value-type="float">
            <text:p>0,332754</text:p>
          </table:table-cell>
          <table:table-cell office:value-type="float" office:value="0.296651" calcext:value-type="float">
            <text:p>0,296651</text:p>
          </table:table-cell>
          <table:table-cell office:value-type="float" office:value="0.327045" calcext:value-type="float">
            <text:p>0,327045</text:p>
          </table:table-cell>
          <table:table-cell office:value-type="float" office:value="0.560455" calcext:value-type="float">
            <text:p>0,560455</text:p>
          </table:table-cell>
          <table:table-cell office:value-type="float" office:value="0.599407" calcext:value-type="float">
            <text:p>0,599407</text:p>
          </table:table-cell>
          <table:table-cell office:value-type="float" office:value="0.36269" calcext:value-type="float">
            <text:p>0,36269</text:p>
          </table:table-cell>
          <table:table-cell office:value-type="float" office:value="0.386271" calcext:value-type="float">
            <text:p>0,386271</text:p>
          </table:table-cell>
          <table:table-cell office:value-type="float" office:value="0.510741" calcext:value-type="float">
            <text:p>0,510741</text:p>
          </table:table-cell>
          <table:table-cell office:value-type="float" office:value="0.596404" calcext:value-type="float">
            <text:p>0,596404</text:p>
          </table:table-cell>
          <table:table-cell office:value-type="float" office:value="0.417441" calcext:value-type="float">
            <text:p>0,417441</text:p>
          </table:table-cell>
          <table:table-cell office:value-type="float" office:value="0.740932" calcext:value-type="float">
            <text:p>0,740932</text:p>
          </table:table-cell>
          <table:table-cell office:value-type="float" office:value="0.414743" calcext:value-type="float">
            <text:p>0,414743</text:p>
          </table:table-cell>
          <table:table-cell office:value-type="float" office:value="0.496682" calcext:value-type="float">
            <text:p>0,496682</text:p>
          </table:table-cell>
          <table:table-cell office:value-type="float" office:value="0.73379" calcext:value-type="float">
            <text:p>0,73379</text:p>
          </table:table-cell>
          <table:table-cell office:value-type="float" office:value="0.369478" calcext:value-type="float">
            <text:p>0,369478</text:p>
          </table:table-cell>
          <table:table-cell office:value-type="float" office:value="0.405998" calcext:value-type="float">
            <text:p>0,405998</text:p>
          </table:table-cell>
          <table:table-cell office:value-type="float" office:value="0.476567" calcext:value-type="float">
            <text:p>0,476567</text:p>
          </table:table-cell>
          <table:table-cell office:value-type="float" office:value="0.440443" calcext:value-type="float">
            <text:p>0,440443</text:p>
          </table:table-cell>
          <table:table-cell office:value-type="float" office:value="0.368545" calcext:value-type="float">
            <text:p>0,368545</text:p>
          </table:table-cell>
          <table:table-cell office:value-type="float" office:value="0.37209" calcext:value-type="float">
            <text:p>0,37209</text:p>
          </table:table-cell>
          <table:table-cell office:value-type="float" office:value="0.376711" calcext:value-type="float">
            <text:p>0,376711</text:p>
          </table:table-cell>
          <table:table-cell office:value-type="float" office:value="1.02376" calcext:value-type="float">
            <text:p>1,02376</text:p>
          </table:table-cell>
          <table:table-cell office:value-type="float" office:value="0.144708" calcext:value-type="float">
            <text:p>0,144708</text:p>
          </table:table-cell>
          <table:table-cell office:value-type="float" office:value="0.170794" calcext:value-type="float">
            <text:p>0,170794</text:p>
          </table:table-cell>
          <table:table-cell office:value-type="float" office:value="0.156761" calcext:value-type="float">
            <text:p>0,156761</text:p>
          </table:table-cell>
          <table:table-cell office:value-type="float" office:value="0.071552" calcext:value-type="float">
            <text:p>0,071552</text:p>
          </table:table-cell>
          <table:table-cell office:value-type="float" office:value="0.136112" calcext:value-type="float">
            <text:p>0,136112</text:p>
          </table:table-cell>
          <table:table-cell table:number-columns-repeated="36"/>
          <table:table-cell table:formula="of:=MIN([.A141:.BL141])" office:value-type="float" office:value="0.071552" calcext:value-type="float">
            <text:p>0,071552</text:p>
          </table:table-cell>
          <table:table-cell table:formula="of:=MAX([.A141:.BL141])" office:value-type="float" office:value="1.02376" calcext:value-type="float">
            <text:p>1,02376</text:p>
          </table:table-cell>
          <table:table-cell table:number-columns-repeated="7"/>
        </table:table-row>
        <table:table-row table:style-name="ro1">
          <table:table-cell office:value-type="float" office:value="0.283371" calcext:value-type="float">
            <text:p>0,283371</text:p>
          </table:table-cell>
          <table:table-cell office:value-type="float" office:value="0.286438" calcext:value-type="float">
            <text:p>0,286438</text:p>
          </table:table-cell>
          <table:table-cell office:value-type="float" office:value="0.285592" calcext:value-type="float">
            <text:p>0,285592</text:p>
          </table:table-cell>
          <table:table-cell office:value-type="float" office:value="0.291114" calcext:value-type="float">
            <text:p>0,291114</text:p>
          </table:table-cell>
          <table:table-cell office:value-type="float" office:value="0.283048" calcext:value-type="float">
            <text:p>0,283048</text:p>
          </table:table-cell>
          <table:table-cell office:value-type="float" office:value="0.574014" calcext:value-type="float">
            <text:p>0,574014</text:p>
          </table:table-cell>
          <table:table-cell office:value-type="float" office:value="0.586093" calcext:value-type="float">
            <text:p>0,586093</text:p>
          </table:table-cell>
          <table:table-cell office:value-type="float" office:value="0.296607" calcext:value-type="float">
            <text:p>0,296607</text:p>
          </table:table-cell>
          <table:table-cell office:value-type="float" office:value="0.304529" calcext:value-type="float">
            <text:p>0,304529</text:p>
          </table:table-cell>
          <table:table-cell office:value-type="float" office:value="0.330829" calcext:value-type="float">
            <text:p>0,330829</text:p>
          </table:table-cell>
          <table:table-cell office:value-type="float" office:value="0.339688" calcext:value-type="float">
            <text:p>0,339688</text:p>
          </table:table-cell>
          <table:table-cell office:value-type="float" office:value="0.594496" calcext:value-type="float">
            <text:p>0,594496</text:p>
          </table:table-cell>
          <table:table-cell office:value-type="float" office:value="0.331448" calcext:value-type="float">
            <text:p>0,331448</text:p>
          </table:table-cell>
          <table:table-cell office:value-type="float" office:value="1.49604" calcext:value-type="float">
            <text:p>1,49604</text:p>
          </table:table-cell>
          <table:table-cell office:value-type="float" office:value="1.22656" calcext:value-type="float">
            <text:p>1,22656</text:p>
          </table:table-cell>
          <table:table-cell office:value-type="float" office:value="0.329031" calcext:value-type="float">
            <text:p>0,329031</text:p>
          </table:table-cell>
          <table:table-cell office:value-type="float" office:value="0.54051" calcext:value-type="float">
            <text:p>0,54051</text:p>
          </table:table-cell>
          <table:table-cell office:value-type="float" office:value="0.633302" calcext:value-type="float">
            <text:p>0,633302</text:p>
          </table:table-cell>
          <table:table-cell office:value-type="float" office:value="0.353392" calcext:value-type="float">
            <text:p>0,353392</text:p>
          </table:table-cell>
          <table:table-cell office:value-type="float" office:value="1.25724" calcext:value-type="float">
            <text:p>1,25724</text:p>
          </table:table-cell>
          <table:table-cell office:value-type="float" office:value="0.363285" calcext:value-type="float">
            <text:p>0,363285</text:p>
          </table:table-cell>
          <table:table-cell office:value-type="float" office:value="0.495171" calcext:value-type="float">
            <text:p>0,495171</text:p>
          </table:table-cell>
          <table:table-cell office:value-type="float" office:value="0.28979" calcext:value-type="float">
            <text:p>0,28979</text:p>
          </table:table-cell>
          <table:table-cell office:value-type="float" office:value="1.16253" calcext:value-type="float">
            <text:p>1,16253</text:p>
          </table:table-cell>
          <table:table-cell office:value-type="float" office:value="0.860368" calcext:value-type="float">
            <text:p>0,860368</text:p>
          </table:table-cell>
          <table:table-cell office:value-type="float" office:value="0.281852" calcext:value-type="float">
            <text:p>0,281852</text:p>
          </table:table-cell>
          <table:table-cell office:value-type="float" office:value="1.28863" calcext:value-type="float">
            <text:p>1,28863</text:p>
          </table:table-cell>
          <table:table-cell office:value-type="float" office:value="2.15459" calcext:value-type="float">
            <text:p>2,15459</text:p>
          </table:table-cell>
          <table:table-cell office:value-type="float" office:value="0.975817" calcext:value-type="float">
            <text:p>0,975817</text:p>
          </table:table-cell>
          <table:table-cell office:value-type="float" office:value="1.34264" calcext:value-type="float">
            <text:p>1,34264</text:p>
          </table:table-cell>
          <table:table-cell office:value-type="float" office:value="1.38922" calcext:value-type="float">
            <text:p>1,38922</text:p>
          </table:table-cell>
          <table:table-cell office:value-type="float" office:value="1.13548" calcext:value-type="float">
            <text:p>1,13548</text:p>
          </table:table-cell>
          <table:table-cell table:number-columns-repeated="36"/>
          <table:table-cell table:formula="of:=MIN([.A142:.BL142])" office:value-type="float" office:value="0.281852" calcext:value-type="float">
            <text:p>0,281852</text:p>
          </table:table-cell>
          <table:table-cell table:formula="of:=MAX([.A142:.BL142])" office:value-type="float" office:value="2.15459" calcext:value-type="float">
            <text:p>2,15459</text:p>
          </table:table-cell>
          <table:table-cell table:number-columns-repeated="7"/>
        </table:table-row>
        <table:table-row table:style-name="ro1">
          <table:table-cell office:value-type="float" office:value="0.27147" calcext:value-type="float">
            <text:p>0,27147</text:p>
          </table:table-cell>
          <table:table-cell office:value-type="float" office:value="0.279193" calcext:value-type="float">
            <text:p>0,279193</text:p>
          </table:table-cell>
          <table:table-cell office:value-type="float" office:value="0.277087" calcext:value-type="float">
            <text:p>0,277087</text:p>
          </table:table-cell>
          <table:table-cell office:value-type="float" office:value="0.26095" calcext:value-type="float">
            <text:p>0,26095</text:p>
          </table:table-cell>
          <table:table-cell office:value-type="float" office:value="0.320987" calcext:value-type="float">
            <text:p>0,320987</text:p>
          </table:table-cell>
          <table:table-cell office:value-type="float" office:value="0.605549" calcext:value-type="float">
            <text:p>0,605549</text:p>
          </table:table-cell>
          <table:table-cell office:value-type="float" office:value="0.397664" calcext:value-type="float">
            <text:p>0,397664</text:p>
          </table:table-cell>
          <table:table-cell office:value-type="float" office:value="0.337928" calcext:value-type="float">
            <text:p>0,337928</text:p>
          </table:table-cell>
          <table:table-cell office:value-type="float" office:value="0.287518" calcext:value-type="float">
            <text:p>0,287518</text:p>
          </table:table-cell>
          <table:table-cell office:value-type="float" office:value="0.51104" calcext:value-type="float">
            <text:p>0,51104</text:p>
          </table:table-cell>
          <table:table-cell office:value-type="float" office:value="1.41117" calcext:value-type="float">
            <text:p>1,41117</text:p>
          </table:table-cell>
          <table:table-cell office:value-type="float" office:value="0.276754" calcext:value-type="float">
            <text:p>0,276754</text:p>
          </table:table-cell>
          <table:table-cell office:value-type="float" office:value="1.17026" calcext:value-type="float">
            <text:p>1,17026</text:p>
          </table:table-cell>
          <table:table-cell office:value-type="float" office:value="0.287018" calcext:value-type="float">
            <text:p>0,287018</text:p>
          </table:table-cell>
          <table:table-cell office:value-type="float" office:value="0.597773" calcext:value-type="float">
            <text:p>0,597773</text:p>
          </table:table-cell>
          <table:table-cell office:value-type="float" office:value="1.22505" calcext:value-type="float">
            <text:p>1,22505</text:p>
          </table:table-cell>
          <table:table-cell office:value-type="float" office:value="0.967902" calcext:value-type="float">
            <text:p>0,967902</text:p>
          </table:table-cell>
          <table:table-cell office:value-type="float" office:value="0.753914" calcext:value-type="float">
            <text:p>0,753914</text:p>
          </table:table-cell>
          <table:table-cell office:value-type="float" office:value="0.219596" calcext:value-type="float">
            <text:p>0,219596</text:p>
          </table:table-cell>
          <table:table-cell office:value-type="float" office:value="0.283646" calcext:value-type="float">
            <text:p>0,283646</text:p>
          </table:table-cell>
          <table:table-cell office:value-type="float" office:value="0.978319" calcext:value-type="float">
            <text:p>0,978319</text:p>
          </table:table-cell>
          <table:table-cell office:value-type="float" office:value="0.973651" calcext:value-type="float">
            <text:p>0,973651</text:p>
          </table:table-cell>
          <table:table-cell office:value-type="float" office:value="1.61709" calcext:value-type="float">
            <text:p>1,61709</text:p>
          </table:table-cell>
          <table:table-cell office:value-type="float" office:value="0.939353" calcext:value-type="float">
            <text:p>0,939353</text:p>
          </table:table-cell>
          <table:table-cell office:value-type="float" office:value="1.22698" calcext:value-type="float">
            <text:p>1,22698</text:p>
          </table:table-cell>
          <table:table-cell office:value-type="float" office:value="0.880242" calcext:value-type="float">
            <text:p>0,880242</text:p>
          </table:table-cell>
          <table:table-cell office:value-type="float" office:value="0.930129" calcext:value-type="float">
            <text:p>0,930129</text:p>
          </table:table-cell>
          <table:table-cell office:value-type="float" office:value="2.10791" calcext:value-type="float">
            <text:p>2,10791</text:p>
          </table:table-cell>
          <table:table-cell office:value-type="float" office:value="0.28469" calcext:value-type="float">
            <text:p>0,28469</text:p>
          </table:table-cell>
          <table:table-cell office:value-type="float" office:value="0.285338" calcext:value-type="float">
            <text:p>0,285338</text:p>
          </table:table-cell>
          <table:table-cell office:value-type="float" office:value="1.90065" calcext:value-type="float">
            <text:p>1,90065</text:p>
          </table:table-cell>
          <table:table-cell office:value-type="float" office:value="0.718212" calcext:value-type="float">
            <text:p>0,718212</text:p>
          </table:table-cell>
          <table:table-cell table:number-columns-repeated="36"/>
          <table:table-cell table:formula="of:=MIN([.A143:.BL143])" office:value-type="float" office:value="0.219596" calcext:value-type="float">
            <text:p>0,219596</text:p>
          </table:table-cell>
          <table:table-cell table:formula="of:=MAX([.A143:.BL143])" office:value-type="float" office:value="2.10791" calcext:value-type="float">
            <text:p>2,10791</text:p>
          </table:table-cell>
          <table:table-cell table:number-columns-repeated="7"/>
        </table:table-row>
        <table:table-row table:style-name="ro1">
          <table:table-cell office:value-type="float" office:value="0.302325" calcext:value-type="float">
            <text:p>0,302325</text:p>
          </table:table-cell>
          <table:table-cell office:value-type="float" office:value="0.300614" calcext:value-type="float">
            <text:p>0,300614</text:p>
          </table:table-cell>
          <table:table-cell office:value-type="float" office:value="0.324253" calcext:value-type="float">
            <text:p>0,324253</text:p>
          </table:table-cell>
          <table:table-cell office:value-type="float" office:value="0.285009" calcext:value-type="float">
            <text:p>0,285009</text:p>
          </table:table-cell>
          <table:table-cell office:value-type="float" office:value="0.291192" calcext:value-type="float">
            <text:p>0,291192</text:p>
          </table:table-cell>
          <table:table-cell office:value-type="float" office:value="0.302695" calcext:value-type="float">
            <text:p>0,302695</text:p>
          </table:table-cell>
          <table:table-cell office:value-type="float" office:value="0.565706" calcext:value-type="float">
            <text:p>0,565706</text:p>
          </table:table-cell>
          <table:table-cell office:value-type="float" office:value="0.86637" calcext:value-type="float">
            <text:p>0,86637</text:p>
          </table:table-cell>
          <table:table-cell office:value-type="float" office:value="0.569462" calcext:value-type="float">
            <text:p>0,569462</text:p>
          </table:table-cell>
          <table:table-cell office:value-type="float" office:value="0.367547" calcext:value-type="float">
            <text:p>0,367547</text:p>
          </table:table-cell>
          <table:table-cell office:value-type="float" office:value="0.408506" calcext:value-type="float">
            <text:p>0,408506</text:p>
          </table:table-cell>
          <table:table-cell office:value-type="float" office:value="0.389808" calcext:value-type="float">
            <text:p>0,389808</text:p>
          </table:table-cell>
          <table:table-cell office:value-type="float" office:value="0.835013" calcext:value-type="float">
            <text:p>0,835013</text:p>
          </table:table-cell>
          <table:table-cell office:value-type="float" office:value="0.576115" calcext:value-type="float">
            <text:p>0,576115</text:p>
          </table:table-cell>
          <table:table-cell office:value-type="float" office:value="0.86834" calcext:value-type="float">
            <text:p>0,86834</text:p>
          </table:table-cell>
          <table:table-cell office:value-type="float" office:value="0.62287" calcext:value-type="float">
            <text:p>0,62287</text:p>
          </table:table-cell>
          <table:table-cell office:value-type="float" office:value="0.307432" calcext:value-type="float">
            <text:p>0,307432</text:p>
          </table:table-cell>
          <table:table-cell office:value-type="float" office:value="0.355986" calcext:value-type="float">
            <text:p>0,355986</text:p>
          </table:table-cell>
          <table:table-cell office:value-type="float" office:value="1.56008" calcext:value-type="float">
            <text:p>1,56008</text:p>
          </table:table-cell>
          <table:table-cell office:value-type="float" office:value="1.26494" calcext:value-type="float">
            <text:p>1,26494</text:p>
          </table:table-cell>
          <table:table-cell office:value-type="float" office:value="0.594671" calcext:value-type="float">
            <text:p>0,594671</text:p>
          </table:table-cell>
          <table:table-cell office:value-type="float" office:value="0.511201" calcext:value-type="float">
            <text:p>0,511201</text:p>
          </table:table-cell>
          <table:table-cell office:value-type="float" office:value="1.48917" calcext:value-type="float">
            <text:p>1,48917</text:p>
          </table:table-cell>
          <table:table-cell office:value-type="float" office:value="1.82066" calcext:value-type="float">
            <text:p>1,82066</text:p>
          </table:table-cell>
          <table:table-cell office:value-type="float" office:value="0.348314" calcext:value-type="float">
            <text:p>0,348314</text:p>
          </table:table-cell>
          <table:table-cell office:value-type="float" office:value="1.32757" calcext:value-type="float">
            <text:p>1,32757</text:p>
          </table:table-cell>
          <table:table-cell office:value-type="float" office:value="1.32746" calcext:value-type="float">
            <text:p>1,32746</text:p>
          </table:table-cell>
          <table:table-cell office:value-type="float" office:value="1.94953" calcext:value-type="float">
            <text:p>1,94953</text:p>
          </table:table-cell>
          <table:table-cell office:value-type="float" office:value="1.99917" calcext:value-type="float">
            <text:p>1,99917</text:p>
          </table:table-cell>
          <table:table-cell office:value-type="float" office:value="0.248317" calcext:value-type="float">
            <text:p>0,248317</text:p>
          </table:table-cell>
          <table:table-cell office:value-type="float" office:value="0.862147" calcext:value-type="float">
            <text:p>0,862147</text:p>
          </table:table-cell>
          <table:table-cell office:value-type="float" office:value="0.883252" calcext:value-type="float">
            <text:p>0,883252</text:p>
          </table:table-cell>
          <table:table-cell table:number-columns-repeated="36"/>
          <table:table-cell table:formula="of:=MIN([.A144:.BL144])" office:value-type="float" office:value="0.248317" calcext:value-type="float">
            <text:p>0,248317</text:p>
          </table:table-cell>
          <table:table-cell table:formula="of:=MAX([.A144:.BL144])" office:value-type="float" office:value="1.99917" calcext:value-type="float">
            <text:p>1,99917</text:p>
          </table:table-cell>
          <table:table-cell table:number-columns-repeated="7"/>
        </table:table-row>
        <table:table-row table:style-name="ro1">
          <table:table-cell office:value-type="float" office:value="0.268083" calcext:value-type="float">
            <text:p>0,268083</text:p>
          </table:table-cell>
          <table:table-cell office:value-type="float" office:value="0.298616" calcext:value-type="float">
            <text:p>0,298616</text:p>
          </table:table-cell>
          <table:table-cell office:value-type="float" office:value="0.336443" calcext:value-type="float">
            <text:p>0,336443</text:p>
          </table:table-cell>
          <table:table-cell office:value-type="float" office:value="0.202316" calcext:value-type="float">
            <text:p>0,202316</text:p>
          </table:table-cell>
          <table:table-cell office:value-type="float" office:value="0.369377" calcext:value-type="float">
            <text:p>0,369377</text:p>
          </table:table-cell>
          <table:table-cell office:value-type="float" office:value="0.467989" calcext:value-type="float">
            <text:p>0,467989</text:p>
          </table:table-cell>
          <table:table-cell office:value-type="float" office:value="0.330144" calcext:value-type="float">
            <text:p>0,330144</text:p>
          </table:table-cell>
          <table:table-cell office:value-type="float" office:value="0.385627" calcext:value-type="float">
            <text:p>0,385627</text:p>
          </table:table-cell>
          <table:table-cell office:value-type="float" office:value="0.287584" calcext:value-type="float">
            <text:p>0,287584</text:p>
          </table:table-cell>
          <table:table-cell office:value-type="float" office:value="0.21594" calcext:value-type="float">
            <text:p>0,21594</text:p>
          </table:table-cell>
          <table:table-cell office:value-type="float" office:value="0.278561" calcext:value-type="float">
            <text:p>0,278561</text:p>
          </table:table-cell>
          <table:table-cell office:value-type="float" office:value="0.242271" calcext:value-type="float">
            <text:p>0,242271</text:p>
          </table:table-cell>
          <table:table-cell office:value-type="float" office:value="0.242994" calcext:value-type="float">
            <text:p>0,242994</text:p>
          </table:table-cell>
          <table:table-cell office:value-type="float" office:value="0.150419" calcext:value-type="float">
            <text:p>0,150419</text:p>
          </table:table-cell>
          <table:table-cell office:value-type="float" office:value="0.152795" calcext:value-type="float">
            <text:p>0,152795</text:p>
          </table:table-cell>
          <table:table-cell office:value-type="float" office:value="0.215287" calcext:value-type="float">
            <text:p>0,215287</text:p>
          </table:table-cell>
          <table:table-cell office:value-type="float" office:value="0.214678" calcext:value-type="float">
            <text:p>0,214678</text:p>
          </table:table-cell>
          <table:table-cell office:value-type="float" office:value="0.28321" calcext:value-type="float">
            <text:p>0,28321</text:p>
          </table:table-cell>
          <table:table-cell office:value-type="float" office:value="0.142481" calcext:value-type="float">
            <text:p>0,142481</text:p>
          </table:table-cell>
          <table:table-cell office:value-type="float" office:value="1.57289" calcext:value-type="float">
            <text:p>1,57289</text:p>
          </table:table-cell>
          <table:table-cell office:value-type="float" office:value="0.189593" calcext:value-type="float">
            <text:p>0,189593</text:p>
          </table:table-cell>
          <table:table-cell office:value-type="float" office:value="1.34417" calcext:value-type="float">
            <text:p>1,34417</text:p>
          </table:table-cell>
          <table:table-cell office:value-type="float" office:value="0.885775" calcext:value-type="float">
            <text:p>0,885775</text:p>
          </table:table-cell>
          <table:table-cell office:value-type="float" office:value="1.46443" calcext:value-type="float">
            <text:p>1,46443</text:p>
          </table:table-cell>
          <table:table-cell office:value-type="float" office:value="0.588102" calcext:value-type="float">
            <text:p>0,588102</text:p>
          </table:table-cell>
          <table:table-cell office:value-type="float" office:value="0.88656" calcext:value-type="float">
            <text:p>0,88656</text:p>
          </table:table-cell>
          <table:table-cell office:value-type="float" office:value="1.55262" calcext:value-type="float">
            <text:p>1,55262</text:p>
          </table:table-cell>
          <table:table-cell office:value-type="float" office:value="0.349615" calcext:value-type="float">
            <text:p>0,349615</text:p>
          </table:table-cell>
          <table:table-cell office:value-type="float" office:value="0.277676" calcext:value-type="float">
            <text:p>0,277676</text:p>
          </table:table-cell>
          <table:table-cell office:value-type="float" office:value="0.592995" calcext:value-type="float">
            <text:p>0,592995</text:p>
          </table:table-cell>
          <table:table-cell office:value-type="float" office:value="0.0859652" calcext:value-type="float">
            <text:p>0,0859652</text:p>
          </table:table-cell>
          <table:table-cell office:value-type="float" office:value="0.807506" calcext:value-type="float">
            <text:p>0,807506</text:p>
          </table:table-cell>
          <table:table-cell table:number-columns-repeated="36"/>
          <table:table-cell table:formula="of:=MIN([.A145:.BL145])" office:value-type="float" office:value="0.0859652" calcext:value-type="float">
            <text:p>0,0859652</text:p>
          </table:table-cell>
          <table:table-cell table:formula="of:=MAX([.A145:.BL145])" office:value-type="float" office:value="1.57289" calcext:value-type="float">
            <text:p>1,57289</text:p>
          </table:table-cell>
          <table:table-cell table:number-columns-repeated="7"/>
        </table:table-row>
        <table:table-row table:style-name="ro1">
          <table:table-cell office:value-type="float" office:value="0.295291" calcext:value-type="float">
            <text:p>0,295291</text:p>
          </table:table-cell>
          <table:table-cell office:value-type="float" office:value="0.296446" calcext:value-type="float">
            <text:p>0,296446</text:p>
          </table:table-cell>
          <table:table-cell office:value-type="float" office:value="0.303137" calcext:value-type="float">
            <text:p>0,303137</text:p>
          </table:table-cell>
          <table:table-cell office:value-type="float" office:value="0.31828" calcext:value-type="float">
            <text:p>0,31828</text:p>
          </table:table-cell>
          <table:table-cell office:value-type="float" office:value="0.281103" calcext:value-type="float">
            <text:p>0,281103</text:p>
          </table:table-cell>
          <table:table-cell office:value-type="float" office:value="0.285424" calcext:value-type="float">
            <text:p>0,285424</text:p>
          </table:table-cell>
          <table:table-cell office:value-type="float" office:value="0.559736" calcext:value-type="float">
            <text:p>0,559736</text:p>
          </table:table-cell>
          <table:table-cell office:value-type="float" office:value="0.572178" calcext:value-type="float">
            <text:p>0,572178</text:p>
          </table:table-cell>
          <table:table-cell office:value-type="float" office:value="0.305065" calcext:value-type="float">
            <text:p>0,305065</text:p>
          </table:table-cell>
          <table:table-cell office:value-type="float" office:value="0.59864" calcext:value-type="float">
            <text:p>0,59864</text:p>
          </table:table-cell>
          <table:table-cell office:value-type="float" office:value="0.30706" calcext:value-type="float">
            <text:p>0,30706</text:p>
          </table:table-cell>
          <table:table-cell office:value-type="float" office:value="0.294909" calcext:value-type="float">
            <text:p>0,294909</text:p>
          </table:table-cell>
          <table:table-cell office:value-type="float" office:value="0.626659" calcext:value-type="float">
            <text:p>0,626659</text:p>
          </table:table-cell>
          <table:table-cell office:value-type="float" office:value="0.604592" calcext:value-type="float">
            <text:p>0,604592</text:p>
          </table:table-cell>
          <table:table-cell office:value-type="float" office:value="1.22579" calcext:value-type="float">
            <text:p>1,22579</text:p>
          </table:table-cell>
          <table:table-cell office:value-type="float" office:value="0.642719" calcext:value-type="float">
            <text:p>0,642719</text:p>
          </table:table-cell>
          <table:table-cell office:value-type="float" office:value="1.27837" calcext:value-type="float">
            <text:p>1,27837</text:p>
          </table:table-cell>
          <table:table-cell office:value-type="float" office:value="0.610428" calcext:value-type="float">
            <text:p>0,610428</text:p>
          </table:table-cell>
          <table:table-cell office:value-type="float" office:value="0.60615" calcext:value-type="float">
            <text:p>0,60615</text:p>
          </table:table-cell>
          <table:table-cell office:value-type="float" office:value="0.629205" calcext:value-type="float">
            <text:p>0,629205</text:p>
          </table:table-cell>
          <table:table-cell office:value-type="float" office:value="1.18577" calcext:value-type="float">
            <text:p>1,18577</text:p>
          </table:table-cell>
          <table:table-cell office:value-type="float" office:value="0.922937" calcext:value-type="float">
            <text:p>0,922937</text:p>
          </table:table-cell>
          <table:table-cell office:value-type="float" office:value="1.55122" calcext:value-type="float">
            <text:p>1,55122</text:p>
          </table:table-cell>
          <table:table-cell office:value-type="float" office:value="1.84719" calcext:value-type="float">
            <text:p>1,84719</text:p>
          </table:table-cell>
          <table:table-cell office:value-type="float" office:value="0.967551" calcext:value-type="float">
            <text:p>0,967551</text:p>
          </table:table-cell>
          <table:table-cell office:value-type="float" office:value="0.336805" calcext:value-type="float">
            <text:p>0,336805</text:p>
          </table:table-cell>
          <table:table-cell office:value-type="float" office:value="1.88667" calcext:value-type="float">
            <text:p>1,88667</text:p>
          </table:table-cell>
          <table:table-cell office:value-type="float" office:value="0.703276" calcext:value-type="float">
            <text:p>0,703276</text:p>
          </table:table-cell>
          <table:table-cell office:value-type="float" office:value="1.07763" calcext:value-type="float">
            <text:p>1,07763</text:p>
          </table:table-cell>
          <table:table-cell office:value-type="float" office:value="2.00157" calcext:value-type="float">
            <text:p>2,00157</text:p>
          </table:table-cell>
          <table:table-cell office:value-type="float" office:value="1.71794" calcext:value-type="float">
            <text:p>1,71794</text:p>
          </table:table-cell>
          <table:table-cell office:value-type="float" office:value="0.0631661" calcext:value-type="float">
            <text:p>0,0631661</text:p>
          </table:table-cell>
          <table:table-cell table:number-columns-repeated="36"/>
          <table:table-cell table:formula="of:=MIN([.A146:.BL146])" office:value-type="float" office:value="0.0631661" calcext:value-type="float">
            <text:p>0,0631661</text:p>
          </table:table-cell>
          <table:table-cell table:formula="of:=MAX([.A146:.BL146])" office:value-type="float" office:value="2.00157" calcext:value-type="float">
            <text:p>2,00157</text:p>
          </table:table-cell>
          <table:table-cell table:number-columns-repeated="7"/>
        </table:table-row>
        <table:table-row table:style-name="ro1">
          <table:table-cell office:value-type="float" office:value="0.291775" calcext:value-type="float">
            <text:p>0,291775</text:p>
          </table:table-cell>
          <table:table-cell office:value-type="float" office:value="0.295355" calcext:value-type="float">
            <text:p>0,295355</text:p>
          </table:table-cell>
          <table:table-cell office:value-type="float" office:value="0.282125" calcext:value-type="float">
            <text:p>0,282125</text:p>
          </table:table-cell>
          <table:table-cell office:value-type="float" office:value="0.286282" calcext:value-type="float">
            <text:p>0,286282</text:p>
          </table:table-cell>
          <table:table-cell office:value-type="float" office:value="0.275513" calcext:value-type="float">
            <text:p>0,275513</text:p>
          </table:table-cell>
          <table:table-cell office:value-type="float" office:value="0.286188" calcext:value-type="float">
            <text:p>0,286188</text:p>
          </table:table-cell>
          <table:table-cell office:value-type="float" office:value="1.15164" calcext:value-type="float">
            <text:p>1,15164</text:p>
          </table:table-cell>
          <table:table-cell office:value-type="float" office:value="0.304856" calcext:value-type="float">
            <text:p>0,304856</text:p>
          </table:table-cell>
          <table:table-cell office:value-type="float" office:value="0.926331" calcext:value-type="float">
            <text:p>0,926331</text:p>
          </table:table-cell>
          <table:table-cell office:value-type="float" office:value="0.647426" calcext:value-type="float">
            <text:p>0,647426</text:p>
          </table:table-cell>
          <table:table-cell office:value-type="float" office:value="1.14472" calcext:value-type="float">
            <text:p>1,14472</text:p>
          </table:table-cell>
          <table:table-cell office:value-type="float" office:value="0.277286" calcext:value-type="float">
            <text:p>0,277286</text:p>
          </table:table-cell>
          <table:table-cell office:value-type="float" office:value="0.288307" calcext:value-type="float">
            <text:p>0,288307</text:p>
          </table:table-cell>
          <table:table-cell office:value-type="float" office:value="1.43787" calcext:value-type="float">
            <text:p>1,43787</text:p>
          </table:table-cell>
          <table:table-cell office:value-type="float" office:value="1.16541" calcext:value-type="float">
            <text:p>1,16541</text:p>
          </table:table-cell>
          <table:table-cell office:value-type="float" office:value="1.74296" calcext:value-type="float">
            <text:p>1,74296</text:p>
          </table:table-cell>
          <table:table-cell office:value-type="float" office:value="1.4721" calcext:value-type="float">
            <text:p>1,4721</text:p>
          </table:table-cell>
          <table:table-cell office:value-type="float" office:value="1.1906" calcext:value-type="float">
            <text:p>1,1906</text:p>
          </table:table-cell>
          <table:table-cell office:value-type="float" office:value="0.909027" calcext:value-type="float">
            <text:p>0,909027</text:p>
          </table:table-cell>
          <table:table-cell office:value-type="float" office:value="0.618357" calcext:value-type="float">
            <text:p>0,618357</text:p>
          </table:table-cell>
          <table:table-cell office:value-type="float" office:value="0.405282" calcext:value-type="float">
            <text:p>0,405282</text:p>
          </table:table-cell>
          <table:table-cell office:value-type="float" office:value="0.711635" calcext:value-type="float">
            <text:p>0,711635</text:p>
          </table:table-cell>
          <table:table-cell office:value-type="float" office:value="0.68447" calcext:value-type="float">
            <text:p>0,68447</text:p>
          </table:table-cell>
          <table:table-cell office:value-type="float" office:value="0.245471" calcext:value-type="float">
            <text:p>0,245471</text:p>
          </table:table-cell>
          <table:table-cell office:value-type="float" office:value="0.831435" calcext:value-type="float">
            <text:p>0,831435</text:p>
          </table:table-cell>
          <table:table-cell office:value-type="float" office:value="0.908166" calcext:value-type="float">
            <text:p>0,908166</text:p>
          </table:table-cell>
          <table:table-cell office:value-type="float" office:value="0.837433" calcext:value-type="float">
            <text:p>0,837433</text:p>
          </table:table-cell>
          <table:table-cell office:value-type="float" office:value="1.81464" calcext:value-type="float">
            <text:p>1,81464</text:p>
          </table:table-cell>
          <table:table-cell office:value-type="float" office:value="1.8642" calcext:value-type="float">
            <text:p>1,8642</text:p>
          </table:table-cell>
          <table:table-cell office:value-type="float" office:value="1.04712" calcext:value-type="float">
            <text:p>1,04712</text:p>
          </table:table-cell>
          <table:table-cell office:value-type="float" office:value="1.06682" calcext:value-type="float">
            <text:p>1,06682</text:p>
          </table:table-cell>
          <table:table-cell office:value-type="float" office:value="0.0759192" calcext:value-type="float">
            <text:p>0,0759192</text:p>
          </table:table-cell>
          <table:table-cell table:number-columns-repeated="36"/>
          <table:table-cell table:formula="of:=MIN([.A147:.BL147])" office:value-type="float" office:value="0.0759192" calcext:value-type="float">
            <text:p>0,0759192</text:p>
          </table:table-cell>
          <table:table-cell table:formula="of:=MAX([.A147:.BL147])" office:value-type="float" office:value="1.8642" calcext:value-type="float">
            <text:p>1,864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199237" calcext:value-type="float">
            <text:p>0,199237</text:p>
          </table:table-cell>
          <table:table-cell office:value-type="float" office:value="0.201988" calcext:value-type="float">
            <text:p>0,201988</text:p>
          </table:table-cell>
          <table:table-cell office:value-type="float" office:value="0.197989" calcext:value-type="float">
            <text:p>0,197989</text:p>
          </table:table-cell>
          <table:table-cell office:value-type="float" office:value="0.237967" calcext:value-type="float">
            <text:p>0,237967</text:p>
          </table:table-cell>
          <table:table-cell office:value-type="float" office:value="0.434591" calcext:value-type="float">
            <text:p>0,434591</text:p>
          </table:table-cell>
          <table:table-cell office:value-type="float" office:value="0.444569" calcext:value-type="float">
            <text:p>0,444569</text:p>
          </table:table-cell>
          <table:table-cell office:value-type="float" office:value="0.262066" calcext:value-type="float">
            <text:p>0,262066</text:p>
          </table:table-cell>
          <table:table-cell office:value-type="float" office:value="0.279242" calcext:value-type="float">
            <text:p>0,279242</text:p>
          </table:table-cell>
          <table:table-cell office:value-type="float" office:value="0.096462" calcext:value-type="float">
            <text:p>0,096462</text:p>
          </table:table-cell>
          <table:table-cell office:value-type="float" office:value="0.0972011" calcext:value-type="float">
            <text:p>0,0972011</text:p>
          </table:table-cell>
          <table:table-cell office:value-type="float" office:value="0.899416" calcext:value-type="float">
            <text:p>0,899416</text:p>
          </table:table-cell>
          <table:table-cell office:value-type="float" office:value="0.711598" calcext:value-type="float">
            <text:p>0,711598</text:p>
          </table:table-cell>
          <table:table-cell office:value-type="float" office:value="0.482728" calcext:value-type="float">
            <text:p>0,482728</text:p>
          </table:table-cell>
          <table:table-cell office:value-type="float" office:value="0.935622" calcext:value-type="float">
            <text:p>0,935622</text:p>
          </table:table-cell>
          <table:table-cell office:value-type="float" office:value="0.260037" calcext:value-type="float">
            <text:p>0,260037</text:p>
          </table:table-cell>
          <table:table-cell office:value-type="float" office:value="0.205848" calcext:value-type="float">
            <text:p>0,205848</text:p>
          </table:table-cell>
          <table:table-cell office:value-type="float" office:value="0.191569" calcext:value-type="float">
            <text:p>0,191569</text:p>
          </table:table-cell>
          <table:table-cell office:value-type="float" office:value="0.519378" calcext:value-type="float">
            <text:p>0,519378</text:p>
          </table:table-cell>
          <table:table-cell office:value-type="float" office:value="0.283252" calcext:value-type="float">
            <text:p>0,283252</text:p>
          </table:table-cell>
          <table:table-cell office:value-type="float" office:value="0.585145" calcext:value-type="float">
            <text:p>0,585145</text:p>
          </table:table-cell>
          <table:table-cell office:value-type="float" office:value="0.414257" calcext:value-type="float">
            <text:p>0,414257</text:p>
          </table:table-cell>
          <table:table-cell office:value-type="float" office:value="0.500254" calcext:value-type="float">
            <text:p>0,500254</text:p>
          </table:table-cell>
          <table:table-cell office:value-type="float" office:value="0.490912" calcext:value-type="float">
            <text:p>0,490912</text:p>
          </table:table-cell>
          <table:table-cell office:value-type="float" office:value="0.35741" calcext:value-type="float">
            <text:p>0,35741</text:p>
          </table:table-cell>
          <table:table-cell office:value-type="float" office:value="0.516805" calcext:value-type="float">
            <text:p>0,516805</text:p>
          </table:table-cell>
          <table:table-cell office:value-type="float" office:value="0.250033" calcext:value-type="float">
            <text:p>0,250033</text:p>
          </table:table-cell>
          <table:table-cell office:value-type="float" office:value="0.27038" calcext:value-type="float">
            <text:p>0,27038</text:p>
          </table:table-cell>
          <table:table-cell office:value-type="float" office:value="0.240158" calcext:value-type="float">
            <text:p>0,240158</text:p>
          </table:table-cell>
          <table:table-cell office:value-type="float" office:value="0.259428" calcext:value-type="float">
            <text:p>0,259428</text:p>
          </table:table-cell>
          <table:table-cell office:value-type="float" office:value="0.26882" calcext:value-type="float">
            <text:p>0,26882</text:p>
          </table:table-cell>
          <table:table-cell office:value-type="float" office:value="1.1067" calcext:value-type="float">
            <text:p>1,1067</text:p>
          </table:table-cell>
          <table:table-cell office:value-type="float" office:value="0.855113" calcext:value-type="float">
            <text:p>0,855113</text:p>
          </table:table-cell>
          <table:table-cell office:value-type="float" office:value="0.880994" calcext:value-type="float">
            <text:p>0,880994</text:p>
          </table:table-cell>
          <table:table-cell office:value-type="float" office:value="0.904843" calcext:value-type="float">
            <text:p>0,904843</text:p>
          </table:table-cell>
          <table:table-cell office:value-type="float" office:value="1.4214" calcext:value-type="float">
            <text:p>1,4214</text:p>
          </table:table-cell>
          <table:table-cell office:value-type="float" office:value="1.44188" calcext:value-type="float">
            <text:p>1,44188</text:p>
          </table:table-cell>
          <table:table-cell office:value-type="float" office:value="0.113656" calcext:value-type="float">
            <text:p>0,113656</text:p>
          </table:table-cell>
          <table:table-cell office:value-type="float" office:value="0.0510399" calcext:value-type="float">
            <text:p>0,0510399</text:p>
          </table:table-cell>
          <table:table-cell office:value-type="float" office:value="0.169838" calcext:value-type="float">
            <text:p>0,169838</text:p>
          </table:table-cell>
          <table:table-cell office:value-type="float" office:value="0.175327" calcext:value-type="float">
            <text:p>0,175327</text:p>
          </table:table-cell>
          <table:table-cell office:value-type="float" office:value="1.45003" calcext:value-type="float">
            <text:p>1,45003</text:p>
          </table:table-cell>
          <table:table-cell office:value-type="float" office:value="0.194592" calcext:value-type="float">
            <text:p>0,194592</text:p>
          </table:table-cell>
          <table:table-cell office:value-type="float" office:value="0.355762" calcext:value-type="float">
            <text:p>0,355762</text:p>
          </table:table-cell>
          <table:table-cell office:value-type="float" office:value="0.18118" calcext:value-type="float">
            <text:p>0,18118</text:p>
          </table:table-cell>
          <table:table-cell office:value-type="float" office:value="0.180128" calcext:value-type="float">
            <text:p>0,180128</text:p>
          </table:table-cell>
          <table:table-cell office:value-type="float" office:value="0.197502" calcext:value-type="float">
            <text:p>0,197502</text:p>
          </table:table-cell>
          <table:table-cell office:value-type="float" office:value="0.236324" calcext:value-type="float">
            <text:p>0,236324</text:p>
          </table:table-cell>
          <table:table-cell office:value-type="float" office:value="0.245529" calcext:value-type="float">
            <text:p>0,245529</text:p>
          </table:table-cell>
          <table:table-cell table:number-columns-repeated="20"/>
          <table:table-cell table:formula="of:=MIN([.A149:.BL149])" office:value-type="float" office:value="0.0510399" calcext:value-type="float">
            <text:p>0,0510399</text:p>
          </table:table-cell>
          <table:table-cell table:formula="of:=MAX([.A149:.BL149])" office:value-type="float" office:value="1.45003" calcext:value-type="float">
            <text:p>1,45003</text:p>
          </table:table-cell>
          <table:table-cell table:number-columns-repeated="7"/>
        </table:table-row>
        <table:table-row table:style-name="ro1">
          <table:table-cell office:value-type="float" office:value="0.196178" calcext:value-type="float">
            <text:p>0,196178</text:p>
          </table:table-cell>
          <table:table-cell office:value-type="float" office:value="0.206022" calcext:value-type="float">
            <text:p>0,206022</text:p>
          </table:table-cell>
          <table:table-cell office:value-type="float" office:value="0.203878" calcext:value-type="float">
            <text:p>0,203878</text:p>
          </table:table-cell>
          <table:table-cell office:value-type="float" office:value="0.15174" calcext:value-type="float">
            <text:p>0,15174</text:p>
          </table:table-cell>
          <table:table-cell office:value-type="float" office:value="0.187753" calcext:value-type="float">
            <text:p>0,187753</text:p>
          </table:table-cell>
          <table:table-cell office:value-type="float" office:value="0.196627" calcext:value-type="float">
            <text:p>0,196627</text:p>
          </table:table-cell>
          <table:table-cell office:value-type="float" office:value="0.188327" calcext:value-type="float">
            <text:p>0,188327</text:p>
          </table:table-cell>
          <table:table-cell office:value-type="float" office:value="0.545847" calcext:value-type="float">
            <text:p>0,545847</text:p>
          </table:table-cell>
          <table:table-cell office:value-type="float" office:value="0.513331" calcext:value-type="float">
            <text:p>0,513331</text:p>
          </table:table-cell>
          <table:table-cell office:value-type="float" office:value="0.327294" calcext:value-type="float">
            <text:p>0,327294</text:p>
          </table:table-cell>
          <table:table-cell office:value-type="float" office:value="0.205468" calcext:value-type="float">
            <text:p>0,205468</text:p>
          </table:table-cell>
          <table:table-cell office:value-type="float" office:value="1.01851" calcext:value-type="float">
            <text:p>1,01851</text:p>
          </table:table-cell>
          <table:table-cell office:value-type="float" office:value="0.181319" calcext:value-type="float">
            <text:p>0,181319</text:p>
          </table:table-cell>
          <table:table-cell office:value-type="float" office:value="0.265352" calcext:value-type="float">
            <text:p>0,265352</text:p>
          </table:table-cell>
          <table:table-cell office:value-type="float" office:value="0.224239" calcext:value-type="float">
            <text:p>0,224239</text:p>
          </table:table-cell>
          <table:table-cell office:value-type="float" office:value="0.446764" calcext:value-type="float">
            <text:p>0,446764</text:p>
          </table:table-cell>
          <table:table-cell office:value-type="float" office:value="1.18596" calcext:value-type="float">
            <text:p>1,18596</text:p>
          </table:table-cell>
          <table:table-cell office:value-type="float" office:value="1.00605" calcext:value-type="float">
            <text:p>1,00605</text:p>
          </table:table-cell>
          <table:table-cell office:value-type="float" office:value="0.828987" calcext:value-type="float">
            <text:p>0,828987</text:p>
          </table:table-cell>
          <table:table-cell office:value-type="float" office:value="0.561827" calcext:value-type="float">
            <text:p>0,561827</text:p>
          </table:table-cell>
          <table:table-cell office:value-type="float" office:value="0.756376" calcext:value-type="float">
            <text:p>0,756376</text:p>
          </table:table-cell>
          <table:table-cell office:value-type="float" office:value="0.501752" calcext:value-type="float">
            <text:p>0,501752</text:p>
          </table:table-cell>
          <table:table-cell office:value-type="float" office:value="1.46263" calcext:value-type="float">
            <text:p>1,46263</text:p>
          </table:table-cell>
          <table:table-cell office:value-type="float" office:value="0.899718" calcext:value-type="float">
            <text:p>0,899718</text:p>
          </table:table-cell>
          <table:table-cell office:value-type="float" office:value="0.618159" calcext:value-type="float">
            <text:p>0,618159</text:p>
          </table:table-cell>
          <table:table-cell office:value-type="float" office:value="1.58676" calcext:value-type="float">
            <text:p>1,58676</text:p>
          </table:table-cell>
          <table:table-cell office:value-type="float" office:value="1.41689" calcext:value-type="float">
            <text:p>1,41689</text:p>
          </table:table-cell>
          <table:table-cell office:value-type="float" office:value="0.619508" calcext:value-type="float">
            <text:p>0,619508</text:p>
          </table:table-cell>
          <table:table-cell office:value-type="float" office:value="0.967796" calcext:value-type="float">
            <text:p>0,967796</text:p>
          </table:table-cell>
          <table:table-cell office:value-type="float" office:value="1.28492" calcext:value-type="float">
            <text:p>1,28492</text:p>
          </table:table-cell>
          <table:table-cell office:value-type="float" office:value="1.14208" calcext:value-type="float">
            <text:p>1,14208</text:p>
          </table:table-cell>
          <table:table-cell office:value-type="float" office:value="0.610586" calcext:value-type="float">
            <text:p>0,610586</text:p>
          </table:table-cell>
          <table:table-cell office:value-type="float" office:value="0.604561" calcext:value-type="float">
            <text:p>0,604561</text:p>
          </table:table-cell>
          <table:table-cell office:value-type="float" office:value="1.11118" calcext:value-type="float">
            <text:p>1,11118</text:p>
          </table:table-cell>
          <table:table-cell office:value-type="float" office:value="0.872157" calcext:value-type="float">
            <text:p>0,872157</text:p>
          </table:table-cell>
          <table:table-cell office:value-type="float" office:value="0.925887" calcext:value-type="float">
            <text:p>0,925887</text:p>
          </table:table-cell>
          <table:table-cell office:value-type="float" office:value="1.94756" calcext:value-type="float">
            <text:p>1,94756</text:p>
          </table:table-cell>
          <table:table-cell office:value-type="float" office:value="0.48514" calcext:value-type="float">
            <text:p>0,48514</text:p>
          </table:table-cell>
          <table:table-cell office:value-type="float" office:value="0.824177" calcext:value-type="float">
            <text:p>0,824177</text:p>
          </table:table-cell>
          <table:table-cell office:value-type="float" office:value="0.565516" calcext:value-type="float">
            <text:p>0,565516</text:p>
          </table:table-cell>
          <table:table-cell office:value-type="float" office:value="2.02005" calcext:value-type="float">
            <text:p>2,02005</text:p>
          </table:table-cell>
          <table:table-cell office:value-type="float" office:value="0.828359" calcext:value-type="float">
            <text:p>0,828359</text:p>
          </table:table-cell>
          <table:table-cell office:value-type="float" office:value="2.06039" calcext:value-type="float">
            <text:p>2,06039</text:p>
          </table:table-cell>
          <table:table-cell office:value-type="float" office:value="2.08298" calcext:value-type="float">
            <text:p>2,08298</text:p>
          </table:table-cell>
          <table:table-cell office:value-type="float" office:value="2.13265" calcext:value-type="float">
            <text:p>2,13265</text:p>
          </table:table-cell>
          <table:table-cell office:value-type="float" office:value="2.15242" calcext:value-type="float">
            <text:p>2,15242</text:p>
          </table:table-cell>
          <table:table-cell office:value-type="float" office:value="2.15906" calcext:value-type="float">
            <text:p>2,15906</text:p>
          </table:table-cell>
          <table:table-cell office:value-type="float" office:value="0.072366" calcext:value-type="float">
            <text:p>0,072366</text:p>
          </table:table-cell>
          <table:table-cell table:number-columns-repeated="20"/>
          <table:table-cell table:formula="of:=MIN([.A150:.BL150])" office:value-type="float" office:value="0.072366" calcext:value-type="float">
            <text:p>0,072366</text:p>
          </table:table-cell>
          <table:table-cell table:formula="of:=MAX([.A150:.BL150])" office:value-type="float" office:value="2.15906" calcext:value-type="float">
            <text:p>2,15906</text:p>
          </table:table-cell>
          <table:table-cell table:number-columns-repeated="7"/>
        </table:table-row>
        <table:table-row table:style-name="ro1">
          <table:table-cell office:value-type="float" office:value="0.179548" calcext:value-type="float">
            <text:p>0,179548</text:p>
          </table:table-cell>
          <table:table-cell office:value-type="float" office:value="0.210114" calcext:value-type="float">
            <text:p>0,210114</text:p>
          </table:table-cell>
          <table:table-cell office:value-type="float" office:value="0.166133" calcext:value-type="float">
            <text:p>0,166133</text:p>
          </table:table-cell>
          <table:table-cell office:value-type="float" office:value="0.191133" calcext:value-type="float">
            <text:p>0,191133</text:p>
          </table:table-cell>
          <table:table-cell office:value-type="float" office:value="0.205137" calcext:value-type="float">
            <text:p>0,205137</text:p>
          </table:table-cell>
          <table:table-cell office:value-type="float" office:value="0.184284" calcext:value-type="float">
            <text:p>0,184284</text:p>
          </table:table-cell>
          <table:table-cell office:value-type="float" office:value="0.200472" calcext:value-type="float">
            <text:p>0,200472</text:p>
          </table:table-cell>
          <table:table-cell office:value-type="float" office:value="0.440951" calcext:value-type="float">
            <text:p>0,440951</text:p>
          </table:table-cell>
          <table:table-cell office:value-type="float" office:value="0.186436" calcext:value-type="float">
            <text:p>0,186436</text:p>
          </table:table-cell>
          <table:table-cell office:value-type="float" office:value="0.186488" calcext:value-type="float">
            <text:p>0,186488</text:p>
          </table:table-cell>
          <table:table-cell office:value-type="float" office:value="0.185955" calcext:value-type="float">
            <text:p>0,185955</text:p>
          </table:table-cell>
          <table:table-cell office:value-type="float" office:value="0.549739" calcext:value-type="float">
            <text:p>0,549739</text:p>
          </table:table-cell>
          <table:table-cell office:value-type="float" office:value="0.182026" calcext:value-type="float">
            <text:p>0,182026</text:p>
          </table:table-cell>
          <table:table-cell office:value-type="float" office:value="0.186518" calcext:value-type="float">
            <text:p>0,186518</text:p>
          </table:table-cell>
          <table:table-cell office:value-type="float" office:value="1.30127" calcext:value-type="float">
            <text:p>1,30127</text:p>
          </table:table-cell>
          <table:table-cell office:value-type="float" office:value="1.293" calcext:value-type="float">
            <text:p>1,293</text:p>
          </table:table-cell>
          <table:table-cell office:value-type="float" office:value="0.547354" calcext:value-type="float">
            <text:p>0,547354</text:p>
          </table:table-cell>
          <table:table-cell office:value-type="float" office:value="1.37229" calcext:value-type="float">
            <text:p>1,37229</text:p>
          </table:table-cell>
          <table:table-cell office:value-type="float" office:value="1.25302" calcext:value-type="float">
            <text:p>1,25302</text:p>
          </table:table-cell>
          <table:table-cell office:value-type="float" office:value="0.159841" calcext:value-type="float">
            <text:p>0,159841</text:p>
          </table:table-cell>
          <table:table-cell office:value-type="float" office:value="1.11647" calcext:value-type="float">
            <text:p>1,11647</text:p>
          </table:table-cell>
          <table:table-cell office:value-type="float" office:value="0.924565" calcext:value-type="float">
            <text:p>0,924565</text:p>
          </table:table-cell>
          <table:table-cell office:value-type="float" office:value="0.73567" calcext:value-type="float">
            <text:p>0,73567</text:p>
          </table:table-cell>
          <table:table-cell office:value-type="float" office:value="1.12992" calcext:value-type="float">
            <text:p>1,12992</text:p>
          </table:table-cell>
          <table:table-cell office:value-type="float" office:value="0.948281" calcext:value-type="float">
            <text:p>0,948281</text:p>
          </table:table-cell>
          <table:table-cell office:value-type="float" office:value="0.764256" calcext:value-type="float">
            <text:p>0,764256</text:p>
          </table:table-cell>
          <table:table-cell office:value-type="float" office:value="0.604807" calcext:value-type="float">
            <text:p>0,604807</text:p>
          </table:table-cell>
          <table:table-cell office:value-type="float" office:value="0.893419" calcext:value-type="float">
            <text:p>0,893419</text:p>
          </table:table-cell>
          <table:table-cell office:value-type="float" office:value="0.550122" calcext:value-type="float">
            <text:p>0,550122</text:p>
          </table:table-cell>
          <table:table-cell office:value-type="float" office:value="1.91976" calcext:value-type="float">
            <text:p>1,91976</text:p>
          </table:table-cell>
          <table:table-cell office:value-type="float" office:value="0.595908" calcext:value-type="float">
            <text:p>0,595908</text:p>
          </table:table-cell>
          <table:table-cell office:value-type="float" office:value="1.95554" calcext:value-type="float">
            <text:p>1,95554</text:p>
          </table:table-cell>
          <table:table-cell office:value-type="float" office:value="1.79126" calcext:value-type="float">
            <text:p>1,79126</text:p>
          </table:table-cell>
          <table:table-cell office:value-type="float" office:value="1.825" calcext:value-type="float">
            <text:p>1,825</text:p>
          </table:table-cell>
          <table:table-cell office:value-type="float" office:value="0.563188" calcext:value-type="float">
            <text:p>0,563188</text:p>
          </table:table-cell>
          <table:table-cell office:value-type="float" office:value="1.47773" calcext:value-type="float">
            <text:p>1,47773</text:p>
          </table:table-cell>
          <table:table-cell office:value-type="float" office:value="1.89413" calcext:value-type="float">
            <text:p>1,89413</text:p>
          </table:table-cell>
          <table:table-cell office:value-type="float" office:value="1.26095" calcext:value-type="float">
            <text:p>1,26095</text:p>
          </table:table-cell>
          <table:table-cell office:value-type="float" office:value="1.34171" calcext:value-type="float">
            <text:p>1,34171</text:p>
          </table:table-cell>
          <table:table-cell office:value-type="float" office:value="1.21777" calcext:value-type="float">
            <text:p>1,21777</text:p>
          </table:table-cell>
          <table:table-cell office:value-type="float" office:value="0.876462" calcext:value-type="float">
            <text:p>0,876462</text:p>
          </table:table-cell>
          <table:table-cell office:value-type="float" office:value="0.873642" calcext:value-type="float">
            <text:p>0,873642</text:p>
          </table:table-cell>
          <table:table-cell office:value-type="float" office:value="0.921164" calcext:value-type="float">
            <text:p>0,921164</text:p>
          </table:table-cell>
          <table:table-cell office:value-type="float" office:value="0.182609" calcext:value-type="float">
            <text:p>0,182609</text:p>
          </table:table-cell>
          <table:table-cell office:value-type="float" office:value="0.202546" calcext:value-type="float">
            <text:p>0,202546</text:p>
          </table:table-cell>
          <table:table-cell office:value-type="float" office:value="1.74005" calcext:value-type="float">
            <text:p>1,74005</text:p>
          </table:table-cell>
          <table:table-cell office:value-type="float" office:value="0.0732679" calcext:value-type="float">
            <text:p>0,0732679</text:p>
          </table:table-cell>
          <table:table-cell office:value-type="float" office:value="0.140647" calcext:value-type="float">
            <text:p>0,140647</text:p>
          </table:table-cell>
          <table:table-cell table:number-columns-repeated="20"/>
          <table:table-cell table:formula="of:=MIN([.A151:.BL151])" office:value-type="float" office:value="0.0732679" calcext:value-type="float">
            <text:p>0,0732679</text:p>
          </table:table-cell>
          <table:table-cell table:formula="of:=MAX([.A151:.BL151])" office:value-type="float" office:value="1.95554" calcext:value-type="float">
            <text:p>1,95554</text:p>
          </table:table-cell>
          <table:table-cell table:number-columns-repeated="7"/>
        </table:table-row>
        <table:table-row table:style-name="ro1">
          <table:table-cell office:value-type="float" office:value="0.189516" calcext:value-type="float">
            <text:p>0,189516</text:p>
          </table:table-cell>
          <table:table-cell office:value-type="float" office:value="0.190414" calcext:value-type="float">
            <text:p>0,190414</text:p>
          </table:table-cell>
          <table:table-cell office:value-type="float" office:value="0.201692" calcext:value-type="float">
            <text:p>0,201692</text:p>
          </table:table-cell>
          <table:table-cell office:value-type="float" office:value="0.182838" calcext:value-type="float">
            <text:p>0,182838</text:p>
          </table:table-cell>
          <table:table-cell office:value-type="float" office:value="0.189488" calcext:value-type="float">
            <text:p>0,189488</text:p>
          </table:table-cell>
          <table:table-cell office:value-type="float" office:value="0.791592" calcext:value-type="float">
            <text:p>0,791592</text:p>
          </table:table-cell>
          <table:table-cell office:value-type="float" office:value="0.609693" calcext:value-type="float">
            <text:p>0,609693</text:p>
          </table:table-cell>
          <table:table-cell office:value-type="float" office:value="0.233932" calcext:value-type="float">
            <text:p>0,233932</text:p>
          </table:table-cell>
          <table:table-cell office:value-type="float" office:value="0.434518" calcext:value-type="float">
            <text:p>0,434518</text:p>
          </table:table-cell>
          <table:table-cell office:value-type="float" office:value="0.261597" calcext:value-type="float">
            <text:p>0,261597</text:p>
          </table:table-cell>
          <table:table-cell office:value-type="float" office:value="0.615219" calcext:value-type="float">
            <text:p>0,615219</text:p>
          </table:table-cell>
          <table:table-cell office:value-type="float" office:value="0.617193" calcext:value-type="float">
            <text:p>0,617193</text:p>
          </table:table-cell>
          <table:table-cell office:value-type="float" office:value="0.428809" calcext:value-type="float">
            <text:p>0,428809</text:p>
          </table:table-cell>
          <table:table-cell office:value-type="float" office:value="0.387879" calcext:value-type="float">
            <text:p>0,387879</text:p>
          </table:table-cell>
          <table:table-cell office:value-type="float" office:value="0.556172" calcext:value-type="float">
            <text:p>0,556172</text:p>
          </table:table-cell>
          <table:table-cell office:value-type="float" office:value="1.39424" calcext:value-type="float">
            <text:p>1,39424</text:p>
          </table:table-cell>
          <table:table-cell office:value-type="float" office:value="0.561724" calcext:value-type="float">
            <text:p>0,561724</text:p>
          </table:table-cell>
          <table:table-cell office:value-type="float" office:value="0.201962" calcext:value-type="float">
            <text:p>0,201962</text:p>
          </table:table-cell>
          <table:table-cell office:value-type="float" office:value="1.21485" calcext:value-type="float">
            <text:p>1,21485</text:p>
          </table:table-cell>
          <table:table-cell office:value-type="float" office:value="0.41443" calcext:value-type="float">
            <text:p>0,41443</text:p>
          </table:table-cell>
          <table:table-cell office:value-type="float" office:value="1.02094" calcext:value-type="float">
            <text:p>1,02094</text:p>
          </table:table-cell>
          <table:table-cell office:value-type="float" office:value="0.411736" calcext:value-type="float">
            <text:p>0,411736</text:p>
          </table:table-cell>
          <table:table-cell office:value-type="float" office:value="1.43739" calcext:value-type="float">
            <text:p>1,43739</text:p>
          </table:table-cell>
          <table:table-cell office:value-type="float" office:value="1.09489" calcext:value-type="float">
            <text:p>1,09489</text:p>
          </table:table-cell>
          <table:table-cell office:value-type="float" office:value="0.202755" calcext:value-type="float">
            <text:p>0,202755</text:p>
          </table:table-cell>
          <table:table-cell office:value-type="float" office:value="1.04807" calcext:value-type="float">
            <text:p>1,04807</text:p>
          </table:table-cell>
          <table:table-cell office:value-type="float" office:value="1.39152" calcext:value-type="float">
            <text:p>1,39152</text:p>
          </table:table-cell>
          <table:table-cell office:value-type="float" office:value="0.408371" calcext:value-type="float">
            <text:p>0,408371</text:p>
          </table:table-cell>
          <table:table-cell office:value-type="float" office:value="1.00749" calcext:value-type="float">
            <text:p>1,00749</text:p>
          </table:table-cell>
          <table:table-cell office:value-type="float" office:value="0.202277" calcext:value-type="float">
            <text:p>0,202277</text:p>
          </table:table-cell>
          <table:table-cell office:value-type="float" office:value="1.44689" calcext:value-type="float">
            <text:p>1,44689</text:p>
          </table:table-cell>
          <table:table-cell office:value-type="float" office:value="1.03571" calcext:value-type="float">
            <text:p>1,03571</text:p>
          </table:table-cell>
          <table:table-cell office:value-type="float" office:value="1.03885" calcext:value-type="float">
            <text:p>1,03885</text:p>
          </table:table-cell>
          <table:table-cell office:value-type="float" office:value="0.662816" calcext:value-type="float">
            <text:p>0,662816</text:p>
          </table:table-cell>
          <table:table-cell office:value-type="float" office:value="0.667946" calcext:value-type="float">
            <text:p>0,667946</text:p>
          </table:table-cell>
          <table:table-cell office:value-type="float" office:value="0.868839" calcext:value-type="float">
            <text:p>0,868839</text:p>
          </table:table-cell>
          <table:table-cell office:value-type="float" office:value="0.203399" calcext:value-type="float">
            <text:p>0,203399</text:p>
          </table:table-cell>
          <table:table-cell office:value-type="float" office:value="0.163884" calcext:value-type="float">
            <text:p>0,163884</text:p>
          </table:table-cell>
          <table:table-cell office:value-type="float" office:value="0.640492" calcext:value-type="float">
            <text:p>0,640492</text:p>
          </table:table-cell>
          <table:table-cell office:value-type="float" office:value="1.29281" calcext:value-type="float">
            <text:p>1,29281</text:p>
          </table:table-cell>
          <table:table-cell office:value-type="float" office:value="0.932557" calcext:value-type="float">
            <text:p>0,932557</text:p>
          </table:table-cell>
          <table:table-cell office:value-type="float" office:value="1.77967" calcext:value-type="float">
            <text:p>1,77967</text:p>
          </table:table-cell>
          <table:table-cell office:value-type="float" office:value="0.201256" calcext:value-type="float">
            <text:p>0,201256</text:p>
          </table:table-cell>
          <table:table-cell office:value-type="float" office:value="0.160373" calcext:value-type="float">
            <text:p>0,160373</text:p>
          </table:table-cell>
          <table:table-cell office:value-type="float" office:value="0.42694" calcext:value-type="float">
            <text:p>0,42694</text:p>
          </table:table-cell>
          <table:table-cell office:value-type="float" office:value="1.31389" calcext:value-type="float">
            <text:p>1,31389</text:p>
          </table:table-cell>
          <table:table-cell office:value-type="float" office:value="0.107942" calcext:value-type="float">
            <text:p>0,107942</text:p>
          </table:table-cell>
          <table:table-cell office:value-type="float" office:value="0.085191" calcext:value-type="float">
            <text:p>0,085191</text:p>
          </table:table-cell>
          <table:table-cell table:number-columns-repeated="20"/>
          <table:table-cell table:formula="of:=MIN([.A152:.BL152])" office:value-type="float" office:value="0.085191" calcext:value-type="float">
            <text:p>0,085191</text:p>
          </table:table-cell>
          <table:table-cell table:formula="of:=MAX([.A152:.BL152])" office:value-type="float" office:value="1.77967" calcext:value-type="float">
            <text:p>1,77967</text:p>
          </table:table-cell>
          <table:table-cell table:number-columns-repeated="7"/>
        </table:table-row>
        <table:table-row table:style-name="ro1">
          <table:table-cell office:value-type="float" office:value="0.184346" calcext:value-type="float">
            <text:p>0,184346</text:p>
          </table:table-cell>
          <table:table-cell office:value-type="float" office:value="0.171963" calcext:value-type="float">
            <text:p>0,171963</text:p>
          </table:table-cell>
          <table:table-cell office:value-type="float" office:value="0.403576" calcext:value-type="float">
            <text:p>0,403576</text:p>
          </table:table-cell>
          <table:table-cell office:value-type="float" office:value="0.227795" calcext:value-type="float">
            <text:p>0,227795</text:p>
          </table:table-cell>
          <table:table-cell office:value-type="float" office:value="0.177217" calcext:value-type="float">
            <text:p>0,177217</text:p>
          </table:table-cell>
          <table:table-cell office:value-type="float" office:value="0.179042" calcext:value-type="float">
            <text:p>0,179042</text:p>
          </table:table-cell>
          <table:table-cell office:value-type="float" office:value="0.182026" calcext:value-type="float">
            <text:p>0,182026</text:p>
          </table:table-cell>
          <table:table-cell office:value-type="float" office:value="0.312607" calcext:value-type="float">
            <text:p>0,312607</text:p>
          </table:table-cell>
          <table:table-cell office:value-type="float" office:value="0.175727" calcext:value-type="float">
            <text:p>0,175727</text:p>
          </table:table-cell>
          <table:table-cell office:value-type="float" office:value="0.192972" calcext:value-type="float">
            <text:p>0,192972</text:p>
          </table:table-cell>
          <table:table-cell office:value-type="float" office:value="0.204992" calcext:value-type="float">
            <text:p>0,204992</text:p>
          </table:table-cell>
          <table:table-cell office:value-type="float" office:value="0.37698" calcext:value-type="float">
            <text:p>0,37698</text:p>
          </table:table-cell>
          <table:table-cell office:value-type="float" office:value="0.182858" calcext:value-type="float">
            <text:p>0,182858</text:p>
          </table:table-cell>
          <table:table-cell office:value-type="float" office:value="0.224885" calcext:value-type="float">
            <text:p>0,224885</text:p>
          </table:table-cell>
          <table:table-cell office:value-type="float" office:value="0.193662" calcext:value-type="float">
            <text:p>0,193662</text:p>
          </table:table-cell>
          <table:table-cell office:value-type="float" office:value="0.192501" calcext:value-type="float">
            <text:p>0,192501</text:p>
          </table:table-cell>
          <table:table-cell office:value-type="float" office:value="0.221361" calcext:value-type="float">
            <text:p>0,221361</text:p>
          </table:table-cell>
          <table:table-cell office:value-type="float" office:value="0.20896" calcext:value-type="float">
            <text:p>0,20896</text:p>
          </table:table-cell>
          <table:table-cell office:value-type="float" office:value="1.36198" calcext:value-type="float">
            <text:p>1,36198</text:p>
          </table:table-cell>
          <table:table-cell office:value-type="float" office:value="1.1822" calcext:value-type="float">
            <text:p>1,1822</text:p>
          </table:table-cell>
          <table:table-cell office:value-type="float" office:value="1.06811" calcext:value-type="float">
            <text:p>1,06811</text:p>
          </table:table-cell>
          <table:table-cell office:value-type="float" office:value="0.916801" calcext:value-type="float">
            <text:p>0,916801</text:p>
          </table:table-cell>
          <table:table-cell office:value-type="float" office:value="0.168287" calcext:value-type="float">
            <text:p>0,168287</text:p>
          </table:table-cell>
          <table:table-cell office:value-type="float" office:value="1.08031" calcext:value-type="float">
            <text:p>1,08031</text:p>
          </table:table-cell>
          <table:table-cell office:value-type="float" office:value="0.189825" calcext:value-type="float">
            <text:p>0,189825</text:p>
          </table:table-cell>
          <table:table-cell office:value-type="float" office:value="0.940276" calcext:value-type="float">
            <text:p>0,940276</text:p>
          </table:table-cell>
          <table:table-cell office:value-type="float" office:value="0.956678" calcext:value-type="float">
            <text:p>0,956678</text:p>
          </table:table-cell>
          <table:table-cell office:value-type="float" office:value="0.967519" calcext:value-type="float">
            <text:p>0,967519</text:p>
          </table:table-cell>
          <table:table-cell office:value-type="float" office:value="0.187463" calcext:value-type="float">
            <text:p>0,187463</text:p>
          </table:table-cell>
          <table:table-cell office:value-type="float" office:value="1.40406" calcext:value-type="float">
            <text:p>1,40406</text:p>
          </table:table-cell>
          <table:table-cell office:value-type="float" office:value="0.904011" calcext:value-type="float">
            <text:p>0,904011</text:p>
          </table:table-cell>
          <table:table-cell office:value-type="float" office:value="0.156707" calcext:value-type="float">
            <text:p>0,156707</text:p>
          </table:table-cell>
          <table:table-cell office:value-type="float" office:value="0.228232" calcext:value-type="float">
            <text:p>0,228232</text:p>
          </table:table-cell>
          <table:table-cell office:value-type="float" office:value="0.424629" calcext:value-type="float">
            <text:p>0,424629</text:p>
          </table:table-cell>
          <table:table-cell office:value-type="float" office:value="1.78385" calcext:value-type="float">
            <text:p>1,78385</text:p>
          </table:table-cell>
          <table:table-cell office:value-type="float" office:value="1.61729" calcext:value-type="float">
            <text:p>1,61729</text:p>
          </table:table-cell>
          <table:table-cell office:value-type="float" office:value="0.076483" calcext:value-type="float">
            <text:p>0,076483</text:p>
          </table:table-cell>
          <table:table-cell office:value-type="float" office:value="2.01065" calcext:value-type="float">
            <text:p>2,01065</text:p>
          </table:table-cell>
          <table:table-cell office:value-type="float" office:value="0.929623" calcext:value-type="float">
            <text:p>0,929623</text:p>
          </table:table-cell>
          <table:table-cell office:value-type="float" office:value="0.793101" calcext:value-type="float">
            <text:p>0,793101</text:p>
          </table:table-cell>
          <table:table-cell office:value-type="float" office:value="0.0830278" calcext:value-type="float">
            <text:p>0,0830278</text:p>
          </table:table-cell>
          <table:table-cell office:value-type="float" office:value="0.254984" calcext:value-type="float">
            <text:p>0,254984</text:p>
          </table:table-cell>
          <table:table-cell office:value-type="float" office:value="1.71427" calcext:value-type="float">
            <text:p>1,71427</text:p>
          </table:table-cell>
          <table:table-cell office:value-type="float" office:value="1.06702" calcext:value-type="float">
            <text:p>1,06702</text:p>
          </table:table-cell>
          <table:table-cell office:value-type="float" office:value="1.25071" calcext:value-type="float">
            <text:p>1,25071</text:p>
          </table:table-cell>
          <table:table-cell office:value-type="float" office:value="1.47323" calcext:value-type="float">
            <text:p>1,47323</text:p>
          </table:table-cell>
          <table:table-cell office:value-type="float" office:value="0.902146" calcext:value-type="float">
            <text:p>0,902146</text:p>
          </table:table-cell>
          <table:table-cell office:value-type="float" office:value="0.737855" calcext:value-type="float">
            <text:p>0,737855</text:p>
          </table:table-cell>
          <table:table-cell table:number-columns-repeated="20"/>
          <table:table-cell table:formula="of:=MIN([.A153:.BL153])" office:value-type="float" office:value="0.076483" calcext:value-type="float">
            <text:p>0,076483</text:p>
          </table:table-cell>
          <table:table-cell table:formula="of:=MAX([.A153:.BL153])" office:value-type="float" office:value="2.01065" calcext:value-type="float">
            <text:p>2,01065</text:p>
          </table:table-cell>
          <table:table-cell table:number-columns-repeated="7"/>
        </table:table-row>
        <table:table-row table:style-name="ro1">
          <table:table-cell office:value-type="float" office:value="0.193693" calcext:value-type="float">
            <text:p>0,193693</text:p>
          </table:table-cell>
          <table:table-cell office:value-type="float" office:value="0.215669" calcext:value-type="float">
            <text:p>0,215669</text:p>
          </table:table-cell>
          <table:table-cell office:value-type="float" office:value="0.244193" calcext:value-type="float">
            <text:p>0,244193</text:p>
          </table:table-cell>
          <table:table-cell office:value-type="float" office:value="0.186123" calcext:value-type="float">
            <text:p>0,186123</text:p>
          </table:table-cell>
          <table:table-cell office:value-type="float" office:value="0.214888" calcext:value-type="float">
            <text:p>0,214888</text:p>
          </table:table-cell>
          <table:table-cell office:value-type="float" office:value="0.202571" calcext:value-type="float">
            <text:p>0,202571</text:p>
          </table:table-cell>
          <table:table-cell office:value-type="float" office:value="0.182217" calcext:value-type="float">
            <text:p>0,182217</text:p>
          </table:table-cell>
          <table:table-cell office:value-type="float" office:value="0.199832" calcext:value-type="float">
            <text:p>0,199832</text:p>
          </table:table-cell>
          <table:table-cell office:value-type="float" office:value="0.190625" calcext:value-type="float">
            <text:p>0,190625</text:p>
          </table:table-cell>
          <table:table-cell office:value-type="float" office:value="0.168666" calcext:value-type="float">
            <text:p>0,168666</text:p>
          </table:table-cell>
          <table:table-cell office:value-type="float" office:value="0.18046" calcext:value-type="float">
            <text:p>0,18046</text:p>
          </table:table-cell>
          <table:table-cell office:value-type="float" office:value="0.1735" calcext:value-type="float">
            <text:p>0,1735</text:p>
          </table:table-cell>
          <table:table-cell office:value-type="float" office:value="0.967632" calcext:value-type="float">
            <text:p>0,967632</text:p>
          </table:table-cell>
          <table:table-cell office:value-type="float" office:value="0.956457" calcext:value-type="float">
            <text:p>0,956457</text:p>
          </table:table-cell>
          <table:table-cell office:value-type="float" office:value="1.08523" calcext:value-type="float">
            <text:p>1,08523</text:p>
          </table:table-cell>
          <table:table-cell office:value-type="float" office:value="0.935947" calcext:value-type="float">
            <text:p>0,935947</text:p>
          </table:table-cell>
          <table:table-cell office:value-type="float" office:value="0.921881" calcext:value-type="float">
            <text:p>0,921881</text:p>
          </table:table-cell>
          <table:table-cell office:value-type="float" office:value="0.805202" calcext:value-type="float">
            <text:p>0,805202</text:p>
          </table:table-cell>
          <table:table-cell office:value-type="float" office:value="0.889225" calcext:value-type="float">
            <text:p>0,889225</text:p>
          </table:table-cell>
          <table:table-cell office:value-type="float" office:value="0.720064" calcext:value-type="float">
            <text:p>0,720064</text:p>
          </table:table-cell>
          <table:table-cell office:value-type="float" office:value="0.799994" calcext:value-type="float">
            <text:p>0,799994</text:p>
          </table:table-cell>
          <table:table-cell office:value-type="float" office:value="0.647186" calcext:value-type="float">
            <text:p>0,647186</text:p>
          </table:table-cell>
          <table:table-cell office:value-type="float" office:value="0.728132" calcext:value-type="float">
            <text:p>0,728132</text:p>
          </table:table-cell>
          <table:table-cell office:value-type="float" office:value="1.72651" calcext:value-type="float">
            <text:p>1,72651</text:p>
          </table:table-cell>
          <table:table-cell office:value-type="float" office:value="0.96408" calcext:value-type="float">
            <text:p>0,96408</text:p>
          </table:table-cell>
          <table:table-cell office:value-type="float" office:value="0.687874" calcext:value-type="float">
            <text:p>0,687874</text:p>
          </table:table-cell>
          <table:table-cell office:value-type="float" office:value="0.654723" calcext:value-type="float">
            <text:p>0,654723</text:p>
          </table:table-cell>
          <table:table-cell office:value-type="float" office:value="0.644139" calcext:value-type="float">
            <text:p>0,644139</text:p>
          </table:table-cell>
          <table:table-cell office:value-type="float" office:value="1.15104" calcext:value-type="float">
            <text:p>1,15104</text:p>
          </table:table-cell>
          <table:table-cell office:value-type="float" office:value="0.635123" calcext:value-type="float">
            <text:p>0,635123</text:p>
          </table:table-cell>
          <table:table-cell office:value-type="float" office:value="1.79034" calcext:value-type="float">
            <text:p>1,79034</text:p>
          </table:table-cell>
          <table:table-cell office:value-type="float" office:value="0.565696" calcext:value-type="float">
            <text:p>0,565696</text:p>
          </table:table-cell>
          <table:table-cell office:value-type="float" office:value="0.614847" calcext:value-type="float">
            <text:p>0,614847</text:p>
          </table:table-cell>
          <table:table-cell office:value-type="float" office:value="1.16921" calcext:value-type="float">
            <text:p>1,16921</text:p>
          </table:table-cell>
          <table:table-cell office:value-type="float" office:value="1.55025" calcext:value-type="float">
            <text:p>1,55025</text:p>
          </table:table-cell>
          <table:table-cell office:value-type="float" office:value="0.558574" calcext:value-type="float">
            <text:p>0,558574</text:p>
          </table:table-cell>
          <table:table-cell office:value-type="float" office:value="0.625068" calcext:value-type="float">
            <text:p>0,625068</text:p>
          </table:table-cell>
          <table:table-cell office:value-type="float" office:value="1.38767" calcext:value-type="float">
            <text:p>1,38767</text:p>
          </table:table-cell>
          <table:table-cell office:value-type="float" office:value="0.577358" calcext:value-type="float">
            <text:p>0,577358</text:p>
          </table:table-cell>
          <table:table-cell office:value-type="float" office:value="2.09581" calcext:value-type="float">
            <text:p>2,09581</text:p>
          </table:table-cell>
          <table:table-cell office:value-type="float" office:value="2.09699" calcext:value-type="float">
            <text:p>2,09699</text:p>
          </table:table-cell>
          <table:table-cell office:value-type="float" office:value="2.08224" calcext:value-type="float">
            <text:p>2,08224</text:p>
          </table:table-cell>
          <table:table-cell office:value-type="float" office:value="1.89871" calcext:value-type="float">
            <text:p>1,89871</text:p>
          </table:table-cell>
          <table:table-cell office:value-type="float" office:value="1.66418" calcext:value-type="float">
            <text:p>1,66418</text:p>
          </table:table-cell>
          <table:table-cell office:value-type="float" office:value="1.849" calcext:value-type="float">
            <text:p>1,849</text:p>
          </table:table-cell>
          <table:table-cell office:value-type="float" office:value="1.31565" calcext:value-type="float">
            <text:p>1,31565</text:p>
          </table:table-cell>
          <table:table-cell office:value-type="float" office:value="1.52735" calcext:value-type="float">
            <text:p>1,52735</text:p>
          </table:table-cell>
          <table:table-cell office:value-type="float" office:value="1.22143" calcext:value-type="float">
            <text:p>1,22143</text:p>
          </table:table-cell>
          <table:table-cell table:number-columns-repeated="20"/>
          <table:table-cell table:formula="of:=MIN([.A154:.BL154])" office:value-type="float" office:value="0.168666" calcext:value-type="float">
            <text:p>0,168666</text:p>
          </table:table-cell>
          <table:table-cell table:formula="of:=MAX([.A154:.BL154])" office:value-type="float" office:value="2.09699" calcext:value-type="float">
            <text:p>2,09699</text:p>
          </table:table-cell>
          <table:table-cell table:number-columns-repeated="7"/>
        </table:table-row>
        <table:table-row table:style-name="ro1">
          <table:table-cell office:value-type="float" office:value="0.183745" calcext:value-type="float">
            <text:p>0,183745</text:p>
          </table:table-cell>
          <table:table-cell office:value-type="float" office:value="0.231475" calcext:value-type="float">
            <text:p>0,231475</text:p>
          </table:table-cell>
          <table:table-cell office:value-type="float" office:value="0.182505" calcext:value-type="float">
            <text:p>0,182505</text:p>
          </table:table-cell>
          <table:table-cell office:value-type="float" office:value="0.166446" calcext:value-type="float">
            <text:p>0,166446</text:p>
          </table:table-cell>
          <table:table-cell office:value-type="float" office:value="0.183316" calcext:value-type="float">
            <text:p>0,183316</text:p>
          </table:table-cell>
          <table:table-cell office:value-type="float" office:value="0.176682" calcext:value-type="float">
            <text:p>0,176682</text:p>
          </table:table-cell>
          <table:table-cell office:value-type="float" office:value="0.176906" calcext:value-type="float">
            <text:p>0,176906</text:p>
          </table:table-cell>
          <table:table-cell office:value-type="float" office:value="0.363514" calcext:value-type="float">
            <text:p>0,363514</text:p>
          </table:table-cell>
          <table:table-cell office:value-type="float" office:value="0.947815" calcext:value-type="float">
            <text:p>0,947815</text:p>
          </table:table-cell>
          <table:table-cell office:value-type="float" office:value="0.917488" calcext:value-type="float">
            <text:p>0,917488</text:p>
          </table:table-cell>
          <table:table-cell office:value-type="float" office:value="0.17645" calcext:value-type="float">
            <text:p>0,17645</text:p>
          </table:table-cell>
          <table:table-cell office:value-type="float" office:value="0.740842" calcext:value-type="float">
            <text:p>0,740842</text:p>
          </table:table-cell>
          <table:table-cell office:value-type="float" office:value="0.396531" calcext:value-type="float">
            <text:p>0,396531</text:p>
          </table:table-cell>
          <table:table-cell office:value-type="float" office:value="1.1694" calcext:value-type="float">
            <text:p>1,1694</text:p>
          </table:table-cell>
          <table:table-cell office:value-type="float" office:value="0.258102" calcext:value-type="float">
            <text:p>0,258102</text:p>
          </table:table-cell>
          <table:table-cell office:value-type="float" office:value="0.990956" calcext:value-type="float">
            <text:p>0,990956</text:p>
          </table:table-cell>
          <table:table-cell office:value-type="float" office:value="0.832396" calcext:value-type="float">
            <text:p>0,832396</text:p>
          </table:table-cell>
          <table:table-cell office:value-type="float" office:value="0.671779" calcext:value-type="float">
            <text:p>0,671779</text:p>
          </table:table-cell>
          <table:table-cell office:value-type="float" office:value="0.495899" calcext:value-type="float">
            <text:p>0,495899</text:p>
          </table:table-cell>
          <table:table-cell office:value-type="float" office:value="0.218615" calcext:value-type="float">
            <text:p>0,218615</text:p>
          </table:table-cell>
          <table:table-cell office:value-type="float" office:value="0.537003" calcext:value-type="float">
            <text:p>0,537003</text:p>
          </table:table-cell>
          <table:table-cell office:value-type="float" office:value="0.55669" calcext:value-type="float">
            <text:p>0,55669</text:p>
          </table:table-cell>
          <table:table-cell office:value-type="float" office:value="0.200293" calcext:value-type="float">
            <text:p>0,200293</text:p>
          </table:table-cell>
          <table:table-cell office:value-type="float" office:value="0.203888" calcext:value-type="float">
            <text:p>0,203888</text:p>
          </table:table-cell>
          <table:table-cell office:value-type="float" office:value="1.17328" calcext:value-type="float">
            <text:p>1,17328</text:p>
          </table:table-cell>
          <table:table-cell office:value-type="float" office:value="0.41967" calcext:value-type="float">
            <text:p>0,41967</text:p>
          </table:table-cell>
          <table:table-cell office:value-type="float" office:value="0.185153" calcext:value-type="float">
            <text:p>0,185153</text:p>
          </table:table-cell>
          <table:table-cell office:value-type="float" office:value="1.46801" calcext:value-type="float">
            <text:p>1,46801</text:p>
          </table:table-cell>
          <table:table-cell office:value-type="float" office:value="0.505107" calcext:value-type="float">
            <text:p>0,505107</text:p>
          </table:table-cell>
          <table:table-cell office:value-type="float" office:value="1.21875" calcext:value-type="float">
            <text:p>1,21875</text:p>
          </table:table-cell>
          <table:table-cell office:value-type="float" office:value="1.69933" calcext:value-type="float">
            <text:p>1,69933</text:p>
          </table:table-cell>
          <table:table-cell office:value-type="float" office:value="0.197154" calcext:value-type="float">
            <text:p>0,197154</text:p>
          </table:table-cell>
          <table:table-cell office:value-type="float" office:value="0.201368" calcext:value-type="float">
            <text:p>0,201368</text:p>
          </table:table-cell>
          <table:table-cell office:value-type="float" office:value="1.65867" calcext:value-type="float">
            <text:p>1,65867</text:p>
          </table:table-cell>
          <table:table-cell office:value-type="float" office:value="0.790278" calcext:value-type="float">
            <text:p>0,790278</text:p>
          </table:table-cell>
          <table:table-cell office:value-type="float" office:value="1.73135" calcext:value-type="float">
            <text:p>1,73135</text:p>
          </table:table-cell>
          <table:table-cell office:value-type="float" office:value="0.982775" calcext:value-type="float">
            <text:p>0,982775</text:p>
          </table:table-cell>
          <table:table-cell office:value-type="float" office:value="0.865988" calcext:value-type="float">
            <text:p>0,865988</text:p>
          </table:table-cell>
          <table:table-cell office:value-type="float" office:value="1.55121" calcext:value-type="float">
            <text:p>1,55121</text:p>
          </table:table-cell>
          <table:table-cell office:value-type="float" office:value="1.06564" calcext:value-type="float">
            <text:p>1,06564</text:p>
          </table:table-cell>
          <table:table-cell office:value-type="float" office:value="0.191836" calcext:value-type="float">
            <text:p>0,191836</text:p>
          </table:table-cell>
          <table:table-cell office:value-type="float" office:value="0.215129" calcext:value-type="float">
            <text:p>0,215129</text:p>
          </table:table-cell>
          <table:table-cell office:value-type="float" office:value="0.0884411" calcext:value-type="float">
            <text:p>0,0884411</text:p>
          </table:table-cell>
          <table:table-cell office:value-type="float" office:value="0.115796" calcext:value-type="float">
            <text:p>0,115796</text:p>
          </table:table-cell>
          <table:table-cell office:value-type="float" office:value="1.47702" calcext:value-type="float">
            <text:p>1,47702</text:p>
          </table:table-cell>
          <table:table-cell office:value-type="float" office:value="0.588591" calcext:value-type="float">
            <text:p>0,588591</text:p>
          </table:table-cell>
          <table:table-cell office:value-type="float" office:value="1.3408" calcext:value-type="float">
            <text:p>1,3408</text:p>
          </table:table-cell>
          <table:table-cell office:value-type="float" office:value="0.416656" calcext:value-type="float">
            <text:p>0,416656</text:p>
          </table:table-cell>
          <table:table-cell table:number-columns-repeated="20"/>
          <table:table-cell table:formula="of:=MIN([.A155:.BL155])" office:value-type="float" office:value="0.0884411" calcext:value-type="float">
            <text:p>0,0884411</text:p>
          </table:table-cell>
          <table:table-cell table:formula="of:=MAX([.A155:.BL155])" office:value-type="float" office:value="1.73135" calcext:value-type="float">
            <text:p>1,73135</text:p>
          </table:table-cell>
          <table:table-cell table:number-columns-repeated="7"/>
        </table:table-row>
        <table:table-row table:style-name="ro1">
          <table:table-cell office:value-type="float" office:value="0.080657" calcext:value-type="float">
            <text:p>0,080657</text:p>
          </table:table-cell>
          <table:table-cell office:value-type="float" office:value="0.0844669" calcext:value-type="float">
            <text:p>0,0844669</text:p>
          </table:table-cell>
          <table:table-cell office:value-type="float" office:value="0.0677202" calcext:value-type="float">
            <text:p>0,0677202</text:p>
          </table:table-cell>
          <table:table-cell office:value-type="float" office:value="0.291199" calcext:value-type="float">
            <text:p>0,291199</text:p>
          </table:table-cell>
          <table:table-cell office:value-type="float" office:value="0.253333" calcext:value-type="float">
            <text:p>0,253333</text:p>
          </table:table-cell>
          <table:table-cell office:value-type="float" office:value="0.219462" calcext:value-type="float">
            <text:p>0,219462</text:p>
          </table:table-cell>
          <table:table-cell office:value-type="float" office:value="0.199084" calcext:value-type="float">
            <text:p>0,199084</text:p>
          </table:table-cell>
          <table:table-cell office:value-type="float" office:value="0.198949" calcext:value-type="float">
            <text:p>0,198949</text:p>
          </table:table-cell>
          <table:table-cell office:value-type="float" office:value="0.203093" calcext:value-type="float">
            <text:p>0,203093</text:p>
          </table:table-cell>
          <table:table-cell office:value-type="float" office:value="0.196668" calcext:value-type="float">
            <text:p>0,196668</text:p>
          </table:table-cell>
          <table:table-cell office:value-type="float" office:value="0.209469" calcext:value-type="float">
            <text:p>0,209469</text:p>
          </table:table-cell>
          <table:table-cell office:value-type="float" office:value="0.201112" calcext:value-type="float">
            <text:p>0,201112</text:p>
          </table:table-cell>
          <table:table-cell office:value-type="float" office:value="0.226021" calcext:value-type="float">
            <text:p>0,226021</text:p>
          </table:table-cell>
          <table:table-cell office:value-type="float" office:value="0.223912" calcext:value-type="float">
            <text:p>0,223912</text:p>
          </table:table-cell>
          <table:table-cell office:value-type="float" office:value="0.224624" calcext:value-type="float">
            <text:p>0,224624</text:p>
          </table:table-cell>
          <table:table-cell office:value-type="float" office:value="0.215606" calcext:value-type="float">
            <text:p>0,215606</text:p>
          </table:table-cell>
          <table:table-cell office:value-type="float" office:value="0.196131" calcext:value-type="float">
            <text:p>0,196131</text:p>
          </table:table-cell>
          <table:table-cell office:value-type="float" office:value="0.20369" calcext:value-type="float">
            <text:p>0,20369</text:p>
          </table:table-cell>
          <table:table-cell office:value-type="float" office:value="0.199265" calcext:value-type="float">
            <text:p>0,199265</text:p>
          </table:table-cell>
          <table:table-cell office:value-type="float" office:value="0.272353" calcext:value-type="float">
            <text:p>0,272353</text:p>
          </table:table-cell>
          <table:table-cell office:value-type="float" office:value="0.24629" calcext:value-type="float">
            <text:p>0,24629</text:p>
          </table:table-cell>
          <table:table-cell office:value-type="float" office:value="0.241063" calcext:value-type="float">
            <text:p>0,241063</text:p>
          </table:table-cell>
          <table:table-cell office:value-type="float" office:value="0.228119" calcext:value-type="float">
            <text:p>0,228119</text:p>
          </table:table-cell>
          <table:table-cell office:value-type="float" office:value="0.20202" calcext:value-type="float">
            <text:p>0,20202</text:p>
          </table:table-cell>
          <table:table-cell office:value-type="float" office:value="0.194075" calcext:value-type="float">
            <text:p>0,194075</text:p>
          </table:table-cell>
          <table:table-cell office:value-type="float" office:value="0.228843" calcext:value-type="float">
            <text:p>0,228843</text:p>
          </table:table-cell>
          <table:table-cell office:value-type="float" office:value="0.237534" calcext:value-type="float">
            <text:p>0,237534</text:p>
          </table:table-cell>
          <table:table-cell office:value-type="float" office:value="0.240142" calcext:value-type="float">
            <text:p>0,240142</text:p>
          </table:table-cell>
          <table:table-cell office:value-type="float" office:value="0.242545" calcext:value-type="float">
            <text:p>0,242545</text:p>
          </table:table-cell>
          <table:table-cell office:value-type="float" office:value="0.251934" calcext:value-type="float">
            <text:p>0,251934</text:p>
          </table:table-cell>
          <table:table-cell office:value-type="float" office:value="1.47234" calcext:value-type="float">
            <text:p>1,47234</text:p>
          </table:table-cell>
          <table:table-cell office:value-type="float" office:value="1.3962" calcext:value-type="float">
            <text:p>1,3962</text:p>
          </table:table-cell>
          <table:table-cell office:value-type="float" office:value="1.3341" calcext:value-type="float">
            <text:p>1,3341</text:p>
          </table:table-cell>
          <table:table-cell office:value-type="float" office:value="1.29318" calcext:value-type="float">
            <text:p>1,29318</text:p>
          </table:table-cell>
          <table:table-cell office:value-type="float" office:value="1.26591" calcext:value-type="float">
            <text:p>1,26591</text:p>
          </table:table-cell>
          <table:table-cell office:value-type="float" office:value="1.26294" calcext:value-type="float">
            <text:p>1,26294</text:p>
          </table:table-cell>
          <table:table-cell office:value-type="float" office:value="1.3982" calcext:value-type="float">
            <text:p>1,3982</text:p>
          </table:table-cell>
          <table:table-cell office:value-type="float" office:value="1.23045" calcext:value-type="float">
            <text:p>1,23045</text:p>
          </table:table-cell>
          <table:table-cell office:value-type="float" office:value="1.31538" calcext:value-type="float">
            <text:p>1,31538</text:p>
          </table:table-cell>
          <table:table-cell office:value-type="float" office:value="1.1398" calcext:value-type="float">
            <text:p>1,1398</text:p>
          </table:table-cell>
          <table:table-cell office:value-type="float" office:value="1.24456" calcext:value-type="float">
            <text:p>1,24456</text:p>
          </table:table-cell>
          <table:table-cell office:value-type="float" office:value="1.08187" calcext:value-type="float">
            <text:p>1,08187</text:p>
          </table:table-cell>
          <table:table-cell office:value-type="float" office:value="1.29985" calcext:value-type="float">
            <text:p>1,29985</text:p>
          </table:table-cell>
          <table:table-cell office:value-type="float" office:value="1.06363" calcext:value-type="float">
            <text:p>1,06363</text:p>
          </table:table-cell>
          <table:table-cell office:value-type="float" office:value="0.20486" calcext:value-type="float">
            <text:p>0,20486</text:p>
          </table:table-cell>
          <table:table-cell office:value-type="float" office:value="0.0860212" calcext:value-type="float">
            <text:p>0,0860212</text:p>
          </table:table-cell>
          <table:table-cell office:value-type="float" office:value="0.0599411" calcext:value-type="float">
            <text:p>0,0599411</text:p>
          </table:table-cell>
          <table:table-cell office:value-type="float" office:value="0.068697" calcext:value-type="float">
            <text:p>0,068697</text:p>
          </table:table-cell>
          <table:table-cell table:number-columns-repeated="20"/>
          <table:table-cell table:formula="of:=MIN([.A156:.BL156])" office:value-type="float" office:value="0.0599411" calcext:value-type="float">
            <text:p>0,0599411</text:p>
          </table:table-cell>
          <table:table-cell table:formula="of:=MAX([.A156:.BL156])" office:value-type="float" office:value="1.47234" calcext:value-type="float">
            <text:p>1,47234</text:p>
          </table:table-cell>
          <table:table-cell table:number-columns-repeated="7"/>
        </table:table-row>
        <table:table-row table:style-name="ro1">
          <table:table-cell office:value-type="float" office:value="0.189737" calcext:value-type="float">
            <text:p>0,189737</text:p>
          </table:table-cell>
          <table:table-cell office:value-type="float" office:value="0.207786" calcext:value-type="float">
            <text:p>0,207786</text:p>
          </table:table-cell>
          <table:table-cell office:value-type="float" office:value="0.211497" calcext:value-type="float">
            <text:p>0,211497</text:p>
          </table:table-cell>
          <table:table-cell office:value-type="float" office:value="0.190041" calcext:value-type="float">
            <text:p>0,190041</text:p>
          </table:table-cell>
          <table:table-cell office:value-type="float" office:value="0.187909" calcext:value-type="float">
            <text:p>0,187909</text:p>
          </table:table-cell>
          <table:table-cell office:value-type="float" office:value="0.22386" calcext:value-type="float">
            <text:p>0,22386</text:p>
          </table:table-cell>
          <table:table-cell office:value-type="float" office:value="0.206719" calcext:value-type="float">
            <text:p>0,206719</text:p>
          </table:table-cell>
          <table:table-cell office:value-type="float" office:value="0.194368" calcext:value-type="float">
            <text:p>0,194368</text:p>
          </table:table-cell>
          <table:table-cell office:value-type="float" office:value="0.216633" calcext:value-type="float">
            <text:p>0,216633</text:p>
          </table:table-cell>
          <table:table-cell office:value-type="float" office:value="0.404523" calcext:value-type="float">
            <text:p>0,404523</text:p>
          </table:table-cell>
          <table:table-cell office:value-type="float" office:value="0.38371" calcext:value-type="float">
            <text:p>0,38371</text:p>
          </table:table-cell>
          <table:table-cell office:value-type="float" office:value="0.207113" calcext:value-type="float">
            <text:p>0,207113</text:p>
          </table:table-cell>
          <table:table-cell office:value-type="float" office:value="0.888134" calcext:value-type="float">
            <text:p>0,888134</text:p>
          </table:table-cell>
          <table:table-cell office:value-type="float" office:value="0.682703" calcext:value-type="float">
            <text:p>0,682703</text:p>
          </table:table-cell>
          <table:table-cell office:value-type="float" office:value="0.236376" calcext:value-type="float">
            <text:p>0,236376</text:p>
          </table:table-cell>
          <table:table-cell office:value-type="float" office:value="0.868942" calcext:value-type="float">
            <text:p>0,868942</text:p>
          </table:table-cell>
          <table:table-cell office:value-type="float" office:value="0.563544" calcext:value-type="float">
            <text:p>0,563544</text:p>
          </table:table-cell>
          <table:table-cell office:value-type="float" office:value="0.542405" calcext:value-type="float">
            <text:p>0,542405</text:p>
          </table:table-cell>
          <table:table-cell office:value-type="float" office:value="0.541042" calcext:value-type="float">
            <text:p>0,541042</text:p>
          </table:table-cell>
          <table:table-cell office:value-type="float" office:value="0.236108" calcext:value-type="float">
            <text:p>0,236108</text:p>
          </table:table-cell>
          <table:table-cell office:value-type="float" office:value="0.491503" calcext:value-type="float">
            <text:p>0,491503</text:p>
          </table:table-cell>
          <table:table-cell office:value-type="float" office:value="0.502477" calcext:value-type="float">
            <text:p>0,502477</text:p>
          </table:table-cell>
          <table:table-cell office:value-type="float" office:value="0.549115" calcext:value-type="float">
            <text:p>0,549115</text:p>
          </table:table-cell>
          <table:table-cell office:value-type="float" office:value="0.545316" calcext:value-type="float">
            <text:p>0,545316</text:p>
          </table:table-cell>
          <table:table-cell office:value-type="float" office:value="0.435428" calcext:value-type="float">
            <text:p>0,435428</text:p>
          </table:table-cell>
          <table:table-cell office:value-type="float" office:value="0.254146" calcext:value-type="float">
            <text:p>0,254146</text:p>
          </table:table-cell>
          <table:table-cell office:value-type="float" office:value="0.469527" calcext:value-type="float">
            <text:p>0,469527</text:p>
          </table:table-cell>
          <table:table-cell office:value-type="float" office:value="0.50299" calcext:value-type="float">
            <text:p>0,50299</text:p>
          </table:table-cell>
          <table:table-cell office:value-type="float" office:value="0.276022" calcext:value-type="float">
            <text:p>0,276022</text:p>
          </table:table-cell>
          <table:table-cell office:value-type="float" office:value="0.564402" calcext:value-type="float">
            <text:p>0,564402</text:p>
          </table:table-cell>
          <table:table-cell office:value-type="float" office:value="0.260736" calcext:value-type="float">
            <text:p>0,260736</text:p>
          </table:table-cell>
          <table:table-cell office:value-type="float" office:value="0.582501" calcext:value-type="float">
            <text:p>0,582501</text:p>
          </table:table-cell>
          <table:table-cell office:value-type="float" office:value="0.556668" calcext:value-type="float">
            <text:p>0,556668</text:p>
          </table:table-cell>
          <table:table-cell office:value-type="float" office:value="1.17156" calcext:value-type="float">
            <text:p>1,17156</text:p>
          </table:table-cell>
          <table:table-cell office:value-type="float" office:value="0.592329" calcext:value-type="float">
            <text:p>0,592329</text:p>
          </table:table-cell>
          <table:table-cell office:value-type="float" office:value="0.543175" calcext:value-type="float">
            <text:p>0,543175</text:p>
          </table:table-cell>
          <table:table-cell office:value-type="float" office:value="0.46581" calcext:value-type="float">
            <text:p>0,46581</text:p>
          </table:table-cell>
          <table:table-cell office:value-type="float" office:value="0.48787" calcext:value-type="float">
            <text:p>0,48787</text:p>
          </table:table-cell>
          <table:table-cell office:value-type="float" office:value="0.397992" calcext:value-type="float">
            <text:p>0,397992</text:p>
          </table:table-cell>
          <table:table-cell office:value-type="float" office:value="1.29441" calcext:value-type="float">
            <text:p>1,29441</text:p>
          </table:table-cell>
          <table:table-cell office:value-type="float" office:value="0.284786" calcext:value-type="float">
            <text:p>0,284786</text:p>
          </table:table-cell>
          <table:table-cell office:value-type="float" office:value="0.26881" calcext:value-type="float">
            <text:p>0,26881</text:p>
          </table:table-cell>
          <table:table-cell office:value-type="float" office:value="0.265792" calcext:value-type="float">
            <text:p>0,265792</text:p>
          </table:table-cell>
          <table:table-cell office:value-type="float" office:value="0.290932" calcext:value-type="float">
            <text:p>0,290932</text:p>
          </table:table-cell>
          <table:table-cell office:value-type="float" office:value="1.17565" calcext:value-type="float">
            <text:p>1,17565</text:p>
          </table:table-cell>
          <table:table-cell office:value-type="float" office:value="0.175323" calcext:value-type="float">
            <text:p>0,175323</text:p>
          </table:table-cell>
          <table:table-cell office:value-type="float" office:value="0.685391" calcext:value-type="float">
            <text:p>0,685391</text:p>
          </table:table-cell>
          <table:table-cell office:value-type="float" office:value="1.19451" calcext:value-type="float">
            <text:p>1,19451</text:p>
          </table:table-cell>
          <table:table-cell table:number-columns-repeated="20"/>
          <table:table-cell table:formula="of:=MIN([.A157:.BL157])" office:value-type="float" office:value="0.175323" calcext:value-type="float">
            <text:p>0,175323</text:p>
          </table:table-cell>
          <table:table-cell table:formula="of:=MAX([.A157:.BL157])" office:value-type="float" office:value="1.29441" calcext:value-type="float">
            <text:p>1,29441</text:p>
          </table:table-cell>
          <table:table-cell table:number-columns-repeated="7"/>
        </table:table-row>
        <table:table-row table:style-name="ro1">
          <table:table-cell office:value-type="float" office:value="0.080344" calcext:value-type="float">
            <text:p>0,080344</text:p>
          </table:table-cell>
          <table:table-cell office:value-type="float" office:value="0.071363" calcext:value-type="float">
            <text:p>0,071363</text:p>
          </table:table-cell>
          <table:table-cell office:value-type="float" office:value="0.168779" calcext:value-type="float">
            <text:p>0,168779</text:p>
          </table:table-cell>
          <table:table-cell office:value-type="float" office:value="0.085211" calcext:value-type="float">
            <text:p>0,085211</text:p>
          </table:table-cell>
          <table:table-cell office:value-type="float" office:value="0.145451" calcext:value-type="float">
            <text:p>0,145451</text:p>
          </table:table-cell>
          <table:table-cell office:value-type="float" office:value="0.08324" calcext:value-type="float">
            <text:p>0,08324</text:p>
          </table:table-cell>
          <table:table-cell office:value-type="float" office:value="0.146269" calcext:value-type="float">
            <text:p>0,146269</text:p>
          </table:table-cell>
          <table:table-cell office:value-type="float" office:value="0.190741" calcext:value-type="float">
            <text:p>0,190741</text:p>
          </table:table-cell>
          <table:table-cell office:value-type="float" office:value="0.54952" calcext:value-type="float">
            <text:p>0,54952</text:p>
          </table:table-cell>
          <table:table-cell office:value-type="float" office:value="0.41171" calcext:value-type="float">
            <text:p>0,41171</text:p>
          </table:table-cell>
          <table:table-cell office:value-type="float" office:value="0.0776811" calcext:value-type="float">
            <text:p>0,0776811</text:p>
          </table:table-cell>
          <table:table-cell office:value-type="float" office:value="0.244525" calcext:value-type="float">
            <text:p>0,244525</text:p>
          </table:table-cell>
          <table:table-cell office:value-type="float" office:value="0.0767119" calcext:value-type="float">
            <text:p>0,0767119</text:p>
          </table:table-cell>
          <table:table-cell office:value-type="float" office:value="0.324886" calcext:value-type="float">
            <text:p>0,324886</text:p>
          </table:table-cell>
          <table:table-cell office:value-type="float" office:value="0.080539" calcext:value-type="float">
            <text:p>0,080539</text:p>
          </table:table-cell>
          <table:table-cell office:value-type="float" office:value="0.416421" calcext:value-type="float">
            <text:p>0,416421</text:p>
          </table:table-cell>
          <table:table-cell office:value-type="float" office:value="0.42715" calcext:value-type="float">
            <text:p>0,42715</text:p>
          </table:table-cell>
          <table:table-cell office:value-type="float" office:value="0.350042" calcext:value-type="float">
            <text:p>0,350042</text:p>
          </table:table-cell>
          <table:table-cell office:value-type="float" office:value="0.557243" calcext:value-type="float">
            <text:p>0,557243</text:p>
          </table:table-cell>
          <table:table-cell office:value-type="float" office:value="0.0712092" calcext:value-type="float">
            <text:p>0,0712092</text:p>
          </table:table-cell>
          <table:table-cell office:value-type="float" office:value="0.0788288" calcext:value-type="float">
            <text:p>0,0788288</text:p>
          </table:table-cell>
          <table:table-cell office:value-type="float" office:value="0.15792" calcext:value-type="float">
            <text:p>0,15792</text:p>
          </table:table-cell>
          <table:table-cell office:value-type="float" office:value="0.309946" calcext:value-type="float">
            <text:p>0,309946</text:p>
          </table:table-cell>
          <table:table-cell office:value-type="float" office:value="0.062947" calcext:value-type="float">
            <text:p>0,062947</text:p>
          </table:table-cell>
          <table:table-cell office:value-type="float" office:value="0.419515" calcext:value-type="float">
            <text:p>0,419515</text:p>
          </table:table-cell>
          <table:table-cell office:value-type="float" office:value="1.22862" calcext:value-type="float">
            <text:p>1,22862</text:p>
          </table:table-cell>
          <table:table-cell office:value-type="float" office:value="1.12685" calcext:value-type="float">
            <text:p>1,12685</text:p>
          </table:table-cell>
          <table:table-cell office:value-type="float" office:value="0.979143" calcext:value-type="float">
            <text:p>0,979143</text:p>
          </table:table-cell>
          <table:table-cell office:value-type="float" office:value="1.13206" calcext:value-type="float">
            <text:p>1,13206</text:p>
          </table:table-cell>
          <table:table-cell office:value-type="float" office:value="0.221272" calcext:value-type="float">
            <text:p>0,221272</text:p>
          </table:table-cell>
          <table:table-cell office:value-type="float" office:value="0.18992" calcext:value-type="float">
            <text:p>0,18992</text:p>
          </table:table-cell>
          <table:table-cell office:value-type="float" office:value="0.503421" calcext:value-type="float">
            <text:p>0,503421</text:p>
          </table:table-cell>
          <table:table-cell office:value-type="float" office:value="1.23437" calcext:value-type="float">
            <text:p>1,23437</text:p>
          </table:table-cell>
          <table:table-cell office:value-type="float" office:value="0.403936" calcext:value-type="float">
            <text:p>0,403936</text:p>
          </table:table-cell>
          <table:table-cell office:value-type="float" office:value="1.07162" calcext:value-type="float">
            <text:p>1,07162</text:p>
          </table:table-cell>
          <table:table-cell office:value-type="float" office:value="0.829373" calcext:value-type="float">
            <text:p>0,829373</text:p>
          </table:table-cell>
          <table:table-cell office:value-type="float" office:value="1.00307" calcext:value-type="float">
            <text:p>1,00307</text:p>
          </table:table-cell>
          <table:table-cell office:value-type="float" office:value="1.76589" calcext:value-type="float">
            <text:p>1,76589</text:p>
          </table:table-cell>
          <table:table-cell office:value-type="float" office:value="0.189771" calcext:value-type="float">
            <text:p>0,189771</text:p>
          </table:table-cell>
          <table:table-cell office:value-type="float" office:value="1.04538" calcext:value-type="float">
            <text:p>1,04538</text:p>
          </table:table-cell>
          <table:table-cell office:value-type="float" office:value="0.706706" calcext:value-type="float">
            <text:p>0,706706</text:p>
          </table:table-cell>
          <table:table-cell office:value-type="float" office:value="1.52874" calcext:value-type="float">
            <text:p>1,52874</text:p>
          </table:table-cell>
          <table:table-cell office:value-type="float" office:value="1.34048" calcext:value-type="float">
            <text:p>1,34048</text:p>
          </table:table-cell>
          <table:table-cell office:value-type="float" office:value="0.946001" calcext:value-type="float">
            <text:p>0,946001</text:p>
          </table:table-cell>
          <table:table-cell office:value-type="float" office:value="1.04263" calcext:value-type="float">
            <text:p>1,04263</text:p>
          </table:table-cell>
          <table:table-cell office:value-type="float" office:value="1.01728" calcext:value-type="float">
            <text:p>1,01728</text:p>
          </table:table-cell>
          <table:table-cell office:value-type="float" office:value="0.783712" calcext:value-type="float">
            <text:p>0,783712</text:p>
          </table:table-cell>
          <table:table-cell office:value-type="float" office:value="0.799152" calcext:value-type="float">
            <text:p>0,799152</text:p>
          </table:table-cell>
          <table:table-cell table:number-columns-repeated="20"/>
          <table:table-cell table:formula="of:=MIN([.A158:.BL158])" office:value-type="float" office:value="0.062947" calcext:value-type="float">
            <text:p>0,062947</text:p>
          </table:table-cell>
          <table:table-cell table:formula="of:=MAX([.A158:.BL158])" office:value-type="float" office:value="1.76589" calcext:value-type="float">
            <text:p>1,76589</text:p>
          </table:table-cell>
          <table:table-cell table:number-columns-repeated="7"/>
        </table:table-row>
        <table:table-row table:style-name="ro1">
          <table:table-cell office:value-type="float" office:value="0.185048" calcext:value-type="float">
            <text:p>0,185048</text:p>
          </table:table-cell>
          <table:table-cell office:value-type="float" office:value="0.217728" calcext:value-type="float">
            <text:p>0,217728</text:p>
          </table:table-cell>
          <table:table-cell office:value-type="float" office:value="0.225334" calcext:value-type="float">
            <text:p>0,225334</text:p>
          </table:table-cell>
          <table:table-cell office:value-type="float" office:value="0.193172" calcext:value-type="float">
            <text:p>0,193172</text:p>
          </table:table-cell>
          <table:table-cell office:value-type="float" office:value="0.196692" calcext:value-type="float">
            <text:p>0,196692</text:p>
          </table:table-cell>
          <table:table-cell office:value-type="float" office:value="0.215991" calcext:value-type="float">
            <text:p>0,215991</text:p>
          </table:table-cell>
          <table:table-cell office:value-type="float" office:value="0.216383" calcext:value-type="float">
            <text:p>0,216383</text:p>
          </table:table-cell>
          <table:table-cell office:value-type="float" office:value="0.181071" calcext:value-type="float">
            <text:p>0,181071</text:p>
          </table:table-cell>
          <table:table-cell office:value-type="float" office:value="0.192557" calcext:value-type="float">
            <text:p>0,192557</text:p>
          </table:table-cell>
          <table:table-cell office:value-type="float" office:value="0.634602" calcext:value-type="float">
            <text:p>0,634602</text:p>
          </table:table-cell>
          <table:table-cell office:value-type="float" office:value="0.198718" calcext:value-type="float">
            <text:p>0,198718</text:p>
          </table:table-cell>
          <table:table-cell office:value-type="float" office:value="0.591481" calcext:value-type="float">
            <text:p>0,591481</text:p>
          </table:table-cell>
          <table:table-cell office:value-type="float" office:value="0.188368" calcext:value-type="float">
            <text:p>0,188368</text:p>
          </table:table-cell>
          <table:table-cell office:value-type="float" office:value="0.210582" calcext:value-type="float">
            <text:p>0,210582</text:p>
          </table:table-cell>
          <table:table-cell office:value-type="float" office:value="0.814783" calcext:value-type="float">
            <text:p>0,814783</text:p>
          </table:table-cell>
          <table:table-cell office:value-type="float" office:value="0.203181" calcext:value-type="float">
            <text:p>0,203181</text:p>
          </table:table-cell>
          <table:table-cell office:value-type="float" office:value="0.200662" calcext:value-type="float">
            <text:p>0,200662</text:p>
          </table:table-cell>
          <table:table-cell office:value-type="float" office:value="0.817819" calcext:value-type="float">
            <text:p>0,817819</text:p>
          </table:table-cell>
          <table:table-cell office:value-type="float" office:value="0.212758" calcext:value-type="float">
            <text:p>0,212758</text:p>
          </table:table-cell>
          <table:table-cell office:value-type="float" office:value="0.216123" calcext:value-type="float">
            <text:p>0,216123</text:p>
          </table:table-cell>
          <table:table-cell office:value-type="float" office:value="0.644302" calcext:value-type="float">
            <text:p>0,644302</text:p>
          </table:table-cell>
          <table:table-cell office:value-type="float" office:value="0.855752" calcext:value-type="float">
            <text:p>0,855752</text:p>
          </table:table-cell>
          <table:table-cell office:value-type="float" office:value="1.24606" calcext:value-type="float">
            <text:p>1,24606</text:p>
          </table:table-cell>
          <table:table-cell office:value-type="float" office:value="1.23187" calcext:value-type="float">
            <text:p>1,23187</text:p>
          </table:table-cell>
          <table:table-cell office:value-type="float" office:value="1.01223" calcext:value-type="float">
            <text:p>1,01223</text:p>
          </table:table-cell>
          <table:table-cell office:value-type="float" office:value="1.17796" calcext:value-type="float">
            <text:p>1,17796</text:p>
          </table:table-cell>
          <table:table-cell office:value-type="float" office:value="1.41237" calcext:value-type="float">
            <text:p>1,41237</text:p>
          </table:table-cell>
          <table:table-cell office:value-type="float" office:value="1.19446" calcext:value-type="float">
            <text:p>1,19446</text:p>
          </table:table-cell>
          <table:table-cell office:value-type="float" office:value="1.03716" calcext:value-type="float">
            <text:p>1,03716</text:p>
          </table:table-cell>
          <table:table-cell office:value-type="float" office:value="0.096787" calcext:value-type="float">
            <text:p>0,096787</text:p>
          </table:table-cell>
          <table:table-cell office:value-type="float" office:value="0.902493" calcext:value-type="float">
            <text:p>0,902493</text:p>
          </table:table-cell>
          <table:table-cell office:value-type="float" office:value="1.18305" calcext:value-type="float">
            <text:p>1,18305</text:p>
          </table:table-cell>
          <table:table-cell office:value-type="float" office:value="1.18966" calcext:value-type="float">
            <text:p>1,18966</text:p>
          </table:table-cell>
          <table:table-cell office:value-type="float" office:value="1.4035" calcext:value-type="float">
            <text:p>1,4035</text:p>
          </table:table-cell>
          <table:table-cell office:value-type="float" office:value="0.575138" calcext:value-type="float">
            <text:p>0,575138</text:p>
          </table:table-cell>
          <table:table-cell office:value-type="float" office:value="0.423457" calcext:value-type="float">
            <text:p>0,423457</text:p>
          </table:table-cell>
          <table:table-cell office:value-type="float" office:value="1.06969" calcext:value-type="float">
            <text:p>1,06969</text:p>
          </table:table-cell>
          <table:table-cell office:value-type="float" office:value="0.684756" calcext:value-type="float">
            <text:p>0,684756</text:p>
          </table:table-cell>
          <table:table-cell office:value-type="float" office:value="0.200607" calcext:value-type="float">
            <text:p>0,200607</text:p>
          </table:table-cell>
          <table:table-cell office:value-type="float" office:value="1.59447" calcext:value-type="float">
            <text:p>1,59447</text:p>
          </table:table-cell>
          <table:table-cell office:value-type="float" office:value="1.68598" calcext:value-type="float">
            <text:p>1,68598</text:p>
          </table:table-cell>
          <table:table-cell office:value-type="float" office:value="0.085783" calcext:value-type="float">
            <text:p>0,085783</text:p>
          </table:table-cell>
          <table:table-cell office:value-type="float" office:value="0.0493109" calcext:value-type="float">
            <text:p>0,0493109</text:p>
          </table:table-cell>
          <table:table-cell office:value-type="float" office:value="0.380539" calcext:value-type="float">
            <text:p>0,380539</text:p>
          </table:table-cell>
          <table:table-cell office:value-type="float" office:value="0.190647" calcext:value-type="float">
            <text:p>0,190647</text:p>
          </table:table-cell>
          <table:table-cell office:value-type="float" office:value="0.136584" calcext:value-type="float">
            <text:p>0,136584</text:p>
          </table:table-cell>
          <table:table-cell office:value-type="float" office:value="0.123353" calcext:value-type="float">
            <text:p>0,123353</text:p>
          </table:table-cell>
          <table:table-cell office:value-type="float" office:value="1.06138" calcext:value-type="float">
            <text:p>1,06138</text:p>
          </table:table-cell>
          <table:table-cell table:number-columns-repeated="20"/>
          <table:table-cell table:formula="of:=MIN([.A159:.BL159])" office:value-type="float" office:value="0.0493109" calcext:value-type="float">
            <text:p>0,0493109</text:p>
          </table:table-cell>
          <table:table-cell table:formula="of:=MAX([.A159:.BL159])" office:value-type="float" office:value="1.68598" calcext:value-type="float">
            <text:p>1,68598</text:p>
          </table:table-cell>
          <table:table-cell table:number-columns-repeated="7"/>
        </table:table-row>
        <table:table-row table:style-name="ro1">
          <table:table-cell office:value-type="float" office:value="0.184689" calcext:value-type="float">
            <text:p>0,184689</text:p>
          </table:table-cell>
          <table:table-cell office:value-type="float" office:value="0.212064" calcext:value-type="float">
            <text:p>0,212064</text:p>
          </table:table-cell>
          <table:table-cell office:value-type="float" office:value="0.189955" calcext:value-type="float">
            <text:p>0,189955</text:p>
          </table:table-cell>
          <table:table-cell office:value-type="float" office:value="0.198115" calcext:value-type="float">
            <text:p>0,198115</text:p>
          </table:table-cell>
          <table:table-cell office:value-type="float" office:value="0.201836" calcext:value-type="float">
            <text:p>0,201836</text:p>
          </table:table-cell>
          <table:table-cell office:value-type="float" office:value="0.0856872" calcext:value-type="float">
            <text:p>0,0856872</text:p>
          </table:table-cell>
          <table:table-cell office:value-type="float" office:value="0.512626" calcext:value-type="float">
            <text:p>0,512626</text:p>
          </table:table-cell>
          <table:table-cell office:value-type="float" office:value="0.0699759" calcext:value-type="float">
            <text:p>0,0699759</text:p>
          </table:table-cell>
          <table:table-cell office:value-type="float" office:value="0.369323" calcext:value-type="float">
            <text:p>0,369323</text:p>
          </table:table-cell>
          <table:table-cell office:value-type="float" office:value="0.0655851" calcext:value-type="float">
            <text:p>0,0655851</text:p>
          </table:table-cell>
          <table:table-cell office:value-type="float" office:value="0.0800531" calcext:value-type="float">
            <text:p>0,0800531</text:p>
          </table:table-cell>
          <table:table-cell office:value-type="float" office:value="0.0772822" calcext:value-type="float">
            <text:p>0,0772822</text:p>
          </table:table-cell>
          <table:table-cell office:value-type="float" office:value="0.065392" calcext:value-type="float">
            <text:p>0,065392</text:p>
          </table:table-cell>
          <table:table-cell office:value-type="float" office:value="0.164703" calcext:value-type="float">
            <text:p>0,164703</text:p>
          </table:table-cell>
          <table:table-cell office:value-type="float" office:value="0.0851381" calcext:value-type="float">
            <text:p>0,0851381</text:p>
          </table:table-cell>
          <table:table-cell office:value-type="float" office:value="0.129886" calcext:value-type="float">
            <text:p>0,129886</text:p>
          </table:table-cell>
          <table:table-cell office:value-type="float" office:value="0.0851531" calcext:value-type="float">
            <text:p>0,0851531</text:p>
          </table:table-cell>
          <table:table-cell office:value-type="float" office:value="0.140684" calcext:value-type="float">
            <text:p>0,140684</text:p>
          </table:table-cell>
          <table:table-cell office:value-type="float" office:value="0.0840702" calcext:value-type="float">
            <text:p>0,0840702</text:p>
          </table:table-cell>
          <table:table-cell office:value-type="float" office:value="1.21326" calcext:value-type="float">
            <text:p>1,21326</text:p>
          </table:table-cell>
          <table:table-cell office:value-type="float" office:value="0.143836" calcext:value-type="float">
            <text:p>0,143836</text:p>
          </table:table-cell>
          <table:table-cell office:value-type="float" office:value="1.09816" calcext:value-type="float">
            <text:p>1,09816</text:p>
          </table:table-cell>
          <table:table-cell office:value-type="float" office:value="0.898638" calcext:value-type="float">
            <text:p>0,898638</text:p>
          </table:table-cell>
          <table:table-cell office:value-type="float" office:value="0.934057" calcext:value-type="float">
            <text:p>0,934057</text:p>
          </table:table-cell>
          <table:table-cell office:value-type="float" office:value="0.882493" calcext:value-type="float">
            <text:p>0,882493</text:p>
          </table:table-cell>
          <table:table-cell office:value-type="float" office:value="0.843341" calcext:value-type="float">
            <text:p>0,843341</text:p>
          </table:table-cell>
          <table:table-cell office:value-type="float" office:value="0.801372" calcext:value-type="float">
            <text:p>0,801372</text:p>
          </table:table-cell>
          <table:table-cell office:value-type="float" office:value="0.764548" calcext:value-type="float">
            <text:p>0,764548</text:p>
          </table:table-cell>
          <table:table-cell office:value-type="float" office:value="0.712507" calcext:value-type="float">
            <text:p>0,712507</text:p>
          </table:table-cell>
          <table:table-cell office:value-type="float" office:value="0.671737" calcext:value-type="float">
            <text:p>0,671737</text:p>
          </table:table-cell>
          <table:table-cell office:value-type="float" office:value="0.53192" calcext:value-type="float">
            <text:p>0,53192</text:p>
          </table:table-cell>
          <table:table-cell office:value-type="float" office:value="0.677858" calcext:value-type="float">
            <text:p>0,677858</text:p>
          </table:table-cell>
          <table:table-cell office:value-type="float" office:value="0.657798" calcext:value-type="float">
            <text:p>0,657798</text:p>
          </table:table-cell>
          <table:table-cell office:value-type="float" office:value="0.565885" calcext:value-type="float">
            <text:p>0,565885</text:p>
          </table:table-cell>
          <table:table-cell office:value-type="float" office:value="1.55077" calcext:value-type="float">
            <text:p>1,55077</text:p>
          </table:table-cell>
          <table:table-cell office:value-type="float" office:value="0.80203" calcext:value-type="float">
            <text:p>0,80203</text:p>
          </table:table-cell>
          <table:table-cell office:value-type="float" office:value="1.39482" calcext:value-type="float">
            <text:p>1,39482</text:p>
          </table:table-cell>
          <table:table-cell office:value-type="float" office:value="0.199424" calcext:value-type="float">
            <text:p>0,199424</text:p>
          </table:table-cell>
          <table:table-cell office:value-type="float" office:value="1.4618" calcext:value-type="float">
            <text:p>1,4618</text:p>
          </table:table-cell>
          <table:table-cell office:value-type="float" office:value="1.46525" calcext:value-type="float">
            <text:p>1,46525</text:p>
          </table:table-cell>
          <table:table-cell office:value-type="float" office:value="1.48221" calcext:value-type="float">
            <text:p>1,48221</text:p>
          </table:table-cell>
          <table:table-cell office:value-type="float" office:value="1.75147" calcext:value-type="float">
            <text:p>1,75147</text:p>
          </table:table-cell>
          <table:table-cell office:value-type="float" office:value="1.54761" calcext:value-type="float">
            <text:p>1,54761</text:p>
          </table:table-cell>
          <table:table-cell office:value-type="float" office:value="1.11732" calcext:value-type="float">
            <text:p>1,11732</text:p>
          </table:table-cell>
          <table:table-cell office:value-type="float" office:value="0.18424" calcext:value-type="float">
            <text:p>0,18424</text:p>
          </table:table-cell>
          <table:table-cell office:value-type="float" office:value="1.03517" calcext:value-type="float">
            <text:p>1,03517</text:p>
          </table:table-cell>
          <table:table-cell office:value-type="float" office:value="0.0806558" calcext:value-type="float">
            <text:p>0,0806558</text:p>
          </table:table-cell>
          <table:table-cell office:value-type="float" office:value="0.125272" calcext:value-type="float">
            <text:p>0,125272</text:p>
          </table:table-cell>
          <table:table-cell table:number-columns-repeated="20"/>
          <table:table-cell table:formula="of:=MIN([.A160:.BL160])" office:value-type="float" office:value="0.065392" calcext:value-type="float">
            <text:p>0,065392</text:p>
          </table:table-cell>
          <table:table-cell table:formula="of:=MAX([.A160:.BL160])" office:value-type="float" office:value="1.75147" calcext:value-type="float">
            <text:p>1,75147</text:p>
          </table:table-cell>
          <table:table-cell table:number-columns-repeated="7"/>
        </table:table-row>
        <table:table-row table:style-name="ro1">
          <table:table-cell office:value-type="float" office:value="0.195939" calcext:value-type="float">
            <text:p>0,195939</text:p>
          </table:table-cell>
          <table:table-cell office:value-type="float" office:value="0.204828" calcext:value-type="float">
            <text:p>0,204828</text:p>
          </table:table-cell>
          <table:table-cell office:value-type="float" office:value="0.213971" calcext:value-type="float">
            <text:p>0,213971</text:p>
          </table:table-cell>
          <table:table-cell office:value-type="float" office:value="0.187228" calcext:value-type="float">
            <text:p>0,187228</text:p>
          </table:table-cell>
          <table:table-cell office:value-type="float" office:value="0.193745" calcext:value-type="float">
            <text:p>0,193745</text:p>
          </table:table-cell>
          <table:table-cell office:value-type="float" office:value="0.220253" calcext:value-type="float">
            <text:p>0,220253</text:p>
          </table:table-cell>
          <table:table-cell office:value-type="float" office:value="0.173659" calcext:value-type="float">
            <text:p>0,173659</text:p>
          </table:table-cell>
          <table:table-cell office:value-type="float" office:value="0.642748" calcext:value-type="float">
            <text:p>0,642748</text:p>
          </table:table-cell>
          <table:table-cell office:value-type="float" office:value="0.201804" calcext:value-type="float">
            <text:p>0,201804</text:p>
          </table:table-cell>
          <table:table-cell office:value-type="float" office:value="0.175841" calcext:value-type="float">
            <text:p>0,175841</text:p>
          </table:table-cell>
          <table:table-cell office:value-type="float" office:value="0.599629" calcext:value-type="float">
            <text:p>0,599629</text:p>
          </table:table-cell>
          <table:table-cell office:value-type="float" office:value="0.592959" calcext:value-type="float">
            <text:p>0,592959</text:p>
          </table:table-cell>
          <table:table-cell office:value-type="float" office:value="0.194172" calcext:value-type="float">
            <text:p>0,194172</text:p>
          </table:table-cell>
          <table:table-cell office:value-type="float" office:value="0.588955" calcext:value-type="float">
            <text:p>0,588955</text:p>
          </table:table-cell>
          <table:table-cell office:value-type="float" office:value="0.180212" calcext:value-type="float">
            <text:p>0,180212</text:p>
          </table:table-cell>
          <table:table-cell office:value-type="float" office:value="0.213451" calcext:value-type="float">
            <text:p>0,213451</text:p>
          </table:table-cell>
          <table:table-cell office:value-type="float" office:value="0.586952" calcext:value-type="float">
            <text:p>0,586952</text:p>
          </table:table-cell>
          <table:table-cell office:value-type="float" office:value="0.196864" calcext:value-type="float">
            <text:p>0,196864</text:p>
          </table:table-cell>
          <table:table-cell office:value-type="float" office:value="0.215036" calcext:value-type="float">
            <text:p>0,215036</text:p>
          </table:table-cell>
          <table:table-cell office:value-type="float" office:value="1.38135" calcext:value-type="float">
            <text:p>1,38135</text:p>
          </table:table-cell>
          <table:table-cell office:value-type="float" office:value="1.22872" calcext:value-type="float">
            <text:p>1,22872</text:p>
          </table:table-cell>
          <table:table-cell office:value-type="float" office:value="1.00985" calcext:value-type="float">
            <text:p>1,00985</text:p>
          </table:table-cell>
          <table:table-cell office:value-type="float" office:value="0.854505" calcext:value-type="float">
            <text:p>0,854505</text:p>
          </table:table-cell>
          <table:table-cell office:value-type="float" office:value="1.1445" calcext:value-type="float">
            <text:p>1,1445</text:p>
          </table:table-cell>
          <table:table-cell office:value-type="float" office:value="0.543441" calcext:value-type="float">
            <text:p>0,543441</text:p>
          </table:table-cell>
          <table:table-cell office:value-type="float" office:value="0.660341" calcext:value-type="float">
            <text:p>0,660341</text:p>
          </table:table-cell>
          <table:table-cell office:value-type="float" office:value="1.24002" calcext:value-type="float">
            <text:p>1,24002</text:p>
          </table:table-cell>
          <table:table-cell office:value-type="float" office:value="1.66493" calcext:value-type="float">
            <text:p>1,66493</text:p>
          </table:table-cell>
          <table:table-cell office:value-type="float" office:value="1.06526" calcext:value-type="float">
            <text:p>1,06526</text:p>
          </table:table-cell>
          <table:table-cell office:value-type="float" office:value="1.08111" calcext:value-type="float">
            <text:p>1,08111</text:p>
          </table:table-cell>
          <table:table-cell office:value-type="float" office:value="1.73682" calcext:value-type="float">
            <text:p>1,73682</text:p>
          </table:table-cell>
          <table:table-cell office:value-type="float" office:value="0.194673" calcext:value-type="float">
            <text:p>0,194673</text:p>
          </table:table-cell>
          <table:table-cell office:value-type="float" office:value="1.53132" calcext:value-type="float">
            <text:p>1,53132</text:p>
          </table:table-cell>
          <table:table-cell office:value-type="float" office:value="1.84311" calcext:value-type="float">
            <text:p>1,84311</text:p>
          </table:table-cell>
          <table:table-cell office:value-type="float" office:value="1.83714" calcext:value-type="float">
            <text:p>1,83714</text:p>
          </table:table-cell>
          <table:table-cell office:value-type="float" office:value="1.66902" calcext:value-type="float">
            <text:p>1,66902</text:p>
          </table:table-cell>
          <table:table-cell office:value-type="float" office:value="0.18637" calcext:value-type="float">
            <text:p>0,18637</text:p>
          </table:table-cell>
          <table:table-cell office:value-type="float" office:value="1.19012" calcext:value-type="float">
            <text:p>1,19012</text:p>
          </table:table-cell>
          <table:table-cell office:value-type="float" office:value="1.779" calcext:value-type="float">
            <text:p>1,779</text:p>
          </table:table-cell>
          <table:table-cell office:value-type="float" office:value="1.16976" calcext:value-type="float">
            <text:p>1,16976</text:p>
          </table:table-cell>
          <table:table-cell office:value-type="float" office:value="1.8041" calcext:value-type="float">
            <text:p>1,8041</text:p>
          </table:table-cell>
          <table:table-cell office:value-type="float" office:value="1.57851" calcext:value-type="float">
            <text:p>1,57851</text:p>
          </table:table-cell>
          <table:table-cell office:value-type="float" office:value="1.22691" calcext:value-type="float">
            <text:p>1,22691</text:p>
          </table:table-cell>
          <table:table-cell office:value-type="float" office:value="1.42684" calcext:value-type="float">
            <text:p>1,42684</text:p>
          </table:table-cell>
          <table:table-cell office:value-type="float" office:value="1.03352" calcext:value-type="float">
            <text:p>1,03352</text:p>
          </table:table-cell>
          <table:table-cell office:value-type="float" office:value="2.09531" calcext:value-type="float">
            <text:p>2,09531</text:p>
          </table:table-cell>
          <table:table-cell office:value-type="float" office:value="0.253829" calcext:value-type="float">
            <text:p>0,253829</text:p>
          </table:table-cell>
          <table:table-cell office:value-type="float" office:value="0.046607" calcext:value-type="float">
            <text:p>0,046607</text:p>
          </table:table-cell>
          <table:table-cell table:number-columns-repeated="20"/>
          <table:table-cell table:formula="of:=MIN([.A161:.BL161])" office:value-type="float" office:value="0.046607" calcext:value-type="float">
            <text:p>0,046607</text:p>
          </table:table-cell>
          <table:table-cell table:formula="of:=MAX([.A161:.BL161])" office:value-type="float" office:value="2.09531" calcext:value-type="float">
            <text:p>2,09531</text:p>
          </table:table-cell>
          <table:table-cell table:number-columns-repeated="7"/>
        </table:table-row>
        <table:table-row table:style-name="ro1">
          <table:table-cell office:value-type="float" office:value="0.210235" calcext:value-type="float">
            <text:p>0,210235</text:p>
          </table:table-cell>
          <table:table-cell office:value-type="float" office:value="0.213775" calcext:value-type="float">
            <text:p>0,213775</text:p>
          </table:table-cell>
          <table:table-cell office:value-type="float" office:value="0.218481" calcext:value-type="float">
            <text:p>0,218481</text:p>
          </table:table-cell>
          <table:table-cell office:value-type="float" office:value="0.201601" calcext:value-type="float">
            <text:p>0,201601</text:p>
          </table:table-cell>
          <table:table-cell office:value-type="float" office:value="0.2079" calcext:value-type="float">
            <text:p>0,2079</text:p>
          </table:table-cell>
          <table:table-cell office:value-type="float" office:value="0.207909" calcext:value-type="float">
            <text:p>0,207909</text:p>
          </table:table-cell>
          <table:table-cell office:value-type="float" office:value="0.216817" calcext:value-type="float">
            <text:p>0,216817</text:p>
          </table:table-cell>
          <table:table-cell office:value-type="float" office:value="0.211947" calcext:value-type="float">
            <text:p>0,211947</text:p>
          </table:table-cell>
          <table:table-cell office:value-type="float" office:value="0.22047" calcext:value-type="float">
            <text:p>0,22047</text:p>
          </table:table-cell>
          <table:table-cell office:value-type="float" office:value="0.194981" calcext:value-type="float">
            <text:p>0,194981</text:p>
          </table:table-cell>
          <table:table-cell office:value-type="float" office:value="0.205668" calcext:value-type="float">
            <text:p>0,205668</text:p>
          </table:table-cell>
          <table:table-cell office:value-type="float" office:value="0.208528" calcext:value-type="float">
            <text:p>0,208528</text:p>
          </table:table-cell>
          <table:table-cell office:value-type="float" office:value="0.214196" calcext:value-type="float">
            <text:p>0,214196</text:p>
          </table:table-cell>
          <table:table-cell office:value-type="float" office:value="0.861404" calcext:value-type="float">
            <text:p>0,861404</text:p>
          </table:table-cell>
          <table:table-cell office:value-type="float" office:value="0.653842" calcext:value-type="float">
            <text:p>0,653842</text:p>
          </table:table-cell>
          <table:table-cell office:value-type="float" office:value="0.453722" calcext:value-type="float">
            <text:p>0,453722</text:p>
          </table:table-cell>
          <table:table-cell office:value-type="float" office:value="0.192341" calcext:value-type="float">
            <text:p>0,192341</text:p>
          </table:table-cell>
          <table:table-cell office:value-type="float" office:value="0.21064" calcext:value-type="float">
            <text:p>0,21064</text:p>
          </table:table-cell>
          <table:table-cell office:value-type="float" office:value="0.197157" calcext:value-type="float">
            <text:p>0,197157</text:p>
          </table:table-cell>
          <table:table-cell office:value-type="float" office:value="0.447949" calcext:value-type="float">
            <text:p>0,447949</text:p>
          </table:table-cell>
          <table:table-cell office:value-type="float" office:value="0.212741" calcext:value-type="float">
            <text:p>0,212741</text:p>
          </table:table-cell>
          <table:table-cell office:value-type="float" office:value="0.80415" calcext:value-type="float">
            <text:p>0,80415</text:p>
          </table:table-cell>
          <table:table-cell office:value-type="float" office:value="0.210671" calcext:value-type="float">
            <text:p>0,210671</text:p>
          </table:table-cell>
          <table:table-cell office:value-type="float" office:value="0.197354" calcext:value-type="float">
            <text:p>0,197354</text:p>
          </table:table-cell>
          <table:table-cell office:value-type="float" office:value="0.213517" calcext:value-type="float">
            <text:p>0,213517</text:p>
          </table:table-cell>
          <table:table-cell office:value-type="float" office:value="0.688182" calcext:value-type="float">
            <text:p>0,688182</text:p>
          </table:table-cell>
          <table:table-cell office:value-type="float" office:value="0.638837" calcext:value-type="float">
            <text:p>0,638837</text:p>
          </table:table-cell>
          <table:table-cell office:value-type="float" office:value="0.586836" calcext:value-type="float">
            <text:p>0,586836</text:p>
          </table:table-cell>
          <table:table-cell office:value-type="float" office:value="0.674873" calcext:value-type="float">
            <text:p>0,674873</text:p>
          </table:table-cell>
          <table:table-cell office:value-type="float" office:value="0.862122" calcext:value-type="float">
            <text:p>0,862122</text:p>
          </table:table-cell>
          <table:table-cell office:value-type="float" office:value="0.207553" calcext:value-type="float">
            <text:p>0,207553</text:p>
          </table:table-cell>
          <table:table-cell office:value-type="float" office:value="0.248735" calcext:value-type="float">
            <text:p>0,248735</text:p>
          </table:table-cell>
          <table:table-cell office:value-type="float" office:value="0.520231" calcext:value-type="float">
            <text:p>0,520231</text:p>
          </table:table-cell>
          <table:table-cell office:value-type="float" office:value="0.590233" calcext:value-type="float">
            <text:p>0,590233</text:p>
          </table:table-cell>
          <table:table-cell office:value-type="float" office:value="0.201799" calcext:value-type="float">
            <text:p>0,201799</text:p>
          </table:table-cell>
          <table:table-cell office:value-type="float" office:value="0.186518" calcext:value-type="float">
            <text:p>0,186518</text:p>
          </table:table-cell>
          <table:table-cell office:value-type="float" office:value="0.194502" calcext:value-type="float">
            <text:p>0,194502</text:p>
          </table:table-cell>
          <table:table-cell office:value-type="float" office:value="0.393235" calcext:value-type="float">
            <text:p>0,393235</text:p>
          </table:table-cell>
          <table:table-cell office:value-type="float" office:value="0.801427" calcext:value-type="float">
            <text:p>0,801427</text:p>
          </table:table-cell>
          <table:table-cell office:value-type="float" office:value="0.230376" calcext:value-type="float">
            <text:p>0,230376</text:p>
          </table:table-cell>
          <table:table-cell office:value-type="float" office:value="0.623062" calcext:value-type="float">
            <text:p>0,623062</text:p>
          </table:table-cell>
          <table:table-cell office:value-type="float" office:value="0.249409" calcext:value-type="float">
            <text:p>0,249409</text:p>
          </table:table-cell>
          <table:table-cell office:value-type="float" office:value="0.956961" calcext:value-type="float">
            <text:p>0,956961</text:p>
          </table:table-cell>
          <table:table-cell office:value-type="float" office:value="0.964443" calcext:value-type="float">
            <text:p>0,964443</text:p>
          </table:table-cell>
          <table:table-cell office:value-type="float" office:value="0.989863" calcext:value-type="float">
            <text:p>0,989863</text:p>
          </table:table-cell>
          <table:table-cell office:value-type="float" office:value="0.146223" calcext:value-type="float">
            <text:p>0,146223</text:p>
          </table:table-cell>
          <table:table-cell office:value-type="float" office:value="2.07835" calcext:value-type="float">
            <text:p>2,07835</text:p>
          </table:table-cell>
          <table:table-cell office:value-type="float" office:value="0.244877" calcext:value-type="float">
            <text:p>0,244877</text:p>
          </table:table-cell>
          <table:table-cell table:number-columns-repeated="20"/>
          <table:table-cell table:formula="of:=MIN([.A162:.BL162])" office:value-type="float" office:value="0.146223" calcext:value-type="float">
            <text:p>0,146223</text:p>
          </table:table-cell>
          <table:table-cell table:formula="of:=MAX([.A162:.BL162])" office:value-type="float" office:value="2.07835" calcext:value-type="float">
            <text:p>2,07835</text:p>
          </table:table-cell>
          <table:table-cell table:number-columns-repeated="7"/>
        </table:table-row>
        <table:table-row table:style-name="ro1">
          <table:table-cell office:value-type="float" office:value="0.207638" calcext:value-type="float">
            <text:p>0,207638</text:p>
          </table:table-cell>
          <table:table-cell office:value-type="float" office:value="0.204182" calcext:value-type="float">
            <text:p>0,204182</text:p>
          </table:table-cell>
          <table:table-cell office:value-type="float" office:value="0.180698" calcext:value-type="float">
            <text:p>0,180698</text:p>
          </table:table-cell>
          <table:table-cell office:value-type="float" office:value="0.184899" calcext:value-type="float">
            <text:p>0,184899</text:p>
          </table:table-cell>
          <table:table-cell office:value-type="float" office:value="0.206327" calcext:value-type="float">
            <text:p>0,206327</text:p>
          </table:table-cell>
          <table:table-cell office:value-type="float" office:value="0.18067" calcext:value-type="float">
            <text:p>0,18067</text:p>
          </table:table-cell>
          <table:table-cell office:value-type="float" office:value="0.185877" calcext:value-type="float">
            <text:p>0,185877</text:p>
          </table:table-cell>
          <table:table-cell office:value-type="float" office:value="0.195085" calcext:value-type="float">
            <text:p>0,195085</text:p>
          </table:table-cell>
          <table:table-cell office:value-type="float" office:value="0.975979" calcext:value-type="float">
            <text:p>0,975979</text:p>
          </table:table-cell>
          <table:table-cell office:value-type="float" office:value="0.954767" calcext:value-type="float">
            <text:p>0,954767</text:p>
          </table:table-cell>
          <table:table-cell office:value-type="float" office:value="0.957994" calcext:value-type="float">
            <text:p>0,957994</text:p>
          </table:table-cell>
          <table:table-cell office:value-type="float" office:value="0.198717" calcext:value-type="float">
            <text:p>0,198717</text:p>
          </table:table-cell>
          <table:table-cell office:value-type="float" office:value="0.755011" calcext:value-type="float">
            <text:p>0,755011</text:p>
          </table:table-cell>
          <table:table-cell office:value-type="float" office:value="0.734706" calcext:value-type="float">
            <text:p>0,734706</text:p>
          </table:table-cell>
          <table:table-cell office:value-type="float" office:value="0.556915" calcext:value-type="float">
            <text:p>0,556915</text:p>
          </table:table-cell>
          <table:table-cell office:value-type="float" office:value="0.210213" calcext:value-type="float">
            <text:p>0,210213</text:p>
          </table:table-cell>
          <table:table-cell office:value-type="float" office:value="0.42892" calcext:value-type="float">
            <text:p>0,42892</text:p>
          </table:table-cell>
          <table:table-cell office:value-type="float" office:value="0.260273" calcext:value-type="float">
            <text:p>0,260273</text:p>
          </table:table-cell>
          <table:table-cell office:value-type="float" office:value="0.185185" calcext:value-type="float">
            <text:p>0,185185</text:p>
          </table:table-cell>
          <table:table-cell office:value-type="float" office:value="1.57779" calcext:value-type="float">
            <text:p>1,57779</text:p>
          </table:table-cell>
          <table:table-cell office:value-type="float" office:value="0.189344" calcext:value-type="float">
            <text:p>0,189344</text:p>
          </table:table-cell>
          <table:table-cell office:value-type="float" office:value="1.58444" calcext:value-type="float">
            <text:p>1,58444</text:p>
          </table:table-cell>
          <table:table-cell office:value-type="float" office:value="0.845386" calcext:value-type="float">
            <text:p>0,845386</text:p>
          </table:table-cell>
          <table:table-cell office:value-type="float" office:value="0.228826" calcext:value-type="float">
            <text:p>0,228826</text:p>
          </table:table-cell>
          <table:table-cell office:value-type="float" office:value="1.01425" calcext:value-type="float">
            <text:p>1,01425</text:p>
          </table:table-cell>
          <table:table-cell office:value-type="float" office:value="0.61648" calcext:value-type="float">
            <text:p>0,61648</text:p>
          </table:table-cell>
          <table:table-cell office:value-type="float" office:value="1.86019" calcext:value-type="float">
            <text:p>1,86019</text:p>
          </table:table-cell>
          <table:table-cell office:value-type="float" office:value="1.6938" calcext:value-type="float">
            <text:p>1,6938</text:p>
          </table:table-cell>
          <table:table-cell office:value-type="float" office:value="1.51521" calcext:value-type="float">
            <text:p>1,51521</text:p>
          </table:table-cell>
          <table:table-cell office:value-type="float" office:value="1.51953" calcext:value-type="float">
            <text:p>1,51953</text:p>
          </table:table-cell>
          <table:table-cell office:value-type="float" office:value="0.960337" calcext:value-type="float">
            <text:p>0,960337</text:p>
          </table:table-cell>
          <table:table-cell office:value-type="float" office:value="1.94316" calcext:value-type="float">
            <text:p>1,94316</text:p>
          </table:table-cell>
          <table:table-cell office:value-type="float" office:value="1.9443" calcext:value-type="float">
            <text:p>1,9443</text:p>
          </table:table-cell>
          <table:table-cell office:value-type="float" office:value="1.37737" calcext:value-type="float">
            <text:p>1,37737</text:p>
          </table:table-cell>
          <table:table-cell office:value-type="float" office:value="1.58619" calcext:value-type="float">
            <text:p>1,58619</text:p>
          </table:table-cell>
          <table:table-cell office:value-type="float" office:value="1.56757" calcext:value-type="float">
            <text:p>1,56757</text:p>
          </table:table-cell>
          <table:table-cell office:value-type="float" office:value="1.77469" calcext:value-type="float">
            <text:p>1,77469</text:p>
          </table:table-cell>
          <table:table-cell office:value-type="float" office:value="1.02075" calcext:value-type="float">
            <text:p>1,02075</text:p>
          </table:table-cell>
          <table:table-cell office:value-type="float" office:value="0.869966" calcext:value-type="float">
            <text:p>0,869966</text:p>
          </table:table-cell>
          <table:table-cell office:value-type="float" office:value="1.23973" calcext:value-type="float">
            <text:p>1,23973</text:p>
          </table:table-cell>
          <table:table-cell office:value-type="float" office:value="1.23871" calcext:value-type="float">
            <text:p>1,23871</text:p>
          </table:table-cell>
          <table:table-cell office:value-type="float" office:value="0.841594" calcext:value-type="float">
            <text:p>0,841594</text:p>
          </table:table-cell>
          <table:table-cell office:value-type="float" office:value="1.09472" calcext:value-type="float">
            <text:p>1,09472</text:p>
          </table:table-cell>
          <table:table-cell office:value-type="float" office:value="0.897041" calcext:value-type="float">
            <text:p>0,897041</text:p>
          </table:table-cell>
          <table:table-cell office:value-type="float" office:value="0.957405" calcext:value-type="float">
            <text:p>0,957405</text:p>
          </table:table-cell>
          <table:table-cell office:value-type="float" office:value="0.964907" calcext:value-type="float">
            <text:p>0,964907</text:p>
          </table:table-cell>
          <table:table-cell office:value-type="float" office:value="1.77622" calcext:value-type="float">
            <text:p>1,77622</text:p>
          </table:table-cell>
          <table:table-cell office:value-type="float" office:value="0.053658" calcext:value-type="float">
            <text:p>0,053658</text:p>
          </table:table-cell>
          <table:table-cell table:number-columns-repeated="20"/>
          <table:table-cell table:formula="of:=MIN([.A163:.BL163])" office:value-type="float" office:value="0.053658" calcext:value-type="float">
            <text:p>0,053658</text:p>
          </table:table-cell>
          <table:table-cell table:formula="of:=MAX([.A163:.BL163])" office:value-type="float" office:value="1.9443" calcext:value-type="float">
            <text:p>1,9443</text:p>
          </table:table-cell>
          <table:table-cell table:number-columns-repeated="7"/>
        </table:table-row>
        <table:table-row table:style-name="ro1">
          <table:table-cell office:value-type="float" office:value="0.194157" calcext:value-type="float">
            <text:p>0,194157</text:p>
          </table:table-cell>
          <table:table-cell office:value-type="float" office:value="0.188826" calcext:value-type="float">
            <text:p>0,188826</text:p>
          </table:table-cell>
          <table:table-cell office:value-type="float" office:value="0.190904" calcext:value-type="float">
            <text:p>0,190904</text:p>
          </table:table-cell>
          <table:table-cell office:value-type="float" office:value="0.188887" calcext:value-type="float">
            <text:p>0,188887</text:p>
          </table:table-cell>
          <table:table-cell office:value-type="float" office:value="0.188349" calcext:value-type="float">
            <text:p>0,188349</text:p>
          </table:table-cell>
          <table:table-cell office:value-type="float" office:value="0.18609" calcext:value-type="float">
            <text:p>0,18609</text:p>
          </table:table-cell>
          <table:table-cell office:value-type="float" office:value="0.238507" calcext:value-type="float">
            <text:p>0,238507</text:p>
          </table:table-cell>
          <table:table-cell office:value-type="float" office:value="0.18852" calcext:value-type="float">
            <text:p>0,18852</text:p>
          </table:table-cell>
          <table:table-cell office:value-type="float" office:value="0.201346" calcext:value-type="float">
            <text:p>0,201346</text:p>
          </table:table-cell>
          <table:table-cell office:value-type="float" office:value="0.173601" calcext:value-type="float">
            <text:p>0,173601</text:p>
          </table:table-cell>
          <table:table-cell office:value-type="float" office:value="0.196365" calcext:value-type="float">
            <text:p>0,196365</text:p>
          </table:table-cell>
          <table:table-cell office:value-type="float" office:value="0.212525" calcext:value-type="float">
            <text:p>0,212525</text:p>
          </table:table-cell>
          <table:table-cell office:value-type="float" office:value="1.37824" calcext:value-type="float">
            <text:p>1,37824</text:p>
          </table:table-cell>
          <table:table-cell office:value-type="float" office:value="1.21625" calcext:value-type="float">
            <text:p>1,21625</text:p>
          </table:table-cell>
          <table:table-cell office:value-type="float" office:value="0.965762" calcext:value-type="float">
            <text:p>0,965762</text:p>
          </table:table-cell>
          <table:table-cell office:value-type="float" office:value="0.195307" calcext:value-type="float">
            <text:p>0,195307</text:p>
          </table:table-cell>
          <table:table-cell office:value-type="float" office:value="1.16786" calcext:value-type="float">
            <text:p>1,16786</text:p>
          </table:table-cell>
          <table:table-cell office:value-type="float" office:value="0.214951" calcext:value-type="float">
            <text:p>0,214951</text:p>
          </table:table-cell>
          <table:table-cell office:value-type="float" office:value="1.57388" calcext:value-type="float">
            <text:p>1,57388</text:p>
          </table:table-cell>
          <table:table-cell office:value-type="float" office:value="1.39153" calcext:value-type="float">
            <text:p>1,39153</text:p>
          </table:table-cell>
          <table:table-cell office:value-type="float" office:value="1.2033" calcext:value-type="float">
            <text:p>1,2033</text:p>
          </table:table-cell>
          <table:table-cell office:value-type="float" office:value="1.59188" calcext:value-type="float">
            <text:p>1,59188</text:p>
          </table:table-cell>
          <table:table-cell office:value-type="float" office:value="1.21268" calcext:value-type="float">
            <text:p>1,21268</text:p>
          </table:table-cell>
          <table:table-cell office:value-type="float" office:value="1.02739" calcext:value-type="float">
            <text:p>1,02739</text:p>
          </table:table-cell>
          <table:table-cell office:value-type="float" office:value="0.662984" calcext:value-type="float">
            <text:p>0,662984</text:p>
          </table:table-cell>
          <table:table-cell office:value-type="float" office:value="0.852415" calcext:value-type="float">
            <text:p>0,852415</text:p>
          </table:table-cell>
          <table:table-cell office:value-type="float" office:value="0.668476" calcext:value-type="float">
            <text:p>0,668476</text:p>
          </table:table-cell>
          <table:table-cell office:value-type="float" office:value="0.349801" calcext:value-type="float">
            <text:p>0,349801</text:p>
          </table:table-cell>
          <table:table-cell office:value-type="float" office:value="1.13463" calcext:value-type="float">
            <text:p>1,13463</text:p>
          </table:table-cell>
          <table:table-cell office:value-type="float" office:value="0.951912" calcext:value-type="float">
            <text:p>0,951912</text:p>
          </table:table-cell>
          <table:table-cell office:value-type="float" office:value="0.209329" calcext:value-type="float">
            <text:p>0,209329</text:p>
          </table:table-cell>
          <table:table-cell office:value-type="float" office:value="0.199579" calcext:value-type="float">
            <text:p>0,199579</text:p>
          </table:table-cell>
          <table:table-cell office:value-type="float" office:value="0.267036" calcext:value-type="float">
            <text:p>0,267036</text:p>
          </table:table-cell>
          <table:table-cell office:value-type="float" office:value="0.17671" calcext:value-type="float">
            <text:p>0,17671</text:p>
          </table:table-cell>
          <table:table-cell office:value-type="float" office:value="1.31864" calcext:value-type="float">
            <text:p>1,31864</text:p>
          </table:table-cell>
          <table:table-cell office:value-type="float" office:value="0.723873" calcext:value-type="float">
            <text:p>0,723873</text:p>
          </table:table-cell>
          <table:table-cell office:value-type="float" office:value="0.185626" calcext:value-type="float">
            <text:p>0,185626</text:p>
          </table:table-cell>
          <table:table-cell office:value-type="float" office:value="1.58097" calcext:value-type="float">
            <text:p>1,58097</text:p>
          </table:table-cell>
          <table:table-cell office:value-type="float" office:value="0.370606" calcext:value-type="float">
            <text:p>0,370606</text:p>
          </table:table-cell>
          <table:table-cell office:value-type="float" office:value="0.37722" calcext:value-type="float">
            <text:p>0,37722</text:p>
          </table:table-cell>
          <table:table-cell office:value-type="float" office:value="0.568266" calcext:value-type="float">
            <text:p>0,568266</text:p>
          </table:table-cell>
          <table:table-cell office:value-type="float" office:value="0.634214" calcext:value-type="float">
            <text:p>0,634214</text:p>
          </table:table-cell>
          <table:table-cell office:value-type="float" office:value="1.82015" calcext:value-type="float">
            <text:p>1,82015</text:p>
          </table:table-cell>
          <table:table-cell office:value-type="float" office:value="0.911318" calcext:value-type="float">
            <text:p>0,911318</text:p>
          </table:table-cell>
          <table:table-cell office:value-type="float" office:value="0.0914822" calcext:value-type="float">
            <text:p>0,0914822</text:p>
          </table:table-cell>
          <table:table-cell office:value-type="float" office:value="0.278942" calcext:value-type="float">
            <text:p>0,278942</text:p>
          </table:table-cell>
          <table:table-cell office:value-type="float" office:value="0.062681" calcext:value-type="float">
            <text:p>0,062681</text:p>
          </table:table-cell>
          <table:table-cell office:value-type="float" office:value="0.0431871" calcext:value-type="float">
            <text:p>0,0431871</text:p>
          </table:table-cell>
          <table:table-cell table:number-columns-repeated="20"/>
          <table:table-cell table:formula="of:=MIN([.A164:.BL164])" office:value-type="float" office:value="0.0431871" calcext:value-type="float">
            <text:p>0,0431871</text:p>
          </table:table-cell>
          <table:table-cell table:formula="of:=MAX([.A164:.BL164])" office:value-type="float" office:value="1.82015" calcext:value-type="float">
            <text:p>1,82015</text:p>
          </table:table-cell>
          <table:table-cell table:number-columns-repeated="7"/>
        </table:table-row>
        <table:table-row table:style-name="ro1">
          <table:table-cell office:value-type="float" office:value="0.183574" calcext:value-type="float">
            <text:p>0,183574</text:p>
          </table:table-cell>
          <table:table-cell office:value-type="float" office:value="0.222281" calcext:value-type="float">
            <text:p>0,222281</text:p>
          </table:table-cell>
          <table:table-cell office:value-type="float" office:value="0.205216" calcext:value-type="float">
            <text:p>0,205216</text:p>
          </table:table-cell>
          <table:table-cell office:value-type="float" office:value="0.220111" calcext:value-type="float">
            <text:p>0,220111</text:p>
          </table:table-cell>
          <table:table-cell office:value-type="float" office:value="0.180478" calcext:value-type="float">
            <text:p>0,180478</text:p>
          </table:table-cell>
          <table:table-cell office:value-type="float" office:value="0.628541" calcext:value-type="float">
            <text:p>0,628541</text:p>
          </table:table-cell>
          <table:table-cell office:value-type="float" office:value="0.213769" calcext:value-type="float">
            <text:p>0,213769</text:p>
          </table:table-cell>
          <table:table-cell office:value-type="float" office:value="0.456286" calcext:value-type="float">
            <text:p>0,456286</text:p>
          </table:table-cell>
          <table:table-cell office:value-type="float" office:value="0.671423" calcext:value-type="float">
            <text:p>0,671423</text:p>
          </table:table-cell>
          <table:table-cell office:value-type="float" office:value="0.202448" calcext:value-type="float">
            <text:p>0,202448</text:p>
          </table:table-cell>
          <table:table-cell office:value-type="float" office:value="0.21993" calcext:value-type="float">
            <text:p>0,21993</text:p>
          </table:table-cell>
          <table:table-cell office:value-type="float" office:value="0.460347" calcext:value-type="float">
            <text:p>0,460347</text:p>
          </table:table-cell>
          <table:table-cell office:value-type="float" office:value="0.872456" calcext:value-type="float">
            <text:p>0,872456</text:p>
          </table:table-cell>
          <table:table-cell office:value-type="float" office:value="0.631127" calcext:value-type="float">
            <text:p>0,631127</text:p>
          </table:table-cell>
          <table:table-cell office:value-type="float" office:value="0.200609" calcext:value-type="float">
            <text:p>0,200609</text:p>
          </table:table-cell>
          <table:table-cell office:value-type="float" office:value="0.650763" calcext:value-type="float">
            <text:p>0,650763</text:p>
          </table:table-cell>
          <table:table-cell office:value-type="float" office:value="0.220916" calcext:value-type="float">
            <text:p>0,220916</text:p>
          </table:table-cell>
          <table:table-cell office:value-type="float" office:value="0.480768" calcext:value-type="float">
            <text:p>0,480768</text:p>
          </table:table-cell>
          <table:table-cell office:value-type="float" office:value="0.609596" calcext:value-type="float">
            <text:p>0,609596</text:p>
          </table:table-cell>
          <table:table-cell office:value-type="float" office:value="0.189323" calcext:value-type="float">
            <text:p>0,189323</text:p>
          </table:table-cell>
          <table:table-cell office:value-type="float" office:value="0.213758" calcext:value-type="float">
            <text:p>0,213758</text:p>
          </table:table-cell>
          <table:table-cell office:value-type="float" office:value="1.09543" calcext:value-type="float">
            <text:p>1,09543</text:p>
          </table:table-cell>
          <table:table-cell office:value-type="float" office:value="1.0162" calcext:value-type="float">
            <text:p>1,0162</text:p>
          </table:table-cell>
          <table:table-cell office:value-type="float" office:value="0.177288" calcext:value-type="float">
            <text:p>0,177288</text:p>
          </table:table-cell>
          <table:table-cell office:value-type="float" office:value="0.21923" calcext:value-type="float">
            <text:p>0,21923</text:p>
          </table:table-cell>
          <table:table-cell office:value-type="float" office:value="0.844921" calcext:value-type="float">
            <text:p>0,844921</text:p>
          </table:table-cell>
          <table:table-cell office:value-type="float" office:value="0.236116" calcext:value-type="float">
            <text:p>0,236116</text:p>
          </table:table-cell>
          <table:table-cell office:value-type="float" office:value="0.209335" calcext:value-type="float">
            <text:p>0,209335</text:p>
          </table:table-cell>
          <table:table-cell office:value-type="float" office:value="1.17682" calcext:value-type="float">
            <text:p>1,17682</text:p>
          </table:table-cell>
          <table:table-cell office:value-type="float" office:value="0.182275" calcext:value-type="float">
            <text:p>0,182275</text:p>
          </table:table-cell>
          <table:table-cell office:value-type="float" office:value="1.30503" calcext:value-type="float">
            <text:p>1,30503</text:p>
          </table:table-cell>
          <table:table-cell office:value-type="float" office:value="1.7584" calcext:value-type="float">
            <text:p>1,7584</text:p>
          </table:table-cell>
          <table:table-cell office:value-type="float" office:value="0.199542" calcext:value-type="float">
            <text:p>0,199542</text:p>
          </table:table-cell>
          <table:table-cell office:value-type="float" office:value="1.94418" calcext:value-type="float">
            <text:p>1,94418</text:p>
          </table:table-cell>
          <table:table-cell office:value-type="float" office:value="1.42526" calcext:value-type="float">
            <text:p>1,42526</text:p>
          </table:table-cell>
          <table:table-cell office:value-type="float" office:value="1.01985" calcext:value-type="float">
            <text:p>1,01985</text:p>
          </table:table-cell>
          <table:table-cell office:value-type="float" office:value="0.171722" calcext:value-type="float">
            <text:p>0,171722</text:p>
          </table:table-cell>
          <table:table-cell office:value-type="float" office:value="0.199008" calcext:value-type="float">
            <text:p>0,199008</text:p>
          </table:table-cell>
          <table:table-cell office:value-type="float" office:value="0.45681" calcext:value-type="float">
            <text:p>0,45681</text:p>
          </table:table-cell>
          <table:table-cell office:value-type="float" office:value="0.799763" calcext:value-type="float">
            <text:p>0,799763</text:p>
          </table:table-cell>
          <table:table-cell office:value-type="float" office:value="0.759568" calcext:value-type="float">
            <text:p>0,759568</text:p>
          </table:table-cell>
          <table:table-cell office:value-type="float" office:value="1.86551" calcext:value-type="float">
            <text:p>1,86551</text:p>
          </table:table-cell>
          <table:table-cell office:value-type="float" office:value="1.02786" calcext:value-type="float">
            <text:p>1,02786</text:p>
          </table:table-cell>
          <table:table-cell office:value-type="float" office:value="1.66116" calcext:value-type="float">
            <text:p>1,66116</text:p>
          </table:table-cell>
          <table:table-cell office:value-type="float" office:value="0.884192" calcext:value-type="float">
            <text:p>0,884192</text:p>
          </table:table-cell>
          <table:table-cell office:value-type="float" office:value="0.071794" calcext:value-type="float">
            <text:p>0,071794</text:p>
          </table:table-cell>
          <table:table-cell office:value-type="float" office:value="1.56007" calcext:value-type="float">
            <text:p>1,56007</text:p>
          </table:table-cell>
          <table:table-cell office:value-type="float" office:value="0.302755" calcext:value-type="float">
            <text:p>0,302755</text:p>
          </table:table-cell>
          <table:table-cell table:number-columns-repeated="20"/>
          <table:table-cell table:formula="of:=MIN([.A165:.BL165])" office:value-type="float" office:value="0.071794" calcext:value-type="float">
            <text:p>0,071794</text:p>
          </table:table-cell>
          <table:table-cell table:formula="of:=MAX([.A165:.BL165])" office:value-type="float" office:value="1.94418" calcext:value-type="float">
            <text:p>1,94418</text:p>
          </table:table-cell>
          <table:table-cell table:number-columns-repeated="7"/>
        </table:table-row>
        <table:table-row table:style-name="ro1">
          <table:table-cell office:value-type="float" office:value="0.190291" calcext:value-type="float">
            <text:p>0,190291</text:p>
          </table:table-cell>
          <table:table-cell office:value-type="float" office:value="0.185821" calcext:value-type="float">
            <text:p>0,185821</text:p>
          </table:table-cell>
          <table:table-cell office:value-type="float" office:value="0.194062" calcext:value-type="float">
            <text:p>0,194062</text:p>
          </table:table-cell>
          <table:table-cell office:value-type="float" office:value="0.410169" calcext:value-type="float">
            <text:p>0,410169</text:p>
          </table:table-cell>
          <table:table-cell office:value-type="float" office:value="0.213976" calcext:value-type="float">
            <text:p>0,213976</text:p>
          </table:table-cell>
          <table:table-cell office:value-type="float" office:value="0.627579" calcext:value-type="float">
            <text:p>0,627579</text:p>
          </table:table-cell>
          <table:table-cell office:value-type="float" office:value="0.639861" calcext:value-type="float">
            <text:p>0,639861</text:p>
          </table:table-cell>
          <table:table-cell office:value-type="float" office:value="0.459189" calcext:value-type="float">
            <text:p>0,459189</text:p>
          </table:table-cell>
          <table:table-cell office:value-type="float" office:value="0.287271" calcext:value-type="float">
            <text:p>0,287271</text:p>
          </table:table-cell>
          <table:table-cell office:value-type="float" office:value="0.189012" calcext:value-type="float">
            <text:p>0,189012</text:p>
          </table:table-cell>
          <table:table-cell office:value-type="float" office:value="0.237228" calcext:value-type="float">
            <text:p>0,237228</text:p>
          </table:table-cell>
          <table:table-cell office:value-type="float" office:value="0.504583" calcext:value-type="float">
            <text:p>0,504583</text:p>
          </table:table-cell>
          <table:table-cell office:value-type="float" office:value="0.365665" calcext:value-type="float">
            <text:p>0,365665</text:p>
          </table:table-cell>
          <table:table-cell office:value-type="float" office:value="0.226618" calcext:value-type="float">
            <text:p>0,226618</text:p>
          </table:table-cell>
          <table:table-cell office:value-type="float" office:value="0.181471" calcext:value-type="float">
            <text:p>0,181471</text:p>
          </table:table-cell>
          <table:table-cell office:value-type="float" office:value="0.205283" calcext:value-type="float">
            <text:p>0,205283</text:p>
          </table:table-cell>
          <table:table-cell office:value-type="float" office:value="0.493033" calcext:value-type="float">
            <text:p>0,493033</text:p>
          </table:table-cell>
          <table:table-cell office:value-type="float" office:value="0.461204" calcext:value-type="float">
            <text:p>0,461204</text:p>
          </table:table-cell>
          <table:table-cell office:value-type="float" office:value="0.209168" calcext:value-type="float">
            <text:p>0,209168</text:p>
          </table:table-cell>
          <table:table-cell office:value-type="float" office:value="0.200789" calcext:value-type="float">
            <text:p>0,200789</text:p>
          </table:table-cell>
          <table:table-cell office:value-type="float" office:value="0.505099" calcext:value-type="float">
            <text:p>0,505099</text:p>
          </table:table-cell>
          <table:table-cell office:value-type="float" office:value="0.208664" calcext:value-type="float">
            <text:p>0,208664</text:p>
          </table:table-cell>
          <table:table-cell office:value-type="float" office:value="0.81043" calcext:value-type="float">
            <text:p>0,81043</text:p>
          </table:table-cell>
          <table:table-cell office:value-type="float" office:value="0.868833" calcext:value-type="float">
            <text:p>0,868833</text:p>
          </table:table-cell>
          <table:table-cell office:value-type="float" office:value="0.868309" calcext:value-type="float">
            <text:p>0,868309</text:p>
          </table:table-cell>
          <table:table-cell office:value-type="float" office:value="0.932028" calcext:value-type="float">
            <text:p>0,932028</text:p>
          </table:table-cell>
          <table:table-cell office:value-type="float" office:value="0.753828" calcext:value-type="float">
            <text:p>0,753828</text:p>
          </table:table-cell>
          <table:table-cell office:value-type="float" office:value="1.40611" calcext:value-type="float">
            <text:p>1,40611</text:p>
          </table:table-cell>
          <table:table-cell office:value-type="float" office:value="0.80755" calcext:value-type="float">
            <text:p>0,80755</text:p>
          </table:table-cell>
          <table:table-cell office:value-type="float" office:value="1.68658" calcext:value-type="float">
            <text:p>1,68658</text:p>
          </table:table-cell>
          <table:table-cell office:value-type="float" office:value="0.655052" calcext:value-type="float">
            <text:p>0,655052</text:p>
          </table:table-cell>
          <table:table-cell office:value-type="float" office:value="0.837418" calcext:value-type="float">
            <text:p>0,837418</text:p>
          </table:table-cell>
          <table:table-cell office:value-type="float" office:value="0.4937" calcext:value-type="float">
            <text:p>0,4937</text:p>
          </table:table-cell>
          <table:table-cell office:value-type="float" office:value="1.23761" calcext:value-type="float">
            <text:p>1,23761</text:p>
          </table:table-cell>
          <table:table-cell office:value-type="float" office:value="0.867596" calcext:value-type="float">
            <text:p>0,867596</text:p>
          </table:table-cell>
          <table:table-cell office:value-type="float" office:value="0.799177" calcext:value-type="float">
            <text:p>0,799177</text:p>
          </table:table-cell>
          <table:table-cell office:value-type="float" office:value="2.0449" calcext:value-type="float">
            <text:p>2,0449</text:p>
          </table:table-cell>
          <table:table-cell office:value-type="float" office:value="0.751293" calcext:value-type="float">
            <text:p>0,751293</text:p>
          </table:table-cell>
          <table:table-cell office:value-type="float" office:value="1.85898" calcext:value-type="float">
            <text:p>1,85898</text:p>
          </table:table-cell>
          <table:table-cell office:value-type="float" office:value="1.48027" calcext:value-type="float">
            <text:p>1,48027</text:p>
          </table:table-cell>
          <table:table-cell office:value-type="float" office:value="0.456719" calcext:value-type="float">
            <text:p>0,456719</text:p>
          </table:table-cell>
          <table:table-cell office:value-type="float" office:value="0.46533" calcext:value-type="float">
            <text:p>0,46533</text:p>
          </table:table-cell>
          <table:table-cell office:value-type="float" office:value="0.470157" calcext:value-type="float">
            <text:p>0,470157</text:p>
          </table:table-cell>
          <table:table-cell office:value-type="float" office:value="1.14344" calcext:value-type="float">
            <text:p>1,14344</text:p>
          </table:table-cell>
          <table:table-cell office:value-type="float" office:value="1.35116" calcext:value-type="float">
            <text:p>1,35116</text:p>
          </table:table-cell>
          <table:table-cell office:value-type="float" office:value="0.12976" calcext:value-type="float">
            <text:p>0,12976</text:p>
          </table:table-cell>
          <table:table-cell office:value-type="float" office:value="0.774775" calcext:value-type="float">
            <text:p>0,774775</text:p>
          </table:table-cell>
          <table:table-cell office:value-type="float" office:value="0.683046" calcext:value-type="float">
            <text:p>0,683046</text:p>
          </table:table-cell>
          <table:table-cell table:number-columns-repeated="20"/>
          <table:table-cell table:formula="of:=MIN([.A166:.BL166])" office:value-type="float" office:value="0.12976" calcext:value-type="float">
            <text:p>0,12976</text:p>
          </table:table-cell>
          <table:table-cell table:formula="of:=MAX([.A166:.BL166])" office:value-type="float" office:value="2.0449" calcext:value-type="float">
            <text:p>2,0449</text:p>
          </table:table-cell>
          <table:table-cell table:number-columns-repeated="7"/>
        </table:table-row>
        <table:table-row table:style-name="ro1">
          <table:table-cell office:value-type="float" office:value="0.209365" calcext:value-type="float">
            <text:p>0,209365</text:p>
          </table:table-cell>
          <table:table-cell office:value-type="float" office:value="0.240562" calcext:value-type="float">
            <text:p>0,240562</text:p>
          </table:table-cell>
          <table:table-cell office:value-type="float" office:value="0.179151" calcext:value-type="float">
            <text:p>0,179151</text:p>
          </table:table-cell>
          <table:table-cell office:value-type="float" office:value="0.210529" calcext:value-type="float">
            <text:p>0,210529</text:p>
          </table:table-cell>
          <table:table-cell office:value-type="float" office:value="0.177259" calcext:value-type="float">
            <text:p>0,177259</text:p>
          </table:table-cell>
          <table:table-cell office:value-type="float" office:value="0.199084" calcext:value-type="float">
            <text:p>0,199084</text:p>
          </table:table-cell>
          <table:table-cell office:value-type="float" office:value="0.193811" calcext:value-type="float">
            <text:p>0,193811</text:p>
          </table:table-cell>
          <table:table-cell office:value-type="float" office:value="0.191301" calcext:value-type="float">
            <text:p>0,191301</text:p>
          </table:table-cell>
          <table:table-cell office:value-type="float" office:value="0.195164" calcext:value-type="float">
            <text:p>0,195164</text:p>
          </table:table-cell>
          <table:table-cell office:value-type="float" office:value="0.199378" calcext:value-type="float">
            <text:p>0,199378</text:p>
          </table:table-cell>
          <table:table-cell office:value-type="float" office:value="0.186278" calcext:value-type="float">
            <text:p>0,186278</text:p>
          </table:table-cell>
          <table:table-cell office:value-type="float" office:value="0.186086" calcext:value-type="float">
            <text:p>0,186086</text:p>
          </table:table-cell>
          <table:table-cell office:value-type="float" office:value="0.207805" calcext:value-type="float">
            <text:p>0,207805</text:p>
          </table:table-cell>
          <table:table-cell office:value-type="float" office:value="0.184769" calcext:value-type="float">
            <text:p>0,184769</text:p>
          </table:table-cell>
          <table:table-cell office:value-type="float" office:value="0.19388" calcext:value-type="float">
            <text:p>0,19388</text:p>
          </table:table-cell>
          <table:table-cell office:value-type="float" office:value="0.198836" calcext:value-type="float">
            <text:p>0,198836</text:p>
          </table:table-cell>
          <table:table-cell office:value-type="float" office:value="0.180047" calcext:value-type="float">
            <text:p>0,180047</text:p>
          </table:table-cell>
          <table:table-cell office:value-type="float" office:value="0.195023" calcext:value-type="float">
            <text:p>0,195023</text:p>
          </table:table-cell>
          <table:table-cell office:value-type="float" office:value="1.38486" calcext:value-type="float">
            <text:p>1,38486</text:p>
          </table:table-cell>
          <table:table-cell office:value-type="float" office:value="1.3914" calcext:value-type="float">
            <text:p>1,3914</text:p>
          </table:table-cell>
          <table:table-cell office:value-type="float" office:value="1.18784" calcext:value-type="float">
            <text:p>1,18784</text:p>
          </table:table-cell>
          <table:table-cell office:value-type="float" office:value="1.01328" calcext:value-type="float">
            <text:p>1,01328</text:p>
          </table:table-cell>
          <table:table-cell office:value-type="float" office:value="1.01252" calcext:value-type="float">
            <text:p>1,01252</text:p>
          </table:table-cell>
          <table:table-cell office:value-type="float" office:value="0.995075" calcext:value-type="float">
            <text:p>0,995075</text:p>
          </table:table-cell>
          <table:table-cell office:value-type="float" office:value="1.27092" calcext:value-type="float">
            <text:p>1,27092</text:p>
          </table:table-cell>
          <table:table-cell office:value-type="float" office:value="0.951191" calcext:value-type="float">
            <text:p>0,951191</text:p>
          </table:table-cell>
          <table:table-cell office:value-type="float" office:value="0.964641" calcext:value-type="float">
            <text:p>0,964641</text:p>
          </table:table-cell>
          <table:table-cell office:value-type="float" office:value="0.915895" calcext:value-type="float">
            <text:p>0,915895</text:p>
          </table:table-cell>
          <table:table-cell office:value-type="float" office:value="0.899929" calcext:value-type="float">
            <text:p>0,899929</text:p>
          </table:table-cell>
          <table:table-cell office:value-type="float" office:value="0.714591" calcext:value-type="float">
            <text:p>0,714591</text:p>
          </table:table-cell>
          <table:table-cell office:value-type="float" office:value="0.719456" calcext:value-type="float">
            <text:p>0,719456</text:p>
          </table:table-cell>
          <table:table-cell office:value-type="float" office:value="1.21315" calcext:value-type="float">
            <text:p>1,21315</text:p>
          </table:table-cell>
          <table:table-cell office:value-type="float" office:value="1.20908" calcext:value-type="float">
            <text:p>1,20908</text:p>
          </table:table-cell>
          <table:table-cell office:value-type="float" office:value="1.03852" calcext:value-type="float">
            <text:p>1,03852</text:p>
          </table:table-cell>
          <table:table-cell office:value-type="float" office:value="0.663142" calcext:value-type="float">
            <text:p>0,663142</text:p>
          </table:table-cell>
          <table:table-cell office:value-type="float" office:value="0.694019" calcext:value-type="float">
            <text:p>0,694019</text:p>
          </table:table-cell>
          <table:table-cell office:value-type="float" office:value="1.87566" calcext:value-type="float">
            <text:p>1,87566</text:p>
          </table:table-cell>
          <table:table-cell office:value-type="float" office:value="0.714865" calcext:value-type="float">
            <text:p>0,714865</text:p>
          </table:table-cell>
          <table:table-cell office:value-type="float" office:value="0.551812" calcext:value-type="float">
            <text:p>0,551812</text:p>
          </table:table-cell>
          <table:table-cell office:value-type="float" office:value="0.481717" calcext:value-type="float">
            <text:p>0,481717</text:p>
          </table:table-cell>
          <table:table-cell office:value-type="float" office:value="0.423164" calcext:value-type="float">
            <text:p>0,423164</text:p>
          </table:table-cell>
          <table:table-cell office:value-type="float" office:value="1.41119" calcext:value-type="float">
            <text:p>1,41119</text:p>
          </table:table-cell>
          <table:table-cell office:value-type="float" office:value="0.796862" calcext:value-type="float">
            <text:p>0,796862</text:p>
          </table:table-cell>
          <table:table-cell office:value-type="float" office:value="0.836976" calcext:value-type="float">
            <text:p>0,836976</text:p>
          </table:table-cell>
          <table:table-cell office:value-type="float" office:value="0.832771" calcext:value-type="float">
            <text:p>0,832771</text:p>
          </table:table-cell>
          <table:table-cell office:value-type="float" office:value="0.109435" calcext:value-type="float">
            <text:p>0,109435</text:p>
          </table:table-cell>
          <table:table-cell office:value-type="float" office:value="1.12605" calcext:value-type="float">
            <text:p>1,12605</text:p>
          </table:table-cell>
          <table:table-cell office:value-type="float" office:value="0.921197" calcext:value-type="float">
            <text:p>0,921197</text:p>
          </table:table-cell>
          <table:table-cell table:number-columns-repeated="20"/>
          <table:table-cell table:formula="of:=MIN([.A167:.BL167])" office:value-type="float" office:value="0.109435" calcext:value-type="float">
            <text:p>0,109435</text:p>
          </table:table-cell>
          <table:table-cell table:formula="of:=MAX([.A167:.BL167])" office:value-type="float" office:value="1.87566" calcext:value-type="float">
            <text:p>1,87566</text:p>
          </table:table-cell>
          <table:table-cell table:number-columns-repeated="7"/>
        </table:table-row>
        <table:table-row table:style-name="ro1">
          <table:table-cell office:value-type="float" office:value="0.19237" calcext:value-type="float">
            <text:p>0,19237</text:p>
          </table:table-cell>
          <table:table-cell office:value-type="float" office:value="0.212814" calcext:value-type="float">
            <text:p>0,212814</text:p>
          </table:table-cell>
          <table:table-cell office:value-type="float" office:value="0.215055" calcext:value-type="float">
            <text:p>0,215055</text:p>
          </table:table-cell>
          <table:table-cell office:value-type="float" office:value="0.212839" calcext:value-type="float">
            <text:p>0,212839</text:p>
          </table:table-cell>
          <table:table-cell office:value-type="float" office:value="0.212297" calcext:value-type="float">
            <text:p>0,212297</text:p>
          </table:table-cell>
          <table:table-cell office:value-type="float" office:value="0.230729" calcext:value-type="float">
            <text:p>0,230729</text:p>
          </table:table-cell>
          <table:table-cell office:value-type="float" office:value="0.205791" calcext:value-type="float">
            <text:p>0,205791</text:p>
          </table:table-cell>
          <table:table-cell office:value-type="float" office:value="0.667278" calcext:value-type="float">
            <text:p>0,667278</text:p>
          </table:table-cell>
          <table:table-cell office:value-type="float" office:value="0.190694" calcext:value-type="float">
            <text:p>0,190694</text:p>
          </table:table-cell>
          <table:table-cell office:value-type="float" office:value="0.41105" calcext:value-type="float">
            <text:p>0,41105</text:p>
          </table:table-cell>
          <table:table-cell office:value-type="float" office:value="0.648295" calcext:value-type="float">
            <text:p>0,648295</text:p>
          </table:table-cell>
          <table:table-cell office:value-type="float" office:value="0.688775" calcext:value-type="float">
            <text:p>0,688775</text:p>
          </table:table-cell>
          <table:table-cell office:value-type="float" office:value="0.197773" calcext:value-type="float">
            <text:p>0,197773</text:p>
          </table:table-cell>
          <table:table-cell office:value-type="float" office:value="0.582276" calcext:value-type="float">
            <text:p>0,582276</text:p>
          </table:table-cell>
          <table:table-cell office:value-type="float" office:value="0.56774" calcext:value-type="float">
            <text:p>0,56774</text:p>
          </table:table-cell>
          <table:table-cell office:value-type="float" office:value="0.805009" calcext:value-type="float">
            <text:p>0,805009</text:p>
          </table:table-cell>
          <table:table-cell office:value-type="float" office:value="0.829371" calcext:value-type="float">
            <text:p>0,829371</text:p>
          </table:table-cell>
          <table:table-cell office:value-type="float" office:value="0.248017" calcext:value-type="float">
            <text:p>0,248017</text:p>
          </table:table-cell>
          <table:table-cell office:value-type="float" office:value="0.210259" calcext:value-type="float">
            <text:p>0,210259</text:p>
          </table:table-cell>
          <table:table-cell office:value-type="float" office:value="0.582184" calcext:value-type="float">
            <text:p>0,582184</text:p>
          </table:table-cell>
          <table:table-cell office:value-type="float" office:value="0.746708" calcext:value-type="float">
            <text:p>0,746708</text:p>
          </table:table-cell>
          <table:table-cell office:value-type="float" office:value="0.193076" calcext:value-type="float">
            <text:p>0,193076</text:p>
          </table:table-cell>
          <table:table-cell office:value-type="float" office:value="0.77136" calcext:value-type="float">
            <text:p>0,77136</text:p>
          </table:table-cell>
          <table:table-cell office:value-type="float" office:value="0.6204" calcext:value-type="float">
            <text:p>0,6204</text:p>
          </table:table-cell>
          <table:table-cell office:value-type="float" office:value="0.643258" calcext:value-type="float">
            <text:p>0,643258</text:p>
          </table:table-cell>
          <table:table-cell office:value-type="float" office:value="0.198184" calcext:value-type="float">
            <text:p>0,198184</text:p>
          </table:table-cell>
          <table:table-cell office:value-type="float" office:value="0.399667" calcext:value-type="float">
            <text:p>0,399667</text:p>
          </table:table-cell>
          <table:table-cell office:value-type="float" office:value="0.192266" calcext:value-type="float">
            <text:p>0,192266</text:p>
          </table:table-cell>
          <table:table-cell office:value-type="float" office:value="0.204426" calcext:value-type="float">
            <text:p>0,204426</text:p>
          </table:table-cell>
          <table:table-cell office:value-type="float" office:value="1.67573" calcext:value-type="float">
            <text:p>1,67573</text:p>
          </table:table-cell>
          <table:table-cell office:value-type="float" office:value="1.68395" calcext:value-type="float">
            <text:p>1,68395</text:p>
          </table:table-cell>
          <table:table-cell office:value-type="float" office:value="1.92687" calcext:value-type="float">
            <text:p>1,92687</text:p>
          </table:table-cell>
          <table:table-cell office:value-type="float" office:value="1.49859" calcext:value-type="float">
            <text:p>1,49859</text:p>
          </table:table-cell>
          <table:table-cell office:value-type="float" office:value="1.35011" calcext:value-type="float">
            <text:p>1,35011</text:p>
          </table:table-cell>
          <table:table-cell office:value-type="float" office:value="0.768704" calcext:value-type="float">
            <text:p>0,768704</text:p>
          </table:table-cell>
          <table:table-cell office:value-type="float" office:value="0.576329" calcext:value-type="float">
            <text:p>0,576329</text:p>
          </table:table-cell>
          <table:table-cell office:value-type="float" office:value="0.192024" calcext:value-type="float">
            <text:p>0,192024</text:p>
          </table:table-cell>
          <table:table-cell office:value-type="float" office:value="2.03933" calcext:value-type="float">
            <text:p>2,03933</text:p>
          </table:table-cell>
          <table:table-cell office:value-type="float" office:value="1.00949" calcext:value-type="float">
            <text:p>1,00949</text:p>
          </table:table-cell>
          <table:table-cell office:value-type="float" office:value="1.8632" calcext:value-type="float">
            <text:p>1,8632</text:p>
          </table:table-cell>
          <table:table-cell office:value-type="float" office:value="0.51441" calcext:value-type="float">
            <text:p>0,51441</text:p>
          </table:table-cell>
          <table:table-cell office:value-type="float" office:value="0.323828" calcext:value-type="float">
            <text:p>0,323828</text:p>
          </table:table-cell>
          <table:table-cell office:value-type="float" office:value="0.258746" calcext:value-type="float">
            <text:p>0,258746</text:p>
          </table:table-cell>
          <table:table-cell office:value-type="float" office:value="0.720104" calcext:value-type="float">
            <text:p>0,720104</text:p>
          </table:table-cell>
          <table:table-cell office:value-type="float" office:value="0.207837" calcext:value-type="float">
            <text:p>0,207837</text:p>
          </table:table-cell>
          <table:table-cell office:value-type="float" office:value="2.21807" calcext:value-type="float">
            <text:p>2,21807</text:p>
          </table:table-cell>
          <table:table-cell office:value-type="float" office:value="0.629068" calcext:value-type="float">
            <text:p>0,629068</text:p>
          </table:table-cell>
          <table:table-cell office:value-type="float" office:value="0.309124" calcext:value-type="float">
            <text:p>0,309124</text:p>
          </table:table-cell>
          <table:table-cell table:number-columns-repeated="20"/>
          <table:table-cell table:formula="of:=MIN([.A168:.BL168])" office:value-type="float" office:value="0.190694" calcext:value-type="float">
            <text:p>0,190694</text:p>
          </table:table-cell>
          <table:table-cell table:formula="of:=MAX([.A168:.BL168])" office:value-type="float" office:value="2.21807" calcext:value-type="float">
            <text:p>2,2180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43288" calcext:value-type="float">
            <text:p>0,143288</text:p>
          </table:table-cell>
          <table:table-cell office:value-type="float" office:value="0.166593" calcext:value-type="float">
            <text:p>0,166593</text:p>
          </table:table-cell>
          <table:table-cell office:value-type="float" office:value="0.182004" calcext:value-type="float">
            <text:p>0,182004</text:p>
          </table:table-cell>
          <table:table-cell office:value-type="float" office:value="0.140307" calcext:value-type="float">
            <text:p>0,140307</text:p>
          </table:table-cell>
          <table:table-cell office:value-type="float" office:value="0.147296" calcext:value-type="float">
            <text:p>0,147296</text:p>
          </table:table-cell>
          <table:table-cell office:value-type="float" office:value="0.140146" calcext:value-type="float">
            <text:p>0,140146</text:p>
          </table:table-cell>
          <table:table-cell office:value-type="float" office:value="0.148437" calcext:value-type="float">
            <text:p>0,148437</text:p>
          </table:table-cell>
          <table:table-cell office:value-type="float" office:value="0.152997" calcext:value-type="float">
            <text:p>0,152997</text:p>
          </table:table-cell>
          <table:table-cell office:value-type="float" office:value="0.483486" calcext:value-type="float">
            <text:p>0,483486</text:p>
          </table:table-cell>
          <table:table-cell office:value-type="float" office:value="0.13477" calcext:value-type="float">
            <text:p>0,13477</text:p>
          </table:table-cell>
          <table:table-cell office:value-type="float" office:value="0.4823" calcext:value-type="float">
            <text:p>0,4823</text:p>
          </table:table-cell>
          <table:table-cell office:value-type="float" office:value="0.14786" calcext:value-type="float">
            <text:p>0,14786</text:p>
          </table:table-cell>
          <table:table-cell office:value-type="float" office:value="0.15885" calcext:value-type="float">
            <text:p>0,15885</text:p>
          </table:table-cell>
          <table:table-cell office:value-type="float" office:value="0.319991" calcext:value-type="float">
            <text:p>0,319991</text:p>
          </table:table-cell>
          <table:table-cell office:value-type="float" office:value="0.140455" calcext:value-type="float">
            <text:p>0,140455</text:p>
          </table:table-cell>
          <table:table-cell office:value-type="float" office:value="0.126561" calcext:value-type="float">
            <text:p>0,126561</text:p>
          </table:table-cell>
          <table:table-cell office:value-type="float" office:value="0.150185" calcext:value-type="float">
            <text:p>0,150185</text:p>
          </table:table-cell>
          <table:table-cell office:value-type="float" office:value="0.156861" calcext:value-type="float">
            <text:p>0,156861</text:p>
          </table:table-cell>
          <table:table-cell office:value-type="float" office:value="0.135687" calcext:value-type="float">
            <text:p>0,135687</text:p>
          </table:table-cell>
          <table:table-cell office:value-type="float" office:value="0.137418" calcext:value-type="float">
            <text:p>0,137418</text:p>
          </table:table-cell>
          <table:table-cell office:value-type="float" office:value="0.704545" calcext:value-type="float">
            <text:p>0,704545</text:p>
          </table:table-cell>
          <table:table-cell office:value-type="float" office:value="0.141297" calcext:value-type="float">
            <text:p>0,141297</text:p>
          </table:table-cell>
          <table:table-cell office:value-type="float" office:value="0.161852" calcext:value-type="float">
            <text:p>0,161852</text:p>
          </table:table-cell>
          <table:table-cell office:value-type="float" office:value="0.177339" calcext:value-type="float">
            <text:p>0,177339</text:p>
          </table:table-cell>
          <table:table-cell office:value-type="float" office:value="1.49784" calcext:value-type="float">
            <text:p>1,49784</text:p>
          </table:table-cell>
          <table:table-cell office:value-type="float" office:value="1.48356" calcext:value-type="float">
            <text:p>1,48356</text:p>
          </table:table-cell>
          <table:table-cell office:value-type="float" office:value="0.139411" calcext:value-type="float">
            <text:p>0,139411</text:p>
          </table:table-cell>
          <table:table-cell office:value-type="float" office:value="1.51134" calcext:value-type="float">
            <text:p>1,51134</text:p>
          </table:table-cell>
          <table:table-cell office:value-type="float" office:value="1.5087" calcext:value-type="float">
            <text:p>1,5087</text:p>
          </table:table-cell>
          <table:table-cell office:value-type="float" office:value="1.1753" calcext:value-type="float">
            <text:p>1,1753</text:p>
          </table:table-cell>
          <table:table-cell office:value-type="float" office:value="1.16791" calcext:value-type="float">
            <text:p>1,16791</text:p>
          </table:table-cell>
          <table:table-cell office:value-type="float" office:value="0.16147" calcext:value-type="float">
            <text:p>0,16147</text:p>
          </table:table-cell>
          <table:table-cell office:value-type="float" office:value="1.53416" calcext:value-type="float">
            <text:p>1,53416</text:p>
          </table:table-cell>
          <table:table-cell office:value-type="float" office:value="1.41932" calcext:value-type="float">
            <text:p>1,41932</text:p>
          </table:table-cell>
          <table:table-cell office:value-type="float" office:value="1.43954" calcext:value-type="float">
            <text:p>1,43954</text:p>
          </table:table-cell>
          <table:table-cell office:value-type="float" office:value="1.29242" calcext:value-type="float">
            <text:p>1,29242</text:p>
          </table:table-cell>
          <table:table-cell office:value-type="float" office:value="1.02721" calcext:value-type="float">
            <text:p>1,02721</text:p>
          </table:table-cell>
          <table:table-cell office:value-type="float" office:value="1.02085" calcext:value-type="float">
            <text:p>1,02085</text:p>
          </table:table-cell>
          <table:table-cell office:value-type="float" office:value="1.34089" calcext:value-type="float">
            <text:p>1,34089</text:p>
          </table:table-cell>
          <table:table-cell office:value-type="float" office:value="0.894066" calcext:value-type="float">
            <text:p>0,894066</text:p>
          </table:table-cell>
          <table:table-cell office:value-type="float" office:value="0.146283" calcext:value-type="float">
            <text:p>0,146283</text:p>
          </table:table-cell>
          <table:table-cell office:value-type="float" office:value="0.634662" calcext:value-type="float">
            <text:p>0,634662</text:p>
          </table:table-cell>
          <table:table-cell office:value-type="float" office:value="1.05123" calcext:value-type="float">
            <text:p>1,05123</text:p>
          </table:table-cell>
          <table:table-cell office:value-type="float" office:value="0.645394" calcext:value-type="float">
            <text:p>0,645394</text:p>
          </table:table-cell>
          <table:table-cell office:value-type="float" office:value="0.640955" calcext:value-type="float">
            <text:p>0,640955</text:p>
          </table:table-cell>
          <table:table-cell office:value-type="float" office:value="0.922482" calcext:value-type="float">
            <text:p>0,922482</text:p>
          </table:table-cell>
          <table:table-cell office:value-type="float" office:value="1.67668" calcext:value-type="float">
            <text:p>1,67668</text:p>
          </table:table-cell>
          <table:table-cell office:value-type="float" office:value="1.19926" calcext:value-type="float">
            <text:p>1,19926</text:p>
          </table:table-cell>
          <table:table-cell office:value-type="float" office:value="0.147284" calcext:value-type="float">
            <text:p>0,147284</text:p>
          </table:table-cell>
          <table:table-cell office:value-type="float" office:value="1.48055" calcext:value-type="float">
            <text:p>1,48055</text:p>
          </table:table-cell>
          <table:table-cell office:value-type="float" office:value="0.923814" calcext:value-type="float">
            <text:p>0,923814</text:p>
          </table:table-cell>
          <table:table-cell office:value-type="float" office:value="0.638682" calcext:value-type="float">
            <text:p>0,638682</text:p>
          </table:table-cell>
          <table:table-cell office:value-type="float" office:value="2.04716" calcext:value-type="float">
            <text:p>2,04716</text:p>
          </table:table-cell>
          <table:table-cell office:value-type="float" office:value="1.27436" calcext:value-type="float">
            <text:p>1,27436</text:p>
          </table:table-cell>
          <table:table-cell office:value-type="float" office:value="1.73979" calcext:value-type="float">
            <text:p>1,73979</text:p>
          </table:table-cell>
          <table:table-cell office:value-type="float" office:value="1.77509" calcext:value-type="float">
            <text:p>1,77509</text:p>
          </table:table-cell>
          <table:table-cell office:value-type="float" office:value="1.64113" calcext:value-type="float">
            <text:p>1,64113</text:p>
          </table:table-cell>
          <table:table-cell office:value-type="float" office:value="1.77871" calcext:value-type="float">
            <text:p>1,77871</text:p>
          </table:table-cell>
          <table:table-cell office:value-type="float" office:value="1.79042" calcext:value-type="float">
            <text:p>1,79042</text:p>
          </table:table-cell>
          <table:table-cell office:value-type="float" office:value="1.38493" calcext:value-type="float">
            <text:p>1,38493</text:p>
          </table:table-cell>
          <table:table-cell office:value-type="float" office:value="0.801074" calcext:value-type="float">
            <text:p>0,801074</text:p>
          </table:table-cell>
          <table:table-cell office:value-type="float" office:value="2.1588" calcext:value-type="float">
            <text:p>2,1588</text:p>
          </table:table-cell>
          <table:table-cell office:value-type="float" office:value="0.077353" calcext:value-type="float">
            <text:p>0,077353</text:p>
          </table:table-cell>
          <table:table-cell office:value-type="float" office:value="0.0431621" calcext:value-type="float">
            <text:p>0,0431621</text:p>
          </table:table-cell>
          <table:table-cell table:number-columns-repeated="4"/>
          <table:table-cell table:formula="of:=MIN([.A170:.BL170])" office:value-type="float" office:value="0.0431621" calcext:value-type="float">
            <text:p>0,0431621</text:p>
          </table:table-cell>
          <table:table-cell table:formula="of:=MAX([.A170:.BL170])" office:value-type="float" office:value="2.1588" calcext:value-type="float">
            <text:p>2,1588</text:p>
          </table:table-cell>
          <table:table-cell table:number-columns-repeated="7"/>
        </table:table-row>
        <table:table-row table:style-name="ro1">
          <table:table-cell office:value-type="float" office:value="0.153509" calcext:value-type="float">
            <text:p>0,153509</text:p>
          </table:table-cell>
          <table:table-cell office:value-type="float" office:value="0.17418" calcext:value-type="float">
            <text:p>0,17418</text:p>
          </table:table-cell>
          <table:table-cell office:value-type="float" office:value="0.14604" calcext:value-type="float">
            <text:p>0,14604</text:p>
          </table:table-cell>
          <table:table-cell office:value-type="float" office:value="0.13771" calcext:value-type="float">
            <text:p>0,13771</text:p>
          </table:table-cell>
          <table:table-cell office:value-type="float" office:value="0.138722" calcext:value-type="float">
            <text:p>0,138722</text:p>
          </table:table-cell>
          <table:table-cell office:value-type="float" office:value="0.171411" calcext:value-type="float">
            <text:p>0,171411</text:p>
          </table:table-cell>
          <table:table-cell office:value-type="float" office:value="0.184625" calcext:value-type="float">
            <text:p>0,184625</text:p>
          </table:table-cell>
          <table:table-cell office:value-type="float" office:value="0.215124" calcext:value-type="float">
            <text:p>0,215124</text:p>
          </table:table-cell>
          <table:table-cell office:value-type="float" office:value="0.163012" calcext:value-type="float">
            <text:p>0,163012</text:p>
          </table:table-cell>
          <table:table-cell office:value-type="float" office:value="0.135733" calcext:value-type="float">
            <text:p>0,135733</text:p>
          </table:table-cell>
          <table:table-cell office:value-type="float" office:value="0.154039" calcext:value-type="float">
            <text:p>0,154039</text:p>
          </table:table-cell>
          <table:table-cell office:value-type="float" office:value="0.13487" calcext:value-type="float">
            <text:p>0,13487</text:p>
          </table:table-cell>
          <table:table-cell office:value-type="float" office:value="0.164688" calcext:value-type="float">
            <text:p>0,164688</text:p>
          </table:table-cell>
          <table:table-cell office:value-type="float" office:value="0.15184" calcext:value-type="float">
            <text:p>0,15184</text:p>
          </table:table-cell>
          <table:table-cell office:value-type="float" office:value="0.146768" calcext:value-type="float">
            <text:p>0,146768</text:p>
          </table:table-cell>
          <table:table-cell office:value-type="float" office:value="0.149654" calcext:value-type="float">
            <text:p>0,149654</text:p>
          </table:table-cell>
          <table:table-cell office:value-type="float" office:value="0.167315" calcext:value-type="float">
            <text:p>0,167315</text:p>
          </table:table-cell>
          <table:table-cell office:value-type="float" office:value="1.00694" calcext:value-type="float">
            <text:p>1,00694</text:p>
          </table:table-cell>
          <table:table-cell office:value-type="float" office:value="0.640193" calcext:value-type="float">
            <text:p>0,640193</text:p>
          </table:table-cell>
          <table:table-cell office:value-type="float" office:value="0.960474" calcext:value-type="float">
            <text:p>0,960474</text:p>
          </table:table-cell>
          <table:table-cell office:value-type="float" office:value="0.137348" calcext:value-type="float">
            <text:p>0,137348</text:p>
          </table:table-cell>
          <table:table-cell office:value-type="float" office:value="0.949966" calcext:value-type="float">
            <text:p>0,949966</text:p>
          </table:table-cell>
          <table:table-cell office:value-type="float" office:value="0.141761" calcext:value-type="float">
            <text:p>0,141761</text:p>
          </table:table-cell>
          <table:table-cell office:value-type="float" office:value="0.7755" calcext:value-type="float">
            <text:p>0,7755</text:p>
          </table:table-cell>
          <table:table-cell office:value-type="float" office:value="0.702795" calcext:value-type="float">
            <text:p>0,702795</text:p>
          </table:table-cell>
          <table:table-cell office:value-type="float" office:value="0.766492" calcext:value-type="float">
            <text:p>0,766492</text:p>
          </table:table-cell>
          <table:table-cell office:value-type="float" office:value="0.144462" calcext:value-type="float">
            <text:p>0,144462</text:p>
          </table:table-cell>
          <table:table-cell office:value-type="float" office:value="0.476104" calcext:value-type="float">
            <text:p>0,476104</text:p>
          </table:table-cell>
          <table:table-cell office:value-type="float" office:value="0.0563581" calcext:value-type="float">
            <text:p>0,0563581</text:p>
          </table:table-cell>
          <table:table-cell office:value-type="float" office:value="0.393496" calcext:value-type="float">
            <text:p>0,393496</text:p>
          </table:table-cell>
          <table:table-cell office:value-type="float" office:value="0.443994" calcext:value-type="float">
            <text:p>0,443994</text:p>
          </table:table-cell>
          <table:table-cell office:value-type="float" office:value="0.165812" calcext:value-type="float">
            <text:p>0,165812</text:p>
          </table:table-cell>
          <table:table-cell office:value-type="float" office:value="0.064882" calcext:value-type="float">
            <text:p>0,064882</text:p>
          </table:table-cell>
          <table:table-cell office:value-type="float" office:value="0.0508649" calcext:value-type="float">
            <text:p>0,0508649</text:p>
          </table:table-cell>
          <table:table-cell office:value-type="float" office:value="0.141504" calcext:value-type="float">
            <text:p>0,141504</text:p>
          </table:table-cell>
          <table:table-cell office:value-type="float" office:value="0.12831" calcext:value-type="float">
            <text:p>0,12831</text:p>
          </table:table-cell>
          <table:table-cell office:value-type="float" office:value="0.142098" calcext:value-type="float">
            <text:p>0,142098</text:p>
          </table:table-cell>
          <table:table-cell office:value-type="float" office:value="1.68839" calcext:value-type="float">
            <text:p>1,68839</text:p>
          </table:table-cell>
          <table:table-cell office:value-type="float" office:value="1.53932" calcext:value-type="float">
            <text:p>1,53932</text:p>
          </table:table-cell>
          <table:table-cell office:value-type="float" office:value="0.170898" calcext:value-type="float">
            <text:p>0,170898</text:p>
          </table:table-cell>
          <table:table-cell office:value-type="float" office:value="0.202907" calcext:value-type="float">
            <text:p>0,202907</text:p>
          </table:table-cell>
          <table:table-cell office:value-type="float" office:value="1.10008" calcext:value-type="float">
            <text:p>1,10008</text:p>
          </table:table-cell>
          <table:table-cell office:value-type="float" office:value="0.954048" calcext:value-type="float">
            <text:p>0,954048</text:p>
          </table:table-cell>
          <table:table-cell office:value-type="float" office:value="0.127354" calcext:value-type="float">
            <text:p>0,127354</text:p>
          </table:table-cell>
          <table:table-cell office:value-type="float" office:value="1.17688" calcext:value-type="float">
            <text:p>1,17688</text:p>
          </table:table-cell>
          <table:table-cell office:value-type="float" office:value="1.1861" calcext:value-type="float">
            <text:p>1,1861</text:p>
          </table:table-cell>
          <table:table-cell office:value-type="float" office:value="1.17352" calcext:value-type="float">
            <text:p>1,17352</text:p>
          </table:table-cell>
          <table:table-cell office:value-type="float" office:value="0.123362" calcext:value-type="float">
            <text:p>0,123362</text:p>
          </table:table-cell>
          <table:table-cell office:value-type="float" office:value="0.17678" calcext:value-type="float">
            <text:p>0,17678</text:p>
          </table:table-cell>
          <table:table-cell office:value-type="float" office:value="0.146191" calcext:value-type="float">
            <text:p>0,146191</text:p>
          </table:table-cell>
          <table:table-cell office:value-type="float" office:value="0.136125" calcext:value-type="float">
            <text:p>0,136125</text:p>
          </table:table-cell>
          <table:table-cell office:value-type="float" office:value="0.144645" calcext:value-type="float">
            <text:p>0,144645</text:p>
          </table:table-cell>
          <table:table-cell office:value-type="float" office:value="1.5596" calcext:value-type="float">
            <text:p>1,5596</text:p>
          </table:table-cell>
          <table:table-cell office:value-type="float" office:value="1.06584" calcext:value-type="float">
            <text:p>1,06584</text:p>
          </table:table-cell>
          <table:table-cell office:value-type="float" office:value="0.437289" calcext:value-type="float">
            <text:p>0,437289</text:p>
          </table:table-cell>
          <table:table-cell office:value-type="float" office:value="1.43567" calcext:value-type="float">
            <text:p>1,43567</text:p>
          </table:table-cell>
          <table:table-cell office:value-type="float" office:value="0.149069" calcext:value-type="float">
            <text:p>0,149069</text:p>
          </table:table-cell>
          <table:table-cell office:value-type="float" office:value="1.87823" calcext:value-type="float">
            <text:p>1,87823</text:p>
          </table:table-cell>
          <table:table-cell office:value-type="float" office:value="0.406371" calcext:value-type="float">
            <text:p>0,406371</text:p>
          </table:table-cell>
          <table:table-cell office:value-type="float" office:value="1.69777" calcext:value-type="float">
            <text:p>1,69777</text:p>
          </table:table-cell>
          <table:table-cell office:value-type="float" office:value="0.0520031" calcext:value-type="float">
            <text:p>0,0520031</text:p>
          </table:table-cell>
          <table:table-cell office:value-type="float" office:value="1.98938" calcext:value-type="float">
            <text:p>1,98938</text:p>
          </table:table-cell>
          <table:table-cell office:value-type="float" office:value="0.123936" calcext:value-type="float">
            <text:p>0,123936</text:p>
          </table:table-cell>
          <table:table-cell office:value-type="float" office:value="0.134591" calcext:value-type="float">
            <text:p>0,134591</text:p>
          </table:table-cell>
          <table:table-cell table:number-columns-repeated="4"/>
          <table:table-cell table:formula="of:=MIN([.A171:.BL171])" office:value-type="float" office:value="0.0508649" calcext:value-type="float">
            <text:p>0,0508649</text:p>
          </table:table-cell>
          <table:table-cell table:formula="of:=MAX([.A171:.BL171])" office:value-type="float" office:value="1.98938" calcext:value-type="float">
            <text:p>1,98938</text:p>
          </table:table-cell>
          <table:table-cell table:number-columns-repeated="7"/>
        </table:table-row>
        <table:table-row table:style-name="ro1">
          <table:table-cell office:value-type="float" office:value="0.139365" calcext:value-type="float">
            <text:p>0,139365</text:p>
          </table:table-cell>
          <table:table-cell office:value-type="float" office:value="0.154366" calcext:value-type="float">
            <text:p>0,154366</text:p>
          </table:table-cell>
          <table:table-cell office:value-type="float" office:value="0.117449" calcext:value-type="float">
            <text:p>0,117449</text:p>
          </table:table-cell>
          <table:table-cell office:value-type="float" office:value="0.154946" calcext:value-type="float">
            <text:p>0,154946</text:p>
          </table:table-cell>
          <table:table-cell office:value-type="float" office:value="0.118653" calcext:value-type="float">
            <text:p>0,118653</text:p>
          </table:table-cell>
          <table:table-cell office:value-type="float" office:value="0.151995" calcext:value-type="float">
            <text:p>0,151995</text:p>
          </table:table-cell>
          <table:table-cell office:value-type="float" office:value="0.152413" calcext:value-type="float">
            <text:p>0,152413</text:p>
          </table:table-cell>
          <table:table-cell office:value-type="float" office:value="0.545515" calcext:value-type="float">
            <text:p>0,545515</text:p>
          </table:table-cell>
          <table:table-cell office:value-type="float" office:value="0.372074" calcext:value-type="float">
            <text:p>0,372074</text:p>
          </table:table-cell>
          <table:table-cell office:value-type="float" office:value="0.487822" calcext:value-type="float">
            <text:p>0,487822</text:p>
          </table:table-cell>
          <table:table-cell office:value-type="float" office:value="0.130607" calcext:value-type="float">
            <text:p>0,130607</text:p>
          </table:table-cell>
          <table:table-cell office:value-type="float" office:value="0.137192" calcext:value-type="float">
            <text:p>0,137192</text:p>
          </table:table-cell>
          <table:table-cell office:value-type="float" office:value="0.173571" calcext:value-type="float">
            <text:p>0,173571</text:p>
          </table:table-cell>
          <table:table-cell office:value-type="float" office:value="0.725159" calcext:value-type="float">
            <text:p>0,725159</text:p>
          </table:table-cell>
          <table:table-cell office:value-type="float" office:value="0.592978" calcext:value-type="float">
            <text:p>0,592978</text:p>
          </table:table-cell>
          <table:table-cell office:value-type="float" office:value="0.581597" calcext:value-type="float">
            <text:p>0,581597</text:p>
          </table:table-cell>
          <table:table-cell office:value-type="float" office:value="0.34863" calcext:value-type="float">
            <text:p>0,34863</text:p>
          </table:table-cell>
          <table:table-cell office:value-type="float" office:value="0.138302" calcext:value-type="float">
            <text:p>0,138302</text:p>
          </table:table-cell>
          <table:table-cell office:value-type="float" office:value="0.121221" calcext:value-type="float">
            <text:p>0,121221</text:p>
          </table:table-cell>
          <table:table-cell office:value-type="float" office:value="0.127498" calcext:value-type="float">
            <text:p>0,127498</text:p>
          </table:table-cell>
          <table:table-cell office:value-type="float" office:value="0.132707" calcext:value-type="float">
            <text:p>0,132707</text:p>
          </table:table-cell>
          <table:table-cell office:value-type="float" office:value="0.409565" calcext:value-type="float">
            <text:p>0,409565</text:p>
          </table:table-cell>
          <table:table-cell office:value-type="float" office:value="0.292131" calcext:value-type="float">
            <text:p>0,292131</text:p>
          </table:table-cell>
          <table:table-cell office:value-type="float" office:value="0.173843" calcext:value-type="float">
            <text:p>0,173843</text:p>
          </table:table-cell>
          <table:table-cell office:value-type="float" office:value="0.157195" calcext:value-type="float">
            <text:p>0,157195</text:p>
          </table:table-cell>
          <table:table-cell office:value-type="float" office:value="0.931142" calcext:value-type="float">
            <text:p>0,931142</text:p>
          </table:table-cell>
          <table:table-cell office:value-type="float" office:value="0.835018" calcext:value-type="float">
            <text:p>0,835018</text:p>
          </table:table-cell>
          <table:table-cell office:value-type="float" office:value="0.397611" calcext:value-type="float">
            <text:p>0,397611</text:p>
          </table:table-cell>
          <table:table-cell office:value-type="float" office:value="0.399411" calcext:value-type="float">
            <text:p>0,399411</text:p>
          </table:table-cell>
          <table:table-cell office:value-type="float" office:value="0.669049" calcext:value-type="float">
            <text:p>0,669049</text:p>
          </table:table-cell>
          <table:table-cell office:value-type="float" office:value="0.285203" calcext:value-type="float">
            <text:p>0,285203</text:p>
          </table:table-cell>
          <table:table-cell office:value-type="float" office:value="0.249795" calcext:value-type="float">
            <text:p>0,249795</text:p>
          </table:table-cell>
          <table:table-cell office:value-type="float" office:value="0.28268" calcext:value-type="float">
            <text:p>0,28268</text:p>
          </table:table-cell>
          <table:table-cell office:value-type="float" office:value="0.970767" calcext:value-type="float">
            <text:p>0,970767</text:p>
          </table:table-cell>
          <table:table-cell office:value-type="float" office:value="0.363219" calcext:value-type="float">
            <text:p>0,363219</text:p>
          </table:table-cell>
          <table:table-cell office:value-type="float" office:value="0.762983" calcext:value-type="float">
            <text:p>0,762983</text:p>
          </table:table-cell>
          <table:table-cell office:value-type="float" office:value="0.454136" calcext:value-type="float">
            <text:p>0,454136</text:p>
          </table:table-cell>
          <table:table-cell office:value-type="float" office:value="0.265399" calcext:value-type="float">
            <text:p>0,265399</text:p>
          </table:table-cell>
          <table:table-cell office:value-type="float" office:value="0.272866" calcext:value-type="float">
            <text:p>0,272866</text:p>
          </table:table-cell>
          <table:table-cell office:value-type="float" office:value="0.818944" calcext:value-type="float">
            <text:p>0,818944</text:p>
          </table:table-cell>
          <table:table-cell office:value-type="float" office:value="0.702362" calcext:value-type="float">
            <text:p>0,702362</text:p>
          </table:table-cell>
          <table:table-cell office:value-type="float" office:value="0.277314" calcext:value-type="float">
            <text:p>0,277314</text:p>
          </table:table-cell>
          <table:table-cell office:value-type="float" office:value="0.627995" calcext:value-type="float">
            <text:p>0,627995</text:p>
          </table:table-cell>
          <table:table-cell office:value-type="float" office:value="0.341341" calcext:value-type="float">
            <text:p>0,341341</text:p>
          </table:table-cell>
          <table:table-cell office:value-type="float" office:value="0.76568" calcext:value-type="float">
            <text:p>0,76568</text:p>
          </table:table-cell>
          <table:table-cell office:value-type="float" office:value="1.03976" calcext:value-type="float">
            <text:p>1,03976</text:p>
          </table:table-cell>
          <table:table-cell office:value-type="float" office:value="0.691336" calcext:value-type="float">
            <text:p>0,691336</text:p>
          </table:table-cell>
          <table:table-cell office:value-type="float" office:value="1.24027" calcext:value-type="float">
            <text:p>1,24027</text:p>
          </table:table-cell>
          <table:table-cell office:value-type="float" office:value="1.26879" calcext:value-type="float">
            <text:p>1,26879</text:p>
          </table:table-cell>
          <table:table-cell office:value-type="float" office:value="0.0542412" calcext:value-type="float">
            <text:p>0,0542412</text:p>
          </table:table-cell>
          <table:table-cell office:value-type="float" office:value="0.177124" calcext:value-type="float">
            <text:p>0,177124</text:p>
          </table:table-cell>
          <table:table-cell office:value-type="float" office:value="0.136589" calcext:value-type="float">
            <text:p>0,136589</text:p>
          </table:table-cell>
          <table:table-cell office:value-type="float" office:value="0.131249" calcext:value-type="float">
            <text:p>0,131249</text:p>
          </table:table-cell>
          <table:table-cell office:value-type="float" office:value="0.136785" calcext:value-type="float">
            <text:p>0,136785</text:p>
          </table:table-cell>
          <table:table-cell office:value-type="float" office:value="0.164144" calcext:value-type="float">
            <text:p>0,164144</text:p>
          </table:table-cell>
          <table:table-cell office:value-type="float" office:value="1.95434" calcext:value-type="float">
            <text:p>1,95434</text:p>
          </table:table-cell>
          <table:table-cell office:value-type="float" office:value="0.149946" calcext:value-type="float">
            <text:p>0,149946</text:p>
          </table:table-cell>
          <table:table-cell office:value-type="float" office:value="1.04353" calcext:value-type="float">
            <text:p>1,04353</text:p>
          </table:table-cell>
          <table:table-cell office:value-type="float" office:value="0.240995" calcext:value-type="float">
            <text:p>0,240995</text:p>
          </table:table-cell>
          <table:table-cell office:value-type="float" office:value="0.407352" calcext:value-type="float">
            <text:p>0,407352</text:p>
          </table:table-cell>
          <table:table-cell office:value-type="float" office:value="0.222243" calcext:value-type="float">
            <text:p>0,222243</text:p>
          </table:table-cell>
          <table:table-cell office:value-type="float" office:value="0.359472" calcext:value-type="float">
            <text:p>0,359472</text:p>
          </table:table-cell>
          <table:table-cell office:value-type="float" office:value="0.110771" calcext:value-type="float">
            <text:p>0,110771</text:p>
          </table:table-cell>
          <table:table-cell office:value-type="float" office:value="0.0454168" calcext:value-type="float">
            <text:p>0,0454168</text:p>
          </table:table-cell>
          <table:table-cell table:number-columns-repeated="4"/>
          <table:table-cell table:formula="of:=MIN([.A172:.BL172])" office:value-type="float" office:value="0.0454168" calcext:value-type="float">
            <text:p>0,0454168</text:p>
          </table:table-cell>
          <table:table-cell table:formula="of:=MAX([.A172:.BL172])" office:value-type="float" office:value="1.95434" calcext:value-type="float">
            <text:p>1,95434</text:p>
          </table:table-cell>
          <table:table-cell table:number-columns-repeated="7"/>
        </table:table-row>
        <table:table-row table:style-name="ro1">
          <table:table-cell office:value-type="float" office:value="0.161149" calcext:value-type="float">
            <text:p>0,161149</text:p>
          </table:table-cell>
          <table:table-cell office:value-type="float" office:value="0.162021" calcext:value-type="float">
            <text:p>0,162021</text:p>
          </table:table-cell>
          <table:table-cell office:value-type="float" office:value="0.146687" calcext:value-type="float">
            <text:p>0,146687</text:p>
          </table:table-cell>
          <table:table-cell office:value-type="float" office:value="0.170533" calcext:value-type="float">
            <text:p>0,170533</text:p>
          </table:table-cell>
          <table:table-cell office:value-type="float" office:value="0.120955" calcext:value-type="float">
            <text:p>0,120955</text:p>
          </table:table-cell>
          <table:table-cell office:value-type="float" office:value="0.486338" calcext:value-type="float">
            <text:p>0,486338</text:p>
          </table:table-cell>
          <table:table-cell office:value-type="float" office:value="0.329329" calcext:value-type="float">
            <text:p>0,329329</text:p>
          </table:table-cell>
          <table:table-cell office:value-type="float" office:value="0.212496" calcext:value-type="float">
            <text:p>0,212496</text:p>
          </table:table-cell>
          <table:table-cell office:value-type="float" office:value="0.201344" calcext:value-type="float">
            <text:p>0,201344</text:p>
          </table:table-cell>
          <table:table-cell office:value-type="float" office:value="0.30175" calcext:value-type="float">
            <text:p>0,30175</text:p>
          </table:table-cell>
          <table:table-cell office:value-type="float" office:value="0.383052" calcext:value-type="float">
            <text:p>0,383052</text:p>
          </table:table-cell>
          <table:table-cell office:value-type="float" office:value="0.371437" calcext:value-type="float">
            <text:p>0,371437</text:p>
          </table:table-cell>
          <table:table-cell office:value-type="float" office:value="0.287166" calcext:value-type="float">
            <text:p>0,287166</text:p>
          </table:table-cell>
          <table:table-cell office:value-type="float" office:value="0.410705" calcext:value-type="float">
            <text:p>0,410705</text:p>
          </table:table-cell>
          <table:table-cell office:value-type="float" office:value="0.301821" calcext:value-type="float">
            <text:p>0,301821</text:p>
          </table:table-cell>
          <table:table-cell office:value-type="float" office:value="0.204334" calcext:value-type="float">
            <text:p>0,204334</text:p>
          </table:table-cell>
          <table:table-cell office:value-type="float" office:value="0.18906" calcext:value-type="float">
            <text:p>0,18906</text:p>
          </table:table-cell>
          <table:table-cell office:value-type="float" office:value="0.731845" calcext:value-type="float">
            <text:p>0,731845</text:p>
          </table:table-cell>
          <table:table-cell office:value-type="float" office:value="0.66437" calcext:value-type="float">
            <text:p>0,66437</text:p>
          </table:table-cell>
          <table:table-cell office:value-type="float" office:value="0.264337" calcext:value-type="float">
            <text:p>0,264337</text:p>
          </table:table-cell>
          <table:table-cell office:value-type="float" office:value="0.541446" calcext:value-type="float">
            <text:p>0,541446</text:p>
          </table:table-cell>
          <table:table-cell office:value-type="float" office:value="1.22792" calcext:value-type="float">
            <text:p>1,22792</text:p>
          </table:table-cell>
          <table:table-cell office:value-type="float" office:value="0.305158" calcext:value-type="float">
            <text:p>0,305158</text:p>
          </table:table-cell>
          <table:table-cell office:value-type="float" office:value="0.970352" calcext:value-type="float">
            <text:p>0,970352</text:p>
          </table:table-cell>
          <table:table-cell office:value-type="float" office:value="1.16038" calcext:value-type="float">
            <text:p>1,16038</text:p>
          </table:table-cell>
          <table:table-cell office:value-type="float" office:value="0.330518" calcext:value-type="float">
            <text:p>0,330518</text:p>
          </table:table-cell>
          <table:table-cell office:value-type="float" office:value="0.872967" calcext:value-type="float">
            <text:p>0,872967</text:p>
          </table:table-cell>
          <table:table-cell office:value-type="float" office:value="0.287893" calcext:value-type="float">
            <text:p>0,287893</text:p>
          </table:table-cell>
          <table:table-cell office:value-type="float" office:value="0.820512" calcext:value-type="float">
            <text:p>0,820512</text:p>
          </table:table-cell>
          <table:table-cell office:value-type="float" office:value="0.610352" calcext:value-type="float">
            <text:p>0,610352</text:p>
          </table:table-cell>
          <table:table-cell office:value-type="float" office:value="0.246803" calcext:value-type="float">
            <text:p>0,246803</text:p>
          </table:table-cell>
          <table:table-cell office:value-type="float" office:value="1.16762" calcext:value-type="float">
            <text:p>1,16762</text:p>
          </table:table-cell>
          <table:table-cell office:value-type="float" office:value="0.255802" calcext:value-type="float">
            <text:p>0,255802</text:p>
          </table:table-cell>
          <table:table-cell office:value-type="float" office:value="0.261566" calcext:value-type="float">
            <text:p>0,261566</text:p>
          </table:table-cell>
          <table:table-cell office:value-type="float" office:value="1.12081" calcext:value-type="float">
            <text:p>1,12081</text:p>
          </table:table-cell>
          <table:table-cell office:value-type="float" office:value="0.29321" calcext:value-type="float">
            <text:p>0,29321</text:p>
          </table:table-cell>
          <table:table-cell office:value-type="float" office:value="1.38315" calcext:value-type="float">
            <text:p>1,38315</text:p>
          </table:table-cell>
          <table:table-cell office:value-type="float" office:value="0.271495" calcext:value-type="float">
            <text:p>0,271495</text:p>
          </table:table-cell>
          <table:table-cell office:value-type="float" office:value="0.257381" calcext:value-type="float">
            <text:p>0,257381</text:p>
          </table:table-cell>
          <table:table-cell office:value-type="float" office:value="1.60228" calcext:value-type="float">
            <text:p>1,60228</text:p>
          </table:table-cell>
          <table:table-cell office:value-type="float" office:value="0.446995" calcext:value-type="float">
            <text:p>0,446995</text:p>
          </table:table-cell>
          <table:table-cell office:value-type="float" office:value="0.38885" calcext:value-type="float">
            <text:p>0,38885</text:p>
          </table:table-cell>
          <table:table-cell office:value-type="float" office:value="0.322224" calcext:value-type="float">
            <text:p>0,322224</text:p>
          </table:table-cell>
          <table:table-cell office:value-type="float" office:value="1.35288" calcext:value-type="float">
            <text:p>1,35288</text:p>
          </table:table-cell>
          <table:table-cell office:value-type="float" office:value="0.151128" calcext:value-type="float">
            <text:p>0,151128</text:p>
          </table:table-cell>
          <table:table-cell office:value-type="float" office:value="1.41852" calcext:value-type="float">
            <text:p>1,41852</text:p>
          </table:table-cell>
          <table:table-cell office:value-type="float" office:value="1.05091" calcext:value-type="float">
            <text:p>1,05091</text:p>
          </table:table-cell>
          <table:table-cell office:value-type="float" office:value="0.286212" calcext:value-type="float">
            <text:p>0,286212</text:p>
          </table:table-cell>
          <table:table-cell office:value-type="float" office:value="0.235355" calcext:value-type="float">
            <text:p>0,235355</text:p>
          </table:table-cell>
          <table:table-cell office:value-type="float" office:value="1.53611" calcext:value-type="float">
            <text:p>1,53611</text:p>
          </table:table-cell>
          <table:table-cell office:value-type="float" office:value="0.144484" calcext:value-type="float">
            <text:p>0,144484</text:p>
          </table:table-cell>
          <table:table-cell office:value-type="float" office:value="0.125007" calcext:value-type="float">
            <text:p>0,125007</text:p>
          </table:table-cell>
          <table:table-cell office:value-type="float" office:value="1.16608" calcext:value-type="float">
            <text:p>1,16608</text:p>
          </table:table-cell>
          <table:table-cell office:value-type="float" office:value="0.108575" calcext:value-type="float">
            <text:p>0,108575</text:p>
          </table:table-cell>
          <table:table-cell office:value-type="float" office:value="0.21962" calcext:value-type="float">
            <text:p>0,21962</text:p>
          </table:table-cell>
          <table:table-cell office:value-type="float" office:value="0.546136" calcext:value-type="float">
            <text:p>0,546136</text:p>
          </table:table-cell>
          <table:table-cell office:value-type="float" office:value="0.145682" calcext:value-type="float">
            <text:p>0,145682</text:p>
          </table:table-cell>
          <table:table-cell office:value-type="float" office:value="0.152717" calcext:value-type="float">
            <text:p>0,152717</text:p>
          </table:table-cell>
          <table:table-cell office:value-type="float" office:value="0.947106" calcext:value-type="float">
            <text:p>0,947106</text:p>
          </table:table-cell>
          <table:table-cell office:value-type="float" office:value="0.120841" calcext:value-type="float">
            <text:p>0,120841</text:p>
          </table:table-cell>
          <table:table-cell office:value-type="float" office:value="0.089046" calcext:value-type="float">
            <text:p>0,089046</text:p>
          </table:table-cell>
          <table:table-cell office:value-type="float" office:value="0.21099" calcext:value-type="float">
            <text:p>0,21099</text:p>
          </table:table-cell>
          <table:table-cell office:value-type="float" office:value="0.048764" calcext:value-type="float">
            <text:p>0,048764</text:p>
          </table:table-cell>
          <table:table-cell office:value-type="float" office:value="0.11457" calcext:value-type="float">
            <text:p>0,11457</text:p>
          </table:table-cell>
          <table:table-cell table:number-columns-repeated="4"/>
          <table:table-cell table:formula="of:=MIN([.A173:.BL173])" office:value-type="float" office:value="0.048764" calcext:value-type="float">
            <text:p>0,048764</text:p>
          </table:table-cell>
          <table:table-cell table:formula="of:=MAX([.A173:.BL173])" office:value-type="float" office:value="1.60228" calcext:value-type="float">
            <text:p>1,60228</text:p>
          </table:table-cell>
          <table:table-cell table:number-columns-repeated="7"/>
        </table:table-row>
        <table:table-row table:style-name="ro1">
          <table:table-cell office:value-type="float" office:value="0.139182" calcext:value-type="float">
            <text:p>0,139182</text:p>
          </table:table-cell>
          <table:table-cell office:value-type="float" office:value="0.144478" calcext:value-type="float">
            <text:p>0,144478</text:p>
          </table:table-cell>
          <table:table-cell office:value-type="float" office:value="0.154239" calcext:value-type="float">
            <text:p>0,154239</text:p>
          </table:table-cell>
          <table:table-cell office:value-type="float" office:value="0.126955" calcext:value-type="float">
            <text:p>0,126955</text:p>
          </table:table-cell>
          <table:table-cell office:value-type="float" office:value="0.136493" calcext:value-type="float">
            <text:p>0,136493</text:p>
          </table:table-cell>
          <table:table-cell office:value-type="float" office:value="0.152456" calcext:value-type="float">
            <text:p>0,152456</text:p>
          </table:table-cell>
          <table:table-cell office:value-type="float" office:value="0.299682" calcext:value-type="float">
            <text:p>0,299682</text:p>
          </table:table-cell>
          <table:table-cell office:value-type="float" office:value="0.13883" calcext:value-type="float">
            <text:p>0,13883</text:p>
          </table:table-cell>
          <table:table-cell office:value-type="float" office:value="0.146084" calcext:value-type="float">
            <text:p>0,146084</text:p>
          </table:table-cell>
          <table:table-cell office:value-type="float" office:value="0.296963" calcext:value-type="float">
            <text:p>0,296963</text:p>
          </table:table-cell>
          <table:table-cell office:value-type="float" office:value="0.271904" calcext:value-type="float">
            <text:p>0,271904</text:p>
          </table:table-cell>
          <table:table-cell office:value-type="float" office:value="0.292559" calcext:value-type="float">
            <text:p>0,292559</text:p>
          </table:table-cell>
          <table:table-cell office:value-type="float" office:value="0.135236" calcext:value-type="float">
            <text:p>0,135236</text:p>
          </table:table-cell>
          <table:table-cell office:value-type="float" office:value="0.134106" calcext:value-type="float">
            <text:p>0,134106</text:p>
          </table:table-cell>
          <table:table-cell office:value-type="float" office:value="0.145889" calcext:value-type="float">
            <text:p>0,145889</text:p>
          </table:table-cell>
          <table:table-cell office:value-type="float" office:value="0.130808" calcext:value-type="float">
            <text:p>0,130808</text:p>
          </table:table-cell>
          <table:table-cell office:value-type="float" office:value="0.135324" calcext:value-type="float">
            <text:p>0,135324</text:p>
          </table:table-cell>
          <table:table-cell office:value-type="float" office:value="0.862086" calcext:value-type="float">
            <text:p>0,862086</text:p>
          </table:table-cell>
          <table:table-cell office:value-type="float" office:value="0.146366" calcext:value-type="float">
            <text:p>0,146366</text:p>
          </table:table-cell>
          <table:table-cell office:value-type="float" office:value="0.718324" calcext:value-type="float">
            <text:p>0,718324</text:p>
          </table:table-cell>
          <table:table-cell office:value-type="float" office:value="0.134624" calcext:value-type="float">
            <text:p>0,134624</text:p>
          </table:table-cell>
          <table:table-cell office:value-type="float" office:value="0.136784" calcext:value-type="float">
            <text:p>0,136784</text:p>
          </table:table-cell>
          <table:table-cell office:value-type="float" office:value="0.126274" calcext:value-type="float">
            <text:p>0,126274</text:p>
          </table:table-cell>
          <table:table-cell office:value-type="float" office:value="0.130233" calcext:value-type="float">
            <text:p>0,130233</text:p>
          </table:table-cell>
          <table:table-cell office:value-type="float" office:value="1.02604" calcext:value-type="float">
            <text:p>1,02604</text:p>
          </table:table-cell>
          <table:table-cell office:value-type="float" office:value="0.72675" calcext:value-type="float">
            <text:p>0,72675</text:p>
          </table:table-cell>
          <table:table-cell office:value-type="float" office:value="1.03878" calcext:value-type="float">
            <text:p>1,03878</text:p>
          </table:table-cell>
          <table:table-cell office:value-type="float" office:value="0.141708" calcext:value-type="float">
            <text:p>0,141708</text:p>
          </table:table-cell>
          <table:table-cell office:value-type="float" office:value="0.676075" calcext:value-type="float">
            <text:p>0,676075</text:p>
          </table:table-cell>
          <table:table-cell office:value-type="float" office:value="0.982934" calcext:value-type="float">
            <text:p>0,982934</text:p>
          </table:table-cell>
          <table:table-cell office:value-type="float" office:value="0.577156" calcext:value-type="float">
            <text:p>0,577156</text:p>
          </table:table-cell>
          <table:table-cell office:value-type="float" office:value="0.617342" calcext:value-type="float">
            <text:p>0,617342</text:p>
          </table:table-cell>
          <table:table-cell office:value-type="float" office:value="0.47884" calcext:value-type="float">
            <text:p>0,47884</text:p>
          </table:table-cell>
          <table:table-cell office:value-type="float" office:value="1.05944" calcext:value-type="float">
            <text:p>1,05944</text:p>
          </table:table-cell>
          <table:table-cell office:value-type="float" office:value="0.905424" calcext:value-type="float">
            <text:p>0,905424</text:p>
          </table:table-cell>
          <table:table-cell office:value-type="float" office:value="0.653973" calcext:value-type="float">
            <text:p>0,653973</text:p>
          </table:table-cell>
          <table:table-cell office:value-type="float" office:value="0.5734" calcext:value-type="float">
            <text:p>0,5734</text:p>
          </table:table-cell>
          <table:table-cell office:value-type="float" office:value="0.61311" calcext:value-type="float">
            <text:p>0,61311</text:p>
          </table:table-cell>
          <table:table-cell office:value-type="float" office:value="0.398559" calcext:value-type="float">
            <text:p>0,398559</text:p>
          </table:table-cell>
          <table:table-cell office:value-type="float" office:value="0.396247" calcext:value-type="float">
            <text:p>0,396247</text:p>
          </table:table-cell>
          <table:table-cell office:value-type="float" office:value="0.95123" calcext:value-type="float">
            <text:p>0,95123</text:p>
          </table:table-cell>
          <table:table-cell office:value-type="float" office:value="0.546539" calcext:value-type="float">
            <text:p>0,546539</text:p>
          </table:table-cell>
          <table:table-cell office:value-type="float" office:value="0.373911" calcext:value-type="float">
            <text:p>0,373911</text:p>
          </table:table-cell>
          <table:table-cell office:value-type="float" office:value="0.862456" calcext:value-type="float">
            <text:p>0,862456</text:p>
          </table:table-cell>
          <table:table-cell office:value-type="float" office:value="0.772175" calcext:value-type="float">
            <text:p>0,772175</text:p>
          </table:table-cell>
          <table:table-cell office:value-type="float" office:value="0.461975" calcext:value-type="float">
            <text:p>0,461975</text:p>
          </table:table-cell>
          <table:table-cell office:value-type="float" office:value="1.50283" calcext:value-type="float">
            <text:p>1,50283</text:p>
          </table:table-cell>
          <table:table-cell office:value-type="float" office:value="1.51958" calcext:value-type="float">
            <text:p>1,51958</text:p>
          </table:table-cell>
          <table:table-cell office:value-type="float" office:value="1.46698" calcext:value-type="float">
            <text:p>1,46698</text:p>
          </table:table-cell>
          <table:table-cell office:value-type="float" office:value="0.151341" calcext:value-type="float">
            <text:p>0,151341</text:p>
          </table:table-cell>
          <table:table-cell office:value-type="float" office:value="0.413289" calcext:value-type="float">
            <text:p>0,413289</text:p>
          </table:table-cell>
          <table:table-cell office:value-type="float" office:value="0.068198" calcext:value-type="float">
            <text:p>0,068198</text:p>
          </table:table-cell>
          <table:table-cell office:value-type="float" office:value="0.237443" calcext:value-type="float">
            <text:p>0,237443</text:p>
          </table:table-cell>
          <table:table-cell office:value-type="float" office:value="0.133278" calcext:value-type="float">
            <text:p>0,133278</text:p>
          </table:table-cell>
          <table:table-cell office:value-type="float" office:value="0.103963" calcext:value-type="float">
            <text:p>0,103963</text:p>
          </table:table-cell>
          <table:table-cell office:value-type="float" office:value="0.191453" calcext:value-type="float">
            <text:p>0,191453</text:p>
          </table:table-cell>
          <table:table-cell office:value-type="float" office:value="1.40362" calcext:value-type="float">
            <text:p>1,40362</text:p>
          </table:table-cell>
          <table:table-cell office:value-type="float" office:value="0.132706" calcext:value-type="float">
            <text:p>0,132706</text:p>
          </table:table-cell>
          <table:table-cell office:value-type="float" office:value="0.133209" calcext:value-type="float">
            <text:p>0,133209</text:p>
          </table:table-cell>
          <table:table-cell office:value-type="float" office:value="0.13261" calcext:value-type="float">
            <text:p>0,13261</text:p>
          </table:table-cell>
          <table:table-cell office:value-type="float" office:value="0.167223" calcext:value-type="float">
            <text:p>0,167223</text:p>
          </table:table-cell>
          <table:table-cell office:value-type="float" office:value="0.118679" calcext:value-type="float">
            <text:p>0,118679</text:p>
          </table:table-cell>
          <table:table-cell office:value-type="float" office:value="1.44519" calcext:value-type="float">
            <text:p>1,44519</text:p>
          </table:table-cell>
          <table:table-cell office:value-type="float" office:value="0.079891" calcext:value-type="float">
            <text:p>0,079891</text:p>
          </table:table-cell>
          <table:table-cell table:number-columns-repeated="4"/>
          <table:table-cell table:formula="of:=MIN([.A174:.BL174])" office:value-type="float" office:value="0.068198" calcext:value-type="float">
            <text:p>0,068198</text:p>
          </table:table-cell>
          <table:table-cell table:formula="of:=MAX([.A174:.BL174])" office:value-type="float" office:value="1.51958" calcext:value-type="float">
            <text:p>1,51958</text:p>
          </table:table-cell>
          <table:table-cell table:number-columns-repeated="7"/>
        </table:table-row>
        <table:table-row table:style-name="ro1">
          <table:table-cell office:value-type="float" office:value="0.146973" calcext:value-type="float">
            <text:p>0,146973</text:p>
          </table:table-cell>
          <table:table-cell office:value-type="float" office:value="0.160312" calcext:value-type="float">
            <text:p>0,160312</text:p>
          </table:table-cell>
          <table:table-cell office:value-type="float" office:value="0.164048" calcext:value-type="float">
            <text:p>0,164048</text:p>
          </table:table-cell>
          <table:table-cell office:value-type="float" office:value="0.174412" calcext:value-type="float">
            <text:p>0,174412</text:p>
          </table:table-cell>
          <table:table-cell office:value-type="float" office:value="0.146527" calcext:value-type="float">
            <text:p>0,146527</text:p>
          </table:table-cell>
          <table:table-cell office:value-type="float" office:value="0.14613" calcext:value-type="float">
            <text:p>0,14613</text:p>
          </table:table-cell>
          <table:table-cell office:value-type="float" office:value="0.14255" calcext:value-type="float">
            <text:p>0,14255</text:p>
          </table:table-cell>
          <table:table-cell office:value-type="float" office:value="0.151537" calcext:value-type="float">
            <text:p>0,151537</text:p>
          </table:table-cell>
          <table:table-cell office:value-type="float" office:value="0.149192" calcext:value-type="float">
            <text:p>0,149192</text:p>
          </table:table-cell>
          <table:table-cell office:value-type="float" office:value="0.153884" calcext:value-type="float">
            <text:p>0,153884</text:p>
          </table:table-cell>
          <table:table-cell office:value-type="float" office:value="0.144359" calcext:value-type="float">
            <text:p>0,144359</text:p>
          </table:table-cell>
          <table:table-cell office:value-type="float" office:value="0.140398" calcext:value-type="float">
            <text:p>0,140398</text:p>
          </table:table-cell>
          <table:table-cell office:value-type="float" office:value="0.154728" calcext:value-type="float">
            <text:p>0,154728</text:p>
          </table:table-cell>
          <table:table-cell office:value-type="float" office:value="0.146165" calcext:value-type="float">
            <text:p>0,146165</text:p>
          </table:table-cell>
          <table:table-cell office:value-type="float" office:value="0.143374" calcext:value-type="float">
            <text:p>0,143374</text:p>
          </table:table-cell>
          <table:table-cell office:value-type="float" office:value="0.851068" calcext:value-type="float">
            <text:p>0,851068</text:p>
          </table:table-cell>
          <table:table-cell office:value-type="float" office:value="0.865076" calcext:value-type="float">
            <text:p>0,865076</text:p>
          </table:table-cell>
          <table:table-cell office:value-type="float" office:value="0.746289" calcext:value-type="float">
            <text:p>0,746289</text:p>
          </table:table-cell>
          <table:table-cell office:value-type="float" office:value="0.152779" calcext:value-type="float">
            <text:p>0,152779</text:p>
          </table:table-cell>
          <table:table-cell office:value-type="float" office:value="0.465092" calcext:value-type="float">
            <text:p>0,465092</text:p>
          </table:table-cell>
          <table:table-cell office:value-type="float" office:value="0.44571" calcext:value-type="float">
            <text:p>0,44571</text:p>
          </table:table-cell>
          <table:table-cell office:value-type="float" office:value="0.430617" calcext:value-type="float">
            <text:p>0,430617</text:p>
          </table:table-cell>
          <table:table-cell office:value-type="float" office:value="0.135765" calcext:value-type="float">
            <text:p>0,135765</text:p>
          </table:table-cell>
          <table:table-cell office:value-type="float" office:value="0.316646" calcext:value-type="float">
            <text:p>0,316646</text:p>
          </table:table-cell>
          <table:table-cell office:value-type="float" office:value="0.28064" calcext:value-type="float">
            <text:p>0,28064</text:p>
          </table:table-cell>
          <table:table-cell office:value-type="float" office:value="0.133777" calcext:value-type="float">
            <text:p>0,133777</text:p>
          </table:table-cell>
          <table:table-cell office:value-type="float" office:value="0.379799" calcext:value-type="float">
            <text:p>0,379799</text:p>
          </table:table-cell>
          <table:table-cell office:value-type="float" office:value="0.383744" calcext:value-type="float">
            <text:p>0,383744</text:p>
          </table:table-cell>
          <table:table-cell office:value-type="float" office:value="0.400202" calcext:value-type="float">
            <text:p>0,400202</text:p>
          </table:table-cell>
          <table:table-cell office:value-type="float" office:value="0.161262" calcext:value-type="float">
            <text:p>0,161262</text:p>
          </table:table-cell>
          <table:table-cell office:value-type="float" office:value="0.40366" calcext:value-type="float">
            <text:p>0,40366</text:p>
          </table:table-cell>
          <table:table-cell office:value-type="float" office:value="0.141547" calcext:value-type="float">
            <text:p>0,141547</text:p>
          </table:table-cell>
          <table:table-cell office:value-type="float" office:value="0.152304" calcext:value-type="float">
            <text:p>0,152304</text:p>
          </table:table-cell>
          <table:table-cell office:value-type="float" office:value="0.448208" calcext:value-type="float">
            <text:p>0,448208</text:p>
          </table:table-cell>
          <table:table-cell office:value-type="float" office:value="0.592256" calcext:value-type="float">
            <text:p>0,592256</text:p>
          </table:table-cell>
          <table:table-cell office:value-type="float" office:value="0.353486" calcext:value-type="float">
            <text:p>0,353486</text:p>
          </table:table-cell>
          <table:table-cell office:value-type="float" office:value="0.244531" calcext:value-type="float">
            <text:p>0,244531</text:p>
          </table:table-cell>
          <table:table-cell office:value-type="float" office:value="0.331007" calcext:value-type="float">
            <text:p>0,331007</text:p>
          </table:table-cell>
          <table:table-cell office:value-type="float" office:value="0.136087" calcext:value-type="float">
            <text:p>0,136087</text:p>
          </table:table-cell>
          <table:table-cell office:value-type="float" office:value="0.137728" calcext:value-type="float">
            <text:p>0,137728</text:p>
          </table:table-cell>
          <table:table-cell office:value-type="float" office:value="0.125341" calcext:value-type="float">
            <text:p>0,125341</text:p>
          </table:table-cell>
          <table:table-cell office:value-type="float" office:value="1.75473" calcext:value-type="float">
            <text:p>1,75473</text:p>
          </table:table-cell>
          <table:table-cell office:value-type="float" office:value="0.511065" calcext:value-type="float">
            <text:p>0,511065</text:p>
          </table:table-cell>
          <table:table-cell office:value-type="float" office:value="1.64335" calcext:value-type="float">
            <text:p>1,64335</text:p>
          </table:table-cell>
          <table:table-cell office:value-type="float" office:value="1.50302" calcext:value-type="float">
            <text:p>1,50302</text:p>
          </table:table-cell>
          <table:table-cell office:value-type="float" office:value="0.131238" calcext:value-type="float">
            <text:p>0,131238</text:p>
          </table:table-cell>
          <table:table-cell office:value-type="float" office:value="1.28641" calcext:value-type="float">
            <text:p>1,28641</text:p>
          </table:table-cell>
          <table:table-cell office:value-type="float" office:value="1.59838" calcext:value-type="float">
            <text:p>1,59838</text:p>
          </table:table-cell>
          <table:table-cell office:value-type="float" office:value="1.19463" calcext:value-type="float">
            <text:p>1,19463</text:p>
          </table:table-cell>
          <table:table-cell office:value-type="float" office:value="0.489898" calcext:value-type="float">
            <text:p>0,489898</text:p>
          </table:table-cell>
          <table:table-cell office:value-type="float" office:value="0.976802" calcext:value-type="float">
            <text:p>0,976802</text:p>
          </table:table-cell>
          <table:table-cell office:value-type="float" office:value="0.966534" calcext:value-type="float">
            <text:p>0,966534</text:p>
          </table:table-cell>
          <table:table-cell office:value-type="float" office:value="0.156997" calcext:value-type="float">
            <text:p>0,156997</text:p>
          </table:table-cell>
          <table:table-cell office:value-type="float" office:value="0.419958" calcext:value-type="float">
            <text:p>0,419958</text:p>
          </table:table-cell>
          <table:table-cell office:value-type="float" office:value="0.766893" calcext:value-type="float">
            <text:p>0,766893</text:p>
          </table:table-cell>
          <table:table-cell office:value-type="float" office:value="0.618646" calcext:value-type="float">
            <text:p>0,618646</text:p>
          </table:table-cell>
          <table:table-cell office:value-type="float" office:value="1.4892" calcext:value-type="float">
            <text:p>1,4892</text:p>
          </table:table-cell>
          <table:table-cell office:value-type="float" office:value="1.55284" calcext:value-type="float">
            <text:p>1,55284</text:p>
          </table:table-cell>
          <table:table-cell office:value-type="float" office:value="0.532279" calcext:value-type="float">
            <text:p>0,532279</text:p>
          </table:table-cell>
          <table:table-cell office:value-type="float" office:value="0.155467" calcext:value-type="float">
            <text:p>0,155467</text:p>
          </table:table-cell>
          <table:table-cell office:value-type="float" office:value="0.574072" calcext:value-type="float">
            <text:p>0,574072</text:p>
          </table:table-cell>
          <table:table-cell office:value-type="float" office:value="0.042011" calcext:value-type="float">
            <text:p>0,042011</text:p>
          </table:table-cell>
          <table:table-cell office:value-type="float" office:value="0.188723" calcext:value-type="float">
            <text:p>0,188723</text:p>
          </table:table-cell>
          <table:table-cell office:value-type="float" office:value="0.481266" calcext:value-type="float">
            <text:p>0,481266</text:p>
          </table:table-cell>
          <table:table-cell table:number-columns-repeated="4"/>
          <table:table-cell table:formula="of:=MIN([.A175:.BL175])" office:value-type="float" office:value="0.042011" calcext:value-type="float">
            <text:p>0,042011</text:p>
          </table:table-cell>
          <table:table-cell table:formula="of:=MAX([.A175:.BL175])" office:value-type="float" office:value="1.75473" calcext:value-type="float">
            <text:p>1,75473</text:p>
          </table:table-cell>
          <table:table-cell table:number-columns-repeated="7"/>
        </table:table-row>
        <table:table-row table:style-name="ro1">
          <table:table-cell office:value-type="float" office:value="0.147756" calcext:value-type="float">
            <text:p>0,147756</text:p>
          </table:table-cell>
          <table:table-cell office:value-type="float" office:value="0.182274" calcext:value-type="float">
            <text:p>0,182274</text:p>
          </table:table-cell>
          <table:table-cell office:value-type="float" office:value="0.186979" calcext:value-type="float">
            <text:p>0,186979</text:p>
          </table:table-cell>
          <table:table-cell office:value-type="float" office:value="0.142681" calcext:value-type="float">
            <text:p>0,142681</text:p>
          </table:table-cell>
          <table:table-cell office:value-type="float" office:value="0.190867" calcext:value-type="float">
            <text:p>0,190867</text:p>
          </table:table-cell>
          <table:table-cell office:value-type="float" office:value="0.409815" calcext:value-type="float">
            <text:p>0,409815</text:p>
          </table:table-cell>
          <table:table-cell office:value-type="float" office:value="0.121865" calcext:value-type="float">
            <text:p>0,121865</text:p>
          </table:table-cell>
          <table:table-cell office:value-type="float" office:value="0.163782" calcext:value-type="float">
            <text:p>0,163782</text:p>
          </table:table-cell>
          <table:table-cell office:value-type="float" office:value="0.134913" calcext:value-type="float">
            <text:p>0,134913</text:p>
          </table:table-cell>
          <table:table-cell office:value-type="float" office:value="0.160076" calcext:value-type="float">
            <text:p>0,160076</text:p>
          </table:table-cell>
          <table:table-cell office:value-type="float" office:value="0.69284" calcext:value-type="float">
            <text:p>0,69284</text:p>
          </table:table-cell>
          <table:table-cell office:value-type="float" office:value="0.16794" calcext:value-type="float">
            <text:p>0,16794</text:p>
          </table:table-cell>
          <table:table-cell office:value-type="float" office:value="0.713967" calcext:value-type="float">
            <text:p>0,713967</text:p>
          </table:table-cell>
          <table:table-cell office:value-type="float" office:value="0.144242" calcext:value-type="float">
            <text:p>0,144242</text:p>
          </table:table-cell>
          <table:table-cell office:value-type="float" office:value="0.662897" calcext:value-type="float">
            <text:p>0,662897</text:p>
          </table:table-cell>
          <table:table-cell office:value-type="float" office:value="0.519116" calcext:value-type="float">
            <text:p>0,519116</text:p>
          </table:table-cell>
          <table:table-cell office:value-type="float" office:value="0.667993" calcext:value-type="float">
            <text:p>0,667993</text:p>
          </table:table-cell>
          <table:table-cell office:value-type="float" office:value="0.474524" calcext:value-type="float">
            <text:p>0,474524</text:p>
          </table:table-cell>
          <table:table-cell office:value-type="float" office:value="0.163054" calcext:value-type="float">
            <text:p>0,163054</text:p>
          </table:table-cell>
          <table:table-cell office:value-type="float" office:value="0.434535" calcext:value-type="float">
            <text:p>0,434535</text:p>
          </table:table-cell>
          <table:table-cell office:value-type="float" office:value="0.631575" calcext:value-type="float">
            <text:p>0,631575</text:p>
          </table:table-cell>
          <table:table-cell office:value-type="float" office:value="0.6248" calcext:value-type="float">
            <text:p>0,6248</text:p>
          </table:table-cell>
          <table:table-cell office:value-type="float" office:value="0.153164" calcext:value-type="float">
            <text:p>0,153164</text:p>
          </table:table-cell>
          <table:table-cell office:value-type="float" office:value="0.325354" calcext:value-type="float">
            <text:p>0,325354</text:p>
          </table:table-cell>
          <table:table-cell office:value-type="float" office:value="1.28625" calcext:value-type="float">
            <text:p>1,28625</text:p>
          </table:table-cell>
          <table:table-cell office:value-type="float" office:value="1.11637" calcext:value-type="float">
            <text:p>1,11637</text:p>
          </table:table-cell>
          <table:table-cell office:value-type="float" office:value="0.585006" calcext:value-type="float">
            <text:p>0,585006</text:p>
          </table:table-cell>
          <table:table-cell office:value-type="float" office:value="0.342579" calcext:value-type="float">
            <text:p>0,342579</text:p>
          </table:table-cell>
          <table:table-cell office:value-type="float" office:value="1.04699" calcext:value-type="float">
            <text:p>1,04699</text:p>
          </table:table-cell>
          <table:table-cell office:value-type="float" office:value="0.881801" calcext:value-type="float">
            <text:p>0,881801</text:p>
          </table:table-cell>
          <table:table-cell office:value-type="float" office:value="1.38292" calcext:value-type="float">
            <text:p>1,38292</text:p>
          </table:table-cell>
          <table:table-cell office:value-type="float" office:value="0.155679" calcext:value-type="float">
            <text:p>0,155679</text:p>
          </table:table-cell>
          <table:table-cell office:value-type="float" office:value="0.739203" calcext:value-type="float">
            <text:p>0,739203</text:p>
          </table:table-cell>
          <table:table-cell office:value-type="float" office:value="1.53451" calcext:value-type="float">
            <text:p>1,53451</text:p>
          </table:table-cell>
          <table:table-cell office:value-type="float" office:value="1.39627" calcext:value-type="float">
            <text:p>1,39627</text:p>
          </table:table-cell>
          <table:table-cell office:value-type="float" office:value="1.19749" calcext:value-type="float">
            <text:p>1,19749</text:p>
          </table:table-cell>
          <table:table-cell office:value-type="float" office:value="0.157121" calcext:value-type="float">
            <text:p>0,157121</text:p>
          </table:table-cell>
          <table:table-cell office:value-type="float" office:value="0.892331" calcext:value-type="float">
            <text:p>0,892331</text:p>
          </table:table-cell>
          <table:table-cell office:value-type="float" office:value="0.808514" calcext:value-type="float">
            <text:p>0,808514</text:p>
          </table:table-cell>
          <table:table-cell office:value-type="float" office:value="1.49585" calcext:value-type="float">
            <text:p>1,49585</text:p>
          </table:table-cell>
          <table:table-cell office:value-type="float" office:value="1.64235" calcext:value-type="float">
            <text:p>1,64235</text:p>
          </table:table-cell>
          <table:table-cell office:value-type="float" office:value="1.68342" calcext:value-type="float">
            <text:p>1,68342</text:p>
          </table:table-cell>
          <table:table-cell office:value-type="float" office:value="0.131244" calcext:value-type="float">
            <text:p>0,131244</text:p>
          </table:table-cell>
          <table:table-cell office:value-type="float" office:value="0.906419" calcext:value-type="float">
            <text:p>0,906419</text:p>
          </table:table-cell>
          <table:table-cell office:value-type="float" office:value="1.32411" calcext:value-type="float">
            <text:p>1,32411</text:p>
          </table:table-cell>
          <table:table-cell office:value-type="float" office:value="0.839994" calcext:value-type="float">
            <text:p>0,839994</text:p>
          </table:table-cell>
          <table:table-cell office:value-type="float" office:value="0.869647" calcext:value-type="float">
            <text:p>0,869647</text:p>
          </table:table-cell>
          <table:table-cell office:value-type="float" office:value="1.92501" calcext:value-type="float">
            <text:p>1,92501</text:p>
          </table:table-cell>
          <table:table-cell office:value-type="float" office:value="0.139644" calcext:value-type="float">
            <text:p>0,139644</text:p>
          </table:table-cell>
          <table:table-cell office:value-type="float" office:value="0.154627" calcext:value-type="float">
            <text:p>0,154627</text:p>
          </table:table-cell>
          <table:table-cell office:value-type="float" office:value="0.102171" calcext:value-type="float">
            <text:p>0,102171</text:p>
          </table:table-cell>
          <table:table-cell office:value-type="float" office:value="0.248488" calcext:value-type="float">
            <text:p>0,248488</text:p>
          </table:table-cell>
          <table:table-cell office:value-type="float" office:value="1.88485" calcext:value-type="float">
            <text:p>1,88485</text:p>
          </table:table-cell>
          <table:table-cell office:value-type="float" office:value="0.300965" calcext:value-type="float">
            <text:p>0,300965</text:p>
          </table:table-cell>
          <table:table-cell office:value-type="float" office:value="1.27938" calcext:value-type="float">
            <text:p>1,27938</text:p>
          </table:table-cell>
          <table:table-cell office:value-type="float" office:value="1.67823" calcext:value-type="float">
            <text:p>1,67823</text:p>
          </table:table-cell>
          <table:table-cell office:value-type="float" office:value="0.0537269" calcext:value-type="float">
            <text:p>0,0537269</text:p>
          </table:table-cell>
          <table:table-cell office:value-type="float" office:value="1.53985" calcext:value-type="float">
            <text:p>1,53985</text:p>
          </table:table-cell>
          <table:table-cell office:value-type="float" office:value="0.163841" calcext:value-type="float">
            <text:p>0,163841</text:p>
          </table:table-cell>
          <table:table-cell office:value-type="float" office:value="0.563565" calcext:value-type="float">
            <text:p>0,563565</text:p>
          </table:table-cell>
          <table:table-cell office:value-type="float" office:value="0.503212" calcext:value-type="float">
            <text:p>0,503212</text:p>
          </table:table-cell>
          <table:table-cell office:value-type="float" office:value="0.253409" calcext:value-type="float">
            <text:p>0,253409</text:p>
          </table:table-cell>
          <table:table-cell office:value-type="float" office:value="0.184564" calcext:value-type="float">
            <text:p>0,184564</text:p>
          </table:table-cell>
          <table:table-cell office:value-type="float" office:value="1.57638" calcext:value-type="float">
            <text:p>1,57638</text:p>
          </table:table-cell>
          <table:table-cell table:number-columns-repeated="4"/>
          <table:table-cell table:formula="of:=MIN([.A176:.BL176])" office:value-type="float" office:value="0.0537269" calcext:value-type="float">
            <text:p>0,0537269</text:p>
          </table:table-cell>
          <table:table-cell table:formula="of:=MAX([.A176:.BL176])" office:value-type="float" office:value="1.92501" calcext:value-type="float">
            <text:p>1,92501</text:p>
          </table:table-cell>
          <table:table-cell table:number-columns-repeated="7"/>
        </table:table-row>
        <table:table-row table:style-name="ro1">
          <table:table-cell office:value-type="float" office:value="0.144831" calcext:value-type="float">
            <text:p>0,144831</text:p>
          </table:table-cell>
          <table:table-cell office:value-type="float" office:value="0.194889" calcext:value-type="float">
            <text:p>0,194889</text:p>
          </table:table-cell>
          <table:table-cell office:value-type="float" office:value="0.133132" calcext:value-type="float">
            <text:p>0,133132</text:p>
          </table:table-cell>
          <table:table-cell office:value-type="float" office:value="0.142192" calcext:value-type="float">
            <text:p>0,142192</text:p>
          </table:table-cell>
          <table:table-cell office:value-type="float" office:value="0.123793" calcext:value-type="float">
            <text:p>0,123793</text:p>
          </table:table-cell>
          <table:table-cell office:value-type="float" office:value="0.192378" calcext:value-type="float">
            <text:p>0,192378</text:p>
          </table:table-cell>
          <table:table-cell office:value-type="float" office:value="0.138631" calcext:value-type="float">
            <text:p>0,138631</text:p>
          </table:table-cell>
          <table:table-cell office:value-type="float" office:value="0.149755" calcext:value-type="float">
            <text:p>0,149755</text:p>
          </table:table-cell>
          <table:table-cell office:value-type="float" office:value="0.155699" calcext:value-type="float">
            <text:p>0,155699</text:p>
          </table:table-cell>
          <table:table-cell office:value-type="float" office:value="0.722361" calcext:value-type="float">
            <text:p>0,722361</text:p>
          </table:table-cell>
          <table:table-cell office:value-type="float" office:value="0.144054" calcext:value-type="float">
            <text:p>0,144054</text:p>
          </table:table-cell>
          <table:table-cell office:value-type="float" office:value="0.691198" calcext:value-type="float">
            <text:p>0,691198</text:p>
          </table:table-cell>
          <table:table-cell office:value-type="float" office:value="0.151231" calcext:value-type="float">
            <text:p>0,151231</text:p>
          </table:table-cell>
          <table:table-cell office:value-type="float" office:value="0.645837" calcext:value-type="float">
            <text:p>0,645837</text:p>
          </table:table-cell>
          <table:table-cell office:value-type="float" office:value="0.612239" calcext:value-type="float">
            <text:p>0,612239</text:p>
          </table:table-cell>
          <table:table-cell office:value-type="float" office:value="0.55626" calcext:value-type="float">
            <text:p>0,55626</text:p>
          </table:table-cell>
          <table:table-cell office:value-type="float" office:value="0.454667" calcext:value-type="float">
            <text:p>0,454667</text:p>
          </table:table-cell>
          <table:table-cell office:value-type="float" office:value="0.150063" calcext:value-type="float">
            <text:p>0,150063</text:p>
          </table:table-cell>
          <table:table-cell office:value-type="float" office:value="0.429381" calcext:value-type="float">
            <text:p>0,429381</text:p>
          </table:table-cell>
          <table:table-cell office:value-type="float" office:value="0.429081" calcext:value-type="float">
            <text:p>0,429081</text:p>
          </table:table-cell>
          <table:table-cell office:value-type="float" office:value="0.136501" calcext:value-type="float">
            <text:p>0,136501</text:p>
          </table:table-cell>
          <table:table-cell office:value-type="float" office:value="0.439522" calcext:value-type="float">
            <text:p>0,439522</text:p>
          </table:table-cell>
          <table:table-cell office:value-type="float" office:value="0.144099" calcext:value-type="float">
            <text:p>0,144099</text:p>
          </table:table-cell>
          <table:table-cell office:value-type="float" office:value="0.501139" calcext:value-type="float">
            <text:p>0,501139</text:p>
          </table:table-cell>
          <table:table-cell office:value-type="float" office:value="0.126736" calcext:value-type="float">
            <text:p>0,126736</text:p>
          </table:table-cell>
          <table:table-cell office:value-type="float" office:value="0.552623" calcext:value-type="float">
            <text:p>0,552623</text:p>
          </table:table-cell>
          <table:table-cell office:value-type="float" office:value="0.551878" calcext:value-type="float">
            <text:p>0,551878</text:p>
          </table:table-cell>
          <table:table-cell office:value-type="float" office:value="0.15035" calcext:value-type="float">
            <text:p>0,15035</text:p>
          </table:table-cell>
          <table:table-cell office:value-type="float" office:value="0.56673" calcext:value-type="float">
            <text:p>0,56673</text:p>
          </table:table-cell>
          <table:table-cell office:value-type="float" office:value="1.60612" calcext:value-type="float">
            <text:p>1,60612</text:p>
          </table:table-cell>
          <table:table-cell office:value-type="float" office:value="1.47058" calcext:value-type="float">
            <text:p>1,47058</text:p>
          </table:table-cell>
          <table:table-cell office:value-type="float" office:value="0.505373" calcext:value-type="float">
            <text:p>0,505373</text:p>
          </table:table-cell>
          <table:table-cell office:value-type="float" office:value="1.36837" calcext:value-type="float">
            <text:p>1,36837</text:p>
          </table:table-cell>
          <table:table-cell office:value-type="float" office:value="1.26193" calcext:value-type="float">
            <text:p>1,26193</text:p>
          </table:table-cell>
          <table:table-cell office:value-type="float" office:value="1.12779" calcext:value-type="float">
            <text:p>1,12779</text:p>
          </table:table-cell>
          <table:table-cell office:value-type="float" office:value="0.137226" calcext:value-type="float">
            <text:p>0,137226</text:p>
          </table:table-cell>
          <table:table-cell office:value-type="float" office:value="0.0579071" calcext:value-type="float">
            <text:p>0,0579071</text:p>
          </table:table-cell>
          <table:table-cell office:value-type="float" office:value="1.05947" calcext:value-type="float">
            <text:p>1,05947</text:p>
          </table:table-cell>
          <table:table-cell office:value-type="float" office:value="0.947746" calcext:value-type="float">
            <text:p>0,947746</text:p>
          </table:table-cell>
          <table:table-cell office:value-type="float" office:value="0.866019" calcext:value-type="float">
            <text:p>0,866019</text:p>
          </table:table-cell>
          <table:table-cell office:value-type="float" office:value="0.061873" calcext:value-type="float">
            <text:p>0,061873</text:p>
          </table:table-cell>
          <table:table-cell office:value-type="float" office:value="0.146305" calcext:value-type="float">
            <text:p>0,146305</text:p>
          </table:table-cell>
          <table:table-cell office:value-type="float" office:value="0.0569959" calcext:value-type="float">
            <text:p>0,0569959</text:p>
          </table:table-cell>
          <table:table-cell office:value-type="float" office:value="0.065017" calcext:value-type="float">
            <text:p>0,065017</text:p>
          </table:table-cell>
          <table:table-cell office:value-type="float" office:value="0.691534" calcext:value-type="float">
            <text:p>0,691534</text:p>
          </table:table-cell>
          <table:table-cell office:value-type="float" office:value="0.15968" calcext:value-type="float">
            <text:p>0,15968</text:p>
          </table:table-cell>
          <table:table-cell office:value-type="float" office:value="0.579192" calcext:value-type="float">
            <text:p>0,579192</text:p>
          </table:table-cell>
          <table:table-cell office:value-type="float" office:value="1.79488" calcext:value-type="float">
            <text:p>1,79488</text:p>
          </table:table-cell>
          <table:table-cell office:value-type="float" office:value="1.46594" calcext:value-type="float">
            <text:p>1,46594</text:p>
          </table:table-cell>
          <table:table-cell office:value-type="float" office:value="1.80148" calcext:value-type="float">
            <text:p>1,80148</text:p>
          </table:table-cell>
          <table:table-cell office:value-type="float" office:value="0.914355" calcext:value-type="float">
            <text:p>0,914355</text:p>
          </table:table-cell>
          <table:table-cell office:value-type="float" office:value="1.04355" calcext:value-type="float">
            <text:p>1,04355</text:p>
          </table:table-cell>
          <table:table-cell office:value-type="float" office:value="0.92383" calcext:value-type="float">
            <text:p>0,92383</text:p>
          </table:table-cell>
          <table:table-cell office:value-type="float" office:value="0.807342" calcext:value-type="float">
            <text:p>0,807342</text:p>
          </table:table-cell>
          <table:table-cell office:value-type="float" office:value="0.734021" calcext:value-type="float">
            <text:p>0,734021</text:p>
          </table:table-cell>
          <table:table-cell office:value-type="float" office:value="0.126434" calcext:value-type="float">
            <text:p>0,126434</text:p>
          </table:table-cell>
          <table:table-cell office:value-type="float" office:value="0.0651572" calcext:value-type="float">
            <text:p>0,0651572</text:p>
          </table:table-cell>
          <table:table-cell office:value-type="float" office:value="0.0722079" calcext:value-type="float">
            <text:p>0,0722079</text:p>
          </table:table-cell>
          <table:table-cell office:value-type="float" office:value="0.213513" calcext:value-type="float">
            <text:p>0,213513</text:p>
          </table:table-cell>
          <table:table-cell office:value-type="float" office:value="0.228456" calcext:value-type="float">
            <text:p>0,228456</text:p>
          </table:table-cell>
          <table:table-cell office:value-type="float" office:value="0.271116" calcext:value-type="float">
            <text:p>0,271116</text:p>
          </table:table-cell>
          <table:table-cell office:value-type="float" office:value="0.252106" calcext:value-type="float">
            <text:p>0,252106</text:p>
          </table:table-cell>
          <table:table-cell office:value-type="float" office:value="0.613678" calcext:value-type="float">
            <text:p>0,613678</text:p>
          </table:table-cell>
          <table:table-cell office:value-type="float" office:value="0.568288" calcext:value-type="float">
            <text:p>0,568288</text:p>
          </table:table-cell>
          <table:table-cell table:number-columns-repeated="4"/>
          <table:table-cell table:formula="of:=MIN([.A177:.BL177])" office:value-type="float" office:value="0.0569959" calcext:value-type="float">
            <text:p>0,0569959</text:p>
          </table:table-cell>
          <table:table-cell table:formula="of:=MAX([.A177:.BL177])" office:value-type="float" office:value="1.80148" calcext:value-type="float">
            <text:p>1,80148</text:p>
          </table:table-cell>
          <table:table-cell table:number-columns-repeated="7"/>
        </table:table-row>
        <table:table-row table:style-name="ro1">
          <table:table-cell office:value-type="float" office:value="0.14624" calcext:value-type="float">
            <text:p>0,14624</text:p>
          </table:table-cell>
          <table:table-cell office:value-type="float" office:value="0.186513" calcext:value-type="float">
            <text:p>0,186513</text:p>
          </table:table-cell>
          <table:table-cell office:value-type="float" office:value="0.132169" calcext:value-type="float">
            <text:p>0,132169</text:p>
          </table:table-cell>
          <table:table-cell office:value-type="float" office:value="0.172454" calcext:value-type="float">
            <text:p>0,172454</text:p>
          </table:table-cell>
          <table:table-cell office:value-type="float" office:value="0.372928" calcext:value-type="float">
            <text:p>0,372928</text:p>
          </table:table-cell>
          <table:table-cell office:value-type="float" office:value="0.344039" calcext:value-type="float">
            <text:p>0,344039</text:p>
          </table:table-cell>
          <table:table-cell office:value-type="float" office:value="0.159168" calcext:value-type="float">
            <text:p>0,159168</text:p>
          </table:table-cell>
          <table:table-cell office:value-type="float" office:value="0.30925" calcext:value-type="float">
            <text:p>0,30925</text:p>
          </table:table-cell>
          <table:table-cell office:value-type="float" office:value="0.150009" calcext:value-type="float">
            <text:p>0,150009</text:p>
          </table:table-cell>
          <table:table-cell office:value-type="float" office:value="0.303677" calcext:value-type="float">
            <text:p>0,303677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259543" calcext:value-type="float">
            <text:p>0,259543</text:p>
          </table:table-cell>
          <table:table-cell office:value-type="float" office:value="0.159025" calcext:value-type="float">
            <text:p>0,159025</text:p>
          </table:table-cell>
          <table:table-cell office:value-type="float" office:value="0.269005" calcext:value-type="float">
            <text:p>0,269005</text:p>
          </table:table-cell>
          <table:table-cell office:value-type="float" office:value="0.172127" calcext:value-type="float">
            <text:p>0,172127</text:p>
          </table:table-cell>
          <table:table-cell office:value-type="float" office:value="0.275026" calcext:value-type="float">
            <text:p>0,275026</text:p>
          </table:table-cell>
          <table:table-cell office:value-type="float" office:value="0.279923" calcext:value-type="float">
            <text:p>0,279923</text:p>
          </table:table-cell>
          <table:table-cell office:value-type="float" office:value="0.183378" calcext:value-type="float">
            <text:p>0,183378</text:p>
          </table:table-cell>
          <table:table-cell office:value-type="float" office:value="0.174721" calcext:value-type="float">
            <text:p>0,174721</text:p>
          </table:table-cell>
          <table:table-cell office:value-type="float" office:value="0.311318" calcext:value-type="float">
            <text:p>0,311318</text:p>
          </table:table-cell>
          <table:table-cell office:value-type="float" office:value="0.24187" calcext:value-type="float">
            <text:p>0,24187</text:p>
          </table:table-cell>
          <table:table-cell office:value-type="float" office:value="0.249066" calcext:value-type="float">
            <text:p>0,249066</text:p>
          </table:table-cell>
          <table:table-cell office:value-type="float" office:value="0.273258" calcext:value-type="float">
            <text:p>0,273258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1.23374" calcext:value-type="float">
            <text:p>1,23374</text:p>
          </table:table-cell>
          <table:table-cell office:value-type="float" office:value="1.30937" calcext:value-type="float">
            <text:p>1,30937</text:p>
          </table:table-cell>
          <table:table-cell office:value-type="float" office:value="1.18616" calcext:value-type="float">
            <text:p>1,18616</text:p>
          </table:table-cell>
          <table:table-cell office:value-type="float" office:value="0.989851" calcext:value-type="float">
            <text:p>0,989851</text:p>
          </table:table-cell>
          <table:table-cell office:value-type="float" office:value="1.24106" calcext:value-type="float">
            <text:p>1,24106</text:p>
          </table:table-cell>
          <table:table-cell office:value-type="float" office:value="1.11319" calcext:value-type="float">
            <text:p>1,11319</text:p>
          </table:table-cell>
          <table:table-cell office:value-type="float" office:value="0.862326" calcext:value-type="float">
            <text:p>0,862326</text:p>
          </table:table-cell>
          <table:table-cell office:value-type="float" office:value="1.00427" calcext:value-type="float">
            <text:p>1,00427</text:p>
          </table:table-cell>
          <table:table-cell office:value-type="float" office:value="0.834442" calcext:value-type="float">
            <text:p>0,834442</text:p>
          </table:table-cell>
          <table:table-cell office:value-type="float" office:value="1.46979" calcext:value-type="float">
            <text:p>1,46979</text:p>
          </table:table-cell>
          <table:table-cell office:value-type="float" office:value="0.981185" calcext:value-type="float">
            <text:p>0,981185</text:p>
          </table:table-cell>
          <table:table-cell office:value-type="float" office:value="0.638401" calcext:value-type="float">
            <text:p>0,638401</text:p>
          </table:table-cell>
          <table:table-cell office:value-type="float" office:value="1.70253" calcext:value-type="float">
            <text:p>1,70253</text:p>
          </table:table-cell>
          <table:table-cell office:value-type="float" office:value="0.957891" calcext:value-type="float">
            <text:p>0,957891</text:p>
          </table:table-cell>
          <table:table-cell office:value-type="float" office:value="0.831306" calcext:value-type="float">
            <text:p>0,831306</text:p>
          </table:table-cell>
          <table:table-cell office:value-type="float" office:value="0.672922" calcext:value-type="float">
            <text:p>0,672922</text:p>
          </table:table-cell>
          <table:table-cell office:value-type="float" office:value="1.40133" calcext:value-type="float">
            <text:p>1,40133</text:p>
          </table:table-cell>
          <table:table-cell office:value-type="float" office:value="1.51442" calcext:value-type="float">
            <text:p>1,51442</text:p>
          </table:table-cell>
          <table:table-cell office:value-type="float" office:value="0.614971" calcext:value-type="float">
            <text:p>0,614971</text:p>
          </table:table-cell>
          <table:table-cell office:value-type="float" office:value="0.636277" calcext:value-type="float">
            <text:p>0,636277</text:p>
          </table:table-cell>
          <table:table-cell office:value-type="float" office:value="0.563533" calcext:value-type="float">
            <text:p>0,563533</text:p>
          </table:table-cell>
          <table:table-cell office:value-type="float" office:value="0.160181" calcext:value-type="float">
            <text:p>0,160181</text:p>
          </table:table-cell>
          <table:table-cell office:value-type="float" office:value="0.528671" calcext:value-type="float">
            <text:p>0,528671</text:p>
          </table:table-cell>
          <table:table-cell office:value-type="float" office:value="0.598963" calcext:value-type="float">
            <text:p>0,598963</text:p>
          </table:table-cell>
          <table:table-cell office:value-type="float" office:value="0.584695" calcext:value-type="float">
            <text:p>0,584695</text:p>
          </table:table-cell>
          <table:table-cell office:value-type="float" office:value="0.477524" calcext:value-type="float">
            <text:p>0,477524</text:p>
          </table:table-cell>
          <table:table-cell office:value-type="float" office:value="0.144722" calcext:value-type="float">
            <text:p>0,144722</text:p>
          </table:table-cell>
          <table:table-cell office:value-type="float" office:value="0.582683" calcext:value-type="float">
            <text:p>0,582683</text:p>
          </table:table-cell>
          <table:table-cell office:value-type="float" office:value="1.83349" calcext:value-type="float">
            <text:p>1,83349</text:p>
          </table:table-cell>
          <table:table-cell office:value-type="float" office:value="1.80716" calcext:value-type="float">
            <text:p>1,80716</text:p>
          </table:table-cell>
          <table:table-cell office:value-type="float" office:value="2.03493" calcext:value-type="float">
            <text:p>2,03493</text:p>
          </table:table-cell>
          <table:table-cell office:value-type="float" office:value="0.686691" calcext:value-type="float">
            <text:p>0,686691</text:p>
          </table:table-cell>
          <table:table-cell office:value-type="float" office:value="0.589142" calcext:value-type="float">
            <text:p>0,589142</text:p>
          </table:table-cell>
          <table:table-cell office:value-type="float" office:value="0.838418" calcext:value-type="float">
            <text:p>0,838418</text:p>
          </table:table-cell>
          <table:table-cell office:value-type="float" office:value="1.47323" calcext:value-type="float">
            <text:p>1,47323</text:p>
          </table:table-cell>
          <table:table-cell office:value-type="float" office:value="0.084743" calcext:value-type="float">
            <text:p>0,084743</text:p>
          </table:table-cell>
          <table:table-cell office:value-type="float" office:value="1.96701" calcext:value-type="float">
            <text:p>1,96701</text:p>
          </table:table-cell>
          <table:table-cell office:value-type="float" office:value="0.286014" calcext:value-type="float">
            <text:p>0,286014</text:p>
          </table:table-cell>
          <table:table-cell office:value-type="float" office:value="0.0398262" calcext:value-type="float">
            <text:p>0,0398262</text:p>
          </table:table-cell>
          <table:table-cell office:value-type="float" office:value="0.255346" calcext:value-type="float">
            <text:p>0,255346</text:p>
          </table:table-cell>
          <table:table-cell table:number-columns-repeated="4"/>
          <table:table-cell table:formula="of:=MIN([.A178:.BL178])" office:value-type="float" office:value="0.0398262" calcext:value-type="float">
            <text:p>0,0398262</text:p>
          </table:table-cell>
          <table:table-cell table:formula="of:=MAX([.A178:.BL178])" office:value-type="float" office:value="2.03493" calcext:value-type="float">
            <text:p>2,03493</text:p>
          </table:table-cell>
          <table:table-cell table:number-columns-repeated="7"/>
        </table:table-row>
        <table:table-row table:style-name="ro1">
          <table:table-cell office:value-type="float" office:value="0.142128" calcext:value-type="float">
            <text:p>0,142128</text:p>
          </table:table-cell>
          <table:table-cell office:value-type="float" office:value="0.143693" calcext:value-type="float">
            <text:p>0,143693</text:p>
          </table:table-cell>
          <table:table-cell office:value-type="float" office:value="0.117923" calcext:value-type="float">
            <text:p>0,117923</text:p>
          </table:table-cell>
          <table:table-cell office:value-type="float" office:value="0.147136" calcext:value-type="float">
            <text:p>0,147136</text:p>
          </table:table-cell>
          <table:table-cell office:value-type="float" office:value="0.152221" calcext:value-type="float">
            <text:p>0,152221</text:p>
          </table:table-cell>
          <table:table-cell office:value-type="float" office:value="0.137266" calcext:value-type="float">
            <text:p>0,137266</text:p>
          </table:table-cell>
          <table:table-cell office:value-type="float" office:value="0.15718" calcext:value-type="float">
            <text:p>0,15718</text:p>
          </table:table-cell>
          <table:table-cell office:value-type="float" office:value="0.14542" calcext:value-type="float">
            <text:p>0,14542</text:p>
          </table:table-cell>
          <table:table-cell office:value-type="float" office:value="0.130796" calcext:value-type="float">
            <text:p>0,130796</text:p>
          </table:table-cell>
          <table:table-cell office:value-type="float" office:value="0.729812" calcext:value-type="float">
            <text:p>0,729812</text:p>
          </table:table-cell>
          <table:table-cell office:value-type="float" office:value="0.137105" calcext:value-type="float">
            <text:p>0,137105</text:p>
          </table:table-cell>
          <table:table-cell office:value-type="float" office:value="0.731417" calcext:value-type="float">
            <text:p>0,731417</text:p>
          </table:table-cell>
          <table:table-cell office:value-type="float" office:value="0.136777" calcext:value-type="float">
            <text:p>0,136777</text:p>
          </table:table-cell>
          <table:table-cell office:value-type="float" office:value="0.737019" calcext:value-type="float">
            <text:p>0,737019</text:p>
          </table:table-cell>
          <table:table-cell office:value-type="float" office:value="0.721006" calcext:value-type="float">
            <text:p>0,721006</text:p>
          </table:table-cell>
          <table:table-cell office:value-type="float" office:value="0.896216" calcext:value-type="float">
            <text:p>0,896216</text:p>
          </table:table-cell>
          <table:table-cell office:value-type="float" office:value="0.462732" calcext:value-type="float">
            <text:p>0,462732</text:p>
          </table:table-cell>
          <table:table-cell office:value-type="float" office:value="0.140009" calcext:value-type="float">
            <text:p>0,140009</text:p>
          </table:table-cell>
          <table:table-cell office:value-type="float" office:value="0.328949" calcext:value-type="float">
            <text:p>0,328949</text:p>
          </table:table-cell>
          <table:table-cell office:value-type="float" office:value="1.34914" calcext:value-type="float">
            <text:p>1,34914</text:p>
          </table:table-cell>
          <table:table-cell office:value-type="float" office:value="0.170758" calcext:value-type="float">
            <text:p>0,170758</text:p>
          </table:table-cell>
          <table:table-cell office:value-type="float" office:value="0.30986" calcext:value-type="float">
            <text:p>0,30986</text:p>
          </table:table-cell>
          <table:table-cell office:value-type="float" office:value="1.32612" calcext:value-type="float">
            <text:p>1,32612</text:p>
          </table:table-cell>
          <table:table-cell office:value-type="float" office:value="1.47882" calcext:value-type="float">
            <text:p>1,47882</text:p>
          </table:table-cell>
          <table:table-cell office:value-type="float" office:value="1.364" calcext:value-type="float">
            <text:p>1,364</text:p>
          </table:table-cell>
          <table:table-cell office:value-type="float" office:value="1.33694" calcext:value-type="float">
            <text:p>1,33694</text:p>
          </table:table-cell>
          <table:table-cell office:value-type="float" office:value="0.475775" calcext:value-type="float">
            <text:p>0,475775</text:p>
          </table:table-cell>
          <table:table-cell office:value-type="float" office:value="0.917731" calcext:value-type="float">
            <text:p>0,917731</text:p>
          </table:table-cell>
          <table:table-cell office:value-type="float" office:value="1.20672" calcext:value-type="float">
            <text:p>1,20672</text:p>
          </table:table-cell>
          <table:table-cell office:value-type="float" office:value="1.08182" calcext:value-type="float">
            <text:p>1,08182</text:p>
          </table:table-cell>
          <table:table-cell office:value-type="float" office:value="0.811363" calcext:value-type="float">
            <text:p>0,811363</text:p>
          </table:table-cell>
          <table:table-cell office:value-type="float" office:value="0.605762" calcext:value-type="float">
            <text:p>0,605762</text:p>
          </table:table-cell>
          <table:table-cell office:value-type="float" office:value="1.31874" calcext:value-type="float">
            <text:p>1,31874</text:p>
          </table:table-cell>
          <table:table-cell office:value-type="float" office:value="0.757159" calcext:value-type="float">
            <text:p>0,757159</text:p>
          </table:table-cell>
          <table:table-cell office:value-type="float" office:value="1.05072" calcext:value-type="float">
            <text:p>1,05072</text:p>
          </table:table-cell>
          <table:table-cell office:value-type="float" office:value="0.914303" calcext:value-type="float">
            <text:p>0,914303</text:p>
          </table:table-cell>
          <table:table-cell office:value-type="float" office:value="0.681428" calcext:value-type="float">
            <text:p>0,681428</text:p>
          </table:table-cell>
          <table:table-cell office:value-type="float" office:value="0.825329" calcext:value-type="float">
            <text:p>0,825329</text:p>
          </table:table-cell>
          <table:table-cell office:value-type="float" office:value="1.55373" calcext:value-type="float">
            <text:p>1,55373</text:p>
          </table:table-cell>
          <table:table-cell office:value-type="float" office:value="1.46171" calcext:value-type="float">
            <text:p>1,46171</text:p>
          </table:table-cell>
          <table:table-cell office:value-type="float" office:value="1.30891" calcext:value-type="float">
            <text:p>1,30891</text:p>
          </table:table-cell>
          <table:table-cell office:value-type="float" office:value="0.745982" calcext:value-type="float">
            <text:p>0,745982</text:p>
          </table:table-cell>
          <table:table-cell office:value-type="float" office:value="0.740878" calcext:value-type="float">
            <text:p>0,740878</text:p>
          </table:table-cell>
          <table:table-cell office:value-type="float" office:value="0.807415" calcext:value-type="float">
            <text:p>0,807415</text:p>
          </table:table-cell>
          <table:table-cell office:value-type="float" office:value="1.9923" calcext:value-type="float">
            <text:p>1,9923</text:p>
          </table:table-cell>
          <table:table-cell office:value-type="float" office:value="0.857176" calcext:value-type="float">
            <text:p>0,857176</text:p>
          </table:table-cell>
          <table:table-cell office:value-type="float" office:value="0.865753" calcext:value-type="float">
            <text:p>0,865753</text:p>
          </table:table-cell>
          <table:table-cell office:value-type="float" office:value="0.7335" calcext:value-type="float">
            <text:p>0,7335</text:p>
          </table:table-cell>
          <table:table-cell office:value-type="float" office:value="0.629573" calcext:value-type="float">
            <text:p>0,629573</text:p>
          </table:table-cell>
          <table:table-cell office:value-type="float" office:value="0.791668" calcext:value-type="float">
            <text:p>0,791668</text:p>
          </table:table-cell>
          <table:table-cell office:value-type="float" office:value="0.950407" calcext:value-type="float">
            <text:p>0,950407</text:p>
          </table:table-cell>
          <table:table-cell office:value-type="float" office:value="1.74632" calcext:value-type="float">
            <text:p>1,74632</text:p>
          </table:table-cell>
          <table:table-cell office:value-type="float" office:value="2.05809" calcext:value-type="float">
            <text:p>2,05809</text:p>
          </table:table-cell>
          <table:table-cell office:value-type="float" office:value="1.21047" calcext:value-type="float">
            <text:p>1,21047</text:p>
          </table:table-cell>
          <table:table-cell office:value-type="float" office:value="2.08995" calcext:value-type="float">
            <text:p>2,08995</text:p>
          </table:table-cell>
          <table:table-cell office:value-type="float" office:value="1.98493" calcext:value-type="float">
            <text:p>1,98493</text:p>
          </table:table-cell>
          <table:table-cell office:value-type="float" office:value="1.98599" calcext:value-type="float">
            <text:p>1,98599</text:p>
          </table:table-cell>
          <table:table-cell office:value-type="float" office:value="1.2734" calcext:value-type="float">
            <text:p>1,2734</text:p>
          </table:table-cell>
          <table:table-cell office:value-type="float" office:value="2.03388" calcext:value-type="float">
            <text:p>2,03388</text:p>
          </table:table-cell>
          <table:table-cell office:value-type="float" office:value="0.699685" calcext:value-type="float">
            <text:p>0,699685</text:p>
          </table:table-cell>
          <table:table-cell office:value-type="float" office:value="0.705878" calcext:value-type="float">
            <text:p>0,705878</text:p>
          </table:table-cell>
          <table:table-cell office:value-type="float" office:value="1.16096" calcext:value-type="float">
            <text:p>1,16096</text:p>
          </table:table-cell>
          <table:table-cell office:value-type="float" office:value="1.02621" calcext:value-type="float">
            <text:p>1,02621</text:p>
          </table:table-cell>
          <table:table-cell office:value-type="float" office:value="0.0784431" calcext:value-type="float">
            <text:p>0,0784431</text:p>
          </table:table-cell>
          <table:table-cell table:number-columns-repeated="4"/>
          <table:table-cell table:formula="of:=MIN([.A179:.BL179])" office:value-type="float" office:value="0.0784431" calcext:value-type="float">
            <text:p>0,0784431</text:p>
          </table:table-cell>
          <table:table-cell table:formula="of:=MAX([.A179:.BL179])" office:value-type="float" office:value="2.08995" calcext:value-type="float">
            <text:p>2,08995</text:p>
          </table:table-cell>
          <table:table-cell table:number-columns-repeated="7"/>
        </table:table-row>
        <table:table-row table:style-name="ro1">
          <table:table-cell office:value-type="float" office:value="0.129169" calcext:value-type="float">
            <text:p>0,129169</text:p>
          </table:table-cell>
          <table:table-cell office:value-type="float" office:value="0.143289" calcext:value-type="float">
            <text:p>0,143289</text:p>
          </table:table-cell>
          <table:table-cell office:value-type="float" office:value="0.186329" calcext:value-type="float">
            <text:p>0,186329</text:p>
          </table:table-cell>
          <table:table-cell office:value-type="float" office:value="0.137097" calcext:value-type="float">
            <text:p>0,137097</text:p>
          </table:table-cell>
          <table:table-cell office:value-type="float" office:value="0.181008" calcext:value-type="float">
            <text:p>0,181008</text:p>
          </table:table-cell>
          <table:table-cell office:value-type="float" office:value="0.127566" calcext:value-type="float">
            <text:p>0,127566</text:p>
          </table:table-cell>
          <table:table-cell office:value-type="float" office:value="0.52296" calcext:value-type="float">
            <text:p>0,52296</text:p>
          </table:table-cell>
          <table:table-cell office:value-type="float" office:value="0.159343" calcext:value-type="float">
            <text:p>0,159343</text:p>
          </table:table-cell>
          <table:table-cell office:value-type="float" office:value="0.172949" calcext:value-type="float">
            <text:p>0,172949</text:p>
          </table:table-cell>
          <table:table-cell office:value-type="float" office:value="0.379419" calcext:value-type="float">
            <text:p>0,379419</text:p>
          </table:table-cell>
          <table:table-cell office:value-type="float" office:value="0.342984" calcext:value-type="float">
            <text:p>0,342984</text:p>
          </table:table-cell>
          <table:table-cell office:value-type="float" office:value="0.150289" calcext:value-type="float">
            <text:p>0,150289</text:p>
          </table:table-cell>
          <table:table-cell office:value-type="float" office:value="0.15542" calcext:value-type="float">
            <text:p>0,15542</text:p>
          </table:table-cell>
          <table:table-cell office:value-type="float" office:value="0.325687" calcext:value-type="float">
            <text:p>0,325687</text:p>
          </table:table-cell>
          <table:table-cell office:value-type="float" office:value="0.158909" calcext:value-type="float">
            <text:p>0,158909</text:p>
          </table:table-cell>
          <table:table-cell office:value-type="float" office:value="0.170781" calcext:value-type="float">
            <text:p>0,170781</text:p>
          </table:table-cell>
          <table:table-cell office:value-type="float" office:value="0.344345" calcext:value-type="float">
            <text:p>0,344345</text:p>
          </table:table-cell>
          <table:table-cell office:value-type="float" office:value="0.355036" calcext:value-type="float">
            <text:p>0,355036</text:p>
          </table:table-cell>
          <table:table-cell office:value-type="float" office:value="0.327899" calcext:value-type="float">
            <text:p>0,327899</text:p>
          </table:table-cell>
          <table:table-cell office:value-type="float" office:value="0.348711" calcext:value-type="float">
            <text:p>0,348711</text:p>
          </table:table-cell>
          <table:table-cell office:value-type="float" office:value="0.183989" calcext:value-type="float">
            <text:p>0,183989</text:p>
          </table:table-cell>
          <table:table-cell office:value-type="float" office:value="0.196354" calcext:value-type="float">
            <text:p>0,196354</text:p>
          </table:table-cell>
          <table:table-cell office:value-type="float" office:value="0.292245" calcext:value-type="float">
            <text:p>0,292245</text:p>
          </table:table-cell>
          <table:table-cell office:value-type="float" office:value="0.130206" calcext:value-type="float">
            <text:p>0,130206</text:p>
          </table:table-cell>
          <table:table-cell office:value-type="float" office:value="0.166538" calcext:value-type="float">
            <text:p>0,166538</text:p>
          </table:table-cell>
          <table:table-cell office:value-type="float" office:value="1.21107" calcext:value-type="float">
            <text:p>1,21107</text:p>
          </table:table-cell>
          <table:table-cell office:value-type="float" office:value="0.157279" calcext:value-type="float">
            <text:p>0,157279</text:p>
          </table:table-cell>
          <table:table-cell office:value-type="float" office:value="0.308351" calcext:value-type="float">
            <text:p>0,308351</text:p>
          </table:table-cell>
          <table:table-cell office:value-type="float" office:value="0.256326" calcext:value-type="float">
            <text:p>0,256326</text:p>
          </table:table-cell>
          <table:table-cell office:value-type="float" office:value="0.210347" calcext:value-type="float">
            <text:p>0,210347</text:p>
          </table:table-cell>
          <table:table-cell office:value-type="float" office:value="1.38808" calcext:value-type="float">
            <text:p>1,38808</text:p>
          </table:table-cell>
          <table:table-cell office:value-type="float" office:value="1.46386" calcext:value-type="float">
            <text:p>1,46386</text:p>
          </table:table-cell>
          <table:table-cell office:value-type="float" office:value="0.240007" calcext:value-type="float">
            <text:p>0,240007</text:p>
          </table:table-cell>
          <table:table-cell office:value-type="float" office:value="0.224896" calcext:value-type="float">
            <text:p>0,224896</text:p>
          </table:table-cell>
          <table:table-cell office:value-type="float" office:value="1.34828" calcext:value-type="float">
            <text:p>1,34828</text:p>
          </table:table-cell>
          <table:table-cell office:value-type="float" office:value="1.40854" calcext:value-type="float">
            <text:p>1,40854</text:p>
          </table:table-cell>
          <table:table-cell office:value-type="float" office:value="1.23556" calcext:value-type="float">
            <text:p>1,23556</text:p>
          </table:table-cell>
          <table:table-cell office:value-type="float" office:value="0.708874" calcext:value-type="float">
            <text:p>0,708874</text:p>
          </table:table-cell>
          <table:table-cell office:value-type="float" office:value="1.10161" calcext:value-type="float">
            <text:p>1,10161</text:p>
          </table:table-cell>
          <table:table-cell office:value-type="float" office:value="0.579633" calcext:value-type="float">
            <text:p>0,579633</text:p>
          </table:table-cell>
          <table:table-cell office:value-type="float" office:value="0.994883" calcext:value-type="float">
            <text:p>0,994883</text:p>
          </table:table-cell>
          <table:table-cell office:value-type="float" office:value="0.554961" calcext:value-type="float">
            <text:p>0,554961</text:p>
          </table:table-cell>
          <table:table-cell office:value-type="float" office:value="0.863004" calcext:value-type="float">
            <text:p>0,863004</text:p>
          </table:table-cell>
          <table:table-cell office:value-type="float" office:value="0.143331" calcext:value-type="float">
            <text:p>0,143331</text:p>
          </table:table-cell>
          <table:table-cell office:value-type="float" office:value="1.81466" calcext:value-type="float">
            <text:p>1,81466</text:p>
          </table:table-cell>
          <table:table-cell office:value-type="float" office:value="1.47604" calcext:value-type="float">
            <text:p>1,47604</text:p>
          </table:table-cell>
          <table:table-cell office:value-type="float" office:value="1.8638" calcext:value-type="float">
            <text:p>1,8638</text:p>
          </table:table-cell>
          <table:table-cell office:value-type="float" office:value="1.93974" calcext:value-type="float">
            <text:p>1,93974</text:p>
          </table:table-cell>
          <table:table-cell office:value-type="float" office:value="1.94225" calcext:value-type="float">
            <text:p>1,94225</text:p>
          </table:table-cell>
          <table:table-cell office:value-type="float" office:value="0.169153" calcext:value-type="float">
            <text:p>0,169153</text:p>
          </table:table-cell>
          <table:table-cell office:value-type="float" office:value="1.7834" calcext:value-type="float">
            <text:p>1,7834</text:p>
          </table:table-cell>
          <table:table-cell office:value-type="float" office:value="1.67865" calcext:value-type="float">
            <text:p>1,67865</text:p>
          </table:table-cell>
          <table:table-cell office:value-type="float" office:value="1.67289" calcext:value-type="float">
            <text:p>1,67289</text:p>
          </table:table-cell>
          <table:table-cell office:value-type="float" office:value="1.37517" calcext:value-type="float">
            <text:p>1,37517</text:p>
          </table:table-cell>
          <table:table-cell office:value-type="float" office:value="0.0520349" calcext:value-type="float">
            <text:p>0,0520349</text:p>
          </table:table-cell>
          <table:table-cell office:value-type="float" office:value="2.11487" calcext:value-type="float">
            <text:p>2,11487</text:p>
          </table:table-cell>
          <table:table-cell office:value-type="float" office:value="1.95449" calcext:value-type="float">
            <text:p>1,95449</text:p>
          </table:table-cell>
          <table:table-cell office:value-type="float" office:value="0.049361" calcext:value-type="float">
            <text:p>0,049361</text:p>
          </table:table-cell>
          <table:table-cell office:value-type="float" office:value="0.039686" calcext:value-type="float">
            <text:p>0,039686</text:p>
          </table:table-cell>
          <table:table-cell office:value-type="float" office:value="1.13499" calcext:value-type="float">
            <text:p>1,13499</text:p>
          </table:table-cell>
          <table:table-cell office:value-type="float" office:value="0.186501" calcext:value-type="float">
            <text:p>0,186501</text:p>
          </table:table-cell>
          <table:table-cell office:value-type="float" office:value="1.53834" calcext:value-type="float">
            <text:p>1,53834</text:p>
          </table:table-cell>
          <table:table-cell office:value-type="float" office:value="0.19718" calcext:value-type="float">
            <text:p>0,19718</text:p>
          </table:table-cell>
          <table:table-cell office:value-type="float" office:value="0.476595" calcext:value-type="float">
            <text:p>0,476595</text:p>
          </table:table-cell>
          <table:table-cell table:number-columns-repeated="4"/>
          <table:table-cell table:formula="of:=MIN([.A180:.BL180])" office:value-type="float" office:value="0.039686" calcext:value-type="float">
            <text:p>0,039686</text:p>
          </table:table-cell>
          <table:table-cell table:formula="of:=MAX([.A180:.BL180])" office:value-type="float" office:value="2.11487" calcext:value-type="float">
            <text:p>2,11487</text:p>
          </table:table-cell>
          <table:table-cell table:number-columns-repeated="7"/>
        </table:table-row>
        <table:table-row table:style-name="ro1">
          <table:table-cell office:value-type="float" office:value="0.139227" calcext:value-type="float">
            <text:p>0,139227</text:p>
          </table:table-cell>
          <table:table-cell office:value-type="float" office:value="0.150487" calcext:value-type="float">
            <text:p>0,150487</text:p>
          </table:table-cell>
          <table:table-cell office:value-type="float" office:value="0.156656" calcext:value-type="float">
            <text:p>0,156656</text:p>
          </table:table-cell>
          <table:table-cell office:value-type="float" office:value="0.139937" calcext:value-type="float">
            <text:p>0,139937</text:p>
          </table:table-cell>
          <table:table-cell office:value-type="float" office:value="0.275325" calcext:value-type="float">
            <text:p>0,275325</text:p>
          </table:table-cell>
          <table:table-cell office:value-type="float" office:value="0.140201" calcext:value-type="float">
            <text:p>0,140201</text:p>
          </table:table-cell>
          <table:table-cell office:value-type="float" office:value="0.152604" calcext:value-type="float">
            <text:p>0,152604</text:p>
          </table:table-cell>
          <table:table-cell office:value-type="float" office:value="0.142673" calcext:value-type="float">
            <text:p>0,142673</text:p>
          </table:table-cell>
          <table:table-cell office:value-type="float" office:value="0.141136" calcext:value-type="float">
            <text:p>0,141136</text:p>
          </table:table-cell>
          <table:table-cell office:value-type="float" office:value="0.143765" calcext:value-type="float">
            <text:p>0,143765</text:p>
          </table:table-cell>
          <table:table-cell office:value-type="float" office:value="0.282362" calcext:value-type="float">
            <text:p>0,282362</text:p>
          </table:table-cell>
          <table:table-cell office:value-type="float" office:value="0.124446" calcext:value-type="float">
            <text:p>0,124446</text:p>
          </table:table-cell>
          <table:table-cell office:value-type="float" office:value="0.248649" calcext:value-type="float">
            <text:p>0,248649</text:p>
          </table:table-cell>
          <table:table-cell office:value-type="float" office:value="0.257331" calcext:value-type="float">
            <text:p>0,257331</text:p>
          </table:table-cell>
          <table:table-cell office:value-type="float" office:value="0.147557" calcext:value-type="float">
            <text:p>0,147557</text:p>
          </table:table-cell>
          <table:table-cell office:value-type="float" office:value="0.148792" calcext:value-type="float">
            <text:p>0,148792</text:p>
          </table:table-cell>
          <table:table-cell office:value-type="float" office:value="0.136829" calcext:value-type="float">
            <text:p>0,136829</text:p>
          </table:table-cell>
          <table:table-cell office:value-type="float" office:value="0.42421" calcext:value-type="float">
            <text:p>0,42421</text:p>
          </table:table-cell>
          <table:table-cell office:value-type="float" office:value="0.158252" calcext:value-type="float">
            <text:p>0,158252</text:p>
          </table:table-cell>
          <table:table-cell office:value-type="float" office:value="0.153479" calcext:value-type="float">
            <text:p>0,153479</text:p>
          </table:table-cell>
          <table:table-cell office:value-type="float" office:value="0.139271" calcext:value-type="float">
            <text:p>0,139271</text:p>
          </table:table-cell>
          <table:table-cell office:value-type="float" office:value="0.145021" calcext:value-type="float">
            <text:p>0,145021</text:p>
          </table:table-cell>
          <table:table-cell office:value-type="float" office:value="1.15358" calcext:value-type="float">
            <text:p>1,15358</text:p>
          </table:table-cell>
          <table:table-cell office:value-type="float" office:value="1.15" calcext:value-type="float">
            <text:p>1,15</text:p>
          </table:table-cell>
          <table:table-cell office:value-type="float" office:value="0.87065" calcext:value-type="float">
            <text:p>0,87065</text:p>
          </table:table-cell>
          <table:table-cell office:value-type="float" office:value="0.592752" calcext:value-type="float">
            <text:p>0,592752</text:p>
          </table:table-cell>
          <table:table-cell office:value-type="float" office:value="0.476578" calcext:value-type="float">
            <text:p>0,476578</text:p>
          </table:table-cell>
          <table:table-cell office:value-type="float" office:value="1.03327" calcext:value-type="float">
            <text:p>1,03327</text:p>
          </table:table-cell>
          <table:table-cell office:value-type="float" office:value="0.90403" calcext:value-type="float">
            <text:p>0,90403</text:p>
          </table:table-cell>
          <table:table-cell office:value-type="float" office:value="0.778461" calcext:value-type="float">
            <text:p>0,778461</text:p>
          </table:table-cell>
          <table:table-cell office:value-type="float" office:value="0.651469" calcext:value-type="float">
            <text:p>0,651469</text:p>
          </table:table-cell>
          <table:table-cell office:value-type="float" office:value="0.761266" calcext:value-type="float">
            <text:p>0,761266</text:p>
          </table:table-cell>
          <table:table-cell office:value-type="float" office:value="0.48915" calcext:value-type="float">
            <text:p>0,48915</text:p>
          </table:table-cell>
          <table:table-cell office:value-type="float" office:value="1.48755" calcext:value-type="float">
            <text:p>1,48755</text:p>
          </table:table-cell>
          <table:table-cell office:value-type="float" office:value="0.322783" calcext:value-type="float">
            <text:p>0,322783</text:p>
          </table:table-cell>
          <table:table-cell office:value-type="float" office:value="0.322402" calcext:value-type="float">
            <text:p>0,322402</text:p>
          </table:table-cell>
          <table:table-cell office:value-type="float" office:value="1.48733" calcext:value-type="float">
            <text:p>1,48733</text:p>
          </table:table-cell>
          <table:table-cell office:value-type="float" office:value="0.154054" calcext:value-type="float">
            <text:p>0,154054</text:p>
          </table:table-cell>
          <table:table-cell office:value-type="float" office:value="1.22283" calcext:value-type="float">
            <text:p>1,22283</text:p>
          </table:table-cell>
          <table:table-cell office:value-type="float" office:value="0.439457" calcext:value-type="float">
            <text:p>0,439457</text:p>
          </table:table-cell>
          <table:table-cell office:value-type="float" office:value="0.142651" calcext:value-type="float">
            <text:p>0,142651</text:p>
          </table:table-cell>
          <table:table-cell office:value-type="float" office:value="0.143517" calcext:value-type="float">
            <text:p>0,143517</text:p>
          </table:table-cell>
          <table:table-cell office:value-type="float" office:value="0.503027" calcext:value-type="float">
            <text:p>0,503027</text:p>
          </table:table-cell>
          <table:table-cell office:value-type="float" office:value="0.580817" calcext:value-type="float">
            <text:p>0,580817</text:p>
          </table:table-cell>
          <table:table-cell office:value-type="float" office:value="0.579229" calcext:value-type="float">
            <text:p>0,579229</text:p>
          </table:table-cell>
          <table:table-cell office:value-type="float" office:value="0.127575" calcext:value-type="float">
            <text:p>0,127575</text:p>
          </table:table-cell>
          <table:table-cell office:value-type="float" office:value="0.0498972" calcext:value-type="float">
            <text:p>0,0498972</text:p>
          </table:table-cell>
          <table:table-cell office:value-type="float" office:value="0.610094" calcext:value-type="float">
            <text:p>0,610094</text:p>
          </table:table-cell>
          <table:table-cell office:value-type="float" office:value="0.597121" calcext:value-type="float">
            <text:p>0,597121</text:p>
          </table:table-cell>
          <table:table-cell office:value-type="float" office:value="1.03276" calcext:value-type="float">
            <text:p>1,03276</text:p>
          </table:table-cell>
          <table:table-cell office:value-type="float" office:value="0.0638609" calcext:value-type="float">
            <text:p>0,0638609</text:p>
          </table:table-cell>
          <table:table-cell office:value-type="float" office:value="1.87346" calcext:value-type="float">
            <text:p>1,87346</text:p>
          </table:table-cell>
          <table:table-cell office:value-type="float" office:value="1.85868" calcext:value-type="float">
            <text:p>1,85868</text:p>
          </table:table-cell>
          <table:table-cell office:value-type="float" office:value="0.06181" calcext:value-type="float">
            <text:p>0,06181</text:p>
          </table:table-cell>
          <table:table-cell office:value-type="float" office:value="0.983995" calcext:value-type="float">
            <text:p>0,983995</text:p>
          </table:table-cell>
          <table:table-cell office:value-type="float" office:value="0.658572" calcext:value-type="float">
            <text:p>0,658572</text:p>
          </table:table-cell>
          <table:table-cell office:value-type="float" office:value="2.00043" calcext:value-type="float">
            <text:p>2,00043</text:p>
          </table:table-cell>
          <table:table-cell office:value-type="float" office:value="0.852945" calcext:value-type="float">
            <text:p>0,852945</text:p>
          </table:table-cell>
          <table:table-cell office:value-type="float" office:value="1.2014" calcext:value-type="float">
            <text:p>1,2014</text:p>
          </table:table-cell>
          <table:table-cell office:value-type="float" office:value="0.114531" calcext:value-type="float">
            <text:p>0,114531</text:p>
          </table:table-cell>
          <table:table-cell office:value-type="float" office:value="0.869369" calcext:value-type="float">
            <text:p>0,869369</text:p>
          </table:table-cell>
          <table:table-cell office:value-type="float" office:value="0.191892" calcext:value-type="float">
            <text:p>0,191892</text:p>
          </table:table-cell>
          <table:table-cell office:value-type="float" office:value="0.912523" calcext:value-type="float">
            <text:p>0,912523</text:p>
          </table:table-cell>
          <table:table-cell office:value-type="float" office:value="0.0998261" calcext:value-type="float">
            <text:p>0,0998261</text:p>
          </table:table-cell>
          <table:table-cell table:number-columns-repeated="4"/>
          <table:table-cell table:formula="of:=MIN([.A181:.BL181])" office:value-type="float" office:value="0.0498972" calcext:value-type="float">
            <text:p>0,0498972</text:p>
          </table:table-cell>
          <table:table-cell table:formula="of:=MAX([.A181:.BL181])" office:value-type="float" office:value="2.00043" calcext:value-type="float">
            <text:p>2,00043</text:p>
          </table:table-cell>
          <table:table-cell table:number-columns-repeated="7"/>
        </table:table-row>
        <table:table-row table:style-name="ro1">
          <table:table-cell office:value-type="float" office:value="0.156567" calcext:value-type="float">
            <text:p>0,156567</text:p>
          </table:table-cell>
          <table:table-cell office:value-type="float" office:value="0.158154" calcext:value-type="float">
            <text:p>0,158154</text:p>
          </table:table-cell>
          <table:table-cell office:value-type="float" office:value="0.146334" calcext:value-type="float">
            <text:p>0,146334</text:p>
          </table:table-cell>
          <table:table-cell office:value-type="float" office:value="0.14838" calcext:value-type="float">
            <text:p>0,14838</text:p>
          </table:table-cell>
          <table:table-cell office:value-type="float" office:value="0.156422" calcext:value-type="float">
            <text:p>0,156422</text:p>
          </table:table-cell>
          <table:table-cell office:value-type="float" office:value="0.133538" calcext:value-type="float">
            <text:p>0,133538</text:p>
          </table:table-cell>
          <table:table-cell office:value-type="float" office:value="0.125798" calcext:value-type="float">
            <text:p>0,125798</text:p>
          </table:table-cell>
          <table:table-cell office:value-type="float" office:value="0.120986" calcext:value-type="float">
            <text:p>0,120986</text:p>
          </table:table-cell>
          <table:table-cell office:value-type="float" office:value="0.121952" calcext:value-type="float">
            <text:p>0,121952</text:p>
          </table:table-cell>
          <table:table-cell office:value-type="float" office:value="0.124397" calcext:value-type="float">
            <text:p>0,124397</text:p>
          </table:table-cell>
          <table:table-cell office:value-type="float" office:value="0.827741" calcext:value-type="float">
            <text:p>0,827741</text:p>
          </table:table-cell>
          <table:table-cell office:value-type="float" office:value="0.671843" calcext:value-type="float">
            <text:p>0,671843</text:p>
          </table:table-cell>
          <table:table-cell office:value-type="float" office:value="0.5565" calcext:value-type="float">
            <text:p>0,5565</text:p>
          </table:table-cell>
          <table:table-cell office:value-type="float" office:value="0.452137" calcext:value-type="float">
            <text:p>0,452137</text:p>
          </table:table-cell>
          <table:table-cell office:value-type="float" office:value="0.587347" calcext:value-type="float">
            <text:p>0,587347</text:p>
          </table:table-cell>
          <table:table-cell office:value-type="float" office:value="0.465819" calcext:value-type="float">
            <text:p>0,465819</text:p>
          </table:table-cell>
          <table:table-cell office:value-type="float" office:value="0.362879" calcext:value-type="float">
            <text:p>0,362879</text:p>
          </table:table-cell>
          <table:table-cell office:value-type="float" office:value="0.312797" calcext:value-type="float">
            <text:p>0,312797</text:p>
          </table:table-cell>
          <table:table-cell office:value-type="float" office:value="0.330607" calcext:value-type="float">
            <text:p>0,330607</text:p>
          </table:table-cell>
          <table:table-cell office:value-type="float" office:value="0.11931" calcext:value-type="float">
            <text:p>0,11931</text:p>
          </table:table-cell>
          <table:table-cell office:value-type="float" office:value="0.335332" calcext:value-type="float">
            <text:p>0,335332</text:p>
          </table:table-cell>
          <table:table-cell office:value-type="float" office:value="0.435236" calcext:value-type="float">
            <text:p>0,435236</text:p>
          </table:table-cell>
          <table:table-cell office:value-type="float" office:value="0.450881" calcext:value-type="float">
            <text:p>0,450881</text:p>
          </table:table-cell>
          <table:table-cell office:value-type="float" office:value="0.549865" calcext:value-type="float">
            <text:p>0,549865</text:p>
          </table:table-cell>
          <table:table-cell office:value-type="float" office:value="1.08482" calcext:value-type="float">
            <text:p>1,08482</text:p>
          </table:table-cell>
          <table:table-cell office:value-type="float" office:value="0.978213" calcext:value-type="float">
            <text:p>0,978213</text:p>
          </table:table-cell>
          <table:table-cell office:value-type="float" office:value="0.896716" calcext:value-type="float">
            <text:p>0,896716</text:p>
          </table:table-cell>
          <table:table-cell office:value-type="float" office:value="0.61474" calcext:value-type="float">
            <text:p>0,61474</text:p>
          </table:table-cell>
          <table:table-cell office:value-type="float" office:value="0.472951" calcext:value-type="float">
            <text:p>0,472951</text:p>
          </table:table-cell>
          <table:table-cell office:value-type="float" office:value="0.804157" calcext:value-type="float">
            <text:p>0,804157</text:p>
          </table:table-cell>
          <table:table-cell office:value-type="float" office:value="1.51444" calcext:value-type="float">
            <text:p>1,51444</text:p>
          </table:table-cell>
          <table:table-cell office:value-type="float" office:value="0.637438" calcext:value-type="float">
            <text:p>0,637438</text:p>
          </table:table-cell>
          <table:table-cell office:value-type="float" office:value="0.286537" calcext:value-type="float">
            <text:p>0,286537</text:p>
          </table:table-cell>
          <table:table-cell office:value-type="float" office:value="0.638227" calcext:value-type="float">
            <text:p>0,638227</text:p>
          </table:table-cell>
          <table:table-cell office:value-type="float" office:value="0.287239" calcext:value-type="float">
            <text:p>0,287239</text:p>
          </table:table-cell>
          <table:table-cell office:value-type="float" office:value="0.322239" calcext:value-type="float">
            <text:p>0,322239</text:p>
          </table:table-cell>
          <table:table-cell office:value-type="float" office:value="0.610735" calcext:value-type="float">
            <text:p>0,610735</text:p>
          </table:table-cell>
          <table:table-cell office:value-type="float" office:value="1.60265" calcext:value-type="float">
            <text:p>1,60265</text:p>
          </table:table-cell>
          <table:table-cell office:value-type="float" office:value="1.07022" calcext:value-type="float">
            <text:p>1,07022</text:p>
          </table:table-cell>
          <table:table-cell office:value-type="float" office:value="0.409037" calcext:value-type="float">
            <text:p>0,409037</text:p>
          </table:table-cell>
          <table:table-cell office:value-type="float" office:value="0.970941" calcext:value-type="float">
            <text:p>0,970941</text:p>
          </table:table-cell>
          <table:table-cell office:value-type="float" office:value="1.48708" calcext:value-type="float">
            <text:p>1,48708</text:p>
          </table:table-cell>
          <table:table-cell office:value-type="float" office:value="0.646624" calcext:value-type="float">
            <text:p>0,646624</text:p>
          </table:table-cell>
          <table:table-cell office:value-type="float" office:value="1.17464" calcext:value-type="float">
            <text:p>1,17464</text:p>
          </table:table-cell>
          <table:table-cell office:value-type="float" office:value="0.998733" calcext:value-type="float">
            <text:p>0,998733</text:p>
          </table:table-cell>
          <table:table-cell office:value-type="float" office:value="1.2283" calcext:value-type="float">
            <text:p>1,2283</text:p>
          </table:table-cell>
          <table:table-cell office:value-type="float" office:value="1.06666" calcext:value-type="float">
            <text:p>1,06666</text:p>
          </table:table-cell>
          <table:table-cell office:value-type="float" office:value="1.65198" calcext:value-type="float">
            <text:p>1,65198</text:p>
          </table:table-cell>
          <table:table-cell office:value-type="float" office:value="1.06552" calcext:value-type="float">
            <text:p>1,06552</text:p>
          </table:table-cell>
          <table:table-cell office:value-type="float" office:value="1.69112" calcext:value-type="float">
            <text:p>1,69112</text:p>
          </table:table-cell>
          <table:table-cell office:value-type="float" office:value="1.85962" calcext:value-type="float">
            <text:p>1,85962</text:p>
          </table:table-cell>
          <table:table-cell office:value-type="float" office:value="1.71532" calcext:value-type="float">
            <text:p>1,71532</text:p>
          </table:table-cell>
          <table:table-cell office:value-type="float" office:value="1.71497" calcext:value-type="float">
            <text:p>1,71497</text:p>
          </table:table-cell>
          <table:table-cell office:value-type="float" office:value="0.562632" calcext:value-type="float">
            <text:p>0,562632</text:p>
          </table:table-cell>
          <table:table-cell office:value-type="float" office:value="0.054285" calcext:value-type="float">
            <text:p>0,054285</text:p>
          </table:table-cell>
          <table:table-cell office:value-type="float" office:value="0.610952" calcext:value-type="float">
            <text:p>0,610952</text:p>
          </table:table-cell>
          <table:table-cell office:value-type="float" office:value="0.643958" calcext:value-type="float">
            <text:p>0,643958</text:p>
          </table:table-cell>
          <table:table-cell office:value-type="float" office:value="0.0530829" calcext:value-type="float">
            <text:p>0,0530829</text:p>
          </table:table-cell>
          <table:table-cell office:value-type="float" office:value="0.0766652" calcext:value-type="float">
            <text:p>0,0766652</text:p>
          </table:table-cell>
          <table:table-cell office:value-type="float" office:value="0.053761" calcext:value-type="float">
            <text:p>0,053761</text:p>
          </table:table-cell>
          <table:table-cell office:value-type="float" office:value="1.37467" calcext:value-type="float">
            <text:p>1,37467</text:p>
          </table:table-cell>
          <table:table-cell office:value-type="float" office:value="1.19877" calcext:value-type="float">
            <text:p>1,19877</text:p>
          </table:table-cell>
          <table:table-cell office:value-type="float" office:value="0.962266" calcext:value-type="float">
            <text:p>0,962266</text:p>
          </table:table-cell>
          <table:table-cell office:value-type="float" office:value="1.08243" calcext:value-type="float">
            <text:p>1,08243</text:p>
          </table:table-cell>
          <table:table-cell table:number-columns-repeated="4"/>
          <table:table-cell table:formula="of:=MIN([.A182:.BL182])" office:value-type="float" office:value="0.0530829" calcext:value-type="float">
            <text:p>0,0530829</text:p>
          </table:table-cell>
          <table:table-cell table:formula="of:=MAX([.A182:.BL182])" office:value-type="float" office:value="1.85962" calcext:value-type="float">
            <text:p>1,85962</text:p>
          </table:table-cell>
          <table:table-cell table:number-columns-repeated="7"/>
        </table:table-row>
        <table:table-row table:style-name="ro1">
          <table:table-cell office:value-type="float" office:value="0.11368" calcext:value-type="float">
            <text:p>0,11368</text:p>
          </table:table-cell>
          <table:table-cell office:value-type="float" office:value="0.143019" calcext:value-type="float">
            <text:p>0,143019</text:p>
          </table:table-cell>
          <table:table-cell office:value-type="float" office:value="0.163767" calcext:value-type="float">
            <text:p>0,163767</text:p>
          </table:table-cell>
          <table:table-cell office:value-type="float" office:value="0.130971" calcext:value-type="float">
            <text:p>0,130971</text:p>
          </table:table-cell>
          <table:table-cell office:value-type="float" office:value="0.156131" calcext:value-type="float">
            <text:p>0,156131</text:p>
          </table:table-cell>
          <table:table-cell office:value-type="float" office:value="0.162523" calcext:value-type="float">
            <text:p>0,162523</text:p>
          </table:table-cell>
          <table:table-cell office:value-type="float" office:value="0.114983" calcext:value-type="float">
            <text:p>0,114983</text:p>
          </table:table-cell>
          <table:table-cell office:value-type="float" office:value="0.154562" calcext:value-type="float">
            <text:p>0,154562</text:p>
          </table:table-cell>
          <table:table-cell office:value-type="float" office:value="0.480427" calcext:value-type="float">
            <text:p>0,480427</text:p>
          </table:table-cell>
          <table:table-cell office:value-type="float" office:value="0.461602" calcext:value-type="float">
            <text:p>0,461602</text:p>
          </table:table-cell>
          <table:table-cell office:value-type="float" office:value="0.458737" calcext:value-type="float">
            <text:p>0,458737</text:p>
          </table:table-cell>
          <table:table-cell office:value-type="float" office:value="0.159917" calcext:value-type="float">
            <text:p>0,159917</text:p>
          </table:table-cell>
          <table:table-cell office:value-type="float" office:value="0.138209" calcext:value-type="float">
            <text:p>0,138209</text:p>
          </table:table-cell>
          <table:table-cell office:value-type="float" office:value="0.461858" calcext:value-type="float">
            <text:p>0,461858</text:p>
          </table:table-cell>
          <table:table-cell office:value-type="float" office:value="0.348282" calcext:value-type="float">
            <text:p>0,348282</text:p>
          </table:table-cell>
          <table:table-cell office:value-type="float" office:value="0.748932" calcext:value-type="float">
            <text:p>0,748932</text:p>
          </table:table-cell>
          <table:table-cell office:value-type="float" office:value="0.152215" calcext:value-type="float">
            <text:p>0,152215</text:p>
          </table:table-cell>
          <table:table-cell office:value-type="float" office:value="0.628698" calcext:value-type="float">
            <text:p>0,628698</text:p>
          </table:table-cell>
          <table:table-cell office:value-type="float" office:value="0.311276" calcext:value-type="float">
            <text:p>0,311276</text:p>
          </table:table-cell>
          <table:table-cell office:value-type="float" office:value="0.596255" calcext:value-type="float">
            <text:p>0,596255</text:p>
          </table:table-cell>
          <table:table-cell office:value-type="float" office:value="0.136466" calcext:value-type="float">
            <text:p>0,136466</text:p>
          </table:table-cell>
          <table:table-cell office:value-type="float" office:value="0.297366" calcext:value-type="float">
            <text:p>0,297366</text:p>
          </table:table-cell>
          <table:table-cell office:value-type="float" office:value="0.589052" calcext:value-type="float">
            <text:p>0,589052</text:p>
          </table:table-cell>
          <table:table-cell office:value-type="float" office:value="0.135616" calcext:value-type="float">
            <text:p>0,135616</text:p>
          </table:table-cell>
          <table:table-cell office:value-type="float" office:value="0.486336" calcext:value-type="float">
            <text:p>0,486336</text:p>
          </table:table-cell>
          <table:table-cell office:value-type="float" office:value="0.178248" calcext:value-type="float">
            <text:p>0,178248</text:p>
          </table:table-cell>
          <table:table-cell office:value-type="float" office:value="0.379771" calcext:value-type="float">
            <text:p>0,379771</text:p>
          </table:table-cell>
          <table:table-cell office:value-type="float" office:value="0.379228" calcext:value-type="float">
            <text:p>0,379228</text:p>
          </table:table-cell>
          <table:table-cell office:value-type="float" office:value="1.34535" calcext:value-type="float">
            <text:p>1,34535</text:p>
          </table:table-cell>
          <table:table-cell office:value-type="float" office:value="0.157839" calcext:value-type="float">
            <text:p>0,157839</text:p>
          </table:table-cell>
          <table:table-cell office:value-type="float" office:value="1.02447" calcext:value-type="float">
            <text:p>1,02447</text:p>
          </table:table-cell>
          <table:table-cell office:value-type="float" office:value="1.1527" calcext:value-type="float">
            <text:p>1,1527</text:p>
          </table:table-cell>
          <table:table-cell office:value-type="float" office:value="1.1414" calcext:value-type="float">
            <text:p>1,1414</text:p>
          </table:table-cell>
          <table:table-cell office:value-type="float" office:value="0.163781" calcext:value-type="float">
            <text:p>0,163781</text:p>
          </table:table-cell>
          <table:table-cell office:value-type="float" office:value="0.148678" calcext:value-type="float">
            <text:p>0,148678</text:p>
          </table:table-cell>
          <table:table-cell office:value-type="float" office:value="0.585874" calcext:value-type="float">
            <text:p>0,585874</text:p>
          </table:table-cell>
          <table:table-cell office:value-type="float" office:value="0.192725" calcext:value-type="float">
            <text:p>0,192725</text:p>
          </table:table-cell>
          <table:table-cell office:value-type="float" office:value="1.22468" calcext:value-type="float">
            <text:p>1,22468</text:p>
          </table:table-cell>
          <table:table-cell office:value-type="float" office:value="0.974598" calcext:value-type="float">
            <text:p>0,974598</text:p>
          </table:table-cell>
          <table:table-cell office:value-type="float" office:value="0.782473" calcext:value-type="float">
            <text:p>0,782473</text:p>
          </table:table-cell>
          <table:table-cell office:value-type="float" office:value="0.973339" calcext:value-type="float">
            <text:p>0,973339</text:p>
          </table:table-cell>
          <table:table-cell office:value-type="float" office:value="0.539848" calcext:value-type="float">
            <text:p>0,539848</text:p>
          </table:table-cell>
          <table:table-cell office:value-type="float" office:value="0.150567" calcext:value-type="float">
            <text:p>0,150567</text:p>
          </table:table-cell>
          <table:table-cell office:value-type="float" office:value="0.0798969" calcext:value-type="float">
            <text:p>0,0798969</text:p>
          </table:table-cell>
          <table:table-cell office:value-type="float" office:value="0.0818949" calcext:value-type="float">
            <text:p>0,0818949</text:p>
          </table:table-cell>
          <table:table-cell office:value-type="float" office:value="0.0743921" calcext:value-type="float">
            <text:p>0,0743921</text:p>
          </table:table-cell>
          <table:table-cell office:value-type="float" office:value="0.0614419" calcext:value-type="float">
            <text:p>0,0614419</text:p>
          </table:table-cell>
          <table:table-cell office:value-type="float" office:value="0.07021" calcext:value-type="float">
            <text:p>0,07021</text:p>
          </table:table-cell>
          <table:table-cell office:value-type="float" office:value="0.38326" calcext:value-type="float">
            <text:p>0,38326</text:p>
          </table:table-cell>
          <table:table-cell office:value-type="float" office:value="0.364126" calcext:value-type="float">
            <text:p>0,364126</text:p>
          </table:table-cell>
          <table:table-cell office:value-type="float" office:value="0.758822" calcext:value-type="float">
            <text:p>0,758822</text:p>
          </table:table-cell>
          <table:table-cell office:value-type="float" office:value="0.50698" calcext:value-type="float">
            <text:p>0,50698</text:p>
          </table:table-cell>
          <table:table-cell office:value-type="float" office:value="0.461446" calcext:value-type="float">
            <text:p>0,461446</text:p>
          </table:table-cell>
          <table:table-cell office:value-type="float" office:value="0.422005" calcext:value-type="float">
            <text:p>0,422005</text:p>
          </table:table-cell>
          <table:table-cell office:value-type="float" office:value="0.703375" calcext:value-type="float">
            <text:p>0,703375</text:p>
          </table:table-cell>
          <table:table-cell office:value-type="float" office:value="0.878772" calcext:value-type="float">
            <text:p>0,878772</text:p>
          </table:table-cell>
          <table:table-cell office:value-type="float" office:value="0.499601" calcext:value-type="float">
            <text:p>0,499601</text:p>
          </table:table-cell>
          <table:table-cell office:value-type="float" office:value="0.160818" calcext:value-type="float">
            <text:p>0,160818</text:p>
          </table:table-cell>
          <table:table-cell office:value-type="float" office:value="0.184056" calcext:value-type="float">
            <text:p>0,184056</text:p>
          </table:table-cell>
          <table:table-cell office:value-type="float" office:value="0.459901" calcext:value-type="float">
            <text:p>0,459901</text:p>
          </table:table-cell>
          <table:table-cell office:value-type="float" office:value="1.97359" calcext:value-type="float">
            <text:p>1,97359</text:p>
          </table:table-cell>
          <table:table-cell office:value-type="float" office:value="0.410132" calcext:value-type="float">
            <text:p>0,410132</text:p>
          </table:table-cell>
          <table:table-cell office:value-type="float" office:value="0.0950758" calcext:value-type="float">
            <text:p>0,0950758</text:p>
          </table:table-cell>
          <table:table-cell office:value-type="float" office:value="0.295321" calcext:value-type="float">
            <text:p>0,295321</text:p>
          </table:table-cell>
          <table:table-cell table:number-columns-repeated="4"/>
          <table:table-cell table:formula="of:=MIN([.A183:.BL183])" office:value-type="float" office:value="0.0614419" calcext:value-type="float">
            <text:p>0,0614419</text:p>
          </table:table-cell>
          <table:table-cell table:formula="of:=MAX([.A183:.BL183])" office:value-type="float" office:value="1.97359" calcext:value-type="float">
            <text:p>1,97359</text:p>
          </table:table-cell>
          <table:table-cell table:number-columns-repeated="7"/>
        </table:table-row>
        <table:table-row table:style-name="ro1">
          <table:table-cell office:value-type="float" office:value="0.132152" calcext:value-type="float">
            <text:p>0,132152</text:p>
          </table:table-cell>
          <table:table-cell office:value-type="float" office:value="0.154241" calcext:value-type="float">
            <text:p>0,154241</text:p>
          </table:table-cell>
          <table:table-cell office:value-type="float" office:value="0.165219" calcext:value-type="float">
            <text:p>0,165219</text:p>
          </table:table-cell>
          <table:table-cell office:value-type="float" office:value="0.142716" calcext:value-type="float">
            <text:p>0,142716</text:p>
          </table:table-cell>
          <table:table-cell office:value-type="float" office:value="0.15531" calcext:value-type="float">
            <text:p>0,15531</text:p>
          </table:table-cell>
          <table:table-cell office:value-type="float" office:value="0.147526" calcext:value-type="float">
            <text:p>0,147526</text:p>
          </table:table-cell>
          <table:table-cell office:value-type="float" office:value="0.147929" calcext:value-type="float">
            <text:p>0,147929</text:p>
          </table:table-cell>
          <table:table-cell office:value-type="float" office:value="0.488699" calcext:value-type="float">
            <text:p>0,488699</text:p>
          </table:table-cell>
          <table:table-cell office:value-type="float" office:value="0.158063" calcext:value-type="float">
            <text:p>0,158063</text:p>
          </table:table-cell>
          <table:table-cell office:value-type="float" office:value="0.158672" calcext:value-type="float">
            <text:p>0,158672</text:p>
          </table:table-cell>
          <table:table-cell office:value-type="float" office:value="0.329489" calcext:value-type="float">
            <text:p>0,329489</text:p>
          </table:table-cell>
          <table:table-cell office:value-type="float" office:value="0.121047" calcext:value-type="float">
            <text:p>0,121047</text:p>
          </table:table-cell>
          <table:table-cell office:value-type="float" office:value="0.14263" calcext:value-type="float">
            <text:p>0,14263</text:p>
          </table:table-cell>
          <table:table-cell office:value-type="float" office:value="0.152679" calcext:value-type="float">
            <text:p>0,152679</text:p>
          </table:table-cell>
          <table:table-cell office:value-type="float" office:value="0.163468" calcext:value-type="float">
            <text:p>0,163468</text:p>
          </table:table-cell>
          <table:table-cell office:value-type="float" office:value="0.147349" calcext:value-type="float">
            <text:p>0,147349</text:p>
          </table:table-cell>
          <table:table-cell office:value-type="float" office:value="0.169788" calcext:value-type="float">
            <text:p>0,169788</text:p>
          </table:table-cell>
          <table:table-cell office:value-type="float" office:value="0.184063" calcext:value-type="float">
            <text:p>0,184063</text:p>
          </table:table-cell>
          <table:table-cell office:value-type="float" office:value="0.137868" calcext:value-type="float">
            <text:p>0,137868</text:p>
          </table:table-cell>
          <table:table-cell office:value-type="float" office:value="0.274201" calcext:value-type="float">
            <text:p>0,274201</text:p>
          </table:table-cell>
          <table:table-cell office:value-type="float" office:value="0.270216" calcext:value-type="float">
            <text:p>0,270216</text:p>
          </table:table-cell>
          <table:table-cell office:value-type="float" office:value="0.154528" calcext:value-type="float">
            <text:p>0,154528</text:p>
          </table:table-cell>
          <table:table-cell office:value-type="float" office:value="0.164263" calcext:value-type="float">
            <text:p>0,164263</text:p>
          </table:table-cell>
          <table:table-cell office:value-type="float" office:value="0.188413" calcext:value-type="float">
            <text:p>0,188413</text:p>
          </table:table-cell>
          <table:table-cell office:value-type="float" office:value="0.171272" calcext:value-type="float">
            <text:p>0,171272</text:p>
          </table:table-cell>
          <table:table-cell office:value-type="float" office:value="0.145492" calcext:value-type="float">
            <text:p>0,145492</text:p>
          </table:table-cell>
          <table:table-cell office:value-type="float" office:value="0.160186" calcext:value-type="float">
            <text:p>0,160186</text:p>
          </table:table-cell>
          <table:table-cell office:value-type="float" office:value="0.153564" calcext:value-type="float">
            <text:p>0,153564</text:p>
          </table:table-cell>
          <table:table-cell office:value-type="float" office:value="0.139767" calcext:value-type="float">
            <text:p>0,139767</text:p>
          </table:table-cell>
          <table:table-cell office:value-type="float" office:value="0.151557" calcext:value-type="float">
            <text:p>0,151557</text:p>
          </table:table-cell>
          <table:table-cell office:value-type="float" office:value="1.29216" calcext:value-type="float">
            <text:p>1,29216</text:p>
          </table:table-cell>
          <table:table-cell office:value-type="float" office:value="1.40569" calcext:value-type="float">
            <text:p>1,40569</text:p>
          </table:table-cell>
          <table:table-cell office:value-type="float" office:value="0.139236" calcext:value-type="float">
            <text:p>0,139236</text:p>
          </table:table-cell>
          <table:table-cell office:value-type="float" office:value="0.165351" calcext:value-type="float">
            <text:p>0,165351</text:p>
          </table:table-cell>
          <table:table-cell office:value-type="float" office:value="1.58133" calcext:value-type="float">
            <text:p>1,58133</text:p>
          </table:table-cell>
          <table:table-cell office:value-type="float" office:value="1.25303" calcext:value-type="float">
            <text:p>1,25303</text:p>
          </table:table-cell>
          <table:table-cell office:value-type="float" office:value="1.43354" calcext:value-type="float">
            <text:p>1,43354</text:p>
          </table:table-cell>
          <table:table-cell office:value-type="float" office:value="1.2808" calcext:value-type="float">
            <text:p>1,2808</text:p>
          </table:table-cell>
          <table:table-cell office:value-type="float" office:value="1.53014" calcext:value-type="float">
            <text:p>1,53014</text:p>
          </table:table-cell>
          <table:table-cell office:value-type="float" office:value="1.70291" calcext:value-type="float">
            <text:p>1,70291</text:p>
          </table:table-cell>
          <table:table-cell office:value-type="float" office:value="1.76235" calcext:value-type="float">
            <text:p>1,76235</text:p>
          </table:table-cell>
          <table:table-cell office:value-type="float" office:value="1.43901" calcext:value-type="float">
            <text:p>1,43901</text:p>
          </table:table-cell>
          <table:table-cell office:value-type="float" office:value="1.13839" calcext:value-type="float">
            <text:p>1,13839</text:p>
          </table:table-cell>
          <table:table-cell office:value-type="float" office:value="0.844581" calcext:value-type="float">
            <text:p>0,844581</text:p>
          </table:table-cell>
          <table:table-cell office:value-type="float" office:value="0.147009" calcext:value-type="float">
            <text:p>0,147009</text:p>
          </table:table-cell>
          <table:table-cell office:value-type="float" office:value="1.88243" calcext:value-type="float">
            <text:p>1,88243</text:p>
          </table:table-cell>
          <table:table-cell office:value-type="float" office:value="1.85411" calcext:value-type="float">
            <text:p>1,85411</text:p>
          </table:table-cell>
          <table:table-cell office:value-type="float" office:value="1.54105" calcext:value-type="float">
            <text:p>1,54105</text:p>
          </table:table-cell>
          <table:table-cell office:value-type="float" office:value="1.54807" calcext:value-type="float">
            <text:p>1,54807</text:p>
          </table:table-cell>
          <table:table-cell office:value-type="float" office:value="1.95615" calcext:value-type="float">
            <text:p>1,95615</text:p>
          </table:table-cell>
          <table:table-cell office:value-type="float" office:value="1.54074" calcext:value-type="float">
            <text:p>1,54074</text:p>
          </table:table-cell>
          <table:table-cell office:value-type="float" office:value="0.144955" calcext:value-type="float">
            <text:p>0,144955</text:p>
          </table:table-cell>
          <table:table-cell office:value-type="float" office:value="1.072" calcext:value-type="float">
            <text:p>1,072</text:p>
          </table:table-cell>
          <table:table-cell office:value-type="float" office:value="1.2354" calcext:value-type="float">
            <text:p>1,2354</text:p>
          </table:table-cell>
          <table:table-cell office:value-type="float" office:value="1.38766" calcext:value-type="float">
            <text:p>1,38766</text:p>
          </table:table-cell>
          <table:table-cell office:value-type="float" office:value="1.18286" calcext:value-type="float">
            <text:p>1,18286</text:p>
          </table:table-cell>
          <table:table-cell office:value-type="float" office:value="1.0267" calcext:value-type="float">
            <text:p>1,0267</text:p>
          </table:table-cell>
          <table:table-cell office:value-type="float" office:value="1.56268" calcext:value-type="float">
            <text:p>1,56268</text:p>
          </table:table-cell>
          <table:table-cell office:value-type="float" office:value="0.143393" calcext:value-type="float">
            <text:p>0,143393</text:p>
          </table:table-cell>
          <table:table-cell office:value-type="float" office:value="0.196666" calcext:value-type="float">
            <text:p>0,196666</text:p>
          </table:table-cell>
          <table:table-cell office:value-type="float" office:value="1.72095" calcext:value-type="float">
            <text:p>1,72095</text:p>
          </table:table-cell>
          <table:table-cell office:value-type="float" office:value="1.2264" calcext:value-type="float">
            <text:p>1,2264</text:p>
          </table:table-cell>
          <table:table-cell office:value-type="float" office:value="0.0440521" calcext:value-type="float">
            <text:p>0,0440521</text:p>
          </table:table-cell>
          <table:table-cell office:value-type="float" office:value="0.0539129" calcext:value-type="float">
            <text:p>0,0539129</text:p>
          </table:table-cell>
          <table:table-cell table:number-columns-repeated="4"/>
          <table:table-cell table:formula="of:=MIN([.A184:.BL184])" office:value-type="float" office:value="0.0440521" calcext:value-type="float">
            <text:p>0,0440521</text:p>
          </table:table-cell>
          <table:table-cell table:formula="of:=MAX([.A184:.BL184])" office:value-type="float" office:value="1.95615" calcext:value-type="float">
            <text:p>1,95615</text:p>
          </table:table-cell>
          <table:table-cell table:number-columns-repeated="7"/>
        </table:table-row>
        <table:table-row table:style-name="ro1">
          <table:table-cell office:value-type="float" office:value="0.067765" calcext:value-type="float">
            <text:p>0,067765</text:p>
          </table:table-cell>
          <table:table-cell office:value-type="float" office:value="0.0632949" calcext:value-type="float">
            <text:p>0,0632949</text:p>
          </table:table-cell>
          <table:table-cell office:value-type="float" office:value="0.0468018" calcext:value-type="float">
            <text:p>0,0468018</text:p>
          </table:table-cell>
          <table:table-cell office:value-type="float" office:value="0.0676992" calcext:value-type="float">
            <text:p>0,0676992</text:p>
          </table:table-cell>
          <table:table-cell office:value-type="float" office:value="0.066438" calcext:value-type="float">
            <text:p>0,066438</text:p>
          </table:table-cell>
          <table:table-cell office:value-type="float" office:value="0.0718319" calcext:value-type="float">
            <text:p>0,0718319</text:p>
          </table:table-cell>
          <table:table-cell office:value-type="float" office:value="0.069417" calcext:value-type="float">
            <text:p>0,069417</text:p>
          </table:table-cell>
          <table:table-cell office:value-type="float" office:value="0.064544" calcext:value-type="float">
            <text:p>0,064544</text:p>
          </table:table-cell>
          <table:table-cell office:value-type="float" office:value="0.0669508" calcext:value-type="float">
            <text:p>0,0669508</text:p>
          </table:table-cell>
          <table:table-cell office:value-type="float" office:value="0.070209" calcext:value-type="float">
            <text:p>0,070209</text:p>
          </table:table-cell>
          <table:table-cell office:value-type="float" office:value="0.066782" calcext:value-type="float">
            <text:p>0,066782</text:p>
          </table:table-cell>
          <table:table-cell office:value-type="float" office:value="0.0665781" calcext:value-type="float">
            <text:p>0,0665781</text:p>
          </table:table-cell>
          <table:table-cell office:value-type="float" office:value="0.0685329" calcext:value-type="float">
            <text:p>0,0685329</text:p>
          </table:table-cell>
          <table:table-cell office:value-type="float" office:value="0.065222" calcext:value-type="float">
            <text:p>0,065222</text:p>
          </table:table-cell>
          <table:table-cell office:value-type="float" office:value="0.780163" calcext:value-type="float">
            <text:p>0,780163</text:p>
          </table:table-cell>
          <table:table-cell office:value-type="float" office:value="0.750119" calcext:value-type="float">
            <text:p>0,750119</text:p>
          </table:table-cell>
          <table:table-cell office:value-type="float" office:value="0.719364" calcext:value-type="float">
            <text:p>0,719364</text:p>
          </table:table-cell>
          <table:table-cell office:value-type="float" office:value="0.675211" calcext:value-type="float">
            <text:p>0,675211</text:p>
          </table:table-cell>
          <table:table-cell office:value-type="float" office:value="0.641918" calcext:value-type="float">
            <text:p>0,641918</text:p>
          </table:table-cell>
          <table:table-cell office:value-type="float" office:value="0.601316" calcext:value-type="float">
            <text:p>0,601316</text:p>
          </table:table-cell>
          <table:table-cell office:value-type="float" office:value="0.563277" calcext:value-type="float">
            <text:p>0,563277</text:p>
          </table:table-cell>
          <table:table-cell office:value-type="float" office:value="0.521796" calcext:value-type="float">
            <text:p>0,521796</text:p>
          </table:table-cell>
          <table:table-cell office:value-type="float" office:value="0.48266" calcext:value-type="float">
            <text:p>0,48266</text:p>
          </table:table-cell>
          <table:table-cell office:value-type="float" office:value="0.45127" calcext:value-type="float">
            <text:p>0,45127</text:p>
          </table:table-cell>
          <table:table-cell office:value-type="float" office:value="0.418256" calcext:value-type="float">
            <text:p>0,418256</text:p>
          </table:table-cell>
          <table:table-cell office:value-type="float" office:value="0.404773" calcext:value-type="float">
            <text:p>0,404773</text:p>
          </table:table-cell>
          <table:table-cell office:value-type="float" office:value="0.405667" calcext:value-type="float">
            <text:p>0,405667</text:p>
          </table:table-cell>
          <table:table-cell office:value-type="float" office:value="0.41191" calcext:value-type="float">
            <text:p>0,41191</text:p>
          </table:table-cell>
          <table:table-cell office:value-type="float" office:value="0.427421" calcext:value-type="float">
            <text:p>0,427421</text:p>
          </table:table-cell>
          <table:table-cell office:value-type="float" office:value="0.438697" calcext:value-type="float">
            <text:p>0,438697</text:p>
          </table:table-cell>
          <table:table-cell office:value-type="float" office:value="0.455829" calcext:value-type="float">
            <text:p>0,455829</text:p>
          </table:table-cell>
          <table:table-cell office:value-type="float" office:value="0.484423" calcext:value-type="float">
            <text:p>0,484423</text:p>
          </table:table-cell>
          <table:table-cell office:value-type="float" office:value="1.26735" calcext:value-type="float">
            <text:p>1,26735</text:p>
          </table:table-cell>
          <table:table-cell office:value-type="float" office:value="0.503779" calcext:value-type="float">
            <text:p>0,503779</text:p>
          </table:table-cell>
          <table:table-cell office:value-type="float" office:value="0.527481" calcext:value-type="float">
            <text:p>0,527481</text:p>
          </table:table-cell>
          <table:table-cell office:value-type="float" office:value="1.74148" calcext:value-type="float">
            <text:p>1,74148</text:p>
          </table:table-cell>
          <table:table-cell office:value-type="float" office:value="0.543163" calcext:value-type="float">
            <text:p>0,543163</text:p>
          </table:table-cell>
          <table:table-cell office:value-type="float" office:value="1.65645" calcext:value-type="float">
            <text:p>1,65645</text:p>
          </table:table-cell>
          <table:table-cell office:value-type="float" office:value="0.555154" calcext:value-type="float">
            <text:p>0,555154</text:p>
          </table:table-cell>
          <table:table-cell office:value-type="float" office:value="1.56034" calcext:value-type="float">
            <text:p>1,56034</text:p>
          </table:table-cell>
          <table:table-cell office:value-type="float" office:value="1.82539" calcext:value-type="float">
            <text:p>1,82539</text:p>
          </table:table-cell>
          <table:table-cell office:value-type="float" office:value="1.51414" calcext:value-type="float">
            <text:p>1,51414</text:p>
          </table:table-cell>
          <table:table-cell office:value-type="float" office:value="0.552744" calcext:value-type="float">
            <text:p>0,552744</text:p>
          </table:table-cell>
          <table:table-cell office:value-type="float" office:value="1.34295" calcext:value-type="float">
            <text:p>1,34295</text:p>
          </table:table-cell>
          <table:table-cell office:value-type="float" office:value="0.545203" calcext:value-type="float">
            <text:p>0,545203</text:p>
          </table:table-cell>
          <table:table-cell office:value-type="float" office:value="0.534968" calcext:value-type="float">
            <text:p>0,534968</text:p>
          </table:table-cell>
          <table:table-cell office:value-type="float" office:value="1.66901" calcext:value-type="float">
            <text:p>1,66901</text:p>
          </table:table-cell>
          <table:table-cell office:value-type="float" office:value="0.799162" calcext:value-type="float">
            <text:p>0,799162</text:p>
          </table:table-cell>
          <table:table-cell office:value-type="float" office:value="1.37783" calcext:value-type="float">
            <text:p>1,37783</text:p>
          </table:table-cell>
          <table:table-cell office:value-type="float" office:value="1.58411" calcext:value-type="float">
            <text:p>1,58411</text:p>
          </table:table-cell>
          <table:table-cell office:value-type="float" office:value="0.749068" calcext:value-type="float">
            <text:p>0,749068</text:p>
          </table:table-cell>
          <table:table-cell office:value-type="float" office:value="0.727922" calcext:value-type="float">
            <text:p>0,727922</text:p>
          </table:table-cell>
          <table:table-cell office:value-type="float" office:value="1.94451" calcext:value-type="float">
            <text:p>1,94451</text:p>
          </table:table-cell>
          <table:table-cell office:value-type="float" office:value="1.84049" calcext:value-type="float">
            <text:p>1,84049</text:p>
          </table:table-cell>
          <table:table-cell office:value-type="float" office:value="1.24988" calcext:value-type="float">
            <text:p>1,24988</text:p>
          </table:table-cell>
          <table:table-cell office:value-type="float" office:value="1.2015" calcext:value-type="float">
            <text:p>1,2015</text:p>
          </table:table-cell>
          <table:table-cell office:value-type="float" office:value="1.99189" calcext:value-type="float">
            <text:p>1,99189</text:p>
          </table:table-cell>
          <table:table-cell office:value-type="float" office:value="2.00163" calcext:value-type="float">
            <text:p>2,00163</text:p>
          </table:table-cell>
          <table:table-cell office:value-type="float" office:value="1.61947" calcext:value-type="float">
            <text:p>1,61947</text:p>
          </table:table-cell>
          <table:table-cell office:value-type="float" office:value="1.41875" calcext:value-type="float">
            <text:p>1,41875</text:p>
          </table:table-cell>
          <table:table-cell office:value-type="float" office:value="1.49493" calcext:value-type="float">
            <text:p>1,49493</text:p>
          </table:table-cell>
          <table:table-cell office:value-type="float" office:value="1.36293" calcext:value-type="float">
            <text:p>1,36293</text:p>
          </table:table-cell>
          <table:table-cell office:value-type="float" office:value="0.122318" calcext:value-type="float">
            <text:p>0,122318</text:p>
          </table:table-cell>
          <table:table-cell office:value-type="float" office:value="0.0586541" calcext:value-type="float">
            <text:p>0,0586541</text:p>
          </table:table-cell>
          <table:table-cell table:number-columns-repeated="4"/>
          <table:table-cell table:formula="of:=MIN([.A185:.BL185])" office:value-type="float" office:value="0.0468018" calcext:value-type="float">
            <text:p>0,0468018</text:p>
          </table:table-cell>
          <table:table-cell table:formula="of:=MAX([.A185:.BL185])" office:value-type="float" office:value="2.00163" calcext:value-type="float">
            <text:p>2,00163</text:p>
          </table:table-cell>
          <table:table-cell table:number-columns-repeated="7"/>
        </table:table-row>
        <table:table-row table:style-name="ro1">
          <table:table-cell office:value-type="float" office:value="0.146243" calcext:value-type="float">
            <text:p>0,146243</text:p>
          </table:table-cell>
          <table:table-cell office:value-type="float" office:value="0.160463" calcext:value-type="float">
            <text:p>0,160463</text:p>
          </table:table-cell>
          <table:table-cell office:value-type="float" office:value="0.161334" calcext:value-type="float">
            <text:p>0,161334</text:p>
          </table:table-cell>
          <table:table-cell office:value-type="float" office:value="0.174908" calcext:value-type="float">
            <text:p>0,174908</text:p>
          </table:table-cell>
          <table:table-cell office:value-type="float" office:value="0.146156" calcext:value-type="float">
            <text:p>0,146156</text:p>
          </table:table-cell>
          <table:table-cell office:value-type="float" office:value="0.1407" calcext:value-type="float">
            <text:p>0,1407</text:p>
          </table:table-cell>
          <table:table-cell office:value-type="float" office:value="0.0647299" calcext:value-type="float">
            <text:p>0,0647299</text:p>
          </table:table-cell>
          <table:table-cell office:value-type="float" office:value="0.114098" calcext:value-type="float">
            <text:p>0,114098</text:p>
          </table:table-cell>
          <table:table-cell office:value-type="float" office:value="0.085824" calcext:value-type="float">
            <text:p>0,085824</text:p>
          </table:table-cell>
          <table:table-cell office:value-type="float" office:value="0.31289" calcext:value-type="float">
            <text:p>0,31289</text:p>
          </table:table-cell>
          <table:table-cell office:value-type="float" office:value="0.308941" calcext:value-type="float">
            <text:p>0,308941</text:p>
          </table:table-cell>
          <table:table-cell office:value-type="float" office:value="0.228535" calcext:value-type="float">
            <text:p>0,228535</text:p>
          </table:table-cell>
          <table:table-cell office:value-type="float" office:value="0.255418" calcext:value-type="float">
            <text:p>0,255418</text:p>
          </table:table-cell>
          <table:table-cell office:value-type="float" office:value="0.410388" calcext:value-type="float">
            <text:p>0,410388</text:p>
          </table:table-cell>
          <table:table-cell office:value-type="float" office:value="0.206765" calcext:value-type="float">
            <text:p>0,206765</text:p>
          </table:table-cell>
          <table:table-cell office:value-type="float" office:value="0.279696" calcext:value-type="float">
            <text:p>0,279696</text:p>
          </table:table-cell>
          <table:table-cell office:value-type="float" office:value="0.246667" calcext:value-type="float">
            <text:p>0,246667</text:p>
          </table:table-cell>
          <table:table-cell office:value-type="float" office:value="0.256286" calcext:value-type="float">
            <text:p>0,256286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584" calcext:value-type="float">
            <text:p>0,30584</text:p>
          </table:table-cell>
          <table:table-cell office:value-type="float" office:value="0.254726" calcext:value-type="float">
            <text:p>0,254726</text:p>
          </table:table-cell>
          <table:table-cell office:value-type="float" office:value="0.238423" calcext:value-type="float">
            <text:p>0,238423</text:p>
          </table:table-cell>
          <table:table-cell office:value-type="float" office:value="0.327817" calcext:value-type="float">
            <text:p>0,327817</text:p>
          </table:table-cell>
          <table:table-cell office:value-type="float" office:value="0.251493" calcext:value-type="float">
            <text:p>0,251493</text:p>
          </table:table-cell>
          <table:table-cell office:value-type="float" office:value="0.220171" calcext:value-type="float">
            <text:p>0,220171</text:p>
          </table:table-cell>
          <table:table-cell office:value-type="float" office:value="0.221082" calcext:value-type="float">
            <text:p>0,221082</text:p>
          </table:table-cell>
          <table:table-cell office:value-type="float" office:value="0.290456" calcext:value-type="float">
            <text:p>0,290456</text:p>
          </table:table-cell>
          <table:table-cell office:value-type="float" office:value="0.218925" calcext:value-type="float">
            <text:p>0,218925</text:p>
          </table:table-cell>
          <table:table-cell office:value-type="float" office:value="0.282967" calcext:value-type="float">
            <text:p>0,282967</text:p>
          </table:table-cell>
          <table:table-cell office:value-type="float" office:value="0.228313" calcext:value-type="float">
            <text:p>0,228313</text:p>
          </table:table-cell>
          <table:table-cell office:value-type="float" office:value="0.824068" calcext:value-type="float">
            <text:p>0,824068</text:p>
          </table:table-cell>
          <table:table-cell office:value-type="float" office:value="0.220831" calcext:value-type="float">
            <text:p>0,220831</text:p>
          </table:table-cell>
          <table:table-cell office:value-type="float" office:value="0.302958" calcext:value-type="float">
            <text:p>0,302958</text:p>
          </table:table-cell>
          <table:table-cell office:value-type="float" office:value="0.495094" calcext:value-type="float">
            <text:p>0,495094</text:p>
          </table:table-cell>
          <table:table-cell office:value-type="float" office:value="0.788206" calcext:value-type="float">
            <text:p>0,788206</text:p>
          </table:table-cell>
          <table:table-cell office:value-type="float" office:value="0.508528" calcext:value-type="float">
            <text:p>0,508528</text:p>
          </table:table-cell>
          <table:table-cell office:value-type="float" office:value="0.2569" calcext:value-type="float">
            <text:p>0,2569</text:p>
          </table:table-cell>
          <table:table-cell office:value-type="float" office:value="0.216555" calcext:value-type="float">
            <text:p>0,216555</text:p>
          </table:table-cell>
          <table:table-cell office:value-type="float" office:value="0.212053" calcext:value-type="float">
            <text:p>0,212053</text:p>
          </table:table-cell>
          <table:table-cell office:value-type="float" office:value="0.276906" calcext:value-type="float">
            <text:p>0,276906</text:p>
          </table:table-cell>
          <table:table-cell office:value-type="float" office:value="0.213494" calcext:value-type="float">
            <text:p>0,213494</text:p>
          </table:table-cell>
          <table:table-cell office:value-type="float" office:value="0.251368" calcext:value-type="float">
            <text:p>0,251368</text:p>
          </table:table-cell>
          <table:table-cell office:value-type="float" office:value="0.211544" calcext:value-type="float">
            <text:p>0,211544</text:p>
          </table:table-cell>
          <table:table-cell office:value-type="float" office:value="0.205064" calcext:value-type="float">
            <text:p>0,205064</text:p>
          </table:table-cell>
          <table:table-cell office:value-type="float" office:value="1.36086" calcext:value-type="float">
            <text:p>1,36086</text:p>
          </table:table-cell>
          <table:table-cell office:value-type="float" office:value="0.269868" calcext:value-type="float">
            <text:p>0,269868</text:p>
          </table:table-cell>
          <table:table-cell office:value-type="float" office:value="0.192492" calcext:value-type="float">
            <text:p>0,192492</text:p>
          </table:table-cell>
          <table:table-cell office:value-type="float" office:value="0.211342" calcext:value-type="float">
            <text:p>0,211342</text:p>
          </table:table-cell>
          <table:table-cell office:value-type="float" office:value="0.298233" calcext:value-type="float">
            <text:p>0,298233</text:p>
          </table:table-cell>
          <table:table-cell office:value-type="float" office:value="1.53018" calcext:value-type="float">
            <text:p>1,53018</text:p>
          </table:table-cell>
          <table:table-cell office:value-type="float" office:value="1.54452" calcext:value-type="float">
            <text:p>1,54452</text:p>
          </table:table-cell>
          <table:table-cell office:value-type="float" office:value="0.182339" calcext:value-type="float">
            <text:p>0,182339</text:p>
          </table:table-cell>
          <table:table-cell office:value-type="float" office:value="1.49165" calcext:value-type="float">
            <text:p>1,49165</text:p>
          </table:table-cell>
          <table:table-cell office:value-type="float" office:value="0.145715" calcext:value-type="float">
            <text:p>0,145715</text:p>
          </table:table-cell>
          <table:table-cell office:value-type="float" office:value="0.415849" calcext:value-type="float">
            <text:p>0,415849</text:p>
          </table:table-cell>
          <table:table-cell office:value-type="float" office:value="1.78404" calcext:value-type="float">
            <text:p>1,78404</text:p>
          </table:table-cell>
          <table:table-cell office:value-type="float" office:value="0.146799" calcext:value-type="float">
            <text:p>0,146799</text:p>
          </table:table-cell>
          <table:table-cell office:value-type="float" office:value="0.133239" calcext:value-type="float">
            <text:p>0,133239</text:p>
          </table:table-cell>
          <table:table-cell office:value-type="float" office:value="0.300559" calcext:value-type="float">
            <text:p>0,300559</text:p>
          </table:table-cell>
          <table:table-cell office:value-type="float" office:value="0.748548" calcext:value-type="float">
            <text:p>0,748548</text:p>
          </table:table-cell>
          <table:table-cell office:value-type="float" office:value="0.305536" calcext:value-type="float">
            <text:p>0,305536</text:p>
          </table:table-cell>
          <table:table-cell office:value-type="float" office:value="0.045578" calcext:value-type="float">
            <text:p>0,045578</text:p>
          </table:table-cell>
          <table:table-cell office:value-type="float" office:value="0.0376139" calcext:value-type="float">
            <text:p>0,0376139</text:p>
          </table:table-cell>
          <table:table-cell office:value-type="float" office:value="0.108777" calcext:value-type="float">
            <text:p>0,108777</text:p>
          </table:table-cell>
          <table:table-cell table:number-columns-repeated="4"/>
          <table:table-cell table:formula="of:=MIN([.A186:.BL186])" office:value-type="float" office:value="0.0376139" calcext:value-type="float">
            <text:p>0,0376139</text:p>
          </table:table-cell>
          <table:table-cell table:formula="of:=MAX([.A186:.BL186])" office:value-type="float" office:value="1.78404" calcext:value-type="float">
            <text:p>1,78404</text:p>
          </table:table-cell>
          <table:table-cell table:number-columns-repeated="7"/>
        </table:table-row>
        <table:table-row table:style-name="ro1">
          <table:table-cell office:value-type="float" office:value="0.140391" calcext:value-type="float">
            <text:p>0,140391</text:p>
          </table:table-cell>
          <table:table-cell office:value-type="float" office:value="0.15279" calcext:value-type="float">
            <text:p>0,15279</text:p>
          </table:table-cell>
          <table:table-cell office:value-type="float" office:value="0.14318" calcext:value-type="float">
            <text:p>0,14318</text:p>
          </table:table-cell>
          <table:table-cell office:value-type="float" office:value="0.149129" calcext:value-type="float">
            <text:p>0,149129</text:p>
          </table:table-cell>
          <table:table-cell office:value-type="float" office:value="0.298193" calcext:value-type="float">
            <text:p>0,298193</text:p>
          </table:table-cell>
          <table:table-cell office:value-type="float" office:value="0.146898" calcext:value-type="float">
            <text:p>0,146898</text:p>
          </table:table-cell>
          <table:table-cell office:value-type="float" office:value="0.145284" calcext:value-type="float">
            <text:p>0,145284</text:p>
          </table:table-cell>
          <table:table-cell office:value-type="float" office:value="0.308159" calcext:value-type="float">
            <text:p>0,308159</text:p>
          </table:table-cell>
          <table:table-cell office:value-type="float" office:value="0.453145" calcext:value-type="float">
            <text:p>0,453145</text:p>
          </table:table-cell>
          <table:table-cell office:value-type="float" office:value="0.158741" calcext:value-type="float">
            <text:p>0,158741</text:p>
          </table:table-cell>
          <table:table-cell office:value-type="float" office:value="0.305197" calcext:value-type="float">
            <text:p>0,305197</text:p>
          </table:table-cell>
          <table:table-cell office:value-type="float" office:value="0.159228" calcext:value-type="float">
            <text:p>0,159228</text:p>
          </table:table-cell>
          <table:table-cell office:value-type="float" office:value="0.141697" calcext:value-type="float">
            <text:p>0,141697</text:p>
          </table:table-cell>
          <table:table-cell office:value-type="float" office:value="0.307519" calcext:value-type="float">
            <text:p>0,307519</text:p>
          </table:table-cell>
          <table:table-cell office:value-type="float" office:value="0.120324" calcext:value-type="float">
            <text:p>0,120324</text:p>
          </table:table-cell>
          <table:table-cell office:value-type="float" office:value="0.151411" calcext:value-type="float">
            <text:p>0,151411</text:p>
          </table:table-cell>
          <table:table-cell office:value-type="float" office:value="0.306756" calcext:value-type="float">
            <text:p>0,306756</text:p>
          </table:table-cell>
          <table:table-cell office:value-type="float" office:value="0.181593" calcext:value-type="float">
            <text:p>0,181593</text:p>
          </table:table-cell>
          <table:table-cell office:value-type="float" office:value="0.17822" calcext:value-type="float">
            <text:p>0,17822</text:p>
          </table:table-cell>
          <table:table-cell office:value-type="float" office:value="0.146252" calcext:value-type="float">
            <text:p>0,146252</text:p>
          </table:table-cell>
          <table:table-cell office:value-type="float" office:value="0.939217" calcext:value-type="float">
            <text:p>0,939217</text:p>
          </table:table-cell>
          <table:table-cell office:value-type="float" office:value="0.170867" calcext:value-type="float">
            <text:p>0,170867</text:p>
          </table:table-cell>
          <table:table-cell office:value-type="float" office:value="1.3841" calcext:value-type="float">
            <text:p>1,3841</text:p>
          </table:table-cell>
          <table:table-cell office:value-type="float" office:value="1.54604" calcext:value-type="float">
            <text:p>1,54604</text:p>
          </table:table-cell>
          <table:table-cell office:value-type="float" office:value="1.36566" calcext:value-type="float">
            <text:p>1,36566</text:p>
          </table:table-cell>
          <table:table-cell office:value-type="float" office:value="1.51479" calcext:value-type="float">
            <text:p>1,51479</text:p>
          </table:table-cell>
          <table:table-cell office:value-type="float" office:value="0.754793" calcext:value-type="float">
            <text:p>0,754793</text:p>
          </table:table-cell>
          <table:table-cell office:value-type="float" office:value="1.51734" calcext:value-type="float">
            <text:p>1,51734</text:p>
          </table:table-cell>
          <table:table-cell office:value-type="float" office:value="1.36889" calcext:value-type="float">
            <text:p>1,36889</text:p>
          </table:table-cell>
          <table:table-cell office:value-type="float" office:value="1.2259" calcext:value-type="float">
            <text:p>1,2259</text:p>
          </table:table-cell>
          <table:table-cell office:value-type="float" office:value="1.06535" calcext:value-type="float">
            <text:p>1,06535</text:p>
          </table:table-cell>
          <table:table-cell office:value-type="float" office:value="1.08208" calcext:value-type="float">
            <text:p>1,08208</text:p>
          </table:table-cell>
          <table:table-cell office:value-type="float" office:value="0.926356" calcext:value-type="float">
            <text:p>0,926356</text:p>
          </table:table-cell>
          <table:table-cell office:value-type="float" office:value="1.69964" calcext:value-type="float">
            <text:p>1,69964</text:p>
          </table:table-cell>
          <table:table-cell office:value-type="float" office:value="1.40499" calcext:value-type="float">
            <text:p>1,40499</text:p>
          </table:table-cell>
          <table:table-cell office:value-type="float" office:value="1.28243" calcext:value-type="float">
            <text:p>1,28243</text:p>
          </table:table-cell>
          <table:table-cell office:value-type="float" office:value="0.983262" calcext:value-type="float">
            <text:p>0,983262</text:p>
          </table:table-cell>
          <table:table-cell office:value-type="float" office:value="0.853059" calcext:value-type="float">
            <text:p>0,853059</text:p>
          </table:table-cell>
          <table:table-cell office:value-type="float" office:value="0.383032" calcext:value-type="float">
            <text:p>0,383032</text:p>
          </table:table-cell>
          <table:table-cell office:value-type="float" office:value="0.58477" calcext:value-type="float">
            <text:p>0,58477</text:p>
          </table:table-cell>
          <table:table-cell office:value-type="float" office:value="0.137672" calcext:value-type="float">
            <text:p>0,137672</text:p>
          </table:table-cell>
          <table:table-cell office:value-type="float" office:value="0.44075" calcext:value-type="float">
            <text:p>0,44075</text:p>
          </table:table-cell>
          <table:table-cell office:value-type="float" office:value="0.617981" calcext:value-type="float">
            <text:p>0,617981</text:p>
          </table:table-cell>
          <table:table-cell office:value-type="float" office:value="1.70638" calcext:value-type="float">
            <text:p>1,70638</text:p>
          </table:table-cell>
          <table:table-cell office:value-type="float" office:value="0.815136" calcext:value-type="float">
            <text:p>0,815136</text:p>
          </table:table-cell>
          <table:table-cell office:value-type="float" office:value="0.846338" calcext:value-type="float">
            <text:p>0,846338</text:p>
          </table:table-cell>
          <table:table-cell office:value-type="float" office:value="0.366854" calcext:value-type="float">
            <text:p>0,366854</text:p>
          </table:table-cell>
          <table:table-cell office:value-type="float" office:value="0.717436" calcext:value-type="float">
            <text:p>0,717436</text:p>
          </table:table-cell>
          <table:table-cell office:value-type="float" office:value="0.140738" calcext:value-type="float">
            <text:p>0,140738</text:p>
          </table:table-cell>
          <table:table-cell office:value-type="float" office:value="1.80243" calcext:value-type="float">
            <text:p>1,80243</text:p>
          </table:table-cell>
          <table:table-cell office:value-type="float" office:value="0.460321" calcext:value-type="float">
            <text:p>0,460321</text:p>
          </table:table-cell>
          <table:table-cell office:value-type="float" office:value="0.355464" calcext:value-type="float">
            <text:p>0,355464</text:p>
          </table:table-cell>
          <table:table-cell office:value-type="float" office:value="0.691761" calcext:value-type="float">
            <text:p>0,691761</text:p>
          </table:table-cell>
          <table:table-cell office:value-type="float" office:value="0.131292" calcext:value-type="float">
            <text:p>0,131292</text:p>
          </table:table-cell>
          <table:table-cell office:value-type="float" office:value="0.133067" calcext:value-type="float">
            <text:p>0,133067</text:p>
          </table:table-cell>
          <table:table-cell office:value-type="float" office:value="0.0437281" calcext:value-type="float">
            <text:p>0,0437281</text:p>
          </table:table-cell>
          <table:table-cell office:value-type="float" office:value="0.0612679" calcext:value-type="float">
            <text:p>0,0612679</text:p>
          </table:table-cell>
          <table:table-cell office:value-type="float" office:value="0.0843132" calcext:value-type="float">
            <text:p>0,0843132</text:p>
          </table:table-cell>
          <table:table-cell office:value-type="float" office:value="0.318704" calcext:value-type="float">
            <text:p>0,318704</text:p>
          </table:table-cell>
          <table:table-cell office:value-type="float" office:value="0.0709169" calcext:value-type="float">
            <text:p>0,0709169</text:p>
          </table:table-cell>
          <table:table-cell office:value-type="float" office:value="0.588751" calcext:value-type="float">
            <text:p>0,588751</text:p>
          </table:table-cell>
          <table:table-cell office:value-type="float" office:value="0.46902" calcext:value-type="float">
            <text:p>0,46902</text:p>
          </table:table-cell>
          <table:table-cell office:value-type="float" office:value="0.926803" calcext:value-type="float">
            <text:p>0,926803</text:p>
          </table:table-cell>
          <table:table-cell office:value-type="float" office:value="0.240947" calcext:value-type="float">
            <text:p>0,240947</text:p>
          </table:table-cell>
          <table:table-cell table:number-columns-repeated="4"/>
          <table:table-cell table:formula="of:=MIN([.A187:.BL187])" office:value-type="float" office:value="0.0437281" calcext:value-type="float">
            <text:p>0,0437281</text:p>
          </table:table-cell>
          <table:table-cell table:formula="of:=MAX([.A187:.BL187])" office:value-type="float" office:value="1.80243" calcext:value-type="float">
            <text:p>1,80243</text:p>
          </table:table-cell>
          <table:table-cell table:number-columns-repeated="7"/>
        </table:table-row>
        <table:table-row table:style-name="ro1">
          <table:table-cell office:value-type="float" office:value="0.147294" calcext:value-type="float">
            <text:p>0,147294</text:p>
          </table:table-cell>
          <table:table-cell office:value-type="float" office:value="0.17921" calcext:value-type="float">
            <text:p>0,17921</text:p>
          </table:table-cell>
          <table:table-cell office:value-type="float" office:value="0.151193" calcext:value-type="float">
            <text:p>0,151193</text:p>
          </table:table-cell>
          <table:table-cell office:value-type="float" office:value="0.151616" calcext:value-type="float">
            <text:p>0,151616</text:p>
          </table:table-cell>
          <table:table-cell office:value-type="float" office:value="0.151653" calcext:value-type="float">
            <text:p>0,151653</text:p>
          </table:table-cell>
          <table:table-cell office:value-type="float" office:value="0.151924" calcext:value-type="float">
            <text:p>0,151924</text:p>
          </table:table-cell>
          <table:table-cell office:value-type="float" office:value="0.475356" calcext:value-type="float">
            <text:p>0,475356</text:p>
          </table:table-cell>
          <table:table-cell office:value-type="float" office:value="0.332819" calcext:value-type="float">
            <text:p>0,332819</text:p>
          </table:table-cell>
          <table:table-cell office:value-type="float" office:value="0.430959" calcext:value-type="float">
            <text:p>0,430959</text:p>
          </table:table-cell>
          <table:table-cell office:value-type="float" office:value="0.151409" calcext:value-type="float">
            <text:p>0,151409</text:p>
          </table:table-cell>
          <table:table-cell office:value-type="float" office:value="0.289539" calcext:value-type="float">
            <text:p>0,289539</text:p>
          </table:table-cell>
          <table:table-cell office:value-type="float" office:value="0.159719" calcext:value-type="float">
            <text:p>0,159719</text:p>
          </table:table-cell>
          <table:table-cell office:value-type="float" office:value="0.287398" calcext:value-type="float">
            <text:p>0,287398</text:p>
          </table:table-cell>
          <table:table-cell office:value-type="float" office:value="0.304633" calcext:value-type="float">
            <text:p>0,304633</text:p>
          </table:table-cell>
          <table:table-cell office:value-type="float" office:value="0.319889" calcext:value-type="float">
            <text:p>0,319889</text:p>
          </table:table-cell>
          <table:table-cell office:value-type="float" office:value="0.16892" calcext:value-type="float">
            <text:p>0,16892</text:p>
          </table:table-cell>
          <table:table-cell office:value-type="float" office:value="0.153276" calcext:value-type="float">
            <text:p>0,153276</text:p>
          </table:table-cell>
          <table:table-cell office:value-type="float" office:value="0.174436" calcext:value-type="float">
            <text:p>0,174436</text:p>
          </table:table-cell>
          <table:table-cell office:value-type="float" office:value="0.749071" calcext:value-type="float">
            <text:p>0,749071</text:p>
          </table:table-cell>
          <table:table-cell office:value-type="float" office:value="0.153449" calcext:value-type="float">
            <text:p>0,153449</text:p>
          </table:table-cell>
          <table:table-cell office:value-type="float" office:value="0.339895" calcext:value-type="float">
            <text:p>0,339895</text:p>
          </table:table-cell>
          <table:table-cell office:value-type="float" office:value="0.479241" calcext:value-type="float">
            <text:p>0,479241</text:p>
          </table:table-cell>
          <table:table-cell office:value-type="float" office:value="0.347212" calcext:value-type="float">
            <text:p>0,347212</text:p>
          </table:table-cell>
          <table:table-cell office:value-type="float" office:value="0.401962" calcext:value-type="float">
            <text:p>0,401962</text:p>
          </table:table-cell>
          <table:table-cell office:value-type="float" office:value="0.850185" calcext:value-type="float">
            <text:p>0,850185</text:p>
          </table:table-cell>
          <table:table-cell office:value-type="float" office:value="0.516798" calcext:value-type="float">
            <text:p>0,516798</text:p>
          </table:table-cell>
          <table:table-cell office:value-type="float" office:value="1.51547" calcext:value-type="float">
            <text:p>1,51547</text:p>
          </table:table-cell>
          <table:table-cell office:value-type="float" office:value="1.39081" calcext:value-type="float">
            <text:p>1,39081</text:p>
          </table:table-cell>
          <table:table-cell office:value-type="float" office:value="0.468131" calcext:value-type="float">
            <text:p>0,468131</text:p>
          </table:table-cell>
          <table:table-cell office:value-type="float" office:value="1.25903" calcext:value-type="float">
            <text:p>1,25903</text:p>
          </table:table-cell>
          <table:table-cell office:value-type="float" office:value="1.18029" calcext:value-type="float">
            <text:p>1,18029</text:p>
          </table:table-cell>
          <table:table-cell office:value-type="float" office:value="0.473183" calcext:value-type="float">
            <text:p>0,473183</text:p>
          </table:table-cell>
          <table:table-cell office:value-type="float" office:value="0.474536" calcext:value-type="float">
            <text:p>0,474536</text:p>
          </table:table-cell>
          <table:table-cell office:value-type="float" office:value="0.411578" calcext:value-type="float">
            <text:p>0,411578</text:p>
          </table:table-cell>
          <table:table-cell office:value-type="float" office:value="0.335405" calcext:value-type="float">
            <text:p>0,335405</text:p>
          </table:table-cell>
          <table:table-cell office:value-type="float" office:value="0.483282" calcext:value-type="float">
            <text:p>0,483282</text:p>
          </table:table-cell>
          <table:table-cell office:value-type="float" office:value="0.215044" calcext:value-type="float">
            <text:p>0,215044</text:p>
          </table:table-cell>
          <table:table-cell office:value-type="float" office:value="0.398847" calcext:value-type="float">
            <text:p>0,398847</text:p>
          </table:table-cell>
          <table:table-cell office:value-type="float" office:value="0.410793" calcext:value-type="float">
            <text:p>0,410793</text:p>
          </table:table-cell>
          <table:table-cell office:value-type="float" office:value="1.54485" calcext:value-type="float">
            <text:p>1,54485</text:p>
          </table:table-cell>
          <table:table-cell office:value-type="float" office:value="0.433275" calcext:value-type="float">
            <text:p>0,433275</text:p>
          </table:table-cell>
          <table:table-cell office:value-type="float" office:value="0.261039" calcext:value-type="float">
            <text:p>0,261039</text:p>
          </table:table-cell>
          <table:table-cell office:value-type="float" office:value="0.411242" calcext:value-type="float">
            <text:p>0,411242</text:p>
          </table:table-cell>
          <table:table-cell office:value-type="float" office:value="0.264647" calcext:value-type="float">
            <text:p>0,264647</text:p>
          </table:table-cell>
          <table:table-cell office:value-type="float" office:value="1.36846" calcext:value-type="float">
            <text:p>1,36846</text:p>
          </table:table-cell>
          <table:table-cell office:value-type="float" office:value="0.469302" calcext:value-type="float">
            <text:p>0,469302</text:p>
          </table:table-cell>
          <table:table-cell office:value-type="float" office:value="1.29286" calcext:value-type="float">
            <text:p>1,29286</text:p>
          </table:table-cell>
          <table:table-cell office:value-type="float" office:value="1.32643" calcext:value-type="float">
            <text:p>1,32643</text:p>
          </table:table-cell>
          <table:table-cell office:value-type="float" office:value="0.517238" calcext:value-type="float">
            <text:p>0,517238</text:p>
          </table:table-cell>
          <table:table-cell office:value-type="float" office:value="0.400626" calcext:value-type="float">
            <text:p>0,400626</text:p>
          </table:table-cell>
          <table:table-cell office:value-type="float" office:value="0.309302" calcext:value-type="float">
            <text:p>0,309302</text:p>
          </table:table-cell>
          <table:table-cell office:value-type="float" office:value="0.732326" calcext:value-type="float">
            <text:p>0,732326</text:p>
          </table:table-cell>
          <table:table-cell office:value-type="float" office:value="1.03277" calcext:value-type="float">
            <text:p>1,03277</text:p>
          </table:table-cell>
          <table:table-cell office:value-type="float" office:value="1.22039" calcext:value-type="float">
            <text:p>1,22039</text:p>
          </table:table-cell>
          <table:table-cell office:value-type="float" office:value="1.07134" calcext:value-type="float">
            <text:p>1,07134</text:p>
          </table:table-cell>
          <table:table-cell office:value-type="float" office:value="1.25413" calcext:value-type="float">
            <text:p>1,25413</text:p>
          </table:table-cell>
          <table:table-cell office:value-type="float" office:value="1.21763" calcext:value-type="float">
            <text:p>1,21763</text:p>
          </table:table-cell>
          <table:table-cell office:value-type="float" office:value="0.12604" calcext:value-type="float">
            <text:p>0,12604</text:p>
          </table:table-cell>
          <table:table-cell office:value-type="float" office:value="0.946513" calcext:value-type="float">
            <text:p>0,946513</text:p>
          </table:table-cell>
          <table:table-cell office:value-type="float" office:value="1.27794" calcext:value-type="float">
            <text:p>1,27794</text:p>
          </table:table-cell>
          <table:table-cell office:value-type="float" office:value="1.01042" calcext:value-type="float">
            <text:p>1,01042</text:p>
          </table:table-cell>
          <table:table-cell office:value-type="float" office:value="0.0775781" calcext:value-type="float">
            <text:p>0,0775781</text:p>
          </table:table-cell>
          <table:table-cell office:value-type="float" office:value="0.0550332" calcext:value-type="float">
            <text:p>0,0550332</text:p>
          </table:table-cell>
          <table:table-cell office:value-type="float" office:value="0.0756209" calcext:value-type="float">
            <text:p>0,0756209</text:p>
          </table:table-cell>
          <table:table-cell table:number-columns-repeated="4"/>
          <table:table-cell table:formula="of:=MIN([.A188:.BL188])" office:value-type="float" office:value="0.0550332" calcext:value-type="float">
            <text:p>0,0550332</text:p>
          </table:table-cell>
          <table:table-cell table:formula="of:=MAX([.A188:.BL188])" office:value-type="float" office:value="1.54485" calcext:value-type="float">
            <text:p>1,54485</text:p>
          </table:table-cell>
          <table:table-cell table:number-columns-repeated="7"/>
        </table:table-row>
        <table:table-row table:style-name="ro1">
          <table:table-cell office:value-type="float" office:value="0.129154" calcext:value-type="float">
            <text:p>0,129154</text:p>
          </table:table-cell>
          <table:table-cell office:value-type="float" office:value="0.160543" calcext:value-type="float">
            <text:p>0,160543</text:p>
          </table:table-cell>
          <table:table-cell office:value-type="float" office:value="0.142649" calcext:value-type="float">
            <text:p>0,142649</text:p>
          </table:table-cell>
          <table:table-cell office:value-type="float" office:value="0.144588" calcext:value-type="float">
            <text:p>0,144588</text:p>
          </table:table-cell>
          <table:table-cell office:value-type="float" office:value="0.15944" calcext:value-type="float">
            <text:p>0,15944</text:p>
          </table:table-cell>
          <table:table-cell office:value-type="float" office:value="0.170664" calcext:value-type="float">
            <text:p>0,170664</text:p>
          </table:table-cell>
          <table:table-cell office:value-type="float" office:value="0.14173" calcext:value-type="float">
            <text:p>0,14173</text:p>
          </table:table-cell>
          <table:table-cell office:value-type="float" office:value="0.152599" calcext:value-type="float">
            <text:p>0,152599</text:p>
          </table:table-cell>
          <table:table-cell office:value-type="float" office:value="0.170476" calcext:value-type="float">
            <text:p>0,170476</text:p>
          </table:table-cell>
          <table:table-cell office:value-type="float" office:value="0.136523" calcext:value-type="float">
            <text:p>0,136523</text:p>
          </table:table-cell>
          <table:table-cell office:value-type="float" office:value="0.137527" calcext:value-type="float">
            <text:p>0,137527</text:p>
          </table:table-cell>
          <table:table-cell office:value-type="float" office:value="0.644086" calcext:value-type="float">
            <text:p>0,644086</text:p>
          </table:table-cell>
          <table:table-cell office:value-type="float" office:value="0.462647" calcext:value-type="float">
            <text:p>0,462647</text:p>
          </table:table-cell>
          <table:table-cell office:value-type="float" office:value="0.429818" calcext:value-type="float">
            <text:p>0,429818</text:p>
          </table:table-cell>
          <table:table-cell office:value-type="float" office:value="0.449984" calcext:value-type="float">
            <text:p>0,449984</text:p>
          </table:table-cell>
          <table:table-cell office:value-type="float" office:value="0.14471" calcext:value-type="float">
            <text:p>0,14471</text:p>
          </table:table-cell>
          <table:table-cell office:value-type="float" office:value="0.457391" calcext:value-type="float">
            <text:p>0,457391</text:p>
          </table:table-cell>
          <table:table-cell office:value-type="float" office:value="0.473194" calcext:value-type="float">
            <text:p>0,473194</text:p>
          </table:table-cell>
          <table:table-cell office:value-type="float" office:value="0.481318" calcext:value-type="float">
            <text:p>0,481318</text:p>
          </table:table-cell>
          <table:table-cell office:value-type="float" office:value="0.366868" calcext:value-type="float">
            <text:p>0,366868</text:p>
          </table:table-cell>
          <table:table-cell office:value-type="float" office:value="1.17983" calcext:value-type="float">
            <text:p>1,17983</text:p>
          </table:table-cell>
          <table:table-cell office:value-type="float" office:value="1.04842" calcext:value-type="float">
            <text:p>1,04842</text:p>
          </table:table-cell>
          <table:table-cell office:value-type="float" office:value="0.373489" calcext:value-type="float">
            <text:p>0,373489</text:p>
          </table:table-cell>
          <table:table-cell office:value-type="float" office:value="0.342704" calcext:value-type="float">
            <text:p>0,342704</text:p>
          </table:table-cell>
          <table:table-cell office:value-type="float" office:value="1.11186" calcext:value-type="float">
            <text:p>1,11186</text:p>
          </table:table-cell>
          <table:table-cell office:value-type="float" office:value="0.332642" calcext:value-type="float">
            <text:p>0,332642</text:p>
          </table:table-cell>
          <table:table-cell office:value-type="float" office:value="1.09949" calcext:value-type="float">
            <text:p>1,09949</text:p>
          </table:table-cell>
          <table:table-cell office:value-type="float" office:value="0.14525" calcext:value-type="float">
            <text:p>0,14525</text:p>
          </table:table-cell>
          <table:table-cell office:value-type="float" office:value="0.294555" calcext:value-type="float">
            <text:p>0,294555</text:p>
          </table:table-cell>
          <table:table-cell office:value-type="float" office:value="0.947849" calcext:value-type="float">
            <text:p>0,947849</text:p>
          </table:table-cell>
          <table:table-cell office:value-type="float" office:value="0.141764" calcext:value-type="float">
            <text:p>0,141764</text:p>
          </table:table-cell>
          <table:table-cell office:value-type="float" office:value="0.307906" calcext:value-type="float">
            <text:p>0,307906</text:p>
          </table:table-cell>
          <table:table-cell office:value-type="float" office:value="0.822167" calcext:value-type="float">
            <text:p>0,822167</text:p>
          </table:table-cell>
          <table:table-cell office:value-type="float" office:value="0.767649" calcext:value-type="float">
            <text:p>0,767649</text:p>
          </table:table-cell>
          <table:table-cell office:value-type="float" office:value="0.146032" calcext:value-type="float">
            <text:p>0,146032</text:p>
          </table:table-cell>
          <table:table-cell office:value-type="float" office:value="0.639928" calcext:value-type="float">
            <text:p>0,639928</text:p>
          </table:table-cell>
          <table:table-cell office:value-type="float" office:value="0.727321" calcext:value-type="float">
            <text:p>0,727321</text:p>
          </table:table-cell>
          <table:table-cell office:value-type="float" office:value="0.143417" calcext:value-type="float">
            <text:p>0,143417</text:p>
          </table:table-cell>
          <table:table-cell office:value-type="float" office:value="1.08257" calcext:value-type="float">
            <text:p>1,08257</text:p>
          </table:table-cell>
          <table:table-cell office:value-type="float" office:value="0.447025" calcext:value-type="float">
            <text:p>0,447025</text:p>
          </table:table-cell>
          <table:table-cell office:value-type="float" office:value="0.452671" calcext:value-type="float">
            <text:p>0,452671</text:p>
          </table:table-cell>
          <table:table-cell office:value-type="float" office:value="0.439746" calcext:value-type="float">
            <text:p>0,439746</text:p>
          </table:table-cell>
          <table:table-cell office:value-type="float" office:value="0.291794" calcext:value-type="float">
            <text:p>0,291794</text:p>
          </table:table-cell>
          <table:table-cell office:value-type="float" office:value="1.25221" calcext:value-type="float">
            <text:p>1,25221</text:p>
          </table:table-cell>
          <table:table-cell office:value-type="float" office:value="1.76825" calcext:value-type="float">
            <text:p>1,76825</text:p>
          </table:table-cell>
          <table:table-cell office:value-type="float" office:value="0.428351" calcext:value-type="float">
            <text:p>0,428351</text:p>
          </table:table-cell>
          <table:table-cell office:value-type="float" office:value="1.7028" calcext:value-type="float">
            <text:p>1,7028</text:p>
          </table:table-cell>
          <table:table-cell office:value-type="float" office:value="1.79609" calcext:value-type="float">
            <text:p>1,79609</text:p>
          </table:table-cell>
          <table:table-cell office:value-type="float" office:value="1.33721" calcext:value-type="float">
            <text:p>1,33721</text:p>
          </table:table-cell>
          <table:table-cell office:value-type="float" office:value="1.65578" calcext:value-type="float">
            <text:p>1,65578</text:p>
          </table:table-cell>
          <table:table-cell office:value-type="float" office:value="1.65112" calcext:value-type="float">
            <text:p>1,65112</text:p>
          </table:table-cell>
          <table:table-cell office:value-type="float" office:value="1.23161" calcext:value-type="float">
            <text:p>1,23161</text:p>
          </table:table-cell>
          <table:table-cell office:value-type="float" office:value="1.52479" calcext:value-type="float">
            <text:p>1,52479</text:p>
          </table:table-cell>
          <table:table-cell office:value-type="float" office:value="1.25392" calcext:value-type="float">
            <text:p>1,25392</text:p>
          </table:table-cell>
          <table:table-cell office:value-type="float" office:value="1.9499" calcext:value-type="float">
            <text:p>1,9499</text:p>
          </table:table-cell>
          <table:table-cell office:value-type="float" office:value="1.64533" calcext:value-type="float">
            <text:p>1,64533</text:p>
          </table:table-cell>
          <table:table-cell office:value-type="float" office:value="1.65602" calcext:value-type="float">
            <text:p>1,65602</text:p>
          </table:table-cell>
          <table:table-cell office:value-type="float" office:value="2.17102" calcext:value-type="float">
            <text:p>2,17102</text:p>
          </table:table-cell>
          <table:table-cell office:value-type="float" office:value="1.82443" calcext:value-type="float">
            <text:p>1,82443</text:p>
          </table:table-cell>
          <table:table-cell office:value-type="float" office:value="2.00721" calcext:value-type="float">
            <text:p>2,00721</text:p>
          </table:table-cell>
          <table:table-cell office:value-type="float" office:value="1.86734" calcext:value-type="float">
            <text:p>1,86734</text:p>
          </table:table-cell>
          <table:table-cell office:value-type="float" office:value="1.71655" calcext:value-type="float">
            <text:p>1,71655</text:p>
          </table:table-cell>
          <table:table-cell office:value-type="float" office:value="1.59902" calcext:value-type="float">
            <text:p>1,59902</text:p>
          </table:table-cell>
          <table:table-cell office:value-type="float" office:value="1.27144" calcext:value-type="float">
            <text:p>1,27144</text:p>
          </table:table-cell>
          <table:table-cell table:number-columns-repeated="4"/>
          <table:table-cell table:formula="of:=MIN([.A189:.BL189])" office:value-type="float" office:value="0.129154" calcext:value-type="float">
            <text:p>0,129154</text:p>
          </table:table-cell>
          <table:table-cell table:formula="of:=MAX([.A189:.BL189])" office:value-type="float" office:value="2.17102" calcext:value-type="float">
            <text:p>2,17102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144468" calcext:value-type="float">
            <text:p>2,144468</text:p>
          </table:table-cell>
          <table:table-cell table:formula="of:=AVERAGE([.BR2:.BR21])" office:value-type="float" office:value="2.144468" calcext:value-type="float">
            <text:p>2,144468</text:p>
          </table:table-cell>
          <table:table-cell table:formula="of:=STDEV([.BQ2:.BQ21])/2" office:value-type="float" office:value="0.0820089629183748" calcext:value-type="float">
            <text:p>0,0820089629</text:p>
          </table:table-cell>
          <table:table-cell table:formula="of:=STDEV([.BR2:.BR21])/2" office:value-type="float" office:value="0.0820089629183748" calcext:value-type="float">
            <text:p>0,0820089629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21321265" calcext:value-type="float">
            <text:p>1,21321265</text:p>
          </table:table-cell>
          <table:table-cell table:formula="of:=AVERAGE([.BR23:.BR42])" office:value-type="float" office:value="1.737158" calcext:value-type="float">
            <text:p>1,737158</text:p>
          </table:table-cell>
          <table:table-cell table:formula="of:=STDEV([.BQ23:.BQ42])/2" office:value-type="float" office:value="0.0898091751766042" calcext:value-type="float">
            <text:p>0,0898091752</text:p>
          </table:table-cell>
          <table:table-cell table:formula="of:=STDEV([.BR23:.BR42])/2" office:value-type="float" office:value="0.136712184549185" calcext:value-type="float">
            <text:p>0,1367121845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9300326" calcext:value-type="float">
            <text:p>0,9300326</text:p>
          </table:table-cell>
          <table:table-cell table:formula="of:=AVERAGE([.BR44:.BR63])" office:value-type="float" office:value="1.60127015" calcext:value-type="float">
            <text:p>1,60127015</text:p>
          </table:table-cell>
          <table:table-cell table:formula="of:=STDEV([.BQ44:.BQ63])/2" office:value-type="float" office:value="0.296661331727443" calcext:value-type="float">
            <text:p>0,2966613317</text:p>
          </table:table-cell>
          <table:table-cell table:formula="of:=STDEV([.BR44:.BR63])/2" office:value-type="float" office:value="0.252379042368621" calcext:value-type="float">
            <text:p>0,2523790424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379408" calcext:value-type="float">
            <text:p>0,379408</text:p>
          </table:table-cell>
          <table:table-cell table:formula="of:=AVERAGE([.BR65:.BR84])" office:value-type="float" office:value="1.30893435" calcext:value-type="float">
            <text:p>1,30893435</text:p>
          </table:table-cell>
          <table:table-cell table:formula="of:=STDEV([.BQ65:.BQ84])/2" office:value-type="float" office:value="0.0482602470201652" calcext:value-type="float">
            <text:p>0,048260247</text:p>
          </table:table-cell>
          <table:table-cell table:formula="of:=STDEV([.BR65:.BR84])/2" office:value-type="float" office:value="0.158319400042269" calcext:value-type="float">
            <text:p>0,1583194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5904265" calcext:value-type="float">
            <text:p>0,25904265</text:p>
          </table:table-cell>
          <table:table-cell table:formula="of:=AVERAGE([.BR86:.BR105])" office:value-type="float" office:value="1.586543" calcext:value-type="float">
            <text:p>1,586543</text:p>
          </table:table-cell>
          <table:table-cell table:formula="of:=STDEV([.BQ86:.BQ105])/2" office:value-type="float" office:value="0.0687292641778471" calcext:value-type="float">
            <text:p>0,0687292642</text:p>
          </table:table-cell>
          <table:table-cell table:formula="of:=STDEV([.BR86:.BR105])/2" office:value-type="float" office:value="0.126084149731126" calcext:value-type="float">
            <text:p>0,1260841497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72264145" calcext:value-type="float">
            <text:p>0,172264145</text:p>
          </table:table-cell>
          <table:table-cell table:formula="of:=AVERAGE([.BR107:.BR126])" office:value-type="float" office:value="1.55787295" calcext:value-type="float">
            <text:p>1,55787295</text:p>
          </table:table-cell>
          <table:table-cell table:formula="of:=STDEV([.BQ107:.BQ126])/2" office:value-type="float" office:value="0.0514678553714571" calcext:value-type="float">
            <text:p>0,0514678554</text:p>
          </table:table-cell>
          <table:table-cell table:formula="of:=STDEV([.BR107:.BR126])/2" office:value-type="float" office:value="0.146169591400166" calcext:value-type="float">
            <text:p>0,1461695914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35164265" calcext:value-type="float">
            <text:p>0,135164265</text:p>
          </table:table-cell>
          <table:table-cell table:formula="of:=AVERAGE([.BR128:.BR147])" office:value-type="float" office:value="1.723496" calcext:value-type="float">
            <text:p>1,723496</text:p>
          </table:table-cell>
          <table:table-cell table:formula="of:=STDEV([.BQ128:.BQ147])/2" office:value-type="float" office:value="0.0339049609219276" calcext:value-type="float">
            <text:p>0,0339049609</text:p>
          </table:table-cell>
          <table:table-cell table:formula="of:=STDEV([.BR128:.BR147])/2" office:value-type="float" office:value="0.171049741829679" calcext:value-type="float">
            <text:p>0,1710497418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9098635" calcext:value-type="float">
            <text:p>0,09098635</text:p>
          </table:table-cell>
          <table:table-cell table:formula="of:=AVERAGE([.BR149:.BR168])" office:value-type="float" office:value="1.858715" calcext:value-type="float">
            <text:p>1,858715</text:p>
          </table:table-cell>
          <table:table-cell table:formula="of:=STDEV([.BQ149:.BQ168])/2" office:value-type="float" office:value="0.0231266578531225" calcext:value-type="float">
            <text:p>0,0231266579</text:p>
          </table:table-cell>
          <table:table-cell table:formula="of:=STDEV([.BR149:.BR168])/2" office:value-type="float" office:value="0.124130500975258" calcext:value-type="float">
            <text:p>0,124130501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54395" calcext:value-type="float">
            <text:p>0,054395</text:p>
          </table:table-cell>
          <table:table-cell table:formula="of:=AVERAGE([.BR170:.BR189])" office:value-type="float" office:value="1.9019555" calcext:value-type="float">
            <text:p>1,9019555</text:p>
          </table:table-cell>
          <table:table-cell table:formula="of:=STDEV([.BQ170:.BQ189])/2" office:value-type="float" office:value="0.0101501330343239" calcext:value-type="float">
            <text:p>0,010150133</text:p>
          </table:table-cell>
          <table:table-cell table:formula="of:=STDEV([.BR170:.BR189])/2" office:value-type="float" office:value="0.0957143591146265" calcext:value-type="float">
            <text:p>0,0957143591</text:p>
          </table:table-cell>
        </table:table-row>
      </table:table>
      <table:table table:name="2 Threa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.66432" calcext:value-type="float">
            <text:p>1,66432</text:p>
          </table:table-cell>
          <table:table-cell table:number-columns-repeated="67"/>
          <table:table-cell table:formula="of:=MIN([.A2:.BL2])" office:value-type="float" office:value="1.66432" calcext:value-type="float">
            <text:p>1,66432</text:p>
          </table:table-cell>
          <table:table-cell table:formula="of:=MAX([.A2:.BL2])" office:value-type="float" office:value="1.66432" calcext:value-type="float">
            <text:p>1,66432</text:p>
          </table:table-cell>
          <table:table-cell table:number-columns-repeated="7"/>
        </table:table-row>
        <table:table-row table:style-name="ro1">
          <table:table-cell office:value-type="float" office:value="1.47488" calcext:value-type="float">
            <text:p>1,47488</text:p>
          </table:table-cell>
          <table:table-cell table:number-columns-repeated="67"/>
          <table:table-cell table:formula="of:=MIN([.A3:.BL3])" office:value-type="float" office:value="1.47488" calcext:value-type="float">
            <text:p>1,47488</text:p>
          </table:table-cell>
          <table:table-cell table:formula="of:=MAX([.A3:.BL3])" office:value-type="float" office:value="1.47488" calcext:value-type="float">
            <text:p>1,47488</text:p>
          </table:table-cell>
          <table:table-cell table:number-columns-repeated="7"/>
        </table:table-row>
        <table:table-row table:style-name="ro1">
          <table:table-cell office:value-type="float" office:value="1.97104" calcext:value-type="float">
            <text:p>1,97104</text:p>
          </table:table-cell>
          <table:table-cell table:number-columns-repeated="67"/>
          <table:table-cell table:formula="of:=MIN([.A4:.BL4])" office:value-type="float" office:value="1.97104" calcext:value-type="float">
            <text:p>1,97104</text:p>
          </table:table-cell>
          <table:table-cell table:formula="of:=MAX([.A4:.BL4])" office:value-type="float" office:value="1.97104" calcext:value-type="float">
            <text:p>1,97104</text:p>
          </table:table-cell>
          <table:table-cell table:number-columns-repeated="7"/>
        </table:table-row>
        <table:table-row table:style-name="ro1">
          <table:table-cell office:value-type="float" office:value="1.53464" calcext:value-type="float">
            <text:p>1,53464</text:p>
          </table:table-cell>
          <table:table-cell table:number-columns-repeated="67"/>
          <table:table-cell table:formula="of:=MIN([.A5:.BL5])" office:value-type="float" office:value="1.53464" calcext:value-type="float">
            <text:p>1,53464</text:p>
          </table:table-cell>
          <table:table-cell table:formula="of:=MAX([.A5:.BL5])" office:value-type="float" office:value="1.53464" calcext:value-type="float">
            <text:p>1,53464</text:p>
          </table:table-cell>
          <table:table-cell table:number-columns-repeated="7"/>
        </table:table-row>
        <table:table-row table:style-name="ro1">
          <table:table-cell office:value-type="float" office:value="1.55391" calcext:value-type="float">
            <text:p>1,55391</text:p>
          </table:table-cell>
          <table:table-cell table:number-columns-repeated="67"/>
          <table:table-cell table:formula="of:=MIN([.A6:.BL6])" office:value-type="float" office:value="1.55391" calcext:value-type="float">
            <text:p>1,55391</text:p>
          </table:table-cell>
          <table:table-cell table:formula="of:=MAX([.A6:.BL6])" office:value-type="float" office:value="1.55391" calcext:value-type="float">
            <text:p>1,55391</text:p>
          </table:table-cell>
          <table:table-cell table:number-columns-repeated="7"/>
        </table:table-row>
        <table:table-row table:style-name="ro1">
          <table:table-cell office:value-type="float" office:value="1.46347" calcext:value-type="float">
            <text:p>1,46347</text:p>
          </table:table-cell>
          <table:table-cell table:number-columns-repeated="67"/>
          <table:table-cell table:formula="of:=MIN([.A7:.BL7])" office:value-type="float" office:value="1.46347" calcext:value-type="float">
            <text:p>1,46347</text:p>
          </table:table-cell>
          <table:table-cell table:formula="of:=MAX([.A7:.BL7])" office:value-type="float" office:value="1.46347" calcext:value-type="float">
            <text:p>1,46347</text:p>
          </table:table-cell>
          <table:table-cell table:number-columns-repeated="7"/>
        </table:table-row>
        <table:table-row table:style-name="ro1">
          <table:table-cell office:value-type="float" office:value="1.55594" calcext:value-type="float">
            <text:p>1,55594</text:p>
          </table:table-cell>
          <table:table-cell table:number-columns-repeated="67"/>
          <table:table-cell table:formula="of:=MIN([.A8:.BL8])" office:value-type="float" office:value="1.55594" calcext:value-type="float">
            <text:p>1,55594</text:p>
          </table:table-cell>
          <table:table-cell table:formula="of:=MAX([.A8:.BL8])" office:value-type="float" office:value="1.55594" calcext:value-type="float">
            <text:p>1,55594</text:p>
          </table:table-cell>
          <table:table-cell table:number-columns-repeated="7"/>
        </table:table-row>
        <table:table-row table:style-name="ro1">
          <table:table-cell office:value-type="float" office:value="1.64913" calcext:value-type="float">
            <text:p>1,64913</text:p>
          </table:table-cell>
          <table:table-cell table:number-columns-repeated="67"/>
          <table:table-cell table:formula="of:=MIN([.A9:.BL9])" office:value-type="float" office:value="1.64913" calcext:value-type="float">
            <text:p>1,64913</text:p>
          </table:table-cell>
          <table:table-cell table:formula="of:=MAX([.A9:.BL9])" office:value-type="float" office:value="1.64913" calcext:value-type="float">
            <text:p>1,64913</text:p>
          </table:table-cell>
          <table:table-cell table:number-columns-repeated="7"/>
        </table:table-row>
        <table:table-row table:style-name="ro1">
          <table:table-cell office:value-type="float" office:value="1.71529" calcext:value-type="float">
            <text:p>1,71529</text:p>
          </table:table-cell>
          <table:table-cell table:number-columns-repeated="67"/>
          <table:table-cell table:formula="of:=MIN([.A10:.BL10])" office:value-type="float" office:value="1.71529" calcext:value-type="float">
            <text:p>1,71529</text:p>
          </table:table-cell>
          <table:table-cell table:formula="of:=MAX([.A10:.BL10])" office:value-type="float" office:value="1.71529" calcext:value-type="float">
            <text:p>1,71529</text:p>
          </table:table-cell>
          <table:table-cell table:number-columns-repeated="7"/>
        </table:table-row>
        <table:table-row table:style-name="ro1">
          <table:table-cell office:value-type="float" office:value="1.57203" calcext:value-type="float">
            <text:p>1,57203</text:p>
          </table:table-cell>
          <table:table-cell table:number-columns-repeated="67"/>
          <table:table-cell table:formula="of:=MIN([.A11:.BL11])" office:value-type="float" office:value="1.57203" calcext:value-type="float">
            <text:p>1,57203</text:p>
          </table:table-cell>
          <table:table-cell table:formula="of:=MAX([.A11:.BL11])" office:value-type="float" office:value="1.57203" calcext:value-type="float">
            <text:p>1,57203</text:p>
          </table:table-cell>
          <table:table-cell table:number-columns-repeated="7"/>
        </table:table-row>
        <table:table-row table:style-name="ro1">
          <table:table-cell office:value-type="float" office:value="1.92132" calcext:value-type="float">
            <text:p>1,92132</text:p>
          </table:table-cell>
          <table:table-cell table:number-columns-repeated="67"/>
          <table:table-cell table:formula="of:=MIN([.A12:.BL12])" office:value-type="float" office:value="1.92132" calcext:value-type="float">
            <text:p>1,92132</text:p>
          </table:table-cell>
          <table:table-cell table:formula="of:=MAX([.A12:.BL12])" office:value-type="float" office:value="1.92132" calcext:value-type="float">
            <text:p>1,92132</text:p>
          </table:table-cell>
          <table:table-cell table:number-columns-repeated="7"/>
        </table:table-row>
        <table:table-row table:style-name="ro1">
          <table:table-cell office:value-type="float" office:value="1.47085" calcext:value-type="float">
            <text:p>1,47085</text:p>
          </table:table-cell>
          <table:table-cell table:number-columns-repeated="67"/>
          <table:table-cell table:formula="of:=MIN([.A13:.BL13])" office:value-type="float" office:value="1.47085" calcext:value-type="float">
            <text:p>1,47085</text:p>
          </table:table-cell>
          <table:table-cell table:formula="of:=MAX([.A13:.BL13])" office:value-type="float" office:value="1.47085" calcext:value-type="float">
            <text:p>1,47085</text:p>
          </table:table-cell>
          <table:table-cell table:number-columns-repeated="7"/>
        </table:table-row>
        <table:table-row table:style-name="ro1">
          <table:table-cell office:value-type="float" office:value="1.70425" calcext:value-type="float">
            <text:p>1,70425</text:p>
          </table:table-cell>
          <table:table-cell table:number-columns-repeated="67"/>
          <table:table-cell table:formula="of:=MIN([.A14:.BL14])" office:value-type="float" office:value="1.70425" calcext:value-type="float">
            <text:p>1,70425</text:p>
          </table:table-cell>
          <table:table-cell table:formula="of:=MAX([.A14:.BL14])" office:value-type="float" office:value="1.70425" calcext:value-type="float">
            <text:p>1,70425</text:p>
          </table:table-cell>
          <table:table-cell table:number-columns-repeated="7"/>
        </table:table-row>
        <table:table-row table:style-name="ro1">
          <table:table-cell office:value-type="float" office:value="1.69665" calcext:value-type="float">
            <text:p>1,69665</text:p>
          </table:table-cell>
          <table:table-cell table:number-columns-repeated="67"/>
          <table:table-cell table:formula="of:=MIN([.A15:.BL15])" office:value-type="float" office:value="1.69665" calcext:value-type="float">
            <text:p>1,69665</text:p>
          </table:table-cell>
          <table:table-cell table:formula="of:=MAX([.A15:.BL15])" office:value-type="float" office:value="1.69665" calcext:value-type="float">
            <text:p>1,69665</text:p>
          </table:table-cell>
          <table:table-cell table:number-columns-repeated="7"/>
        </table:table-row>
        <table:table-row table:style-name="ro1">
          <table:table-cell office:value-type="float" office:value="1.7725" calcext:value-type="float">
            <text:p>1,7725</text:p>
          </table:table-cell>
          <table:table-cell table:number-columns-repeated="67"/>
          <table:table-cell table:formula="of:=MIN([.A16:.BL16])" office:value-type="float" office:value="1.7725" calcext:value-type="float">
            <text:p>1,7725</text:p>
          </table:table-cell>
          <table:table-cell table:formula="of:=MAX([.A16:.BL16])" office:value-type="float" office:value="1.7725" calcext:value-type="float">
            <text:p>1,7725</text:p>
          </table:table-cell>
          <table:table-cell table:number-columns-repeated="7"/>
        </table:table-row>
        <table:table-row table:style-name="ro1">
          <table:table-cell office:value-type="float" office:value="1.69226" calcext:value-type="float">
            <text:p>1,69226</text:p>
          </table:table-cell>
          <table:table-cell table:number-columns-repeated="67"/>
          <table:table-cell table:formula="of:=MIN([.A17:.BL17])" office:value-type="float" office:value="1.69226" calcext:value-type="float">
            <text:p>1,69226</text:p>
          </table:table-cell>
          <table:table-cell table:formula="of:=MAX([.A17:.BL17])" office:value-type="float" office:value="1.69226" calcext:value-type="float">
            <text:p>1,69226</text:p>
          </table:table-cell>
          <table:table-cell table:number-columns-repeated="7"/>
        </table:table-row>
        <table:table-row table:style-name="ro1">
          <table:table-cell office:value-type="float" office:value="1.5977" calcext:value-type="float">
            <text:p>1,5977</text:p>
          </table:table-cell>
          <table:table-cell table:number-columns-repeated="67"/>
          <table:table-cell table:formula="of:=MIN([.A18:.BL18])" office:value-type="float" office:value="1.5977" calcext:value-type="float">
            <text:p>1,5977</text:p>
          </table:table-cell>
          <table:table-cell table:formula="of:=MAX([.A18:.BL18])" office:value-type="float" office:value="1.5977" calcext:value-type="float">
            <text:p>1,5977</text:p>
          </table:table-cell>
          <table:table-cell table:number-columns-repeated="7"/>
        </table:table-row>
        <table:table-row table:style-name="ro1">
          <table:table-cell office:value-type="float" office:value="1.4749" calcext:value-type="float">
            <text:p>1,4749</text:p>
          </table:table-cell>
          <table:table-cell table:number-columns-repeated="67"/>
          <table:table-cell table:formula="of:=MIN([.A19:.BL19])" office:value-type="float" office:value="1.4749" calcext:value-type="float">
            <text:p>1,4749</text:p>
          </table:table-cell>
          <table:table-cell table:formula="of:=MAX([.A19:.BL19])" office:value-type="float" office:value="1.4749" calcext:value-type="float">
            <text:p>1,4749</text:p>
          </table:table-cell>
          <table:table-cell table:number-columns-repeated="7"/>
        </table:table-row>
        <table:table-row table:style-name="ro1">
          <table:table-cell office:value-type="float" office:value="1.92466" calcext:value-type="float">
            <text:p>1,92466</text:p>
          </table:table-cell>
          <table:table-cell table:number-columns-repeated="67"/>
          <table:table-cell table:formula="of:=MIN([.A20:.BL20])" office:value-type="float" office:value="1.92466" calcext:value-type="float">
            <text:p>1,92466</text:p>
          </table:table-cell>
          <table:table-cell table:formula="of:=MAX([.A20:.BL20])" office:value-type="float" office:value="1.92466" calcext:value-type="float">
            <text:p>1,92466</text:p>
          </table:table-cell>
          <table:table-cell table:number-columns-repeated="7"/>
        </table:table-row>
        <table:table-row table:style-name="ro1">
          <table:table-cell office:value-type="float" office:value="1.45813" calcext:value-type="float">
            <text:p>1,45813</text:p>
          </table:table-cell>
          <table:table-cell table:number-columns-repeated="67"/>
          <table:table-cell table:formula="of:=MIN([.A21:.BL21])" office:value-type="float" office:value="1.45813" calcext:value-type="float">
            <text:p>1,45813</text:p>
          </table:table-cell>
          <table:table-cell table:formula="of:=MAX([.A21:.BL21])" office:value-type="float" office:value="1.45813" calcext:value-type="float">
            <text:p>1,45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.3554" calcext:value-type="float">
            <text:p>1,3554</text:p>
          </table:table-cell>
          <table:table-cell office:value-type="float" office:value="1.97147" calcext:value-type="float">
            <text:p>1,97147</text:p>
          </table:table-cell>
          <table:table-cell table:number-columns-repeated="66"/>
          <table:table-cell table:formula="of:=MIN([.A23:.BL23])" office:value-type="float" office:value="1.3554" calcext:value-type="float">
            <text:p>1,3554</text:p>
          </table:table-cell>
          <table:table-cell table:formula="of:=MAX([.A23:.BL23])" office:value-type="float" office:value="1.97147" calcext:value-type="float">
            <text:p>1,97147</text:p>
          </table:table-cell>
          <table:table-cell table:number-columns-repeated="7"/>
        </table:table-row>
        <table:table-row table:style-name="ro1">
          <table:table-cell office:value-type="float" office:value="2.14572" calcext:value-type="float">
            <text:p>2,14572</text:p>
          </table:table-cell>
          <table:table-cell office:value-type="float" office:value="2.15029" calcext:value-type="float">
            <text:p>2,15029</text:p>
          </table:table-cell>
          <table:table-cell table:number-columns-repeated="66"/>
          <table:table-cell table:formula="of:=MIN([.A24:.BL24])" office:value-type="float" office:value="2.14572" calcext:value-type="float">
            <text:p>2,14572</text:p>
          </table:table-cell>
          <table:table-cell table:formula="of:=MAX([.A24:.BL24])" office:value-type="float" office:value="2.15029" calcext:value-type="float">
            <text:p>2,15029</text:p>
          </table:table-cell>
          <table:table-cell table:number-columns-repeated="7"/>
        </table:table-row>
        <table:table-row table:style-name="ro1">
          <table:table-cell office:value-type="float" office:value="0.976289" calcext:value-type="float">
            <text:p>0,976289</text:p>
          </table:table-cell>
          <table:table-cell office:value-type="float" office:value="0.728793" calcext:value-type="float">
            <text:p>0,728793</text:p>
          </table:table-cell>
          <table:table-cell table:number-columns-repeated="66"/>
          <table:table-cell table:formula="of:=MIN([.A25:.BL25])" office:value-type="float" office:value="0.728793" calcext:value-type="float">
            <text:p>0,728793</text:p>
          </table:table-cell>
          <table:table-cell table:formula="of:=MAX([.A25:.BL25])" office:value-type="float" office:value="0.976289" calcext:value-type="float">
            <text:p>0,976289</text:p>
          </table:table-cell>
          <table:table-cell table:number-columns-repeated="7"/>
        </table:table-row>
        <table:table-row table:style-name="ro1">
          <table:table-cell office:value-type="float" office:value="0.976041" calcext:value-type="float">
            <text:p>0,976041</text:p>
          </table:table-cell>
          <table:table-cell office:value-type="float" office:value="0.809185" calcext:value-type="float">
            <text:p>0,809185</text:p>
          </table:table-cell>
          <table:table-cell table:number-columns-repeated="66"/>
          <table:table-cell table:formula="of:=MIN([.A26:.BL26])" office:value-type="float" office:value="0.809185" calcext:value-type="float">
            <text:p>0,809185</text:p>
          </table:table-cell>
          <table:table-cell table:formula="of:=MAX([.A26:.BL26])" office:value-type="float" office:value="0.976041" calcext:value-type="float">
            <text:p>0,976041</text:p>
          </table:table-cell>
          <table:table-cell table:number-columns-repeated="7"/>
        </table:table-row>
        <table:table-row table:style-name="ro1">
          <table:table-cell office:value-type="float" office:value="1.39845" calcext:value-type="float">
            <text:p>1,39845</text:p>
          </table:table-cell>
          <table:table-cell office:value-type="float" office:value="1.9739" calcext:value-type="float">
            <text:p>1,9739</text:p>
          </table:table-cell>
          <table:table-cell table:number-columns-repeated="66"/>
          <table:table-cell table:formula="of:=MIN([.A27:.BL27])" office:value-type="float" office:value="1.39845" calcext:value-type="float">
            <text:p>1,39845</text:p>
          </table:table-cell>
          <table:table-cell table:formula="of:=MAX([.A27:.BL27])" office:value-type="float" office:value="1.9739" calcext:value-type="float">
            <text:p>1,9739</text:p>
          </table:table-cell>
          <table:table-cell table:number-columns-repeated="7"/>
        </table:table-row>
        <table:table-row table:style-name="ro1">
          <table:table-cell office:value-type="float" office:value="1.43099" calcext:value-type="float">
            <text:p>1,43099</text:p>
          </table:table-cell>
          <table:table-cell office:value-type="float" office:value="2.06189" calcext:value-type="float">
            <text:p>2,06189</text:p>
          </table:table-cell>
          <table:table-cell table:number-columns-repeated="66"/>
          <table:table-cell table:formula="of:=MIN([.A28:.BL28])" office:value-type="float" office:value="1.43099" calcext:value-type="float">
            <text:p>1,43099</text:p>
          </table:table-cell>
          <table:table-cell table:formula="of:=MAX([.A28:.BL28])" office:value-type="float" office:value="2.06189" calcext:value-type="float">
            <text:p>2,06189</text:p>
          </table:table-cell>
          <table:table-cell table:number-columns-repeated="7"/>
        </table:table-row>
        <table:table-row table:style-name="ro1">
          <table:table-cell office:value-type="float" office:value="1.46442" calcext:value-type="float">
            <text:p>1,46442</text:p>
          </table:table-cell>
          <table:table-cell office:value-type="float" office:value="2.02325" calcext:value-type="float">
            <text:p>2,02325</text:p>
          </table:table-cell>
          <table:table-cell table:number-columns-repeated="66"/>
          <table:table-cell table:formula="of:=MIN([.A29:.BL29])" office:value-type="float" office:value="1.46442" calcext:value-type="float">
            <text:p>1,46442</text:p>
          </table:table-cell>
          <table:table-cell table:formula="of:=MAX([.A29:.BL29])" office:value-type="float" office:value="2.02325" calcext:value-type="float">
            <text:p>2,02325</text:p>
          </table:table-cell>
          <table:table-cell table:number-columns-repeated="7"/>
        </table:table-row>
        <table:table-row table:style-name="ro1">
          <table:table-cell office:value-type="float" office:value="0.853604" calcext:value-type="float">
            <text:p>0,853604</text:p>
          </table:table-cell>
          <table:table-cell office:value-type="float" office:value="0.882728" calcext:value-type="float">
            <text:p>0,882728</text:p>
          </table:table-cell>
          <table:table-cell table:number-columns-repeated="66"/>
          <table:table-cell table:formula="of:=MIN([.A30:.BL30])" office:value-type="float" office:value="0.853604" calcext:value-type="float">
            <text:p>0,853604</text:p>
          </table:table-cell>
          <table:table-cell table:formula="of:=MAX([.A30:.BL30])" office:value-type="float" office:value="0.882728" calcext:value-type="float">
            <text:p>0,882728</text:p>
          </table:table-cell>
          <table:table-cell table:number-columns-repeated="7"/>
        </table:table-row>
        <table:table-row table:style-name="ro1">
          <table:table-cell office:value-type="float" office:value="1.32528" calcext:value-type="float">
            <text:p>1,32528</text:p>
          </table:table-cell>
          <table:table-cell office:value-type="float" office:value="1.95408" calcext:value-type="float">
            <text:p>1,95408</text:p>
          </table:table-cell>
          <table:table-cell table:number-columns-repeated="66"/>
          <table:table-cell table:formula="of:=MIN([.A31:.BL31])" office:value-type="float" office:value="1.32528" calcext:value-type="float">
            <text:p>1,32528</text:p>
          </table:table-cell>
          <table:table-cell table:formula="of:=MAX([.A31:.BL31])" office:value-type="float" office:value="1.95408" calcext:value-type="float">
            <text:p>1,95408</text:p>
          </table:table-cell>
          <table:table-cell table:number-columns-repeated="7"/>
        </table:table-row>
        <table:table-row table:style-name="ro1">
          <table:table-cell office:value-type="float" office:value="1.42439" calcext:value-type="float">
            <text:p>1,42439</text:p>
          </table:table-cell>
          <table:table-cell office:value-type="float" office:value="2.06487" calcext:value-type="float">
            <text:p>2,06487</text:p>
          </table:table-cell>
          <table:table-cell table:number-columns-repeated="66"/>
          <table:table-cell table:formula="of:=MIN([.A32:.BL32])" office:value-type="float" office:value="1.42439" calcext:value-type="float">
            <text:p>1,42439</text:p>
          </table:table-cell>
          <table:table-cell table:formula="of:=MAX([.A32:.BL32])" office:value-type="float" office:value="2.06487" calcext:value-type="float">
            <text:p>2,06487</text:p>
          </table:table-cell>
          <table:table-cell table:number-columns-repeated="7"/>
        </table:table-row>
        <table:table-row table:style-name="ro1">
          <table:table-cell office:value-type="float" office:value="1.41036" calcext:value-type="float">
            <text:p>1,41036</text:p>
          </table:table-cell>
          <table:table-cell office:value-type="float" office:value="1.91608" calcext:value-type="float">
            <text:p>1,91608</text:p>
          </table:table-cell>
          <table:table-cell table:number-columns-repeated="66"/>
          <table:table-cell table:formula="of:=MIN([.A33:.BL33])" office:value-type="float" office:value="1.41036" calcext:value-type="float">
            <text:p>1,41036</text:p>
          </table:table-cell>
          <table:table-cell table:formula="of:=MAX([.A33:.BL33])" office:value-type="float" office:value="1.91608" calcext:value-type="float">
            <text:p>1,91608</text:p>
          </table:table-cell>
          <table:table-cell table:number-columns-repeated="7"/>
        </table:table-row>
        <table:table-row table:style-name="ro1">
          <table:table-cell office:value-type="float" office:value="0.89663" calcext:value-type="float">
            <text:p>0,89663</text:p>
          </table:table-cell>
          <table:table-cell office:value-type="float" office:value="0.801408" calcext:value-type="float">
            <text:p>0,801408</text:p>
          </table:table-cell>
          <table:table-cell table:number-columns-repeated="66"/>
          <table:table-cell table:formula="of:=MIN([.A34:.BL34])" office:value-type="float" office:value="0.801408" calcext:value-type="float">
            <text:p>0,801408</text:p>
          </table:table-cell>
          <table:table-cell table:formula="of:=MAX([.A34:.BL34])" office:value-type="float" office:value="0.89663" calcext:value-type="float">
            <text:p>0,89663</text:p>
          </table:table-cell>
          <table:table-cell table:number-columns-repeated="7"/>
        </table:table-row>
        <table:table-row table:style-name="ro1">
          <table:table-cell office:value-type="float" office:value="2.06638" calcext:value-type="float">
            <text:p>2,06638</text:p>
          </table:table-cell>
          <table:table-cell office:value-type="float" office:value="2.11382" calcext:value-type="float">
            <text:p>2,11382</text:p>
          </table:table-cell>
          <table:table-cell table:number-columns-repeated="66"/>
          <table:table-cell table:formula="of:=MIN([.A35:.BL35])" office:value-type="float" office:value="2.06638" calcext:value-type="float">
            <text:p>2,06638</text:p>
          </table:table-cell>
          <table:table-cell table:formula="of:=MAX([.A35:.BL35])" office:value-type="float" office:value="2.11382" calcext:value-type="float">
            <text:p>2,11382</text:p>
          </table:table-cell>
          <table:table-cell table:number-columns-repeated="7"/>
        </table:table-row>
        <table:table-row table:style-name="ro1">
          <table:table-cell office:value-type="float" office:value="2.16634" calcext:value-type="float">
            <text:p>2,16634</text:p>
          </table:table-cell>
          <table:table-cell office:value-type="float" office:value="2.17358" calcext:value-type="float">
            <text:p>2,17358</text:p>
          </table:table-cell>
          <table:table-cell table:number-columns-repeated="66"/>
          <table:table-cell table:formula="of:=MIN([.A36:.BL36])" office:value-type="float" office:value="2.16634" calcext:value-type="float">
            <text:p>2,16634</text:p>
          </table:table-cell>
          <table:table-cell table:formula="of:=MAX([.A36:.BL36])" office:value-type="float" office:value="2.17358" calcext:value-type="float">
            <text:p>2,17358</text:p>
          </table:table-cell>
          <table:table-cell table:number-columns-repeated="7"/>
        </table:table-row>
        <table:table-row table:style-name="ro1">
          <table:table-cell office:value-type="float" office:value="0.843242" calcext:value-type="float">
            <text:p>0,843242</text:p>
          </table:table-cell>
          <table:table-cell office:value-type="float" office:value="0.875114" calcext:value-type="float">
            <text:p>0,875114</text:p>
          </table:table-cell>
          <table:table-cell table:number-columns-repeated="66"/>
          <table:table-cell table:formula="of:=MIN([.A37:.BL37])" office:value-type="float" office:value="0.843242" calcext:value-type="float">
            <text:p>0,843242</text:p>
          </table:table-cell>
          <table:table-cell table:formula="of:=MAX([.A37:.BL37])" office:value-type="float" office:value="0.875114" calcext:value-type="float">
            <text:p>0,875114</text:p>
          </table:table-cell>
          <table:table-cell table:number-columns-repeated="7"/>
        </table:table-row>
        <table:table-row table:style-name="ro1">
          <table:table-cell office:value-type="float" office:value="2.00314" calcext:value-type="float">
            <text:p>2,00314</text:p>
          </table:table-cell>
          <table:table-cell office:value-type="float" office:value="2.05039" calcext:value-type="float">
            <text:p>2,05039</text:p>
          </table:table-cell>
          <table:table-cell table:number-columns-repeated="66"/>
          <table:table-cell table:formula="of:=MIN([.A38:.BL38])" office:value-type="float" office:value="2.00314" calcext:value-type="float">
            <text:p>2,00314</text:p>
          </table:table-cell>
          <table:table-cell table:formula="of:=MAX([.A38:.BL38])" office:value-type="float" office:value="2.05039" calcext:value-type="float">
            <text:p>2,05039</text:p>
          </table:table-cell>
          <table:table-cell table:number-columns-repeated="7"/>
        </table:table-row>
        <table:table-row table:style-name="ro1">
          <table:table-cell office:value-type="float" office:value="1.42153" calcext:value-type="float">
            <text:p>1,42153</text:p>
          </table:table-cell>
          <table:table-cell office:value-type="float" office:value="1.95263" calcext:value-type="float">
            <text:p>1,95263</text:p>
          </table:table-cell>
          <table:table-cell table:number-columns-repeated="66"/>
          <table:table-cell table:formula="of:=MIN([.A39:.BL39])" office:value-type="float" office:value="1.42153" calcext:value-type="float">
            <text:p>1,42153</text:p>
          </table:table-cell>
          <table:table-cell table:formula="of:=MAX([.A39:.BL39])" office:value-type="float" office:value="1.95263" calcext:value-type="float">
            <text:p>1,95263</text:p>
          </table:table-cell>
          <table:table-cell table:number-columns-repeated="7"/>
        </table:table-row>
        <table:table-row table:style-name="ro1">
          <table:table-cell office:value-type="float" office:value="1.43562" calcext:value-type="float">
            <text:p>1,43562</text:p>
          </table:table-cell>
          <table:table-cell office:value-type="float" office:value="2.04349" calcext:value-type="float">
            <text:p>2,04349</text:p>
          </table:table-cell>
          <table:table-cell table:number-columns-repeated="66"/>
          <table:table-cell table:formula="of:=MIN([.A40:.BL40])" office:value-type="float" office:value="1.43562" calcext:value-type="float">
            <text:p>1,43562</text:p>
          </table:table-cell>
          <table:table-cell table:formula="of:=MAX([.A40:.BL40])" office:value-type="float" office:value="2.04349" calcext:value-type="float">
            <text:p>2,04349</text:p>
          </table:table-cell>
          <table:table-cell table:number-columns-repeated="7"/>
        </table:table-row>
        <table:table-row table:style-name="ro1">
          <table:table-cell office:value-type="float" office:value="1.43344" calcext:value-type="float">
            <text:p>1,43344</text:p>
          </table:table-cell>
          <table:table-cell office:value-type="float" office:value="1.96986" calcext:value-type="float">
            <text:p>1,96986</text:p>
          </table:table-cell>
          <table:table-cell table:number-columns-repeated="66"/>
          <table:table-cell table:formula="of:=MIN([.A41:.BL41])" office:value-type="float" office:value="1.43344" calcext:value-type="float">
            <text:p>1,43344</text:p>
          </table:table-cell>
          <table:table-cell table:formula="of:=MAX([.A41:.BL41])" office:value-type="float" office:value="1.96986" calcext:value-type="float">
            <text:p>1,96986</text:p>
          </table:table-cell>
          <table:table-cell table:number-columns-repeated="7"/>
        </table:table-row>
        <table:table-row table:style-name="ro1">
          <table:table-cell office:value-type="float" office:value="1.99465" calcext:value-type="float">
            <text:p>1,99465</text:p>
          </table:table-cell>
          <table:table-cell office:value-type="float" office:value="2.01705" calcext:value-type="float">
            <text:p>2,01705</text:p>
          </table:table-cell>
          <table:table-cell table:number-columns-repeated="66"/>
          <table:table-cell table:formula="of:=MIN([.A42:.BL42])" office:value-type="float" office:value="1.99465" calcext:value-type="float">
            <text:p>1,99465</text:p>
          </table:table-cell>
          <table:table-cell table:formula="of:=MAX([.A42:.BL42])" office:value-type="float" office:value="2.01705" calcext:value-type="float">
            <text:p>2,0170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04541" calcext:value-type="float">
            <text:p>1,04541</text:p>
          </table:table-cell>
          <table:table-cell office:value-type="float" office:value="1.68715" calcext:value-type="float">
            <text:p>1,68715</text:p>
          </table:table-cell>
          <table:table-cell office:value-type="float" office:value="1.08803" calcext:value-type="float">
            <text:p>1,08803</text:p>
          </table:table-cell>
          <table:table-cell office:value-type="float" office:value="2.19762" calcext:value-type="float">
            <text:p>2,19762</text:p>
          </table:table-cell>
          <table:table-cell table:number-columns-repeated="64"/>
          <table:table-cell table:formula="of:=MIN([.A44:.BL44])" office:value-type="float" office:value="1.04541" calcext:value-type="float">
            <text:p>1,04541</text:p>
          </table:table-cell>
          <table:table-cell table:formula="of:=MAX([.A44:.BL44])" office:value-type="float" office:value="2.19762" calcext:value-type="float">
            <text:p>2,19762</text:p>
          </table:table-cell>
          <table:table-cell table:number-columns-repeated="7"/>
        </table:table-row>
        <table:table-row table:style-name="ro1">
          <table:table-cell office:value-type="float" office:value="1.07536" calcext:value-type="float">
            <text:p>1,07536</text:p>
          </table:table-cell>
          <table:table-cell office:value-type="float" office:value="1.08138" calcext:value-type="float">
            <text:p>1,08138</text:p>
          </table:table-cell>
          <table:table-cell office:value-type="float" office:value="1.09692" calcext:value-type="float">
            <text:p>1,09692</text:p>
          </table:table-cell>
          <table:table-cell office:value-type="float" office:value="1.09782" calcext:value-type="float">
            <text:p>1,09782</text:p>
          </table:table-cell>
          <table:table-cell table:number-columns-repeated="64"/>
          <table:table-cell table:formula="of:=MIN([.A45:.BL45])" office:value-type="float" office:value="1.07536" calcext:value-type="float">
            <text:p>1,07536</text:p>
          </table:table-cell>
          <table:table-cell table:formula="of:=MAX([.A45:.BL45])" office:value-type="float" office:value="1.09782" calcext:value-type="float">
            <text:p>1,09782</text:p>
          </table:table-cell>
          <table:table-cell table:number-columns-repeated="7"/>
        </table:table-row>
        <table:table-row table:style-name="ro1">
          <table:table-cell office:value-type="float" office:value="0.744182" calcext:value-type="float">
            <text:p>0,744182</text:p>
          </table:table-cell>
          <table:table-cell office:value-type="float" office:value="0.656568" calcext:value-type="float">
            <text:p>0,656568</text:p>
          </table:table-cell>
          <table:table-cell office:value-type="float" office:value="1.7111" calcext:value-type="float">
            <text:p>1,7111</text:p>
          </table:table-cell>
          <table:table-cell office:value-type="float" office:value="0.597184" calcext:value-type="float">
            <text:p>0,597184</text:p>
          </table:table-cell>
          <table:table-cell table:number-columns-repeated="64"/>
          <table:table-cell table:formula="of:=MIN([.A46:.BL46])" office:value-type="float" office:value="0.597184" calcext:value-type="float">
            <text:p>0,597184</text:p>
          </table:table-cell>
          <table:table-cell table:formula="of:=MAX([.A46:.BL46])" office:value-type="float" office:value="1.7111" calcext:value-type="float">
            <text:p>1,7111</text:p>
          </table:table-cell>
          <table:table-cell table:number-columns-repeated="7"/>
        </table:table-row>
        <table:table-row table:style-name="ro1">
          <table:table-cell office:value-type="float" office:value="1.06229" calcext:value-type="float">
            <text:p>1,06229</text:p>
          </table:table-cell>
          <table:table-cell office:value-type="float" office:value="1.65849" calcext:value-type="float">
            <text:p>1,65849</text:p>
          </table:table-cell>
          <table:table-cell office:value-type="float" office:value="1.81727" calcext:value-type="float">
            <text:p>1,81727</text:p>
          </table:table-cell>
          <table:table-cell office:value-type="float" office:value="1.06565" calcext:value-type="float">
            <text:p>1,06565</text:p>
          </table:table-cell>
          <table:table-cell table:number-columns-repeated="64"/>
          <table:table-cell table:formula="of:=MIN([.A47:.BL47])" office:value-type="float" office:value="1.06229" calcext:value-type="float">
            <text:p>1,06229</text:p>
          </table:table-cell>
          <table:table-cell table:formula="of:=MAX([.A47:.BL47])" office:value-type="float" office:value="1.81727" calcext:value-type="float">
            <text:p>1,81727</text:p>
          </table:table-cell>
          <table:table-cell table:number-columns-repeated="7"/>
        </table:table-row>
        <table:table-row table:style-name="ro1">
          <table:table-cell office:value-type="float" office:value="1.07482" calcext:value-type="float">
            <text:p>1,07482</text:p>
          </table:table-cell>
          <table:table-cell office:value-type="float" office:value="1.0792" calcext:value-type="float">
            <text:p>1,0792</text:p>
          </table:table-cell>
          <table:table-cell office:value-type="float" office:value="0.364472" calcext:value-type="float">
            <text:p>0,364472</text:p>
          </table:table-cell>
          <table:table-cell office:value-type="float" office:value="0.363786" calcext:value-type="float">
            <text:p>0,363786</text:p>
          </table:table-cell>
          <table:table-cell table:number-columns-repeated="64"/>
          <table:table-cell table:formula="of:=MIN([.A48:.BL48])" office:value-type="float" office:value="0.363786" calcext:value-type="float">
            <text:p>0,363786</text:p>
          </table:table-cell>
          <table:table-cell table:formula="of:=MAX([.A48:.BL48])" office:value-type="float" office:value="1.0792" calcext:value-type="float">
            <text:p>1,0792</text:p>
          </table:table-cell>
          <table:table-cell table:number-columns-repeated="7"/>
        </table:table-row>
        <table:table-row table:style-name="ro1">
          <table:table-cell office:value-type="float" office:value="1.07346" calcext:value-type="float">
            <text:p>1,07346</text:p>
          </table:table-cell>
          <table:table-cell office:value-type="float" office:value="1.0748" calcext:value-type="float">
            <text:p>1,0748</text:p>
          </table:table-cell>
          <table:table-cell office:value-type="float" office:value="1.06272" calcext:value-type="float">
            <text:p>1,06272</text:p>
          </table:table-cell>
          <table:table-cell office:value-type="float" office:value="1.06387" calcext:value-type="float">
            <text:p>1,06387</text:p>
          </table:table-cell>
          <table:table-cell table:number-columns-repeated="64"/>
          <table:table-cell table:formula="of:=MIN([.A49:.BL49])" office:value-type="float" office:value="1.06272" calcext:value-type="float">
            <text:p>1,06272</text:p>
          </table:table-cell>
          <table:table-cell table:formula="of:=MAX([.A49:.BL49])" office:value-type="float" office:value="1.0748" calcext:value-type="float">
            <text:p>1,0748</text:p>
          </table:table-cell>
          <table:table-cell table:number-columns-repeated="7"/>
        </table:table-row>
        <table:table-row table:style-name="ro1">
          <table:table-cell office:value-type="float" office:value="2.06765" calcext:value-type="float">
            <text:p>2,06765</text:p>
          </table:table-cell>
          <table:table-cell office:value-type="float" office:value="2.07411" calcext:value-type="float">
            <text:p>2,07411</text:p>
          </table:table-cell>
          <table:table-cell office:value-type="float" office:value="2.16922" calcext:value-type="float">
            <text:p>2,16922</text:p>
          </table:table-cell>
          <table:table-cell office:value-type="float" office:value="2.19511" calcext:value-type="float">
            <text:p>2,19511</text:p>
          </table:table-cell>
          <table:table-cell table:number-columns-repeated="64"/>
          <table:table-cell table:formula="of:=MIN([.A50:.BL50])" office:value-type="float" office:value="2.06765" calcext:value-type="float">
            <text:p>2,06765</text:p>
          </table:table-cell>
          <table:table-cell table:formula="of:=MAX([.A50:.BL50])" office:value-type="float" office:value="2.19511" calcext:value-type="float">
            <text:p>2,19511</text:p>
          </table:table-cell>
          <table:table-cell table:number-columns-repeated="7"/>
        </table:table-row>
        <table:table-row table:style-name="ro1">
          <table:table-cell office:value-type="float" office:value="0.717263" calcext:value-type="float">
            <text:p>0,717263</text:p>
          </table:table-cell>
          <table:table-cell office:value-type="float" office:value="1.07899" calcext:value-type="float">
            <text:p>1,07899</text:p>
          </table:table-cell>
          <table:table-cell office:value-type="float" office:value="1.98576" calcext:value-type="float">
            <text:p>1,98576</text:p>
          </table:table-cell>
          <table:table-cell office:value-type="float" office:value="1.41668" calcext:value-type="float">
            <text:p>1,41668</text:p>
          </table:table-cell>
          <table:table-cell table:number-columns-repeated="64"/>
          <table:table-cell table:formula="of:=MIN([.A51:.BL51])" office:value-type="float" office:value="0.717263" calcext:value-type="float">
            <text:p>0,717263</text:p>
          </table:table-cell>
          <table:table-cell table:formula="of:=MAX([.A51:.BL51])" office:value-type="float" office:value="1.98576" calcext:value-type="float">
            <text:p>1,98576</text:p>
          </table:table-cell>
          <table:table-cell table:number-columns-repeated="7"/>
        </table:table-row>
        <table:table-row table:style-name="ro1">
          <table:table-cell office:value-type="float" office:value="1.07147" calcext:value-type="float">
            <text:p>1,07147</text:p>
          </table:table-cell>
          <table:table-cell office:value-type="float" office:value="1.07502" calcext:value-type="float">
            <text:p>1,07502</text:p>
          </table:table-cell>
          <table:table-cell office:value-type="float" office:value="1.06335" calcext:value-type="float">
            <text:p>1,06335</text:p>
          </table:table-cell>
          <table:table-cell office:value-type="float" office:value="1.06405" calcext:value-type="float">
            <text:p>1,06405</text:p>
          </table:table-cell>
          <table:table-cell table:number-columns-repeated="64"/>
          <table:table-cell table:formula="of:=MIN([.A52:.BL52])" office:value-type="float" office:value="1.06335" calcext:value-type="float">
            <text:p>1,06335</text:p>
          </table:table-cell>
          <table:table-cell table:formula="of:=MAX([.A52:.BL52])" office:value-type="float" office:value="1.07502" calcext:value-type="float">
            <text:p>1,07502</text:p>
          </table:table-cell>
          <table:table-cell table:number-columns-repeated="7"/>
        </table:table-row>
        <table:table-row table:style-name="ro1">
          <table:table-cell office:value-type="float" office:value="1.13377" calcext:value-type="float">
            <text:p>1,13377</text:p>
          </table:table-cell>
          <table:table-cell office:value-type="float" office:value="1.93616" calcext:value-type="float">
            <text:p>1,93616</text:p>
          </table:table-cell>
          <table:table-cell office:value-type="float" office:value="2.23124" calcext:value-type="float">
            <text:p>2,23124</text:p>
          </table:table-cell>
          <table:table-cell office:value-type="float" office:value="1.42751" calcext:value-type="float">
            <text:p>1,42751</text:p>
          </table:table-cell>
          <table:table-cell table:number-columns-repeated="64"/>
          <table:table-cell table:formula="of:=MIN([.A53:.BL53])" office:value-type="float" office:value="1.13377" calcext:value-type="float">
            <text:p>1,13377</text:p>
          </table:table-cell>
          <table:table-cell table:formula="of:=MAX([.A53:.BL53])" office:value-type="float" office:value="2.23124" calcext:value-type="float">
            <text:p>2,23124</text:p>
          </table:table-cell>
          <table:table-cell table:number-columns-repeated="7"/>
        </table:table-row>
        <table:table-row table:style-name="ro1">
          <table:table-cell office:value-type="float" office:value="1.16898" calcext:value-type="float">
            <text:p>1,16898</text:p>
          </table:table-cell>
          <table:table-cell office:value-type="float" office:value="2.29373" calcext:value-type="float">
            <text:p>2,29373</text:p>
          </table:table-cell>
          <table:table-cell office:value-type="float" office:value="2.40902" calcext:value-type="float">
            <text:p>2,40902</text:p>
          </table:table-cell>
          <table:table-cell office:value-type="float" office:value="1.43384" calcext:value-type="float">
            <text:p>1,43384</text:p>
          </table:table-cell>
          <table:table-cell table:number-columns-repeated="64"/>
          <table:table-cell table:formula="of:=MIN([.A54:.BL54])" office:value-type="float" office:value="1.16898" calcext:value-type="float">
            <text:p>1,16898</text:p>
          </table:table-cell>
          <table:table-cell table:formula="of:=MAX([.A54:.BL54])" office:value-type="float" office:value="2.40902" calcext:value-type="float">
            <text:p>2,40902</text:p>
          </table:table-cell>
          <table:table-cell table:number-columns-repeated="7"/>
        </table:table-row>
        <table:table-row table:style-name="ro1">
          <table:table-cell office:value-type="float" office:value="1.71722" calcext:value-type="float">
            <text:p>1,71722</text:p>
          </table:table-cell>
          <table:table-cell office:value-type="float" office:value="2.36036" calcext:value-type="float">
            <text:p>2,36036</text:p>
          </table:table-cell>
          <table:table-cell office:value-type="float" office:value="2.66364" calcext:value-type="float">
            <text:p>2,66364</text:p>
          </table:table-cell>
          <table:table-cell office:value-type="float" office:value="1.49661" calcext:value-type="float">
            <text:p>1,49661</text:p>
          </table:table-cell>
          <table:table-cell table:number-columns-repeated="64"/>
          <table:table-cell table:formula="of:=MIN([.A55:.BL55])" office:value-type="float" office:value="1.49661" calcext:value-type="float">
            <text:p>1,49661</text:p>
          </table:table-cell>
          <table:table-cell table:formula="of:=MAX([.A55:.BL55])" office:value-type="float" office:value="2.66364" calcext:value-type="float">
            <text:p>2,66364</text:p>
          </table:table-cell>
          <table:table-cell table:number-columns-repeated="7"/>
        </table:table-row>
        <table:table-row table:style-name="ro1">
          <table:table-cell office:value-type="float" office:value="1.24347" calcext:value-type="float">
            <text:p>1,24347</text:p>
          </table:table-cell>
          <table:table-cell office:value-type="float" office:value="1.77937" calcext:value-type="float">
            <text:p>1,77937</text:p>
          </table:table-cell>
          <table:table-cell office:value-type="float" office:value="2.59871" calcext:value-type="float">
            <text:p>2,59871</text:p>
          </table:table-cell>
          <table:table-cell office:value-type="float" office:value="1.02955" calcext:value-type="float">
            <text:p>1,02955</text:p>
          </table:table-cell>
          <table:table-cell table:number-columns-repeated="64"/>
          <table:table-cell table:formula="of:=MIN([.A56:.BL56])" office:value-type="float" office:value="1.02955" calcext:value-type="float">
            <text:p>1,02955</text:p>
          </table:table-cell>
          <table:table-cell table:formula="of:=MAX([.A56:.BL56])" office:value-type="float" office:value="2.59871" calcext:value-type="float">
            <text:p>2,59871</text:p>
          </table:table-cell>
          <table:table-cell table:number-columns-repeated="7"/>
        </table:table-row>
        <table:table-row table:style-name="ro1">
          <table:table-cell office:value-type="float" office:value="2.62758" calcext:value-type="float">
            <text:p>2,62758</text:p>
          </table:table-cell>
          <table:table-cell office:value-type="float" office:value="2.68715" calcext:value-type="float">
            <text:p>2,68715</text:p>
          </table:table-cell>
          <table:table-cell office:value-type="float" office:value="2.93412" calcext:value-type="float">
            <text:p>2,93412</text:p>
          </table:table-cell>
          <table:table-cell office:value-type="float" office:value="3.09475" calcext:value-type="float">
            <text:p>3,09475</text:p>
          </table:table-cell>
          <table:table-cell table:number-columns-repeated="64"/>
          <table:table-cell table:formula="of:=MIN([.A57:.BL57])" office:value-type="float" office:value="2.62758" calcext:value-type="float">
            <text:p>2,62758</text:p>
          </table:table-cell>
          <table:table-cell table:formula="of:=MAX([.A57:.BL57])" office:value-type="float" office:value="3.09475" calcext:value-type="float">
            <text:p>3,09475</text:p>
          </table:table-cell>
          <table:table-cell table:number-columns-repeated="7"/>
        </table:table-row>
        <table:table-row table:style-name="ro1">
          <table:table-cell office:value-type="float" office:value="1.17705" calcext:value-type="float">
            <text:p>1,17705</text:p>
          </table:table-cell>
          <table:table-cell office:value-type="float" office:value="2.155" calcext:value-type="float">
            <text:p>2,155</text:p>
          </table:table-cell>
          <table:table-cell office:value-type="float" office:value="1.54267" calcext:value-type="float">
            <text:p>1,54267</text:p>
          </table:table-cell>
          <table:table-cell office:value-type="float" office:value="2.77773" calcext:value-type="float">
            <text:p>2,77773</text:p>
          </table:table-cell>
          <table:table-cell table:number-columns-repeated="64"/>
          <table:table-cell table:formula="of:=MIN([.A58:.BL58])" office:value-type="float" office:value="1.17705" calcext:value-type="float">
            <text:p>1,17705</text:p>
          </table:table-cell>
          <table:table-cell table:formula="of:=MAX([.A58:.BL58])" office:value-type="float" office:value="2.77773" calcext:value-type="float">
            <text:p>2,77773</text:p>
          </table:table-cell>
          <table:table-cell table:number-columns-repeated="7"/>
        </table:table-row>
        <table:table-row table:style-name="ro1">
          <table:table-cell office:value-type="float" office:value="1.55889" calcext:value-type="float">
            <text:p>1,55889</text:p>
          </table:table-cell>
          <table:table-cell office:value-type="float" office:value="1.11464" calcext:value-type="float">
            <text:p>1,11464</text:p>
          </table:table-cell>
          <table:table-cell office:value-type="float" office:value="2.7853" calcext:value-type="float">
            <text:p>2,7853</text:p>
          </table:table-cell>
          <table:table-cell office:value-type="float" office:value="2.84613" calcext:value-type="float">
            <text:p>2,84613</text:p>
          </table:table-cell>
          <table:table-cell table:number-columns-repeated="64"/>
          <table:table-cell table:formula="of:=MIN([.A59:.BL59])" office:value-type="float" office:value="1.11464" calcext:value-type="float">
            <text:p>1,11464</text:p>
          </table:table-cell>
          <table:table-cell table:formula="of:=MAX([.A59:.BL59])" office:value-type="float" office:value="2.84613" calcext:value-type="float">
            <text:p>2,84613</text:p>
          </table:table-cell>
          <table:table-cell table:number-columns-repeated="7"/>
        </table:table-row>
        <table:table-row table:style-name="ro1">
          <table:table-cell office:value-type="float" office:value="1.06464" calcext:value-type="float">
            <text:p>1,06464</text:p>
          </table:table-cell>
          <table:table-cell office:value-type="float" office:value="1.41571" calcext:value-type="float">
            <text:p>1,41571</text:p>
          </table:table-cell>
          <table:table-cell office:value-type="float" office:value="1.69694" calcext:value-type="float">
            <text:p>1,69694</text:p>
          </table:table-cell>
          <table:table-cell office:value-type="float" office:value="0.614658" calcext:value-type="float">
            <text:p>0,614658</text:p>
          </table:table-cell>
          <table:table-cell table:number-columns-repeated="64"/>
          <table:table-cell table:formula="of:=MIN([.A60:.BL60])" office:value-type="float" office:value="0.614658" calcext:value-type="float">
            <text:p>0,614658</text:p>
          </table:table-cell>
          <table:table-cell table:formula="of:=MAX([.A60:.BL60])" office:value-type="float" office:value="1.69694" calcext:value-type="float">
            <text:p>1,69694</text:p>
          </table:table-cell>
          <table:table-cell table:number-columns-repeated="7"/>
        </table:table-row>
        <table:table-row table:style-name="ro1">
          <table:table-cell office:value-type="float" office:value="1.07403" calcext:value-type="float">
            <text:p>1,07403</text:p>
          </table:table-cell>
          <table:table-cell office:value-type="float" office:value="1.40275" calcext:value-type="float">
            <text:p>1,40275</text:p>
          </table:table-cell>
          <table:table-cell office:value-type="float" office:value="0.929527" calcext:value-type="float">
            <text:p>0,929527</text:p>
          </table:table-cell>
          <table:table-cell office:value-type="float" office:value="2.1042" calcext:value-type="float">
            <text:p>2,1042</text:p>
          </table:table-cell>
          <table:table-cell table:number-columns-repeated="64"/>
          <table:table-cell table:formula="of:=MIN([.A61:.BL61])" office:value-type="float" office:value="0.929527" calcext:value-type="float">
            <text:p>0,929527</text:p>
          </table:table-cell>
          <table:table-cell table:formula="of:=MAX([.A61:.BL61])" office:value-type="float" office:value="2.1042" calcext:value-type="float">
            <text:p>2,1042</text:p>
          </table:table-cell>
          <table:table-cell table:number-columns-repeated="7"/>
        </table:table-row>
        <table:table-row table:style-name="ro1">
          <table:table-cell office:value-type="float" office:value="1.0026" calcext:value-type="float">
            <text:p>1,0026</text:p>
          </table:table-cell>
          <table:table-cell office:value-type="float" office:value="1.03646" calcext:value-type="float">
            <text:p>1,03646</text:p>
          </table:table-cell>
          <table:table-cell office:value-type="float" office:value="2.06975" calcext:value-type="float">
            <text:p>2,06975</text:p>
          </table:table-cell>
          <table:table-cell office:value-type="float" office:value="2.12214" calcext:value-type="float">
            <text:p>2,12214</text:p>
          </table:table-cell>
          <table:table-cell table:number-columns-repeated="64"/>
          <table:table-cell table:formula="of:=MIN([.A62:.BL62])" office:value-type="float" office:value="1.0026" calcext:value-type="float">
            <text:p>1,0026</text:p>
          </table:table-cell>
          <table:table-cell table:formula="of:=MAX([.A62:.BL62])" office:value-type="float" office:value="2.12214" calcext:value-type="float">
            <text:p>2,12214</text:p>
          </table:table-cell>
          <table:table-cell table:number-columns-repeated="7"/>
        </table:table-row>
        <table:table-row table:style-name="ro1">
          <table:table-cell office:value-type="float" office:value="1.07796" calcext:value-type="float">
            <text:p>1,07796</text:p>
          </table:table-cell>
          <table:table-cell office:value-type="float" office:value="1.54373" calcext:value-type="float">
            <text:p>1,54373</text:p>
          </table:table-cell>
          <table:table-cell office:value-type="float" office:value="1.61773" calcext:value-type="float">
            <text:p>1,61773</text:p>
          </table:table-cell>
          <table:table-cell office:value-type="float" office:value="0.431854" calcext:value-type="float">
            <text:p>0,431854</text:p>
          </table:table-cell>
          <table:table-cell table:number-columns-repeated="64"/>
          <table:table-cell table:formula="of:=MIN([.A63:.BL63])" office:value-type="float" office:value="0.431854" calcext:value-type="float">
            <text:p>0,431854</text:p>
          </table:table-cell>
          <table:table-cell table:formula="of:=MAX([.A63:.BL63])" office:value-type="float" office:value="1.61773" calcext:value-type="float">
            <text:p>1,6177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1191" calcext:value-type="float">
            <text:p>1,1191</text:p>
          </table:table-cell>
          <table:table-cell office:value-type="float" office:value="1.20923" calcext:value-type="float">
            <text:p>1,20923</text:p>
          </table:table-cell>
          <table:table-cell office:value-type="float" office:value="1.30025" calcext:value-type="float">
            <text:p>1,30025</text:p>
          </table:table-cell>
          <table:table-cell office:value-type="float" office:value="1.39018" calcext:value-type="float">
            <text:p>1,39018</text:p>
          </table:table-cell>
          <table:table-cell office:value-type="float" office:value="0.656519" calcext:value-type="float">
            <text:p>0,656519</text:p>
          </table:table-cell>
          <table:table-cell office:value-type="float" office:value="0.838137" calcext:value-type="float">
            <text:p>0,838137</text:p>
          </table:table-cell>
          <table:table-cell office:value-type="float" office:value="0.998285" calcext:value-type="float">
            <text:p>0,998285</text:p>
          </table:table-cell>
          <table:table-cell office:value-type="float" office:value="1.02887" calcext:value-type="float">
            <text:p>1,02887</text:p>
          </table:table-cell>
          <table:table-cell table:number-columns-repeated="60"/>
          <table:table-cell table:formula="of:=MIN([.A65:.BL65])" office:value-type="float" office:value="0.656519" calcext:value-type="float">
            <text:p>0,656519</text:p>
          </table:table-cell>
          <table:table-cell table:formula="of:=MAX([.A65:.BL65])" office:value-type="float" office:value="1.39018" calcext:value-type="float">
            <text:p>1,39018</text:p>
          </table:table-cell>
          <table:table-cell table:number-columns-repeated="7"/>
        </table:table-row>
        <table:table-row table:style-name="ro1">
          <table:table-cell office:value-type="float" office:value="0.555181" calcext:value-type="float">
            <text:p>0,555181</text:p>
          </table:table-cell>
          <table:table-cell office:value-type="float" office:value="0.533115" calcext:value-type="float">
            <text:p>0,533115</text:p>
          </table:table-cell>
          <table:table-cell office:value-type="float" office:value="1.13608" calcext:value-type="float">
            <text:p>1,13608</text:p>
          </table:table-cell>
          <table:table-cell office:value-type="float" office:value="1.16414" calcext:value-type="float">
            <text:p>1,16414</text:p>
          </table:table-cell>
          <table:table-cell office:value-type="float" office:value="0.561069" calcext:value-type="float">
            <text:p>0,561069</text:p>
          </table:table-cell>
          <table:table-cell office:value-type="float" office:value="0.501665" calcext:value-type="float">
            <text:p>0,501665</text:p>
          </table:table-cell>
          <table:table-cell office:value-type="float" office:value="1.06918" calcext:value-type="float">
            <text:p>1,06918</text:p>
          </table:table-cell>
          <table:table-cell office:value-type="float" office:value="1.02419" calcext:value-type="float">
            <text:p>1,02419</text:p>
          </table:table-cell>
          <table:table-cell table:number-columns-repeated="60"/>
          <table:table-cell table:formula="of:=MIN([.A66:.BL66])" office:value-type="float" office:value="0.501665" calcext:value-type="float">
            <text:p>0,501665</text:p>
          </table:table-cell>
          <table:table-cell table:formula="of:=MAX([.A66:.BL66])" office:value-type="float" office:value="1.16414" calcext:value-type="float">
            <text:p>1,16414</text:p>
          </table:table-cell>
          <table:table-cell table:number-columns-repeated="7"/>
        </table:table-row>
        <table:table-row table:style-name="ro1">
          <table:table-cell office:value-type="float" office:value="0.960255" calcext:value-type="float">
            <text:p>0,960255</text:p>
          </table:table-cell>
          <table:table-cell office:value-type="float" office:value="1.06717" calcext:value-type="float">
            <text:p>1,06717</text:p>
          </table:table-cell>
          <table:table-cell office:value-type="float" office:value="1.36655" calcext:value-type="float">
            <text:p>1,36655</text:p>
          </table:table-cell>
          <table:table-cell office:value-type="float" office:value="0.857344" calcext:value-type="float">
            <text:p>0,857344</text:p>
          </table:table-cell>
          <table:table-cell office:value-type="float" office:value="1.89738" calcext:value-type="float">
            <text:p>1,89738</text:p>
          </table:table-cell>
          <table:table-cell office:value-type="float" office:value="0.573601" calcext:value-type="float">
            <text:p>0,573601</text:p>
          </table:table-cell>
          <table:table-cell office:value-type="float" office:value="1.02888" calcext:value-type="float">
            <text:p>1,02888</text:p>
          </table:table-cell>
          <table:table-cell office:value-type="float" office:value="0.252987" calcext:value-type="float">
            <text:p>0,252987</text:p>
          </table:table-cell>
          <table:table-cell table:number-columns-repeated="60"/>
          <table:table-cell table:formula="of:=MIN([.A67:.BL67])" office:value-type="float" office:value="0.252987" calcext:value-type="float">
            <text:p>0,252987</text:p>
          </table:table-cell>
          <table:table-cell table:formula="of:=MAX([.A67:.BL67])" office:value-type="float" office:value="1.89738" calcext:value-type="float">
            <text:p>1,89738</text:p>
          </table:table-cell>
          <table:table-cell table:number-columns-repeated="7"/>
        </table:table-row>
        <table:table-row table:style-name="ro1">
          <table:table-cell office:value-type="float" office:value="0.56006" calcext:value-type="float">
            <text:p>0,56006</text:p>
          </table:table-cell>
          <table:table-cell office:value-type="float" office:value="0.827936" calcext:value-type="float">
            <text:p>0,827936</text:p>
          </table:table-cell>
          <table:table-cell office:value-type="float" office:value="0.530963" calcext:value-type="float">
            <text:p>0,530963</text:p>
          </table:table-cell>
          <table:table-cell office:value-type="float" office:value="1.47981" calcext:value-type="float">
            <text:p>1,47981</text:p>
          </table:table-cell>
          <table:table-cell office:value-type="float" office:value="0.953414" calcext:value-type="float">
            <text:p>0,953414</text:p>
          </table:table-cell>
          <table:table-cell office:value-type="float" office:value="1.48566" calcext:value-type="float">
            <text:p>1,48566</text:p>
          </table:table-cell>
          <table:table-cell office:value-type="float" office:value="1.23823" calcext:value-type="float">
            <text:p>1,23823</text:p>
          </table:table-cell>
          <table:table-cell office:value-type="float" office:value="0.667088" calcext:value-type="float">
            <text:p>0,667088</text:p>
          </table:table-cell>
          <table:table-cell table:number-columns-repeated="60"/>
          <table:table-cell table:formula="of:=MIN([.A68:.BL68])" office:value-type="float" office:value="0.530963" calcext:value-type="float">
            <text:p>0,530963</text:p>
          </table:table-cell>
          <table:table-cell table:formula="of:=MAX([.A68:.BL68])" office:value-type="float" office:value="1.48566" calcext:value-type="float">
            <text:p>1,48566</text:p>
          </table:table-cell>
          <table:table-cell table:number-columns-repeated="7"/>
        </table:table-row>
        <table:table-row table:style-name="ro1">
          <table:table-cell office:value-type="float" office:value="0.366504" calcext:value-type="float">
            <text:p>0,366504</text:p>
          </table:table-cell>
          <table:table-cell office:value-type="float" office:value="0.334971" calcext:value-type="float">
            <text:p>0,334971</text:p>
          </table:table-cell>
          <table:table-cell office:value-type="float" office:value="0.92142" calcext:value-type="float">
            <text:p>0,92142</text:p>
          </table:table-cell>
          <table:table-cell office:value-type="float" office:value="0.719988" calcext:value-type="float">
            <text:p>0,719988</text:p>
          </table:table-cell>
          <table:table-cell office:value-type="float" office:value="0.542286" calcext:value-type="float">
            <text:p>0,542286</text:p>
          </table:table-cell>
          <table:table-cell office:value-type="float" office:value="0.537864" calcext:value-type="float">
            <text:p>0,537864</text:p>
          </table:table-cell>
          <table:table-cell office:value-type="float" office:value="0.539992" calcext:value-type="float">
            <text:p>0,539992</text:p>
          </table:table-cell>
          <table:table-cell office:value-type="float" office:value="0.185187" calcext:value-type="float">
            <text:p>0,185187</text:p>
          </table:table-cell>
          <table:table-cell table:number-columns-repeated="60"/>
          <table:table-cell table:formula="of:=MIN([.A69:.BL69])" office:value-type="float" office:value="0.185187" calcext:value-type="float">
            <text:p>0,185187</text:p>
          </table:table-cell>
          <table:table-cell table:formula="of:=MAX([.A69:.BL69])" office:value-type="float" office:value="0.92142" calcext:value-type="float">
            <text:p>0,92142</text:p>
          </table:table-cell>
          <table:table-cell table:number-columns-repeated="7"/>
        </table:table-row>
        <table:table-row table:style-name="ro1">
          <table:table-cell office:value-type="float" office:value="1.08837" calcext:value-type="float">
            <text:p>1,08837</text:p>
          </table:table-cell>
          <table:table-cell office:value-type="float" office:value="1.1668" calcext:value-type="float">
            <text:p>1,1668</text:p>
          </table:table-cell>
          <table:table-cell office:value-type="float" office:value="1.18162" calcext:value-type="float">
            <text:p>1,18162</text:p>
          </table:table-cell>
          <table:table-cell office:value-type="float" office:value="1.183" calcext:value-type="float">
            <text:p>1,183</text:p>
          </table:table-cell>
          <table:table-cell office:value-type="float" office:value="0.554904" calcext:value-type="float">
            <text:p>0,554904</text:p>
          </table:table-cell>
          <table:table-cell office:value-type="float" office:value="0.757107" calcext:value-type="float">
            <text:p>0,757107</text:p>
          </table:table-cell>
          <table:table-cell office:value-type="float" office:value="0.838882" calcext:value-type="float">
            <text:p>0,838882</text:p>
          </table:table-cell>
          <table:table-cell office:value-type="float" office:value="0.981131" calcext:value-type="float">
            <text:p>0,981131</text:p>
          </table:table-cell>
          <table:table-cell table:number-columns-repeated="60"/>
          <table:table-cell table:formula="of:=MIN([.A70:.BL70])" office:value-type="float" office:value="0.554904" calcext:value-type="float">
            <text:p>0,554904</text:p>
          </table:table-cell>
          <table:table-cell table:formula="of:=MAX([.A70:.BL70])" office:value-type="float" office:value="1.183" calcext:value-type="float">
            <text:p>1,183</text:p>
          </table:table-cell>
          <table:table-cell table:number-columns-repeated="7"/>
        </table:table-row>
        <table:table-row table:style-name="ro1">
          <table:table-cell office:value-type="float" office:value="0.381648" calcext:value-type="float">
            <text:p>0,381648</text:p>
          </table:table-cell>
          <table:table-cell office:value-type="float" office:value="0.624859" calcext:value-type="float">
            <text:p>0,624859</text:p>
          </table:table-cell>
          <table:table-cell office:value-type="float" office:value="0.514089" calcext:value-type="float">
            <text:p>0,514089</text:p>
          </table:table-cell>
          <table:table-cell office:value-type="float" office:value="0.415371" calcext:value-type="float">
            <text:p>0,415371</text:p>
          </table:table-cell>
          <table:table-cell office:value-type="float" office:value="0.359512" calcext:value-type="float">
            <text:p>0,359512</text:p>
          </table:table-cell>
          <table:table-cell office:value-type="float" office:value="0.555186" calcext:value-type="float">
            <text:p>0,555186</text:p>
          </table:table-cell>
          <table:table-cell office:value-type="float" office:value="0.486852" calcext:value-type="float">
            <text:p>0,486852</text:p>
          </table:table-cell>
          <table:table-cell office:value-type="float" office:value="0.428892" calcext:value-type="float">
            <text:p>0,428892</text:p>
          </table:table-cell>
          <table:table-cell table:number-columns-repeated="60"/>
          <table:table-cell table:formula="of:=MIN([.A71:.BL71])" office:value-type="float" office:value="0.359512" calcext:value-type="float">
            <text:p>0,359512</text:p>
          </table:table-cell>
          <table:table-cell table:formula="of:=MAX([.A71:.BL71])" office:value-type="float" office:value="0.624859" calcext:value-type="float">
            <text:p>0,624859</text:p>
          </table:table-cell>
          <table:table-cell table:number-columns-repeated="7"/>
        </table:table-row>
        <table:table-row table:style-name="ro1">
          <table:table-cell office:value-type="float" office:value="0.530505" calcext:value-type="float">
            <text:p>0,530505</text:p>
          </table:table-cell>
          <table:table-cell office:value-type="float" office:value="0.53765" calcext:value-type="float">
            <text:p>0,53765</text:p>
          </table:table-cell>
          <table:table-cell office:value-type="float" office:value="1.21326" calcext:value-type="float">
            <text:p>1,21326</text:p>
          </table:table-cell>
          <table:table-cell office:value-type="float" office:value="1.39481" calcext:value-type="float">
            <text:p>1,39481</text:p>
          </table:table-cell>
          <table:table-cell office:value-type="float" office:value="1.0818" calcext:value-type="float">
            <text:p>1,0818</text:p>
          </table:table-cell>
          <table:table-cell office:value-type="float" office:value="0.767623" calcext:value-type="float">
            <text:p>0,767623</text:p>
          </table:table-cell>
          <table:table-cell office:value-type="float" office:value="1.06657" calcext:value-type="float">
            <text:p>1,06657</text:p>
          </table:table-cell>
          <table:table-cell office:value-type="float" office:value="0.80096" calcext:value-type="float">
            <text:p>0,80096</text:p>
          </table:table-cell>
          <table:table-cell table:number-columns-repeated="60"/>
          <table:table-cell table:formula="of:=MIN([.A72:.BL72])" office:value-type="float" office:value="0.530505" calcext:value-type="float">
            <text:p>0,530505</text:p>
          </table:table-cell>
          <table:table-cell table:formula="of:=MAX([.A72:.BL72])" office:value-type="float" office:value="1.39481" calcext:value-type="float">
            <text:p>1,39481</text:p>
          </table:table-cell>
          <table:table-cell table:number-columns-repeated="7"/>
        </table:table-row>
        <table:table-row table:style-name="ro1">
          <table:table-cell office:value-type="float" office:value="0.543657" calcext:value-type="float">
            <text:p>0,543657</text:p>
          </table:table-cell>
          <table:table-cell office:value-type="float" office:value="0.815861" calcext:value-type="float">
            <text:p>0,815861</text:p>
          </table:table-cell>
          <table:table-cell office:value-type="float" office:value="0.681301" calcext:value-type="float">
            <text:p>0,681301</text:p>
          </table:table-cell>
          <table:table-cell office:value-type="float" office:value="1.32105" calcext:value-type="float">
            <text:p>1,32105</text:p>
          </table:table-cell>
          <table:table-cell office:value-type="float" office:value="0.805864" calcext:value-type="float">
            <text:p>0,805864</text:p>
          </table:table-cell>
          <table:table-cell office:value-type="float" office:value="1.12826" calcext:value-type="float">
            <text:p>1,12826</text:p>
          </table:table-cell>
          <table:table-cell office:value-type="float" office:value="0.364569" calcext:value-type="float">
            <text:p>0,364569</text:p>
          </table:table-cell>
          <table:table-cell office:value-type="float" office:value="0.45912" calcext:value-type="float">
            <text:p>0,45912</text:p>
          </table:table-cell>
          <table:table-cell table:number-columns-repeated="60"/>
          <table:table-cell table:formula="of:=MIN([.A73:.BL73])" office:value-type="float" office:value="0.364569" calcext:value-type="float">
            <text:p>0,364569</text:p>
          </table:table-cell>
          <table:table-cell table:formula="of:=MAX([.A73:.BL73])" office:value-type="float" office:value="1.32105" calcext:value-type="float">
            <text:p>1,32105</text:p>
          </table:table-cell>
          <table:table-cell table:number-columns-repeated="7"/>
        </table:table-row>
        <table:table-row table:style-name="ro1">
          <table:table-cell office:value-type="float" office:value="1.03109" calcext:value-type="float">
            <text:p>1,03109</text:p>
          </table:table-cell>
          <table:table-cell office:value-type="float" office:value="1.10036" calcext:value-type="float">
            <text:p>1,10036</text:p>
          </table:table-cell>
          <table:table-cell office:value-type="float" office:value="1.12143" calcext:value-type="float">
            <text:p>1,12143</text:p>
          </table:table-cell>
          <table:table-cell office:value-type="float" office:value="1.19176" calcext:value-type="float">
            <text:p>1,19176</text:p>
          </table:table-cell>
          <table:table-cell office:value-type="float" office:value="1.14017" calcext:value-type="float">
            <text:p>1,14017</text:p>
          </table:table-cell>
          <table:table-cell office:value-type="float" office:value="2.27101" calcext:value-type="float">
            <text:p>2,27101</text:p>
          </table:table-cell>
          <table:table-cell office:value-type="float" office:value="2.29114" calcext:value-type="float">
            <text:p>2,29114</text:p>
          </table:table-cell>
          <table:table-cell office:value-type="float" office:value="1.21445" calcext:value-type="float">
            <text:p>1,21445</text:p>
          </table:table-cell>
          <table:table-cell table:number-columns-repeated="60"/>
          <table:table-cell table:formula="of:=MIN([.A74:.BL74])" office:value-type="float" office:value="1.03109" calcext:value-type="float">
            <text:p>1,03109</text:p>
          </table:table-cell>
          <table:table-cell table:formula="of:=MAX([.A74:.BL74])" office:value-type="float" office:value="2.29114" calcext:value-type="float">
            <text:p>2,29114</text:p>
          </table:table-cell>
          <table:table-cell table:number-columns-repeated="7"/>
        </table:table-row>
        <table:table-row table:style-name="ro1">
          <table:table-cell office:value-type="float" office:value="1.13421" calcext:value-type="float">
            <text:p>1,13421</text:p>
          </table:table-cell>
          <table:table-cell office:value-type="float" office:value="1.17016" calcext:value-type="float">
            <text:p>1,17016</text:p>
          </table:table-cell>
          <table:table-cell office:value-type="float" office:value="1.19433" calcext:value-type="float">
            <text:p>1,19433</text:p>
          </table:table-cell>
          <table:table-cell office:value-type="float" office:value="0.541963" calcext:value-type="float">
            <text:p>0,541963</text:p>
          </table:table-cell>
          <table:table-cell office:value-type="float" office:value="0.764178" calcext:value-type="float">
            <text:p>0,764178</text:p>
          </table:table-cell>
          <table:table-cell office:value-type="float" office:value="0.864156" calcext:value-type="float">
            <text:p>0,864156</text:p>
          </table:table-cell>
          <table:table-cell office:value-type="float" office:value="2.07609" calcext:value-type="float">
            <text:p>2,07609</text:p>
          </table:table-cell>
          <table:table-cell office:value-type="float" office:value="0.325802" calcext:value-type="float">
            <text:p>0,325802</text:p>
          </table:table-cell>
          <table:table-cell table:number-columns-repeated="60"/>
          <table:table-cell table:formula="of:=MIN([.A75:.BL75])" office:value-type="float" office:value="0.325802" calcext:value-type="float">
            <text:p>0,325802</text:p>
          </table:table-cell>
          <table:table-cell table:formula="of:=MAX([.A75:.BL75])" office:value-type="float" office:value="2.07609" calcext:value-type="float">
            <text:p>2,07609</text:p>
          </table:table-cell>
          <table:table-cell table:number-columns-repeated="7"/>
        </table:table-row>
        <table:table-row table:style-name="ro1">
          <table:table-cell office:value-type="float" office:value="1.1606" calcext:value-type="float">
            <text:p>1,1606</text:p>
          </table:table-cell>
          <table:table-cell office:value-type="float" office:value="1.16912" calcext:value-type="float">
            <text:p>1,16912</text:p>
          </table:table-cell>
          <table:table-cell office:value-type="float" office:value="1.17662" calcext:value-type="float">
            <text:p>1,17662</text:p>
          </table:table-cell>
          <table:table-cell office:value-type="float" office:value="1.19646" calcext:value-type="float">
            <text:p>1,19646</text:p>
          </table:table-cell>
          <table:table-cell office:value-type="float" office:value="0.524589" calcext:value-type="float">
            <text:p>0,524589</text:p>
          </table:table-cell>
          <table:table-cell office:value-type="float" office:value="0.827367" calcext:value-type="float">
            <text:p>0,827367</text:p>
          </table:table-cell>
          <table:table-cell office:value-type="float" office:value="0.933995" calcext:value-type="float">
            <text:p>0,933995</text:p>
          </table:table-cell>
          <table:table-cell office:value-type="float" office:value="1.06473" calcext:value-type="float">
            <text:p>1,06473</text:p>
          </table:table-cell>
          <table:table-cell table:number-columns-repeated="60"/>
          <table:table-cell table:formula="of:=MIN([.A76:.BL76])" office:value-type="float" office:value="0.524589" calcext:value-type="float">
            <text:p>0,524589</text:p>
          </table:table-cell>
          <table:table-cell table:formula="of:=MAX([.A76:.BL76])" office:value-type="float" office:value="1.19646" calcext:value-type="float">
            <text:p>1,19646</text:p>
          </table:table-cell>
          <table:table-cell table:number-columns-repeated="7"/>
        </table:table-row>
        <table:table-row table:style-name="ro1">
          <table:table-cell office:value-type="float" office:value="0.491932" calcext:value-type="float">
            <text:p>0,491932</text:p>
          </table:table-cell>
          <table:table-cell office:value-type="float" office:value="0.512286" calcext:value-type="float">
            <text:p>0,512286</text:p>
          </table:table-cell>
          <table:table-cell office:value-type="float" office:value="1.01546" calcext:value-type="float">
            <text:p>1,01546</text:p>
          </table:table-cell>
          <table:table-cell office:value-type="float" office:value="1.19138" calcext:value-type="float">
            <text:p>1,19138</text:p>
          </table:table-cell>
          <table:table-cell office:value-type="float" office:value="0.619737" calcext:value-type="float">
            <text:p>0,619737</text:p>
          </table:table-cell>
          <table:table-cell office:value-type="float" office:value="1.1421" calcext:value-type="float">
            <text:p>1,1421</text:p>
          </table:table-cell>
          <table:table-cell office:value-type="float" office:value="1.14354" calcext:value-type="float">
            <text:p>1,14354</text:p>
          </table:table-cell>
          <table:table-cell office:value-type="float" office:value="1.15465" calcext:value-type="float">
            <text:p>1,15465</text:p>
          </table:table-cell>
          <table:table-cell table:number-columns-repeated="60"/>
          <table:table-cell table:formula="of:=MIN([.A77:.BL77])" office:value-type="float" office:value="0.491932" calcext:value-type="float">
            <text:p>0,491932</text:p>
          </table:table-cell>
          <table:table-cell table:formula="of:=MAX([.A77:.BL77])" office:value-type="float" office:value="1.19138" calcext:value-type="float">
            <text:p>1,19138</text:p>
          </table:table-cell>
          <table:table-cell table:number-columns-repeated="7"/>
        </table:table-row>
        <table:table-row table:style-name="ro1">
          <table:table-cell office:value-type="float" office:value="0.535671" calcext:value-type="float">
            <text:p>0,535671</text:p>
          </table:table-cell>
          <table:table-cell office:value-type="float" office:value="0.535215" calcext:value-type="float">
            <text:p>0,535215</text:p>
          </table:table-cell>
          <table:table-cell office:value-type="float" office:value="0.542935" calcext:value-type="float">
            <text:p>0,542935</text:p>
          </table:table-cell>
          <table:table-cell office:value-type="float" office:value="0.548598" calcext:value-type="float">
            <text:p>0,548598</text:p>
          </table:table-cell>
          <table:table-cell office:value-type="float" office:value="0.543315" calcext:value-type="float">
            <text:p>0,543315</text:p>
          </table:table-cell>
          <table:table-cell office:value-type="float" office:value="1.09303" calcext:value-type="float">
            <text:p>1,09303</text:p>
          </table:table-cell>
          <table:table-cell office:value-type="float" office:value="0.900672" calcext:value-type="float">
            <text:p>0,900672</text:p>
          </table:table-cell>
          <table:table-cell office:value-type="float" office:value="0.500038" calcext:value-type="float">
            <text:p>0,500038</text:p>
          </table:table-cell>
          <table:table-cell table:number-columns-repeated="60"/>
          <table:table-cell table:formula="of:=MIN([.A78:.BL78])" office:value-type="float" office:value="0.500038" calcext:value-type="float">
            <text:p>0,500038</text:p>
          </table:table-cell>
          <table:table-cell table:formula="of:=MAX([.A78:.BL78])" office:value-type="float" office:value="1.09303" calcext:value-type="float">
            <text:p>1,09303</text:p>
          </table:table-cell>
          <table:table-cell table:number-columns-repeated="7"/>
        </table:table-row>
        <table:table-row table:style-name="ro1">
          <table:table-cell office:value-type="float" office:value="1.14455" calcext:value-type="float">
            <text:p>1,14455</text:p>
          </table:table-cell>
          <table:table-cell office:value-type="float" office:value="1.14755" calcext:value-type="float">
            <text:p>1,14755</text:p>
          </table:table-cell>
          <table:table-cell office:value-type="float" office:value="1.17152" calcext:value-type="float">
            <text:p>1,17152</text:p>
          </table:table-cell>
          <table:table-cell office:value-type="float" office:value="1.20681" calcext:value-type="float">
            <text:p>1,20681</text:p>
          </table:table-cell>
          <table:table-cell office:value-type="float" office:value="0.375304" calcext:value-type="float">
            <text:p>0,375304</text:p>
          </table:table-cell>
          <table:table-cell office:value-type="float" office:value="0.562766" calcext:value-type="float">
            <text:p>0,562766</text:p>
          </table:table-cell>
          <table:table-cell office:value-type="float" office:value="0.483573" calcext:value-type="float">
            <text:p>0,483573</text:p>
          </table:table-cell>
          <table:table-cell office:value-type="float" office:value="1.02351" calcext:value-type="float">
            <text:p>1,02351</text:p>
          </table:table-cell>
          <table:table-cell table:number-columns-repeated="60"/>
          <table:table-cell table:formula="of:=MIN([.A79:.BL79])" office:value-type="float" office:value="0.375304" calcext:value-type="float">
            <text:p>0,375304</text:p>
          </table:table-cell>
          <table:table-cell table:formula="of:=MAX([.A79:.BL79])" office:value-type="float" office:value="1.20681" calcext:value-type="float">
            <text:p>1,20681</text:p>
          </table:table-cell>
          <table:table-cell table:number-columns-repeated="7"/>
        </table:table-row>
        <table:table-row table:style-name="ro1">
          <table:table-cell office:value-type="float" office:value="1.13009" calcext:value-type="float">
            <text:p>1,13009</text:p>
          </table:table-cell>
          <table:table-cell office:value-type="float" office:value="1.13453" calcext:value-type="float">
            <text:p>1,13453</text:p>
          </table:table-cell>
          <table:table-cell office:value-type="float" office:value="1.14135" calcext:value-type="float">
            <text:p>1,14135</text:p>
          </table:table-cell>
          <table:table-cell office:value-type="float" office:value="0.58195" calcext:value-type="float">
            <text:p>0,58195</text:p>
          </table:table-cell>
          <table:table-cell office:value-type="float" office:value="1.74538" calcext:value-type="float">
            <text:p>1,74538</text:p>
          </table:table-cell>
          <table:table-cell office:value-type="float" office:value="0.812568" calcext:value-type="float">
            <text:p>0,812568</text:p>
          </table:table-cell>
          <table:table-cell office:value-type="float" office:value="0.909626" calcext:value-type="float">
            <text:p>0,909626</text:p>
          </table:table-cell>
          <table:table-cell office:value-type="float" office:value="1.07079" calcext:value-type="float">
            <text:p>1,07079</text:p>
          </table:table-cell>
          <table:table-cell table:number-columns-repeated="60"/>
          <table:table-cell table:formula="of:=MIN([.A80:.BL80])" office:value-type="float" office:value="0.58195" calcext:value-type="float">
            <text:p>0,58195</text:p>
          </table:table-cell>
          <table:table-cell table:formula="of:=MAX([.A80:.BL80])" office:value-type="float" office:value="1.74538" calcext:value-type="float">
            <text:p>1,74538</text:p>
          </table:table-cell>
          <table:table-cell table:number-columns-repeated="7"/>
        </table:table-row>
        <table:table-row table:style-name="ro1">
          <table:table-cell office:value-type="float" office:value="0.538932" calcext:value-type="float">
            <text:p>0,538932</text:p>
          </table:table-cell>
          <table:table-cell office:value-type="float" office:value="1.16685" calcext:value-type="float">
            <text:p>1,16685</text:p>
          </table:table-cell>
          <table:table-cell office:value-type="float" office:value="1.19649" calcext:value-type="float">
            <text:p>1,19649</text:p>
          </table:table-cell>
          <table:table-cell office:value-type="float" office:value="1.14908" calcext:value-type="float">
            <text:p>1,14908</text:p>
          </table:table-cell>
          <table:table-cell office:value-type="float" office:value="1.19421" calcext:value-type="float">
            <text:p>1,19421</text:p>
          </table:table-cell>
          <table:table-cell office:value-type="float" office:value="0.853431" calcext:value-type="float">
            <text:p>0,853431</text:p>
          </table:table-cell>
          <table:table-cell office:value-type="float" office:value="0.406022" calcext:value-type="float">
            <text:p>0,406022</text:p>
          </table:table-cell>
          <table:table-cell office:value-type="float" office:value="1.02711" calcext:value-type="float">
            <text:p>1,02711</text:p>
          </table:table-cell>
          <table:table-cell table:number-columns-repeated="60"/>
          <table:table-cell table:formula="of:=MIN([.A81:.BL81])" office:value-type="float" office:value="0.406022" calcext:value-type="float">
            <text:p>0,406022</text:p>
          </table:table-cell>
          <table:table-cell table:formula="of:=MAX([.A81:.BL81])" office:value-type="float" office:value="1.19649" calcext:value-type="float">
            <text:p>1,19649</text:p>
          </table:table-cell>
          <table:table-cell table:number-columns-repeated="7"/>
        </table:table-row>
        <table:table-row table:style-name="ro1">
          <table:table-cell office:value-type="float" office:value="1.16618" calcext:value-type="float">
            <text:p>1,16618</text:p>
          </table:table-cell>
          <table:table-cell office:value-type="float" office:value="1.19609" calcext:value-type="float">
            <text:p>1,19609</text:p>
          </table:table-cell>
          <table:table-cell office:value-type="float" office:value="1.21109" calcext:value-type="float">
            <text:p>1,21109</text:p>
          </table:table-cell>
          <table:table-cell office:value-type="float" office:value="0.562249" calcext:value-type="float">
            <text:p>0,562249</text:p>
          </table:table-cell>
          <table:table-cell office:value-type="float" office:value="1.04508" calcext:value-type="float">
            <text:p>1,04508</text:p>
          </table:table-cell>
          <table:table-cell office:value-type="float" office:value="1.09121" calcext:value-type="float">
            <text:p>1,09121</text:p>
          </table:table-cell>
          <table:table-cell office:value-type="float" office:value="2.26447" calcext:value-type="float">
            <text:p>2,26447</text:p>
          </table:table-cell>
          <table:table-cell office:value-type="float" office:value="1.0708" calcext:value-type="float">
            <text:p>1,0708</text:p>
          </table:table-cell>
          <table:table-cell table:number-columns-repeated="60"/>
          <table:table-cell table:formula="of:=MIN([.A82:.BL82])" office:value-type="float" office:value="0.562249" calcext:value-type="float">
            <text:p>0,562249</text:p>
          </table:table-cell>
          <table:table-cell table:formula="of:=MAX([.A82:.BL82])" office:value-type="float" office:value="2.26447" calcext:value-type="float">
            <text:p>2,26447</text:p>
          </table:table-cell>
          <table:table-cell table:number-columns-repeated="7"/>
        </table:table-row>
        <table:table-row table:style-name="ro1">
          <table:table-cell office:value-type="float" office:value="0.56143" calcext:value-type="float">
            <text:p>0,56143</text:p>
          </table:table-cell>
          <table:table-cell office:value-type="float" office:value="0.823102" calcext:value-type="float">
            <text:p>0,823102</text:p>
          </table:table-cell>
          <table:table-cell office:value-type="float" office:value="0.688417" calcext:value-type="float">
            <text:p>0,688417</text:p>
          </table:table-cell>
          <table:table-cell office:value-type="float" office:value="0.532453" calcext:value-type="float">
            <text:p>0,532453</text:p>
          </table:table-cell>
          <table:table-cell office:value-type="float" office:value="1.51752" calcext:value-type="float">
            <text:p>1,51752</text:p>
          </table:table-cell>
          <table:table-cell office:value-type="float" office:value="1.19727" calcext:value-type="float">
            <text:p>1,19727</text:p>
          </table:table-cell>
          <table:table-cell office:value-type="float" office:value="0.542226" calcext:value-type="float">
            <text:p>0,542226</text:p>
          </table:table-cell>
          <table:table-cell office:value-type="float" office:value="0.380249" calcext:value-type="float">
            <text:p>0,380249</text:p>
          </table:table-cell>
          <table:table-cell table:number-columns-repeated="60"/>
          <table:table-cell table:formula="of:=MIN([.A83:.BL83])" office:value-type="float" office:value="0.380249" calcext:value-type="float">
            <text:p>0,380249</text:p>
          </table:table-cell>
          <table:table-cell table:formula="of:=MAX([.A83:.BL83])" office:value-type="float" office:value="1.51752" calcext:value-type="float">
            <text:p>1,51752</text:p>
          </table:table-cell>
          <table:table-cell table:number-columns-repeated="7"/>
        </table:table-row>
        <table:table-row table:style-name="ro1">
          <table:table-cell office:value-type="float" office:value="0.557055" calcext:value-type="float">
            <text:p>0,557055</text:p>
          </table:table-cell>
          <table:table-cell office:value-type="float" office:value="1.08997" calcext:value-type="float">
            <text:p>1,08997</text:p>
          </table:table-cell>
          <table:table-cell office:value-type="float" office:value="1.10525" calcext:value-type="float">
            <text:p>1,10525</text:p>
          </table:table-cell>
          <table:table-cell office:value-type="float" office:value="0.587525" calcext:value-type="float">
            <text:p>0,587525</text:p>
          </table:table-cell>
          <table:table-cell office:value-type="float" office:value="0.537553" calcext:value-type="float">
            <text:p>0,537553</text:p>
          </table:table-cell>
          <table:table-cell office:value-type="float" office:value="0.802646" calcext:value-type="float">
            <text:p>0,802646</text:p>
          </table:table-cell>
          <table:table-cell office:value-type="float" office:value="1.01124" calcext:value-type="float">
            <text:p>1,01124</text:p>
          </table:table-cell>
          <table:table-cell office:value-type="float" office:value="1.08591" calcext:value-type="float">
            <text:p>1,08591</text:p>
          </table:table-cell>
          <table:table-cell table:number-columns-repeated="60"/>
          <table:table-cell table:formula="of:=MIN([.A84:.BL84])" office:value-type="float" office:value="0.537553" calcext:value-type="float">
            <text:p>0,537553</text:p>
          </table:table-cell>
          <table:table-cell table:formula="of:=MAX([.A84:.BL84])" office:value-type="float" office:value="1.10525" calcext:value-type="float">
            <text:p>1,1052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66179" calcext:value-type="float">
            <text:p>0,566179</text:p>
          </table:table-cell>
          <table:table-cell office:value-type="float" office:value="0.582629" calcext:value-type="float">
            <text:p>0,582629</text:p>
          </table:table-cell>
          <table:table-cell office:value-type="float" office:value="0.560599" calcext:value-type="float">
            <text:p>0,560599</text:p>
          </table:table-cell>
          <table:table-cell office:value-type="float" office:value="0.578323" calcext:value-type="float">
            <text:p>0,578323</text:p>
          </table:table-cell>
          <table:table-cell office:value-type="float" office:value="0.568882" calcext:value-type="float">
            <text:p>0,568882</text:p>
          </table:table-cell>
          <table:table-cell office:value-type="float" office:value="0.569337" calcext:value-type="float">
            <text:p>0,569337</text:p>
          </table:table-cell>
          <table:table-cell office:value-type="float" office:value="1.13079" calcext:value-type="float">
            <text:p>1,13079</text:p>
          </table:table-cell>
          <table:table-cell office:value-type="float" office:value="0.586736" calcext:value-type="float">
            <text:p>0,586736</text:p>
          </table:table-cell>
          <table:table-cell office:value-type="float" office:value="1.73107" calcext:value-type="float">
            <text:p>1,73107</text:p>
          </table:table-cell>
          <table:table-cell office:value-type="float" office:value="0.581364" calcext:value-type="float">
            <text:p>0,581364</text:p>
          </table:table-cell>
          <table:table-cell office:value-type="float" office:value="0.319878" calcext:value-type="float">
            <text:p>0,319878</text:p>
          </table:table-cell>
          <table:table-cell office:value-type="float" office:value="1.45945" calcext:value-type="float">
            <text:p>1,45945</text:p>
          </table:table-cell>
          <table:table-cell office:value-type="float" office:value="0.416297" calcext:value-type="float">
            <text:p>0,416297</text:p>
          </table:table-cell>
          <table:table-cell office:value-type="float" office:value="0.439961" calcext:value-type="float">
            <text:p>0,439961</text:p>
          </table:table-cell>
          <table:table-cell office:value-type="float" office:value="2.16991" calcext:value-type="float">
            <text:p>2,16991</text:p>
          </table:table-cell>
          <table:table-cell office:value-type="float" office:value="0.126396" calcext:value-type="float">
            <text:p>0,126396</text:p>
          </table:table-cell>
          <table:table-cell table:number-columns-repeated="52"/>
          <table:table-cell table:formula="of:=MIN([.A86:.BL86])" office:value-type="float" office:value="0.126396" calcext:value-type="float">
            <text:p>0,126396</text:p>
          </table:table-cell>
          <table:table-cell table:formula="of:=MAX([.A86:.BL86])" office:value-type="float" office:value="2.16991" calcext:value-type="float">
            <text:p>2,16991</text:p>
          </table:table-cell>
          <table:table-cell table:number-columns-repeated="7"/>
        </table:table-row>
        <table:table-row table:style-name="ro1">
          <table:table-cell office:value-type="float" office:value="0.556515" calcext:value-type="float">
            <text:p>0,556515</text:p>
          </table:table-cell>
          <table:table-cell office:value-type="float" office:value="0.575597" calcext:value-type="float">
            <text:p>0,575597</text:p>
          </table:table-cell>
          <table:table-cell office:value-type="float" office:value="0.620654" calcext:value-type="float">
            <text:p>0,620654</text:p>
          </table:table-cell>
          <table:table-cell office:value-type="float" office:value="0.571051" calcext:value-type="float">
            <text:p>0,571051</text:p>
          </table:table-cell>
          <table:table-cell office:value-type="float" office:value="0.603066" calcext:value-type="float">
            <text:p>0,603066</text:p>
          </table:table-cell>
          <table:table-cell office:value-type="float" office:value="1.16821" calcext:value-type="float">
            <text:p>1,16821</text:p>
          </table:table-cell>
          <table:table-cell office:value-type="float" office:value="0.205554" calcext:value-type="float">
            <text:p>0,205554</text:p>
          </table:table-cell>
          <table:table-cell office:value-type="float" office:value="0.267217" calcext:value-type="float">
            <text:p>0,267217</text:p>
          </table:table-cell>
          <table:table-cell office:value-type="float" office:value="1.02169" calcext:value-type="float">
            <text:p>1,02169</text:p>
          </table:table-cell>
          <table:table-cell office:value-type="float" office:value="1.03651" calcext:value-type="float">
            <text:p>1,03651</text:p>
          </table:table-cell>
          <table:table-cell office:value-type="float" office:value="0.513256" calcext:value-type="float">
            <text:p>0,513256</text:p>
          </table:table-cell>
          <table:table-cell office:value-type="float" office:value="0.56658" calcext:value-type="float">
            <text:p>0,56658</text:p>
          </table:table-cell>
          <table:table-cell office:value-type="float" office:value="0.40897" calcext:value-type="float">
            <text:p>0,40897</text:p>
          </table:table-cell>
          <table:table-cell office:value-type="float" office:value="0.579355" calcext:value-type="float">
            <text:p>0,579355</text:p>
          </table:table-cell>
          <table:table-cell office:value-type="float" office:value="0.562958" calcext:value-type="float">
            <text:p>0,562958</text:p>
          </table:table-cell>
          <table:table-cell office:value-type="float" office:value="0.213984" calcext:value-type="float">
            <text:p>0,213984</text:p>
          </table:table-cell>
          <table:table-cell table:number-columns-repeated="52"/>
          <table:table-cell table:formula="of:=MIN([.A87:.BL87])" office:value-type="float" office:value="0.205554" calcext:value-type="float">
            <text:p>0,205554</text:p>
          </table:table-cell>
          <table:table-cell table:formula="of:=MAX([.A87:.BL87])" office:value-type="float" office:value="1.16821" calcext:value-type="float">
            <text:p>1,16821</text:p>
          </table:table-cell>
          <table:table-cell table:number-columns-repeated="7"/>
        </table:table-row>
        <table:table-row table:style-name="ro1">
          <table:table-cell office:value-type="float" office:value="0.262542" calcext:value-type="float">
            <text:p>0,262542</text:p>
          </table:table-cell>
          <table:table-cell office:value-type="float" office:value="0.415673" calcext:value-type="float">
            <text:p>0,415673</text:p>
          </table:table-cell>
          <table:table-cell office:value-type="float" office:value="0.491664" calcext:value-type="float">
            <text:p>0,491664</text:p>
          </table:table-cell>
          <table:table-cell office:value-type="float" office:value="0.397859" calcext:value-type="float">
            <text:p>0,397859</text:p>
          </table:table-cell>
          <table:table-cell office:value-type="float" office:value="0.403559" calcext:value-type="float">
            <text:p>0,403559</text:p>
          </table:table-cell>
          <table:table-cell office:value-type="float" office:value="0.44356" calcext:value-type="float">
            <text:p>0,44356</text:p>
          </table:table-cell>
          <table:table-cell office:value-type="float" office:value="0.505518" calcext:value-type="float">
            <text:p>0,505518</text:p>
          </table:table-cell>
          <table:table-cell office:value-type="float" office:value="0.555913" calcext:value-type="float">
            <text:p>0,555913</text:p>
          </table:table-cell>
          <table:table-cell office:value-type="float" office:value="0.571535" calcext:value-type="float">
            <text:p>0,571535</text:p>
          </table:table-cell>
          <table:table-cell office:value-type="float" office:value="0.64754" calcext:value-type="float">
            <text:p>0,64754</text:p>
          </table:table-cell>
          <table:table-cell office:value-type="float" office:value="0.292721" calcext:value-type="float">
            <text:p>0,292721</text:p>
          </table:table-cell>
          <table:table-cell office:value-type="float" office:value="0.308242" calcext:value-type="float">
            <text:p>0,308242</text:p>
          </table:table-cell>
          <table:table-cell office:value-type="float" office:value="1.27932" calcext:value-type="float">
            <text:p>1,27932</text:p>
          </table:table-cell>
          <table:table-cell office:value-type="float" office:value="1.17688" calcext:value-type="float">
            <text:p>1,17688</text:p>
          </table:table-cell>
          <table:table-cell office:value-type="float" office:value="0.243749" calcext:value-type="float">
            <text:p>0,243749</text:p>
          </table:table-cell>
          <table:table-cell office:value-type="float" office:value="0.217327" calcext:value-type="float">
            <text:p>0,217327</text:p>
          </table:table-cell>
          <table:table-cell table:number-columns-repeated="52"/>
          <table:table-cell table:formula="of:=MIN([.A88:.BL88])" office:value-type="float" office:value="0.217327" calcext:value-type="float">
            <text:p>0,217327</text:p>
          </table:table-cell>
          <table:table-cell table:formula="of:=MAX([.A88:.BL88])" office:value-type="float" office:value="1.27932" calcext:value-type="float">
            <text:p>1,27932</text:p>
          </table:table-cell>
          <table:table-cell table:number-columns-repeated="7"/>
        </table:table-row>
        <table:table-row table:style-name="ro1">
          <table:table-cell office:value-type="float" office:value="0.565934" calcext:value-type="float">
            <text:p>0,565934</text:p>
          </table:table-cell>
          <table:table-cell office:value-type="float" office:value="0.574205" calcext:value-type="float">
            <text:p>0,574205</text:p>
          </table:table-cell>
          <table:table-cell office:value-type="float" office:value="0.623271" calcext:value-type="float">
            <text:p>0,623271</text:p>
          </table:table-cell>
          <table:table-cell office:value-type="float" office:value="0.657218" calcext:value-type="float">
            <text:p>0,657218</text:p>
          </table:table-cell>
          <table:table-cell office:value-type="float" office:value="0.576603" calcext:value-type="float">
            <text:p>0,576603</text:p>
          </table:table-cell>
          <table:table-cell office:value-type="float" office:value="0.680646" calcext:value-type="float">
            <text:p>0,680646</text:p>
          </table:table-cell>
          <table:table-cell office:value-type="float" office:value="0.660304" calcext:value-type="float">
            <text:p>0,660304</text:p>
          </table:table-cell>
          <table:table-cell office:value-type="float" office:value="0.925333" calcext:value-type="float">
            <text:p>0,925333</text:p>
          </table:table-cell>
          <table:table-cell office:value-type="float" office:value="0.946489" calcext:value-type="float">
            <text:p>0,946489</text:p>
          </table:table-cell>
          <table:table-cell office:value-type="float" office:value="1.09732" calcext:value-type="float">
            <text:p>1,09732</text:p>
          </table:table-cell>
          <table:table-cell office:value-type="float" office:value="0.554734" calcext:value-type="float">
            <text:p>0,554734</text:p>
          </table:table-cell>
          <table:table-cell office:value-type="float" office:value="0.770487" calcext:value-type="float">
            <text:p>0,770487</text:p>
          </table:table-cell>
          <table:table-cell office:value-type="float" office:value="0.917353" calcext:value-type="float">
            <text:p>0,917353</text:p>
          </table:table-cell>
          <table:table-cell office:value-type="float" office:value="0.39616" calcext:value-type="float">
            <text:p>0,39616</text:p>
          </table:table-cell>
          <table:table-cell office:value-type="float" office:value="0.714099" calcext:value-type="float">
            <text:p>0,714099</text:p>
          </table:table-cell>
          <table:table-cell office:value-type="float" office:value="0.452177" calcext:value-type="float">
            <text:p>0,452177</text:p>
          </table:table-cell>
          <table:table-cell table:number-columns-repeated="52"/>
          <table:table-cell table:formula="of:=MIN([.A89:.BL89])" office:value-type="float" office:value="0.39616" calcext:value-type="float">
            <text:p>0,39616</text:p>
          </table:table-cell>
          <table:table-cell table:formula="of:=MAX([.A89:.BL89])" office:value-type="float" office:value="1.09732" calcext:value-type="float">
            <text:p>1,09732</text:p>
          </table:table-cell>
          <table:table-cell table:number-columns-repeated="7"/>
        </table:table-row>
        <table:table-row table:style-name="ro1">
          <table:table-cell office:value-type="float" office:value="0.271479" calcext:value-type="float">
            <text:p>0,271479</text:p>
          </table:table-cell>
          <table:table-cell office:value-type="float" office:value="0.272124" calcext:value-type="float">
            <text:p>0,272124</text:p>
          </table:table-cell>
          <table:table-cell office:value-type="float" office:value="0.270814" calcext:value-type="float">
            <text:p>0,270814</text:p>
          </table:table-cell>
          <table:table-cell office:value-type="float" office:value="0.608817" calcext:value-type="float">
            <text:p>0,608817</text:p>
          </table:table-cell>
          <table:table-cell office:value-type="float" office:value="0.758197" calcext:value-type="float">
            <text:p>0,758197</text:p>
          </table:table-cell>
          <table:table-cell office:value-type="float" office:value="1.10479" calcext:value-type="float">
            <text:p>1,10479</text:p>
          </table:table-cell>
          <table:table-cell office:value-type="float" office:value="0.713123" calcext:value-type="float">
            <text:p>0,713123</text:p>
          </table:table-cell>
          <table:table-cell office:value-type="float" office:value="0.655638" calcext:value-type="float">
            <text:p>0,655638</text:p>
          </table:table-cell>
          <table:table-cell office:value-type="float" office:value="0.793769" calcext:value-type="float">
            <text:p>0,793769</text:p>
          </table:table-cell>
          <table:table-cell office:value-type="float" office:value="0.575797" calcext:value-type="float">
            <text:p>0,575797</text:p>
          </table:table-cell>
          <table:table-cell office:value-type="float" office:value="0.760235" calcext:value-type="float">
            <text:p>0,760235</text:p>
          </table:table-cell>
          <table:table-cell office:value-type="float" office:value="0.586587" calcext:value-type="float">
            <text:p>0,586587</text:p>
          </table:table-cell>
          <table:table-cell office:value-type="float" office:value="0.620124" calcext:value-type="float">
            <text:p>0,620124</text:p>
          </table:table-cell>
          <table:table-cell office:value-type="float" office:value="0.584454" calcext:value-type="float">
            <text:p>0,584454</text:p>
          </table:table-cell>
          <table:table-cell office:value-type="float" office:value="0.508527" calcext:value-type="float">
            <text:p>0,508527</text:p>
          </table:table-cell>
          <table:table-cell office:value-type="float" office:value="2.31548" calcext:value-type="float">
            <text:p>2,31548</text:p>
          </table:table-cell>
          <table:table-cell table:number-columns-repeated="52"/>
          <table:table-cell table:formula="of:=MIN([.A90:.BL90])" office:value-type="float" office:value="0.270814" calcext:value-type="float">
            <text:p>0,270814</text:p>
          </table:table-cell>
          <table:table-cell table:formula="of:=MAX([.A90:.BL90])" office:value-type="float" office:value="2.31548" calcext:value-type="float">
            <text:p>2,31548</text:p>
          </table:table-cell>
          <table:table-cell table:number-columns-repeated="7"/>
        </table:table-row>
        <table:table-row table:style-name="ro1">
          <table:table-cell office:value-type="float" office:value="0.566801" calcext:value-type="float">
            <text:p>0,566801</text:p>
          </table:table-cell>
          <table:table-cell office:value-type="float" office:value="0.567637" calcext:value-type="float">
            <text:p>0,567637</text:p>
          </table:table-cell>
          <table:table-cell office:value-type="float" office:value="0.548445" calcext:value-type="float">
            <text:p>0,548445</text:p>
          </table:table-cell>
          <table:table-cell office:value-type="float" office:value="0.593487" calcext:value-type="float">
            <text:p>0,593487</text:p>
          </table:table-cell>
          <table:table-cell office:value-type="float" office:value="0.30572" calcext:value-type="float">
            <text:p>0,30572</text:p>
          </table:table-cell>
          <table:table-cell office:value-type="float" office:value="1.44048" calcext:value-type="float">
            <text:p>1,44048</text:p>
          </table:table-cell>
          <table:table-cell office:value-type="float" office:value="0.385466" calcext:value-type="float">
            <text:p>0,385466</text:p>
          </table:table-cell>
          <table:table-cell office:value-type="float" office:value="0.379083" calcext:value-type="float">
            <text:p>0,379083</text:p>
          </table:table-cell>
          <table:table-cell office:value-type="float" office:value="1.81554" calcext:value-type="float">
            <text:p>1,81554</text:p>
          </table:table-cell>
          <table:table-cell office:value-type="float" office:value="1.25257" calcext:value-type="float">
            <text:p>1,25257</text:p>
          </table:table-cell>
          <table:table-cell office:value-type="float" office:value="1.26642" calcext:value-type="float">
            <text:p>1,26642</text:p>
          </table:table-cell>
          <table:table-cell office:value-type="float" office:value="0.458779" calcext:value-type="float">
            <text:p>0,458779</text:p>
          </table:table-cell>
          <table:table-cell office:value-type="float" office:value="0.585364" calcext:value-type="float">
            <text:p>0,585364</text:p>
          </table:table-cell>
          <table:table-cell office:value-type="float" office:value="1.02035" calcext:value-type="float">
            <text:p>1,02035</text:p>
          </table:table-cell>
          <table:table-cell office:value-type="float" office:value="0.284388" calcext:value-type="float">
            <text:p>0,284388</text:p>
          </table:table-cell>
          <table:table-cell office:value-type="float" office:value="0.408651" calcext:value-type="float">
            <text:p>0,408651</text:p>
          </table:table-cell>
          <table:table-cell table:number-columns-repeated="52"/>
          <table:table-cell table:formula="of:=MIN([.A91:.BL91])" office:value-type="float" office:value="0.284388" calcext:value-type="float">
            <text:p>0,284388</text:p>
          </table:table-cell>
          <table:table-cell table:formula="of:=MAX([.A91:.BL91])" office:value-type="float" office:value="1.81554" calcext:value-type="float">
            <text:p>1,81554</text:p>
          </table:table-cell>
          <table:table-cell table:number-columns-repeated="7"/>
        </table:table-row>
        <table:table-row table:style-name="ro1">
          <table:table-cell office:value-type="float" office:value="0.256393" calcext:value-type="float">
            <text:p>0,256393</text:p>
          </table:table-cell>
          <table:table-cell office:value-type="float" office:value="0.268264" calcext:value-type="float">
            <text:p>0,268264</text:p>
          </table:table-cell>
          <table:table-cell office:value-type="float" office:value="0.621821" calcext:value-type="float">
            <text:p>0,621821</text:p>
          </table:table-cell>
          <table:table-cell office:value-type="float" office:value="0.777032" calcext:value-type="float">
            <text:p>0,777032</text:p>
          </table:table-cell>
          <table:table-cell office:value-type="float" office:value="0.70999" calcext:value-type="float">
            <text:p>0,70999</text:p>
          </table:table-cell>
          <table:table-cell office:value-type="float" office:value="0.518212" calcext:value-type="float">
            <text:p>0,518212</text:p>
          </table:table-cell>
          <table:table-cell office:value-type="float" office:value="0.691441" calcext:value-type="float">
            <text:p>0,691441</text:p>
          </table:table-cell>
          <table:table-cell office:value-type="float" office:value="0.912557" calcext:value-type="float">
            <text:p>0,912557</text:p>
          </table:table-cell>
          <table:table-cell office:value-type="float" office:value="0.529963" calcext:value-type="float">
            <text:p>0,529963</text:p>
          </table:table-cell>
          <table:table-cell office:value-type="float" office:value="0.920736" calcext:value-type="float">
            <text:p>0,920736</text:p>
          </table:table-cell>
          <table:table-cell office:value-type="float" office:value="0.767842" calcext:value-type="float">
            <text:p>0,767842</text:p>
          </table:table-cell>
          <table:table-cell office:value-type="float" office:value="0.268696" calcext:value-type="float">
            <text:p>0,268696</text:p>
          </table:table-cell>
          <table:table-cell office:value-type="float" office:value="1.38787" calcext:value-type="float">
            <text:p>1,38787</text:p>
          </table:table-cell>
          <table:table-cell office:value-type="float" office:value="0.475145" calcext:value-type="float">
            <text:p>0,475145</text:p>
          </table:table-cell>
          <table:table-cell office:value-type="float" office:value="0.179935" calcext:value-type="float">
            <text:p>0,179935</text:p>
          </table:table-cell>
          <table:table-cell office:value-type="float" office:value="0.497913" calcext:value-type="float">
            <text:p>0,497913</text:p>
          </table:table-cell>
          <table:table-cell table:number-columns-repeated="52"/>
          <table:table-cell table:formula="of:=MIN([.A92:.BL92])" office:value-type="float" office:value="0.179935" calcext:value-type="float">
            <text:p>0,179935</text:p>
          </table:table-cell>
          <table:table-cell table:formula="of:=MAX([.A92:.BL92])" office:value-type="float" office:value="1.38787" calcext:value-type="float">
            <text:p>1,38787</text:p>
          </table:table-cell>
          <table:table-cell table:number-columns-repeated="7"/>
        </table:table-row>
        <table:table-row table:style-name="ro1">
          <table:table-cell office:value-type="float" office:value="0.572204" calcext:value-type="float">
            <text:p>0,572204</text:p>
          </table:table-cell>
          <table:table-cell office:value-type="float" office:value="0.574464" calcext:value-type="float">
            <text:p>0,574464</text:p>
          </table:table-cell>
          <table:table-cell office:value-type="float" office:value="0.640989" calcext:value-type="float">
            <text:p>0,640989</text:p>
          </table:table-cell>
          <table:table-cell office:value-type="float" office:value="0.708235" calcext:value-type="float">
            <text:p>0,708235</text:p>
          </table:table-cell>
          <table:table-cell office:value-type="float" office:value="0.645748" calcext:value-type="float">
            <text:p>0,645748</text:p>
          </table:table-cell>
          <table:table-cell office:value-type="float" office:value="0.610155" calcext:value-type="float">
            <text:p>0,610155</text:p>
          </table:table-cell>
          <table:table-cell office:value-type="float" office:value="0.618736" calcext:value-type="float">
            <text:p>0,618736</text:p>
          </table:table-cell>
          <table:table-cell office:value-type="float" office:value="0.606937" calcext:value-type="float">
            <text:p>0,606937</text:p>
          </table:table-cell>
          <table:table-cell office:value-type="float" office:value="0.309627" calcext:value-type="float">
            <text:p>0,309627</text:p>
          </table:table-cell>
          <table:table-cell office:value-type="float" office:value="0.414239" calcext:value-type="float">
            <text:p>0,414239</text:p>
          </table:table-cell>
          <table:table-cell office:value-type="float" office:value="0.534569" calcext:value-type="float">
            <text:p>0,534569</text:p>
          </table:table-cell>
          <table:table-cell office:value-type="float" office:value="0.438005" calcext:value-type="float">
            <text:p>0,438005</text:p>
          </table:table-cell>
          <table:table-cell office:value-type="float" office:value="0.345701" calcext:value-type="float">
            <text:p>0,345701</text:p>
          </table:table-cell>
          <table:table-cell office:value-type="float" office:value="1.56097" calcext:value-type="float">
            <text:p>1,56097</text:p>
          </table:table-cell>
          <table:table-cell office:value-type="float" office:value="1.60065" calcext:value-type="float">
            <text:p>1,60065</text:p>
          </table:table-cell>
          <table:table-cell office:value-type="float" office:value="0.127283" calcext:value-type="float">
            <text:p>0,127283</text:p>
          </table:table-cell>
          <table:table-cell table:number-columns-repeated="52"/>
          <table:table-cell table:formula="of:=MIN([.A93:.BL93])" office:value-type="float" office:value="0.127283" calcext:value-type="float">
            <text:p>0,127283</text:p>
          </table:table-cell>
          <table:table-cell table:formula="of:=MAX([.A93:.BL93])" office:value-type="float" office:value="1.60065" calcext:value-type="float">
            <text:p>1,60065</text:p>
          </table:table-cell>
          <table:table-cell table:number-columns-repeated="7"/>
        </table:table-row>
        <table:table-row table:style-name="ro1">
          <table:table-cell office:value-type="float" office:value="0.564808" calcext:value-type="float">
            <text:p>0,564808</text:p>
          </table:table-cell>
          <table:table-cell office:value-type="float" office:value="0.577385" calcext:value-type="float">
            <text:p>0,577385</text:p>
          </table:table-cell>
          <table:table-cell office:value-type="float" office:value="0.568914" calcext:value-type="float">
            <text:p>0,568914</text:p>
          </table:table-cell>
          <table:table-cell office:value-type="float" office:value="0.605925" calcext:value-type="float">
            <text:p>0,605925</text:p>
          </table:table-cell>
          <table:table-cell office:value-type="float" office:value="0.593598" calcext:value-type="float">
            <text:p>0,593598</text:p>
          </table:table-cell>
          <table:table-cell office:value-type="float" office:value="1.2244" calcext:value-type="float">
            <text:p>1,2244</text:p>
          </table:table-cell>
          <table:table-cell office:value-type="float" office:value="0.661611" calcext:value-type="float">
            <text:p>0,661611</text:p>
          </table:table-cell>
          <table:table-cell office:value-type="float" office:value="0.276364" calcext:value-type="float">
            <text:p>0,276364</text:p>
          </table:table-cell>
          <table:table-cell office:value-type="float" office:value="1.50685" calcext:value-type="float">
            <text:p>1,50685</text:p>
          </table:table-cell>
          <table:table-cell office:value-type="float" office:value="0.278771" calcext:value-type="float">
            <text:p>0,278771</text:p>
          </table:table-cell>
          <table:table-cell office:value-type="float" office:value="1.45744" calcext:value-type="float">
            <text:p>1,45744</text:p>
          </table:table-cell>
          <table:table-cell office:value-type="float" office:value="0.274126" calcext:value-type="float">
            <text:p>0,274126</text:p>
          </table:table-cell>
          <table:table-cell office:value-type="float" office:value="0.887133" calcext:value-type="float">
            <text:p>0,887133</text:p>
          </table:table-cell>
          <table:table-cell office:value-type="float" office:value="0.927911" calcext:value-type="float">
            <text:p>0,927911</text:p>
          </table:table-cell>
          <table:table-cell office:value-type="float" office:value="0.168123" calcext:value-type="float">
            <text:p>0,168123</text:p>
          </table:table-cell>
          <table:table-cell office:value-type="float" office:value="0.235039" calcext:value-type="float">
            <text:p>0,235039</text:p>
          </table:table-cell>
          <table:table-cell table:number-columns-repeated="52"/>
          <table:table-cell table:formula="of:=MIN([.A94:.BL94])" office:value-type="float" office:value="0.168123" calcext:value-type="float">
            <text:p>0,168123</text:p>
          </table:table-cell>
          <table:table-cell table:formula="of:=MAX([.A94:.BL94])" office:value-type="float" office:value="1.50685" calcext:value-type="float">
            <text:p>1,50685</text:p>
          </table:table-cell>
          <table:table-cell table:number-columns-repeated="7"/>
        </table:table-row>
        <table:table-row table:style-name="ro1">
          <table:table-cell office:value-type="float" office:value="0.558475" calcext:value-type="float">
            <text:p>0,558475</text:p>
          </table:table-cell>
          <table:table-cell office:value-type="float" office:value="0.563943" calcext:value-type="float">
            <text:p>0,563943</text:p>
          </table:table-cell>
          <table:table-cell office:value-type="float" office:value="0.571266" calcext:value-type="float">
            <text:p>0,571266</text:p>
          </table:table-cell>
          <table:table-cell office:value-type="float" office:value="0.546201" calcext:value-type="float">
            <text:p>0,546201</text:p>
          </table:table-cell>
          <table:table-cell office:value-type="float" office:value="0.648052" calcext:value-type="float">
            <text:p>0,648052</text:p>
          </table:table-cell>
          <table:table-cell office:value-type="float" office:value="1.29146" calcext:value-type="float">
            <text:p>1,29146</text:p>
          </table:table-cell>
          <table:table-cell office:value-type="float" office:value="0.762971" calcext:value-type="float">
            <text:p>0,762971</text:p>
          </table:table-cell>
          <table:table-cell office:value-type="float" office:value="1.18964" calcext:value-type="float">
            <text:p>1,18964</text:p>
          </table:table-cell>
          <table:table-cell office:value-type="float" office:value="1.18688" calcext:value-type="float">
            <text:p>1,18688</text:p>
          </table:table-cell>
          <table:table-cell office:value-type="float" office:value="0.581804" calcext:value-type="float">
            <text:p>0,581804</text:p>
          </table:table-cell>
          <table:table-cell office:value-type="float" office:value="1.31738" calcext:value-type="float">
            <text:p>1,31738</text:p>
          </table:table-cell>
          <table:table-cell office:value-type="float" office:value="1.57" calcext:value-type="float">
            <text:p>1,57</text:p>
          </table:table-cell>
          <table:table-cell office:value-type="float" office:value="1.57493" calcext:value-type="float">
            <text:p>1,57493</text:p>
          </table:table-cell>
          <table:table-cell office:value-type="float" office:value="1.69637" calcext:value-type="float">
            <text:p>1,69637</text:p>
          </table:table-cell>
          <table:table-cell office:value-type="float" office:value="1.17055" calcext:value-type="float">
            <text:p>1,17055</text:p>
          </table:table-cell>
          <table:table-cell office:value-type="float" office:value="1.18402" calcext:value-type="float">
            <text:p>1,18402</text:p>
          </table:table-cell>
          <table:table-cell table:number-columns-repeated="52"/>
          <table:table-cell table:formula="of:=MIN([.A95:.BL95])" office:value-type="float" office:value="0.546201" calcext:value-type="float">
            <text:p>0,546201</text:p>
          </table:table-cell>
          <table:table-cell table:formula="of:=MAX([.A95:.BL95])" office:value-type="float" office:value="1.69637" calcext:value-type="float">
            <text:p>1,69637</text:p>
          </table:table-cell>
          <table:table-cell table:number-columns-repeated="7"/>
        </table:table-row>
        <table:table-row table:style-name="ro1">
          <table:table-cell office:value-type="float" office:value="0.594513" calcext:value-type="float">
            <text:p>0,594513</text:p>
          </table:table-cell>
          <table:table-cell office:value-type="float" office:value="0.612184" calcext:value-type="float">
            <text:p>0,612184</text:p>
          </table:table-cell>
          <table:table-cell office:value-type="float" office:value="0.556949" calcext:value-type="float">
            <text:p>0,556949</text:p>
          </table:table-cell>
          <table:table-cell office:value-type="float" office:value="1.18851" calcext:value-type="float">
            <text:p>1,18851</text:p>
          </table:table-cell>
          <table:table-cell office:value-type="float" office:value="0.578129" calcext:value-type="float">
            <text:p>0,578129</text:p>
          </table:table-cell>
          <table:table-cell office:value-type="float" office:value="0.585668" calcext:value-type="float">
            <text:p>0,585668</text:p>
          </table:table-cell>
          <table:table-cell office:value-type="float" office:value="0.624668" calcext:value-type="float">
            <text:p>0,624668</text:p>
          </table:table-cell>
          <table:table-cell office:value-type="float" office:value="0.28077" calcext:value-type="float">
            <text:p>0,28077</text:p>
          </table:table-cell>
          <table:table-cell office:value-type="float" office:value="1.49168" calcext:value-type="float">
            <text:p>1,49168</text:p>
          </table:table-cell>
          <table:table-cell office:value-type="float" office:value="0.567658" calcext:value-type="float">
            <text:p>0,567658</text:p>
          </table:table-cell>
          <table:table-cell office:value-type="float" office:value="0.650434" calcext:value-type="float">
            <text:p>0,650434</text:p>
          </table:table-cell>
          <table:table-cell office:value-type="float" office:value="0.523708" calcext:value-type="float">
            <text:p>0,523708</text:p>
          </table:table-cell>
          <table:table-cell office:value-type="float" office:value="1.52182" calcext:value-type="float">
            <text:p>1,52182</text:p>
          </table:table-cell>
          <table:table-cell office:value-type="float" office:value="1.59152" calcext:value-type="float">
            <text:p>1,59152</text:p>
          </table:table-cell>
          <table:table-cell office:value-type="float" office:value="1.59574" calcext:value-type="float">
            <text:p>1,59574</text:p>
          </table:table-cell>
          <table:table-cell office:value-type="float" office:value="1.06108" calcext:value-type="float">
            <text:p>1,06108</text:p>
          </table:table-cell>
          <table:table-cell table:number-columns-repeated="52"/>
          <table:table-cell table:formula="of:=MIN([.A96:.BL96])" office:value-type="float" office:value="0.28077" calcext:value-type="float">
            <text:p>0,28077</text:p>
          </table:table-cell>
          <table:table-cell table:formula="of:=MAX([.A96:.BL96])" office:value-type="float" office:value="1.59574" calcext:value-type="float">
            <text:p>1,59574</text:p>
          </table:table-cell>
          <table:table-cell table:number-columns-repeated="7"/>
        </table:table-row>
        <table:table-row table:style-name="ro1">
          <table:table-cell office:value-type="float" office:value="0.569986" calcext:value-type="float">
            <text:p>0,569986</text:p>
          </table:table-cell>
          <table:table-cell office:value-type="float" office:value="0.626704" calcext:value-type="float">
            <text:p>0,626704</text:p>
          </table:table-cell>
          <table:table-cell office:value-type="float" office:value="0.666224" calcext:value-type="float">
            <text:p>0,666224</text:p>
          </table:table-cell>
          <table:table-cell office:value-type="float" office:value="0.563103" calcext:value-type="float">
            <text:p>0,563103</text:p>
          </table:table-cell>
          <table:table-cell office:value-type="float" office:value="0.657377" calcext:value-type="float">
            <text:p>0,657377</text:p>
          </table:table-cell>
          <table:table-cell office:value-type="float" office:value="0.581544" calcext:value-type="float">
            <text:p>0,581544</text:p>
          </table:table-cell>
          <table:table-cell office:value-type="float" office:value="0.659276" calcext:value-type="float">
            <text:p>0,659276</text:p>
          </table:table-cell>
          <table:table-cell office:value-type="float" office:value="0.637887" calcext:value-type="float">
            <text:p>0,637887</text:p>
          </table:table-cell>
          <table:table-cell office:value-type="float" office:value="1.26216" calcext:value-type="float">
            <text:p>1,26216</text:p>
          </table:table-cell>
          <table:table-cell office:value-type="float" office:value="1.90955" calcext:value-type="float">
            <text:p>1,90955</text:p>
          </table:table-cell>
          <table:table-cell office:value-type="float" office:value="1.31179" calcext:value-type="float">
            <text:p>1,31179</text:p>
          </table:table-cell>
          <table:table-cell office:value-type="float" office:value="0.324196" calcext:value-type="float">
            <text:p>0,324196</text:p>
          </table:table-cell>
          <table:table-cell office:value-type="float" office:value="1.68783" calcext:value-type="float">
            <text:p>1,68783</text:p>
          </table:table-cell>
          <table:table-cell office:value-type="float" office:value="1.08971" calcext:value-type="float">
            <text:p>1,08971</text:p>
          </table:table-cell>
          <table:table-cell office:value-type="float" office:value="0.963017" calcext:value-type="float">
            <text:p>0,963017</text:p>
          </table:table-cell>
          <table:table-cell office:value-type="float" office:value="0.20253" calcext:value-type="float">
            <text:p>0,20253</text:p>
          </table:table-cell>
          <table:table-cell table:number-columns-repeated="52"/>
          <table:table-cell table:formula="of:=MIN([.A97:.BL97])" office:value-type="float" office:value="0.20253" calcext:value-type="float">
            <text:p>0,20253</text:p>
          </table:table-cell>
          <table:table-cell table:formula="of:=MAX([.A97:.BL97])" office:value-type="float" office:value="1.90955" calcext:value-type="float">
            <text:p>1,90955</text:p>
          </table:table-cell>
          <table:table-cell table:number-columns-repeated="7"/>
        </table:table-row>
        <table:table-row table:style-name="ro1">
          <table:table-cell office:value-type="float" office:value="0.292816" calcext:value-type="float">
            <text:p>0,292816</text:p>
          </table:table-cell>
          <table:table-cell office:value-type="float" office:value="0.4101" calcext:value-type="float">
            <text:p>0,4101</text:p>
          </table:table-cell>
          <table:table-cell office:value-type="float" office:value="0.354056" calcext:value-type="float">
            <text:p>0,354056</text:p>
          </table:table-cell>
          <table:table-cell office:value-type="float" office:value="0.398496" calcext:value-type="float">
            <text:p>0,398496</text:p>
          </table:table-cell>
          <table:table-cell office:value-type="float" office:value="0.358359" calcext:value-type="float">
            <text:p>0,358359</text:p>
          </table:table-cell>
          <table:table-cell office:value-type="float" office:value="0.379662" calcext:value-type="float">
            <text:p>0,379662</text:p>
          </table:table-cell>
          <table:table-cell office:value-type="float" office:value="1.27986" calcext:value-type="float">
            <text:p>1,27986</text:p>
          </table:table-cell>
          <table:table-cell office:value-type="float" office:value="1.11019" calcext:value-type="float">
            <text:p>1,11019</text:p>
          </table:table-cell>
          <table:table-cell office:value-type="float" office:value="1.08901" calcext:value-type="float">
            <text:p>1,08901</text:p>
          </table:table-cell>
          <table:table-cell office:value-type="float" office:value="0.572982" calcext:value-type="float">
            <text:p>0,572982</text:p>
          </table:table-cell>
          <table:table-cell office:value-type="float" office:value="0.882324" calcext:value-type="float">
            <text:p>0,882324</text:p>
          </table:table-cell>
          <table:table-cell office:value-type="float" office:value="0.800018" calcext:value-type="float">
            <text:p>0,800018</text:p>
          </table:table-cell>
          <table:table-cell office:value-type="float" office:value="1.21972" calcext:value-type="float">
            <text:p>1,21972</text:p>
          </table:table-cell>
          <table:table-cell office:value-type="float" office:value="0.420506" calcext:value-type="float">
            <text:p>0,420506</text:p>
          </table:table-cell>
          <table:table-cell office:value-type="float" office:value="0.368298" calcext:value-type="float">
            <text:p>0,368298</text:p>
          </table:table-cell>
          <table:table-cell office:value-type="float" office:value="0.318927" calcext:value-type="float">
            <text:p>0,318927</text:p>
          </table:table-cell>
          <table:table-cell table:number-columns-repeated="52"/>
          <table:table-cell table:formula="of:=MIN([.A98:.BL98])" office:value-type="float" office:value="0.292816" calcext:value-type="float">
            <text:p>0,292816</text:p>
          </table:table-cell>
          <table:table-cell table:formula="of:=MAX([.A98:.BL98])" office:value-type="float" office:value="1.27986" calcext:value-type="float">
            <text:p>1,27986</text:p>
          </table:table-cell>
          <table:table-cell table:number-columns-repeated="7"/>
        </table:table-row>
        <table:table-row table:style-name="ro1">
          <table:table-cell office:value-type="float" office:value="0.568759" calcext:value-type="float">
            <text:p>0,568759</text:p>
          </table:table-cell>
          <table:table-cell office:value-type="float" office:value="0.583699" calcext:value-type="float">
            <text:p>0,583699</text:p>
          </table:table-cell>
          <table:table-cell office:value-type="float" office:value="0.584325" calcext:value-type="float">
            <text:p>0,584325</text:p>
          </table:table-cell>
          <table:table-cell office:value-type="float" office:value="0.56124" calcext:value-type="float">
            <text:p>0,56124</text:p>
          </table:table-cell>
          <table:table-cell office:value-type="float" office:value="1.1379" calcext:value-type="float">
            <text:p>1,1379</text:p>
          </table:table-cell>
          <table:table-cell office:value-type="float" office:value="0.576767" calcext:value-type="float">
            <text:p>0,576767</text:p>
          </table:table-cell>
          <table:table-cell office:value-type="float" office:value="0.568076" calcext:value-type="float">
            <text:p>0,568076</text:p>
          </table:table-cell>
          <table:table-cell office:value-type="float" office:value="0.571454" calcext:value-type="float">
            <text:p>0,571454</text:p>
          </table:table-cell>
          <table:table-cell office:value-type="float" office:value="1.20076" calcext:value-type="float">
            <text:p>1,20076</text:p>
          </table:table-cell>
          <table:table-cell office:value-type="float" office:value="0.612251" calcext:value-type="float">
            <text:p>0,612251</text:p>
          </table:table-cell>
          <table:table-cell office:value-type="float" office:value="0.199211" calcext:value-type="float">
            <text:p>0,199211</text:p>
          </table:table-cell>
          <table:table-cell office:value-type="float" office:value="0.281807" calcext:value-type="float">
            <text:p>0,281807</text:p>
          </table:table-cell>
          <table:table-cell office:value-type="float" office:value="0.962759" calcext:value-type="float">
            <text:p>0,962759</text:p>
          </table:table-cell>
          <table:table-cell office:value-type="float" office:value="1.53673" calcext:value-type="float">
            <text:p>1,53673</text:p>
          </table:table-cell>
          <table:table-cell office:value-type="float" office:value="0.225764" calcext:value-type="float">
            <text:p>0,225764</text:p>
          </table:table-cell>
          <table:table-cell office:value-type="float" office:value="0.0875771" calcext:value-type="float">
            <text:p>0,0875771</text:p>
          </table:table-cell>
          <table:table-cell table:number-columns-repeated="52"/>
          <table:table-cell table:formula="of:=MIN([.A99:.BL99])" office:value-type="float" office:value="0.0875771" calcext:value-type="float">
            <text:p>0,0875771</text:p>
          </table:table-cell>
          <table:table-cell table:formula="of:=MAX([.A99:.BL99])" office:value-type="float" office:value="1.53673" calcext:value-type="float">
            <text:p>1,53673</text:p>
          </table:table-cell>
          <table:table-cell table:number-columns-repeated="7"/>
        </table:table-row>
        <table:table-row table:style-name="ro1">
          <table:table-cell office:value-type="float" office:value="0.588" calcext:value-type="float">
            <text:p>0,588</text:p>
          </table:table-cell>
          <table:table-cell office:value-type="float" office:value="0.602166" calcext:value-type="float">
            <text:p>0,602166</text:p>
          </table:table-cell>
          <table:table-cell office:value-type="float" office:value="0.64483" calcext:value-type="float">
            <text:p>0,64483</text:p>
          </table:table-cell>
          <table:table-cell office:value-type="float" office:value="0.622651" calcext:value-type="float">
            <text:p>0,622651</text:p>
          </table:table-cell>
          <table:table-cell office:value-type="float" office:value="0.650419" calcext:value-type="float">
            <text:p>0,650419</text:p>
          </table:table-cell>
          <table:table-cell office:value-type="float" office:value="0.635493" calcext:value-type="float">
            <text:p>0,635493</text:p>
          </table:table-cell>
          <table:table-cell office:value-type="float" office:value="0.575763" calcext:value-type="float">
            <text:p>0,575763</text:p>
          </table:table-cell>
          <table:table-cell office:value-type="float" office:value="0.584859" calcext:value-type="float">
            <text:p>0,584859</text:p>
          </table:table-cell>
          <table:table-cell office:value-type="float" office:value="0.593125" calcext:value-type="float">
            <text:p>0,593125</text:p>
          </table:table-cell>
          <table:table-cell office:value-type="float" office:value="1.8328" calcext:value-type="float">
            <text:p>1,8328</text:p>
          </table:table-cell>
          <table:table-cell office:value-type="float" office:value="1.18959" calcext:value-type="float">
            <text:p>1,18959</text:p>
          </table:table-cell>
          <table:table-cell office:value-type="float" office:value="0.628284" calcext:value-type="float">
            <text:p>0,628284</text:p>
          </table:table-cell>
          <table:table-cell office:value-type="float" office:value="0.894611" calcext:value-type="float">
            <text:p>0,894611</text:p>
          </table:table-cell>
          <table:table-cell office:value-type="float" office:value="0.420174" calcext:value-type="float">
            <text:p>0,420174</text:p>
          </table:table-cell>
          <table:table-cell office:value-type="float" office:value="1.02732" calcext:value-type="float">
            <text:p>1,02732</text:p>
          </table:table-cell>
          <table:table-cell office:value-type="float" office:value="0.105275" calcext:value-type="float">
            <text:p>0,105275</text:p>
          </table:table-cell>
          <table:table-cell table:number-columns-repeated="52"/>
          <table:table-cell table:formula="of:=MIN([.A100:.BL100])" office:value-type="float" office:value="0.105275" calcext:value-type="float">
            <text:p>0,105275</text:p>
          </table:table-cell>
          <table:table-cell table:formula="of:=MAX([.A100:.BL100])" office:value-type="float" office:value="1.8328" calcext:value-type="float">
            <text:p>1,8328</text:p>
          </table:table-cell>
          <table:table-cell table:number-columns-repeated="7"/>
        </table:table-row>
        <table:table-row table:style-name="ro1">
          <table:table-cell office:value-type="float" office:value="0.565774" calcext:value-type="float">
            <text:p>0,565774</text:p>
          </table:table-cell>
          <table:table-cell office:value-type="float" office:value="0.629338" calcext:value-type="float">
            <text:p>0,629338</text:p>
          </table:table-cell>
          <table:table-cell office:value-type="float" office:value="0.644092" calcext:value-type="float">
            <text:p>0,644092</text:p>
          </table:table-cell>
          <table:table-cell office:value-type="float" office:value="0.234493" calcext:value-type="float">
            <text:p>0,234493</text:p>
          </table:table-cell>
          <table:table-cell office:value-type="float" office:value="0.401458" calcext:value-type="float">
            <text:p>0,401458</text:p>
          </table:table-cell>
          <table:table-cell office:value-type="float" office:value="1.03546" calcext:value-type="float">
            <text:p>1,03546</text:p>
          </table:table-cell>
          <table:table-cell office:value-type="float" office:value="0.37456" calcext:value-type="float">
            <text:p>0,37456</text:p>
          </table:table-cell>
          <table:table-cell office:value-type="float" office:value="0.253869" calcext:value-type="float">
            <text:p>0,253869</text:p>
          </table:table-cell>
          <table:table-cell office:value-type="float" office:value="0.269969" calcext:value-type="float">
            <text:p>0,269969</text:p>
          </table:table-cell>
          <table:table-cell office:value-type="float" office:value="0.25844" calcext:value-type="float">
            <text:p>0,25844</text:p>
          </table:table-cell>
          <table:table-cell office:value-type="float" office:value="0.918068" calcext:value-type="float">
            <text:p>0,918068</text:p>
          </table:table-cell>
          <table:table-cell office:value-type="float" office:value="0.679505" calcext:value-type="float">
            <text:p>0,679505</text:p>
          </table:table-cell>
          <table:table-cell office:value-type="float" office:value="0.996802" calcext:value-type="float">
            <text:p>0,996802</text:p>
          </table:table-cell>
          <table:table-cell office:value-type="float" office:value="1.47296" calcext:value-type="float">
            <text:p>1,47296</text:p>
          </table:table-cell>
          <table:table-cell office:value-type="float" office:value="1.50209" calcext:value-type="float">
            <text:p>1,50209</text:p>
          </table:table-cell>
          <table:table-cell office:value-type="float" office:value="0.0984368" calcext:value-type="float">
            <text:p>0,0984368</text:p>
          </table:table-cell>
          <table:table-cell table:number-columns-repeated="52"/>
          <table:table-cell table:formula="of:=MIN([.A101:.BL101])" office:value-type="float" office:value="0.0984368" calcext:value-type="float">
            <text:p>0,0984368</text:p>
          </table:table-cell>
          <table:table-cell table:formula="of:=MAX([.A101:.BL101])" office:value-type="float" office:value="1.50209" calcext:value-type="float">
            <text:p>1,50209</text:p>
          </table:table-cell>
          <table:table-cell table:number-columns-repeated="7"/>
        </table:table-row>
        <table:table-row table:style-name="ro1">
          <table:table-cell office:value-type="float" office:value="0.254036" calcext:value-type="float">
            <text:p>0,254036</text:p>
          </table:table-cell>
          <table:table-cell office:value-type="float" office:value="0.274257" calcext:value-type="float">
            <text:p>0,274257</text:p>
          </table:table-cell>
          <table:table-cell office:value-type="float" office:value="0.692379" calcext:value-type="float">
            <text:p>0,692379</text:p>
          </table:table-cell>
          <table:table-cell office:value-type="float" office:value="0.556108" calcext:value-type="float">
            <text:p>0,556108</text:p>
          </table:table-cell>
          <table:table-cell office:value-type="float" office:value="0.486227" calcext:value-type="float">
            <text:p>0,486227</text:p>
          </table:table-cell>
          <table:table-cell office:value-type="float" office:value="0.553887" calcext:value-type="float">
            <text:p>0,553887</text:p>
          </table:table-cell>
          <table:table-cell office:value-type="float" office:value="0.82278" calcext:value-type="float">
            <text:p>0,82278</text:p>
          </table:table-cell>
          <table:table-cell office:value-type="float" office:value="0.270139" calcext:value-type="float">
            <text:p>0,270139</text:p>
          </table:table-cell>
          <table:table-cell office:value-type="float" office:value="0.617282" calcext:value-type="float">
            <text:p>0,617282</text:p>
          </table:table-cell>
          <table:table-cell office:value-type="float" office:value="1.37317" calcext:value-type="float">
            <text:p>1,37317</text:p>
          </table:table-cell>
          <table:table-cell office:value-type="float" office:value="1.96957" calcext:value-type="float">
            <text:p>1,96957</text:p>
          </table:table-cell>
          <table:table-cell office:value-type="float" office:value="1.33707" calcext:value-type="float">
            <text:p>1,33707</text:p>
          </table:table-cell>
          <table:table-cell office:value-type="float" office:value="1.27911" calcext:value-type="float">
            <text:p>1,27911</text:p>
          </table:table-cell>
          <table:table-cell office:value-type="float" office:value="1.14516" calcext:value-type="float">
            <text:p>1,14516</text:p>
          </table:table-cell>
          <table:table-cell office:value-type="float" office:value="1.90892" calcext:value-type="float">
            <text:p>1,90892</text:p>
          </table:table-cell>
          <table:table-cell office:value-type="float" office:value="0.362541" calcext:value-type="float">
            <text:p>0,362541</text:p>
          </table:table-cell>
          <table:table-cell table:number-columns-repeated="52"/>
          <table:table-cell table:formula="of:=MIN([.A102:.BL102])" office:value-type="float" office:value="0.254036" calcext:value-type="float">
            <text:p>0,254036</text:p>
          </table:table-cell>
          <table:table-cell table:formula="of:=MAX([.A102:.BL102])" office:value-type="float" office:value="1.96957" calcext:value-type="float">
            <text:p>1,96957</text:p>
          </table:table-cell>
          <table:table-cell table:number-columns-repeated="7"/>
        </table:table-row>
        <table:table-row table:style-name="ro1">
          <table:table-cell office:value-type="float" office:value="0.570121" calcext:value-type="float">
            <text:p>0,570121</text:p>
          </table:table-cell>
          <table:table-cell office:value-type="float" office:value="0.644264" calcext:value-type="float">
            <text:p>0,644264</text:p>
          </table:table-cell>
          <table:table-cell office:value-type="float" office:value="0.662277" calcext:value-type="float">
            <text:p>0,662277</text:p>
          </table:table-cell>
          <table:table-cell office:value-type="float" office:value="0.622966" calcext:value-type="float">
            <text:p>0,622966</text:p>
          </table:table-cell>
          <table:table-cell office:value-type="float" office:value="0.651951" calcext:value-type="float">
            <text:p>0,651951</text:p>
          </table:table-cell>
          <table:table-cell office:value-type="float" office:value="0.682546" calcext:value-type="float">
            <text:p>0,682546</text:p>
          </table:table-cell>
          <table:table-cell office:value-type="float" office:value="0.723363" calcext:value-type="float">
            <text:p>0,723363</text:p>
          </table:table-cell>
          <table:table-cell office:value-type="float" office:value="1.0226" calcext:value-type="float">
            <text:p>1,0226</text:p>
          </table:table-cell>
          <table:table-cell office:value-type="float" office:value="1.08231" calcext:value-type="float">
            <text:p>1,08231</text:p>
          </table:table-cell>
          <table:table-cell office:value-type="float" office:value="0.659481" calcext:value-type="float">
            <text:p>0,659481</text:p>
          </table:table-cell>
          <table:table-cell office:value-type="float" office:value="0.667532" calcext:value-type="float">
            <text:p>0,667532</text:p>
          </table:table-cell>
          <table:table-cell office:value-type="float" office:value="1.96803" calcext:value-type="float">
            <text:p>1,96803</text:p>
          </table:table-cell>
          <table:table-cell office:value-type="float" office:value="0.218942" calcext:value-type="float">
            <text:p>0,218942</text:p>
          </table:table-cell>
          <table:table-cell office:value-type="float" office:value="0.903528" calcext:value-type="float">
            <text:p>0,903528</text:p>
          </table:table-cell>
          <table:table-cell office:value-type="float" office:value="1.58143" calcext:value-type="float">
            <text:p>1,58143</text:p>
          </table:table-cell>
          <table:table-cell office:value-type="float" office:value="0.219757" calcext:value-type="float">
            <text:p>0,219757</text:p>
          </table:table-cell>
          <table:table-cell table:number-columns-repeated="52"/>
          <table:table-cell table:formula="of:=MIN([.A103:.BL103])" office:value-type="float" office:value="0.218942" calcext:value-type="float">
            <text:p>0,218942</text:p>
          </table:table-cell>
          <table:table-cell table:formula="of:=MAX([.A103:.BL103])" office:value-type="float" office:value="1.96803" calcext:value-type="float">
            <text:p>1,96803</text:p>
          </table:table-cell>
          <table:table-cell table:number-columns-repeated="7"/>
        </table:table-row>
        <table:table-row table:style-name="ro1">
          <table:table-cell office:value-type="float" office:value="0.288222" calcext:value-type="float">
            <text:p>0,288222</text:p>
          </table:table-cell>
          <table:table-cell office:value-type="float" office:value="0.542676" calcext:value-type="float">
            <text:p>0,542676</text:p>
          </table:table-cell>
          <table:table-cell office:value-type="float" office:value="0.266476" calcext:value-type="float">
            <text:p>0,266476</text:p>
          </table:table-cell>
          <table:table-cell office:value-type="float" office:value="0.393485" calcext:value-type="float">
            <text:p>0,393485</text:p>
          </table:table-cell>
          <table:table-cell office:value-type="float" office:value="0.329255" calcext:value-type="float">
            <text:p>0,329255</text:p>
          </table:table-cell>
          <table:table-cell office:value-type="float" office:value="0.599994" calcext:value-type="float">
            <text:p>0,599994</text:p>
          </table:table-cell>
          <table:table-cell office:value-type="float" office:value="0.900373" calcext:value-type="float">
            <text:p>0,900373</text:p>
          </table:table-cell>
          <table:table-cell office:value-type="float" office:value="0.268561" calcext:value-type="float">
            <text:p>0,268561</text:p>
          </table:table-cell>
          <table:table-cell office:value-type="float" office:value="1.65425" calcext:value-type="float">
            <text:p>1,65425</text:p>
          </table:table-cell>
          <table:table-cell office:value-type="float" office:value="0.25872" calcext:value-type="float">
            <text:p>0,25872</text:p>
          </table:table-cell>
          <table:table-cell office:value-type="float" office:value="0.86309" calcext:value-type="float">
            <text:p>0,86309</text:p>
          </table:table-cell>
          <table:table-cell office:value-type="float" office:value="0.664027" calcext:value-type="float">
            <text:p>0,664027</text:p>
          </table:table-cell>
          <table:table-cell office:value-type="float" office:value="0.48917" calcext:value-type="float">
            <text:p>0,48917</text:p>
          </table:table-cell>
          <table:table-cell office:value-type="float" office:value="1.69537" calcext:value-type="float">
            <text:p>1,69537</text:p>
          </table:table-cell>
          <table:table-cell office:value-type="float" office:value="1.27879" calcext:value-type="float">
            <text:p>1,27879</text:p>
          </table:table-cell>
          <table:table-cell office:value-type="float" office:value="0.167923" calcext:value-type="float">
            <text:p>0,167923</text:p>
          </table:table-cell>
          <table:table-cell table:number-columns-repeated="52"/>
          <table:table-cell table:formula="of:=MIN([.A104:.BL104])" office:value-type="float" office:value="0.167923" calcext:value-type="float">
            <text:p>0,167923</text:p>
          </table:table-cell>
          <table:table-cell table:formula="of:=MAX([.A104:.BL104])" office:value-type="float" office:value="1.69537" calcext:value-type="float">
            <text:p>1,69537</text:p>
          </table:table-cell>
          <table:table-cell table:number-columns-repeated="7"/>
        </table:table-row>
        <table:table-row table:style-name="ro1">
          <table:table-cell office:value-type="float" office:value="0.472771" calcext:value-type="float">
            <text:p>0,472771</text:p>
          </table:table-cell>
          <table:table-cell office:value-type="float" office:value="0.558619" calcext:value-type="float">
            <text:p>0,558619</text:p>
          </table:table-cell>
          <table:table-cell office:value-type="float" office:value="0.668525" calcext:value-type="float">
            <text:p>0,668525</text:p>
          </table:table-cell>
          <table:table-cell office:value-type="float" office:value="0.637579" calcext:value-type="float">
            <text:p>0,637579</text:p>
          </table:table-cell>
          <table:table-cell office:value-type="float" office:value="0.624764" calcext:value-type="float">
            <text:p>0,624764</text:p>
          </table:table-cell>
          <table:table-cell office:value-type="float" office:value="0.625855" calcext:value-type="float">
            <text:p>0,625855</text:p>
          </table:table-cell>
          <table:table-cell office:value-type="float" office:value="1.22062" calcext:value-type="float">
            <text:p>1,22062</text:p>
          </table:table-cell>
          <table:table-cell office:value-type="float" office:value="0.585456" calcext:value-type="float">
            <text:p>0,585456</text:p>
          </table:table-cell>
          <table:table-cell office:value-type="float" office:value="0.569935" calcext:value-type="float">
            <text:p>0,569935</text:p>
          </table:table-cell>
          <table:table-cell office:value-type="float" office:value="1.34011" calcext:value-type="float">
            <text:p>1,34011</text:p>
          </table:table-cell>
          <table:table-cell office:value-type="float" office:value="1.1962" calcext:value-type="float">
            <text:p>1,1962</text:p>
          </table:table-cell>
          <table:table-cell office:value-type="float" office:value="0.279849" calcext:value-type="float">
            <text:p>0,279849</text:p>
          </table:table-cell>
          <table:table-cell office:value-type="float" office:value="0.935492" calcext:value-type="float">
            <text:p>0,935492</text:p>
          </table:table-cell>
          <table:table-cell office:value-type="float" office:value="1.05869" calcext:value-type="float">
            <text:p>1,05869</text:p>
          </table:table-cell>
          <table:table-cell office:value-type="float" office:value="0.581568" calcext:value-type="float">
            <text:p>0,581568</text:p>
          </table:table-cell>
          <table:table-cell office:value-type="float" office:value="0.597333" calcext:value-type="float">
            <text:p>0,597333</text:p>
          </table:table-cell>
          <table:table-cell table:number-columns-repeated="52"/>
          <table:table-cell table:formula="of:=MIN([.A105:.BL105])" office:value-type="float" office:value="0.279849" calcext:value-type="float">
            <text:p>0,279849</text:p>
          </table:table-cell>
          <table:table-cell table:formula="of:=MAX([.A105:.BL105])" office:value-type="float" office:value="1.34011" calcext:value-type="float">
            <text:p>1,3401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387501" calcext:value-type="float">
            <text:p>0,387501</text:p>
          </table:table-cell>
          <table:table-cell office:value-type="float" office:value="0.388839" calcext:value-type="float">
            <text:p>0,388839</text:p>
          </table:table-cell>
          <table:table-cell office:value-type="float" office:value="0.373725" calcext:value-type="float">
            <text:p>0,373725</text:p>
          </table:table-cell>
          <table:table-cell office:value-type="float" office:value="0.38083" calcext:value-type="float">
            <text:p>0,38083</text:p>
          </table:table-cell>
          <table:table-cell office:value-type="float" office:value="0.385833" calcext:value-type="float">
            <text:p>0,385833</text:p>
          </table:table-cell>
          <table:table-cell office:value-type="float" office:value="0.77713" calcext:value-type="float">
            <text:p>0,77713</text:p>
          </table:table-cell>
          <table:table-cell office:value-type="float" office:value="0.384036" calcext:value-type="float">
            <text:p>0,384036</text:p>
          </table:table-cell>
          <table:table-cell office:value-type="float" office:value="0.370824" calcext:value-type="float">
            <text:p>0,370824</text:p>
          </table:table-cell>
          <table:table-cell office:value-type="float" office:value="0.395162" calcext:value-type="float">
            <text:p>0,395162</text:p>
          </table:table-cell>
          <table:table-cell office:value-type="float" office:value="0.402181" calcext:value-type="float">
            <text:p>0,402181</text:p>
          </table:table-cell>
          <table:table-cell office:value-type="float" office:value="0.805322" calcext:value-type="float">
            <text:p>0,805322</text:p>
          </table:table-cell>
          <table:table-cell office:value-type="float" office:value="0.397626" calcext:value-type="float">
            <text:p>0,397626</text:p>
          </table:table-cell>
          <table:table-cell office:value-type="float" office:value="0.777202" calcext:value-type="float">
            <text:p>0,777202</text:p>
          </table:table-cell>
          <table:table-cell office:value-type="float" office:value="0.388601" calcext:value-type="float">
            <text:p>0,388601</text:p>
          </table:table-cell>
          <table:table-cell office:value-type="float" office:value="0.183616" calcext:value-type="float">
            <text:p>0,183616</text:p>
          </table:table-cell>
          <table:table-cell office:value-type="float" office:value="0.272242" calcext:value-type="float">
            <text:p>0,272242</text:p>
          </table:table-cell>
          <table:table-cell office:value-type="float" office:value="1.83553" calcext:value-type="float">
            <text:p>1,83553</text:p>
          </table:table-cell>
          <table:table-cell office:value-type="float" office:value="0.22661" calcext:value-type="float">
            <text:p>0,22661</text:p>
          </table:table-cell>
          <table:table-cell office:value-type="float" office:value="1.58235" calcext:value-type="float">
            <text:p>1,58235</text:p>
          </table:table-cell>
          <table:table-cell office:value-type="float" office:value="0.508514" calcext:value-type="float">
            <text:p>0,508514</text:p>
          </table:table-cell>
          <table:table-cell office:value-type="float" office:value="0.253462" calcext:value-type="float">
            <text:p>0,253462</text:p>
          </table:table-cell>
          <table:table-cell office:value-type="float" office:value="1.02942" calcext:value-type="float">
            <text:p>1,02942</text:p>
          </table:table-cell>
          <table:table-cell office:value-type="float" office:value="0.446313" calcext:value-type="float">
            <text:p>0,446313</text:p>
          </table:table-cell>
          <table:table-cell office:value-type="float" office:value="0.699942" calcext:value-type="float">
            <text:p>0,699942</text:p>
          </table:table-cell>
          <table:table-cell table:number-columns-repeated="44"/>
          <table:table-cell table:formula="of:=MIN([.A107:.BL107])" office:value-type="float" office:value="0.183616" calcext:value-type="float">
            <text:p>0,183616</text:p>
          </table:table-cell>
          <table:table-cell table:formula="of:=MAX([.A107:.BL107])" office:value-type="float" office:value="1.83553" calcext:value-type="float">
            <text:p>1,83553</text:p>
          </table:table-cell>
          <table:table-cell table:number-columns-repeated="7"/>
        </table:table-row>
        <table:table-row table:style-name="ro1">
          <table:table-cell office:value-type="float" office:value="0.38374" calcext:value-type="float">
            <text:p>0,38374</text:p>
          </table:table-cell>
          <table:table-cell office:value-type="float" office:value="0.384191" calcext:value-type="float">
            <text:p>0,384191</text:p>
          </table:table-cell>
          <table:table-cell office:value-type="float" office:value="0.426327" calcext:value-type="float">
            <text:p>0,426327</text:p>
          </table:table-cell>
          <table:table-cell office:value-type="float" office:value="0.437345" calcext:value-type="float">
            <text:p>0,437345</text:p>
          </table:table-cell>
          <table:table-cell office:value-type="float" office:value="0.396911" calcext:value-type="float">
            <text:p>0,396911</text:p>
          </table:table-cell>
          <table:table-cell office:value-type="float" office:value="0.394095" calcext:value-type="float">
            <text:p>0,394095</text:p>
          </table:table-cell>
          <table:table-cell office:value-type="float" office:value="0.424108" calcext:value-type="float">
            <text:p>0,424108</text:p>
          </table:table-cell>
          <table:table-cell office:value-type="float" office:value="0.404646" calcext:value-type="float">
            <text:p>0,404646</text:p>
          </table:table-cell>
          <table:table-cell office:value-type="float" office:value="0.382817" calcext:value-type="float">
            <text:p>0,382817</text:p>
          </table:table-cell>
          <table:table-cell office:value-type="float" office:value="0.439064" calcext:value-type="float">
            <text:p>0,439064</text:p>
          </table:table-cell>
          <table:table-cell office:value-type="float" office:value="0.396604" calcext:value-type="float">
            <text:p>0,396604</text:p>
          </table:table-cell>
          <table:table-cell office:value-type="float" office:value="1.29362" calcext:value-type="float">
            <text:p>1,29362</text:p>
          </table:table-cell>
          <table:table-cell office:value-type="float" office:value="1.2777" calcext:value-type="float">
            <text:p>1,2777</text:p>
          </table:table-cell>
          <table:table-cell office:value-type="float" office:value="1.54692" calcext:value-type="float">
            <text:p>1,54692</text:p>
          </table:table-cell>
          <table:table-cell office:value-type="float" office:value="0.291872" calcext:value-type="float">
            <text:p>0,291872</text:p>
          </table:table-cell>
          <table:table-cell office:value-type="float" office:value="0.117851" calcext:value-type="float">
            <text:p>0,117851</text:p>
          </table:table-cell>
          <table:table-cell office:value-type="float" office:value="0.79547" calcext:value-type="float">
            <text:p>0,79547</text:p>
          </table:table-cell>
          <table:table-cell office:value-type="float" office:value="1.27952" calcext:value-type="float">
            <text:p>1,27952</text:p>
          </table:table-cell>
          <table:table-cell office:value-type="float" office:value="1.77311" calcext:value-type="float">
            <text:p>1,77311</text:p>
          </table:table-cell>
          <table:table-cell office:value-type="float" office:value="1.80282" calcext:value-type="float">
            <text:p>1,80282</text:p>
          </table:table-cell>
          <table:table-cell office:value-type="float" office:value="1.8228" calcext:value-type="float">
            <text:p>1,8228</text:p>
          </table:table-cell>
          <table:table-cell office:value-type="float" office:value="1.4286" calcext:value-type="float">
            <text:p>1,4286</text:p>
          </table:table-cell>
          <table:table-cell office:value-type="float" office:value="1.83903" calcext:value-type="float">
            <text:p>1,83903</text:p>
          </table:table-cell>
          <table:table-cell office:value-type="float" office:value="0.133249" calcext:value-type="float">
            <text:p>0,133249</text:p>
          </table:table-cell>
          <table:table-cell table:number-columns-repeated="44"/>
          <table:table-cell table:formula="of:=MIN([.A108:.BL108])" office:value-type="float" office:value="0.117851" calcext:value-type="float">
            <text:p>0,117851</text:p>
          </table:table-cell>
          <table:table-cell table:formula="of:=MAX([.A108:.BL108])" office:value-type="float" office:value="1.83903" calcext:value-type="float">
            <text:p>1,83903</text:p>
          </table:table-cell>
          <table:table-cell table:number-columns-repeated="7"/>
        </table:table-row>
        <table:table-row table:style-name="ro1">
          <table:table-cell office:value-type="float" office:value="0.369405" calcext:value-type="float">
            <text:p>0,369405</text:p>
          </table:table-cell>
          <table:table-cell office:value-type="float" office:value="0.398831" calcext:value-type="float">
            <text:p>0,398831</text:p>
          </table:table-cell>
          <table:table-cell office:value-type="float" office:value="0.380469" calcext:value-type="float">
            <text:p>0,380469</text:p>
          </table:table-cell>
          <table:table-cell office:value-type="float" office:value="0.382447" calcext:value-type="float">
            <text:p>0,382447</text:p>
          </table:table-cell>
          <table:table-cell office:value-type="float" office:value="0.428467" calcext:value-type="float">
            <text:p>0,428467</text:p>
          </table:table-cell>
          <table:table-cell office:value-type="float" office:value="0.446238" calcext:value-type="float">
            <text:p>0,446238</text:p>
          </table:table-cell>
          <table:table-cell office:value-type="float" office:value="0.374447" calcext:value-type="float">
            <text:p>0,374447</text:p>
          </table:table-cell>
          <table:table-cell office:value-type="float" office:value="0.441187" calcext:value-type="float">
            <text:p>0,441187</text:p>
          </table:table-cell>
          <table:table-cell office:value-type="float" office:value="0.387955" calcext:value-type="float">
            <text:p>0,387955</text:p>
          </table:table-cell>
          <table:table-cell office:value-type="float" office:value="0.40317" calcext:value-type="float">
            <text:p>0,40317</text:p>
          </table:table-cell>
          <table:table-cell office:value-type="float" office:value="1.2239" calcext:value-type="float">
            <text:p>1,2239</text:p>
          </table:table-cell>
          <table:table-cell office:value-type="float" office:value="0.393149" calcext:value-type="float">
            <text:p>0,393149</text:p>
          </table:table-cell>
          <table:table-cell office:value-type="float" office:value="1.65452" calcext:value-type="float">
            <text:p>1,65452</text:p>
          </table:table-cell>
          <table:table-cell office:value-type="float" office:value="1.12272" calcext:value-type="float">
            <text:p>1,12272</text:p>
          </table:table-cell>
          <table:table-cell office:value-type="float" office:value="0.756128" calcext:value-type="float">
            <text:p>0,756128</text:p>
          </table:table-cell>
          <table:table-cell office:value-type="float" office:value="1.98887" calcext:value-type="float">
            <text:p>1,98887</text:p>
          </table:table-cell>
          <table:table-cell office:value-type="float" office:value="1.66055" calcext:value-type="float">
            <text:p>1,66055</text:p>
          </table:table-cell>
          <table:table-cell office:value-type="float" office:value="1.38553" calcext:value-type="float">
            <text:p>1,38553</text:p>
          </table:table-cell>
          <table:table-cell office:value-type="float" office:value="1.35107" calcext:value-type="float">
            <text:p>1,35107</text:p>
          </table:table-cell>
          <table:table-cell office:value-type="float" office:value="1.88859" calcext:value-type="float">
            <text:p>1,88859</text:p>
          </table:table-cell>
          <table:table-cell office:value-type="float" office:value="1.03823" calcext:value-type="float">
            <text:p>1,03823</text:p>
          </table:table-cell>
          <table:table-cell office:value-type="float" office:value="0.342881" calcext:value-type="float">
            <text:p>0,342881</text:p>
          </table:table-cell>
          <table:table-cell office:value-type="float" office:value="0.701394" calcext:value-type="float">
            <text:p>0,701394</text:p>
          </table:table-cell>
          <table:table-cell office:value-type="float" office:value="1.08461" calcext:value-type="float">
            <text:p>1,08461</text:p>
          </table:table-cell>
          <table:table-cell table:number-columns-repeated="44"/>
          <table:table-cell table:formula="of:=MIN([.A109:.BL109])" office:value-type="float" office:value="0.342881" calcext:value-type="float">
            <text:p>0,342881</text:p>
          </table:table-cell>
          <table:table-cell table:formula="of:=MAX([.A109:.BL109])" office:value-type="float" office:value="1.98887" calcext:value-type="float">
            <text:p>1,98887</text:p>
          </table:table-cell>
          <table:table-cell table:number-columns-repeated="7"/>
        </table:table-row>
        <table:table-row table:style-name="ro1">
          <table:table-cell office:value-type="float" office:value="0.388304" calcext:value-type="float">
            <text:p>0,388304</text:p>
          </table:table-cell>
          <table:table-cell office:value-type="float" office:value="0.387248" calcext:value-type="float">
            <text:p>0,387248</text:p>
          </table:table-cell>
          <table:table-cell office:value-type="float" office:value="0.420894" calcext:value-type="float">
            <text:p>0,420894</text:p>
          </table:table-cell>
          <table:table-cell office:value-type="float" office:value="0.429495" calcext:value-type="float">
            <text:p>0,429495</text:p>
          </table:table-cell>
          <table:table-cell office:value-type="float" office:value="0.374946" calcext:value-type="float">
            <text:p>0,374946</text:p>
          </table:table-cell>
          <table:table-cell office:value-type="float" office:value="0.380067" calcext:value-type="float">
            <text:p>0,380067</text:p>
          </table:table-cell>
          <table:table-cell office:value-type="float" office:value="0.419691" calcext:value-type="float">
            <text:p>0,419691</text:p>
          </table:table-cell>
          <table:table-cell office:value-type="float" office:value="0.385358" calcext:value-type="float">
            <text:p>0,385358</text:p>
          </table:table-cell>
          <table:table-cell office:value-type="float" office:value="0.384485" calcext:value-type="float">
            <text:p>0,384485</text:p>
          </table:table-cell>
          <table:table-cell office:value-type="float" office:value="0.413656" calcext:value-type="float">
            <text:p>0,413656</text:p>
          </table:table-cell>
          <table:table-cell office:value-type="float" office:value="1.18419" calcext:value-type="float">
            <text:p>1,18419</text:p>
          </table:table-cell>
          <table:table-cell office:value-type="float" office:value="0.755147" calcext:value-type="float">
            <text:p>0,755147</text:p>
          </table:table-cell>
          <table:table-cell office:value-type="float" office:value="0.374352" calcext:value-type="float">
            <text:p>0,374352</text:p>
          </table:table-cell>
          <table:table-cell office:value-type="float" office:value="0.43477" calcext:value-type="float">
            <text:p>0,43477</text:p>
          </table:table-cell>
          <table:table-cell office:value-type="float" office:value="1.26949" calcext:value-type="float">
            <text:p>1,26949</text:p>
          </table:table-cell>
          <table:table-cell office:value-type="float" office:value="0.184383" calcext:value-type="float">
            <text:p>0,184383</text:p>
          </table:table-cell>
          <table:table-cell office:value-type="float" office:value="1.47546" calcext:value-type="float">
            <text:p>1,47546</text:p>
          </table:table-cell>
          <table:table-cell office:value-type="float" office:value="0.11997" calcext:value-type="float">
            <text:p>0,11997</text:p>
          </table:table-cell>
          <table:table-cell office:value-type="float" office:value="0.485584" calcext:value-type="float">
            <text:p>0,485584</text:p>
          </table:table-cell>
          <table:table-cell office:value-type="float" office:value="1.3368" calcext:value-type="float">
            <text:p>1,3368</text:p>
          </table:table-cell>
          <table:table-cell office:value-type="float" office:value="0.942543" calcext:value-type="float">
            <text:p>0,942543</text:p>
          </table:table-cell>
          <table:table-cell office:value-type="float" office:value="1.81377" calcext:value-type="float">
            <text:p>1,81377</text:p>
          </table:table-cell>
          <table:table-cell office:value-type="float" office:value="1.83362" calcext:value-type="float">
            <text:p>1,83362</text:p>
          </table:table-cell>
          <table:table-cell office:value-type="float" office:value="0.062299" calcext:value-type="float">
            <text:p>0,062299</text:p>
          </table:table-cell>
          <table:table-cell table:number-columns-repeated="44"/>
          <table:table-cell table:formula="of:=MIN([.A110:.BL110])" office:value-type="float" office:value="0.062299" calcext:value-type="float">
            <text:p>0,062299</text:p>
          </table:table-cell>
          <table:table-cell table:formula="of:=MAX([.A110:.BL110])" office:value-type="float" office:value="1.83362" calcext:value-type="float">
            <text:p>1,83362</text:p>
          </table:table-cell>
          <table:table-cell table:number-columns-repeated="7"/>
        </table:table-row>
        <table:table-row table:style-name="ro1">
          <table:table-cell office:value-type="float" office:value="0.3798" calcext:value-type="float">
            <text:p>0,3798</text:p>
          </table:table-cell>
          <table:table-cell office:value-type="float" office:value="0.43472" calcext:value-type="float">
            <text:p>0,43472</text:p>
          </table:table-cell>
          <table:table-cell office:value-type="float" office:value="0.381325" calcext:value-type="float">
            <text:p>0,381325</text:p>
          </table:table-cell>
          <table:table-cell office:value-type="float" office:value="0.384193" calcext:value-type="float">
            <text:p>0,384193</text:p>
          </table:table-cell>
          <table:table-cell office:value-type="float" office:value="0.43032" calcext:value-type="float">
            <text:p>0,43032</text:p>
          </table:table-cell>
          <table:table-cell office:value-type="float" office:value="0.463494" calcext:value-type="float">
            <text:p>0,463494</text:p>
          </table:table-cell>
          <table:table-cell office:value-type="float" office:value="0.810717" calcext:value-type="float">
            <text:p>0,810717</text:p>
          </table:table-cell>
          <table:table-cell office:value-type="float" office:value="0.382121" calcext:value-type="float">
            <text:p>0,382121</text:p>
          </table:table-cell>
          <table:table-cell office:value-type="float" office:value="1.29263" calcext:value-type="float">
            <text:p>1,29263</text:p>
          </table:table-cell>
          <table:table-cell office:value-type="float" office:value="0.433651" calcext:value-type="float">
            <text:p>0,433651</text:p>
          </table:table-cell>
          <table:table-cell office:value-type="float" office:value="0.821938" calcext:value-type="float">
            <text:p>0,821938</text:p>
          </table:table-cell>
          <table:table-cell office:value-type="float" office:value="0.795735" calcext:value-type="float">
            <text:p>0,795735</text:p>
          </table:table-cell>
          <table:table-cell office:value-type="float" office:value="0.379085" calcext:value-type="float">
            <text:p>0,379085</text:p>
          </table:table-cell>
          <table:table-cell office:value-type="float" office:value="1.69756" calcext:value-type="float">
            <text:p>1,69756</text:p>
          </table:table-cell>
          <table:table-cell office:value-type="float" office:value="0.414203" calcext:value-type="float">
            <text:p>0,414203</text:p>
          </table:table-cell>
          <table:table-cell office:value-type="float" office:value="1.20629" calcext:value-type="float">
            <text:p>1,20629</text:p>
          </table:table-cell>
          <table:table-cell office:value-type="float" office:value="1.26505" calcext:value-type="float">
            <text:p>1,26505</text:p>
          </table:table-cell>
          <table:table-cell office:value-type="float" office:value="0.444074" calcext:value-type="float">
            <text:p>0,444074</text:p>
          </table:table-cell>
          <table:table-cell office:value-type="float" office:value="0.824508" calcext:value-type="float">
            <text:p>0,824508</text:p>
          </table:table-cell>
          <table:table-cell office:value-type="float" office:value="0.517409" calcext:value-type="float">
            <text:p>0,517409</text:p>
          </table:table-cell>
          <table:table-cell office:value-type="float" office:value="1.89456" calcext:value-type="float">
            <text:p>1,89456</text:p>
          </table:table-cell>
          <table:table-cell office:value-type="float" office:value="1.10874" calcext:value-type="float">
            <text:p>1,10874</text:p>
          </table:table-cell>
          <table:table-cell office:value-type="float" office:value="0.732965" calcext:value-type="float">
            <text:p>0,732965</text:p>
          </table:table-cell>
          <table:table-cell office:value-type="float" office:value="2.01924" calcext:value-type="float">
            <text:p>2,01924</text:p>
          </table:table-cell>
          <table:table-cell table:number-columns-repeated="44"/>
          <table:table-cell table:formula="of:=MIN([.A111:.BL111])" office:value-type="float" office:value="0.379085" calcext:value-type="float">
            <text:p>0,379085</text:p>
          </table:table-cell>
          <table:table-cell table:formula="of:=MAX([.A111:.BL111])" office:value-type="float" office:value="2.01924" calcext:value-type="float">
            <text:p>2,01924</text:p>
          </table:table-cell>
          <table:table-cell table:number-columns-repeated="7"/>
        </table:table-row>
        <table:table-row table:style-name="ro1">
          <table:table-cell office:value-type="float" office:value="0.384469" calcext:value-type="float">
            <text:p>0,384469</text:p>
          </table:table-cell>
          <table:table-cell office:value-type="float" office:value="0.373242" calcext:value-type="float">
            <text:p>0,373242</text:p>
          </table:table-cell>
          <table:table-cell office:value-type="float" office:value="0.379514" calcext:value-type="float">
            <text:p>0,379514</text:p>
          </table:table-cell>
          <table:table-cell office:value-type="float" office:value="0.765043" calcext:value-type="float">
            <text:p>0,765043</text:p>
          </table:table-cell>
          <table:table-cell office:value-type="float" office:value="0.386683" calcext:value-type="float">
            <text:p>0,386683</text:p>
          </table:table-cell>
          <table:table-cell office:value-type="float" office:value="0.773655" calcext:value-type="float">
            <text:p>0,773655</text:p>
          </table:table-cell>
          <table:table-cell office:value-type="float" office:value="0.778309" calcext:value-type="float">
            <text:p>0,778309</text:p>
          </table:table-cell>
          <table:table-cell office:value-type="float" office:value="0.407408" calcext:value-type="float">
            <text:p>0,407408</text:p>
          </table:table-cell>
          <table:table-cell office:value-type="float" office:value="0.3644" calcext:value-type="float">
            <text:p>0,3644</text:p>
          </table:table-cell>
          <table:table-cell office:value-type="float" office:value="0.417294" calcext:value-type="float">
            <text:p>0,417294</text:p>
          </table:table-cell>
          <table:table-cell office:value-type="float" office:value="0.471462" calcext:value-type="float">
            <text:p>0,471462</text:p>
          </table:table-cell>
          <table:table-cell office:value-type="float" office:value="0.514734" calcext:value-type="float">
            <text:p>0,514734</text:p>
          </table:table-cell>
          <table:table-cell office:value-type="float" office:value="0.686106" calcext:value-type="float">
            <text:p>0,686106</text:p>
          </table:table-cell>
          <table:table-cell office:value-type="float" office:value="0.380112" calcext:value-type="float">
            <text:p>0,380112</text:p>
          </table:table-cell>
          <table:table-cell office:value-type="float" office:value="0.107163" calcext:value-type="float">
            <text:p>0,107163</text:p>
          </table:table-cell>
          <table:table-cell office:value-type="float" office:value="0.114647" calcext:value-type="float">
            <text:p>0,114647</text:p>
          </table:table-cell>
          <table:table-cell office:value-type="float" office:value="0.112925" calcext:value-type="float">
            <text:p>0,112925</text:p>
          </table:table-cell>
          <table:table-cell office:value-type="float" office:value="0.644706" calcext:value-type="float">
            <text:p>0,644706</text:p>
          </table:table-cell>
          <table:table-cell office:value-type="float" office:value="0.805539" calcext:value-type="float">
            <text:p>0,805539</text:p>
          </table:table-cell>
          <table:table-cell office:value-type="float" office:value="1.17741" calcext:value-type="float">
            <text:p>1,17741</text:p>
          </table:table-cell>
          <table:table-cell office:value-type="float" office:value="1.2404" calcext:value-type="float">
            <text:p>1,2404</text:p>
          </table:table-cell>
          <table:table-cell office:value-type="float" office:value="0.19336" calcext:value-type="float">
            <text:p>0,19336</text:p>
          </table:table-cell>
          <table:table-cell office:value-type="float" office:value="0.220263" calcext:value-type="float">
            <text:p>0,220263</text:p>
          </table:table-cell>
          <table:table-cell office:value-type="float" office:value="0.225873" calcext:value-type="float">
            <text:p>0,225873</text:p>
          </table:table-cell>
          <table:table-cell table:number-columns-repeated="44"/>
          <table:table-cell table:formula="of:=MIN([.A112:.BL112])" office:value-type="float" office:value="0.107163" calcext:value-type="float">
            <text:p>0,107163</text:p>
          </table:table-cell>
          <table:table-cell table:formula="of:=MAX([.A112:.BL112])" office:value-type="float" office:value="1.2404" calcext:value-type="float">
            <text:p>1,2404</text:p>
          </table:table-cell>
          <table:table-cell table:number-columns-repeated="7"/>
        </table:table-row>
        <table:table-row table:style-name="ro1">
          <table:table-cell office:value-type="float" office:value="0.174257" calcext:value-type="float">
            <text:p>0,174257</text:p>
          </table:table-cell>
          <table:table-cell office:value-type="float" office:value="0.183521" calcext:value-type="float">
            <text:p>0,183521</text:p>
          </table:table-cell>
          <table:table-cell office:value-type="float" office:value="0.179151" calcext:value-type="float">
            <text:p>0,179151</text:p>
          </table:table-cell>
          <table:table-cell office:value-type="float" office:value="0.19141" calcext:value-type="float">
            <text:p>0,19141</text:p>
          </table:table-cell>
          <table:table-cell office:value-type="float" office:value="0.819975" calcext:value-type="float">
            <text:p>0,819975</text:p>
          </table:table-cell>
          <table:table-cell office:value-type="float" office:value="0.733942" calcext:value-type="float">
            <text:p>0,733942</text:p>
          </table:table-cell>
          <table:table-cell office:value-type="float" office:value="0.639476" calcext:value-type="float">
            <text:p>0,639476</text:p>
          </table:table-cell>
          <table:table-cell office:value-type="float" office:value="0.54195" calcext:value-type="float">
            <text:p>0,54195</text:p>
          </table:table-cell>
          <table:table-cell office:value-type="float" office:value="0.480031" calcext:value-type="float">
            <text:p>0,480031</text:p>
          </table:table-cell>
          <table:table-cell office:value-type="float" office:value="0.533191" calcext:value-type="float">
            <text:p>0,533191</text:p>
          </table:table-cell>
          <table:table-cell office:value-type="float" office:value="0.580347" calcext:value-type="float">
            <text:p>0,580347</text:p>
          </table:table-cell>
          <table:table-cell office:value-type="float" office:value="0.630192" calcext:value-type="float">
            <text:p>0,630192</text:p>
          </table:table-cell>
          <table:table-cell office:value-type="float" office:value="0.668889" calcext:value-type="float">
            <text:p>0,668889</text:p>
          </table:table-cell>
          <table:table-cell office:value-type="float" office:value="0.656055" calcext:value-type="float">
            <text:p>0,656055</text:p>
          </table:table-cell>
          <table:table-cell office:value-type="float" office:value="1.73408" calcext:value-type="float">
            <text:p>1,73408</text:p>
          </table:table-cell>
          <table:table-cell office:value-type="float" office:value="1.61169" calcext:value-type="float">
            <text:p>1,61169</text:p>
          </table:table-cell>
          <table:table-cell office:value-type="float" office:value="1.50156" calcext:value-type="float">
            <text:p>1,50156</text:p>
          </table:table-cell>
          <table:table-cell office:value-type="float" office:value="0.610457" calcext:value-type="float">
            <text:p>0,610457</text:p>
          </table:table-cell>
          <table:table-cell office:value-type="float" office:value="0.77631" calcext:value-type="float">
            <text:p>0,77631</text:p>
          </table:table-cell>
          <table:table-cell office:value-type="float" office:value="1.22874" calcext:value-type="float">
            <text:p>1,22874</text:p>
          </table:table-cell>
          <table:table-cell office:value-type="float" office:value="2.19941" calcext:value-type="float">
            <text:p>2,19941</text:p>
          </table:table-cell>
          <table:table-cell office:value-type="float" office:value="1.21451" calcext:value-type="float">
            <text:p>1,21451</text:p>
          </table:table-cell>
          <table:table-cell office:value-type="float" office:value="1.50096" calcext:value-type="float">
            <text:p>1,50096</text:p>
          </table:table-cell>
          <table:table-cell office:value-type="float" office:value="1.42134" calcext:value-type="float">
            <text:p>1,42134</text:p>
          </table:table-cell>
          <table:table-cell table:number-columns-repeated="44"/>
          <table:table-cell table:formula="of:=MIN([.A113:.BL113])" office:value-type="float" office:value="0.174257" calcext:value-type="float">
            <text:p>0,174257</text:p>
          </table:table-cell>
          <table:table-cell table:formula="of:=MAX([.A113:.BL113])" office:value-type="float" office:value="2.19941" calcext:value-type="float">
            <text:p>2,19941</text:p>
          </table:table-cell>
          <table:table-cell table:number-columns-repeated="7"/>
        </table:table-row>
        <table:table-row table:style-name="ro1">
          <table:table-cell office:value-type="float" office:value="0.386115" calcext:value-type="float">
            <text:p>0,386115</text:p>
          </table:table-cell>
          <table:table-cell office:value-type="float" office:value="0.383307" calcext:value-type="float">
            <text:p>0,383307</text:p>
          </table:table-cell>
          <table:table-cell office:value-type="float" office:value="0.389268" calcext:value-type="float">
            <text:p>0,389268</text:p>
          </table:table-cell>
          <table:table-cell office:value-type="float" office:value="0.389398" calcext:value-type="float">
            <text:p>0,389398</text:p>
          </table:table-cell>
          <table:table-cell office:value-type="float" office:value="0.383715" calcext:value-type="float">
            <text:p>0,383715</text:p>
          </table:table-cell>
          <table:table-cell office:value-type="float" office:value="0.386509" calcext:value-type="float">
            <text:p>0,386509</text:p>
          </table:table-cell>
          <table:table-cell office:value-type="float" office:value="1.18085" calcext:value-type="float">
            <text:p>1,18085</text:p>
          </table:table-cell>
          <table:table-cell office:value-type="float" office:value="1.19806" calcext:value-type="float">
            <text:p>1,19806</text:p>
          </table:table-cell>
          <table:table-cell office:value-type="float" office:value="0.837601" calcext:value-type="float">
            <text:p>0,837601</text:p>
          </table:table-cell>
          <table:table-cell office:value-type="float" office:value="0.480476" calcext:value-type="float">
            <text:p>0,480476</text:p>
          </table:table-cell>
          <table:table-cell office:value-type="float" office:value="0.79454" calcext:value-type="float">
            <text:p>0,79454</text:p>
          </table:table-cell>
          <table:table-cell office:value-type="float" office:value="0.807357" calcext:value-type="float">
            <text:p>0,807357</text:p>
          </table:table-cell>
          <table:table-cell office:value-type="float" office:value="1.20861" calcext:value-type="float">
            <text:p>1,20861</text:p>
          </table:table-cell>
          <table:table-cell office:value-type="float" office:value="0.477963" calcext:value-type="float">
            <text:p>0,477963</text:p>
          </table:table-cell>
          <table:table-cell office:value-type="float" office:value="0.395061" calcext:value-type="float">
            <text:p>0,395061</text:p>
          </table:table-cell>
          <table:table-cell office:value-type="float" office:value="0.224044" calcext:value-type="float">
            <text:p>0,224044</text:p>
          </table:table-cell>
          <table:table-cell office:value-type="float" office:value="0.295838" calcext:value-type="float">
            <text:p>0,295838</text:p>
          </table:table-cell>
          <table:table-cell office:value-type="float" office:value="0.810326" calcext:value-type="float">
            <text:p>0,810326</text:p>
          </table:table-cell>
          <table:table-cell office:value-type="float" office:value="0.78709" calcext:value-type="float">
            <text:p>0,78709</text:p>
          </table:table-cell>
          <table:table-cell office:value-type="float" office:value="0.969791" calcext:value-type="float">
            <text:p>0,969791</text:p>
          </table:table-cell>
          <table:table-cell office:value-type="float" office:value="0.406123" calcext:value-type="float">
            <text:p>0,406123</text:p>
          </table:table-cell>
          <table:table-cell office:value-type="float" office:value="1.03222" calcext:value-type="float">
            <text:p>1,03222</text:p>
          </table:table-cell>
          <table:table-cell office:value-type="float" office:value="0.253499" calcext:value-type="float">
            <text:p>0,253499</text:p>
          </table:table-cell>
          <table:table-cell office:value-type="float" office:value="0.10519" calcext:value-type="float">
            <text:p>0,10519</text:p>
          </table:table-cell>
          <table:table-cell table:number-columns-repeated="44"/>
          <table:table-cell table:formula="of:=MIN([.A114:.BL114])" office:value-type="float" office:value="0.10519" calcext:value-type="float">
            <text:p>0,10519</text:p>
          </table:table-cell>
          <table:table-cell table:formula="of:=MAX([.A114:.BL114])" office:value-type="float" office:value="1.20861" calcext:value-type="float">
            <text:p>1,20861</text:p>
          </table:table-cell>
          <table:table-cell table:number-columns-repeated="7"/>
        </table:table-row>
        <table:table-row table:style-name="ro1">
          <table:table-cell office:value-type="float" office:value="0.389314" calcext:value-type="float">
            <text:p>0,389314</text:p>
          </table:table-cell>
          <table:table-cell office:value-type="float" office:value="0.383358" calcext:value-type="float">
            <text:p>0,383358</text:p>
          </table:table-cell>
          <table:table-cell office:value-type="float" office:value="0.396389" calcext:value-type="float">
            <text:p>0,396389</text:p>
          </table:table-cell>
          <table:table-cell office:value-type="float" office:value="0.376603" calcext:value-type="float">
            <text:p>0,376603</text:p>
          </table:table-cell>
          <table:table-cell office:value-type="float" office:value="1.16384" calcext:value-type="float">
            <text:p>1,16384</text:p>
          </table:table-cell>
          <table:table-cell office:value-type="float" office:value="0.380147" calcext:value-type="float">
            <text:p>0,380147</text:p>
          </table:table-cell>
          <table:table-cell office:value-type="float" office:value="1.1678" calcext:value-type="float">
            <text:p>1,1678</text:p>
          </table:table-cell>
          <table:table-cell office:value-type="float" office:value="0.781791" calcext:value-type="float">
            <text:p>0,781791</text:p>
          </table:table-cell>
          <table:table-cell office:value-type="float" office:value="0.387627" calcext:value-type="float">
            <text:p>0,387627</text:p>
          </table:table-cell>
          <table:table-cell office:value-type="float" office:value="0.3896" calcext:value-type="float">
            <text:p>0,3896</text:p>
          </table:table-cell>
          <table:table-cell office:value-type="float" office:value="0.116049" calcext:value-type="float">
            <text:p>0,116049</text:p>
          </table:table-cell>
          <table:table-cell office:value-type="float" office:value="0.893227" calcext:value-type="float">
            <text:p>0,893227</text:p>
          </table:table-cell>
          <table:table-cell office:value-type="float" office:value="0.226568" calcext:value-type="float">
            <text:p>0,226568</text:p>
          </table:table-cell>
          <table:table-cell office:value-type="float" office:value="1.39822" calcext:value-type="float">
            <text:p>1,39822</text:p>
          </table:table-cell>
          <table:table-cell office:value-type="float" office:value="0.175863" calcext:value-type="float">
            <text:p>0,175863</text:p>
          </table:table-cell>
          <table:table-cell office:value-type="float" office:value="0.171158" calcext:value-type="float">
            <text:p>0,171158</text:p>
          </table:table-cell>
          <table:table-cell office:value-type="float" office:value="0.440368" calcext:value-type="float">
            <text:p>0,440368</text:p>
          </table:table-cell>
          <table:table-cell office:value-type="float" office:value="0.474782" calcext:value-type="float">
            <text:p>0,474782</text:p>
          </table:table-cell>
          <table:table-cell office:value-type="float" office:value="0.610133" calcext:value-type="float">
            <text:p>0,610133</text:p>
          </table:table-cell>
          <table:table-cell office:value-type="float" office:value="1.34194" calcext:value-type="float">
            <text:p>1,34194</text:p>
          </table:table-cell>
          <table:table-cell office:value-type="float" office:value="0.269951" calcext:value-type="float">
            <text:p>0,269951</text:p>
          </table:table-cell>
          <table:table-cell office:value-type="float" office:value="1.39443" calcext:value-type="float">
            <text:p>1,39443</text:p>
          </table:table-cell>
          <table:table-cell office:value-type="float" office:value="0.608773" calcext:value-type="float">
            <text:p>0,608773</text:p>
          </table:table-cell>
          <table:table-cell office:value-type="float" office:value="0.0738032" calcext:value-type="float">
            <text:p>0,0738032</text:p>
          </table:table-cell>
          <table:table-cell table:number-columns-repeated="44"/>
          <table:table-cell table:formula="of:=MIN([.A115:.BL115])" office:value-type="float" office:value="0.0738032" calcext:value-type="float">
            <text:p>0,0738032</text:p>
          </table:table-cell>
          <table:table-cell table:formula="of:=MAX([.A115:.BL115])" office:value-type="float" office:value="1.39822" calcext:value-type="float">
            <text:p>1,39822</text:p>
          </table:table-cell>
          <table:table-cell table:number-columns-repeated="7"/>
        </table:table-row>
        <table:table-row table:style-name="ro1">
          <table:table-cell office:value-type="float" office:value="0.340872" calcext:value-type="float">
            <text:p>0,340872</text:p>
          </table:table-cell>
          <table:table-cell office:value-type="float" office:value="0.37882" calcext:value-type="float">
            <text:p>0,37882</text:p>
          </table:table-cell>
          <table:table-cell office:value-type="float" office:value="0.365646" calcext:value-type="float">
            <text:p>0,365646</text:p>
          </table:table-cell>
          <table:table-cell office:value-type="float" office:value="0.369127" calcext:value-type="float">
            <text:p>0,369127</text:p>
          </table:table-cell>
          <table:table-cell office:value-type="float" office:value="0.392006" calcext:value-type="float">
            <text:p>0,392006</text:p>
          </table:table-cell>
          <table:table-cell office:value-type="float" office:value="0.354562" calcext:value-type="float">
            <text:p>0,354562</text:p>
          </table:table-cell>
          <table:table-cell office:value-type="float" office:value="0.394771" calcext:value-type="float">
            <text:p>0,394771</text:p>
          </table:table-cell>
          <table:table-cell office:value-type="float" office:value="1.15812" calcext:value-type="float">
            <text:p>1,15812</text:p>
          </table:table-cell>
          <table:table-cell office:value-type="float" office:value="0.763296" calcext:value-type="float">
            <text:p>0,763296</text:p>
          </table:table-cell>
          <table:table-cell office:value-type="float" office:value="0.755707" calcext:value-type="float">
            <text:p>0,755707</text:p>
          </table:table-cell>
          <table:table-cell office:value-type="float" office:value="0.794059" calcext:value-type="float">
            <text:p>0,794059</text:p>
          </table:table-cell>
          <table:table-cell office:value-type="float" office:value="0.404262" calcext:value-type="float">
            <text:p>0,404262</text:p>
          </table:table-cell>
          <table:table-cell office:value-type="float" office:value="1.19125" calcext:value-type="float">
            <text:p>1,19125</text:p>
          </table:table-cell>
          <table:table-cell office:value-type="float" office:value="1.15517" calcext:value-type="float">
            <text:p>1,15517</text:p>
          </table:table-cell>
          <table:table-cell office:value-type="float" office:value="1.15981" calcext:value-type="float">
            <text:p>1,15981</text:p>
          </table:table-cell>
          <table:table-cell office:value-type="float" office:value="1.9397" calcext:value-type="float">
            <text:p>1,9397</text:p>
          </table:table-cell>
          <table:table-cell office:value-type="float" office:value="0.792487" calcext:value-type="float">
            <text:p>0,792487</text:p>
          </table:table-cell>
          <table:table-cell office:value-type="float" office:value="0.502262" calcext:value-type="float">
            <text:p>0,502262</text:p>
          </table:table-cell>
          <table:table-cell office:value-type="float" office:value="1.71842" calcext:value-type="float">
            <text:p>1,71842</text:p>
          </table:table-cell>
          <table:table-cell office:value-type="float" office:value="2.08499" calcext:value-type="float">
            <text:p>2,08499</text:p>
          </table:table-cell>
          <table:table-cell office:value-type="float" office:value="0.669147" calcext:value-type="float">
            <text:p>0,669147</text:p>
          </table:table-cell>
          <table:table-cell office:value-type="float" office:value="1.49905" calcext:value-type="float">
            <text:p>1,49905</text:p>
          </table:table-cell>
          <table:table-cell office:value-type="float" office:value="1.92726" calcext:value-type="float">
            <text:p>1,92726</text:p>
          </table:table-cell>
          <table:table-cell office:value-type="float" office:value="0.752916" calcext:value-type="float">
            <text:p>0,752916</text:p>
          </table:table-cell>
          <table:table-cell table:number-columns-repeated="44"/>
          <table:table-cell table:formula="of:=MIN([.A116:.BL116])" office:value-type="float" office:value="0.340872" calcext:value-type="float">
            <text:p>0,340872</text:p>
          </table:table-cell>
          <table:table-cell table:formula="of:=MAX([.A116:.BL116])" office:value-type="float" office:value="2.08499" calcext:value-type="float">
            <text:p>2,08499</text:p>
          </table:table-cell>
          <table:table-cell table:number-columns-repeated="7"/>
        </table:table-row>
        <table:table-row table:style-name="ro1">
          <table:table-cell office:value-type="float" office:value="0.42192" calcext:value-type="float">
            <text:p>0,42192</text:p>
          </table:table-cell>
          <table:table-cell office:value-type="float" office:value="0.425986" calcext:value-type="float">
            <text:p>0,425986</text:p>
          </table:table-cell>
          <table:table-cell office:value-type="float" office:value="0.382157" calcext:value-type="float">
            <text:p>0,382157</text:p>
          </table:table-cell>
          <table:table-cell office:value-type="float" office:value="0.398539" calcext:value-type="float">
            <text:p>0,398539</text:p>
          </table:table-cell>
          <table:table-cell office:value-type="float" office:value="0.408256" calcext:value-type="float">
            <text:p>0,408256</text:p>
          </table:table-cell>
          <table:table-cell office:value-type="float" office:value="0.373422" calcext:value-type="float">
            <text:p>0,373422</text:p>
          </table:table-cell>
          <table:table-cell office:value-type="float" office:value="0.387728" calcext:value-type="float">
            <text:p>0,387728</text:p>
          </table:table-cell>
          <table:table-cell office:value-type="float" office:value="0.389213" calcext:value-type="float">
            <text:p>0,389213</text:p>
          </table:table-cell>
          <table:table-cell office:value-type="float" office:value="1.23117" calcext:value-type="float">
            <text:p>1,23117</text:p>
          </table:table-cell>
          <table:table-cell office:value-type="float" office:value="0.815766" calcext:value-type="float">
            <text:p>0,815766</text:p>
          </table:table-cell>
          <table:table-cell office:value-type="float" office:value="0.375941" calcext:value-type="float">
            <text:p>0,375941</text:p>
          </table:table-cell>
          <table:table-cell office:value-type="float" office:value="0.400404" calcext:value-type="float">
            <text:p>0,400404</text:p>
          </table:table-cell>
          <table:table-cell office:value-type="float" office:value="1.61288" calcext:value-type="float">
            <text:p>1,61288</text:p>
          </table:table-cell>
          <table:table-cell office:value-type="float" office:value="0.795273" calcext:value-type="float">
            <text:p>0,795273</text:p>
          </table:table-cell>
          <table:table-cell office:value-type="float" office:value="1.20019" calcext:value-type="float">
            <text:p>1,20019</text:p>
          </table:table-cell>
          <table:table-cell office:value-type="float" office:value="0.573019" calcext:value-type="float">
            <text:p>0,573019</text:p>
          </table:table-cell>
          <table:table-cell office:value-type="float" office:value="1.14096" calcext:value-type="float">
            <text:p>1,14096</text:p>
          </table:table-cell>
          <table:table-cell office:value-type="float" office:value="0.750331" calcext:value-type="float">
            <text:p>0,750331</text:p>
          </table:table-cell>
          <table:table-cell office:value-type="float" office:value="0.776546" calcext:value-type="float">
            <text:p>0,776546</text:p>
          </table:table-cell>
          <table:table-cell office:value-type="float" office:value="0.911895" calcext:value-type="float">
            <text:p>0,911895</text:p>
          </table:table-cell>
          <table:table-cell office:value-type="float" office:value="0.927438" calcext:value-type="float">
            <text:p>0,927438</text:p>
          </table:table-cell>
          <table:table-cell office:value-type="float" office:value="1.39664" calcext:value-type="float">
            <text:p>1,39664</text:p>
          </table:table-cell>
          <table:table-cell office:value-type="float" office:value="1.4679" calcext:value-type="float">
            <text:p>1,4679</text:p>
          </table:table-cell>
          <table:table-cell office:value-type="float" office:value="1.10045" calcext:value-type="float">
            <text:p>1,10045</text:p>
          </table:table-cell>
          <table:table-cell table:number-columns-repeated="44"/>
          <table:table-cell table:formula="of:=MIN([.A117:.BL117])" office:value-type="float" office:value="0.373422" calcext:value-type="float">
            <text:p>0,373422</text:p>
          </table:table-cell>
          <table:table-cell table:formula="of:=MAX([.A117:.BL117])" office:value-type="float" office:value="1.61288" calcext:value-type="float">
            <text:p>1,61288</text:p>
          </table:table-cell>
          <table:table-cell table:number-columns-repeated="7"/>
        </table:table-row>
        <table:table-row table:style-name="ro1">
          <table:table-cell office:value-type="float" office:value="0.380708" calcext:value-type="float">
            <text:p>0,380708</text:p>
          </table:table-cell>
          <table:table-cell office:value-type="float" office:value="0.381415" calcext:value-type="float">
            <text:p>0,381415</text:p>
          </table:table-cell>
          <table:table-cell office:value-type="float" office:value="0.415454" calcext:value-type="float">
            <text:p>0,415454</text:p>
          </table:table-cell>
          <table:table-cell office:value-type="float" office:value="0.451178" calcext:value-type="float">
            <text:p>0,451178</text:p>
          </table:table-cell>
          <table:table-cell office:value-type="float" office:value="0.181661" calcext:value-type="float">
            <text:p>0,181661</text:p>
          </table:table-cell>
          <table:table-cell office:value-type="float" office:value="0.329804" calcext:value-type="float">
            <text:p>0,329804</text:p>
          </table:table-cell>
          <table:table-cell office:value-type="float" office:value="0.417846" calcext:value-type="float">
            <text:p>0,417846</text:p>
          </table:table-cell>
          <table:table-cell office:value-type="float" office:value="0.643371" calcext:value-type="float">
            <text:p>0,643371</text:p>
          </table:table-cell>
          <table:table-cell office:value-type="float" office:value="0.658674" calcext:value-type="float">
            <text:p>0,658674</text:p>
          </table:table-cell>
          <table:table-cell office:value-type="float" office:value="0.203403" calcext:value-type="float">
            <text:p>0,203403</text:p>
          </table:table-cell>
          <table:table-cell office:value-type="float" office:value="0.378587" calcext:value-type="float">
            <text:p>0,378587</text:p>
          </table:table-cell>
          <table:table-cell office:value-type="float" office:value="0.188693" calcext:value-type="float">
            <text:p>0,188693</text:p>
          </table:table-cell>
          <table:table-cell office:value-type="float" office:value="0.176289" calcext:value-type="float">
            <text:p>0,176289</text:p>
          </table:table-cell>
          <table:table-cell office:value-type="float" office:value="0.366335" calcext:value-type="float">
            <text:p>0,366335</text:p>
          </table:table-cell>
          <table:table-cell office:value-type="float" office:value="0.740665" calcext:value-type="float">
            <text:p>0,740665</text:p>
          </table:table-cell>
          <table:table-cell office:value-type="float" office:value="0.176489" calcext:value-type="float">
            <text:p>0,176489</text:p>
          </table:table-cell>
          <table:table-cell office:value-type="float" office:value="0.188809" calcext:value-type="float">
            <text:p>0,188809</text:p>
          </table:table-cell>
          <table:table-cell office:value-type="float" office:value="0.744278" calcext:value-type="float">
            <text:p>0,744278</text:p>
          </table:table-cell>
          <table:table-cell office:value-type="float" office:value="1.70706" calcext:value-type="float">
            <text:p>1,70706</text:p>
          </table:table-cell>
          <table:table-cell office:value-type="float" office:value="1.46673" calcext:value-type="float">
            <text:p>1,46673</text:p>
          </table:table-cell>
          <table:table-cell office:value-type="float" office:value="0.164347" calcext:value-type="float">
            <text:p>0,164347</text:p>
          </table:table-cell>
          <table:table-cell office:value-type="float" office:value="0.579465" calcext:value-type="float">
            <text:p>0,579465</text:p>
          </table:table-cell>
          <table:table-cell office:value-type="float" office:value="0.453234" calcext:value-type="float">
            <text:p>0,453234</text:p>
          </table:table-cell>
          <table:table-cell office:value-type="float" office:value="1.02132" calcext:value-type="float">
            <text:p>1,02132</text:p>
          </table:table-cell>
          <table:table-cell table:number-columns-repeated="44"/>
          <table:table-cell table:formula="of:=MIN([.A118:.BL118])" office:value-type="float" office:value="0.164347" calcext:value-type="float">
            <text:p>0,164347</text:p>
          </table:table-cell>
          <table:table-cell table:formula="of:=MAX([.A118:.BL118])" office:value-type="float" office:value="1.70706" calcext:value-type="float">
            <text:p>1,70706</text:p>
          </table:table-cell>
          <table:table-cell table:number-columns-repeated="7"/>
        </table:table-row>
        <table:table-row table:style-name="ro1">
          <table:table-cell office:value-type="float" office:value="0.367105" calcext:value-type="float">
            <text:p>0,367105</text:p>
          </table:table-cell>
          <table:table-cell office:value-type="float" office:value="0.372741" calcext:value-type="float">
            <text:p>0,372741</text:p>
          </table:table-cell>
          <table:table-cell office:value-type="float" office:value="0.444274" calcext:value-type="float">
            <text:p>0,444274</text:p>
          </table:table-cell>
          <table:table-cell office:value-type="float" office:value="0.362109" calcext:value-type="float">
            <text:p>0,362109</text:p>
          </table:table-cell>
          <table:table-cell office:value-type="float" office:value="0.378581" calcext:value-type="float">
            <text:p>0,378581</text:p>
          </table:table-cell>
          <table:table-cell office:value-type="float" office:value="0.350298" calcext:value-type="float">
            <text:p>0,350298</text:p>
          </table:table-cell>
          <table:table-cell office:value-type="float" office:value="1.18445" calcext:value-type="float">
            <text:p>1,18445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1.00365" calcext:value-type="float">
            <text:p>1,00365</text:p>
          </table:table-cell>
          <table:table-cell office:value-type="float" office:value="0.649729" calcext:value-type="float">
            <text:p>0,649729</text:p>
          </table:table-cell>
          <table:table-cell office:value-type="float" office:value="1.11641" calcext:value-type="float">
            <text:p>1,11641</text:p>
          </table:table-cell>
          <table:table-cell office:value-type="float" office:value="0.674583" calcext:value-type="float">
            <text:p>0,674583</text:p>
          </table:table-cell>
          <table:table-cell office:value-type="float" office:value="1.06777" calcext:value-type="float">
            <text:p>1,06777</text:p>
          </table:table-cell>
          <table:table-cell office:value-type="float" office:value="1.15343" calcext:value-type="float">
            <text:p>1,15343</text:p>
          </table:table-cell>
          <table:table-cell office:value-type="float" office:value="1.25917" calcext:value-type="float">
            <text:p>1,25917</text:p>
          </table:table-cell>
          <table:table-cell office:value-type="float" office:value="0.387524" calcext:value-type="float">
            <text:p>0,387524</text:p>
          </table:table-cell>
          <table:table-cell office:value-type="float" office:value="1.70157" calcext:value-type="float">
            <text:p>1,70157</text:p>
          </table:table-cell>
          <table:table-cell office:value-type="float" office:value="1.40124" calcext:value-type="float">
            <text:p>1,40124</text:p>
          </table:table-cell>
          <table:table-cell office:value-type="float" office:value="0.364083" calcext:value-type="float">
            <text:p>0,364083</text:p>
          </table:table-cell>
          <table:table-cell office:value-type="float" office:value="0.639336" calcext:value-type="float">
            <text:p>0,639336</text:p>
          </table:table-cell>
          <table:table-cell office:value-type="float" office:value="0.432979" calcext:value-type="float">
            <text:p>0,432979</text:p>
          </table:table-cell>
          <table:table-cell office:value-type="float" office:value="1.93933" calcext:value-type="float">
            <text:p>1,93933</text:p>
          </table:table-cell>
          <table:table-cell office:value-type="float" office:value="0.80213" calcext:value-type="float">
            <text:p>0,80213</text:p>
          </table:table-cell>
          <table:table-cell office:value-type="float" office:value="1.96187" calcext:value-type="float">
            <text:p>1,96187</text:p>
          </table:table-cell>
          <table:table-cell table:number-columns-repeated="44"/>
          <table:table-cell table:formula="of:=MIN([.A119:.BL119])" office:value-type="float" office:value="0.350298" calcext:value-type="float">
            <text:p>0,350298</text:p>
          </table:table-cell>
          <table:table-cell table:formula="of:=MAX([.A119:.BL119])" office:value-type="float" office:value="1.96187" calcext:value-type="float">
            <text:p>1,96187</text:p>
          </table:table-cell>
          <table:table-cell table:number-columns-repeated="7"/>
        </table:table-row>
        <table:table-row table:style-name="ro1">
          <table:table-cell office:value-type="float" office:value="0.380423" calcext:value-type="float">
            <text:p>0,380423</text:p>
          </table:table-cell>
          <table:table-cell office:value-type="float" office:value="0.383739" calcext:value-type="float">
            <text:p>0,383739</text:p>
          </table:table-cell>
          <table:table-cell office:value-type="float" office:value="0.390093" calcext:value-type="float">
            <text:p>0,390093</text:p>
          </table:table-cell>
          <table:table-cell office:value-type="float" office:value="0.380792" calcext:value-type="float">
            <text:p>0,380792</text:p>
          </table:table-cell>
          <table:table-cell office:value-type="float" office:value="0.379535" calcext:value-type="float">
            <text:p>0,379535</text:p>
          </table:table-cell>
          <table:table-cell office:value-type="float" office:value="0.779477" calcext:value-type="float">
            <text:p>0,779477</text:p>
          </table:table-cell>
          <table:table-cell office:value-type="float" office:value="0.402051" calcext:value-type="float">
            <text:p>0,402051</text:p>
          </table:table-cell>
          <table:table-cell office:value-type="float" office:value="0.401309" calcext:value-type="float">
            <text:p>0,401309</text:p>
          </table:table-cell>
          <table:table-cell office:value-type="float" office:value="0.761545" calcext:value-type="float">
            <text:p>0,761545</text:p>
          </table:table-cell>
          <table:table-cell office:value-type="float" office:value="0.363439" calcext:value-type="float">
            <text:p>0,363439</text:p>
          </table:table-cell>
          <table:table-cell office:value-type="float" office:value="0.390209" calcext:value-type="float">
            <text:p>0,390209</text:p>
          </table:table-cell>
          <table:table-cell office:value-type="float" office:value="0.742301" calcext:value-type="float">
            <text:p>0,742301</text:p>
          </table:table-cell>
          <table:table-cell office:value-type="float" office:value="0.745048" calcext:value-type="float">
            <text:p>0,745048</text:p>
          </table:table-cell>
          <table:table-cell office:value-type="float" office:value="1.15211" calcext:value-type="float">
            <text:p>1,15211</text:p>
          </table:table-cell>
          <table:table-cell office:value-type="float" office:value="0.752042" calcext:value-type="float">
            <text:p>0,752042</text:p>
          </table:table-cell>
          <table:table-cell office:value-type="float" office:value="0.184307" calcext:value-type="float">
            <text:p>0,184307</text:p>
          </table:table-cell>
          <table:table-cell office:value-type="float" office:value="0.273088" calcext:value-type="float">
            <text:p>0,273088</text:p>
          </table:table-cell>
          <table:table-cell office:value-type="float" office:value="0.183629" calcext:value-type="float">
            <text:p>0,183629</text:p>
          </table:table-cell>
          <table:table-cell office:value-type="float" office:value="0.185761" calcext:value-type="float">
            <text:p>0,185761</text:p>
          </table:table-cell>
          <table:table-cell office:value-type="float" office:value="0.538373" calcext:value-type="float">
            <text:p>0,538373</text:p>
          </table:table-cell>
          <table:table-cell office:value-type="float" office:value="0.930029" calcext:value-type="float">
            <text:p>0,930029</text:p>
          </table:table-cell>
          <table:table-cell office:value-type="float" office:value="0.455084" calcext:value-type="float">
            <text:p>0,455084</text:p>
          </table:table-cell>
          <table:table-cell office:value-type="float" office:value="0.215386" calcext:value-type="float">
            <text:p>0,215386</text:p>
          </table:table-cell>
          <table:table-cell office:value-type="float" office:value="0.252738" calcext:value-type="float">
            <text:p>0,252738</text:p>
          </table:table-cell>
          <table:table-cell table:number-columns-repeated="44"/>
          <table:table-cell table:formula="of:=MIN([.A120:.BL120])" office:value-type="float" office:value="0.183629" calcext:value-type="float">
            <text:p>0,183629</text:p>
          </table:table-cell>
          <table:table-cell table:formula="of:=MAX([.A120:.BL120])" office:value-type="float" office:value="1.15211" calcext:value-type="float">
            <text:p>1,15211</text:p>
          </table:table-cell>
          <table:table-cell table:number-columns-repeated="7"/>
        </table:table-row>
        <table:table-row table:style-name="ro1">
          <table:table-cell office:value-type="float" office:value="0.375908" calcext:value-type="float">
            <text:p>0,375908</text:p>
          </table:table-cell>
          <table:table-cell office:value-type="float" office:value="0.429738" calcext:value-type="float">
            <text:p>0,429738</text:p>
          </table:table-cell>
          <table:table-cell office:value-type="float" office:value="0.438168" calcext:value-type="float">
            <text:p>0,438168</text:p>
          </table:table-cell>
          <table:table-cell office:value-type="float" office:value="0.393098" calcext:value-type="float">
            <text:p>0,393098</text:p>
          </table:table-cell>
          <table:table-cell office:value-type="float" office:value="0.407548" calcext:value-type="float">
            <text:p>0,407548</text:p>
          </table:table-cell>
          <table:table-cell office:value-type="float" office:value="0.458097" calcext:value-type="float">
            <text:p>0,458097</text:p>
          </table:table-cell>
          <table:table-cell office:value-type="float" office:value="0.419248" calcext:value-type="float">
            <text:p>0,419248</text:p>
          </table:table-cell>
          <table:table-cell office:value-type="float" office:value="0.847278" calcext:value-type="float">
            <text:p>0,847278</text:p>
          </table:table-cell>
          <table:table-cell office:value-type="float" office:value="0.711648" calcext:value-type="float">
            <text:p>0,711648</text:p>
          </table:table-cell>
          <table:table-cell office:value-type="float" office:value="0.375344" calcext:value-type="float">
            <text:p>0,375344</text:p>
          </table:table-cell>
          <table:table-cell office:value-type="float" office:value="0.397267" calcext:value-type="float">
            <text:p>0,397267</text:p>
          </table:table-cell>
          <table:table-cell office:value-type="float" office:value="0.592671" calcext:value-type="float">
            <text:p>0,592671</text:p>
          </table:table-cell>
          <table:table-cell office:value-type="float" office:value="0.787545" calcext:value-type="float">
            <text:p>0,787545</text:p>
          </table:table-cell>
          <table:table-cell office:value-type="float" office:value="0.42473" calcext:value-type="float">
            <text:p>0,42473</text:p>
          </table:table-cell>
          <table:table-cell office:value-type="float" office:value="0.360807" calcext:value-type="float">
            <text:p>0,360807</text:p>
          </table:table-cell>
          <table:table-cell office:value-type="float" office:value="0.8276" calcext:value-type="float">
            <text:p>0,8276</text:p>
          </table:table-cell>
          <table:table-cell office:value-type="float" office:value="0.187699" calcext:value-type="float">
            <text:p>0,187699</text:p>
          </table:table-cell>
          <table:table-cell office:value-type="float" office:value="0.18566" calcext:value-type="float">
            <text:p>0,18566</text:p>
          </table:table-cell>
          <table:table-cell office:value-type="float" office:value="0.417556" calcext:value-type="float">
            <text:p>0,417556</text:p>
          </table:table-cell>
          <table:table-cell office:value-type="float" office:value="0.626798" calcext:value-type="float">
            <text:p>0,626798</text:p>
          </table:table-cell>
          <table:table-cell office:value-type="float" office:value="1.0552" calcext:value-type="float">
            <text:p>1,0552</text:p>
          </table:table-cell>
          <table:table-cell office:value-type="float" office:value="0.349726" calcext:value-type="float">
            <text:p>0,349726</text:p>
          </table:table-cell>
          <table:table-cell office:value-type="float" office:value="0.780385" calcext:value-type="float">
            <text:p>0,780385</text:p>
          </table:table-cell>
          <table:table-cell office:value-type="float" office:value="1.12093" calcext:value-type="float">
            <text:p>1,12093</text:p>
          </table:table-cell>
          <table:table-cell table:number-columns-repeated="44"/>
          <table:table-cell table:formula="of:=MIN([.A121:.BL121])" office:value-type="float" office:value="0.18566" calcext:value-type="float">
            <text:p>0,18566</text:p>
          </table:table-cell>
          <table:table-cell table:formula="of:=MAX([.A121:.BL121])" office:value-type="float" office:value="1.12093" calcext:value-type="float">
            <text:p>1,12093</text:p>
          </table:table-cell>
          <table:table-cell table:number-columns-repeated="7"/>
        </table:table-row>
        <table:table-row table:style-name="ro1">
          <table:table-cell office:value-type="float" office:value="0.183674" calcext:value-type="float">
            <text:p>0,183674</text:p>
          </table:table-cell>
          <table:table-cell office:value-type="float" office:value="0.17849" calcext:value-type="float">
            <text:p>0,17849</text:p>
          </table:table-cell>
          <table:table-cell office:value-type="float" office:value="0.373154" calcext:value-type="float">
            <text:p>0,373154</text:p>
          </table:table-cell>
          <table:table-cell office:value-type="float" office:value="0.408069" calcext:value-type="float">
            <text:p>0,408069</text:p>
          </table:table-cell>
          <table:table-cell office:value-type="float" office:value="0.187278" calcext:value-type="float">
            <text:p>0,187278</text:p>
          </table:table-cell>
          <table:table-cell office:value-type="float" office:value="0.363483" calcext:value-type="float">
            <text:p>0,363483</text:p>
          </table:table-cell>
          <table:table-cell office:value-type="float" office:value="0.185705" calcext:value-type="float">
            <text:p>0,185705</text:p>
          </table:table-cell>
          <table:table-cell office:value-type="float" office:value="0.736871" calcext:value-type="float">
            <text:p>0,736871</text:p>
          </table:table-cell>
          <table:table-cell office:value-type="float" office:value="0.708405" calcext:value-type="float">
            <text:p>0,708405</text:p>
          </table:table-cell>
          <table:table-cell office:value-type="float" office:value="0.357626" calcext:value-type="float">
            <text:p>0,357626</text:p>
          </table:table-cell>
          <table:table-cell office:value-type="float" office:value="0.540257" calcext:value-type="float">
            <text:p>0,540257</text:p>
          </table:table-cell>
          <table:table-cell office:value-type="float" office:value="1.04943" calcext:value-type="float">
            <text:p>1,04943</text:p>
          </table:table-cell>
          <table:table-cell office:value-type="float" office:value="0.337105" calcext:value-type="float">
            <text:p>0,337105</text:p>
          </table:table-cell>
          <table:table-cell office:value-type="float" office:value="0.371936" calcext:value-type="float">
            <text:p>0,371936</text:p>
          </table:table-cell>
          <table:table-cell office:value-type="float" office:value="0.758858" calcext:value-type="float">
            <text:p>0,758858</text:p>
          </table:table-cell>
          <table:table-cell office:value-type="float" office:value="0.774857" calcext:value-type="float">
            <text:p>0,774857</text:p>
          </table:table-cell>
          <table:table-cell office:value-type="float" office:value="0.286654" calcext:value-type="float">
            <text:p>0,286654</text:p>
          </table:table-cell>
          <table:table-cell office:value-type="float" office:value="1.60232" calcext:value-type="float">
            <text:p>1,60232</text:p>
          </table:table-cell>
          <table:table-cell office:value-type="float" office:value="1.73846" calcext:value-type="float">
            <text:p>1,73846</text:p>
          </table:table-cell>
          <table:table-cell office:value-type="float" office:value="1.02005" calcext:value-type="float">
            <text:p>1,02005</text:p>
          </table:table-cell>
          <table:table-cell office:value-type="float" office:value="1.19368" calcext:value-type="float">
            <text:p>1,19368</text:p>
          </table:table-cell>
          <table:table-cell office:value-type="float" office:value="0.368545" calcext:value-type="float">
            <text:p>0,368545</text:p>
          </table:table-cell>
          <table:table-cell office:value-type="float" office:value="1.85067" calcext:value-type="float">
            <text:p>1,85067</text:p>
          </table:table-cell>
          <table:table-cell office:value-type="float" office:value="0.265963" calcext:value-type="float">
            <text:p>0,265963</text:p>
          </table:table-cell>
          <table:table-cell table:number-columns-repeated="44"/>
          <table:table-cell table:formula="of:=MIN([.A122:.BL122])" office:value-type="float" office:value="0.17849" calcext:value-type="float">
            <text:p>0,17849</text:p>
          </table:table-cell>
          <table:table-cell table:formula="of:=MAX([.A122:.BL122])" office:value-type="float" office:value="1.85067" calcext:value-type="float">
            <text:p>1,85067</text:p>
          </table:table-cell>
          <table:table-cell table:number-columns-repeated="7"/>
        </table:table-row>
        <table:table-row table:style-name="ro1">
          <table:table-cell office:value-type="float" office:value="0.180988" calcext:value-type="float">
            <text:p>0,180988</text:p>
          </table:table-cell>
          <table:table-cell office:value-type="float" office:value="0.270532" calcext:value-type="float">
            <text:p>0,270532</text:p>
          </table:table-cell>
          <table:table-cell office:value-type="float" office:value="0.361625" calcext:value-type="float">
            <text:p>0,361625</text:p>
          </table:table-cell>
          <table:table-cell office:value-type="float" office:value="0.221667" calcext:value-type="float">
            <text:p>0,221667</text:p>
          </table:table-cell>
          <table:table-cell office:value-type="float" office:value="0.244668" calcext:value-type="float">
            <text:p>0,244668</text:p>
          </table:table-cell>
          <table:table-cell office:value-type="float" office:value="0.241158" calcext:value-type="float">
            <text:p>0,241158</text:p>
          </table:table-cell>
          <table:table-cell office:value-type="float" office:value="0.377824" calcext:value-type="float">
            <text:p>0,377824</text:p>
          </table:table-cell>
          <table:table-cell office:value-type="float" office:value="0.65193" calcext:value-type="float">
            <text:p>0,65193</text:p>
          </table:table-cell>
          <table:table-cell office:value-type="float" office:value="0.47925" calcext:value-type="float">
            <text:p>0,47925</text:p>
          </table:table-cell>
          <table:table-cell office:value-type="float" office:value="0.355124" calcext:value-type="float">
            <text:p>0,355124</text:p>
          </table:table-cell>
          <table:table-cell office:value-type="float" office:value="0.376838" calcext:value-type="float">
            <text:p>0,376838</text:p>
          </table:table-cell>
          <table:table-cell office:value-type="float" office:value="0.380265" calcext:value-type="float">
            <text:p>0,380265</text:p>
          </table:table-cell>
          <table:table-cell office:value-type="float" office:value="0.381715" calcext:value-type="float">
            <text:p>0,381715</text:p>
          </table:table-cell>
          <table:table-cell office:value-type="float" office:value="0.393435" calcext:value-type="float">
            <text:p>0,393435</text:p>
          </table:table-cell>
          <table:table-cell office:value-type="float" office:value="0.430581" calcext:value-type="float">
            <text:p>0,430581</text:p>
          </table:table-cell>
          <table:table-cell office:value-type="float" office:value="1.36763" calcext:value-type="float">
            <text:p>1,36763</text:p>
          </table:table-cell>
          <table:table-cell office:value-type="float" office:value="0.224063" calcext:value-type="float">
            <text:p>0,224063</text:p>
          </table:table-cell>
          <table:table-cell office:value-type="float" office:value="1.69235" calcext:value-type="float">
            <text:p>1,69235</text:p>
          </table:table-cell>
          <table:table-cell office:value-type="float" office:value="0.390111" calcext:value-type="float">
            <text:p>0,390111</text:p>
          </table:table-cell>
          <table:table-cell office:value-type="float" office:value="1.17936" calcext:value-type="float">
            <text:p>1,17936</text:p>
          </table:table-cell>
          <table:table-cell office:value-type="float" office:value="0.177925" calcext:value-type="float">
            <text:p>0,177925</text:p>
          </table:table-cell>
          <table:table-cell office:value-type="float" office:value="1.06469" calcext:value-type="float">
            <text:p>1,06469</text:p>
          </table:table-cell>
          <table:table-cell office:value-type="float" office:value="0.698729" calcext:value-type="float">
            <text:p>0,698729</text:p>
          </table:table-cell>
          <table:table-cell office:value-type="float" office:value="0.352743" calcext:value-type="float">
            <text:p>0,352743</text:p>
          </table:table-cell>
          <table:table-cell table:number-columns-repeated="44"/>
          <table:table-cell table:formula="of:=MIN([.A123:.BL123])" office:value-type="float" office:value="0.177925" calcext:value-type="float">
            <text:p>0,177925</text:p>
          </table:table-cell>
          <table:table-cell table:formula="of:=MAX([.A123:.BL123])" office:value-type="float" office:value="1.69235" calcext:value-type="float">
            <text:p>1,69235</text:p>
          </table:table-cell>
          <table:table-cell table:number-columns-repeated="7"/>
        </table:table-row>
        <table:table-row table:style-name="ro1">
          <table:table-cell office:value-type="float" office:value="0.188101" calcext:value-type="float">
            <text:p>0,188101</text:p>
          </table:table-cell>
          <table:table-cell office:value-type="float" office:value="0.355043" calcext:value-type="float">
            <text:p>0,355043</text:p>
          </table:table-cell>
          <table:table-cell office:value-type="float" office:value="0.384915" calcext:value-type="float">
            <text:p>0,384915</text:p>
          </table:table-cell>
          <table:table-cell office:value-type="float" office:value="0.170087" calcext:value-type="float">
            <text:p>0,170087</text:p>
          </table:table-cell>
          <table:table-cell office:value-type="float" office:value="0.187695" calcext:value-type="float">
            <text:p>0,187695</text:p>
          </table:table-cell>
          <table:table-cell office:value-type="float" office:value="0.36698" calcext:value-type="float">
            <text:p>0,36698</text:p>
          </table:table-cell>
          <table:table-cell office:value-type="float" office:value="0.376596" calcext:value-type="float">
            <text:p>0,376596</text:p>
          </table:table-cell>
          <table:table-cell office:value-type="float" office:value="0.761035" calcext:value-type="float">
            <text:p>0,761035</text:p>
          </table:table-cell>
          <table:table-cell office:value-type="float" office:value="0.42171" calcext:value-type="float">
            <text:p>0,42171</text:p>
          </table:table-cell>
          <table:table-cell office:value-type="float" office:value="0.487778" calcext:value-type="float">
            <text:p>0,487778</text:p>
          </table:table-cell>
          <table:table-cell office:value-type="float" office:value="1.09775" calcext:value-type="float">
            <text:p>1,09775</text:p>
          </table:table-cell>
          <table:table-cell office:value-type="float" office:value="0.434346" calcext:value-type="float">
            <text:p>0,434346</text:p>
          </table:table-cell>
          <table:table-cell office:value-type="float" office:value="0.815308" calcext:value-type="float">
            <text:p>0,815308</text:p>
          </table:table-cell>
          <table:table-cell office:value-type="float" office:value="0.404127" calcext:value-type="float">
            <text:p>0,404127</text:p>
          </table:table-cell>
          <table:table-cell office:value-type="float" office:value="0.617028" calcext:value-type="float">
            <text:p>0,617028</text:p>
          </table:table-cell>
          <table:table-cell office:value-type="float" office:value="0.696509" calcext:value-type="float">
            <text:p>0,696509</text:p>
          </table:table-cell>
          <table:table-cell office:value-type="float" office:value="1.12993" calcext:value-type="float">
            <text:p>1,12993</text:p>
          </table:table-cell>
          <table:table-cell office:value-type="float" office:value="1.22377" calcext:value-type="float">
            <text:p>1,22377</text:p>
          </table:table-cell>
          <table:table-cell office:value-type="float" office:value="1.3779" calcext:value-type="float">
            <text:p>1,3779</text:p>
          </table:table-cell>
          <table:table-cell office:value-type="float" office:value="1.78426" calcext:value-type="float">
            <text:p>1,78426</text:p>
          </table:table-cell>
          <table:table-cell office:value-type="float" office:value="0.963248" calcext:value-type="float">
            <text:p>0,963248</text:p>
          </table:table-cell>
          <table:table-cell office:value-type="float" office:value="0.968067" calcext:value-type="float">
            <text:p>0,968067</text:p>
          </table:table-cell>
          <table:table-cell office:value-type="float" office:value="0.356081" calcext:value-type="float">
            <text:p>0,356081</text:p>
          </table:table-cell>
          <table:table-cell office:value-type="float" office:value="0.143577" calcext:value-type="float">
            <text:p>0,143577</text:p>
          </table:table-cell>
          <table:table-cell table:number-columns-repeated="44"/>
          <table:table-cell table:formula="of:=MIN([.A124:.BL124])" office:value-type="float" office:value="0.143577" calcext:value-type="float">
            <text:p>0,143577</text:p>
          </table:table-cell>
          <table:table-cell table:formula="of:=MAX([.A124:.BL124])" office:value-type="float" office:value="1.78426" calcext:value-type="float">
            <text:p>1,78426</text:p>
          </table:table-cell>
          <table:table-cell table:number-columns-repeated="7"/>
        </table:table-row>
        <table:table-row table:style-name="ro1">
          <table:table-cell office:value-type="float" office:value="0.185582" calcext:value-type="float">
            <text:p>0,185582</text:p>
          </table:table-cell>
          <table:table-cell office:value-type="float" office:value="0.186197" calcext:value-type="float">
            <text:p>0,186197</text:p>
          </table:table-cell>
          <table:table-cell office:value-type="float" office:value="0.408306" calcext:value-type="float">
            <text:p>0,408306</text:p>
          </table:table-cell>
          <table:table-cell office:value-type="float" office:value="0.420273" calcext:value-type="float">
            <text:p>0,420273</text:p>
          </table:table-cell>
          <table:table-cell office:value-type="float" office:value="0.427096" calcext:value-type="float">
            <text:p>0,427096</text:p>
          </table:table-cell>
          <table:table-cell office:value-type="float" office:value="0.427778" calcext:value-type="float">
            <text:p>0,427778</text:p>
          </table:table-cell>
          <table:table-cell office:value-type="float" office:value="0.432298" calcext:value-type="float">
            <text:p>0,432298</text:p>
          </table:table-cell>
          <table:table-cell office:value-type="float" office:value="0.379435" calcext:value-type="float">
            <text:p>0,379435</text:p>
          </table:table-cell>
          <table:table-cell office:value-type="float" office:value="0.404082" calcext:value-type="float">
            <text:p>0,404082</text:p>
          </table:table-cell>
          <table:table-cell office:value-type="float" office:value="1.24443" calcext:value-type="float">
            <text:p>1,24443</text:p>
          </table:table-cell>
          <table:table-cell office:value-type="float" office:value="0.432635" calcext:value-type="float">
            <text:p>0,432635</text:p>
          </table:table-cell>
          <table:table-cell office:value-type="float" office:value="0.608729" calcext:value-type="float">
            <text:p>0,608729</text:p>
          </table:table-cell>
          <table:table-cell office:value-type="float" office:value="1.28251" calcext:value-type="float">
            <text:p>1,28251</text:p>
          </table:table-cell>
          <table:table-cell office:value-type="float" office:value="0.779275" calcext:value-type="float">
            <text:p>0,779275</text:p>
          </table:table-cell>
          <table:table-cell office:value-type="float" office:value="1.53812" calcext:value-type="float">
            <text:p>1,53812</text:p>
          </table:table-cell>
          <table:table-cell office:value-type="float" office:value="0.392501" calcext:value-type="float">
            <text:p>0,392501</text:p>
          </table:table-cell>
          <table:table-cell office:value-type="float" office:value="0.397668" calcext:value-type="float">
            <text:p>0,397668</text:p>
          </table:table-cell>
          <table:table-cell office:value-type="float" office:value="0.405224" calcext:value-type="float">
            <text:p>0,405224</text:p>
          </table:table-cell>
          <table:table-cell office:value-type="float" office:value="0.777401" calcext:value-type="float">
            <text:p>0,777401</text:p>
          </table:table-cell>
          <table:table-cell office:value-type="float" office:value="0.886242" calcext:value-type="float">
            <text:p>0,886242</text:p>
          </table:table-cell>
          <table:table-cell office:value-type="float" office:value="0.955059" calcext:value-type="float">
            <text:p>0,955059</text:p>
          </table:table-cell>
          <table:table-cell office:value-type="float" office:value="0.236997" calcext:value-type="float">
            <text:p>0,236997</text:p>
          </table:table-cell>
          <table:table-cell office:value-type="float" office:value="1.49405" calcext:value-type="float">
            <text:p>1,49405</text:p>
          </table:table-cell>
          <table:table-cell office:value-type="float" office:value="0.163784" calcext:value-type="float">
            <text:p>0,163784</text:p>
          </table:table-cell>
          <table:table-cell table:number-columns-repeated="44"/>
          <table:table-cell table:formula="of:=MIN([.A125:.BL125])" office:value-type="float" office:value="0.163784" calcext:value-type="float">
            <text:p>0,163784</text:p>
          </table:table-cell>
          <table:table-cell table:formula="of:=MAX([.A125:.BL125])" office:value-type="float" office:value="1.53812" calcext:value-type="float">
            <text:p>1,53812</text:p>
          </table:table-cell>
          <table:table-cell table:number-columns-repeated="7"/>
        </table:table-row>
        <table:table-row table:style-name="ro1">
          <table:table-cell office:value-type="float" office:value="0.388483" calcext:value-type="float">
            <text:p>0,388483</text:p>
          </table:table-cell>
          <table:table-cell office:value-type="float" office:value="0.413004" calcext:value-type="float">
            <text:p>0,413004</text:p>
          </table:table-cell>
          <table:table-cell office:value-type="float" office:value="0.458654" calcext:value-type="float">
            <text:p>0,458654</text:p>
          </table:table-cell>
          <table:table-cell office:value-type="float" office:value="0.47309" calcext:value-type="float">
            <text:p>0,47309</text:p>
          </table:table-cell>
          <table:table-cell office:value-type="float" office:value="0.373086" calcext:value-type="float">
            <text:p>0,373086</text:p>
          </table:table-cell>
          <table:table-cell office:value-type="float" office:value="0.389193" calcext:value-type="float">
            <text:p>0,389193</text:p>
          </table:table-cell>
          <table:table-cell office:value-type="float" office:value="0.165905" calcext:value-type="float">
            <text:p>0,165905</text:p>
          </table:table-cell>
          <table:table-cell office:value-type="float" office:value="0.748941" calcext:value-type="float">
            <text:p>0,748941</text:p>
          </table:table-cell>
          <table:table-cell office:value-type="float" office:value="0.783016" calcext:value-type="float">
            <text:p>0,783016</text:p>
          </table:table-cell>
          <table:table-cell office:value-type="float" office:value="0.715444" calcext:value-type="float">
            <text:p>0,715444</text:p>
          </table:table-cell>
          <table:table-cell office:value-type="float" office:value="0.196075" calcext:value-type="float">
            <text:p>0,196075</text:p>
          </table:table-cell>
          <table:table-cell office:value-type="float" office:value="0.180495" calcext:value-type="float">
            <text:p>0,180495</text:p>
          </table:table-cell>
          <table:table-cell office:value-type="float" office:value="0.179205" calcext:value-type="float">
            <text:p>0,179205</text:p>
          </table:table-cell>
          <table:table-cell office:value-type="float" office:value="0.421584" calcext:value-type="float">
            <text:p>0,421584</text:p>
          </table:table-cell>
          <table:table-cell office:value-type="float" office:value="1.13761" calcext:value-type="float">
            <text:p>1,13761</text:p>
          </table:table-cell>
          <table:table-cell office:value-type="float" office:value="1.4625" calcext:value-type="float">
            <text:p>1,4625</text:p>
          </table:table-cell>
          <table:table-cell office:value-type="float" office:value="0.782005" calcext:value-type="float">
            <text:p>0,782005</text:p>
          </table:table-cell>
          <table:table-cell office:value-type="float" office:value="0.369662" calcext:value-type="float">
            <text:p>0,369662</text:p>
          </table:table-cell>
          <table:table-cell office:value-type="float" office:value="0.389287" calcext:value-type="float">
            <text:p>0,389287</text:p>
          </table:table-cell>
          <table:table-cell office:value-type="float" office:value="0.828512" calcext:value-type="float">
            <text:p>0,828512</text:p>
          </table:table-cell>
          <table:table-cell office:value-type="float" office:value="0.707784" calcext:value-type="float">
            <text:p>0,707784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243278" calcext:value-type="float">
            <text:p>0,243278</text:p>
          </table:table-cell>
          <table:table-cell office:value-type="float" office:value="1.08498" calcext:value-type="float">
            <text:p>1,08498</text:p>
          </table:table-cell>
          <table:table-cell table:number-columns-repeated="44"/>
          <table:table-cell table:formula="of:=MIN([.A126:.BL126])" office:value-type="float" office:value="0.165905" calcext:value-type="float">
            <text:p>0,165905</text:p>
          </table:table-cell>
          <table:table-cell table:formula="of:=MAX([.A126:.BL126])" office:value-type="float" office:value="1.4625" calcext:value-type="float">
            <text:p>1,462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28845" calcext:value-type="float">
            <text:p>0,28845</text:p>
          </table:table-cell>
          <table:table-cell office:value-type="float" office:value="0.325505" calcext:value-type="float">
            <text:p>0,325505</text:p>
          </table:table-cell>
          <table:table-cell office:value-type="float" office:value="0.315262" calcext:value-type="float">
            <text:p>0,315262</text:p>
          </table:table-cell>
          <table:table-cell office:value-type="float" office:value="0.299327" calcext:value-type="float">
            <text:p>0,299327</text:p>
          </table:table-cell>
          <table:table-cell office:value-type="float" office:value="0.287875" calcext:value-type="float">
            <text:p>0,287875</text:p>
          </table:table-cell>
          <table:table-cell office:value-type="float" office:value="0.293471" calcext:value-type="float">
            <text:p>0,293471</text:p>
          </table:table-cell>
          <table:table-cell office:value-type="float" office:value="0.326706" calcext:value-type="float">
            <text:p>0,326706</text:p>
          </table:table-cell>
          <table:table-cell office:value-type="float" office:value="0.941039" calcext:value-type="float">
            <text:p>0,941039</text:p>
          </table:table-cell>
          <table:table-cell office:value-type="float" office:value="0.287697" calcext:value-type="float">
            <text:p>0,287697</text:p>
          </table:table-cell>
          <table:table-cell office:value-type="float" office:value="0.912788" calcext:value-type="float">
            <text:p>0,912788</text:p>
          </table:table-cell>
          <table:table-cell office:value-type="float" office:value="0.320777" calcext:value-type="float">
            <text:p>0,320777</text:p>
          </table:table-cell>
          <table:table-cell office:value-type="float" office:value="0.284991" calcext:value-type="float">
            <text:p>0,284991</text:p>
          </table:table-cell>
          <table:table-cell office:value-type="float" office:value="0.317641" calcext:value-type="float">
            <text:p>0,317641</text:p>
          </table:table-cell>
          <table:table-cell office:value-type="float" office:value="0.295693" calcext:value-type="float">
            <text:p>0,295693</text:p>
          </table:table-cell>
          <table:table-cell office:value-type="float" office:value="0.611025" calcext:value-type="float">
            <text:p>0,611025</text:p>
          </table:table-cell>
          <table:table-cell office:value-type="float" office:value="1.26419" calcext:value-type="float">
            <text:p>1,26419</text:p>
          </table:table-cell>
          <table:table-cell office:value-type="float" office:value="0.571325" calcext:value-type="float">
            <text:p>0,571325</text:p>
          </table:table-cell>
          <table:table-cell office:value-type="float" office:value="1.18151" calcext:value-type="float">
            <text:p>1,18151</text:p>
          </table:table-cell>
          <table:table-cell office:value-type="float" office:value="0.283485" calcext:value-type="float">
            <text:p>0,283485</text:p>
          </table:table-cell>
          <table:table-cell office:value-type="float" office:value="1.52237" calcext:value-type="float">
            <text:p>1,52237</text:p>
          </table:table-cell>
          <table:table-cell office:value-type="float" office:value="1.52897" calcext:value-type="float">
            <text:p>1,52897</text:p>
          </table:table-cell>
          <table:table-cell office:value-type="float" office:value="1.82506" calcext:value-type="float">
            <text:p>1,82506</text:p>
          </table:table-cell>
          <table:table-cell office:value-type="float" office:value="1.02731" calcext:value-type="float">
            <text:p>1,02731</text:p>
          </table:table-cell>
          <table:table-cell office:value-type="float" office:value="0.137991" calcext:value-type="float">
            <text:p>0,137991</text:p>
          </table:table-cell>
          <table:table-cell office:value-type="float" office:value="1.37588" calcext:value-type="float">
            <text:p>1,37588</text:p>
          </table:table-cell>
          <table:table-cell office:value-type="float" office:value="1.07074" calcext:value-type="float">
            <text:p>1,07074</text:p>
          </table:table-cell>
          <table:table-cell office:value-type="float" office:value="1.16244" calcext:value-type="float">
            <text:p>1,16244</text:p>
          </table:table-cell>
          <table:table-cell office:value-type="float" office:value="1.18826" calcext:value-type="float">
            <text:p>1,18826</text:p>
          </table:table-cell>
          <table:table-cell office:value-type="float" office:value="1.60096" calcext:value-type="float">
            <text:p>1,60096</text:p>
          </table:table-cell>
          <table:table-cell office:value-type="float" office:value="0.201958" calcext:value-type="float">
            <text:p>0,201958</text:p>
          </table:table-cell>
          <table:table-cell office:value-type="float" office:value="0.223512" calcext:value-type="float">
            <text:p>0,223512</text:p>
          </table:table-cell>
          <table:table-cell office:value-type="float" office:value="0.141529" calcext:value-type="float">
            <text:p>0,141529</text:p>
          </table:table-cell>
          <table:table-cell table:number-columns-repeated="36"/>
          <table:table-cell table:formula="of:=MIN([.A128:.BL128])" office:value-type="float" office:value="0.137991" calcext:value-type="float">
            <text:p>0,137991</text:p>
          </table:table-cell>
          <table:table-cell table:formula="of:=MAX([.A128:.BL128])" office:value-type="float" office:value="1.82506" calcext:value-type="float">
            <text:p>1,82506</text:p>
          </table:table-cell>
          <table:table-cell table:number-columns-repeated="7"/>
        </table:table-row>
        <table:table-row table:style-name="ro1">
          <table:table-cell office:value-type="float" office:value="0.27882" calcext:value-type="float">
            <text:p>0,27882</text:p>
          </table:table-cell>
          <table:table-cell office:value-type="float" office:value="0.292646" calcext:value-type="float">
            <text:p>0,292646</text:p>
          </table:table-cell>
          <table:table-cell office:value-type="float" office:value="0.279163" calcext:value-type="float">
            <text:p>0,279163</text:p>
          </table:table-cell>
          <table:table-cell office:value-type="float" office:value="0.292253" calcext:value-type="float">
            <text:p>0,292253</text:p>
          </table:table-cell>
          <table:table-cell office:value-type="float" office:value="0.280989" calcext:value-type="float">
            <text:p>0,280989</text:p>
          </table:table-cell>
          <table:table-cell office:value-type="float" office:value="0.29782" calcext:value-type="float">
            <text:p>0,29782</text:p>
          </table:table-cell>
          <table:table-cell office:value-type="float" office:value="0.878293" calcext:value-type="float">
            <text:p>0,878293</text:p>
          </table:table-cell>
          <table:table-cell office:value-type="float" office:value="1.18633" calcext:value-type="float">
            <text:p>1,18633</text:p>
          </table:table-cell>
          <table:table-cell office:value-type="float" office:value="0.854825" calcext:value-type="float">
            <text:p>0,854825</text:p>
          </table:table-cell>
          <table:table-cell office:value-type="float" office:value="1.14327" calcext:value-type="float">
            <text:p>1,14327</text:p>
          </table:table-cell>
          <table:table-cell office:value-type="float" office:value="0.558222" calcext:value-type="float">
            <text:p>0,558222</text:p>
          </table:table-cell>
          <table:table-cell office:value-type="float" office:value="0.874019" calcext:value-type="float">
            <text:p>0,874019</text:p>
          </table:table-cell>
          <table:table-cell office:value-type="float" office:value="1.17014" calcext:value-type="float">
            <text:p>1,17014</text:p>
          </table:table-cell>
          <table:table-cell office:value-type="float" office:value="1.19623" calcext:value-type="float">
            <text:p>1,19623</text:p>
          </table:table-cell>
          <table:table-cell office:value-type="float" office:value="0.60495" calcext:value-type="float">
            <text:p>0,60495</text:p>
          </table:table-cell>
          <table:table-cell office:value-type="float" office:value="0.829094" calcext:value-type="float">
            <text:p>0,829094</text:p>
          </table:table-cell>
          <table:table-cell office:value-type="float" office:value="0.838246" calcext:value-type="float">
            <text:p>0,838246</text:p>
          </table:table-cell>
          <table:table-cell office:value-type="float" office:value="0.559111" calcext:value-type="float">
            <text:p>0,559111</text:p>
          </table:table-cell>
          <table:table-cell office:value-type="float" office:value="1.18299" calcext:value-type="float">
            <text:p>1,18299</text:p>
          </table:table-cell>
          <table:table-cell office:value-type="float" office:value="1.7619" calcext:value-type="float">
            <text:p>1,7619</text:p>
          </table:table-cell>
          <table:table-cell office:value-type="float" office:value="0.641775" calcext:value-type="float">
            <text:p>0,641775</text:p>
          </table:table-cell>
          <table:table-cell office:value-type="float" office:value="0.692543" calcext:value-type="float">
            <text:p>0,692543</text:p>
          </table:table-cell>
          <table:table-cell office:value-type="float" office:value="1.05688" calcext:value-type="float">
            <text:p>1,05688</text:p>
          </table:table-cell>
          <table:table-cell office:value-type="float" office:value="1.0678" calcext:value-type="float">
            <text:p>1,0678</text:p>
          </table:table-cell>
          <table:table-cell office:value-type="float" office:value="1.07577" calcext:value-type="float">
            <text:p>1,07577</text:p>
          </table:table-cell>
          <table:table-cell office:value-type="float" office:value="0.650083" calcext:value-type="float">
            <text:p>0,650083</text:p>
          </table:table-cell>
          <table:table-cell office:value-type="float" office:value="1.49673" calcext:value-type="float">
            <text:p>1,49673</text:p>
          </table:table-cell>
          <table:table-cell office:value-type="float" office:value="0.685226" calcext:value-type="float">
            <text:p>0,685226</text:p>
          </table:table-cell>
          <table:table-cell office:value-type="float" office:value="1.92508" calcext:value-type="float">
            <text:p>1,92508</text:p>
          </table:table-cell>
          <table:table-cell office:value-type="float" office:value="0.280619" calcext:value-type="float">
            <text:p>0,280619</text:p>
          </table:table-cell>
          <table:table-cell office:value-type="float" office:value="0.211135" calcext:value-type="float">
            <text:p>0,211135</text:p>
          </table:table-cell>
          <table:table-cell office:value-type="float" office:value="1.7269" calcext:value-type="float">
            <text:p>1,7269</text:p>
          </table:table-cell>
          <table:table-cell table:number-columns-repeated="36"/>
          <table:table-cell table:formula="of:=MIN([.A129:.BL129])" office:value-type="float" office:value="0.211135" calcext:value-type="float">
            <text:p>0,211135</text:p>
          </table:table-cell>
          <table:table-cell table:formula="of:=MAX([.A129:.BL129])" office:value-type="float" office:value="1.92508" calcext:value-type="float">
            <text:p>1,92508</text:p>
          </table:table-cell>
          <table:table-cell table:number-columns-repeated="7"/>
        </table:table-row>
        <table:table-row table:style-name="ro1">
          <table:table-cell office:value-type="float" office:value="0.289028" calcext:value-type="float">
            <text:p>0,289028</text:p>
          </table:table-cell>
          <table:table-cell office:value-type="float" office:value="0.290468" calcext:value-type="float">
            <text:p>0,290468</text:p>
          </table:table-cell>
          <table:table-cell office:value-type="float" office:value="0.263648" calcext:value-type="float">
            <text:p>0,263648</text:p>
          </table:table-cell>
          <table:table-cell office:value-type="float" office:value="0.276348" calcext:value-type="float">
            <text:p>0,276348</text:p>
          </table:table-cell>
          <table:table-cell office:value-type="float" office:value="0.275726" calcext:value-type="float">
            <text:p>0,275726</text:p>
          </table:table-cell>
          <table:table-cell office:value-type="float" office:value="0.297002" calcext:value-type="float">
            <text:p>0,297002</text:p>
          </table:table-cell>
          <table:table-cell office:value-type="float" office:value="0.33582" calcext:value-type="float">
            <text:p>0,33582</text:p>
          </table:table-cell>
          <table:table-cell office:value-type="float" office:value="0.339203" calcext:value-type="float">
            <text:p>0,339203</text:p>
          </table:table-cell>
          <table:table-cell office:value-type="float" office:value="1.18303" calcext:value-type="float">
            <text:p>1,18303</text:p>
          </table:table-cell>
          <table:table-cell office:value-type="float" office:value="1.18997" calcext:value-type="float">
            <text:p>1,18997</text:p>
          </table:table-cell>
          <table:table-cell office:value-type="float" office:value="0.921019" calcext:value-type="float">
            <text:p>0,921019</text:p>
          </table:table-cell>
          <table:table-cell office:value-type="float" office:value="0.649689" calcext:value-type="float">
            <text:p>0,649689</text:p>
          </table:table-cell>
          <table:table-cell office:value-type="float" office:value="0.594683" calcext:value-type="float">
            <text:p>0,594683</text:p>
          </table:table-cell>
          <table:table-cell office:value-type="float" office:value="1.17397" calcext:value-type="float">
            <text:p>1,17397</text:p>
          </table:table-cell>
          <table:table-cell office:value-type="float" office:value="0.568613" calcext:value-type="float">
            <text:p>0,568613</text:p>
          </table:table-cell>
          <table:table-cell office:value-type="float" office:value="0.310902" calcext:value-type="float">
            <text:p>0,310902</text:p>
          </table:table-cell>
          <table:table-cell office:value-type="float" office:value="0.634793" calcext:value-type="float">
            <text:p>0,634793</text:p>
          </table:table-cell>
          <table:table-cell office:value-type="float" office:value="0.57288" calcext:value-type="float">
            <text:p>0,57288</text:p>
          </table:table-cell>
          <table:table-cell office:value-type="float" office:value="1.49396" calcext:value-type="float">
            <text:p>1,49396</text:p>
          </table:table-cell>
          <table:table-cell office:value-type="float" office:value="0.293499" calcext:value-type="float">
            <text:p>0,293499</text:p>
          </table:table-cell>
          <table:table-cell office:value-type="float" office:value="0.321502" calcext:value-type="float">
            <text:p>0,321502</text:p>
          </table:table-cell>
          <table:table-cell office:value-type="float" office:value="1.31675" calcext:value-type="float">
            <text:p>1,31675</text:p>
          </table:table-cell>
          <table:table-cell office:value-type="float" office:value="0.776483" calcext:value-type="float">
            <text:p>0,776483</text:p>
          </table:table-cell>
          <table:table-cell office:value-type="float" office:value="1.09819" calcext:value-type="float">
            <text:p>1,09819</text:p>
          </table:table-cell>
          <table:table-cell office:value-type="float" office:value="0.536476" calcext:value-type="float">
            <text:p>0,536476</text:p>
          </table:table-cell>
          <table:table-cell office:value-type="float" office:value="0.556387" calcext:value-type="float">
            <text:p>0,556387</text:p>
          </table:table-cell>
          <table:table-cell office:value-type="float" office:value="0.140682" calcext:value-type="float">
            <text:p>0,140682</text:p>
          </table:table-cell>
          <table:table-cell office:value-type="float" office:value="0.403415" calcext:value-type="float">
            <text:p>0,403415</text:p>
          </table:table-cell>
          <table:table-cell office:value-type="float" office:value="1.29152" calcext:value-type="float">
            <text:p>1,29152</text:p>
          </table:table-cell>
          <table:table-cell office:value-type="float" office:value="0.44971" calcext:value-type="float">
            <text:p>0,44971</text:p>
          </table:table-cell>
          <table:table-cell office:value-type="float" office:value="0.115928" calcext:value-type="float">
            <text:p>0,115928</text:p>
          </table:table-cell>
          <table:table-cell office:value-type="float" office:value="0.116986" calcext:value-type="float">
            <text:p>0,116986</text:p>
          </table:table-cell>
          <table:table-cell table:number-columns-repeated="36"/>
          <table:table-cell table:formula="of:=MIN([.A130:.BL130])" office:value-type="float" office:value="0.115928" calcext:value-type="float">
            <text:p>0,115928</text:p>
          </table:table-cell>
          <table:table-cell table:formula="of:=MAX([.A130:.BL130])" office:value-type="float" office:value="1.49396" calcext:value-type="float">
            <text:p>1,49396</text:p>
          </table:table-cell>
          <table:table-cell table:number-columns-repeated="7"/>
        </table:table-row>
        <table:table-row table:style-name="ro1">
          <table:table-cell office:value-type="float" office:value="0.284957" calcext:value-type="float">
            <text:p>0,284957</text:p>
          </table:table-cell>
          <table:table-cell office:value-type="float" office:value="0.311874" calcext:value-type="float">
            <text:p>0,311874</text:p>
          </table:table-cell>
          <table:table-cell office:value-type="float" office:value="0.330287" calcext:value-type="float">
            <text:p>0,330287</text:p>
          </table:table-cell>
          <table:table-cell office:value-type="float" office:value="0.299545" calcext:value-type="float">
            <text:p>0,299545</text:p>
          </table:table-cell>
          <table:table-cell office:value-type="float" office:value="0.285902" calcext:value-type="float">
            <text:p>0,285902</text:p>
          </table:table-cell>
          <table:table-cell office:value-type="float" office:value="0.641762" calcext:value-type="float">
            <text:p>0,641762</text:p>
          </table:table-cell>
          <table:table-cell office:value-type="float" office:value="0.320112" calcext:value-type="float">
            <text:p>0,320112</text:p>
          </table:table-cell>
          <table:table-cell office:value-type="float" office:value="0.34545" calcext:value-type="float">
            <text:p>0,34545</text:p>
          </table:table-cell>
          <table:table-cell office:value-type="float" office:value="0.31819" calcext:value-type="float">
            <text:p>0,31819</text:p>
          </table:table-cell>
          <table:table-cell office:value-type="float" office:value="0.297308" calcext:value-type="float">
            <text:p>0,297308</text:p>
          </table:table-cell>
          <table:table-cell office:value-type="float" office:value="0.297753" calcext:value-type="float">
            <text:p>0,297753</text:p>
          </table:table-cell>
          <table:table-cell office:value-type="float" office:value="0.298166" calcext:value-type="float">
            <text:p>0,298166</text:p>
          </table:table-cell>
          <table:table-cell office:value-type="float" office:value="0.592484" calcext:value-type="float">
            <text:p>0,592484</text:p>
          </table:table-cell>
          <table:table-cell office:value-type="float" office:value="0.300233" calcext:value-type="float">
            <text:p>0,300233</text:p>
          </table:table-cell>
          <table:table-cell office:value-type="float" office:value="1.19061" calcext:value-type="float">
            <text:p>1,19061</text:p>
          </table:table-cell>
          <table:table-cell office:value-type="float" office:value="0.867394" calcext:value-type="float">
            <text:p>0,867394</text:p>
          </table:table-cell>
          <table:table-cell office:value-type="float" office:value="0.27915" calcext:value-type="float">
            <text:p>0,27915</text:p>
          </table:table-cell>
          <table:table-cell office:value-type="float" office:value="0.293711" calcext:value-type="float">
            <text:p>0,293711</text:p>
          </table:table-cell>
          <table:table-cell office:value-type="float" office:value="0.285137" calcext:value-type="float">
            <text:p>0,285137</text:p>
          </table:table-cell>
          <table:table-cell office:value-type="float" office:value="1.14512" calcext:value-type="float">
            <text:p>1,14512</text:p>
          </table:table-cell>
          <table:table-cell office:value-type="float" office:value="0.284095" calcext:value-type="float">
            <text:p>0,284095</text:p>
          </table:table-cell>
          <table:table-cell office:value-type="float" office:value="0.5795" calcext:value-type="float">
            <text:p>0,5795</text:p>
          </table:table-cell>
          <table:table-cell office:value-type="float" office:value="0.136149" calcext:value-type="float">
            <text:p>0,136149</text:p>
          </table:table-cell>
          <table:table-cell office:value-type="float" office:value="0.467374" calcext:value-type="float">
            <text:p>0,467374</text:p>
          </table:table-cell>
          <table:table-cell office:value-type="float" office:value="0.47212" calcext:value-type="float">
            <text:p>0,47212</text:p>
          </table:table-cell>
          <table:table-cell office:value-type="float" office:value="0.199703" calcext:value-type="float">
            <text:p>0,199703</text:p>
          </table:table-cell>
          <table:table-cell office:value-type="float" office:value="1.42748" calcext:value-type="float">
            <text:p>1,42748</text:p>
          </table:table-cell>
          <table:table-cell office:value-type="float" office:value="1.81033" calcext:value-type="float">
            <text:p>1,81033</text:p>
          </table:table-cell>
          <table:table-cell office:value-type="float" office:value="0.51454" calcext:value-type="float">
            <text:p>0,51454</text:p>
          </table:table-cell>
          <table:table-cell office:value-type="float" office:value="0.233606" calcext:value-type="float">
            <text:p>0,233606</text:p>
          </table:table-cell>
          <table:table-cell office:value-type="float" office:value="0.287417" calcext:value-type="float">
            <text:p>0,287417</text:p>
          </table:table-cell>
          <table:table-cell office:value-type="float" office:value="0.245328" calcext:value-type="float">
            <text:p>0,245328</text:p>
          </table:table-cell>
          <table:table-cell table:number-columns-repeated="36"/>
          <table:table-cell table:formula="of:=MIN([.A131:.BL131])" office:value-type="float" office:value="0.136149" calcext:value-type="float">
            <text:p>0,136149</text:p>
          </table:table-cell>
          <table:table-cell table:formula="of:=MAX([.A131:.BL131])" office:value-type="float" office:value="1.81033" calcext:value-type="float">
            <text:p>1,81033</text:p>
          </table:table-cell>
          <table:table-cell table:number-columns-repeated="7"/>
        </table:table-row>
        <table:table-row table:style-name="ro1">
          <table:table-cell office:value-type="float" office:value="0.288391" calcext:value-type="float">
            <text:p>0,288391</text:p>
          </table:table-cell>
          <table:table-cell office:value-type="float" office:value="0.291259" calcext:value-type="float">
            <text:p>0,291259</text:p>
          </table:table-cell>
          <table:table-cell office:value-type="float" office:value="0.317538" calcext:value-type="float">
            <text:p>0,317538</text:p>
          </table:table-cell>
          <table:table-cell office:value-type="float" office:value="0.329036" calcext:value-type="float">
            <text:p>0,329036</text:p>
          </table:table-cell>
          <table:table-cell office:value-type="float" office:value="0.333013" calcext:value-type="float">
            <text:p>0,333013</text:p>
          </table:table-cell>
          <table:table-cell office:value-type="float" office:value="0.293379" calcext:value-type="float">
            <text:p>0,293379</text:p>
          </table:table-cell>
          <table:table-cell office:value-type="float" office:value="0.567019" calcext:value-type="float">
            <text:p>0,567019</text:p>
          </table:table-cell>
          <table:table-cell office:value-type="float" office:value="0.612366" calcext:value-type="float">
            <text:p>0,612366</text:p>
          </table:table-cell>
          <table:table-cell office:value-type="float" office:value="0.579643" calcext:value-type="float">
            <text:p>0,579643</text:p>
          </table:table-cell>
          <table:table-cell office:value-type="float" office:value="0.304267" calcext:value-type="float">
            <text:p>0,304267</text:p>
          </table:table-cell>
          <table:table-cell office:value-type="float" office:value="0.351771" calcext:value-type="float">
            <text:p>0,351771</text:p>
          </table:table-cell>
          <table:table-cell office:value-type="float" office:value="0.306365" calcext:value-type="float">
            <text:p>0,306365</text:p>
          </table:table-cell>
          <table:table-cell office:value-type="float" office:value="0.289647" calcext:value-type="float">
            <text:p>0,289647</text:p>
          </table:table-cell>
          <table:table-cell office:value-type="float" office:value="0.533851" calcext:value-type="float">
            <text:p>0,533851</text:p>
          </table:table-cell>
          <table:table-cell office:value-type="float" office:value="0.538141" calcext:value-type="float">
            <text:p>0,538141</text:p>
          </table:table-cell>
          <table:table-cell office:value-type="float" office:value="0.519324" calcext:value-type="float">
            <text:p>0,519324</text:p>
          </table:table-cell>
          <table:table-cell office:value-type="float" office:value="0.290515" calcext:value-type="float">
            <text:p>0,290515</text:p>
          </table:table-cell>
          <table:table-cell office:value-type="float" office:value="0.324568" calcext:value-type="float">
            <text:p>0,324568</text:p>
          </table:table-cell>
          <table:table-cell office:value-type="float" office:value="1.23119" calcext:value-type="float">
            <text:p>1,23119</text:p>
          </table:table-cell>
          <table:table-cell office:value-type="float" office:value="0.187917" calcext:value-type="float">
            <text:p>0,187917</text:p>
          </table:table-cell>
          <table:table-cell office:value-type="float" office:value="0.791727" calcext:value-type="float">
            <text:p>0,791727</text:p>
          </table:table-cell>
          <table:table-cell office:value-type="float" office:value="0.21401" calcext:value-type="float">
            <text:p>0,21401</text:p>
          </table:table-cell>
          <table:table-cell office:value-type="float" office:value="0.13949" calcext:value-type="float">
            <text:p>0,13949</text:p>
          </table:table-cell>
          <table:table-cell office:value-type="float" office:value="0.311303" calcext:value-type="float">
            <text:p>0,311303</text:p>
          </table:table-cell>
          <table:table-cell office:value-type="float" office:value="0.29813" calcext:value-type="float">
            <text:p>0,29813</text:p>
          </table:table-cell>
          <table:table-cell office:value-type="float" office:value="0.324312" calcext:value-type="float">
            <text:p>0,324312</text:p>
          </table:table-cell>
          <table:table-cell office:value-type="float" office:value="0.188535" calcext:value-type="float">
            <text:p>0,188535</text:p>
          </table:table-cell>
          <table:table-cell office:value-type="float" office:value="0.30341" calcext:value-type="float">
            <text:p>0,30341</text:p>
          </table:table-cell>
          <table:table-cell office:value-type="float" office:value="1.55816" calcext:value-type="float">
            <text:p>1,55816</text:p>
          </table:table-cell>
          <table:table-cell office:value-type="float" office:value="1.07051" calcext:value-type="float">
            <text:p>1,07051</text:p>
          </table:table-cell>
          <table:table-cell office:value-type="float" office:value="1.9746" calcext:value-type="float">
            <text:p>1,9746</text:p>
          </table:table-cell>
          <table:table-cell office:value-type="float" office:value="0.853748" calcext:value-type="float">
            <text:p>0,853748</text:p>
          </table:table-cell>
          <table:table-cell table:number-columns-repeated="36"/>
          <table:table-cell table:formula="of:=MIN([.A132:.BL132])" office:value-type="float" office:value="0.13949" calcext:value-type="float">
            <text:p>0,13949</text:p>
          </table:table-cell>
          <table:table-cell table:formula="of:=MAX([.A132:.BL132])" office:value-type="float" office:value="1.9746" calcext:value-type="float">
            <text:p>1,9746</text:p>
          </table:table-cell>
          <table:table-cell table:number-columns-repeated="7"/>
        </table:table-row>
        <table:table-row table:style-name="ro1">
          <table:table-cell office:value-type="float" office:value="0.135917" calcext:value-type="float">
            <text:p>0,135917</text:p>
          </table:table-cell>
          <table:table-cell office:value-type="float" office:value="0.134287" calcext:value-type="float">
            <text:p>0,134287</text:p>
          </table:table-cell>
          <table:table-cell office:value-type="float" office:value="0.136197" calcext:value-type="float">
            <text:p>0,136197</text:p>
          </table:table-cell>
          <table:table-cell office:value-type="float" office:value="0.137919" calcext:value-type="float">
            <text:p>0,137919</text:p>
          </table:table-cell>
          <table:table-cell office:value-type="float" office:value="0.139846" calcext:value-type="float">
            <text:p>0,139846</text:p>
          </table:table-cell>
          <table:table-cell office:value-type="float" office:value="0.138889" calcext:value-type="float">
            <text:p>0,138889</text:p>
          </table:table-cell>
          <table:table-cell office:value-type="float" office:value="0.916766" calcext:value-type="float">
            <text:p>0,916766</text:p>
          </table:table-cell>
          <table:table-cell office:value-type="float" office:value="0.917832" calcext:value-type="float">
            <text:p>0,917832</text:p>
          </table:table-cell>
          <table:table-cell office:value-type="float" office:value="0.789482" calcext:value-type="float">
            <text:p>0,789482</text:p>
          </table:table-cell>
          <table:table-cell office:value-type="float" office:value="0.661876" calcext:value-type="float">
            <text:p>0,661876</text:p>
          </table:table-cell>
          <table:table-cell office:value-type="float" office:value="0.532334" calcext:value-type="float">
            <text:p>0,532334</text:p>
          </table:table-cell>
          <table:table-cell office:value-type="float" office:value="0.399729" calcext:value-type="float">
            <text:p>0,399729</text:p>
          </table:table-cell>
          <table:table-cell office:value-type="float" office:value="0.291307" calcext:value-type="float">
            <text:p>0,291307</text:p>
          </table:table-cell>
          <table:table-cell office:value-type="float" office:value="0.241168" calcext:value-type="float">
            <text:p>0,241168</text:p>
          </table:table-cell>
          <table:table-cell office:value-type="float" office:value="0.276058" calcext:value-type="float">
            <text:p>0,276058</text:p>
          </table:table-cell>
          <table:table-cell office:value-type="float" office:value="0.390994" calcext:value-type="float">
            <text:p>0,390994</text:p>
          </table:table-cell>
          <table:table-cell office:value-type="float" office:value="0.510286" calcext:value-type="float">
            <text:p>0,510286</text:p>
          </table:table-cell>
          <table:table-cell office:value-type="float" office:value="0.637703" calcext:value-type="float">
            <text:p>0,637703</text:p>
          </table:table-cell>
          <table:table-cell office:value-type="float" office:value="0.747484" calcext:value-type="float">
            <text:p>0,747484</text:p>
          </table:table-cell>
          <table:table-cell office:value-type="float" office:value="0.815358" calcext:value-type="float">
            <text:p>0,815358</text:p>
          </table:table-cell>
          <table:table-cell office:value-type="float" office:value="0.817338" calcext:value-type="float">
            <text:p>0,817338</text:p>
          </table:table-cell>
          <table:table-cell office:value-type="float" office:value="0.751648" calcext:value-type="float">
            <text:p>0,751648</text:p>
          </table:table-cell>
          <table:table-cell office:value-type="float" office:value="0.653625" calcext:value-type="float">
            <text:p>0,653625</text:p>
          </table:table-cell>
          <table:table-cell office:value-type="float" office:value="0.56479" calcext:value-type="float">
            <text:p>0,56479</text:p>
          </table:table-cell>
          <table:table-cell office:value-type="float" office:value="0.471187" calcext:value-type="float">
            <text:p>0,471187</text:p>
          </table:table-cell>
          <table:table-cell office:value-type="float" office:value="1.03475" calcext:value-type="float">
            <text:p>1,03475</text:p>
          </table:table-cell>
          <table:table-cell office:value-type="float" office:value="0.411052" calcext:value-type="float">
            <text:p>0,411052</text:p>
          </table:table-cell>
          <table:table-cell office:value-type="float" office:value="0.326583" calcext:value-type="float">
            <text:p>0,326583</text:p>
          </table:table-cell>
          <table:table-cell office:value-type="float" office:value="0.723418" calcext:value-type="float">
            <text:p>0,723418</text:p>
          </table:table-cell>
          <table:table-cell office:value-type="float" office:value="0.134263" calcext:value-type="float">
            <text:p>0,134263</text:p>
          </table:table-cell>
          <table:table-cell office:value-type="float" office:value="0.202286" calcext:value-type="float">
            <text:p>0,202286</text:p>
          </table:table-cell>
          <table:table-cell office:value-type="float" office:value="0.205829" calcext:value-type="float">
            <text:p>0,205829</text:p>
          </table:table-cell>
          <table:table-cell table:number-columns-repeated="36"/>
          <table:table-cell table:formula="of:=MIN([.A133:.BL133])" office:value-type="float" office:value="0.134263" calcext:value-type="float">
            <text:p>0,134263</text:p>
          </table:table-cell>
          <table:table-cell table:formula="of:=MAX([.A133:.BL133])" office:value-type="float" office:value="1.03475" calcext:value-type="float">
            <text:p>1,03475</text:p>
          </table:table-cell>
          <table:table-cell table:number-columns-repeated="7"/>
        </table:table-row>
        <table:table-row table:style-name="ro1">
          <table:table-cell office:value-type="float" office:value="0.140475" calcext:value-type="float">
            <text:p>0,140475</text:p>
          </table:table-cell>
          <table:table-cell office:value-type="float" office:value="0.143466" calcext:value-type="float">
            <text:p>0,143466</text:p>
          </table:table-cell>
          <table:table-cell office:value-type="float" office:value="0.296195" calcext:value-type="float">
            <text:p>0,296195</text:p>
          </table:table-cell>
          <table:table-cell office:value-type="float" office:value="0.136508" calcext:value-type="float">
            <text:p>0,136508</text:p>
          </table:table-cell>
          <table:table-cell office:value-type="float" office:value="0.510026" calcext:value-type="float">
            <text:p>0,510026</text:p>
          </table:table-cell>
          <table:table-cell office:value-type="float" office:value="0.28727" calcext:value-type="float">
            <text:p>0,28727</text:p>
          </table:table-cell>
          <table:table-cell office:value-type="float" office:value="0.430233" calcext:value-type="float">
            <text:p>0,430233</text:p>
          </table:table-cell>
          <table:table-cell office:value-type="float" office:value="0.503817" calcext:value-type="float">
            <text:p>0,503817</text:p>
          </table:table-cell>
          <table:table-cell office:value-type="float" office:value="0.27973" calcext:value-type="float">
            <text:p>0,27973</text:p>
          </table:table-cell>
          <table:table-cell office:value-type="float" office:value="0.309142" calcext:value-type="float">
            <text:p>0,309142</text:p>
          </table:table-cell>
          <table:table-cell office:value-type="float" office:value="0.494145" calcext:value-type="float">
            <text:p>0,494145</text:p>
          </table:table-cell>
          <table:table-cell office:value-type="float" office:value="0.286655" calcext:value-type="float">
            <text:p>0,286655</text:p>
          </table:table-cell>
          <table:table-cell office:value-type="float" office:value="0.286571" calcext:value-type="float">
            <text:p>0,286571</text:p>
          </table:table-cell>
          <table:table-cell office:value-type="float" office:value="0.298018" calcext:value-type="float">
            <text:p>0,298018</text:p>
          </table:table-cell>
          <table:table-cell office:value-type="float" office:value="0.293297" calcext:value-type="float">
            <text:p>0,293297</text:p>
          </table:table-cell>
          <table:table-cell office:value-type="float" office:value="0.288435" calcext:value-type="float">
            <text:p>0,288435</text:p>
          </table:table-cell>
          <table:table-cell office:value-type="float" office:value="1.33084" calcext:value-type="float">
            <text:p>1,33084</text:p>
          </table:table-cell>
          <table:table-cell office:value-type="float" office:value="0.302487" calcext:value-type="float">
            <text:p>0,302487</text:p>
          </table:table-cell>
          <table:table-cell office:value-type="float" office:value="0.755581" calcext:value-type="float">
            <text:p>0,755581</text:p>
          </table:table-cell>
          <table:table-cell office:value-type="float" office:value="0.795363" calcext:value-type="float">
            <text:p>0,795363</text:p>
          </table:table-cell>
          <table:table-cell office:value-type="float" office:value="0.865872" calcext:value-type="float">
            <text:p>0,865872</text:p>
          </table:table-cell>
          <table:table-cell office:value-type="float" office:value="0.762452" calcext:value-type="float">
            <text:p>0,762452</text:p>
          </table:table-cell>
          <table:table-cell office:value-type="float" office:value="1.00471" calcext:value-type="float">
            <text:p>1,00471</text:p>
          </table:table-cell>
          <table:table-cell office:value-type="float" office:value="0.273975" calcext:value-type="float">
            <text:p>0,273975</text:p>
          </table:table-cell>
          <table:table-cell office:value-type="float" office:value="0.286175" calcext:value-type="float">
            <text:p>0,286175</text:p>
          </table:table-cell>
          <table:table-cell office:value-type="float" office:value="0.799636" calcext:value-type="float">
            <text:p>0,799636</text:p>
          </table:table-cell>
          <table:table-cell office:value-type="float" office:value="0.351783" calcext:value-type="float">
            <text:p>0,351783</text:p>
          </table:table-cell>
          <table:table-cell office:value-type="float" office:value="0.173546" calcext:value-type="float">
            <text:p>0,173546</text:p>
          </table:table-cell>
          <table:table-cell office:value-type="float" office:value="1.23268" calcext:value-type="float">
            <text:p>1,23268</text:p>
          </table:table-cell>
          <table:table-cell office:value-type="float" office:value="1.94109" calcext:value-type="float">
            <text:p>1,94109</text:p>
          </table:table-cell>
          <table:table-cell office:value-type="float" office:value="0.261487" calcext:value-type="float">
            <text:p>0,261487</text:p>
          </table:table-cell>
          <table:table-cell office:value-type="float" office:value="0.113007" calcext:value-type="float">
            <text:p>0,113007</text:p>
          </table:table-cell>
          <table:table-cell table:number-columns-repeated="36"/>
          <table:table-cell table:formula="of:=MIN([.A134:.BL134])" office:value-type="float" office:value="0.113007" calcext:value-type="float">
            <text:p>0,113007</text:p>
          </table:table-cell>
          <table:table-cell table:formula="of:=MAX([.A134:.BL134])" office:value-type="float" office:value="1.94109" calcext:value-type="float">
            <text:p>1,94109</text:p>
          </table:table-cell>
          <table:table-cell table:number-columns-repeated="7"/>
        </table:table-row>
        <table:table-row table:style-name="ro1">
          <table:table-cell office:value-type="float" office:value="0.287994" calcext:value-type="float">
            <text:p>0,287994</text:p>
          </table:table-cell>
          <table:table-cell office:value-type="float" office:value="0.288562" calcext:value-type="float">
            <text:p>0,288562</text:p>
          </table:table-cell>
          <table:table-cell office:value-type="float" office:value="0.313964" calcext:value-type="float">
            <text:p>0,313964</text:p>
          </table:table-cell>
          <table:table-cell office:value-type="float" office:value="0.28431" calcext:value-type="float">
            <text:p>0,28431</text:p>
          </table:table-cell>
          <table:table-cell office:value-type="float" office:value="0.299996" calcext:value-type="float">
            <text:p>0,299996</text:p>
          </table:table-cell>
          <table:table-cell office:value-type="float" office:value="0.331485" calcext:value-type="float">
            <text:p>0,331485</text:p>
          </table:table-cell>
          <table:table-cell office:value-type="float" office:value="0.564589" calcext:value-type="float">
            <text:p>0,564589</text:p>
          </table:table-cell>
          <table:table-cell office:value-type="float" office:value="0.288019" calcext:value-type="float">
            <text:p>0,288019</text:p>
          </table:table-cell>
          <table:table-cell office:value-type="float" office:value="0.308466" calcext:value-type="float">
            <text:p>0,308466</text:p>
          </table:table-cell>
          <table:table-cell office:value-type="float" office:value="0.285108" calcext:value-type="float">
            <text:p>0,285108</text:p>
          </table:table-cell>
          <table:table-cell office:value-type="float" office:value="0.140661" calcext:value-type="float">
            <text:p>0,140661</text:p>
          </table:table-cell>
          <table:table-cell office:value-type="float" office:value="0.248348" calcext:value-type="float">
            <text:p>0,248348</text:p>
          </table:table-cell>
          <table:table-cell office:value-type="float" office:value="1.14042" calcext:value-type="float">
            <text:p>1,14042</text:p>
          </table:table-cell>
          <table:table-cell office:value-type="float" office:value="0.875214" calcext:value-type="float">
            <text:p>0,875214</text:p>
          </table:table-cell>
          <table:table-cell office:value-type="float" office:value="0.276874" calcext:value-type="float">
            <text:p>0,276874</text:p>
          </table:table-cell>
          <table:table-cell office:value-type="float" office:value="0.179674" calcext:value-type="float">
            <text:p>0,179674</text:p>
          </table:table-cell>
          <table:table-cell office:value-type="float" office:value="0.296334" calcext:value-type="float">
            <text:p>0,296334</text:p>
          </table:table-cell>
          <table:table-cell office:value-type="float" office:value="0.305698" calcext:value-type="float">
            <text:p>0,305698</text:p>
          </table:table-cell>
          <table:table-cell office:value-type="float" office:value="0.311462" calcext:value-type="float">
            <text:p>0,311462</text:p>
          </table:table-cell>
          <table:table-cell office:value-type="float" office:value="0.296431" calcext:value-type="float">
            <text:p>0,296431</text:p>
          </table:table-cell>
          <table:table-cell office:value-type="float" office:value="0.30405" calcext:value-type="float">
            <text:p>0,30405</text:p>
          </table:table-cell>
          <table:table-cell office:value-type="float" office:value="0.311679" calcext:value-type="float">
            <text:p>0,311679</text:p>
          </table:table-cell>
          <table:table-cell office:value-type="float" office:value="0.419036" calcext:value-type="float">
            <text:p>0,419036</text:p>
          </table:table-cell>
          <table:table-cell office:value-type="float" office:value="0.283204" calcext:value-type="float">
            <text:p>0,283204</text:p>
          </table:table-cell>
          <table:table-cell office:value-type="float" office:value="0.699138" calcext:value-type="float">
            <text:p>0,699138</text:p>
          </table:table-cell>
          <table:table-cell office:value-type="float" office:value="0.976499" calcext:value-type="float">
            <text:p>0,976499</text:p>
          </table:table-cell>
          <table:table-cell office:value-type="float" office:value="0.429642" calcext:value-type="float">
            <text:p>0,429642</text:p>
          </table:table-cell>
          <table:table-cell office:value-type="float" office:value="0.561949" calcext:value-type="float">
            <text:p>0,561949</text:p>
          </table:table-cell>
          <table:table-cell office:value-type="float" office:value="0.467221" calcext:value-type="float">
            <text:p>0,467221</text:p>
          </table:table-cell>
          <table:table-cell office:value-type="float" office:value="0.470685" calcext:value-type="float">
            <text:p>0,470685</text:p>
          </table:table-cell>
          <table:table-cell office:value-type="float" office:value="0.892947" calcext:value-type="float">
            <text:p>0,892947</text:p>
          </table:table-cell>
          <table:table-cell office:value-type="float" office:value="1.51206" calcext:value-type="float">
            <text:p>1,51206</text:p>
          </table:table-cell>
          <table:table-cell table:number-columns-repeated="36"/>
          <table:table-cell table:formula="of:=MIN([.A135:.BL135])" office:value-type="float" office:value="0.140661" calcext:value-type="float">
            <text:p>0,140661</text:p>
          </table:table-cell>
          <table:table-cell table:formula="of:=MAX([.A135:.BL135])" office:value-type="float" office:value="1.51206" calcext:value-type="float">
            <text:p>1,51206</text:p>
          </table:table-cell>
          <table:table-cell table:number-columns-repeated="7"/>
        </table:table-row>
        <table:table-row table:style-name="ro1">
          <table:table-cell office:value-type="float" office:value="0.295424" calcext:value-type="float">
            <text:p>0,295424</text:p>
          </table:table-cell>
          <table:table-cell office:value-type="float" office:value="0.296264" calcext:value-type="float">
            <text:p>0,296264</text:p>
          </table:table-cell>
          <table:table-cell office:value-type="float" office:value="0.287052" calcext:value-type="float">
            <text:p>0,287052</text:p>
          </table:table-cell>
          <table:table-cell office:value-type="float" office:value="0.307564" calcext:value-type="float">
            <text:p>0,307564</text:p>
          </table:table-cell>
          <table:table-cell office:value-type="float" office:value="0.311494" calcext:value-type="float">
            <text:p>0,311494</text:p>
          </table:table-cell>
          <table:table-cell office:value-type="float" office:value="0.285988" calcext:value-type="float">
            <text:p>0,285988</text:p>
          </table:table-cell>
          <table:table-cell office:value-type="float" office:value="0.578051" calcext:value-type="float">
            <text:p>0,578051</text:p>
          </table:table-cell>
          <table:table-cell office:value-type="float" office:value="0.292526" calcext:value-type="float">
            <text:p>0,292526</text:p>
          </table:table-cell>
          <table:table-cell office:value-type="float" office:value="0.60477" calcext:value-type="float">
            <text:p>0,60477</text:p>
          </table:table-cell>
          <table:table-cell office:value-type="float" office:value="0.309341" calcext:value-type="float">
            <text:p>0,309341</text:p>
          </table:table-cell>
          <table:table-cell office:value-type="float" office:value="0.919426" calcext:value-type="float">
            <text:p>0,919426</text:p>
          </table:table-cell>
          <table:table-cell office:value-type="float" office:value="0.273067" calcext:value-type="float">
            <text:p>0,273067</text:p>
          </table:table-cell>
          <table:table-cell office:value-type="float" office:value="0.279156" calcext:value-type="float">
            <text:p>0,279156</text:p>
          </table:table-cell>
          <table:table-cell office:value-type="float" office:value="0.327258" calcext:value-type="float">
            <text:p>0,327258</text:p>
          </table:table-cell>
          <table:table-cell office:value-type="float" office:value="0.285153" calcext:value-type="float">
            <text:p>0,285153</text:p>
          </table:table-cell>
          <table:table-cell office:value-type="float" office:value="0.299827" calcext:value-type="float">
            <text:p>0,299827</text:p>
          </table:table-cell>
          <table:table-cell office:value-type="float" office:value="0.309724" calcext:value-type="float">
            <text:p>0,309724</text:p>
          </table:table-cell>
          <table:table-cell office:value-type="float" office:value="0.313986" calcext:value-type="float">
            <text:p>0,313986</text:p>
          </table:table-cell>
          <table:table-cell office:value-type="float" office:value="0.340885" calcext:value-type="float">
            <text:p>0,340885</text:p>
          </table:table-cell>
          <table:table-cell office:value-type="float" office:value="1.5607" calcext:value-type="float">
            <text:p>1,5607</text:p>
          </table:table-cell>
          <table:table-cell office:value-type="float" office:value="1.86194" calcext:value-type="float">
            <text:p>1,86194</text:p>
          </table:table-cell>
          <table:table-cell office:value-type="float" office:value="0.296945" calcext:value-type="float">
            <text:p>0,296945</text:p>
          </table:table-cell>
          <table:table-cell office:value-type="float" office:value="0.612706" calcext:value-type="float">
            <text:p>0,612706</text:p>
          </table:table-cell>
          <table:table-cell office:value-type="float" office:value="0.308399" calcext:value-type="float">
            <text:p>0,308399</text:p>
          </table:table-cell>
          <table:table-cell office:value-type="float" office:value="0.923956" calcext:value-type="float">
            <text:p>0,923956</text:p>
          </table:table-cell>
          <table:table-cell office:value-type="float" office:value="1.23126" calcext:value-type="float">
            <text:p>1,23126</text:p>
          </table:table-cell>
          <table:table-cell office:value-type="float" office:value="1.54146" calcext:value-type="float">
            <text:p>1,54146</text:p>
          </table:table-cell>
          <table:table-cell office:value-type="float" office:value="1.86236" calcext:value-type="float">
            <text:p>1,86236</text:p>
          </table:table-cell>
          <table:table-cell office:value-type="float" office:value="0.137769" calcext:value-type="float">
            <text:p>0,137769</text:p>
          </table:table-cell>
          <table:table-cell office:value-type="float" office:value="0.247986" calcext:value-type="float">
            <text:p>0,247986</text:p>
          </table:table-cell>
          <table:table-cell office:value-type="float" office:value="0.114336" calcext:value-type="float">
            <text:p>0,114336</text:p>
          </table:table-cell>
          <table:table-cell office:value-type="float" office:value="0.328654" calcext:value-type="float">
            <text:p>0,328654</text:p>
          </table:table-cell>
          <table:table-cell table:number-columns-repeated="36"/>
          <table:table-cell table:formula="of:=MIN([.A136:.BL136])" office:value-type="float" office:value="0.114336" calcext:value-type="float">
            <text:p>0,114336</text:p>
          </table:table-cell>
          <table:table-cell table:formula="of:=MAX([.A136:.BL136])" office:value-type="float" office:value="1.86236" calcext:value-type="float">
            <text:p>1,86236</text:p>
          </table:table-cell>
          <table:table-cell table:number-columns-repeated="7"/>
        </table:table-row>
        <table:table-row table:style-name="ro1">
          <table:table-cell office:value-type="float" office:value="0.143092" calcext:value-type="float">
            <text:p>0,143092</text:p>
          </table:table-cell>
          <table:table-cell office:value-type="float" office:value="0.135362" calcext:value-type="float">
            <text:p>0,135362</text:p>
          </table:table-cell>
          <table:table-cell office:value-type="float" office:value="0.284602" calcext:value-type="float">
            <text:p>0,284602</text:p>
          </table:table-cell>
          <table:table-cell office:value-type="float" office:value="0.12904" calcext:value-type="float">
            <text:p>0,12904</text:p>
          </table:table-cell>
          <table:table-cell office:value-type="float" office:value="0.137119" calcext:value-type="float">
            <text:p>0,137119</text:p>
          </table:table-cell>
          <table:table-cell office:value-type="float" office:value="0.293595" calcext:value-type="float">
            <text:p>0,293595</text:p>
          </table:table-cell>
          <table:table-cell office:value-type="float" office:value="0.597526" calcext:value-type="float">
            <text:p>0,597526</text:p>
          </table:table-cell>
          <table:table-cell office:value-type="float" office:value="0.135838" calcext:value-type="float">
            <text:p>0,135838</text:p>
          </table:table-cell>
          <table:table-cell office:value-type="float" office:value="0.130523" calcext:value-type="float">
            <text:p>0,130523</text:p>
          </table:table-cell>
          <table:table-cell office:value-type="float" office:value="0.274415" calcext:value-type="float">
            <text:p>0,274415</text:p>
          </table:table-cell>
          <table:table-cell office:value-type="float" office:value="0.324701" calcext:value-type="float">
            <text:p>0,324701</text:p>
          </table:table-cell>
          <table:table-cell office:value-type="float" office:value="0.282487" calcext:value-type="float">
            <text:p>0,282487</text:p>
          </table:table-cell>
          <table:table-cell office:value-type="float" office:value="0.933852" calcext:value-type="float">
            <text:p>0,933852</text:p>
          </table:table-cell>
          <table:table-cell office:value-type="float" office:value="0.266466" calcext:value-type="float">
            <text:p>0,266466</text:p>
          </table:table-cell>
          <table:table-cell office:value-type="float" office:value="0.855129" calcext:value-type="float">
            <text:p>0,855129</text:p>
          </table:table-cell>
          <table:table-cell office:value-type="float" office:value="0.214688" calcext:value-type="float">
            <text:p>0,214688</text:p>
          </table:table-cell>
          <table:table-cell office:value-type="float" office:value="0.63623" calcext:value-type="float">
            <text:p>0,63623</text:p>
          </table:table-cell>
          <table:table-cell office:value-type="float" office:value="0.138117" calcext:value-type="float">
            <text:p>0,138117</text:p>
          </table:table-cell>
          <table:table-cell office:value-type="float" office:value="0.434615" calcext:value-type="float">
            <text:p>0,434615</text:p>
          </table:table-cell>
          <table:table-cell office:value-type="float" office:value="0.426693" calcext:value-type="float">
            <text:p>0,426693</text:p>
          </table:table-cell>
          <table:table-cell office:value-type="float" office:value="0.353007" calcext:value-type="float">
            <text:p>0,353007</text:p>
          </table:table-cell>
          <table:table-cell office:value-type="float" office:value="0.314417" calcext:value-type="float">
            <text:p>0,314417</text:p>
          </table:table-cell>
          <table:table-cell office:value-type="float" office:value="0.668375" calcext:value-type="float">
            <text:p>0,668375</text:p>
          </table:table-cell>
          <table:table-cell office:value-type="float" office:value="0.848676" calcext:value-type="float">
            <text:p>0,848676</text:p>
          </table:table-cell>
          <table:table-cell office:value-type="float" office:value="0.556272" calcext:value-type="float">
            <text:p>0,556272</text:p>
          </table:table-cell>
          <table:table-cell office:value-type="float" office:value="0.926075" calcext:value-type="float">
            <text:p>0,926075</text:p>
          </table:table-cell>
          <table:table-cell office:value-type="float" office:value="1.52347" calcext:value-type="float">
            <text:p>1,52347</text:p>
          </table:table-cell>
          <table:table-cell office:value-type="float" office:value="0.281479" calcext:value-type="float">
            <text:p>0,281479</text:p>
          </table:table-cell>
          <table:table-cell office:value-type="float" office:value="1.82928" calcext:value-type="float">
            <text:p>1,82928</text:p>
          </table:table-cell>
          <table:table-cell office:value-type="float" office:value="1.27535" calcext:value-type="float">
            <text:p>1,27535</text:p>
          </table:table-cell>
          <table:table-cell office:value-type="float" office:value="1.91908" calcext:value-type="float">
            <text:p>1,91908</text:p>
          </table:table-cell>
          <table:table-cell office:value-type="float" office:value="0.090883" calcext:value-type="float">
            <text:p>0,090883</text:p>
          </table:table-cell>
          <table:table-cell table:number-columns-repeated="36"/>
          <table:table-cell table:formula="of:=MIN([.A137:.BL137])" office:value-type="float" office:value="0.090883" calcext:value-type="float">
            <text:p>0,090883</text:p>
          </table:table-cell>
          <table:table-cell table:formula="of:=MAX([.A137:.BL137])" office:value-type="float" office:value="1.91908" calcext:value-type="float">
            <text:p>1,91908</text:p>
          </table:table-cell>
          <table:table-cell table:number-columns-repeated="7"/>
        </table:table-row>
        <table:table-row table:style-name="ro1">
          <table:table-cell office:value-type="float" office:value="0.282544" calcext:value-type="float">
            <text:p>0,282544</text:p>
          </table:table-cell>
          <table:table-cell office:value-type="float" office:value="0.284184" calcext:value-type="float">
            <text:p>0,284184</text:p>
          </table:table-cell>
          <table:table-cell office:value-type="float" office:value="0.283152" calcext:value-type="float">
            <text:p>0,283152</text:p>
          </table:table-cell>
          <table:table-cell office:value-type="float" office:value="0.299776" calcext:value-type="float">
            <text:p>0,299776</text:p>
          </table:table-cell>
          <table:table-cell office:value-type="float" office:value="0.311782" calcext:value-type="float">
            <text:p>0,311782</text:p>
          </table:table-cell>
          <table:table-cell office:value-type="float" office:value="0.282781" calcext:value-type="float">
            <text:p>0,282781</text:p>
          </table:table-cell>
          <table:table-cell office:value-type="float" office:value="0.284848" calcext:value-type="float">
            <text:p>0,284848</text:p>
          </table:table-cell>
          <table:table-cell office:value-type="float" office:value="0.306737" calcext:value-type="float">
            <text:p>0,306737</text:p>
          </table:table-cell>
          <table:table-cell office:value-type="float" office:value="0.280916" calcext:value-type="float">
            <text:p>0,280916</text:p>
          </table:table-cell>
          <table:table-cell office:value-type="float" office:value="0.588177" calcext:value-type="float">
            <text:p>0,588177</text:p>
          </table:table-cell>
          <table:table-cell office:value-type="float" office:value="0.283809" calcext:value-type="float">
            <text:p>0,283809</text:p>
          </table:table-cell>
          <table:table-cell office:value-type="float" office:value="0.589535" calcext:value-type="float">
            <text:p>0,589535</text:p>
          </table:table-cell>
          <table:table-cell office:value-type="float" office:value="0.285389" calcext:value-type="float">
            <text:p>0,285389</text:p>
          </table:table-cell>
          <table:table-cell office:value-type="float" office:value="0.3011" calcext:value-type="float">
            <text:p>0,3011</text:p>
          </table:table-cell>
          <table:table-cell office:value-type="float" office:value="1.54395" calcext:value-type="float">
            <text:p>1,54395</text:p>
          </table:table-cell>
          <table:table-cell office:value-type="float" office:value="0.978016" calcext:value-type="float">
            <text:p>0,978016</text:p>
          </table:table-cell>
          <table:table-cell office:value-type="float" office:value="1.27684" calcext:value-type="float">
            <text:p>1,27684</text:p>
          </table:table-cell>
          <table:table-cell office:value-type="float" office:value="0.256047" calcext:value-type="float">
            <text:p>0,256047</text:p>
          </table:table-cell>
          <table:table-cell office:value-type="float" office:value="1.17907" calcext:value-type="float">
            <text:p>1,17907</text:p>
          </table:table-cell>
          <table:table-cell office:value-type="float" office:value="0.339444" calcext:value-type="float">
            <text:p>0,339444</text:p>
          </table:table-cell>
          <table:table-cell office:value-type="float" office:value="0.948475" calcext:value-type="float">
            <text:p>0,948475</text:p>
          </table:table-cell>
          <table:table-cell office:value-type="float" office:value="1.86569" calcext:value-type="float">
            <text:p>1,86569</text:p>
          </table:table-cell>
          <table:table-cell office:value-type="float" office:value="1.21906" calcext:value-type="float">
            <text:p>1,21906</text:p>
          </table:table-cell>
          <table:table-cell office:value-type="float" office:value="1.53915" calcext:value-type="float">
            <text:p>1,53915</text:p>
          </table:table-cell>
          <table:table-cell office:value-type="float" office:value="0.6584" calcext:value-type="float">
            <text:p>0,6584</text:p>
          </table:table-cell>
          <table:table-cell office:value-type="float" office:value="1.5467" calcext:value-type="float">
            <text:p>1,5467</text:p>
          </table:table-cell>
          <table:table-cell office:value-type="float" office:value="2.04581" calcext:value-type="float">
            <text:p>2,04581</text:p>
          </table:table-cell>
          <table:table-cell office:value-type="float" office:value="1.46032" calcext:value-type="float">
            <text:p>1,46032</text:p>
          </table:table-cell>
          <table:table-cell office:value-type="float" office:value="1.49013" calcext:value-type="float">
            <text:p>1,49013</text:p>
          </table:table-cell>
          <table:table-cell office:value-type="float" office:value="0.247917" calcext:value-type="float">
            <text:p>0,247917</text:p>
          </table:table-cell>
          <table:table-cell office:value-type="float" office:value="1.23392" calcext:value-type="float">
            <text:p>1,23392</text:p>
          </table:table-cell>
          <table:table-cell office:value-type="float" office:value="2.14584" calcext:value-type="float">
            <text:p>2,14584</text:p>
          </table:table-cell>
          <table:table-cell table:number-columns-repeated="36"/>
          <table:table-cell table:formula="of:=MIN([.A138:.BL138])" office:value-type="float" office:value="0.247917" calcext:value-type="float">
            <text:p>0,247917</text:p>
          </table:table-cell>
          <table:table-cell table:formula="of:=MAX([.A138:.BL138])" office:value-type="float" office:value="2.14584" calcext:value-type="float">
            <text:p>2,14584</text:p>
          </table:table-cell>
          <table:table-cell table:number-columns-repeated="7"/>
        </table:table-row>
        <table:table-row table:style-name="ro1">
          <table:table-cell office:value-type="float" office:value="0.275194" calcext:value-type="float">
            <text:p>0,275194</text:p>
          </table:table-cell>
          <table:table-cell office:value-type="float" office:value="0.287242" calcext:value-type="float">
            <text:p>0,287242</text:p>
          </table:table-cell>
          <table:table-cell office:value-type="float" office:value="0.293115" calcext:value-type="float">
            <text:p>0,293115</text:p>
          </table:table-cell>
          <table:table-cell office:value-type="float" office:value="0.295657" calcext:value-type="float">
            <text:p>0,295657</text:p>
          </table:table-cell>
          <table:table-cell office:value-type="float" office:value="0.29859" calcext:value-type="float">
            <text:p>0,29859</text:p>
          </table:table-cell>
          <table:table-cell office:value-type="float" office:value="0.317608" calcext:value-type="float">
            <text:p>0,317608</text:p>
          </table:table-cell>
          <table:table-cell office:value-type="float" office:value="0.916289" calcext:value-type="float">
            <text:p>0,916289</text:p>
          </table:table-cell>
          <table:table-cell office:value-type="float" office:value="0.614794" calcext:value-type="float">
            <text:p>0,614794</text:p>
          </table:table-cell>
          <table:table-cell office:value-type="float" office:value="0.296261" calcext:value-type="float">
            <text:p>0,296261</text:p>
          </table:table-cell>
          <table:table-cell office:value-type="float" office:value="1.21079" calcext:value-type="float">
            <text:p>1,21079</text:p>
          </table:table-cell>
          <table:table-cell office:value-type="float" office:value="0.321392" calcext:value-type="float">
            <text:p>0,321392</text:p>
          </table:table-cell>
          <table:table-cell office:value-type="float" office:value="1.21472" calcext:value-type="float">
            <text:p>1,21472</text:p>
          </table:table-cell>
          <table:table-cell office:value-type="float" office:value="0.907878" calcext:value-type="float">
            <text:p>0,907878</text:p>
          </table:table-cell>
          <table:table-cell office:value-type="float" office:value="0.914285" calcext:value-type="float">
            <text:p>0,914285</text:p>
          </table:table-cell>
          <table:table-cell office:value-type="float" office:value="1.21484" calcext:value-type="float">
            <text:p>1,21484</text:p>
          </table:table-cell>
          <table:table-cell office:value-type="float" office:value="1.22534" calcext:value-type="float">
            <text:p>1,22534</text:p>
          </table:table-cell>
          <table:table-cell office:value-type="float" office:value="0.27323" calcext:value-type="float">
            <text:p>0,27323</text:p>
          </table:table-cell>
          <table:table-cell office:value-type="float" office:value="0.279265" calcext:value-type="float">
            <text:p>0,279265</text:p>
          </table:table-cell>
          <table:table-cell office:value-type="float" office:value="0.248615" calcext:value-type="float">
            <text:p>0,248615</text:p>
          </table:table-cell>
          <table:table-cell office:value-type="float" office:value="0.368559" calcext:value-type="float">
            <text:p>0,368559</text:p>
          </table:table-cell>
          <table:table-cell office:value-type="float" office:value="2.17869" calcext:value-type="float">
            <text:p>2,17869</text:p>
          </table:table-cell>
          <table:table-cell office:value-type="float" office:value="1.89845" calcext:value-type="float">
            <text:p>1,89845</text:p>
          </table:table-cell>
          <table:table-cell office:value-type="float" office:value="1.30945" calcext:value-type="float">
            <text:p>1,30945</text:p>
          </table:table-cell>
          <table:table-cell office:value-type="float" office:value="1.61326" calcext:value-type="float">
            <text:p>1,61326</text:p>
          </table:table-cell>
          <table:table-cell office:value-type="float" office:value="0.443847" calcext:value-type="float">
            <text:p>0,443847</text:p>
          </table:table-cell>
          <table:table-cell office:value-type="float" office:value="1.01404" calcext:value-type="float">
            <text:p>1,01404</text:p>
          </table:table-cell>
          <table:table-cell office:value-type="float" office:value="0.45542" calcext:value-type="float">
            <text:p>0,45542</text:p>
          </table:table-cell>
          <table:table-cell office:value-type="float" office:value="0.744321" calcext:value-type="float">
            <text:p>0,744321</text:p>
          </table:table-cell>
          <table:table-cell office:value-type="float" office:value="0.29803" calcext:value-type="float">
            <text:p>0,29803</text:p>
          </table:table-cell>
          <table:table-cell office:value-type="float" office:value="2.11769" calcext:value-type="float">
            <text:p>2,11769</text:p>
          </table:table-cell>
          <table:table-cell office:value-type="float" office:value="1.20509" calcext:value-type="float">
            <text:p>1,20509</text:p>
          </table:table-cell>
          <table:table-cell office:value-type="float" office:value="0.912693" calcext:value-type="float">
            <text:p>0,912693</text:p>
          </table:table-cell>
          <table:table-cell table:number-columns-repeated="36"/>
          <table:table-cell table:formula="of:=MIN([.A139:.BL139])" office:value-type="float" office:value="0.248615" calcext:value-type="float">
            <text:p>0,248615</text:p>
          </table:table-cell>
          <table:table-cell table:formula="of:=MAX([.A139:.BL139])" office:value-type="float" office:value="2.17869" calcext:value-type="float">
            <text:p>2,17869</text:p>
          </table:table-cell>
          <table:table-cell table:number-columns-repeated="7"/>
        </table:table-row>
        <table:table-row table:style-name="ro1">
          <table:table-cell office:value-type="float" office:value="0.133242" calcext:value-type="float">
            <text:p>0,133242</text:p>
          </table:table-cell>
          <table:table-cell office:value-type="float" office:value="0.115773" calcext:value-type="float">
            <text:p>0,115773</text:p>
          </table:table-cell>
          <table:table-cell office:value-type="float" office:value="0.300111" calcext:value-type="float">
            <text:p>0,300111</text:p>
          </table:table-cell>
          <table:table-cell office:value-type="float" office:value="0.126523" calcext:value-type="float">
            <text:p>0,126523</text:p>
          </table:table-cell>
          <table:table-cell office:value-type="float" office:value="0.123257" calcext:value-type="float">
            <text:p>0,123257</text:p>
          </table:table-cell>
          <table:table-cell office:value-type="float" office:value="0.289018" calcext:value-type="float">
            <text:p>0,289018</text:p>
          </table:table-cell>
          <table:table-cell office:value-type="float" office:value="0.126702" calcext:value-type="float">
            <text:p>0,126702</text:p>
          </table:table-cell>
          <table:table-cell office:value-type="float" office:value="0.502054" calcext:value-type="float">
            <text:p>0,502054</text:p>
          </table:table-cell>
          <table:table-cell office:value-type="float" office:value="0.136489" calcext:value-type="float">
            <text:p>0,136489</text:p>
          </table:table-cell>
          <table:table-cell office:value-type="float" office:value="0.386261" calcext:value-type="float">
            <text:p>0,386261</text:p>
          </table:table-cell>
          <table:table-cell office:value-type="float" office:value="0.134508" calcext:value-type="float">
            <text:p>0,134508</text:p>
          </table:table-cell>
          <table:table-cell office:value-type="float" office:value="0.410593" calcext:value-type="float">
            <text:p>0,410593</text:p>
          </table:table-cell>
          <table:table-cell office:value-type="float" office:value="0.128325" calcext:value-type="float">
            <text:p>0,128325</text:p>
          </table:table-cell>
          <table:table-cell office:value-type="float" office:value="0.410653" calcext:value-type="float">
            <text:p>0,410653</text:p>
          </table:table-cell>
          <table:table-cell office:value-type="float" office:value="0.276197" calcext:value-type="float">
            <text:p>0,276197</text:p>
          </table:table-cell>
          <table:table-cell office:value-type="float" office:value="0.13062" calcext:value-type="float">
            <text:p>0,13062</text:p>
          </table:table-cell>
          <table:table-cell office:value-type="float" office:value="0.274362" calcext:value-type="float">
            <text:p>0,274362</text:p>
          </table:table-cell>
          <table:table-cell office:value-type="float" office:value="1.47357" calcext:value-type="float">
            <text:p>1,47357</text:p>
          </table:table-cell>
          <table:table-cell office:value-type="float" office:value="0.918519" calcext:value-type="float">
            <text:p>0,918519</text:p>
          </table:table-cell>
          <table:table-cell office:value-type="float" office:value="1.65646" calcext:value-type="float">
            <text:p>1,65646</text:p>
          </table:table-cell>
          <table:table-cell office:value-type="float" office:value="1.30566" calcext:value-type="float">
            <text:p>1,30566</text:p>
          </table:table-cell>
          <table:table-cell office:value-type="float" office:value="1.55628" calcext:value-type="float">
            <text:p>1,55628</text:p>
          </table:table-cell>
          <table:table-cell office:value-type="float" office:value="1.56934" calcext:value-type="float">
            <text:p>1,56934</text:p>
          </table:table-cell>
          <table:table-cell office:value-type="float" office:value="1.65475" calcext:value-type="float">
            <text:p>1,65475</text:p>
          </table:table-cell>
          <table:table-cell office:value-type="float" office:value="0.275317" calcext:value-type="float">
            <text:p>0,275317</text:p>
          </table:table-cell>
          <table:table-cell office:value-type="float" office:value="1.37823" calcext:value-type="float">
            <text:p>1,37823</text:p>
          </table:table-cell>
          <table:table-cell office:value-type="float" office:value="1.66551" calcext:value-type="float">
            <text:p>1,66551</text:p>
          </table:table-cell>
          <table:table-cell office:value-type="float" office:value="1.42949" calcext:value-type="float">
            <text:p>1,42949</text:p>
          </table:table-cell>
          <table:table-cell office:value-type="float" office:value="1.88273" calcext:value-type="float">
            <text:p>1,88273</text:p>
          </table:table-cell>
          <table:table-cell office:value-type="float" office:value="1.3651" calcext:value-type="float">
            <text:p>1,3651</text:p>
          </table:table-cell>
          <table:table-cell office:value-type="float" office:value="1.21877" calcext:value-type="float">
            <text:p>1,21877</text:p>
          </table:table-cell>
          <table:table-cell office:value-type="float" office:value="1.18444" calcext:value-type="float">
            <text:p>1,18444</text:p>
          </table:table-cell>
          <table:table-cell table:number-columns-repeated="36"/>
          <table:table-cell table:formula="of:=MIN([.A140:.BL140])" office:value-type="float" office:value="0.115773" calcext:value-type="float">
            <text:p>0,115773</text:p>
          </table:table-cell>
          <table:table-cell table:formula="of:=MAX([.A140:.BL140])" office:value-type="float" office:value="1.88273" calcext:value-type="float">
            <text:p>1,88273</text:p>
          </table:table-cell>
          <table:table-cell table:number-columns-repeated="7"/>
        </table:table-row>
        <table:table-row table:style-name="ro1">
          <table:table-cell office:value-type="float" office:value="0.134897" calcext:value-type="float">
            <text:p>0,134897</text:p>
          </table:table-cell>
          <table:table-cell office:value-type="float" office:value="0.140134" calcext:value-type="float">
            <text:p>0,140134</text:p>
          </table:table-cell>
          <table:table-cell office:value-type="float" office:value="0.293991" calcext:value-type="float">
            <text:p>0,293991</text:p>
          </table:table-cell>
          <table:table-cell office:value-type="float" office:value="0.137648" calcext:value-type="float">
            <text:p>0,137648</text:p>
          </table:table-cell>
          <table:table-cell office:value-type="float" office:value="0.248386" calcext:value-type="float">
            <text:p>0,248386</text:p>
          </table:table-cell>
          <table:table-cell office:value-type="float" office:value="0.188069" calcext:value-type="float">
            <text:p>0,188069</text:p>
          </table:table-cell>
          <table:table-cell office:value-type="float" office:value="0.181703" calcext:value-type="float">
            <text:p>0,181703</text:p>
          </table:table-cell>
          <table:table-cell office:value-type="float" office:value="0.200776" calcext:value-type="float">
            <text:p>0,200776</text:p>
          </table:table-cell>
          <table:table-cell office:value-type="float" office:value="0.171112" calcext:value-type="float">
            <text:p>0,171112</text:p>
          </table:table-cell>
          <table:table-cell office:value-type="float" office:value="0.135864" calcext:value-type="float">
            <text:p>0,135864</text:p>
          </table:table-cell>
          <table:table-cell office:value-type="float" office:value="0.243475" calcext:value-type="float">
            <text:p>0,243475</text:p>
          </table:table-cell>
          <table:table-cell office:value-type="float" office:value="1.13795" calcext:value-type="float">
            <text:p>1,13795</text:p>
          </table:table-cell>
          <table:table-cell office:value-type="float" office:value="1.08259" calcext:value-type="float">
            <text:p>1,08259</text:p>
          </table:table-cell>
          <table:table-cell office:value-type="float" office:value="0.247787" calcext:value-type="float">
            <text:p>0,247787</text:p>
          </table:table-cell>
          <table:table-cell office:value-type="float" office:value="1.03824" calcext:value-type="float">
            <text:p>1,03824</text:p>
          </table:table-cell>
          <table:table-cell office:value-type="float" office:value="0.985117" calcext:value-type="float">
            <text:p>0,985117</text:p>
          </table:table-cell>
          <table:table-cell office:value-type="float" office:value="1.1558" calcext:value-type="float">
            <text:p>1,1558</text:p>
          </table:table-cell>
          <table:table-cell office:value-type="float" office:value="0.903101" calcext:value-type="float">
            <text:p>0,903101</text:p>
          </table:table-cell>
          <table:table-cell office:value-type="float" office:value="1.05718" calcext:value-type="float">
            <text:p>1,05718</text:p>
          </table:table-cell>
          <table:table-cell office:value-type="float" office:value="0.912986" calcext:value-type="float">
            <text:p>0,912986</text:p>
          </table:table-cell>
          <table:table-cell office:value-type="float" office:value="0.781391" calcext:value-type="float">
            <text:p>0,781391</text:p>
          </table:table-cell>
          <table:table-cell office:value-type="float" office:value="0.899839" calcext:value-type="float">
            <text:p>0,899839</text:p>
          </table:table-cell>
          <table:table-cell office:value-type="float" office:value="0.7556" calcext:value-type="float">
            <text:p>0,7556</text:p>
          </table:table-cell>
          <table:table-cell office:value-type="float" office:value="1.78159" calcext:value-type="float">
            <text:p>1,78159</text:p>
          </table:table-cell>
          <table:table-cell office:value-type="float" office:value="0.832164" calcext:value-type="float">
            <text:p>0,832164</text:p>
          </table:table-cell>
          <table:table-cell office:value-type="float" office:value="0.310731" calcext:value-type="float">
            <text:p>0,310731</text:p>
          </table:table-cell>
          <table:table-cell office:value-type="float" office:value="0.636623" calcext:value-type="float">
            <text:p>0,636623</text:p>
          </table:table-cell>
          <table:table-cell office:value-type="float" office:value="1.87522" calcext:value-type="float">
            <text:p>1,87522</text:p>
          </table:table-cell>
          <table:table-cell office:value-type="float" office:value="0.935407" calcext:value-type="float">
            <text:p>0,935407</text:p>
          </table:table-cell>
          <table:table-cell office:value-type="float" office:value="0.884236" calcext:value-type="float">
            <text:p>0,884236</text:p>
          </table:table-cell>
          <table:table-cell office:value-type="float" office:value="0.842227" calcext:value-type="float">
            <text:p>0,842227</text:p>
          </table:table-cell>
          <table:table-cell office:value-type="float" office:value="0.829897" calcext:value-type="float">
            <text:p>0,829897</text:p>
          </table:table-cell>
          <table:table-cell table:number-columns-repeated="36"/>
          <table:table-cell table:formula="of:=MIN([.A141:.BL141])" office:value-type="float" office:value="0.134897" calcext:value-type="float">
            <text:p>0,134897</text:p>
          </table:table-cell>
          <table:table-cell table:formula="of:=MAX([.A141:.BL141])" office:value-type="float" office:value="1.87522" calcext:value-type="float">
            <text:p>1,87522</text:p>
          </table:table-cell>
          <table:table-cell table:number-columns-repeated="7"/>
        </table:table-row>
        <table:table-row table:style-name="ro1">
          <table:table-cell office:value-type="float" office:value="0.142251" calcext:value-type="float">
            <text:p>0,142251</text:p>
          </table:table-cell>
          <table:table-cell office:value-type="float" office:value="0.140048" calcext:value-type="float">
            <text:p>0,140048</text:p>
          </table:table-cell>
          <table:table-cell office:value-type="float" office:value="0.137478" calcext:value-type="float">
            <text:p>0,137478</text:p>
          </table:table-cell>
          <table:table-cell office:value-type="float" office:value="0.137833" calcext:value-type="float">
            <text:p>0,137833</text:p>
          </table:table-cell>
          <table:table-cell office:value-type="float" office:value="0.277481" calcext:value-type="float">
            <text:p>0,277481</text:p>
          </table:table-cell>
          <table:table-cell office:value-type="float" office:value="0.136785" calcext:value-type="float">
            <text:p>0,136785</text:p>
          </table:table-cell>
          <table:table-cell office:value-type="float" office:value="0.269831" calcext:value-type="float">
            <text:p>0,269831</text:p>
          </table:table-cell>
          <table:table-cell office:value-type="float" office:value="0.763315" calcext:value-type="float">
            <text:p>0,763315</text:p>
          </table:table-cell>
          <table:table-cell office:value-type="float" office:value="0.700555" calcext:value-type="float">
            <text:p>0,700555</text:p>
          </table:table-cell>
          <table:table-cell office:value-type="float" office:value="0.632685" calcext:value-type="float">
            <text:p>0,632685</text:p>
          </table:table-cell>
          <table:table-cell office:value-type="float" office:value="0.285859" calcext:value-type="float">
            <text:p>0,285859</text:p>
          </table:table-cell>
          <table:table-cell office:value-type="float" office:value="0.700154" calcext:value-type="float">
            <text:p>0,700154</text:p>
          </table:table-cell>
          <table:table-cell office:value-type="float" office:value="1.26013" calcext:value-type="float">
            <text:p>1,26013</text:p>
          </table:table-cell>
          <table:table-cell office:value-type="float" office:value="0.431366" calcext:value-type="float">
            <text:p>0,431366</text:p>
          </table:table-cell>
          <table:table-cell office:value-type="float" office:value="1.13372" calcext:value-type="float">
            <text:p>1,13372</text:p>
          </table:table-cell>
          <table:table-cell office:value-type="float" office:value="0.586454" calcext:value-type="float">
            <text:p>0,586454</text:p>
          </table:table-cell>
          <table:table-cell office:value-type="float" office:value="0.274297" calcext:value-type="float">
            <text:p>0,274297</text:p>
          </table:table-cell>
          <table:table-cell office:value-type="float" office:value="0.603587" calcext:value-type="float">
            <text:p>0,603587</text:p>
          </table:table-cell>
          <table:table-cell office:value-type="float" office:value="0.502346" calcext:value-type="float">
            <text:p>0,502346</text:p>
          </table:table-cell>
          <table:table-cell office:value-type="float" office:value="0.478324" calcext:value-type="float">
            <text:p>0,478324</text:p>
          </table:table-cell>
          <table:table-cell office:value-type="float" office:value="0.377961" calcext:value-type="float">
            <text:p>0,377961</text:p>
          </table:table-cell>
          <table:table-cell office:value-type="float" office:value="1.57818" calcext:value-type="float">
            <text:p>1,57818</text:p>
          </table:table-cell>
          <table:table-cell office:value-type="float" office:value="0.393719" calcext:value-type="float">
            <text:p>0,393719</text:p>
          </table:table-cell>
          <table:table-cell office:value-type="float" office:value="0.253033" calcext:value-type="float">
            <text:p>0,253033</text:p>
          </table:table-cell>
          <table:table-cell office:value-type="float" office:value="0.0859179" calcext:value-type="float">
            <text:p>0,0859179</text:p>
          </table:table-cell>
          <table:table-cell office:value-type="float" office:value="0.349235" calcext:value-type="float">
            <text:p>0,349235</text:p>
          </table:table-cell>
          <table:table-cell office:value-type="float" office:value="0.146456" calcext:value-type="float">
            <text:p>0,146456</text:p>
          </table:table-cell>
          <table:table-cell office:value-type="float" office:value="0.138485" calcext:value-type="float">
            <text:p>0,138485</text:p>
          </table:table-cell>
          <table:table-cell office:value-type="float" office:value="0.582326" calcext:value-type="float">
            <text:p>0,582326</text:p>
          </table:table-cell>
          <table:table-cell office:value-type="float" office:value="0.334066" calcext:value-type="float">
            <text:p>0,334066</text:p>
          </table:table-cell>
          <table:table-cell office:value-type="float" office:value="0.225297" calcext:value-type="float">
            <text:p>0,225297</text:p>
          </table:table-cell>
          <table:table-cell office:value-type="float" office:value="0.408556" calcext:value-type="float">
            <text:p>0,408556</text:p>
          </table:table-cell>
          <table:table-cell table:number-columns-repeated="36"/>
          <table:table-cell table:formula="of:=MIN([.A142:.BL142])" office:value-type="float" office:value="0.0859179" calcext:value-type="float">
            <text:p>0,0859179</text:p>
          </table:table-cell>
          <table:table-cell table:formula="of:=MAX([.A142:.BL142])" office:value-type="float" office:value="1.57818" calcext:value-type="float">
            <text:p>1,57818</text:p>
          </table:table-cell>
          <table:table-cell table:number-columns-repeated="7"/>
        </table:table-row>
        <table:table-row table:style-name="ro1">
          <table:table-cell office:value-type="float" office:value="0.282487" calcext:value-type="float">
            <text:p>0,282487</text:p>
          </table:table-cell>
          <table:table-cell office:value-type="float" office:value="0.285392" calcext:value-type="float">
            <text:p>0,285392</text:p>
          </table:table-cell>
          <table:table-cell office:value-type="float" office:value="0.313852" calcext:value-type="float">
            <text:p>0,313852</text:p>
          </table:table-cell>
          <table:table-cell office:value-type="float" office:value="0.314969" calcext:value-type="float">
            <text:p>0,314969</text:p>
          </table:table-cell>
          <table:table-cell office:value-type="float" office:value="0.30828" calcext:value-type="float">
            <text:p>0,30828</text:p>
          </table:table-cell>
          <table:table-cell office:value-type="float" office:value="0.303427" calcext:value-type="float">
            <text:p>0,303427</text:p>
          </table:table-cell>
          <table:table-cell office:value-type="float" office:value="0.317008" calcext:value-type="float">
            <text:p>0,317008</text:p>
          </table:table-cell>
          <table:table-cell office:value-type="float" office:value="0.350515" calcext:value-type="float">
            <text:p>0,350515</text:p>
          </table:table-cell>
          <table:table-cell office:value-type="float" office:value="0.623131" calcext:value-type="float">
            <text:p>0,623131</text:p>
          </table:table-cell>
          <table:table-cell office:value-type="float" office:value="0.621427" calcext:value-type="float">
            <text:p>0,621427</text:p>
          </table:table-cell>
          <table:table-cell office:value-type="float" office:value="0.871321" calcext:value-type="float">
            <text:p>0,871321</text:p>
          </table:table-cell>
          <table:table-cell office:value-type="float" office:value="0.575967" calcext:value-type="float">
            <text:p>0,575967</text:p>
          </table:table-cell>
          <table:table-cell office:value-type="float" office:value="0.93909" calcext:value-type="float">
            <text:p>0,93909</text:p>
          </table:table-cell>
          <table:table-cell office:value-type="float" office:value="0.634215" calcext:value-type="float">
            <text:p>0,634215</text:p>
          </table:table-cell>
          <table:table-cell office:value-type="float" office:value="0.636184" calcext:value-type="float">
            <text:p>0,636184</text:p>
          </table:table-cell>
          <table:table-cell office:value-type="float" office:value="0.817983" calcext:value-type="float">
            <text:p>0,817983</text:p>
          </table:table-cell>
          <table:table-cell office:value-type="float" office:value="0.553535" calcext:value-type="float">
            <text:p>0,553535</text:p>
          </table:table-cell>
          <table:table-cell office:value-type="float" office:value="1.16774" calcext:value-type="float">
            <text:p>1,16774</text:p>
          </table:table-cell>
          <table:table-cell office:value-type="float" office:value="0.391859" calcext:value-type="float">
            <text:p>0,391859</text:p>
          </table:table-cell>
          <table:table-cell office:value-type="float" office:value="0.423987" calcext:value-type="float">
            <text:p>0,423987</text:p>
          </table:table-cell>
          <table:table-cell office:value-type="float" office:value="0.396617" calcext:value-type="float">
            <text:p>0,396617</text:p>
          </table:table-cell>
          <table:table-cell office:value-type="float" office:value="0.420183" calcext:value-type="float">
            <text:p>0,420183</text:p>
          </table:table-cell>
          <table:table-cell office:value-type="float" office:value="1.09263" calcext:value-type="float">
            <text:p>1,09263</text:p>
          </table:table-cell>
          <table:table-cell office:value-type="float" office:value="0.280324" calcext:value-type="float">
            <text:p>0,280324</text:p>
          </table:table-cell>
          <table:table-cell office:value-type="float" office:value="0.284046" calcext:value-type="float">
            <text:p>0,284046</text:p>
          </table:table-cell>
          <table:table-cell office:value-type="float" office:value="0.265631" calcext:value-type="float">
            <text:p>0,265631</text:p>
          </table:table-cell>
          <table:table-cell office:value-type="float" office:value="0.149783" calcext:value-type="float">
            <text:p>0,149783</text:p>
          </table:table-cell>
          <table:table-cell office:value-type="float" office:value="1.84503" calcext:value-type="float">
            <text:p>1,84503</text:p>
          </table:table-cell>
          <table:table-cell office:value-type="float" office:value="0.272918" calcext:value-type="float">
            <text:p>0,272918</text:p>
          </table:table-cell>
          <table:table-cell office:value-type="float" office:value="0.294185" calcext:value-type="float">
            <text:p>0,294185</text:p>
          </table:table-cell>
          <table:table-cell office:value-type="float" office:value="0.194409" calcext:value-type="float">
            <text:p>0,194409</text:p>
          </table:table-cell>
          <table:table-cell office:value-type="float" office:value="0.356823" calcext:value-type="float">
            <text:p>0,356823</text:p>
          </table:table-cell>
          <table:table-cell table:number-columns-repeated="36"/>
          <table:table-cell table:formula="of:=MIN([.A143:.BL143])" office:value-type="float" office:value="0.149783" calcext:value-type="float">
            <text:p>0,149783</text:p>
          </table:table-cell>
          <table:table-cell table:formula="of:=MAX([.A143:.BL143])" office:value-type="float" office:value="1.84503" calcext:value-type="float">
            <text:p>1,84503</text:p>
          </table:table-cell>
          <table:table-cell table:number-columns-repeated="7"/>
        </table:table-row>
        <table:table-row table:style-name="ro1">
          <table:table-cell office:value-type="float" office:value="0.131768" calcext:value-type="float">
            <text:p>0,131768</text:p>
          </table:table-cell>
          <table:table-cell office:value-type="float" office:value="0.137451" calcext:value-type="float">
            <text:p>0,137451</text:p>
          </table:table-cell>
          <table:table-cell office:value-type="float" office:value="0.326542" calcext:value-type="float">
            <text:p>0,326542</text:p>
          </table:table-cell>
          <table:table-cell office:value-type="float" office:value="0.313368" calcext:value-type="float">
            <text:p>0,313368</text:p>
          </table:table-cell>
          <table:table-cell office:value-type="float" office:value="0.125862" calcext:value-type="float">
            <text:p>0,125862</text:p>
          </table:table-cell>
          <table:table-cell office:value-type="float" office:value="0.143499" calcext:value-type="float">
            <text:p>0,143499</text:p>
          </table:table-cell>
          <table:table-cell office:value-type="float" office:value="0.27527" calcext:value-type="float">
            <text:p>0,27527</text:p>
          </table:table-cell>
          <table:table-cell office:value-type="float" office:value="0.288475" calcext:value-type="float">
            <text:p>0,288475</text:p>
          </table:table-cell>
          <table:table-cell office:value-type="float" office:value="0.13764" calcext:value-type="float">
            <text:p>0,13764</text:p>
          </table:table-cell>
          <table:table-cell office:value-type="float" office:value="0.258064" calcext:value-type="float">
            <text:p>0,258064</text:p>
          </table:table-cell>
          <table:table-cell office:value-type="float" office:value="0.136721" calcext:value-type="float">
            <text:p>0,136721</text:p>
          </table:table-cell>
          <table:table-cell office:value-type="float" office:value="0.135766" calcext:value-type="float">
            <text:p>0,135766</text:p>
          </table:table-cell>
          <table:table-cell office:value-type="float" office:value="0.283412" calcext:value-type="float">
            <text:p>0,283412</text:p>
          </table:table-cell>
          <table:table-cell office:value-type="float" office:value="0.290221" calcext:value-type="float">
            <text:p>0,290221</text:p>
          </table:table-cell>
          <table:table-cell office:value-type="float" office:value="1.00898" calcext:value-type="float">
            <text:p>1,00898</text:p>
          </table:table-cell>
          <table:table-cell office:value-type="float" office:value="1.12689" calcext:value-type="float">
            <text:p>1,12689</text:p>
          </table:table-cell>
          <table:table-cell office:value-type="float" office:value="0.139033" calcext:value-type="float">
            <text:p>0,139033</text:p>
          </table:table-cell>
          <table:table-cell office:value-type="float" office:value="0.996061" calcext:value-type="float">
            <text:p>0,996061</text:p>
          </table:table-cell>
          <table:table-cell office:value-type="float" office:value="1.01389" calcext:value-type="float">
            <text:p>1,01389</text:p>
          </table:table-cell>
          <table:table-cell office:value-type="float" office:value="1.0336" calcext:value-type="float">
            <text:p>1,0336</text:p>
          </table:table-cell>
          <table:table-cell office:value-type="float" office:value="0.5344" calcext:value-type="float">
            <text:p>0,5344</text:p>
          </table:table-cell>
          <table:table-cell office:value-type="float" office:value="1.67707" calcext:value-type="float">
            <text:p>1,67707</text:p>
          </table:table-cell>
          <table:table-cell office:value-type="float" office:value="1.08554" calcext:value-type="float">
            <text:p>1,08554</text:p>
          </table:table-cell>
          <table:table-cell office:value-type="float" office:value="0.762611" calcext:value-type="float">
            <text:p>0,762611</text:p>
          </table:table-cell>
          <table:table-cell office:value-type="float" office:value="0.7566" calcext:value-type="float">
            <text:p>0,7566</text:p>
          </table:table-cell>
          <table:table-cell office:value-type="float" office:value="0.798038" calcext:value-type="float">
            <text:p>0,798038</text:p>
          </table:table-cell>
          <table:table-cell office:value-type="float" office:value="0.743079" calcext:value-type="float">
            <text:p>0,743079</text:p>
          </table:table-cell>
          <table:table-cell office:value-type="float" office:value="0.396892" calcext:value-type="float">
            <text:p>0,396892</text:p>
          </table:table-cell>
          <table:table-cell office:value-type="float" office:value="2.12636" calcext:value-type="float">
            <text:p>2,12636</text:p>
          </table:table-cell>
          <table:table-cell office:value-type="float" office:value="0.465389" calcext:value-type="float">
            <text:p>0,465389</text:p>
          </table:table-cell>
          <table:table-cell office:value-type="float" office:value="1.53578" calcext:value-type="float">
            <text:p>1,53578</text:p>
          </table:table-cell>
          <table:table-cell office:value-type="float" office:value="0.127312" calcext:value-type="float">
            <text:p>0,127312</text:p>
          </table:table-cell>
          <table:table-cell table:number-columns-repeated="36"/>
          <table:table-cell table:formula="of:=MIN([.A144:.BL144])" office:value-type="float" office:value="0.125862" calcext:value-type="float">
            <text:p>0,125862</text:p>
          </table:table-cell>
          <table:table-cell table:formula="of:=MAX([.A144:.BL144])" office:value-type="float" office:value="2.12636" calcext:value-type="float">
            <text:p>2,12636</text:p>
          </table:table-cell>
          <table:table-cell table:number-columns-repeated="7"/>
        </table:table-row>
        <table:table-row table:style-name="ro1">
          <table:table-cell office:value-type="float" office:value="0.290055" calcext:value-type="float">
            <text:p>0,290055</text:p>
          </table:table-cell>
          <table:table-cell office:value-type="float" office:value="0.285938" calcext:value-type="float">
            <text:p>0,285938</text:p>
          </table:table-cell>
          <table:table-cell office:value-type="float" office:value="0.28412" calcext:value-type="float">
            <text:p>0,28412</text:p>
          </table:table-cell>
          <table:table-cell office:value-type="float" office:value="0.307477" calcext:value-type="float">
            <text:p>0,307477</text:p>
          </table:table-cell>
          <table:table-cell office:value-type="float" office:value="0.281171" calcext:value-type="float">
            <text:p>0,281171</text:p>
          </table:table-cell>
          <table:table-cell office:value-type="float" office:value="0.288146" calcext:value-type="float">
            <text:p>0,288146</text:p>
          </table:table-cell>
          <table:table-cell office:value-type="float" office:value="0.318947" calcext:value-type="float">
            <text:p>0,318947</text:p>
          </table:table-cell>
          <table:table-cell office:value-type="float" office:value="1.22968" calcext:value-type="float">
            <text:p>1,22968</text:p>
          </table:table-cell>
          <table:table-cell office:value-type="float" office:value="0.961115" calcext:value-type="float">
            <text:p>0,961115</text:p>
          </table:table-cell>
          <table:table-cell office:value-type="float" office:value="0.681679" calcext:value-type="float">
            <text:p>0,681679</text:p>
          </table:table-cell>
          <table:table-cell office:value-type="float" office:value="1.29078" calcext:value-type="float">
            <text:p>1,29078</text:p>
          </table:table-cell>
          <table:table-cell office:value-type="float" office:value="1.02459" calcext:value-type="float">
            <text:p>1,02459</text:p>
          </table:table-cell>
          <table:table-cell office:value-type="float" office:value="1.32387" calcext:value-type="float">
            <text:p>1,32387</text:p>
          </table:table-cell>
          <table:table-cell office:value-type="float" office:value="1.0349" calcext:value-type="float">
            <text:p>1,0349</text:p>
          </table:table-cell>
          <table:table-cell office:value-type="float" office:value="0.750672" calcext:value-type="float">
            <text:p>0,750672</text:p>
          </table:table-cell>
          <table:table-cell office:value-type="float" office:value="0.451405" calcext:value-type="float">
            <text:p>0,451405</text:p>
          </table:table-cell>
          <table:table-cell office:value-type="float" office:value="0.307381" calcext:value-type="float">
            <text:p>0,307381</text:p>
          </table:table-cell>
          <table:table-cell office:value-type="float" office:value="0.311739" calcext:value-type="float">
            <text:p>0,311739</text:p>
          </table:table-cell>
          <table:table-cell office:value-type="float" office:value="0.90837" calcext:value-type="float">
            <text:p>0,90837</text:p>
          </table:table-cell>
          <table:table-cell office:value-type="float" office:value="0.318406" calcext:value-type="float">
            <text:p>0,318406</text:p>
          </table:table-cell>
          <table:table-cell office:value-type="float" office:value="0.989038" calcext:value-type="float">
            <text:p>0,989038</text:p>
          </table:table-cell>
          <table:table-cell office:value-type="float" office:value="0.775365" calcext:value-type="float">
            <text:p>0,775365</text:p>
          </table:table-cell>
          <table:table-cell office:value-type="float" office:value="0.13444" calcext:value-type="float">
            <text:p>0,13444</text:p>
          </table:table-cell>
          <table:table-cell office:value-type="float" office:value="0.893535" calcext:value-type="float">
            <text:p>0,893535</text:p>
          </table:table-cell>
          <table:table-cell office:value-type="float" office:value="0.934739" calcext:value-type="float">
            <text:p>0,934739</text:p>
          </table:table-cell>
          <table:table-cell office:value-type="float" office:value="0.964979" calcext:value-type="float">
            <text:p>0,964979</text:p>
          </table:table-cell>
          <table:table-cell office:value-type="float" office:value="0.282349" calcext:value-type="float">
            <text:p>0,282349</text:p>
          </table:table-cell>
          <table:table-cell office:value-type="float" office:value="1.10984" calcext:value-type="float">
            <text:p>1,10984</text:p>
          </table:table-cell>
          <table:table-cell office:value-type="float" office:value="1.11497" calcext:value-type="float">
            <text:p>1,11497</text:p>
          </table:table-cell>
          <table:table-cell office:value-type="float" office:value="1.16529" calcext:value-type="float">
            <text:p>1,16529</text:p>
          </table:table-cell>
          <table:table-cell office:value-type="float" office:value="0.288827" calcext:value-type="float">
            <text:p>0,288827</text:p>
          </table:table-cell>
          <table:table-cell office:value-type="float" office:value="0.549785" calcext:value-type="float">
            <text:p>0,549785</text:p>
          </table:table-cell>
          <table:table-cell table:number-columns-repeated="36"/>
          <table:table-cell table:formula="of:=MIN([.A145:.BL145])" office:value-type="float" office:value="0.13444" calcext:value-type="float">
            <text:p>0,13444</text:p>
          </table:table-cell>
          <table:table-cell table:formula="of:=MAX([.A145:.BL145])" office:value-type="float" office:value="1.32387" calcext:value-type="float">
            <text:p>1,32387</text:p>
          </table:table-cell>
          <table:table-cell table:number-columns-repeated="7"/>
        </table:table-row>
        <table:table-row table:style-name="ro1">
          <table:table-cell office:value-type="float" office:value="0.282134" calcext:value-type="float">
            <text:p>0,282134</text:p>
          </table:table-cell>
          <table:table-cell office:value-type="float" office:value="0.294499" calcext:value-type="float">
            <text:p>0,294499</text:p>
          </table:table-cell>
          <table:table-cell office:value-type="float" office:value="0.273248" calcext:value-type="float">
            <text:p>0,273248</text:p>
          </table:table-cell>
          <table:table-cell office:value-type="float" office:value="0.287564" calcext:value-type="float">
            <text:p>0,287564</text:p>
          </table:table-cell>
          <table:table-cell office:value-type="float" office:value="0.332905" calcext:value-type="float">
            <text:p>0,332905</text:p>
          </table:table-cell>
          <table:table-cell office:value-type="float" office:value="0.665358" calcext:value-type="float">
            <text:p>0,665358</text:p>
          </table:table-cell>
          <table:table-cell office:value-type="float" office:value="0.318373" calcext:value-type="float">
            <text:p>0,318373</text:p>
          </table:table-cell>
          <table:table-cell office:value-type="float" office:value="0.922238" calcext:value-type="float">
            <text:p>0,922238</text:p>
          </table:table-cell>
          <table:table-cell office:value-type="float" office:value="0.300402" calcext:value-type="float">
            <text:p>0,300402</text:p>
          </table:table-cell>
          <table:table-cell office:value-type="float" office:value="0.645276" calcext:value-type="float">
            <text:p>0,645276</text:p>
          </table:table-cell>
          <table:table-cell office:value-type="float" office:value="0.613221" calcext:value-type="float">
            <text:p>0,613221</text:p>
          </table:table-cell>
          <table:table-cell office:value-type="float" office:value="0.295385" calcext:value-type="float">
            <text:p>0,295385</text:p>
          </table:table-cell>
          <table:table-cell office:value-type="float" office:value="0.655015" calcext:value-type="float">
            <text:p>0,655015</text:p>
          </table:table-cell>
          <table:table-cell office:value-type="float" office:value="0.627671" calcext:value-type="float">
            <text:p>0,627671</text:p>
          </table:table-cell>
          <table:table-cell office:value-type="float" office:value="0.281507" calcext:value-type="float">
            <text:p>0,281507</text:p>
          </table:table-cell>
          <table:table-cell office:value-type="float" office:value="0.311753" calcext:value-type="float">
            <text:p>0,311753</text:p>
          </table:table-cell>
          <table:table-cell office:value-type="float" office:value="0.975044" calcext:value-type="float">
            <text:p>0,975044</text:p>
          </table:table-cell>
          <table:table-cell office:value-type="float" office:value="1.26355" calcext:value-type="float">
            <text:p>1,26355</text:p>
          </table:table-cell>
          <table:table-cell office:value-type="float" office:value="1.26479" calcext:value-type="float">
            <text:p>1,26479</text:p>
          </table:table-cell>
          <table:table-cell office:value-type="float" office:value="0.345039" calcext:value-type="float">
            <text:p>0,345039</text:p>
          </table:table-cell>
          <table:table-cell office:value-type="float" office:value="0.137892" calcext:value-type="float">
            <text:p>0,137892</text:p>
          </table:table-cell>
          <table:table-cell office:value-type="float" office:value="1.12542" calcext:value-type="float">
            <text:p>1,12542</text:p>
          </table:table-cell>
          <table:table-cell office:value-type="float" office:value="0.10122" calcext:value-type="float">
            <text:p>0,10122</text:p>
          </table:table-cell>
          <table:table-cell office:value-type="float" office:value="1.23174" calcext:value-type="float">
            <text:p>1,23174</text:p>
          </table:table-cell>
          <table:table-cell office:value-type="float" office:value="0.138818" calcext:value-type="float">
            <text:p>0,138818</text:p>
          </table:table-cell>
          <table:table-cell office:value-type="float" office:value="0.307875" calcext:value-type="float">
            <text:p>0,307875</text:p>
          </table:table-cell>
          <table:table-cell office:value-type="float" office:value="0.31974" calcext:value-type="float">
            <text:p>0,31974</text:p>
          </table:table-cell>
          <table:table-cell office:value-type="float" office:value="0.264203" calcext:value-type="float">
            <text:p>0,264203</text:p>
          </table:table-cell>
          <table:table-cell office:value-type="float" office:value="0.227514" calcext:value-type="float">
            <text:p>0,227514</text:p>
          </table:table-cell>
          <table:table-cell office:value-type="float" office:value="0.623042" calcext:value-type="float">
            <text:p>0,623042</text:p>
          </table:table-cell>
          <table:table-cell office:value-type="float" office:value="0.460312" calcext:value-type="float">
            <text:p>0,460312</text:p>
          </table:table-cell>
          <table:table-cell office:value-type="float" office:value="0.355205" calcext:value-type="float">
            <text:p>0,355205</text:p>
          </table:table-cell>
          <table:table-cell table:number-columns-repeated="36"/>
          <table:table-cell table:formula="of:=MIN([.A146:.BL146])" office:value-type="float" office:value="0.10122" calcext:value-type="float">
            <text:p>0,10122</text:p>
          </table:table-cell>
          <table:table-cell table:formula="of:=MAX([.A146:.BL146])" office:value-type="float" office:value="1.26479" calcext:value-type="float">
            <text:p>1,26479</text:p>
          </table:table-cell>
          <table:table-cell table:number-columns-repeated="7"/>
        </table:table-row>
        <table:table-row table:style-name="ro1">
          <table:table-cell office:value-type="float" office:value="0.499305" calcext:value-type="float">
            <text:p>0,499305</text:p>
          </table:table-cell>
          <table:table-cell office:value-type="float" office:value="0.523684" calcext:value-type="float">
            <text:p>0,523684</text:p>
          </table:table-cell>
          <table:table-cell office:value-type="float" office:value="0.599277" calcext:value-type="float">
            <text:p>0,599277</text:p>
          </table:table-cell>
          <table:table-cell office:value-type="float" office:value="0.3851" calcext:value-type="float">
            <text:p>0,3851</text:p>
          </table:table-cell>
          <table:table-cell office:value-type="float" office:value="0.481235" calcext:value-type="float">
            <text:p>0,481235</text:p>
          </table:table-cell>
          <table:table-cell office:value-type="float" office:value="0.485052" calcext:value-type="float">
            <text:p>0,485052</text:p>
          </table:table-cell>
          <table:table-cell office:value-type="float" office:value="0.308383" calcext:value-type="float">
            <text:p>0,308383</text:p>
          </table:table-cell>
          <table:table-cell office:value-type="float" office:value="0.347653" calcext:value-type="float">
            <text:p>0,347653</text:p>
          </table:table-cell>
          <table:table-cell office:value-type="float" office:value="0.374263" calcext:value-type="float">
            <text:p>0,374263</text:p>
          </table:table-cell>
          <table:table-cell office:value-type="float" office:value="1.49464" calcext:value-type="float">
            <text:p>1,49464</text:p>
          </table:table-cell>
          <table:table-cell office:value-type="float" office:value="0.286436" calcext:value-type="float">
            <text:p>0,286436</text:p>
          </table:table-cell>
          <table:table-cell office:value-type="float" office:value="1.20786" calcext:value-type="float">
            <text:p>1,20786</text:p>
          </table:table-cell>
          <table:table-cell office:value-type="float" office:value="0.751063" calcext:value-type="float">
            <text:p>0,751063</text:p>
          </table:table-cell>
          <table:table-cell office:value-type="float" office:value="0.568203" calcext:value-type="float">
            <text:p>0,568203</text:p>
          </table:table-cell>
          <table:table-cell office:value-type="float" office:value="0.283271" calcext:value-type="float">
            <text:p>0,283271</text:p>
          </table:table-cell>
          <table:table-cell office:value-type="float" office:value="0.282373" calcext:value-type="float">
            <text:p>0,282373</text:p>
          </table:table-cell>
          <table:table-cell office:value-type="float" office:value="0.566455" calcext:value-type="float">
            <text:p>0,566455</text:p>
          </table:table-cell>
          <table:table-cell office:value-type="float" office:value="0.297044" calcext:value-type="float">
            <text:p>0,297044</text:p>
          </table:table-cell>
          <table:table-cell office:value-type="float" office:value="0.2842" calcext:value-type="float">
            <text:p>0,2842</text:p>
          </table:table-cell>
          <table:table-cell office:value-type="float" office:value="1.76803" calcext:value-type="float">
            <text:p>1,76803</text:p>
          </table:table-cell>
          <table:table-cell office:value-type="float" office:value="1.21462" calcext:value-type="float">
            <text:p>1,21462</text:p>
          </table:table-cell>
          <table:table-cell office:value-type="float" office:value="1.836" calcext:value-type="float">
            <text:p>1,836</text:p>
          </table:table-cell>
          <table:table-cell office:value-type="float" office:value="0.391291" calcext:value-type="float">
            <text:p>0,391291</text:p>
          </table:table-cell>
          <table:table-cell office:value-type="float" office:value="0.375242" calcext:value-type="float">
            <text:p>0,375242</text:p>
          </table:table-cell>
          <table:table-cell office:value-type="float" office:value="0.486724" calcext:value-type="float">
            <text:p>0,486724</text:p>
          </table:table-cell>
          <table:table-cell office:value-type="float" office:value="1.53584" calcext:value-type="float">
            <text:p>1,53584</text:p>
          </table:table-cell>
          <table:table-cell office:value-type="float" office:value="0.240093" calcext:value-type="float">
            <text:p>0,240093</text:p>
          </table:table-cell>
          <table:table-cell office:value-type="float" office:value="0.104369" calcext:value-type="float">
            <text:p>0,104369</text:p>
          </table:table-cell>
          <table:table-cell office:value-type="float" office:value="0.431816" calcext:value-type="float">
            <text:p>0,431816</text:p>
          </table:table-cell>
          <table:table-cell office:value-type="float" office:value="1.72959" calcext:value-type="float">
            <text:p>1,72959</text:p>
          </table:table-cell>
          <table:table-cell office:value-type="float" office:value="0.0978379" calcext:value-type="float">
            <text:p>0,0978379</text:p>
          </table:table-cell>
          <table:table-cell office:value-type="float" office:value="0.046937" calcext:value-type="float">
            <text:p>0,046937</text:p>
          </table:table-cell>
          <table:table-cell table:number-columns-repeated="36"/>
          <table:table-cell table:formula="of:=MIN([.A147:.BL147])" office:value-type="float" office:value="0.046937" calcext:value-type="float">
            <text:p>0,046937</text:p>
          </table:table-cell>
          <table:table-cell table:formula="of:=MAX([.A147:.BL147])" office:value-type="float" office:value="1.836" calcext:value-type="float">
            <text:p>1,83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192131" calcext:value-type="float">
            <text:p>0,192131</text:p>
          </table:table-cell>
          <table:table-cell office:value-type="float" office:value="0.191046" calcext:value-type="float">
            <text:p>0,191046</text:p>
          </table:table-cell>
          <table:table-cell office:value-type="float" office:value="0.198068" calcext:value-type="float">
            <text:p>0,198068</text:p>
          </table:table-cell>
          <table:table-cell office:value-type="float" office:value="0.180781" calcext:value-type="float">
            <text:p>0,180781</text:p>
          </table:table-cell>
          <table:table-cell office:value-type="float" office:value="0.193887" calcext:value-type="float">
            <text:p>0,193887</text:p>
          </table:table-cell>
          <table:table-cell office:value-type="float" office:value="0.407287" calcext:value-type="float">
            <text:p>0,407287</text:p>
          </table:table-cell>
          <table:table-cell office:value-type="float" office:value="0.188525" calcext:value-type="float">
            <text:p>0,188525</text:p>
          </table:table-cell>
          <table:table-cell office:value-type="float" office:value="0.370899" calcext:value-type="float">
            <text:p>0,370899</text:p>
          </table:table-cell>
          <table:table-cell office:value-type="float" office:value="0.199013" calcext:value-type="float">
            <text:p>0,199013</text:p>
          </table:table-cell>
          <table:table-cell office:value-type="float" office:value="0.188808" calcext:value-type="float">
            <text:p>0,188808</text:p>
          </table:table-cell>
          <table:table-cell office:value-type="float" office:value="0.964628" calcext:value-type="float">
            <text:p>0,964628</text:p>
          </table:table-cell>
          <table:table-cell office:value-type="float" office:value="0.374693" calcext:value-type="float">
            <text:p>0,374693</text:p>
          </table:table-cell>
          <table:table-cell office:value-type="float" office:value="0.202553" calcext:value-type="float">
            <text:p>0,202553</text:p>
          </table:table-cell>
          <table:table-cell office:value-type="float" office:value="0.1979" calcext:value-type="float">
            <text:p>0,1979</text:p>
          </table:table-cell>
          <table:table-cell office:value-type="float" office:value="0.194044" calcext:value-type="float">
            <text:p>0,194044</text:p>
          </table:table-cell>
          <table:table-cell office:value-type="float" office:value="1.18106" calcext:value-type="float">
            <text:p>1,18106</text:p>
          </table:table-cell>
          <table:table-cell office:value-type="float" office:value="0.211259" calcext:value-type="float">
            <text:p>0,211259</text:p>
          </table:table-cell>
          <table:table-cell office:value-type="float" office:value="0.829927" calcext:value-type="float">
            <text:p>0,829927</text:p>
          </table:table-cell>
          <table:table-cell office:value-type="float" office:value="1.22597" calcext:value-type="float">
            <text:p>1,22597</text:p>
          </table:table-cell>
          <table:table-cell office:value-type="float" office:value="0.861224" calcext:value-type="float">
            <text:p>0,861224</text:p>
          </table:table-cell>
          <table:table-cell office:value-type="float" office:value="0.113162" calcext:value-type="float">
            <text:p>0,113162</text:p>
          </table:table-cell>
          <table:table-cell office:value-type="float" office:value="0.68744" calcext:value-type="float">
            <text:p>0,68744</text:p>
          </table:table-cell>
          <table:table-cell office:value-type="float" office:value="0.927037" calcext:value-type="float">
            <text:p>0,927037</text:p>
          </table:table-cell>
          <table:table-cell office:value-type="float" office:value="0.574451" calcext:value-type="float">
            <text:p>0,574451</text:p>
          </table:table-cell>
          <table:table-cell office:value-type="float" office:value="0.552677" calcext:value-type="float">
            <text:p>0,552677</text:p>
          </table:table-cell>
          <table:table-cell office:value-type="float" office:value="1.15255" calcext:value-type="float">
            <text:p>1,15255</text:p>
          </table:table-cell>
          <table:table-cell office:value-type="float" office:value="0.782082" calcext:value-type="float">
            <text:p>0,782082</text:p>
          </table:table-cell>
          <table:table-cell office:value-type="float" office:value="0.621884" calcext:value-type="float">
            <text:p>0,621884</text:p>
          </table:table-cell>
          <table:table-cell office:value-type="float" office:value="1.02598" calcext:value-type="float">
            <text:p>1,02598</text:p>
          </table:table-cell>
          <table:table-cell office:value-type="float" office:value="0.183996" calcext:value-type="float">
            <text:p>0,183996</text:p>
          </table:table-cell>
          <table:table-cell office:value-type="float" office:value="0.187232" calcext:value-type="float">
            <text:p>0,187232</text:p>
          </table:table-cell>
          <table:table-cell office:value-type="float" office:value="0.220269" calcext:value-type="float">
            <text:p>0,220269</text:p>
          </table:table-cell>
          <table:table-cell office:value-type="float" office:value="0.185894" calcext:value-type="float">
            <text:p>0,185894</text:p>
          </table:table-cell>
          <table:table-cell office:value-type="float" office:value="0.189951" calcext:value-type="float">
            <text:p>0,189951</text:p>
          </table:table-cell>
          <table:table-cell office:value-type="float" office:value="0.255016" calcext:value-type="float">
            <text:p>0,255016</text:p>
          </table:table-cell>
          <table:table-cell office:value-type="float" office:value="0.411332" calcext:value-type="float">
            <text:p>0,411332</text:p>
          </table:table-cell>
          <table:table-cell office:value-type="float" office:value="0.231255" calcext:value-type="float">
            <text:p>0,231255</text:p>
          </table:table-cell>
          <table:table-cell office:value-type="float" office:value="0.353673" calcext:value-type="float">
            <text:p>0,353673</text:p>
          </table:table-cell>
          <table:table-cell office:value-type="float" office:value="0.186539" calcext:value-type="float">
            <text:p>0,186539</text:p>
          </table:table-cell>
          <table:table-cell office:value-type="float" office:value="0.190301" calcext:value-type="float">
            <text:p>0,190301</text:p>
          </table:table-cell>
          <table:table-cell office:value-type="float" office:value="0.280759" calcext:value-type="float">
            <text:p>0,280759</text:p>
          </table:table-cell>
          <table:table-cell office:value-type="float" office:value="0.191727" calcext:value-type="float">
            <text:p>0,191727</text:p>
          </table:table-cell>
          <table:table-cell office:value-type="float" office:value="0.587373" calcext:value-type="float">
            <text:p>0,587373</text:p>
          </table:table-cell>
          <table:table-cell office:value-type="float" office:value="0.587483" calcext:value-type="float">
            <text:p>0,587483</text:p>
          </table:table-cell>
          <table:table-cell office:value-type="float" office:value="0.661056" calcext:value-type="float">
            <text:p>0,661056</text:p>
          </table:table-cell>
          <table:table-cell office:value-type="float" office:value="0.112343" calcext:value-type="float">
            <text:p>0,112343</text:p>
          </table:table-cell>
          <table:table-cell office:value-type="float" office:value="0.850659" calcext:value-type="float">
            <text:p>0,850659</text:p>
          </table:table-cell>
          <table:table-cell office:value-type="float" office:value="0.0624042" calcext:value-type="float">
            <text:p>0,0624042</text:p>
          </table:table-cell>
          <table:table-cell table:number-columns-repeated="20"/>
          <table:table-cell table:formula="of:=MIN([.A149:.BL149])" office:value-type="float" office:value="0.0624042" calcext:value-type="float">
            <text:p>0,0624042</text:p>
          </table:table-cell>
          <table:table-cell table:formula="of:=MAX([.A149:.BL149])" office:value-type="float" office:value="1.22597" calcext:value-type="float">
            <text:p>1,22597</text:p>
          </table:table-cell>
          <table:table-cell table:number-columns-repeated="7"/>
        </table:table-row>
        <table:table-row table:style-name="ro1">
          <table:table-cell office:value-type="float" office:value="0.188608" calcext:value-type="float">
            <text:p>0,188608</text:p>
          </table:table-cell>
          <table:table-cell office:value-type="float" office:value="0.199244" calcext:value-type="float">
            <text:p>0,199244</text:p>
          </table:table-cell>
          <table:table-cell office:value-type="float" office:value="0.219476" calcext:value-type="float">
            <text:p>0,219476</text:p>
          </table:table-cell>
          <table:table-cell office:value-type="float" office:value="0.208463" calcext:value-type="float">
            <text:p>0,208463</text:p>
          </table:table-cell>
          <table:table-cell office:value-type="float" office:value="0.220077" calcext:value-type="float">
            <text:p>0,220077</text:p>
          </table:table-cell>
          <table:table-cell office:value-type="float" office:value="0.235607" calcext:value-type="float">
            <text:p>0,235607</text:p>
          </table:table-cell>
          <table:table-cell office:value-type="float" office:value="0.205713" calcext:value-type="float">
            <text:p>0,205713</text:p>
          </table:table-cell>
          <table:table-cell office:value-type="float" office:value="0.208783" calcext:value-type="float">
            <text:p>0,208783</text:p>
          </table:table-cell>
          <table:table-cell office:value-type="float" office:value="0.242134" calcext:value-type="float">
            <text:p>0,242134</text:p>
          </table:table-cell>
          <table:table-cell office:value-type="float" office:value="0.241068" calcext:value-type="float">
            <text:p>0,241068</text:p>
          </table:table-cell>
          <table:table-cell office:value-type="float" office:value="0.203147" calcext:value-type="float">
            <text:p>0,203147</text:p>
          </table:table-cell>
          <table:table-cell office:value-type="float" office:value="0.203055" calcext:value-type="float">
            <text:p>0,203055</text:p>
          </table:table-cell>
          <table:table-cell office:value-type="float" office:value="0.19437" calcext:value-type="float">
            <text:p>0,19437</text:p>
          </table:table-cell>
          <table:table-cell office:value-type="float" office:value="0.198456" calcext:value-type="float">
            <text:p>0,198456</text:p>
          </table:table-cell>
          <table:table-cell office:value-type="float" office:value="0.205199" calcext:value-type="float">
            <text:p>0,205199</text:p>
          </table:table-cell>
          <table:table-cell office:value-type="float" office:value="1.1238" calcext:value-type="float">
            <text:p>1,1238</text:p>
          </table:table-cell>
          <table:table-cell office:value-type="float" office:value="0.936411" calcext:value-type="float">
            <text:p>0,936411</text:p>
          </table:table-cell>
          <table:table-cell office:value-type="float" office:value="0.185" calcext:value-type="float">
            <text:p>0,185</text:p>
          </table:table-cell>
          <table:table-cell office:value-type="float" office:value="1.19311" calcext:value-type="float">
            <text:p>1,19311</text:p>
          </table:table-cell>
          <table:table-cell office:value-type="float" office:value="1.21675" calcext:value-type="float">
            <text:p>1,21675</text:p>
          </table:table-cell>
          <table:table-cell office:value-type="float" office:value="0.37091" calcext:value-type="float">
            <text:p>0,37091</text:p>
          </table:table-cell>
          <table:table-cell office:value-type="float" office:value="1.09971" calcext:value-type="float">
            <text:p>1,09971</text:p>
          </table:table-cell>
          <table:table-cell office:value-type="float" office:value="0.181288" calcext:value-type="float">
            <text:p>0,181288</text:p>
          </table:table-cell>
          <table:table-cell office:value-type="float" office:value="0.562858" calcext:value-type="float">
            <text:p>0,562858</text:p>
          </table:table-cell>
          <table:table-cell office:value-type="float" office:value="1.18207" calcext:value-type="float">
            <text:p>1,18207</text:p>
          </table:table-cell>
          <table:table-cell office:value-type="float" office:value="1.443" calcext:value-type="float">
            <text:p>1,443</text:p>
          </table:table-cell>
          <table:table-cell office:value-type="float" office:value="0.990391" calcext:value-type="float">
            <text:p>0,990391</text:p>
          </table:table-cell>
          <table:table-cell office:value-type="float" office:value="0.417612" calcext:value-type="float">
            <text:p>0,417612</text:p>
          </table:table-cell>
          <table:table-cell office:value-type="float" office:value="0.61096" calcext:value-type="float">
            <text:p>0,61096</text:p>
          </table:table-cell>
          <table:table-cell office:value-type="float" office:value="1.58462" calcext:value-type="float">
            <text:p>1,58462</text:p>
          </table:table-cell>
          <table:table-cell office:value-type="float" office:value="0.218515" calcext:value-type="float">
            <text:p>0,218515</text:p>
          </table:table-cell>
          <table:table-cell office:value-type="float" office:value="0.24171" calcext:value-type="float">
            <text:p>0,24171</text:p>
          </table:table-cell>
          <table:table-cell office:value-type="float" office:value="1.00099" calcext:value-type="float">
            <text:p>1,00099</text:p>
          </table:table-cell>
          <table:table-cell office:value-type="float" office:value="0.454273" calcext:value-type="float">
            <text:p>0,454273</text:p>
          </table:table-cell>
          <table:table-cell office:value-type="float" office:value="1.24308" calcext:value-type="float">
            <text:p>1,24308</text:p>
          </table:table-cell>
          <table:table-cell office:value-type="float" office:value="1.06484" calcext:value-type="float">
            <text:p>1,06484</text:p>
          </table:table-cell>
          <table:table-cell office:value-type="float" office:value="0.377467" calcext:value-type="float">
            <text:p>0,377467</text:p>
          </table:table-cell>
          <table:table-cell office:value-type="float" office:value="1.6208" calcext:value-type="float">
            <text:p>1,6208</text:p>
          </table:table-cell>
          <table:table-cell office:value-type="float" office:value="0.193255" calcext:value-type="float">
            <text:p>0,193255</text:p>
          </table:table-cell>
          <table:table-cell office:value-type="float" office:value="1.481" calcext:value-type="float">
            <text:p>1,481</text:p>
          </table:table-cell>
          <table:table-cell office:value-type="float" office:value="0.676294" calcext:value-type="float">
            <text:p>0,676294</text:p>
          </table:table-cell>
          <table:table-cell office:value-type="float" office:value="1.27231" calcext:value-type="float">
            <text:p>1,27231</text:p>
          </table:table-cell>
          <table:table-cell office:value-type="float" office:value="1.109" calcext:value-type="float">
            <text:p>1,109</text:p>
          </table:table-cell>
          <table:table-cell office:value-type="float" office:value="0.161101" calcext:value-type="float">
            <text:p>0,161101</text:p>
          </table:table-cell>
          <table:table-cell office:value-type="float" office:value="0.0802028" calcext:value-type="float">
            <text:p>0,0802028</text:p>
          </table:table-cell>
          <table:table-cell office:value-type="float" office:value="0.082583" calcext:value-type="float">
            <text:p>0,082583</text:p>
          </table:table-cell>
          <table:table-cell office:value-type="float" office:value="0.15711" calcext:value-type="float">
            <text:p>0,15711</text:p>
          </table:table-cell>
          <table:table-cell office:value-type="float" office:value="0.0402989" calcext:value-type="float">
            <text:p>0,0402989</text:p>
          </table:table-cell>
          <table:table-cell table:number-columns-repeated="20"/>
          <table:table-cell table:formula="of:=MIN([.A150:.BL150])" office:value-type="float" office:value="0.0402989" calcext:value-type="float">
            <text:p>0,0402989</text:p>
          </table:table-cell>
          <table:table-cell table:formula="of:=MAX([.A150:.BL150])" office:value-type="float" office:value="1.6208" calcext:value-type="float">
            <text:p>1,6208</text:p>
          </table:table-cell>
          <table:table-cell table:number-columns-repeated="7"/>
        </table:table-row>
        <table:table-row table:style-name="ro1">
          <table:table-cell office:value-type="float" office:value="0.188116" calcext:value-type="float">
            <text:p>0,188116</text:p>
          </table:table-cell>
          <table:table-cell office:value-type="float" office:value="0.198714" calcext:value-type="float">
            <text:p>0,198714</text:p>
          </table:table-cell>
          <table:table-cell office:value-type="float" office:value="0.191252" calcext:value-type="float">
            <text:p>0,191252</text:p>
          </table:table-cell>
          <table:table-cell office:value-type="float" office:value="0.204667" calcext:value-type="float">
            <text:p>0,204667</text:p>
          </table:table-cell>
          <table:table-cell office:value-type="float" office:value="0.190687" calcext:value-type="float">
            <text:p>0,190687</text:p>
          </table:table-cell>
          <table:table-cell office:value-type="float" office:value="0.210368" calcext:value-type="float">
            <text:p>0,210368</text:p>
          </table:table-cell>
          <table:table-cell office:value-type="float" office:value="0.196341" calcext:value-type="float">
            <text:p>0,196341</text:p>
          </table:table-cell>
          <table:table-cell office:value-type="float" office:value="0.189262" calcext:value-type="float">
            <text:p>0,189262</text:p>
          </table:table-cell>
          <table:table-cell office:value-type="float" office:value="0.204673" calcext:value-type="float">
            <text:p>0,204673</text:p>
          </table:table-cell>
          <table:table-cell office:value-type="float" office:value="0.187172" calcext:value-type="float">
            <text:p>0,187172</text:p>
          </table:table-cell>
          <table:table-cell office:value-type="float" office:value="0.188421" calcext:value-type="float">
            <text:p>0,188421</text:p>
          </table:table-cell>
          <table:table-cell office:value-type="float" office:value="1.01567" calcext:value-type="float">
            <text:p>1,01567</text:p>
          </table:table-cell>
          <table:table-cell office:value-type="float" office:value="0.85069" calcext:value-type="float">
            <text:p>0,85069</text:p>
          </table:table-cell>
          <table:table-cell office:value-type="float" office:value="0.674597" calcext:value-type="float">
            <text:p>0,674597</text:p>
          </table:table-cell>
          <table:table-cell office:value-type="float" office:value="0.663229" calcext:value-type="float">
            <text:p>0,663229</text:p>
          </table:table-cell>
          <table:table-cell office:value-type="float" office:value="0.484027" calcext:value-type="float">
            <text:p>0,484027</text:p>
          </table:table-cell>
          <table:table-cell office:value-type="float" office:value="0.182123" calcext:value-type="float">
            <text:p>0,182123</text:p>
          </table:table-cell>
          <table:table-cell office:value-type="float" office:value="0.377461" calcext:value-type="float">
            <text:p>0,377461</text:p>
          </table:table-cell>
          <table:table-cell office:value-type="float" office:value="0.0979309" calcext:value-type="float">
            <text:p>0,0979309</text:p>
          </table:table-cell>
          <table:table-cell office:value-type="float" office:value="0.0877581" calcext:value-type="float">
            <text:p>0,0877581</text:p>
          </table:table-cell>
          <table:table-cell office:value-type="float" office:value="0.194276" calcext:value-type="float">
            <text:p>0,194276</text:p>
          </table:table-cell>
          <table:table-cell office:value-type="float" office:value="0.0911601" calcext:value-type="float">
            <text:p>0,0911601</text:p>
          </table:table-cell>
          <table:table-cell office:value-type="float" office:value="0.0905509" calcext:value-type="float">
            <text:p>0,0905509</text:p>
          </table:table-cell>
          <table:table-cell office:value-type="float" office:value="0.197879" calcext:value-type="float">
            <text:p>0,197879</text:p>
          </table:table-cell>
          <table:table-cell office:value-type="float" office:value="1.5694" calcext:value-type="float">
            <text:p>1,5694</text:p>
          </table:table-cell>
          <table:table-cell office:value-type="float" office:value="1.39891" calcext:value-type="float">
            <text:p>1,39891</text:p>
          </table:table-cell>
          <table:table-cell office:value-type="float" office:value="0.654186" calcext:value-type="float">
            <text:p>0,654186</text:p>
          </table:table-cell>
          <table:table-cell office:value-type="float" office:value="1.09707" calcext:value-type="float">
            <text:p>1,09707</text:p>
          </table:table-cell>
          <table:table-cell office:value-type="float" office:value="0.703271" calcext:value-type="float">
            <text:p>0,703271</text:p>
          </table:table-cell>
          <table:table-cell office:value-type="float" office:value="0.973284" calcext:value-type="float">
            <text:p>0,973284</text:p>
          </table:table-cell>
          <table:table-cell office:value-type="float" office:value="0.960628" calcext:value-type="float">
            <text:p>0,960628</text:p>
          </table:table-cell>
          <table:table-cell office:value-type="float" office:value="0.202267" calcext:value-type="float">
            <text:p>0,202267</text:p>
          </table:table-cell>
          <table:table-cell office:value-type="float" office:value="0.800275" calcext:value-type="float">
            <text:p>0,800275</text:p>
          </table:table-cell>
          <table:table-cell office:value-type="float" office:value="0.798826" calcext:value-type="float">
            <text:p>0,798826</text:p>
          </table:table-cell>
          <table:table-cell office:value-type="float" office:value="0.795261" calcext:value-type="float">
            <text:p>0,795261</text:p>
          </table:table-cell>
          <table:table-cell office:value-type="float" office:value="0.824265" calcext:value-type="float">
            <text:p>0,824265</text:p>
          </table:table-cell>
          <table:table-cell office:value-type="float" office:value="0.859337" calcext:value-type="float">
            <text:p>0,859337</text:p>
          </table:table-cell>
          <table:table-cell office:value-type="float" office:value="0.175825" calcext:value-type="float">
            <text:p>0,175825</text:p>
          </table:table-cell>
          <table:table-cell office:value-type="float" office:value="1.2349" calcext:value-type="float">
            <text:p>1,2349</text:p>
          </table:table-cell>
          <table:table-cell office:value-type="float" office:value="0.123448" calcext:value-type="float">
            <text:p>0,123448</text:p>
          </table:table-cell>
          <table:table-cell office:value-type="float" office:value="0.150571" calcext:value-type="float">
            <text:p>0,150571</text:p>
          </table:table-cell>
          <table:table-cell office:value-type="float" office:value="0.18333" calcext:value-type="float">
            <text:p>0,18333</text:p>
          </table:table-cell>
          <table:table-cell office:value-type="float" office:value="0.795167" calcext:value-type="float">
            <text:p>0,795167</text:p>
          </table:table-cell>
          <table:table-cell office:value-type="float" office:value="0.627556" calcext:value-type="float">
            <text:p>0,627556</text:p>
          </table:table-cell>
          <table:table-cell office:value-type="float" office:value="0.428214" calcext:value-type="float">
            <text:p>0,428214</text:p>
          </table:table-cell>
          <table:table-cell office:value-type="float" office:value="0.076616" calcext:value-type="float">
            <text:p>0,076616</text:p>
          </table:table-cell>
          <table:table-cell office:value-type="float" office:value="0.0823231" calcext:value-type="float">
            <text:p>0,0823231</text:p>
          </table:table-cell>
          <table:table-cell office:value-type="float" office:value="0.11984" calcext:value-type="float">
            <text:p>0,11984</text:p>
          </table:table-cell>
          <table:table-cell table:number-columns-repeated="20"/>
          <table:table-cell table:formula="of:=MIN([.A151:.BL151])" office:value-type="float" office:value="0.076616" calcext:value-type="float">
            <text:p>0,076616</text:p>
          </table:table-cell>
          <table:table-cell table:formula="of:=MAX([.A151:.BL151])" office:value-type="float" office:value="1.5694" calcext:value-type="float">
            <text:p>1,5694</text:p>
          </table:table-cell>
          <table:table-cell table:number-columns-repeated="7"/>
        </table:table-row>
        <table:table-row table:style-name="ro1">
          <table:table-cell office:value-type="float" office:value="0.194617" calcext:value-type="float">
            <text:p>0,194617</text:p>
          </table:table-cell>
          <table:table-cell office:value-type="float" office:value="0.199292" calcext:value-type="float">
            <text:p>0,199292</text:p>
          </table:table-cell>
          <table:table-cell office:value-type="float" office:value="0.208155" calcext:value-type="float">
            <text:p>0,208155</text:p>
          </table:table-cell>
          <table:table-cell office:value-type="float" office:value="0.196108" calcext:value-type="float">
            <text:p>0,196108</text:p>
          </table:table-cell>
          <table:table-cell office:value-type="float" office:value="0.209114" calcext:value-type="float">
            <text:p>0,209114</text:p>
          </table:table-cell>
          <table:table-cell office:value-type="float" office:value="0.209683" calcext:value-type="float">
            <text:p>0,209683</text:p>
          </table:table-cell>
          <table:table-cell office:value-type="float" office:value="0.194524" calcext:value-type="float">
            <text:p>0,194524</text:p>
          </table:table-cell>
          <table:table-cell office:value-type="float" office:value="0.216308" calcext:value-type="float">
            <text:p>0,216308</text:p>
          </table:table-cell>
          <table:table-cell office:value-type="float" office:value="0.19234" calcext:value-type="float">
            <text:p>0,19234</text:p>
          </table:table-cell>
          <table:table-cell office:value-type="float" office:value="0.224428" calcext:value-type="float">
            <text:p>0,224428</text:p>
          </table:table-cell>
          <table:table-cell office:value-type="float" office:value="0.192489" calcext:value-type="float">
            <text:p>0,192489</text:p>
          </table:table-cell>
          <table:table-cell office:value-type="float" office:value="1.06187" calcext:value-type="float">
            <text:p>1,06187</text:p>
          </table:table-cell>
          <table:table-cell office:value-type="float" office:value="0.212822" calcext:value-type="float">
            <text:p>0,212822</text:p>
          </table:table-cell>
          <table:table-cell office:value-type="float" office:value="0.865334" calcext:value-type="float">
            <text:p>0,865334</text:p>
          </table:table-cell>
          <table:table-cell office:value-type="float" office:value="0.423712" calcext:value-type="float">
            <text:p>0,423712</text:p>
          </table:table-cell>
          <table:table-cell office:value-type="float" office:value="0.845847" calcext:value-type="float">
            <text:p>0,845847</text:p>
          </table:table-cell>
          <table:table-cell office:value-type="float" office:value="0.210663" calcext:value-type="float">
            <text:p>0,210663</text:p>
          </table:table-cell>
          <table:table-cell office:value-type="float" office:value="0.659225" calcext:value-type="float">
            <text:p>0,659225</text:p>
          </table:table-cell>
          <table:table-cell office:value-type="float" office:value="0.229145" calcext:value-type="float">
            <text:p>0,229145</text:p>
          </table:table-cell>
          <table:table-cell office:value-type="float" office:value="0.455172" calcext:value-type="float">
            <text:p>0,455172</text:p>
          </table:table-cell>
          <table:table-cell office:value-type="float" office:value="0.224461" calcext:value-type="float">
            <text:p>0,224461</text:p>
          </table:table-cell>
          <table:table-cell office:value-type="float" office:value="0.211744" calcext:value-type="float">
            <text:p>0,211744</text:p>
          </table:table-cell>
          <table:table-cell office:value-type="float" office:value="0.213197" calcext:value-type="float">
            <text:p>0,213197</text:p>
          </table:table-cell>
          <table:table-cell office:value-type="float" office:value="0.090256" calcext:value-type="float">
            <text:p>0,090256</text:p>
          </table:table-cell>
          <table:table-cell office:value-type="float" office:value="0.212388" calcext:value-type="float">
            <text:p>0,212388</text:p>
          </table:table-cell>
          <table:table-cell office:value-type="float" office:value="0.195365" calcext:value-type="float">
            <text:p>0,195365</text:p>
          </table:table-cell>
          <table:table-cell office:value-type="float" office:value="0.100512" calcext:value-type="float">
            <text:p>0,100512</text:p>
          </table:table-cell>
          <table:table-cell office:value-type="float" office:value="0.0941539" calcext:value-type="float">
            <text:p>0,0941539</text:p>
          </table:table-cell>
          <table:table-cell office:value-type="float" office:value="1.23563" calcext:value-type="float">
            <text:p>1,23563</text:p>
          </table:table-cell>
          <table:table-cell office:value-type="float" office:value="1.5289" calcext:value-type="float">
            <text:p>1,5289</text:p>
          </table:table-cell>
          <table:table-cell office:value-type="float" office:value="1.53086" calcext:value-type="float">
            <text:p>1,53086</text:p>
          </table:table-cell>
          <table:table-cell office:value-type="float" office:value="0.937687" calcext:value-type="float">
            <text:p>0,937687</text:p>
          </table:table-cell>
          <table:table-cell office:value-type="float" office:value="1.35502" calcext:value-type="float">
            <text:p>1,35502</text:p>
          </table:table-cell>
          <table:table-cell office:value-type="float" office:value="1.23629" calcext:value-type="float">
            <text:p>1,23629</text:p>
          </table:table-cell>
          <table:table-cell office:value-type="float" office:value="1.86686" calcext:value-type="float">
            <text:p>1,86686</text:p>
          </table:table-cell>
          <table:table-cell office:value-type="float" office:value="1.52192" calcext:value-type="float">
            <text:p>1,52192</text:p>
          </table:table-cell>
          <table:table-cell office:value-type="float" office:value="1.27598" calcext:value-type="float">
            <text:p>1,27598</text:p>
          </table:table-cell>
          <table:table-cell office:value-type="float" office:value="0.856862" calcext:value-type="float">
            <text:p>0,856862</text:p>
          </table:table-cell>
          <table:table-cell office:value-type="float" office:value="0.471205" calcext:value-type="float">
            <text:p>0,471205</text:p>
          </table:table-cell>
          <table:table-cell office:value-type="float" office:value="1.98798" calcext:value-type="float">
            <text:p>1,98798</text:p>
          </table:table-cell>
          <table:table-cell office:value-type="float" office:value="1.99819" calcext:value-type="float">
            <text:p>1,99819</text:p>
          </table:table-cell>
          <table:table-cell office:value-type="float" office:value="1.79132" calcext:value-type="float">
            <text:p>1,79132</text:p>
          </table:table-cell>
          <table:table-cell office:value-type="float" office:value="1.8451" calcext:value-type="float">
            <text:p>1,8451</text:p>
          </table:table-cell>
          <table:table-cell office:value-type="float" office:value="0.599884" calcext:value-type="float">
            <text:p>0,599884</text:p>
          </table:table-cell>
          <table:table-cell office:value-type="float" office:value="1.69639" calcext:value-type="float">
            <text:p>1,69639</text:p>
          </table:table-cell>
          <table:table-cell office:value-type="float" office:value="2.11517" calcext:value-type="float">
            <text:p>2,11517</text:p>
          </table:table-cell>
          <table:table-cell office:value-type="float" office:value="1.92041" calcext:value-type="float">
            <text:p>1,92041</text:p>
          </table:table-cell>
          <table:table-cell office:value-type="float" office:value="0.845546" calcext:value-type="float">
            <text:p>0,845546</text:p>
          </table:table-cell>
          <table:table-cell table:number-columns-repeated="20"/>
          <table:table-cell table:formula="of:=MIN([.A152:.BL152])" office:value-type="float" office:value="0.090256" calcext:value-type="float">
            <text:p>0,090256</text:p>
          </table:table-cell>
          <table:table-cell table:formula="of:=MAX([.A152:.BL152])" office:value-type="float" office:value="2.11517" calcext:value-type="float">
            <text:p>2,11517</text:p>
          </table:table-cell>
          <table:table-cell table:number-columns-repeated="7"/>
        </table:table-row>
        <table:table-row table:style-name="ro1">
          <table:table-cell office:value-type="float" office:value="0.097297" calcext:value-type="float">
            <text:p>0,097297</text:p>
          </table:table-cell>
          <table:table-cell office:value-type="float" office:value="0.0932012" calcext:value-type="float">
            <text:p>0,0932012</text:p>
          </table:table-cell>
          <table:table-cell office:value-type="float" office:value="0.19467" calcext:value-type="float">
            <text:p>0,19467</text:p>
          </table:table-cell>
          <table:table-cell office:value-type="float" office:value="0.093576" calcext:value-type="float">
            <text:p>0,093576</text:p>
          </table:table-cell>
          <table:table-cell office:value-type="float" office:value="0.091485" calcext:value-type="float">
            <text:p>0,091485</text:p>
          </table:table-cell>
          <table:table-cell office:value-type="float" office:value="0.188316" calcext:value-type="float">
            <text:p>0,188316</text:p>
          </table:table-cell>
          <table:table-cell office:value-type="float" office:value="0.0845079" calcext:value-type="float">
            <text:p>0,0845079</text:p>
          </table:table-cell>
          <table:table-cell office:value-type="float" office:value="0.0941319" calcext:value-type="float">
            <text:p>0,0941319</text:p>
          </table:table-cell>
          <table:table-cell office:value-type="float" office:value="0.194265" calcext:value-type="float">
            <text:p>0,194265</text:p>
          </table:table-cell>
          <table:table-cell office:value-type="float" office:value="0.528444" calcext:value-type="float">
            <text:p>0,528444</text:p>
          </table:table-cell>
          <table:table-cell office:value-type="float" office:value="0.528488" calcext:value-type="float">
            <text:p>0,528488</text:p>
          </table:table-cell>
          <table:table-cell office:value-type="float" office:value="0.574585" calcext:value-type="float">
            <text:p>0,574585</text:p>
          </table:table-cell>
          <table:table-cell office:value-type="float" office:value="0.200827" calcext:value-type="float">
            <text:p>0,200827</text:p>
          </table:table-cell>
          <table:table-cell office:value-type="float" office:value="0.48259" calcext:value-type="float">
            <text:p>0,48259</text:p>
          </table:table-cell>
          <table:table-cell office:value-type="float" office:value="0.521745" calcext:value-type="float">
            <text:p>0,521745</text:p>
          </table:table-cell>
          <table:table-cell office:value-type="float" office:value="0.483362" calcext:value-type="float">
            <text:p>0,483362</text:p>
          </table:table-cell>
          <table:table-cell office:value-type="float" office:value="0.18954" calcext:value-type="float">
            <text:p>0,18954</text:p>
          </table:table-cell>
          <table:table-cell office:value-type="float" office:value="0.439979" calcext:value-type="float">
            <text:p>0,439979</text:p>
          </table:table-cell>
          <table:table-cell office:value-type="float" office:value="0.432642" calcext:value-type="float">
            <text:p>0,432642</text:p>
          </table:table-cell>
          <table:table-cell office:value-type="float" office:value="0.37687" calcext:value-type="float">
            <text:p>0,37687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202216" calcext:value-type="float">
            <text:p>0,202216</text:p>
          </table:table-cell>
          <table:table-cell office:value-type="float" office:value="0.191127" calcext:value-type="float">
            <text:p>0,191127</text:p>
          </table:table-cell>
          <table:table-cell office:value-type="float" office:value="0.186121" calcext:value-type="float">
            <text:p>0,186121</text:p>
          </table:table-cell>
          <table:table-cell office:value-type="float" office:value="0.195364" calcext:value-type="float">
            <text:p>0,195364</text:p>
          </table:table-cell>
          <table:table-cell office:value-type="float" office:value="0.199634" calcext:value-type="float">
            <text:p>0,199634</text:p>
          </table:table-cell>
          <table:table-cell office:value-type="float" office:value="1.08817" calcext:value-type="float">
            <text:p>1,08817</text:p>
          </table:table-cell>
          <table:table-cell office:value-type="float" office:value="0.274339" calcext:value-type="float">
            <text:p>0,274339</text:p>
          </table:table-cell>
          <table:table-cell office:value-type="float" office:value="1.35182" calcext:value-type="float">
            <text:p>1,35182</text:p>
          </table:table-cell>
          <table:table-cell office:value-type="float" office:value="0.182628" calcext:value-type="float">
            <text:p>0,182628</text:p>
          </table:table-cell>
          <table:table-cell office:value-type="float" office:value="1.36075" calcext:value-type="float">
            <text:p>1,36075</text:p>
          </table:table-cell>
          <table:table-cell office:value-type="float" office:value="0.648078" calcext:value-type="float">
            <text:p>0,648078</text:p>
          </table:table-cell>
          <table:table-cell office:value-type="float" office:value="1.03462" calcext:value-type="float">
            <text:p>1,03462</text:p>
          </table:table-cell>
          <table:table-cell office:value-type="float" office:value="0.189803" calcext:value-type="float">
            <text:p>0,189803</text:p>
          </table:table-cell>
          <table:table-cell office:value-type="float" office:value="0.372724" calcext:value-type="float">
            <text:p>0,372724</text:p>
          </table:table-cell>
          <table:table-cell office:value-type="float" office:value="0.788447" calcext:value-type="float">
            <text:p>0,788447</text:p>
          </table:table-cell>
          <table:table-cell office:value-type="float" office:value="1.55405" calcext:value-type="float">
            <text:p>1,55405</text:p>
          </table:table-cell>
          <table:table-cell office:value-type="float" office:value="0.788034" calcext:value-type="float">
            <text:p>0,788034</text:p>
          </table:table-cell>
          <table:table-cell office:value-type="float" office:value="1.81117" calcext:value-type="float">
            <text:p>1,81117</text:p>
          </table:table-cell>
          <table:table-cell office:value-type="float" office:value="2.04539" calcext:value-type="float">
            <text:p>2,04539</text:p>
          </table:table-cell>
          <table:table-cell office:value-type="float" office:value="1.56904" calcext:value-type="float">
            <text:p>1,56904</text:p>
          </table:table-cell>
          <table:table-cell office:value-type="float" office:value="0.190691" calcext:value-type="float">
            <text:p>0,190691</text:p>
          </table:table-cell>
          <table:table-cell office:value-type="float" office:value="0.495201" calcext:value-type="float">
            <text:p>0,495201</text:p>
          </table:table-cell>
          <table:table-cell office:value-type="float" office:value="2.04346" calcext:value-type="float">
            <text:p>2,04346</text:p>
          </table:table-cell>
          <table:table-cell office:value-type="float" office:value="0.319148" calcext:value-type="float">
            <text:p>0,319148</text:p>
          </table:table-cell>
          <table:table-cell office:value-type="float" office:value="0.703849" calcext:value-type="float">
            <text:p>0,703849</text:p>
          </table:table-cell>
          <table:table-cell office:value-type="float" office:value="0.725898" calcext:value-type="float">
            <text:p>0,725898</text:p>
          </table:table-cell>
          <table:table-cell office:value-type="float" office:value="0.0511391" calcext:value-type="float">
            <text:p>0,0511391</text:p>
          </table:table-cell>
          <table:table-cell table:number-columns-repeated="20"/>
          <table:table-cell table:formula="of:=MIN([.A153:.BL153])" office:value-type="float" office:value="0.0511391" calcext:value-type="float">
            <text:p>0,0511391</text:p>
          </table:table-cell>
          <table:table-cell table:formula="of:=MAX([.A153:.BL153])" office:value-type="float" office:value="2.04539" calcext:value-type="float">
            <text:p>2,04539</text:p>
          </table:table-cell>
          <table:table-cell table:number-columns-repeated="7"/>
        </table:table-row>
        <table:table-row table:style-name="ro1">
          <table:table-cell office:value-type="float" office:value="0.190899" calcext:value-type="float">
            <text:p>0,190899</text:p>
          </table:table-cell>
          <table:table-cell office:value-type="float" office:value="0.198349" calcext:value-type="float">
            <text:p>0,198349</text:p>
          </table:table-cell>
          <table:table-cell office:value-type="float" office:value="0.202031" calcext:value-type="float">
            <text:p>0,202031</text:p>
          </table:table-cell>
          <table:table-cell office:value-type="float" office:value="0.186438" calcext:value-type="float">
            <text:p>0,186438</text:p>
          </table:table-cell>
          <table:table-cell office:value-type="float" office:value="0.188962" calcext:value-type="float">
            <text:p>0,188962</text:p>
          </table:table-cell>
          <table:table-cell office:value-type="float" office:value="0.192738" calcext:value-type="float">
            <text:p>0,192738</text:p>
          </table:table-cell>
          <table:table-cell office:value-type="float" office:value="0.194067" calcext:value-type="float">
            <text:p>0,194067</text:p>
          </table:table-cell>
          <table:table-cell office:value-type="float" office:value="0.560232" calcext:value-type="float">
            <text:p>0,560232</text:p>
          </table:table-cell>
          <table:table-cell office:value-type="float" office:value="0.559128" calcext:value-type="float">
            <text:p>0,559128</text:p>
          </table:table-cell>
          <table:table-cell office:value-type="float" office:value="0.194006" calcext:value-type="float">
            <text:p>0,194006</text:p>
          </table:table-cell>
          <table:table-cell office:value-type="float" office:value="0.207941" calcext:value-type="float">
            <text:p>0,207941</text:p>
          </table:table-cell>
          <table:table-cell office:value-type="float" office:value="0.602367" calcext:value-type="float">
            <text:p>0,602367</text:p>
          </table:table-cell>
          <table:table-cell office:value-type="float" office:value="0.605858" calcext:value-type="float">
            <text:p>0,605858</text:p>
          </table:table-cell>
          <table:table-cell office:value-type="float" office:value="0.202831" calcext:value-type="float">
            <text:p>0,202831</text:p>
          </table:table-cell>
          <table:table-cell office:value-type="float" office:value="0.194732" calcext:value-type="float">
            <text:p>0,194732</text:p>
          </table:table-cell>
          <table:table-cell office:value-type="float" office:value="0.402977" calcext:value-type="float">
            <text:p>0,402977</text:p>
          </table:table-cell>
          <table:table-cell office:value-type="float" office:value="1.02386" calcext:value-type="float">
            <text:p>1,02386</text:p>
          </table:table-cell>
          <table:table-cell office:value-type="float" office:value="0.948295" calcext:value-type="float">
            <text:p>0,948295</text:p>
          </table:table-cell>
          <table:table-cell office:value-type="float" office:value="0.189733" calcext:value-type="float">
            <text:p>0,189733</text:p>
          </table:table-cell>
          <table:table-cell office:value-type="float" office:value="0.750807" calcext:value-type="float">
            <text:p>0,750807</text:p>
          </table:table-cell>
          <table:table-cell office:value-type="float" office:value="0.188697" calcext:value-type="float">
            <text:p>0,188697</text:p>
          </table:table-cell>
          <table:table-cell office:value-type="float" office:value="1.31536" calcext:value-type="float">
            <text:p>1,31536</text:p>
          </table:table-cell>
          <table:table-cell office:value-type="float" office:value="0.187816" calcext:value-type="float">
            <text:p>0,187816</text:p>
          </table:table-cell>
          <table:table-cell office:value-type="float" office:value="0.198673" calcext:value-type="float">
            <text:p>0,198673</text:p>
          </table:table-cell>
          <table:table-cell office:value-type="float" office:value="0.194397" calcext:value-type="float">
            <text:p>0,194397</text:p>
          </table:table-cell>
          <table:table-cell office:value-type="float" office:value="1.3202" calcext:value-type="float">
            <text:p>1,3202</text:p>
          </table:table-cell>
          <table:table-cell office:value-type="float" office:value="0.557446" calcext:value-type="float">
            <text:p>0,557446</text:p>
          </table:table-cell>
          <table:table-cell office:value-type="float" office:value="0.370035" calcext:value-type="float">
            <text:p>0,370035</text:p>
          </table:table-cell>
          <table:table-cell office:value-type="float" office:value="0.74919" calcext:value-type="float">
            <text:p>0,74919</text:p>
          </table:table-cell>
          <table:table-cell office:value-type="float" office:value="0.565285" calcext:value-type="float">
            <text:p>0,565285</text:p>
          </table:table-cell>
          <table:table-cell office:value-type="float" office:value="0.214794" calcext:value-type="float">
            <text:p>0,214794</text:p>
          </table:table-cell>
          <table:table-cell office:value-type="float" office:value="0.250029" calcext:value-type="float">
            <text:p>0,250029</text:p>
          </table:table-cell>
          <table:table-cell office:value-type="float" office:value="0.189899" calcext:value-type="float">
            <text:p>0,189899</text:p>
          </table:table-cell>
          <table:table-cell office:value-type="float" office:value="0.179603" calcext:value-type="float">
            <text:p>0,179603</text:p>
          </table:table-cell>
          <table:table-cell office:value-type="float" office:value="1.35001" calcext:value-type="float">
            <text:p>1,35001</text:p>
          </table:table-cell>
          <table:table-cell office:value-type="float" office:value="0.392234" calcext:value-type="float">
            <text:p>0,392234</text:p>
          </table:table-cell>
          <table:table-cell office:value-type="float" office:value="1.15436" calcext:value-type="float">
            <text:p>1,15436</text:p>
          </table:table-cell>
          <table:table-cell office:value-type="float" office:value="0.289458" calcext:value-type="float">
            <text:p>0,289458</text:p>
          </table:table-cell>
          <table:table-cell office:value-type="float" office:value="1.81188" calcext:value-type="float">
            <text:p>1,81188</text:p>
          </table:table-cell>
          <table:table-cell office:value-type="float" office:value="1.28854" calcext:value-type="float">
            <text:p>1,28854</text:p>
          </table:table-cell>
          <table:table-cell office:value-type="float" office:value="0.125282" calcext:value-type="float">
            <text:p>0,125282</text:p>
          </table:table-cell>
          <table:table-cell office:value-type="float" office:value="0.0742021" calcext:value-type="float">
            <text:p>0,0742021</text:p>
          </table:table-cell>
          <table:table-cell office:value-type="float" office:value="0.286133" calcext:value-type="float">
            <text:p>0,286133</text:p>
          </table:table-cell>
          <table:table-cell office:value-type="float" office:value="0.665008" calcext:value-type="float">
            <text:p>0,665008</text:p>
          </table:table-cell>
          <table:table-cell office:value-type="float" office:value="2.02215" calcext:value-type="float">
            <text:p>2,02215</text:p>
          </table:table-cell>
          <table:table-cell office:value-type="float" office:value="1.63233" calcext:value-type="float">
            <text:p>1,63233</text:p>
          </table:table-cell>
          <table:table-cell office:value-type="float" office:value="0.0307522" calcext:value-type="float">
            <text:p>0,0307522</text:p>
          </table:table-cell>
          <table:table-cell office:value-type="float" office:value="0.030231" calcext:value-type="float">
            <text:p>0,030231</text:p>
          </table:table-cell>
          <table:table-cell table:number-columns-repeated="20"/>
          <table:table-cell table:formula="of:=MIN([.A154:.BL154])" office:value-type="float" office:value="0.030231" calcext:value-type="float">
            <text:p>0,030231</text:p>
          </table:table-cell>
          <table:table-cell table:formula="of:=MAX([.A154:.BL154])" office:value-type="float" office:value="2.02215" calcext:value-type="float">
            <text:p>2,02215</text:p>
          </table:table-cell>
          <table:table-cell table:number-columns-repeated="7"/>
        </table:table-row>
        <table:table-row table:style-name="ro1">
          <table:table-cell office:value-type="float" office:value="0.197952" calcext:value-type="float">
            <text:p>0,197952</text:p>
          </table:table-cell>
          <table:table-cell office:value-type="float" office:value="0.213388" calcext:value-type="float">
            <text:p>0,213388</text:p>
          </table:table-cell>
          <table:table-cell office:value-type="float" office:value="0.226868" calcext:value-type="float">
            <text:p>0,226868</text:p>
          </table:table-cell>
          <table:table-cell office:value-type="float" office:value="0.20652" calcext:value-type="float">
            <text:p>0,20652</text:p>
          </table:table-cell>
          <table:table-cell office:value-type="float" office:value="0.195937" calcext:value-type="float">
            <text:p>0,195937</text:p>
          </table:table-cell>
          <table:table-cell office:value-type="float" office:value="0.1994" calcext:value-type="float">
            <text:p>0,1994</text:p>
          </table:table-cell>
          <table:table-cell office:value-type="float" office:value="0.222267" calcext:value-type="float">
            <text:p>0,222267</text:p>
          </table:table-cell>
          <table:table-cell office:value-type="float" office:value="0.19164" calcext:value-type="float">
            <text:p>0,19164</text:p>
          </table:table-cell>
          <table:table-cell office:value-type="float" office:value="0.215219" calcext:value-type="float">
            <text:p>0,215219</text:p>
          </table:table-cell>
          <table:table-cell office:value-type="float" office:value="0.19764" calcext:value-type="float">
            <text:p>0,19764</text:p>
          </table:table-cell>
          <table:table-cell office:value-type="float" office:value="0.213305" calcext:value-type="float">
            <text:p>0,213305</text:p>
          </table:table-cell>
          <table:table-cell office:value-type="float" office:value="0.202403" calcext:value-type="float">
            <text:p>0,202403</text:p>
          </table:table-cell>
          <table:table-cell office:value-type="float" office:value="0.187974" calcext:value-type="float">
            <text:p>0,187974</text:p>
          </table:table-cell>
          <table:table-cell office:value-type="float" office:value="0.192401" calcext:value-type="float">
            <text:p>0,192401</text:p>
          </table:table-cell>
          <table:table-cell office:value-type="float" office:value="0.215399" calcext:value-type="float">
            <text:p>0,215399</text:p>
          </table:table-cell>
          <table:table-cell office:value-type="float" office:value="0.883767" calcext:value-type="float">
            <text:p>0,883767</text:p>
          </table:table-cell>
          <table:table-cell office:value-type="float" office:value="0.85309" calcext:value-type="float">
            <text:p>0,85309</text:p>
          </table:table-cell>
          <table:table-cell office:value-type="float" office:value="0.861458" calcext:value-type="float">
            <text:p>0,861458</text:p>
          </table:table-cell>
          <table:table-cell office:value-type="float" office:value="0.210259" calcext:value-type="float">
            <text:p>0,210259</text:p>
          </table:table-cell>
          <table:table-cell office:value-type="float" office:value="0.383137" calcext:value-type="float">
            <text:p>0,383137</text:p>
          </table:table-cell>
          <table:table-cell office:value-type="float" office:value="0.639555" calcext:value-type="float">
            <text:p>0,639555</text:p>
          </table:table-cell>
          <table:table-cell office:value-type="float" office:value="0.637294" calcext:value-type="float">
            <text:p>0,637294</text:p>
          </table:table-cell>
          <table:table-cell office:value-type="float" office:value="0.202555" calcext:value-type="float">
            <text:p>0,202555</text:p>
          </table:table-cell>
          <table:table-cell office:value-type="float" office:value="0.529068" calcext:value-type="float">
            <text:p>0,529068</text:p>
          </table:table-cell>
          <table:table-cell office:value-type="float" office:value="1.05194" calcext:value-type="float">
            <text:p>1,05194</text:p>
          </table:table-cell>
          <table:table-cell office:value-type="float" office:value="0.195448" calcext:value-type="float">
            <text:p>0,195448</text:p>
          </table:table-cell>
          <table:table-cell office:value-type="float" office:value="0.633131" calcext:value-type="float">
            <text:p>0,633131</text:p>
          </table:table-cell>
          <table:table-cell office:value-type="float" office:value="1.01182" calcext:value-type="float">
            <text:p>1,01182</text:p>
          </table:table-cell>
          <table:table-cell office:value-type="float" office:value="0.195949" calcext:value-type="float">
            <text:p>0,195949</text:p>
          </table:table-cell>
          <table:table-cell office:value-type="float" office:value="0.203965" calcext:value-type="float">
            <text:p>0,203965</text:p>
          </table:table-cell>
          <table:table-cell office:value-type="float" office:value="1.47546" calcext:value-type="float">
            <text:p>1,47546</text:p>
          </table:table-cell>
          <table:table-cell office:value-type="float" office:value="0.206636" calcext:value-type="float">
            <text:p>0,206636</text:p>
          </table:table-cell>
          <table:table-cell office:value-type="float" office:value="0.199004" calcext:value-type="float">
            <text:p>0,199004</text:p>
          </table:table-cell>
          <table:table-cell office:value-type="float" office:value="0.606161" calcext:value-type="float">
            <text:p>0,606161</text:p>
          </table:table-cell>
          <table:table-cell office:value-type="float" office:value="0.25305" calcext:value-type="float">
            <text:p>0,25305</text:p>
          </table:table-cell>
          <table:table-cell office:value-type="float" office:value="0.207649" calcext:value-type="float">
            <text:p>0,207649</text:p>
          </table:table-cell>
          <table:table-cell office:value-type="float" office:value="0.405867" calcext:value-type="float">
            <text:p>0,405867</text:p>
          </table:table-cell>
          <table:table-cell office:value-type="float" office:value="0.394835" calcext:value-type="float">
            <text:p>0,394835</text:p>
          </table:table-cell>
          <table:table-cell office:value-type="float" office:value="0.230022" calcext:value-type="float">
            <text:p>0,230022</text:p>
          </table:table-cell>
          <table:table-cell office:value-type="float" office:value="1.78988" calcext:value-type="float">
            <text:p>1,78988</text:p>
          </table:table-cell>
          <table:table-cell office:value-type="float" office:value="1.82814" calcext:value-type="float">
            <text:p>1,82814</text:p>
          </table:table-cell>
          <table:table-cell office:value-type="float" office:value="0.204336" calcext:value-type="float">
            <text:p>0,204336</text:p>
          </table:table-cell>
          <table:table-cell office:value-type="float" office:value="0.287057" calcext:value-type="float">
            <text:p>0,287057</text:p>
          </table:table-cell>
          <table:table-cell office:value-type="float" office:value="1.50314" calcext:value-type="float">
            <text:p>1,50314</text:p>
          </table:table-cell>
          <table:table-cell office:value-type="float" office:value="0.520247" calcext:value-type="float">
            <text:p>0,520247</text:p>
          </table:table-cell>
          <table:table-cell office:value-type="float" office:value="0.510086" calcext:value-type="float">
            <text:p>0,510086</text:p>
          </table:table-cell>
          <table:table-cell office:value-type="float" office:value="0.328531" calcext:value-type="float">
            <text:p>0,328531</text:p>
          </table:table-cell>
          <table:table-cell office:value-type="float" office:value="0.564447" calcext:value-type="float">
            <text:p>0,564447</text:p>
          </table:table-cell>
          <table:table-cell table:number-columns-repeated="20"/>
          <table:table-cell table:formula="of:=MIN([.A155:.BL155])" office:value-type="float" office:value="0.187974" calcext:value-type="float">
            <text:p>0,187974</text:p>
          </table:table-cell>
          <table:table-cell table:formula="of:=MAX([.A155:.BL155])" office:value-type="float" office:value="1.82814" calcext:value-type="float">
            <text:p>1,82814</text:p>
          </table:table-cell>
          <table:table-cell table:number-columns-repeated="7"/>
        </table:table-row>
        <table:table-row table:style-name="ro1">
          <table:table-cell office:value-type="float" office:value="0.191913" calcext:value-type="float">
            <text:p>0,191913</text:p>
          </table:table-cell>
          <table:table-cell office:value-type="float" office:value="0.211386" calcext:value-type="float">
            <text:p>0,211386</text:p>
          </table:table-cell>
          <table:table-cell office:value-type="float" office:value="0.190852" calcext:value-type="float">
            <text:p>0,190852</text:p>
          </table:table-cell>
          <table:table-cell office:value-type="float" office:value="0.213417" calcext:value-type="float">
            <text:p>0,213417</text:p>
          </table:table-cell>
          <table:table-cell office:value-type="float" office:value="0.213599" calcext:value-type="float">
            <text:p>0,213599</text:p>
          </table:table-cell>
          <table:table-cell office:value-type="float" office:value="0.40791" calcext:value-type="float">
            <text:p>0,40791</text:p>
          </table:table-cell>
          <table:table-cell office:value-type="float" office:value="0.391764" calcext:value-type="float">
            <text:p>0,391764</text:p>
          </table:table-cell>
          <table:table-cell office:value-type="float" office:value="0.188439" calcext:value-type="float">
            <text:p>0,188439</text:p>
          </table:table-cell>
          <table:table-cell office:value-type="float" office:value="0.20372" calcext:value-type="float">
            <text:p>0,20372</text:p>
          </table:table-cell>
          <table:table-cell office:value-type="float" office:value="0.193137" calcext:value-type="float">
            <text:p>0,193137</text:p>
          </table:table-cell>
          <table:table-cell office:value-type="float" office:value="0.193203" calcext:value-type="float">
            <text:p>0,193203</text:p>
          </table:table-cell>
          <table:table-cell office:value-type="float" office:value="0.382536" calcext:value-type="float">
            <text:p>0,382536</text:p>
          </table:table-cell>
          <table:table-cell office:value-type="float" office:value="0.370031" calcext:value-type="float">
            <text:p>0,370031</text:p>
          </table:table-cell>
          <table:table-cell office:value-type="float" office:value="0.188941" calcext:value-type="float">
            <text:p>0,188941</text:p>
          </table:table-cell>
          <table:table-cell office:value-type="float" office:value="0.208742" calcext:value-type="float">
            <text:p>0,208742</text:p>
          </table:table-cell>
          <table:table-cell office:value-type="float" office:value="0.191516" calcext:value-type="float">
            <text:p>0,191516</text:p>
          </table:table-cell>
          <table:table-cell office:value-type="float" office:value="0.384178" calcext:value-type="float">
            <text:p>0,384178</text:p>
          </table:table-cell>
          <table:table-cell office:value-type="float" office:value="0.191602" calcext:value-type="float">
            <text:p>0,191602</text:p>
          </table:table-cell>
          <table:table-cell office:value-type="float" office:value="0.197512" calcext:value-type="float">
            <text:p>0,197512</text:p>
          </table:table-cell>
          <table:table-cell office:value-type="float" office:value="1.40636" calcext:value-type="float">
            <text:p>1,40636</text:p>
          </table:table-cell>
          <table:table-cell office:value-type="float" office:value="0.2068" calcext:value-type="float">
            <text:p>0,2068</text:p>
          </table:table-cell>
          <table:table-cell office:value-type="float" office:value="0.200256" calcext:value-type="float">
            <text:p>0,200256</text:p>
          </table:table-cell>
          <table:table-cell office:value-type="float" office:value="0.189942" calcext:value-type="float">
            <text:p>0,189942</text:p>
          </table:table-cell>
          <table:table-cell office:value-type="float" office:value="1.34146" calcext:value-type="float">
            <text:p>1,34146</text:p>
          </table:table-cell>
          <table:table-cell office:value-type="float" office:value="0.18877" calcext:value-type="float">
            <text:p>0,18877</text:p>
          </table:table-cell>
          <table:table-cell office:value-type="float" office:value="0.404997" calcext:value-type="float">
            <text:p>0,404997</text:p>
          </table:table-cell>
          <table:table-cell office:value-type="float" office:value="0.25843" calcext:value-type="float">
            <text:p>0,25843</text:p>
          </table:table-cell>
          <table:table-cell office:value-type="float" office:value="0.196047" calcext:value-type="float">
            <text:p>0,196047</text:p>
          </table:table-cell>
          <table:table-cell office:value-type="float" office:value="1.97884" calcext:value-type="float">
            <text:p>1,97884</text:p>
          </table:table-cell>
          <table:table-cell office:value-type="float" office:value="1.60115" calcext:value-type="float">
            <text:p>1,60115</text:p>
          </table:table-cell>
          <table:table-cell office:value-type="float" office:value="1.01987" calcext:value-type="float">
            <text:p>1,01987</text:p>
          </table:table-cell>
          <table:table-cell office:value-type="float" office:value="1.74616" calcext:value-type="float">
            <text:p>1,74616</text:p>
          </table:table-cell>
          <table:table-cell office:value-type="float" office:value="1.7509" calcext:value-type="float">
            <text:p>1,7509</text:p>
          </table:table-cell>
          <table:table-cell office:value-type="float" office:value="1.17406" calcext:value-type="float">
            <text:p>1,17406</text:p>
          </table:table-cell>
          <table:table-cell office:value-type="float" office:value="1.55678" calcext:value-type="float">
            <text:p>1,55678</text:p>
          </table:table-cell>
          <table:table-cell office:value-type="float" office:value="1.37402" calcext:value-type="float">
            <text:p>1,37402</text:p>
          </table:table-cell>
          <table:table-cell office:value-type="float" office:value="1.18581" calcext:value-type="float">
            <text:p>1,18581</text:p>
          </table:table-cell>
          <table:table-cell office:value-type="float" office:value="0.460448" calcext:value-type="float">
            <text:p>0,460448</text:p>
          </table:table-cell>
          <table:table-cell office:value-type="float" office:value="0.85458" calcext:value-type="float">
            <text:p>0,85458</text:p>
          </table:table-cell>
          <table:table-cell office:value-type="float" office:value="1.83339" calcext:value-type="float">
            <text:p>1,83339</text:p>
          </table:table-cell>
          <table:table-cell office:value-type="float" office:value="1.65642" calcext:value-type="float">
            <text:p>1,65642</text:p>
          </table:table-cell>
          <table:table-cell office:value-type="float" office:value="0.68951" calcext:value-type="float">
            <text:p>0,68951</text:p>
          </table:table-cell>
          <table:table-cell office:value-type="float" office:value="2.12454" calcext:value-type="float">
            <text:p>2,12454</text:p>
          </table:table-cell>
          <table:table-cell office:value-type="float" office:value="1.28773" calcext:value-type="float">
            <text:p>1,28773</text:p>
          </table:table-cell>
          <table:table-cell office:value-type="float" office:value="1.49998" calcext:value-type="float">
            <text:p>1,49998</text:p>
          </table:table-cell>
          <table:table-cell office:value-type="float" office:value="1.51878" calcext:value-type="float">
            <text:p>1,51878</text:p>
          </table:table-cell>
          <table:table-cell office:value-type="float" office:value="0.966847" calcext:value-type="float">
            <text:p>0,966847</text:p>
          </table:table-cell>
          <table:table-cell office:value-type="float" office:value="0.980387" calcext:value-type="float">
            <text:p>0,980387</text:p>
          </table:table-cell>
          <table:table-cell table:number-columns-repeated="20"/>
          <table:table-cell table:formula="of:=MIN([.A156:.BL156])" office:value-type="float" office:value="0.188439" calcext:value-type="float">
            <text:p>0,188439</text:p>
          </table:table-cell>
          <table:table-cell table:formula="of:=MAX([.A156:.BL156])" office:value-type="float" office:value="2.12454" calcext:value-type="float">
            <text:p>2,12454</text:p>
          </table:table-cell>
          <table:table-cell table:number-columns-repeated="7"/>
        </table:table-row>
        <table:table-row table:style-name="ro1">
          <table:table-cell office:value-type="float" office:value="0.184713" calcext:value-type="float">
            <text:p>0,184713</text:p>
          </table:table-cell>
          <table:table-cell office:value-type="float" office:value="0.193505" calcext:value-type="float">
            <text:p>0,193505</text:p>
          </table:table-cell>
          <table:table-cell office:value-type="float" office:value="0.200358" calcext:value-type="float">
            <text:p>0,200358</text:p>
          </table:table-cell>
          <table:table-cell office:value-type="float" office:value="0.403335" calcext:value-type="float">
            <text:p>0,403335</text:p>
          </table:table-cell>
          <table:table-cell office:value-type="float" office:value="0.229225" calcext:value-type="float">
            <text:p>0,229225</text:p>
          </table:table-cell>
          <table:table-cell office:value-type="float" office:value="0.419164" calcext:value-type="float">
            <text:p>0,419164</text:p>
          </table:table-cell>
          <table:table-cell office:value-type="float" office:value="0.238597" calcext:value-type="float">
            <text:p>0,238597</text:p>
          </table:table-cell>
          <table:table-cell office:value-type="float" office:value="0.194071" calcext:value-type="float">
            <text:p>0,194071</text:p>
          </table:table-cell>
          <table:table-cell office:value-type="float" office:value="0.383391" calcext:value-type="float">
            <text:p>0,383391</text:p>
          </table:table-cell>
          <table:table-cell office:value-type="float" office:value="0.192735" calcext:value-type="float">
            <text:p>0,192735</text:p>
          </table:table-cell>
          <table:table-cell office:value-type="float" office:value="0.584081" calcext:value-type="float">
            <text:p>0,584081</text:p>
          </table:table-cell>
          <table:table-cell office:value-type="float" office:value="0.196809" calcext:value-type="float">
            <text:p>0,196809</text:p>
          </table:table-cell>
          <table:table-cell office:value-type="float" office:value="0.198915" calcext:value-type="float">
            <text:p>0,198915</text:p>
          </table:table-cell>
          <table:table-cell office:value-type="float" office:value="0.203668" calcext:value-type="float">
            <text:p>0,203668</text:p>
          </table:table-cell>
          <table:table-cell office:value-type="float" office:value="0.752629" calcext:value-type="float">
            <text:p>0,752629</text:p>
          </table:table-cell>
          <table:table-cell office:value-type="float" office:value="0.18276" calcext:value-type="float">
            <text:p>0,18276</text:p>
          </table:table-cell>
          <table:table-cell office:value-type="float" office:value="0.184082" calcext:value-type="float">
            <text:p>0,184082</text:p>
          </table:table-cell>
          <table:table-cell office:value-type="float" office:value="0.185324" calcext:value-type="float">
            <text:p>0,185324</text:p>
          </table:table-cell>
          <table:table-cell office:value-type="float" office:value="1.14094" calcext:value-type="float">
            <text:p>1,14094</text:p>
          </table:table-cell>
          <table:table-cell office:value-type="float" office:value="0.967358" calcext:value-type="float">
            <text:p>0,967358</text:p>
          </table:table-cell>
          <table:table-cell office:value-type="float" office:value="0.582573" calcext:value-type="float">
            <text:p>0,582573</text:p>
          </table:table-cell>
          <table:table-cell office:value-type="float" office:value="0.396375" calcext:value-type="float">
            <text:p>0,396375</text:p>
          </table:table-cell>
          <table:table-cell office:value-type="float" office:value="0.215166" calcext:value-type="float">
            <text:p>0,215166</text:p>
          </table:table-cell>
          <table:table-cell office:value-type="float" office:value="0.183213" calcext:value-type="float">
            <text:p>0,183213</text:p>
          </table:table-cell>
          <table:table-cell office:value-type="float" office:value="0.753634" calcext:value-type="float">
            <text:p>0,75363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393523" calcext:value-type="float">
            <text:p>0,393523</text:p>
          </table:table-cell>
          <table:table-cell office:value-type="float" office:value="1.16286" calcext:value-type="float">
            <text:p>1,16286</text:p>
          </table:table-cell>
          <table:table-cell office:value-type="float" office:value="1.7546" calcext:value-type="float">
            <text:p>1,7546</text:p>
          </table:table-cell>
          <table:table-cell office:value-type="float" office:value="1.38918" calcext:value-type="float">
            <text:p>1,38918</text:p>
          </table:table-cell>
          <table:table-cell office:value-type="float" office:value="0.611575" calcext:value-type="float">
            <text:p>0,611575</text:p>
          </table:table-cell>
          <table:table-cell office:value-type="float" office:value="0.437644" calcext:value-type="float">
            <text:p>0,437644</text:p>
          </table:table-cell>
          <table:table-cell office:value-type="float" office:value="0.826458" calcext:value-type="float">
            <text:p>0,826458</text:p>
          </table:table-cell>
          <table:table-cell office:value-type="float" office:value="0.183799" calcext:value-type="float">
            <text:p>0,183799</text:p>
          </table:table-cell>
          <table:table-cell office:value-type="float" office:value="1.51434" calcext:value-type="float">
            <text:p>1,51434</text:p>
          </table:table-cell>
          <table:table-cell office:value-type="float" office:value="0.514344" calcext:value-type="float">
            <text:p>0,514344</text:p>
          </table:table-cell>
          <table:table-cell office:value-type="float" office:value="0.923826" calcext:value-type="float">
            <text:p>0,923826</text:p>
          </table:table-cell>
          <table:table-cell office:value-type="float" office:value="0.542214" calcext:value-type="float">
            <text:p>0,542214</text:p>
          </table:table-cell>
          <table:table-cell office:value-type="float" office:value="0.634294" calcext:value-type="float">
            <text:p>0,634294</text:p>
          </table:table-cell>
          <table:table-cell office:value-type="float" office:value="0.624486" calcext:value-type="float">
            <text:p>0,624486</text:p>
          </table:table-cell>
          <table:table-cell office:value-type="float" office:value="0.663314" calcext:value-type="float">
            <text:p>0,663314</text:p>
          </table:table-cell>
          <table:table-cell office:value-type="float" office:value="0.514164" calcext:value-type="float">
            <text:p>0,514164</text:p>
          </table:table-cell>
          <table:table-cell office:value-type="float" office:value="0.69267" calcext:value-type="float">
            <text:p>0,69267</text:p>
          </table:table-cell>
          <table:table-cell office:value-type="float" office:value="0.536914" calcext:value-type="float">
            <text:p>0,536914</text:p>
          </table:table-cell>
          <table:table-cell office:value-type="float" office:value="1.89693" calcext:value-type="float">
            <text:p>1,89693</text:p>
          </table:table-cell>
          <table:table-cell office:value-type="float" office:value="0.775561" calcext:value-type="float">
            <text:p>0,775561</text:p>
          </table:table-cell>
          <table:table-cell office:value-type="float" office:value="1.3453" calcext:value-type="float">
            <text:p>1,3453</text:p>
          </table:table-cell>
          <table:table-cell office:value-type="float" office:value="0.070127" calcext:value-type="float">
            <text:p>0,070127</text:p>
          </table:table-cell>
          <table:table-cell table:number-columns-repeated="20"/>
          <table:table-cell table:formula="of:=MIN([.A157:.BL157])" office:value-type="float" office:value="0.070127" calcext:value-type="float">
            <text:p>0,070127</text:p>
          </table:table-cell>
          <table:table-cell table:formula="of:=MAX([.A157:.BL157])" office:value-type="float" office:value="1.89693" calcext:value-type="float">
            <text:p>1,89693</text:p>
          </table:table-cell>
          <table:table-cell table:number-columns-repeated="7"/>
        </table:table-row>
        <table:table-row table:style-name="ro1">
          <table:table-cell office:value-type="float" office:value="0.209663" calcext:value-type="float">
            <text:p>0,209663</text:p>
          </table:table-cell>
          <table:table-cell office:value-type="float" office:value="0.212921" calcext:value-type="float">
            <text:p>0,212921</text:p>
          </table:table-cell>
          <table:table-cell office:value-type="float" office:value="0.208141" calcext:value-type="float">
            <text:p>0,208141</text:p>
          </table:table-cell>
          <table:table-cell office:value-type="float" office:value="0.209437" calcext:value-type="float">
            <text:p>0,209437</text:p>
          </table:table-cell>
          <table:table-cell office:value-type="float" office:value="0.210695" calcext:value-type="float">
            <text:p>0,210695</text:p>
          </table:table-cell>
          <table:table-cell office:value-type="float" office:value="0.211094" calcext:value-type="float">
            <text:p>0,211094</text:p>
          </table:table-cell>
          <table:table-cell office:value-type="float" office:value="0.210373" calcext:value-type="float">
            <text:p>0,210373</text:p>
          </table:table-cell>
          <table:table-cell office:value-type="float" office:value="0.212916" calcext:value-type="float">
            <text:p>0,212916</text:p>
          </table:table-cell>
          <table:table-cell office:value-type="float" office:value="0.207314" calcext:value-type="float">
            <text:p>0,207314</text:p>
          </table:table-cell>
          <table:table-cell office:value-type="float" office:value="0.208986" calcext:value-type="float">
            <text:p>0,208986</text:p>
          </table:table-cell>
          <table:table-cell office:value-type="float" office:value="0.849206" calcext:value-type="float">
            <text:p>0,849206</text:p>
          </table:table-cell>
          <table:table-cell office:value-type="float" office:value="0.216732" calcext:value-type="float">
            <text:p>0,216732</text:p>
          </table:table-cell>
          <table:table-cell office:value-type="float" office:value="0.432932" calcext:value-type="float">
            <text:p>0,432932</text:p>
          </table:table-cell>
          <table:table-cell office:value-type="float" office:value="0.211727" calcext:value-type="float">
            <text:p>0,211727</text:p>
          </table:table-cell>
          <table:table-cell office:value-type="float" office:value="0.194043" calcext:value-type="float">
            <text:p>0,194043</text:p>
          </table:table-cell>
          <table:table-cell office:value-type="float" office:value="0.41278" calcext:value-type="float">
            <text:p>0,41278</text:p>
          </table:table-cell>
          <table:table-cell office:value-type="float" office:value="0.409756" calcext:value-type="float">
            <text:p>0,409756</text:p>
          </table:table-cell>
          <table:table-cell office:value-type="float" office:value="1.26673" calcext:value-type="float">
            <text:p>1,26673</text:p>
          </table:table-cell>
          <table:table-cell office:value-type="float" office:value="0.211587" calcext:value-type="float">
            <text:p>0,211587</text:p>
          </table:table-cell>
          <table:table-cell office:value-type="float" office:value="0.218802" calcext:value-type="float">
            <text:p>0,218802</text:p>
          </table:table-cell>
          <table:table-cell office:value-type="float" office:value="0.432845" calcext:value-type="float">
            <text:p>0,432845</text:p>
          </table:table-cell>
          <table:table-cell office:value-type="float" office:value="0.653267" calcext:value-type="float">
            <text:p>0,653267</text:p>
          </table:table-cell>
          <table:table-cell office:value-type="float" office:value="0.199606" calcext:value-type="float">
            <text:p>0,199606</text:p>
          </table:table-cell>
          <table:table-cell office:value-type="float" office:value="0.212149" calcext:value-type="float">
            <text:p>0,212149</text:p>
          </table:table-cell>
          <table:table-cell office:value-type="float" office:value="1.28829" calcext:value-type="float">
            <text:p>1,28829</text:p>
          </table:table-cell>
          <table:table-cell office:value-type="float" office:value="0.259398" calcext:value-type="float">
            <text:p>0,259398</text:p>
          </table:table-cell>
          <table:table-cell office:value-type="float" office:value="0.4118" calcext:value-type="float">
            <text:p>0,4118</text:p>
          </table:table-cell>
          <table:table-cell office:value-type="float" office:value="1.47048" calcext:value-type="float">
            <text:p>1,47048</text:p>
          </table:table-cell>
          <table:table-cell office:value-type="float" office:value="0.189996" calcext:value-type="float">
            <text:p>0,189996</text:p>
          </table:table-cell>
          <table:table-cell office:value-type="float" office:value="0.20848" calcext:value-type="float">
            <text:p>0,20848</text:p>
          </table:table-cell>
          <table:table-cell office:value-type="float" office:value="0.186405" calcext:value-type="float">
            <text:p>0,186405</text:p>
          </table:table-cell>
          <table:table-cell office:value-type="float" office:value="0.206715" calcext:value-type="float">
            <text:p>0,206715</text:p>
          </table:table-cell>
          <table:table-cell office:value-type="float" office:value="1.0447" calcext:value-type="float">
            <text:p>1,0447</text:p>
          </table:table-cell>
          <table:table-cell office:value-type="float" office:value="0.214798" calcext:value-type="float">
            <text:p>0,214798</text:p>
          </table:table-cell>
          <table:table-cell office:value-type="float" office:value="0.636866" calcext:value-type="float">
            <text:p>0,636866</text:p>
          </table:table-cell>
          <table:table-cell office:value-type="float" office:value="0.596712" calcext:value-type="float">
            <text:p>0,596712</text:p>
          </table:table-cell>
          <table:table-cell office:value-type="float" office:value="1.65646" calcext:value-type="float">
            <text:p>1,65646</text:p>
          </table:table-cell>
          <table:table-cell office:value-type="float" office:value="1.65654" calcext:value-type="float">
            <text:p>1,65654</text:p>
          </table:table-cell>
          <table:table-cell office:value-type="float" office:value="1.23153" calcext:value-type="float">
            <text:p>1,23153</text:p>
          </table:table-cell>
          <table:table-cell office:value-type="float" office:value="1.45749" calcext:value-type="float">
            <text:p>1,45749</text:p>
          </table:table-cell>
          <table:table-cell office:value-type="float" office:value="0.0578098" calcext:value-type="float">
            <text:p>0,0578098</text:p>
          </table:table-cell>
          <table:table-cell office:value-type="float" office:value="0.111825" calcext:value-type="float">
            <text:p>0,111825</text:p>
          </table:table-cell>
          <table:table-cell office:value-type="float" office:value="0.157177" calcext:value-type="float">
            <text:p>0,157177</text:p>
          </table:table-cell>
          <table:table-cell office:value-type="float" office:value="0.144408" calcext:value-type="float">
            <text:p>0,144408</text:p>
          </table:table-cell>
          <table:table-cell office:value-type="float" office:value="0.112916" calcext:value-type="float">
            <text:p>0,112916</text:p>
          </table:table-cell>
          <table:table-cell office:value-type="float" office:value="1.05257" calcext:value-type="float">
            <text:p>1,05257</text:p>
          </table:table-cell>
          <table:table-cell office:value-type="float" office:value="0.058764" calcext:value-type="float">
            <text:p>0,058764</text:p>
          </table:table-cell>
          <table:table-cell office:value-type="float" office:value="0.082001" calcext:value-type="float">
            <text:p>0,082001</text:p>
          </table:table-cell>
          <table:table-cell table:number-columns-repeated="20"/>
          <table:table-cell table:formula="of:=MIN([.A158:.BL158])" office:value-type="float" office:value="0.0578098" calcext:value-type="float">
            <text:p>0,0578098</text:p>
          </table:table-cell>
          <table:table-cell table:formula="of:=MAX([.A158:.BL158])" office:value-type="float" office:value="1.65654" calcext:value-type="float">
            <text:p>1,65654</text:p>
          </table:table-cell>
          <table:table-cell table:number-columns-repeated="7"/>
        </table:table-row>
        <table:table-row table:style-name="ro1">
          <table:table-cell office:value-type="float" office:value="0.211721" calcext:value-type="float">
            <text:p>0,211721</text:p>
          </table:table-cell>
          <table:table-cell office:value-type="float" office:value="0.21417" calcext:value-type="float">
            <text:p>0,21417</text:p>
          </table:table-cell>
          <table:table-cell office:value-type="float" office:value="0.214258" calcext:value-type="float">
            <text:p>0,214258</text:p>
          </table:table-cell>
          <table:table-cell office:value-type="float" office:value="0.215527" calcext:value-type="float">
            <text:p>0,215527</text:p>
          </table:table-cell>
          <table:table-cell office:value-type="float" office:value="0.207785" calcext:value-type="float">
            <text:p>0,207785</text:p>
          </table:table-cell>
          <table:table-cell office:value-type="float" office:value="0.210656" calcext:value-type="float">
            <text:p>0,210656</text:p>
          </table:table-cell>
          <table:table-cell office:value-type="float" office:value="0.211966" calcext:value-type="float">
            <text:p>0,211966</text:p>
          </table:table-cell>
          <table:table-cell office:value-type="float" office:value="0.219474" calcext:value-type="float">
            <text:p>0,219474</text:p>
          </table:table-cell>
          <table:table-cell office:value-type="float" office:value="0.204736" calcext:value-type="float">
            <text:p>0,204736</text:p>
          </table:table-cell>
          <table:table-cell office:value-type="float" office:value="0.198794" calcext:value-type="float">
            <text:p>0,198794</text:p>
          </table:table-cell>
          <table:table-cell office:value-type="float" office:value="0.190981" calcext:value-type="float">
            <text:p>0,190981</text:p>
          </table:table-cell>
          <table:table-cell office:value-type="float" office:value="0.197574" calcext:value-type="float">
            <text:p>0,197574</text:p>
          </table:table-cell>
          <table:table-cell office:value-type="float" office:value="0.204906" calcext:value-type="float">
            <text:p>0,204906</text:p>
          </table:table-cell>
          <table:table-cell office:value-type="float" office:value="0.191288" calcext:value-type="float">
            <text:p>0,191288</text:p>
          </table:table-cell>
          <table:table-cell office:value-type="float" office:value="0.188691" calcext:value-type="float">
            <text:p>0,188691</text:p>
          </table:table-cell>
          <table:table-cell office:value-type="float" office:value="0.204785" calcext:value-type="float">
            <text:p>0,204785</text:p>
          </table:table-cell>
          <table:table-cell office:value-type="float" office:value="0.215417" calcext:value-type="float">
            <text:p>0,215417</text:p>
          </table:table-cell>
          <table:table-cell office:value-type="float" office:value="0.192119" calcext:value-type="float">
            <text:p>0,192119</text:p>
          </table:table-cell>
          <table:table-cell office:value-type="float" office:value="0.19889" calcext:value-type="float">
            <text:p>0,19889</text:p>
          </table:table-cell>
          <table:table-cell office:value-type="float" office:value="0.223206" calcext:value-type="float">
            <text:p>0,223206</text:p>
          </table:table-cell>
          <table:table-cell office:value-type="float" office:value="0.209255" calcext:value-type="float">
            <text:p>0,209255</text:p>
          </table:table-cell>
          <table:table-cell office:value-type="float" office:value="0.192004" calcext:value-type="float">
            <text:p>0,192004</text:p>
          </table:table-cell>
          <table:table-cell office:value-type="float" office:value="1.4503" calcext:value-type="float">
            <text:p>1,4503</text:p>
          </table:table-cell>
          <table:table-cell office:value-type="float" office:value="0.202306" calcext:value-type="float">
            <text:p>0,202306</text:p>
          </table:table-cell>
          <table:table-cell office:value-type="float" office:value="0.826457" calcext:value-type="float">
            <text:p>0,826457</text:p>
          </table:table-cell>
          <table:table-cell office:value-type="float" office:value="0.811908" calcext:value-type="float">
            <text:p>0,811908</text:p>
          </table:table-cell>
          <table:table-cell office:value-type="float" office:value="1.43466" calcext:value-type="float">
            <text:p>1,43466</text:p>
          </table:table-cell>
          <table:table-cell office:value-type="float" office:value="0.199658" calcext:value-type="float">
            <text:p>0,199658</text:p>
          </table:table-cell>
          <table:table-cell office:value-type="float" office:value="0.41564" calcext:value-type="float">
            <text:p>0,41564</text:p>
          </table:table-cell>
          <table:table-cell office:value-type="float" office:value="0.214588" calcext:value-type="float">
            <text:p>0,214588</text:p>
          </table:table-cell>
          <table:table-cell office:value-type="float" office:value="1.45304" calcext:value-type="float">
            <text:p>1,45304</text:p>
          </table:table-cell>
          <table:table-cell office:value-type="float" office:value="1.22941" calcext:value-type="float">
            <text:p>1,22941</text:p>
          </table:table-cell>
          <table:table-cell office:value-type="float" office:value="0.781291" calcext:value-type="float">
            <text:p>0,781291</text:p>
          </table:table-cell>
          <table:table-cell office:value-type="float" office:value="0.590005" calcext:value-type="float">
            <text:p>0,590005</text:p>
          </table:table-cell>
          <table:table-cell office:value-type="float" office:value="0.190438" calcext:value-type="float">
            <text:p>0,190438</text:p>
          </table:table-cell>
          <table:table-cell office:value-type="float" office:value="0.818808" calcext:value-type="float">
            <text:p>0,818808</text:p>
          </table:table-cell>
          <table:table-cell office:value-type="float" office:value="1.43469" calcext:value-type="float">
            <text:p>1,43469</text:p>
          </table:table-cell>
          <table:table-cell office:value-type="float" office:value="0.200359" calcext:value-type="float">
            <text:p>0,200359</text:p>
          </table:table-cell>
          <table:table-cell office:value-type="float" office:value="1.8804" calcext:value-type="float">
            <text:p>1,8804</text:p>
          </table:table-cell>
          <table:table-cell office:value-type="float" office:value="1.65862" calcext:value-type="float">
            <text:p>1,65862</text:p>
          </table:table-cell>
          <table:table-cell office:value-type="float" office:value="1.21917" calcext:value-type="float">
            <text:p>1,21917</text:p>
          </table:table-cell>
          <table:table-cell office:value-type="float" office:value="0.167493" calcext:value-type="float">
            <text:p>0,167493</text:p>
          </table:table-cell>
          <table:table-cell office:value-type="float" office:value="0.183902" calcext:value-type="float">
            <text:p>0,183902</text:p>
          </table:table-cell>
          <table:table-cell office:value-type="float" office:value="2.13091" calcext:value-type="float">
            <text:p>2,13091</text:p>
          </table:table-cell>
          <table:table-cell office:value-type="float" office:value="1.31374" calcext:value-type="float">
            <text:p>1,31374</text:p>
          </table:table-cell>
          <table:table-cell office:value-type="float" office:value="1.96401" calcext:value-type="float">
            <text:p>1,96401</text:p>
          </table:table-cell>
          <table:table-cell office:value-type="float" office:value="1.17039" calcext:value-type="float">
            <text:p>1,17039</text:p>
          </table:table-cell>
          <table:table-cell office:value-type="float" office:value="2.00795" calcext:value-type="float">
            <text:p>2,00795</text:p>
          </table:table-cell>
          <table:table-cell table:number-columns-repeated="20"/>
          <table:table-cell table:formula="of:=MIN([.A159:.BL159])" office:value-type="float" office:value="0.167493" calcext:value-type="float">
            <text:p>0,167493</text:p>
          </table:table-cell>
          <table:table-cell table:formula="of:=MAX([.A159:.BL159])" office:value-type="float" office:value="2.13091" calcext:value-type="float">
            <text:p>2,13091</text:p>
          </table:table-cell>
          <table:table-cell table:number-columns-repeated="7"/>
        </table:table-row>
        <table:table-row table:style-name="ro1">
          <table:table-cell office:value-type="float" office:value="0.198226" calcext:value-type="float">
            <text:p>0,198226</text:p>
          </table:table-cell>
          <table:table-cell office:value-type="float" office:value="0.21854" calcext:value-type="float">
            <text:p>0,21854</text:p>
          </table:table-cell>
          <table:table-cell office:value-type="float" office:value="0.198857" calcext:value-type="float">
            <text:p>0,198857</text:p>
          </table:table-cell>
          <table:table-cell office:value-type="float" office:value="0.200269" calcext:value-type="float">
            <text:p>0,200269</text:p>
          </table:table-cell>
          <table:table-cell office:value-type="float" office:value="0.402933" calcext:value-type="float">
            <text:p>0,402933</text:p>
          </table:table-cell>
          <table:table-cell office:value-type="float" office:value="0.191996" calcext:value-type="float">
            <text:p>0,191996</text:p>
          </table:table-cell>
          <table:table-cell office:value-type="float" office:value="0.202455" calcext:value-type="float">
            <text:p>0,202455</text:p>
          </table:table-cell>
          <table:table-cell office:value-type="float" office:value="0.202881" calcext:value-type="float">
            <text:p>0,202881</text:p>
          </table:table-cell>
          <table:table-cell office:value-type="float" office:value="0.39393" calcext:value-type="float">
            <text:p>0,39393</text:p>
          </table:table-cell>
          <table:table-cell office:value-type="float" office:value="0.385533" calcext:value-type="float">
            <text:p>0,385533</text:p>
          </table:table-cell>
          <table:table-cell office:value-type="float" office:value="0.20006" calcext:value-type="float">
            <text:p>0,20006</text:p>
          </table:table-cell>
          <table:table-cell office:value-type="float" office:value="1.01498" calcext:value-type="float">
            <text:p>1,01498</text:p>
          </table:table-cell>
          <table:table-cell office:value-type="float" office:value="0.205427" calcext:value-type="float">
            <text:p>0,205427</text:p>
          </table:table-cell>
          <table:table-cell office:value-type="float" office:value="0.801618" calcext:value-type="float">
            <text:p>0,801618</text:p>
          </table:table-cell>
          <table:table-cell office:value-type="float" office:value="0.181949" calcext:value-type="float">
            <text:p>0,181949</text:p>
          </table:table-cell>
          <table:table-cell office:value-type="float" office:value="0.794343" calcext:value-type="float">
            <text:p>0,794343</text:p>
          </table:table-cell>
          <table:table-cell office:value-type="float" office:value="0.200231" calcext:value-type="float">
            <text:p>0,200231</text:p>
          </table:table-cell>
          <table:table-cell office:value-type="float" office:value="0.624334" calcext:value-type="float">
            <text:p>0,624334</text:p>
          </table:table-cell>
          <table:table-cell office:value-type="float" office:value="0.418163" calcext:value-type="float">
            <text:p>0,418163</text:p>
          </table:table-cell>
          <table:table-cell office:value-type="float" office:value="0.781386" calcext:value-type="float">
            <text:p>0,781386</text:p>
          </table:table-cell>
          <table:table-cell office:value-type="float" office:value="0.778105" calcext:value-type="float">
            <text:p>0,778105</text:p>
          </table:table-cell>
          <table:table-cell office:value-type="float" office:value="0.191536" calcext:value-type="float">
            <text:p>0,191536</text:p>
          </table:table-cell>
          <table:table-cell office:value-type="float" office:value="0.569229" calcext:value-type="float">
            <text:p>0,569229</text:p>
          </table:table-cell>
          <table:table-cell office:value-type="float" office:value="0.196052" calcext:value-type="float">
            <text:p>0,196052</text:p>
          </table:table-cell>
          <table:table-cell office:value-type="float" office:value="0.622714" calcext:value-type="float">
            <text:p>0,622714</text:p>
          </table:table-cell>
          <table:table-cell office:value-type="float" office:value="0.768438" calcext:value-type="float">
            <text:p>0,768438</text:p>
          </table:table-cell>
          <table:table-cell office:value-type="float" office:value="0.189813" calcext:value-type="float">
            <text:p>0,189813</text:p>
          </table:table-cell>
          <table:table-cell office:value-type="float" office:value="0.630671" calcext:value-type="float">
            <text:p>0,630671</text:p>
          </table:table-cell>
          <table:table-cell office:value-type="float" office:value="0.636036" calcext:value-type="float">
            <text:p>0,636036</text:p>
          </table:table-cell>
          <table:table-cell office:value-type="float" office:value="0.941541" calcext:value-type="float">
            <text:p>0,941541</text:p>
          </table:table-cell>
          <table:table-cell office:value-type="float" office:value="0.183294" calcext:value-type="float">
            <text:p>0,183294</text:p>
          </table:table-cell>
          <table:table-cell office:value-type="float" office:value="1.9874" calcext:value-type="float">
            <text:p>1,9874</text:p>
          </table:table-cell>
          <table:table-cell office:value-type="float" office:value="1.17303" calcext:value-type="float">
            <text:p>1,17303</text:p>
          </table:table-cell>
          <table:table-cell office:value-type="float" office:value="1.18229" calcext:value-type="float">
            <text:p>1,18229</text:p>
          </table:table-cell>
          <table:table-cell office:value-type="float" office:value="0.977594" calcext:value-type="float">
            <text:p>0,977594</text:p>
          </table:table-cell>
          <table:table-cell office:value-type="float" office:value="1.40064" calcext:value-type="float">
            <text:p>1,40064</text:p>
          </table:table-cell>
          <table:table-cell office:value-type="float" office:value="1.58894" calcext:value-type="float">
            <text:p>1,58894</text:p>
          </table:table-cell>
          <table:table-cell office:value-type="float" office:value="1.79126" calcext:value-type="float">
            <text:p>1,79126</text:p>
          </table:table-cell>
          <table:table-cell office:value-type="float" office:value="0.935477" calcext:value-type="float">
            <text:p>0,935477</text:p>
          </table:table-cell>
          <table:table-cell office:value-type="float" office:value="1.95051" calcext:value-type="float">
            <text:p>1,95051</text:p>
          </table:table-cell>
          <table:table-cell office:value-type="float" office:value="0.191014" calcext:value-type="float">
            <text:p>0,191014</text:p>
          </table:table-cell>
          <table:table-cell office:value-type="float" office:value="1.17244" calcext:value-type="float">
            <text:p>1,17244</text:p>
          </table:table-cell>
          <table:table-cell office:value-type="float" office:value="1.76417" calcext:value-type="float">
            <text:p>1,76417</text:p>
          </table:table-cell>
          <table:table-cell office:value-type="float" office:value="0.794343" calcext:value-type="float">
            <text:p>0,794343</text:p>
          </table:table-cell>
          <table:table-cell office:value-type="float" office:value="0.0865228" calcext:value-type="float">
            <text:p>0,0865228</text:p>
          </table:table-cell>
          <table:table-cell office:value-type="float" office:value="0.0947762" calcext:value-type="float">
            <text:p>0,0947762</text:p>
          </table:table-cell>
          <table:table-cell office:value-type="float" office:value="0.0783551" calcext:value-type="float">
            <text:p>0,0783551</text:p>
          </table:table-cell>
          <table:table-cell office:value-type="float" office:value="0.074945" calcext:value-type="float">
            <text:p>0,074945</text:p>
          </table:table-cell>
          <table:table-cell table:number-columns-repeated="20"/>
          <table:table-cell table:formula="of:=MIN([.A160:.BL160])" office:value-type="float" office:value="0.074945" calcext:value-type="float">
            <text:p>0,074945</text:p>
          </table:table-cell>
          <table:table-cell table:formula="of:=MAX([.A160:.BL160])" office:value-type="float" office:value="1.9874" calcext:value-type="float">
            <text:p>1,9874</text:p>
          </table:table-cell>
          <table:table-cell table:number-columns-repeated="7"/>
        </table:table-row>
        <table:table-row table:style-name="ro1">
          <table:table-cell office:value-type="float" office:value="0.193629" calcext:value-type="float">
            <text:p>0,193629</text:p>
          </table:table-cell>
          <table:table-cell office:value-type="float" office:value="0.198839" calcext:value-type="float">
            <text:p>0,198839</text:p>
          </table:table-cell>
          <table:table-cell office:value-type="float" office:value="0.188831" calcext:value-type="float">
            <text:p>0,188831</text:p>
          </table:table-cell>
          <table:table-cell office:value-type="float" office:value="0.189455" calcext:value-type="float">
            <text:p>0,189455</text:p>
          </table:table-cell>
          <table:table-cell office:value-type="float" office:value="0.190068" calcext:value-type="float">
            <text:p>0,190068</text:p>
          </table:table-cell>
          <table:table-cell office:value-type="float" office:value="0.191681" calcext:value-type="float">
            <text:p>0,191681</text:p>
          </table:table-cell>
          <table:table-cell office:value-type="float" office:value="0.190767" calcext:value-type="float">
            <text:p>0,190767</text:p>
          </table:table-cell>
          <table:table-cell office:value-type="float" office:value="0.78641" calcext:value-type="float">
            <text:p>0,78641</text:p>
          </table:table-cell>
          <table:table-cell office:value-type="float" office:value="0.635718" calcext:value-type="float">
            <text:p>0,635718</text:p>
          </table:table-cell>
          <table:table-cell office:value-type="float" office:value="0.467982" calcext:value-type="float">
            <text:p>0,467982</text:p>
          </table:table-cell>
          <table:table-cell office:value-type="float" office:value="0.207115" calcext:value-type="float">
            <text:p>0,207115</text:p>
          </table:table-cell>
          <table:table-cell office:value-type="float" office:value="0.207033" calcext:value-type="float">
            <text:p>0,207033</text:p>
          </table:table-cell>
          <table:table-cell office:value-type="float" office:value="0.610716" calcext:value-type="float">
            <text:p>0,610716</text:p>
          </table:table-cell>
          <table:table-cell office:value-type="float" office:value="1.17412" calcext:value-type="float">
            <text:p>1,17412</text:p>
          </table:table-cell>
          <table:table-cell office:value-type="float" office:value="0.207772" calcext:value-type="float">
            <text:p>0,207772</text:p>
          </table:table-cell>
          <table:table-cell office:value-type="float" office:value="0.415705" calcext:value-type="float">
            <text:p>0,415705</text:p>
          </table:table-cell>
          <table:table-cell office:value-type="float" office:value="1.00614" calcext:value-type="float">
            <text:p>1,00614</text:p>
          </table:table-cell>
          <table:table-cell office:value-type="float" office:value="0.643613" calcext:value-type="float">
            <text:p>0,643613</text:p>
          </table:table-cell>
          <table:table-cell office:value-type="float" office:value="0.64993" calcext:value-type="float">
            <text:p>0,64993</text:p>
          </table:table-cell>
          <table:table-cell office:value-type="float" office:value="0.66028" calcext:value-type="float">
            <text:p>0,66028</text:p>
          </table:table-cell>
          <table:table-cell office:value-type="float" office:value="1.43613" calcext:value-type="float">
            <text:p>1,43613</text:p>
          </table:table-cell>
          <table:table-cell office:value-type="float" office:value="0.739448" calcext:value-type="float">
            <text:p>0,739448</text:p>
          </table:table-cell>
          <table:table-cell office:value-type="float" office:value="0.196921" calcext:value-type="float">
            <text:p>0,196921</text:p>
          </table:table-cell>
          <table:table-cell office:value-type="float" office:value="0.805557" calcext:value-type="float">
            <text:p>0,805557</text:p>
          </table:table-cell>
          <table:table-cell office:value-type="float" office:value="0.397621" calcext:value-type="float">
            <text:p>0,397621</text:p>
          </table:table-cell>
          <table:table-cell office:value-type="float" office:value="1.59395" calcext:value-type="float">
            <text:p>1,59395</text:p>
          </table:table-cell>
          <table:table-cell office:value-type="float" office:value="1.21283" calcext:value-type="float">
            <text:p>1,21283</text:p>
          </table:table-cell>
          <table:table-cell office:value-type="float" office:value="0.469356" calcext:value-type="float">
            <text:p>0,469356</text:p>
          </table:table-cell>
          <table:table-cell office:value-type="float" office:value="0.961931" calcext:value-type="float">
            <text:p>0,961931</text:p>
          </table:table-cell>
          <table:table-cell office:value-type="float" office:value="1.54403" calcext:value-type="float">
            <text:p>1,54403</text:p>
          </table:table-cell>
          <table:table-cell office:value-type="float" office:value="0.18382" calcext:value-type="float">
            <text:p>0,18382</text:p>
          </table:table-cell>
          <table:table-cell office:value-type="float" office:value="1.59332" calcext:value-type="float">
            <text:p>1,59332</text:p>
          </table:table-cell>
          <table:table-cell office:value-type="float" office:value="0.216205" calcext:value-type="float">
            <text:p>0,216205</text:p>
          </table:table-cell>
          <table:table-cell office:value-type="float" office:value="0.45335" calcext:value-type="float">
            <text:p>0,45335</text:p>
          </table:table-cell>
          <table:table-cell office:value-type="float" office:value="0.177438" calcext:value-type="float">
            <text:p>0,177438</text:p>
          </table:table-cell>
          <table:table-cell office:value-type="float" office:value="0.215765" calcext:value-type="float">
            <text:p>0,215765</text:p>
          </table:table-cell>
          <table:table-cell office:value-type="float" office:value="1.80502" calcext:value-type="float">
            <text:p>1,80502</text:p>
          </table:table-cell>
          <table:table-cell office:value-type="float" office:value="0.858136" calcext:value-type="float">
            <text:p>0,858136</text:p>
          </table:table-cell>
          <table:table-cell office:value-type="float" office:value="0.161743" calcext:value-type="float">
            <text:p>0,161743</text:p>
          </table:table-cell>
          <table:table-cell office:value-type="float" office:value="1.88951" calcext:value-type="float">
            <text:p>1,88951</text:p>
          </table:table-cell>
          <table:table-cell office:value-type="float" office:value="0.18232" calcext:value-type="float">
            <text:p>0,18232</text:p>
          </table:table-cell>
          <table:table-cell office:value-type="float" office:value="0.455398" calcext:value-type="float">
            <text:p>0,455398</text:p>
          </table:table-cell>
          <table:table-cell office:value-type="float" office:value="0.192413" calcext:value-type="float">
            <text:p>0,192413</text:p>
          </table:table-cell>
          <table:table-cell office:value-type="float" office:value="0.903525" calcext:value-type="float">
            <text:p>0,903525</text:p>
          </table:table-cell>
          <table:table-cell office:value-type="float" office:value="0.0763559" calcext:value-type="float">
            <text:p>0,0763559</text:p>
          </table:table-cell>
          <table:table-cell office:value-type="float" office:value="0.337395" calcext:value-type="float">
            <text:p>0,337395</text:p>
          </table:table-cell>
          <table:table-cell office:value-type="float" office:value="0.334863" calcext:value-type="float">
            <text:p>0,334863</text:p>
          </table:table-cell>
          <table:table-cell office:value-type="float" office:value="0.059469" calcext:value-type="float">
            <text:p>0,059469</text:p>
          </table:table-cell>
          <table:table-cell table:number-columns-repeated="20"/>
          <table:table-cell table:formula="of:=MIN([.A161:.BL161])" office:value-type="float" office:value="0.059469" calcext:value-type="float">
            <text:p>0,059469</text:p>
          </table:table-cell>
          <table:table-cell table:formula="of:=MAX([.A161:.BL161])" office:value-type="float" office:value="1.88951" calcext:value-type="float">
            <text:p>1,88951</text:p>
          </table:table-cell>
          <table:table-cell table:number-columns-repeated="7"/>
        </table:table-row>
        <table:table-row table:style-name="ro1">
          <table:table-cell office:value-type="float" office:value="0.190675" calcext:value-type="float">
            <text:p>0,190675</text:p>
          </table:table-cell>
          <table:table-cell office:value-type="float" office:value="0.199597" calcext:value-type="float">
            <text:p>0,199597</text:p>
          </table:table-cell>
          <table:table-cell office:value-type="float" office:value="0.19925" calcext:value-type="float">
            <text:p>0,19925</text:p>
          </table:table-cell>
          <table:table-cell office:value-type="float" office:value="0.202856" calcext:value-type="float">
            <text:p>0,202856</text:p>
          </table:table-cell>
          <table:table-cell office:value-type="float" office:value="0.1905" calcext:value-type="float">
            <text:p>0,1905</text:p>
          </table:table-cell>
          <table:table-cell office:value-type="float" office:value="0.192947" calcext:value-type="float">
            <text:p>0,192947</text:p>
          </table:table-cell>
          <table:table-cell office:value-type="float" office:value="0.197521" calcext:value-type="float">
            <text:p>0,197521</text:p>
          </table:table-cell>
          <table:table-cell office:value-type="float" office:value="0.189873" calcext:value-type="float">
            <text:p>0,189873</text:p>
          </table:table-cell>
          <table:table-cell office:value-type="float" office:value="0.203989" calcext:value-type="float">
            <text:p>0,203989</text:p>
          </table:table-cell>
          <table:table-cell office:value-type="float" office:value="0.41789" calcext:value-type="float">
            <text:p>0,41789</text:p>
          </table:table-cell>
          <table:table-cell office:value-type="float" office:value="0.0973861" calcext:value-type="float">
            <text:p>0,0973861</text:p>
          </table:table-cell>
          <table:table-cell office:value-type="float" office:value="0.097791" calcext:value-type="float">
            <text:p>0,097791</text:p>
          </table:table-cell>
          <table:table-cell office:value-type="float" office:value="0.0797341" calcext:value-type="float">
            <text:p>0,0797341</text:p>
          </table:table-cell>
          <table:table-cell office:value-type="float" office:value="0.0788999" calcext:value-type="float">
            <text:p>0,0788999</text:p>
          </table:table-cell>
          <table:table-cell office:value-type="float" office:value="0.0906749" calcext:value-type="float">
            <text:p>0,0906749</text:p>
          </table:table-cell>
          <table:table-cell office:value-type="float" office:value="0.080647" calcext:value-type="float">
            <text:p>0,080647</text:p>
          </table:table-cell>
          <table:table-cell office:value-type="float" office:value="0.0971758" calcext:value-type="float">
            <text:p>0,0971758</text:p>
          </table:table-cell>
          <table:table-cell office:value-type="float" office:value="0.0837951" calcext:value-type="float">
            <text:p>0,0837951</text:p>
          </table:table-cell>
          <table:table-cell office:value-type="float" office:value="0.083216" calcext:value-type="float">
            <text:p>0,083216</text:p>
          </table:table-cell>
          <table:table-cell office:value-type="float" office:value="0.085974" calcext:value-type="float">
            <text:p>0,085974</text:p>
          </table:table-cell>
          <table:table-cell office:value-type="float" office:value="1.12414" calcext:value-type="float">
            <text:p>1,12414</text:p>
          </table:table-cell>
          <table:table-cell office:value-type="float" office:value="1.19546" calcext:value-type="float">
            <text:p>1,19546</text:p>
          </table:table-cell>
          <table:table-cell office:value-type="float" office:value="1.00425" calcext:value-type="float">
            <text:p>1,00425</text:p>
          </table:table-cell>
          <table:table-cell office:value-type="float" office:value="0.0885119" calcext:value-type="float">
            <text:p>0,0885119</text:p>
          </table:table-cell>
          <table:table-cell office:value-type="float" office:value="0.863832" calcext:value-type="float">
            <text:p>0,863832</text:p>
          </table:table-cell>
          <table:table-cell office:value-type="float" office:value="0.09302" calcext:value-type="float">
            <text:p>0,09302</text:p>
          </table:table-cell>
          <table:table-cell office:value-type="float" office:value="0.0926468" calcext:value-type="float">
            <text:p>0,0926468</text:p>
          </table:table-cell>
          <table:table-cell office:value-type="float" office:value="0.090662" calcext:value-type="float">
            <text:p>0,090662</text:p>
          </table:table-cell>
          <table:table-cell office:value-type="float" office:value="0.234465" calcext:value-type="float">
            <text:p>0,234465</text:p>
          </table:table-cell>
          <table:table-cell office:value-type="float" office:value="0.188473" calcext:value-type="float">
            <text:p>0,188473</text:p>
          </table:table-cell>
          <table:table-cell office:value-type="float" office:value="0.171806" calcext:value-type="float">
            <text:p>0,171806</text:p>
          </table:table-cell>
          <table:table-cell office:value-type="float" office:value="0.382863" calcext:value-type="float">
            <text:p>0,382863</text:p>
          </table:table-cell>
          <table:table-cell office:value-type="float" office:value="1.69796" calcext:value-type="float">
            <text:p>1,69796</text:p>
          </table:table-cell>
          <table:table-cell office:value-type="float" office:value="1.32557" calcext:value-type="float">
            <text:p>1,32557</text:p>
          </table:table-cell>
          <table:table-cell office:value-type="float" office:value="1.55345" calcext:value-type="float">
            <text:p>1,55345</text:p>
          </table:table-cell>
          <table:table-cell office:value-type="float" office:value="0.896877" calcext:value-type="float">
            <text:p>0,896877</text:p>
          </table:table-cell>
          <table:table-cell office:value-type="float" office:value="1.17674" calcext:value-type="float">
            <text:p>1,17674</text:p>
          </table:table-cell>
          <table:table-cell office:value-type="float" office:value="1.78886" calcext:value-type="float">
            <text:p>1,78886</text:p>
          </table:table-cell>
          <table:table-cell office:value-type="float" office:value="1.37692" calcext:value-type="float">
            <text:p>1,37692</text:p>
          </table:table-cell>
          <table:table-cell office:value-type="float" office:value="1.79393" calcext:value-type="float">
            <text:p>1,79393</text:p>
          </table:table-cell>
          <table:table-cell office:value-type="float" office:value="0.098022" calcext:value-type="float">
            <text:p>0,098022</text:p>
          </table:table-cell>
          <table:table-cell office:value-type="float" office:value="1.05244" calcext:value-type="float">
            <text:p>1,05244</text:p>
          </table:table-cell>
          <table:table-cell office:value-type="float" office:value="1.51428" calcext:value-type="float">
            <text:p>1,51428</text:p>
          </table:table-cell>
          <table:table-cell office:value-type="float" office:value="1.41277" calcext:value-type="float">
            <text:p>1,41277</text:p>
          </table:table-cell>
          <table:table-cell office:value-type="float" office:value="1.19402" calcext:value-type="float">
            <text:p>1,19402</text:p>
          </table:table-cell>
          <table:table-cell office:value-type="float" office:value="1.76165" calcext:value-type="float">
            <text:p>1,76165</text:p>
          </table:table-cell>
          <table:table-cell office:value-type="float" office:value="0.11493" calcext:value-type="float">
            <text:p>0,11493</text:p>
          </table:table-cell>
          <table:table-cell office:value-type="float" office:value="0.075213" calcext:value-type="float">
            <text:p>0,075213</text:p>
          </table:table-cell>
          <table:table-cell table:number-columns-repeated="20"/>
          <table:table-cell table:formula="of:=MIN([.A162:.BL162])" office:value-type="float" office:value="0.075213" calcext:value-type="float">
            <text:p>0,075213</text:p>
          </table:table-cell>
          <table:table-cell table:formula="of:=MAX([.A162:.BL162])" office:value-type="float" office:value="1.79393" calcext:value-type="float">
            <text:p>1,79393</text:p>
          </table:table-cell>
          <table:table-cell table:number-columns-repeated="7"/>
        </table:table-row>
        <table:table-row table:style-name="ro1">
          <table:table-cell office:value-type="float" office:value="0.189134" calcext:value-type="float">
            <text:p>0,189134</text:p>
          </table:table-cell>
          <table:table-cell office:value-type="float" office:value="0.194807" calcext:value-type="float">
            <text:p>0,194807</text:p>
          </table:table-cell>
          <table:table-cell office:value-type="float" office:value="0.408523" calcext:value-type="float">
            <text:p>0,408523</text:p>
          </table:table-cell>
          <table:table-cell office:value-type="float" office:value="0.226408" calcext:value-type="float">
            <text:p>0,226408</text:p>
          </table:table-cell>
          <table:table-cell office:value-type="float" office:value="0.203487" calcext:value-type="float">
            <text:p>0,203487</text:p>
          </table:table-cell>
          <table:table-cell office:value-type="float" office:value="0.190426" calcext:value-type="float">
            <text:p>0,190426</text:p>
          </table:table-cell>
          <table:table-cell office:value-type="float" office:value="0.195362" calcext:value-type="float">
            <text:p>0,195362</text:p>
          </table:table-cell>
          <table:table-cell office:value-type="float" office:value="0.198359" calcext:value-type="float">
            <text:p>0,198359</text:p>
          </table:table-cell>
          <table:table-cell office:value-type="float" office:value="0.390477" calcext:value-type="float">
            <text:p>0,390477</text:p>
          </table:table-cell>
          <table:table-cell office:value-type="float" office:value="0.416602" calcext:value-type="float">
            <text:p>0,416602</text:p>
          </table:table-cell>
          <table:table-cell office:value-type="float" office:value="0.855133" calcext:value-type="float">
            <text:p>0,855133</text:p>
          </table:table-cell>
          <table:table-cell office:value-type="float" office:value="0.687311" calcext:value-type="float">
            <text:p>0,687311</text:p>
          </table:table-cell>
          <table:table-cell office:value-type="float" office:value="0.228769" calcext:value-type="float">
            <text:p>0,228769</text:p>
          </table:table-cell>
          <table:table-cell office:value-type="float" office:value="0.397773" calcext:value-type="float">
            <text:p>0,397773</text:p>
          </table:table-cell>
          <table:table-cell office:value-type="float" office:value="0.368375" calcext:value-type="float">
            <text:p>0,368375</text:p>
          </table:table-cell>
          <table:table-cell office:value-type="float" office:value="0.191187" calcext:value-type="float">
            <text:p>0,191187</text:p>
          </table:table-cell>
          <table:table-cell office:value-type="float" office:value="1.20874" calcext:value-type="float">
            <text:p>1,20874</text:p>
          </table:table-cell>
          <table:table-cell office:value-type="float" office:value="1.02854" calcext:value-type="float">
            <text:p>1,02854</text:p>
          </table:table-cell>
          <table:table-cell office:value-type="float" office:value="0.574626" calcext:value-type="float">
            <text:p>0,574626</text:p>
          </table:table-cell>
          <table:table-cell office:value-type="float" office:value="1.00222" calcext:value-type="float">
            <text:p>1,00222</text:p>
          </table:table-cell>
          <table:table-cell office:value-type="float" office:value="0.196379" calcext:value-type="float">
            <text:p>0,196379</text:p>
          </table:table-cell>
          <table:table-cell office:value-type="float" office:value="0.622388" calcext:value-type="float">
            <text:p>0,622388</text:p>
          </table:table-cell>
          <table:table-cell office:value-type="float" office:value="0.395392" calcext:value-type="float">
            <text:p>0,395392</text:p>
          </table:table-cell>
          <table:table-cell office:value-type="float" office:value="1.01406" calcext:value-type="float">
            <text:p>1,01406</text:p>
          </table:table-cell>
          <table:table-cell office:value-type="float" office:value="1.17072" calcext:value-type="float">
            <text:p>1,17072</text:p>
          </table:table-cell>
          <table:table-cell office:value-type="float" office:value="0.812135" calcext:value-type="float">
            <text:p>0,812135</text:p>
          </table:table-cell>
          <table:table-cell office:value-type="float" office:value="0.816773" calcext:value-type="float">
            <text:p>0,816773</text:p>
          </table:table-cell>
          <table:table-cell office:value-type="float" office:value="1.19747" calcext:value-type="float">
            <text:p>1,19747</text:p>
          </table:table-cell>
          <table:table-cell office:value-type="float" office:value="1.20749" calcext:value-type="float">
            <text:p>1,20749</text:p>
          </table:table-cell>
          <table:table-cell office:value-type="float" office:value="1.24413" calcext:value-type="float">
            <text:p>1,24413</text:p>
          </table:table-cell>
          <table:table-cell office:value-type="float" office:value="0.950234" calcext:value-type="float">
            <text:p>0,950234</text:p>
          </table:table-cell>
          <table:table-cell office:value-type="float" office:value="1.0261" calcext:value-type="float">
            <text:p>1,0261</text:p>
          </table:table-cell>
          <table:table-cell office:value-type="float" office:value="1.0244" calcext:value-type="float">
            <text:p>1,0244</text:p>
          </table:table-cell>
          <table:table-cell office:value-type="float" office:value="1.01151" calcext:value-type="float">
            <text:p>1,01151</text:p>
          </table:table-cell>
          <table:table-cell office:value-type="float" office:value="0.666194" calcext:value-type="float">
            <text:p>0,666194</text:p>
          </table:table-cell>
          <table:table-cell office:value-type="float" office:value="1.00659" calcext:value-type="float">
            <text:p>1,00659</text:p>
          </table:table-cell>
          <table:table-cell office:value-type="float" office:value="1.05113" calcext:value-type="float">
            <text:p>1,05113</text:p>
          </table:table-cell>
          <table:table-cell office:value-type="float" office:value="1.12519" calcext:value-type="float">
            <text:p>1,12519</text:p>
          </table:table-cell>
          <table:table-cell office:value-type="float" office:value="0.849756" calcext:value-type="float">
            <text:p>0,849756</text:p>
          </table:table-cell>
          <table:table-cell office:value-type="float" office:value="0.187665" calcext:value-type="float">
            <text:p>0,187665</text:p>
          </table:table-cell>
          <table:table-cell office:value-type="float" office:value="0.186778" calcext:value-type="float">
            <text:p>0,186778</text:p>
          </table:table-cell>
          <table:table-cell office:value-type="float" office:value="1.04472" calcext:value-type="float">
            <text:p>1,04472</text:p>
          </table:table-cell>
          <table:table-cell office:value-type="float" office:value="0.201407" calcext:value-type="float">
            <text:p>0,201407</text:p>
          </table:table-cell>
          <table:table-cell office:value-type="float" office:value="1.86208" calcext:value-type="float">
            <text:p>1,86208</text:p>
          </table:table-cell>
          <table:table-cell office:value-type="float" office:value="0.1784" calcext:value-type="float">
            <text:p>0,1784</text:p>
          </table:table-cell>
          <table:table-cell office:value-type="float" office:value="0.184429" calcext:value-type="float">
            <text:p>0,184429</text:p>
          </table:table-cell>
          <table:table-cell office:value-type="float" office:value="1.10169" calcext:value-type="float">
            <text:p>1,10169</text:p>
          </table:table-cell>
          <table:table-cell office:value-type="float" office:value="0.033613" calcext:value-type="float">
            <text:p>0,033613</text:p>
          </table:table-cell>
          <table:table-cell table:number-columns-repeated="20"/>
          <table:table-cell table:formula="of:=MIN([.A163:.BL163])" office:value-type="float" office:value="0.033613" calcext:value-type="float">
            <text:p>0,033613</text:p>
          </table:table-cell>
          <table:table-cell table:formula="of:=MAX([.A163:.BL163])" office:value-type="float" office:value="1.86208" calcext:value-type="float">
            <text:p>1,86208</text:p>
          </table:table-cell>
          <table:table-cell table:number-columns-repeated="7"/>
        </table:table-row>
        <table:table-row table:style-name="ro1">
          <table:table-cell office:value-type="float" office:value="0.18203" calcext:value-type="float">
            <text:p>0,18203</text:p>
          </table:table-cell>
          <table:table-cell office:value-type="float" office:value="0.192793" calcext:value-type="float">
            <text:p>0,192793</text:p>
          </table:table-cell>
          <table:table-cell office:value-type="float" office:value="0.193616" calcext:value-type="float">
            <text:p>0,193616</text:p>
          </table:table-cell>
          <table:table-cell office:value-type="float" office:value="0.192609" calcext:value-type="float">
            <text:p>0,192609</text:p>
          </table:table-cell>
          <table:table-cell office:value-type="float" office:value="0.194535" calcext:value-type="float">
            <text:p>0,194535</text:p>
          </table:table-cell>
          <table:table-cell office:value-type="float" office:value="0.192811" calcext:value-type="float">
            <text:p>0,192811</text:p>
          </table:table-cell>
          <table:table-cell office:value-type="float" office:value="0.193035" calcext:value-type="float">
            <text:p>0,193035</text:p>
          </table:table-cell>
          <table:table-cell office:value-type="float" office:value="0.192824" calcext:value-type="float">
            <text:p>0,192824</text:p>
          </table:table-cell>
          <table:table-cell office:value-type="float" office:value="0.206884" calcext:value-type="float">
            <text:p>0,206884</text:p>
          </table:table-cell>
          <table:table-cell office:value-type="float" office:value="1.01293" calcext:value-type="float">
            <text:p>1,01293</text:p>
          </table:table-cell>
          <table:table-cell office:value-type="float" office:value="0.85039" calcext:value-type="float">
            <text:p>0,85039</text:p>
          </table:table-cell>
          <table:table-cell office:value-type="float" office:value="0.194965" calcext:value-type="float">
            <text:p>0,194965</text:p>
          </table:table-cell>
          <table:table-cell office:value-type="float" office:value="0.804117" calcext:value-type="float">
            <text:p>0,804117</text:p>
          </table:table-cell>
          <table:table-cell office:value-type="float" office:value="0.192985" calcext:value-type="float">
            <text:p>0,192985</text:p>
          </table:table-cell>
          <table:table-cell office:value-type="float" office:value="0.810573" calcext:value-type="float">
            <text:p>0,810573</text:p>
          </table:table-cell>
          <table:table-cell office:value-type="float" office:value="0.407658" calcext:value-type="float">
            <text:p>0,407658</text:p>
          </table:table-cell>
          <table:table-cell office:value-type="float" office:value="0.188264" calcext:value-type="float">
            <text:p>0,188264</text:p>
          </table:table-cell>
          <table:table-cell office:value-type="float" office:value="0.802788" calcext:value-type="float">
            <text:p>0,802788</text:p>
          </table:table-cell>
          <table:table-cell office:value-type="float" office:value="0.183454" calcext:value-type="float">
            <text:p>0,183454</text:p>
          </table:table-cell>
          <table:table-cell office:value-type="float" office:value="1.74358" calcext:value-type="float">
            <text:p>1,74358</text:p>
          </table:table-cell>
          <table:table-cell office:value-type="float" office:value="0.746328" calcext:value-type="float">
            <text:p>0,746328</text:p>
          </table:table-cell>
          <table:table-cell office:value-type="float" office:value="1.76512" calcext:value-type="float">
            <text:p>1,76512</text:p>
          </table:table-cell>
          <table:table-cell office:value-type="float" office:value="1.21614" calcext:value-type="float">
            <text:p>1,21614</text:p>
          </table:table-cell>
          <table:table-cell office:value-type="float" office:value="1.60992" calcext:value-type="float">
            <text:p>1,60992</text:p>
          </table:table-cell>
          <table:table-cell office:value-type="float" office:value="1.41985" calcext:value-type="float">
            <text:p>1,41985</text:p>
          </table:table-cell>
          <table:table-cell office:value-type="float" office:value="1.03946" calcext:value-type="float">
            <text:p>1,03946</text:p>
          </table:table-cell>
          <table:table-cell office:value-type="float" office:value="1.24481" calcext:value-type="float">
            <text:p>1,24481</text:p>
          </table:table-cell>
          <table:table-cell office:value-type="float" office:value="0.464563" calcext:value-type="float">
            <text:p>0,464563</text:p>
          </table:table-cell>
          <table:table-cell office:value-type="float" office:value="0.853355" calcext:value-type="float">
            <text:p>0,853355</text:p>
          </table:table-cell>
          <table:table-cell office:value-type="float" office:value="0.665994" calcext:value-type="float">
            <text:p>0,665994</text:p>
          </table:table-cell>
          <table:table-cell office:value-type="float" office:value="0.3186" calcext:value-type="float">
            <text:p>0,3186</text:p>
          </table:table-cell>
          <table:table-cell office:value-type="float" office:value="0.197496" calcext:value-type="float">
            <text:p>0,197496</text:p>
          </table:table-cell>
          <table:table-cell office:value-type="float" office:value="1.05647" calcext:value-type="float">
            <text:p>1,05647</text:p>
          </table:table-cell>
          <table:table-cell office:value-type="float" office:value="1.4594" calcext:value-type="float">
            <text:p>1,4594</text:p>
          </table:table-cell>
          <table:table-cell office:value-type="float" office:value="1.26929" calcext:value-type="float">
            <text:p>1,26929</text:p>
          </table:table-cell>
          <table:table-cell office:value-type="float" office:value="1.08143" calcext:value-type="float">
            <text:p>1,08143</text:p>
          </table:table-cell>
          <table:table-cell office:value-type="float" office:value="1.32057" calcext:value-type="float">
            <text:p>1,32057</text:p>
          </table:table-cell>
          <table:table-cell office:value-type="float" office:value="1.72657" calcext:value-type="float">
            <text:p>1,72657</text:p>
          </table:table-cell>
          <table:table-cell office:value-type="float" office:value="1.7555" calcext:value-type="float">
            <text:p>1,7555</text:p>
          </table:table-cell>
          <table:table-cell office:value-type="float" office:value="1.16814" calcext:value-type="float">
            <text:p>1,16814</text:p>
          </table:table-cell>
          <table:table-cell office:value-type="float" office:value="0.176966" calcext:value-type="float">
            <text:p>0,176966</text:p>
          </table:table-cell>
          <table:table-cell office:value-type="float" office:value="0.17499" calcext:value-type="float">
            <text:p>0,17499</text:p>
          </table:table-cell>
          <table:table-cell office:value-type="float" office:value="0.146772" calcext:value-type="float">
            <text:p>0,146772</text:p>
          </table:table-cell>
          <table:table-cell office:value-type="float" office:value="0.367277" calcext:value-type="float">
            <text:p>0,367277</text:p>
          </table:table-cell>
          <table:table-cell office:value-type="float" office:value="0.242866" calcext:value-type="float">
            <text:p>0,242866</text:p>
          </table:table-cell>
          <table:table-cell office:value-type="float" office:value="0.810157" calcext:value-type="float">
            <text:p>0,810157</text:p>
          </table:table-cell>
          <table:table-cell office:value-type="float" office:value="0.119324" calcext:value-type="float">
            <text:p>0,119324</text:p>
          </table:table-cell>
          <table:table-cell office:value-type="float" office:value="0.940561" calcext:value-type="float">
            <text:p>0,940561</text:p>
          </table:table-cell>
          <table:table-cell table:number-columns-repeated="20"/>
          <table:table-cell table:formula="of:=MIN([.A164:.BL164])" office:value-type="float" office:value="0.119324" calcext:value-type="float">
            <text:p>0,119324</text:p>
          </table:table-cell>
          <table:table-cell table:formula="of:=MAX([.A164:.BL164])" office:value-type="float" office:value="1.76512" calcext:value-type="float">
            <text:p>1,76512</text:p>
          </table:table-cell>
          <table:table-cell table:number-columns-repeated="7"/>
        </table:table-row>
        <table:table-row table:style-name="ro1">
          <table:table-cell office:value-type="float" office:value="0.206862" calcext:value-type="float">
            <text:p>0,206862</text:p>
          </table:table-cell>
          <table:table-cell office:value-type="float" office:value="0.213944" calcext:value-type="float">
            <text:p>0,213944</text:p>
          </table:table-cell>
          <table:table-cell office:value-type="float" office:value="0.207557" calcext:value-type="float">
            <text:p>0,207557</text:p>
          </table:table-cell>
          <table:table-cell office:value-type="float" office:value="0.211256" calcext:value-type="float">
            <text:p>0,211256</text:p>
          </table:table-cell>
          <table:table-cell office:value-type="float" office:value="0.215893" calcext:value-type="float">
            <text:p>0,215893</text:p>
          </table:table-cell>
          <table:table-cell office:value-type="float" office:value="0.190984" calcext:value-type="float">
            <text:p>0,190984</text:p>
          </table:table-cell>
          <table:table-cell office:value-type="float" office:value="0.830404" calcext:value-type="float">
            <text:p>0,830404</text:p>
          </table:table-cell>
          <table:table-cell office:value-type="float" office:value="0.617297" calcext:value-type="float">
            <text:p>0,617297</text:p>
          </table:table-cell>
          <table:table-cell office:value-type="float" office:value="0.414761" calcext:value-type="float">
            <text:p>0,414761</text:p>
          </table:table-cell>
          <table:table-cell office:value-type="float" office:value="0.206818" calcext:value-type="float">
            <text:p>0,206818</text:p>
          </table:table-cell>
          <table:table-cell office:value-type="float" office:value="0.206941" calcext:value-type="float">
            <text:p>0,206941</text:p>
          </table:table-cell>
          <table:table-cell office:value-type="float" office:value="0.199105" calcext:value-type="float">
            <text:p>0,199105</text:p>
          </table:table-cell>
          <table:table-cell office:value-type="float" office:value="0.217654" calcext:value-type="float">
            <text:p>0,217654</text:p>
          </table:table-cell>
          <table:table-cell office:value-type="float" office:value="0.388395" calcext:value-type="float">
            <text:p>0,388395</text:p>
          </table:table-cell>
          <table:table-cell office:value-type="float" office:value="0.404996" calcext:value-type="float">
            <text:p>0,404996</text:p>
          </table:table-cell>
          <table:table-cell office:value-type="float" office:value="0.402518" calcext:value-type="float">
            <text:p>0,402518</text:p>
          </table:table-cell>
          <table:table-cell office:value-type="float" office:value="0.829148" calcext:value-type="float">
            <text:p>0,829148</text:p>
          </table:table-cell>
          <table:table-cell office:value-type="float" office:value="0.569433" calcext:value-type="float">
            <text:p>0,569433</text:p>
          </table:table-cell>
          <table:table-cell office:value-type="float" office:value="1.19718" calcext:value-type="float">
            <text:p>1,19718</text:p>
          </table:table-cell>
          <table:table-cell office:value-type="float" office:value="0.38935" calcext:value-type="float">
            <text:p>0,38935</text:p>
          </table:table-cell>
          <table:table-cell office:value-type="float" office:value="0.792114" calcext:value-type="float">
            <text:p>0,792114</text:p>
          </table:table-cell>
          <table:table-cell office:value-type="float" office:value="1.4338" calcext:value-type="float">
            <text:p>1,4338</text:p>
          </table:table-cell>
          <table:table-cell office:value-type="float" office:value="0.355288" calcext:value-type="float">
            <text:p>0,355288</text:p>
          </table:table-cell>
          <table:table-cell office:value-type="float" office:value="0.941582" calcext:value-type="float">
            <text:p>0,941582</text:p>
          </table:table-cell>
          <table:table-cell office:value-type="float" office:value="0.768844" calcext:value-type="float">
            <text:p>0,768844</text:p>
          </table:table-cell>
          <table:table-cell office:value-type="float" office:value="0.384624" calcext:value-type="float">
            <text:p>0,384624</text:p>
          </table:table-cell>
          <table:table-cell office:value-type="float" office:value="0.806472" calcext:value-type="float">
            <text:p>0,806472</text:p>
          </table:table-cell>
          <table:table-cell office:value-type="float" office:value="0.37007" calcext:value-type="float">
            <text:p>0,37007</text:p>
          </table:table-cell>
          <table:table-cell office:value-type="float" office:value="0.747337" calcext:value-type="float">
            <text:p>0,747337</text:p>
          </table:table-cell>
          <table:table-cell office:value-type="float" office:value="0.392476" calcext:value-type="float">
            <text:p>0,392476</text:p>
          </table:table-cell>
          <table:table-cell office:value-type="float" office:value="1.17984" calcext:value-type="float">
            <text:p>1,17984</text:p>
          </table:table-cell>
          <table:table-cell office:value-type="float" office:value="1.00929" calcext:value-type="float">
            <text:p>1,00929</text:p>
          </table:table-cell>
          <table:table-cell office:value-type="float" office:value="1.03359" calcext:value-type="float">
            <text:p>1,03359</text:p>
          </table:table-cell>
          <table:table-cell office:value-type="float" office:value="1.65478" calcext:value-type="float">
            <text:p>1,65478</text:p>
          </table:table-cell>
          <table:table-cell office:value-type="float" office:value="1.65576" calcext:value-type="float">
            <text:p>1,65576</text:p>
          </table:table-cell>
          <table:table-cell office:value-type="float" office:value="0.849656" calcext:value-type="float">
            <text:p>0,849656</text:p>
          </table:table-cell>
          <table:table-cell office:value-type="float" office:value="1.14828" calcext:value-type="float">
            <text:p>1,14828</text:p>
          </table:table-cell>
          <table:table-cell office:value-type="float" office:value="1.17989" calcext:value-type="float">
            <text:p>1,17989</text:p>
          </table:table-cell>
          <table:table-cell office:value-type="float" office:value="1.8909" calcext:value-type="float">
            <text:p>1,8909</text:p>
          </table:table-cell>
          <table:table-cell office:value-type="float" office:value="1.30794" calcext:value-type="float">
            <text:p>1,30794</text:p>
          </table:table-cell>
          <table:table-cell office:value-type="float" office:value="1.95982" calcext:value-type="float">
            <text:p>1,95982</text:p>
          </table:table-cell>
          <table:table-cell office:value-type="float" office:value="0.0855699" calcext:value-type="float">
            <text:p>0,0855699</text:p>
          </table:table-cell>
          <table:table-cell office:value-type="float" office:value="0.263125" calcext:value-type="float">
            <text:p>0,263125</text:p>
          </table:table-cell>
          <table:table-cell office:value-type="float" office:value="0.0911121" calcext:value-type="float">
            <text:p>0,0911121</text:p>
          </table:table-cell>
          <table:table-cell office:value-type="float" office:value="0.423902" calcext:value-type="float">
            <text:p>0,423902</text:p>
          </table:table-cell>
          <table:table-cell office:value-type="float" office:value="1.467" calcext:value-type="float">
            <text:p>1,467</text:p>
          </table:table-cell>
          <table:table-cell office:value-type="float" office:value="0.147335" calcext:value-type="float">
            <text:p>0,147335</text:p>
          </table:table-cell>
          <table:table-cell office:value-type="float" office:value="0.093097" calcext:value-type="float">
            <text:p>0,093097</text:p>
          </table:table-cell>
          <table:table-cell table:number-columns-repeated="20"/>
          <table:table-cell table:formula="of:=MIN([.A165:.BL165])" office:value-type="float" office:value="0.0855699" calcext:value-type="float">
            <text:p>0,0855699</text:p>
          </table:table-cell>
          <table:table-cell table:formula="of:=MAX([.A165:.BL165])" office:value-type="float" office:value="1.95982" calcext:value-type="float">
            <text:p>1,95982</text:p>
          </table:table-cell>
          <table:table-cell table:number-columns-repeated="7"/>
        </table:table-row>
        <table:table-row table:style-name="ro1">
          <table:table-cell office:value-type="float" office:value="0.194754" calcext:value-type="float">
            <text:p>0,194754</text:p>
          </table:table-cell>
          <table:table-cell office:value-type="float" office:value="0.196327" calcext:value-type="float">
            <text:p>0,196327</text:p>
          </table:table-cell>
          <table:table-cell office:value-type="float" office:value="0.186213" calcext:value-type="float">
            <text:p>0,186213</text:p>
          </table:table-cell>
          <table:table-cell office:value-type="float" office:value="0.385957" calcext:value-type="float">
            <text:p>0,385957</text:p>
          </table:table-cell>
          <table:table-cell office:value-type="float" office:value="0.191832" calcext:value-type="float">
            <text:p>0,191832</text:p>
          </table:table-cell>
          <table:table-cell office:value-type="float" office:value="0.195931" calcext:value-type="float">
            <text:p>0,195931</text:p>
          </table:table-cell>
          <table:table-cell office:value-type="float" office:value="0.196682" calcext:value-type="float">
            <text:p>0,196682</text:p>
          </table:table-cell>
          <table:table-cell office:value-type="float" office:value="0.586631" calcext:value-type="float">
            <text:p>0,586631</text:p>
          </table:table-cell>
          <table:table-cell office:value-type="float" office:value="0.204681" calcext:value-type="float">
            <text:p>0,204681</text:p>
          </table:table-cell>
          <table:table-cell office:value-type="float" office:value="0.580031" calcext:value-type="float">
            <text:p>0,580031</text:p>
          </table:table-cell>
          <table:table-cell office:value-type="float" office:value="0.389517" calcext:value-type="float">
            <text:p>0,389517</text:p>
          </table:table-cell>
          <table:table-cell office:value-type="float" office:value="0.586606" calcext:value-type="float">
            <text:p>0,586606</text:p>
          </table:table-cell>
          <table:table-cell office:value-type="float" office:value="0.39673" calcext:value-type="float">
            <text:p>0,39673</text:p>
          </table:table-cell>
          <table:table-cell office:value-type="float" office:value="0.402856" calcext:value-type="float">
            <text:p>0,402856</text:p>
          </table:table-cell>
          <table:table-cell office:value-type="float" office:value="0.571546" calcext:value-type="float">
            <text:p>0,571546</text:p>
          </table:table-cell>
          <table:table-cell office:value-type="float" office:value="0.385326" calcext:value-type="float">
            <text:p>0,385326</text:p>
          </table:table-cell>
          <table:table-cell office:value-type="float" office:value="0.56352" calcext:value-type="float">
            <text:p>0,56352</text:p>
          </table:table-cell>
          <table:table-cell office:value-type="float" office:value="0.191725" calcext:value-type="float">
            <text:p>0,191725</text:p>
          </table:table-cell>
          <table:table-cell office:value-type="float" office:value="0.378616" calcext:value-type="float">
            <text:p>0,378616</text:p>
          </table:table-cell>
          <table:table-cell office:value-type="float" office:value="0.392087" calcext:value-type="float">
            <text:p>0,392087</text:p>
          </table:table-cell>
          <table:table-cell office:value-type="float" office:value="0.555108" calcext:value-type="float">
            <text:p>0,555108</text:p>
          </table:table-cell>
          <table:table-cell office:value-type="float" office:value="0.201848" calcext:value-type="float">
            <text:p>0,201848</text:p>
          </table:table-cell>
          <table:table-cell office:value-type="float" office:value="0.412501" calcext:value-type="float">
            <text:p>0,412501</text:p>
          </table:table-cell>
          <table:table-cell office:value-type="float" office:value="0.402148" calcext:value-type="float">
            <text:p>0,402148</text:p>
          </table:table-cell>
          <table:table-cell office:value-type="float" office:value="0.387021" calcext:value-type="float">
            <text:p>0,387021</text:p>
          </table:table-cell>
          <table:table-cell office:value-type="float" office:value="0.406861" calcext:value-type="float">
            <text:p>0,406861</text:p>
          </table:table-cell>
          <table:table-cell office:value-type="float" office:value="0.207592" calcext:value-type="float">
            <text:p>0,207592</text:p>
          </table:table-cell>
          <table:table-cell office:value-type="float" office:value="0.41831" calcext:value-type="float">
            <text:p>0,41831</text:p>
          </table:table-cell>
          <table:table-cell office:value-type="float" office:value="0.21286" calcext:value-type="float">
            <text:p>0,21286</text:p>
          </table:table-cell>
          <table:table-cell office:value-type="float" office:value="1.20626" calcext:value-type="float">
            <text:p>1,20626</text:p>
          </table:table-cell>
          <table:table-cell office:value-type="float" office:value="0.431958" calcext:value-type="float">
            <text:p>0,431958</text:p>
          </table:table-cell>
          <table:table-cell office:value-type="float" office:value="1.0358" calcext:value-type="float">
            <text:p>1,0358</text:p>
          </table:table-cell>
          <table:table-cell office:value-type="float" office:value="1.18285" calcext:value-type="float">
            <text:p>1,18285</text:p>
          </table:table-cell>
          <table:table-cell office:value-type="float" office:value="1.18753" calcext:value-type="float">
            <text:p>1,18753</text:p>
          </table:table-cell>
          <table:table-cell office:value-type="float" office:value="0.374657" calcext:value-type="float">
            <text:p>0,374657</text:p>
          </table:table-cell>
          <table:table-cell office:value-type="float" office:value="1.00273" calcext:value-type="float">
            <text:p>1,00273</text:p>
          </table:table-cell>
          <table:table-cell office:value-type="float" office:value="0.814793" calcext:value-type="float">
            <text:p>0,814793</text:p>
          </table:table-cell>
          <table:table-cell office:value-type="float" office:value="1.78414" calcext:value-type="float">
            <text:p>1,78414</text:p>
          </table:table-cell>
          <table:table-cell office:value-type="float" office:value="1.59632" calcext:value-type="float">
            <text:p>1,59632</text:p>
          </table:table-cell>
          <table:table-cell office:value-type="float" office:value="1.6003" calcext:value-type="float">
            <text:p>1,6003</text:p>
          </table:table-cell>
          <table:table-cell office:value-type="float" office:value="1.87409" calcext:value-type="float">
            <text:p>1,87409</text:p>
          </table:table-cell>
          <table:table-cell office:value-type="float" office:value="0.911473" calcext:value-type="float">
            <text:p>0,911473</text:p>
          </table:table-cell>
          <table:table-cell office:value-type="float" office:value="2.06561" calcext:value-type="float">
            <text:p>2,06561</text:p>
          </table:table-cell>
          <table:table-cell office:value-type="float" office:value="0.728839" calcext:value-type="float">
            <text:p>0,728839</text:p>
          </table:table-cell>
          <table:table-cell office:value-type="float" office:value="0.715246" calcext:value-type="float">
            <text:p>0,715246</text:p>
          </table:table-cell>
          <table:table-cell office:value-type="float" office:value="0.679562" calcext:value-type="float">
            <text:p>0,679562</text:p>
          </table:table-cell>
          <table:table-cell office:value-type="float" office:value="0.128288" calcext:value-type="float">
            <text:p>0,128288</text:p>
          </table:table-cell>
          <table:table-cell office:value-type="float" office:value="1.73631" calcext:value-type="float">
            <text:p>1,73631</text:p>
          </table:table-cell>
          <table:table-cell table:number-columns-repeated="20"/>
          <table:table-cell table:formula="of:=MIN([.A166:.BL166])" office:value-type="float" office:value="0.128288" calcext:value-type="float">
            <text:p>0,128288</text:p>
          </table:table-cell>
          <table:table-cell table:formula="of:=MAX([.A166:.BL166])" office:value-type="float" office:value="2.06561" calcext:value-type="float">
            <text:p>2,06561</text:p>
          </table:table-cell>
          <table:table-cell table:number-columns-repeated="7"/>
        </table:table-row>
        <table:table-row table:style-name="ro1">
          <table:table-cell office:value-type="float" office:value="0.188555" calcext:value-type="float">
            <text:p>0,188555</text:p>
          </table:table-cell>
          <table:table-cell office:value-type="float" office:value="0.223605" calcext:value-type="float">
            <text:p>0,223605</text:p>
          </table:table-cell>
          <table:table-cell office:value-type="float" office:value="0.188297" calcext:value-type="float">
            <text:p>0,188297</text:p>
          </table:table-cell>
          <table:table-cell office:value-type="float" office:value="0.189451" calcext:value-type="float">
            <text:p>0,189451</text:p>
          </table:table-cell>
          <table:table-cell office:value-type="float" office:value="0.220401" calcext:value-type="float">
            <text:p>0,220401</text:p>
          </table:table-cell>
          <table:table-cell office:value-type="float" office:value="0.186413" calcext:value-type="float">
            <text:p>0,186413</text:p>
          </table:table-cell>
          <table:table-cell office:value-type="float" office:value="0.186951" calcext:value-type="float">
            <text:p>0,186951</text:p>
          </table:table-cell>
          <table:table-cell office:value-type="float" office:value="0.192256" calcext:value-type="float">
            <text:p>0,192256</text:p>
          </table:table-cell>
          <table:table-cell office:value-type="float" office:value="0.188286" calcext:value-type="float">
            <text:p>0,188286</text:p>
          </table:table-cell>
          <table:table-cell office:value-type="float" office:value="0.188812" calcext:value-type="float">
            <text:p>0,188812</text:p>
          </table:table-cell>
          <table:table-cell office:value-type="float" office:value="0.790846" calcext:value-type="float">
            <text:p>0,790846</text:p>
          </table:table-cell>
          <table:table-cell office:value-type="float" office:value="0.185495" calcext:value-type="float">
            <text:p>0,185495</text:p>
          </table:table-cell>
          <table:table-cell office:value-type="float" office:value="0.749913" calcext:value-type="float">
            <text:p>0,749913</text:p>
          </table:table-cell>
          <table:table-cell office:value-type="float" office:value="0.189857" calcext:value-type="float">
            <text:p>0,189857</text:p>
          </table:table-cell>
          <table:table-cell office:value-type="float" office:value="0.190374" calcext:value-type="float">
            <text:p>0,190374</text:p>
          </table:table-cell>
          <table:table-cell office:value-type="float" office:value="0.188564" calcext:value-type="float">
            <text:p>0,188564</text:p>
          </table:table-cell>
          <table:table-cell office:value-type="float" office:value="0.190254" calcext:value-type="float">
            <text:p>0,190254</text:p>
          </table:table-cell>
          <table:table-cell office:value-type="float" office:value="0.960468" calcext:value-type="float">
            <text:p>0,960468</text:p>
          </table:table-cell>
          <table:table-cell office:value-type="float" office:value="0.769006" calcext:value-type="float">
            <text:p>0,769006</text:p>
          </table:table-cell>
          <table:table-cell office:value-type="float" office:value="0.582091" calcext:value-type="float">
            <text:p>0,582091</text:p>
          </table:table-cell>
          <table:table-cell office:value-type="float" office:value="0.364757" calcext:value-type="float">
            <text:p>0,364757</text:p>
          </table:table-cell>
          <table:table-cell office:value-type="float" office:value="0.327238" calcext:value-type="float">
            <text:p>0,327238</text:p>
          </table:table-cell>
          <table:table-cell office:value-type="float" office:value="0.412203" calcext:value-type="float">
            <text:p>0,412203</text:p>
          </table:table-cell>
          <table:table-cell office:value-type="float" office:value="0.988934" calcext:value-type="float">
            <text:p>0,988934</text:p>
          </table:table-cell>
          <table:table-cell office:value-type="float" office:value="0.817808" calcext:value-type="float">
            <text:p>0,817808</text:p>
          </table:table-cell>
          <table:table-cell office:value-type="float" office:value="0.637628" calcext:value-type="float">
            <text:p>0,637628</text:p>
          </table:table-cell>
          <table:table-cell office:value-type="float" office:value="0.405121" calcext:value-type="float">
            <text:p>0,405121</text:p>
          </table:table-cell>
          <table:table-cell office:value-type="float" office:value="0.596545" calcext:value-type="float">
            <text:p>0,596545</text:p>
          </table:table-cell>
          <table:table-cell office:value-type="float" office:value="0.439944" calcext:value-type="float">
            <text:p>0,439944</text:p>
          </table:table-cell>
          <table:table-cell office:value-type="float" office:value="0.437986" calcext:value-type="float">
            <text:p>0,437986</text:p>
          </table:table-cell>
          <table:table-cell office:value-type="float" office:value="0.51072" calcext:value-type="float">
            <text:p>0,51072</text:p>
          </table:table-cell>
          <table:table-cell office:value-type="float" office:value="1.73993" calcext:value-type="float">
            <text:p>1,73993</text:p>
          </table:table-cell>
          <table:table-cell office:value-type="float" office:value="1.55192" calcext:value-type="float">
            <text:p>1,55192</text:p>
          </table:table-cell>
          <table:table-cell office:value-type="float" office:value="1.76563" calcext:value-type="float">
            <text:p>1,76563</text:p>
          </table:table-cell>
          <table:table-cell office:value-type="float" office:value="1.3717" calcext:value-type="float">
            <text:p>1,3717</text:p>
          </table:table-cell>
          <table:table-cell office:value-type="float" office:value="0.808002" calcext:value-type="float">
            <text:p>0,808002</text:p>
          </table:table-cell>
          <table:table-cell office:value-type="float" office:value="0.671047" calcext:value-type="float">
            <text:p>0,671047</text:p>
          </table:table-cell>
          <table:table-cell office:value-type="float" office:value="2.06265" calcext:value-type="float">
            <text:p>2,06265</text:p>
          </table:table-cell>
          <table:table-cell office:value-type="float" office:value="1.65437" calcext:value-type="float">
            <text:p>1,65437</text:p>
          </table:table-cell>
          <table:table-cell office:value-type="float" office:value="1.88143" calcext:value-type="float">
            <text:p>1,88143</text:p>
          </table:table-cell>
          <table:table-cell office:value-type="float" office:value="2.09016" calcext:value-type="float">
            <text:p>2,09016</text:p>
          </table:table-cell>
          <table:table-cell office:value-type="float" office:value="1.70318" calcext:value-type="float">
            <text:p>1,70318</text:p>
          </table:table-cell>
          <table:table-cell office:value-type="float" office:value="0.713094" calcext:value-type="float">
            <text:p>0,713094</text:p>
          </table:table-cell>
          <table:table-cell office:value-type="float" office:value="1.52598" calcext:value-type="float">
            <text:p>1,52598</text:p>
          </table:table-cell>
          <table:table-cell office:value-type="float" office:value="0.837816" calcext:value-type="float">
            <text:p>0,837816</text:p>
          </table:table-cell>
          <table:table-cell office:value-type="float" office:value="1.60263" calcext:value-type="float">
            <text:p>1,60263</text:p>
          </table:table-cell>
          <table:table-cell office:value-type="float" office:value="0.142725" calcext:value-type="float">
            <text:p>0,142725</text:p>
          </table:table-cell>
          <table:table-cell office:value-type="float" office:value="0.048424" calcext:value-type="float">
            <text:p>0,048424</text:p>
          </table:table-cell>
          <table:table-cell table:number-columns-repeated="20"/>
          <table:table-cell table:formula="of:=MIN([.A167:.BL167])" office:value-type="float" office:value="0.048424" calcext:value-type="float">
            <text:p>0,048424</text:p>
          </table:table-cell>
          <table:table-cell table:formula="of:=MAX([.A167:.BL167])" office:value-type="float" office:value="2.09016" calcext:value-type="float">
            <text:p>2,09016</text:p>
          </table:table-cell>
          <table:table-cell table:number-columns-repeated="7"/>
        </table:table-row>
        <table:table-row table:style-name="ro1">
          <table:table-cell office:value-type="float" office:value="0.182577" calcext:value-type="float">
            <text:p>0,182577</text:p>
          </table:table-cell>
          <table:table-cell office:value-type="float" office:value="0.198775" calcext:value-type="float">
            <text:p>0,198775</text:p>
          </table:table-cell>
          <table:table-cell office:value-type="float" office:value="0.18928" calcext:value-type="float">
            <text:p>0,18928</text:p>
          </table:table-cell>
          <table:table-cell office:value-type="float" office:value="0.197194" calcext:value-type="float">
            <text:p>0,197194</text:p>
          </table:table-cell>
          <table:table-cell office:value-type="float" office:value="0.189291" calcext:value-type="float">
            <text:p>0,189291</text:p>
          </table:table-cell>
          <table:table-cell office:value-type="float" office:value="0.195991" calcext:value-type="float">
            <text:p>0,195991</text:p>
          </table:table-cell>
          <table:table-cell office:value-type="float" office:value="0.18959" calcext:value-type="float">
            <text:p>0,18959</text:p>
          </table:table-cell>
          <table:table-cell office:value-type="float" office:value="0.189284" calcext:value-type="float">
            <text:p>0,189284</text:p>
          </table:table-cell>
          <table:table-cell office:value-type="float" office:value="0.191338" calcext:value-type="float">
            <text:p>0,191338</text:p>
          </table:table-cell>
          <table:table-cell office:value-type="float" office:value="0.574554" calcext:value-type="float">
            <text:p>0,574554</text:p>
          </table:table-cell>
          <table:table-cell office:value-type="float" office:value="0.386217" calcext:value-type="float">
            <text:p>0,386217</text:p>
          </table:table-cell>
          <table:table-cell office:value-type="float" office:value="0.200408" calcext:value-type="float">
            <text:p>0,200408</text:p>
          </table:table-cell>
          <table:table-cell office:value-type="float" office:value="0.407788" calcext:value-type="float">
            <text:p>0,407788</text:p>
          </table:table-cell>
          <table:table-cell office:value-type="float" office:value="0.232255" calcext:value-type="float">
            <text:p>0,232255</text:p>
          </table:table-cell>
          <table:table-cell office:value-type="float" office:value="1.16483" calcext:value-type="float">
            <text:p>1,16483</text:p>
          </table:table-cell>
          <table:table-cell office:value-type="float" office:value="0.187831" calcext:value-type="float">
            <text:p>0,187831</text:p>
          </table:table-cell>
          <table:table-cell office:value-type="float" office:value="1.14832" calcext:value-type="float">
            <text:p>1,14832</text:p>
          </table:table-cell>
          <table:table-cell office:value-type="float" office:value="0.197635" calcext:value-type="float">
            <text:p>0,197635</text:p>
          </table:table-cell>
          <table:table-cell office:value-type="float" office:value="1.58099" calcext:value-type="float">
            <text:p>1,58099</text:p>
          </table:table-cell>
          <table:table-cell office:value-type="float" office:value="1.40181" calcext:value-type="float">
            <text:p>1,40181</text:p>
          </table:table-cell>
          <table:table-cell office:value-type="float" office:value="1.21711" calcext:value-type="float">
            <text:p>1,21711</text:p>
          </table:table-cell>
          <table:table-cell office:value-type="float" office:value="0.196628" calcext:value-type="float">
            <text:p>0,196628</text:p>
          </table:table-cell>
          <table:table-cell office:value-type="float" office:value="1.15525" calcext:value-type="float">
            <text:p>1,15525</text:p>
          </table:table-cell>
          <table:table-cell office:value-type="float" office:value="1.76702" calcext:value-type="float">
            <text:p>1,76702</text:p>
          </table:table-cell>
          <table:table-cell office:value-type="float" office:value="1.58147" calcext:value-type="float">
            <text:p>1,58147</text:p>
          </table:table-cell>
          <table:table-cell office:value-type="float" office:value="0.191794" calcext:value-type="float">
            <text:p>0,191794</text:p>
          </table:table-cell>
          <table:table-cell office:value-type="float" office:value="1.61477" calcext:value-type="float">
            <text:p>1,61477</text:p>
          </table:table-cell>
          <table:table-cell office:value-type="float" office:value="1.4291" calcext:value-type="float">
            <text:p>1,4291</text:p>
          </table:table-cell>
          <table:table-cell office:value-type="float" office:value="1.24355" calcext:value-type="float">
            <text:p>1,24355</text:p>
          </table:table-cell>
          <table:table-cell office:value-type="float" office:value="0.693034" calcext:value-type="float">
            <text:p>0,693034</text:p>
          </table:table-cell>
          <table:table-cell office:value-type="float" office:value="0.702962" calcext:value-type="float">
            <text:p>0,702962</text:p>
          </table:table-cell>
          <table:table-cell office:value-type="float" office:value="1.32385" calcext:value-type="float">
            <text:p>1,32385</text:p>
          </table:table-cell>
          <table:table-cell office:value-type="float" office:value="0.193824" calcext:value-type="float">
            <text:p>0,193824</text:p>
          </table:table-cell>
          <table:table-cell office:value-type="float" office:value="0.19149" calcext:value-type="float">
            <text:p>0,19149</text:p>
          </table:table-cell>
          <table:table-cell office:value-type="float" office:value="0.228124" calcext:value-type="float">
            <text:p>0,228124</text:p>
          </table:table-cell>
          <table:table-cell office:value-type="float" office:value="0.188632" calcext:value-type="float">
            <text:p>0,188632</text:p>
          </table:table-cell>
          <table:table-cell office:value-type="float" office:value="0.196196" calcext:value-type="float">
            <text:p>0,196196</text:p>
          </table:table-cell>
          <table:table-cell office:value-type="float" office:value="1.27085" calcext:value-type="float">
            <text:p>1,27085</text:p>
          </table:table-cell>
          <table:table-cell office:value-type="float" office:value="0.240401" calcext:value-type="float">
            <text:p>0,240401</text:p>
          </table:table-cell>
          <table:table-cell office:value-type="float" office:value="0.920185" calcext:value-type="float">
            <text:p>0,920185</text:p>
          </table:table-cell>
          <table:table-cell office:value-type="float" office:value="0.741789" calcext:value-type="float">
            <text:p>0,741789</text:p>
          </table:table-cell>
          <table:table-cell office:value-type="float" office:value="1.89369" calcext:value-type="float">
            <text:p>1,89369</text:p>
          </table:table-cell>
          <table:table-cell office:value-type="float" office:value="0.185608" calcext:value-type="float">
            <text:p>0,185608</text:p>
          </table:table-cell>
          <table:table-cell office:value-type="float" office:value="0.408381" calcext:value-type="float">
            <text:p>0,408381</text:p>
          </table:table-cell>
          <table:table-cell office:value-type="float" office:value="0.219995" calcext:value-type="float">
            <text:p>0,219995</text:p>
          </table:table-cell>
          <table:table-cell office:value-type="float" office:value="0.627686" calcext:value-type="float">
            <text:p>0,627686</text:p>
          </table:table-cell>
          <table:table-cell office:value-type="float" office:value="0.474382" calcext:value-type="float">
            <text:p>0,474382</text:p>
          </table:table-cell>
          <table:table-cell office:value-type="float" office:value="0.400495" calcext:value-type="float">
            <text:p>0,400495</text:p>
          </table:table-cell>
          <table:table-cell table:number-columns-repeated="20"/>
          <table:table-cell table:formula="of:=MIN([.A168:.BL168])" office:value-type="float" office:value="0.182577" calcext:value-type="float">
            <text:p>0,182577</text:p>
          </table:table-cell>
          <table:table-cell table:formula="of:=MAX([.A168:.BL168])" office:value-type="float" office:value="1.89369" calcext:value-type="float">
            <text:p>1,89369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43226" calcext:value-type="float">
            <text:p>0,143226</text:p>
          </table:table-cell>
          <table:table-cell office:value-type="float" office:value="0.144407" calcext:value-type="float">
            <text:p>0,144407</text:p>
          </table:table-cell>
          <table:table-cell office:value-type="float" office:value="0.139569" calcext:value-type="float">
            <text:p>0,139569</text:p>
          </table:table-cell>
          <table:table-cell office:value-type="float" office:value="0.149383" calcext:value-type="float">
            <text:p>0,149383</text:p>
          </table:table-cell>
          <table:table-cell office:value-type="float" office:value="0.283074" calcext:value-type="float">
            <text:p>0,283074</text:p>
          </table:table-cell>
          <table:table-cell office:value-type="float" office:value="0.141675" calcext:value-type="float">
            <text:p>0,141675</text:p>
          </table:table-cell>
          <table:table-cell office:value-type="float" office:value="0.170148" calcext:value-type="float">
            <text:p>0,170148</text:p>
          </table:table-cell>
          <table:table-cell office:value-type="float" office:value="0.146432" calcext:value-type="float">
            <text:p>0,146432</text:p>
          </table:table-cell>
          <table:table-cell office:value-type="float" office:value="0.264059" calcext:value-type="float">
            <text:p>0,264059</text:p>
          </table:table-cell>
          <table:table-cell office:value-type="float" office:value="0.261496" calcext:value-type="float">
            <text:p>0,261496</text:p>
          </table:table-cell>
          <table:table-cell office:value-type="float" office:value="0.150645" calcext:value-type="float">
            <text:p>0,150645</text:p>
          </table:table-cell>
          <table:table-cell office:value-type="float" office:value="0.156312" calcext:value-type="float">
            <text:p>0,156312</text:p>
          </table:table-cell>
          <table:table-cell office:value-type="float" office:value="0.721981" calcext:value-type="float">
            <text:p>0,721981</text:p>
          </table:table-cell>
          <table:table-cell office:value-type="float" office:value="0.867959" calcext:value-type="float">
            <text:p>0,867959</text:p>
          </table:table-cell>
          <table:table-cell office:value-type="float" office:value="0.589117" calcext:value-type="float">
            <text:p>0,589117</text:p>
          </table:table-cell>
          <table:table-cell office:value-type="float" office:value="0.158388" calcext:value-type="float">
            <text:p>0,158388</text:p>
          </table:table-cell>
          <table:table-cell office:value-type="float" office:value="0.149851" calcext:value-type="float">
            <text:p>0,149851</text:p>
          </table:table-cell>
          <table:table-cell office:value-type="float" office:value="0.56925" calcext:value-type="float">
            <text:p>0,56925</text:p>
          </table:table-cell>
          <table:table-cell office:value-type="float" office:value="0.157326" calcext:value-type="float">
            <text:p>0,157326</text:p>
          </table:table-cell>
          <table:table-cell office:value-type="float" office:value="0.624276" calcext:value-type="float">
            <text:p>0,624276</text:p>
          </table:table-cell>
          <table:table-cell office:value-type="float" office:value="0.486466" calcext:value-type="float">
            <text:p>0,486466</text:p>
          </table:table-cell>
          <table:table-cell office:value-type="float" office:value="0.361693" calcext:value-type="float">
            <text:p>0,361693</text:p>
          </table:table-cell>
          <table:table-cell office:value-type="float" office:value="0.150322" calcext:value-type="float">
            <text:p>0,150322</text:p>
          </table:table-cell>
          <table:table-cell office:value-type="float" office:value="0.140469" calcext:value-type="float">
            <text:p>0,140469</text:p>
          </table:table-cell>
          <table:table-cell office:value-type="float" office:value="0.153552" calcext:value-type="float">
            <text:p>0,153552</text:p>
          </table:table-cell>
          <table:table-cell office:value-type="float" office:value="0.478279" calcext:value-type="float">
            <text:p>0,478279</text:p>
          </table:table-cell>
          <table:table-cell office:value-type="float" office:value="0.150408" calcext:value-type="float">
            <text:p>0,150408</text:p>
          </table:table-cell>
          <table:table-cell office:value-type="float" office:value="0.470373" calcext:value-type="float">
            <text:p>0,470373</text:p>
          </table:table-cell>
          <table:table-cell office:value-type="float" office:value="0.141638" calcext:value-type="float">
            <text:p>0,141638</text:p>
          </table:table-cell>
          <table:table-cell office:value-type="float" office:value="0.149469" calcext:value-type="float">
            <text:p>0,149469</text:p>
          </table:table-cell>
          <table:table-cell office:value-type="float" office:value="0.583546" calcext:value-type="float">
            <text:p>0,583546</text:p>
          </table:table-cell>
          <table:table-cell office:value-type="float" office:value="0.563298" calcext:value-type="float">
            <text:p>0,563298</text:p>
          </table:table-cell>
          <table:table-cell office:value-type="float" office:value="0.150651" calcext:value-type="float">
            <text:p>0,150651</text:p>
          </table:table-cell>
          <table:table-cell office:value-type="float" office:value="1.6099" calcext:value-type="float">
            <text:p>1,6099</text:p>
          </table:table-cell>
          <table:table-cell office:value-type="float" office:value="0.431927" calcext:value-type="float">
            <text:p>0,431927</text:p>
          </table:table-cell>
          <table:table-cell office:value-type="float" office:value="1.35625" calcext:value-type="float">
            <text:p>1,35625</text:p>
          </table:table-cell>
          <table:table-cell office:value-type="float" office:value="0.165419" calcext:value-type="float">
            <text:p>0,165419</text:p>
          </table:table-cell>
          <table:table-cell office:value-type="float" office:value="1.65476" calcext:value-type="float">
            <text:p>1,65476</text:p>
          </table:table-cell>
          <table:table-cell office:value-type="float" office:value="0.329666" calcext:value-type="float">
            <text:p>0,329666</text:p>
          </table:table-cell>
          <table:table-cell office:value-type="float" office:value="1.46762" calcext:value-type="float">
            <text:p>1,46762</text:p>
          </table:table-cell>
          <table:table-cell office:value-type="float" office:value="0.146837" calcext:value-type="float">
            <text:p>0,146837</text:p>
          </table:table-cell>
          <table:table-cell office:value-type="float" office:value="0.305011" calcext:value-type="float">
            <text:p>0,305011</text:p>
          </table:table-cell>
          <table:table-cell office:value-type="float" office:value="0.140692" calcext:value-type="float">
            <text:p>0,140692</text:p>
          </table:table-cell>
          <table:table-cell office:value-type="float" office:value="1.93911" calcext:value-type="float">
            <text:p>1,93911</text:p>
          </table:table-cell>
          <table:table-cell office:value-type="float" office:value="0.079268" calcext:value-type="float">
            <text:p>0,079268</text:p>
          </table:table-cell>
          <table:table-cell office:value-type="float" office:value="1.39937" calcext:value-type="float">
            <text:p>1,39937</text:p>
          </table:table-cell>
          <table:table-cell office:value-type="float" office:value="1.70884" calcext:value-type="float">
            <text:p>1,70884</text:p>
          </table:table-cell>
          <table:table-cell office:value-type="float" office:value="1.30903" calcext:value-type="float">
            <text:p>1,30903</text:p>
          </table:table-cell>
          <table:table-cell office:value-type="float" office:value="0.0847452" calcext:value-type="float">
            <text:p>0,0847452</text:p>
          </table:table-cell>
          <table:table-cell office:value-type="float" office:value="0.084234" calcext:value-type="float">
            <text:p>0,084234</text:p>
          </table:table-cell>
          <table:table-cell office:value-type="float" office:value="0.909322" calcext:value-type="float">
            <text:p>0,909322</text:p>
          </table:table-cell>
          <table:table-cell office:value-type="float" office:value="0.0859201" calcext:value-type="float">
            <text:p>0,0859201</text:p>
          </table:table-cell>
          <table:table-cell office:value-type="float" office:value="0.788571" calcext:value-type="float">
            <text:p>0,788571</text:p>
          </table:table-cell>
          <table:table-cell office:value-type="float" office:value="0.844158" calcext:value-type="float">
            <text:p>0,844158</text:p>
          </table:table-cell>
          <table:table-cell office:value-type="float" office:value="0.563371" calcext:value-type="float">
            <text:p>0,563371</text:p>
          </table:table-cell>
          <table:table-cell office:value-type="float" office:value="0.695501" calcext:value-type="float">
            <text:p>0,695501</text:p>
          </table:table-cell>
          <table:table-cell office:value-type="float" office:value="1.08657" calcext:value-type="float">
            <text:p>1,08657</text:p>
          </table:table-cell>
          <table:table-cell office:value-type="float" office:value="1.49109" calcext:value-type="float">
            <text:p>1,49109</text:p>
          </table:table-cell>
          <table:table-cell office:value-type="float" office:value="0.948266" calcext:value-type="float">
            <text:p>0,948266</text:p>
          </table:table-cell>
          <table:table-cell office:value-type="float" office:value="0.819291" calcext:value-type="float">
            <text:p>0,819291</text:p>
          </table:table-cell>
          <table:table-cell office:value-type="float" office:value="0.852153" calcext:value-type="float">
            <text:p>0,852153</text:p>
          </table:table-cell>
          <table:table-cell office:value-type="float" office:value="0.147845" calcext:value-type="float">
            <text:p>0,147845</text:p>
          </table:table-cell>
          <table:table-cell office:value-type="float" office:value="2.03353" calcext:value-type="float">
            <text:p>2,03353</text:p>
          </table:table-cell>
          <table:table-cell office:value-type="float" office:value="0.581337" calcext:value-type="float">
            <text:p>0,581337</text:p>
          </table:table-cell>
          <table:table-cell table:number-columns-repeated="4"/>
          <table:table-cell table:formula="of:=MIN([.A170:.BL170])" office:value-type="float" office:value="0.079268" calcext:value-type="float">
            <text:p>0,079268</text:p>
          </table:table-cell>
          <table:table-cell table:formula="of:=MAX([.A170:.BL170])" office:value-type="float" office:value="2.03353" calcext:value-type="float">
            <text:p>2,03353</text:p>
          </table:table-cell>
          <table:table-cell table:number-columns-repeated="7"/>
        </table:table-row>
        <table:table-row table:style-name="ro1">
          <table:table-cell office:value-type="float" office:value="0.07585" calcext:value-type="float">
            <text:p>0,07585</text:p>
          </table:table-cell>
          <table:table-cell office:value-type="float" office:value="0.075187" calcext:value-type="float">
            <text:p>0,075187</text:p>
          </table:table-cell>
          <table:table-cell office:value-type="float" office:value="0.152478" calcext:value-type="float">
            <text:p>0,152478</text:p>
          </table:table-cell>
          <table:table-cell office:value-type="float" office:value="0.0707099" calcext:value-type="float">
            <text:p>0,0707099</text:p>
          </table:table-cell>
          <table:table-cell office:value-type="float" office:value="0.065841" calcext:value-type="float">
            <text:p>0,065841</text:p>
          </table:table-cell>
          <table:table-cell office:value-type="float" office:value="0.161814" calcext:value-type="float">
            <text:p>0,161814</text:p>
          </table:table-cell>
          <table:table-cell office:value-type="float" office:value="0.0652339" calcext:value-type="float">
            <text:p>0,0652339</text:p>
          </table:table-cell>
          <table:table-cell office:value-type="float" office:value="0.065223" calcext:value-type="float">
            <text:p>0,065223</text:p>
          </table:table-cell>
          <table:table-cell office:value-type="float" office:value="0.143513" calcext:value-type="float">
            <text:p>0,143513</text:p>
          </table:table-cell>
          <table:table-cell office:value-type="float" office:value="0.0605261" calcext:value-type="float">
            <text:p>0,0605261</text:p>
          </table:table-cell>
          <table:table-cell office:value-type="float" office:value="0.0583451" calcext:value-type="float">
            <text:p>0,0583451</text:p>
          </table:table-cell>
          <table:table-cell office:value-type="float" office:value="0.145321" calcext:value-type="float">
            <text:p>0,145321</text:p>
          </table:table-cell>
          <table:table-cell office:value-type="float" office:value="0.0717421" calcext:value-type="float">
            <text:p>0,0717421</text:p>
          </table:table-cell>
          <table:table-cell office:value-type="float" office:value="0.704273" calcext:value-type="float">
            <text:p>0,704273</text:p>
          </table:table-cell>
          <table:table-cell office:value-type="float" office:value="0.134558" calcext:value-type="float">
            <text:p>0,134558</text:p>
          </table:table-cell>
          <table:table-cell office:value-type="float" office:value="0.644427" calcext:value-type="float">
            <text:p>0,644427</text:p>
          </table:table-cell>
          <table:table-cell office:value-type="float" office:value="0.679793" calcext:value-type="float">
            <text:p>0,679793</text:p>
          </table:table-cell>
          <table:table-cell office:value-type="float" office:value="0.554287" calcext:value-type="float">
            <text:p>0,554287</text:p>
          </table:table-cell>
          <table:table-cell office:value-type="float" office:value="0.635636" calcext:value-type="float">
            <text:p>0,635636</text:p>
          </table:table-cell>
          <table:table-cell office:value-type="float" office:value="0.647065" calcext:value-type="float">
            <text:p>0,647065</text:p>
          </table:table-cell>
          <table:table-cell office:value-type="float" office:value="0.615196" calcext:value-type="float">
            <text:p>0,615196</text:p>
          </table:table-cell>
          <table:table-cell office:value-type="float" office:value="0.131747" calcext:value-type="float">
            <text:p>0,131747</text:p>
          </table:table-cell>
          <table:table-cell office:value-type="float" office:value="0.581802" calcext:value-type="float">
            <text:p>0,581802</text:p>
          </table:table-cell>
          <table:table-cell office:value-type="float" office:value="0.56119" calcext:value-type="float">
            <text:p>0,56119</text:p>
          </table:table-cell>
          <table:table-cell office:value-type="float" office:value="0.557512" calcext:value-type="float">
            <text:p>0,557512</text:p>
          </table:table-cell>
          <table:table-cell office:value-type="float" office:value="0.134343" calcext:value-type="float">
            <text:p>0,134343</text:p>
          </table:table-cell>
          <table:table-cell office:value-type="float" office:value="0.504114" calcext:value-type="float">
            <text:p>0,504114</text:p>
          </table:table-cell>
          <table:table-cell office:value-type="float" office:value="0.520903" calcext:value-type="float">
            <text:p>0,520903</text:p>
          </table:table-cell>
          <table:table-cell office:value-type="float" office:value="0.534122" calcext:value-type="float">
            <text:p>0,534122</text:p>
          </table:table-cell>
          <table:table-cell office:value-type="float" office:value="0.141124" calcext:value-type="float">
            <text:p>0,141124</text:p>
          </table:table-cell>
          <table:table-cell office:value-type="float" office:value="1.0331" calcext:value-type="float">
            <text:p>1,0331</text:p>
          </table:table-cell>
          <table:table-cell office:value-type="float" office:value="0.503071" calcext:value-type="float">
            <text:p>0,503071</text:p>
          </table:table-cell>
          <table:table-cell office:value-type="float" office:value="0.497772" calcext:value-type="float">
            <text:p>0,497772</text:p>
          </table:table-cell>
          <table:table-cell office:value-type="float" office:value="1.27203" calcext:value-type="float">
            <text:p>1,27203</text:p>
          </table:table-cell>
          <table:table-cell office:value-type="float" office:value="0.494846" calcext:value-type="float">
            <text:p>0,494846</text:p>
          </table:table-cell>
          <table:table-cell office:value-type="float" office:value="1.22706" calcext:value-type="float">
            <text:p>1,22706</text:p>
          </table:table-cell>
          <table:table-cell office:value-type="float" office:value="0.532288" calcext:value-type="float">
            <text:p>0,532288</text:p>
          </table:table-cell>
          <table:table-cell office:value-type="float" office:value="0.540285" calcext:value-type="float">
            <text:p>0,540285</text:p>
          </table:table-cell>
          <table:table-cell office:value-type="float" office:value="1.19255" calcext:value-type="float">
            <text:p>1,19255</text:p>
          </table:table-cell>
          <table:table-cell office:value-type="float" office:value="0.551581" calcext:value-type="float">
            <text:p>0,551581</text:p>
          </table:table-cell>
          <table:table-cell office:value-type="float" office:value="0.526613" calcext:value-type="float">
            <text:p>0,526613</text:p>
          </table:table-cell>
          <table:table-cell office:value-type="float" office:value="1.13995" calcext:value-type="float">
            <text:p>1,13995</text:p>
          </table:table-cell>
          <table:table-cell office:value-type="float" office:value="1.64324" calcext:value-type="float">
            <text:p>1,64324</text:p>
          </table:table-cell>
          <table:table-cell office:value-type="float" office:value="1.52013" calcext:value-type="float">
            <text:p>1,52013</text:p>
          </table:table-cell>
          <table:table-cell office:value-type="float" office:value="0.458771" calcext:value-type="float">
            <text:p>0,458771</text:p>
          </table:table-cell>
          <table:table-cell office:value-type="float" office:value="0.455888" calcext:value-type="float">
            <text:p>0,455888</text:p>
          </table:table-cell>
          <table:table-cell office:value-type="float" office:value="1.43543" calcext:value-type="float">
            <text:p>1,43543</text:p>
          </table:table-cell>
          <table:table-cell office:value-type="float" office:value="0.463909" calcext:value-type="float">
            <text:p>0,463909</text:p>
          </table:table-cell>
          <table:table-cell office:value-type="float" office:value="0.912141" calcext:value-type="float">
            <text:p>0,912141</text:p>
          </table:table-cell>
          <table:table-cell office:value-type="float" office:value="0.412247" calcext:value-type="float">
            <text:p>0,412247</text:p>
          </table:table-cell>
          <table:table-cell office:value-type="float" office:value="0.440525" calcext:value-type="float">
            <text:p>0,440525</text:p>
          </table:table-cell>
          <table:table-cell office:value-type="float" office:value="1.35734" calcext:value-type="float">
            <text:p>1,35734</text:p>
          </table:table-cell>
          <table:table-cell office:value-type="float" office:value="0.053124" calcext:value-type="float">
            <text:p>0,053124</text:p>
          </table:table-cell>
          <table:table-cell office:value-type="float" office:value="0.062398" calcext:value-type="float">
            <text:p>0,062398</text:p>
          </table:table-cell>
          <table:table-cell office:value-type="float" office:value="1.06378" calcext:value-type="float">
            <text:p>1,06378</text:p>
          </table:table-cell>
          <table:table-cell office:value-type="float" office:value="0.941568" calcext:value-type="float">
            <text:p>0,941568</text:p>
          </table:table-cell>
          <table:table-cell office:value-type="float" office:value="0.834704" calcext:value-type="float">
            <text:p>0,834704</text:p>
          </table:table-cell>
          <table:table-cell office:value-type="float" office:value="0.878333" calcext:value-type="float">
            <text:p>0,878333</text:p>
          </table:table-cell>
          <table:table-cell office:value-type="float" office:value="0.836184" calcext:value-type="float">
            <text:p>0,836184</text:p>
          </table:table-cell>
          <table:table-cell office:value-type="float" office:value="1.69357" calcext:value-type="float">
            <text:p>1,69357</text:p>
          </table:table-cell>
          <table:table-cell office:value-type="float" office:value="0.0714581" calcext:value-type="float">
            <text:p>0,0714581</text:p>
          </table:table-cell>
          <table:table-cell office:value-type="float" office:value="0.034493" calcext:value-type="float">
            <text:p>0,034493</text:p>
          </table:table-cell>
          <table:table-cell office:value-type="float" office:value="1.96259" calcext:value-type="float">
            <text:p>1,96259</text:p>
          </table:table-cell>
          <table:table-cell office:value-type="float" office:value="0.0273089" calcext:value-type="float">
            <text:p>0,0273089</text:p>
          </table:table-cell>
          <table:table-cell table:number-columns-repeated="4"/>
          <table:table-cell table:formula="of:=MIN([.A171:.BL171])" office:value-type="float" office:value="0.0273089" calcext:value-type="float">
            <text:p>0,0273089</text:p>
          </table:table-cell>
          <table:table-cell table:formula="of:=MAX([.A171:.BL171])" office:value-type="float" office:value="1.96259" calcext:value-type="float">
            <text:p>1,96259</text:p>
          </table:table-cell>
          <table:table-cell table:number-columns-repeated="7"/>
        </table:table-row>
        <table:table-row table:style-name="ro1">
          <table:table-cell office:value-type="float" office:value="0.120247" calcext:value-type="float">
            <text:p>0,120247</text:p>
          </table:table-cell>
          <table:table-cell office:value-type="float" office:value="0.166858" calcext:value-type="float">
            <text:p>0,166858</text:p>
          </table:table-cell>
          <table:table-cell office:value-type="float" office:value="0.223122" calcext:value-type="float">
            <text:p>0,223122</text:p>
          </table:table-cell>
          <table:table-cell office:value-type="float" office:value="0.203353" calcext:value-type="float">
            <text:p>0,203353</text:p>
          </table:table-cell>
          <table:table-cell office:value-type="float" office:value="0.158535" calcext:value-type="float">
            <text:p>0,158535</text:p>
          </table:table-cell>
          <table:table-cell office:value-type="float" office:value="0.16681" calcext:value-type="float">
            <text:p>0,16681</text:p>
          </table:table-cell>
          <table:table-cell office:value-type="float" office:value="0.168381" calcext:value-type="float">
            <text:p>0,168381</text:p>
          </table:table-cell>
          <table:table-cell office:value-type="float" office:value="0.2601" calcext:value-type="float">
            <text:p>0,2601</text:p>
          </table:table-cell>
          <table:table-cell office:value-type="float" office:value="0.269137" calcext:value-type="float">
            <text:p>0,269137</text:p>
          </table:table-cell>
          <table:table-cell office:value-type="float" office:value="0.166849" calcext:value-type="float">
            <text:p>0,166849</text:p>
          </table:table-cell>
          <table:table-cell office:value-type="float" office:value="0.144824" calcext:value-type="float">
            <text:p>0,144824</text:p>
          </table:table-cell>
          <table:table-cell office:value-type="float" office:value="0.16382" calcext:value-type="float">
            <text:p>0,16382</text:p>
          </table:table-cell>
          <table:table-cell office:value-type="float" office:value="0.242211" calcext:value-type="float">
            <text:p>0,242211</text:p>
          </table:table-cell>
          <table:table-cell office:value-type="float" office:value="0.231046" calcext:value-type="float">
            <text:p>0,231046</text:p>
          </table:table-cell>
          <table:table-cell office:value-type="float" office:value="0.171684" calcext:value-type="float">
            <text:p>0,171684</text:p>
          </table:table-cell>
          <table:table-cell office:value-type="float" office:value="0.481637" calcext:value-type="float">
            <text:p>0,481637</text:p>
          </table:table-cell>
          <table:table-cell office:value-type="float" office:value="0.190993" calcext:value-type="float">
            <text:p>0,190993</text:p>
          </table:table-cell>
          <table:table-cell office:value-type="float" office:value="0.977137" calcext:value-type="float">
            <text:p>0,977137</text:p>
          </table:table-cell>
          <table:table-cell office:value-type="float" office:value="0.407571" calcext:value-type="float">
            <text:p>0,407571</text:p>
          </table:table-cell>
          <table:table-cell office:value-type="float" office:value="0.153612" calcext:value-type="float">
            <text:p>0,153612</text:p>
          </table:table-cell>
          <table:table-cell office:value-type="float" office:value="1.02791" calcext:value-type="float">
            <text:p>1,02791</text:p>
          </table:table-cell>
          <table:table-cell office:value-type="float" office:value="0.884221" calcext:value-type="float">
            <text:p>0,884221</text:p>
          </table:table-cell>
          <table:table-cell office:value-type="float" office:value="0.738571" calcext:value-type="float">
            <text:p>0,738571</text:p>
          </table:table-cell>
          <table:table-cell office:value-type="float" office:value="0.603938" calcext:value-type="float">
            <text:p>0,603938</text:p>
          </table:table-cell>
          <table:table-cell office:value-type="float" office:value="0.453103" calcext:value-type="float">
            <text:p>0,453103</text:p>
          </table:table-cell>
          <table:table-cell office:value-type="float" office:value="1.291" calcext:value-type="float">
            <text:p>1,291</text:p>
          </table:table-cell>
          <table:table-cell office:value-type="float" office:value="0.368299" calcext:value-type="float">
            <text:p>0,368299</text:p>
          </table:table-cell>
          <table:table-cell office:value-type="float" office:value="0.271352" calcext:value-type="float">
            <text:p>0,271352</text:p>
          </table:table-cell>
          <table:table-cell office:value-type="float" office:value="1.17866" calcext:value-type="float">
            <text:p>1,17866</text:p>
          </table:table-cell>
          <table:table-cell office:value-type="float" office:value="0.308203" calcext:value-type="float">
            <text:p>0,308203</text:p>
          </table:table-cell>
          <table:table-cell office:value-type="float" office:value="0.29599" calcext:value-type="float">
            <text:p>0,29599</text:p>
          </table:table-cell>
          <table:table-cell office:value-type="float" office:value="1.09395" calcext:value-type="float">
            <text:p>1,09395</text:p>
          </table:table-cell>
          <table:table-cell office:value-type="float" office:value="0.292546" calcext:value-type="float">
            <text:p>0,292546</text:p>
          </table:table-cell>
          <table:table-cell office:value-type="float" office:value="1.19258" calcext:value-type="float">
            <text:p>1,19258</text:p>
          </table:table-cell>
          <table:table-cell office:value-type="float" office:value="1.03172" calcext:value-type="float">
            <text:p>1,03172</text:p>
          </table:table-cell>
          <table:table-cell office:value-type="float" office:value="0.799768" calcext:value-type="float">
            <text:p>0,799768</text:p>
          </table:table-cell>
          <table:table-cell office:value-type="float" office:value="0.320146" calcext:value-type="float">
            <text:p>0,320146</text:p>
          </table:table-cell>
          <table:table-cell office:value-type="float" office:value="1.39392" calcext:value-type="float">
            <text:p>1,39392</text:p>
          </table:table-cell>
          <table:table-cell office:value-type="float" office:value="0.666665" calcext:value-type="float">
            <text:p>0,666665</text:p>
          </table:table-cell>
          <table:table-cell office:value-type="float" office:value="0.329196" calcext:value-type="float">
            <text:p>0,329196</text:p>
          </table:table-cell>
          <table:table-cell office:value-type="float" office:value="1.47798" calcext:value-type="float">
            <text:p>1,47798</text:p>
          </table:table-cell>
          <table:table-cell office:value-type="float" office:value="1.30449" calcext:value-type="float">
            <text:p>1,30449</text:p>
          </table:table-cell>
          <table:table-cell office:value-type="float" office:value="0.997273" calcext:value-type="float">
            <text:p>0,997273</text:p>
          </table:table-cell>
          <table:table-cell office:value-type="float" office:value="1.54198" calcext:value-type="float">
            <text:p>1,54198</text:p>
          </table:table-cell>
          <table:table-cell office:value-type="float" office:value="0.841719" calcext:value-type="float">
            <text:p>0,841719</text:p>
          </table:table-cell>
          <table:table-cell office:value-type="float" office:value="0.125018" calcext:value-type="float">
            <text:p>0,125018</text:p>
          </table:table-cell>
          <table:table-cell office:value-type="float" office:value="0.131778" calcext:value-type="float">
            <text:p>0,131778</text:p>
          </table:table-cell>
          <table:table-cell office:value-type="float" office:value="0.140523" calcext:value-type="float">
            <text:p>0,140523</text:p>
          </table:table-cell>
          <table:table-cell office:value-type="float" office:value="0.142233" calcext:value-type="float">
            <text:p>0,142233</text:p>
          </table:table-cell>
          <table:table-cell office:value-type="float" office:value="0.143099" calcext:value-type="float">
            <text:p>0,143099</text:p>
          </table:table-cell>
          <table:table-cell office:value-type="float" office:value="0.14523" calcext:value-type="float">
            <text:p>0,14523</text:p>
          </table:table-cell>
          <table:table-cell office:value-type="float" office:value="0.119424" calcext:value-type="float">
            <text:p>0,119424</text:p>
          </table:table-cell>
          <table:table-cell office:value-type="float" office:value="0.150374" calcext:value-type="float">
            <text:p>0,150374</text:p>
          </table:table-cell>
          <table:table-cell office:value-type="float" office:value="1.71193" calcext:value-type="float">
            <text:p>1,71193</text:p>
          </table:table-cell>
          <table:table-cell office:value-type="float" office:value="0.155642" calcext:value-type="float">
            <text:p>0,155642</text:p>
          </table:table-cell>
          <table:table-cell office:value-type="float" office:value="0.253389" calcext:value-type="float">
            <text:p>0,253389</text:p>
          </table:table-cell>
          <table:table-cell office:value-type="float" office:value="0.214186" calcext:value-type="float">
            <text:p>0,214186</text:p>
          </table:table-cell>
          <table:table-cell office:value-type="float" office:value="0.539718" calcext:value-type="float">
            <text:p>0,539718</text:p>
          </table:table-cell>
          <table:table-cell office:value-type="float" office:value="0.513333" calcext:value-type="float">
            <text:p>0,513333</text:p>
          </table:table-cell>
          <table:table-cell office:value-type="float" office:value="0.732589" calcext:value-type="float">
            <text:p>0,732589</text:p>
          </table:table-cell>
          <table:table-cell office:value-type="float" office:value="0.411429" calcext:value-type="float">
            <text:p>0,411429</text:p>
          </table:table-cell>
          <table:table-cell office:value-type="float" office:value="0.165364" calcext:value-type="float">
            <text:p>0,165364</text:p>
          </table:table-cell>
          <table:table-cell office:value-type="float" office:value="0.604153" calcext:value-type="float">
            <text:p>0,604153</text:p>
          </table:table-cell>
          <table:table-cell office:value-type="float" office:value="0.0360181" calcext:value-type="float">
            <text:p>0,0360181</text:p>
          </table:table-cell>
          <table:table-cell table:number-columns-repeated="4"/>
          <table:table-cell table:formula="of:=MIN([.A172:.BL172])" office:value-type="float" office:value="0.0360181" calcext:value-type="float">
            <text:p>0,0360181</text:p>
          </table:table-cell>
          <table:table-cell table:formula="of:=MAX([.A172:.BL172])" office:value-type="float" office:value="1.71193" calcext:value-type="float">
            <text:p>1,71193</text:p>
          </table:table-cell>
          <table:table-cell table:number-columns-repeated="7"/>
        </table:table-row>
        <table:table-row table:style-name="ro1">
          <table:table-cell office:value-type="float" office:value="0.143099" calcext:value-type="float">
            <text:p>0,143099</text:p>
          </table:table-cell>
          <table:table-cell office:value-type="float" office:value="0.156319" calcext:value-type="float">
            <text:p>0,156319</text:p>
          </table:table-cell>
          <table:table-cell office:value-type="float" office:value="0.167335" calcext:value-type="float">
            <text:p>0,167335</text:p>
          </table:table-cell>
          <table:table-cell office:value-type="float" office:value="0.142727" calcext:value-type="float">
            <text:p>0,142727</text:p>
          </table:table-cell>
          <table:table-cell office:value-type="float" office:value="0.1602" calcext:value-type="float">
            <text:p>0,1602</text:p>
          </table:table-cell>
          <table:table-cell office:value-type="float" office:value="0.149542" calcext:value-type="float">
            <text:p>0,149542</text:p>
          </table:table-cell>
          <table:table-cell office:value-type="float" office:value="0.16317" calcext:value-type="float">
            <text:p>0,16317</text:p>
          </table:table-cell>
          <table:table-cell office:value-type="float" office:value="0.141602" calcext:value-type="float">
            <text:p>0,141602</text:p>
          </table:table-cell>
          <table:table-cell office:value-type="float" office:value="0.142325" calcext:value-type="float">
            <text:p>0,142325</text:p>
          </table:table-cell>
          <table:table-cell office:value-type="float" office:value="0.163638" calcext:value-type="float">
            <text:p>0,163638</text:p>
          </table:table-cell>
          <table:table-cell office:value-type="float" office:value="0.490978" calcext:value-type="float">
            <text:p>0,490978</text:p>
          </table:table-cell>
          <table:table-cell office:value-type="float" office:value="0.161203" calcext:value-type="float">
            <text:p>0,161203</text:p>
          </table:table-cell>
          <table:table-cell office:value-type="float" office:value="0.469141" calcext:value-type="float">
            <text:p>0,469141</text:p>
          </table:table-cell>
          <table:table-cell office:value-type="float" office:value="0.49637" calcext:value-type="float">
            <text:p>0,49637</text:p>
          </table:table-cell>
          <table:table-cell office:value-type="float" office:value="0.17376" calcext:value-type="float">
            <text:p>0,17376</text:p>
          </table:table-cell>
          <table:table-cell office:value-type="float" office:value="0.476408" calcext:value-type="float">
            <text:p>0,476408</text:p>
          </table:table-cell>
          <table:table-cell office:value-type="float" office:value="0.480619" calcext:value-type="float">
            <text:p>0,480619</text:p>
          </table:table-cell>
          <table:table-cell office:value-type="float" office:value="0.152723" calcext:value-type="float">
            <text:p>0,152723</text:p>
          </table:table-cell>
          <table:table-cell office:value-type="float" office:value="0.474751" calcext:value-type="float">
            <text:p>0,474751</text:p>
          </table:table-cell>
          <table:table-cell office:value-type="float" office:value="0.477377" calcext:value-type="float">
            <text:p>0,477377</text:p>
          </table:table-cell>
          <table:table-cell office:value-type="float" office:value="0.141643" calcext:value-type="float">
            <text:p>0,141643</text:p>
          </table:table-cell>
          <table:table-cell office:value-type="float" office:value="0.477187" calcext:value-type="float">
            <text:p>0,477187</text:p>
          </table:table-cell>
          <table:table-cell office:value-type="float" office:value="0.450973" calcext:value-type="float">
            <text:p>0,450973</text:p>
          </table:table-cell>
          <table:table-cell office:value-type="float" office:value="0.468028" calcext:value-type="float">
            <text:p>0,468028</text:p>
          </table:table-cell>
          <table:table-cell office:value-type="float" office:value="0.144073" calcext:value-type="float">
            <text:p>0,144073</text:p>
          </table:table-cell>
          <table:table-cell office:value-type="float" office:value="0.434352" calcext:value-type="float">
            <text:p>0,434352</text:p>
          </table:table-cell>
          <table:table-cell office:value-type="float" office:value="0.439334" calcext:value-type="float">
            <text:p>0,439334</text:p>
          </table:table-cell>
          <table:table-cell office:value-type="float" office:value="0.139339" calcext:value-type="float">
            <text:p>0,139339</text:p>
          </table:table-cell>
          <table:table-cell office:value-type="float" office:value="0.426777" calcext:value-type="float">
            <text:p>0,426777</text:p>
          </table:table-cell>
          <table:table-cell office:value-type="float" office:value="0.139101" calcext:value-type="float">
            <text:p>0,139101</text:p>
          </table:table-cell>
          <table:table-cell office:value-type="float" office:value="0.441121" calcext:value-type="float">
            <text:p>0,441121</text:p>
          </table:table-cell>
          <table:table-cell office:value-type="float" office:value="0.133286" calcext:value-type="float">
            <text:p>0,133286</text:p>
          </table:table-cell>
          <table:table-cell office:value-type="float" office:value="0.13807" calcext:value-type="float">
            <text:p>0,13807</text:p>
          </table:table-cell>
          <table:table-cell office:value-type="float" office:value="0.129771" calcext:value-type="float">
            <text:p>0,129771</text:p>
          </table:table-cell>
          <table:table-cell office:value-type="float" office:value="0.140865" calcext:value-type="float">
            <text:p>0,140865</text:p>
          </table:table-cell>
          <table:table-cell office:value-type="float" office:value="0.140414" calcext:value-type="float">
            <text:p>0,140414</text:p>
          </table:table-cell>
          <table:table-cell office:value-type="float" office:value="0.144224" calcext:value-type="float">
            <text:p>0,144224</text:p>
          </table:table-cell>
          <table:table-cell office:value-type="float" office:value="1.77802" calcext:value-type="float">
            <text:p>1,77802</text:p>
          </table:table-cell>
          <table:table-cell office:value-type="float" office:value="0.142465" calcext:value-type="float">
            <text:p>0,142465</text:p>
          </table:table-cell>
          <table:table-cell office:value-type="float" office:value="1.5963" calcext:value-type="float">
            <text:p>1,5963</text:p>
          </table:table-cell>
          <table:table-cell office:value-type="float" office:value="0.428034" calcext:value-type="float">
            <text:p>0,428034</text:p>
          </table:table-cell>
          <table:table-cell office:value-type="float" office:value="0.426862" calcext:value-type="float">
            <text:p>0,426862</text:p>
          </table:table-cell>
          <table:table-cell office:value-type="float" office:value="0.846314" calcext:value-type="float">
            <text:p>0,846314</text:p>
          </table:table-cell>
          <table:table-cell office:value-type="float" office:value="1.43196" calcext:value-type="float">
            <text:p>1,43196</text:p>
          </table:table-cell>
          <table:table-cell office:value-type="float" office:value="1.28028" calcext:value-type="float">
            <text:p>1,28028</text:p>
          </table:table-cell>
          <table:table-cell office:value-type="float" office:value="1.14299" calcext:value-type="float">
            <text:p>1,14299</text:p>
          </table:table-cell>
          <table:table-cell office:value-type="float" office:value="0.295847" calcext:value-type="float">
            <text:p>0,295847</text:p>
          </table:table-cell>
          <table:table-cell office:value-type="float" office:value="1.03363" calcext:value-type="float">
            <text:p>1,03363</text:p>
          </table:table-cell>
          <table:table-cell office:value-type="float" office:value="0.177239" calcext:value-type="float">
            <text:p>0,177239</text:p>
          </table:table-cell>
          <table:table-cell office:value-type="float" office:value="1.02398" calcext:value-type="float">
            <text:p>1,02398</text:p>
          </table:table-cell>
          <table:table-cell office:value-type="float" office:value="0.469677" calcext:value-type="float">
            <text:p>0,469677</text:p>
          </table:table-cell>
          <table:table-cell office:value-type="float" office:value="0.33566" calcext:value-type="float">
            <text:p>0,33566</text:p>
          </table:table-cell>
          <table:table-cell office:value-type="float" office:value="0.20949" calcext:value-type="float">
            <text:p>0,20949</text:p>
          </table:table-cell>
          <table:table-cell office:value-type="float" office:value="1.06441" calcext:value-type="float">
            <text:p>1,06441</text:p>
          </table:table-cell>
          <table:table-cell office:value-type="float" office:value="0.128731" calcext:value-type="float">
            <text:p>0,128731</text:p>
          </table:table-cell>
          <table:table-cell office:value-type="float" office:value="0.691899" calcext:value-type="float">
            <text:p>0,691899</text:p>
          </table:table-cell>
          <table:table-cell office:value-type="float" office:value="0.692013" calcext:value-type="float">
            <text:p>0,692013</text:p>
          </table:table-cell>
          <table:table-cell office:value-type="float" office:value="1.93151" calcext:value-type="float">
            <text:p>1,93151</text:p>
          </table:table-cell>
          <table:table-cell office:value-type="float" office:value="0.604302" calcext:value-type="float">
            <text:p>0,604302</text:p>
          </table:table-cell>
          <table:table-cell office:value-type="float" office:value="0.484788" calcext:value-type="float">
            <text:p>0,484788</text:p>
          </table:table-cell>
          <table:table-cell office:value-type="float" office:value="2.00182" calcext:value-type="float">
            <text:p>2,00182</text:p>
          </table:table-cell>
          <table:table-cell office:value-type="float" office:value="1.35624" calcext:value-type="float">
            <text:p>1,35624</text:p>
          </table:table-cell>
          <table:table-cell office:value-type="float" office:value="1.8502" calcext:value-type="float">
            <text:p>1,8502</text:p>
          </table:table-cell>
          <table:table-cell office:value-type="float" office:value="1.84249" calcext:value-type="float">
            <text:p>1,84249</text:p>
          </table:table-cell>
          <table:table-cell table:number-columns-repeated="4"/>
          <table:table-cell table:formula="of:=MIN([.A173:.BL173])" office:value-type="float" office:value="0.128731" calcext:value-type="float">
            <text:p>0,128731</text:p>
          </table:table-cell>
          <table:table-cell table:formula="of:=MAX([.A173:.BL173])" office:value-type="float" office:value="2.00182" calcext:value-type="float">
            <text:p>2,00182</text:p>
          </table:table-cell>
          <table:table-cell table:number-columns-repeated="7"/>
        </table:table-row>
        <table:table-row table:style-name="ro1">
          <table:table-cell office:value-type="float" office:value="0.140495" calcext:value-type="float">
            <text:p>0,140495</text:p>
          </table:table-cell>
          <table:table-cell office:value-type="float" office:value="0.15254" calcext:value-type="float">
            <text:p>0,15254</text:p>
          </table:table-cell>
          <table:table-cell office:value-type="float" office:value="0.172611" calcext:value-type="float">
            <text:p>0,172611</text:p>
          </table:table-cell>
          <table:table-cell office:value-type="float" office:value="0.141439" calcext:value-type="float">
            <text:p>0,141439</text:p>
          </table:table-cell>
          <table:table-cell office:value-type="float" office:value="0.160868" calcext:value-type="float">
            <text:p>0,160868</text:p>
          </table:table-cell>
          <table:table-cell office:value-type="float" office:value="0.165116" calcext:value-type="float">
            <text:p>0,165116</text:p>
          </table:table-cell>
          <table:table-cell office:value-type="float" office:value="0.139688" calcext:value-type="float">
            <text:p>0,139688</text:p>
          </table:table-cell>
          <table:table-cell office:value-type="float" office:value="0.150993" calcext:value-type="float">
            <text:p>0,150993</text:p>
          </table:table-cell>
          <table:table-cell office:value-type="float" office:value="0.139705" calcext:value-type="float">
            <text:p>0,139705</text:p>
          </table:table-cell>
          <table:table-cell office:value-type="float" office:value="0.144866" calcext:value-type="float">
            <text:p>0,144866</text:p>
          </table:table-cell>
          <table:table-cell office:value-type="float" office:value="0.152493" calcext:value-type="float">
            <text:p>0,152493</text:p>
          </table:table-cell>
          <table:table-cell office:value-type="float" office:value="0.13789" calcext:value-type="float">
            <text:p>0,13789</text:p>
          </table:table-cell>
          <table:table-cell office:value-type="float" office:value="0.76922" calcext:value-type="float">
            <text:p>0,76922</text:p>
          </table:table-cell>
          <table:table-cell office:value-type="float" office:value="0.153552" calcext:value-type="float">
            <text:p>0,153552</text:p>
          </table:table-cell>
          <table:table-cell office:value-type="float" office:value="0.750626" calcext:value-type="float">
            <text:p>0,750626</text:p>
          </table:table-cell>
          <table:table-cell office:value-type="float" office:value="0.136752" calcext:value-type="float">
            <text:p>0,136752</text:p>
          </table:table-cell>
          <table:table-cell office:value-type="float" office:value="0.744787" calcext:value-type="float">
            <text:p>0,744787</text:p>
          </table:table-cell>
          <table:table-cell office:value-type="float" office:value="0.73328" calcext:value-type="float">
            <text:p>0,73328</text:p>
          </table:table-cell>
          <table:table-cell office:value-type="float" office:value="0.722707" calcext:value-type="float">
            <text:p>0,722707</text:p>
          </table:table-cell>
          <table:table-cell office:value-type="float" office:value="0.159605" calcext:value-type="float">
            <text:p>0,159605</text:p>
          </table:table-cell>
          <table:table-cell office:value-type="float" office:value="0.160851" calcext:value-type="float">
            <text:p>0,160851</text:p>
          </table:table-cell>
          <table:table-cell office:value-type="float" office:value="0.597047" calcext:value-type="float">
            <text:p>0,597047</text:p>
          </table:table-cell>
          <table:table-cell office:value-type="float" office:value="0.318733" calcext:value-type="float">
            <text:p>0,318733</text:p>
          </table:table-cell>
          <table:table-cell office:value-type="float" office:value="0.475856" calcext:value-type="float">
            <text:p>0,475856</text:p>
          </table:table-cell>
          <table:table-cell office:value-type="float" office:value="0.453495" calcext:value-type="float">
            <text:p>0,453495</text:p>
          </table:table-cell>
          <table:table-cell office:value-type="float" office:value="0.291797" calcext:value-type="float">
            <text:p>0,291797</text:p>
          </table:table-cell>
          <table:table-cell office:value-type="float" office:value="0.155697" calcext:value-type="float">
            <text:p>0,155697</text:p>
          </table:table-cell>
          <table:table-cell office:value-type="float" office:value="1.26119" calcext:value-type="float">
            <text:p>1,26119</text:p>
          </table:table-cell>
          <table:table-cell office:value-type="float" office:value="0.308296" calcext:value-type="float">
            <text:p>0,308296</text:p>
          </table:table-cell>
          <table:table-cell office:value-type="float" office:value="0.140525" calcext:value-type="float">
            <text:p>0,140525</text:p>
          </table:table-cell>
          <table:table-cell office:value-type="float" office:value="0.752992" calcext:value-type="float">
            <text:p>0,752992</text:p>
          </table:table-cell>
          <table:table-cell office:value-type="float" office:value="1.51276" calcext:value-type="float">
            <text:p>1,51276</text:p>
          </table:table-cell>
          <table:table-cell office:value-type="float" office:value="0.138225" calcext:value-type="float">
            <text:p>0,138225</text:p>
          </table:table-cell>
          <table:table-cell office:value-type="float" office:value="1.54521" calcext:value-type="float">
            <text:p>1,54521</text:p>
          </table:table-cell>
          <table:table-cell office:value-type="float" office:value="1.35303" calcext:value-type="float">
            <text:p>1,35303</text:p>
          </table:table-cell>
          <table:table-cell office:value-type="float" office:value="0.285604" calcext:value-type="float">
            <text:p>0,285604</text:p>
          </table:table-cell>
          <table:table-cell office:value-type="float" office:value="0.427312" calcext:value-type="float">
            <text:p>0,427312</text:p>
          </table:table-cell>
          <table:table-cell office:value-type="float" office:value="0.302544" calcext:value-type="float">
            <text:p>0,302544</text:p>
          </table:table-cell>
          <table:table-cell office:value-type="float" office:value="1.20725" calcext:value-type="float">
            <text:p>1,20725</text:p>
          </table:table-cell>
          <table:table-cell office:value-type="float" office:value="0.2743" calcext:value-type="float">
            <text:p>0,2743</text:p>
          </table:table-cell>
          <table:table-cell office:value-type="float" office:value="1.7943" calcext:value-type="float">
            <text:p>1,7943</text:p>
          </table:table-cell>
          <table:table-cell office:value-type="float" office:value="1.17124" calcext:value-type="float">
            <text:p>1,17124</text:p>
          </table:table-cell>
          <table:table-cell office:value-type="float" office:value="1.03038" calcext:value-type="float">
            <text:p>1,03038</text:p>
          </table:table-cell>
          <table:table-cell office:value-type="float" office:value="1.3248" calcext:value-type="float">
            <text:p>1,3248</text:p>
          </table:table-cell>
          <table:table-cell office:value-type="float" office:value="0.739634" calcext:value-type="float">
            <text:p>0,739634</text:p>
          </table:table-cell>
          <table:table-cell office:value-type="float" office:value="1.97567" calcext:value-type="float">
            <text:p>1,97567</text:p>
          </table:table-cell>
          <table:table-cell office:value-type="float" office:value="1.80255" calcext:value-type="float">
            <text:p>1,80255</text:p>
          </table:table-cell>
          <table:table-cell office:value-type="float" office:value="0.307059" calcext:value-type="float">
            <text:p>0,307059</text:p>
          </table:table-cell>
          <table:table-cell office:value-type="float" office:value="1.51351" calcext:value-type="float">
            <text:p>1,51351</text:p>
          </table:table-cell>
          <table:table-cell office:value-type="float" office:value="1.36929" calcext:value-type="float">
            <text:p>1,36929</text:p>
          </table:table-cell>
          <table:table-cell office:value-type="float" office:value="1.36935" calcext:value-type="float">
            <text:p>1,36935</text:p>
          </table:table-cell>
          <table:table-cell office:value-type="float" office:value="1.86036" calcext:value-type="float">
            <text:p>1,86036</text:p>
          </table:table-cell>
          <table:table-cell office:value-type="float" office:value="1.69551" calcext:value-type="float">
            <text:p>1,69551</text:p>
          </table:table-cell>
          <table:table-cell office:value-type="float" office:value="1.60617" calcext:value-type="float">
            <text:p>1,60617</text:p>
          </table:table-cell>
          <table:table-cell office:value-type="float" office:value="1.50571" calcext:value-type="float">
            <text:p>1,50571</text:p>
          </table:table-cell>
          <table:table-cell office:value-type="float" office:value="1.80763" calcext:value-type="float">
            <text:p>1,80763</text:p>
          </table:table-cell>
          <table:table-cell office:value-type="float" office:value="1.70588" calcext:value-type="float">
            <text:p>1,70588</text:p>
          </table:table-cell>
          <table:table-cell office:value-type="float" office:value="1.56794" calcext:value-type="float">
            <text:p>1,56794</text:p>
          </table:table-cell>
          <table:table-cell office:value-type="float" office:value="1.58653" calcext:value-type="float">
            <text:p>1,58653</text:p>
          </table:table-cell>
          <table:table-cell office:value-type="float" office:value="1.63867" calcext:value-type="float">
            <text:p>1,63867</text:p>
          </table:table-cell>
          <table:table-cell office:value-type="float" office:value="1.23142" calcext:value-type="float">
            <text:p>1,23142</text:p>
          </table:table-cell>
          <table:table-cell office:value-type="float" office:value="1.96391" calcext:value-type="float">
            <text:p>1,96391</text:p>
          </table:table-cell>
          <table:table-cell office:value-type="float" office:value="1.07383" calcext:value-type="float">
            <text:p>1,07383</text:p>
          </table:table-cell>
          <table:table-cell office:value-type="float" office:value="0.028584" calcext:value-type="float">
            <text:p>0,028584</text:p>
          </table:table-cell>
          <table:table-cell table:number-columns-repeated="4"/>
          <table:table-cell table:formula="of:=MIN([.A174:.BL174])" office:value-type="float" office:value="0.028584" calcext:value-type="float">
            <text:p>0,028584</text:p>
          </table:table-cell>
          <table:table-cell table:formula="of:=MAX([.A174:.BL174])" office:value-type="float" office:value="1.97567" calcext:value-type="float">
            <text:p>1,97567</text:p>
          </table:table-cell>
          <table:table-cell table:number-columns-repeated="7"/>
        </table:table-row>
        <table:table-row table:style-name="ro1">
          <table:table-cell office:value-type="float" office:value="0.143821" calcext:value-type="float">
            <text:p>0,143821</text:p>
          </table:table-cell>
          <table:table-cell office:value-type="float" office:value="0.152497" calcext:value-type="float">
            <text:p>0,152497</text:p>
          </table:table-cell>
          <table:table-cell office:value-type="float" office:value="0.146466" calcext:value-type="float">
            <text:p>0,146466</text:p>
          </table:table-cell>
          <table:table-cell office:value-type="float" office:value="0.148786" calcext:value-type="float">
            <text:p>0,148786</text:p>
          </table:table-cell>
          <table:table-cell office:value-type="float" office:value="0.148606" calcext:value-type="float">
            <text:p>0,148606</text:p>
          </table:table-cell>
          <table:table-cell office:value-type="float" office:value="0.148335" calcext:value-type="float">
            <text:p>0,148335</text:p>
          </table:table-cell>
          <table:table-cell office:value-type="float" office:value="0.140498" calcext:value-type="float">
            <text:p>0,140498</text:p>
          </table:table-cell>
          <table:table-cell office:value-type="float" office:value="0.14831" calcext:value-type="float">
            <text:p>0,14831</text:p>
          </table:table-cell>
          <table:table-cell office:value-type="float" office:value="0.135947" calcext:value-type="float">
            <text:p>0,135947</text:p>
          </table:table-cell>
          <table:table-cell office:value-type="float" office:value="0.144845" calcext:value-type="float">
            <text:p>0,144845</text:p>
          </table:table-cell>
          <table:table-cell office:value-type="float" office:value="0.152437" calcext:value-type="float">
            <text:p>0,152437</text:p>
          </table:table-cell>
          <table:table-cell office:value-type="float" office:value="0.143441" calcext:value-type="float">
            <text:p>0,143441</text:p>
          </table:table-cell>
          <table:table-cell office:value-type="float" office:value="0.885805" calcext:value-type="float">
            <text:p>0,885805</text:p>
          </table:table-cell>
          <table:table-cell office:value-type="float" office:value="0.745718" calcext:value-type="float">
            <text:p>0,745718</text:p>
          </table:table-cell>
          <table:table-cell office:value-type="float" office:value="0.596131" calcext:value-type="float">
            <text:p>0,596131</text:p>
          </table:table-cell>
          <table:table-cell office:value-type="float" office:value="0.453701" calcext:value-type="float">
            <text:p>0,453701</text:p>
          </table:table-cell>
          <table:table-cell office:value-type="float" office:value="0.324758" calcext:value-type="float">
            <text:p>0,324758</text:p>
          </table:table-cell>
          <table:table-cell office:value-type="float" office:value="0.138988" calcext:value-type="float">
            <text:p>0,138988</text:p>
          </table:table-cell>
          <table:table-cell office:value-type="float" office:value="0.140942" calcext:value-type="float">
            <text:p>0,140942</text:p>
          </table:table-cell>
          <table:table-cell office:value-type="float" office:value="1.03492" calcext:value-type="float">
            <text:p>1,03492</text:p>
          </table:table-cell>
          <table:table-cell office:value-type="float" office:value="0.888765" calcext:value-type="float">
            <text:p>0,888765</text:p>
          </table:table-cell>
          <table:table-cell office:value-type="float" office:value="0.742565" calcext:value-type="float">
            <text:p>0,742565</text:p>
          </table:table-cell>
          <table:table-cell office:value-type="float" office:value="0.59797" calcext:value-type="float">
            <text:p>0,59797</text:p>
          </table:table-cell>
          <table:table-cell office:value-type="float" office:value="0.143186" calcext:value-type="float">
            <text:p>0,143186</text:p>
          </table:table-cell>
          <table:table-cell office:value-type="float" office:value="0.428313" calcext:value-type="float">
            <text:p>0,428313</text:p>
          </table:table-cell>
          <table:table-cell office:value-type="float" office:value="0.467872" calcext:value-type="float">
            <text:p>0,467872</text:p>
          </table:table-cell>
          <table:table-cell office:value-type="float" office:value="0.134084" calcext:value-type="float">
            <text:p>0,134084</text:p>
          </table:table-cell>
          <table:table-cell office:value-type="float" office:value="0.149433" calcext:value-type="float">
            <text:p>0,149433</text:p>
          </table:table-cell>
          <table:table-cell office:value-type="float" office:value="0.589869" calcext:value-type="float">
            <text:p>0,589869</text:p>
          </table:table-cell>
          <table:table-cell office:value-type="float" office:value="0.168818" calcext:value-type="float">
            <text:p>0,168818</text:p>
          </table:table-cell>
          <table:table-cell office:value-type="float" office:value="0.141001" calcext:value-type="float">
            <text:p>0,141001</text:p>
          </table:table-cell>
          <table:table-cell office:value-type="float" office:value="0.582618" calcext:value-type="float">
            <text:p>0,582618</text:p>
          </table:table-cell>
          <table:table-cell office:value-type="float" office:value="0.142627" calcext:value-type="float">
            <text:p>0,142627</text:p>
          </table:table-cell>
          <table:table-cell office:value-type="float" office:value="0.146656" calcext:value-type="float">
            <text:p>0,146656</text:p>
          </table:table-cell>
          <table:table-cell office:value-type="float" office:value="0.865374" calcext:value-type="float">
            <text:p>0,865374</text:p>
          </table:table-cell>
          <table:table-cell office:value-type="float" office:value="0.589552" calcext:value-type="float">
            <text:p>0,589552</text:p>
          </table:table-cell>
          <table:table-cell office:value-type="float" office:value="0.1567" calcext:value-type="float">
            <text:p>0,1567</text:p>
          </table:table-cell>
          <table:table-cell office:value-type="float" office:value="0.875683" calcext:value-type="float">
            <text:p>0,875683</text:p>
          </table:table-cell>
          <table:table-cell office:value-type="float" office:value="0.597889" calcext:value-type="float">
            <text:p>0,597889</text:p>
          </table:table-cell>
          <table:table-cell office:value-type="float" office:value="0.13497" calcext:value-type="float">
            <text:p>0,13497</text:p>
          </table:table-cell>
          <table:table-cell office:value-type="float" office:value="0.728158" calcext:value-type="float">
            <text:p>0,728158</text:p>
          </table:table-cell>
          <table:table-cell office:value-type="float" office:value="0.143873" calcext:value-type="float">
            <text:p>0,143873</text:p>
          </table:table-cell>
          <table:table-cell office:value-type="float" office:value="0.447614" calcext:value-type="float">
            <text:p>0,447614</text:p>
          </table:table-cell>
          <table:table-cell office:value-type="float" office:value="0.589565" calcext:value-type="float">
            <text:p>0,589565</text:p>
          </table:table-cell>
          <table:table-cell office:value-type="float" office:value="0.756451" calcext:value-type="float">
            <text:p>0,756451</text:p>
          </table:table-cell>
          <table:table-cell office:value-type="float" office:value="0.466156" calcext:value-type="float">
            <text:p>0,466156</text:p>
          </table:table-cell>
          <table:table-cell office:value-type="float" office:value="0.138849" calcext:value-type="float">
            <text:p>0,138849</text:p>
          </table:table-cell>
          <table:table-cell office:value-type="float" office:value="0.141976" calcext:value-type="float">
            <text:p>0,141976</text:p>
          </table:table-cell>
          <table:table-cell office:value-type="float" office:value="0.301554" calcext:value-type="float">
            <text:p>0,301554</text:p>
          </table:table-cell>
          <table:table-cell office:value-type="float" office:value="0.151454" calcext:value-type="float">
            <text:p>0,151454</text:p>
          </table:table-cell>
          <table:table-cell office:value-type="float" office:value="1.20724" calcext:value-type="float">
            <text:p>1,20724</text:p>
          </table:table-cell>
          <table:table-cell office:value-type="float" office:value="0.927542" calcext:value-type="float">
            <text:p>0,927542</text:p>
          </table:table-cell>
          <table:table-cell office:value-type="float" office:value="0.134467" calcext:value-type="float">
            <text:p>0,134467</text:p>
          </table:table-cell>
          <table:table-cell office:value-type="float" office:value="0.144513" calcext:value-type="float">
            <text:p>0,144513</text:p>
          </table:table-cell>
          <table:table-cell office:value-type="float" office:value="0.781302" calcext:value-type="float">
            <text:p>0,781302</text:p>
          </table:table-cell>
          <table:table-cell office:value-type="float" office:value="0.529643" calcext:value-type="float">
            <text:p>0,529643</text:p>
          </table:table-cell>
          <table:table-cell office:value-type="float" office:value="0.39661" calcext:value-type="float">
            <text:p>0,39661</text:p>
          </table:table-cell>
          <table:table-cell office:value-type="float" office:value="0.154472" calcext:value-type="float">
            <text:p>0,154472</text:p>
          </table:table-cell>
          <table:table-cell office:value-type="float" office:value="0.140391" calcext:value-type="float">
            <text:p>0,140391</text:p>
          </table:table-cell>
          <table:table-cell office:value-type="float" office:value="0.32219" calcext:value-type="float">
            <text:p>0,32219</text:p>
          </table:table-cell>
          <table:table-cell office:value-type="float" office:value="0.322907" calcext:value-type="float">
            <text:p>0,322907</text:p>
          </table:table-cell>
          <table:table-cell office:value-type="float" office:value="0.531897" calcext:value-type="float">
            <text:p>0,531897</text:p>
          </table:table-cell>
          <table:table-cell office:value-type="float" office:value="0.0608931" calcext:value-type="float">
            <text:p>0,0608931</text:p>
          </table:table-cell>
          <table:table-cell office:value-type="float" office:value="2.1574" calcext:value-type="float">
            <text:p>2,1574</text:p>
          </table:table-cell>
          <table:table-cell table:number-columns-repeated="4"/>
          <table:table-cell table:formula="of:=MIN([.A175:.BL175])" office:value-type="float" office:value="0.0608931" calcext:value-type="float">
            <text:p>0,0608931</text:p>
          </table:table-cell>
          <table:table-cell table:formula="of:=MAX([.A175:.BL175])" office:value-type="float" office:value="2.1574" calcext:value-type="float">
            <text:p>2,1574</text:p>
          </table:table-cell>
          <table:table-cell table:number-columns-repeated="7"/>
        </table:table-row>
        <table:table-row table:style-name="ro1">
          <table:table-cell office:value-type="float" office:value="0.146109" calcext:value-type="float">
            <text:p>0,146109</text:p>
          </table:table-cell>
          <table:table-cell office:value-type="float" office:value="0.144783" calcext:value-type="float">
            <text:p>0,144783</text:p>
          </table:table-cell>
          <table:table-cell office:value-type="float" office:value="0.148242" calcext:value-type="float">
            <text:p>0,148242</text:p>
          </table:table-cell>
          <table:table-cell office:value-type="float" office:value="0.143757" calcext:value-type="float">
            <text:p>0,143757</text:p>
          </table:table-cell>
          <table:table-cell office:value-type="float" office:value="0.15152" calcext:value-type="float">
            <text:p>0,15152</text:p>
          </table:table-cell>
          <table:table-cell office:value-type="float" office:value="0.158016" calcext:value-type="float">
            <text:p>0,158016</text:p>
          </table:table-cell>
          <table:table-cell office:value-type="float" office:value="0.143046" calcext:value-type="float">
            <text:p>0,143046</text:p>
          </table:table-cell>
          <table:table-cell office:value-type="float" office:value="0.302527" calcext:value-type="float">
            <text:p>0,302527</text:p>
          </table:table-cell>
          <table:table-cell office:value-type="float" office:value="0.146619" calcext:value-type="float">
            <text:p>0,146619</text:p>
          </table:table-cell>
          <table:table-cell office:value-type="float" office:value="0.151896" calcext:value-type="float">
            <text:p>0,151896</text:p>
          </table:table-cell>
          <table:table-cell office:value-type="float" office:value="0.141573" calcext:value-type="float">
            <text:p>0,141573</text:p>
          </table:table-cell>
          <table:table-cell office:value-type="float" office:value="0.439876" calcext:value-type="float">
            <text:p>0,439876</text:p>
          </table:table-cell>
          <table:table-cell office:value-type="float" office:value="0.902683" calcext:value-type="float">
            <text:p>0,902683</text:p>
          </table:table-cell>
          <table:table-cell office:value-type="float" office:value="0.142975" calcext:value-type="float">
            <text:p>0,142975</text:p>
          </table:table-cell>
          <table:table-cell office:value-type="float" office:value="0.755483" calcext:value-type="float">
            <text:p>0,755483</text:p>
          </table:table-cell>
          <table:table-cell office:value-type="float" office:value="0.296697" calcext:value-type="float">
            <text:p>0,296697</text:p>
          </table:table-cell>
          <table:table-cell office:value-type="float" office:value="0.748136" calcext:value-type="float">
            <text:p>0,748136</text:p>
          </table:table-cell>
          <table:table-cell office:value-type="float" office:value="0.29469" calcext:value-type="float">
            <text:p>0,29469</text:p>
          </table:table-cell>
          <table:table-cell office:value-type="float" office:value="0.76006" calcext:value-type="float">
            <text:p>0,76006</text:p>
          </table:table-cell>
          <table:table-cell office:value-type="float" office:value="0.622858" calcext:value-type="float">
            <text:p>0,622858</text:p>
          </table:table-cell>
          <table:table-cell office:value-type="float" office:value="0.472371" calcext:value-type="float">
            <text:p>0,472371</text:p>
          </table:table-cell>
          <table:table-cell office:value-type="float" office:value="0.457441" calcext:value-type="float">
            <text:p>0,457441</text:p>
          </table:table-cell>
          <table:table-cell office:value-type="float" office:value="1.34172" calcext:value-type="float">
            <text:p>1,34172</text:p>
          </table:table-cell>
          <table:table-cell office:value-type="float" office:value="1.19949" calcext:value-type="float">
            <text:p>1,19949</text:p>
          </table:table-cell>
          <table:table-cell office:value-type="float" office:value="0.438504" calcext:value-type="float">
            <text:p>0,438504</text:p>
          </table:table-cell>
          <table:table-cell office:value-type="float" office:value="0.442771" calcext:value-type="float">
            <text:p>0,442771</text:p>
          </table:table-cell>
          <table:table-cell office:value-type="float" office:value="0.421337" calcext:value-type="float">
            <text:p>0,421337</text:p>
          </table:table-cell>
          <table:table-cell office:value-type="float" office:value="1.33216" calcext:value-type="float">
            <text:p>1,33216</text:p>
          </table:table-cell>
          <table:table-cell office:value-type="float" office:value="0.281026" calcext:value-type="float">
            <text:p>0,281026</text:p>
          </table:table-cell>
          <table:table-cell office:value-type="float" office:value="1.19151" calcext:value-type="float">
            <text:p>1,19151</text:p>
          </table:table-cell>
          <table:table-cell office:value-type="float" office:value="1.1845" calcext:value-type="float">
            <text:p>1,1845</text:p>
          </table:table-cell>
          <table:table-cell office:value-type="float" office:value="1.15989" calcext:value-type="float">
            <text:p>1,15989</text:p>
          </table:table-cell>
          <table:table-cell office:value-type="float" office:value="1.01066" calcext:value-type="float">
            <text:p>1,01066</text:p>
          </table:table-cell>
          <table:table-cell office:value-type="float" office:value="1.02205" calcext:value-type="float">
            <text:p>1,02205</text:p>
          </table:table-cell>
          <table:table-cell office:value-type="float" office:value="0.557899" calcext:value-type="float">
            <text:p>0,557899</text:p>
          </table:table-cell>
          <table:table-cell office:value-type="float" office:value="1.62149" calcext:value-type="float">
            <text:p>1,62149</text:p>
          </table:table-cell>
          <table:table-cell office:value-type="float" office:value="0.164308" calcext:value-type="float">
            <text:p>0,164308</text:p>
          </table:table-cell>
          <table:table-cell office:value-type="float" office:value="0.849028" calcext:value-type="float">
            <text:p>0,849028</text:p>
          </table:table-cell>
          <table:table-cell office:value-type="float" office:value="0.853812" calcext:value-type="float">
            <text:p>0,853812</text:p>
          </table:table-cell>
          <table:table-cell office:value-type="float" office:value="0.719548" calcext:value-type="float">
            <text:p>0,719548</text:p>
          </table:table-cell>
          <table:table-cell office:value-type="float" office:value="0.717032" calcext:value-type="float">
            <text:p>0,717032</text:p>
          </table:table-cell>
          <table:table-cell office:value-type="float" office:value="0.709695" calcext:value-type="float">
            <text:p>0,709695</text:p>
          </table:table-cell>
          <table:table-cell office:value-type="float" office:value="0.711457" calcext:value-type="float">
            <text:p>0,711457</text:p>
          </table:table-cell>
          <table:table-cell office:value-type="float" office:value="1.9292" calcext:value-type="float">
            <text:p>1,9292</text:p>
          </table:table-cell>
          <table:table-cell office:value-type="float" office:value="0.596726" calcext:value-type="float">
            <text:p>0,596726</text:p>
          </table:table-cell>
          <table:table-cell office:value-type="float" office:value="0.726422" calcext:value-type="float">
            <text:p>0,726422</text:p>
          </table:table-cell>
          <table:table-cell office:value-type="float" office:value="1.65355" calcext:value-type="float">
            <text:p>1,65355</text:p>
          </table:table-cell>
          <table:table-cell office:value-type="float" office:value="0.467235" calcext:value-type="float">
            <text:p>0,467235</text:p>
          </table:table-cell>
          <table:table-cell office:value-type="float" office:value="0.353048" calcext:value-type="float">
            <text:p>0,353048</text:p>
          </table:table-cell>
          <table:table-cell office:value-type="float" office:value="0.419651" calcext:value-type="float">
            <text:p>0,419651</text:p>
          </table:table-cell>
          <table:table-cell office:value-type="float" office:value="0.724146" calcext:value-type="float">
            <text:p>0,724146</text:p>
          </table:table-cell>
          <table:table-cell office:value-type="float" office:value="1.64426" calcext:value-type="float">
            <text:p>1,64426</text:p>
          </table:table-cell>
          <table:table-cell office:value-type="float" office:value="1.64381" calcext:value-type="float">
            <text:p>1,64381</text:p>
          </table:table-cell>
          <table:table-cell office:value-type="float" office:value="0.39096" calcext:value-type="float">
            <text:p>0,39096</text:p>
          </table:table-cell>
          <table:table-cell office:value-type="float" office:value="0.530735" calcext:value-type="float">
            <text:p>0,530735</text:p>
          </table:table-cell>
          <table:table-cell office:value-type="float" office:value="0.414457" calcext:value-type="float">
            <text:p>0,414457</text:p>
          </table:table-cell>
          <table:table-cell office:value-type="float" office:value="1.07017" calcext:value-type="float">
            <text:p>1,07017</text:p>
          </table:table-cell>
          <table:table-cell office:value-type="float" office:value="1.08378" calcext:value-type="float">
            <text:p>1,08378</text:p>
          </table:table-cell>
          <table:table-cell office:value-type="float" office:value="0.136848" calcext:value-type="float">
            <text:p>0,136848</text:p>
          </table:table-cell>
          <table:table-cell office:value-type="float" office:value="0.802089" calcext:value-type="float">
            <text:p>0,802089</text:p>
          </table:table-cell>
          <table:table-cell office:value-type="float" office:value="1.13062" calcext:value-type="float">
            <text:p>1,13062</text:p>
          </table:table-cell>
          <table:table-cell office:value-type="float" office:value="1.1114" calcext:value-type="float">
            <text:p>1,1114</text:p>
          </table:table-cell>
          <table:table-cell office:value-type="float" office:value="0.053334" calcext:value-type="float">
            <text:p>0,053334</text:p>
          </table:table-cell>
          <table:table-cell office:value-type="float" office:value="1.45985" calcext:value-type="float">
            <text:p>1,45985</text:p>
          </table:table-cell>
          <table:table-cell table:number-columns-repeated="4"/>
          <table:table-cell table:formula="of:=MIN([.A176:.BL176])" office:value-type="float" office:value="0.053334" calcext:value-type="float">
            <text:p>0,053334</text:p>
          </table:table-cell>
          <table:table-cell table:formula="of:=MAX([.A176:.BL176])" office:value-type="float" office:value="1.9292" calcext:value-type="float">
            <text:p>1,9292</text:p>
          </table:table-cell>
          <table:table-cell table:number-columns-repeated="7"/>
        </table:table-row>
        <table:table-row table:style-name="ro1">
          <table:table-cell office:value-type="float" office:value="0.148743" calcext:value-type="float">
            <text:p>0,148743</text:p>
          </table:table-cell>
          <table:table-cell office:value-type="float" office:value="0.167423" calcext:value-type="float">
            <text:p>0,167423</text:p>
          </table:table-cell>
          <table:table-cell office:value-type="float" office:value="0.144416" calcext:value-type="float">
            <text:p>0,144416</text:p>
          </table:table-cell>
          <table:table-cell office:value-type="float" office:value="0.294907" calcext:value-type="float">
            <text:p>0,294907</text:p>
          </table:table-cell>
          <table:table-cell office:value-type="float" office:value="0.164937" calcext:value-type="float">
            <text:p>0,164937</text:p>
          </table:table-cell>
          <table:table-cell office:value-type="float" office:value="0.141638" calcext:value-type="float">
            <text:p>0,141638</text:p>
          </table:table-cell>
          <table:table-cell office:value-type="float" office:value="0.167116" calcext:value-type="float">
            <text:p>0,167116</text:p>
          </table:table-cell>
          <table:table-cell office:value-type="float" office:value="0.311656" calcext:value-type="float">
            <text:p>0,311656</text:p>
          </table:table-cell>
          <table:table-cell office:value-type="float" office:value="0.325357" calcext:value-type="float">
            <text:p>0,325357</text:p>
          </table:table-cell>
          <table:table-cell office:value-type="float" office:value="0.297381" calcext:value-type="float">
            <text:p>0,297381</text:p>
          </table:table-cell>
          <table:table-cell office:value-type="float" office:value="0.28717" calcext:value-type="float">
            <text:p>0,28717</text:p>
          </table:table-cell>
          <table:table-cell office:value-type="float" office:value="0.333186" calcext:value-type="float">
            <text:p>0,333186</text:p>
          </table:table-cell>
          <table:table-cell office:value-type="float" office:value="0.319504" calcext:value-type="float">
            <text:p>0,319504</text:p>
          </table:table-cell>
          <table:table-cell office:value-type="float" office:value="0.190764" calcext:value-type="float">
            <text:p>0,190764</text:p>
          </table:table-cell>
          <table:table-cell office:value-type="float" office:value="0.206384" calcext:value-type="float">
            <text:p>0,206384</text:p>
          </table:table-cell>
          <table:table-cell office:value-type="float" office:value="0.290792" calcext:value-type="float">
            <text:p>0,290792</text:p>
          </table:table-cell>
          <table:table-cell office:value-type="float" office:value="0.386637" calcext:value-type="float">
            <text:p>0,386637</text:p>
          </table:table-cell>
          <table:table-cell office:value-type="float" office:value="0.161162" calcext:value-type="float">
            <text:p>0,161162</text:p>
          </table:table-cell>
          <table:table-cell office:value-type="float" office:value="0.356403" calcext:value-type="float">
            <text:p>0,356403</text:p>
          </table:table-cell>
          <table:table-cell office:value-type="float" office:value="0.362189" calcext:value-type="float">
            <text:p>0,362189</text:p>
          </table:table-cell>
          <table:table-cell office:value-type="float" office:value="0.368656" calcext:value-type="float">
            <text:p>0,368656</text:p>
          </table:table-cell>
          <table:table-cell office:value-type="float" office:value="0.301397" calcext:value-type="float">
            <text:p>0,301397</text:p>
          </table:table-cell>
          <table:table-cell office:value-type="float" office:value="0.204706" calcext:value-type="float">
            <text:p>0,204706</text:p>
          </table:table-cell>
          <table:table-cell office:value-type="float" office:value="0.442427" calcext:value-type="float">
            <text:p>0,442427</text:p>
          </table:table-cell>
          <table:table-cell office:value-type="float" office:value="0.479594" calcext:value-type="float">
            <text:p>0,479594</text:p>
          </table:table-cell>
          <table:table-cell office:value-type="float" office:value="0.300594" calcext:value-type="float">
            <text:p>0,300594</text:p>
          </table:table-cell>
          <table:table-cell office:value-type="float" office:value="0.291645" calcext:value-type="float">
            <text:p>0,291645</text:p>
          </table:table-cell>
          <table:table-cell office:value-type="float" office:value="0.335522" calcext:value-type="float">
            <text:p>0,335522</text:p>
          </table:table-cell>
          <table:table-cell office:value-type="float" office:value="0.359144" calcext:value-type="float">
            <text:p>0,359144</text:p>
          </table:table-cell>
          <table:table-cell office:value-type="float" office:value="0.91344" calcext:value-type="float">
            <text:p>0,91344</text:p>
          </table:table-cell>
          <table:table-cell office:value-type="float" office:value="1.37974" calcext:value-type="float">
            <text:p>1,37974</text:p>
          </table:table-cell>
          <table:table-cell office:value-type="float" office:value="0.332565" calcext:value-type="float">
            <text:p>0,332565</text:p>
          </table:table-cell>
          <table:table-cell office:value-type="float" office:value="0.327377" calcext:value-type="float">
            <text:p>0,327377</text:p>
          </table:table-cell>
          <table:table-cell office:value-type="float" office:value="0.288402" calcext:value-type="float">
            <text:p>0,288402</text:p>
          </table:table-cell>
          <table:table-cell office:value-type="float" office:value="0.233135" calcext:value-type="float">
            <text:p>0,233135</text:p>
          </table:table-cell>
          <table:table-cell office:value-type="float" office:value="0.185983" calcext:value-type="float">
            <text:p>0,185983</text:p>
          </table:table-cell>
          <table:table-cell office:value-type="float" office:value="0.204216" calcext:value-type="float">
            <text:p>0,204216</text:p>
          </table:table-cell>
          <table:table-cell office:value-type="float" office:value="0.121317" calcext:value-type="float">
            <text:p>0,121317</text:p>
          </table:table-cell>
          <table:table-cell office:value-type="float" office:value="0.175271" calcext:value-type="float">
            <text:p>0,175271</text:p>
          </table:table-cell>
          <table:table-cell office:value-type="float" office:value="0.140844" calcext:value-type="float">
            <text:p>0,140844</text:p>
          </table:table-cell>
          <table:table-cell office:value-type="float" office:value="0.144752" calcext:value-type="float">
            <text:p>0,144752</text:p>
          </table:table-cell>
          <table:table-cell office:value-type="float" office:value="0.137649" calcext:value-type="float">
            <text:p>0,137649</text:p>
          </table:table-cell>
          <table:table-cell office:value-type="float" office:value="0.166519" calcext:value-type="float">
            <text:p>0,166519</text:p>
          </table:table-cell>
          <table:table-cell office:value-type="float" office:value="0.136905" calcext:value-type="float">
            <text:p>0,136905</text:p>
          </table:table-cell>
          <table:table-cell office:value-type="float" office:value="0.566168" calcext:value-type="float">
            <text:p>0,566168</text:p>
          </table:table-cell>
          <table:table-cell office:value-type="float" office:value="0.429763" calcext:value-type="float">
            <text:p>0,429763</text:p>
          </table:table-cell>
          <table:table-cell office:value-type="float" office:value="0.341251" calcext:value-type="float">
            <text:p>0,341251</text:p>
          </table:table-cell>
          <table:table-cell office:value-type="float" office:value="0.20561" calcext:value-type="float">
            <text:p>0,20561</text:p>
          </table:table-cell>
          <table:table-cell office:value-type="float" office:value="0.155303" calcext:value-type="float">
            <text:p>0,155303</text:p>
          </table:table-cell>
          <table:table-cell office:value-type="float" office:value="1.79207" calcext:value-type="float">
            <text:p>1,79207</text:p>
          </table:table-cell>
          <table:table-cell office:value-type="float" office:value="0.1506" calcext:value-type="float">
            <text:p>0,1506</text:p>
          </table:table-cell>
          <table:table-cell office:value-type="float" office:value="0.629716" calcext:value-type="float">
            <text:p>0,629716</text:p>
          </table:table-cell>
          <table:table-cell office:value-type="float" office:value="0.537833" calcext:value-type="float">
            <text:p>0,537833</text:p>
          </table:table-cell>
          <table:table-cell office:value-type="float" office:value="0.205271" calcext:value-type="float">
            <text:p>0,205271</text:p>
          </table:table-cell>
          <table:table-cell office:value-type="float" office:value="0.320778" calcext:value-type="float">
            <text:p>0,320778</text:p>
          </table:table-cell>
          <table:table-cell office:value-type="float" office:value="0.333284" calcext:value-type="float">
            <text:p>0,333284</text:p>
          </table:table-cell>
          <table:table-cell office:value-type="float" office:value="0.135006" calcext:value-type="float">
            <text:p>0,135006</text:p>
          </table:table-cell>
          <table:table-cell office:value-type="float" office:value="0.151478" calcext:value-type="float">
            <text:p>0,151478</text:p>
          </table:table-cell>
          <table:table-cell office:value-type="float" office:value="1.72267" calcext:value-type="float">
            <text:p>1,72267</text:p>
          </table:table-cell>
          <table:table-cell office:value-type="float" office:value="0.29345" calcext:value-type="float">
            <text:p>0,29345</text:p>
          </table:table-cell>
          <table:table-cell office:value-type="float" office:value="0.298755" calcext:value-type="float">
            <text:p>0,298755</text:p>
          </table:table-cell>
          <table:table-cell office:value-type="float" office:value="0.310465" calcext:value-type="float">
            <text:p>0,310465</text:p>
          </table:table-cell>
          <table:table-cell office:value-type="float" office:value="0.541608" calcext:value-type="float">
            <text:p>0,541608</text:p>
          </table:table-cell>
          <table:table-cell office:value-type="float" office:value="0.081146" calcext:value-type="float">
            <text:p>0,081146</text:p>
          </table:table-cell>
          <table:table-cell table:number-columns-repeated="4"/>
          <table:table-cell table:formula="of:=MIN([.A177:.BL177])" office:value-type="float" office:value="0.081146" calcext:value-type="float">
            <text:p>0,081146</text:p>
          </table:table-cell>
          <table:table-cell table:formula="of:=MAX([.A177:.BL177])" office:value-type="float" office:value="1.79207" calcext:value-type="float">
            <text:p>1,79207</text:p>
          </table:table-cell>
          <table:table-cell table:number-columns-repeated="7"/>
        </table:table-row>
        <table:table-row table:style-name="ro1">
          <table:table-cell office:value-type="float" office:value="0.14146" calcext:value-type="float">
            <text:p>0,14146</text:p>
          </table:table-cell>
          <table:table-cell office:value-type="float" office:value="0.14729" calcext:value-type="float">
            <text:p>0,14729</text:p>
          </table:table-cell>
          <table:table-cell office:value-type="float" office:value="0.146993" calcext:value-type="float">
            <text:p>0,146993</text:p>
          </table:table-cell>
          <table:table-cell office:value-type="float" office:value="0.295651" calcext:value-type="float">
            <text:p>0,295651</text:p>
          </table:table-cell>
          <table:table-cell office:value-type="float" office:value="0.144327" calcext:value-type="float">
            <text:p>0,144327</text:p>
          </table:table-cell>
          <table:table-cell office:value-type="float" office:value="0.151228" calcext:value-type="float">
            <text:p>0,151228</text:p>
          </table:table-cell>
          <table:table-cell office:value-type="float" office:value="0.15193" calcext:value-type="float">
            <text:p>0,15193</text:p>
          </table:table-cell>
          <table:table-cell office:value-type="float" office:value="0.294166" calcext:value-type="float">
            <text:p>0,294166</text:p>
          </table:table-cell>
          <table:table-cell office:value-type="float" office:value="0.13617" calcext:value-type="float">
            <text:p>0,13617</text:p>
          </table:table-cell>
          <table:table-cell office:value-type="float" office:value="0.426684" calcext:value-type="float">
            <text:p>0,426684</text:p>
          </table:table-cell>
          <table:table-cell office:value-type="float" office:value="0.145911" calcext:value-type="float">
            <text:p>0,145911</text:p>
          </table:table-cell>
          <table:table-cell office:value-type="float" office:value="0.145392" calcext:value-type="float">
            <text:p>0,145392</text:p>
          </table:table-cell>
          <table:table-cell office:value-type="float" office:value="0.151349" calcext:value-type="float">
            <text:p>0,151349</text:p>
          </table:table-cell>
          <table:table-cell office:value-type="float" office:value="0.445194" calcext:value-type="float">
            <text:p>0,445194</text:p>
          </table:table-cell>
          <table:table-cell office:value-type="float" office:value="0.296302" calcext:value-type="float">
            <text:p>0,296302</text:p>
          </table:table-cell>
          <table:table-cell office:value-type="float" office:value="0.160706" calcext:value-type="float">
            <text:p>0,160706</text:p>
          </table:table-cell>
          <table:table-cell office:value-type="float" office:value="0.163369" calcext:value-type="float">
            <text:p>0,163369</text:p>
          </table:table-cell>
          <table:table-cell office:value-type="float" office:value="0.470568" calcext:value-type="float">
            <text:p>0,470568</text:p>
          </table:table-cell>
          <table:table-cell office:value-type="float" office:value="0.285745" calcext:value-type="float">
            <text:p>0,285745</text:p>
          </table:table-cell>
          <table:table-cell office:value-type="float" office:value="0.589628" calcext:value-type="float">
            <text:p>0,589628</text:p>
          </table:table-cell>
          <table:table-cell office:value-type="float" office:value="0.90203" calcext:value-type="float">
            <text:p>0,90203</text:p>
          </table:table-cell>
          <table:table-cell office:value-type="float" office:value="0.620972" calcext:value-type="float">
            <text:p>0,620972</text:p>
          </table:table-cell>
          <table:table-cell office:value-type="float" office:value="0.494225" calcext:value-type="float">
            <text:p>0,494225</text:p>
          </table:table-cell>
          <table:table-cell office:value-type="float" office:value="0.140798" calcext:value-type="float">
            <text:p>0,140798</text:p>
          </table:table-cell>
          <table:table-cell office:value-type="float" office:value="0.139752" calcext:value-type="float">
            <text:p>0,139752</text:p>
          </table:table-cell>
          <table:table-cell office:value-type="float" office:value="0.138475" calcext:value-type="float">
            <text:p>0,138475</text:p>
          </table:table-cell>
          <table:table-cell office:value-type="float" office:value="0.143135" calcext:value-type="float">
            <text:p>0,143135</text:p>
          </table:table-cell>
          <table:table-cell office:value-type="float" office:value="0.14369" calcext:value-type="float">
            <text:p>0,14369</text:p>
          </table:table-cell>
          <table:table-cell office:value-type="float" office:value="0.132119" calcext:value-type="float">
            <text:p>0,132119</text:p>
          </table:table-cell>
          <table:table-cell office:value-type="float" office:value="0.139104" calcext:value-type="float">
            <text:p>0,139104</text:p>
          </table:table-cell>
          <table:table-cell office:value-type="float" office:value="1.32975" calcext:value-type="float">
            <text:p>1,32975</text:p>
          </table:table-cell>
          <table:table-cell office:value-type="float" office:value="1.48236" calcext:value-type="float">
            <text:p>1,48236</text:p>
          </table:table-cell>
          <table:table-cell office:value-type="float" office:value="0.146473" calcext:value-type="float">
            <text:p>0,146473</text:p>
          </table:table-cell>
          <table:table-cell office:value-type="float" office:value="1.05067" calcext:value-type="float">
            <text:p>1,05067</text:p>
          </table:table-cell>
          <table:table-cell office:value-type="float" office:value="1.06039" calcext:value-type="float">
            <text:p>1,06039</text:p>
          </table:table-cell>
          <table:table-cell office:value-type="float" office:value="0.91662" calcext:value-type="float">
            <text:p>0,91662</text:p>
          </table:table-cell>
          <table:table-cell office:value-type="float" office:value="1.13434" calcext:value-type="float">
            <text:p>1,13434</text:p>
          </table:table-cell>
          <table:table-cell office:value-type="float" office:value="1.17076" calcext:value-type="float">
            <text:p>1,17076</text:p>
          </table:table-cell>
          <table:table-cell office:value-type="float" office:value="0.419093" calcext:value-type="float">
            <text:p>0,419093</text:p>
          </table:table-cell>
          <table:table-cell office:value-type="float" office:value="0.146205" calcext:value-type="float">
            <text:p>0,146205</text:p>
          </table:table-cell>
          <table:table-cell office:value-type="float" office:value="0.146256" calcext:value-type="float">
            <text:p>0,146256</text:p>
          </table:table-cell>
          <table:table-cell office:value-type="float" office:value="0.597272" calcext:value-type="float">
            <text:p>0,597272</text:p>
          </table:table-cell>
          <table:table-cell office:value-type="float" office:value="0.610019" calcext:value-type="float">
            <text:p>0,610019</text:p>
          </table:table-cell>
          <table:table-cell office:value-type="float" office:value="0.571624" calcext:value-type="float">
            <text:p>0,571624</text:p>
          </table:table-cell>
          <table:table-cell office:value-type="float" office:value="0.143209" calcext:value-type="float">
            <text:p>0,143209</text:p>
          </table:table-cell>
          <table:table-cell office:value-type="float" office:value="0.437882" calcext:value-type="float">
            <text:p>0,437882</text:p>
          </table:table-cell>
          <table:table-cell office:value-type="float" office:value="0.177638" calcext:value-type="float">
            <text:p>0,177638</text:p>
          </table:table-cell>
          <table:table-cell office:value-type="float" office:value="0.495934" calcext:value-type="float">
            <text:p>0,495934</text:p>
          </table:table-cell>
          <table:table-cell office:value-type="float" office:value="0.434743" calcext:value-type="float">
            <text:p>0,434743</text:p>
          </table:table-cell>
          <table:table-cell office:value-type="float" office:value="1.62192" calcext:value-type="float">
            <text:p>1,62192</text:p>
          </table:table-cell>
          <table:table-cell office:value-type="float" office:value="0.146118" calcext:value-type="float">
            <text:p>0,146118</text:p>
          </table:table-cell>
          <table:table-cell office:value-type="float" office:value="0.154041" calcext:value-type="float">
            <text:p>0,154041</text:p>
          </table:table-cell>
          <table:table-cell office:value-type="float" office:value="0.144789" calcext:value-type="float">
            <text:p>0,144789</text:p>
          </table:table-cell>
          <table:table-cell office:value-type="float" office:value="0.142999" calcext:value-type="float">
            <text:p>0,142999</text:p>
          </table:table-cell>
          <table:table-cell office:value-type="float" office:value="0.147795" calcext:value-type="float">
            <text:p>0,147795</text:p>
          </table:table-cell>
          <table:table-cell office:value-type="float" office:value="0.0688932" calcext:value-type="float">
            <text:p>0,0688932</text:p>
          </table:table-cell>
          <table:table-cell office:value-type="float" office:value="0.213978" calcext:value-type="float">
            <text:p>0,213978</text:p>
          </table:table-cell>
          <table:table-cell office:value-type="float" office:value="0.128229" calcext:value-type="float">
            <text:p>0,128229</text:p>
          </table:table-cell>
          <table:table-cell office:value-type="float" office:value="0.127691" calcext:value-type="float">
            <text:p>0,127691</text:p>
          </table:table-cell>
          <table:table-cell office:value-type="float" office:value="0.892884" calcext:value-type="float">
            <text:p>0,892884</text:p>
          </table:table-cell>
          <table:table-cell office:value-type="float" office:value="0.667722" calcext:value-type="float">
            <text:p>0,667722</text:p>
          </table:table-cell>
          <table:table-cell office:value-type="float" office:value="0.202761" calcext:value-type="float">
            <text:p>0,202761</text:p>
          </table:table-cell>
          <table:table-cell office:value-type="float" office:value="0.063931" calcext:value-type="float">
            <text:p>0,063931</text:p>
          </table:table-cell>
          <table:table-cell office:value-type="float" office:value="0.0654199" calcext:value-type="float">
            <text:p>0,0654199</text:p>
          </table:table-cell>
          <table:table-cell table:number-columns-repeated="4"/>
          <table:table-cell table:formula="of:=MIN([.A178:.BL178])" office:value-type="float" office:value="0.063931" calcext:value-type="float">
            <text:p>0,063931</text:p>
          </table:table-cell>
          <table:table-cell table:formula="of:=MAX([.A178:.BL178])" office:value-type="float" office:value="1.62192" calcext:value-type="float">
            <text:p>1,62192</text:p>
          </table:table-cell>
          <table:table-cell table:number-columns-repeated="7"/>
        </table:table-row>
        <table:table-row table:style-name="ro1">
          <table:table-cell office:value-type="float" office:value="0.142924" calcext:value-type="float">
            <text:p>0,142924</text:p>
          </table:table-cell>
          <table:table-cell office:value-type="float" office:value="0.144378" calcext:value-type="float">
            <text:p>0,144378</text:p>
          </table:table-cell>
          <table:table-cell office:value-type="float" office:value="0.142176" calcext:value-type="float">
            <text:p>0,142176</text:p>
          </table:table-cell>
          <table:table-cell office:value-type="float" office:value="0.143463" calcext:value-type="float">
            <text:p>0,143463</text:p>
          </table:table-cell>
          <table:table-cell office:value-type="float" office:value="0.142568" calcext:value-type="float">
            <text:p>0,142568</text:p>
          </table:table-cell>
          <table:table-cell office:value-type="float" office:value="0.146067" calcext:value-type="float">
            <text:p>0,146067</text:p>
          </table:table-cell>
          <table:table-cell office:value-type="float" office:value="0.444833" calcext:value-type="float">
            <text:p>0,444833</text:p>
          </table:table-cell>
          <table:table-cell office:value-type="float" office:value="0.143478" calcext:value-type="float">
            <text:p>0,143478</text:p>
          </table:table-cell>
          <table:table-cell office:value-type="float" office:value="0.145162" calcext:value-type="float">
            <text:p>0,145162</text:p>
          </table:table-cell>
          <table:table-cell office:value-type="float" office:value="0.567236" calcext:value-type="float">
            <text:p>0,567236</text:p>
          </table:table-cell>
          <table:table-cell office:value-type="float" office:value="0.566255" calcext:value-type="float">
            <text:p>0,566255</text:p>
          </table:table-cell>
          <table:table-cell office:value-type="float" office:value="0.418216" calcext:value-type="float">
            <text:p>0,418216</text:p>
          </table:table-cell>
          <table:table-cell office:value-type="float" office:value="0.554633" calcext:value-type="float">
            <text:p>0,554633</text:p>
          </table:table-cell>
          <table:table-cell office:value-type="float" office:value="0.411405" calcext:value-type="float">
            <text:p>0,411405</text:p>
          </table:table-cell>
          <table:table-cell office:value-type="float" office:value="0.434456" calcext:value-type="float">
            <text:p>0,434456</text:p>
          </table:table-cell>
          <table:table-cell office:value-type="float" office:value="0.449741" calcext:value-type="float">
            <text:p>0,449741</text:p>
          </table:table-cell>
          <table:table-cell office:value-type="float" office:value="0.443178" calcext:value-type="float">
            <text:p>0,443178</text:p>
          </table:table-cell>
          <table:table-cell office:value-type="float" office:value="0.449671" calcext:value-type="float">
            <text:p>0,449671</text:p>
          </table:table-cell>
          <table:table-cell office:value-type="float" office:value="0.316726" calcext:value-type="float">
            <text:p>0,316726</text:p>
          </table:table-cell>
          <table:table-cell office:value-type="float" office:value="0.319024" calcext:value-type="float">
            <text:p>0,319024</text:p>
          </table:table-cell>
          <table:table-cell office:value-type="float" office:value="0.300923" calcext:value-type="float">
            <text:p>0,300923</text:p>
          </table:table-cell>
          <table:table-cell office:value-type="float" office:value="0.279096" calcext:value-type="float">
            <text:p>0,279096</text:p>
          </table:table-cell>
          <table:table-cell office:value-type="float" office:value="0.287461" calcext:value-type="float">
            <text:p>0,287461</text:p>
          </table:table-cell>
          <table:table-cell office:value-type="float" office:value="0.285018" calcext:value-type="float">
            <text:p>0,285018</text:p>
          </table:table-cell>
          <table:table-cell office:value-type="float" office:value="0.142192" calcext:value-type="float">
            <text:p>0,142192</text:p>
          </table:table-cell>
          <table:table-cell office:value-type="float" office:value="0.422123" calcext:value-type="float">
            <text:p>0,422123</text:p>
          </table:table-cell>
          <table:table-cell office:value-type="float" office:value="0.431449" calcext:value-type="float">
            <text:p>0,431449</text:p>
          </table:table-cell>
          <table:table-cell office:value-type="float" office:value="0.454457" calcext:value-type="float">
            <text:p>0,454457</text:p>
          </table:table-cell>
          <table:table-cell office:value-type="float" office:value="0.455224" calcext:value-type="float">
            <text:p>0,455224</text:p>
          </table:table-cell>
          <table:table-cell office:value-type="float" office:value="0.454502" calcext:value-type="float">
            <text:p>0,454502</text:p>
          </table:table-cell>
          <table:table-cell office:value-type="float" office:value="1.47756" calcext:value-type="float">
            <text:p>1,47756</text:p>
          </table:table-cell>
          <table:table-cell office:value-type="float" office:value="0.137403" calcext:value-type="float">
            <text:p>0,137403</text:p>
          </table:table-cell>
          <table:table-cell office:value-type="float" office:value="0.588937" calcext:value-type="float">
            <text:p>0,588937</text:p>
          </table:table-cell>
          <table:table-cell office:value-type="float" office:value="0.313791" calcext:value-type="float">
            <text:p>0,313791</text:p>
          </table:table-cell>
          <table:table-cell office:value-type="float" office:value="1.9145" calcext:value-type="float">
            <text:p>1,9145</text:p>
          </table:table-cell>
          <table:table-cell office:value-type="float" office:value="1.21195" calcext:value-type="float">
            <text:p>1,21195</text:p>
          </table:table-cell>
          <table:table-cell office:value-type="float" office:value="0.365109" calcext:value-type="float">
            <text:p>0,365109</text:p>
          </table:table-cell>
          <table:table-cell office:value-type="float" office:value="0.462865" calcext:value-type="float">
            <text:p>0,462865</text:p>
          </table:table-cell>
          <table:table-cell office:value-type="float" office:value="0.44949" calcext:value-type="float">
            <text:p>0,44949</text:p>
          </table:table-cell>
          <table:table-cell office:value-type="float" office:value="1.91393" calcext:value-type="float">
            <text:p>1,91393</text:p>
          </table:table-cell>
          <table:table-cell office:value-type="float" office:value="0.926956" calcext:value-type="float">
            <text:p>0,926956</text:p>
          </table:table-cell>
          <table:table-cell office:value-type="float" office:value="0.930505" calcext:value-type="float">
            <text:p>0,930505</text:p>
          </table:table-cell>
          <table:table-cell office:value-type="float" office:value="0.9467" calcext:value-type="float">
            <text:p>0,9467</text:p>
          </table:table-cell>
          <table:table-cell office:value-type="float" office:value="0.950003" calcext:value-type="float">
            <text:p>0,950003</text:p>
          </table:table-cell>
          <table:table-cell office:value-type="float" office:value="0.433022" calcext:value-type="float">
            <text:p>0,433022</text:p>
          </table:table-cell>
          <table:table-cell office:value-type="float" office:value="1.89169" calcext:value-type="float">
            <text:p>1,89169</text:p>
          </table:table-cell>
          <table:table-cell office:value-type="float" office:value="2.03666" calcext:value-type="float">
            <text:p>2,03666</text:p>
          </table:table-cell>
          <table:table-cell office:value-type="float" office:value="1.90672" calcext:value-type="float">
            <text:p>1,90672</text:p>
          </table:table-cell>
          <table:table-cell office:value-type="float" office:value="1.76305" calcext:value-type="float">
            <text:p>1,76305</text:p>
          </table:table-cell>
          <table:table-cell office:value-type="float" office:value="2.05394" calcext:value-type="float">
            <text:p>2,05394</text:p>
          </table:table-cell>
          <table:table-cell office:value-type="float" office:value="1.90937" calcext:value-type="float">
            <text:p>1,90937</text:p>
          </table:table-cell>
          <table:table-cell office:value-type="float" office:value="1.76959" calcext:value-type="float">
            <text:p>1,76959</text:p>
          </table:table-cell>
          <table:table-cell office:value-type="float" office:value="1.75917" calcext:value-type="float">
            <text:p>1,75917</text:p>
          </table:table-cell>
          <table:table-cell office:value-type="float" office:value="1.24216" calcext:value-type="float">
            <text:p>1,24216</text:p>
          </table:table-cell>
          <table:table-cell office:value-type="float" office:value="1.6643" calcext:value-type="float">
            <text:p>1,6643</text:p>
          </table:table-cell>
          <table:table-cell office:value-type="float" office:value="0.933293" calcext:value-type="float">
            <text:p>0,933293</text:p>
          </table:table-cell>
          <table:table-cell office:value-type="float" office:value="0.671559" calcext:value-type="float">
            <text:p>0,671559</text:p>
          </table:table-cell>
          <table:table-cell office:value-type="float" office:value="0.962301" calcext:value-type="float">
            <text:p>0,962301</text:p>
          </table:table-cell>
          <table:table-cell office:value-type="float" office:value="1.55235" calcext:value-type="float">
            <text:p>1,55235</text:p>
          </table:table-cell>
          <table:table-cell office:value-type="float" office:value="1.27357" calcext:value-type="float">
            <text:p>1,27357</text:p>
          </table:table-cell>
          <table:table-cell office:value-type="float" office:value="1.97968" calcext:value-type="float">
            <text:p>1,97968</text:p>
          </table:table-cell>
          <table:table-cell office:value-type="float" office:value="1.28528" calcext:value-type="float">
            <text:p>1,28528</text:p>
          </table:table-cell>
          <table:table-cell office:value-type="float" office:value="0.420113" calcext:value-type="float">
            <text:p>0,420113</text:p>
          </table:table-cell>
          <table:table-cell office:value-type="float" office:value="0.0567791" calcext:value-type="float">
            <text:p>0,0567791</text:p>
          </table:table-cell>
          <table:table-cell table:number-columns-repeated="4"/>
          <table:table-cell table:formula="of:=MIN([.A179:.BL179])" office:value-type="float" office:value="0.0567791" calcext:value-type="float">
            <text:p>0,0567791</text:p>
          </table:table-cell>
          <table:table-cell table:formula="of:=MAX([.A179:.BL179])" office:value-type="float" office:value="2.05394" calcext:value-type="float">
            <text:p>2,05394</text:p>
          </table:table-cell>
          <table:table-cell table:number-columns-repeated="7"/>
        </table:table-row>
        <table:table-row table:style-name="ro1">
          <table:table-cell office:value-type="float" office:value="0.161059" calcext:value-type="float">
            <text:p>0,161059</text:p>
          </table:table-cell>
          <table:table-cell office:value-type="float" office:value="0.160817" calcext:value-type="float">
            <text:p>0,160817</text:p>
          </table:table-cell>
          <table:table-cell office:value-type="float" office:value="0.164379" calcext:value-type="float">
            <text:p>0,164379</text:p>
          </table:table-cell>
          <table:table-cell office:value-type="float" office:value="0.155403" calcext:value-type="float">
            <text:p>0,155403</text:p>
          </table:table-cell>
          <table:table-cell office:value-type="float" office:value="0.158684" calcext:value-type="float">
            <text:p>0,158684</text:p>
          </table:table-cell>
          <table:table-cell office:value-type="float" office:value="0.157083" calcext:value-type="float">
            <text:p>0,157083</text:p>
          </table:table-cell>
          <table:table-cell office:value-type="float" office:value="0.15602" calcext:value-type="float">
            <text:p>0,15602</text:p>
          </table:table-cell>
          <table:table-cell office:value-type="float" office:value="0.156148" calcext:value-type="float">
            <text:p>0,156148</text:p>
          </table:table-cell>
          <table:table-cell office:value-type="float" office:value="0.153331" calcext:value-type="float">
            <text:p>0,153331</text:p>
          </table:table-cell>
          <table:table-cell office:value-type="float" office:value="0.156121" calcext:value-type="float">
            <text:p>0,156121</text:p>
          </table:table-cell>
          <table:table-cell office:value-type="float" office:value="0.157766" calcext:value-type="float">
            <text:p>0,157766</text:p>
          </table:table-cell>
          <table:table-cell office:value-type="float" office:value="0.635081" calcext:value-type="float">
            <text:p>0,635081</text:p>
          </table:table-cell>
          <table:table-cell office:value-type="float" office:value="0.470352" calcext:value-type="float">
            <text:p>0,470352</text:p>
          </table:table-cell>
          <table:table-cell office:value-type="float" office:value="0.315911" calcext:value-type="float">
            <text:p>0,315911</text:p>
          </table:table-cell>
          <table:table-cell office:value-type="float" office:value="0.15732" calcext:value-type="float">
            <text:p>0,15732</text:p>
          </table:table-cell>
          <table:table-cell office:value-type="float" office:value="0.319725" calcext:value-type="float">
            <text:p>0,319725</text:p>
          </table:table-cell>
          <table:table-cell office:value-type="float" office:value="0.146574" calcext:value-type="float">
            <text:p>0,146574</text:p>
          </table:table-cell>
          <table:table-cell office:value-type="float" office:value="0.785936" calcext:value-type="float">
            <text:p>0,785936</text:p>
          </table:table-cell>
          <table:table-cell office:value-type="float" office:value="0.159425" calcext:value-type="float">
            <text:p>0,159425</text:p>
          </table:table-cell>
          <table:table-cell office:value-type="float" office:value="0.321693" calcext:value-type="float">
            <text:p>0,321693</text:p>
          </table:table-cell>
          <table:table-cell office:value-type="float" office:value="0.796342" calcext:value-type="float">
            <text:p>0,796342</text:p>
          </table:table-cell>
          <table:table-cell office:value-type="float" office:value="0.644105" calcext:value-type="float">
            <text:p>0,644105</text:p>
          </table:table-cell>
          <table:table-cell office:value-type="float" office:value="0.792446" calcext:value-type="float">
            <text:p>0,792446</text:p>
          </table:table-cell>
          <table:table-cell office:value-type="float" office:value="0.635538" calcext:value-type="float">
            <text:p>0,635538</text:p>
          </table:table-cell>
          <table:table-cell office:value-type="float" office:value="0.145525" calcext:value-type="float">
            <text:p>0,145525</text:p>
          </table:table-cell>
          <table:table-cell office:value-type="float" office:value="0.478033" calcext:value-type="float">
            <text:p>0,478033</text:p>
          </table:table-cell>
          <table:table-cell office:value-type="float" office:value="0.485463" calcext:value-type="float">
            <text:p>0,485463</text:p>
          </table:table-cell>
          <table:table-cell office:value-type="float" office:value="0.13682" calcext:value-type="float">
            <text:p>0,13682</text:p>
          </table:table-cell>
          <table:table-cell office:value-type="float" office:value="0.626826" calcext:value-type="float">
            <text:p>0,626826</text:p>
          </table:table-cell>
          <table:table-cell office:value-type="float" office:value="0.632464" calcext:value-type="float">
            <text:p>0,632464</text:p>
          </table:table-cell>
          <table:table-cell office:value-type="float" office:value="0.630555" calcext:value-type="float">
            <text:p>0,630555</text:p>
          </table:table-cell>
          <table:table-cell office:value-type="float" office:value="0.48112" calcext:value-type="float">
            <text:p>0,48112</text:p>
          </table:table-cell>
          <table:table-cell office:value-type="float" office:value="0.614796" calcext:value-type="float">
            <text:p>0,614796</text:p>
          </table:table-cell>
          <table:table-cell office:value-type="float" office:value="0.630895" calcext:value-type="float">
            <text:p>0,630895</text:p>
          </table:table-cell>
          <table:table-cell office:value-type="float" office:value="1.26072" calcext:value-type="float">
            <text:p>1,26072</text:p>
          </table:table-cell>
          <table:table-cell office:value-type="float" office:value="0.610842" calcext:value-type="float">
            <text:p>0,610842</text:p>
          </table:table-cell>
          <table:table-cell office:value-type="float" office:value="0.626879" calcext:value-type="float">
            <text:p>0,626879</text:p>
          </table:table-cell>
          <table:table-cell office:value-type="float" office:value="1.10218" calcext:value-type="float">
            <text:p>1,10218</text:p>
          </table:table-cell>
          <table:table-cell office:value-type="float" office:value="0.139742" calcext:value-type="float">
            <text:p>0,139742</text:p>
          </table:table-cell>
          <table:table-cell office:value-type="float" office:value="0.764207" calcext:value-type="float">
            <text:p>0,764207</text:p>
          </table:table-cell>
          <table:table-cell office:value-type="float" office:value="1.09829" calcext:value-type="float">
            <text:p>1,09829</text:p>
          </table:table-cell>
          <table:table-cell office:value-type="float" office:value="0.621291" calcext:value-type="float">
            <text:p>0,621291</text:p>
          </table:table-cell>
          <table:table-cell office:value-type="float" office:value="0.748202" calcext:value-type="float">
            <text:p>0,748202</text:p>
          </table:table-cell>
          <table:table-cell office:value-type="float" office:value="0.768822" calcext:value-type="float">
            <text:p>0,768822</text:p>
          </table:table-cell>
          <table:table-cell office:value-type="float" office:value="1.26381" calcext:value-type="float">
            <text:p>1,26381</text:p>
          </table:table-cell>
          <table:table-cell office:value-type="float" office:value="0.756537" calcext:value-type="float">
            <text:p>0,756537</text:p>
          </table:table-cell>
          <table:table-cell office:value-type="float" office:value="1.0862" calcext:value-type="float">
            <text:p>1,0862</text:p>
          </table:table-cell>
          <table:table-cell office:value-type="float" office:value="0.762972" calcext:value-type="float">
            <text:p>0,762972</text:p>
          </table:table-cell>
          <table:table-cell office:value-type="float" office:value="0.871849" calcext:value-type="float">
            <text:p>0,871849</text:p>
          </table:table-cell>
          <table:table-cell office:value-type="float" office:value="1.18669" calcext:value-type="float">
            <text:p>1,18669</text:p>
          </table:table-cell>
          <table:table-cell office:value-type="float" office:value="0.720975" calcext:value-type="float">
            <text:p>0,720975</text:p>
          </table:table-cell>
          <table:table-cell office:value-type="float" office:value="1.99083" calcext:value-type="float">
            <text:p>1,99083</text:p>
          </table:table-cell>
          <table:table-cell office:value-type="float" office:value="0.888634" calcext:value-type="float">
            <text:p>0,888634</text:p>
          </table:table-cell>
          <table:table-cell office:value-type="float" office:value="0.904462" calcext:value-type="float">
            <text:p>0,904462</text:p>
          </table:table-cell>
          <table:table-cell office:value-type="float" office:value="0.445955" calcext:value-type="float">
            <text:p>0,445955</text:p>
          </table:table-cell>
          <table:table-cell office:value-type="float" office:value="0.366365" calcext:value-type="float">
            <text:p>0,366365</text:p>
          </table:table-cell>
          <table:table-cell office:value-type="float" office:value="0.867428" calcext:value-type="float">
            <text:p>0,867428</text:p>
          </table:table-cell>
          <table:table-cell office:value-type="float" office:value="0.731161" calcext:value-type="float">
            <text:p>0,731161</text:p>
          </table:table-cell>
          <table:table-cell office:value-type="float" office:value="0.904883" calcext:value-type="float">
            <text:p>0,904883</text:p>
          </table:table-cell>
          <table:table-cell office:value-type="float" office:value="0.917211" calcext:value-type="float">
            <text:p>0,917211</text:p>
          </table:table-cell>
          <table:table-cell office:value-type="float" office:value="0.648534" calcext:value-type="float">
            <text:p>0,648534</text:p>
          </table:table-cell>
          <table:table-cell office:value-type="float" office:value="0.643213" calcext:value-type="float">
            <text:p>0,643213</text:p>
          </table:table-cell>
          <table:table-cell office:value-type="float" office:value="0.658225" calcext:value-type="float">
            <text:p>0,658225</text:p>
          </table:table-cell>
          <table:table-cell office:value-type="float" office:value="0.0236781" calcext:value-type="float">
            <text:p>0,0236781</text:p>
          </table:table-cell>
          <table:table-cell table:number-columns-repeated="4"/>
          <table:table-cell table:formula="of:=MIN([.A180:.BL180])" office:value-type="float" office:value="0.0236781" calcext:value-type="float">
            <text:p>0,0236781</text:p>
          </table:table-cell>
          <table:table-cell table:formula="of:=MAX([.A180:.BL180])" office:value-type="float" office:value="1.99083" calcext:value-type="float">
            <text:p>1,99083</text:p>
          </table:table-cell>
          <table:table-cell table:number-columns-repeated="7"/>
        </table:table-row>
        <table:table-row table:style-name="ro1">
          <table:table-cell office:value-type="float" office:value="0.150036" calcext:value-type="float">
            <text:p>0,150036</text:p>
          </table:table-cell>
          <table:table-cell office:value-type="float" office:value="0.144925" calcext:value-type="float">
            <text:p>0,144925</text:p>
          </table:table-cell>
          <table:table-cell office:value-type="float" office:value="0.145627" calcext:value-type="float">
            <text:p>0,145627</text:p>
          </table:table-cell>
          <table:table-cell office:value-type="float" office:value="0.145056" calcext:value-type="float">
            <text:p>0,145056</text:p>
          </table:table-cell>
          <table:table-cell office:value-type="float" office:value="0.140313" calcext:value-type="float">
            <text:p>0,140313</text:p>
          </table:table-cell>
          <table:table-cell office:value-type="float" office:value="0.15193" calcext:value-type="float">
            <text:p>0,15193</text:p>
          </table:table-cell>
          <table:table-cell office:value-type="float" office:value="0.155771" calcext:value-type="float">
            <text:p>0,155771</text:p>
          </table:table-cell>
          <table:table-cell office:value-type="float" office:value="0.142695" calcext:value-type="float">
            <text:p>0,142695</text:p>
          </table:table-cell>
          <table:table-cell office:value-type="float" office:value="0.14433" calcext:value-type="float">
            <text:p>0,14433</text:p>
          </table:table-cell>
          <table:table-cell office:value-type="float" office:value="0.139955" calcext:value-type="float">
            <text:p>0,139955</text:p>
          </table:table-cell>
          <table:table-cell office:value-type="float" office:value="0.146132" calcext:value-type="float">
            <text:p>0,146132</text:p>
          </table:table-cell>
          <table:table-cell office:value-type="float" office:value="0.149097" calcext:value-type="float">
            <text:p>0,149097</text:p>
          </table:table-cell>
          <table:table-cell office:value-type="float" office:value="1.18056" calcext:value-type="float">
            <text:p>1,18056</text:p>
          </table:table-cell>
          <table:table-cell office:value-type="float" office:value="1.18852" calcext:value-type="float">
            <text:p>1,18852</text:p>
          </table:table-cell>
          <table:table-cell office:value-type="float" office:value="1.03879" calcext:value-type="float">
            <text:p>1,03879</text:p>
          </table:table-cell>
          <table:table-cell office:value-type="float" office:value="0.899194" calcext:value-type="float">
            <text:p>0,899194</text:p>
          </table:table-cell>
          <table:table-cell office:value-type="float" office:value="0.901116" calcext:value-type="float">
            <text:p>0,901116</text:p>
          </table:table-cell>
          <table:table-cell office:value-type="float" office:value="0.760787" calcext:value-type="float">
            <text:p>0,760787</text:p>
          </table:table-cell>
          <table:table-cell office:value-type="float" office:value="0.616846" calcext:value-type="float">
            <text:p>0,616846</text:p>
          </table:table-cell>
          <table:table-cell office:value-type="float" office:value="0.528312" calcext:value-type="float">
            <text:p>0,528312</text:p>
          </table:table-cell>
          <table:table-cell office:value-type="float" office:value="0.525343" calcext:value-type="float">
            <text:p>0,525343</text:p>
          </table:table-cell>
          <table:table-cell office:value-type="float" office:value="0.241861" calcext:value-type="float">
            <text:p>0,241861</text:p>
          </table:table-cell>
          <table:table-cell office:value-type="float" office:value="0.388482" calcext:value-type="float">
            <text:p>0,388482</text:p>
          </table:table-cell>
          <table:table-cell office:value-type="float" office:value="0.249626" calcext:value-type="float">
            <text:p>0,249626</text:p>
          </table:table-cell>
          <table:table-cell office:value-type="float" office:value="0.146116" calcext:value-type="float">
            <text:p>0,146116</text:p>
          </table:table-cell>
          <table:table-cell office:value-type="float" office:value="1.33861" calcext:value-type="float">
            <text:p>1,33861</text:p>
          </table:table-cell>
          <table:table-cell office:value-type="float" office:value="1.19548" calcext:value-type="float">
            <text:p>1,19548</text:p>
          </table:table-cell>
          <table:table-cell office:value-type="float" office:value="0.206559" calcext:value-type="float">
            <text:p>0,206559</text:p>
          </table:table-cell>
          <table:table-cell office:value-type="float" office:value="1.23433" calcext:value-type="float">
            <text:p>1,23433</text:p>
          </table:table-cell>
          <table:table-cell office:value-type="float" office:value="0.944246" calcext:value-type="float">
            <text:p>0,944246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157694" calcext:value-type="float">
            <text:p>0,157694</text:p>
          </table:table-cell>
          <table:table-cell office:value-type="float" office:value="0.135963" calcext:value-type="float">
            <text:p>0,135963</text:p>
          </table:table-cell>
          <table:table-cell office:value-type="float" office:value="0.597397" calcext:value-type="float">
            <text:p>0,597397</text:p>
          </table:table-cell>
          <table:table-cell office:value-type="float" office:value="0.379714" calcext:value-type="float">
            <text:p>0,379714</text:p>
          </table:table-cell>
          <table:table-cell office:value-type="float" office:value="0.137455" calcext:value-type="float">
            <text:p>0,137455</text:p>
          </table:table-cell>
          <table:table-cell office:value-type="float" office:value="0.48164" calcext:value-type="float">
            <text:p>0,48164</text:p>
          </table:table-cell>
          <table:table-cell office:value-type="float" office:value="0.143236" calcext:value-type="float">
            <text:p>0,143236</text:p>
          </table:table-cell>
          <table:table-cell office:value-type="float" office:value="1.47032" calcext:value-type="float">
            <text:p>1,47032</text:p>
          </table:table-cell>
          <table:table-cell office:value-type="float" office:value="1.33063" calcext:value-type="float">
            <text:p>1,33063</text:p>
          </table:table-cell>
          <table:table-cell office:value-type="float" office:value="0.138975" calcext:value-type="float">
            <text:p>0,138975</text:p>
          </table:table-cell>
          <table:table-cell office:value-type="float" office:value="1.07187" calcext:value-type="float">
            <text:p>1,07187</text:p>
          </table:table-cell>
          <table:table-cell office:value-type="float" office:value="0.15315" calcext:value-type="float">
            <text:p>0,15315</text:p>
          </table:table-cell>
          <table:table-cell office:value-type="float" office:value="0.147903" calcext:value-type="float">
            <text:p>0,147903</text:p>
          </table:table-cell>
          <table:table-cell office:value-type="float" office:value="0.14039" calcext:value-type="float">
            <text:p>0,14039</text:p>
          </table:table-cell>
          <table:table-cell office:value-type="float" office:value="0.702329" calcext:value-type="float">
            <text:p>0,702329</text:p>
          </table:table-cell>
          <table:table-cell office:value-type="float" office:value="1.15051" calcext:value-type="float">
            <text:p>1,15051</text:p>
          </table:table-cell>
          <table:table-cell office:value-type="float" office:value="0.865484" calcext:value-type="float">
            <text:p>0,865484</text:p>
          </table:table-cell>
          <table:table-cell office:value-type="float" office:value="0.888711" calcext:value-type="float">
            <text:p>0,888711</text:p>
          </table:table-cell>
          <table:table-cell office:value-type="float" office:value="0.140085" calcext:value-type="float">
            <text:p>0,140085</text:p>
          </table:table-cell>
          <table:table-cell office:value-type="float" office:value="0.143429" calcext:value-type="float">
            <text:p>0,143429</text:p>
          </table:table-cell>
          <table:table-cell office:value-type="float" office:value="0.739803" calcext:value-type="float">
            <text:p>0,739803</text:p>
          </table:table-cell>
          <table:table-cell office:value-type="float" office:value="0.645356" calcext:value-type="float">
            <text:p>0,645356</text:p>
          </table:table-cell>
          <table:table-cell office:value-type="float" office:value="0.512919" calcext:value-type="float">
            <text:p>0,512919</text:p>
          </table:table-cell>
          <table:table-cell office:value-type="float" office:value="0.0690169" calcext:value-type="float">
            <text:p>0,0690169</text:p>
          </table:table-cell>
          <table:table-cell office:value-type="float" office:value="0.444118" calcext:value-type="float">
            <text:p>0,444118</text:p>
          </table:table-cell>
          <table:table-cell office:value-type="float" office:value="0.279191" calcext:value-type="float">
            <text:p>0,279191</text:p>
          </table:table-cell>
          <table:table-cell office:value-type="float" office:value="1.93677" calcext:value-type="float">
            <text:p>1,93677</text:p>
          </table:table-cell>
          <table:table-cell office:value-type="float" office:value="1.06861" calcext:value-type="float">
            <text:p>1,06861</text:p>
          </table:table-cell>
          <table:table-cell office:value-type="float" office:value="0.7893" calcext:value-type="float">
            <text:p>0,7893</text:p>
          </table:table-cell>
          <table:table-cell office:value-type="float" office:value="1.53951" calcext:value-type="float">
            <text:p>1,53951</text:p>
          </table:table-cell>
          <table:table-cell office:value-type="float" office:value="1.5447" calcext:value-type="float">
            <text:p>1,5447</text:p>
          </table:table-cell>
          <table:table-cell office:value-type="float" office:value="0.181727" calcext:value-type="float">
            <text:p>0,181727</text:p>
          </table:table-cell>
          <table:table-cell office:value-type="float" office:value="0.21284" calcext:value-type="float">
            <text:p>0,21284</text:p>
          </table:table-cell>
          <table:table-cell table:number-columns-repeated="4"/>
          <table:table-cell table:formula="of:=MIN([.A181:.BL181])" office:value-type="float" office:value="0.0690169" calcext:value-type="float">
            <text:p>0,0690169</text:p>
          </table:table-cell>
          <table:table-cell table:formula="of:=MAX([.A181:.BL181])" office:value-type="float" office:value="1.93677" calcext:value-type="float">
            <text:p>1,93677</text:p>
          </table:table-cell>
          <table:table-cell table:number-columns-repeated="7"/>
        </table:table-row>
        <table:table-row table:style-name="ro1">
          <table:table-cell office:value-type="float" office:value="0.143848" calcext:value-type="float">
            <text:p>0,143848</text:p>
          </table:table-cell>
          <table:table-cell office:value-type="float" office:value="0.144904" calcext:value-type="float">
            <text:p>0,144904</text:p>
          </table:table-cell>
          <table:table-cell office:value-type="float" office:value="0.145804" calcext:value-type="float">
            <text:p>0,145804</text:p>
          </table:table-cell>
          <table:table-cell office:value-type="float" office:value="0.153204" calcext:value-type="float">
            <text:p>0,153204</text:p>
          </table:table-cell>
          <table:table-cell office:value-type="float" office:value="0.140174" calcext:value-type="float">
            <text:p>0,140174</text:p>
          </table:table-cell>
          <table:table-cell office:value-type="float" office:value="0.14391" calcext:value-type="float">
            <text:p>0,14391</text:p>
          </table:table-cell>
          <table:table-cell office:value-type="float" office:value="0.144096" calcext:value-type="float">
            <text:p>0,144096</text:p>
          </table:table-cell>
          <table:table-cell office:value-type="float" office:value="0.141036" calcext:value-type="float">
            <text:p>0,141036</text:p>
          </table:table-cell>
          <table:table-cell office:value-type="float" office:value="0.142901" calcext:value-type="float">
            <text:p>0,142901</text:p>
          </table:table-cell>
          <table:table-cell office:value-type="float" office:value="0.143418" calcext:value-type="float">
            <text:p>0,143418</text:p>
          </table:table-cell>
          <table:table-cell office:value-type="float" office:value="0.150698" calcext:value-type="float">
            <text:p>0,150698</text:p>
          </table:table-cell>
          <table:table-cell office:value-type="float" office:value="0.436628" calcext:value-type="float">
            <text:p>0,436628</text:p>
          </table:table-cell>
          <table:table-cell office:value-type="float" office:value="0.440491" calcext:value-type="float">
            <text:p>0,440491</text:p>
          </table:table-cell>
          <table:table-cell office:value-type="float" office:value="0.28409" calcext:value-type="float">
            <text:p>0,28409</text:p>
          </table:table-cell>
          <table:table-cell office:value-type="float" office:value="0.284247" calcext:value-type="float">
            <text:p>0,284247</text:p>
          </table:table-cell>
          <table:table-cell office:value-type="float" office:value="0.280803" calcext:value-type="float">
            <text:p>0,280803</text:p>
          </table:table-cell>
          <table:table-cell office:value-type="float" office:value="0.281749" calcext:value-type="float">
            <text:p>0,281749</text:p>
          </table:table-cell>
          <table:table-cell office:value-type="float" office:value="0.292585" calcext:value-type="float">
            <text:p>0,292585</text:p>
          </table:table-cell>
          <table:table-cell office:value-type="float" office:value="0.143209" calcext:value-type="float">
            <text:p>0,143209</text:p>
          </table:table-cell>
          <table:table-cell office:value-type="float" office:value="0.296342" calcext:value-type="float">
            <text:p>0,296342</text:p>
          </table:table-cell>
          <table:table-cell office:value-type="float" office:value="0.296327" calcext:value-type="float">
            <text:p>0,296327</text:p>
          </table:table-cell>
          <table:table-cell office:value-type="float" office:value="0.153397" calcext:value-type="float">
            <text:p>0,153397</text:p>
          </table:table-cell>
          <table:table-cell office:value-type="float" office:value="0.289559" calcext:value-type="float">
            <text:p>0,289559</text:p>
          </table:table-cell>
          <table:table-cell office:value-type="float" office:value="1.17462" calcext:value-type="float">
            <text:p>1,17462</text:p>
          </table:table-cell>
          <table:table-cell office:value-type="float" office:value="0.303153" calcext:value-type="float">
            <text:p>0,303153</text:p>
          </table:table-cell>
          <table:table-cell office:value-type="float" office:value="1.18867" calcext:value-type="float">
            <text:p>1,18867</text:p>
          </table:table-cell>
          <table:table-cell office:value-type="float" office:value="0.894756" calcext:value-type="float">
            <text:p>0,894756</text:p>
          </table:table-cell>
          <table:table-cell office:value-type="float" office:value="1.17111" calcext:value-type="float">
            <text:p>1,17111</text:p>
          </table:table-cell>
          <table:table-cell office:value-type="float" office:value="0.895491" calcext:value-type="float">
            <text:p>0,895491</text:p>
          </table:table-cell>
          <table:table-cell office:value-type="float" office:value="0.907424" calcext:value-type="float">
            <text:p>0,907424</text:p>
          </table:table-cell>
          <table:table-cell office:value-type="float" office:value="0.794961" calcext:value-type="float">
            <text:p>0,794961</text:p>
          </table:table-cell>
          <table:table-cell office:value-type="float" office:value="1.14731" calcext:value-type="float">
            <text:p>1,14731</text:p>
          </table:table-cell>
          <table:table-cell office:value-type="float" office:value="1.14771" calcext:value-type="float">
            <text:p>1,14771</text:p>
          </table:table-cell>
          <table:table-cell office:value-type="float" office:value="1.14666" calcext:value-type="float">
            <text:p>1,14666</text:p>
          </table:table-cell>
          <table:table-cell office:value-type="float" office:value="0.72956" calcext:value-type="float">
            <text:p>0,72956</text:p>
          </table:table-cell>
          <table:table-cell office:value-type="float" office:value="0.898405" calcext:value-type="float">
            <text:p>0,898405</text:p>
          </table:table-cell>
          <table:table-cell office:value-type="float" office:value="0.61967" calcext:value-type="float">
            <text:p>0,61967</text:p>
          </table:table-cell>
          <table:table-cell office:value-type="float" office:value="1.51967" calcext:value-type="float">
            <text:p>1,51967</text:p>
          </table:table-cell>
          <table:table-cell office:value-type="float" office:value="0.833407" calcext:value-type="float">
            <text:p>0,833407</text:p>
          </table:table-cell>
          <table:table-cell office:value-type="float" office:value="1.42035" calcext:value-type="float">
            <text:p>1,42035</text:p>
          </table:table-cell>
          <table:table-cell office:value-type="float" office:value="0.542742" calcext:value-type="float">
            <text:p>0,542742</text:p>
          </table:table-cell>
          <table:table-cell office:value-type="float" office:value="0.609819" calcext:value-type="float">
            <text:p>0,609819</text:p>
          </table:table-cell>
          <table:table-cell office:value-type="float" office:value="0.803406" calcext:value-type="float">
            <text:p>0,803406</text:p>
          </table:table-cell>
          <table:table-cell office:value-type="float" office:value="1.43549" calcext:value-type="float">
            <text:p>1,43549</text:p>
          </table:table-cell>
          <table:table-cell office:value-type="float" office:value="0.859089" calcext:value-type="float">
            <text:p>0,859089</text:p>
          </table:table-cell>
          <table:table-cell office:value-type="float" office:value="0.747519" calcext:value-type="float">
            <text:p>0,747519</text:p>
          </table:table-cell>
          <table:table-cell office:value-type="float" office:value="0.59294" calcext:value-type="float">
            <text:p>0,59294</text:p>
          </table:table-cell>
          <table:table-cell office:value-type="float" office:value="0.607484" calcext:value-type="float">
            <text:p>0,607484</text:p>
          </table:table-cell>
          <table:table-cell office:value-type="float" office:value="0.671059" calcext:value-type="float">
            <text:p>0,671059</text:p>
          </table:table-cell>
          <table:table-cell office:value-type="float" office:value="0.691033" calcext:value-type="float">
            <text:p>0,691033</text:p>
          </table:table-cell>
          <table:table-cell office:value-type="float" office:value="1.63348" calcext:value-type="float">
            <text:p>1,63348</text:p>
          </table:table-cell>
          <table:table-cell office:value-type="float" office:value="0.605402" calcext:value-type="float">
            <text:p>0,605402</text:p>
          </table:table-cell>
          <table:table-cell office:value-type="float" office:value="1.94788" calcext:value-type="float">
            <text:p>1,94788</text:p>
          </table:table-cell>
          <table:table-cell office:value-type="float" office:value="1.65857" calcext:value-type="float">
            <text:p>1,65857</text:p>
          </table:table-cell>
          <table:table-cell office:value-type="float" office:value="0.926588" calcext:value-type="float">
            <text:p>0,926588</text:p>
          </table:table-cell>
          <table:table-cell office:value-type="float" office:value="1.68638" calcext:value-type="float">
            <text:p>1,68638</text:p>
          </table:table-cell>
          <table:table-cell office:value-type="float" office:value="1.56528" calcext:value-type="float">
            <text:p>1,56528</text:p>
          </table:table-cell>
          <table:table-cell office:value-type="float" office:value="1.72929" calcext:value-type="float">
            <text:p>1,72929</text:p>
          </table:table-cell>
          <table:table-cell office:value-type="float" office:value="1.89516" calcext:value-type="float">
            <text:p>1,89516</text:p>
          </table:table-cell>
          <table:table-cell office:value-type="float" office:value="0.080591" calcext:value-type="float">
            <text:p>0,080591</text:p>
          </table:table-cell>
          <table:table-cell office:value-type="float" office:value="0.0663249" calcext:value-type="float">
            <text:p>0,0663249</text:p>
          </table:table-cell>
          <table:table-cell office:value-type="float" office:value="0.057189" calcext:value-type="float">
            <text:p>0,057189</text:p>
          </table:table-cell>
          <table:table-cell office:value-type="float" office:value="0.0576968" calcext:value-type="float">
            <text:p>0,0576968</text:p>
          </table:table-cell>
          <table:table-cell office:value-type="float" office:value="0.085243" calcext:value-type="float">
            <text:p>0,085243</text:p>
          </table:table-cell>
          <table:table-cell table:number-columns-repeated="4"/>
          <table:table-cell table:formula="of:=MIN([.A182:.BL182])" office:value-type="float" office:value="0.057189" calcext:value-type="float">
            <text:p>0,057189</text:p>
          </table:table-cell>
          <table:table-cell table:formula="of:=MAX([.A182:.BL182])" office:value-type="float" office:value="1.94788" calcext:value-type="float">
            <text:p>1,94788</text:p>
          </table:table-cell>
          <table:table-cell table:number-columns-repeated="7"/>
        </table:table-row>
        <table:table-row table:style-name="ro1">
          <table:table-cell office:value-type="float" office:value="0.145566" calcext:value-type="float">
            <text:p>0,145566</text:p>
          </table:table-cell>
          <table:table-cell office:value-type="float" office:value="0.145973" calcext:value-type="float">
            <text:p>0,145973</text:p>
          </table:table-cell>
          <table:table-cell office:value-type="float" office:value="0.1422" calcext:value-type="float">
            <text:p>0,1422</text:p>
          </table:table-cell>
          <table:table-cell office:value-type="float" office:value="0.155219" calcext:value-type="float">
            <text:p>0,155219</text:p>
          </table:table-cell>
          <table:table-cell office:value-type="float" office:value="0.141462" calcext:value-type="float">
            <text:p>0,141462</text:p>
          </table:table-cell>
          <table:table-cell office:value-type="float" office:value="0.143733" calcext:value-type="float">
            <text:p>0,143733</text:p>
          </table:table-cell>
          <table:table-cell office:value-type="float" office:value="0.141892" calcext:value-type="float">
            <text:p>0,141892</text:p>
          </table:table-cell>
          <table:table-cell office:value-type="float" office:value="0.149189" calcext:value-type="float">
            <text:p>0,149189</text:p>
          </table:table-cell>
          <table:table-cell office:value-type="float" office:value="0.144266" calcext:value-type="float">
            <text:p>0,144266</text:p>
          </table:table-cell>
          <table:table-cell office:value-type="float" office:value="0.754376" calcext:value-type="float">
            <text:p>0,754376</text:p>
          </table:table-cell>
          <table:table-cell office:value-type="float" office:value="0.61012" calcext:value-type="float">
            <text:p>0,61012</text:p>
          </table:table-cell>
          <table:table-cell office:value-type="float" office:value="0.470634" calcext:value-type="float">
            <text:p>0,470634</text:p>
          </table:table-cell>
          <table:table-cell office:value-type="float" office:value="0.150942" calcext:value-type="float">
            <text:p>0,150942</text:p>
          </table:table-cell>
          <table:table-cell office:value-type="float" office:value="0.459518" calcext:value-type="float">
            <text:p>0,459518</text:p>
          </table:table-cell>
          <table:table-cell office:value-type="float" office:value="0.143293" calcext:value-type="float">
            <text:p>0,143293</text:p>
          </table:table-cell>
          <table:table-cell office:value-type="float" office:value="0.457989" calcext:value-type="float">
            <text:p>0,457989</text:p>
          </table:table-cell>
          <table:table-cell office:value-type="float" office:value="0.148469" calcext:value-type="float">
            <text:p>0,148469</text:p>
          </table:table-cell>
          <table:table-cell office:value-type="float" office:value="0.447244" calcext:value-type="float">
            <text:p>0,447244</text:p>
          </table:table-cell>
          <table:table-cell office:value-type="float" office:value="0.90312" calcext:value-type="float">
            <text:p>0,90312</text:p>
          </table:table-cell>
          <table:table-cell office:value-type="float" office:value="0.565492" calcext:value-type="float">
            <text:p>0,565492</text:p>
          </table:table-cell>
          <table:table-cell office:value-type="float" office:value="0.145222" calcext:value-type="float">
            <text:p>0,145222</text:p>
          </table:table-cell>
          <table:table-cell office:value-type="float" office:value="0.580018" calcext:value-type="float">
            <text:p>0,580018</text:p>
          </table:table-cell>
          <table:table-cell office:value-type="float" office:value="0.142964" calcext:value-type="float">
            <text:p>0,142964</text:p>
          </table:table-cell>
          <table:table-cell office:value-type="float" office:value="0.150909" calcext:value-type="float">
            <text:p>0,150909</text:p>
          </table:table-cell>
          <table:table-cell office:value-type="float" office:value="1.35667" calcext:value-type="float">
            <text:p>1,35667</text:p>
          </table:table-cell>
          <table:table-cell office:value-type="float" office:value="0.145848" calcext:value-type="float">
            <text:p>0,145848</text:p>
          </table:table-cell>
          <table:table-cell office:value-type="float" office:value="1.04035" calcext:value-type="float">
            <text:p>1,04035</text:p>
          </table:table-cell>
          <table:table-cell office:value-type="float" office:value="1.19784" calcext:value-type="float">
            <text:p>1,19784</text:p>
          </table:table-cell>
          <table:table-cell office:value-type="float" office:value="1.21473" calcext:value-type="float">
            <text:p>1,21473</text:p>
          </table:table-cell>
          <table:table-cell office:value-type="float" office:value="1.08273" calcext:value-type="float">
            <text:p>1,08273</text:p>
          </table:table-cell>
          <table:table-cell office:value-type="float" office:value="0.144946" calcext:value-type="float">
            <text:p>0,144946</text:p>
          </table:table-cell>
          <table:table-cell office:value-type="float" office:value="1.78216" calcext:value-type="float">
            <text:p>1,78216</text:p>
          </table:table-cell>
          <table:table-cell office:value-type="float" office:value="1.19448" calcext:value-type="float">
            <text:p>1,19448</text:p>
          </table:table-cell>
          <table:table-cell office:value-type="float" office:value="1.64733" calcext:value-type="float">
            <text:p>1,64733</text:p>
          </table:table-cell>
          <table:table-cell office:value-type="float" office:value="1.51603" calcext:value-type="float">
            <text:p>1,51603</text:p>
          </table:table-cell>
          <table:table-cell office:value-type="float" office:value="0.91758" calcext:value-type="float">
            <text:p>0,91758</text:p>
          </table:table-cell>
          <table:table-cell office:value-type="float" office:value="1.36748" calcext:value-type="float">
            <text:p>1,36748</text:p>
          </table:table-cell>
          <table:table-cell office:value-type="float" office:value="0.780582" calcext:value-type="float">
            <text:p>0,780582</text:p>
          </table:table-cell>
          <table:table-cell office:value-type="float" office:value="0.641147" calcext:value-type="float">
            <text:p>0,641147</text:p>
          </table:table-cell>
          <table:table-cell office:value-type="float" office:value="0.353462" calcext:value-type="float">
            <text:p>0,353462</text:p>
          </table:table-cell>
          <table:table-cell office:value-type="float" office:value="0.216248" calcext:value-type="float">
            <text:p>0,216248</text:p>
          </table:table-cell>
          <table:table-cell office:value-type="float" office:value="1.34448" calcext:value-type="float">
            <text:p>1,34448</text:p>
          </table:table-cell>
          <table:table-cell office:value-type="float" office:value="1.19647" calcext:value-type="float">
            <text:p>1,19647</text:p>
          </table:table-cell>
          <table:table-cell office:value-type="float" office:value="0.474699" calcext:value-type="float">
            <text:p>0,474699</text:p>
          </table:table-cell>
          <table:table-cell office:value-type="float" office:value="0.213979" calcext:value-type="float">
            <text:p>0,213979</text:p>
          </table:table-cell>
          <table:table-cell office:value-type="float" office:value="1.40545" calcext:value-type="float">
            <text:p>1,40545</text:p>
          </table:table-cell>
          <table:table-cell office:value-type="float" office:value="1.28588" calcext:value-type="float">
            <text:p>1,28588</text:p>
          </table:table-cell>
          <table:table-cell office:value-type="float" office:value="1.28865" calcext:value-type="float">
            <text:p>1,28865</text:p>
          </table:table-cell>
          <table:table-cell office:value-type="float" office:value="1.17647" calcext:value-type="float">
            <text:p>1,17647</text:p>
          </table:table-cell>
          <table:table-cell office:value-type="float" office:value="0.293442" calcext:value-type="float">
            <text:p>0,293442</text:p>
          </table:table-cell>
          <table:table-cell office:value-type="float" office:value="0.315366" calcext:value-type="float">
            <text:p>0,315366</text:p>
          </table:table-cell>
          <table:table-cell office:value-type="float" office:value="0.399821" calcext:value-type="float">
            <text:p>0,399821</text:p>
          </table:table-cell>
          <table:table-cell office:value-type="float" office:value="0.40565" calcext:value-type="float">
            <text:p>0,40565</text:p>
          </table:table-cell>
          <table:table-cell office:value-type="float" office:value="0.16114" calcext:value-type="float">
            <text:p>0,16114</text:p>
          </table:table-cell>
          <table:table-cell office:value-type="float" office:value="1.8339" calcext:value-type="float">
            <text:p>1,8339</text:p>
          </table:table-cell>
          <table:table-cell office:value-type="float" office:value="0.955006" calcext:value-type="float">
            <text:p>0,955006</text:p>
          </table:table-cell>
          <table:table-cell office:value-type="float" office:value="0.468685" calcext:value-type="float">
            <text:p>0,468685</text:p>
          </table:table-cell>
          <table:table-cell office:value-type="float" office:value="0.492982" calcext:value-type="float">
            <text:p>0,492982</text:p>
          </table:table-cell>
          <table:table-cell office:value-type="float" office:value="0.52686" calcext:value-type="float">
            <text:p>0,52686</text:p>
          </table:table-cell>
          <table:table-cell office:value-type="float" office:value="0.917006" calcext:value-type="float">
            <text:p>0,917006</text:p>
          </table:table-cell>
          <table:table-cell office:value-type="float" office:value="0.548085" calcext:value-type="float">
            <text:p>0,548085</text:p>
          </table:table-cell>
          <table:table-cell office:value-type="float" office:value="0.578213" calcext:value-type="float">
            <text:p>0,578213</text:p>
          </table:table-cell>
          <table:table-cell office:value-type="float" office:value="1.35805" calcext:value-type="float">
            <text:p>1,35805</text:p>
          </table:table-cell>
          <table:table-cell office:value-type="float" office:value="0.474281" calcext:value-type="float">
            <text:p>0,474281</text:p>
          </table:table-cell>
          <table:table-cell table:number-columns-repeated="4"/>
          <table:table-cell table:formula="of:=MIN([.A183:.BL183])" office:value-type="float" office:value="0.141462" calcext:value-type="float">
            <text:p>0,141462</text:p>
          </table:table-cell>
          <table:table-cell table:formula="of:=MAX([.A183:.BL183])" office:value-type="float" office:value="1.8339" calcext:value-type="float">
            <text:p>1,8339</text:p>
          </table:table-cell>
          <table:table-cell table:number-columns-repeated="7"/>
        </table:table-row>
        <table:table-row table:style-name="ro1">
          <table:table-cell office:value-type="float" office:value="0.141346" calcext:value-type="float">
            <text:p>0,141346</text:p>
          </table:table-cell>
          <table:table-cell office:value-type="float" office:value="0.186004" calcext:value-type="float">
            <text:p>0,186004</text:p>
          </table:table-cell>
          <table:table-cell office:value-type="float" office:value="0.160237" calcext:value-type="float">
            <text:p>0,160237</text:p>
          </table:table-cell>
          <table:table-cell office:value-type="float" office:value="0.148332" calcext:value-type="float">
            <text:p>0,148332</text:p>
          </table:table-cell>
          <table:table-cell office:value-type="float" office:value="0.161576" calcext:value-type="float">
            <text:p>0,161576</text:p>
          </table:table-cell>
          <table:table-cell office:value-type="float" office:value="0.144182" calcext:value-type="float">
            <text:p>0,144182</text:p>
          </table:table-cell>
          <table:table-cell office:value-type="float" office:value="0.160631" calcext:value-type="float">
            <text:p>0,160631</text:p>
          </table:table-cell>
          <table:table-cell office:value-type="float" office:value="0.157536" calcext:value-type="float">
            <text:p>0,157536</text:p>
          </table:table-cell>
          <table:table-cell office:value-type="float" office:value="0.147176" calcext:value-type="float">
            <text:p>0,147176</text:p>
          </table:table-cell>
          <table:table-cell office:value-type="float" office:value="0.189983" calcext:value-type="float">
            <text:p>0,189983</text:p>
          </table:table-cell>
          <table:table-cell office:value-type="float" office:value="0.164991" calcext:value-type="float">
            <text:p>0,164991</text:p>
          </table:table-cell>
          <table:table-cell office:value-type="float" office:value="0.960116" calcext:value-type="float">
            <text:p>0,960116</text:p>
          </table:table-cell>
          <table:table-cell office:value-type="float" office:value="0.150367" calcext:value-type="float">
            <text:p>0,150367</text:p>
          </table:table-cell>
          <table:table-cell office:value-type="float" office:value="0.811875" calcext:value-type="float">
            <text:p>0,811875</text:p>
          </table:table-cell>
          <table:table-cell office:value-type="float" office:value="0.145654" calcext:value-type="float">
            <text:p>0,145654</text:p>
          </table:table-cell>
          <table:table-cell office:value-type="float" office:value="0.164015" calcext:value-type="float">
            <text:p>0,164015</text:p>
          </table:table-cell>
          <table:table-cell office:value-type="float" office:value="0.149115" calcext:value-type="float">
            <text:p>0,149115</text:p>
          </table:table-cell>
          <table:table-cell office:value-type="float" office:value="0.79011" calcext:value-type="float">
            <text:p>0,79011</text:p>
          </table:table-cell>
          <table:table-cell office:value-type="float" office:value="0.161413" calcext:value-type="float">
            <text:p>0,161413</text:p>
          </table:table-cell>
          <table:table-cell office:value-type="float" office:value="0.663785" calcext:value-type="float">
            <text:p>0,663785</text:p>
          </table:table-cell>
          <table:table-cell office:value-type="float" office:value="0.14212" calcext:value-type="float">
            <text:p>0,14212</text:p>
          </table:table-cell>
          <table:table-cell office:value-type="float" office:value="0.607913" calcext:value-type="float">
            <text:p>0,607913</text:p>
          </table:table-cell>
          <table:table-cell office:value-type="float" office:value="0.162712" calcext:value-type="float">
            <text:p>0,162712</text:p>
          </table:table-cell>
          <table:table-cell office:value-type="float" office:value="1.44672" calcext:value-type="float">
            <text:p>1,44672</text:p>
          </table:table-cell>
          <table:table-cell office:value-type="float" office:value="1.31223" calcext:value-type="float">
            <text:p>1,31223</text:p>
          </table:table-cell>
          <table:table-cell office:value-type="float" office:value="1.05462" calcext:value-type="float">
            <text:p>1,05462</text:p>
          </table:table-cell>
          <table:table-cell office:value-type="float" office:value="1.40705" calcext:value-type="float">
            <text:p>1,40705</text:p>
          </table:table-cell>
          <table:table-cell office:value-type="float" office:value="0.436036" calcext:value-type="float">
            <text:p>0,436036</text:p>
          </table:table-cell>
          <table:table-cell office:value-type="float" office:value="0.942743" calcext:value-type="float">
            <text:p>0,942743</text:p>
          </table:table-cell>
          <table:table-cell office:value-type="float" office:value="1.25205" calcext:value-type="float">
            <text:p>1,25205</text:p>
          </table:table-cell>
          <table:table-cell office:value-type="float" office:value="1.32182" calcext:value-type="float">
            <text:p>1,32182</text:p>
          </table:table-cell>
          <table:table-cell office:value-type="float" office:value="0.357736" calcext:value-type="float">
            <text:p>0,357736</text:p>
          </table:table-cell>
          <table:table-cell office:value-type="float" office:value="1.20416" calcext:value-type="float">
            <text:p>1,20416</text:p>
          </table:table-cell>
          <table:table-cell office:value-type="float" office:value="1.38239" calcext:value-type="float">
            <text:p>1,38239</text:p>
          </table:table-cell>
          <table:table-cell office:value-type="float" office:value="1.36722" calcext:value-type="float">
            <text:p>1,36722</text:p>
          </table:table-cell>
          <table:table-cell office:value-type="float" office:value="1.24474" calcext:value-type="float">
            <text:p>1,24474</text:p>
          </table:table-cell>
          <table:table-cell office:value-type="float" office:value="1.13206" calcext:value-type="float">
            <text:p>1,13206</text:p>
          </table:table-cell>
          <table:table-cell office:value-type="float" office:value="0.943822" calcext:value-type="float">
            <text:p>0,943822</text:p>
          </table:table-cell>
          <table:table-cell office:value-type="float" office:value="1.60064" calcext:value-type="float">
            <text:p>1,60064</text:p>
          </table:table-cell>
          <table:table-cell office:value-type="float" office:value="1.6734" calcext:value-type="float">
            <text:p>1,6734</text:p>
          </table:table-cell>
          <table:table-cell office:value-type="float" office:value="1.04242" calcext:value-type="float">
            <text:p>1,04242</text:p>
          </table:table-cell>
          <table:table-cell office:value-type="float" office:value="0.838357" calcext:value-type="float">
            <text:p>0,838357</text:p>
          </table:table-cell>
          <table:table-cell office:value-type="float" office:value="1.25655" calcext:value-type="float">
            <text:p>1,25655</text:p>
          </table:table-cell>
          <table:table-cell office:value-type="float" office:value="0.979031" calcext:value-type="float">
            <text:p>0,979031</text:p>
          </table:table-cell>
          <table:table-cell office:value-type="float" office:value="0.981193" calcext:value-type="float">
            <text:p>0,981193</text:p>
          </table:table-cell>
          <table:table-cell office:value-type="float" office:value="1.00982" calcext:value-type="float">
            <text:p>1,00982</text:p>
          </table:table-cell>
          <table:table-cell office:value-type="float" office:value="0.744576" calcext:value-type="float">
            <text:p>0,744576</text:p>
          </table:table-cell>
          <table:table-cell office:value-type="float" office:value="0.899028" calcext:value-type="float">
            <text:p>0,899028</text:p>
          </table:table-cell>
          <table:table-cell office:value-type="float" office:value="0.78936" calcext:value-type="float">
            <text:p>0,78936</text:p>
          </table:table-cell>
          <table:table-cell office:value-type="float" office:value="1.95077" calcext:value-type="float">
            <text:p>1,95077</text:p>
          </table:table-cell>
          <table:table-cell office:value-type="float" office:value="0.823449" calcext:value-type="float">
            <text:p>0,823449</text:p>
          </table:table-cell>
          <table:table-cell office:value-type="float" office:value="0.702674" calcext:value-type="float">
            <text:p>0,702674</text:p>
          </table:table-cell>
          <table:table-cell office:value-type="float" office:value="0.700865" calcext:value-type="float">
            <text:p>0,700865</text:p>
          </table:table-cell>
          <table:table-cell office:value-type="float" office:value="0.150798" calcext:value-type="float">
            <text:p>0,150798</text:p>
          </table:table-cell>
          <table:table-cell office:value-type="float" office:value="0.693454" calcext:value-type="float">
            <text:p>0,693454</text:p>
          </table:table-cell>
          <table:table-cell office:value-type="float" office:value="0.120426" calcext:value-type="float">
            <text:p>0,120426</text:p>
          </table:table-cell>
          <table:table-cell office:value-type="float" office:value="0.0741761" calcext:value-type="float">
            <text:p>0,0741761</text:p>
          </table:table-cell>
          <table:table-cell office:value-type="float" office:value="0.147037" calcext:value-type="float">
            <text:p>0,147037</text:p>
          </table:table-cell>
          <table:table-cell office:value-type="float" office:value="0.193697" calcext:value-type="float">
            <text:p>0,193697</text:p>
          </table:table-cell>
          <table:table-cell office:value-type="float" office:value="0.0770891" calcext:value-type="float">
            <text:p>0,0770891</text:p>
          </table:table-cell>
          <table:table-cell office:value-type="float" office:value="0.268927" calcext:value-type="float">
            <text:p>0,268927</text:p>
          </table:table-cell>
          <table:table-cell office:value-type="float" office:value="0.103685" calcext:value-type="float">
            <text:p>0,103685</text:p>
          </table:table-cell>
          <table:table-cell office:value-type="float" office:value="0.081356" calcext:value-type="float">
            <text:p>0,081356</text:p>
          </table:table-cell>
          <table:table-cell office:value-type="float" office:value="0.842516" calcext:value-type="float">
            <text:p>0,842516</text:p>
          </table:table-cell>
          <table:table-cell table:number-columns-repeated="4"/>
          <table:table-cell table:formula="of:=MIN([.A184:.BL184])" office:value-type="float" office:value="0.0741761" calcext:value-type="float">
            <text:p>0,0741761</text:p>
          </table:table-cell>
          <table:table-cell table:formula="of:=MAX([.A184:.BL184])" office:value-type="float" office:value="1.95077" calcext:value-type="float">
            <text:p>1,95077</text:p>
          </table:table-cell>
          <table:table-cell table:number-columns-repeated="7"/>
        </table:table-row>
        <table:table-row table:style-name="ro1">
          <table:table-cell office:value-type="float" office:value="0.160159" calcext:value-type="float">
            <text:p>0,160159</text:p>
          </table:table-cell>
          <table:table-cell office:value-type="float" office:value="0.162294" calcext:value-type="float">
            <text:p>0,162294</text:p>
          </table:table-cell>
          <table:table-cell office:value-type="float" office:value="0.167932" calcext:value-type="float">
            <text:p>0,167932</text:p>
          </table:table-cell>
          <table:table-cell office:value-type="float" office:value="0.156296" calcext:value-type="float">
            <text:p>0,156296</text:p>
          </table:table-cell>
          <table:table-cell office:value-type="float" office:value="0.157645" calcext:value-type="float">
            <text:p>0,157645</text:p>
          </table:table-cell>
          <table:table-cell office:value-type="float" office:value="0.158203" calcext:value-type="float">
            <text:p>0,158203</text:p>
          </table:table-cell>
          <table:table-cell office:value-type="float" office:value="0.158381" calcext:value-type="float">
            <text:p>0,158381</text:p>
          </table:table-cell>
          <table:table-cell office:value-type="float" office:value="0.16017" calcext:value-type="float">
            <text:p>0,16017</text:p>
          </table:table-cell>
          <table:table-cell office:value-type="float" office:value="0.161408" calcext:value-type="float">
            <text:p>0,161408</text:p>
          </table:table-cell>
          <table:table-cell office:value-type="float" office:value="0.146799" calcext:value-type="float">
            <text:p>0,146799</text:p>
          </table:table-cell>
          <table:table-cell office:value-type="float" office:value="0.157716" calcext:value-type="float">
            <text:p>0,157716</text:p>
          </table:table-cell>
          <table:table-cell office:value-type="float" office:value="0.80661" calcext:value-type="float">
            <text:p>0,80661</text:p>
          </table:table-cell>
          <table:table-cell office:value-type="float" office:value="0.140838" calcext:value-type="float">
            <text:p>0,140838</text:p>
          </table:table-cell>
          <table:table-cell office:value-type="float" office:value="0.143643" calcext:value-type="float">
            <text:p>0,143643</text:p>
          </table:table-cell>
          <table:table-cell office:value-type="float" office:value="0.784148" calcext:value-type="float">
            <text:p>0,784148</text:p>
          </table:table-cell>
          <table:table-cell office:value-type="float" office:value="0.630487" calcext:value-type="float">
            <text:p>0,630487</text:p>
          </table:table-cell>
          <table:table-cell office:value-type="float" office:value="0.631324" calcext:value-type="float">
            <text:p>0,631324</text:p>
          </table:table-cell>
          <table:table-cell office:value-type="float" office:value="0.144919" calcext:value-type="float">
            <text:p>0,144919</text:p>
          </table:table-cell>
          <table:table-cell office:value-type="float" office:value="0.609241" calcext:value-type="float">
            <text:p>0,609241</text:p>
          </table:table-cell>
          <table:table-cell office:value-type="float" office:value="0.610028" calcext:value-type="float">
            <text:p>0,610028</text:p>
          </table:table-cell>
          <table:table-cell office:value-type="float" office:value="0.579763" calcext:value-type="float">
            <text:p>0,579763</text:p>
          </table:table-cell>
          <table:table-cell office:value-type="float" office:value="0.581245" calcext:value-type="float">
            <text:p>0,581245</text:p>
          </table:table-cell>
          <table:table-cell office:value-type="float" office:value="1.09589" calcext:value-type="float">
            <text:p>1,09589</text:p>
          </table:table-cell>
          <table:table-cell office:value-type="float" office:value="1.10236" calcext:value-type="float">
            <text:p>1,10236</text:p>
          </table:table-cell>
          <table:table-cell office:value-type="float" office:value="0.193842" calcext:value-type="float">
            <text:p>0,193842</text:p>
          </table:table-cell>
          <table:table-cell office:value-type="float" office:value="0.81619" calcext:value-type="float">
            <text:p>0,81619</text:p>
          </table:table-cell>
          <table:table-cell office:value-type="float" office:value="0.350845" calcext:value-type="float">
            <text:p>0,350845</text:p>
          </table:table-cell>
          <table:table-cell office:value-type="float" office:value="0.845361" calcext:value-type="float">
            <text:p>0,845361</text:p>
          </table:table-cell>
          <table:table-cell office:value-type="float" office:value="0.580252" calcext:value-type="float">
            <text:p>0,580252</text:p>
          </table:table-cell>
          <table:table-cell office:value-type="float" office:value="0.154283" calcext:value-type="float">
            <text:p>0,154283</text:p>
          </table:table-cell>
          <table:table-cell office:value-type="float" office:value="0.613576" calcext:value-type="float">
            <text:p>0,613576</text:p>
          </table:table-cell>
          <table:table-cell office:value-type="float" office:value="1.23699" calcext:value-type="float">
            <text:p>1,23699</text:p>
          </table:table-cell>
          <table:table-cell office:value-type="float" office:value="0.141191" calcext:value-type="float">
            <text:p>0,141191</text:p>
          </table:table-cell>
          <table:table-cell office:value-type="float" office:value="1.41846" calcext:value-type="float">
            <text:p>1,41846</text:p>
          </table:table-cell>
          <table:table-cell office:value-type="float" office:value="0.617799" calcext:value-type="float">
            <text:p>0,617799</text:p>
          </table:table-cell>
          <table:table-cell office:value-type="float" office:value="0.771816" calcext:value-type="float">
            <text:p>0,771816</text:p>
          </table:table-cell>
          <table:table-cell office:value-type="float" office:value="0.143771" calcext:value-type="float">
            <text:p>0,143771</text:p>
          </table:table-cell>
          <table:table-cell office:value-type="float" office:value="0.303506" calcext:value-type="float">
            <text:p>0,303506</text:p>
          </table:table-cell>
          <table:table-cell office:value-type="float" office:value="0.130348" calcext:value-type="float">
            <text:p>0,130348</text:p>
          </table:table-cell>
          <table:table-cell office:value-type="float" office:value="1.69599" calcext:value-type="float">
            <text:p>1,69599</text:p>
          </table:table-cell>
          <table:table-cell office:value-type="float" office:value="0.782782" calcext:value-type="float">
            <text:p>0,782782</text:p>
          </table:table-cell>
          <table:table-cell office:value-type="float" office:value="0.668952" calcext:value-type="float">
            <text:p>0,668952</text:p>
          </table:table-cell>
          <table:table-cell office:value-type="float" office:value="1.73509" calcext:value-type="float">
            <text:p>1,73509</text:p>
          </table:table-cell>
          <table:table-cell office:value-type="float" office:value="1.29794" calcext:value-type="float">
            <text:p>1,29794</text:p>
          </table:table-cell>
          <table:table-cell office:value-type="float" office:value="1.80487" calcext:value-type="float">
            <text:p>1,80487</text:p>
          </table:table-cell>
          <table:table-cell office:value-type="float" office:value="1.48422" calcext:value-type="float">
            <text:p>1,48422</text:p>
          </table:table-cell>
          <table:table-cell office:value-type="float" office:value="1.01489" calcext:value-type="float">
            <text:p>1,01489</text:p>
          </table:table-cell>
          <table:table-cell office:value-type="float" office:value="1.33413" calcext:value-type="float">
            <text:p>1,33413</text:p>
          </table:table-cell>
          <table:table-cell office:value-type="float" office:value="1.17596" calcext:value-type="float">
            <text:p>1,17596</text:p>
          </table:table-cell>
          <table:table-cell office:value-type="float" office:value="0.139352" calcext:value-type="float">
            <text:p>0,139352</text:p>
          </table:table-cell>
          <table:table-cell office:value-type="float" office:value="0.144665" calcext:value-type="float">
            <text:p>0,144665</text:p>
          </table:table-cell>
          <table:table-cell office:value-type="float" office:value="0.13741" calcext:value-type="float">
            <text:p>0,13741</text:p>
          </table:table-cell>
          <table:table-cell office:value-type="float" office:value="1.03232" calcext:value-type="float">
            <text:p>1,03232</text:p>
          </table:table-cell>
          <table:table-cell office:value-type="float" office:value="1.17657" calcext:value-type="float">
            <text:p>1,17657</text:p>
          </table:table-cell>
          <table:table-cell office:value-type="float" office:value="1.70038" calcext:value-type="float">
            <text:p>1,70038</text:p>
          </table:table-cell>
          <table:table-cell office:value-type="float" office:value="0.063813" calcext:value-type="float">
            <text:p>0,063813</text:p>
          </table:table-cell>
          <table:table-cell office:value-type="float" office:value="0.705105" calcext:value-type="float">
            <text:p>0,705105</text:p>
          </table:table-cell>
          <table:table-cell office:value-type="float" office:value="0.165068" calcext:value-type="float">
            <text:p>0,165068</text:p>
          </table:table-cell>
          <table:table-cell office:value-type="float" office:value="0.112455" calcext:value-type="float">
            <text:p>0,112455</text:p>
          </table:table-cell>
          <table:table-cell office:value-type="float" office:value="0.225148" calcext:value-type="float">
            <text:p>0,225148</text:p>
          </table:table-cell>
          <table:table-cell office:value-type="float" office:value="0.358398" calcext:value-type="float">
            <text:p>0,358398</text:p>
          </table:table-cell>
          <table:table-cell office:value-type="float" office:value="0.107976" calcext:value-type="float">
            <text:p>0,107976</text:p>
          </table:table-cell>
          <table:table-cell office:value-type="float" office:value="0.171686" calcext:value-type="float">
            <text:p>0,171686</text:p>
          </table:table-cell>
          <table:table-cell office:value-type="float" office:value="0.130698" calcext:value-type="float">
            <text:p>0,130698</text:p>
          </table:table-cell>
          <table:table-cell table:number-columns-repeated="4"/>
          <table:table-cell table:formula="of:=MIN([.A185:.BL185])" office:value-type="float" office:value="0.063813" calcext:value-type="float">
            <text:p>0,063813</text:p>
          </table:table-cell>
          <table:table-cell table:formula="of:=MAX([.A185:.BL185])" office:value-type="float" office:value="1.80487" calcext:value-type="float">
            <text:p>1,80487</text:p>
          </table:table-cell>
          <table:table-cell table:number-columns-repeated="7"/>
        </table:table-row>
        <table:table-row table:style-name="ro1">
          <table:table-cell office:value-type="float" office:value="0.143138" calcext:value-type="float">
            <text:p>0,143138</text:p>
          </table:table-cell>
          <table:table-cell office:value-type="float" office:value="0.14486" calcext:value-type="float">
            <text:p>0,14486</text:p>
          </table:table-cell>
          <table:table-cell office:value-type="float" office:value="0.147394" calcext:value-type="float">
            <text:p>0,147394</text:p>
          </table:table-cell>
          <table:table-cell office:value-type="float" office:value="0.138407" calcext:value-type="float">
            <text:p>0,138407</text:p>
          </table:table-cell>
          <table:table-cell office:value-type="float" office:value="0.29117" calcext:value-type="float">
            <text:p>0,29117</text:p>
          </table:table-cell>
          <table:table-cell office:value-type="float" office:value="0.14498" calcext:value-type="float">
            <text:p>0,14498</text:p>
          </table:table-cell>
          <table:table-cell office:value-type="float" office:value="0.161692" calcext:value-type="float">
            <text:p>0,161692</text:p>
          </table:table-cell>
          <table:table-cell office:value-type="float" office:value="0.146388" calcext:value-type="float">
            <text:p>0,146388</text:p>
          </table:table-cell>
          <table:table-cell office:value-type="float" office:value="0.294812" calcext:value-type="float">
            <text:p>0,294812</text:p>
          </table:table-cell>
          <table:table-cell office:value-type="float" office:value="0.149293" calcext:value-type="float">
            <text:p>0,149293</text:p>
          </table:table-cell>
          <table:table-cell office:value-type="float" office:value="0.2973" calcext:value-type="float">
            <text:p>0,2973</text:p>
          </table:table-cell>
          <table:table-cell office:value-type="float" office:value="0.168379" calcext:value-type="float">
            <text:p>0,168379</text:p>
          </table:table-cell>
          <table:table-cell office:value-type="float" office:value="0.140932" calcext:value-type="float">
            <text:p>0,140932</text:p>
          </table:table-cell>
          <table:table-cell office:value-type="float" office:value="0.144986" calcext:value-type="float">
            <text:p>0,144986</text:p>
          </table:table-cell>
          <table:table-cell office:value-type="float" office:value="0.133269" calcext:value-type="float">
            <text:p>0,133269</text:p>
          </table:table-cell>
          <table:table-cell office:value-type="float" office:value="0.590289" calcext:value-type="float">
            <text:p>0,590289</text:p>
          </table:table-cell>
          <table:table-cell office:value-type="float" office:value="0.142463" calcext:value-type="float">
            <text:p>0,142463</text:p>
          </table:table-cell>
          <table:table-cell office:value-type="float" office:value="0.701709" calcext:value-type="float">
            <text:p>0,701709</text:p>
          </table:table-cell>
          <table:table-cell office:value-type="float" office:value="0.437036" calcext:value-type="float">
            <text:p>0,437036</text:p>
          </table:table-cell>
          <table:table-cell office:value-type="float" office:value="0.158597" calcext:value-type="float">
            <text:p>0,158597</text:p>
          </table:table-cell>
          <table:table-cell office:value-type="float" office:value="0.553615" calcext:value-type="float">
            <text:p>0,553615</text:p>
          </table:table-cell>
          <table:table-cell office:value-type="float" office:value="0.555076" calcext:value-type="float">
            <text:p>0,555076</text:p>
          </table:table-cell>
          <table:table-cell office:value-type="float" office:value="0.153196" calcext:value-type="float">
            <text:p>0,153196</text:p>
          </table:table-cell>
          <table:table-cell office:value-type="float" office:value="0.437826" calcext:value-type="float">
            <text:p>0,437826</text:p>
          </table:table-cell>
          <table:table-cell office:value-type="float" office:value="1.14308" calcext:value-type="float">
            <text:p>1,14308</text:p>
          </table:table-cell>
          <table:table-cell office:value-type="float" office:value="0.435265" calcext:value-type="float">
            <text:p>0,435265</text:p>
          </table:table-cell>
          <table:table-cell office:value-type="float" office:value="0.141962" calcext:value-type="float">
            <text:p>0,141962</text:p>
          </table:table-cell>
          <table:table-cell office:value-type="float" office:value="0.86796" calcext:value-type="float">
            <text:p>0,86796</text:p>
          </table:table-cell>
          <table:table-cell office:value-type="float" office:value="1.04043" calcext:value-type="float">
            <text:p>1,04043</text:p>
          </table:table-cell>
          <table:table-cell office:value-type="float" office:value="1.18942" calcext:value-type="float">
            <text:p>1,18942</text:p>
          </table:table-cell>
          <table:table-cell office:value-type="float" office:value="1.03943" calcext:value-type="float">
            <text:p>1,03943</text:p>
          </table:table-cell>
          <table:table-cell office:value-type="float" office:value="0.399341" calcext:value-type="float">
            <text:p>0,399341</text:p>
          </table:table-cell>
          <table:table-cell office:value-type="float" office:value="0.142332" calcext:value-type="float">
            <text:p>0,142332</text:p>
          </table:table-cell>
          <table:table-cell office:value-type="float" office:value="1.33433" calcext:value-type="float">
            <text:p>1,33433</text:p>
          </table:table-cell>
          <table:table-cell office:value-type="float" office:value="1.2477" calcext:value-type="float">
            <text:p>1,2477</text:p>
          </table:table-cell>
          <table:table-cell office:value-type="float" office:value="0.141116" calcext:value-type="float">
            <text:p>0,141116</text:p>
          </table:table-cell>
          <table:table-cell office:value-type="float" office:value="0.985554" calcext:value-type="float">
            <text:p>0,985554</text:p>
          </table:table-cell>
          <table:table-cell office:value-type="float" office:value="0.141493" calcext:value-type="float">
            <text:p>0,141493</text:p>
          </table:table-cell>
          <table:table-cell office:value-type="float" office:value="1.47717" calcext:value-type="float">
            <text:p>1,47717</text:p>
          </table:table-cell>
          <table:table-cell office:value-type="float" office:value="1.32915" calcext:value-type="float">
            <text:p>1,32915</text:p>
          </table:table-cell>
          <table:table-cell office:value-type="float" office:value="1.02535" calcext:value-type="float">
            <text:p>1,02535</text:p>
          </table:table-cell>
          <table:table-cell office:value-type="float" office:value="0.643641" calcext:value-type="float">
            <text:p>0,643641</text:p>
          </table:table-cell>
          <table:table-cell office:value-type="float" office:value="0.14006" calcext:value-type="float">
            <text:p>0,14006</text:p>
          </table:table-cell>
          <table:table-cell office:value-type="float" office:value="0.140948" calcext:value-type="float">
            <text:p>0,140948</text:p>
          </table:table-cell>
          <table:table-cell office:value-type="float" office:value="1.47507" calcext:value-type="float">
            <text:p>1,47507</text:p>
          </table:table-cell>
          <table:table-cell office:value-type="float" office:value="0.151646" calcext:value-type="float">
            <text:p>0,151646</text:p>
          </table:table-cell>
          <table:table-cell office:value-type="float" office:value="0.289355" calcext:value-type="float">
            <text:p>0,289355</text:p>
          </table:table-cell>
          <table:table-cell office:value-type="float" office:value="0.150372" calcext:value-type="float">
            <text:p>0,150372</text:p>
          </table:table-cell>
          <table:table-cell office:value-type="float" office:value="0.475095" calcext:value-type="float">
            <text:p>0,475095</text:p>
          </table:table-cell>
          <table:table-cell office:value-type="float" office:value="1.84167" calcext:value-type="float">
            <text:p>1,84167</text:p>
          </table:table-cell>
          <table:table-cell office:value-type="float" office:value="0.227903" calcext:value-type="float">
            <text:p>0,227903</text:p>
          </table:table-cell>
          <table:table-cell office:value-type="float" office:value="0.214078" calcext:value-type="float">
            <text:p>0,214078</text:p>
          </table:table-cell>
          <table:table-cell office:value-type="float" office:value="0.142722" calcext:value-type="float">
            <text:p>0,142722</text:p>
          </table:table-cell>
          <table:table-cell office:value-type="float" office:value="0.215139" calcext:value-type="float">
            <text:p>0,215139</text:p>
          </table:table-cell>
          <table:table-cell office:value-type="float" office:value="0.217956" calcext:value-type="float">
            <text:p>0,217956</text:p>
          </table:table-cell>
          <table:table-cell office:value-type="float" office:value="0.219115" calcext:value-type="float">
            <text:p>0,219115</text:p>
          </table:table-cell>
          <table:table-cell office:value-type="float" office:value="0.319371" calcext:value-type="float">
            <text:p>0,319371</text:p>
          </table:table-cell>
          <table:table-cell office:value-type="float" office:value="0.724501" calcext:value-type="float">
            <text:p>0,724501</text:p>
          </table:table-cell>
          <table:table-cell office:value-type="float" office:value="1.15487" calcext:value-type="float">
            <text:p>1,15487</text:p>
          </table:table-cell>
          <table:table-cell office:value-type="float" office:value="0.415107" calcext:value-type="float">
            <text:p>0,415107</text:p>
          </table:table-cell>
          <table:table-cell office:value-type="float" office:value="0.441502" calcext:value-type="float">
            <text:p>0,441502</text:p>
          </table:table-cell>
          <table:table-cell office:value-type="float" office:value="0.0793278" calcext:value-type="float">
            <text:p>0,0793278</text:p>
          </table:table-cell>
          <table:table-cell office:value-type="float" office:value="0.0963781" calcext:value-type="float">
            <text:p>0,0963781</text:p>
          </table:table-cell>
          <table:table-cell office:value-type="float" office:value="0.0758061" calcext:value-type="float">
            <text:p>0,0758061</text:p>
          </table:table-cell>
          <table:table-cell table:number-columns-repeated="4"/>
          <table:table-cell table:formula="of:=MIN([.A186:.BL186])" office:value-type="float" office:value="0.0758061" calcext:value-type="float">
            <text:p>0,0758061</text:p>
          </table:table-cell>
          <table:table-cell table:formula="of:=MAX([.A186:.BL186])" office:value-type="float" office:value="1.84167" calcext:value-type="float">
            <text:p>1,84167</text:p>
          </table:table-cell>
          <table:table-cell table:number-columns-repeated="7"/>
        </table:table-row>
        <table:table-row table:style-name="ro1">
          <table:table-cell office:value-type="float" office:value="0.197532" calcext:value-type="float">
            <text:p>0,197532</text:p>
          </table:table-cell>
          <table:table-cell office:value-type="float" office:value="0.161126" calcext:value-type="float">
            <text:p>0,161126</text:p>
          </table:table-cell>
          <table:table-cell office:value-type="float" office:value="0.157225" calcext:value-type="float">
            <text:p>0,157225</text:p>
          </table:table-cell>
          <table:table-cell office:value-type="float" office:value="0.159616" calcext:value-type="float">
            <text:p>0,159616</text:p>
          </table:table-cell>
          <table:table-cell office:value-type="float" office:value="0.15843" calcext:value-type="float">
            <text:p>0,15843</text:p>
          </table:table-cell>
          <table:table-cell office:value-type="float" office:value="0.161001" calcext:value-type="float">
            <text:p>0,161001</text:p>
          </table:table-cell>
          <table:table-cell office:value-type="float" office:value="0.704141" calcext:value-type="float">
            <text:p>0,704141</text:p>
          </table:table-cell>
          <table:table-cell office:value-type="float" office:value="0.50896" calcext:value-type="float">
            <text:p>0,50896</text:p>
          </table:table-cell>
          <table:table-cell office:value-type="float" office:value="0.156803" calcext:value-type="float">
            <text:p>0,156803</text:p>
          </table:table-cell>
          <table:table-cell office:value-type="float" office:value="0.318697" calcext:value-type="float">
            <text:p>0,318697</text:p>
          </table:table-cell>
          <table:table-cell office:value-type="float" office:value="0.16201" calcext:value-type="float">
            <text:p>0,16201</text:p>
          </table:table-cell>
          <table:table-cell office:value-type="float" office:value="0.300506" calcext:value-type="float">
            <text:p>0,300506</text:p>
          </table:table-cell>
          <table:table-cell office:value-type="float" office:value="0.782181" calcext:value-type="float">
            <text:p>0,782181</text:p>
          </table:table-cell>
          <table:table-cell office:value-type="float" office:value="0.783264" calcext:value-type="float">
            <text:p>0,783264</text:p>
          </table:table-cell>
          <table:table-cell office:value-type="float" office:value="0.785739" calcext:value-type="float">
            <text:p>0,785739</text:p>
          </table:table-cell>
          <table:table-cell office:value-type="float" office:value="0.624692" calcext:value-type="float">
            <text:p>0,624692</text:p>
          </table:table-cell>
          <table:table-cell office:value-type="float" office:value="0.469272" calcext:value-type="float">
            <text:p>0,469272</text:p>
          </table:table-cell>
          <table:table-cell office:value-type="float" office:value="0.159778" calcext:value-type="float">
            <text:p>0,159778</text:p>
          </table:table-cell>
          <table:table-cell office:value-type="float" office:value="0.511018" calcext:value-type="float">
            <text:p>0,511018</text:p>
          </table:table-cell>
          <table:table-cell office:value-type="float" office:value="0.151955" calcext:value-type="float">
            <text:p>0,151955</text:p>
          </table:table-cell>
          <table:table-cell office:value-type="float" office:value="0.314152" calcext:value-type="float">
            <text:p>0,314152</text:p>
          </table:table-cell>
          <table:table-cell office:value-type="float" office:value="1.15976" calcext:value-type="float">
            <text:p>1,15976</text:p>
          </table:table-cell>
          <table:table-cell office:value-type="float" office:value="0.147667" calcext:value-type="float">
            <text:p>0,147667</text:p>
          </table:table-cell>
          <table:table-cell office:value-type="float" office:value="0.652587" calcext:value-type="float">
            <text:p>0,652587</text:p>
          </table:table-cell>
          <table:table-cell office:value-type="float" office:value="0.505621" calcext:value-type="float">
            <text:p>0,505621</text:p>
          </table:table-cell>
          <table:table-cell office:value-type="float" office:value="0.149254" calcext:value-type="float">
            <text:p>0,149254</text:p>
          </table:table-cell>
          <table:table-cell office:value-type="float" office:value="0.75138" calcext:value-type="float">
            <text:p>0,75138</text:p>
          </table:table-cell>
          <table:table-cell office:value-type="float" office:value="0.663242" calcext:value-type="float">
            <text:p>0,663242</text:p>
          </table:table-cell>
          <table:table-cell office:value-type="float" office:value="0.151501" calcext:value-type="float">
            <text:p>0,151501</text:p>
          </table:table-cell>
          <table:table-cell office:value-type="float" office:value="0.152442" calcext:value-type="float">
            <text:p>0,152442</text:p>
          </table:table-cell>
          <table:table-cell office:value-type="float" office:value="0.0723898" calcext:value-type="float">
            <text:p>0,0723898</text:p>
          </table:table-cell>
          <table:table-cell office:value-type="float" office:value="1.66707" calcext:value-type="float">
            <text:p>1,66707</text:p>
          </table:table-cell>
          <table:table-cell office:value-type="float" office:value="0.0614281" calcext:value-type="float">
            <text:p>0,0614281</text:p>
          </table:table-cell>
          <table:table-cell office:value-type="float" office:value="0.897492" calcext:value-type="float">
            <text:p>0,897492</text:p>
          </table:table-cell>
          <table:table-cell office:value-type="float" office:value="1.06211" calcext:value-type="float">
            <text:p>1,06211</text:p>
          </table:table-cell>
          <table:table-cell office:value-type="float" office:value="1.04995" calcext:value-type="float">
            <text:p>1,04995</text:p>
          </table:table-cell>
          <table:table-cell office:value-type="float" office:value="0.930003" calcext:value-type="float">
            <text:p>0,930003</text:p>
          </table:table-cell>
          <table:table-cell office:value-type="float" office:value="1.4311" calcext:value-type="float">
            <text:p>1,4311</text:p>
          </table:table-cell>
          <table:table-cell office:value-type="float" office:value="0.069442" calcext:value-type="float">
            <text:p>0,069442</text:p>
          </table:table-cell>
          <table:table-cell office:value-type="float" office:value="0.0714219" calcext:value-type="float">
            <text:p>0,0714219</text:p>
          </table:table-cell>
          <table:table-cell office:value-type="float" office:value="0.063097" calcext:value-type="float">
            <text:p>0,063097</text:p>
          </table:table-cell>
          <table:table-cell office:value-type="float" office:value="0.237334" calcext:value-type="float">
            <text:p>0,237334</text:p>
          </table:table-cell>
          <table:table-cell office:value-type="float" office:value="1.05816" calcext:value-type="float">
            <text:p>1,05816</text:p>
          </table:table-cell>
          <table:table-cell office:value-type="float" office:value="1.06585" calcext:value-type="float">
            <text:p>1,06585</text:p>
          </table:table-cell>
          <table:table-cell office:value-type="float" office:value="0.931841" calcext:value-type="float">
            <text:p>0,931841</text:p>
          </table:table-cell>
          <table:table-cell office:value-type="float" office:value="0.786282" calcext:value-type="float">
            <text:p>0,786282</text:p>
          </table:table-cell>
          <table:table-cell office:value-type="float" office:value="0.851659" calcext:value-type="float">
            <text:p>0,851659</text:p>
          </table:table-cell>
          <table:table-cell office:value-type="float" office:value="0.582102" calcext:value-type="float">
            <text:p>0,582102</text:p>
          </table:table-cell>
          <table:table-cell office:value-type="float" office:value="0.740699" calcext:value-type="float">
            <text:p>0,740699</text:p>
          </table:table-cell>
          <table:table-cell office:value-type="float" office:value="0.549609" calcext:value-type="float">
            <text:p>0,549609</text:p>
          </table:table-cell>
          <table:table-cell office:value-type="float" office:value="0.525774" calcext:value-type="float">
            <text:p>0,525774</text:p>
          </table:table-cell>
          <table:table-cell office:value-type="float" office:value="0.615911" calcext:value-type="float">
            <text:p>0,615911</text:p>
          </table:table-cell>
          <table:table-cell office:value-type="float" office:value="0.555778" calcext:value-type="float">
            <text:p>0,555778</text:p>
          </table:table-cell>
          <table:table-cell office:value-type="float" office:value="0.552044" calcext:value-type="float">
            <text:p>0,552044</text:p>
          </table:table-cell>
          <table:table-cell office:value-type="float" office:value="0.0506611" calcext:value-type="float">
            <text:p>0,0506611</text:p>
          </table:table-cell>
          <table:table-cell office:value-type="float" office:value="0.51977" calcext:value-type="float">
            <text:p>0,51977</text:p>
          </table:table-cell>
          <table:table-cell office:value-type="float" office:value="0.465245" calcext:value-type="float">
            <text:p>0,465245</text:p>
          </table:table-cell>
          <table:table-cell office:value-type="float" office:value="1.06111" calcext:value-type="float">
            <text:p>1,06111</text:p>
          </table:table-cell>
          <table:table-cell office:value-type="float" office:value="0.413318" calcext:value-type="float">
            <text:p>0,413318</text:p>
          </table:table-cell>
          <table:table-cell office:value-type="float" office:value="0.824246" calcext:value-type="float">
            <text:p>0,824246</text:p>
          </table:table-cell>
          <table:table-cell office:value-type="float" office:value="1.74746" calcext:value-type="float">
            <text:p>1,74746</text:p>
          </table:table-cell>
          <table:table-cell office:value-type="float" office:value="0.837472" calcext:value-type="float">
            <text:p>0,837472</text:p>
          </table:table-cell>
          <table:table-cell office:value-type="float" office:value="0.369793" calcext:value-type="float">
            <text:p>0,369793</text:p>
          </table:table-cell>
          <table:table-cell office:value-type="float" office:value="0.40485" calcext:value-type="float">
            <text:p>0,40485</text:p>
          </table:table-cell>
          <table:table-cell table:number-columns-repeated="4"/>
          <table:table-cell table:formula="of:=MIN([.A187:.BL187])" office:value-type="float" office:value="0.0506611" calcext:value-type="float">
            <text:p>0,0506611</text:p>
          </table:table-cell>
          <table:table-cell table:formula="of:=MAX([.A187:.BL187])" office:value-type="float" office:value="1.74746" calcext:value-type="float">
            <text:p>1,74746</text:p>
          </table:table-cell>
          <table:table-cell table:number-columns-repeated="7"/>
        </table:table-row>
        <table:table-row table:style-name="ro1">
          <table:table-cell office:value-type="float" office:value="0.160424" calcext:value-type="float">
            <text:p>0,160424</text:p>
          </table:table-cell>
          <table:table-cell office:value-type="float" office:value="0.156497" calcext:value-type="float">
            <text:p>0,156497</text:p>
          </table:table-cell>
          <table:table-cell office:value-type="float" office:value="0.158538" calcext:value-type="float">
            <text:p>0,158538</text:p>
          </table:table-cell>
          <table:table-cell office:value-type="float" office:value="0.318906" calcext:value-type="float">
            <text:p>0,318906</text:p>
          </table:table-cell>
          <table:table-cell office:value-type="float" office:value="0.16902" calcext:value-type="float">
            <text:p>0,16902</text:p>
          </table:table-cell>
          <table:table-cell office:value-type="float" office:value="0.157341" calcext:value-type="float">
            <text:p>0,157341</text:p>
          </table:table-cell>
          <table:table-cell office:value-type="float" office:value="0.157621" calcext:value-type="float">
            <text:p>0,157621</text:p>
          </table:table-cell>
          <table:table-cell office:value-type="float" office:value="0.324896" calcext:value-type="float">
            <text:p>0,324896</text:p>
          </table:table-cell>
          <table:table-cell office:value-type="float" office:value="0.159182" calcext:value-type="float">
            <text:p>0,159182</text:p>
          </table:table-cell>
          <table:table-cell office:value-type="float" office:value="0.155811" calcext:value-type="float">
            <text:p>0,155811</text:p>
          </table:table-cell>
          <table:table-cell office:value-type="float" office:value="0.802276" calcext:value-type="float">
            <text:p>0,802276</text:p>
          </table:table-cell>
          <table:table-cell office:value-type="float" office:value="0.645764" calcext:value-type="float">
            <text:p>0,645764</text:p>
          </table:table-cell>
          <table:table-cell office:value-type="float" office:value="0.648086" calcext:value-type="float">
            <text:p>0,648086</text:p>
          </table:table-cell>
          <table:table-cell office:value-type="float" office:value="0.166666" calcext:value-type="float">
            <text:p>0,166666</text:p>
          </table:table-cell>
          <table:table-cell office:value-type="float" office:value="0.492487" calcext:value-type="float">
            <text:p>0,492487</text:p>
          </table:table-cell>
          <table:table-cell office:value-type="float" office:value="0.484982" calcext:value-type="float">
            <text:p>0,484982</text:p>
          </table:table-cell>
          <table:table-cell office:value-type="float" office:value="0.170153" calcext:value-type="float">
            <text:p>0,170153</text:p>
          </table:table-cell>
          <table:table-cell office:value-type="float" office:value="0.321685" calcext:value-type="float">
            <text:p>0,321685</text:p>
          </table:table-cell>
          <table:table-cell office:value-type="float" office:value="0.156185" calcext:value-type="float">
            <text:p>0,156185</text:p>
          </table:table-cell>
          <table:table-cell office:value-type="float" office:value="0.968087" calcext:value-type="float">
            <text:p>0,968087</text:p>
          </table:table-cell>
          <table:table-cell office:value-type="float" office:value="0.801768" calcext:value-type="float">
            <text:p>0,801768</text:p>
          </table:table-cell>
          <table:table-cell office:value-type="float" office:value="0.791781" calcext:value-type="float">
            <text:p>0,791781</text:p>
          </table:table-cell>
          <table:table-cell office:value-type="float" office:value="0.153281" calcext:value-type="float">
            <text:p>0,153281</text:p>
          </table:table-cell>
          <table:table-cell office:value-type="float" office:value="0.318658" calcext:value-type="float">
            <text:p>0,318658</text:p>
          </table:table-cell>
          <table:table-cell office:value-type="float" office:value="0.952969" calcext:value-type="float">
            <text:p>0,952969</text:p>
          </table:table-cell>
          <table:table-cell office:value-type="float" office:value="0.457559" calcext:value-type="float">
            <text:p>0,457559</text:p>
          </table:table-cell>
          <table:table-cell office:value-type="float" office:value="0.308686" calcext:value-type="float">
            <text:p>0,308686</text:p>
          </table:table-cell>
          <table:table-cell office:value-type="float" office:value="0.156557" calcext:value-type="float">
            <text:p>0,156557</text:p>
          </table:table-cell>
          <table:table-cell office:value-type="float" office:value="0.622481" calcext:value-type="float">
            <text:p>0,622481</text:p>
          </table:table-cell>
          <table:table-cell office:value-type="float" office:value="0.15304" calcext:value-type="float">
            <text:p>0,15304</text:p>
          </table:table-cell>
          <table:table-cell office:value-type="float" office:value="0.624771" calcext:value-type="float">
            <text:p>0,624771</text:p>
          </table:table-cell>
          <table:table-cell office:value-type="float" office:value="0.158696" calcext:value-type="float">
            <text:p>0,158696</text:p>
          </table:table-cell>
          <table:table-cell office:value-type="float" office:value="0.637052" calcext:value-type="float">
            <text:p>0,637052</text:p>
          </table:table-cell>
          <table:table-cell office:value-type="float" office:value="0.155725" calcext:value-type="float">
            <text:p>0,155725</text:p>
          </table:table-cell>
          <table:table-cell office:value-type="float" office:value="1.1003" calcext:value-type="float">
            <text:p>1,1003</text:p>
          </table:table-cell>
          <table:table-cell office:value-type="float" office:value="0.160218" calcext:value-type="float">
            <text:p>0,160218</text:p>
          </table:table-cell>
          <table:table-cell office:value-type="float" office:value="0.165469" calcext:value-type="float">
            <text:p>0,165469</text:p>
          </table:table-cell>
          <table:table-cell office:value-type="float" office:value="0.937919" calcext:value-type="float">
            <text:p>0,937919</text:p>
          </table:table-cell>
          <table:table-cell office:value-type="float" office:value="0.156387" calcext:value-type="float">
            <text:p>0,156387</text:p>
          </table:table-cell>
          <table:table-cell office:value-type="float" office:value="0.949123" calcext:value-type="float">
            <text:p>0,949123</text:p>
          </table:table-cell>
          <table:table-cell office:value-type="float" office:value="0.179069" calcext:value-type="float">
            <text:p>0,179069</text:p>
          </table:table-cell>
          <table:table-cell office:value-type="float" office:value="0.441083" calcext:value-type="float">
            <text:p>0,441083</text:p>
          </table:table-cell>
          <table:table-cell office:value-type="float" office:value="0.147505" calcext:value-type="float">
            <text:p>0,147505</text:p>
          </table:table-cell>
          <table:table-cell office:value-type="float" office:value="0.160793" calcext:value-type="float">
            <text:p>0,160793</text:p>
          </table:table-cell>
          <table:table-cell office:value-type="float" office:value="0.817825" calcext:value-type="float">
            <text:p>0,817825</text:p>
          </table:table-cell>
          <table:table-cell office:value-type="float" office:value="0.66945" calcext:value-type="float">
            <text:p>0,66945</text:p>
          </table:table-cell>
          <table:table-cell office:value-type="float" office:value="0.143479" calcext:value-type="float">
            <text:p>0,143479</text:p>
          </table:table-cell>
          <table:table-cell office:value-type="float" office:value="0.648226" calcext:value-type="float">
            <text:p>0,648226</text:p>
          </table:table-cell>
          <table:table-cell office:value-type="float" office:value="0.157919" calcext:value-type="float">
            <text:p>0,157919</text:p>
          </table:table-cell>
          <table:table-cell office:value-type="float" office:value="1.11663" calcext:value-type="float">
            <text:p>1,11663</text:p>
          </table:table-cell>
          <table:table-cell office:value-type="float" office:value="0.351156" calcext:value-type="float">
            <text:p>0,351156</text:p>
          </table:table-cell>
          <table:table-cell office:value-type="float" office:value="0.211356" calcext:value-type="float">
            <text:p>0,211356</text:p>
          </table:table-cell>
          <table:table-cell office:value-type="float" office:value="0.139896" calcext:value-type="float">
            <text:p>0,139896</text:p>
          </table:table-cell>
          <table:table-cell office:value-type="float" office:value="0.069787" calcext:value-type="float">
            <text:p>0,069787</text:p>
          </table:table-cell>
          <table:table-cell office:value-type="float" office:value="0.148457" calcext:value-type="float">
            <text:p>0,148457</text:p>
          </table:table-cell>
          <table:table-cell office:value-type="float" office:value="1.52231" calcext:value-type="float">
            <text:p>1,52231</text:p>
          </table:table-cell>
          <table:table-cell office:value-type="float" office:value="0.109734" calcext:value-type="float">
            <text:p>0,109734</text:p>
          </table:table-cell>
          <table:table-cell office:value-type="float" office:value="0.262159" calcext:value-type="float">
            <text:p>0,262159</text:p>
          </table:table-cell>
          <table:table-cell office:value-type="float" office:value="0.127604" calcext:value-type="float">
            <text:p>0,127604</text:p>
          </table:table-cell>
          <table:table-cell office:value-type="float" office:value="0.293004" calcext:value-type="float">
            <text:p>0,293004</text:p>
          </table:table-cell>
          <table:table-cell office:value-type="float" office:value="0.0791221" calcext:value-type="float">
            <text:p>0,0791221</text:p>
          </table:table-cell>
          <table:table-cell office:value-type="float" office:value="0.365282" calcext:value-type="float">
            <text:p>0,365282</text:p>
          </table:table-cell>
          <table:table-cell office:value-type="float" office:value="0.213351" calcext:value-type="float">
            <text:p>0,213351</text:p>
          </table:table-cell>
          <table:table-cell office:value-type="float" office:value="0.106299" calcext:value-type="float">
            <text:p>0,106299</text:p>
          </table:table-cell>
          <table:table-cell table:number-columns-repeated="4"/>
          <table:table-cell table:formula="of:=MIN([.A188:.BL188])" office:value-type="float" office:value="0.069787" calcext:value-type="float">
            <text:p>0,069787</text:p>
          </table:table-cell>
          <table:table-cell table:formula="of:=MAX([.A188:.BL188])" office:value-type="float" office:value="1.52231" calcext:value-type="float">
            <text:p>1,52231</text:p>
          </table:table-cell>
          <table:table-cell table:number-columns-repeated="7"/>
        </table:table-row>
        <table:table-row table:style-name="ro1">
          <table:table-cell office:value-type="float" office:value="0.159954" calcext:value-type="float">
            <text:p>0,159954</text:p>
          </table:table-cell>
          <table:table-cell office:value-type="float" office:value="0.164851" calcext:value-type="float">
            <text:p>0,164851</text:p>
          </table:table-cell>
          <table:table-cell office:value-type="float" office:value="0.164842" calcext:value-type="float">
            <text:p>0,164842</text:p>
          </table:table-cell>
          <table:table-cell office:value-type="float" office:value="0.157536" calcext:value-type="float">
            <text:p>0,157536</text:p>
          </table:table-cell>
          <table:table-cell office:value-type="float" office:value="0.156027" calcext:value-type="float">
            <text:p>0,156027</text:p>
          </table:table-cell>
          <table:table-cell office:value-type="float" office:value="0.157193" calcext:value-type="float">
            <text:p>0,157193</text:p>
          </table:table-cell>
          <table:table-cell office:value-type="float" office:value="0.157659" calcext:value-type="float">
            <text:p>0,157659</text:p>
          </table:table-cell>
          <table:table-cell office:value-type="float" office:value="0.158208" calcext:value-type="float">
            <text:p>0,158208</text:p>
          </table:table-cell>
          <table:table-cell office:value-type="float" office:value="0.481004" calcext:value-type="float">
            <text:p>0,481004</text:p>
          </table:table-cell>
          <table:table-cell office:value-type="float" office:value="0.166153" calcext:value-type="float">
            <text:p>0,166153</text:p>
          </table:table-cell>
          <table:table-cell office:value-type="float" office:value="0.473823" calcext:value-type="float">
            <text:p>0,473823</text:p>
          </table:table-cell>
          <table:table-cell office:value-type="float" office:value="0.476219" calcext:value-type="float">
            <text:p>0,476219</text:p>
          </table:table-cell>
          <table:table-cell office:value-type="float" office:value="0.163601" calcext:value-type="float">
            <text:p>0,163601</text:p>
          </table:table-cell>
          <table:table-cell office:value-type="float" office:value="0.340576" calcext:value-type="float">
            <text:p>0,340576</text:p>
          </table:table-cell>
          <table:table-cell office:value-type="float" office:value="0.329902" calcext:value-type="float">
            <text:p>0,329902</text:p>
          </table:table-cell>
          <table:table-cell office:value-type="float" office:value="0.158225" calcext:value-type="float">
            <text:p>0,158225</text:p>
          </table:table-cell>
          <table:table-cell office:value-type="float" office:value="0.16204" calcext:value-type="float">
            <text:p>0,16204</text:p>
          </table:table-cell>
          <table:table-cell office:value-type="float" office:value="0.788967" calcext:value-type="float">
            <text:p>0,788967</text:p>
          </table:table-cell>
          <table:table-cell office:value-type="float" office:value="0.461798" calcext:value-type="float">
            <text:p>0,461798</text:p>
          </table:table-cell>
          <table:table-cell office:value-type="float" office:value="0.160986" calcext:value-type="float">
            <text:p>0,160986</text:p>
          </table:table-cell>
          <table:table-cell office:value-type="float" office:value="0.44804" calcext:value-type="float">
            <text:p>0,44804</text:p>
          </table:table-cell>
          <table:table-cell office:value-type="float" office:value="0.447142" calcext:value-type="float">
            <text:p>0,447142</text:p>
          </table:table-cell>
          <table:table-cell office:value-type="float" office:value="0.769472" calcext:value-type="float">
            <text:p>0,769472</text:p>
          </table:table-cell>
          <table:table-cell office:value-type="float" office:value="0.304167" calcext:value-type="float">
            <text:p>0,304167</text:p>
          </table:table-cell>
          <table:table-cell office:value-type="float" office:value="1.06507" calcext:value-type="float">
            <text:p>1,06507</text:p>
          </table:table-cell>
          <table:table-cell office:value-type="float" office:value="0.318357" calcext:value-type="float">
            <text:p>0,318357</text:p>
          </table:table-cell>
          <table:table-cell office:value-type="float" office:value="0.465051" calcext:value-type="float">
            <text:p>0,465051</text:p>
          </table:table-cell>
          <table:table-cell office:value-type="float" office:value="1.03231" calcext:value-type="float">
            <text:p>1,03231</text:p>
          </table:table-cell>
          <table:table-cell office:value-type="float" office:value="0.877134" calcext:value-type="float">
            <text:p>0,877134</text:p>
          </table:table-cell>
          <table:table-cell office:value-type="float" office:value="0.884641" calcext:value-type="float">
            <text:p>0,884641</text:p>
          </table:table-cell>
          <table:table-cell office:value-type="float" office:value="0.304057" calcext:value-type="float">
            <text:p>0,304057</text:p>
          </table:table-cell>
          <table:table-cell office:value-type="float" office:value="0.388369" calcext:value-type="float">
            <text:p>0,388369</text:p>
          </table:table-cell>
          <table:table-cell office:value-type="float" office:value="0.850638" calcext:value-type="float">
            <text:p>0,850638</text:p>
          </table:table-cell>
          <table:table-cell office:value-type="float" office:value="1.04041" calcext:value-type="float">
            <text:p>1,04041</text:p>
          </table:table-cell>
          <table:table-cell office:value-type="float" office:value="0.601026" calcext:value-type="float">
            <text:p>0,601026</text:p>
          </table:table-cell>
          <table:table-cell office:value-type="float" office:value="0.613034" calcext:value-type="float">
            <text:p>0,613034</text:p>
          </table:table-cell>
          <table:table-cell office:value-type="float" office:value="0.306795" calcext:value-type="float">
            <text:p>0,306795</text:p>
          </table:table-cell>
          <table:table-cell office:value-type="float" office:value="0.6167" calcext:value-type="float">
            <text:p>0,6167</text:p>
          </table:table-cell>
          <table:table-cell office:value-type="float" office:value="0.500492" calcext:value-type="float">
            <text:p>0,500492</text:p>
          </table:table-cell>
          <table:table-cell office:value-type="float" office:value="0.345007" calcext:value-type="float">
            <text:p>0,345007</text:p>
          </table:table-cell>
          <table:table-cell office:value-type="float" office:value="0.558117" calcext:value-type="float">
            <text:p>0,558117</text:p>
          </table:table-cell>
          <table:table-cell office:value-type="float" office:value="0.350079" calcext:value-type="float">
            <text:p>0,350079</text:p>
          </table:table-cell>
          <table:table-cell office:value-type="float" office:value="0.583225" calcext:value-type="float">
            <text:p>0,583225</text:p>
          </table:table-cell>
          <table:table-cell office:value-type="float" office:value="0.342025" calcext:value-type="float">
            <text:p>0,342025</text:p>
          </table:table-cell>
          <table:table-cell office:value-type="float" office:value="0.597415" calcext:value-type="float">
            <text:p>0,597415</text:p>
          </table:table-cell>
          <table:table-cell office:value-type="float" office:value="0.642907" calcext:value-type="float">
            <text:p>0,642907</text:p>
          </table:table-cell>
          <table:table-cell office:value-type="float" office:value="0.295938" calcext:value-type="float">
            <text:p>0,295938</text:p>
          </table:table-cell>
          <table:table-cell office:value-type="float" office:value="0.642322" calcext:value-type="float">
            <text:p>0,642322</text:p>
          </table:table-cell>
          <table:table-cell office:value-type="float" office:value="0.247325" calcext:value-type="float">
            <text:p>0,247325</text:p>
          </table:table-cell>
          <table:table-cell office:value-type="float" office:value="0.839733" calcext:value-type="float">
            <text:p>0,839733</text:p>
          </table:table-cell>
          <table:table-cell office:value-type="float" office:value="0.252459" calcext:value-type="float">
            <text:p>0,252459</text:p>
          </table:table-cell>
          <table:table-cell office:value-type="float" office:value="0.612838" calcext:value-type="float">
            <text:p>0,612838</text:p>
          </table:table-cell>
          <table:table-cell office:value-type="float" office:value="0.507103" calcext:value-type="float">
            <text:p>0,507103</text:p>
          </table:table-cell>
          <table:table-cell office:value-type="float" office:value="0.207372" calcext:value-type="float">
            <text:p>0,207372</text:p>
          </table:table-cell>
          <table:table-cell office:value-type="float" office:value="0.33823" calcext:value-type="float">
            <text:p>0,33823</text:p>
          </table:table-cell>
          <table:table-cell office:value-type="float" office:value="0.436296" calcext:value-type="float">
            <text:p>0,436296</text:p>
          </table:table-cell>
          <table:table-cell office:value-type="float" office:value="0.211941" calcext:value-type="float">
            <text:p>0,211941</text:p>
          </table:table-cell>
          <table:table-cell office:value-type="float" office:value="0.335464" calcext:value-type="float">
            <text:p>0,335464</text:p>
          </table:table-cell>
          <table:table-cell office:value-type="float" office:value="0.266779" calcext:value-type="float">
            <text:p>0,266779</text:p>
          </table:table-cell>
          <table:table-cell office:value-type="float" office:value="0.301888" calcext:value-type="float">
            <text:p>0,301888</text:p>
          </table:table-cell>
          <table:table-cell office:value-type="float" office:value="0.439729" calcext:value-type="float">
            <text:p>0,439729</text:p>
          </table:table-cell>
          <table:table-cell office:value-type="float" office:value="0.362838" calcext:value-type="float">
            <text:p>0,362838</text:p>
          </table:table-cell>
          <table:table-cell office:value-type="float" office:value="0.690686" calcext:value-type="float">
            <text:p>0,690686</text:p>
          </table:table-cell>
          <table:table-cell office:value-type="float" office:value="0.583201" calcext:value-type="float">
            <text:p>0,583201</text:p>
          </table:table-cell>
          <table:table-cell table:number-columns-repeated="4"/>
          <table:table-cell table:formula="of:=MIN([.A189:.BL189])" office:value-type="float" office:value="0.156027" calcext:value-type="float">
            <text:p>0,156027</text:p>
          </table:table-cell>
          <table:table-cell table:formula="of:=MAX([.A189:.BL189])" office:value-type="float" office:value="1.06507" calcext:value-type="float">
            <text:p>1,06507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1.6433935" calcext:value-type="float">
            <text:p>1,6433935</text:p>
          </table:table-cell>
          <table:table-cell table:formula="of:=AVERAGE([.BR2:.BR21])" office:value-type="float" office:value="1.6433935" calcext:value-type="float">
            <text:p>1,6433935</text:p>
          </table:table-cell>
          <table:table-cell table:formula="of:=STDEV([.BQ2:.BQ21])/2" office:value-type="float" office:value="0.0797082563291876" calcext:value-type="float">
            <text:p>0,0797082563</text:p>
          </table:table-cell>
          <table:table-cell table:formula="of:=STDEV([.BR2:.BR21])/2" office:value-type="float" office:value="0.0797082563291876" calcext:value-type="float">
            <text:p>0,0797082563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4256171" calcext:value-type="float">
            <text:p>1,4256171</text:p>
          </table:table-cell>
          <table:table-cell table:formula="of:=AVERAGE([.BR23:.BR42])" office:value-type="float" office:value="1.7521726" calcext:value-type="float">
            <text:p>1,7521726</text:p>
          </table:table-cell>
          <table:table-cell table:formula="of:=STDEV([.BQ23:.BQ42])/2" office:value-type="float" office:value="0.231538298104388" calcext:value-type="float">
            <text:p>0,2315382981</text:p>
          </table:table-cell>
          <table:table-cell table:formula="of:=STDEV([.BR23:.BR42])/2" office:value-type="float" office:value="0.248468189549456" calcext:value-type="float">
            <text:p>0,2484681895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0890916" calcext:value-type="float">
            <text:p>1,0890916</text:p>
          </table:table-cell>
          <table:table-cell table:formula="of:=AVERAGE([.BR44:.BR63])" office:value-type="float" office:value="2.0197965" calcext:value-type="float">
            <text:p>2,0197965</text:p>
          </table:table-cell>
          <table:table-cell table:formula="of:=STDEV([.BQ44:.BQ63])/2" office:value-type="float" office:value="0.259335392743055" calcext:value-type="float">
            <text:p>0,2593353927</text:p>
          </table:table-cell>
          <table:table-cell table:formula="of:=STDEV([.BR44:.BR63])/2" office:value-type="float" office:value="0.311245254913206" calcext:value-type="float">
            <text:p>0,3112452549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48267945" calcext:value-type="float">
            <text:p>0,48267945</text:p>
          </table:table-cell>
          <table:table-cell table:formula="of:=AVERAGE([.BR65:.BR84])" office:value-type="float" office:value="1.41332595" calcext:value-type="float">
            <text:p>1,41332595</text:p>
          </table:table-cell>
          <table:table-cell table:formula="of:=STDEV([.BQ65:.BQ84])/2" office:value-type="float" office:value="0.0877645777887272" calcext:value-type="float">
            <text:p>0,0877645778</text:p>
          </table:table-cell>
          <table:table-cell table:formula="of:=STDEV([.BR65:.BR84])/2" office:value-type="float" office:value="0.21964574399572" calcext:value-type="float">
            <text:p>0,219645744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25516795" calcext:value-type="float">
            <text:p>0,225516795</text:p>
          </table:table-cell>
          <table:table-cell table:formula="of:=AVERAGE([.BR86:.BR105])" office:value-type="float" office:value="1.6333685" calcext:value-type="float">
            <text:p>1,6333685</text:p>
          </table:table-cell>
          <table:table-cell table:formula="of:=STDEV([.BQ86:.BQ105])/2" office:value-type="float" office:value="0.0547311774197555" calcext:value-type="float">
            <text:p>0,0547311774</text:p>
          </table:table-cell>
          <table:table-cell table:formula="of:=STDEV([.BR86:.BR105])/2" office:value-type="float" office:value="0.165458179143433" calcext:value-type="float">
            <text:p>0,1654581791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9870271" calcext:value-type="float">
            <text:p>0,19870271</text:p>
          </table:table-cell>
          <table:table-cell table:formula="of:=AVERAGE([.BR107:.BR126])" office:value-type="float" office:value="1.6765335" calcext:value-type="float">
            <text:p>1,6765335</text:p>
          </table:table-cell>
          <table:table-cell table:formula="of:=STDEV([.BQ107:.BQ126])/2" office:value-type="float" office:value="0.0504570147335383" calcext:value-type="float">
            <text:p>0,0504570147</text:p>
          </table:table-cell>
          <table:table-cell table:formula="of:=STDEV([.BR107:.BR126])/2" office:value-type="float" office:value="0.162038247282247" calcext:value-type="float">
            <text:p>0,1620382473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36260245" calcext:value-type="float">
            <text:p>0,136260245</text:p>
          </table:table-cell>
          <table:table-cell table:formula="of:=AVERAGE([.BR128:.BR147])" office:value-type="float" office:value="1.767754" calcext:value-type="float">
            <text:p>1,767754</text:p>
          </table:table-cell>
          <table:table-cell table:formula="of:=STDEV([.BQ128:.BQ147])/2" office:value-type="float" office:value="0.0247844460085378" calcext:value-type="float">
            <text:p>0,024784446</text:p>
          </table:table-cell>
          <table:table-cell table:formula="of:=STDEV([.BR128:.BR147])/2" office:value-type="float" office:value="0.152777934274072" calcext:value-type="float">
            <text:p>0,1527779343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91510545" calcext:value-type="float">
            <text:p>0,091510545</text:p>
          </table:table-cell>
          <table:table-cell table:formula="of:=AVERAGE([.BR149:.BR168])" office:value-type="float" office:value="1.877163" calcext:value-type="float">
            <text:p>1,877163</text:p>
          </table:table-cell>
          <table:table-cell table:formula="of:=STDEV([.BQ149:.BQ168])/2" office:value-type="float" office:value="0.026251502859929" calcext:value-type="float">
            <text:p>0,0262515029</text:p>
          </table:table-cell>
          <table:table-cell table:formula="of:=STDEV([.BR149:.BR168])/2" office:value-type="float" office:value="0.113989352043121" calcext:value-type="float">
            <text:p>0,113989352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9880475" calcext:value-type="float">
            <text:p>0,069880475</text:p>
          </table:table-cell>
          <table:table-cell table:formula="of:=AVERAGE([.BR170:.BR189])" office:value-type="float" office:value="1.84408" calcext:value-type="float">
            <text:p>1,84408</text:p>
          </table:table-cell>
          <table:table-cell table:formula="of:=STDEV([.BQ170:.BQ189])/2" office:value-type="float" office:value="0.0178464987424106" calcext:value-type="float">
            <text:p>0,0178464987</text:p>
          </table:table-cell>
          <table:table-cell table:formula="of:=STDEV([.BR170:.BR189])/2" office:value-type="float" office:value="0.119471012758215" calcext:value-type="float">
            <text:p>0,1194710128</text:p>
          </table:table-cell>
        </table:table-row>
      </table:table>
      <table:table table:name="4 Thread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.75319" calcext:value-type="float">
            <text:p>2,75319</text:p>
          </table:table-cell>
          <table:table-cell table:number-columns-repeated="67"/>
          <table:table-cell table:formula="of:=MIN([.A2:.BL2])" office:value-type="float" office:value="2.75319" calcext:value-type="float">
            <text:p>2,75319</text:p>
          </table:table-cell>
          <table:table-cell table:formula="of:=MAX([.A2:.BL2])" office:value-type="float" office:value="2.75319" calcext:value-type="float">
            <text:p>2,75319</text:p>
          </table:table-cell>
          <table:table-cell table:number-columns-repeated="7"/>
        </table:table-row>
        <table:table-row table:style-name="ro1">
          <table:table-cell office:value-type="float" office:value="2.91788" calcext:value-type="float">
            <text:p>2,91788</text:p>
          </table:table-cell>
          <table:table-cell table:number-columns-repeated="67"/>
          <table:table-cell table:formula="of:=MIN([.A3:.BL3])" office:value-type="float" office:value="2.91788" calcext:value-type="float">
            <text:p>2,91788</text:p>
          </table:table-cell>
          <table:table-cell table:formula="of:=MAX([.A3:.BL3])" office:value-type="float" office:value="2.91788" calcext:value-type="float">
            <text:p>2,91788</text:p>
          </table:table-cell>
          <table:table-cell table:number-columns-repeated="7"/>
        </table:table-row>
        <table:table-row table:style-name="ro1">
          <table:table-cell office:value-type="float" office:value="3.02549" calcext:value-type="float">
            <text:p>3,02549</text:p>
          </table:table-cell>
          <table:table-cell table:number-columns-repeated="67"/>
          <table:table-cell table:formula="of:=MIN([.A4:.BL4])" office:value-type="float" office:value="3.02549" calcext:value-type="float">
            <text:p>3,02549</text:p>
          </table:table-cell>
          <table:table-cell table:formula="of:=MAX([.A4:.BL4])" office:value-type="float" office:value="3.02549" calcext:value-type="float">
            <text:p>3,02549</text:p>
          </table:table-cell>
          <table:table-cell table:number-columns-repeated="7"/>
        </table:table-row>
        <table:table-row table:style-name="ro1">
          <table:table-cell office:value-type="float" office:value="2.87608" calcext:value-type="float">
            <text:p>2,87608</text:p>
          </table:table-cell>
          <table:table-cell table:number-columns-repeated="67"/>
          <table:table-cell table:formula="of:=MIN([.A5:.BL5])" office:value-type="float" office:value="2.87608" calcext:value-type="float">
            <text:p>2,87608</text:p>
          </table:table-cell>
          <table:table-cell table:formula="of:=MAX([.A5:.BL5])" office:value-type="float" office:value="2.87608" calcext:value-type="float">
            <text:p>2,87608</text:p>
          </table:table-cell>
          <table:table-cell table:number-columns-repeated="7"/>
        </table:table-row>
        <table:table-row table:style-name="ro1">
          <table:table-cell office:value-type="float" office:value="2.54727" calcext:value-type="float">
            <text:p>2,54727</text:p>
          </table:table-cell>
          <table:table-cell table:number-columns-repeated="67"/>
          <table:table-cell table:formula="of:=MIN([.A6:.BL6])" office:value-type="float" office:value="2.54727" calcext:value-type="float">
            <text:p>2,54727</text:p>
          </table:table-cell>
          <table:table-cell table:formula="of:=MAX([.A6:.BL6])" office:value-type="float" office:value="2.54727" calcext:value-type="float">
            <text:p>2,54727</text:p>
          </table:table-cell>
          <table:table-cell table:number-columns-repeated="7"/>
        </table:table-row>
        <table:table-row table:style-name="ro1">
          <table:table-cell office:value-type="float" office:value="2.98543" calcext:value-type="float">
            <text:p>2,98543</text:p>
          </table:table-cell>
          <table:table-cell table:number-columns-repeated="67"/>
          <table:table-cell table:formula="of:=MIN([.A7:.BL7])" office:value-type="float" office:value="2.98543" calcext:value-type="float">
            <text:p>2,98543</text:p>
          </table:table-cell>
          <table:table-cell table:formula="of:=MAX([.A7:.BL7])" office:value-type="float" office:value="2.98543" calcext:value-type="float">
            <text:p>2,98543</text:p>
          </table:table-cell>
          <table:table-cell table:number-columns-repeated="7"/>
        </table:table-row>
        <table:table-row table:style-name="ro1">
          <table:table-cell office:value-type="float" office:value="2.31392" calcext:value-type="float">
            <text:p>2,31392</text:p>
          </table:table-cell>
          <table:table-cell table:number-columns-repeated="67"/>
          <table:table-cell table:formula="of:=MIN([.A8:.BL8])" office:value-type="float" office:value="2.31392" calcext:value-type="float">
            <text:p>2,31392</text:p>
          </table:table-cell>
          <table:table-cell table:formula="of:=MAX([.A8:.BL8])" office:value-type="float" office:value="2.31392" calcext:value-type="float">
            <text:p>2,31392</text:p>
          </table:table-cell>
          <table:table-cell table:number-columns-repeated="7"/>
        </table:table-row>
        <table:table-row table:style-name="ro1">
          <table:table-cell office:value-type="float" office:value="2.94004" calcext:value-type="float">
            <text:p>2,94004</text:p>
          </table:table-cell>
          <table:table-cell table:number-columns-repeated="67"/>
          <table:table-cell table:formula="of:=MIN([.A9:.BL9])" office:value-type="float" office:value="2.94004" calcext:value-type="float">
            <text:p>2,94004</text:p>
          </table:table-cell>
          <table:table-cell table:formula="of:=MAX([.A9:.BL9])" office:value-type="float" office:value="2.94004" calcext:value-type="float">
            <text:p>2,94004</text:p>
          </table:table-cell>
          <table:table-cell table:number-columns-repeated="7"/>
        </table:table-row>
        <table:table-row table:style-name="ro1">
          <table:table-cell office:value-type="float" office:value="3.00692" calcext:value-type="float">
            <text:p>3,00692</text:p>
          </table:table-cell>
          <table:table-cell table:number-columns-repeated="67"/>
          <table:table-cell table:formula="of:=MIN([.A10:.BL10])" office:value-type="float" office:value="3.00692" calcext:value-type="float">
            <text:p>3,00692</text:p>
          </table:table-cell>
          <table:table-cell table:formula="of:=MAX([.A10:.BL10])" office:value-type="float" office:value="3.00692" calcext:value-type="float">
            <text:p>3,00692</text:p>
          </table:table-cell>
          <table:table-cell table:number-columns-repeated="7"/>
        </table:table-row>
        <table:table-row table:style-name="ro1">
          <table:table-cell office:value-type="float" office:value="3.03596" calcext:value-type="float">
            <text:p>3,03596</text:p>
          </table:table-cell>
          <table:table-cell table:number-columns-repeated="67"/>
          <table:table-cell table:formula="of:=MIN([.A11:.BL11])" office:value-type="float" office:value="3.03596" calcext:value-type="float">
            <text:p>3,03596</text:p>
          </table:table-cell>
          <table:table-cell table:formula="of:=MAX([.A11:.BL11])" office:value-type="float" office:value="3.03596" calcext:value-type="float">
            <text:p>3,03596</text:p>
          </table:table-cell>
          <table:table-cell table:number-columns-repeated="7"/>
        </table:table-row>
        <table:table-row table:style-name="ro1">
          <table:table-cell office:value-type="float" office:value="3.07341" calcext:value-type="float">
            <text:p>3,07341</text:p>
          </table:table-cell>
          <table:table-cell table:number-columns-repeated="67"/>
          <table:table-cell table:formula="of:=MIN([.A12:.BL12])" office:value-type="float" office:value="3.07341" calcext:value-type="float">
            <text:p>3,07341</text:p>
          </table:table-cell>
          <table:table-cell table:formula="of:=MAX([.A12:.BL12])" office:value-type="float" office:value="3.07341" calcext:value-type="float">
            <text:p>3,07341</text:p>
          </table:table-cell>
          <table:table-cell table:number-columns-repeated="7"/>
        </table:table-row>
        <table:table-row table:style-name="ro1">
          <table:table-cell office:value-type="float" office:value="3.03565" calcext:value-type="float">
            <text:p>3,03565</text:p>
          </table:table-cell>
          <table:table-cell table:number-columns-repeated="67"/>
          <table:table-cell table:formula="of:=MIN([.A13:.BL13])" office:value-type="float" office:value="3.03565" calcext:value-type="float">
            <text:p>3,03565</text:p>
          </table:table-cell>
          <table:table-cell table:formula="of:=MAX([.A13:.BL13])" office:value-type="float" office:value="3.03565" calcext:value-type="float">
            <text:p>3,03565</text:p>
          </table:table-cell>
          <table:table-cell table:number-columns-repeated="7"/>
        </table:table-row>
        <table:table-row table:style-name="ro1">
          <table:table-cell office:value-type="float" office:value="2.9783" calcext:value-type="float">
            <text:p>2,9783</text:p>
          </table:table-cell>
          <table:table-cell table:number-columns-repeated="67"/>
          <table:table-cell table:formula="of:=MIN([.A14:.BL14])" office:value-type="float" office:value="2.9783" calcext:value-type="float">
            <text:p>2,9783</text:p>
          </table:table-cell>
          <table:table-cell table:formula="of:=MAX([.A14:.BL14])" office:value-type="float" office:value="2.9783" calcext:value-type="float">
            <text:p>2,9783</text:p>
          </table:table-cell>
          <table:table-cell table:number-columns-repeated="7"/>
        </table:table-row>
        <table:table-row table:style-name="ro1">
          <table:table-cell office:value-type="float" office:value="3.04266" calcext:value-type="float">
            <text:p>3,04266</text:p>
          </table:table-cell>
          <table:table-cell table:number-columns-repeated="67"/>
          <table:table-cell table:formula="of:=MIN([.A15:.BL15])" office:value-type="float" office:value="3.04266" calcext:value-type="float">
            <text:p>3,04266</text:p>
          </table:table-cell>
          <table:table-cell table:formula="of:=MAX([.A15:.BL15])" office:value-type="float" office:value="3.04266" calcext:value-type="float">
            <text:p>3,04266</text:p>
          </table:table-cell>
          <table:table-cell table:number-columns-repeated="7"/>
        </table:table-row>
        <table:table-row table:style-name="ro1">
          <table:table-cell office:value-type="float" office:value="2.59925" calcext:value-type="float">
            <text:p>2,59925</text:p>
          </table:table-cell>
          <table:table-cell table:number-columns-repeated="67"/>
          <table:table-cell table:formula="of:=MIN([.A16:.BL16])" office:value-type="float" office:value="2.59925" calcext:value-type="float">
            <text:p>2,59925</text:p>
          </table:table-cell>
          <table:table-cell table:formula="of:=MAX([.A16:.BL16])" office:value-type="float" office:value="2.59925" calcext:value-type="float">
            <text:p>2,59925</text:p>
          </table:table-cell>
          <table:table-cell table:number-columns-repeated="7"/>
        </table:table-row>
        <table:table-row table:style-name="ro1">
          <table:table-cell office:value-type="float" office:value="2.99465" calcext:value-type="float">
            <text:p>2,99465</text:p>
          </table:table-cell>
          <table:table-cell table:number-columns-repeated="67"/>
          <table:table-cell table:formula="of:=MIN([.A17:.BL17])" office:value-type="float" office:value="2.99465" calcext:value-type="float">
            <text:p>2,99465</text:p>
          </table:table-cell>
          <table:table-cell table:formula="of:=MAX([.A17:.BL17])" office:value-type="float" office:value="2.99465" calcext:value-type="float">
            <text:p>2,99465</text:p>
          </table:table-cell>
          <table:table-cell table:number-columns-repeated="7"/>
        </table:table-row>
        <table:table-row table:style-name="ro1">
          <table:table-cell office:value-type="float" office:value="3.01065" calcext:value-type="float">
            <text:p>3,01065</text:p>
          </table:table-cell>
          <table:table-cell table:number-columns-repeated="67"/>
          <table:table-cell table:formula="of:=MIN([.A18:.BL18])" office:value-type="float" office:value="3.01065" calcext:value-type="float">
            <text:p>3,01065</text:p>
          </table:table-cell>
          <table:table-cell table:formula="of:=MAX([.A18:.BL18])" office:value-type="float" office:value="3.01065" calcext:value-type="float">
            <text:p>3,01065</text:p>
          </table:table-cell>
          <table:table-cell table:number-columns-repeated="7"/>
        </table:table-row>
        <table:table-row table:style-name="ro1">
          <table:table-cell office:value-type="float" office:value="2.40158" calcext:value-type="float">
            <text:p>2,40158</text:p>
          </table:table-cell>
          <table:table-cell table:number-columns-repeated="67"/>
          <table:table-cell table:formula="of:=MIN([.A19:.BL19])" office:value-type="float" office:value="2.40158" calcext:value-type="float">
            <text:p>2,40158</text:p>
          </table:table-cell>
          <table:table-cell table:formula="of:=MAX([.A19:.BL19])" office:value-type="float" office:value="2.40158" calcext:value-type="float">
            <text:p>2,40158</text:p>
          </table:table-cell>
          <table:table-cell table:number-columns-repeated="7"/>
        </table:table-row>
        <table:table-row table:style-name="ro1">
          <table:table-cell office:value-type="float" office:value="2.8548" calcext:value-type="float">
            <text:p>2,8548</text:p>
          </table:table-cell>
          <table:table-cell table:number-columns-repeated="67"/>
          <table:table-cell table:formula="of:=MIN([.A20:.BL20])" office:value-type="float" office:value="2.8548" calcext:value-type="float">
            <text:p>2,8548</text:p>
          </table:table-cell>
          <table:table-cell table:formula="of:=MAX([.A20:.BL20])" office:value-type="float" office:value="2.8548" calcext:value-type="float">
            <text:p>2,8548</text:p>
          </table:table-cell>
          <table:table-cell table:number-columns-repeated="7"/>
        </table:table-row>
        <table:table-row table:style-name="ro1">
          <table:table-cell office:value-type="float" office:value="2.63446" calcext:value-type="float">
            <text:p>2,63446</text:p>
          </table:table-cell>
          <table:table-cell table:number-columns-repeated="67"/>
          <table:table-cell table:formula="of:=MIN([.A21:.BL21])" office:value-type="float" office:value="2.63446" calcext:value-type="float">
            <text:p>2,63446</text:p>
          </table:table-cell>
          <table:table-cell table:formula="of:=MAX([.A21:.BL21])" office:value-type="float" office:value="2.63446" calcext:value-type="float">
            <text:p>2,6344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.73827" calcext:value-type="float">
            <text:p>1,73827</text:p>
          </table:table-cell>
          <table:table-cell office:value-type="float" office:value="2.70026" calcext:value-type="float">
            <text:p>2,70026</text:p>
          </table:table-cell>
          <table:table-cell table:number-columns-repeated="66"/>
          <table:table-cell table:formula="of:=MIN([.A23:.BL23])" office:value-type="float" office:value="1.73827" calcext:value-type="float">
            <text:p>1,73827</text:p>
          </table:table-cell>
          <table:table-cell table:formula="of:=MAX([.A23:.BL23])" office:value-type="float" office:value="2.70026" calcext:value-type="float">
            <text:p>2,70026</text:p>
          </table:table-cell>
          <table:table-cell table:number-columns-repeated="7"/>
        </table:table-row>
        <table:table-row table:style-name="ro1">
          <table:table-cell office:value-type="float" office:value="1.69433" calcext:value-type="float">
            <text:p>1,69433</text:p>
          </table:table-cell>
          <table:table-cell office:value-type="float" office:value="2.69631" calcext:value-type="float">
            <text:p>2,69631</text:p>
          </table:table-cell>
          <table:table-cell table:number-columns-repeated="66"/>
          <table:table-cell table:formula="of:=MIN([.A24:.BL24])" office:value-type="float" office:value="1.69433" calcext:value-type="float">
            <text:p>1,69433</text:p>
          </table:table-cell>
          <table:table-cell table:formula="of:=MAX([.A24:.BL24])" office:value-type="float" office:value="2.69631" calcext:value-type="float">
            <text:p>2,69631</text:p>
          </table:table-cell>
          <table:table-cell table:number-columns-repeated="7"/>
        </table:table-row>
        <table:table-row table:style-name="ro1">
          <table:table-cell office:value-type="float" office:value="1.3161" calcext:value-type="float">
            <text:p>1,3161</text:p>
          </table:table-cell>
          <table:table-cell office:value-type="float" office:value="1.26946" calcext:value-type="float">
            <text:p>1,26946</text:p>
          </table:table-cell>
          <table:table-cell table:number-columns-repeated="66"/>
          <table:table-cell table:formula="of:=MIN([.A25:.BL25])" office:value-type="float" office:value="1.26946" calcext:value-type="float">
            <text:p>1,26946</text:p>
          </table:table-cell>
          <table:table-cell table:formula="of:=MAX([.A25:.BL25])" office:value-type="float" office:value="1.3161" calcext:value-type="float">
            <text:p>1,3161</text:p>
          </table:table-cell>
          <table:table-cell table:number-columns-repeated="7"/>
        </table:table-row>
        <table:table-row table:style-name="ro1">
          <table:table-cell office:value-type="float" office:value="2.44552" calcext:value-type="float">
            <text:p>2,44552</text:p>
          </table:table-cell>
          <table:table-cell office:value-type="float" office:value="2.45531" calcext:value-type="float">
            <text:p>2,45531</text:p>
          </table:table-cell>
          <table:table-cell table:number-columns-repeated="66"/>
          <table:table-cell table:formula="of:=MIN([.A26:.BL26])" office:value-type="float" office:value="2.44552" calcext:value-type="float">
            <text:p>2,44552</text:p>
          </table:table-cell>
          <table:table-cell table:formula="of:=MAX([.A26:.BL26])" office:value-type="float" office:value="2.45531" calcext:value-type="float">
            <text:p>2,45531</text:p>
          </table:table-cell>
          <table:table-cell table:number-columns-repeated="7"/>
        </table:table-row>
        <table:table-row table:style-name="ro1">
          <table:table-cell office:value-type="float" office:value="1.69796" calcext:value-type="float">
            <text:p>1,69796</text:p>
          </table:table-cell>
          <table:table-cell office:value-type="float" office:value="2.62241" calcext:value-type="float">
            <text:p>2,62241</text:p>
          </table:table-cell>
          <table:table-cell table:number-columns-repeated="66"/>
          <table:table-cell table:formula="of:=MIN([.A27:.BL27])" office:value-type="float" office:value="1.69796" calcext:value-type="float">
            <text:p>1,69796</text:p>
          </table:table-cell>
          <table:table-cell table:formula="of:=MAX([.A27:.BL27])" office:value-type="float" office:value="2.62241" calcext:value-type="float">
            <text:p>2,62241</text:p>
          </table:table-cell>
          <table:table-cell table:number-columns-repeated="7"/>
        </table:table-row>
        <table:table-row table:style-name="ro1">
          <table:table-cell office:value-type="float" office:value="1.71226" calcext:value-type="float">
            <text:p>1,71226</text:p>
          </table:table-cell>
          <table:table-cell office:value-type="float" office:value="2.69012" calcext:value-type="float">
            <text:p>2,69012</text:p>
          </table:table-cell>
          <table:table-cell table:number-columns-repeated="66"/>
          <table:table-cell table:formula="of:=MIN([.A28:.BL28])" office:value-type="float" office:value="1.71226" calcext:value-type="float">
            <text:p>1,71226</text:p>
          </table:table-cell>
          <table:table-cell table:formula="of:=MAX([.A28:.BL28])" office:value-type="float" office:value="2.69012" calcext:value-type="float">
            <text:p>2,69012</text:p>
          </table:table-cell>
          <table:table-cell table:number-columns-repeated="7"/>
        </table:table-row>
        <table:table-row table:style-name="ro1">
          <table:table-cell office:value-type="float" office:value="2.25192" calcext:value-type="float">
            <text:p>2,25192</text:p>
          </table:table-cell>
          <table:table-cell office:value-type="float" office:value="2.60238" calcext:value-type="float">
            <text:p>2,60238</text:p>
          </table:table-cell>
          <table:table-cell table:number-columns-repeated="66"/>
          <table:table-cell table:formula="of:=MIN([.A29:.BL29])" office:value-type="float" office:value="2.25192" calcext:value-type="float">
            <text:p>2,25192</text:p>
          </table:table-cell>
          <table:table-cell table:formula="of:=MAX([.A29:.BL29])" office:value-type="float" office:value="2.60238" calcext:value-type="float">
            <text:p>2,60238</text:p>
          </table:table-cell>
          <table:table-cell table:number-columns-repeated="7"/>
        </table:table-row>
        <table:table-row table:style-name="ro1">
          <table:table-cell office:value-type="float" office:value="2.37497" calcext:value-type="float">
            <text:p>2,37497</text:p>
          </table:table-cell>
          <table:table-cell office:value-type="float" office:value="2.39189" calcext:value-type="float">
            <text:p>2,39189</text:p>
          </table:table-cell>
          <table:table-cell table:number-columns-repeated="66"/>
          <table:table-cell table:formula="of:=MIN([.A30:.BL30])" office:value-type="float" office:value="2.37497" calcext:value-type="float">
            <text:p>2,37497</text:p>
          </table:table-cell>
          <table:table-cell table:formula="of:=MAX([.A30:.BL30])" office:value-type="float" office:value="2.39189" calcext:value-type="float">
            <text:p>2,39189</text:p>
          </table:table-cell>
          <table:table-cell table:number-columns-repeated="7"/>
        </table:table-row>
        <table:table-row table:style-name="ro1">
          <table:table-cell office:value-type="float" office:value="2.29017" calcext:value-type="float">
            <text:p>2,29017</text:p>
          </table:table-cell>
          <table:table-cell office:value-type="float" office:value="2.42826" calcext:value-type="float">
            <text:p>2,42826</text:p>
          </table:table-cell>
          <table:table-cell table:number-columns-repeated="66"/>
          <table:table-cell table:formula="of:=MIN([.A31:.BL31])" office:value-type="float" office:value="2.29017" calcext:value-type="float">
            <text:p>2,29017</text:p>
          </table:table-cell>
          <table:table-cell table:formula="of:=MAX([.A31:.BL31])" office:value-type="float" office:value="2.42826" calcext:value-type="float">
            <text:p>2,42826</text:p>
          </table:table-cell>
          <table:table-cell table:number-columns-repeated="7"/>
        </table:table-row>
        <table:table-row table:style-name="ro1">
          <table:table-cell office:value-type="float" office:value="1.68081" calcext:value-type="float">
            <text:p>1,68081</text:p>
          </table:table-cell>
          <table:table-cell office:value-type="float" office:value="2.71711" calcext:value-type="float">
            <text:p>2,71711</text:p>
          </table:table-cell>
          <table:table-cell table:number-columns-repeated="66"/>
          <table:table-cell table:formula="of:=MIN([.A32:.BL32])" office:value-type="float" office:value="1.68081" calcext:value-type="float">
            <text:p>1,68081</text:p>
          </table:table-cell>
          <table:table-cell table:formula="of:=MAX([.A32:.BL32])" office:value-type="float" office:value="2.71711" calcext:value-type="float">
            <text:p>2,71711</text:p>
          </table:table-cell>
          <table:table-cell table:number-columns-repeated="7"/>
        </table:table-row>
        <table:table-row table:style-name="ro1">
          <table:table-cell office:value-type="float" office:value="1.40966" calcext:value-type="float">
            <text:p>1,40966</text:p>
          </table:table-cell>
          <table:table-cell office:value-type="float" office:value="1.3525" calcext:value-type="float">
            <text:p>1,3525</text:p>
          </table:table-cell>
          <table:table-cell table:number-columns-repeated="66"/>
          <table:table-cell table:formula="of:=MIN([.A33:.BL33])" office:value-type="float" office:value="1.3525" calcext:value-type="float">
            <text:p>1,3525</text:p>
          </table:table-cell>
          <table:table-cell table:formula="of:=MAX([.A33:.BL33])" office:value-type="float" office:value="1.40966" calcext:value-type="float">
            <text:p>1,40966</text:p>
          </table:table-cell>
          <table:table-cell table:number-columns-repeated="7"/>
        </table:table-row>
        <table:table-row table:style-name="ro1">
          <table:table-cell office:value-type="float" office:value="1.58764" calcext:value-type="float">
            <text:p>1,58764</text:p>
          </table:table-cell>
          <table:table-cell office:value-type="float" office:value="2.4789" calcext:value-type="float">
            <text:p>2,4789</text:p>
          </table:table-cell>
          <table:table-cell table:number-columns-repeated="66"/>
          <table:table-cell table:formula="of:=MIN([.A34:.BL34])" office:value-type="float" office:value="1.58764" calcext:value-type="float">
            <text:p>1,58764</text:p>
          </table:table-cell>
          <table:table-cell table:formula="of:=MAX([.A34:.BL34])" office:value-type="float" office:value="2.4789" calcext:value-type="float">
            <text:p>2,4789</text:p>
          </table:table-cell>
          <table:table-cell table:number-columns-repeated="7"/>
        </table:table-row>
        <table:table-row table:style-name="ro1">
          <table:table-cell office:value-type="float" office:value="1.40981" calcext:value-type="float">
            <text:p>1,40981</text:p>
          </table:table-cell>
          <table:table-cell office:value-type="float" office:value="1.40116" calcext:value-type="float">
            <text:p>1,40116</text:p>
          </table:table-cell>
          <table:table-cell table:number-columns-repeated="66"/>
          <table:table-cell table:formula="of:=MIN([.A35:.BL35])" office:value-type="float" office:value="1.40116" calcext:value-type="float">
            <text:p>1,40116</text:p>
          </table:table-cell>
          <table:table-cell table:formula="of:=MAX([.A35:.BL35])" office:value-type="float" office:value="1.40981" calcext:value-type="float">
            <text:p>1,40981</text:p>
          </table:table-cell>
          <table:table-cell table:number-columns-repeated="7"/>
        </table:table-row>
        <table:table-row table:style-name="ro1">
          <table:table-cell office:value-type="float" office:value="2.33654" calcext:value-type="float">
            <text:p>2,33654</text:p>
          </table:table-cell>
          <table:table-cell office:value-type="float" office:value="2.38363" calcext:value-type="float">
            <text:p>2,38363</text:p>
          </table:table-cell>
          <table:table-cell table:number-columns-repeated="66"/>
          <table:table-cell table:formula="of:=MIN([.A36:.BL36])" office:value-type="float" office:value="2.33654" calcext:value-type="float">
            <text:p>2,33654</text:p>
          </table:table-cell>
          <table:table-cell table:formula="of:=MAX([.A36:.BL36])" office:value-type="float" office:value="2.38363" calcext:value-type="float">
            <text:p>2,38363</text:p>
          </table:table-cell>
          <table:table-cell table:number-columns-repeated="7"/>
        </table:table-row>
        <table:table-row table:style-name="ro1">
          <table:table-cell office:value-type="float" office:value="2.35889" calcext:value-type="float">
            <text:p>2,35889</text:p>
          </table:table-cell>
          <table:table-cell office:value-type="float" office:value="2.37801" calcext:value-type="float">
            <text:p>2,37801</text:p>
          </table:table-cell>
          <table:table-cell table:number-columns-repeated="66"/>
          <table:table-cell table:formula="of:=MIN([.A37:.BL37])" office:value-type="float" office:value="2.35889" calcext:value-type="float">
            <text:p>2,35889</text:p>
          </table:table-cell>
          <table:table-cell table:formula="of:=MAX([.A37:.BL37])" office:value-type="float" office:value="2.37801" calcext:value-type="float">
            <text:p>2,37801</text:p>
          </table:table-cell>
          <table:table-cell table:number-columns-repeated="7"/>
        </table:table-row>
        <table:table-row table:style-name="ro1">
          <table:table-cell office:value-type="float" office:value="1.30418" calcext:value-type="float">
            <text:p>1,30418</text:p>
          </table:table-cell>
          <table:table-cell office:value-type="float" office:value="1.41883" calcext:value-type="float">
            <text:p>1,41883</text:p>
          </table:table-cell>
          <table:table-cell table:number-columns-repeated="66"/>
          <table:table-cell table:formula="of:=MIN([.A38:.BL38])" office:value-type="float" office:value="1.30418" calcext:value-type="float">
            <text:p>1,30418</text:p>
          </table:table-cell>
          <table:table-cell table:formula="of:=MAX([.A38:.BL38])" office:value-type="float" office:value="1.41883" calcext:value-type="float">
            <text:p>1,41883</text:p>
          </table:table-cell>
          <table:table-cell table:number-columns-repeated="7"/>
        </table:table-row>
        <table:table-row table:style-name="ro1">
          <table:table-cell office:value-type="float" office:value="2.36081" calcext:value-type="float">
            <text:p>2,36081</text:p>
          </table:table-cell>
          <table:table-cell office:value-type="float" office:value="2.38649" calcext:value-type="float">
            <text:p>2,38649</text:p>
          </table:table-cell>
          <table:table-cell table:number-columns-repeated="66"/>
          <table:table-cell table:formula="of:=MIN([.A39:.BL39])" office:value-type="float" office:value="2.36081" calcext:value-type="float">
            <text:p>2,36081</text:p>
          </table:table-cell>
          <table:table-cell table:formula="of:=MAX([.A39:.BL39])" office:value-type="float" office:value="2.38649" calcext:value-type="float">
            <text:p>2,38649</text:p>
          </table:table-cell>
          <table:table-cell table:number-columns-repeated="7"/>
        </table:table-row>
        <table:table-row table:style-name="ro1">
          <table:table-cell office:value-type="float" office:value="1.69914" calcext:value-type="float">
            <text:p>1,69914</text:p>
          </table:table-cell>
          <table:table-cell office:value-type="float" office:value="2.65794" calcext:value-type="float">
            <text:p>2,65794</text:p>
          </table:table-cell>
          <table:table-cell table:number-columns-repeated="66"/>
          <table:table-cell table:formula="of:=MIN([.A40:.BL40])" office:value-type="float" office:value="1.69914" calcext:value-type="float">
            <text:p>1,69914</text:p>
          </table:table-cell>
          <table:table-cell table:formula="of:=MAX([.A40:.BL40])" office:value-type="float" office:value="2.65794" calcext:value-type="float">
            <text:p>2,65794</text:p>
          </table:table-cell>
          <table:table-cell table:number-columns-repeated="7"/>
        </table:table-row>
        <table:table-row table:style-name="ro1">
          <table:table-cell office:value-type="float" office:value="2.34806" calcext:value-type="float">
            <text:p>2,34806</text:p>
          </table:table-cell>
          <table:table-cell office:value-type="float" office:value="2.42527" calcext:value-type="float">
            <text:p>2,42527</text:p>
          </table:table-cell>
          <table:table-cell table:number-columns-repeated="66"/>
          <table:table-cell table:formula="of:=MIN([.A41:.BL41])" office:value-type="float" office:value="2.34806" calcext:value-type="float">
            <text:p>2,34806</text:p>
          </table:table-cell>
          <table:table-cell table:formula="of:=MAX([.A41:.BL41])" office:value-type="float" office:value="2.42527" calcext:value-type="float">
            <text:p>2,42527</text:p>
          </table:table-cell>
          <table:table-cell table:number-columns-repeated="7"/>
        </table:table-row>
        <table:table-row table:style-name="ro1">
          <table:table-cell office:value-type="float" office:value="1.79307" calcext:value-type="float">
            <text:p>1,79307</text:p>
          </table:table-cell>
          <table:table-cell office:value-type="float" office:value="2.74884" calcext:value-type="float">
            <text:p>2,74884</text:p>
          </table:table-cell>
          <table:table-cell table:number-columns-repeated="66"/>
          <table:table-cell table:formula="of:=MIN([.A42:.BL42])" office:value-type="float" office:value="1.79307" calcext:value-type="float">
            <text:p>1,79307</text:p>
          </table:table-cell>
          <table:table-cell table:formula="of:=MAX([.A42:.BL42])" office:value-type="float" office:value="2.74884" calcext:value-type="float">
            <text:p>2,748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12272" calcext:value-type="float">
            <text:p>1,12272</text:p>
          </table:table-cell>
          <table:table-cell office:value-type="float" office:value="1.6681" calcext:value-type="float">
            <text:p>1,6681</text:p>
          </table:table-cell>
          <table:table-cell office:value-type="float" office:value="1.01156" calcext:value-type="float">
            <text:p>1,01156</text:p>
          </table:table-cell>
          <table:table-cell office:value-type="float" office:value="2.40481" calcext:value-type="float">
            <text:p>2,40481</text:p>
          </table:table-cell>
          <table:table-cell table:number-columns-repeated="64"/>
          <table:table-cell table:formula="of:=MIN([.A44:.BL44])" office:value-type="float" office:value="1.01156" calcext:value-type="float">
            <text:p>1,01156</text:p>
          </table:table-cell>
          <table:table-cell table:formula="of:=MAX([.A44:.BL44])" office:value-type="float" office:value="2.40481" calcext:value-type="float">
            <text:p>2,40481</text:p>
          </table:table-cell>
          <table:table-cell table:number-columns-repeated="7"/>
        </table:table-row>
        <table:table-row table:style-name="ro1">
          <table:table-cell office:value-type="float" office:value="2.26303" calcext:value-type="float">
            <text:p>2,26303</text:p>
          </table:table-cell>
          <table:table-cell office:value-type="float" office:value="2.3595" calcext:value-type="float">
            <text:p>2,3595</text:p>
          </table:table-cell>
          <table:table-cell office:value-type="float" office:value="2.39996" calcext:value-type="float">
            <text:p>2,39996</text:p>
          </table:table-cell>
          <table:table-cell office:value-type="float" office:value="2.47683" calcext:value-type="float">
            <text:p>2,47683</text:p>
          </table:table-cell>
          <table:table-cell table:number-columns-repeated="64"/>
          <table:table-cell table:formula="of:=MIN([.A45:.BL45])" office:value-type="float" office:value="2.26303" calcext:value-type="float">
            <text:p>2,26303</text:p>
          </table:table-cell>
          <table:table-cell table:formula="of:=MAX([.A45:.BL45])" office:value-type="float" office:value="2.47683" calcext:value-type="float">
            <text:p>2,47683</text:p>
          </table:table-cell>
          <table:table-cell table:number-columns-repeated="7"/>
        </table:table-row>
        <table:table-row table:style-name="ro1">
          <table:table-cell office:value-type="float" office:value="0.876123" calcext:value-type="float">
            <text:p>0,876123</text:p>
          </table:table-cell>
          <table:table-cell office:value-type="float" office:value="1.42953" calcext:value-type="float">
            <text:p>1,42953</text:p>
          </table:table-cell>
          <table:table-cell office:value-type="float" office:value="1.13168" calcext:value-type="float">
            <text:p>1,13168</text:p>
          </table:table-cell>
          <table:table-cell office:value-type="float" office:value="0.720899" calcext:value-type="float">
            <text:p>0,720899</text:p>
          </table:table-cell>
          <table:table-cell table:number-columns-repeated="64"/>
          <table:table-cell table:formula="of:=MIN([.A46:.BL46])" office:value-type="float" office:value="0.720899" calcext:value-type="float">
            <text:p>0,720899</text:p>
          </table:table-cell>
          <table:table-cell table:formula="of:=MAX([.A46:.BL46])" office:value-type="float" office:value="1.42953" calcext:value-type="float">
            <text:p>1,42953</text:p>
          </table:table-cell>
          <table:table-cell table:number-columns-repeated="7"/>
        </table:table-row>
        <table:table-row table:style-name="ro1">
          <table:table-cell office:value-type="float" office:value="1.18175" calcext:value-type="float">
            <text:p>1,18175</text:p>
          </table:table-cell>
          <table:table-cell office:value-type="float" office:value="2.17473" calcext:value-type="float">
            <text:p>2,17473</text:p>
          </table:table-cell>
          <table:table-cell office:value-type="float" office:value="1.21503" calcext:value-type="float">
            <text:p>1,21503</text:p>
          </table:table-cell>
          <table:table-cell office:value-type="float" office:value="2.57385" calcext:value-type="float">
            <text:p>2,57385</text:p>
          </table:table-cell>
          <table:table-cell table:number-columns-repeated="64"/>
          <table:table-cell table:formula="of:=MIN([.A47:.BL47])" office:value-type="float" office:value="1.18175" calcext:value-type="float">
            <text:p>1,18175</text:p>
          </table:table-cell>
          <table:table-cell table:formula="of:=MAX([.A47:.BL47])" office:value-type="float" office:value="2.57385" calcext:value-type="float">
            <text:p>2,57385</text:p>
          </table:table-cell>
          <table:table-cell table:number-columns-repeated="7"/>
        </table:table-row>
        <table:table-row table:style-name="ro1">
          <table:table-cell office:value-type="float" office:value="0.866973" calcext:value-type="float">
            <text:p>0,866973</text:p>
          </table:table-cell>
          <table:table-cell office:value-type="float" office:value="0.752208" calcext:value-type="float">
            <text:p>0,752208</text:p>
          </table:table-cell>
          <table:table-cell office:value-type="float" office:value="0.641894" calcext:value-type="float">
            <text:p>0,641894</text:p>
          </table:table-cell>
          <table:table-cell office:value-type="float" office:value="2.61942" calcext:value-type="float">
            <text:p>2,61942</text:p>
          </table:table-cell>
          <table:table-cell table:number-columns-repeated="64"/>
          <table:table-cell table:formula="of:=MIN([.A48:.BL48])" office:value-type="float" office:value="0.641894" calcext:value-type="float">
            <text:p>0,641894</text:p>
          </table:table-cell>
          <table:table-cell table:formula="of:=MAX([.A48:.BL48])" office:value-type="float" office:value="2.61942" calcext:value-type="float">
            <text:p>2,61942</text:p>
          </table:table-cell>
          <table:table-cell table:number-columns-repeated="7"/>
        </table:table-row>
        <table:table-row table:style-name="ro1">
          <table:table-cell office:value-type="float" office:value="1.15339" calcext:value-type="float">
            <text:p>1,15339</text:p>
          </table:table-cell>
          <table:table-cell office:value-type="float" office:value="1.74642" calcext:value-type="float">
            <text:p>1,74642</text:p>
          </table:table-cell>
          <table:table-cell office:value-type="float" office:value="2.11434" calcext:value-type="float">
            <text:p>2,11434</text:p>
          </table:table-cell>
          <table:table-cell office:value-type="float" office:value="1.40403" calcext:value-type="float">
            <text:p>1,40403</text:p>
          </table:table-cell>
          <table:table-cell table:number-columns-repeated="64"/>
          <table:table-cell table:formula="of:=MIN([.A49:.BL49])" office:value-type="float" office:value="1.15339" calcext:value-type="float">
            <text:p>1,15339</text:p>
          </table:table-cell>
          <table:table-cell table:formula="of:=MAX([.A49:.BL49])" office:value-type="float" office:value="2.11434" calcext:value-type="float">
            <text:p>2,11434</text:p>
          </table:table-cell>
          <table:table-cell table:number-columns-repeated="7"/>
        </table:table-row>
        <table:table-row table:style-name="ro1">
          <table:table-cell office:value-type="float" office:value="1.17984" calcext:value-type="float">
            <text:p>1,17984</text:p>
          </table:table-cell>
          <table:table-cell office:value-type="float" office:value="1.18857" calcext:value-type="float">
            <text:p>1,18857</text:p>
          </table:table-cell>
          <table:table-cell office:value-type="float" office:value="1.13367" calcext:value-type="float">
            <text:p>1,13367</text:p>
          </table:table-cell>
          <table:table-cell office:value-type="float" office:value="1.18032" calcext:value-type="float">
            <text:p>1,18032</text:p>
          </table:table-cell>
          <table:table-cell table:number-columns-repeated="64"/>
          <table:table-cell table:formula="of:=MIN([.A50:.BL50])" office:value-type="float" office:value="1.13367" calcext:value-type="float">
            <text:p>1,13367</text:p>
          </table:table-cell>
          <table:table-cell table:formula="of:=MAX([.A50:.BL50])" office:value-type="float" office:value="1.18857" calcext:value-type="float">
            <text:p>1,18857</text:p>
          </table:table-cell>
          <table:table-cell table:number-columns-repeated="7"/>
        </table:table-row>
        <table:table-row table:style-name="ro1">
          <table:table-cell office:value-type="float" office:value="0.851921" calcext:value-type="float">
            <text:p>0,851921</text:p>
          </table:table-cell>
          <table:table-cell office:value-type="float" office:value="1.38812" calcext:value-type="float">
            <text:p>1,38812</text:p>
          </table:table-cell>
          <table:table-cell office:value-type="float" office:value="1.205" calcext:value-type="float">
            <text:p>1,205</text:p>
          </table:table-cell>
          <table:table-cell office:value-type="float" office:value="1.17974" calcext:value-type="float">
            <text:p>1,17974</text:p>
          </table:table-cell>
          <table:table-cell table:number-columns-repeated="64"/>
          <table:table-cell table:formula="of:=MIN([.A51:.BL51])" office:value-type="float" office:value="0.851921" calcext:value-type="float">
            <text:p>0,851921</text:p>
          </table:table-cell>
          <table:table-cell table:formula="of:=MAX([.A51:.BL51])" office:value-type="float" office:value="1.38812" calcext:value-type="float">
            <text:p>1,38812</text:p>
          </table:table-cell>
          <table:table-cell table:number-columns-repeated="7"/>
        </table:table-row>
        <table:table-row table:style-name="ro1">
          <table:table-cell office:value-type="float" office:value="1.12891" calcext:value-type="float">
            <text:p>1,12891</text:p>
          </table:table-cell>
          <table:table-cell office:value-type="float" office:value="1.74516" calcext:value-type="float">
            <text:p>1,74516</text:p>
          </table:table-cell>
          <table:table-cell office:value-type="float" office:value="1.20679" calcext:value-type="float">
            <text:p>1,20679</text:p>
          </table:table-cell>
          <table:table-cell office:value-type="float" office:value="2.54897" calcext:value-type="float">
            <text:p>2,54897</text:p>
          </table:table-cell>
          <table:table-cell table:number-columns-repeated="64"/>
          <table:table-cell table:formula="of:=MIN([.A52:.BL52])" office:value-type="float" office:value="1.12891" calcext:value-type="float">
            <text:p>1,12891</text:p>
          </table:table-cell>
          <table:table-cell table:formula="of:=MAX([.A52:.BL52])" office:value-type="float" office:value="2.54897" calcext:value-type="float">
            <text:p>2,54897</text:p>
          </table:table-cell>
          <table:table-cell table:number-columns-repeated="7"/>
        </table:table-row>
        <table:table-row table:style-name="ro1">
          <table:table-cell office:value-type="float" office:value="1.12282" calcext:value-type="float">
            <text:p>1,12282</text:p>
          </table:table-cell>
          <table:table-cell office:value-type="float" office:value="1.8837" calcext:value-type="float">
            <text:p>1,8837</text:p>
          </table:table-cell>
          <table:table-cell office:value-type="float" office:value="2.08246" calcext:value-type="float">
            <text:p>2,08246</text:p>
          </table:table-cell>
          <table:table-cell office:value-type="float" office:value="1.40331" calcext:value-type="float">
            <text:p>1,40331</text:p>
          </table:table-cell>
          <table:table-cell table:number-columns-repeated="64"/>
          <table:table-cell table:formula="of:=MIN([.A53:.BL53])" office:value-type="float" office:value="1.12282" calcext:value-type="float">
            <text:p>1,12282</text:p>
          </table:table-cell>
          <table:table-cell table:formula="of:=MAX([.A53:.BL53])" office:value-type="float" office:value="2.08246" calcext:value-type="float">
            <text:p>2,08246</text:p>
          </table:table-cell>
          <table:table-cell table:number-columns-repeated="7"/>
        </table:table-row>
        <table:table-row table:style-name="ro1">
          <table:table-cell office:value-type="float" office:value="1.17258" calcext:value-type="float">
            <text:p>1,17258</text:p>
          </table:table-cell>
          <table:table-cell office:value-type="float" office:value="1.74851" calcext:value-type="float">
            <text:p>1,74851</text:p>
          </table:table-cell>
          <table:table-cell office:value-type="float" office:value="2.2074" calcext:value-type="float">
            <text:p>2,2074</text:p>
          </table:table-cell>
          <table:table-cell office:value-type="float" office:value="1.19333" calcext:value-type="float">
            <text:p>1,19333</text:p>
          </table:table-cell>
          <table:table-cell table:number-columns-repeated="64"/>
          <table:table-cell table:formula="of:=MIN([.A54:.BL54])" office:value-type="float" office:value="1.17258" calcext:value-type="float">
            <text:p>1,17258</text:p>
          </table:table-cell>
          <table:table-cell table:formula="of:=MAX([.A54:.BL54])" office:value-type="float" office:value="2.2074" calcext:value-type="float">
            <text:p>2,2074</text:p>
          </table:table-cell>
          <table:table-cell table:number-columns-repeated="7"/>
        </table:table-row>
        <table:table-row table:style-name="ro1">
          <table:table-cell office:value-type="float" office:value="0.82156" calcext:value-type="float">
            <text:p>0,82156</text:p>
          </table:table-cell>
          <table:table-cell office:value-type="float" office:value="0.625856" calcext:value-type="float">
            <text:p>0,625856</text:p>
          </table:table-cell>
          <table:table-cell office:value-type="float" office:value="1.86067" calcext:value-type="float">
            <text:p>1,86067</text:p>
          </table:table-cell>
          <table:table-cell office:value-type="float" office:value="0.744809" calcext:value-type="float">
            <text:p>0,744809</text:p>
          </table:table-cell>
          <table:table-cell table:number-columns-repeated="64"/>
          <table:table-cell table:formula="of:=MIN([.A55:.BL55])" office:value-type="float" office:value="0.625856" calcext:value-type="float">
            <text:p>0,625856</text:p>
          </table:table-cell>
          <table:table-cell table:formula="of:=MAX([.A55:.BL55])" office:value-type="float" office:value="1.86067" calcext:value-type="float">
            <text:p>1,86067</text:p>
          </table:table-cell>
          <table:table-cell table:number-columns-repeated="7"/>
        </table:table-row>
        <table:table-row table:style-name="ro1">
          <table:table-cell office:value-type="float" office:value="1.11185" calcext:value-type="float">
            <text:p>1,11185</text:p>
          </table:table-cell>
          <table:table-cell office:value-type="float" office:value="1.16944" calcext:value-type="float">
            <text:p>1,16944</text:p>
          </table:table-cell>
          <table:table-cell office:value-type="float" office:value="2.34382" calcext:value-type="float">
            <text:p>2,34382</text:p>
          </table:table-cell>
          <table:table-cell office:value-type="float" office:value="2.4467" calcext:value-type="float">
            <text:p>2,4467</text:p>
          </table:table-cell>
          <table:table-cell table:number-columns-repeated="64"/>
          <table:table-cell table:formula="of:=MIN([.A56:.BL56])" office:value-type="float" office:value="1.11185" calcext:value-type="float">
            <text:p>1,11185</text:p>
          </table:table-cell>
          <table:table-cell table:formula="of:=MAX([.A56:.BL56])" office:value-type="float" office:value="2.4467" calcext:value-type="float">
            <text:p>2,4467</text:p>
          </table:table-cell>
          <table:table-cell table:number-columns-repeated="7"/>
        </table:table-row>
        <table:table-row table:style-name="ro1">
          <table:table-cell office:value-type="float" office:value="0.855624" calcext:value-type="float">
            <text:p>0,855624</text:p>
          </table:table-cell>
          <table:table-cell office:value-type="float" office:value="1.55564" calcext:value-type="float">
            <text:p>1,55564</text:p>
          </table:table-cell>
          <table:table-cell office:value-type="float" office:value="1.18668" calcext:value-type="float">
            <text:p>1,18668</text:p>
          </table:table-cell>
          <table:table-cell office:value-type="float" office:value="1.00171" calcext:value-type="float">
            <text:p>1,00171</text:p>
          </table:table-cell>
          <table:table-cell table:number-columns-repeated="64"/>
          <table:table-cell table:formula="of:=MIN([.A57:.BL57])" office:value-type="float" office:value="0.855624" calcext:value-type="float">
            <text:p>0,855624</text:p>
          </table:table-cell>
          <table:table-cell table:formula="of:=MAX([.A57:.BL57])" office:value-type="float" office:value="1.55564" calcext:value-type="float">
            <text:p>1,55564</text:p>
          </table:table-cell>
          <table:table-cell table:number-columns-repeated="7"/>
        </table:table-row>
        <table:table-row table:style-name="ro1">
          <table:table-cell office:value-type="float" office:value="1.13866" calcext:value-type="float">
            <text:p>1,13866</text:p>
          </table:table-cell>
          <table:table-cell office:value-type="float" office:value="1.1132" calcext:value-type="float">
            <text:p>1,1132</text:p>
          </table:table-cell>
          <table:table-cell office:value-type="float" office:value="2.35336" calcext:value-type="float">
            <text:p>2,35336</text:p>
          </table:table-cell>
          <table:table-cell office:value-type="float" office:value="2.46299" calcext:value-type="float">
            <text:p>2,46299</text:p>
          </table:table-cell>
          <table:table-cell table:number-columns-repeated="64"/>
          <table:table-cell table:formula="of:=MIN([.A58:.BL58])" office:value-type="float" office:value="1.1132" calcext:value-type="float">
            <text:p>1,1132</text:p>
          </table:table-cell>
          <table:table-cell table:formula="of:=MAX([.A58:.BL58])" office:value-type="float" office:value="2.46299" calcext:value-type="float">
            <text:p>2,46299</text:p>
          </table:table-cell>
          <table:table-cell table:number-columns-repeated="7"/>
        </table:table-row>
        <table:table-row table:style-name="ro1">
          <table:table-cell office:value-type="float" office:value="1.17036" calcext:value-type="float">
            <text:p>1,17036</text:p>
          </table:table-cell>
          <table:table-cell office:value-type="float" office:value="1.7671" calcext:value-type="float">
            <text:p>1,7671</text:p>
          </table:table-cell>
          <table:table-cell office:value-type="float" office:value="1.89875" calcext:value-type="float">
            <text:p>1,89875</text:p>
          </table:table-cell>
          <table:table-cell office:value-type="float" office:value="0.793445" calcext:value-type="float">
            <text:p>0,793445</text:p>
          </table:table-cell>
          <table:table-cell table:number-columns-repeated="64"/>
          <table:table-cell table:formula="of:=MIN([.A59:.BL59])" office:value-type="float" office:value="0.793445" calcext:value-type="float">
            <text:p>0,793445</text:p>
          </table:table-cell>
          <table:table-cell table:formula="of:=MAX([.A59:.BL59])" office:value-type="float" office:value="1.89875" calcext:value-type="float">
            <text:p>1,89875</text:p>
          </table:table-cell>
          <table:table-cell table:number-columns-repeated="7"/>
        </table:table-row>
        <table:table-row table:style-name="ro1">
          <table:table-cell office:value-type="float" office:value="1.09238" calcext:value-type="float">
            <text:p>1,09238</text:p>
          </table:table-cell>
          <table:table-cell office:value-type="float" office:value="1.73708" calcext:value-type="float">
            <text:p>1,73708</text:p>
          </table:table-cell>
          <table:table-cell office:value-type="float" office:value="2.02002" calcext:value-type="float">
            <text:p>2,02002</text:p>
          </table:table-cell>
          <table:table-cell office:value-type="float" office:value="1.48102" calcext:value-type="float">
            <text:p>1,48102</text:p>
          </table:table-cell>
          <table:table-cell table:number-columns-repeated="64"/>
          <table:table-cell table:formula="of:=MIN([.A60:.BL60])" office:value-type="float" office:value="1.09238" calcext:value-type="float">
            <text:p>1,09238</text:p>
          </table:table-cell>
          <table:table-cell table:formula="of:=MAX([.A60:.BL60])" office:value-type="float" office:value="2.02002" calcext:value-type="float">
            <text:p>2,02002</text:p>
          </table:table-cell>
          <table:table-cell table:number-columns-repeated="7"/>
        </table:table-row>
        <table:table-row table:style-name="ro1">
          <table:table-cell office:value-type="float" office:value="1.1615" calcext:value-type="float">
            <text:p>1,1615</text:p>
          </table:table-cell>
          <table:table-cell office:value-type="float" office:value="1.09763" calcext:value-type="float">
            <text:p>1,09763</text:p>
          </table:table-cell>
          <table:table-cell office:value-type="float" office:value="2.4295" calcext:value-type="float">
            <text:p>2,4295</text:p>
          </table:table-cell>
          <table:table-cell office:value-type="float" office:value="2.43392" calcext:value-type="float">
            <text:p>2,43392</text:p>
          </table:table-cell>
          <table:table-cell table:number-columns-repeated="64"/>
          <table:table-cell table:formula="of:=MIN([.A61:.BL61])" office:value-type="float" office:value="1.09763" calcext:value-type="float">
            <text:p>1,09763</text:p>
          </table:table-cell>
          <table:table-cell table:formula="of:=MAX([.A61:.BL61])" office:value-type="float" office:value="2.43392" calcext:value-type="float">
            <text:p>2,43392</text:p>
          </table:table-cell>
          <table:table-cell table:number-columns-repeated="7"/>
        </table:table-row>
        <table:table-row table:style-name="ro1">
          <table:table-cell office:value-type="float" office:value="0.866469" calcext:value-type="float">
            <text:p>0,866469</text:p>
          </table:table-cell>
          <table:table-cell office:value-type="float" office:value="1.45625" calcext:value-type="float">
            <text:p>1,45625</text:p>
          </table:table-cell>
          <table:table-cell office:value-type="float" office:value="1.18602" calcext:value-type="float">
            <text:p>1,18602</text:p>
          </table:table-cell>
          <table:table-cell office:value-type="float" office:value="1.1404" calcext:value-type="float">
            <text:p>1,1404</text:p>
          </table:table-cell>
          <table:table-cell table:number-columns-repeated="64"/>
          <table:table-cell table:formula="of:=MIN([.A62:.BL62])" office:value-type="float" office:value="0.866469" calcext:value-type="float">
            <text:p>0,866469</text:p>
          </table:table-cell>
          <table:table-cell table:formula="of:=MAX([.A62:.BL62])" office:value-type="float" office:value="1.45625" calcext:value-type="float">
            <text:p>1,45625</text:p>
          </table:table-cell>
          <table:table-cell table:number-columns-repeated="7"/>
        </table:table-row>
        <table:table-row table:style-name="ro1">
          <table:table-cell office:value-type="float" office:value="0.888639" calcext:value-type="float">
            <text:p>0,888639</text:p>
          </table:table-cell>
          <table:table-cell office:value-type="float" office:value="0.638871" calcext:value-type="float">
            <text:p>0,638871</text:p>
          </table:table-cell>
          <table:table-cell office:value-type="float" office:value="2.04925" calcext:value-type="float">
            <text:p>2,04925</text:p>
          </table:table-cell>
          <table:table-cell office:value-type="float" office:value="0.698131" calcext:value-type="float">
            <text:p>0,698131</text:p>
          </table:table-cell>
          <table:table-cell table:number-columns-repeated="64"/>
          <table:table-cell table:formula="of:=MIN([.A63:.BL63])" office:value-type="float" office:value="0.638871" calcext:value-type="float">
            <text:p>0,638871</text:p>
          </table:table-cell>
          <table:table-cell table:formula="of:=MAX([.A63:.BL63])" office:value-type="float" office:value="2.04925" calcext:value-type="float">
            <text:p>2,049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12674" calcext:value-type="float">
            <text:p>1,12674</text:p>
          </table:table-cell>
          <table:table-cell office:value-type="float" office:value="1.15317" calcext:value-type="float">
            <text:p>1,15317</text:p>
          </table:table-cell>
          <table:table-cell office:value-type="float" office:value="1.16191" calcext:value-type="float">
            <text:p>1,16191</text:p>
          </table:table-cell>
          <table:table-cell office:value-type="float" office:value="1.16989" calcext:value-type="float">
            <text:p>1,16989</text:p>
          </table:table-cell>
          <table:table-cell office:value-type="float" office:value="0.583846" calcext:value-type="float">
            <text:p>0,583846</text:p>
          </table:table-cell>
          <table:table-cell office:value-type="float" office:value="0.933962" calcext:value-type="float">
            <text:p>0,933962</text:p>
          </table:table-cell>
          <table:table-cell office:value-type="float" office:value="1.19758" calcext:value-type="float">
            <text:p>1,19758</text:p>
          </table:table-cell>
          <table:table-cell office:value-type="float" office:value="1.26068" calcext:value-type="float">
            <text:p>1,26068</text:p>
          </table:table-cell>
          <table:table-cell table:number-columns-repeated="60"/>
          <table:table-cell table:formula="of:=MIN([.A65:.BL65])" office:value-type="float" office:value="0.583846" calcext:value-type="float">
            <text:p>0,583846</text:p>
          </table:table-cell>
          <table:table-cell table:formula="of:=MAX([.A65:.BL65])" office:value-type="float" office:value="1.26068" calcext:value-type="float">
            <text:p>1,26068</text:p>
          </table:table-cell>
          <table:table-cell table:number-columns-repeated="7"/>
        </table:table-row>
        <table:table-row table:style-name="ro1">
          <table:table-cell office:value-type="float" office:value="0.629344" calcext:value-type="float">
            <text:p>0,629344</text:p>
          </table:table-cell>
          <table:table-cell office:value-type="float" office:value="0.591068" calcext:value-type="float">
            <text:p>0,591068</text:p>
          </table:table-cell>
          <table:table-cell office:value-type="float" office:value="0.63563" calcext:value-type="float">
            <text:p>0,63563</text:p>
          </table:table-cell>
          <table:table-cell office:value-type="float" office:value="0.600388" calcext:value-type="float">
            <text:p>0,600388</text:p>
          </table:table-cell>
          <table:table-cell office:value-type="float" office:value="0.858286" calcext:value-type="float">
            <text:p>0,858286</text:p>
          </table:table-cell>
          <table:table-cell office:value-type="float" office:value="2.17288" calcext:value-type="float">
            <text:p>2,17288</text:p>
          </table:table-cell>
          <table:table-cell office:value-type="float" office:value="1.12483" calcext:value-type="float">
            <text:p>1,12483</text:p>
          </table:table-cell>
          <table:table-cell office:value-type="float" office:value="0.666737" calcext:value-type="float">
            <text:p>0,666737</text:p>
          </table:table-cell>
          <table:table-cell table:number-columns-repeated="60"/>
          <table:table-cell table:formula="of:=MIN([.A66:.BL66])" office:value-type="float" office:value="0.591068" calcext:value-type="float">
            <text:p>0,591068</text:p>
          </table:table-cell>
          <table:table-cell table:formula="of:=MAX([.A66:.BL66])" office:value-type="float" office:value="2.17288" calcext:value-type="float">
            <text:p>2,17288</text:p>
          </table:table-cell>
          <table:table-cell table:number-columns-repeated="7"/>
        </table:table-row>
        <table:table-row table:style-name="ro1">
          <table:table-cell office:value-type="float" office:value="1.14248" calcext:value-type="float">
            <text:p>1,14248</text:p>
          </table:table-cell>
          <table:table-cell office:value-type="float" office:value="1.15235" calcext:value-type="float">
            <text:p>1,15235</text:p>
          </table:table-cell>
          <table:table-cell office:value-type="float" office:value="1.17802" calcext:value-type="float">
            <text:p>1,17802</text:p>
          </table:table-cell>
          <table:table-cell office:value-type="float" office:value="1.60289" calcext:value-type="float">
            <text:p>1,60289</text:p>
          </table:table-cell>
          <table:table-cell office:value-type="float" office:value="0.80753" calcext:value-type="float">
            <text:p>0,80753</text:p>
          </table:table-cell>
          <table:table-cell office:value-type="float" office:value="0.948144" calcext:value-type="float">
            <text:p>0,948144</text:p>
          </table:table-cell>
          <table:table-cell office:value-type="float" office:value="1.24955" calcext:value-type="float">
            <text:p>1,24955</text:p>
          </table:table-cell>
          <table:table-cell office:value-type="float" office:value="0.822761" calcext:value-type="float">
            <text:p>0,822761</text:p>
          </table:table-cell>
          <table:table-cell table:number-columns-repeated="60"/>
          <table:table-cell table:formula="of:=MIN([.A67:.BL67])" office:value-type="float" office:value="0.80753" calcext:value-type="float">
            <text:p>0,80753</text:p>
          </table:table-cell>
          <table:table-cell table:formula="of:=MAX([.A67:.BL67])" office:value-type="float" office:value="1.60289" calcext:value-type="float">
            <text:p>1,60289</text:p>
          </table:table-cell>
          <table:table-cell table:number-columns-repeated="7"/>
        </table:table-row>
        <table:table-row table:style-name="ro1">
          <table:table-cell office:value-type="float" office:value="0.584614" calcext:value-type="float">
            <text:p>0,584614</text:p>
          </table:table-cell>
          <table:table-cell office:value-type="float" office:value="1.17557" calcext:value-type="float">
            <text:p>1,17557</text:p>
          </table:table-cell>
          <table:table-cell office:value-type="float" office:value="1.43268" calcext:value-type="float">
            <text:p>1,43268</text:p>
          </table:table-cell>
          <table:table-cell office:value-type="float" office:value="1.19782" calcext:value-type="float">
            <text:p>1,19782</text:p>
          </table:table-cell>
          <table:table-cell office:value-type="float" office:value="1.46637" calcext:value-type="float">
            <text:p>1,46637</text:p>
          </table:table-cell>
          <table:table-cell office:value-type="float" office:value="1.25891" calcext:value-type="float">
            <text:p>1,25891</text:p>
          </table:table-cell>
          <table:table-cell office:value-type="float" office:value="1.26788" calcext:value-type="float">
            <text:p>1,26788</text:p>
          </table:table-cell>
          <table:table-cell office:value-type="float" office:value="1.03382" calcext:value-type="float">
            <text:p>1,03382</text:p>
          </table:table-cell>
          <table:table-cell table:number-columns-repeated="60"/>
          <table:table-cell table:formula="of:=MIN([.A68:.BL68])" office:value-type="float" office:value="0.584614" calcext:value-type="float">
            <text:p>0,584614</text:p>
          </table:table-cell>
          <table:table-cell table:formula="of:=MAX([.A68:.BL68])" office:value-type="float" office:value="1.46637" calcext:value-type="float">
            <text:p>1,46637</text:p>
          </table:table-cell>
          <table:table-cell table:number-columns-repeated="7"/>
        </table:table-row>
        <table:table-row table:style-name="ro1">
          <table:table-cell office:value-type="float" office:value="1.18671" calcext:value-type="float">
            <text:p>1,18671</text:p>
          </table:table-cell>
          <table:table-cell office:value-type="float" office:value="1.2408" calcext:value-type="float">
            <text:p>1,2408</text:p>
          </table:table-cell>
          <table:table-cell office:value-type="float" office:value="1.27518" calcext:value-type="float">
            <text:p>1,27518</text:p>
          </table:table-cell>
          <table:table-cell office:value-type="float" office:value="1.41761" calcext:value-type="float">
            <text:p>1,41761</text:p>
          </table:table-cell>
          <table:table-cell office:value-type="float" office:value="0.567512" calcext:value-type="float">
            <text:p>0,567512</text:p>
          </table:table-cell>
          <table:table-cell office:value-type="float" office:value="1.0419" calcext:value-type="float">
            <text:p>1,0419</text:p>
          </table:table-cell>
          <table:table-cell office:value-type="float" office:value="1.03358" calcext:value-type="float">
            <text:p>1,03358</text:p>
          </table:table-cell>
          <table:table-cell office:value-type="float" office:value="1.21169" calcext:value-type="float">
            <text:p>1,21169</text:p>
          </table:table-cell>
          <table:table-cell table:number-columns-repeated="60"/>
          <table:table-cell table:formula="of:=MIN([.A69:.BL69])" office:value-type="float" office:value="0.567512" calcext:value-type="float">
            <text:p>0,567512</text:p>
          </table:table-cell>
          <table:table-cell table:formula="of:=MAX([.A69:.BL69])" office:value-type="float" office:value="1.41761" calcext:value-type="float">
            <text:p>1,41761</text:p>
          </table:table-cell>
          <table:table-cell table:number-columns-repeated="7"/>
        </table:table-row>
        <table:table-row table:style-name="ro1">
          <table:table-cell office:value-type="float" office:value="0.58936" calcext:value-type="float">
            <text:p>0,58936</text:p>
          </table:table-cell>
          <table:table-cell office:value-type="float" office:value="0.524488" calcext:value-type="float">
            <text:p>0,524488</text:p>
          </table:table-cell>
          <table:table-cell office:value-type="float" office:value="1.16425" calcext:value-type="float">
            <text:p>1,16425</text:p>
          </table:table-cell>
          <table:table-cell office:value-type="float" office:value="0.799697" calcext:value-type="float">
            <text:p>0,799697</text:p>
          </table:table-cell>
          <table:table-cell office:value-type="float" office:value="0.545514" calcext:value-type="float">
            <text:p>0,545514</text:p>
          </table:table-cell>
          <table:table-cell office:value-type="float" office:value="0.615715" calcext:value-type="float">
            <text:p>0,615715</text:p>
          </table:table-cell>
          <table:table-cell office:value-type="float" office:value="2.08072" calcext:value-type="float">
            <text:p>2,08072</text:p>
          </table:table-cell>
          <table:table-cell office:value-type="float" office:value="0.318018" calcext:value-type="float">
            <text:p>0,318018</text:p>
          </table:table-cell>
          <table:table-cell table:number-columns-repeated="60"/>
          <table:table-cell table:formula="of:=MIN([.A70:.BL70])" office:value-type="float" office:value="0.318018" calcext:value-type="float">
            <text:p>0,318018</text:p>
          </table:table-cell>
          <table:table-cell table:formula="of:=MAX([.A70:.BL70])" office:value-type="float" office:value="2.08072" calcext:value-type="float">
            <text:p>2,08072</text:p>
          </table:table-cell>
          <table:table-cell table:number-columns-repeated="7"/>
        </table:table-row>
        <table:table-row table:style-name="ro1">
          <table:table-cell office:value-type="float" office:value="1.12521" calcext:value-type="float">
            <text:p>1,12521</text:p>
          </table:table-cell>
          <table:table-cell office:value-type="float" office:value="1.15758" calcext:value-type="float">
            <text:p>1,15758</text:p>
          </table:table-cell>
          <table:table-cell office:value-type="float" office:value="1.24361" calcext:value-type="float">
            <text:p>1,24361</text:p>
          </table:table-cell>
          <table:table-cell office:value-type="float" office:value="0.595642" calcext:value-type="float">
            <text:p>0,595642</text:p>
          </table:table-cell>
          <table:table-cell office:value-type="float" office:value="0.705472" calcext:value-type="float">
            <text:p>0,705472</text:p>
          </table:table-cell>
          <table:table-cell office:value-type="float" office:value="1.9089" calcext:value-type="float">
            <text:p>1,9089</text:p>
          </table:table-cell>
          <table:table-cell office:value-type="float" office:value="0.601302" calcext:value-type="float">
            <text:p>0,601302</text:p>
          </table:table-cell>
          <table:table-cell office:value-type="float" office:value="0.578043" calcext:value-type="float">
            <text:p>0,578043</text:p>
          </table:table-cell>
          <table:table-cell table:number-columns-repeated="60"/>
          <table:table-cell table:formula="of:=MIN([.A71:.BL71])" office:value-type="float" office:value="0.578043" calcext:value-type="float">
            <text:p>0,578043</text:p>
          </table:table-cell>
          <table:table-cell table:formula="of:=MAX([.A71:.BL71])" office:value-type="float" office:value="1.9089" calcext:value-type="float">
            <text:p>1,9089</text:p>
          </table:table-cell>
          <table:table-cell table:number-columns-repeated="7"/>
        </table:table-row>
        <table:table-row table:style-name="ro1">
          <table:table-cell office:value-type="float" office:value="1.1451" calcext:value-type="float">
            <text:p>1,1451</text:p>
          </table:table-cell>
          <table:table-cell office:value-type="float" office:value="1.23412" calcext:value-type="float">
            <text:p>1,23412</text:p>
          </table:table-cell>
          <table:table-cell office:value-type="float" office:value="1.2551" calcext:value-type="float">
            <text:p>1,2551</text:p>
          </table:table-cell>
          <table:table-cell office:value-type="float" office:value="1.26649" calcext:value-type="float">
            <text:p>1,26649</text:p>
          </table:table-cell>
          <table:table-cell office:value-type="float" office:value="0.577049" calcext:value-type="float">
            <text:p>0,577049</text:p>
          </table:table-cell>
          <table:table-cell office:value-type="float" office:value="0.770633" calcext:value-type="float">
            <text:p>0,770633</text:p>
          </table:table-cell>
          <table:table-cell office:value-type="float" office:value="0.99989" calcext:value-type="float">
            <text:p>0,99989</text:p>
          </table:table-cell>
          <table:table-cell office:value-type="float" office:value="0.388893" calcext:value-type="float">
            <text:p>0,388893</text:p>
          </table:table-cell>
          <table:table-cell table:number-columns-repeated="60"/>
          <table:table-cell table:formula="of:=MIN([.A72:.BL72])" office:value-type="float" office:value="0.388893" calcext:value-type="float">
            <text:p>0,388893</text:p>
          </table:table-cell>
          <table:table-cell table:formula="of:=MAX([.A72:.BL72])" office:value-type="float" office:value="1.26649" calcext:value-type="float">
            <text:p>1,26649</text:p>
          </table:table-cell>
          <table:table-cell table:number-columns-repeated="7"/>
        </table:table-row>
        <table:table-row table:style-name="ro1">
          <table:table-cell office:value-type="float" office:value="0.574294" calcext:value-type="float">
            <text:p>0,574294</text:p>
          </table:table-cell>
          <table:table-cell office:value-type="float" office:value="1.12343" calcext:value-type="float">
            <text:p>1,12343</text:p>
          </table:table-cell>
          <table:table-cell office:value-type="float" office:value="0.585866" calcext:value-type="float">
            <text:p>0,585866</text:p>
          </table:table-cell>
          <table:table-cell office:value-type="float" office:value="1.2391" calcext:value-type="float">
            <text:p>1,2391</text:p>
          </table:table-cell>
          <table:table-cell office:value-type="float" office:value="0.564359" calcext:value-type="float">
            <text:p>0,564359</text:p>
          </table:table-cell>
          <table:table-cell office:value-type="float" office:value="0.817487" calcext:value-type="float">
            <text:p>0,817487</text:p>
          </table:table-cell>
          <table:table-cell office:value-type="float" office:value="0.994119" calcext:value-type="float">
            <text:p>0,994119</text:p>
          </table:table-cell>
          <table:table-cell office:value-type="float" office:value="1.20875" calcext:value-type="float">
            <text:p>1,20875</text:p>
          </table:table-cell>
          <table:table-cell table:number-columns-repeated="60"/>
          <table:table-cell table:formula="of:=MIN([.A73:.BL73])" office:value-type="float" office:value="0.564359" calcext:value-type="float">
            <text:p>0,564359</text:p>
          </table:table-cell>
          <table:table-cell table:formula="of:=MAX([.A73:.BL73])" office:value-type="float" office:value="1.2391" calcext:value-type="float">
            <text:p>1,2391</text:p>
          </table:table-cell>
          <table:table-cell table:number-columns-repeated="7"/>
        </table:table-row>
        <table:table-row table:style-name="ro1">
          <table:table-cell office:value-type="float" office:value="1.10578" calcext:value-type="float">
            <text:p>1,10578</text:p>
          </table:table-cell>
          <table:table-cell office:value-type="float" office:value="1.13104" calcext:value-type="float">
            <text:p>1,13104</text:p>
          </table:table-cell>
          <table:table-cell office:value-type="float" office:value="1.19588" calcext:value-type="float">
            <text:p>1,19588</text:p>
          </table:table-cell>
          <table:table-cell office:value-type="float" office:value="1.42133" calcext:value-type="float">
            <text:p>1,42133</text:p>
          </table:table-cell>
          <table:table-cell office:value-type="float" office:value="0.803728" calcext:value-type="float">
            <text:p>0,803728</text:p>
          </table:table-cell>
          <table:table-cell office:value-type="float" office:value="0.926892" calcext:value-type="float">
            <text:p>0,926892</text:p>
          </table:table-cell>
          <table:table-cell office:value-type="float" office:value="0.959462" calcext:value-type="float">
            <text:p>0,959462</text:p>
          </table:table-cell>
          <table:table-cell office:value-type="float" office:value="0.401401" calcext:value-type="float">
            <text:p>0,401401</text:p>
          </table:table-cell>
          <table:table-cell table:number-columns-repeated="60"/>
          <table:table-cell table:formula="of:=MIN([.A74:.BL74])" office:value-type="float" office:value="0.401401" calcext:value-type="float">
            <text:p>0,401401</text:p>
          </table:table-cell>
          <table:table-cell table:formula="of:=MAX([.A74:.BL74])" office:value-type="float" office:value="1.42133" calcext:value-type="float">
            <text:p>1,42133</text:p>
          </table:table-cell>
          <table:table-cell table:number-columns-repeated="7"/>
        </table:table-row>
        <table:table-row table:style-name="ro1">
          <table:table-cell office:value-type="float" office:value="1.09806" calcext:value-type="float">
            <text:p>1,09806</text:p>
          </table:table-cell>
          <table:table-cell office:value-type="float" office:value="1.21397" calcext:value-type="float">
            <text:p>1,21397</text:p>
          </table:table-cell>
          <table:table-cell office:value-type="float" office:value="1.2971" calcext:value-type="float">
            <text:p>1,2971</text:p>
          </table:table-cell>
          <table:table-cell office:value-type="float" office:value="1.45905" calcext:value-type="float">
            <text:p>1,45905</text:p>
          </table:table-cell>
          <table:table-cell office:value-type="float" office:value="1.17183" calcext:value-type="float">
            <text:p>1,17183</text:p>
          </table:table-cell>
          <table:table-cell office:value-type="float" office:value="1.20346" calcext:value-type="float">
            <text:p>1,20346</text:p>
          </table:table-cell>
          <table:table-cell office:value-type="float" office:value="1.10473" calcext:value-type="float">
            <text:p>1,10473</text:p>
          </table:table-cell>
          <table:table-cell office:value-type="float" office:value="1.26574" calcext:value-type="float">
            <text:p>1,26574</text:p>
          </table:table-cell>
          <table:table-cell table:number-columns-repeated="60"/>
          <table:table-cell table:formula="of:=MIN([.A75:.BL75])" office:value-type="float" office:value="1.09806" calcext:value-type="float">
            <text:p>1,09806</text:p>
          </table:table-cell>
          <table:table-cell table:formula="of:=MAX([.A75:.BL75])" office:value-type="float" office:value="1.45905" calcext:value-type="float">
            <text:p>1,45905</text:p>
          </table:table-cell>
          <table:table-cell table:number-columns-repeated="7"/>
        </table:table-row>
        <table:table-row table:style-name="ro1">
          <table:table-cell office:value-type="float" office:value="1.13135" calcext:value-type="float">
            <text:p>1,13135</text:p>
          </table:table-cell>
          <table:table-cell office:value-type="float" office:value="1.15151" calcext:value-type="float">
            <text:p>1,15151</text:p>
          </table:table-cell>
          <table:table-cell office:value-type="float" office:value="1.17086" calcext:value-type="float">
            <text:p>1,17086</text:p>
          </table:table-cell>
          <table:table-cell office:value-type="float" office:value="0.639441" calcext:value-type="float">
            <text:p>0,639441</text:p>
          </table:table-cell>
          <table:table-cell office:value-type="float" office:value="1.82231" calcext:value-type="float">
            <text:p>1,82231</text:p>
          </table:table-cell>
          <table:table-cell office:value-type="float" office:value="1.17274" calcext:value-type="float">
            <text:p>1,17274</text:p>
          </table:table-cell>
          <table:table-cell office:value-type="float" office:value="1.17477" calcext:value-type="float">
            <text:p>1,17477</text:p>
          </table:table-cell>
          <table:table-cell office:value-type="float" office:value="1.2644" calcext:value-type="float">
            <text:p>1,2644</text:p>
          </table:table-cell>
          <table:table-cell table:number-columns-repeated="60"/>
          <table:table-cell table:formula="of:=MIN([.A76:.BL76])" office:value-type="float" office:value="0.639441" calcext:value-type="float">
            <text:p>0,639441</text:p>
          </table:table-cell>
          <table:table-cell table:formula="of:=MAX([.A76:.BL76])" office:value-type="float" office:value="1.82231" calcext:value-type="float">
            <text:p>1,82231</text:p>
          </table:table-cell>
          <table:table-cell table:number-columns-repeated="7"/>
        </table:table-row>
        <table:table-row table:style-name="ro1">
          <table:table-cell office:value-type="float" office:value="0.395163" calcext:value-type="float">
            <text:p>0,395163</text:p>
          </table:table-cell>
          <table:table-cell office:value-type="float" office:value="0.689417" calcext:value-type="float">
            <text:p>0,689417</text:p>
          </table:table-cell>
          <table:table-cell office:value-type="float" office:value="0.575124" calcext:value-type="float">
            <text:p>0,575124</text:p>
          </table:table-cell>
          <table:table-cell office:value-type="float" office:value="0.612212" calcext:value-type="float">
            <text:p>0,612212</text:p>
          </table:table-cell>
          <table:table-cell office:value-type="float" office:value="0.875499" calcext:value-type="float">
            <text:p>0,875499</text:p>
          </table:table-cell>
          <table:table-cell office:value-type="float" office:value="0.996756" calcext:value-type="float">
            <text:p>0,996756</text:p>
          </table:table-cell>
          <table:table-cell office:value-type="float" office:value="0.752786" calcext:value-type="float">
            <text:p>0,752786</text:p>
          </table:table-cell>
          <table:table-cell office:value-type="float" office:value="0.565952" calcext:value-type="float">
            <text:p>0,565952</text:p>
          </table:table-cell>
          <table:table-cell table:number-columns-repeated="60"/>
          <table:table-cell table:formula="of:=MIN([.A77:.BL77])" office:value-type="float" office:value="0.395163" calcext:value-type="float">
            <text:p>0,395163</text:p>
          </table:table-cell>
          <table:table-cell table:formula="of:=MAX([.A77:.BL77])" office:value-type="float" office:value="0.996756" calcext:value-type="float">
            <text:p>0,996756</text:p>
          </table:table-cell>
          <table:table-cell table:number-columns-repeated="7"/>
        </table:table-row>
        <table:table-row table:style-name="ro1">
          <table:table-cell office:value-type="float" office:value="0.566643" calcext:value-type="float">
            <text:p>0,566643</text:p>
          </table:table-cell>
          <table:table-cell office:value-type="float" office:value="0.562407" calcext:value-type="float">
            <text:p>0,562407</text:p>
          </table:table-cell>
          <table:table-cell office:value-type="float" office:value="1.50224" calcext:value-type="float">
            <text:p>1,50224</text:p>
          </table:table-cell>
          <table:table-cell office:value-type="float" office:value="1.1" calcext:value-type="float">
            <text:p>1,1</text:p>
          </table:table-cell>
          <table:table-cell office:value-type="float" office:value="0.899635" calcext:value-type="float">
            <text:p>0,899635</text:p>
          </table:table-cell>
          <table:table-cell office:value-type="float" office:value="0.881758" calcext:value-type="float">
            <text:p>0,881758</text:p>
          </table:table-cell>
          <table:table-cell office:value-type="float" office:value="2.42512" calcext:value-type="float">
            <text:p>2,42512</text:p>
          </table:table-cell>
          <table:table-cell office:value-type="float" office:value="1.95032" calcext:value-type="float">
            <text:p>1,95032</text:p>
          </table:table-cell>
          <table:table-cell table:number-columns-repeated="60"/>
          <table:table-cell table:formula="of:=MIN([.A78:.BL78])" office:value-type="float" office:value="0.562407" calcext:value-type="float">
            <text:p>0,562407</text:p>
          </table:table-cell>
          <table:table-cell table:formula="of:=MAX([.A78:.BL78])" office:value-type="float" office:value="2.42512" calcext:value-type="float">
            <text:p>2,42512</text:p>
          </table:table-cell>
          <table:table-cell table:number-columns-repeated="7"/>
        </table:table-row>
        <table:table-row table:style-name="ro1">
          <table:table-cell office:value-type="float" office:value="1.13147" calcext:value-type="float">
            <text:p>1,13147</text:p>
          </table:table-cell>
          <table:table-cell office:value-type="float" office:value="1.29072" calcext:value-type="float">
            <text:p>1,29072</text:p>
          </table:table-cell>
          <table:table-cell office:value-type="float" office:value="0.588352" calcext:value-type="float">
            <text:p>0,588352</text:p>
          </table:table-cell>
          <table:table-cell office:value-type="float" office:value="1.91357" calcext:value-type="float">
            <text:p>1,91357</text:p>
          </table:table-cell>
          <table:table-cell office:value-type="float" office:value="0.886175" calcext:value-type="float">
            <text:p>0,886175</text:p>
          </table:table-cell>
          <table:table-cell office:value-type="float" office:value="2.21323" calcext:value-type="float">
            <text:p>2,21323</text:p>
          </table:table-cell>
          <table:table-cell office:value-type="float" office:value="1.32291" calcext:value-type="float">
            <text:p>1,32291</text:p>
          </table:table-cell>
          <table:table-cell office:value-type="float" office:value="0.68819" calcext:value-type="float">
            <text:p>0,68819</text:p>
          </table:table-cell>
          <table:table-cell table:number-columns-repeated="60"/>
          <table:table-cell table:formula="of:=MIN([.A79:.BL79])" office:value-type="float" office:value="0.588352" calcext:value-type="float">
            <text:p>0,588352</text:p>
          </table:table-cell>
          <table:table-cell table:formula="of:=MAX([.A79:.BL79])" office:value-type="float" office:value="2.21323" calcext:value-type="float">
            <text:p>2,21323</text:p>
          </table:table-cell>
          <table:table-cell table:number-columns-repeated="7"/>
        </table:table-row>
        <table:table-row table:style-name="ro1">
          <table:table-cell office:value-type="float" office:value="0.622815" calcext:value-type="float">
            <text:p>0,622815</text:p>
          </table:table-cell>
          <table:table-cell office:value-type="float" office:value="0.645919" calcext:value-type="float">
            <text:p>0,645919</text:p>
          </table:table-cell>
          <table:table-cell office:value-type="float" office:value="1.80769" calcext:value-type="float">
            <text:p>1,80769</text:p>
          </table:table-cell>
          <table:table-cell office:value-type="float" office:value="0.586168" calcext:value-type="float">
            <text:p>0,586168</text:p>
          </table:table-cell>
          <table:table-cell office:value-type="float" office:value="1.49606" calcext:value-type="float">
            <text:p>1,49606</text:p>
          </table:table-cell>
          <table:table-cell office:value-type="float" office:value="2.11988" calcext:value-type="float">
            <text:p>2,11988</text:p>
          </table:table-cell>
          <table:table-cell office:value-type="float" office:value="1.61983" calcext:value-type="float">
            <text:p>1,61983</text:p>
          </table:table-cell>
          <table:table-cell office:value-type="float" office:value="0.671324" calcext:value-type="float">
            <text:p>0,671324</text:p>
          </table:table-cell>
          <table:table-cell table:number-columns-repeated="60"/>
          <table:table-cell table:formula="of:=MIN([.A80:.BL80])" office:value-type="float" office:value="0.586168" calcext:value-type="float">
            <text:p>0,586168</text:p>
          </table:table-cell>
          <table:table-cell table:formula="of:=MAX([.A80:.BL80])" office:value-type="float" office:value="2.11988" calcext:value-type="float">
            <text:p>2,11988</text:p>
          </table:table-cell>
          <table:table-cell table:number-columns-repeated="7"/>
        </table:table-row>
        <table:table-row table:style-name="ro1">
          <table:table-cell office:value-type="float" office:value="0.565277" calcext:value-type="float">
            <text:p>0,565277</text:p>
          </table:table-cell>
          <table:table-cell office:value-type="float" office:value="0.590577" calcext:value-type="float">
            <text:p>0,590577</text:p>
          </table:table-cell>
          <table:table-cell office:value-type="float" office:value="1.16766" calcext:value-type="float">
            <text:p>1,16766</text:p>
          </table:table-cell>
          <table:table-cell office:value-type="float" office:value="0.553311" calcext:value-type="float">
            <text:p>0,553311</text:p>
          </table:table-cell>
          <table:table-cell office:value-type="float" office:value="2.00474" calcext:value-type="float">
            <text:p>2,00474</text:p>
          </table:table-cell>
          <table:table-cell office:value-type="float" office:value="1.10572" calcext:value-type="float">
            <text:p>1,10572</text:p>
          </table:table-cell>
          <table:table-cell office:value-type="float" office:value="1.10957" calcext:value-type="float">
            <text:p>1,10957</text:p>
          </table:table-cell>
          <table:table-cell office:value-type="float" office:value="1.72082" calcext:value-type="float">
            <text:p>1,72082</text:p>
          </table:table-cell>
          <table:table-cell table:number-columns-repeated="60"/>
          <table:table-cell table:formula="of:=MIN([.A81:.BL81])" office:value-type="float" office:value="0.553311" calcext:value-type="float">
            <text:p>0,553311</text:p>
          </table:table-cell>
          <table:table-cell table:formula="of:=MAX([.A81:.BL81])" office:value-type="float" office:value="2.00474" calcext:value-type="float">
            <text:p>2,00474</text:p>
          </table:table-cell>
          <table:table-cell table:number-columns-repeated="7"/>
        </table:table-row>
        <table:table-row table:style-name="ro1">
          <table:table-cell office:value-type="float" office:value="1.13165" calcext:value-type="float">
            <text:p>1,13165</text:p>
          </table:table-cell>
          <table:table-cell office:value-type="float" office:value="1.20117" calcext:value-type="float">
            <text:p>1,20117</text:p>
          </table:table-cell>
          <table:table-cell office:value-type="float" office:value="1.26348" calcext:value-type="float">
            <text:p>1,26348</text:p>
          </table:table-cell>
          <table:table-cell office:value-type="float" office:value="1.2752" calcext:value-type="float">
            <text:p>1,2752</text:p>
          </table:table-cell>
          <table:table-cell office:value-type="float" office:value="1.19025" calcext:value-type="float">
            <text:p>1,19025</text:p>
          </table:table-cell>
          <table:table-cell office:value-type="float" office:value="1.16196" calcext:value-type="float">
            <text:p>1,16196</text:p>
          </table:table-cell>
          <table:table-cell office:value-type="float" office:value="1.10069" calcext:value-type="float">
            <text:p>1,10069</text:p>
          </table:table-cell>
          <table:table-cell office:value-type="float" office:value="1.16367" calcext:value-type="float">
            <text:p>1,16367</text:p>
          </table:table-cell>
          <table:table-cell table:number-columns-repeated="60"/>
          <table:table-cell table:formula="of:=MIN([.A82:.BL82])" office:value-type="float" office:value="1.10069" calcext:value-type="float">
            <text:p>1,10069</text:p>
          </table:table-cell>
          <table:table-cell table:formula="of:=MAX([.A82:.BL82])" office:value-type="float" office:value="1.2752" calcext:value-type="float">
            <text:p>1,2752</text:p>
          </table:table-cell>
          <table:table-cell table:number-columns-repeated="7"/>
        </table:table-row>
        <table:table-row table:style-name="ro1">
          <table:table-cell office:value-type="float" office:value="1.16141" calcext:value-type="float">
            <text:p>1,16141</text:p>
          </table:table-cell>
          <table:table-cell office:value-type="float" office:value="1.17918" calcext:value-type="float">
            <text:p>1,17918</text:p>
          </table:table-cell>
          <table:table-cell office:value-type="float" office:value="1.18752" calcext:value-type="float">
            <text:p>1,18752</text:p>
          </table:table-cell>
          <table:table-cell office:value-type="float" office:value="1.18791" calcext:value-type="float">
            <text:p>1,18791</text:p>
          </table:table-cell>
          <table:table-cell office:value-type="float" office:value="0.576121" calcext:value-type="float">
            <text:p>0,576121</text:p>
          </table:table-cell>
          <table:table-cell office:value-type="float" office:value="1.15572" calcext:value-type="float">
            <text:p>1,15572</text:p>
          </table:table-cell>
          <table:table-cell office:value-type="float" office:value="1.16116" calcext:value-type="float">
            <text:p>1,16116</text:p>
          </table:table-cell>
          <table:table-cell office:value-type="float" office:value="1.14133" calcext:value-type="float">
            <text:p>1,14133</text:p>
          </table:table-cell>
          <table:table-cell table:number-columns-repeated="60"/>
          <table:table-cell table:formula="of:=MIN([.A83:.BL83])" office:value-type="float" office:value="0.576121" calcext:value-type="float">
            <text:p>0,576121</text:p>
          </table:table-cell>
          <table:table-cell table:formula="of:=MAX([.A83:.BL83])" office:value-type="float" office:value="1.18791" calcext:value-type="float">
            <text:p>1,18791</text:p>
          </table:table-cell>
          <table:table-cell table:number-columns-repeated="7"/>
        </table:table-row>
        <table:table-row table:style-name="ro1">
          <table:table-cell office:value-type="float" office:value="0.394509" calcext:value-type="float">
            <text:p>0,394509</text:p>
          </table:table-cell>
          <table:table-cell office:value-type="float" office:value="0.397639" calcext:value-type="float">
            <text:p>0,397639</text:p>
          </table:table-cell>
          <table:table-cell office:value-type="float" office:value="1.28108" calcext:value-type="float">
            <text:p>1,28108</text:p>
          </table:table-cell>
          <table:table-cell office:value-type="float" office:value="0.595511" calcext:value-type="float">
            <text:p>0,595511</text:p>
          </table:table-cell>
          <table:table-cell office:value-type="float" office:value="0.851178" calcext:value-type="float">
            <text:p>0,851178</text:p>
          </table:table-cell>
          <table:table-cell office:value-type="float" office:value="0.591975" calcext:value-type="float">
            <text:p>0,591975</text:p>
          </table:table-cell>
          <table:table-cell office:value-type="float" office:value="0.610454" calcext:value-type="float">
            <text:p>0,610454</text:p>
          </table:table-cell>
          <table:table-cell office:value-type="float" office:value="0.483509" calcext:value-type="float">
            <text:p>0,483509</text:p>
          </table:table-cell>
          <table:table-cell table:number-columns-repeated="60"/>
          <table:table-cell table:formula="of:=MIN([.A84:.BL84])" office:value-type="float" office:value="0.394509" calcext:value-type="float">
            <text:p>0,394509</text:p>
          </table:table-cell>
          <table:table-cell table:formula="of:=MAX([.A84:.BL84])" office:value-type="float" office:value="1.28108" calcext:value-type="float">
            <text:p>1,2810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8679" calcext:value-type="float">
            <text:p>0,58679</text:p>
          </table:table-cell>
          <table:table-cell office:value-type="float" office:value="0.605859" calcext:value-type="float">
            <text:p>0,605859</text:p>
          </table:table-cell>
          <table:table-cell office:value-type="float" office:value="0.634723" calcext:value-type="float">
            <text:p>0,634723</text:p>
          </table:table-cell>
          <table:table-cell office:value-type="float" office:value="0.635908" calcext:value-type="float">
            <text:p>0,635908</text:p>
          </table:table-cell>
          <table:table-cell office:value-type="float" office:value="0.581038" calcext:value-type="float">
            <text:p>0,581038</text:p>
          </table:table-cell>
          <table:table-cell office:value-type="float" office:value="0.600602" calcext:value-type="float">
            <text:p>0,600602</text:p>
          </table:table-cell>
          <table:table-cell office:value-type="float" office:value="0.584674" calcext:value-type="float">
            <text:p>0,584674</text:p>
          </table:table-cell>
          <table:table-cell office:value-type="float" office:value="0.826369" calcext:value-type="float">
            <text:p>0,826369</text:p>
          </table:table-cell>
          <table:table-cell office:value-type="float" office:value="0.841859" calcext:value-type="float">
            <text:p>0,841859</text:p>
          </table:table-cell>
          <table:table-cell office:value-type="float" office:value="0.565502" calcext:value-type="float">
            <text:p>0,565502</text:p>
          </table:table-cell>
          <table:table-cell office:value-type="float" office:value="0.840771" calcext:value-type="float">
            <text:p>0,840771</text:p>
          </table:table-cell>
          <table:table-cell office:value-type="float" office:value="0.57143" calcext:value-type="float">
            <text:p>0,57143</text:p>
          </table:table-cell>
          <table:table-cell office:value-type="float" office:value="1.45054" calcext:value-type="float">
            <text:p>1,45054</text:p>
          </table:table-cell>
          <table:table-cell office:value-type="float" office:value="0.394364" calcext:value-type="float">
            <text:p>0,394364</text:p>
          </table:table-cell>
          <table:table-cell office:value-type="float" office:value="1.01624" calcext:value-type="float">
            <text:p>1,01624</text:p>
          </table:table-cell>
          <table:table-cell office:value-type="float" office:value="0.19281" calcext:value-type="float">
            <text:p>0,19281</text:p>
          </table:table-cell>
          <table:table-cell table:number-columns-repeated="52"/>
          <table:table-cell table:formula="of:=MIN([.A86:.BL86])" office:value-type="float" office:value="0.19281" calcext:value-type="float">
            <text:p>0,19281</text:p>
          </table:table-cell>
          <table:table-cell table:formula="of:=MAX([.A86:.BL86])" office:value-type="float" office:value="1.45054" calcext:value-type="float">
            <text:p>1,45054</text:p>
          </table:table-cell>
          <table:table-cell table:number-columns-repeated="7"/>
        </table:table-row>
        <table:table-row table:style-name="ro1">
          <table:table-cell office:value-type="float" office:value="0.571923" calcext:value-type="float">
            <text:p>0,571923</text:p>
          </table:table-cell>
          <table:table-cell office:value-type="float" office:value="0.593062" calcext:value-type="float">
            <text:p>0,593062</text:p>
          </table:table-cell>
          <table:table-cell office:value-type="float" office:value="0.574888" calcext:value-type="float">
            <text:p>0,574888</text:p>
          </table:table-cell>
          <table:table-cell office:value-type="float" office:value="0.571783" calcext:value-type="float">
            <text:p>0,571783</text:p>
          </table:table-cell>
          <table:table-cell office:value-type="float" office:value="1.16846" calcext:value-type="float">
            <text:p>1,16846</text:p>
          </table:table-cell>
          <table:table-cell office:value-type="float" office:value="0.583114" calcext:value-type="float">
            <text:p>0,583114</text:p>
          </table:table-cell>
          <table:table-cell office:value-type="float" office:value="0.57181" calcext:value-type="float">
            <text:p>0,57181</text:p>
          </table:table-cell>
          <table:table-cell office:value-type="float" office:value="1.74224" calcext:value-type="float">
            <text:p>1,74224</text:p>
          </table:table-cell>
          <table:table-cell office:value-type="float" office:value="1.16363" calcext:value-type="float">
            <text:p>1,16363</text:p>
          </table:table-cell>
          <table:table-cell office:value-type="float" office:value="0.608988" calcext:value-type="float">
            <text:p>0,608988</text:p>
          </table:table-cell>
          <table:table-cell office:value-type="float" office:value="1.46942" calcext:value-type="float">
            <text:p>1,46942</text:p>
          </table:table-cell>
          <table:table-cell office:value-type="float" office:value="1.45374" calcext:value-type="float">
            <text:p>1,45374</text:p>
          </table:table-cell>
          <table:table-cell office:value-type="float" office:value="1.16004" calcext:value-type="float">
            <text:p>1,16004</text:p>
          </table:table-cell>
          <table:table-cell office:value-type="float" office:value="0.578325" calcext:value-type="float">
            <text:p>0,578325</text:p>
          </table:table-cell>
          <table:table-cell office:value-type="float" office:value="1.14447" calcext:value-type="float">
            <text:p>1,14447</text:p>
          </table:table-cell>
          <table:table-cell office:value-type="float" office:value="0.54571" calcext:value-type="float">
            <text:p>0,54571</text:p>
          </table:table-cell>
          <table:table-cell table:number-columns-repeated="52"/>
          <table:table-cell table:formula="of:=MIN([.A87:.BL87])" office:value-type="float" office:value="0.54571" calcext:value-type="float">
            <text:p>0,54571</text:p>
          </table:table-cell>
          <table:table-cell table:formula="of:=MAX([.A87:.BL87])" office:value-type="float" office:value="1.74224" calcext:value-type="float">
            <text:p>1,74224</text:p>
          </table:table-cell>
          <table:table-cell table:number-columns-repeated="7"/>
        </table:table-row>
        <table:table-row table:style-name="ro1">
          <table:table-cell office:value-type="float" office:value="0.29458" calcext:value-type="float">
            <text:p>0,29458</text:p>
          </table:table-cell>
          <table:table-cell office:value-type="float" office:value="0.290755" calcext:value-type="float">
            <text:p>0,290755</text:p>
          </table:table-cell>
          <table:table-cell office:value-type="float" office:value="0.287682" calcext:value-type="float">
            <text:p>0,287682</text:p>
          </table:table-cell>
          <table:table-cell office:value-type="float" office:value="1.05689" calcext:value-type="float">
            <text:p>1,05689</text:p>
          </table:table-cell>
          <table:table-cell office:value-type="float" office:value="1.08076" calcext:value-type="float">
            <text:p>1,08076</text:p>
          </table:table-cell>
          <table:table-cell office:value-type="float" office:value="0.809094" calcext:value-type="float">
            <text:p>0,809094</text:p>
          </table:table-cell>
          <table:table-cell office:value-type="float" office:value="0.652184" calcext:value-type="float">
            <text:p>0,652184</text:p>
          </table:table-cell>
          <table:table-cell office:value-type="float" office:value="0.74121" calcext:value-type="float">
            <text:p>0,74121</text:p>
          </table:table-cell>
          <table:table-cell office:value-type="float" office:value="0.574403" calcext:value-type="float">
            <text:p>0,574403</text:p>
          </table:table-cell>
          <table:table-cell office:value-type="float" office:value="0.649722" calcext:value-type="float">
            <text:p>0,649722</text:p>
          </table:table-cell>
          <table:table-cell office:value-type="float" office:value="0.612202" calcext:value-type="float">
            <text:p>0,612202</text:p>
          </table:table-cell>
          <table:table-cell office:value-type="float" office:value="0.571538" calcext:value-type="float">
            <text:p>0,571538</text:p>
          </table:table-cell>
          <table:table-cell office:value-type="float" office:value="0.571614" calcext:value-type="float">
            <text:p>0,571614</text:p>
          </table:table-cell>
          <table:table-cell office:value-type="float" office:value="0.627786" calcext:value-type="float">
            <text:p>0,627786</text:p>
          </table:table-cell>
          <table:table-cell office:value-type="float" office:value="1.31002" calcext:value-type="float">
            <text:p>1,31002</text:p>
          </table:table-cell>
          <table:table-cell office:value-type="float" office:value="1.3624" calcext:value-type="float">
            <text:p>1,3624</text:p>
          </table:table-cell>
          <table:table-cell table:number-columns-repeated="52"/>
          <table:table-cell table:formula="of:=MIN([.A88:.BL88])" office:value-type="float" office:value="0.287682" calcext:value-type="float">
            <text:p>0,287682</text:p>
          </table:table-cell>
          <table:table-cell table:formula="of:=MAX([.A88:.BL88])" office:value-type="float" office:value="1.3624" calcext:value-type="float">
            <text:p>1,3624</text:p>
          </table:table-cell>
          <table:table-cell table:number-columns-repeated="7"/>
        </table:table-row>
        <table:table-row table:style-name="ro1">
          <table:table-cell office:value-type="float" office:value="0.295598" calcext:value-type="float">
            <text:p>0,295598</text:p>
          </table:table-cell>
          <table:table-cell office:value-type="float" office:value="0.573113" calcext:value-type="float">
            <text:p>0,573113</text:p>
          </table:table-cell>
          <table:table-cell office:value-type="float" office:value="0.649063" calcext:value-type="float">
            <text:p>0,649063</text:p>
          </table:table-cell>
          <table:table-cell office:value-type="float" office:value="0.387576" calcext:value-type="float">
            <text:p>0,387576</text:p>
          </table:table-cell>
          <table:table-cell office:value-type="float" office:value="0.285862" calcext:value-type="float">
            <text:p>0,285862</text:p>
          </table:table-cell>
          <table:table-cell office:value-type="float" office:value="0.558568" calcext:value-type="float">
            <text:p>0,558568</text:p>
          </table:table-cell>
          <table:table-cell office:value-type="float" office:value="0.507735" calcext:value-type="float">
            <text:p>0,507735</text:p>
          </table:table-cell>
          <table:table-cell office:value-type="float" office:value="0.275243" calcext:value-type="float">
            <text:p>0,275243</text:p>
          </table:table-cell>
          <table:table-cell office:value-type="float" office:value="0.193116" calcext:value-type="float">
            <text:p>0,193116</text:p>
          </table:table-cell>
          <table:table-cell office:value-type="float" office:value="0.181794" calcext:value-type="float">
            <text:p>0,181794</text:p>
          </table:table-cell>
          <table:table-cell office:value-type="float" office:value="0.189027" calcext:value-type="float">
            <text:p>0,189027</text:p>
          </table:table-cell>
          <table:table-cell office:value-type="float" office:value="0.19487" calcext:value-type="float">
            <text:p>0,19487</text:p>
          </table:table-cell>
          <table:table-cell office:value-type="float" office:value="1.57396" calcext:value-type="float">
            <text:p>1,57396</text:p>
          </table:table-cell>
          <table:table-cell office:value-type="float" office:value="1.63825" calcext:value-type="float">
            <text:p>1,63825</text:p>
          </table:table-cell>
          <table:table-cell office:value-type="float" office:value="0.207067" calcext:value-type="float">
            <text:p>0,207067</text:p>
          </table:table-cell>
          <table:table-cell office:value-type="float" office:value="0.329389" calcext:value-type="float">
            <text:p>0,329389</text:p>
          </table:table-cell>
          <table:table-cell table:number-columns-repeated="52"/>
          <table:table-cell table:formula="of:=MIN([.A89:.BL89])" office:value-type="float" office:value="0.181794" calcext:value-type="float">
            <text:p>0,181794</text:p>
          </table:table-cell>
          <table:table-cell table:formula="of:=MAX([.A89:.BL89])" office:value-type="float" office:value="1.63825" calcext:value-type="float">
            <text:p>1,63825</text:p>
          </table:table-cell>
          <table:table-cell table:number-columns-repeated="7"/>
        </table:table-row>
        <table:table-row table:style-name="ro1">
          <table:table-cell office:value-type="float" office:value="0.584919" calcext:value-type="float">
            <text:p>0,584919</text:p>
          </table:table-cell>
          <table:table-cell office:value-type="float" office:value="0.597546" calcext:value-type="float">
            <text:p>0,597546</text:p>
          </table:table-cell>
          <table:table-cell office:value-type="float" office:value="0.629885" calcext:value-type="float">
            <text:p>0,629885</text:p>
          </table:table-cell>
          <table:table-cell office:value-type="float" office:value="0.668178" calcext:value-type="float">
            <text:p>0,668178</text:p>
          </table:table-cell>
          <table:table-cell office:value-type="float" office:value="0.573864" calcext:value-type="float">
            <text:p>0,573864</text:p>
          </table:table-cell>
          <table:table-cell office:value-type="float" office:value="0.602186" calcext:value-type="float">
            <text:p>0,602186</text:p>
          </table:table-cell>
          <table:table-cell office:value-type="float" office:value="0.287798" calcext:value-type="float">
            <text:p>0,287798</text:p>
          </table:table-cell>
          <table:table-cell office:value-type="float" office:value="0.428539" calcext:value-type="float">
            <text:p>0,428539</text:p>
          </table:table-cell>
          <table:table-cell office:value-type="float" office:value="1.04128" calcext:value-type="float">
            <text:p>1,04128</text:p>
          </table:table-cell>
          <table:table-cell office:value-type="float" office:value="1.09125" calcext:value-type="float">
            <text:p>1,09125</text:p>
          </table:table-cell>
          <table:table-cell office:value-type="float" office:value="0.343486" calcext:value-type="float">
            <text:p>0,343486</text:p>
          </table:table-cell>
          <table:table-cell office:value-type="float" office:value="0.779116" calcext:value-type="float">
            <text:p>0,779116</text:p>
          </table:table-cell>
          <table:table-cell office:value-type="float" office:value="0.391373" calcext:value-type="float">
            <text:p>0,391373</text:p>
          </table:table-cell>
          <table:table-cell office:value-type="float" office:value="0.6556" calcext:value-type="float">
            <text:p>0,6556</text:p>
          </table:table-cell>
          <table:table-cell office:value-type="float" office:value="0.281067" calcext:value-type="float">
            <text:p>0,281067</text:p>
          </table:table-cell>
          <table:table-cell office:value-type="float" office:value="0.409958" calcext:value-type="float">
            <text:p>0,409958</text:p>
          </table:table-cell>
          <table:table-cell table:number-columns-repeated="52"/>
          <table:table-cell table:formula="of:=MIN([.A90:.BL90])" office:value-type="float" office:value="0.281067" calcext:value-type="float">
            <text:p>0,281067</text:p>
          </table:table-cell>
          <table:table-cell table:formula="of:=MAX([.A90:.BL90])" office:value-type="float" office:value="1.09125" calcext:value-type="float">
            <text:p>1,09125</text:p>
          </table:table-cell>
          <table:table-cell table:number-columns-repeated="7"/>
        </table:table-row>
        <table:table-row table:style-name="ro1">
          <table:table-cell office:value-type="float" office:value="0.559107" calcext:value-type="float">
            <text:p>0,559107</text:p>
          </table:table-cell>
          <table:table-cell office:value-type="float" office:value="0.595445" calcext:value-type="float">
            <text:p>0,595445</text:p>
          </table:table-cell>
          <table:table-cell office:value-type="float" office:value="0.609108" calcext:value-type="float">
            <text:p>0,609108</text:p>
          </table:table-cell>
          <table:table-cell office:value-type="float" office:value="0.567167" calcext:value-type="float">
            <text:p>0,567167</text:p>
          </table:table-cell>
          <table:table-cell office:value-type="float" office:value="0.57043" calcext:value-type="float">
            <text:p>0,57043</text:p>
          </table:table-cell>
          <table:table-cell office:value-type="float" office:value="0.573586" calcext:value-type="float">
            <text:p>0,573586</text:p>
          </table:table-cell>
          <table:table-cell office:value-type="float" office:value="0.632938" calcext:value-type="float">
            <text:p>0,632938</text:p>
          </table:table-cell>
          <table:table-cell office:value-type="float" office:value="0.613071" calcext:value-type="float">
            <text:p>0,613071</text:p>
          </table:table-cell>
          <table:table-cell office:value-type="float" office:value="0.65506" calcext:value-type="float">
            <text:p>0,65506</text:p>
          </table:table-cell>
          <table:table-cell office:value-type="float" office:value="0.627525" calcext:value-type="float">
            <text:p>0,627525</text:p>
          </table:table-cell>
          <table:table-cell office:value-type="float" office:value="1.21433" calcext:value-type="float">
            <text:p>1,21433</text:p>
          </table:table-cell>
          <table:table-cell office:value-type="float" office:value="1.81941" calcext:value-type="float">
            <text:p>1,81941</text:p>
          </table:table-cell>
          <table:table-cell office:value-type="float" office:value="0.874662" calcext:value-type="float">
            <text:p>0,874662</text:p>
          </table:table-cell>
          <table:table-cell office:value-type="float" office:value="0.436536" calcext:value-type="float">
            <text:p>0,436536</text:p>
          </table:table-cell>
          <table:table-cell office:value-type="float" office:value="1.68056" calcext:value-type="float">
            <text:p>1,68056</text:p>
          </table:table-cell>
          <table:table-cell office:value-type="float" office:value="1.19506" calcext:value-type="float">
            <text:p>1,19506</text:p>
          </table:table-cell>
          <table:table-cell table:number-columns-repeated="52"/>
          <table:table-cell table:formula="of:=MIN([.A91:.BL91])" office:value-type="float" office:value="0.436536" calcext:value-type="float">
            <text:p>0,436536</text:p>
          </table:table-cell>
          <table:table-cell table:formula="of:=MAX([.A91:.BL91])" office:value-type="float" office:value="1.81941" calcext:value-type="float">
            <text:p>1,81941</text:p>
          </table:table-cell>
          <table:table-cell table:number-columns-repeated="7"/>
        </table:table-row>
        <table:table-row table:style-name="ro1">
          <table:table-cell office:value-type="float" office:value="0.55917" calcext:value-type="float">
            <text:p>0,55917</text:p>
          </table:table-cell>
          <table:table-cell office:value-type="float" office:value="0.577472" calcext:value-type="float">
            <text:p>0,577472</text:p>
          </table:table-cell>
          <table:table-cell office:value-type="float" office:value="0.662145" calcext:value-type="float">
            <text:p>0,662145</text:p>
          </table:table-cell>
          <table:table-cell office:value-type="float" office:value="0.757439" calcext:value-type="float">
            <text:p>0,757439</text:p>
          </table:table-cell>
          <table:table-cell office:value-type="float" office:value="0.654257" calcext:value-type="float">
            <text:p>0,654257</text:p>
          </table:table-cell>
          <table:table-cell office:value-type="float" office:value="0.573983" calcext:value-type="float">
            <text:p>0,573983</text:p>
          </table:table-cell>
          <table:table-cell office:value-type="float" office:value="0.67199" calcext:value-type="float">
            <text:p>0,67199</text:p>
          </table:table-cell>
          <table:table-cell office:value-type="float" office:value="0.899704" calcext:value-type="float">
            <text:p>0,899704</text:p>
          </table:table-cell>
          <table:table-cell office:value-type="float" office:value="0.40206" calcext:value-type="float">
            <text:p>0,40206</text:p>
          </table:table-cell>
          <table:table-cell office:value-type="float" office:value="0.374282" calcext:value-type="float">
            <text:p>0,374282</text:p>
          </table:table-cell>
          <table:table-cell office:value-type="float" office:value="1.33079" calcext:value-type="float">
            <text:p>1,33079</text:p>
          </table:table-cell>
          <table:table-cell office:value-type="float" office:value="0.678513" calcext:value-type="float">
            <text:p>0,678513</text:p>
          </table:table-cell>
          <table:table-cell office:value-type="float" office:value="0.20511" calcext:value-type="float">
            <text:p>0,20511</text:p>
          </table:table-cell>
          <table:table-cell office:value-type="float" office:value="0.562542" calcext:value-type="float">
            <text:p>0,562542</text:p>
          </table:table-cell>
          <table:table-cell office:value-type="float" office:value="0.192598" calcext:value-type="float">
            <text:p>0,192598</text:p>
          </table:table-cell>
          <table:table-cell office:value-type="float" office:value="0.193084" calcext:value-type="float">
            <text:p>0,193084</text:p>
          </table:table-cell>
          <table:table-cell table:number-columns-repeated="52"/>
          <table:table-cell table:formula="of:=MIN([.A92:.BL92])" office:value-type="float" office:value="0.192598" calcext:value-type="float">
            <text:p>0,192598</text:p>
          </table:table-cell>
          <table:table-cell table:formula="of:=MAX([.A92:.BL92])" office:value-type="float" office:value="1.33079" calcext:value-type="float">
            <text:p>1,33079</text:p>
          </table:table-cell>
          <table:table-cell table:number-columns-repeated="7"/>
        </table:table-row>
        <table:table-row table:style-name="ro1">
          <table:table-cell office:value-type="float" office:value="0.569095" calcext:value-type="float">
            <text:p>0,569095</text:p>
          </table:table-cell>
          <table:table-cell office:value-type="float" office:value="0.57913" calcext:value-type="float">
            <text:p>0,57913</text:p>
          </table:table-cell>
          <table:table-cell office:value-type="float" office:value="0.585933" calcext:value-type="float">
            <text:p>0,585933</text:p>
          </table:table-cell>
          <table:table-cell office:value-type="float" office:value="0.568508" calcext:value-type="float">
            <text:p>0,568508</text:p>
          </table:table-cell>
          <table:table-cell office:value-type="float" office:value="0.614961" calcext:value-type="float">
            <text:p>0,614961</text:p>
          </table:table-cell>
          <table:table-cell office:value-type="float" office:value="1.15427" calcext:value-type="float">
            <text:p>1,15427</text:p>
          </table:table-cell>
          <table:table-cell office:value-type="float" office:value="0.574271" calcext:value-type="float">
            <text:p>0,574271</text:p>
          </table:table-cell>
          <table:table-cell office:value-type="float" office:value="0.307106" calcext:value-type="float">
            <text:p>0,307106</text:p>
          </table:table-cell>
          <table:table-cell office:value-type="float" office:value="0.880293" calcext:value-type="float">
            <text:p>0,880293</text:p>
          </table:table-cell>
          <table:table-cell office:value-type="float" office:value="2.04443" calcext:value-type="float">
            <text:p>2,04443</text:p>
          </table:table-cell>
          <table:table-cell office:value-type="float" office:value="1.45984" calcext:value-type="float">
            <text:p>1,45984</text:p>
          </table:table-cell>
          <table:table-cell office:value-type="float" office:value="1.48532" calcext:value-type="float">
            <text:p>1,48532</text:p>
          </table:table-cell>
          <table:table-cell office:value-type="float" office:value="0.981804" calcext:value-type="float">
            <text:p>0,981804</text:p>
          </table:table-cell>
          <table:table-cell office:value-type="float" office:value="0.423326" calcext:value-type="float">
            <text:p>0,423326</text:p>
          </table:table-cell>
          <table:table-cell office:value-type="float" office:value="0.496953" calcext:value-type="float">
            <text:p>0,496953</text:p>
          </table:table-cell>
          <table:table-cell office:value-type="float" office:value="0.205589" calcext:value-type="float">
            <text:p>0,205589</text:p>
          </table:table-cell>
          <table:table-cell table:number-columns-repeated="52"/>
          <table:table-cell table:formula="of:=MIN([.A93:.BL93])" office:value-type="float" office:value="0.205589" calcext:value-type="float">
            <text:p>0,205589</text:p>
          </table:table-cell>
          <table:table-cell table:formula="of:=MAX([.A93:.BL93])" office:value-type="float" office:value="2.04443" calcext:value-type="float">
            <text:p>2,04443</text:p>
          </table:table-cell>
          <table:table-cell table:number-columns-repeated="7"/>
        </table:table-row>
        <table:table-row table:style-name="ro1">
          <table:table-cell office:value-type="float" office:value="0.2873" calcext:value-type="float">
            <text:p>0,2873</text:p>
          </table:table-cell>
          <table:table-cell office:value-type="float" office:value="0.291078" calcext:value-type="float">
            <text:p>0,291078</text:p>
          </table:table-cell>
          <table:table-cell office:value-type="float" office:value="0.282048" calcext:value-type="float">
            <text:p>0,282048</text:p>
          </table:table-cell>
          <table:table-cell office:value-type="float" office:value="0.28605" calcext:value-type="float">
            <text:p>0,28605</text:p>
          </table:table-cell>
          <table:table-cell office:value-type="float" office:value="0.286175" calcext:value-type="float">
            <text:p>0,286175</text:p>
          </table:table-cell>
          <table:table-cell office:value-type="float" office:value="0.273419" calcext:value-type="float">
            <text:p>0,273419</text:p>
          </table:table-cell>
          <table:table-cell office:value-type="float" office:value="0.295426" calcext:value-type="float">
            <text:p>0,295426</text:p>
          </table:table-cell>
          <table:table-cell office:value-type="float" office:value="0.293674" calcext:value-type="float">
            <text:p>0,293674</text:p>
          </table:table-cell>
          <table:table-cell office:value-type="float" office:value="1.13772" calcext:value-type="float">
            <text:p>1,13772</text:p>
          </table:table-cell>
          <table:table-cell office:value-type="float" office:value="0.716157" calcext:value-type="float">
            <text:p>0,716157</text:p>
          </table:table-cell>
          <table:table-cell office:value-type="float" office:value="0.264351" calcext:value-type="float">
            <text:p>0,264351</text:p>
          </table:table-cell>
          <table:table-cell office:value-type="float" office:value="1.48124" calcext:value-type="float">
            <text:p>1,48124</text:p>
          </table:table-cell>
          <table:table-cell office:value-type="float" office:value="0.382858" calcext:value-type="float">
            <text:p>0,382858</text:p>
          </table:table-cell>
          <table:table-cell office:value-type="float" office:value="0.322729" calcext:value-type="float">
            <text:p>0,322729</text:p>
          </table:table-cell>
          <table:table-cell office:value-type="float" office:value="0.278859" calcext:value-type="float">
            <text:p>0,278859</text:p>
          </table:table-cell>
          <table:table-cell office:value-type="float" office:value="0.250735" calcext:value-type="float">
            <text:p>0,250735</text:p>
          </table:table-cell>
          <table:table-cell table:number-columns-repeated="52"/>
          <table:table-cell table:formula="of:=MIN([.A94:.BL94])" office:value-type="float" office:value="0.250735" calcext:value-type="float">
            <text:p>0,250735</text:p>
          </table:table-cell>
          <table:table-cell table:formula="of:=MAX([.A94:.BL94])" office:value-type="float" office:value="1.48124" calcext:value-type="float">
            <text:p>1,48124</text:p>
          </table:table-cell>
          <table:table-cell table:number-columns-repeated="7"/>
        </table:table-row>
        <table:table-row table:style-name="ro1">
          <table:table-cell office:value-type="float" office:value="0.577661" calcext:value-type="float">
            <text:p>0,577661</text:p>
          </table:table-cell>
          <table:table-cell office:value-type="float" office:value="0.581054" calcext:value-type="float">
            <text:p>0,581054</text:p>
          </table:table-cell>
          <table:table-cell office:value-type="float" office:value="0.572105" calcext:value-type="float">
            <text:p>0,572105</text:p>
          </table:table-cell>
          <table:table-cell office:value-type="float" office:value="0.578669" calcext:value-type="float">
            <text:p>0,578669</text:p>
          </table:table-cell>
          <table:table-cell office:value-type="float" office:value="1.1599" calcext:value-type="float">
            <text:p>1,1599</text:p>
          </table:table-cell>
          <table:table-cell office:value-type="float" office:value="0.602166" calcext:value-type="float">
            <text:p>0,602166</text:p>
          </table:table-cell>
          <table:table-cell office:value-type="float" office:value="0.609178" calcext:value-type="float">
            <text:p>0,609178</text:p>
          </table:table-cell>
          <table:table-cell office:value-type="float" office:value="0.573039" calcext:value-type="float">
            <text:p>0,573039</text:p>
          </table:table-cell>
          <table:table-cell office:value-type="float" office:value="1.16684" calcext:value-type="float">
            <text:p>1,16684</text:p>
          </table:table-cell>
          <table:table-cell office:value-type="float" office:value="0.596278" calcext:value-type="float">
            <text:p>0,596278</text:p>
          </table:table-cell>
          <table:table-cell office:value-type="float" office:value="0.575513" calcext:value-type="float">
            <text:p>0,575513</text:p>
          </table:table-cell>
          <table:table-cell office:value-type="float" office:value="1.7599" calcext:value-type="float">
            <text:p>1,7599</text:p>
          </table:table-cell>
          <table:table-cell office:value-type="float" office:value="0.296604" calcext:value-type="float">
            <text:p>0,296604</text:p>
          </table:table-cell>
          <table:table-cell office:value-type="float" office:value="0.421505" calcext:value-type="float">
            <text:p>0,421505</text:p>
          </table:table-cell>
          <table:table-cell office:value-type="float" office:value="1.07993" calcext:value-type="float">
            <text:p>1,07993</text:p>
          </table:table-cell>
          <table:table-cell office:value-type="float" office:value="0.583023" calcext:value-type="float">
            <text:p>0,583023</text:p>
          </table:table-cell>
          <table:table-cell table:number-columns-repeated="52"/>
          <table:table-cell table:formula="of:=MIN([.A95:.BL95])" office:value-type="float" office:value="0.296604" calcext:value-type="float">
            <text:p>0,296604</text:p>
          </table:table-cell>
          <table:table-cell table:formula="of:=MAX([.A95:.BL95])" office:value-type="float" office:value="1.7599" calcext:value-type="float">
            <text:p>1,7599</text:p>
          </table:table-cell>
          <table:table-cell table:number-columns-repeated="7"/>
        </table:table-row>
        <table:table-row table:style-name="ro1">
          <table:table-cell office:value-type="float" office:value="0.574833" calcext:value-type="float">
            <text:p>0,574833</text:p>
          </table:table-cell>
          <table:table-cell office:value-type="float" office:value="0.576273" calcext:value-type="float">
            <text:p>0,576273</text:p>
          </table:table-cell>
          <table:table-cell office:value-type="float" office:value="0.618469" calcext:value-type="float">
            <text:p>0,618469</text:p>
          </table:table-cell>
          <table:table-cell office:value-type="float" office:value="0.564164" calcext:value-type="float">
            <text:p>0,564164</text:p>
          </table:table-cell>
          <table:table-cell office:value-type="float" office:value="0.603255" calcext:value-type="float">
            <text:p>0,603255</text:p>
          </table:table-cell>
          <table:table-cell office:value-type="float" office:value="0.567648" calcext:value-type="float">
            <text:p>0,567648</text:p>
          </table:table-cell>
          <table:table-cell office:value-type="float" office:value="1.21589" calcext:value-type="float">
            <text:p>1,21589</text:p>
          </table:table-cell>
          <table:table-cell office:value-type="float" office:value="0.574853" calcext:value-type="float">
            <text:p>0,574853</text:p>
          </table:table-cell>
          <table:table-cell office:value-type="float" office:value="0.571559" calcext:value-type="float">
            <text:p>0,571559</text:p>
          </table:table-cell>
          <table:table-cell office:value-type="float" office:value="0.596309" calcext:value-type="float">
            <text:p>0,596309</text:p>
          </table:table-cell>
          <table:table-cell office:value-type="float" office:value="0.291296" calcext:value-type="float">
            <text:p>0,291296</text:p>
          </table:table-cell>
          <table:table-cell office:value-type="float" office:value="0.929939" calcext:value-type="float">
            <text:p>0,929939</text:p>
          </table:table-cell>
          <table:table-cell office:value-type="float" office:value="1.04256" calcext:value-type="float">
            <text:p>1,04256</text:p>
          </table:table-cell>
          <table:table-cell office:value-type="float" office:value="1.61381" calcext:value-type="float">
            <text:p>1,61381</text:p>
          </table:table-cell>
          <table:table-cell office:value-type="float" office:value="0.201403" calcext:value-type="float">
            <text:p>0,201403</text:p>
          </table:table-cell>
          <table:table-cell office:value-type="float" office:value="0.585669" calcext:value-type="float">
            <text:p>0,585669</text:p>
          </table:table-cell>
          <table:table-cell table:number-columns-repeated="52"/>
          <table:table-cell table:formula="of:=MIN([.A96:.BL96])" office:value-type="float" office:value="0.201403" calcext:value-type="float">
            <text:p>0,201403</text:p>
          </table:table-cell>
          <table:table-cell table:formula="of:=MAX([.A96:.BL96])" office:value-type="float" office:value="1.61381" calcext:value-type="float">
            <text:p>1,61381</text:p>
          </table:table-cell>
          <table:table-cell table:number-columns-repeated="7"/>
        </table:table-row>
        <table:table-row table:style-name="ro1">
          <table:table-cell office:value-type="float" office:value="0.55256" calcext:value-type="float">
            <text:p>0,55256</text:p>
          </table:table-cell>
          <table:table-cell office:value-type="float" office:value="0.593304" calcext:value-type="float">
            <text:p>0,593304</text:p>
          </table:table-cell>
          <table:table-cell office:value-type="float" office:value="0.664536" calcext:value-type="float">
            <text:p>0,664536</text:p>
          </table:table-cell>
          <table:table-cell office:value-type="float" office:value="0.66909" calcext:value-type="float">
            <text:p>0,66909</text:p>
          </table:table-cell>
          <table:table-cell office:value-type="float" office:value="0.32468" calcext:value-type="float">
            <text:p>0,32468</text:p>
          </table:table-cell>
          <table:table-cell office:value-type="float" office:value="0.536572" calcext:value-type="float">
            <text:p>0,536572</text:p>
          </table:table-cell>
          <table:table-cell office:value-type="float" office:value="0.290563" calcext:value-type="float">
            <text:p>0,290563</text:p>
          </table:table-cell>
          <table:table-cell office:value-type="float" office:value="1.02121" calcext:value-type="float">
            <text:p>1,02121</text:p>
          </table:table-cell>
          <table:table-cell office:value-type="float" office:value="1.03849" calcext:value-type="float">
            <text:p>1,03849</text:p>
          </table:table-cell>
          <table:table-cell office:value-type="float" office:value="1.18418" calcext:value-type="float">
            <text:p>1,18418</text:p>
          </table:table-cell>
          <table:table-cell office:value-type="float" office:value="1.23195" calcext:value-type="float">
            <text:p>1,23195</text:p>
          </table:table-cell>
          <table:table-cell office:value-type="float" office:value="1.29103" calcext:value-type="float">
            <text:p>1,29103</text:p>
          </table:table-cell>
          <table:table-cell office:value-type="float" office:value="0.253464" calcext:value-type="float">
            <text:p>0,253464</text:p>
          </table:table-cell>
          <table:table-cell office:value-type="float" office:value="0.186796" calcext:value-type="float">
            <text:p>0,186796</text:p>
          </table:table-cell>
          <table:table-cell office:value-type="float" office:value="0.541549" calcext:value-type="float">
            <text:p>0,541549</text:p>
          </table:table-cell>
          <table:table-cell office:value-type="float" office:value="0.37158" calcext:value-type="float">
            <text:p>0,37158</text:p>
          </table:table-cell>
          <table:table-cell table:number-columns-repeated="52"/>
          <table:table-cell table:formula="of:=MIN([.A97:.BL97])" office:value-type="float" office:value="0.186796" calcext:value-type="float">
            <text:p>0,186796</text:p>
          </table:table-cell>
          <table:table-cell table:formula="of:=MAX([.A97:.BL97])" office:value-type="float" office:value="1.29103" calcext:value-type="float">
            <text:p>1,29103</text:p>
          </table:table-cell>
          <table:table-cell table:number-columns-repeated="7"/>
        </table:table-row>
        <table:table-row table:style-name="ro1">
          <table:table-cell office:value-type="float" office:value="0.563662" calcext:value-type="float">
            <text:p>0,563662</text:p>
          </table:table-cell>
          <table:table-cell office:value-type="float" office:value="0.571566" calcext:value-type="float">
            <text:p>0,571566</text:p>
          </table:table-cell>
          <table:table-cell office:value-type="float" office:value="0.576937" calcext:value-type="float">
            <text:p>0,576937</text:p>
          </table:table-cell>
          <table:table-cell office:value-type="float" office:value="0.573589" calcext:value-type="float">
            <text:p>0,573589</text:p>
          </table:table-cell>
          <table:table-cell office:value-type="float" office:value="0.576162" calcext:value-type="float">
            <text:p>0,576162</text:p>
          </table:table-cell>
          <table:table-cell office:value-type="float" office:value="0.583999" calcext:value-type="float">
            <text:p>0,583999</text:p>
          </table:table-cell>
          <table:table-cell office:value-type="float" office:value="1.16923" calcext:value-type="float">
            <text:p>1,16923</text:p>
          </table:table-cell>
          <table:table-cell office:value-type="float" office:value="1.14602" calcext:value-type="float">
            <text:p>1,14602</text:p>
          </table:table-cell>
          <table:table-cell office:value-type="float" office:value="1.14599" calcext:value-type="float">
            <text:p>1,14599</text:p>
          </table:table-cell>
          <table:table-cell office:value-type="float" office:value="0.654071" calcext:value-type="float">
            <text:p>0,654071</text:p>
          </table:table-cell>
          <table:table-cell office:value-type="float" office:value="0.641788" calcext:value-type="float">
            <text:p>0,641788</text:p>
          </table:table-cell>
          <table:table-cell office:value-type="float" office:value="1.2342" calcext:value-type="float">
            <text:p>1,2342</text:p>
          </table:table-cell>
          <table:table-cell office:value-type="float" office:value="1.46529" calcext:value-type="float">
            <text:p>1,46529</text:p>
          </table:table-cell>
          <table:table-cell office:value-type="float" office:value="0.411732" calcext:value-type="float">
            <text:p>0,411732</text:p>
          </table:table-cell>
          <table:table-cell office:value-type="float" office:value="1.7199" calcext:value-type="float">
            <text:p>1,7199</text:p>
          </table:table-cell>
          <table:table-cell office:value-type="float" office:value="1.18303" calcext:value-type="float">
            <text:p>1,18303</text:p>
          </table:table-cell>
          <table:table-cell table:number-columns-repeated="52"/>
          <table:table-cell table:formula="of:=MIN([.A98:.BL98])" office:value-type="float" office:value="0.411732" calcext:value-type="float">
            <text:p>0,411732</text:p>
          </table:table-cell>
          <table:table-cell table:formula="of:=MAX([.A98:.BL98])" office:value-type="float" office:value="1.7199" calcext:value-type="float">
            <text:p>1,7199</text:p>
          </table:table-cell>
          <table:table-cell table:number-columns-repeated="7"/>
        </table:table-row>
        <table:table-row table:style-name="ro1">
          <table:table-cell office:value-type="float" office:value="0.29464" calcext:value-type="float">
            <text:p>0,29464</text:p>
          </table:table-cell>
          <table:table-cell office:value-type="float" office:value="0.431313" calcext:value-type="float">
            <text:p>0,431313</text:p>
          </table:table-cell>
          <table:table-cell office:value-type="float" office:value="0.277063" calcext:value-type="float">
            <text:p>0,277063</text:p>
          </table:table-cell>
          <table:table-cell office:value-type="float" office:value="0.287307" calcext:value-type="float">
            <text:p>0,287307</text:p>
          </table:table-cell>
          <table:table-cell office:value-type="float" office:value="1.05871" calcext:value-type="float">
            <text:p>1,05871</text:p>
          </table:table-cell>
          <table:table-cell office:value-type="float" office:value="0.767319" calcext:value-type="float">
            <text:p>0,767319</text:p>
          </table:table-cell>
          <table:table-cell office:value-type="float" office:value="0.771164" calcext:value-type="float">
            <text:p>0,771164</text:p>
          </table:table-cell>
          <table:table-cell office:value-type="float" office:value="1.08415" calcext:value-type="float">
            <text:p>1,08415</text:p>
          </table:table-cell>
          <table:table-cell office:value-type="float" office:value="1.25449" calcext:value-type="float">
            <text:p>1,25449</text:p>
          </table:table-cell>
          <table:table-cell office:value-type="float" office:value="0.72737" calcext:value-type="float">
            <text:p>0,72737</text:p>
          </table:table-cell>
          <table:table-cell office:value-type="float" office:value="0.864883" calcext:value-type="float">
            <text:p>0,864883</text:p>
          </table:table-cell>
          <table:table-cell office:value-type="float" office:value="0.677508" calcext:value-type="float">
            <text:p>0,677508</text:p>
          </table:table-cell>
          <table:table-cell office:value-type="float" office:value="0.938677" calcext:value-type="float">
            <text:p>0,938677</text:p>
          </table:table-cell>
          <table:table-cell office:value-type="float" office:value="0.505306" calcext:value-type="float">
            <text:p>0,505306</text:p>
          </table:table-cell>
          <table:table-cell office:value-type="float" office:value="0.233492" calcext:value-type="float">
            <text:p>0,233492</text:p>
          </table:table-cell>
          <table:table-cell office:value-type="float" office:value="0.430196" calcext:value-type="float">
            <text:p>0,430196</text:p>
          </table:table-cell>
          <table:table-cell table:number-columns-repeated="52"/>
          <table:table-cell table:formula="of:=MIN([.A99:.BL99])" office:value-type="float" office:value="0.233492" calcext:value-type="float">
            <text:p>0,233492</text:p>
          </table:table-cell>
          <table:table-cell table:formula="of:=MAX([.A99:.BL99])" office:value-type="float" office:value="1.25449" calcext:value-type="float">
            <text:p>1,25449</text:p>
          </table:table-cell>
          <table:table-cell table:number-columns-repeated="7"/>
        </table:table-row>
        <table:table-row table:style-name="ro1">
          <table:table-cell office:value-type="float" office:value="0.546883" calcext:value-type="float">
            <text:p>0,546883</text:p>
          </table:table-cell>
          <table:table-cell office:value-type="float" office:value="0.585915" calcext:value-type="float">
            <text:p>0,585915</text:p>
          </table:table-cell>
          <table:table-cell office:value-type="float" office:value="0.558979" calcext:value-type="float">
            <text:p>0,558979</text:p>
          </table:table-cell>
          <table:table-cell office:value-type="float" office:value="0.618845" calcext:value-type="float">
            <text:p>0,618845</text:p>
          </table:table-cell>
          <table:table-cell office:value-type="float" office:value="1.26053" calcext:value-type="float">
            <text:p>1,26053</text:p>
          </table:table-cell>
          <table:table-cell office:value-type="float" office:value="1.35227" calcext:value-type="float">
            <text:p>1,35227</text:p>
          </table:table-cell>
          <table:table-cell office:value-type="float" office:value="0.565567" calcext:value-type="float">
            <text:p>0,565567</text:p>
          </table:table-cell>
          <table:table-cell office:value-type="float" office:value="1.36996" calcext:value-type="float">
            <text:p>1,36996</text:p>
          </table:table-cell>
          <table:table-cell office:value-type="float" office:value="1.40095" calcext:value-type="float">
            <text:p>1,40095</text:p>
          </table:table-cell>
          <table:table-cell office:value-type="float" office:value="1.36633" calcext:value-type="float">
            <text:p>1,36633</text:p>
          </table:table-cell>
          <table:table-cell office:value-type="float" office:value="0.832696" calcext:value-type="float">
            <text:p>0,832696</text:p>
          </table:table-cell>
          <table:table-cell office:value-type="float" office:value="0.918122" calcext:value-type="float">
            <text:p>0,918122</text:p>
          </table:table-cell>
          <table:table-cell office:value-type="float" office:value="1.04226" calcext:value-type="float">
            <text:p>1,04226</text:p>
          </table:table-cell>
          <table:table-cell office:value-type="float" office:value="0.568395" calcext:value-type="float">
            <text:p>0,568395</text:p>
          </table:table-cell>
          <table:table-cell office:value-type="float" office:value="0.433836" calcext:value-type="float">
            <text:p>0,433836</text:p>
          </table:table-cell>
          <table:table-cell office:value-type="float" office:value="0.365806" calcext:value-type="float">
            <text:p>0,365806</text:p>
          </table:table-cell>
          <table:table-cell table:number-columns-repeated="52"/>
          <table:table-cell table:formula="of:=MIN([.A100:.BL100])" office:value-type="float" office:value="0.365806" calcext:value-type="float">
            <text:p>0,365806</text:p>
          </table:table-cell>
          <table:table-cell table:formula="of:=MAX([.A100:.BL100])" office:value-type="float" office:value="1.40095" calcext:value-type="float">
            <text:p>1,40095</text:p>
          </table:table-cell>
          <table:table-cell table:number-columns-repeated="7"/>
        </table:table-row>
        <table:table-row table:style-name="ro1">
          <table:table-cell office:value-type="float" office:value="0.284379" calcext:value-type="float">
            <text:p>0,284379</text:p>
          </table:table-cell>
          <table:table-cell office:value-type="float" office:value="0.281787" calcext:value-type="float">
            <text:p>0,281787</text:p>
          </table:table-cell>
          <table:table-cell office:value-type="float" office:value="0.279806" calcext:value-type="float">
            <text:p>0,279806</text:p>
          </table:table-cell>
          <table:table-cell office:value-type="float" office:value="0.278971" calcext:value-type="float">
            <text:p>0,278971</text:p>
          </table:table-cell>
          <table:table-cell office:value-type="float" office:value="1.25203" calcext:value-type="float">
            <text:p>1,25203</text:p>
          </table:table-cell>
          <table:table-cell office:value-type="float" office:value="1.10038" calcext:value-type="float">
            <text:p>1,10038</text:p>
          </table:table-cell>
          <table:table-cell office:value-type="float" office:value="1.11177" calcext:value-type="float">
            <text:p>1,11177</text:p>
          </table:table-cell>
          <table:table-cell office:value-type="float" office:value="1.2559" calcext:value-type="float">
            <text:p>1,2559</text:p>
          </table:table-cell>
          <table:table-cell office:value-type="float" office:value="0.515353" calcext:value-type="float">
            <text:p>0,515353</text:p>
          </table:table-cell>
          <table:table-cell office:value-type="float" office:value="0.541548" calcext:value-type="float">
            <text:p>0,541548</text:p>
          </table:table-cell>
          <table:table-cell office:value-type="float" office:value="1.45988" calcext:value-type="float">
            <text:p>1,45988</text:p>
          </table:table-cell>
          <table:table-cell office:value-type="float" office:value="1.25301" calcext:value-type="float">
            <text:p>1,25301</text:p>
          </table:table-cell>
          <table:table-cell office:value-type="float" office:value="1.29794" calcext:value-type="float">
            <text:p>1,29794</text:p>
          </table:table-cell>
          <table:table-cell office:value-type="float" office:value="1.1308" calcext:value-type="float">
            <text:p>1,1308</text:p>
          </table:table-cell>
          <table:table-cell office:value-type="float" office:value="2.32003" calcext:value-type="float">
            <text:p>2,32003</text:p>
          </table:table-cell>
          <table:table-cell office:value-type="float" office:value="2.04913" calcext:value-type="float">
            <text:p>2,04913</text:p>
          </table:table-cell>
          <table:table-cell table:number-columns-repeated="52"/>
          <table:table-cell table:formula="of:=MIN([.A101:.BL101])" office:value-type="float" office:value="0.278971" calcext:value-type="float">
            <text:p>0,278971</text:p>
          </table:table-cell>
          <table:table-cell table:formula="of:=MAX([.A101:.BL101])" office:value-type="float" office:value="2.32003" calcext:value-type="float">
            <text:p>2,32003</text:p>
          </table:table-cell>
          <table:table-cell table:number-columns-repeated="7"/>
        </table:table-row>
        <table:table-row table:style-name="ro1">
          <table:table-cell office:value-type="float" office:value="0.563172" calcext:value-type="float">
            <text:p>0,563172</text:p>
          </table:table-cell>
          <table:table-cell office:value-type="float" office:value="0.599133" calcext:value-type="float">
            <text:p>0,599133</text:p>
          </table:table-cell>
          <table:table-cell office:value-type="float" office:value="0.614729" calcext:value-type="float">
            <text:p>0,614729</text:p>
          </table:table-cell>
          <table:table-cell office:value-type="float" office:value="0.656465" calcext:value-type="float">
            <text:p>0,656465</text:p>
          </table:table-cell>
          <table:table-cell office:value-type="float" office:value="0.577519" calcext:value-type="float">
            <text:p>0,577519</text:p>
          </table:table-cell>
          <table:table-cell office:value-type="float" office:value="0.602347" calcext:value-type="float">
            <text:p>0,602347</text:p>
          </table:table-cell>
          <table:table-cell office:value-type="float" office:value="0.344112" calcext:value-type="float">
            <text:p>0,344112</text:p>
          </table:table-cell>
          <table:table-cell office:value-type="float" office:value="0.987391" calcext:value-type="float">
            <text:p>0,987391</text:p>
          </table:table-cell>
          <table:table-cell office:value-type="float" office:value="1.07146" calcext:value-type="float">
            <text:p>1,07146</text:p>
          </table:table-cell>
          <table:table-cell office:value-type="float" office:value="1.04434" calcext:value-type="float">
            <text:p>1,04434</text:p>
          </table:table-cell>
          <table:table-cell office:value-type="float" office:value="0.224033" calcext:value-type="float">
            <text:p>0,224033</text:p>
          </table:table-cell>
          <table:table-cell office:value-type="float" office:value="0.23641" calcext:value-type="float">
            <text:p>0,23641</text:p>
          </table:table-cell>
          <table:table-cell office:value-type="float" office:value="0.881128" calcext:value-type="float">
            <text:p>0,881128</text:p>
          </table:table-cell>
          <table:table-cell office:value-type="float" office:value="1.52758" calcext:value-type="float">
            <text:p>1,52758</text:p>
          </table:table-cell>
          <table:table-cell office:value-type="float" office:value="0.211594" calcext:value-type="float">
            <text:p>0,211594</text:p>
          </table:table-cell>
          <table:table-cell office:value-type="float" office:value="1.20434" calcext:value-type="float">
            <text:p>1,20434</text:p>
          </table:table-cell>
          <table:table-cell table:number-columns-repeated="52"/>
          <table:table-cell table:formula="of:=MIN([.A102:.BL102])" office:value-type="float" office:value="0.211594" calcext:value-type="float">
            <text:p>0,211594</text:p>
          </table:table-cell>
          <table:table-cell table:formula="of:=MAX([.A102:.BL102])" office:value-type="float" office:value="1.52758" calcext:value-type="float">
            <text:p>1,52758</text:p>
          </table:table-cell>
          <table:table-cell table:number-columns-repeated="7"/>
        </table:table-row>
        <table:table-row table:style-name="ro1">
          <table:table-cell office:value-type="float" office:value="0.578393" calcext:value-type="float">
            <text:p>0,578393</text:p>
          </table:table-cell>
          <table:table-cell office:value-type="float" office:value="0.6036" calcext:value-type="float">
            <text:p>0,6036</text:p>
          </table:table-cell>
          <table:table-cell office:value-type="float" office:value="0.616288" calcext:value-type="float">
            <text:p>0,616288</text:p>
          </table:table-cell>
          <table:table-cell office:value-type="float" office:value="0.32472" calcext:value-type="float">
            <text:p>0,32472</text:p>
          </table:table-cell>
          <table:table-cell office:value-type="float" office:value="0.59259" calcext:value-type="float">
            <text:p>0,59259</text:p>
          </table:table-cell>
          <table:table-cell office:value-type="float" office:value="0.580466" calcext:value-type="float">
            <text:p>0,580466</text:p>
          </table:table-cell>
          <table:table-cell office:value-type="float" office:value="0.89037" calcext:value-type="float">
            <text:p>0,89037</text:p>
          </table:table-cell>
          <table:table-cell office:value-type="float" office:value="1.13538" calcext:value-type="float">
            <text:p>1,13538</text:p>
          </table:table-cell>
          <table:table-cell office:value-type="float" office:value="0.854691" calcext:value-type="float">
            <text:p>0,854691</text:p>
          </table:table-cell>
          <table:table-cell office:value-type="float" office:value="1.76074" calcext:value-type="float">
            <text:p>1,76074</text:p>
          </table:table-cell>
          <table:table-cell office:value-type="float" office:value="0.598724" calcext:value-type="float">
            <text:p>0,598724</text:p>
          </table:table-cell>
          <table:table-cell office:value-type="float" office:value="1.31922" calcext:value-type="float">
            <text:p>1,31922</text:p>
          </table:table-cell>
          <table:table-cell office:value-type="float" office:value="0.372594" calcext:value-type="float">
            <text:p>0,372594</text:p>
          </table:table-cell>
          <table:table-cell office:value-type="float" office:value="1.73304" calcext:value-type="float">
            <text:p>1,73304</text:p>
          </table:table-cell>
          <table:table-cell office:value-type="float" office:value="0.392286" calcext:value-type="float">
            <text:p>0,392286</text:p>
          </table:table-cell>
          <table:table-cell office:value-type="float" office:value="1.42305" calcext:value-type="float">
            <text:p>1,42305</text:p>
          </table:table-cell>
          <table:table-cell table:number-columns-repeated="52"/>
          <table:table-cell table:formula="of:=MIN([.A103:.BL103])" office:value-type="float" office:value="0.32472" calcext:value-type="float">
            <text:p>0,32472</text:p>
          </table:table-cell>
          <table:table-cell table:formula="of:=MAX([.A103:.BL103])" office:value-type="float" office:value="1.76074" calcext:value-type="float">
            <text:p>1,76074</text:p>
          </table:table-cell>
          <table:table-cell table:number-columns-repeated="7"/>
        </table:table-row>
        <table:table-row table:style-name="ro1">
          <table:table-cell office:value-type="float" office:value="0.580023" calcext:value-type="float">
            <text:p>0,580023</text:p>
          </table:table-cell>
          <table:table-cell office:value-type="float" office:value="0.584413" calcext:value-type="float">
            <text:p>0,584413</text:p>
          </table:table-cell>
          <table:table-cell office:value-type="float" office:value="0.566015" calcext:value-type="float">
            <text:p>0,566015</text:p>
          </table:table-cell>
          <table:table-cell office:value-type="float" office:value="0.579276" calcext:value-type="float">
            <text:p>0,579276</text:p>
          </table:table-cell>
          <table:table-cell office:value-type="float" office:value="0.568899" calcext:value-type="float">
            <text:p>0,568899</text:p>
          </table:table-cell>
          <table:table-cell office:value-type="float" office:value="1.71729" calcext:value-type="float">
            <text:p>1,71729</text:p>
          </table:table-cell>
          <table:table-cell office:value-type="float" office:value="1.14646" calcext:value-type="float">
            <text:p>1,14646</text:p>
          </table:table-cell>
          <table:table-cell office:value-type="float" office:value="0.287179" calcext:value-type="float">
            <text:p>0,287179</text:p>
          </table:table-cell>
          <table:table-cell office:value-type="float" office:value="2.0159" calcext:value-type="float">
            <text:p>2,0159</text:p>
          </table:table-cell>
          <table:table-cell office:value-type="float" office:value="0.852697" calcext:value-type="float">
            <text:p>0,852697</text:p>
          </table:table-cell>
          <table:table-cell office:value-type="float" office:value="1.47395" calcext:value-type="float">
            <text:p>1,47395</text:p>
          </table:table-cell>
          <table:table-cell office:value-type="float" office:value="0.210338" calcext:value-type="float">
            <text:p>0,210338</text:p>
          </table:table-cell>
          <table:table-cell office:value-type="float" office:value="1.10257" calcext:value-type="float">
            <text:p>1,10257</text:p>
          </table:table-cell>
          <table:table-cell office:value-type="float" office:value="0.609284" calcext:value-type="float">
            <text:p>0,609284</text:p>
          </table:table-cell>
          <table:table-cell office:value-type="float" office:value="1.74404" calcext:value-type="float">
            <text:p>1,74404</text:p>
          </table:table-cell>
          <table:table-cell office:value-type="float" office:value="1.18817" calcext:value-type="float">
            <text:p>1,18817</text:p>
          </table:table-cell>
          <table:table-cell table:number-columns-repeated="52"/>
          <table:table-cell table:formula="of:=MIN([.A104:.BL104])" office:value-type="float" office:value="0.210338" calcext:value-type="float">
            <text:p>0,210338</text:p>
          </table:table-cell>
          <table:table-cell table:formula="of:=MAX([.A104:.BL104])" office:value-type="float" office:value="2.0159" calcext:value-type="float">
            <text:p>2,0159</text:p>
          </table:table-cell>
          <table:table-cell table:number-columns-repeated="7"/>
        </table:table-row>
        <table:table-row table:style-name="ro1">
          <table:table-cell office:value-type="float" office:value="0.319472" calcext:value-type="float">
            <text:p>0,319472</text:p>
          </table:table-cell>
          <table:table-cell office:value-type="float" office:value="0.292578" calcext:value-type="float">
            <text:p>0,292578</text:p>
          </table:table-cell>
          <table:table-cell office:value-type="float" office:value="0.62545" calcext:value-type="float">
            <text:p>0,62545</text:p>
          </table:table-cell>
          <table:table-cell office:value-type="float" office:value="0.488774" calcext:value-type="float">
            <text:p>0,488774</text:p>
          </table:table-cell>
          <table:table-cell office:value-type="float" office:value="0.49815" calcext:value-type="float">
            <text:p>0,49815</text:p>
          </table:table-cell>
          <table:table-cell office:value-type="float" office:value="0.575426" calcext:value-type="float">
            <text:p>0,575426</text:p>
          </table:table-cell>
          <table:table-cell office:value-type="float" office:value="0.905417" calcext:value-type="float">
            <text:p>0,905417</text:p>
          </table:table-cell>
          <table:table-cell office:value-type="float" office:value="0.3086" calcext:value-type="float">
            <text:p>0,3086</text:p>
          </table:table-cell>
          <table:table-cell office:value-type="float" office:value="0.478832" calcext:value-type="float">
            <text:p>0,478832</text:p>
          </table:table-cell>
          <table:table-cell office:value-type="float" office:value="0.766691" calcext:value-type="float">
            <text:p>0,766691</text:p>
          </table:table-cell>
          <table:table-cell office:value-type="float" office:value="0.415258" calcext:value-type="float">
            <text:p>0,415258</text:p>
          </table:table-cell>
          <table:table-cell office:value-type="float" office:value="0.943647" calcext:value-type="float">
            <text:p>0,943647</text:p>
          </table:table-cell>
          <table:table-cell office:value-type="float" office:value="2.28152" calcext:value-type="float">
            <text:p>2,28152</text:p>
          </table:table-cell>
          <table:table-cell office:value-type="float" office:value="1.1291" calcext:value-type="float">
            <text:p>1,1291</text:p>
          </table:table-cell>
          <table:table-cell office:value-type="float" office:value="0.930709" calcext:value-type="float">
            <text:p>0,930709</text:p>
          </table:table-cell>
          <table:table-cell office:value-type="float" office:value="0.249806" calcext:value-type="float">
            <text:p>0,249806</text:p>
          </table:table-cell>
          <table:table-cell table:number-columns-repeated="52"/>
          <table:table-cell table:formula="of:=MIN([.A105:.BL105])" office:value-type="float" office:value="0.249806" calcext:value-type="float">
            <text:p>0,249806</text:p>
          </table:table-cell>
          <table:table-cell table:formula="of:=MAX([.A105:.BL105])" office:value-type="float" office:value="2.28152" calcext:value-type="float">
            <text:p>2,2815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390472" calcext:value-type="float">
            <text:p>0,390472</text:p>
          </table:table-cell>
          <table:table-cell office:value-type="float" office:value="0.396607" calcext:value-type="float">
            <text:p>0,396607</text:p>
          </table:table-cell>
          <table:table-cell office:value-type="float" office:value="0.4108" calcext:value-type="float">
            <text:p>0,4108</text:p>
          </table:table-cell>
          <table:table-cell office:value-type="float" office:value="0.389238" calcext:value-type="float">
            <text:p>0,389238</text:p>
          </table:table-cell>
          <table:table-cell office:value-type="float" office:value="0.386427" calcext:value-type="float">
            <text:p>0,386427</text:p>
          </table:table-cell>
          <table:table-cell office:value-type="float" office:value="0.390231" calcext:value-type="float">
            <text:p>0,390231</text:p>
          </table:table-cell>
          <table:table-cell office:value-type="float" office:value="0.381063" calcext:value-type="float">
            <text:p>0,381063</text:p>
          </table:table-cell>
          <table:table-cell office:value-type="float" office:value="0.395373" calcext:value-type="float">
            <text:p>0,395373</text:p>
          </table:table-cell>
          <table:table-cell office:value-type="float" office:value="0.774927" calcext:value-type="float">
            <text:p>0,774927</text:p>
          </table:table-cell>
          <table:table-cell office:value-type="float" office:value="0.386303" calcext:value-type="float">
            <text:p>0,386303</text:p>
          </table:table-cell>
          <table:table-cell office:value-type="float" office:value="1.1918" calcext:value-type="float">
            <text:p>1,1918</text:p>
          </table:table-cell>
          <table:table-cell office:value-type="float" office:value="0.39643" calcext:value-type="float">
            <text:p>0,39643</text:p>
          </table:table-cell>
          <table:table-cell office:value-type="float" office:value="1.19872" calcext:value-type="float">
            <text:p>1,19872</text:p>
          </table:table-cell>
          <table:table-cell office:value-type="float" office:value="0.453852" calcext:value-type="float">
            <text:p>0,453852</text:p>
          </table:table-cell>
          <table:table-cell office:value-type="float" office:value="0.850155" calcext:value-type="float">
            <text:p>0,850155</text:p>
          </table:table-cell>
          <table:table-cell office:value-type="float" office:value="0.716999" calcext:value-type="float">
            <text:p>0,716999</text:p>
          </table:table-cell>
          <table:table-cell office:value-type="float" office:value="1.57392" calcext:value-type="float">
            <text:p>1,57392</text:p>
          </table:table-cell>
          <table:table-cell office:value-type="float" office:value="0.984083" calcext:value-type="float">
            <text:p>0,984083</text:p>
          </table:table-cell>
          <table:table-cell office:value-type="float" office:value="1.78576" calcext:value-type="float">
            <text:p>1,78576</text:p>
          </table:table-cell>
          <table:table-cell office:value-type="float" office:value="0.66376" calcext:value-type="float">
            <text:p>0,66376</text:p>
          </table:table-cell>
          <table:table-cell office:value-type="float" office:value="1.11289" calcext:value-type="float">
            <text:p>1,11289</text:p>
          </table:table-cell>
          <table:table-cell office:value-type="float" office:value="1.17179" calcext:value-type="float">
            <text:p>1,17179</text:p>
          </table:table-cell>
          <table:table-cell office:value-type="float" office:value="0.214897" calcext:value-type="float">
            <text:p>0,214897</text:p>
          </table:table-cell>
          <table:table-cell office:value-type="float" office:value="0.186178" calcext:value-type="float">
            <text:p>0,186178</text:p>
          </table:table-cell>
          <table:table-cell table:number-columns-repeated="44"/>
          <table:table-cell table:formula="of:=MIN([.A107:.BL107])" office:value-type="float" office:value="0.186178" calcext:value-type="float">
            <text:p>0,186178</text:p>
          </table:table-cell>
          <table:table-cell table:formula="of:=MAX([.A107:.BL107])" office:value-type="float" office:value="1.78576" calcext:value-type="float">
            <text:p>1,78576</text:p>
          </table:table-cell>
          <table:table-cell table:number-columns-repeated="7"/>
        </table:table-row>
        <table:table-row table:style-name="ro1">
          <table:table-cell office:value-type="float" office:value="0.377441" calcext:value-type="float">
            <text:p>0,377441</text:p>
          </table:table-cell>
          <table:table-cell office:value-type="float" office:value="0.380984" calcext:value-type="float">
            <text:p>0,380984</text:p>
          </table:table-cell>
          <table:table-cell office:value-type="float" office:value="0.377388" calcext:value-type="float">
            <text:p>0,377388</text:p>
          </table:table-cell>
          <table:table-cell office:value-type="float" office:value="0.382455" calcext:value-type="float">
            <text:p>0,382455</text:p>
          </table:table-cell>
          <table:table-cell office:value-type="float" office:value="0.377873" calcext:value-type="float">
            <text:p>0,377873</text:p>
          </table:table-cell>
          <table:table-cell office:value-type="float" office:value="0.387381" calcext:value-type="float">
            <text:p>0,387381</text:p>
          </table:table-cell>
          <table:table-cell office:value-type="float" office:value="0.399511" calcext:value-type="float">
            <text:p>0,399511</text:p>
          </table:table-cell>
          <table:table-cell office:value-type="float" office:value="1.1669" calcext:value-type="float">
            <text:p>1,1669</text:p>
          </table:table-cell>
          <table:table-cell office:value-type="float" office:value="0.787973" calcext:value-type="float">
            <text:p>0,787973</text:p>
          </table:table-cell>
          <table:table-cell office:value-type="float" office:value="0.41679" calcext:value-type="float">
            <text:p>0,41679</text:p>
          </table:table-cell>
          <table:table-cell office:value-type="float" office:value="0.400411" calcext:value-type="float">
            <text:p>0,400411</text:p>
          </table:table-cell>
          <table:table-cell office:value-type="float" office:value="0.408347" calcext:value-type="float">
            <text:p>0,408347</text:p>
          </table:table-cell>
          <table:table-cell office:value-type="float" office:value="0.784601" calcext:value-type="float">
            <text:p>0,784601</text:p>
          </table:table-cell>
          <table:table-cell office:value-type="float" office:value="0.792418" calcext:value-type="float">
            <text:p>0,792418</text:p>
          </table:table-cell>
          <table:table-cell office:value-type="float" office:value="0.824773" calcext:value-type="float">
            <text:p>0,824773</text:p>
          </table:table-cell>
          <table:table-cell office:value-type="float" office:value="0.428716" calcext:value-type="float">
            <text:p>0,428716</text:p>
          </table:table-cell>
          <table:table-cell office:value-type="float" office:value="1.97124" calcext:value-type="float">
            <text:p>1,97124</text:p>
          </table:table-cell>
          <table:table-cell office:value-type="float" office:value="1.59214" calcext:value-type="float">
            <text:p>1,59214</text:p>
          </table:table-cell>
          <table:table-cell office:value-type="float" office:value="0.417009" calcext:value-type="float">
            <text:p>0,417009</text:p>
          </table:table-cell>
          <table:table-cell office:value-type="float" office:value="1.1446" calcext:value-type="float">
            <text:p>1,1446</text:p>
          </table:table-cell>
          <table:table-cell office:value-type="float" office:value="0.719262" calcext:value-type="float">
            <text:p>0,719262</text:p>
          </table:table-cell>
          <table:table-cell office:value-type="float" office:value="0.354266" calcext:value-type="float">
            <text:p>0,354266</text:p>
          </table:table-cell>
          <table:table-cell office:value-type="float" office:value="0.404356" calcext:value-type="float">
            <text:p>0,404356</text:p>
          </table:table-cell>
          <table:table-cell office:value-type="float" office:value="0.377102" calcext:value-type="float">
            <text:p>0,377102</text:p>
          </table:table-cell>
          <table:table-cell table:number-columns-repeated="44"/>
          <table:table-cell table:formula="of:=MIN([.A108:.BL108])" office:value-type="float" office:value="0.354266" calcext:value-type="float">
            <text:p>0,354266</text:p>
          </table:table-cell>
          <table:table-cell table:formula="of:=MAX([.A108:.BL108])" office:value-type="float" office:value="1.97124" calcext:value-type="float">
            <text:p>1,97124</text:p>
          </table:table-cell>
          <table:table-cell table:number-columns-repeated="7"/>
        </table:table-row>
        <table:table-row table:style-name="ro1">
          <table:table-cell office:value-type="float" office:value="0.381248" calcext:value-type="float">
            <text:p>0,381248</text:p>
          </table:table-cell>
          <table:table-cell office:value-type="float" office:value="0.38646" calcext:value-type="float">
            <text:p>0,38646</text:p>
          </table:table-cell>
          <table:table-cell office:value-type="float" office:value="0.452225" calcext:value-type="float">
            <text:p>0,452225</text:p>
          </table:table-cell>
          <table:table-cell office:value-type="float" office:value="0.396942" calcext:value-type="float">
            <text:p>0,396942</text:p>
          </table:table-cell>
          <table:table-cell office:value-type="float" office:value="0.395549" calcext:value-type="float">
            <text:p>0,395549</text:p>
          </table:table-cell>
          <table:table-cell office:value-type="float" office:value="0.390177" calcext:value-type="float">
            <text:p>0,390177</text:p>
          </table:table-cell>
          <table:table-cell office:value-type="float" office:value="0.77455" calcext:value-type="float">
            <text:p>0,77455</text:p>
          </table:table-cell>
          <table:table-cell office:value-type="float" office:value="0.186106" calcext:value-type="float">
            <text:p>0,186106</text:p>
          </table:table-cell>
          <table:table-cell office:value-type="float" office:value="0.184137" calcext:value-type="float">
            <text:p>0,184137</text:p>
          </table:table-cell>
          <table:table-cell office:value-type="float" office:value="1.63406" calcext:value-type="float">
            <text:p>1,63406</text:p>
          </table:table-cell>
          <table:table-cell office:value-type="float" office:value="1.25051" calcext:value-type="float">
            <text:p>1,25051</text:p>
          </table:table-cell>
          <table:table-cell office:value-type="float" office:value="0.807282" calcext:value-type="float">
            <text:p>0,807282</text:p>
          </table:table-cell>
          <table:table-cell office:value-type="float" office:value="1.21114" calcext:value-type="float">
            <text:p>1,21114</text:p>
          </table:table-cell>
          <table:table-cell office:value-type="float" office:value="0.558689" calcext:value-type="float">
            <text:p>0,558689</text:p>
          </table:table-cell>
          <table:table-cell office:value-type="float" office:value="1.30025" calcext:value-type="float">
            <text:p>1,30025</text:p>
          </table:table-cell>
          <table:table-cell office:value-type="float" office:value="1.4889" calcext:value-type="float">
            <text:p>1,4889</text:p>
          </table:table-cell>
          <table:table-cell office:value-type="float" office:value="1.2753" calcext:value-type="float">
            <text:p>1,2753</text:p>
          </table:table-cell>
          <table:table-cell office:value-type="float" office:value="0.383375" calcext:value-type="float">
            <text:p>0,383375</text:p>
          </table:table-cell>
          <table:table-cell office:value-type="float" office:value="0.384659" calcext:value-type="float">
            <text:p>0,384659</text:p>
          </table:table-cell>
          <table:table-cell office:value-type="float" office:value="1.74241" calcext:value-type="float">
            <text:p>1,74241</text:p>
          </table:table-cell>
          <table:table-cell office:value-type="float" office:value="0.336804" calcext:value-type="float">
            <text:p>0,336804</text:p>
          </table:table-cell>
          <table:table-cell office:value-type="float" office:value="0.204434" calcext:value-type="float">
            <text:p>0,204434</text:p>
          </table:table-cell>
          <table:table-cell office:value-type="float" office:value="0.666363" calcext:value-type="float">
            <text:p>0,666363</text:p>
          </table:table-cell>
          <table:table-cell office:value-type="float" office:value="0.744711" calcext:value-type="float">
            <text:p>0,744711</text:p>
          </table:table-cell>
          <table:table-cell table:number-columns-repeated="44"/>
          <table:table-cell table:formula="of:=MIN([.A109:.BL109])" office:value-type="float" office:value="0.184137" calcext:value-type="float">
            <text:p>0,184137</text:p>
          </table:table-cell>
          <table:table-cell table:formula="of:=MAX([.A109:.BL109])" office:value-type="float" office:value="1.74241" calcext:value-type="float">
            <text:p>1,74241</text:p>
          </table:table-cell>
          <table:table-cell table:number-columns-repeated="7"/>
        </table:table-row>
        <table:table-row table:style-name="ro1">
          <table:table-cell office:value-type="float" office:value="0.385821" calcext:value-type="float">
            <text:p>0,385821</text:p>
          </table:table-cell>
          <table:table-cell office:value-type="float" office:value="0.423355" calcext:value-type="float">
            <text:p>0,423355</text:p>
          </table:table-cell>
          <table:table-cell office:value-type="float" office:value="0.407848" calcext:value-type="float">
            <text:p>0,407848</text:p>
          </table:table-cell>
          <table:table-cell office:value-type="float" office:value="0.414374" calcext:value-type="float">
            <text:p>0,414374</text:p>
          </table:table-cell>
          <table:table-cell office:value-type="float" office:value="0.848383" calcext:value-type="float">
            <text:p>0,848383</text:p>
          </table:table-cell>
          <table:table-cell office:value-type="float" office:value="0.854896" calcext:value-type="float">
            <text:p>0,854896</text:p>
          </table:table-cell>
          <table:table-cell office:value-type="float" office:value="0.43674" calcext:value-type="float">
            <text:p>0,43674</text:p>
          </table:table-cell>
          <table:table-cell office:value-type="float" office:value="0.455084" calcext:value-type="float">
            <text:p>0,455084</text:p>
          </table:table-cell>
          <table:table-cell office:value-type="float" office:value="0.257604" calcext:value-type="float">
            <text:p>0,257604</text:p>
          </table:table-cell>
          <table:table-cell office:value-type="float" office:value="0.737122" calcext:value-type="float">
            <text:p>0,737122</text:p>
          </table:table-cell>
          <table:table-cell office:value-type="float" office:value="0.377621" calcext:value-type="float">
            <text:p>0,377621</text:p>
          </table:table-cell>
          <table:table-cell office:value-type="float" office:value="0.953535" calcext:value-type="float">
            <text:p>0,953535</text:p>
          </table:table-cell>
          <table:table-cell office:value-type="float" office:value="0.381375" calcext:value-type="float">
            <text:p>0,381375</text:p>
          </table:table-cell>
          <table:table-cell office:value-type="float" office:value="0.421264" calcext:value-type="float">
            <text:p>0,421264</text:p>
          </table:table-cell>
          <table:table-cell office:value-type="float" office:value="0.189989" calcext:value-type="float">
            <text:p>0,189989</text:p>
          </table:table-cell>
          <table:table-cell office:value-type="float" office:value="0.487076" calcext:value-type="float">
            <text:p>0,487076</text:p>
          </table:table-cell>
          <table:table-cell office:value-type="float" office:value="0.529981" calcext:value-type="float">
            <text:p>0,529981</text:p>
          </table:table-cell>
          <table:table-cell office:value-type="float" office:value="0.197094" calcext:value-type="float">
            <text:p>0,197094</text:p>
          </table:table-cell>
          <table:table-cell office:value-type="float" office:value="0.610708" calcext:value-type="float">
            <text:p>0,610708</text:p>
          </table:table-cell>
          <table:table-cell office:value-type="float" office:value="0.619779" calcext:value-type="float">
            <text:p>0,619779</text:p>
          </table:table-cell>
          <table:table-cell office:value-type="float" office:value="0.539177" calcext:value-type="float">
            <text:p>0,539177</text:p>
          </table:table-cell>
          <table:table-cell office:value-type="float" office:value="0.947124" calcext:value-type="float">
            <text:p>0,947124</text:p>
          </table:table-cell>
          <table:table-cell office:value-type="float" office:value="0.819751" calcext:value-type="float">
            <text:p>0,819751</text:p>
          </table:table-cell>
          <table:table-cell office:value-type="float" office:value="0.362348" calcext:value-type="float">
            <text:p>0,362348</text:p>
          </table:table-cell>
          <table:table-cell table:number-columns-repeated="44"/>
          <table:table-cell table:formula="of:=MIN([.A110:.BL110])" office:value-type="float" office:value="0.189989" calcext:value-type="float">
            <text:p>0,189989</text:p>
          </table:table-cell>
          <table:table-cell table:formula="of:=MAX([.A110:.BL110])" office:value-type="float" office:value="0.953535" calcext:value-type="float">
            <text:p>0,953535</text:p>
          </table:table-cell>
          <table:table-cell table:number-columns-repeated="7"/>
        </table:table-row>
        <table:table-row table:style-name="ro1">
          <table:table-cell office:value-type="float" office:value="0.383948" calcext:value-type="float">
            <text:p>0,383948</text:p>
          </table:table-cell>
          <table:table-cell office:value-type="float" office:value="0.387556" calcext:value-type="float">
            <text:p>0,387556</text:p>
          </table:table-cell>
          <table:table-cell office:value-type="float" office:value="0.400231" calcext:value-type="float">
            <text:p>0,400231</text:p>
          </table:table-cell>
          <table:table-cell office:value-type="float" office:value="0.379146" calcext:value-type="float">
            <text:p>0,379146</text:p>
          </table:table-cell>
          <table:table-cell office:value-type="float" office:value="0.38144" calcext:value-type="float">
            <text:p>0,38144</text:p>
          </table:table-cell>
          <table:table-cell office:value-type="float" office:value="0.382028" calcext:value-type="float">
            <text:p>0,382028</text:p>
          </table:table-cell>
          <table:table-cell office:value-type="float" office:value="0.385337" calcext:value-type="float">
            <text:p>0,385337</text:p>
          </table:table-cell>
          <table:table-cell office:value-type="float" office:value="0.379235" calcext:value-type="float">
            <text:p>0,379235</text:p>
          </table:table-cell>
          <table:table-cell office:value-type="float" office:value="0.380933" calcext:value-type="float">
            <text:p>0,380933</text:p>
          </table:table-cell>
          <table:table-cell office:value-type="float" office:value="0.385525" calcext:value-type="float">
            <text:p>0,385525</text:p>
          </table:table-cell>
          <table:table-cell office:value-type="float" office:value="1.16344" calcext:value-type="float">
            <text:p>1,16344</text:p>
          </table:table-cell>
          <table:table-cell office:value-type="float" office:value="1.16361" calcext:value-type="float">
            <text:p>1,16361</text:p>
          </table:table-cell>
          <table:table-cell office:value-type="float" office:value="0.388888" calcext:value-type="float">
            <text:p>0,388888</text:p>
          </table:table-cell>
          <table:table-cell office:value-type="float" office:value="0.399829" calcext:value-type="float">
            <text:p>0,399829</text:p>
          </table:table-cell>
          <table:table-cell office:value-type="float" office:value="1.54212" calcext:value-type="float">
            <text:p>1,54212</text:p>
          </table:table-cell>
          <table:table-cell office:value-type="float" office:value="0.379096" calcext:value-type="float">
            <text:p>0,379096</text:p>
          </table:table-cell>
          <table:table-cell office:value-type="float" office:value="1.16074" calcext:value-type="float">
            <text:p>1,16074</text:p>
          </table:table-cell>
          <table:table-cell office:value-type="float" office:value="1.52544" calcext:value-type="float">
            <text:p>1,52544</text:p>
          </table:table-cell>
          <table:table-cell office:value-type="float" office:value="0.377068" calcext:value-type="float">
            <text:p>0,377068</text:p>
          </table:table-cell>
          <table:table-cell office:value-type="float" office:value="1.9242" calcext:value-type="float">
            <text:p>1,9242</text:p>
          </table:table-cell>
          <table:table-cell office:value-type="float" office:value="1.5306" calcext:value-type="float">
            <text:p>1,5306</text:p>
          </table:table-cell>
          <table:table-cell office:value-type="float" office:value="2.31459" calcext:value-type="float">
            <text:p>2,31459</text:p>
          </table:table-cell>
          <table:table-cell office:value-type="float" office:value="1.93083" calcext:value-type="float">
            <text:p>1,93083</text:p>
          </table:table-cell>
          <table:table-cell office:value-type="float" office:value="0.768253" calcext:value-type="float">
            <text:p>0,768253</text:p>
          </table:table-cell>
          <table:table-cell table:number-columns-repeated="44"/>
          <table:table-cell table:formula="of:=MIN([.A111:.BL111])" office:value-type="float" office:value="0.377068" calcext:value-type="float">
            <text:p>0,377068</text:p>
          </table:table-cell>
          <table:table-cell table:formula="of:=MAX([.A111:.BL111])" office:value-type="float" office:value="2.31459" calcext:value-type="float">
            <text:p>2,31459</text:p>
          </table:table-cell>
          <table:table-cell table:number-columns-repeated="7"/>
        </table:table-row>
        <table:table-row table:style-name="ro1">
          <table:table-cell office:value-type="float" office:value="0.386106" calcext:value-type="float">
            <text:p>0,386106</text:p>
          </table:table-cell>
          <table:table-cell office:value-type="float" office:value="0.386541" calcext:value-type="float">
            <text:p>0,386541</text:p>
          </table:table-cell>
          <table:table-cell office:value-type="float" office:value="0.402444" calcext:value-type="float">
            <text:p>0,402444</text:p>
          </table:table-cell>
          <table:table-cell office:value-type="float" office:value="0.376372" calcext:value-type="float">
            <text:p>0,376372</text:p>
          </table:table-cell>
          <table:table-cell office:value-type="float" office:value="0.392326" calcext:value-type="float">
            <text:p>0,392326</text:p>
          </table:table-cell>
          <table:table-cell office:value-type="float" office:value="0.41795" calcext:value-type="float">
            <text:p>0,41795</text:p>
          </table:table-cell>
          <table:table-cell office:value-type="float" office:value="0.382851" calcext:value-type="float">
            <text:p>0,382851</text:p>
          </table:table-cell>
          <table:table-cell office:value-type="float" office:value="0.758872" calcext:value-type="float">
            <text:p>0,758872</text:p>
          </table:table-cell>
          <table:table-cell office:value-type="float" office:value="0.408034" calcext:value-type="float">
            <text:p>0,408034</text:p>
          </table:table-cell>
          <table:table-cell office:value-type="float" office:value="0.581346" calcext:value-type="float">
            <text:p>0,581346</text:p>
          </table:table-cell>
          <table:table-cell office:value-type="float" office:value="0.581786" calcext:value-type="float">
            <text:p>0,581786</text:p>
          </table:table-cell>
          <table:table-cell office:value-type="float" office:value="0.299666" calcext:value-type="float">
            <text:p>0,299666</text:p>
          </table:table-cell>
          <table:table-cell office:value-type="float" office:value="1.07714" calcext:value-type="float">
            <text:p>1,07714</text:p>
          </table:table-cell>
          <table:table-cell office:value-type="float" office:value="0.742081" calcext:value-type="float">
            <text:p>0,742081</text:p>
          </table:table-cell>
          <table:table-cell office:value-type="float" office:value="1.55078" calcext:value-type="float">
            <text:p>1,55078</text:p>
          </table:table-cell>
          <table:table-cell office:value-type="float" office:value="0.426861" calcext:value-type="float">
            <text:p>0,426861</text:p>
          </table:table-cell>
          <table:table-cell office:value-type="float" office:value="0.373781" calcext:value-type="float">
            <text:p>0,373781</text:p>
          </table:table-cell>
          <table:table-cell office:value-type="float" office:value="0.386594" calcext:value-type="float">
            <text:p>0,386594</text:p>
          </table:table-cell>
          <table:table-cell office:value-type="float" office:value="0.435472" calcext:value-type="float">
            <text:p>0,435472</text:p>
          </table:table-cell>
          <table:table-cell office:value-type="float" office:value="0.845707" calcext:value-type="float">
            <text:p>0,845707</text:p>
          </table:table-cell>
          <table:table-cell office:value-type="float" office:value="0.7446" calcext:value-type="float">
            <text:p>0,7446</text:p>
          </table:table-cell>
          <table:table-cell office:value-type="float" office:value="0.354647" calcext:value-type="float">
            <text:p>0,354647</text:p>
          </table:table-cell>
          <table:table-cell office:value-type="float" office:value="0.379904" calcext:value-type="float">
            <text:p>0,379904</text:p>
          </table:table-cell>
          <table:table-cell office:value-type="float" office:value="0.425161" calcext:value-type="float">
            <text:p>0,425161</text:p>
          </table:table-cell>
          <table:table-cell table:number-columns-repeated="44"/>
          <table:table-cell table:formula="of:=MIN([.A112:.BL112])" office:value-type="float" office:value="0.299666" calcext:value-type="float">
            <text:p>0,299666</text:p>
          </table:table-cell>
          <table:table-cell table:formula="of:=MAX([.A112:.BL112])" office:value-type="float" office:value="1.55078" calcext:value-type="float">
            <text:p>1,55078</text:p>
          </table:table-cell>
          <table:table-cell table:number-columns-repeated="7"/>
        </table:table-row>
        <table:table-row table:style-name="ro1">
          <table:table-cell office:value-type="float" office:value="0.402194" calcext:value-type="float">
            <text:p>0,402194</text:p>
          </table:table-cell>
          <table:table-cell office:value-type="float" office:value="0.418425" calcext:value-type="float">
            <text:p>0,418425</text:p>
          </table:table-cell>
          <table:table-cell office:value-type="float" office:value="0.461932" calcext:value-type="float">
            <text:p>0,461932</text:p>
          </table:table-cell>
          <table:table-cell office:value-type="float" office:value="0.473133" calcext:value-type="float">
            <text:p>0,473133</text:p>
          </table:table-cell>
          <table:table-cell office:value-type="float" office:value="0.377917" calcext:value-type="float">
            <text:p>0,377917</text:p>
          </table:table-cell>
          <table:table-cell office:value-type="float" office:value="0.380205" calcext:value-type="float">
            <text:p>0,380205</text:p>
          </table:table-cell>
          <table:table-cell office:value-type="float" office:value="0.780503" calcext:value-type="float">
            <text:p>0,780503</text:p>
          </table:table-cell>
          <table:table-cell office:value-type="float" office:value="0.377271" calcext:value-type="float">
            <text:p>0,377271</text:p>
          </table:table-cell>
          <table:table-cell office:value-type="float" office:value="0.831566" calcext:value-type="float">
            <text:p>0,831566</text:p>
          </table:table-cell>
          <table:table-cell office:value-type="float" office:value="0.434932" calcext:value-type="float">
            <text:p>0,434932</text:p>
          </table:table-cell>
          <table:table-cell office:value-type="float" office:value="1.14016" calcext:value-type="float">
            <text:p>1,14016</text:p>
          </table:table-cell>
          <table:table-cell office:value-type="float" office:value="0.371882" calcext:value-type="float">
            <text:p>0,371882</text:p>
          </table:table-cell>
          <table:table-cell office:value-type="float" office:value="1.13346" calcext:value-type="float">
            <text:p>1,13346</text:p>
          </table:table-cell>
          <table:table-cell office:value-type="float" office:value="0.769003" calcext:value-type="float">
            <text:p>0,769003</text:p>
          </table:table-cell>
          <table:table-cell office:value-type="float" office:value="0.411466" calcext:value-type="float">
            <text:p>0,411466</text:p>
          </table:table-cell>
          <table:table-cell office:value-type="float" office:value="0.417491" calcext:value-type="float">
            <text:p>0,417491</text:p>
          </table:table-cell>
          <table:table-cell office:value-type="float" office:value="1.54895" calcext:value-type="float">
            <text:p>1,54895</text:p>
          </table:table-cell>
          <table:table-cell office:value-type="float" office:value="1.56296" calcext:value-type="float">
            <text:p>1,56296</text:p>
          </table:table-cell>
          <table:table-cell office:value-type="float" office:value="0.423214" calcext:value-type="float">
            <text:p>0,423214</text:p>
          </table:table-cell>
          <table:table-cell office:value-type="float" office:value="0.804393" calcext:value-type="float">
            <text:p>0,804393</text:p>
          </table:table-cell>
          <table:table-cell office:value-type="float" office:value="1.52583" calcext:value-type="float">
            <text:p>1,52583</text:p>
          </table:table-cell>
          <table:table-cell office:value-type="float" office:value="0.408993" calcext:value-type="float">
            <text:p>0,408993</text:p>
          </table:table-cell>
          <table:table-cell office:value-type="float" office:value="0.378436" calcext:value-type="float">
            <text:p>0,378436</text:p>
          </table:table-cell>
          <table:table-cell office:value-type="float" office:value="0.374244" calcext:value-type="float">
            <text:p>0,374244</text:p>
          </table:table-cell>
          <table:table-cell table:number-columns-repeated="44"/>
          <table:table-cell table:formula="of:=MIN([.A113:.BL113])" office:value-type="float" office:value="0.371882" calcext:value-type="float">
            <text:p>0,371882</text:p>
          </table:table-cell>
          <table:table-cell table:formula="of:=MAX([.A113:.BL113])" office:value-type="float" office:value="1.56296" calcext:value-type="float">
            <text:p>1,56296</text:p>
          </table:table-cell>
          <table:table-cell table:number-columns-repeated="7"/>
        </table:table-row>
        <table:table-row table:style-name="ro1">
          <table:table-cell office:value-type="float" office:value="0.380671" calcext:value-type="float">
            <text:p>0,380671</text:p>
          </table:table-cell>
          <table:table-cell office:value-type="float" office:value="0.42883" calcext:value-type="float">
            <text:p>0,42883</text:p>
          </table:table-cell>
          <table:table-cell office:value-type="float" office:value="0.389396" calcext:value-type="float">
            <text:p>0,389396</text:p>
          </table:table-cell>
          <table:table-cell office:value-type="float" office:value="0.771954" calcext:value-type="float">
            <text:p>0,771954</text:p>
          </table:table-cell>
          <table:table-cell office:value-type="float" office:value="0.385842" calcext:value-type="float">
            <text:p>0,385842</text:p>
          </table:table-cell>
          <table:table-cell office:value-type="float" office:value="0.429831" calcext:value-type="float">
            <text:p>0,429831</text:p>
          </table:table-cell>
          <table:table-cell office:value-type="float" office:value="0.898266" calcext:value-type="float">
            <text:p>0,898266</text:p>
          </table:table-cell>
          <table:table-cell office:value-type="float" office:value="0.716295" calcext:value-type="float">
            <text:p>0,716295</text:p>
          </table:table-cell>
          <table:table-cell office:value-type="float" office:value="0.714733" calcext:value-type="float">
            <text:p>0,714733</text:p>
          </table:table-cell>
          <table:table-cell office:value-type="float" office:value="0.387757" calcext:value-type="float">
            <text:p>0,387757</text:p>
          </table:table-cell>
          <table:table-cell office:value-type="float" office:value="0.472053" calcext:value-type="float">
            <text:p>0,472053</text:p>
          </table:table-cell>
          <table:table-cell office:value-type="float" office:value="0.998374" calcext:value-type="float">
            <text:p>0,998374</text:p>
          </table:table-cell>
          <table:table-cell office:value-type="float" office:value="0.664454" calcext:value-type="float">
            <text:p>0,664454</text:p>
          </table:table-cell>
          <table:table-cell office:value-type="float" office:value="0.686188" calcext:value-type="float">
            <text:p>0,686188</text:p>
          </table:table-cell>
          <table:table-cell office:value-type="float" office:value="0.92768" calcext:value-type="float">
            <text:p>0,92768</text:p>
          </table:table-cell>
          <table:table-cell office:value-type="float" office:value="1.44656" calcext:value-type="float">
            <text:p>1,44656</text:p>
          </table:table-cell>
          <table:table-cell office:value-type="float" office:value="0.379278" calcext:value-type="float">
            <text:p>0,379278</text:p>
          </table:table-cell>
          <table:table-cell office:value-type="float" office:value="0.731928" calcext:value-type="float">
            <text:p>0,731928</text:p>
          </table:table-cell>
          <table:table-cell office:value-type="float" office:value="0.19035" calcext:value-type="float">
            <text:p>0,19035</text:p>
          </table:table-cell>
          <table:table-cell office:value-type="float" office:value="0.582778" calcext:value-type="float">
            <text:p>0,582778</text:p>
          </table:table-cell>
          <table:table-cell office:value-type="float" office:value="0.993123" calcext:value-type="float">
            <text:p>0,993123</text:p>
          </table:table-cell>
          <table:table-cell office:value-type="float" office:value="0.287324" calcext:value-type="float">
            <text:p>0,287324</text:p>
          </table:table-cell>
          <table:table-cell office:value-type="float" office:value="0.906307" calcext:value-type="float">
            <text:p>0,906307</text:p>
          </table:table-cell>
          <table:table-cell office:value-type="float" office:value="0.173197" calcext:value-type="float">
            <text:p>0,173197</text:p>
          </table:table-cell>
          <table:table-cell table:number-columns-repeated="44"/>
          <table:table-cell table:formula="of:=MIN([.A114:.BL114])" office:value-type="float" office:value="0.173197" calcext:value-type="float">
            <text:p>0,173197</text:p>
          </table:table-cell>
          <table:table-cell table:formula="of:=MAX([.A114:.BL114])" office:value-type="float" office:value="1.44656" calcext:value-type="float">
            <text:p>1,44656</text:p>
          </table:table-cell>
          <table:table-cell table:number-columns-repeated="7"/>
        </table:table-row>
        <table:table-row table:style-name="ro1">
          <table:table-cell office:value-type="float" office:value="0.381489" calcext:value-type="float">
            <text:p>0,381489</text:p>
          </table:table-cell>
          <table:table-cell office:value-type="float" office:value="0.431916" calcext:value-type="float">
            <text:p>0,431916</text:p>
          </table:table-cell>
          <table:table-cell office:value-type="float" office:value="0.393447" calcext:value-type="float">
            <text:p>0,393447</text:p>
          </table:table-cell>
          <table:table-cell office:value-type="float" office:value="0.783495" calcext:value-type="float">
            <text:p>0,783495</text:p>
          </table:table-cell>
          <table:table-cell office:value-type="float" office:value="0.385868" calcext:value-type="float">
            <text:p>0,385868</text:p>
          </table:table-cell>
          <table:table-cell office:value-type="float" office:value="0.387217" calcext:value-type="float">
            <text:p>0,387217</text:p>
          </table:table-cell>
          <table:table-cell office:value-type="float" office:value="0.862866" calcext:value-type="float">
            <text:p>0,862866</text:p>
          </table:table-cell>
          <table:table-cell office:value-type="float" office:value="0.38481" calcext:value-type="float">
            <text:p>0,38481</text:p>
          </table:table-cell>
          <table:table-cell office:value-type="float" office:value="0.386766" calcext:value-type="float">
            <text:p>0,386766</text:p>
          </table:table-cell>
          <table:table-cell office:value-type="float" office:value="0.389354" calcext:value-type="float">
            <text:p>0,389354</text:p>
          </table:table-cell>
          <table:table-cell office:value-type="float" office:value="0.8264" calcext:value-type="float">
            <text:p>0,8264</text:p>
          </table:table-cell>
          <table:table-cell office:value-type="float" office:value="0.81146" calcext:value-type="float">
            <text:p>0,81146</text:p>
          </table:table-cell>
          <table:table-cell office:value-type="float" office:value="1.12158" calcext:value-type="float">
            <text:p>1,12158</text:p>
          </table:table-cell>
          <table:table-cell office:value-type="float" office:value="0.809337" calcext:value-type="float">
            <text:p>0,809337</text:p>
          </table:table-cell>
          <table:table-cell office:value-type="float" office:value="0.38747" calcext:value-type="float">
            <text:p>0,38747</text:p>
          </table:table-cell>
          <table:table-cell office:value-type="float" office:value="0.194272" calcext:value-type="float">
            <text:p>0,194272</text:p>
          </table:table-cell>
          <table:table-cell office:value-type="float" office:value="0.578485" calcext:value-type="float">
            <text:p>0,578485</text:p>
          </table:table-cell>
          <table:table-cell office:value-type="float" office:value="0.285312" calcext:value-type="float">
            <text:p>0,285312</text:p>
          </table:table-cell>
          <table:table-cell office:value-type="float" office:value="0.511824" calcext:value-type="float">
            <text:p>0,511824</text:p>
          </table:table-cell>
          <table:table-cell office:value-type="float" office:value="0.561104" calcext:value-type="float">
            <text:p>0,561104</text:p>
          </table:table-cell>
          <table:table-cell office:value-type="float" office:value="0.194476" calcext:value-type="float">
            <text:p>0,194476</text:p>
          </table:table-cell>
          <table:table-cell office:value-type="float" office:value="1.09292" calcext:value-type="float">
            <text:p>1,09292</text:p>
          </table:table-cell>
          <table:table-cell office:value-type="float" office:value="0.43448" calcext:value-type="float">
            <text:p>0,43448</text:p>
          </table:table-cell>
          <table:table-cell office:value-type="float" office:value="0.785328" calcext:value-type="float">
            <text:p>0,785328</text:p>
          </table:table-cell>
          <table:table-cell table:number-columns-repeated="44"/>
          <table:table-cell table:formula="of:=MIN([.A115:.BL115])" office:value-type="float" office:value="0.194272" calcext:value-type="float">
            <text:p>0,194272</text:p>
          </table:table-cell>
          <table:table-cell table:formula="of:=MAX([.A115:.BL115])" office:value-type="float" office:value="1.12158" calcext:value-type="float">
            <text:p>1,12158</text:p>
          </table:table-cell>
          <table:table-cell table:number-columns-repeated="7"/>
        </table:table-row>
        <table:table-row table:style-name="ro1">
          <table:table-cell office:value-type="float" office:value="0.383928" calcext:value-type="float">
            <text:p>0,383928</text:p>
          </table:table-cell>
          <table:table-cell office:value-type="float" office:value="0.397133" calcext:value-type="float">
            <text:p>0,397133</text:p>
          </table:table-cell>
          <table:table-cell office:value-type="float" office:value="0.413476" calcext:value-type="float">
            <text:p>0,413476</text:p>
          </table:table-cell>
          <table:table-cell office:value-type="float" office:value="0.415365" calcext:value-type="float">
            <text:p>0,415365</text:p>
          </table:table-cell>
          <table:table-cell office:value-type="float" office:value="0.38349" calcext:value-type="float">
            <text:p>0,38349</text:p>
          </table:table-cell>
          <table:table-cell office:value-type="float" office:value="0.407904" calcext:value-type="float">
            <text:p>0,407904</text:p>
          </table:table-cell>
          <table:table-cell office:value-type="float" office:value="0.444355" calcext:value-type="float">
            <text:p>0,444355</text:p>
          </table:table-cell>
          <table:table-cell office:value-type="float" office:value="0.390288" calcext:value-type="float">
            <text:p>0,390288</text:p>
          </table:table-cell>
          <table:table-cell office:value-type="float" office:value="0.383033" calcext:value-type="float">
            <text:p>0,383033</text:p>
          </table:table-cell>
          <table:table-cell office:value-type="float" office:value="0.388772" calcext:value-type="float">
            <text:p>0,388772</text:p>
          </table:table-cell>
          <table:table-cell office:value-type="float" office:value="0.391101" calcext:value-type="float">
            <text:p>0,391101</text:p>
          </table:table-cell>
          <table:table-cell office:value-type="float" office:value="0.383404" calcext:value-type="float">
            <text:p>0,383404</text:p>
          </table:table-cell>
          <table:table-cell office:value-type="float" office:value="0.389965" calcext:value-type="float">
            <text:p>0,389965</text:p>
          </table:table-cell>
          <table:table-cell office:value-type="float" office:value="0.43465" calcext:value-type="float">
            <text:p>0,43465</text:p>
          </table:table-cell>
          <table:table-cell office:value-type="float" office:value="0.376417" calcext:value-type="float">
            <text:p>0,376417</text:p>
          </table:table-cell>
          <table:table-cell office:value-type="float" office:value="0.81197" calcext:value-type="float">
            <text:p>0,81197</text:p>
          </table:table-cell>
          <table:table-cell office:value-type="float" office:value="0.811757" calcext:value-type="float">
            <text:p>0,811757</text:p>
          </table:table-cell>
          <table:table-cell office:value-type="float" office:value="1.60317" calcext:value-type="float">
            <text:p>1,60317</text:p>
          </table:table-cell>
          <table:table-cell office:value-type="float" office:value="0.809974" calcext:value-type="float">
            <text:p>0,809974</text:p>
          </table:table-cell>
          <table:table-cell office:value-type="float" office:value="0.474152" calcext:value-type="float">
            <text:p>0,474152</text:p>
          </table:table-cell>
          <table:table-cell office:value-type="float" office:value="1.82164" calcext:value-type="float">
            <text:p>1,82164</text:p>
          </table:table-cell>
          <table:table-cell office:value-type="float" office:value="0.652285" calcext:value-type="float">
            <text:p>0,652285</text:p>
          </table:table-cell>
          <table:table-cell office:value-type="float" office:value="1.12404" calcext:value-type="float">
            <text:p>1,12404</text:p>
          </table:table-cell>
          <table:table-cell office:value-type="float" office:value="0.270495" calcext:value-type="float">
            <text:p>0,270495</text:p>
          </table:table-cell>
          <table:table-cell table:number-columns-repeated="44"/>
          <table:table-cell table:formula="of:=MIN([.A116:.BL116])" office:value-type="float" office:value="0.270495" calcext:value-type="float">
            <text:p>0,270495</text:p>
          </table:table-cell>
          <table:table-cell table:formula="of:=MAX([.A116:.BL116])" office:value-type="float" office:value="1.82164" calcext:value-type="float">
            <text:p>1,82164</text:p>
          </table:table-cell>
          <table:table-cell table:number-columns-repeated="7"/>
        </table:table-row>
        <table:table-row table:style-name="ro1">
          <table:table-cell office:value-type="float" office:value="0.194144" calcext:value-type="float">
            <text:p>0,194144</text:p>
          </table:table-cell>
          <table:table-cell office:value-type="float" office:value="0.196874" calcext:value-type="float">
            <text:p>0,196874</text:p>
          </table:table-cell>
          <table:table-cell office:value-type="float" office:value="0.494602" calcext:value-type="float">
            <text:p>0,494602</text:p>
          </table:table-cell>
          <table:table-cell office:value-type="float" office:value="0.201312" calcext:value-type="float">
            <text:p>0,201312</text:p>
          </table:table-cell>
          <table:table-cell office:value-type="float" office:value="0.195568" calcext:value-type="float">
            <text:p>0,195568</text:p>
          </table:table-cell>
          <table:table-cell office:value-type="float" office:value="0.487612" calcext:value-type="float">
            <text:p>0,487612</text:p>
          </table:table-cell>
          <table:table-cell office:value-type="float" office:value="0.193109" calcext:value-type="float">
            <text:p>0,193109</text:p>
          </table:table-cell>
          <table:table-cell office:value-type="float" office:value="0.930721" calcext:value-type="float">
            <text:p>0,930721</text:p>
          </table:table-cell>
          <table:table-cell office:value-type="float" office:value="0.918244" calcext:value-type="float">
            <text:p>0,918244</text:p>
          </table:table-cell>
          <table:table-cell office:value-type="float" office:value="0.491102" calcext:value-type="float">
            <text:p>0,491102</text:p>
          </table:table-cell>
          <table:table-cell office:value-type="float" office:value="0.729102" calcext:value-type="float">
            <text:p>0,729102</text:p>
          </table:table-cell>
          <table:table-cell office:value-type="float" office:value="0.732299" calcext:value-type="float">
            <text:p>0,732299</text:p>
          </table:table-cell>
          <table:table-cell office:value-type="float" office:value="0.662172" calcext:value-type="float">
            <text:p>0,662172</text:p>
          </table:table-cell>
          <table:table-cell office:value-type="float" office:value="1.70532" calcext:value-type="float">
            <text:p>1,70532</text:p>
          </table:table-cell>
          <table:table-cell office:value-type="float" office:value="0.645841" calcext:value-type="float">
            <text:p>0,645841</text:p>
          </table:table-cell>
          <table:table-cell office:value-type="float" office:value="0.743007" calcext:value-type="float">
            <text:p>0,743007</text:p>
          </table:table-cell>
          <table:table-cell office:value-type="float" office:value="2.11218" calcext:value-type="float">
            <text:p>2,11218</text:p>
          </table:table-cell>
          <table:table-cell office:value-type="float" office:value="1.24363" calcext:value-type="float">
            <text:p>1,24363</text:p>
          </table:table-cell>
          <table:table-cell office:value-type="float" office:value="1.47992" calcext:value-type="float">
            <text:p>1,47992</text:p>
          </table:table-cell>
          <table:table-cell office:value-type="float" office:value="0.78183" calcext:value-type="float">
            <text:p>0,78183</text:p>
          </table:table-cell>
          <table:table-cell office:value-type="float" office:value="0.252549" calcext:value-type="float">
            <text:p>0,252549</text:p>
          </table:table-cell>
          <table:table-cell office:value-type="float" office:value="2.04906" calcext:value-type="float">
            <text:p>2,04906</text:p>
          </table:table-cell>
          <table:table-cell office:value-type="float" office:value="0.987066" calcext:value-type="float">
            <text:p>0,987066</text:p>
          </table:table-cell>
          <table:table-cell office:value-type="float" office:value="0.348468" calcext:value-type="float">
            <text:p>0,348468</text:p>
          </table:table-cell>
          <table:table-cell table:number-columns-repeated="44"/>
          <table:table-cell table:formula="of:=MIN([.A117:.BL117])" office:value-type="float" office:value="0.193109" calcext:value-type="float">
            <text:p>0,193109</text:p>
          </table:table-cell>
          <table:table-cell table:formula="of:=MAX([.A117:.BL117])" office:value-type="float" office:value="2.11218" calcext:value-type="float">
            <text:p>2,11218</text:p>
          </table:table-cell>
          <table:table-cell table:number-columns-repeated="7"/>
        </table:table-row>
        <table:table-row table:style-name="ro1">
          <table:table-cell office:value-type="float" office:value="0.386205" calcext:value-type="float">
            <text:p>0,386205</text:p>
          </table:table-cell>
          <table:table-cell office:value-type="float" office:value="0.441116" calcext:value-type="float">
            <text:p>0,441116</text:p>
          </table:table-cell>
          <table:table-cell office:value-type="float" office:value="0.383216" calcext:value-type="float">
            <text:p>0,383216</text:p>
          </table:table-cell>
          <table:table-cell office:value-type="float" office:value="0.390276" calcext:value-type="float">
            <text:p>0,390276</text:p>
          </table:table-cell>
          <table:table-cell office:value-type="float" office:value="0.376244" calcext:value-type="float">
            <text:p>0,376244</text:p>
          </table:table-cell>
          <table:table-cell office:value-type="float" office:value="0.391215" calcext:value-type="float">
            <text:p>0,391215</text:p>
          </table:table-cell>
          <table:table-cell office:value-type="float" office:value="1.27082" calcext:value-type="float">
            <text:p>1,27082</text:p>
          </table:table-cell>
          <table:table-cell office:value-type="float" office:value="0.799265" calcext:value-type="float">
            <text:p>0,799265</text:p>
          </table:table-cell>
          <table:table-cell office:value-type="float" office:value="0.406084" calcext:value-type="float">
            <text:p>0,406084</text:p>
          </table:table-cell>
          <table:table-cell office:value-type="float" office:value="0.407303" calcext:value-type="float">
            <text:p>0,407303</text:p>
          </table:table-cell>
          <table:table-cell office:value-type="float" office:value="0.801739" calcext:value-type="float">
            <text:p>0,801739</text:p>
          </table:table-cell>
          <table:table-cell office:value-type="float" office:value="1.77946" calcext:value-type="float">
            <text:p>1,77946</text:p>
          </table:table-cell>
          <table:table-cell office:value-type="float" office:value="1.57137" calcext:value-type="float">
            <text:p>1,57137</text:p>
          </table:table-cell>
          <table:table-cell office:value-type="float" office:value="1.5313" calcext:value-type="float">
            <text:p>1,5313</text:p>
          </table:table-cell>
          <table:table-cell office:value-type="float" office:value="1.594" calcext:value-type="float">
            <text:p>1,594</text:p>
          </table:table-cell>
          <table:table-cell office:value-type="float" office:value="1.56802" calcext:value-type="float">
            <text:p>1,56802</text:p>
          </table:table-cell>
          <table:table-cell office:value-type="float" office:value="0.406002" calcext:value-type="float">
            <text:p>0,406002</text:p>
          </table:table-cell>
          <table:table-cell office:value-type="float" office:value="1.09525" calcext:value-type="float">
            <text:p>1,09525</text:p>
          </table:table-cell>
          <table:table-cell office:value-type="float" office:value="1.13819" calcext:value-type="float">
            <text:p>1,13819</text:p>
          </table:table-cell>
          <table:table-cell office:value-type="float" office:value="1.54615" calcext:value-type="float">
            <text:p>1,54615</text:p>
          </table:table-cell>
          <table:table-cell office:value-type="float" office:value="0.743471" calcext:value-type="float">
            <text:p>0,743471</text:p>
          </table:table-cell>
          <table:table-cell office:value-type="float" office:value="1.54323" calcext:value-type="float">
            <text:p>1,54323</text:p>
          </table:table-cell>
          <table:table-cell office:value-type="float" office:value="2.0729" calcext:value-type="float">
            <text:p>2,0729</text:p>
          </table:table-cell>
          <table:table-cell office:value-type="float" office:value="1.65316" calcext:value-type="float">
            <text:p>1,65316</text:p>
          </table:table-cell>
          <table:table-cell table:number-columns-repeated="44"/>
          <table:table-cell table:formula="of:=MIN([.A118:.BL118])" office:value-type="float" office:value="0.376244" calcext:value-type="float">
            <text:p>0,376244</text:p>
          </table:table-cell>
          <table:table-cell table:formula="of:=MAX([.A118:.BL118])" office:value-type="float" office:value="2.0729" calcext:value-type="float">
            <text:p>2,0729</text:p>
          </table:table-cell>
          <table:table-cell table:number-columns-repeated="7"/>
        </table:table-row>
        <table:table-row table:style-name="ro1">
          <table:table-cell office:value-type="float" office:value="0.387124" calcext:value-type="float">
            <text:p>0,387124</text:p>
          </table:table-cell>
          <table:table-cell office:value-type="float" office:value="0.41689" calcext:value-type="float">
            <text:p>0,41689</text:p>
          </table:table-cell>
          <table:table-cell office:value-type="float" office:value="0.428169" calcext:value-type="float">
            <text:p>0,428169</text:p>
          </table:table-cell>
          <table:table-cell office:value-type="float" office:value="0.382931" calcext:value-type="float">
            <text:p>0,382931</text:p>
          </table:table-cell>
          <table:table-cell office:value-type="float" office:value="0.815783" calcext:value-type="float">
            <text:p>0,815783</text:p>
          </table:table-cell>
          <table:table-cell office:value-type="float" office:value="0.791704" calcext:value-type="float">
            <text:p>0,791704</text:p>
          </table:table-cell>
          <table:table-cell office:value-type="float" office:value="0.415875" calcext:value-type="float">
            <text:p>0,415875</text:p>
          </table:table-cell>
          <table:table-cell office:value-type="float" office:value="0.799873" calcext:value-type="float">
            <text:p>0,799873</text:p>
          </table:table-cell>
          <table:table-cell office:value-type="float" office:value="0.791028" calcext:value-type="float">
            <text:p>0,791028</text:p>
          </table:table-cell>
          <table:table-cell office:value-type="float" office:value="0.385319" calcext:value-type="float">
            <text:p>0,385319</text:p>
          </table:table-cell>
          <table:table-cell office:value-type="float" office:value="0.390373" calcext:value-type="float">
            <text:p>0,390373</text:p>
          </table:table-cell>
          <table:table-cell office:value-type="float" office:value="0.810549" calcext:value-type="float">
            <text:p>0,810549</text:p>
          </table:table-cell>
          <table:table-cell office:value-type="float" office:value="1.51391" calcext:value-type="float">
            <text:p>1,51391</text:p>
          </table:table-cell>
          <table:table-cell office:value-type="float" office:value="1.53609" calcext:value-type="float">
            <text:p>1,53609</text:p>
          </table:table-cell>
          <table:table-cell office:value-type="float" office:value="1.57114" calcext:value-type="float">
            <text:p>1,57114</text:p>
          </table:table-cell>
          <table:table-cell office:value-type="float" office:value="1.61465" calcext:value-type="float">
            <text:p>1,61465</text:p>
          </table:table-cell>
          <table:table-cell office:value-type="float" office:value="1.6588" calcext:value-type="float">
            <text:p>1,6588</text:p>
          </table:table-cell>
          <table:table-cell office:value-type="float" office:value="0.170146" calcext:value-type="float">
            <text:p>0,170146</text:p>
          </table:table-cell>
          <table:table-cell office:value-type="float" office:value="1.32175" calcext:value-type="float">
            <text:p>1,32175</text:p>
          </table:table-cell>
          <table:table-cell office:value-type="float" office:value="0.661244" calcext:value-type="float">
            <text:p>0,661244</text:p>
          </table:table-cell>
          <table:table-cell office:value-type="float" office:value="0.670744" calcext:value-type="float">
            <text:p>0,670744</text:p>
          </table:table-cell>
          <table:table-cell office:value-type="float" office:value="0.684041" calcext:value-type="float">
            <text:p>0,684041</text:p>
          </table:table-cell>
          <table:table-cell office:value-type="float" office:value="0.372266" calcext:value-type="float">
            <text:p>0,372266</text:p>
          </table:table-cell>
          <table:table-cell office:value-type="float" office:value="0.101466" calcext:value-type="float">
            <text:p>0,101466</text:p>
          </table:table-cell>
          <table:table-cell table:number-columns-repeated="44"/>
          <table:table-cell table:formula="of:=MIN([.A119:.BL119])" office:value-type="float" office:value="0.101466" calcext:value-type="float">
            <text:p>0,101466</text:p>
          </table:table-cell>
          <table:table-cell table:formula="of:=MAX([.A119:.BL119])" office:value-type="float" office:value="1.6588" calcext:value-type="float">
            <text:p>1,6588</text:p>
          </table:table-cell>
          <table:table-cell table:number-columns-repeated="7"/>
        </table:table-row>
        <table:table-row table:style-name="ro1">
          <table:table-cell office:value-type="float" office:value="0.209034" calcext:value-type="float">
            <text:p>0,209034</text:p>
          </table:table-cell>
          <table:table-cell office:value-type="float" office:value="0.405817" calcext:value-type="float">
            <text:p>0,405817</text:p>
          </table:table-cell>
          <table:table-cell office:value-type="float" office:value="0.413242" calcext:value-type="float">
            <text:p>0,413242</text:p>
          </table:table-cell>
          <table:table-cell office:value-type="float" office:value="0.420256" calcext:value-type="float">
            <text:p>0,420256</text:p>
          </table:table-cell>
          <table:table-cell office:value-type="float" office:value="0.420012" calcext:value-type="float">
            <text:p>0,420012</text:p>
          </table:table-cell>
          <table:table-cell office:value-type="float" office:value="0.404114" calcext:value-type="float">
            <text:p>0,404114</text:p>
          </table:table-cell>
          <table:table-cell office:value-type="float" office:value="0.400828" calcext:value-type="float">
            <text:p>0,400828</text:p>
          </table:table-cell>
          <table:table-cell office:value-type="float" office:value="0.385342" calcext:value-type="float">
            <text:p>0,385342</text:p>
          </table:table-cell>
          <table:table-cell office:value-type="float" office:value="0.959047" calcext:value-type="float">
            <text:p>0,959047</text:p>
          </table:table-cell>
          <table:table-cell office:value-type="float" office:value="1.60371" calcext:value-type="float">
            <text:p>1,60371</text:p>
          </table:table-cell>
          <table:table-cell office:value-type="float" office:value="1.40846" calcext:value-type="float">
            <text:p>1,40846</text:p>
          </table:table-cell>
          <table:table-cell office:value-type="float" office:value="1.19773" calcext:value-type="float">
            <text:p>1,19773</text:p>
          </table:table-cell>
          <table:table-cell office:value-type="float" office:value="0.995489" calcext:value-type="float">
            <text:p>0,995489</text:p>
          </table:table-cell>
          <table:table-cell office:value-type="float" office:value="0.396394" calcext:value-type="float">
            <text:p>0,396394</text:p>
          </table:table-cell>
          <table:table-cell office:value-type="float" office:value="0.50485" calcext:value-type="float">
            <text:p>0,50485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0.474445" calcext:value-type="float">
            <text:p>0,474445</text:p>
          </table:table-cell>
          <table:table-cell office:value-type="float" office:value="0.433255" calcext:value-type="float">
            <text:p>0,433255</text:p>
          </table:table-cell>
          <table:table-cell office:value-type="float" office:value="0.443869" calcext:value-type="float">
            <text:p>0,443869</text:p>
          </table:table-cell>
          <table:table-cell office:value-type="float" office:value="1.85087" calcext:value-type="float">
            <text:p>1,85087</text:p>
          </table:table-cell>
          <table:table-cell office:value-type="float" office:value="1.64563" calcext:value-type="float">
            <text:p>1,64563</text:p>
          </table:table-cell>
          <table:table-cell office:value-type="float" office:value="1.29439" calcext:value-type="float">
            <text:p>1,29439</text:p>
          </table:table-cell>
          <table:table-cell office:value-type="float" office:value="1.12837" calcext:value-type="float">
            <text:p>1,12837</text:p>
          </table:table-cell>
          <table:table-cell office:value-type="float" office:value="0.0967741" calcext:value-type="float">
            <text:p>0,0967741</text:p>
          </table:table-cell>
          <table:table-cell table:number-columns-repeated="44"/>
          <table:table-cell table:formula="of:=MIN([.A120:.BL120])" office:value-type="float" office:value="0.0967741" calcext:value-type="float">
            <text:p>0,0967741</text:p>
          </table:table-cell>
          <table:table-cell table:formula="of:=MAX([.A120:.BL120])" office:value-type="float" office:value="2.02306" calcext:value-type="float">
            <text:p>2,02306</text:p>
          </table:table-cell>
          <table:table-cell table:number-columns-repeated="7"/>
        </table:table-row>
        <table:table-row table:style-name="ro1">
          <table:table-cell office:value-type="float" office:value="0.380325" calcext:value-type="float">
            <text:p>0,380325</text:p>
          </table:table-cell>
          <table:table-cell office:value-type="float" office:value="0.427077" calcext:value-type="float">
            <text:p>0,427077</text:p>
          </table:table-cell>
          <table:table-cell office:value-type="float" office:value="0.383321" calcext:value-type="float">
            <text:p>0,383321</text:p>
          </table:table-cell>
          <table:table-cell office:value-type="float" office:value="0.776597" calcext:value-type="float">
            <text:p>0,776597</text:p>
          </table:table-cell>
          <table:table-cell office:value-type="float" office:value="0.402669" calcext:value-type="float">
            <text:p>0,402669</text:p>
          </table:table-cell>
          <table:table-cell office:value-type="float" office:value="0.38551" calcext:value-type="float">
            <text:p>0,38551</text:p>
          </table:table-cell>
          <table:table-cell office:value-type="float" office:value="0.390419" calcext:value-type="float">
            <text:p>0,390419</text:p>
          </table:table-cell>
          <table:table-cell office:value-type="float" office:value="0.737275" calcext:value-type="float">
            <text:p>0,737275</text:p>
          </table:table-cell>
          <table:table-cell office:value-type="float" office:value="0.390967" calcext:value-type="float">
            <text:p>0,390967</text:p>
          </table:table-cell>
          <table:table-cell office:value-type="float" office:value="0.786063" calcext:value-type="float">
            <text:p>0,786063</text:p>
          </table:table-cell>
          <table:table-cell office:value-type="float" office:value="1.18961" calcext:value-type="float">
            <text:p>1,18961</text:p>
          </table:table-cell>
          <table:table-cell office:value-type="float" office:value="1.22366" calcext:value-type="float">
            <text:p>1,22366</text:p>
          </table:table-cell>
          <table:table-cell office:value-type="float" office:value="0.252042" calcext:value-type="float">
            <text:p>0,252042</text:p>
          </table:table-cell>
          <table:table-cell office:value-type="float" office:value="1.01446" calcext:value-type="float">
            <text:p>1,01446</text:p>
          </table:table-cell>
          <table:table-cell office:value-type="float" office:value="1.80809" calcext:value-type="float">
            <text:p>1,80809</text:p>
          </table:table-cell>
          <table:table-cell office:value-type="float" office:value="1.38271" calcext:value-type="float">
            <text:p>1,38271</text:p>
          </table:table-cell>
          <table:table-cell office:value-type="float" office:value="1.13881" calcext:value-type="float">
            <text:p>1,13881</text:p>
          </table:table-cell>
          <table:table-cell office:value-type="float" office:value="0.774175" calcext:value-type="float">
            <text:p>0,774175</text:p>
          </table:table-cell>
          <table:table-cell office:value-type="float" office:value="0.520597" calcext:value-type="float">
            <text:p>0,520597</text:p>
          </table:table-cell>
          <table:table-cell office:value-type="float" office:value="0.419127" calcext:value-type="float">
            <text:p>0,419127</text:p>
          </table:table-cell>
          <table:table-cell office:value-type="float" office:value="0.645982" calcext:value-type="float">
            <text:p>0,645982</text:p>
          </table:table-cell>
          <table:table-cell office:value-type="float" office:value="0.486774" calcext:value-type="float">
            <text:p>0,486774</text:p>
          </table:table-cell>
          <table:table-cell office:value-type="float" office:value="0.763656" calcext:value-type="float">
            <text:p>0,763656</text:p>
          </table:table-cell>
          <table:table-cell office:value-type="float" office:value="0.165246" calcext:value-type="float">
            <text:p>0,165246</text:p>
          </table:table-cell>
          <table:table-cell table:number-columns-repeated="44"/>
          <table:table-cell table:formula="of:=MIN([.A121:.BL121])" office:value-type="float" office:value="0.165246" calcext:value-type="float">
            <text:p>0,165246</text:p>
          </table:table-cell>
          <table:table-cell table:formula="of:=MAX([.A121:.BL121])" office:value-type="float" office:value="1.80809" calcext:value-type="float">
            <text:p>1,80809</text:p>
          </table:table-cell>
          <table:table-cell table:number-columns-repeated="7"/>
        </table:table-row>
        <table:table-row table:style-name="ro1">
          <table:table-cell office:value-type="float" office:value="0.377126" calcext:value-type="float">
            <text:p>0,377126</text:p>
          </table:table-cell>
          <table:table-cell office:value-type="float" office:value="0.408927" calcext:value-type="float">
            <text:p>0,408927</text:p>
          </table:table-cell>
          <table:table-cell office:value-type="float" office:value="0.388912" calcext:value-type="float">
            <text:p>0,388912</text:p>
          </table:table-cell>
          <table:table-cell office:value-type="float" office:value="0.380598" calcext:value-type="float">
            <text:p>0,380598</text:p>
          </table:table-cell>
          <table:table-cell office:value-type="float" office:value="0.80004" calcext:value-type="float">
            <text:p>0,80004</text:p>
          </table:table-cell>
          <table:table-cell office:value-type="float" office:value="0.438526" calcext:value-type="float">
            <text:p>0,438526</text:p>
          </table:table-cell>
          <table:table-cell office:value-type="float" office:value="0.480049" calcext:value-type="float">
            <text:p>0,480049</text:p>
          </table:table-cell>
          <table:table-cell office:value-type="float" office:value="0.755483" calcext:value-type="float">
            <text:p>0,755483</text:p>
          </table:table-cell>
          <table:table-cell office:value-type="float" office:value="1.13765" calcext:value-type="float">
            <text:p>1,13765</text:p>
          </table:table-cell>
          <table:table-cell office:value-type="float" office:value="0.490653" calcext:value-type="float">
            <text:p>0,490653</text:p>
          </table:table-cell>
          <table:table-cell office:value-type="float" office:value="0.65666" calcext:value-type="float">
            <text:p>0,65666</text:p>
          </table:table-cell>
          <table:table-cell office:value-type="float" office:value="1.07168" calcext:value-type="float">
            <text:p>1,07168</text:p>
          </table:table-cell>
          <table:table-cell office:value-type="float" office:value="0.87928" calcext:value-type="float">
            <text:p>0,87928</text:p>
          </table:table-cell>
          <table:table-cell office:value-type="float" office:value="0.99389" calcext:value-type="float">
            <text:p>0,99389</text:p>
          </table:table-cell>
          <table:table-cell office:value-type="float" office:value="0.809946" calcext:value-type="float">
            <text:p>0,809946</text:p>
          </table:table-cell>
          <table:table-cell office:value-type="float" office:value="0.847223" calcext:value-type="float">
            <text:p>0,847223</text:p>
          </table:table-cell>
          <table:table-cell office:value-type="float" office:value="0.550735" calcext:value-type="float">
            <text:p>0,550735</text:p>
          </table:table-cell>
          <table:table-cell office:value-type="float" office:value="1.21991" calcext:value-type="float">
            <text:p>1,21991</text:p>
          </table:table-cell>
          <table:table-cell office:value-type="float" office:value="0.305217" calcext:value-type="float">
            <text:p>0,305217</text:p>
          </table:table-cell>
          <table:table-cell office:value-type="float" office:value="1.30837" calcext:value-type="float">
            <text:p>1,30837</text:p>
          </table:table-cell>
          <table:table-cell office:value-type="float" office:value="0.951218" calcext:value-type="float">
            <text:p>0,951218</text:p>
          </table:table-cell>
          <table:table-cell office:value-type="float" office:value="0.28485" calcext:value-type="float">
            <text:p>0,28485</text:p>
          </table:table-cell>
          <table:table-cell office:value-type="float" office:value="1.40072" calcext:value-type="float">
            <text:p>1,40072</text:p>
          </table:table-cell>
          <table:table-cell office:value-type="float" office:value="0.920992" calcext:value-type="float">
            <text:p>0,920992</text:p>
          </table:table-cell>
          <table:table-cell table:number-columns-repeated="44"/>
          <table:table-cell table:formula="of:=MIN([.A122:.BL122])" office:value-type="float" office:value="0.28485" calcext:value-type="float">
            <text:p>0,28485</text:p>
          </table:table-cell>
          <table:table-cell table:formula="of:=MAX([.A122:.BL122])" office:value-type="float" office:value="1.40072" calcext:value-type="float">
            <text:p>1,40072</text:p>
          </table:table-cell>
          <table:table-cell table:number-columns-repeated="7"/>
        </table:table-row>
        <table:table-row table:style-name="ro1">
          <table:table-cell office:value-type="float" office:value="0.221155" calcext:value-type="float">
            <text:p>0,221155</text:p>
          </table:table-cell>
          <table:table-cell office:value-type="float" office:value="0.378642" calcext:value-type="float">
            <text:p>0,378642</text:p>
          </table:table-cell>
          <table:table-cell office:value-type="float" office:value="0.3843" calcext:value-type="float">
            <text:p>0,3843</text:p>
          </table:table-cell>
          <table:table-cell office:value-type="float" office:value="0.208588" calcext:value-type="float">
            <text:p>0,208588</text:p>
          </table:table-cell>
          <table:table-cell office:value-type="float" office:value="0.375174" calcext:value-type="float">
            <text:p>0,375174</text:p>
          </table:table-cell>
          <table:table-cell office:value-type="float" office:value="0.379286" calcext:value-type="float">
            <text:p>0,379286</text:p>
          </table:table-cell>
          <table:table-cell office:value-type="float" office:value="0.210117" calcext:value-type="float">
            <text:p>0,210117</text:p>
          </table:table-cell>
          <table:table-cell office:value-type="float" office:value="0.374977" calcext:value-type="float">
            <text:p>0,374977</text:p>
          </table:table-cell>
          <table:table-cell office:value-type="float" office:value="0.376351" calcext:value-type="float">
            <text:p>0,376351</text:p>
          </table:table-cell>
          <table:table-cell office:value-type="float" office:value="1.01927" calcext:value-type="float">
            <text:p>1,01927</text:p>
          </table:table-cell>
          <table:table-cell office:value-type="float" office:value="0.180597" calcext:value-type="float">
            <text:p>0,180597</text:p>
          </table:table-cell>
          <table:table-cell office:value-type="float" office:value="0.371516" calcext:value-type="float">
            <text:p>0,371516</text:p>
          </table:table-cell>
          <table:table-cell office:value-type="float" office:value="0.47226" calcext:value-type="float">
            <text:p>0,47226</text:p>
          </table:table-cell>
          <table:table-cell office:value-type="float" office:value="1.06171" calcext:value-type="float">
            <text:p>1,06171</text:p>
          </table:table-cell>
          <table:table-cell office:value-type="float" office:value="1.36619" calcext:value-type="float">
            <text:p>1,36619</text:p>
          </table:table-cell>
          <table:table-cell office:value-type="float" office:value="0.868931" calcext:value-type="float">
            <text:p>0,868931</text:p>
          </table:table-cell>
          <table:table-cell office:value-type="float" office:value="0.36665" calcext:value-type="float">
            <text:p>0,36665</text:p>
          </table:table-cell>
          <table:table-cell office:value-type="float" office:value="1.12288" calcext:value-type="float">
            <text:p>1,12288</text:p>
          </table:table-cell>
          <table:table-cell office:value-type="float" office:value="1.41967" calcext:value-type="float">
            <text:p>1,41967</text:p>
          </table:table-cell>
          <table:table-cell office:value-type="float" office:value="1.10363" calcext:value-type="float">
            <text:p>1,10363</text:p>
          </table:table-cell>
          <table:table-cell office:value-type="float" office:value="1.93637" calcext:value-type="float">
            <text:p>1,93637</text:p>
          </table:table-cell>
          <table:table-cell office:value-type="float" office:value="1.58574" calcext:value-type="float">
            <text:p>1,58574</text:p>
          </table:table-cell>
          <table:table-cell office:value-type="float" office:value="1.24771" calcext:value-type="float">
            <text:p>1,24771</text:p>
          </table:table-cell>
          <table:table-cell office:value-type="float" office:value="1.82846" calcext:value-type="float">
            <text:p>1,82846</text:p>
          </table:table-cell>
          <table:table-cell table:number-columns-repeated="44"/>
          <table:table-cell table:formula="of:=MIN([.A123:.BL123])" office:value-type="float" office:value="0.180597" calcext:value-type="float">
            <text:p>0,180597</text:p>
          </table:table-cell>
          <table:table-cell table:formula="of:=MAX([.A123:.BL123])" office:value-type="float" office:value="1.93637" calcext:value-type="float">
            <text:p>1,93637</text:p>
          </table:table-cell>
          <table:table-cell table:number-columns-repeated="7"/>
        </table:table-row>
        <table:table-row table:style-name="ro1">
          <table:table-cell office:value-type="float" office:value="0.382508" calcext:value-type="float">
            <text:p>0,382508</text:p>
          </table:table-cell>
          <table:table-cell office:value-type="float" office:value="0.382507" calcext:value-type="float">
            <text:p>0,382507</text:p>
          </table:table-cell>
          <table:table-cell office:value-type="float" office:value="0.375511" calcext:value-type="float">
            <text:p>0,375511</text:p>
          </table:table-cell>
          <table:table-cell office:value-type="float" office:value="0.385364" calcext:value-type="float">
            <text:p>0,385364</text:p>
          </table:table-cell>
          <table:table-cell office:value-type="float" office:value="0.385215" calcext:value-type="float">
            <text:p>0,385215</text:p>
          </table:table-cell>
          <table:table-cell office:value-type="float" office:value="0.76222" calcext:value-type="float">
            <text:p>0,76222</text:p>
          </table:table-cell>
          <table:table-cell office:value-type="float" office:value="1.15076" calcext:value-type="float">
            <text:p>1,15076</text:p>
          </table:table-cell>
          <table:table-cell office:value-type="float" office:value="0.386647" calcext:value-type="float">
            <text:p>0,386647</text:p>
          </table:table-cell>
          <table:table-cell office:value-type="float" office:value="0.775419" calcext:value-type="float">
            <text:p>0,775419</text:p>
          </table:table-cell>
          <table:table-cell office:value-type="float" office:value="1.16679" calcext:value-type="float">
            <text:p>1,16679</text:p>
          </table:table-cell>
          <table:table-cell office:value-type="float" office:value="0.420615" calcext:value-type="float">
            <text:p>0,420615</text:p>
          </table:table-cell>
          <table:table-cell office:value-type="float" office:value="0.430478" calcext:value-type="float">
            <text:p>0,430478</text:p>
          </table:table-cell>
          <table:table-cell office:value-type="float" office:value="0.606283" calcext:value-type="float">
            <text:p>0,606283</text:p>
          </table:table-cell>
          <table:table-cell office:value-type="float" office:value="1.14449" calcext:value-type="float">
            <text:p>1,14449</text:p>
          </table:table-cell>
          <table:table-cell office:value-type="float" office:value="0.38541" calcext:value-type="float">
            <text:p>0,38541</text:p>
          </table:table-cell>
          <table:table-cell office:value-type="float" office:value="0.398834" calcext:value-type="float">
            <text:p>0,398834</text:p>
          </table:table-cell>
          <table:table-cell office:value-type="float" office:value="0.607765" calcext:value-type="float">
            <text:p>0,607765</text:p>
          </table:table-cell>
          <table:table-cell office:value-type="float" office:value="0.908427" calcext:value-type="float">
            <text:p>0,908427</text:p>
          </table:table-cell>
          <table:table-cell office:value-type="float" office:value="0.575511" calcext:value-type="float">
            <text:p>0,575511</text:p>
          </table:table-cell>
          <table:table-cell office:value-type="float" office:value="0.254419" calcext:value-type="float">
            <text:p>0,254419</text:p>
          </table:table-cell>
          <table:table-cell office:value-type="float" office:value="0.702208" calcext:value-type="float">
            <text:p>0,702208</text:p>
          </table:table-cell>
          <table:table-cell office:value-type="float" office:value="0.38601" calcext:value-type="float">
            <text:p>0,38601</text:p>
          </table:table-cell>
          <table:table-cell office:value-type="float" office:value="0.417184" calcext:value-type="float">
            <text:p>0,417184</text:p>
          </table:table-cell>
          <table:table-cell office:value-type="float" office:value="0.439727" calcext:value-type="float">
            <text:p>0,439727</text:p>
          </table:table-cell>
          <table:table-cell table:number-columns-repeated="44"/>
          <table:table-cell table:formula="of:=MIN([.A124:.BL124])" office:value-type="float" office:value="0.254419" calcext:value-type="float">
            <text:p>0,254419</text:p>
          </table:table-cell>
          <table:table-cell table:formula="of:=MAX([.A124:.BL124])" office:value-type="float" office:value="1.16679" calcext:value-type="float">
            <text:p>1,16679</text:p>
          </table:table-cell>
          <table:table-cell table:number-columns-repeated="7"/>
        </table:table-row>
        <table:table-row table:style-name="ro1">
          <table:table-cell office:value-type="float" office:value="0.376363" calcext:value-type="float">
            <text:p>0,376363</text:p>
          </table:table-cell>
          <table:table-cell office:value-type="float" office:value="0.406941" calcext:value-type="float">
            <text:p>0,406941</text:p>
          </table:table-cell>
          <table:table-cell office:value-type="float" office:value="0.406666" calcext:value-type="float">
            <text:p>0,406666</text:p>
          </table:table-cell>
          <table:table-cell office:value-type="float" office:value="0.37441" calcext:value-type="float">
            <text:p>0,37441</text:p>
          </table:table-cell>
          <table:table-cell office:value-type="float" office:value="0.783577" calcext:value-type="float">
            <text:p>0,783577</text:p>
          </table:table-cell>
          <table:table-cell office:value-type="float" office:value="0.381205" calcext:value-type="float">
            <text:p>0,381205</text:p>
          </table:table-cell>
          <table:table-cell office:value-type="float" office:value="0.386341" calcext:value-type="float">
            <text:p>0,386341</text:p>
          </table:table-cell>
          <table:table-cell office:value-type="float" office:value="0.396375" calcext:value-type="float">
            <text:p>0,396375</text:p>
          </table:table-cell>
          <table:table-cell office:value-type="float" office:value="0.758642" calcext:value-type="float">
            <text:p>0,758642</text:p>
          </table:table-cell>
          <table:table-cell office:value-type="float" office:value="0.390744" calcext:value-type="float">
            <text:p>0,390744</text:p>
          </table:table-cell>
          <table:table-cell office:value-type="float" office:value="0.800204" calcext:value-type="float">
            <text:p>0,800204</text:p>
          </table:table-cell>
          <table:table-cell office:value-type="float" office:value="0.744461" calcext:value-type="float">
            <text:p>0,744461</text:p>
          </table:table-cell>
          <table:table-cell office:value-type="float" office:value="0.753432" calcext:value-type="float">
            <text:p>0,753432</text:p>
          </table:table-cell>
          <table:table-cell office:value-type="float" office:value="0.78617" calcext:value-type="float">
            <text:p>0,78617</text:p>
          </table:table-cell>
          <table:table-cell office:value-type="float" office:value="0.408877" calcext:value-type="float">
            <text:p>0,408877</text:p>
          </table:table-cell>
          <table:table-cell office:value-type="float" office:value="0.438661" calcext:value-type="float">
            <text:p>0,438661</text:p>
          </table:table-cell>
          <table:table-cell office:value-type="float" office:value="0.191046" calcext:value-type="float">
            <text:p>0,191046</text:p>
          </table:table-cell>
          <table:table-cell office:value-type="float" office:value="1.57953" calcext:value-type="float">
            <text:p>1,57953</text:p>
          </table:table-cell>
          <table:table-cell office:value-type="float" office:value="0.376829" calcext:value-type="float">
            <text:p>0,376829</text:p>
          </table:table-cell>
          <table:table-cell office:value-type="float" office:value="1.29312" calcext:value-type="float">
            <text:p>1,29312</text:p>
          </table:table-cell>
          <table:table-cell office:value-type="float" office:value="1.08488" calcext:value-type="float">
            <text:p>1,08488</text:p>
          </table:table-cell>
          <table:table-cell office:value-type="float" office:value="0.729377" calcext:value-type="float">
            <text:p>0,729377</text:p>
          </table:table-cell>
          <table:table-cell office:value-type="float" office:value="1.15851" calcext:value-type="float">
            <text:p>1,15851</text:p>
          </table:table-cell>
          <table:table-cell office:value-type="float" office:value="1.97834" calcext:value-type="float">
            <text:p>1,97834</text:p>
          </table:table-cell>
          <table:table-cell table:number-columns-repeated="44"/>
          <table:table-cell table:formula="of:=MIN([.A125:.BL125])" office:value-type="float" office:value="0.191046" calcext:value-type="float">
            <text:p>0,191046</text:p>
          </table:table-cell>
          <table:table-cell table:formula="of:=MAX([.A125:.BL125])" office:value-type="float" office:value="1.97834" calcext:value-type="float">
            <text:p>1,97834</text:p>
          </table:table-cell>
          <table:table-cell table:number-columns-repeated="7"/>
        </table:table-row>
        <table:table-row table:style-name="ro1">
          <table:table-cell office:value-type="float" office:value="0.38219" calcext:value-type="float">
            <text:p>0,38219</text:p>
          </table:table-cell>
          <table:table-cell office:value-type="float" office:value="0.382463" calcext:value-type="float">
            <text:p>0,382463</text:p>
          </table:table-cell>
          <table:table-cell office:value-type="float" office:value="0.425596" calcext:value-type="float">
            <text:p>0,425596</text:p>
          </table:table-cell>
          <table:table-cell office:value-type="float" office:value="0.380154" calcext:value-type="float">
            <text:p>0,380154</text:p>
          </table:table-cell>
          <table:table-cell office:value-type="float" office:value="0.377009" calcext:value-type="float">
            <text:p>0,377009</text:p>
          </table:table-cell>
          <table:table-cell office:value-type="float" office:value="0.388056" calcext:value-type="float">
            <text:p>0,388056</text:p>
          </table:table-cell>
          <table:table-cell office:value-type="float" office:value="0.382254" calcext:value-type="float">
            <text:p>0,382254</text:p>
          </table:table-cell>
          <table:table-cell office:value-type="float" office:value="1.16853" calcext:value-type="float">
            <text:p>1,16853</text:p>
          </table:table-cell>
          <table:table-cell office:value-type="float" office:value="1.18412" calcext:value-type="float">
            <text:p>1,18412</text:p>
          </table:table-cell>
          <table:table-cell office:value-type="float" office:value="0.827177" calcext:value-type="float">
            <text:p>0,827177</text:p>
          </table:table-cell>
          <table:table-cell office:value-type="float" office:value="1.66817" calcext:value-type="float">
            <text:p>1,66817</text:p>
          </table:table-cell>
          <table:table-cell office:value-type="float" office:value="0.479321" calcext:value-type="float">
            <text:p>0,479321</text:p>
          </table:table-cell>
          <table:table-cell office:value-type="float" office:value="1.55698" calcext:value-type="float">
            <text:p>1,55698</text:p>
          </table:table-cell>
          <table:table-cell office:value-type="float" office:value="1.53495" calcext:value-type="float">
            <text:p>1,53495</text:p>
          </table:table-cell>
          <table:table-cell office:value-type="float" office:value="0.766927" calcext:value-type="float">
            <text:p>0,766927</text:p>
          </table:table-cell>
          <table:table-cell office:value-type="float" office:value="1.62662" calcext:value-type="float">
            <text:p>1,62662</text:p>
          </table:table-cell>
          <table:table-cell office:value-type="float" office:value="0.735969" calcext:value-type="float">
            <text:p>0,735969</text:p>
          </table:table-cell>
          <table:table-cell office:value-type="float" office:value="1.94267" calcext:value-type="float">
            <text:p>1,94267</text:p>
          </table:table-cell>
          <table:table-cell office:value-type="float" office:value="1.94532" calcext:value-type="float">
            <text:p>1,94532</text:p>
          </table:table-cell>
          <table:table-cell office:value-type="float" office:value="1.5218" calcext:value-type="float">
            <text:p>1,5218</text:p>
          </table:table-cell>
          <table:table-cell office:value-type="float" office:value="1.1659" calcext:value-type="float">
            <text:p>1,1659</text:p>
          </table:table-cell>
          <table:table-cell office:value-type="float" office:value="1.96881" calcext:value-type="float">
            <text:p>1,96881</text:p>
          </table:table-cell>
          <table:table-cell office:value-type="float" office:value="0.779213" calcext:value-type="float">
            <text:p>0,779213</text:p>
          </table:table-cell>
          <table:table-cell office:value-type="float" office:value="1.17508" calcext:value-type="float">
            <text:p>1,17508</text:p>
          </table:table-cell>
          <table:table-cell table:number-columns-repeated="44"/>
          <table:table-cell table:formula="of:=MIN([.A126:.BL126])" office:value-type="float" office:value="0.377009" calcext:value-type="float">
            <text:p>0,377009</text:p>
          </table:table-cell>
          <table:table-cell table:formula="of:=MAX([.A126:.BL126])" office:value-type="float" office:value="1.96881" calcext:value-type="float">
            <text:p>1,9688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30307" calcext:value-type="float">
            <text:p>0,30307</text:p>
          </table:table-cell>
          <table:table-cell office:value-type="float" office:value="0.3134" calcext:value-type="float">
            <text:p>0,3134</text:p>
          </table:table-cell>
          <table:table-cell office:value-type="float" office:value="0.325732" calcext:value-type="float">
            <text:p>0,325732</text:p>
          </table:table-cell>
          <table:table-cell office:value-type="float" office:value="0.285196" calcext:value-type="float">
            <text:p>0,285196</text:p>
          </table:table-cell>
          <table:table-cell office:value-type="float" office:value="0.282608" calcext:value-type="float">
            <text:p>0,282608</text:p>
          </table:table-cell>
          <table:table-cell office:value-type="float" office:value="0.331955" calcext:value-type="float">
            <text:p>0,331955</text:p>
          </table:table-cell>
          <table:table-cell office:value-type="float" office:value="0.332282" calcext:value-type="float">
            <text:p>0,332282</text:p>
          </table:table-cell>
          <table:table-cell office:value-type="float" office:value="0.14254" calcext:value-type="float">
            <text:p>0,14254</text:p>
          </table:table-cell>
          <table:table-cell office:value-type="float" office:value="0.144986" calcext:value-type="float">
            <text:p>0,144986</text:p>
          </table:table-cell>
          <table:table-cell office:value-type="float" office:value="0.362155" calcext:value-type="float">
            <text:p>0,362155</text:p>
          </table:table-cell>
          <table:table-cell office:value-type="float" office:value="0.857633" calcext:value-type="float">
            <text:p>0,857633</text:p>
          </table:table-cell>
          <table:table-cell office:value-type="float" office:value="0.605222" calcext:value-type="float">
            <text:p>0,605222</text:p>
          </table:table-cell>
          <table:table-cell office:value-type="float" office:value="0.702731" calcext:value-type="float">
            <text:p>0,702731</text:p>
          </table:table-cell>
          <table:table-cell office:value-type="float" office:value="0.657182" calcext:value-type="float">
            <text:p>0,657182</text:p>
          </table:table-cell>
          <table:table-cell office:value-type="float" office:value="0.312486" calcext:value-type="float">
            <text:p>0,312486</text:p>
          </table:table-cell>
          <table:table-cell office:value-type="float" office:value="1.33492" calcext:value-type="float">
            <text:p>1,33492</text:p>
          </table:table-cell>
          <table:table-cell office:value-type="float" office:value="0.285837" calcext:value-type="float">
            <text:p>0,285837</text:p>
          </table:table-cell>
          <table:table-cell office:value-type="float" office:value="0.584386" calcext:value-type="float">
            <text:p>0,584386</text:p>
          </table:table-cell>
          <table:table-cell office:value-type="float" office:value="0.358978" calcext:value-type="float">
            <text:p>0,358978</text:p>
          </table:table-cell>
          <table:table-cell office:value-type="float" office:value="0.298855" calcext:value-type="float">
            <text:p>0,298855</text:p>
          </table:table-cell>
          <table:table-cell office:value-type="float" office:value="0.45768" calcext:value-type="float">
            <text:p>0,45768</text:p>
          </table:table-cell>
          <table:table-cell office:value-type="float" office:value="0.285918" calcext:value-type="float">
            <text:p>0,285918</text:p>
          </table:table-cell>
          <table:table-cell office:value-type="float" office:value="0.295039" calcext:value-type="float">
            <text:p>0,295039</text:p>
          </table:table-cell>
          <table:table-cell office:value-type="float" office:value="0.404647" calcext:value-type="float">
            <text:p>0,404647</text:p>
          </table:table-cell>
          <table:table-cell office:value-type="float" office:value="0.582691" calcext:value-type="float">
            <text:p>0,582691</text:p>
          </table:table-cell>
          <table:table-cell office:value-type="float" office:value="0.308073" calcext:value-type="float">
            <text:p>0,308073</text:p>
          </table:table-cell>
          <table:table-cell office:value-type="float" office:value="0.989542" calcext:value-type="float">
            <text:p>0,989542</text:p>
          </table:table-cell>
          <table:table-cell office:value-type="float" office:value="0.44486" calcext:value-type="float">
            <text:p>0,44486</text:p>
          </table:table-cell>
          <table:table-cell office:value-type="float" office:value="1.73516" calcext:value-type="float">
            <text:p>1,73516</text:p>
          </table:table-cell>
          <table:table-cell office:value-type="float" office:value="0.281721" calcext:value-type="float">
            <text:p>0,281721</text:p>
          </table:table-cell>
          <table:table-cell office:value-type="float" office:value="0.447191" calcext:value-type="float">
            <text:p>0,447191</text:p>
          </table:table-cell>
          <table:table-cell office:value-type="float" office:value="0.496396" calcext:value-type="float">
            <text:p>0,496396</text:p>
          </table:table-cell>
          <table:table-cell table:number-columns-repeated="36"/>
          <table:table-cell table:formula="of:=MIN([.A128:.BL128])" office:value-type="float" office:value="0.14254" calcext:value-type="float">
            <text:p>0,14254</text:p>
          </table:table-cell>
          <table:table-cell table:formula="of:=MAX([.A128:.BL128])" office:value-type="float" office:value="1.73516" calcext:value-type="float">
            <text:p>1,73516</text:p>
          </table:table-cell>
          <table:table-cell table:number-columns-repeated="7"/>
        </table:table-row>
        <table:table-row table:style-name="ro1">
          <table:table-cell office:value-type="float" office:value="0.284277" calcext:value-type="float">
            <text:p>0,284277</text:p>
          </table:table-cell>
          <table:table-cell office:value-type="float" office:value="0.297757" calcext:value-type="float">
            <text:p>0,297757</text:p>
          </table:table-cell>
          <table:table-cell office:value-type="float" office:value="0.289099" calcext:value-type="float">
            <text:p>0,289099</text:p>
          </table:table-cell>
          <table:table-cell office:value-type="float" office:value="0.298963" calcext:value-type="float">
            <text:p>0,298963</text:p>
          </table:table-cell>
          <table:table-cell office:value-type="float" office:value="0.288583" calcext:value-type="float">
            <text:p>0,288583</text:p>
          </table:table-cell>
          <table:table-cell office:value-type="float" office:value="0.291257" calcext:value-type="float">
            <text:p>0,291257</text:p>
          </table:table-cell>
          <table:table-cell office:value-type="float" office:value="0.287234" calcext:value-type="float">
            <text:p>0,287234</text:p>
          </table:table-cell>
          <table:table-cell office:value-type="float" office:value="0.287824" calcext:value-type="float">
            <text:p>0,287824</text:p>
          </table:table-cell>
          <table:table-cell office:value-type="float" office:value="0.892978" calcext:value-type="float">
            <text:p>0,892978</text:p>
          </table:table-cell>
          <table:table-cell office:value-type="float" office:value="0.640575" calcext:value-type="float">
            <text:p>0,640575</text:p>
          </table:table-cell>
          <table:table-cell office:value-type="float" office:value="0.349655" calcext:value-type="float">
            <text:p>0,349655</text:p>
          </table:table-cell>
          <table:table-cell office:value-type="float" office:value="0.293152" calcext:value-type="float">
            <text:p>0,293152</text:p>
          </table:table-cell>
          <table:table-cell office:value-type="float" office:value="0.90646" calcext:value-type="float">
            <text:p>0,90646</text:p>
          </table:table-cell>
          <table:table-cell office:value-type="float" office:value="1.52757" calcext:value-type="float">
            <text:p>1,52757</text:p>
          </table:table-cell>
          <table:table-cell office:value-type="float" office:value="1.24699" calcext:value-type="float">
            <text:p>1,24699</text:p>
          </table:table-cell>
          <table:table-cell office:value-type="float" office:value="1.23815" calcext:value-type="float">
            <text:p>1,23815</text:p>
          </table:table-cell>
          <table:table-cell office:value-type="float" office:value="1.07763" calcext:value-type="float">
            <text:p>1,07763</text:p>
          </table:table-cell>
          <table:table-cell office:value-type="float" office:value="0.794254" calcext:value-type="float">
            <text:p>0,794254</text:p>
          </table:table-cell>
          <table:table-cell office:value-type="float" office:value="0.513414" calcext:value-type="float">
            <text:p>0,513414</text:p>
          </table:table-cell>
          <table:table-cell office:value-type="float" office:value="0.286027" calcext:value-type="float">
            <text:p>0,286027</text:p>
          </table:table-cell>
          <table:table-cell office:value-type="float" office:value="1.17105" calcext:value-type="float">
            <text:p>1,17105</text:p>
          </table:table-cell>
          <table:table-cell office:value-type="float" office:value="1.78042" calcext:value-type="float">
            <text:p>1,78042</text:p>
          </table:table-cell>
          <table:table-cell office:value-type="float" office:value="0.660141" calcext:value-type="float">
            <text:p>0,660141</text:p>
          </table:table-cell>
          <table:table-cell office:value-type="float" office:value="0.142714" calcext:value-type="float">
            <text:p>0,142714</text:p>
          </table:table-cell>
          <table:table-cell office:value-type="float" office:value="1.46938" calcext:value-type="float">
            <text:p>1,46938</text:p>
          </table:table-cell>
          <table:table-cell office:value-type="float" office:value="0.144126" calcext:value-type="float">
            <text:p>0,144126</text:p>
          </table:table-cell>
          <table:table-cell office:value-type="float" office:value="0.91748" calcext:value-type="float">
            <text:p>0,91748</text:p>
          </table:table-cell>
          <table:table-cell office:value-type="float" office:value="0.395565" calcext:value-type="float">
            <text:p>0,395565</text:p>
          </table:table-cell>
          <table:table-cell office:value-type="float" office:value="1.3319" calcext:value-type="float">
            <text:p>1,3319</text:p>
          </table:table-cell>
          <table:table-cell office:value-type="float" office:value="0.164512" calcext:value-type="float">
            <text:p>0,164512</text:p>
          </table:table-cell>
          <table:table-cell office:value-type="float" office:value="1.98151" calcext:value-type="float">
            <text:p>1,98151</text:p>
          </table:table-cell>
          <table:table-cell office:value-type="float" office:value="0.599774" calcext:value-type="float">
            <text:p>0,599774</text:p>
          </table:table-cell>
          <table:table-cell table:number-columns-repeated="36"/>
          <table:table-cell table:formula="of:=MIN([.A129:.BL129])" office:value-type="float" office:value="0.142714" calcext:value-type="float">
            <text:p>0,142714</text:p>
          </table:table-cell>
          <table:table-cell table:formula="of:=MAX([.A129:.BL129])" office:value-type="float" office:value="1.98151" calcext:value-type="float">
            <text:p>1,98151</text:p>
          </table:table-cell>
          <table:table-cell table:number-columns-repeated="7"/>
        </table:table-row>
        <table:table-row table:style-name="ro1">
          <table:table-cell office:value-type="float" office:value="0.143738" calcext:value-type="float">
            <text:p>0,143738</text:p>
          </table:table-cell>
          <table:table-cell office:value-type="float" office:value="0.153572" calcext:value-type="float">
            <text:p>0,153572</text:p>
          </table:table-cell>
          <table:table-cell office:value-type="float" office:value="0.386714" calcext:value-type="float">
            <text:p>0,386714</text:p>
          </table:table-cell>
          <table:table-cell office:value-type="float" office:value="0.329345" calcext:value-type="float">
            <text:p>0,329345</text:p>
          </table:table-cell>
          <table:table-cell office:value-type="float" office:value="0.277909" calcext:value-type="float">
            <text:p>0,277909</text:p>
          </table:table-cell>
          <table:table-cell office:value-type="float" office:value="0.288187" calcext:value-type="float">
            <text:p>0,288187</text:p>
          </table:table-cell>
          <table:table-cell office:value-type="float" office:value="0.285559" calcext:value-type="float">
            <text:p>0,285559</text:p>
          </table:table-cell>
          <table:table-cell office:value-type="float" office:value="0.271251" calcext:value-type="float">
            <text:p>0,271251</text:p>
          </table:table-cell>
          <table:table-cell office:value-type="float" office:value="0.274621" calcext:value-type="float">
            <text:p>0,274621</text:p>
          </table:table-cell>
          <table:table-cell office:value-type="float" office:value="0.293871" calcext:value-type="float">
            <text:p>0,293871</text:p>
          </table:table-cell>
          <table:table-cell office:value-type="float" office:value="0.294712" calcext:value-type="float">
            <text:p>0,294712</text:p>
          </table:table-cell>
          <table:table-cell office:value-type="float" office:value="0.294719" calcext:value-type="float">
            <text:p>0,294719</text:p>
          </table:table-cell>
          <table:table-cell office:value-type="float" office:value="1.14967" calcext:value-type="float">
            <text:p>1,14967</text:p>
          </table:table-cell>
          <table:table-cell office:value-type="float" office:value="0.279718" calcext:value-type="float">
            <text:p>0,279718</text:p>
          </table:table-cell>
          <table:table-cell office:value-type="float" office:value="0.948763" calcext:value-type="float">
            <text:p>0,948763</text:p>
          </table:table-cell>
          <table:table-cell office:value-type="float" office:value="0.867414" calcext:value-type="float">
            <text:p>0,867414</text:p>
          </table:table-cell>
          <table:table-cell office:value-type="float" office:value="1.36364" calcext:value-type="float">
            <text:p>1,36364</text:p>
          </table:table-cell>
          <table:table-cell office:value-type="float" office:value="1.08358" calcext:value-type="float">
            <text:p>1,08358</text:p>
          </table:table-cell>
          <table:table-cell office:value-type="float" office:value="0.290798" calcext:value-type="float">
            <text:p>0,290798</text:p>
          </table:table-cell>
          <table:table-cell office:value-type="float" office:value="0.285191" calcext:value-type="float">
            <text:p>0,285191</text:p>
          </table:table-cell>
          <table:table-cell office:value-type="float" office:value="0.287796" calcext:value-type="float">
            <text:p>0,287796</text:p>
          </table:table-cell>
          <table:table-cell office:value-type="float" office:value="0.323611" calcext:value-type="float">
            <text:p>0,323611</text:p>
          </table:table-cell>
          <table:table-cell office:value-type="float" office:value="0.177059" calcext:value-type="float">
            <text:p>0,177059</text:p>
          </table:table-cell>
          <table:table-cell office:value-type="float" office:value="1.7094" calcext:value-type="float">
            <text:p>1,7094</text:p>
          </table:table-cell>
          <table:table-cell office:value-type="float" office:value="0.508673" calcext:value-type="float">
            <text:p>0,508673</text:p>
          </table:table-cell>
          <table:table-cell office:value-type="float" office:value="0.281818" calcext:value-type="float">
            <text:p>0,281818</text:p>
          </table:table-cell>
          <table:table-cell office:value-type="float" office:value="0.308984" calcext:value-type="float">
            <text:p>0,308984</text:p>
          </table:table-cell>
          <table:table-cell office:value-type="float" office:value="0.267432" calcext:value-type="float">
            <text:p>0,267432</text:p>
          </table:table-cell>
          <table:table-cell office:value-type="float" office:value="0.436172" calcext:value-type="float">
            <text:p>0,436172</text:p>
          </table:table-cell>
          <table:table-cell office:value-type="float" office:value="0.323371" calcext:value-type="float">
            <text:p>0,323371</text:p>
          </table:table-cell>
          <table:table-cell office:value-type="float" office:value="0.1915" calcext:value-type="float">
            <text:p>0,1915</text:p>
          </table:table-cell>
          <table:table-cell office:value-type="float" office:value="0.167359" calcext:value-type="float">
            <text:p>0,167359</text:p>
          </table:table-cell>
          <table:table-cell table:number-columns-repeated="36"/>
          <table:table-cell table:formula="of:=MIN([.A130:.BL130])" office:value-type="float" office:value="0.143738" calcext:value-type="float">
            <text:p>0,143738</text:p>
          </table:table-cell>
          <table:table-cell table:formula="of:=MAX([.A130:.BL130])" office:value-type="float" office:value="1.7094" calcext:value-type="float">
            <text:p>1,7094</text:p>
          </table:table-cell>
          <table:table-cell table:number-columns-repeated="7"/>
        </table:table-row>
        <table:table-row table:style-name="ro1">
          <table:table-cell office:value-type="float" office:value="0.28342" calcext:value-type="float">
            <text:p>0,28342</text:p>
          </table:table-cell>
          <table:table-cell office:value-type="float" office:value="0.289124" calcext:value-type="float">
            <text:p>0,289124</text:p>
          </table:table-cell>
          <table:table-cell office:value-type="float" office:value="0.605937" calcext:value-type="float">
            <text:p>0,605937</text:p>
          </table:table-cell>
          <table:table-cell office:value-type="float" office:value="0.351899" calcext:value-type="float">
            <text:p>0,351899</text:p>
          </table:table-cell>
          <table:table-cell office:value-type="float" office:value="0.379386" calcext:value-type="float">
            <text:p>0,379386</text:p>
          </table:table-cell>
          <table:table-cell office:value-type="float" office:value="0.316697" calcext:value-type="float">
            <text:p>0,316697</text:p>
          </table:table-cell>
          <table:table-cell office:value-type="float" office:value="0.547973" calcext:value-type="float">
            <text:p>0,547973</text:p>
          </table:table-cell>
          <table:table-cell office:value-type="float" office:value="0.551231" calcext:value-type="float">
            <text:p>0,551231</text:p>
          </table:table-cell>
          <table:table-cell office:value-type="float" office:value="0.585929" calcext:value-type="float">
            <text:p>0,585929</text:p>
          </table:table-cell>
          <table:table-cell office:value-type="float" office:value="0.352893" calcext:value-type="float">
            <text:p>0,352893</text:p>
          </table:table-cell>
          <table:table-cell office:value-type="float" office:value="0.144462" calcext:value-type="float">
            <text:p>0,144462</text:p>
          </table:table-cell>
          <table:table-cell office:value-type="float" office:value="0.31152" calcext:value-type="float">
            <text:p>0,31152</text:p>
          </table:table-cell>
          <table:table-cell office:value-type="float" office:value="0.144649" calcext:value-type="float">
            <text:p>0,144649</text:p>
          </table:table-cell>
          <table:table-cell office:value-type="float" office:value="0.511664" calcext:value-type="float">
            <text:p>0,511664</text:p>
          </table:table-cell>
          <table:table-cell office:value-type="float" office:value="0.691907" calcext:value-type="float">
            <text:p>0,691907</text:p>
          </table:table-cell>
          <table:table-cell office:value-type="float" office:value="0.46567" calcext:value-type="float">
            <text:p>0,46567</text:p>
          </table:table-cell>
          <table:table-cell office:value-type="float" office:value="1.57049" calcext:value-type="float">
            <text:p>1,57049</text:p>
          </table:table-cell>
          <table:table-cell office:value-type="float" office:value="0.747362" calcext:value-type="float">
            <text:p>0,747362</text:p>
          </table:table-cell>
          <table:table-cell office:value-type="float" office:value="1.90589" calcext:value-type="float">
            <text:p>1,90589</text:p>
          </table:table-cell>
          <table:table-cell office:value-type="float" office:value="1.3701" calcext:value-type="float">
            <text:p>1,3701</text:p>
          </table:table-cell>
          <table:table-cell office:value-type="float" office:value="0.61368" calcext:value-type="float">
            <text:p>0,61368</text:p>
          </table:table-cell>
          <table:table-cell office:value-type="float" office:value="1.43186" calcext:value-type="float">
            <text:p>1,43186</text:p>
          </table:table-cell>
          <table:table-cell office:value-type="float" office:value="0.558474" calcext:value-type="float">
            <text:p>0,558474</text:p>
          </table:table-cell>
          <table:table-cell office:value-type="float" office:value="0.440362" calcext:value-type="float">
            <text:p>0,440362</text:p>
          </table:table-cell>
          <table:table-cell office:value-type="float" office:value="2.17338" calcext:value-type="float">
            <text:p>2,17338</text:p>
          </table:table-cell>
          <table:table-cell office:value-type="float" office:value="0.963875" calcext:value-type="float">
            <text:p>0,963875</text:p>
          </table:table-cell>
          <table:table-cell office:value-type="float" office:value="1.2982" calcext:value-type="float">
            <text:p>1,2982</text:p>
          </table:table-cell>
          <table:table-cell office:value-type="float" office:value="0.982824" calcext:value-type="float">
            <text:p>0,982824</text:p>
          </table:table-cell>
          <table:table-cell office:value-type="float" office:value="0.250972" calcext:value-type="float">
            <text:p>0,250972</text:p>
          </table:table-cell>
          <table:table-cell office:value-type="float" office:value="0.816083" calcext:value-type="float">
            <text:p>0,816083</text:p>
          </table:table-cell>
          <table:table-cell office:value-type="float" office:value="1.75467" calcext:value-type="float">
            <text:p>1,75467</text:p>
          </table:table-cell>
          <table:table-cell office:value-type="float" office:value="1.71893" calcext:value-type="float">
            <text:p>1,71893</text:p>
          </table:table-cell>
          <table:table-cell table:number-columns-repeated="36"/>
          <table:table-cell table:formula="of:=MIN([.A131:.BL131])" office:value-type="float" office:value="0.144462" calcext:value-type="float">
            <text:p>0,144462</text:p>
          </table:table-cell>
          <table:table-cell table:formula="of:=MAX([.A131:.BL131])" office:value-type="float" office:value="2.17338" calcext:value-type="float">
            <text:p>2,17338</text:p>
          </table:table-cell>
          <table:table-cell table:number-columns-repeated="7"/>
        </table:table-row>
        <table:table-row table:style-name="ro1">
          <table:table-cell office:value-type="float" office:value="0.288556" calcext:value-type="float">
            <text:p>0,288556</text:p>
          </table:table-cell>
          <table:table-cell office:value-type="float" office:value="0.333293" calcext:value-type="float">
            <text:p>0,333293</text:p>
          </table:table-cell>
          <table:table-cell office:value-type="float" office:value="0.408677" calcext:value-type="float">
            <text:p>0,408677</text:p>
          </table:table-cell>
          <table:table-cell office:value-type="float" office:value="0.285988" calcext:value-type="float">
            <text:p>0,285988</text:p>
          </table:table-cell>
          <table:table-cell office:value-type="float" office:value="0.518629" calcext:value-type="float">
            <text:p>0,518629</text:p>
          </table:table-cell>
          <table:table-cell office:value-type="float" office:value="0.298139" calcext:value-type="float">
            <text:p>0,298139</text:p>
          </table:table-cell>
          <table:table-cell office:value-type="float" office:value="0.35508" calcext:value-type="float">
            <text:p>0,35508</text:p>
          </table:table-cell>
          <table:table-cell office:value-type="float" office:value="0.412968" calcext:value-type="float">
            <text:p>0,412968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813181" calcext:value-type="float">
            <text:p>0,813181</text:p>
          </table:table-cell>
          <table:table-cell office:value-type="float" office:value="0.759305" calcext:value-type="float">
            <text:p>0,759305</text:p>
          </table:table-cell>
          <table:table-cell office:value-type="float" office:value="0.312541" calcext:value-type="float">
            <text:p>0,312541</text:p>
          </table:table-cell>
          <table:table-cell office:value-type="float" office:value="1.1044" calcext:value-type="float">
            <text:p>1,1044</text:p>
          </table:table-cell>
          <table:table-cell office:value-type="float" office:value="0.517421" calcext:value-type="float">
            <text:p>0,517421</text:p>
          </table:table-cell>
          <table:table-cell office:value-type="float" office:value="0.299689" calcext:value-type="float">
            <text:p>0,299689</text:p>
          </table:table-cell>
          <table:table-cell office:value-type="float" office:value="1.21195" calcext:value-type="float">
            <text:p>1,21195</text:p>
          </table:table-cell>
          <table:table-cell office:value-type="float" office:value="1.14188" calcext:value-type="float">
            <text:p>1,14188</text:p>
          </table:table-cell>
          <table:table-cell office:value-type="float" office:value="0.149953" calcext:value-type="float">
            <text:p>0,149953</text:p>
          </table:table-cell>
          <table:table-cell office:value-type="float" office:value="1.41224" calcext:value-type="float">
            <text:p>1,41224</text:p>
          </table:table-cell>
          <table:table-cell office:value-type="float" office:value="0.855862" calcext:value-type="float">
            <text:p>0,855862</text:p>
          </table:table-cell>
          <table:table-cell office:value-type="float" office:value="0.269198" calcext:value-type="float">
            <text:p>0,269198</text:p>
          </table:table-cell>
          <table:table-cell office:value-type="float" office:value="0.285876" calcext:value-type="float">
            <text:p>0,285876</text:p>
          </table:table-cell>
          <table:table-cell office:value-type="float" office:value="0.308397" calcext:value-type="float">
            <text:p>0,308397</text:p>
          </table:table-cell>
          <table:table-cell office:value-type="float" office:value="0.334915" calcext:value-type="float">
            <text:p>0,334915</text:p>
          </table:table-cell>
          <table:table-cell office:value-type="float" office:value="0.898049" calcext:value-type="float">
            <text:p>0,898049</text:p>
          </table:table-cell>
          <table:table-cell office:value-type="float" office:value="1.22852" calcext:value-type="float">
            <text:p>1,22852</text:p>
          </table:table-cell>
          <table:table-cell office:value-type="float" office:value="0.296075" calcext:value-type="float">
            <text:p>0,296075</text:p>
          </table:table-cell>
          <table:table-cell office:value-type="float" office:value="0.296656" calcext:value-type="float">
            <text:p>0,296656</text:p>
          </table:table-cell>
          <table:table-cell office:value-type="float" office:value="0.315168" calcext:value-type="float">
            <text:p>0,315168</text:p>
          </table:table-cell>
          <table:table-cell office:value-type="float" office:value="1.1819" calcext:value-type="float">
            <text:p>1,1819</text:p>
          </table:table-cell>
          <table:table-cell office:value-type="float" office:value="0.196929" calcext:value-type="float">
            <text:p>0,196929</text:p>
          </table:table-cell>
          <table:table-cell office:value-type="float" office:value="0.113349" calcext:value-type="float">
            <text:p>0,113349</text:p>
          </table:table-cell>
          <table:table-cell table:number-columns-repeated="36"/>
          <table:table-cell table:formula="of:=MIN([.A132:.BL132])" office:value-type="float" office:value="0.113349" calcext:value-type="float">
            <text:p>0,113349</text:p>
          </table:table-cell>
          <table:table-cell table:formula="of:=MAX([.A132:.BL132])" office:value-type="float" office:value="1.41224" calcext:value-type="float">
            <text:p>1,41224</text:p>
          </table:table-cell>
          <table:table-cell table:number-columns-repeated="7"/>
        </table:table-row>
        <table:table-row table:style-name="ro1">
          <table:table-cell office:value-type="float" office:value="0.286336" calcext:value-type="float">
            <text:p>0,286336</text:p>
          </table:table-cell>
          <table:table-cell office:value-type="float" office:value="0.282495" calcext:value-type="float">
            <text:p>0,282495</text:p>
          </table:table-cell>
          <table:table-cell office:value-type="float" office:value="0.288016" calcext:value-type="float">
            <text:p>0,288016</text:p>
          </table:table-cell>
          <table:table-cell office:value-type="float" office:value="0.289247" calcext:value-type="float">
            <text:p>0,289247</text:p>
          </table:table-cell>
          <table:table-cell office:value-type="float" office:value="0.288529" calcext:value-type="float">
            <text:p>0,288529</text:p>
          </table:table-cell>
          <table:table-cell office:value-type="float" office:value="0.293098" calcext:value-type="float">
            <text:p>0,293098</text:p>
          </table:table-cell>
          <table:table-cell office:value-type="float" office:value="0.293404" calcext:value-type="float">
            <text:p>0,293404</text:p>
          </table:table-cell>
          <table:table-cell office:value-type="float" office:value="1.15328" calcext:value-type="float">
            <text:p>1,15328</text:p>
          </table:table-cell>
          <table:table-cell office:value-type="float" office:value="0.88967" calcext:value-type="float">
            <text:p>0,88967</text:p>
          </table:table-cell>
          <table:table-cell office:value-type="float" office:value="0.630824" calcext:value-type="float">
            <text:p>0,630824</text:p>
          </table:table-cell>
          <table:table-cell office:value-type="float" office:value="1.22703" calcext:value-type="float">
            <text:p>1,22703</text:p>
          </table:table-cell>
          <table:table-cell office:value-type="float" office:value="0.947494" calcext:value-type="float">
            <text:p>0,947494</text:p>
          </table:table-cell>
          <table:table-cell office:value-type="float" office:value="0.677013" calcext:value-type="float">
            <text:p>0,677013</text:p>
          </table:table-cell>
          <table:table-cell office:value-type="float" office:value="0.289901" calcext:value-type="float">
            <text:p>0,289901</text:p>
          </table:table-cell>
          <table:table-cell office:value-type="float" office:value="0.284315" calcext:value-type="float">
            <text:p>0,284315</text:p>
          </table:table-cell>
          <table:table-cell office:value-type="float" office:value="0.876365" calcext:value-type="float">
            <text:p>0,876365</text:p>
          </table:table-cell>
          <table:table-cell office:value-type="float" office:value="1.76501" calcext:value-type="float">
            <text:p>1,76501</text:p>
          </table:table-cell>
          <table:table-cell office:value-type="float" office:value="1.50358" calcext:value-type="float">
            <text:p>1,50358</text:p>
          </table:table-cell>
          <table:table-cell office:value-type="float" office:value="0.643405" calcext:value-type="float">
            <text:p>0,643405</text:p>
          </table:table-cell>
          <table:table-cell office:value-type="float" office:value="0.94395" calcext:value-type="float">
            <text:p>0,94395</text:p>
          </table:table-cell>
          <table:table-cell office:value-type="float" office:value="0.784453" calcext:value-type="float">
            <text:p>0,784453</text:p>
          </table:table-cell>
          <table:table-cell office:value-type="float" office:value="0.276211" calcext:value-type="float">
            <text:p>0,276211</text:p>
          </table:table-cell>
          <table:table-cell office:value-type="float" office:value="1.18207" calcext:value-type="float">
            <text:p>1,18207</text:p>
          </table:table-cell>
          <table:table-cell office:value-type="float" office:value="0.850858" calcext:value-type="float">
            <text:p>0,850858</text:p>
          </table:table-cell>
          <table:table-cell office:value-type="float" office:value="0.857306" calcext:value-type="float">
            <text:p>0,857306</text:p>
          </table:table-cell>
          <table:table-cell office:value-type="float" office:value="0.658202" calcext:value-type="float">
            <text:p>0,658202</text:p>
          </table:table-cell>
          <table:table-cell office:value-type="float" office:value="1.27464" calcext:value-type="float">
            <text:p>1,27464</text:p>
          </table:table-cell>
          <table:table-cell office:value-type="float" office:value="1.00519" calcext:value-type="float">
            <text:p>1,00519</text:p>
          </table:table-cell>
          <table:table-cell office:value-type="float" office:value="1.07603" calcext:value-type="float">
            <text:p>1,07603</text:p>
          </table:table-cell>
          <table:table-cell office:value-type="float" office:value="0.260581" calcext:value-type="float">
            <text:p>0,260581</text:p>
          </table:table-cell>
          <table:table-cell office:value-type="float" office:value="0.29681" calcext:value-type="float">
            <text:p>0,29681</text:p>
          </table:table-cell>
          <table:table-cell office:value-type="float" office:value="0.11663" calcext:value-type="float">
            <text:p>0,11663</text:p>
          </table:table-cell>
          <table:table-cell table:number-columns-repeated="36"/>
          <table:table-cell table:formula="of:=MIN([.A133:.BL133])" office:value-type="float" office:value="0.11663" calcext:value-type="float">
            <text:p>0,11663</text:p>
          </table:table-cell>
          <table:table-cell table:formula="of:=MAX([.A133:.BL133])" office:value-type="float" office:value="1.76501" calcext:value-type="float">
            <text:p>1,76501</text:p>
          </table:table-cell>
          <table:table-cell table:number-columns-repeated="7"/>
        </table:table-row>
        <table:table-row table:style-name="ro1">
          <table:table-cell office:value-type="float" office:value="0.284916" calcext:value-type="float">
            <text:p>0,284916</text:p>
          </table:table-cell>
          <table:table-cell office:value-type="float" office:value="0.285063" calcext:value-type="float">
            <text:p>0,285063</text:p>
          </table:table-cell>
          <table:table-cell office:value-type="float" office:value="0.317745" calcext:value-type="float">
            <text:p>0,317745</text:p>
          </table:table-cell>
          <table:table-cell office:value-type="float" office:value="0.325811" calcext:value-type="float">
            <text:p>0,325811</text:p>
          </table:table-cell>
          <table:table-cell office:value-type="float" office:value="0.287548" calcext:value-type="float">
            <text:p>0,287548</text:p>
          </table:table-cell>
          <table:table-cell office:value-type="float" office:value="0.317309" calcext:value-type="float">
            <text:p>0,317309</text:p>
          </table:table-cell>
          <table:table-cell office:value-type="float" office:value="0.309651" calcext:value-type="float">
            <text:p>0,309651</text:p>
          </table:table-cell>
          <table:table-cell office:value-type="float" office:value="0.599801" calcext:value-type="float">
            <text:p>0,599801</text:p>
          </table:table-cell>
          <table:table-cell office:value-type="float" office:value="0.594137" calcext:value-type="float">
            <text:p>0,594137</text:p>
          </table:table-cell>
          <table:table-cell office:value-type="float" office:value="0.298034" calcext:value-type="float">
            <text:p>0,298034</text:p>
          </table:table-cell>
          <table:table-cell office:value-type="float" office:value="0.318297" calcext:value-type="float">
            <text:p>0,318297</text:p>
          </table:table-cell>
          <table:table-cell office:value-type="float" office:value="0.356844" calcext:value-type="float">
            <text:p>0,356844</text:p>
          </table:table-cell>
          <table:table-cell office:value-type="float" office:value="0.287167" calcext:value-type="float">
            <text:p>0,287167</text:p>
          </table:table-cell>
          <table:table-cell office:value-type="float" office:value="0.284789" calcext:value-type="float">
            <text:p>0,284789</text:p>
          </table:table-cell>
          <table:table-cell office:value-type="float" office:value="0.57498" calcext:value-type="float">
            <text:p>0,57498</text:p>
          </table:table-cell>
          <table:table-cell office:value-type="float" office:value="0.550988" calcext:value-type="float">
            <text:p>0,550988</text:p>
          </table:table-cell>
          <table:table-cell office:value-type="float" office:value="0.573731" calcext:value-type="float">
            <text:p>0,573731</text:p>
          </table:table-cell>
          <table:table-cell office:value-type="float" office:value="0.573967" calcext:value-type="float">
            <text:p>0,573967</text:p>
          </table:table-cell>
          <table:table-cell office:value-type="float" office:value="0.937193" calcext:value-type="float">
            <text:p>0,937193</text:p>
          </table:table-cell>
          <table:table-cell office:value-type="float" office:value="0.364572" calcext:value-type="float">
            <text:p>0,364572</text:p>
          </table:table-cell>
          <table:table-cell office:value-type="float" office:value="1.14893" calcext:value-type="float">
            <text:p>1,14893</text:p>
          </table:table-cell>
          <table:table-cell office:value-type="float" office:value="0.898408" calcext:value-type="float">
            <text:p>0,898408</text:p>
          </table:table-cell>
          <table:table-cell office:value-type="float" office:value="1.63344" calcext:value-type="float">
            <text:p>1,63344</text:p>
          </table:table-cell>
          <table:table-cell office:value-type="float" office:value="1.08047" calcext:value-type="float">
            <text:p>1,08047</text:p>
          </table:table-cell>
          <table:table-cell office:value-type="float" office:value="0.282676" calcext:value-type="float">
            <text:p>0,282676</text:p>
          </table:table-cell>
          <table:table-cell office:value-type="float" office:value="0.577878" calcext:value-type="float">
            <text:p>0,577878</text:p>
          </table:table-cell>
          <table:table-cell office:value-type="float" office:value="1.90168" calcext:value-type="float">
            <text:p>1,90168</text:p>
          </table:table-cell>
          <table:table-cell office:value-type="float" office:value="1.98998" calcext:value-type="float">
            <text:p>1,98998</text:p>
          </table:table-cell>
          <table:table-cell office:value-type="float" office:value="1.03921" calcext:value-type="float">
            <text:p>1,03921</text:p>
          </table:table-cell>
          <table:table-cell office:value-type="float" office:value="1.97631" calcext:value-type="float">
            <text:p>1,97631</text:p>
          </table:table-cell>
          <table:table-cell office:value-type="float" office:value="0.165403" calcext:value-type="float">
            <text:p>0,165403</text:p>
          </table:table-cell>
          <table:table-cell office:value-type="float" office:value="0.247597" calcext:value-type="float">
            <text:p>0,247597</text:p>
          </table:table-cell>
          <table:table-cell table:number-columns-repeated="36"/>
          <table:table-cell table:formula="of:=MIN([.A134:.BL134])" office:value-type="float" office:value="0.165403" calcext:value-type="float">
            <text:p>0,165403</text:p>
          </table:table-cell>
          <table:table-cell table:formula="of:=MAX([.A134:.BL134])" office:value-type="float" office:value="1.98998" calcext:value-type="float">
            <text:p>1,98998</text:p>
          </table:table-cell>
          <table:table-cell table:number-columns-repeated="7"/>
        </table:table-row>
        <table:table-row table:style-name="ro1">
          <table:table-cell office:value-type="float" office:value="0.281659" calcext:value-type="float">
            <text:p>0,281659</text:p>
          </table:table-cell>
          <table:table-cell office:value-type="float" office:value="0.299213" calcext:value-type="float">
            <text:p>0,299213</text:p>
          </table:table-cell>
          <table:table-cell office:value-type="float" office:value="0.306097" calcext:value-type="float">
            <text:p>0,306097</text:p>
          </table:table-cell>
          <table:table-cell office:value-type="float" office:value="0.306573" calcext:value-type="float">
            <text:p>0,306573</text:p>
          </table:table-cell>
          <table:table-cell office:value-type="float" office:value="0.297241" calcext:value-type="float">
            <text:p>0,297241</text:p>
          </table:table-cell>
          <table:table-cell office:value-type="float" office:value="0.300605" calcext:value-type="float">
            <text:p>0,300605</text:p>
          </table:table-cell>
          <table:table-cell office:value-type="float" office:value="0.143845" calcext:value-type="float">
            <text:p>0,143845</text:p>
          </table:table-cell>
          <table:table-cell office:value-type="float" office:value="0.14002" calcext:value-type="float">
            <text:p>0,14002</text:p>
          </table:table-cell>
          <table:table-cell office:value-type="float" office:value="0.302747" calcext:value-type="float">
            <text:p>0,302747</text:p>
          </table:table-cell>
          <table:table-cell office:value-type="float" office:value="0.153453" calcext:value-type="float">
            <text:p>0,153453</text:p>
          </table:table-cell>
          <table:table-cell office:value-type="float" office:value="0.142884" calcext:value-type="float">
            <text:p>0,142884</text:p>
          </table:table-cell>
          <table:table-cell office:value-type="float" office:value="0.607073" calcext:value-type="float">
            <text:p>0,607073</text:p>
          </table:table-cell>
          <table:table-cell office:value-type="float" office:value="0.302714" calcext:value-type="float">
            <text:p>0,302714</text:p>
          </table:table-cell>
          <table:table-cell office:value-type="float" office:value="0.142383" calcext:value-type="float">
            <text:p>0,142383</text:p>
          </table:table-cell>
          <table:table-cell office:value-type="float" office:value="1.50156" calcext:value-type="float">
            <text:p>1,50156</text:p>
          </table:table-cell>
          <table:table-cell office:value-type="float" office:value="1.81459" calcext:value-type="float">
            <text:p>1,81459</text:p>
          </table:table-cell>
          <table:table-cell office:value-type="float" office:value="1.51909" calcext:value-type="float">
            <text:p>1,51909</text:p>
          </table:table-cell>
          <table:table-cell office:value-type="float" office:value="1.2277" calcext:value-type="float">
            <text:p>1,2277</text:p>
          </table:table-cell>
          <table:table-cell office:value-type="float" office:value="0.945235" calcext:value-type="float">
            <text:p>0,945235</text:p>
          </table:table-cell>
          <table:table-cell office:value-type="float" office:value="1.26125" calcext:value-type="float">
            <text:p>1,26125</text:p>
          </table:table-cell>
          <table:table-cell office:value-type="float" office:value="0.7905" calcext:value-type="float">
            <text:p>0,7905</text:p>
          </table:table-cell>
          <table:table-cell office:value-type="float" office:value="0.359198" calcext:value-type="float">
            <text:p>0,359198</text:p>
          </table:table-cell>
          <table:table-cell office:value-type="float" office:value="0.67426" calcext:value-type="float">
            <text:p>0,67426</text:p>
          </table:table-cell>
          <table:table-cell office:value-type="float" office:value="2.19471" calcext:value-type="float">
            <text:p>2,19471</text:p>
          </table:table-cell>
          <table:table-cell office:value-type="float" office:value="0.700473" calcext:value-type="float">
            <text:p>0,700473</text:p>
          </table:table-cell>
          <table:table-cell office:value-type="float" office:value="1.63466" calcext:value-type="float">
            <text:p>1,63466</text:p>
          </table:table-cell>
          <table:table-cell office:value-type="float" office:value="1.95583" calcext:value-type="float">
            <text:p>1,95583</text:p>
          </table:table-cell>
          <table:table-cell office:value-type="float" office:value="0.759262" calcext:value-type="float">
            <text:p>0,759262</text:p>
          </table:table-cell>
          <table:table-cell office:value-type="float" office:value="2.00422" calcext:value-type="float">
            <text:p>2,00422</text:p>
          </table:table-cell>
          <table:table-cell office:value-type="float" office:value="2.06862" calcext:value-type="float">
            <text:p>2,06862</text:p>
          </table:table-cell>
          <table:table-cell office:value-type="float" office:value="0.853607" calcext:value-type="float">
            <text:p>0,853607</text:p>
          </table:table-cell>
          <table:table-cell office:value-type="float" office:value="0.123979" calcext:value-type="float">
            <text:p>0,123979</text:p>
          </table:table-cell>
          <table:table-cell table:number-columns-repeated="36"/>
          <table:table-cell table:formula="of:=MIN([.A135:.BL135])" office:value-type="float" office:value="0.123979" calcext:value-type="float">
            <text:p>0,123979</text:p>
          </table:table-cell>
          <table:table-cell table:formula="of:=MAX([.A135:.BL135])" office:value-type="float" office:value="2.19471" calcext:value-type="float">
            <text:p>2,19471</text:p>
          </table:table-cell>
          <table:table-cell table:number-columns-repeated="7"/>
        </table:table-row>
        <table:table-row table:style-name="ro1">
          <table:table-cell office:value-type="float" office:value="0.144291" calcext:value-type="float">
            <text:p>0,144291</text:p>
          </table:table-cell>
          <table:table-cell office:value-type="float" office:value="0.14339" calcext:value-type="float">
            <text:p>0,14339</text:p>
          </table:table-cell>
          <table:table-cell office:value-type="float" office:value="0.147625" calcext:value-type="float">
            <text:p>0,147625</text:p>
          </table:table-cell>
          <table:table-cell office:value-type="float" office:value="0.157598" calcext:value-type="float">
            <text:p>0,157598</text:p>
          </table:table-cell>
          <table:table-cell office:value-type="float" office:value="0.157072" calcext:value-type="float">
            <text:p>0,157072</text:p>
          </table:table-cell>
          <table:table-cell office:value-type="float" office:value="0.154964" calcext:value-type="float">
            <text:p>0,154964</text:p>
          </table:table-cell>
          <table:table-cell office:value-type="float" office:value="0.60198" calcext:value-type="float">
            <text:p>0,60198</text:p>
          </table:table-cell>
          <table:table-cell office:value-type="float" office:value="0.161611" calcext:value-type="float">
            <text:p>0,161611</text:p>
          </table:table-cell>
          <table:table-cell office:value-type="float" office:value="1.01709" calcext:value-type="float">
            <text:p>1,01709</text:p>
          </table:table-cell>
          <table:table-cell office:value-type="float" office:value="0.887197" calcext:value-type="float">
            <text:p>0,887197</text:p>
          </table:table-cell>
          <table:table-cell office:value-type="float" office:value="0.63399" calcext:value-type="float">
            <text:p>0,63399</text:p>
          </table:table-cell>
          <table:table-cell office:value-type="float" office:value="0.498515" calcext:value-type="float">
            <text:p>0,498515</text:p>
          </table:table-cell>
          <table:table-cell office:value-type="float" office:value="0.42062" calcext:value-type="float">
            <text:p>0,42062</text:p>
          </table:table-cell>
          <table:table-cell office:value-type="float" office:value="0.386306" calcext:value-type="float">
            <text:p>0,386306</text:p>
          </table:table-cell>
          <table:table-cell office:value-type="float" office:value="0.438559" calcext:value-type="float">
            <text:p>0,438559</text:p>
          </table:table-cell>
          <table:table-cell office:value-type="float" office:value="0.443866" calcext:value-type="float">
            <text:p>0,443866</text:p>
          </table:table-cell>
          <table:table-cell office:value-type="float" office:value="0.496053" calcext:value-type="float">
            <text:p>0,496053</text:p>
          </table:table-cell>
          <table:table-cell office:value-type="float" office:value="0.53578" calcext:value-type="float">
            <text:p>0,53578</text:p>
          </table:table-cell>
          <table:table-cell office:value-type="float" office:value="0.56439" calcext:value-type="float">
            <text:p>0,56439</text:p>
          </table:table-cell>
          <table:table-cell office:value-type="float" office:value="0.543886" calcext:value-type="float">
            <text:p>0,543886</text:p>
          </table:table-cell>
          <table:table-cell office:value-type="float" office:value="1.91723" calcext:value-type="float">
            <text:p>1,91723</text:p>
          </table:table-cell>
          <table:table-cell office:value-type="float" office:value="0.501907" calcext:value-type="float">
            <text:p>0,501907</text:p>
          </table:table-cell>
          <table:table-cell office:value-type="float" office:value="1.98066" calcext:value-type="float">
            <text:p>1,98066</text:p>
          </table:table-cell>
          <table:table-cell office:value-type="float" office:value="1.86744" calcext:value-type="float">
            <text:p>1,86744</text:p>
          </table:table-cell>
          <table:table-cell office:value-type="float" office:value="0.530276" calcext:value-type="float">
            <text:p>0,530276</text:p>
          </table:table-cell>
          <table:table-cell office:value-type="float" office:value="1.62302" calcext:value-type="float">
            <text:p>1,62302</text:p>
          </table:table-cell>
          <table:table-cell office:value-type="float" office:value="1.79124" calcext:value-type="float">
            <text:p>1,79124</text:p>
          </table:table-cell>
          <table:table-cell office:value-type="float" office:value="0.290045" calcext:value-type="float">
            <text:p>0,290045</text:p>
          </table:table-cell>
          <table:table-cell office:value-type="float" office:value="0.41805" calcext:value-type="float">
            <text:p>0,41805</text:p>
          </table:table-cell>
          <table:table-cell office:value-type="float" office:value="0.280397" calcext:value-type="float">
            <text:p>0,280397</text:p>
          </table:table-cell>
          <table:table-cell office:value-type="float" office:value="0.285568" calcext:value-type="float">
            <text:p>0,285568</text:p>
          </table:table-cell>
          <table:table-cell office:value-type="float" office:value="0.183072" calcext:value-type="float">
            <text:p>0,183072</text:p>
          </table:table-cell>
          <table:table-cell table:number-columns-repeated="36"/>
          <table:table-cell table:formula="of:=MIN([.A136:.BL136])" office:value-type="float" office:value="0.14339" calcext:value-type="float">
            <text:p>0,14339</text:p>
          </table:table-cell>
          <table:table-cell table:formula="of:=MAX([.A136:.BL136])" office:value-type="float" office:value="1.98066" calcext:value-type="float">
            <text:p>1,98066</text:p>
          </table:table-cell>
          <table:table-cell table:number-columns-repeated="7"/>
        </table:table-row>
        <table:table-row table:style-name="ro1">
          <table:table-cell office:value-type="float" office:value="0.300463" calcext:value-type="float">
            <text:p>0,300463</text:p>
          </table:table-cell>
          <table:table-cell office:value-type="float" office:value="0.302233" calcext:value-type="float">
            <text:p>0,302233</text:p>
          </table:table-cell>
          <table:table-cell office:value-type="float" office:value="0.330109" calcext:value-type="float">
            <text:p>0,330109</text:p>
          </table:table-cell>
          <table:table-cell office:value-type="float" office:value="0.286158" calcext:value-type="float">
            <text:p>0,286158</text:p>
          </table:table-cell>
          <table:table-cell office:value-type="float" office:value="0.289126" calcext:value-type="float">
            <text:p>0,289126</text:p>
          </table:table-cell>
          <table:table-cell office:value-type="float" office:value="0.575457" calcext:value-type="float">
            <text:p>0,575457</text:p>
          </table:table-cell>
          <table:table-cell office:value-type="float" office:value="0.318805" calcext:value-type="float">
            <text:p>0,318805</text:p>
          </table:table-cell>
          <table:table-cell office:value-type="float" office:value="0.301415" calcext:value-type="float">
            <text:p>0,301415</text:p>
          </table:table-cell>
          <table:table-cell office:value-type="float" office:value="0.363194" calcext:value-type="float">
            <text:p>0,363194</text:p>
          </table:table-cell>
          <table:table-cell office:value-type="float" office:value="0.984292" calcext:value-type="float">
            <text:p>0,984292</text:p>
          </table:table-cell>
          <table:table-cell office:value-type="float" office:value="0.249496" calcext:value-type="float">
            <text:p>0,249496</text:p>
          </table:table-cell>
          <table:table-cell office:value-type="float" office:value="0.880713" calcext:value-type="float">
            <text:p>0,880713</text:p>
          </table:table-cell>
          <table:table-cell office:value-type="float" office:value="0.290569" calcext:value-type="float">
            <text:p>0,290569</text:p>
          </table:table-cell>
          <table:table-cell office:value-type="float" office:value="0.873617" calcext:value-type="float">
            <text:p>0,873617</text:p>
          </table:table-cell>
          <table:table-cell office:value-type="float" office:value="0.879666" calcext:value-type="float">
            <text:p>0,879666</text:p>
          </table:table-cell>
          <table:table-cell office:value-type="float" office:value="0.746541" calcext:value-type="float">
            <text:p>0,746541</text:p>
          </table:table-cell>
          <table:table-cell office:value-type="float" office:value="0.811793" calcext:value-type="float">
            <text:p>0,811793</text:p>
          </table:table-cell>
          <table:table-cell office:value-type="float" office:value="1.12842" calcext:value-type="float">
            <text:p>1,12842</text:p>
          </table:table-cell>
          <table:table-cell office:value-type="float" office:value="0.611198" calcext:value-type="float">
            <text:p>0,611198</text:p>
          </table:table-cell>
          <table:table-cell office:value-type="float" office:value="0.411978" calcext:value-type="float">
            <text:p>0,411978</text:p>
          </table:table-cell>
          <table:table-cell office:value-type="float" office:value="0.184369" calcext:value-type="float">
            <text:p>0,184369</text:p>
          </table:table-cell>
          <table:table-cell office:value-type="float" office:value="0.144969" calcext:value-type="float">
            <text:p>0,144969</text:p>
          </table:table-cell>
          <table:table-cell office:value-type="float" office:value="0.339312" calcext:value-type="float">
            <text:p>0,339312</text:p>
          </table:table-cell>
          <table:table-cell office:value-type="float" office:value="0.375565" calcext:value-type="float">
            <text:p>0,375565</text:p>
          </table:table-cell>
          <table:table-cell office:value-type="float" office:value="0.283236" calcext:value-type="float">
            <text:p>0,283236</text:p>
          </table:table-cell>
          <table:table-cell office:value-type="float" office:value="0.304225" calcext:value-type="float">
            <text:p>0,304225</text:p>
          </table:table-cell>
          <table:table-cell office:value-type="float" office:value="0.309639" calcext:value-type="float">
            <text:p>0,309639</text:p>
          </table:table-cell>
          <table:table-cell office:value-type="float" office:value="0.752408" calcext:value-type="float">
            <text:p>0,752408</text:p>
          </table:table-cell>
          <table:table-cell office:value-type="float" office:value="0.293246" calcext:value-type="float">
            <text:p>0,293246</text:p>
          </table:table-cell>
          <table:table-cell office:value-type="float" office:value="0.3535" calcext:value-type="float">
            <text:p>0,3535</text:p>
          </table:table-cell>
          <table:table-cell office:value-type="float" office:value="0.284958" calcext:value-type="float">
            <text:p>0,284958</text:p>
          </table:table-cell>
          <table:table-cell office:value-type="float" office:value="0.35393" calcext:value-type="float">
            <text:p>0,35393</text:p>
          </table:table-cell>
          <table:table-cell table:number-columns-repeated="36"/>
          <table:table-cell table:formula="of:=MIN([.A137:.BL137])" office:value-type="float" office:value="0.144969" calcext:value-type="float">
            <text:p>0,144969</text:p>
          </table:table-cell>
          <table:table-cell table:formula="of:=MAX([.A137:.BL137])" office:value-type="float" office:value="1.12842" calcext:value-type="float">
            <text:p>1,12842</text:p>
          </table:table-cell>
          <table:table-cell table:number-columns-repeated="7"/>
        </table:table-row>
        <table:table-row table:style-name="ro1">
          <table:table-cell office:value-type="float" office:value="0.296588" calcext:value-type="float">
            <text:p>0,296588</text:p>
          </table:table-cell>
          <table:table-cell office:value-type="float" office:value="0.302535" calcext:value-type="float">
            <text:p>0,302535</text:p>
          </table:table-cell>
          <table:table-cell office:value-type="float" office:value="0.305956" calcext:value-type="float">
            <text:p>0,305956</text:p>
          </table:table-cell>
          <table:table-cell office:value-type="float" office:value="0.321678" calcext:value-type="float">
            <text:p>0,321678</text:p>
          </table:table-cell>
          <table:table-cell office:value-type="float" office:value="0.298397" calcext:value-type="float">
            <text:p>0,298397</text:p>
          </table:table-cell>
          <table:table-cell office:value-type="float" office:value="0.317958" calcext:value-type="float">
            <text:p>0,317958</text:p>
          </table:table-cell>
          <table:table-cell office:value-type="float" office:value="0.289057" calcext:value-type="float">
            <text:p>0,289057</text:p>
          </table:table-cell>
          <table:table-cell office:value-type="float" office:value="0.575838" calcext:value-type="float">
            <text:p>0,575838</text:p>
          </table:table-cell>
          <table:table-cell office:value-type="float" office:value="0.291904" calcext:value-type="float">
            <text:p>0,291904</text:p>
          </table:table-cell>
          <table:table-cell office:value-type="float" office:value="0.66703" calcext:value-type="float">
            <text:p>0,66703</text:p>
          </table:table-cell>
          <table:table-cell office:value-type="float" office:value="0.291479" calcext:value-type="float">
            <text:p>0,291479</text:p>
          </table:table-cell>
          <table:table-cell office:value-type="float" office:value="0.29336" calcext:value-type="float">
            <text:p>0,29336</text:p>
          </table:table-cell>
          <table:table-cell office:value-type="float" office:value="0.306762" calcext:value-type="float">
            <text:p>0,306762</text:p>
          </table:table-cell>
          <table:table-cell office:value-type="float" office:value="0.287616" calcext:value-type="float">
            <text:p>0,287616</text:p>
          </table:table-cell>
          <table:table-cell office:value-type="float" office:value="0.295213" calcext:value-type="float">
            <text:p>0,295213</text:p>
          </table:table-cell>
          <table:table-cell office:value-type="float" office:value="1.17653" calcext:value-type="float">
            <text:p>1,17653</text:p>
          </table:table-cell>
          <table:table-cell office:value-type="float" office:value="0.293059" calcext:value-type="float">
            <text:p>0,293059</text:p>
          </table:table-cell>
          <table:table-cell office:value-type="float" office:value="1.2488" calcext:value-type="float">
            <text:p>1,2488</text:p>
          </table:table-cell>
          <table:table-cell office:value-type="float" office:value="1.4303" calcext:value-type="float">
            <text:p>1,4303</text:p>
          </table:table-cell>
          <table:table-cell office:value-type="float" office:value="1.43791" calcext:value-type="float">
            <text:p>1,43791</text:p>
          </table:table-cell>
          <table:table-cell office:value-type="float" office:value="0.289479" calcext:value-type="float">
            <text:p>0,289479</text:p>
          </table:table-cell>
          <table:table-cell office:value-type="float" office:value="1.16412" calcext:value-type="float">
            <text:p>1,16412</text:p>
          </table:table-cell>
          <table:table-cell office:value-type="float" office:value="0.281179" calcext:value-type="float">
            <text:p>0,281179</text:p>
          </table:table-cell>
          <table:table-cell office:value-type="float" office:value="1.7894" calcext:value-type="float">
            <text:p>1,7894</text:p>
          </table:table-cell>
          <table:table-cell office:value-type="float" office:value="0.353715" calcext:value-type="float">
            <text:p>0,353715</text:p>
          </table:table-cell>
          <table:table-cell office:value-type="float" office:value="0.938628" calcext:value-type="float">
            <text:p>0,938628</text:p>
          </table:table-cell>
          <table:table-cell office:value-type="float" office:value="1.8398" calcext:value-type="float">
            <text:p>1,8398</text:p>
          </table:table-cell>
          <table:table-cell office:value-type="float" office:value="0.220503" calcext:value-type="float">
            <text:p>0,220503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264825" calcext:value-type="float">
            <text:p>0,264825</text:p>
          </table:table-cell>
          <table:table-cell office:value-type="float" office:value="0.303124" calcext:value-type="float">
            <text:p>0,303124</text:p>
          </table:table-cell>
          <table:table-cell office:value-type="float" office:value="0.608659" calcext:value-type="float">
            <text:p>0,608659</text:p>
          </table:table-cell>
          <table:table-cell table:number-columns-repeated="36"/>
          <table:table-cell table:formula="of:=MIN([.A138:.BL138])" office:value-type="float" office:value="0.220503" calcext:value-type="float">
            <text:p>0,220503</text:p>
          </table:table-cell>
          <table:table-cell table:formula="of:=MAX([.A138:.BL138])" office:value-type="float" office:value="1.8398" calcext:value-type="float">
            <text:p>1,8398</text:p>
          </table:table-cell>
          <table:table-cell table:number-columns-repeated="7"/>
        </table:table-row>
        <table:table-row table:style-name="ro1">
          <table:table-cell office:value-type="float" office:value="0.305103" calcext:value-type="float">
            <text:p>0,305103</text:p>
          </table:table-cell>
          <table:table-cell office:value-type="float" office:value="0.329695" calcext:value-type="float">
            <text:p>0,329695</text:p>
          </table:table-cell>
          <table:table-cell office:value-type="float" office:value="0.296304" calcext:value-type="float">
            <text:p>0,296304</text:p>
          </table:table-cell>
          <table:table-cell office:value-type="float" office:value="0.296606" calcext:value-type="float">
            <text:p>0,296606</text:p>
          </table:table-cell>
          <table:table-cell office:value-type="float" office:value="0.302415" calcext:value-type="float">
            <text:p>0,302415</text:p>
          </table:table-cell>
          <table:table-cell office:value-type="float" office:value="0.667887" calcext:value-type="float">
            <text:p>0,667887</text:p>
          </table:table-cell>
          <table:table-cell office:value-type="float" office:value="0.632775" calcext:value-type="float">
            <text:p>0,632775</text:p>
          </table:table-cell>
          <table:table-cell office:value-type="float" office:value="0.320072" calcext:value-type="float">
            <text:p>0,320072</text:p>
          </table:table-cell>
          <table:table-cell office:value-type="float" office:value="0.576707" calcext:value-type="float">
            <text:p>0,576707</text:p>
          </table:table-cell>
          <table:table-cell office:value-type="float" office:value="0.915805" calcext:value-type="float">
            <text:p>0,915805</text:p>
          </table:table-cell>
          <table:table-cell office:value-type="float" office:value="0.846148" calcext:value-type="float">
            <text:p>0,846148</text:p>
          </table:table-cell>
          <table:table-cell office:value-type="float" office:value="0.870479" calcext:value-type="float">
            <text:p>0,870479</text:p>
          </table:table-cell>
          <table:table-cell office:value-type="float" office:value="1.17326" calcext:value-type="float">
            <text:p>1,17326</text:p>
          </table:table-cell>
          <table:table-cell office:value-type="float" office:value="0.888499" calcext:value-type="float">
            <text:p>0,888499</text:p>
          </table:table-cell>
          <table:table-cell office:value-type="float" office:value="1.51654" calcext:value-type="float">
            <text:p>1,51654</text:p>
          </table:table-cell>
          <table:table-cell office:value-type="float" office:value="0.321314" calcext:value-type="float">
            <text:p>0,321314</text:p>
          </table:table-cell>
          <table:table-cell office:value-type="float" office:value="0.873871" calcext:value-type="float">
            <text:p>0,873871</text:p>
          </table:table-cell>
          <table:table-cell office:value-type="float" office:value="0.880876" calcext:value-type="float">
            <text:p>0,880876</text:p>
          </table:table-cell>
          <table:table-cell office:value-type="float" office:value="0.877814" calcext:value-type="float">
            <text:p>0,877814</text:p>
          </table:table-cell>
          <table:table-cell office:value-type="float" office:value="0.879267" calcext:value-type="float">
            <text:p>0,879267</text:p>
          </table:table-cell>
          <table:table-cell office:value-type="float" office:value="1.20784" calcext:value-type="float">
            <text:p>1,20784</text:p>
          </table:table-cell>
          <table:table-cell office:value-type="float" office:value="1.22489" calcext:value-type="float">
            <text:p>1,22489</text:p>
          </table:table-cell>
          <table:table-cell office:value-type="float" office:value="0.367576" calcext:value-type="float">
            <text:p>0,367576</text:p>
          </table:table-cell>
          <table:table-cell office:value-type="float" office:value="0.912896" calcext:value-type="float">
            <text:p>0,912896</text:p>
          </table:table-cell>
          <table:table-cell office:value-type="float" office:value="0.615766" calcext:value-type="float">
            <text:p>0,615766</text:p>
          </table:table-cell>
          <table:table-cell office:value-type="float" office:value="0.632649" calcext:value-type="float">
            <text:p>0,632649</text:p>
          </table:table-cell>
          <table:table-cell office:value-type="float" office:value="0.284995" calcext:value-type="float">
            <text:p>0,284995</text:p>
          </table:table-cell>
          <table:table-cell office:value-type="float" office:value="1.48326" calcext:value-type="float">
            <text:p>1,48326</text:p>
          </table:table-cell>
          <table:table-cell office:value-type="float" office:value="0.106905" calcext:value-type="float">
            <text:p>0,106905</text:p>
          </table:table-cell>
          <table:table-cell office:value-type="float" office:value="0.79687" calcext:value-type="float">
            <text:p>0,79687</text:p>
          </table:table-cell>
          <table:table-cell office:value-type="float" office:value="1.99699" calcext:value-type="float">
            <text:p>1,99699</text:p>
          </table:table-cell>
          <table:table-cell office:value-type="float" office:value="0.072989" calcext:value-type="float">
            <text:p>0,072989</text:p>
          </table:table-cell>
          <table:table-cell table:number-columns-repeated="36"/>
          <table:table-cell table:formula="of:=MIN([.A139:.BL139])" office:value-type="float" office:value="0.072989" calcext:value-type="float">
            <text:p>0,072989</text:p>
          </table:table-cell>
          <table:table-cell table:formula="of:=MAX([.A139:.BL139])" office:value-type="float" office:value="1.99699" calcext:value-type="float">
            <text:p>1,99699</text:p>
          </table:table-cell>
          <table:table-cell table:number-columns-repeated="7"/>
        </table:table-row>
        <table:table-row table:style-name="ro1">
          <table:table-cell office:value-type="float" office:value="0.280051" calcext:value-type="float">
            <text:p>0,280051</text:p>
          </table:table-cell>
          <table:table-cell office:value-type="float" office:value="0.294612" calcext:value-type="float">
            <text:p>0,294612</text:p>
          </table:table-cell>
          <table:table-cell office:value-type="float" office:value="0.326747" calcext:value-type="float">
            <text:p>0,326747</text:p>
          </table:table-cell>
          <table:table-cell office:value-type="float" office:value="0.283736" calcext:value-type="float">
            <text:p>0,283736</text:p>
          </table:table-cell>
          <table:table-cell office:value-type="float" office:value="0.339482" calcext:value-type="float">
            <text:p>0,339482</text:p>
          </table:table-cell>
          <table:table-cell office:value-type="float" office:value="0.371784" calcext:value-type="float">
            <text:p>0,371784</text:p>
          </table:table-cell>
          <table:table-cell office:value-type="float" office:value="0.526539" calcext:value-type="float">
            <text:p>0,526539</text:p>
          </table:table-cell>
          <table:table-cell office:value-type="float" office:value="0.868745" calcext:value-type="float">
            <text:p>0,868745</text:p>
          </table:table-cell>
          <table:table-cell office:value-type="float" office:value="0.371424" calcext:value-type="float">
            <text:p>0,371424</text:p>
          </table:table-cell>
          <table:table-cell office:value-type="float" office:value="0.409532" calcext:value-type="float">
            <text:p>0,409532</text:p>
          </table:table-cell>
          <table:table-cell office:value-type="float" office:value="0.765049" calcext:value-type="float">
            <text:p>0,765049</text:p>
          </table:table-cell>
          <table:table-cell office:value-type="float" office:value="0.39474" calcext:value-type="float">
            <text:p>0,39474</text:p>
          </table:table-cell>
          <table:table-cell office:value-type="float" office:value="0.949089" calcext:value-type="float">
            <text:p>0,949089</text:p>
          </table:table-cell>
          <table:table-cell office:value-type="float" office:value="0.960351" calcext:value-type="float">
            <text:p>0,960351</text:p>
          </table:table-cell>
          <table:table-cell office:value-type="float" office:value="0.675104" calcext:value-type="float">
            <text:p>0,675104</text:p>
          </table:table-cell>
          <table:table-cell office:value-type="float" office:value="0.656499" calcext:value-type="float">
            <text:p>0,656499</text:p>
          </table:table-cell>
          <table:table-cell office:value-type="float" office:value="0.624949" calcext:value-type="float">
            <text:p>0,624949</text:p>
          </table:table-cell>
          <table:table-cell office:value-type="float" office:value="0.885574" calcext:value-type="float">
            <text:p>0,885574</text:p>
          </table:table-cell>
          <table:table-cell office:value-type="float" office:value="0.566037" calcext:value-type="float">
            <text:p>0,566037</text:p>
          </table:table-cell>
          <table:table-cell office:value-type="float" office:value="0.781752" calcext:value-type="float">
            <text:p>0,781752</text:p>
          </table:table-cell>
          <table:table-cell office:value-type="float" office:value="0.587141" calcext:value-type="float">
            <text:p>0,587141</text:p>
          </table:table-cell>
          <table:table-cell office:value-type="float" office:value="0.541293" calcext:value-type="float">
            <text:p>0,541293</text:p>
          </table:table-cell>
          <table:table-cell office:value-type="float" office:value="0.634915" calcext:value-type="float">
            <text:p>0,634915</text:p>
          </table:table-cell>
          <table:table-cell office:value-type="float" office:value="0.61676" calcext:value-type="float">
            <text:p>0,61676</text:p>
          </table:table-cell>
          <table:table-cell office:value-type="float" office:value="0.281615" calcext:value-type="float">
            <text:p>0,281615</text:p>
          </table:table-cell>
          <table:table-cell office:value-type="float" office:value="0.295929" calcext:value-type="float">
            <text:p>0,295929</text:p>
          </table:table-cell>
          <table:table-cell office:value-type="float" office:value="0.282412" calcext:value-type="float">
            <text:p>0,282412</text:p>
          </table:table-cell>
          <table:table-cell office:value-type="float" office:value="0.293396" calcext:value-type="float">
            <text:p>0,293396</text:p>
          </table:table-cell>
          <table:table-cell office:value-type="float" office:value="0.297839" calcext:value-type="float">
            <text:p>0,297839</text:p>
          </table:table-cell>
          <table:table-cell office:value-type="float" office:value="0.392944" calcext:value-type="float">
            <text:p>0,392944</text:p>
          </table:table-cell>
          <table:table-cell office:value-type="float" office:value="0.178629" calcext:value-type="float">
            <text:p>0,178629</text:p>
          </table:table-cell>
          <table:table-cell office:value-type="float" office:value="0.20274" calcext:value-type="float">
            <text:p>0,20274</text:p>
          </table:table-cell>
          <table:table-cell table:number-columns-repeated="36"/>
          <table:table-cell table:formula="of:=MIN([.A140:.BL140])" office:value-type="float" office:value="0.178629" calcext:value-type="float">
            <text:p>0,178629</text:p>
          </table:table-cell>
          <table:table-cell table:formula="of:=MAX([.A140:.BL140])" office:value-type="float" office:value="0.960351" calcext:value-type="float">
            <text:p>0,960351</text:p>
          </table:table-cell>
          <table:table-cell table:number-columns-repeated="7"/>
        </table:table-row>
        <table:table-row table:style-name="ro1">
          <table:table-cell office:value-type="float" office:value="0.152983" calcext:value-type="float">
            <text:p>0,152983</text:p>
          </table:table-cell>
          <table:table-cell office:value-type="float" office:value="0.294102" calcext:value-type="float">
            <text:p>0,294102</text:p>
          </table:table-cell>
          <table:table-cell office:value-type="float" office:value="0.38025" calcext:value-type="float">
            <text:p>0,38025</text:p>
          </table:table-cell>
          <table:table-cell office:value-type="float" office:value="0.324395" calcext:value-type="float">
            <text:p>0,324395</text:p>
          </table:table-cell>
          <table:table-cell office:value-type="float" office:value="0.282405" calcext:value-type="float">
            <text:p>0,282405</text:p>
          </table:table-cell>
          <table:table-cell office:value-type="float" office:value="0.306119" calcext:value-type="float">
            <text:p>0,306119</text:p>
          </table:table-cell>
          <table:table-cell office:value-type="float" office:value="0.189413" calcext:value-type="float">
            <text:p>0,189413</text:p>
          </table:table-cell>
          <table:table-cell office:value-type="float" office:value="0.394336" calcext:value-type="float">
            <text:p>0,394336</text:p>
          </table:table-cell>
          <table:table-cell office:value-type="float" office:value="0.36535" calcext:value-type="float">
            <text:p>0,36535</text:p>
          </table:table-cell>
          <table:table-cell office:value-type="float" office:value="0.287063" calcext:value-type="float">
            <text:p>0,287063</text:p>
          </table:table-cell>
          <table:table-cell office:value-type="float" office:value="0.846931" calcext:value-type="float">
            <text:p>0,846931</text:p>
          </table:table-cell>
          <table:table-cell office:value-type="float" office:value="0.740742" calcext:value-type="float">
            <text:p>0,740742</text:p>
          </table:table-cell>
          <table:table-cell office:value-type="float" office:value="0.205297" calcext:value-type="float">
            <text:p>0,205297</text:p>
          </table:table-cell>
          <table:table-cell office:value-type="float" office:value="0.17332" calcext:value-type="float">
            <text:p>0,17332</text:p>
          </table:table-cell>
          <table:table-cell office:value-type="float" office:value="0.144637" calcext:value-type="float">
            <text:p>0,144637</text:p>
          </table:table-cell>
          <table:table-cell office:value-type="float" office:value="0.144029" calcext:value-type="float">
            <text:p>0,144029</text:p>
          </table:table-cell>
          <table:table-cell office:value-type="float" office:value="0.357768" calcext:value-type="float">
            <text:p>0,357768</text:p>
          </table:table-cell>
          <table:table-cell office:value-type="float" office:value="0.280193" calcext:value-type="float">
            <text:p>0,280193</text:p>
          </table:table-cell>
          <table:table-cell office:value-type="float" office:value="0.874552" calcext:value-type="float">
            <text:p>0,874552</text:p>
          </table:table-cell>
          <table:table-cell office:value-type="float" office:value="0.241241" calcext:value-type="float">
            <text:p>0,241241</text:p>
          </table:table-cell>
          <table:table-cell office:value-type="float" office:value="0.281735" calcext:value-type="float">
            <text:p>0,281735</text:p>
          </table:table-cell>
          <table:table-cell office:value-type="float" office:value="0.304762" calcext:value-type="float">
            <text:p>0,304762</text:p>
          </table:table-cell>
          <table:table-cell office:value-type="float" office:value="0.285856" calcext:value-type="float">
            <text:p>0,285856</text:p>
          </table:table-cell>
          <table:table-cell office:value-type="float" office:value="1.02168" calcext:value-type="float">
            <text:p>1,02168</text:p>
          </table:table-cell>
          <table:table-cell office:value-type="float" office:value="0.731897" calcext:value-type="float">
            <text:p>0,731897</text:p>
          </table:table-cell>
          <table:table-cell office:value-type="float" office:value="0.404387" calcext:value-type="float">
            <text:p>0,404387</text:p>
          </table:table-cell>
          <table:table-cell office:value-type="float" office:value="0.956966" calcext:value-type="float">
            <text:p>0,956966</text:p>
          </table:table-cell>
          <table:table-cell office:value-type="float" office:value="0.21176" calcext:value-type="float">
            <text:p>0,21176</text:p>
          </table:table-cell>
          <table:table-cell office:value-type="float" office:value="0.278127" calcext:value-type="float">
            <text:p>0,278127</text:p>
          </table:table-cell>
          <table:table-cell office:value-type="float" office:value="0.212685" calcext:value-type="float">
            <text:p>0,212685</text:p>
          </table:table-cell>
          <table:table-cell office:value-type="float" office:value="0.545336" calcext:value-type="float">
            <text:p>0,545336</text:p>
          </table:table-cell>
          <table:table-cell office:value-type="float" office:value="0.462466" calcext:value-type="float">
            <text:p>0,462466</text:p>
          </table:table-cell>
          <table:table-cell table:number-columns-repeated="36"/>
          <table:table-cell table:formula="of:=MIN([.A141:.BL141])" office:value-type="float" office:value="0.144029" calcext:value-type="float">
            <text:p>0,144029</text:p>
          </table:table-cell>
          <table:table-cell table:formula="of:=MAX([.A141:.BL141])" office:value-type="float" office:value="1.02168" calcext:value-type="float">
            <text:p>1,02168</text:p>
          </table:table-cell>
          <table:table-cell table:number-columns-repeated="7"/>
        </table:table-row>
        <table:table-row table:style-name="ro1">
          <table:table-cell office:value-type="float" office:value="0.285048" calcext:value-type="float">
            <text:p>0,285048</text:p>
          </table:table-cell>
          <table:table-cell office:value-type="float" office:value="0.285079" calcext:value-type="float">
            <text:p>0,285079</text:p>
          </table:table-cell>
          <table:table-cell office:value-type="float" office:value="0.285759" calcext:value-type="float">
            <text:p>0,285759</text:p>
          </table:table-cell>
          <table:table-cell office:value-type="float" office:value="0.856576" calcext:value-type="float">
            <text:p>0,856576</text:p>
          </table:table-cell>
          <table:table-cell office:value-type="float" office:value="0.576298" calcext:value-type="float">
            <text:p>0,576298</text:p>
          </table:table-cell>
          <table:table-cell office:value-type="float" office:value="0.292749" calcext:value-type="float">
            <text:p>0,292749</text:p>
          </table:table-cell>
          <table:table-cell office:value-type="float" office:value="0.284763" calcext:value-type="float">
            <text:p>0,284763</text:p>
          </table:table-cell>
          <table:table-cell office:value-type="float" office:value="0.298265" calcext:value-type="float">
            <text:p>0,298265</text:p>
          </table:table-cell>
          <table:table-cell office:value-type="float" office:value="0.880368" calcext:value-type="float">
            <text:p>0,880368</text:p>
          </table:table-cell>
          <table:table-cell office:value-type="float" office:value="0.308683" calcext:value-type="float">
            <text:p>0,308683</text:p>
          </table:table-cell>
          <table:table-cell office:value-type="float" office:value="0.601878" calcext:value-type="float">
            <text:p>0,601878</text:p>
          </table:table-cell>
          <table:table-cell office:value-type="float" office:value="0.329659" calcext:value-type="float">
            <text:p>0,329659</text:p>
          </table:table-cell>
          <table:table-cell office:value-type="float" office:value="0.458557" calcext:value-type="float">
            <text:p>0,458557</text:p>
          </table:table-cell>
          <table:table-cell office:value-type="float" office:value="0.281189" calcext:value-type="float">
            <text:p>0,281189</text:p>
          </table:table-cell>
          <table:table-cell office:value-type="float" office:value="0.301384" calcext:value-type="float">
            <text:p>0,301384</text:p>
          </table:table-cell>
          <table:table-cell office:value-type="float" office:value="0.135697" calcext:value-type="float">
            <text:p>0,135697</text:p>
          </table:table-cell>
          <table:table-cell office:value-type="float" office:value="0.14287" calcext:value-type="float">
            <text:p>0,14287</text:p>
          </table:table-cell>
          <table:table-cell office:value-type="float" office:value="1.77093" calcext:value-type="float">
            <text:p>1,77093</text:p>
          </table:table-cell>
          <table:table-cell office:value-type="float" office:value="1.49129" calcext:value-type="float">
            <text:p>1,49129</text:p>
          </table:table-cell>
          <table:table-cell office:value-type="float" office:value="1.21443" calcext:value-type="float">
            <text:p>1,21443</text:p>
          </table:table-cell>
          <table:table-cell office:value-type="float" office:value="0.935055" calcext:value-type="float">
            <text:p>0,935055</text:p>
          </table:table-cell>
          <table:table-cell office:value-type="float" office:value="1.2735" calcext:value-type="float">
            <text:p>1,2735</text:p>
          </table:table-cell>
          <table:table-cell office:value-type="float" office:value="0.340522" calcext:value-type="float">
            <text:p>0,340522</text:p>
          </table:table-cell>
          <table:table-cell office:value-type="float" office:value="1.95546" calcext:value-type="float">
            <text:p>1,95546</text:p>
          </table:table-cell>
          <table:table-cell office:value-type="float" office:value="0.882772" calcext:value-type="float">
            <text:p>0,882772</text:p>
          </table:table-cell>
          <table:table-cell office:value-type="float" office:value="0.366239" calcext:value-type="float">
            <text:p>0,366239</text:p>
          </table:table-cell>
          <table:table-cell office:value-type="float" office:value="0.710751" calcext:value-type="float">
            <text:p>0,710751</text:p>
          </table:table-cell>
          <table:table-cell office:value-type="float" office:value="0.747025" calcext:value-type="float">
            <text:p>0,747025</text:p>
          </table:table-cell>
          <table:table-cell office:value-type="float" office:value="0.637886" calcext:value-type="float">
            <text:p>0,637886</text:p>
          </table:table-cell>
          <table:table-cell office:value-type="float" office:value="0.50473" calcext:value-type="float">
            <text:p>0,50473</text:p>
          </table:table-cell>
          <table:table-cell office:value-type="float" office:value="0.839302" calcext:value-type="float">
            <text:p>0,839302</text:p>
          </table:table-cell>
          <table:table-cell office:value-type="float" office:value="0.117058" calcext:value-type="float">
            <text:p>0,117058</text:p>
          </table:table-cell>
          <table:table-cell table:number-columns-repeated="36"/>
          <table:table-cell table:formula="of:=MIN([.A142:.BL142])" office:value-type="float" office:value="0.117058" calcext:value-type="float">
            <text:p>0,117058</text:p>
          </table:table-cell>
          <table:table-cell table:formula="of:=MAX([.A142:.BL142])" office:value-type="float" office:value="1.95546" calcext:value-type="float">
            <text:p>1,95546</text:p>
          </table:table-cell>
          <table:table-cell table:number-columns-repeated="7"/>
        </table:table-row>
        <table:table-row table:style-name="ro1">
          <table:table-cell office:value-type="float" office:value="0.286866" calcext:value-type="float">
            <text:p>0,286866</text:p>
          </table:table-cell>
          <table:table-cell office:value-type="float" office:value="0.293778" calcext:value-type="float">
            <text:p>0,293778</text:p>
          </table:table-cell>
          <table:table-cell office:value-type="float" office:value="0.319115" calcext:value-type="float">
            <text:p>0,319115</text:p>
          </table:table-cell>
          <table:table-cell office:value-type="float" office:value="0.294075" calcext:value-type="float">
            <text:p>0,294075</text:p>
          </table:table-cell>
          <table:table-cell office:value-type="float" office:value="0.28157" calcext:value-type="float">
            <text:p>0,28157</text:p>
          </table:table-cell>
          <table:table-cell office:value-type="float" office:value="0.296046" calcext:value-type="float">
            <text:p>0,296046</text:p>
          </table:table-cell>
          <table:table-cell office:value-type="float" office:value="0.640863" calcext:value-type="float">
            <text:p>0,640863</text:p>
          </table:table-cell>
          <table:table-cell office:value-type="float" office:value="0.606275" calcext:value-type="float">
            <text:p>0,606275</text:p>
          </table:table-cell>
          <table:table-cell office:value-type="float" office:value="0.284664" calcext:value-type="float">
            <text:p>0,284664</text:p>
          </table:table-cell>
          <table:table-cell office:value-type="float" office:value="0.28992" calcext:value-type="float">
            <text:p>0,28992</text:p>
          </table:table-cell>
          <table:table-cell office:value-type="float" office:value="0.311453" calcext:value-type="float">
            <text:p>0,311453</text:p>
          </table:table-cell>
          <table:table-cell office:value-type="float" office:value="0.295096" calcext:value-type="float">
            <text:p>0,295096</text:p>
          </table:table-cell>
          <table:table-cell office:value-type="float" office:value="0.283116" calcext:value-type="float">
            <text:p>0,283116</text:p>
          </table:table-cell>
          <table:table-cell office:value-type="float" office:value="0.862319" calcext:value-type="float">
            <text:p>0,862319</text:p>
          </table:table-cell>
          <table:table-cell office:value-type="float" office:value="0.297005" calcext:value-type="float">
            <text:p>0,297005</text:p>
          </table:table-cell>
          <table:table-cell office:value-type="float" office:value="1.17191" calcext:value-type="float">
            <text:p>1,17191</text:p>
          </table:table-cell>
          <table:table-cell office:value-type="float" office:value="0.590835" calcext:value-type="float">
            <text:p>0,590835</text:p>
          </table:table-cell>
          <table:table-cell office:value-type="float" office:value="0.345937" calcext:value-type="float">
            <text:p>0,345937</text:p>
          </table:table-cell>
          <table:table-cell office:value-type="float" office:value="0.340944" calcext:value-type="float">
            <text:p>0,340944</text:p>
          </table:table-cell>
          <table:table-cell office:value-type="float" office:value="1.45553" calcext:value-type="float">
            <text:p>1,45553</text:p>
          </table:table-cell>
          <table:table-cell office:value-type="float" office:value="1.16312" calcext:value-type="float">
            <text:p>1,16312</text:p>
          </table:table-cell>
          <table:table-cell office:value-type="float" office:value="0.280108" calcext:value-type="float">
            <text:p>0,280108</text:p>
          </table:table-cell>
          <table:table-cell office:value-type="float" office:value="0.292661" calcext:value-type="float">
            <text:p>0,292661</text:p>
          </table:table-cell>
          <table:table-cell office:value-type="float" office:value="0.891574" calcext:value-type="float">
            <text:p>0,891574</text:p>
          </table:table-cell>
          <table:table-cell office:value-type="float" office:value="0.576245" calcext:value-type="float">
            <text:p>0,576245</text:p>
          </table:table-cell>
          <table:table-cell office:value-type="float" office:value="0.291424" calcext:value-type="float">
            <text:p>0,291424</text:p>
          </table:table-cell>
          <table:table-cell office:value-type="float" office:value="1.19552" calcext:value-type="float">
            <text:p>1,19552</text:p>
          </table:table-cell>
          <table:table-cell office:value-type="float" office:value="0.1757" calcext:value-type="float">
            <text:p>0,1757</text:p>
          </table:table-cell>
          <table:table-cell office:value-type="float" office:value="0.458144" calcext:value-type="float">
            <text:p>0,458144</text:p>
          </table:table-cell>
          <table:table-cell office:value-type="float" office:value="0.229182" calcext:value-type="float">
            <text:p>0,229182</text:p>
          </table:table-cell>
          <table:table-cell office:value-type="float" office:value="0.088423" calcext:value-type="float">
            <text:p>0,088423</text:p>
          </table:table-cell>
          <table:table-cell office:value-type="float" office:value="0.58237" calcext:value-type="float">
            <text:p>0,58237</text:p>
          </table:table-cell>
          <table:table-cell table:number-columns-repeated="36"/>
          <table:table-cell table:formula="of:=MIN([.A143:.BL143])" office:value-type="float" office:value="0.088423" calcext:value-type="float">
            <text:p>0,088423</text:p>
          </table:table-cell>
          <table:table-cell table:formula="of:=MAX([.A143:.BL143])" office:value-type="float" office:value="1.45553" calcext:value-type="float">
            <text:p>1,45553</text:p>
          </table:table-cell>
          <table:table-cell table:number-columns-repeated="7"/>
        </table:table-row>
        <table:table-row table:style-name="ro1">
          <table:table-cell office:value-type="float" office:value="0.279817" calcext:value-type="float">
            <text:p>0,279817</text:p>
          </table:table-cell>
          <table:table-cell office:value-type="float" office:value="0.285348" calcext:value-type="float">
            <text:p>0,285348</text:p>
          </table:table-cell>
          <table:table-cell office:value-type="float" office:value="0.289688" calcext:value-type="float">
            <text:p>0,289688</text:p>
          </table:table-cell>
          <table:table-cell office:value-type="float" office:value="0.282976" calcext:value-type="float">
            <text:p>0,282976</text:p>
          </table:table-cell>
          <table:table-cell office:value-type="float" office:value="0.288297" calcext:value-type="float">
            <text:p>0,288297</text:p>
          </table:table-cell>
          <table:table-cell office:value-type="float" office:value="0.317102" calcext:value-type="float">
            <text:p>0,317102</text:p>
          </table:table-cell>
          <table:table-cell office:value-type="float" office:value="0.954969" calcext:value-type="float">
            <text:p>0,954969</text:p>
          </table:table-cell>
          <table:table-cell office:value-type="float" office:value="0.702033" calcext:value-type="float">
            <text:p>0,702033</text:p>
          </table:table-cell>
          <table:table-cell office:value-type="float" office:value="0.308072" calcext:value-type="float">
            <text:p>0,308072</text:p>
          </table:table-cell>
          <table:table-cell office:value-type="float" office:value="1.20269" calcext:value-type="float">
            <text:p>1,20269</text:p>
          </table:table-cell>
          <table:table-cell office:value-type="float" office:value="1.2585" calcext:value-type="float">
            <text:p>1,2585</text:p>
          </table:table-cell>
          <table:table-cell office:value-type="float" office:value="1.00429" calcext:value-type="float">
            <text:p>1,00429</text:p>
          </table:table-cell>
          <table:table-cell office:value-type="float" office:value="0.643671" calcext:value-type="float">
            <text:p>0,643671</text:p>
          </table:table-cell>
          <table:table-cell office:value-type="float" office:value="0.678005" calcext:value-type="float">
            <text:p>0,678005</text:p>
          </table:table-cell>
          <table:table-cell office:value-type="float" office:value="0.72011" calcext:value-type="float">
            <text:p>0,72011</text:p>
          </table:table-cell>
          <table:table-cell office:value-type="float" office:value="0.707014" calcext:value-type="float">
            <text:p>0,707014</text:p>
          </table:table-cell>
          <table:table-cell office:value-type="float" office:value="0.965866" calcext:value-type="float">
            <text:p>0,965866</text:p>
          </table:table-cell>
          <table:table-cell office:value-type="float" office:value="1.27298" calcext:value-type="float">
            <text:p>1,27298</text:p>
          </table:table-cell>
          <table:table-cell office:value-type="float" office:value="0.610079" calcext:value-type="float">
            <text:p>0,610079</text:p>
          </table:table-cell>
          <table:table-cell office:value-type="float" office:value="1.23343" calcext:value-type="float">
            <text:p>1,23343</text:p>
          </table:table-cell>
          <table:table-cell office:value-type="float" office:value="1.13115" calcext:value-type="float">
            <text:p>1,13115</text:p>
          </table:table-cell>
          <table:table-cell office:value-type="float" office:value="1.55261" calcext:value-type="float">
            <text:p>1,55261</text:p>
          </table:table-cell>
          <table:table-cell office:value-type="float" office:value="1.5673" calcext:value-type="float">
            <text:p>1,5673</text:p>
          </table:table-cell>
          <table:table-cell office:value-type="float" office:value="0.681958" calcext:value-type="float">
            <text:p>0,681958</text:p>
          </table:table-cell>
          <table:table-cell office:value-type="float" office:value="1.33484" calcext:value-type="float">
            <text:p>1,33484</text:p>
          </table:table-cell>
          <table:table-cell office:value-type="float" office:value="1.12557" calcext:value-type="float">
            <text:p>1,12557</text:p>
          </table:table-cell>
          <table:table-cell office:value-type="float" office:value="1.11839" calcext:value-type="float">
            <text:p>1,11839</text:p>
          </table:table-cell>
          <table:table-cell office:value-type="float" office:value="1.08122" calcext:value-type="float">
            <text:p>1,08122</text:p>
          </table:table-cell>
          <table:table-cell office:value-type="float" office:value="0.214316" calcext:value-type="float">
            <text:p>0,214316</text:p>
          </table:table-cell>
          <table:table-cell office:value-type="float" office:value="1.79412" calcext:value-type="float">
            <text:p>1,79412</text:p>
          </table:table-cell>
          <table:table-cell office:value-type="float" office:value="0.84128" calcext:value-type="float">
            <text:p>0,84128</text:p>
          </table:table-cell>
          <table:table-cell office:value-type="float" office:value="0.87344" calcext:value-type="float">
            <text:p>0,87344</text:p>
          </table:table-cell>
          <table:table-cell table:number-columns-repeated="36"/>
          <table:table-cell table:formula="of:=MIN([.A144:.BL144])" office:value-type="float" office:value="0.214316" calcext:value-type="float">
            <text:p>0,214316</text:p>
          </table:table-cell>
          <table:table-cell table:formula="of:=MAX([.A144:.BL144])" office:value-type="float" office:value="1.79412" calcext:value-type="float">
            <text:p>1,79412</text:p>
          </table:table-cell>
          <table:table-cell table:number-columns-repeated="7"/>
        </table:table-row>
        <table:table-row table:style-name="ro1">
          <table:table-cell office:value-type="float" office:value="0.283897" calcext:value-type="float">
            <text:p>0,283897</text:p>
          </table:table-cell>
          <table:table-cell office:value-type="float" office:value="0.292082" calcext:value-type="float">
            <text:p>0,292082</text:p>
          </table:table-cell>
          <table:table-cell office:value-type="float" office:value="0.286727" calcext:value-type="float">
            <text:p>0,286727</text:p>
          </table:table-cell>
          <table:table-cell office:value-type="float" office:value="0.307946" calcext:value-type="float">
            <text:p>0,307946</text:p>
          </table:table-cell>
          <table:table-cell office:value-type="float" office:value="0.323958" calcext:value-type="float">
            <text:p>0,323958</text:p>
          </table:table-cell>
          <table:table-cell office:value-type="float" office:value="0.661442" calcext:value-type="float">
            <text:p>0,661442</text:p>
          </table:table-cell>
          <table:table-cell office:value-type="float" office:value="0.400685" calcext:value-type="float">
            <text:p>0,400685</text:p>
          </table:table-cell>
          <table:table-cell office:value-type="float" office:value="0.315691" calcext:value-type="float">
            <text:p>0,315691</text:p>
          </table:table-cell>
          <table:table-cell office:value-type="float" office:value="0.929359" calcext:value-type="float">
            <text:p>0,929359</text:p>
          </table:table-cell>
          <table:table-cell office:value-type="float" office:value="0.931489" calcext:value-type="float">
            <text:p>0,931489</text:p>
          </table:table-cell>
          <table:table-cell office:value-type="float" office:value="0.562971" calcext:value-type="float">
            <text:p>0,562971</text:p>
          </table:table-cell>
          <table:table-cell office:value-type="float" office:value="1.26839" calcext:value-type="float">
            <text:p>1,26839</text:p>
          </table:table-cell>
          <table:table-cell office:value-type="float" office:value="0.586447" calcext:value-type="float">
            <text:p>0,586447</text:p>
          </table:table-cell>
          <table:table-cell office:value-type="float" office:value="0.623785" calcext:value-type="float">
            <text:p>0,623785</text:p>
          </table:table-cell>
          <table:table-cell office:value-type="float" office:value="0.408196" calcext:value-type="float">
            <text:p>0,408196</text:p>
          </table:table-cell>
          <table:table-cell office:value-type="float" office:value="0.27433" calcext:value-type="float">
            <text:p>0,27433</text:p>
          </table:table-cell>
          <table:table-cell office:value-type="float" office:value="0.901737" calcext:value-type="float">
            <text:p>0,901737</text:p>
          </table:table-cell>
          <table:table-cell office:value-type="float" office:value="0.427971" calcext:value-type="float">
            <text:p>0,427971</text:p>
          </table:table-cell>
          <table:table-cell office:value-type="float" office:value="1.01921" calcext:value-type="float">
            <text:p>1,01921</text:p>
          </table:table-cell>
          <table:table-cell office:value-type="float" office:value="1.35721" calcext:value-type="float">
            <text:p>1,35721</text:p>
          </table:table-cell>
          <table:table-cell office:value-type="float" office:value="0.71849" calcext:value-type="float">
            <text:p>0,71849</text:p>
          </table:table-cell>
          <table:table-cell office:value-type="float" office:value="1.37293" calcext:value-type="float">
            <text:p>1,37293</text:p>
          </table:table-cell>
          <table:table-cell office:value-type="float" office:value="0.324772" calcext:value-type="float">
            <text:p>0,324772</text:p>
          </table:table-cell>
          <table:table-cell office:value-type="float" office:value="1.5217" calcext:value-type="float">
            <text:p>1,5217</text:p>
          </table:table-cell>
          <table:table-cell office:value-type="float" office:value="1.59203" calcext:value-type="float">
            <text:p>1,59203</text:p>
          </table:table-cell>
          <table:table-cell office:value-type="float" office:value="1.04591" calcext:value-type="float">
            <text:p>1,04591</text:p>
          </table:table-cell>
          <table:table-cell office:value-type="float" office:value="0.2881" calcext:value-type="float">
            <text:p>0,2881</text:p>
          </table:table-cell>
          <table:table-cell office:value-type="float" office:value="1.76435" calcext:value-type="float">
            <text:p>1,76435</text:p>
          </table:table-cell>
          <table:table-cell office:value-type="float" office:value="1.79932" calcext:value-type="float">
            <text:p>1,79932</text:p>
          </table:table-cell>
          <table:table-cell office:value-type="float" office:value="0.370396" calcext:value-type="float">
            <text:p>0,370396</text:p>
          </table:table-cell>
          <table:table-cell office:value-type="float" office:value="1.78997" calcext:value-type="float">
            <text:p>1,78997</text:p>
          </table:table-cell>
          <table:table-cell office:value-type="float" office:value="0.503198" calcext:value-type="float">
            <text:p>0,503198</text:p>
          </table:table-cell>
          <table:table-cell table:number-columns-repeated="36"/>
          <table:table-cell table:formula="of:=MIN([.A145:.BL145])" office:value-type="float" office:value="0.27433" calcext:value-type="float">
            <text:p>0,27433</text:p>
          </table:table-cell>
          <table:table-cell table:formula="of:=MAX([.A145:.BL145])" office:value-type="float" office:value="1.79932" calcext:value-type="float">
            <text:p>1,79932</text:p>
          </table:table-cell>
          <table:table-cell table:number-columns-repeated="7"/>
        </table:table-row>
        <table:table-row table:style-name="ro1">
          <table:table-cell office:value-type="float" office:value="0.284917" calcext:value-type="float">
            <text:p>0,284917</text:p>
          </table:table-cell>
          <table:table-cell office:value-type="float" office:value="0.291487" calcext:value-type="float">
            <text:p>0,291487</text:p>
          </table:table-cell>
          <table:table-cell office:value-type="float" office:value="0.305334" calcext:value-type="float">
            <text:p>0,305334</text:p>
          </table:table-cell>
          <table:table-cell office:value-type="float" office:value="0.309228" calcext:value-type="float">
            <text:p>0,309228</text:p>
          </table:table-cell>
          <table:table-cell office:value-type="float" office:value="0.2848" calcext:value-type="float">
            <text:p>0,2848</text:p>
          </table:table-cell>
          <table:table-cell office:value-type="float" office:value="0.28585" calcext:value-type="float">
            <text:p>0,28585</text:p>
          </table:table-cell>
          <table:table-cell office:value-type="float" office:value="0.886308" calcext:value-type="float">
            <text:p>0,886308</text:p>
          </table:table-cell>
          <table:table-cell office:value-type="float" office:value="0.602221" calcext:value-type="float">
            <text:p>0,602221</text:p>
          </table:table-cell>
          <table:table-cell office:value-type="float" office:value="0.311849" calcext:value-type="float">
            <text:p>0,311849</text:p>
          </table:table-cell>
          <table:table-cell office:value-type="float" office:value="0.334866" calcext:value-type="float">
            <text:p>0,334866</text:p>
          </table:table-cell>
          <table:table-cell office:value-type="float" office:value="0.98059" calcext:value-type="float">
            <text:p>0,98059</text:p>
          </table:table-cell>
          <table:table-cell office:value-type="float" office:value="1.01689" calcext:value-type="float">
            <text:p>1,01689</text:p>
          </table:table-cell>
          <table:table-cell office:value-type="float" office:value="0.377673" calcext:value-type="float">
            <text:p>0,377673</text:p>
          </table:table-cell>
          <table:table-cell office:value-type="float" office:value="0.667157" calcext:value-type="float">
            <text:p>0,667157</text:p>
          </table:table-cell>
          <table:table-cell office:value-type="float" office:value="0.413199" calcext:value-type="float">
            <text:p>0,413199</text:p>
          </table:table-cell>
          <table:table-cell office:value-type="float" office:value="0.910564" calcext:value-type="float">
            <text:p>0,910564</text:p>
          </table:table-cell>
          <table:table-cell office:value-type="float" office:value="1.0991" calcext:value-type="float">
            <text:p>1,0991</text:p>
          </table:table-cell>
          <table:table-cell office:value-type="float" office:value="0.805939" calcext:value-type="float">
            <text:p>0,805939</text:p>
          </table:table-cell>
          <table:table-cell office:value-type="float" office:value="0.803045" calcext:value-type="float">
            <text:p>0,803045</text:p>
          </table:table-cell>
          <table:table-cell office:value-type="float" office:value="0.907384" calcext:value-type="float">
            <text:p>0,907384</text:p>
          </table:table-cell>
          <table:table-cell office:value-type="float" office:value="0.596273" calcext:value-type="float">
            <text:p>0,596273</text:p>
          </table:table-cell>
          <table:table-cell office:value-type="float" office:value="1.04639" calcext:value-type="float">
            <text:p>1,04639</text:p>
          </table:table-cell>
          <table:table-cell office:value-type="float" office:value="0.496341" calcext:value-type="float">
            <text:p>0,496341</text:p>
          </table:table-cell>
          <table:table-cell office:value-type="float" office:value="0.768897" calcext:value-type="float">
            <text:p>0,768897</text:p>
          </table:table-cell>
          <table:table-cell office:value-type="float" office:value="0.234285" calcext:value-type="float">
            <text:p>0,234285</text:p>
          </table:table-cell>
          <table:table-cell office:value-type="float" office:value="0.426987" calcext:value-type="float">
            <text:p>0,426987</text:p>
          </table:table-cell>
          <table:table-cell office:value-type="float" office:value="1.3439" calcext:value-type="float">
            <text:p>1,3439</text:p>
          </table:table-cell>
          <table:table-cell office:value-type="float" office:value="1.0154" calcext:value-type="float">
            <text:p>1,0154</text:p>
          </table:table-cell>
          <table:table-cell office:value-type="float" office:value="0.559866" calcext:value-type="float">
            <text:p>0,559866</text:p>
          </table:table-cell>
          <table:table-cell office:value-type="float" office:value="1.45369" calcext:value-type="float">
            <text:p>1,45369</text:p>
          </table:table-cell>
          <table:table-cell office:value-type="float" office:value="0.56469" calcext:value-type="float">
            <text:p>0,56469</text:p>
          </table:table-cell>
          <table:table-cell office:value-type="float" office:value="1.47038" calcext:value-type="float">
            <text:p>1,47038</text:p>
          </table:table-cell>
          <table:table-cell table:number-columns-repeated="36"/>
          <table:table-cell table:formula="of:=MIN([.A146:.BL146])" office:value-type="float" office:value="0.234285" calcext:value-type="float">
            <text:p>0,234285</text:p>
          </table:table-cell>
          <table:table-cell table:formula="of:=MAX([.A146:.BL146])" office:value-type="float" office:value="1.47038" calcext:value-type="float">
            <text:p>1,47038</text:p>
          </table:table-cell>
          <table:table-cell table:number-columns-repeated="7"/>
        </table:table-row>
        <table:table-row table:style-name="ro1">
          <table:table-cell office:value-type="float" office:value="0.283597" calcext:value-type="float">
            <text:p>0,283597</text:p>
          </table:table-cell>
          <table:table-cell office:value-type="float" office:value="0.288605" calcext:value-type="float">
            <text:p>0,288605</text:p>
          </table:table-cell>
          <table:table-cell office:value-type="float" office:value="0.291612" calcext:value-type="float">
            <text:p>0,291612</text:p>
          </table:table-cell>
          <table:table-cell office:value-type="float" office:value="0.294493" calcext:value-type="float">
            <text:p>0,294493</text:p>
          </table:table-cell>
          <table:table-cell office:value-type="float" office:value="0.300068" calcext:value-type="float">
            <text:p>0,300068</text:p>
          </table:table-cell>
          <table:table-cell office:value-type="float" office:value="0.14127" calcext:value-type="float">
            <text:p>0,14127</text:p>
          </table:table-cell>
          <table:table-cell office:value-type="float" office:value="0.142151" calcext:value-type="float">
            <text:p>0,142151</text:p>
          </table:table-cell>
          <table:table-cell office:value-type="float" office:value="0.294904" calcext:value-type="float">
            <text:p>0,294904</text:p>
          </table:table-cell>
          <table:table-cell office:value-type="float" office:value="0.298606" calcext:value-type="float">
            <text:p>0,298606</text:p>
          </table:table-cell>
          <table:table-cell office:value-type="float" office:value="0.921358" calcext:value-type="float">
            <text:p>0,921358</text:p>
          </table:table-cell>
          <table:table-cell office:value-type="float" office:value="0.927902" calcext:value-type="float">
            <text:p>0,927902</text:p>
          </table:table-cell>
          <table:table-cell office:value-type="float" office:value="0.167733" calcext:value-type="float">
            <text:p>0,167733</text:p>
          </table:table-cell>
          <table:table-cell office:value-type="float" office:value="0.538469" calcext:value-type="float">
            <text:p>0,538469</text:p>
          </table:table-cell>
          <table:table-cell office:value-type="float" office:value="1.12997" calcext:value-type="float">
            <text:p>1,12997</text:p>
          </table:table-cell>
          <table:table-cell office:value-type="float" office:value="0.284013" calcext:value-type="float">
            <text:p>0,284013</text:p>
          </table:table-cell>
          <table:table-cell office:value-type="float" office:value="0.290334" calcext:value-type="float">
            <text:p>0,290334</text:p>
          </table:table-cell>
          <table:table-cell office:value-type="float" office:value="0.301255" calcext:value-type="float">
            <text:p>0,301255</text:p>
          </table:table-cell>
          <table:table-cell office:value-type="float" office:value="0.296669" calcext:value-type="float">
            <text:p>0,296669</text:p>
          </table:table-cell>
          <table:table-cell office:value-type="float" office:value="0.297538" calcext:value-type="float">
            <text:p>0,297538</text:p>
          </table:table-cell>
          <table:table-cell office:value-type="float" office:value="0.320425" calcext:value-type="float">
            <text:p>0,320425</text:p>
          </table:table-cell>
          <table:table-cell office:value-type="float" office:value="0.618022" calcext:value-type="float">
            <text:p>0,618022</text:p>
          </table:table-cell>
          <table:table-cell office:value-type="float" office:value="0.582443" calcext:value-type="float">
            <text:p>0,582443</text:p>
          </table:table-cell>
          <table:table-cell office:value-type="float" office:value="0.432589" calcext:value-type="float">
            <text:p>0,432589</text:p>
          </table:table-cell>
          <table:table-cell office:value-type="float" office:value="1.40968" calcext:value-type="float">
            <text:p>1,40968</text:p>
          </table:table-cell>
          <table:table-cell office:value-type="float" office:value="1.12575" calcext:value-type="float">
            <text:p>1,12575</text:p>
          </table:table-cell>
          <table:table-cell office:value-type="float" office:value="1.12817" calcext:value-type="float">
            <text:p>1,12817</text:p>
          </table:table-cell>
          <table:table-cell office:value-type="float" office:value="0.886302" calcext:value-type="float">
            <text:p>0,886302</text:p>
          </table:table-cell>
          <table:table-cell office:value-type="float" office:value="0.889336" calcext:value-type="float">
            <text:p>0,889336</text:p>
          </table:table-cell>
          <table:table-cell office:value-type="float" office:value="0.558285" calcext:value-type="float">
            <text:p>0,558285</text:p>
          </table:table-cell>
          <table:table-cell office:value-type="float" office:value="0.583764" calcext:value-type="float">
            <text:p>0,583764</text:p>
          </table:table-cell>
          <table:table-cell office:value-type="float" office:value="1.78595" calcext:value-type="float">
            <text:p>1,78595</text:p>
          </table:table-cell>
          <table:table-cell office:value-type="float" office:value="0.583849" calcext:value-type="float">
            <text:p>0,583849</text:p>
          </table:table-cell>
          <table:table-cell table:number-columns-repeated="36"/>
          <table:table-cell table:formula="of:=MIN([.A147:.BL147])" office:value-type="float" office:value="0.14127" calcext:value-type="float">
            <text:p>0,14127</text:p>
          </table:table-cell>
          <table:table-cell table:formula="of:=MAX([.A147:.BL147])" office:value-type="float" office:value="1.78595" calcext:value-type="float">
            <text:p>1,78595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181312" calcext:value-type="float">
            <text:p>0,181312</text:p>
          </table:table-cell>
          <table:table-cell office:value-type="float" office:value="0.247267" calcext:value-type="float">
            <text:p>0,247267</text:p>
          </table:table-cell>
          <table:table-cell office:value-type="float" office:value="0.175553" calcext:value-type="float">
            <text:p>0,175553</text:p>
          </table:table-cell>
          <table:table-cell office:value-type="float" office:value="0.244467" calcext:value-type="float">
            <text:p>0,244467</text:p>
          </table:table-cell>
          <table:table-cell office:value-type="float" office:value="0.199079" calcext:value-type="float">
            <text:p>0,199079</text:p>
          </table:table-cell>
          <table:table-cell office:value-type="float" office:value="0.200764" calcext:value-type="float">
            <text:p>0,200764</text:p>
          </table:table-cell>
          <table:table-cell office:value-type="float" office:value="0.207479" calcext:value-type="float">
            <text:p>0,207479</text:p>
          </table:table-cell>
          <table:table-cell office:value-type="float" office:value="0.714977" calcext:value-type="float">
            <text:p>0,714977</text:p>
          </table:table-cell>
          <table:table-cell office:value-type="float" office:value="0.683988" calcext:value-type="float">
            <text:p>0,683988</text:p>
          </table:table-cell>
          <table:table-cell office:value-type="float" office:value="0.187588" calcext:value-type="float">
            <text:p>0,187588</text:p>
          </table:table-cell>
          <table:table-cell office:value-type="float" office:value="0.224034" calcext:value-type="float">
            <text:p>0,224034</text:p>
          </table:table-cell>
          <table:table-cell office:value-type="float" office:value="0.685121" calcext:value-type="float">
            <text:p>0,685121</text:p>
          </table:table-cell>
          <table:table-cell office:value-type="float" office:value="0.606322" calcext:value-type="float">
            <text:p>0,606322</text:p>
          </table:table-cell>
          <table:table-cell office:value-type="float" office:value="0.546591" calcext:value-type="float">
            <text:p>0,546591</text:p>
          </table:table-cell>
          <table:table-cell office:value-type="float" office:value="0.193613" calcext:value-type="float">
            <text:p>0,193613</text:p>
          </table:table-cell>
          <table:table-cell office:value-type="float" office:value="0.480803" calcext:value-type="float">
            <text:p>0,480803</text:p>
          </table:table-cell>
          <table:table-cell office:value-type="float" office:value="0.605436" calcext:value-type="float">
            <text:p>0,605436</text:p>
          </table:table-cell>
          <table:table-cell office:value-type="float" office:value="0.188334" calcext:value-type="float">
            <text:p>0,188334</text:p>
          </table:table-cell>
          <table:table-cell office:value-type="float" office:value="0.541531" calcext:value-type="float">
            <text:p>0,541531</text:p>
          </table:table-cell>
          <table:table-cell office:value-type="float" office:value="1.01543" calcext:value-type="float">
            <text:p>1,01543</text:p>
          </table:table-cell>
          <table:table-cell office:value-type="float" office:value="1.26351" calcext:value-type="float">
            <text:p>1,26351</text:p>
          </table:table-cell>
          <table:table-cell office:value-type="float" office:value="0.901957" calcext:value-type="float">
            <text:p>0,901957</text:p>
          </table:table-cell>
          <table:table-cell office:value-type="float" office:value="0.679789" calcext:value-type="float">
            <text:p>0,679789</text:p>
          </table:table-cell>
          <table:table-cell office:value-type="float" office:value="0.506043" calcext:value-type="float">
            <text:p>0,506043</text:p>
          </table:table-cell>
          <table:table-cell office:value-type="float" office:value="0.750723" calcext:value-type="float">
            <text:p>0,750723</text:p>
          </table:table-cell>
          <table:table-cell office:value-type="float" office:value="0.378102" calcext:value-type="float">
            <text:p>0,378102</text:p>
          </table:table-cell>
          <table:table-cell office:value-type="float" office:value="1.01346" calcext:value-type="float">
            <text:p>1,01346</text:p>
          </table:table-cell>
          <table:table-cell office:value-type="float" office:value="0.280047" calcext:value-type="float">
            <text:p>0,280047</text:p>
          </table:table-cell>
          <table:table-cell office:value-type="float" office:value="0.394922" calcext:value-type="float">
            <text:p>0,394922</text:p>
          </table:table-cell>
          <table:table-cell office:value-type="float" office:value="0.288174" calcext:value-type="float">
            <text:p>0,288174</text:p>
          </table:table-cell>
          <table:table-cell office:value-type="float" office:value="0.339556" calcext:value-type="float">
            <text:p>0,339556</text:p>
          </table:table-cell>
          <table:table-cell office:value-type="float" office:value="0.561999" calcext:value-type="float">
            <text:p>0,561999</text:p>
          </table:table-cell>
          <table:table-cell office:value-type="float" office:value="0.42123" calcext:value-type="float">
            <text:p>0,42123</text:p>
          </table:table-cell>
          <table:table-cell office:value-type="float" office:value="0.420495" calcext:value-type="float">
            <text:p>0,420495</text:p>
          </table:table-cell>
          <table:table-cell office:value-type="float" office:value="0.40859" calcext:value-type="float">
            <text:p>0,40859</text:p>
          </table:table-cell>
          <table:table-cell office:value-type="float" office:value="1.96665" calcext:value-type="float">
            <text:p>1,96665</text:p>
          </table:table-cell>
          <table:table-cell office:value-type="float" office:value="0.353878" calcext:value-type="float">
            <text:p>0,353878</text:p>
          </table:table-cell>
          <table:table-cell office:value-type="float" office:value="0.342642" calcext:value-type="float">
            <text:p>0,342642</text:p>
          </table:table-cell>
          <table:table-cell office:value-type="float" office:value="1.35233" calcext:value-type="float">
            <text:p>1,35233</text:p>
          </table:table-cell>
          <table:table-cell office:value-type="float" office:value="1.6024" calcext:value-type="float">
            <text:p>1,6024</text:p>
          </table:table-cell>
          <table:table-cell office:value-type="float" office:value="0.417462" calcext:value-type="float">
            <text:p>0,417462</text:p>
          </table:table-cell>
          <table:table-cell office:value-type="float" office:value="2.37192" calcext:value-type="float">
            <text:p>2,37192</text:p>
          </table:table-cell>
          <table:table-cell office:value-type="float" office:value="0.383829" calcext:value-type="float">
            <text:p>0,383829</text:p>
          </table:table-cell>
          <table:table-cell office:value-type="float" office:value="1.69566" calcext:value-type="float">
            <text:p>1,69566</text:p>
          </table:table-cell>
          <table:table-cell office:value-type="float" office:value="2.14698" calcext:value-type="float">
            <text:p>2,14698</text:p>
          </table:table-cell>
          <table:table-cell office:value-type="float" office:value="0.362575" calcext:value-type="float">
            <text:p>0,362575</text:p>
          </table:table-cell>
          <table:table-cell office:value-type="float" office:value="2.00354" calcext:value-type="float">
            <text:p>2,00354</text:p>
          </table:table-cell>
          <table:table-cell office:value-type="float" office:value="1.76667" calcext:value-type="float">
            <text:p>1,76667</text:p>
          </table:table-cell>
          <table:table-cell table:number-columns-repeated="20"/>
          <table:table-cell table:formula="of:=MIN([.A149:.BL149])" office:value-type="float" office:value="0.175553" calcext:value-type="float">
            <text:p>0,175553</text:p>
          </table:table-cell>
          <table:table-cell table:formula="of:=MAX([.A149:.BL149])" office:value-type="float" office:value="2.37192" calcext:value-type="float">
            <text:p>2,37192</text:p>
          </table:table-cell>
          <table:table-cell table:number-columns-repeated="7"/>
        </table:table-row>
        <table:table-row table:style-name="ro1">
          <table:table-cell office:value-type="float" office:value="0.206672" calcext:value-type="float">
            <text:p>0,206672</text:p>
          </table:table-cell>
          <table:table-cell office:value-type="float" office:value="0.209562" calcext:value-type="float">
            <text:p>0,209562</text:p>
          </table:table-cell>
          <table:table-cell office:value-type="float" office:value="0.25434" calcext:value-type="float">
            <text:p>0,25434</text:p>
          </table:table-cell>
          <table:table-cell office:value-type="float" office:value="0.19687" calcext:value-type="float">
            <text:p>0,19687</text:p>
          </table:table-cell>
          <table:table-cell office:value-type="float" office:value="0.188938" calcext:value-type="float">
            <text:p>0,188938</text:p>
          </table:table-cell>
          <table:table-cell office:value-type="float" office:value="0.458581" calcext:value-type="float">
            <text:p>0,458581</text:p>
          </table:table-cell>
          <table:table-cell office:value-type="float" office:value="0.253848" calcext:value-type="float">
            <text:p>0,253848</text:p>
          </table:table-cell>
          <table:table-cell office:value-type="float" office:value="0.251114" calcext:value-type="float">
            <text:p>0,251114</text:p>
          </table:table-cell>
          <table:table-cell office:value-type="float" office:value="0.282772" calcext:value-type="float">
            <text:p>0,282772</text:p>
          </table:table-cell>
          <table:table-cell office:value-type="float" office:value="0.398739" calcext:value-type="float">
            <text:p>0,398739</text:p>
          </table:table-cell>
          <table:table-cell office:value-type="float" office:value="0.424525" calcext:value-type="float">
            <text:p>0,424525</text:p>
          </table:table-cell>
          <table:table-cell office:value-type="float" office:value="0.304824" calcext:value-type="float">
            <text:p>0,304824</text:p>
          </table:table-cell>
          <table:table-cell office:value-type="float" office:value="0.303627" calcext:value-type="float">
            <text:p>0,303627</text:p>
          </table:table-cell>
          <table:table-cell office:value-type="float" office:value="0.302252" calcext:value-type="float">
            <text:p>0,302252</text:p>
          </table:table-cell>
          <table:table-cell office:value-type="float" office:value="0.312559" calcext:value-type="float">
            <text:p>0,312559</text:p>
          </table:table-cell>
          <table:table-cell office:value-type="float" office:value="0.268237" calcext:value-type="float">
            <text:p>0,268237</text:p>
          </table:table-cell>
          <table:table-cell office:value-type="float" office:value="0.235788" calcext:value-type="float">
            <text:p>0,235788</text:p>
          </table:table-cell>
          <table:table-cell office:value-type="float" office:value="0.248187" calcext:value-type="float">
            <text:p>0,248187</text:p>
          </table:table-cell>
          <table:table-cell office:value-type="float" office:value="0.19294" calcext:value-type="float">
            <text:p>0,19294</text:p>
          </table:table-cell>
          <table:table-cell office:value-type="float" office:value="0.299657" calcext:value-type="float">
            <text:p>0,299657</text:p>
          </table:table-cell>
          <table:table-cell office:value-type="float" office:value="0.297903" calcext:value-type="float">
            <text:p>0,297903</text:p>
          </table:table-cell>
          <table:table-cell office:value-type="float" office:value="0.230797" calcext:value-type="float">
            <text:p>0,230797</text:p>
          </table:table-cell>
          <table:table-cell office:value-type="float" office:value="0.187631" calcext:value-type="float">
            <text:p>0,187631</text:p>
          </table:table-cell>
          <table:table-cell office:value-type="float" office:value="0.28929" calcext:value-type="float">
            <text:p>0,28929</text:p>
          </table:table-cell>
          <table:table-cell office:value-type="float" office:value="0.591881" calcext:value-type="float">
            <text:p>0,591881</text:p>
          </table:table-cell>
          <table:table-cell office:value-type="float" office:value="0.331813" calcext:value-type="float">
            <text:p>0,331813</text:p>
          </table:table-cell>
          <table:table-cell office:value-type="float" office:value="1.64569" calcext:value-type="float">
            <text:p>1,64569</text:p>
          </table:table-cell>
          <table:table-cell office:value-type="float" office:value="0.24105" calcext:value-type="float">
            <text:p>0,24105</text:p>
          </table:table-cell>
          <table:table-cell office:value-type="float" office:value="1.73111" calcext:value-type="float">
            <text:p>1,73111</text:p>
          </table:table-cell>
          <table:table-cell office:value-type="float" office:value="1.68645" calcext:value-type="float">
            <text:p>1,68645</text:p>
          </table:table-cell>
          <table:table-cell office:value-type="float" office:value="1.4806" calcext:value-type="float">
            <text:p>1,4806</text:p>
          </table:table-cell>
          <table:table-cell office:value-type="float" office:value="1.54377" calcext:value-type="float">
            <text:p>1,54377</text:p>
          </table:table-cell>
          <table:table-cell office:value-type="float" office:value="1.35018" calcext:value-type="float">
            <text:p>1,35018</text:p>
          </table:table-cell>
          <table:table-cell office:value-type="float" office:value="1.29608" calcext:value-type="float">
            <text:p>1,29608</text:p>
          </table:table-cell>
          <table:table-cell office:value-type="float" office:value="1.16428" calcext:value-type="float">
            <text:p>1,16428</text:p>
          </table:table-cell>
          <table:table-cell office:value-type="float" office:value="1.60956" calcext:value-type="float">
            <text:p>1,60956</text:p>
          </table:table-cell>
          <table:table-cell office:value-type="float" office:value="1.65732" calcext:value-type="float">
            <text:p>1,65732</text:p>
          </table:table-cell>
          <table:table-cell office:value-type="float" office:value="1.05119" calcext:value-type="float">
            <text:p>1,05119</text:p>
          </table:table-cell>
          <table:table-cell office:value-type="float" office:value="1.37378" calcext:value-type="float">
            <text:p>1,37378</text:p>
          </table:table-cell>
          <table:table-cell office:value-type="float" office:value="1.78299" calcext:value-type="float">
            <text:p>1,78299</text:p>
          </table:table-cell>
          <table:table-cell office:value-type="float" office:value="1.07052" calcext:value-type="float">
            <text:p>1,07052</text:p>
          </table:table-cell>
          <table:table-cell office:value-type="float" office:value="0.185804" calcext:value-type="float">
            <text:p>0,185804</text:p>
          </table:table-cell>
          <table:table-cell office:value-type="float" office:value="0.201067" calcext:value-type="float">
            <text:p>0,201067</text:p>
          </table:table-cell>
          <table:table-cell office:value-type="float" office:value="1.16441" calcext:value-type="float">
            <text:p>1,16441</text:p>
          </table:table-cell>
          <table:table-cell office:value-type="float" office:value="0.115201" calcext:value-type="float">
            <text:p>0,115201</text:p>
          </table:table-cell>
          <table:table-cell office:value-type="float" office:value="0.126803" calcext:value-type="float">
            <text:p>0,126803</text:p>
          </table:table-cell>
          <table:table-cell office:value-type="float" office:value="0.150547" calcext:value-type="float">
            <text:p>0,150547</text:p>
          </table:table-cell>
          <table:table-cell office:value-type="float" office:value="0.05685" calcext:value-type="float">
            <text:p>0,05685</text:p>
          </table:table-cell>
          <table:table-cell table:number-columns-repeated="20"/>
          <table:table-cell table:formula="of:=MIN([.A150:.BL150])" office:value-type="float" office:value="0.05685" calcext:value-type="float">
            <text:p>0,05685</text:p>
          </table:table-cell>
          <table:table-cell table:formula="of:=MAX([.A150:.BL150])" office:value-type="float" office:value="1.78299" calcext:value-type="float">
            <text:p>1,78299</text:p>
          </table:table-cell>
          <table:table-cell table:number-columns-repeated="7"/>
        </table:table-row>
        <table:table-row table:style-name="ro1">
          <table:table-cell office:value-type="float" office:value="0.190768" calcext:value-type="float">
            <text:p>0,190768</text:p>
          </table:table-cell>
          <table:table-cell office:value-type="float" office:value="0.188156" calcext:value-type="float">
            <text:p>0,188156</text:p>
          </table:table-cell>
          <table:table-cell office:value-type="float" office:value="0.391019" calcext:value-type="float">
            <text:p>0,391019</text:p>
          </table:table-cell>
          <table:table-cell office:value-type="float" office:value="0.208267" calcext:value-type="float">
            <text:p>0,208267</text:p>
          </table:table-cell>
          <table:table-cell office:value-type="float" office:value="0.196281" calcext:value-type="float">
            <text:p>0,196281</text:p>
          </table:table-cell>
          <table:table-cell office:value-type="float" office:value="0.213513" calcext:value-type="float">
            <text:p>0,213513</text:p>
          </table:table-cell>
          <table:table-cell office:value-type="float" office:value="0.210545" calcext:value-type="float">
            <text:p>0,210545</text:p>
          </table:table-cell>
          <table:table-cell office:value-type="float" office:value="0.204112" calcext:value-type="float">
            <text:p>0,204112</text:p>
          </table:table-cell>
          <table:table-cell office:value-type="float" office:value="0.207507" calcext:value-type="float">
            <text:p>0,207507</text:p>
          </table:table-cell>
          <table:table-cell office:value-type="float" office:value="0.211616" calcext:value-type="float">
            <text:p>0,211616</text:p>
          </table:table-cell>
          <table:table-cell office:value-type="float" office:value="0.645879" calcext:value-type="float">
            <text:p>0,645879</text:p>
          </table:table-cell>
          <table:table-cell office:value-type="float" office:value="0.21" calcext:value-type="float">
            <text:p>0,21</text:p>
          </table:table-cell>
          <table:table-cell office:value-type="float" office:value="0.992239" calcext:value-type="float">
            <text:p>0,992239</text:p>
          </table:table-cell>
          <table:table-cell office:value-type="float" office:value="0.202036" calcext:value-type="float">
            <text:p>0,202036</text:p>
          </table:table-cell>
          <table:table-cell office:value-type="float" office:value="0.6009" calcext:value-type="float">
            <text:p>0,6009</text:p>
          </table:table-cell>
          <table:table-cell office:value-type="float" office:value="0.788986" calcext:value-type="float">
            <text:p>0,788986</text:p>
          </table:table-cell>
          <table:table-cell office:value-type="float" office:value="0.795427" calcext:value-type="float">
            <text:p>0,795427</text:p>
          </table:table-cell>
          <table:table-cell office:value-type="float" office:value="0.22082" calcext:value-type="float">
            <text:p>0,22082</text:p>
          </table:table-cell>
          <table:table-cell office:value-type="float" office:value="0.630585" calcext:value-type="float">
            <text:p>0,630585</text:p>
          </table:table-cell>
          <table:table-cell office:value-type="float" office:value="0.607055" calcext:value-type="float">
            <text:p>0,607055</text:p>
          </table:table-cell>
          <table:table-cell office:value-type="float" office:value="0.207938" calcext:value-type="float">
            <text:p>0,207938</text:p>
          </table:table-cell>
          <table:table-cell office:value-type="float" office:value="0.643154" calcext:value-type="float">
            <text:p>0,643154</text:p>
          </table:table-cell>
          <table:table-cell office:value-type="float" office:value="0.629263" calcext:value-type="float">
            <text:p>0,629263</text:p>
          </table:table-cell>
          <table:table-cell office:value-type="float" office:value="1.49089" calcext:value-type="float">
            <text:p>1,49089</text:p>
          </table:table-cell>
          <table:table-cell office:value-type="float" office:value="0.492851" calcext:value-type="float">
            <text:p>0,492851</text:p>
          </table:table-cell>
          <table:table-cell office:value-type="float" office:value="0.626346" calcext:value-type="float">
            <text:p>0,626346</text:p>
          </table:table-cell>
          <table:table-cell office:value-type="float" office:value="0.200596" calcext:value-type="float">
            <text:p>0,200596</text:p>
          </table:table-cell>
          <table:table-cell office:value-type="float" office:value="1.27128" calcext:value-type="float">
            <text:p>1,27128</text:p>
          </table:table-cell>
          <table:table-cell office:value-type="float" office:value="1.20251" calcext:value-type="float">
            <text:p>1,20251</text:p>
          </table:table-cell>
          <table:table-cell office:value-type="float" office:value="0.602586" calcext:value-type="float">
            <text:p>0,602586</text:p>
          </table:table-cell>
          <table:table-cell office:value-type="float" office:value="0.211216" calcext:value-type="float">
            <text:p>0,211216</text:p>
          </table:table-cell>
          <table:table-cell office:value-type="float" office:value="0.658132" calcext:value-type="float">
            <text:p>0,658132</text:p>
          </table:table-cell>
          <table:table-cell office:value-type="float" office:value="0.782994" calcext:value-type="float">
            <text:p>0,782994</text:p>
          </table:table-cell>
          <table:table-cell office:value-type="float" office:value="0.798899" calcext:value-type="float">
            <text:p>0,798899</text:p>
          </table:table-cell>
          <table:table-cell office:value-type="float" office:value="1.01699" calcext:value-type="float">
            <text:p>1,01699</text:p>
          </table:table-cell>
          <table:table-cell office:value-type="float" office:value="0.207354" calcext:value-type="float">
            <text:p>0,207354</text:p>
          </table:table-cell>
          <table:table-cell office:value-type="float" office:value="1.47313" calcext:value-type="float">
            <text:p>1,47313</text:p>
          </table:table-cell>
          <table:table-cell office:value-type="float" office:value="1.87816" calcext:value-type="float">
            <text:p>1,87816</text:p>
          </table:table-cell>
          <table:table-cell office:value-type="float" office:value="0.901397" calcext:value-type="float">
            <text:p>0,901397</text:p>
          </table:table-cell>
          <table:table-cell office:value-type="float" office:value="0.729719" calcext:value-type="float">
            <text:p>0,729719</text:p>
          </table:table-cell>
          <table:table-cell office:value-type="float" office:value="0.744038" calcext:value-type="float">
            <text:p>0,744038</text:p>
          </table:table-cell>
          <table:table-cell office:value-type="float" office:value="0.154332" calcext:value-type="float">
            <text:p>0,154332</text:p>
          </table:table-cell>
          <table:table-cell office:value-type="float" office:value="0.163632" calcext:value-type="float">
            <text:p>0,163632</text:p>
          </table:table-cell>
          <table:table-cell office:value-type="float" office:value="0.096287" calcext:value-type="float">
            <text:p>0,096287</text:p>
          </table:table-cell>
          <table:table-cell office:value-type="float" office:value="0.219892" calcext:value-type="float">
            <text:p>0,219892</text:p>
          </table:table-cell>
          <table:table-cell office:value-type="float" office:value="1.96276" calcext:value-type="float">
            <text:p>1,96276</text:p>
          </table:table-cell>
          <table:table-cell office:value-type="float" office:value="0.158785" calcext:value-type="float">
            <text:p>0,158785</text:p>
          </table:table-cell>
          <table:table-cell office:value-type="float" office:value="1.57611" calcext:value-type="float">
            <text:p>1,57611</text:p>
          </table:table-cell>
          <table:table-cell table:number-columns-repeated="20"/>
          <table:table-cell table:formula="of:=MIN([.A151:.BL151])" office:value-type="float" office:value="0.096287" calcext:value-type="float">
            <text:p>0,096287</text:p>
          </table:table-cell>
          <table:table-cell table:formula="of:=MAX([.A151:.BL151])" office:value-type="float" office:value="1.96276" calcext:value-type="float">
            <text:p>1,96276</text:p>
          </table:table-cell>
          <table:table-cell table:number-columns-repeated="7"/>
        </table:table-row>
        <table:table-row table:style-name="ro1">
          <table:table-cell office:value-type="float" office:value="0.191352" calcext:value-type="float">
            <text:p>0,191352</text:p>
          </table:table-cell>
          <table:table-cell office:value-type="float" office:value="0.188544" calcext:value-type="float">
            <text:p>0,188544</text:p>
          </table:table-cell>
          <table:table-cell office:value-type="float" office:value="0.20139" calcext:value-type="float">
            <text:p>0,20139</text:p>
          </table:table-cell>
          <table:table-cell office:value-type="float" office:value="0.203431" calcext:value-type="float">
            <text:p>0,203431</text:p>
          </table:table-cell>
          <table:table-cell office:value-type="float" office:value="0.193084" calcext:value-type="float">
            <text:p>0,193084</text:p>
          </table:table-cell>
          <table:table-cell office:value-type="float" office:value="0.396148" calcext:value-type="float">
            <text:p>0,396148</text:p>
          </table:table-cell>
          <table:table-cell office:value-type="float" office:value="0.200305" calcext:value-type="float">
            <text:p>0,200305</text:p>
          </table:table-cell>
          <table:table-cell office:value-type="float" office:value="0.192037" calcext:value-type="float">
            <text:p>0,192037</text:p>
          </table:table-cell>
          <table:table-cell office:value-type="float" office:value="0.193982" calcext:value-type="float">
            <text:p>0,193982</text:p>
          </table:table-cell>
          <table:table-cell office:value-type="float" office:value="0.200606" calcext:value-type="float">
            <text:p>0,200606</text:p>
          </table:table-cell>
          <table:table-cell office:value-type="float" office:value="1.0115" calcext:value-type="float">
            <text:p>1,0115</text:p>
          </table:table-cell>
          <table:table-cell office:value-type="float" office:value="0.226005" calcext:value-type="float">
            <text:p>0,226005</text:p>
          </table:table-cell>
          <table:table-cell office:value-type="float" office:value="0.838908" calcext:value-type="float">
            <text:p>0,838908</text:p>
          </table:table-cell>
          <table:table-cell office:value-type="float" office:value="0.646005" calcext:value-type="float">
            <text:p>0,646005</text:p>
          </table:table-cell>
          <table:table-cell office:value-type="float" office:value="0.639305" calcext:value-type="float">
            <text:p>0,639305</text:p>
          </table:table-cell>
          <table:table-cell office:value-type="float" office:value="0.380281" calcext:value-type="float">
            <text:p>0,380281</text:p>
          </table:table-cell>
          <table:table-cell office:value-type="float" office:value="0.432143" calcext:value-type="float">
            <text:p>0,432143</text:p>
          </table:table-cell>
          <table:table-cell office:value-type="float" office:value="0.379288" calcext:value-type="float">
            <text:p>0,379288</text:p>
          </table:table-cell>
          <table:table-cell office:value-type="float" office:value="0.218267" calcext:value-type="float">
            <text:p>0,218267</text:p>
          </table:table-cell>
          <table:table-cell office:value-type="float" office:value="0.602755" calcext:value-type="float">
            <text:p>0,602755</text:p>
          </table:table-cell>
          <table:table-cell office:value-type="float" office:value="0.376857" calcext:value-type="float">
            <text:p>0,376857</text:p>
          </table:table-cell>
          <table:table-cell office:value-type="float" office:value="0.761906" calcext:value-type="float">
            <text:p>0,761906</text:p>
          </table:table-cell>
          <table:table-cell office:value-type="float" office:value="1.18851" calcext:value-type="float">
            <text:p>1,18851</text:p>
          </table:table-cell>
          <table:table-cell office:value-type="float" office:value="0.197399" calcext:value-type="float">
            <text:p>0,197399</text:p>
          </table:table-cell>
          <table:table-cell office:value-type="float" office:value="1.40385" calcext:value-type="float">
            <text:p>1,40385</text:p>
          </table:table-cell>
          <table:table-cell office:value-type="float" office:value="1.2113" calcext:value-type="float">
            <text:p>1,2113</text:p>
          </table:table-cell>
          <table:table-cell office:value-type="float" office:value="0.199267" calcext:value-type="float">
            <text:p>0,199267</text:p>
          </table:table-cell>
          <table:table-cell office:value-type="float" office:value="1.97112" calcext:value-type="float">
            <text:p>1,97112</text:p>
          </table:table-cell>
          <table:table-cell office:value-type="float" office:value="1.19479" calcext:value-type="float">
            <text:p>1,19479</text:p>
          </table:table-cell>
          <table:table-cell office:value-type="float" office:value="0.94291" calcext:value-type="float">
            <text:p>0,94291</text:p>
          </table:table-cell>
          <table:table-cell office:value-type="float" office:value="0.938675" calcext:value-type="float">
            <text:p>0,938675</text:p>
          </table:table-cell>
          <table:table-cell office:value-type="float" office:value="0.758441" calcext:value-type="float">
            <text:p>0,758441</text:p>
          </table:table-cell>
          <table:table-cell office:value-type="float" office:value="0.589001" calcext:value-type="float">
            <text:p>0,589001</text:p>
          </table:table-cell>
          <table:table-cell office:value-type="float" office:value="0.783709" calcext:value-type="float">
            <text:p>0,783709</text:p>
          </table:table-cell>
          <table:table-cell office:value-type="float" office:value="1.29629" calcext:value-type="float">
            <text:p>1,29629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2.10521" calcext:value-type="float">
            <text:p>2,10521</text:p>
          </table:table-cell>
          <table:table-cell office:value-type="float" office:value="1.92384" calcext:value-type="float">
            <text:p>1,92384</text:p>
          </table:table-cell>
          <table:table-cell office:value-type="float" office:value="0.719331" calcext:value-type="float">
            <text:p>0,719331</text:p>
          </table:table-cell>
          <table:table-cell office:value-type="float" office:value="1.38876" calcext:value-type="float">
            <text:p>1,38876</text:p>
          </table:table-cell>
          <table:table-cell office:value-type="float" office:value="1.18343" calcext:value-type="float">
            <text:p>1,18343</text:p>
          </table:table-cell>
          <table:table-cell office:value-type="float" office:value="1.79789" calcext:value-type="float">
            <text:p>1,79789</text:p>
          </table:table-cell>
          <table:table-cell office:value-type="float" office:value="0.77742" calcext:value-type="float">
            <text:p>0,77742</text:p>
          </table:table-cell>
          <table:table-cell office:value-type="float" office:value="1.20595" calcext:value-type="float">
            <text:p>1,20595</text:p>
          </table:table-cell>
          <table:table-cell office:value-type="float" office:value="0.846586" calcext:value-type="float">
            <text:p>0,846586</text:p>
          </table:table-cell>
          <table:table-cell office:value-type="float" office:value="1.87577" calcext:value-type="float">
            <text:p>1,87577</text:p>
          </table:table-cell>
          <table:table-cell office:value-type="float" office:value="0.0721262" calcext:value-type="float">
            <text:p>0,0721262</text:p>
          </table:table-cell>
          <table:table-cell office:value-type="float" office:value="0.0924809" calcext:value-type="float">
            <text:p>0,0924809</text:p>
          </table:table-cell>
          <table:table-cell table:number-columns-repeated="20"/>
          <table:table-cell table:formula="of:=MIN([.A152:.BL152])" office:value-type="float" office:value="0.0721262" calcext:value-type="float">
            <text:p>0,0721262</text:p>
          </table:table-cell>
          <table:table-cell table:formula="of:=MAX([.A152:.BL152])" office:value-type="float" office:value="2.10521" calcext:value-type="float">
            <text:p>2,10521</text:p>
          </table:table-cell>
          <table:table-cell table:number-columns-repeated="7"/>
        </table:table-row>
        <table:table-row table:style-name="ro1">
          <table:table-cell office:value-type="float" office:value="0.189898" calcext:value-type="float">
            <text:p>0,189898</text:p>
          </table:table-cell>
          <table:table-cell office:value-type="float" office:value="0.216713" calcext:value-type="float">
            <text:p>0,216713</text:p>
          </table:table-cell>
          <table:table-cell office:value-type="float" office:value="0.190789" calcext:value-type="float">
            <text:p>0,190789</text:p>
          </table:table-cell>
          <table:table-cell office:value-type="float" office:value="0.381424" calcext:value-type="float">
            <text:p>0,381424</text:p>
          </table:table-cell>
          <table:table-cell office:value-type="float" office:value="0.195719" calcext:value-type="float">
            <text:p>0,195719</text:p>
          </table:table-cell>
          <table:table-cell office:value-type="float" office:value="0.231838" calcext:value-type="float">
            <text:p>0,231838</text:p>
          </table:table-cell>
          <table:table-cell office:value-type="float" office:value="0.417311" calcext:value-type="float">
            <text:p>0,417311</text:p>
          </table:table-cell>
          <table:table-cell office:value-type="float" office:value="0.320213" calcext:value-type="float">
            <text:p>0,320213</text:p>
          </table:table-cell>
          <table:table-cell office:value-type="float" office:value="0.426381" calcext:value-type="float">
            <text:p>0,426381</text:p>
          </table:table-cell>
          <table:table-cell office:value-type="float" office:value="0.409444" calcext:value-type="float">
            <text:p>0,409444</text:p>
          </table:table-cell>
          <table:table-cell office:value-type="float" office:value="0.467825" calcext:value-type="float">
            <text:p>0,467825</text:p>
          </table:table-cell>
          <table:table-cell office:value-type="float" office:value="0.291727" calcext:value-type="float">
            <text:p>0,291727</text:p>
          </table:table-cell>
          <table:table-cell office:value-type="float" office:value="0.386773" calcext:value-type="float">
            <text:p>0,386773</text:p>
          </table:table-cell>
          <table:table-cell office:value-type="float" office:value="0.344976" calcext:value-type="float">
            <text:p>0,344976</text:p>
          </table:table-cell>
          <table:table-cell office:value-type="float" office:value="0.306314" calcext:value-type="float">
            <text:p>0,306314</text:p>
          </table:table-cell>
          <table:table-cell office:value-type="float" office:value="0.356583" calcext:value-type="float">
            <text:p>0,356583</text:p>
          </table:table-cell>
          <table:table-cell office:value-type="float" office:value="0.275608" calcext:value-type="float">
            <text:p>0,275608</text:p>
          </table:table-cell>
          <table:table-cell office:value-type="float" office:value="1.28495" calcext:value-type="float">
            <text:p>1,28495</text:p>
          </table:table-cell>
          <table:table-cell office:value-type="float" office:value="0.364908" calcext:value-type="float">
            <text:p>0,364908</text:p>
          </table:table-cell>
          <table:table-cell office:value-type="float" office:value="1.19904" calcext:value-type="float">
            <text:p>1,19904</text:p>
          </table:table-cell>
          <table:table-cell office:value-type="float" office:value="0.297865" calcext:value-type="float">
            <text:p>0,297865</text:p>
          </table:table-cell>
          <table:table-cell office:value-type="float" office:value="0.319833" calcext:value-type="float">
            <text:p>0,319833</text:p>
          </table:table-cell>
          <table:table-cell office:value-type="float" office:value="1.41485" calcext:value-type="float">
            <text:p>1,41485</text:p>
          </table:table-cell>
          <table:table-cell office:value-type="float" office:value="0.38348" calcext:value-type="float">
            <text:p>0,38348</text:p>
          </table:table-cell>
          <table:table-cell office:value-type="float" office:value="1.11011" calcext:value-type="float">
            <text:p>1,11011</text:p>
          </table:table-cell>
          <table:table-cell office:value-type="float" office:value="1.3821" calcext:value-type="float">
            <text:p>1,3821</text:p>
          </table:table-cell>
          <table:table-cell office:value-type="float" office:value="1.38776" calcext:value-type="float">
            <text:p>1,38776</text:p>
          </table:table-cell>
          <table:table-cell office:value-type="float" office:value="1.3509" calcext:value-type="float">
            <text:p>1,3509</text:p>
          </table:table-cell>
          <table:table-cell office:value-type="float" office:value="1.42235" calcext:value-type="float">
            <text:p>1,42235</text:p>
          </table:table-cell>
          <table:table-cell office:value-type="float" office:value="1.13601" calcext:value-type="float">
            <text:p>1,13601</text:p>
          </table:table-cell>
          <table:table-cell office:value-type="float" office:value="0.875414" calcext:value-type="float">
            <text:p>0,875414</text:p>
          </table:table-cell>
          <table:table-cell office:value-type="float" office:value="1.13274" calcext:value-type="float">
            <text:p>1,13274</text:p>
          </table:table-cell>
          <table:table-cell office:value-type="float" office:value="1.11364" calcext:value-type="float">
            <text:p>1,11364</text:p>
          </table:table-cell>
          <table:table-cell office:value-type="float" office:value="1.16691" calcext:value-type="float">
            <text:p>1,16691</text:p>
          </table:table-cell>
          <table:table-cell office:value-type="float" office:value="0.975552" calcext:value-type="float">
            <text:p>0,975552</text:p>
          </table:table-cell>
          <table:table-cell office:value-type="float" office:value="1.15166" calcext:value-type="float">
            <text:p>1,15166</text:p>
          </table:table-cell>
          <table:table-cell office:value-type="float" office:value="1.05945" calcext:value-type="float">
            <text:p>1,05945</text:p>
          </table:table-cell>
          <table:table-cell office:value-type="float" office:value="1.05783" calcext:value-type="float">
            <text:p>1,05783</text:p>
          </table:table-cell>
          <table:table-cell office:value-type="float" office:value="1.86908" calcext:value-type="float">
            <text:p>1,86908</text:p>
          </table:table-cell>
          <table:table-cell office:value-type="float" office:value="0.878899" calcext:value-type="float">
            <text:p>0,878899</text:p>
          </table:table-cell>
          <table:table-cell office:value-type="float" office:value="0.892544" calcext:value-type="float">
            <text:p>0,892544</text:p>
          </table:table-cell>
          <table:table-cell office:value-type="float" office:value="0.862713" calcext:value-type="float">
            <text:p>0,862713</text:p>
          </table:table-cell>
          <table:table-cell office:value-type="float" office:value="0.774624" calcext:value-type="float">
            <text:p>0,774624</text:p>
          </table:table-cell>
          <table:table-cell office:value-type="float" office:value="0.761983" calcext:value-type="float">
            <text:p>0,761983</text:p>
          </table:table-cell>
          <table:table-cell office:value-type="float" office:value="0.195127" calcext:value-type="float">
            <text:p>0,195127</text:p>
          </table:table-cell>
          <table:table-cell office:value-type="float" office:value="2.04308" calcext:value-type="float">
            <text:p>2,04308</text:p>
          </table:table-cell>
          <table:table-cell office:value-type="float" office:value="1.14621" calcext:value-type="float">
            <text:p>1,14621</text:p>
          </table:table-cell>
          <table:table-cell office:value-type="float" office:value="1.17647" calcext:value-type="float">
            <text:p>1,17647</text:p>
          </table:table-cell>
          <table:table-cell table:number-columns-repeated="20"/>
          <table:table-cell table:formula="of:=MIN([.A153:.BL153])" office:value-type="float" office:value="0.189898" calcext:value-type="float">
            <text:p>0,189898</text:p>
          </table:table-cell>
          <table:table-cell table:formula="of:=MAX([.A153:.BL153])" office:value-type="float" office:value="2.04308" calcext:value-type="float">
            <text:p>2,04308</text:p>
          </table:table-cell>
          <table:table-cell table:number-columns-repeated="7"/>
        </table:table-row>
        <table:table-row table:style-name="ro1">
          <table:table-cell office:value-type="float" office:value="0.209713" calcext:value-type="float">
            <text:p>0,209713</text:p>
          </table:table-cell>
          <table:table-cell office:value-type="float" office:value="0.225228" calcext:value-type="float">
            <text:p>0,225228</text:p>
          </table:table-cell>
          <table:table-cell office:value-type="float" office:value="0.231873" calcext:value-type="float">
            <text:p>0,231873</text:p>
          </table:table-cell>
          <table:table-cell office:value-type="float" office:value="0.202104" calcext:value-type="float">
            <text:p>0,202104</text:p>
          </table:table-cell>
          <table:table-cell office:value-type="float" office:value="0.196716" calcext:value-type="float">
            <text:p>0,196716</text:p>
          </table:table-cell>
          <table:table-cell office:value-type="float" office:value="0.204172" calcext:value-type="float">
            <text:p>0,204172</text:p>
          </table:table-cell>
          <table:table-cell office:value-type="float" office:value="0.205903" calcext:value-type="float">
            <text:p>0,205903</text:p>
          </table:table-cell>
          <table:table-cell office:value-type="float" office:value="0.192745" calcext:value-type="float">
            <text:p>0,192745</text:p>
          </table:table-cell>
          <table:table-cell office:value-type="float" office:value="0.196256" calcext:value-type="float">
            <text:p>0,196256</text:p>
          </table:table-cell>
          <table:table-cell office:value-type="float" office:value="0.652622" calcext:value-type="float">
            <text:p>0,652622</text:p>
          </table:table-cell>
          <table:table-cell office:value-type="float" office:value="0.193736" calcext:value-type="float">
            <text:p>0,193736</text:p>
          </table:table-cell>
          <table:table-cell office:value-type="float" office:value="0.194378" calcext:value-type="float">
            <text:p>0,194378</text:p>
          </table:table-cell>
          <table:table-cell office:value-type="float" office:value="0.208645" calcext:value-type="float">
            <text:p>0,208645</text:p>
          </table:table-cell>
          <table:table-cell office:value-type="float" office:value="0.086874" calcext:value-type="float">
            <text:p>0,086874</text:p>
          </table:table-cell>
          <table:table-cell office:value-type="float" office:value="0.79826" calcext:value-type="float">
            <text:p>0,79826</text:p>
          </table:table-cell>
          <table:table-cell office:value-type="float" office:value="0.676766" calcext:value-type="float">
            <text:p>0,676766</text:p>
          </table:table-cell>
          <table:table-cell office:value-type="float" office:value="0.563387" calcext:value-type="float">
            <text:p>0,563387</text:p>
          </table:table-cell>
          <table:table-cell office:value-type="float" office:value="0.440413" calcext:value-type="float">
            <text:p>0,440413</text:p>
          </table:table-cell>
          <table:table-cell office:value-type="float" office:value="0.484708" calcext:value-type="float">
            <text:p>0,484708</text:p>
          </table:table-cell>
          <table:table-cell office:value-type="float" office:value="0.451364" calcext:value-type="float">
            <text:p>0,451364</text:p>
          </table:table-cell>
          <table:table-cell office:value-type="float" office:value="0.419586" calcext:value-type="float">
            <text:p>0,419586</text:p>
          </table:table-cell>
          <table:table-cell office:value-type="float" office:value="0.380349" calcext:value-type="float">
            <text:p>0,380349</text:p>
          </table:table-cell>
          <table:table-cell office:value-type="float" office:value="0.351548" calcext:value-type="float">
            <text:p>0,351548</text:p>
          </table:table-cell>
          <table:table-cell office:value-type="float" office:value="0.788045" calcext:value-type="float">
            <text:p>0,788045</text:p>
          </table:table-cell>
          <table:table-cell office:value-type="float" office:value="0.841904" calcext:value-type="float">
            <text:p>0,841904</text:p>
          </table:table-cell>
          <table:table-cell office:value-type="float" office:value="0.855158" calcext:value-type="float">
            <text:p>0,855158</text:p>
          </table:table-cell>
          <table:table-cell office:value-type="float" office:value="0.794711" calcext:value-type="float">
            <text:p>0,794711</text:p>
          </table:table-cell>
          <table:table-cell office:value-type="float" office:value="1.49004" calcext:value-type="float">
            <text:p>1,49004</text:p>
          </table:table-cell>
          <table:table-cell office:value-type="float" office:value="0.732356" calcext:value-type="float">
            <text:p>0,732356</text:p>
          </table:table-cell>
          <table:table-cell office:value-type="float" office:value="1.3118" calcext:value-type="float">
            <text:p>1,3118</text:p>
          </table:table-cell>
          <table:table-cell office:value-type="float" office:value="1.33239" calcext:value-type="float">
            <text:p>1,33239</text:p>
          </table:table-cell>
          <table:table-cell office:value-type="float" office:value="1.55965" calcext:value-type="float">
            <text:p>1,55965</text:p>
          </table:table-cell>
          <table:table-cell office:value-type="float" office:value="0.604372" calcext:value-type="float">
            <text:p>0,604372</text:p>
          </table:table-cell>
          <table:table-cell office:value-type="float" office:value="0.581892" calcext:value-type="float">
            <text:p>0,581892</text:p>
          </table:table-cell>
          <table:table-cell office:value-type="float" office:value="0.576194" calcext:value-type="float">
            <text:p>0,576194</text:p>
          </table:table-cell>
          <table:table-cell office:value-type="float" office:value="0.579057" calcext:value-type="float">
            <text:p>0,579057</text:p>
          </table:table-cell>
          <table:table-cell office:value-type="float" office:value="1.39507" calcext:value-type="float">
            <text:p>1,39507</text:p>
          </table:table-cell>
          <table:table-cell office:value-type="float" office:value="0.583303" calcext:value-type="float">
            <text:p>0,583303</text:p>
          </table:table-cell>
          <table:table-cell office:value-type="float" office:value="1.4769" calcext:value-type="float">
            <text:p>1,4769</text:p>
          </table:table-cell>
          <table:table-cell office:value-type="float" office:value="1.68238" calcext:value-type="float">
            <text:p>1,68238</text:p>
          </table:table-cell>
          <table:table-cell office:value-type="float" office:value="0.389688" calcext:value-type="float">
            <text:p>0,389688</text:p>
          </table:table-cell>
          <table:table-cell office:value-type="float" office:value="0.687695" calcext:value-type="float">
            <text:p>0,687695</text:p>
          </table:table-cell>
          <table:table-cell office:value-type="float" office:value="0.636399" calcext:value-type="float">
            <text:p>0,636399</text:p>
          </table:table-cell>
          <table:table-cell office:value-type="float" office:value="0.58738" calcext:value-type="float">
            <text:p>0,58738</text:p>
          </table:table-cell>
          <table:table-cell office:value-type="float" office:value="2.0361" calcext:value-type="float">
            <text:p>2,0361</text:p>
          </table:table-cell>
          <table:table-cell office:value-type="float" office:value="0.174789" calcext:value-type="float">
            <text:p>0,174789</text:p>
          </table:table-cell>
          <table:table-cell office:value-type="float" office:value="0.0807571" calcext:value-type="float">
            <text:p>0,0807571</text:p>
          </table:table-cell>
          <table:table-cell office:value-type="float" office:value="0.0778701" calcext:value-type="float">
            <text:p>0,0778701</text:p>
          </table:table-cell>
          <table:table-cell table:number-columns-repeated="20"/>
          <table:table-cell table:formula="of:=MIN([.A154:.BL154])" office:value-type="float" office:value="0.0778701" calcext:value-type="float">
            <text:p>0,0778701</text:p>
          </table:table-cell>
          <table:table-cell table:formula="of:=MAX([.A154:.BL154])" office:value-type="float" office:value="2.0361" calcext:value-type="float">
            <text:p>2,0361</text:p>
          </table:table-cell>
          <table:table-cell table:number-columns-repeated="7"/>
        </table:table-row>
        <table:table-row table:style-name="ro1">
          <table:table-cell office:value-type="float" office:value="0.117699" calcext:value-type="float">
            <text:p>0,117699</text:p>
          </table:table-cell>
          <table:table-cell office:value-type="float" office:value="0.126013" calcext:value-type="float">
            <text:p>0,126013</text:p>
          </table:table-cell>
          <table:table-cell office:value-type="float" office:value="0.099158" calcext:value-type="float">
            <text:p>0,099158</text:p>
          </table:table-cell>
          <table:table-cell office:value-type="float" office:value="0.102017" calcext:value-type="float">
            <text:p>0,102017</text:p>
          </table:table-cell>
          <table:table-cell office:value-type="float" office:value="0.100937" calcext:value-type="float">
            <text:p>0,100937</text:p>
          </table:table-cell>
          <table:table-cell office:value-type="float" office:value="0.0981948" calcext:value-type="float">
            <text:p>0,0981948</text:p>
          </table:table-cell>
          <table:table-cell office:value-type="float" office:value="0.104729" calcext:value-type="float">
            <text:p>0,104729</text:p>
          </table:table-cell>
          <table:table-cell office:value-type="float" office:value="0.131651" calcext:value-type="float">
            <text:p>0,131651</text:p>
          </table:table-cell>
          <table:table-cell office:value-type="float" office:value="0.675743" calcext:value-type="float">
            <text:p>0,675743</text:p>
          </table:table-cell>
          <table:table-cell office:value-type="float" office:value="0.15107" calcext:value-type="float">
            <text:p>0,15107</text:p>
          </table:table-cell>
          <table:table-cell office:value-type="float" office:value="0.95573" calcext:value-type="float">
            <text:p>0,95573</text:p>
          </table:table-cell>
          <table:table-cell office:value-type="float" office:value="0.878874" calcext:value-type="float">
            <text:p>0,878874</text:p>
          </table:table-cell>
          <table:table-cell office:value-type="float" office:value="0.942399" calcext:value-type="float">
            <text:p>0,942399</text:p>
          </table:table-cell>
          <table:table-cell office:value-type="float" office:value="0.784679" calcext:value-type="float">
            <text:p>0,784679</text:p>
          </table:table-cell>
          <table:table-cell office:value-type="float" office:value="0.744589" calcext:value-type="float">
            <text:p>0,744589</text:p>
          </table:table-cell>
          <table:table-cell office:value-type="float" office:value="0.715068" calcext:value-type="float">
            <text:p>0,715068</text:p>
          </table:table-cell>
          <table:table-cell office:value-type="float" office:value="1.12644" calcext:value-type="float">
            <text:p>1,12644</text:p>
          </table:table-cell>
          <table:table-cell office:value-type="float" office:value="0.985621" calcext:value-type="float">
            <text:p>0,985621</text:p>
          </table:table-cell>
          <table:table-cell office:value-type="float" office:value="0.937243" calcext:value-type="float">
            <text:p>0,937243</text:p>
          </table:table-cell>
          <table:table-cell office:value-type="float" office:value="0.87399" calcext:value-type="float">
            <text:p>0,87399</text:p>
          </table:table-cell>
          <table:table-cell office:value-type="float" office:value="0.801497" calcext:value-type="float">
            <text:p>0,801497</text:p>
          </table:table-cell>
          <table:table-cell office:value-type="float" office:value="0.720403" calcext:value-type="float">
            <text:p>0,720403</text:p>
          </table:table-cell>
          <table:table-cell office:value-type="float" office:value="0.651159" calcext:value-type="float">
            <text:p>0,651159</text:p>
          </table:table-cell>
          <table:table-cell office:value-type="float" office:value="0.694695" calcext:value-type="float">
            <text:p>0,694695</text:p>
          </table:table-cell>
          <table:table-cell office:value-type="float" office:value="0.728291" calcext:value-type="float">
            <text:p>0,728291</text:p>
          </table:table-cell>
          <table:table-cell office:value-type="float" office:value="0.734114" calcext:value-type="float">
            <text:p>0,734114</text:p>
          </table:table-cell>
          <table:table-cell office:value-type="float" office:value="0.727115" calcext:value-type="float">
            <text:p>0,727115</text:p>
          </table:table-cell>
          <table:table-cell office:value-type="float" office:value="0.755322" calcext:value-type="float">
            <text:p>0,755322</text:p>
          </table:table-cell>
          <table:table-cell office:value-type="float" office:value="2.03782" calcext:value-type="float">
            <text:p>2,03782</text:p>
          </table:table-cell>
          <table:table-cell office:value-type="float" office:value="0.757333" calcext:value-type="float">
            <text:p>0,757333</text:p>
          </table:table-cell>
          <table:table-cell office:value-type="float" office:value="0.734457" calcext:value-type="float">
            <text:p>0,734457</text:p>
          </table:table-cell>
          <table:table-cell office:value-type="float" office:value="0.7514" calcext:value-type="float">
            <text:p>0,7514</text:p>
          </table:table-cell>
          <table:table-cell office:value-type="float" office:value="0.721832" calcext:value-type="float">
            <text:p>0,721832</text:p>
          </table:table-cell>
          <table:table-cell office:value-type="float" office:value="0.698728" calcext:value-type="float">
            <text:p>0,698728</text:p>
          </table:table-cell>
          <table:table-cell office:value-type="float" office:value="0.714982" calcext:value-type="float">
            <text:p>0,714982</text:p>
          </table:table-cell>
          <table:table-cell office:value-type="float" office:value="0.70143" calcext:value-type="float">
            <text:p>0,70143</text:p>
          </table:table-cell>
          <table:table-cell office:value-type="float" office:value="0.668273" calcext:value-type="float">
            <text:p>0,668273</text:p>
          </table:table-cell>
          <table:table-cell office:value-type="float" office:value="0.620447" calcext:value-type="float">
            <text:p>0,620447</text:p>
          </table:table-cell>
          <table:table-cell office:value-type="float" office:value="0.596889" calcext:value-type="float">
            <text:p>0,596889</text:p>
          </table:table-cell>
          <table:table-cell office:value-type="float" office:value="0.351959" calcext:value-type="float">
            <text:p>0,351959</text:p>
          </table:table-cell>
          <table:table-cell office:value-type="float" office:value="2.47202" calcext:value-type="float">
            <text:p>2,47202</text:p>
          </table:table-cell>
          <table:table-cell office:value-type="float" office:value="0.118267" calcext:value-type="float">
            <text:p>0,118267</text:p>
          </table:table-cell>
          <table:table-cell office:value-type="float" office:value="0.829714" calcext:value-type="float">
            <text:p>0,829714</text:p>
          </table:table-cell>
          <table:table-cell office:value-type="float" office:value="1.03708" calcext:value-type="float">
            <text:p>1,03708</text:p>
          </table:table-cell>
          <table:table-cell office:value-type="float" office:value="0.194842" calcext:value-type="float">
            <text:p>0,194842</text:p>
          </table:table-cell>
          <table:table-cell office:value-type="float" office:value="0.814587" calcext:value-type="float">
            <text:p>0,814587</text:p>
          </table:table-cell>
          <table:table-cell office:value-type="float" office:value="0.096612" calcext:value-type="float">
            <text:p>0,096612</text:p>
          </table:table-cell>
          <table:table-cell office:value-type="float" office:value="0.0646119" calcext:value-type="float">
            <text:p>0,0646119</text:p>
          </table:table-cell>
          <table:table-cell table:number-columns-repeated="20"/>
          <table:table-cell table:formula="of:=MIN([.A155:.BL155])" office:value-type="float" office:value="0.0646119" calcext:value-type="float">
            <text:p>0,0646119</text:p>
          </table:table-cell>
          <table:table-cell table:formula="of:=MAX([.A155:.BL155])" office:value-type="float" office:value="2.47202" calcext:value-type="float">
            <text:p>2,47202</text:p>
          </table:table-cell>
          <table:table-cell table:number-columns-repeated="7"/>
        </table:table-row>
        <table:table-row table:style-name="ro1">
          <table:table-cell office:value-type="float" office:value="0.194478" calcext:value-type="float">
            <text:p>0,194478</text:p>
          </table:table-cell>
          <table:table-cell office:value-type="float" office:value="0.19533" calcext:value-type="float">
            <text:p>0,19533</text:p>
          </table:table-cell>
          <table:table-cell office:value-type="float" office:value="0.222491" calcext:value-type="float">
            <text:p>0,222491</text:p>
          </table:table-cell>
          <table:table-cell office:value-type="float" office:value="0.198363" calcext:value-type="float">
            <text:p>0,198363</text:p>
          </table:table-cell>
          <table:table-cell office:value-type="float" office:value="0.206914" calcext:value-type="float">
            <text:p>0,206914</text:p>
          </table:table-cell>
          <table:table-cell office:value-type="float" office:value="0.22083" calcext:value-type="float">
            <text:p>0,22083</text:p>
          </table:table-cell>
          <table:table-cell office:value-type="float" office:value="0.462732" calcext:value-type="float">
            <text:p>0,462732</text:p>
          </table:table-cell>
          <table:table-cell office:value-type="float" office:value="0.436871" calcext:value-type="float">
            <text:p>0,436871</text:p>
          </table:table-cell>
          <table:table-cell office:value-type="float" office:value="0.193329" calcext:value-type="float">
            <text:p>0,193329</text:p>
          </table:table-cell>
          <table:table-cell office:value-type="float" office:value="0.293583" calcext:value-type="float">
            <text:p>0,293583</text:p>
          </table:table-cell>
          <table:table-cell office:value-type="float" office:value="0.367217" calcext:value-type="float">
            <text:p>0,367217</text:p>
          </table:table-cell>
          <table:table-cell office:value-type="float" office:value="0.358195" calcext:value-type="float">
            <text:p>0,358195</text:p>
          </table:table-cell>
          <table:table-cell office:value-type="float" office:value="0.188955" calcext:value-type="float">
            <text:p>0,188955</text:p>
          </table:table-cell>
          <table:table-cell office:value-type="float" office:value="0.624029" calcext:value-type="float">
            <text:p>0,624029</text:p>
          </table:table-cell>
          <table:table-cell office:value-type="float" office:value="0.24332" calcext:value-type="float">
            <text:p>0,24332</text:p>
          </table:table-cell>
          <table:table-cell office:value-type="float" office:value="0.21215" calcext:value-type="float">
            <text:p>0,21215</text:p>
          </table:table-cell>
          <table:table-cell office:value-type="float" office:value="0.189796" calcext:value-type="float">
            <text:p>0,189796</text:p>
          </table:table-cell>
          <table:table-cell office:value-type="float" office:value="0.56766" calcext:value-type="float">
            <text:p>0,56766</text:p>
          </table:table-cell>
          <table:table-cell office:value-type="float" office:value="0.904538" calcext:value-type="float">
            <text:p>0,904538</text:p>
          </table:table-cell>
          <table:table-cell office:value-type="float" office:value="0.758053" calcext:value-type="float">
            <text:p>0,758053</text:p>
          </table:table-cell>
          <table:table-cell office:value-type="float" office:value="0.989579" calcext:value-type="float">
            <text:p>0,989579</text:p>
          </table:table-cell>
          <table:table-cell office:value-type="float" office:value="0.197805" calcext:value-type="float">
            <text:p>0,197805</text:p>
          </table:table-cell>
          <table:table-cell office:value-type="float" office:value="0.771455" calcext:value-type="float">
            <text:p>0,771455</text:p>
          </table:table-cell>
          <table:table-cell office:value-type="float" office:value="0.992478" calcext:value-type="float">
            <text:p>0,992478</text:p>
          </table:table-cell>
          <table:table-cell office:value-type="float" office:value="0.189276" calcext:value-type="float">
            <text:p>0,189276</text:p>
          </table:table-cell>
          <table:table-cell office:value-type="float" office:value="0.194079" calcext:value-type="float">
            <text:p>0,194079</text:p>
          </table:table-cell>
          <table:table-cell office:value-type="float" office:value="0.981696" calcext:value-type="float">
            <text:p>0,981696</text:p>
          </table:table-cell>
          <table:table-cell office:value-type="float" office:value="0.903887" calcext:value-type="float">
            <text:p>0,903887</text:p>
          </table:table-cell>
          <table:table-cell office:value-type="float" office:value="0.208937" calcext:value-type="float">
            <text:p>0,208937</text:p>
          </table:table-cell>
          <table:table-cell office:value-type="float" office:value="0.212705" calcext:value-type="float">
            <text:p>0,212705</text:p>
          </table:table-cell>
          <table:table-cell office:value-type="float" office:value="1.44728" calcext:value-type="float">
            <text:p>1,44728</text:p>
          </table:table-cell>
          <table:table-cell office:value-type="float" office:value="0.318039" calcext:value-type="float">
            <text:p>0,318039</text:p>
          </table:table-cell>
          <table:table-cell office:value-type="float" office:value="0.334348" calcext:value-type="float">
            <text:p>0,334348</text:p>
          </table:table-cell>
          <table:table-cell office:value-type="float" office:value="1.37028" calcext:value-type="float">
            <text:p>1,37028</text:p>
          </table:table-cell>
          <table:table-cell office:value-type="float" office:value="1.38541" calcext:value-type="float">
            <text:p>1,38541</text:p>
          </table:table-cell>
          <table:table-cell office:value-type="float" office:value="0.229045" calcext:value-type="float">
            <text:p>0,229045</text:p>
          </table:table-cell>
          <table:table-cell office:value-type="float" office:value="0.0952981" calcext:value-type="float">
            <text:p>0,0952981</text:p>
          </table:table-cell>
          <table:table-cell office:value-type="float" office:value="0.198835" calcext:value-type="float">
            <text:p>0,198835</text:p>
          </table:table-cell>
          <table:table-cell office:value-type="float" office:value="0.187895" calcext:value-type="float">
            <text:p>0,187895</text:p>
          </table:table-cell>
          <table:table-cell office:value-type="float" office:value="0.194708" calcext:value-type="float">
            <text:p>0,194708</text:p>
          </table:table-cell>
          <table:table-cell office:value-type="float" office:value="0.393042" calcext:value-type="float">
            <text:p>0,393042</text:p>
          </table:table-cell>
          <table:table-cell office:value-type="float" office:value="0.336237" calcext:value-type="float">
            <text:p>0,336237</text:p>
          </table:table-cell>
          <table:table-cell office:value-type="float" office:value="0.184474" calcext:value-type="float">
            <text:p>0,184474</text:p>
          </table:table-cell>
          <table:table-cell office:value-type="float" office:value="0.683253" calcext:value-type="float">
            <text:p>0,683253</text:p>
          </table:table-cell>
          <table:table-cell office:value-type="float" office:value="0.189905" calcext:value-type="float">
            <text:p>0,189905</text:p>
          </table:table-cell>
          <table:table-cell office:value-type="float" office:value="2.09863" calcext:value-type="float">
            <text:p>2,09863</text:p>
          </table:table-cell>
          <table:table-cell office:value-type="float" office:value="0.455793" calcext:value-type="float">
            <text:p>0,455793</text:p>
          </table:table-cell>
          <table:table-cell office:value-type="float" office:value="0.0859358" calcext:value-type="float">
            <text:p>0,0859358</text:p>
          </table:table-cell>
          <table:table-cell table:number-columns-repeated="20"/>
          <table:table-cell table:formula="of:=MIN([.A156:.BL156])" office:value-type="float" office:value="0.0859358" calcext:value-type="float">
            <text:p>0,0859358</text:p>
          </table:table-cell>
          <table:table-cell table:formula="of:=MAX([.A156:.BL156])" office:value-type="float" office:value="2.09863" calcext:value-type="float">
            <text:p>2,09863</text:p>
          </table:table-cell>
          <table:table-cell table:number-columns-repeated="7"/>
        </table:table-row>
        <table:table-row table:style-name="ro1">
          <table:table-cell office:value-type="float" office:value="0.192117" calcext:value-type="float">
            <text:p>0,192117</text:p>
          </table:table-cell>
          <table:table-cell office:value-type="float" office:value="0.210549" calcext:value-type="float">
            <text:p>0,210549</text:p>
          </table:table-cell>
          <table:table-cell office:value-type="float" office:value="0.229446" calcext:value-type="float">
            <text:p>0,229446</text:p>
          </table:table-cell>
          <table:table-cell office:value-type="float" office:value="0.229632" calcext:value-type="float">
            <text:p>0,229632</text:p>
          </table:table-cell>
          <table:table-cell office:value-type="float" office:value="0.204459" calcext:value-type="float">
            <text:p>0,204459</text:p>
          </table:table-cell>
          <table:table-cell office:value-type="float" office:value="0.192068" calcext:value-type="float">
            <text:p>0,192068</text:p>
          </table:table-cell>
          <table:table-cell office:value-type="float" office:value="0.220116" calcext:value-type="float">
            <text:p>0,220116</text:p>
          </table:table-cell>
          <table:table-cell office:value-type="float" office:value="0.209992" calcext:value-type="float">
            <text:p>0,209992</text:p>
          </table:table-cell>
          <table:table-cell office:value-type="float" office:value="0.367769" calcext:value-type="float">
            <text:p>0,367769</text:p>
          </table:table-cell>
          <table:table-cell office:value-type="float" office:value="0.188222" calcext:value-type="float">
            <text:p>0,188222</text:p>
          </table:table-cell>
          <table:table-cell office:value-type="float" office:value="0.245595" calcext:value-type="float">
            <text:p>0,245595</text:p>
          </table:table-cell>
          <table:table-cell office:value-type="float" office:value="0.256479" calcext:value-type="float">
            <text:p>0,256479</text:p>
          </table:table-cell>
          <table:table-cell office:value-type="float" office:value="0.193401" calcext:value-type="float">
            <text:p>0,193401</text:p>
          </table:table-cell>
          <table:table-cell office:value-type="float" office:value="0.489831" calcext:value-type="float">
            <text:p>0,489831</text:p>
          </table:table-cell>
          <table:table-cell office:value-type="float" office:value="0.409469" calcext:value-type="float">
            <text:p>0,409469</text:p>
          </table:table-cell>
          <table:table-cell office:value-type="float" office:value="0.210716" calcext:value-type="float">
            <text:p>0,210716</text:p>
          </table:table-cell>
          <table:table-cell office:value-type="float" office:value="0.403398" calcext:value-type="float">
            <text:p>0,403398</text:p>
          </table:table-cell>
          <table:table-cell office:value-type="float" office:value="0.447107" calcext:value-type="float">
            <text:p>0,447107</text:p>
          </table:table-cell>
          <table:table-cell office:value-type="float" office:value="0.385444" calcext:value-type="float">
            <text:p>0,385444</text:p>
          </table:table-cell>
          <table:table-cell office:value-type="float" office:value="0.275418" calcext:value-type="float">
            <text:p>0,275418</text:p>
          </table:table-cell>
          <table:table-cell office:value-type="float" office:value="0.190393" calcext:value-type="float">
            <text:p>0,190393</text:p>
          </table:table-cell>
          <table:table-cell office:value-type="float" office:value="0.322027" calcext:value-type="float">
            <text:p>0,322027</text:p>
          </table:table-cell>
          <table:table-cell office:value-type="float" office:value="0.189164" calcext:value-type="float">
            <text:p>0,189164</text:p>
          </table:table-cell>
          <table:table-cell office:value-type="float" office:value="0.272043" calcext:value-type="float">
            <text:p>0,272043</text:p>
          </table:table-cell>
          <table:table-cell office:value-type="float" office:value="0.291997" calcext:value-type="float">
            <text:p>0,291997</text:p>
          </table:table-cell>
          <table:table-cell office:value-type="float" office:value="0.382652" calcext:value-type="float">
            <text:p>0,382652</text:p>
          </table:table-cell>
          <table:table-cell office:value-type="float" office:value="0.183593" calcext:value-type="float">
            <text:p>0,183593</text:p>
          </table:table-cell>
          <table:table-cell office:value-type="float" office:value="0.306222" calcext:value-type="float">
            <text:p>0,306222</text:p>
          </table:table-cell>
          <table:table-cell office:value-type="float" office:value="0.182161" calcext:value-type="float">
            <text:p>0,182161</text:p>
          </table:table-cell>
          <table:table-cell office:value-type="float" office:value="0.264761" calcext:value-type="float">
            <text:p>0,264761</text:p>
          </table:table-cell>
          <table:table-cell office:value-type="float" office:value="0.387193" calcext:value-type="float">
            <text:p>0,387193</text:p>
          </table:table-cell>
          <table:table-cell office:value-type="float" office:value="0.256711" calcext:value-type="float">
            <text:p>0,256711</text:p>
          </table:table-cell>
          <table:table-cell office:value-type="float" office:value="0.18248" calcext:value-type="float">
            <text:p>0,18248</text:p>
          </table:table-cell>
          <table:table-cell office:value-type="float" office:value="0.421116" calcext:value-type="float">
            <text:p>0,421116</text:p>
          </table:table-cell>
          <table:table-cell office:value-type="float" office:value="1.86285" calcext:value-type="float">
            <text:p>1,86285</text:p>
          </table:table-cell>
          <table:table-cell office:value-type="float" office:value="0.181237" calcext:value-type="float">
            <text:p>0,181237</text:p>
          </table:table-cell>
          <table:table-cell office:value-type="float" office:value="1.72051" calcext:value-type="float">
            <text:p>1,72051</text:p>
          </table:table-cell>
          <table:table-cell office:value-type="float" office:value="1.53744" calcext:value-type="float">
            <text:p>1,53744</text:p>
          </table:table-cell>
          <table:table-cell office:value-type="float" office:value="0.4194" calcext:value-type="float">
            <text:p>0,4194</text:p>
          </table:table-cell>
          <table:table-cell office:value-type="float" office:value="1.98914" calcext:value-type="float">
            <text:p>1,98914</text:p>
          </table:table-cell>
          <table:table-cell office:value-type="float" office:value="1.14929" calcext:value-type="float">
            <text:p>1,14929</text:p>
          </table:table-cell>
          <table:table-cell office:value-type="float" office:value="1.99184" calcext:value-type="float">
            <text:p>1,99184</text:p>
          </table:table-cell>
          <table:table-cell office:value-type="float" office:value="0.841371" calcext:value-type="float">
            <text:p>0,841371</text:p>
          </table:table-cell>
          <table:table-cell office:value-type="float" office:value="1.23333" calcext:value-type="float">
            <text:p>1,23333</text:p>
          </table:table-cell>
          <table:table-cell office:value-type="float" office:value="0.501504" calcext:value-type="float">
            <text:p>0,501504</text:p>
          </table:table-cell>
          <table:table-cell office:value-type="float" office:value="0.710655" calcext:value-type="float">
            <text:p>0,710655</text:p>
          </table:table-cell>
          <table:table-cell office:value-type="float" office:value="2.06026" calcext:value-type="float">
            <text:p>2,06026</text:p>
          </table:table-cell>
          <table:table-cell office:value-type="float" office:value="0.21681" calcext:value-type="float">
            <text:p>0,21681</text:p>
          </table:table-cell>
          <table:table-cell table:number-columns-repeated="20"/>
          <table:table-cell table:formula="of:=MIN([.A157:.BL157])" office:value-type="float" office:value="0.181237" calcext:value-type="float">
            <text:p>0,181237</text:p>
          </table:table-cell>
          <table:table-cell table:formula="of:=MAX([.A157:.BL157])" office:value-type="float" office:value="2.06026" calcext:value-type="float">
            <text:p>2,06026</text:p>
          </table:table-cell>
          <table:table-cell table:number-columns-repeated="7"/>
        </table:table-row>
        <table:table-row table:style-name="ro1">
          <table:table-cell office:value-type="float" office:value="0.187884" calcext:value-type="float">
            <text:p>0,187884</text:p>
          </table:table-cell>
          <table:table-cell office:value-type="float" office:value="0.202927" calcext:value-type="float">
            <text:p>0,202927</text:p>
          </table:table-cell>
          <table:table-cell office:value-type="float" office:value="0.204717" calcext:value-type="float">
            <text:p>0,204717</text:p>
          </table:table-cell>
          <table:table-cell office:value-type="float" office:value="0.194219" calcext:value-type="float">
            <text:p>0,194219</text:p>
          </table:table-cell>
          <table:table-cell office:value-type="float" office:value="0.206237" calcext:value-type="float">
            <text:p>0,206237</text:p>
          </table:table-cell>
          <table:table-cell office:value-type="float" office:value="0.404438" calcext:value-type="float">
            <text:p>0,404438</text:p>
          </table:table-cell>
          <table:table-cell office:value-type="float" office:value="0.216525" calcext:value-type="float">
            <text:p>0,216525</text:p>
          </table:table-cell>
          <table:table-cell office:value-type="float" office:value="0.427588" calcext:value-type="float">
            <text:p>0,427588</text:p>
          </table:table-cell>
          <table:table-cell office:value-type="float" office:value="0.419278" calcext:value-type="float">
            <text:p>0,419278</text:p>
          </table:table-cell>
          <table:table-cell office:value-type="float" office:value="0.197051" calcext:value-type="float">
            <text:p>0,197051</text:p>
          </table:table-cell>
          <table:table-cell office:value-type="float" office:value="0.400647" calcext:value-type="float">
            <text:p>0,400647</text:p>
          </table:table-cell>
          <table:table-cell office:value-type="float" office:value="0.996257" calcext:value-type="float">
            <text:p>0,996257</text:p>
          </table:table-cell>
          <table:table-cell office:value-type="float" office:value="0.195437" calcext:value-type="float">
            <text:p>0,195437</text:p>
          </table:table-cell>
          <table:table-cell office:value-type="float" office:value="0.406566" calcext:value-type="float">
            <text:p>0,406566</text:p>
          </table:table-cell>
          <table:table-cell office:value-type="float" office:value="0.194672" calcext:value-type="float">
            <text:p>0,194672</text:p>
          </table:table-cell>
          <table:table-cell office:value-type="float" office:value="0.407002" calcext:value-type="float">
            <text:p>0,407002</text:p>
          </table:table-cell>
          <table:table-cell office:value-type="float" office:value="0.197674" calcext:value-type="float">
            <text:p>0,197674</text:p>
          </table:table-cell>
          <table:table-cell office:value-type="float" office:value="0.868283" calcext:value-type="float">
            <text:p>0,868283</text:p>
          </table:table-cell>
          <table:table-cell office:value-type="float" office:value="0.391353" calcext:value-type="float">
            <text:p>0,391353</text:p>
          </table:table-cell>
          <table:table-cell office:value-type="float" office:value="0.38549" calcext:value-type="float">
            <text:p>0,38549</text:p>
          </table:table-cell>
          <table:table-cell office:value-type="float" office:value="0.194548" calcext:value-type="float">
            <text:p>0,194548</text:p>
          </table:table-cell>
          <table:table-cell office:value-type="float" office:value="1.4069" calcext:value-type="float">
            <text:p>1,4069</text:p>
          </table:table-cell>
          <table:table-cell office:value-type="float" office:value="0.404599" calcext:value-type="float">
            <text:p>0,404599</text:p>
          </table:table-cell>
          <table:table-cell office:value-type="float" office:value="0.38405" calcext:value-type="float">
            <text:p>0,38405</text:p>
          </table:table-cell>
          <table:table-cell office:value-type="float" office:value="0.197021" calcext:value-type="float">
            <text:p>0,197021</text:p>
          </table:table-cell>
          <table:table-cell office:value-type="float" office:value="0.818408" calcext:value-type="float">
            <text:p>0,818408</text:p>
          </table:table-cell>
          <table:table-cell office:value-type="float" office:value="0.827692" calcext:value-type="float">
            <text:p>0,827692</text:p>
          </table:table-cell>
          <table:table-cell office:value-type="float" office:value="0.100426" calcext:value-type="float">
            <text:p>0,100426</text:p>
          </table:table-cell>
          <table:table-cell office:value-type="float" office:value="1.60167" calcext:value-type="float">
            <text:p>1,60167</text:p>
          </table:table-cell>
          <table:table-cell office:value-type="float" office:value="1.42353" calcext:value-type="float">
            <text:p>1,42353</text:p>
          </table:table-cell>
          <table:table-cell office:value-type="float" office:value="1.20948" calcext:value-type="float">
            <text:p>1,20948</text:p>
          </table:table-cell>
          <table:table-cell office:value-type="float" office:value="1.44799" calcext:value-type="float">
            <text:p>1,44799</text:p>
          </table:table-cell>
          <table:table-cell office:value-type="float" office:value="1.05051" calcext:value-type="float">
            <text:p>1,05051</text:p>
          </table:table-cell>
          <table:table-cell office:value-type="float" office:value="1.6804" calcext:value-type="float">
            <text:p>1,6804</text:p>
          </table:table-cell>
          <table:table-cell office:value-type="float" office:value="1.69325" calcext:value-type="float">
            <text:p>1,69325</text:p>
          </table:table-cell>
          <table:table-cell office:value-type="float" office:value="1.31849" calcext:value-type="float">
            <text:p>1,31849</text:p>
          </table:table-cell>
          <table:table-cell office:value-type="float" office:value="1.7494" calcext:value-type="float">
            <text:p>1,7494</text:p>
          </table:table-cell>
          <table:table-cell office:value-type="float" office:value="1.42656" calcext:value-type="float">
            <text:p>1,42656</text:p>
          </table:table-cell>
          <table:table-cell office:value-type="float" office:value="1.84683" calcext:value-type="float">
            <text:p>1,84683</text:p>
          </table:table-cell>
          <table:table-cell office:value-type="float" office:value="0.189908" calcext:value-type="float">
            <text:p>0,189908</text:p>
          </table:table-cell>
          <table:table-cell office:value-type="float" office:value="1.5345" calcext:value-type="float">
            <text:p>1,5345</text:p>
          </table:table-cell>
          <table:table-cell office:value-type="float" office:value="1.99454" calcext:value-type="float">
            <text:p>1,99454</text:p>
          </table:table-cell>
          <table:table-cell office:value-type="float" office:value="0.186244" calcext:value-type="float">
            <text:p>0,186244</text:p>
          </table:table-cell>
          <table:table-cell office:value-type="float" office:value="0.198784" calcext:value-type="float">
            <text:p>0,198784</text:p>
          </table:table-cell>
          <table:table-cell office:value-type="float" office:value="0.201945" calcext:value-type="float">
            <text:p>0,201945</text:p>
          </table:table-cell>
          <table:table-cell office:value-type="float" office:value="0.312201" calcext:value-type="float">
            <text:p>0,312201</text:p>
          </table:table-cell>
          <table:table-cell office:value-type="float" office:value="0.147193" calcext:value-type="float">
            <text:p>0,147193</text:p>
          </table:table-cell>
          <table:table-cell office:value-type="float" office:value="0.162758" calcext:value-type="float">
            <text:p>0,162758</text:p>
          </table:table-cell>
          <table:table-cell table:number-columns-repeated="20"/>
          <table:table-cell table:formula="of:=MIN([.A158:.BL158])" office:value-type="float" office:value="0.100426" calcext:value-type="float">
            <text:p>0,100426</text:p>
          </table:table-cell>
          <table:table-cell table:formula="of:=MAX([.A158:.BL158])" office:value-type="float" office:value="1.99454" calcext:value-type="float">
            <text:p>1,99454</text:p>
          </table:table-cell>
          <table:table-cell table:number-columns-repeated="7"/>
        </table:table-row>
        <table:table-row table:style-name="ro1">
          <table:table-cell office:value-type="float" office:value="0.190918" calcext:value-type="float">
            <text:p>0,190918</text:p>
          </table:table-cell>
          <table:table-cell office:value-type="float" office:value="0.224433" calcext:value-type="float">
            <text:p>0,224433</text:p>
          </table:table-cell>
          <table:table-cell office:value-type="float" office:value="0.188244" calcext:value-type="float">
            <text:p>0,188244</text:p>
          </table:table-cell>
          <table:table-cell office:value-type="float" office:value="0.220666" calcext:value-type="float">
            <text:p>0,220666</text:p>
          </table:table-cell>
          <table:table-cell office:value-type="float" office:value="0.190537" calcext:value-type="float">
            <text:p>0,190537</text:p>
          </table:table-cell>
          <table:table-cell office:value-type="float" office:value="0.197038" calcext:value-type="float">
            <text:p>0,197038</text:p>
          </table:table-cell>
          <table:table-cell office:value-type="float" office:value="0.195961" calcext:value-type="float">
            <text:p>0,195961</text:p>
          </table:table-cell>
          <table:table-cell office:value-type="float" office:value="0.198655" calcext:value-type="float">
            <text:p>0,198655</text:p>
          </table:table-cell>
          <table:table-cell office:value-type="float" office:value="0.194518" calcext:value-type="float">
            <text:p>0,194518</text:p>
          </table:table-cell>
          <table:table-cell office:value-type="float" office:value="0.195196" calcext:value-type="float">
            <text:p>0,195196</text:p>
          </table:table-cell>
          <table:table-cell office:value-type="float" office:value="0.190809" calcext:value-type="float">
            <text:p>0,190809</text:p>
          </table:table-cell>
          <table:table-cell office:value-type="float" office:value="0.195476" calcext:value-type="float">
            <text:p>0,195476</text:p>
          </table:table-cell>
          <table:table-cell office:value-type="float" office:value="0.199828" calcext:value-type="float">
            <text:p>0,199828</text:p>
          </table:table-cell>
          <table:table-cell office:value-type="float" office:value="1.06807" calcext:value-type="float">
            <text:p>1,06807</text:p>
          </table:table-cell>
          <table:table-cell office:value-type="float" office:value="0.909864" calcext:value-type="float">
            <text:p>0,909864</text:p>
          </table:table-cell>
          <table:table-cell office:value-type="float" office:value="0.742062" calcext:value-type="float">
            <text:p>0,742062</text:p>
          </table:table-cell>
          <table:table-cell office:value-type="float" office:value="0.54486" calcext:value-type="float">
            <text:p>0,54486</text:p>
          </table:table-cell>
          <table:table-cell office:value-type="float" office:value="0.186072" calcext:value-type="float">
            <text:p>0,186072</text:p>
          </table:table-cell>
          <table:table-cell office:value-type="float" office:value="0.591752" calcext:value-type="float">
            <text:p>0,591752</text:p>
          </table:table-cell>
          <table:table-cell office:value-type="float" office:value="0.190669" calcext:value-type="float">
            <text:p>0,190669</text:p>
          </table:table-cell>
          <table:table-cell office:value-type="float" office:value="0.213521" calcext:value-type="float">
            <text:p>0,213521</text:p>
          </table:table-cell>
          <table:table-cell office:value-type="float" office:value="0.804478" calcext:value-type="float">
            <text:p>0,804478</text:p>
          </table:table-cell>
          <table:table-cell office:value-type="float" office:value="0.203306" calcext:value-type="float">
            <text:p>0,203306</text:p>
          </table:table-cell>
          <table:table-cell office:value-type="float" office:value="0.664746" calcext:value-type="float">
            <text:p>0,664746</text:p>
          </table:table-cell>
          <table:table-cell office:value-type="float" office:value="1.70944" calcext:value-type="float">
            <text:p>1,70944</text:p>
          </table:table-cell>
          <table:table-cell office:value-type="float" office:value="0.724246" calcext:value-type="float">
            <text:p>0,724246</text:p>
          </table:table-cell>
          <table:table-cell office:value-type="float" office:value="1.58012" calcext:value-type="float">
            <text:p>1,58012</text:p>
          </table:table-cell>
          <table:table-cell office:value-type="float" office:value="1.07288" calcext:value-type="float">
            <text:p>1,07288</text:p>
          </table:table-cell>
          <table:table-cell office:value-type="float" office:value="1.4721" calcext:value-type="float">
            <text:p>1,4721</text:p>
          </table:table-cell>
          <table:table-cell office:value-type="float" office:value="1.54878" calcext:value-type="float">
            <text:p>1,54878</text:p>
          </table:table-cell>
          <table:table-cell office:value-type="float" office:value="0.898868" calcext:value-type="float">
            <text:p>0,898868</text:p>
          </table:table-cell>
          <table:table-cell office:value-type="float" office:value="0.916598" calcext:value-type="float">
            <text:p>0,916598</text:p>
          </table:table-cell>
          <table:table-cell office:value-type="float" office:value="0.930003" calcext:value-type="float">
            <text:p>0,930003</text:p>
          </table:table-cell>
          <table:table-cell office:value-type="float" office:value="0.577475" calcext:value-type="float">
            <text:p>0,577475</text:p>
          </table:table-cell>
          <table:table-cell office:value-type="float" office:value="0.94274" calcext:value-type="float">
            <text:p>0,94274</text:p>
          </table:table-cell>
          <table:table-cell office:value-type="float" office:value="0.92229" calcext:value-type="float">
            <text:p>0,92229</text:p>
          </table:table-cell>
          <table:table-cell office:value-type="float" office:value="0.841384" calcext:value-type="float">
            <text:p>0,841384</text:p>
          </table:table-cell>
          <table:table-cell office:value-type="float" office:value="0.714119" calcext:value-type="float">
            <text:p>0,714119</text:p>
          </table:table-cell>
          <table:table-cell office:value-type="float" office:value="0.977529" calcext:value-type="float">
            <text:p>0,977529</text:p>
          </table:table-cell>
          <table:table-cell office:value-type="float" office:value="0.608741" calcext:value-type="float">
            <text:p>0,608741</text:p>
          </table:table-cell>
          <table:table-cell office:value-type="float" office:value="1.01954" calcext:value-type="float">
            <text:p>1,01954</text:p>
          </table:table-cell>
          <table:table-cell office:value-type="float" office:value="2.02566" calcext:value-type="float">
            <text:p>2,02566</text:p>
          </table:table-cell>
          <table:table-cell office:value-type="float" office:value="1.66963" calcext:value-type="float">
            <text:p>1,66963</text:p>
          </table:table-cell>
          <table:table-cell office:value-type="float" office:value="0.181307" calcext:value-type="float">
            <text:p>0,181307</text:p>
          </table:table-cell>
          <table:table-cell office:value-type="float" office:value="0.189539" calcext:value-type="float">
            <text:p>0,189539</text:p>
          </table:table-cell>
          <table:table-cell office:value-type="float" office:value="0.0732398" calcext:value-type="float">
            <text:p>0,0732398</text:p>
          </table:table-cell>
          <table:table-cell office:value-type="float" office:value="0.101393" calcext:value-type="float">
            <text:p>0,101393</text:p>
          </table:table-cell>
          <table:table-cell office:value-type="float" office:value="0.425965" calcext:value-type="float">
            <text:p>0,425965</text:p>
          </table:table-cell>
          <table:table-cell table:number-columns-repeated="20"/>
          <table:table-cell table:formula="of:=MIN([.A159:.BL159])" office:value-type="float" office:value="0.0732398" calcext:value-type="float">
            <text:p>0,0732398</text:p>
          </table:table-cell>
          <table:table-cell table:formula="of:=MAX([.A159:.BL159])" office:value-type="float" office:value="2.02566" calcext:value-type="float">
            <text:p>2,02566</text:p>
          </table:table-cell>
          <table:table-cell table:number-columns-repeated="7"/>
        </table:table-row>
        <table:table-row table:style-name="ro1">
          <table:table-cell office:value-type="float" office:value="0.19031" calcext:value-type="float">
            <text:p>0,19031</text:p>
          </table:table-cell>
          <table:table-cell office:value-type="float" office:value="0.196314" calcext:value-type="float">
            <text:p>0,196314</text:p>
          </table:table-cell>
          <table:table-cell office:value-type="float" office:value="0.22639" calcext:value-type="float">
            <text:p>0,22639</text:p>
          </table:table-cell>
          <table:table-cell office:value-type="float" office:value="0.188521" calcext:value-type="float">
            <text:p>0,188521</text:p>
          </table:table-cell>
          <table:table-cell office:value-type="float" office:value="0.196935" calcext:value-type="float">
            <text:p>0,196935</text:p>
          </table:table-cell>
          <table:table-cell office:value-type="float" office:value="0.191677" calcext:value-type="float">
            <text:p>0,191677</text:p>
          </table:table-cell>
          <table:table-cell office:value-type="float" office:value="0.418352" calcext:value-type="float">
            <text:p>0,418352</text:p>
          </table:table-cell>
          <table:table-cell office:value-type="float" office:value="0.189266" calcext:value-type="float">
            <text:p>0,189266</text:p>
          </table:table-cell>
          <table:table-cell office:value-type="float" office:value="0.192808" calcext:value-type="float">
            <text:p>0,192808</text:p>
          </table:table-cell>
          <table:table-cell office:value-type="float" office:value="0.194777" calcext:value-type="float">
            <text:p>0,194777</text:p>
          </table:table-cell>
          <table:table-cell office:value-type="float" office:value="0.186646" calcext:value-type="float">
            <text:p>0,186646</text:p>
          </table:table-cell>
          <table:table-cell office:value-type="float" office:value="0.186754" calcext:value-type="float">
            <text:p>0,186754</text:p>
          </table:table-cell>
          <table:table-cell office:value-type="float" office:value="1.34348" calcext:value-type="float">
            <text:p>1,34348</text:p>
          </table:table-cell>
          <table:table-cell office:value-type="float" office:value="1.32107" calcext:value-type="float">
            <text:p>1,32107</text:p>
          </table:table-cell>
          <table:table-cell office:value-type="float" office:value="1.12722" calcext:value-type="float">
            <text:p>1,12722</text:p>
          </table:table-cell>
          <table:table-cell office:value-type="float" office:value="0.947201" calcext:value-type="float">
            <text:p>0,947201</text:p>
          </table:table-cell>
          <table:table-cell office:value-type="float" office:value="0.951112" calcext:value-type="float">
            <text:p>0,951112</text:p>
          </table:table-cell>
          <table:table-cell office:value-type="float" office:value="0.763465" calcext:value-type="float">
            <text:p>0,763465</text:p>
          </table:table-cell>
          <table:table-cell office:value-type="float" office:value="0.957432" calcext:value-type="float">
            <text:p>0,957432</text:p>
          </table:table-cell>
          <table:table-cell office:value-type="float" office:value="0.778933" calcext:value-type="float">
            <text:p>0,778933</text:p>
          </table:table-cell>
          <table:table-cell office:value-type="float" office:value="1.13283" calcext:value-type="float">
            <text:p>1,13283</text:p>
          </table:table-cell>
          <table:table-cell office:value-type="float" office:value="1.13454" calcext:value-type="float">
            <text:p>1,13454</text:p>
          </table:table-cell>
          <table:table-cell office:value-type="float" office:value="0.572576" calcext:value-type="float">
            <text:p>0,572576</text:p>
          </table:table-cell>
          <table:table-cell office:value-type="float" office:value="0.767949" calcext:value-type="float">
            <text:p>0,767949</text:p>
          </table:table-cell>
          <table:table-cell office:value-type="float" office:value="0.773998" calcext:value-type="float">
            <text:p>0,773998</text:p>
          </table:table-cell>
          <table:table-cell office:value-type="float" office:value="1.55697" calcext:value-type="float">
            <text:p>1,55697</text:p>
          </table:table-cell>
          <table:table-cell office:value-type="float" office:value="1.59465" calcext:value-type="float">
            <text:p>1,59465</text:p>
          </table:table-cell>
          <table:table-cell office:value-type="float" office:value="1.36349" calcext:value-type="float">
            <text:p>1,36349</text:p>
          </table:table-cell>
          <table:table-cell office:value-type="float" office:value="1.72905" calcext:value-type="float">
            <text:p>1,72905</text:p>
          </table:table-cell>
          <table:table-cell office:value-type="float" office:value="0.955358" calcext:value-type="float">
            <text:p>0,955358</text:p>
          </table:table-cell>
          <table:table-cell office:value-type="float" office:value="0.965498" calcext:value-type="float">
            <text:p>0,965498</text:p>
          </table:table-cell>
          <table:table-cell office:value-type="float" office:value="1.55595" calcext:value-type="float">
            <text:p>1,55595</text:p>
          </table:table-cell>
          <table:table-cell office:value-type="float" office:value="0.984638" calcext:value-type="float">
            <text:p>0,984638</text:p>
          </table:table-cell>
          <table:table-cell office:value-type="float" office:value="0.42014" calcext:value-type="float">
            <text:p>0,42014</text:p>
          </table:table-cell>
          <table:table-cell office:value-type="float" office:value="0.629231" calcext:value-type="float">
            <text:p>0,629231</text:p>
          </table:table-cell>
          <table:table-cell office:value-type="float" office:value="2.00899" calcext:value-type="float">
            <text:p>2,00899</text:p>
          </table:table-cell>
          <table:table-cell office:value-type="float" office:value="1.8244" calcext:value-type="float">
            <text:p>1,8244</text:p>
          </table:table-cell>
          <table:table-cell office:value-type="float" office:value="1.89124" calcext:value-type="float">
            <text:p>1,89124</text:p>
          </table:table-cell>
          <table:table-cell office:value-type="float" office:value="0.902728" calcext:value-type="float">
            <text:p>0,902728</text:p>
          </table:table-cell>
          <table:table-cell office:value-type="float" office:value="0.658263" calcext:value-type="float">
            <text:p>0,658263</text:p>
          </table:table-cell>
          <table:table-cell office:value-type="float" office:value="0.688815" calcext:value-type="float">
            <text:p>0,688815</text:p>
          </table:table-cell>
          <table:table-cell office:value-type="float" office:value="0.512622" calcext:value-type="float">
            <text:p>0,512622</text:p>
          </table:table-cell>
          <table:table-cell office:value-type="float" office:value="0.714652" calcext:value-type="float">
            <text:p>0,714652</text:p>
          </table:table-cell>
          <table:table-cell office:value-type="float" office:value="1.66213" calcext:value-type="float">
            <text:p>1,66213</text:p>
          </table:table-cell>
          <table:table-cell office:value-type="float" office:value="0.727123" calcext:value-type="float">
            <text:p>0,727123</text:p>
          </table:table-cell>
          <table:table-cell office:value-type="float" office:value="1.68157" calcext:value-type="float">
            <text:p>1,68157</text:p>
          </table:table-cell>
          <table:table-cell office:value-type="float" office:value="1.92889" calcext:value-type="float">
            <text:p>1,92889</text:p>
          </table:table-cell>
          <table:table-cell office:value-type="float" office:value="1.34538" calcext:value-type="float">
            <text:p>1,34538</text:p>
          </table:table-cell>
          <table:table-cell table:number-columns-repeated="20"/>
          <table:table-cell table:formula="of:=MIN([.A160:.BL160])" office:value-type="float" office:value="0.186646" calcext:value-type="float">
            <text:p>0,186646</text:p>
          </table:table-cell>
          <table:table-cell table:formula="of:=MAX([.A160:.BL160])" office:value-type="float" office:value="2.00899" calcext:value-type="float">
            <text:p>2,00899</text:p>
          </table:table-cell>
          <table:table-cell table:number-columns-repeated="7"/>
        </table:table-row>
        <table:table-row table:style-name="ro1">
          <table:table-cell office:value-type="float" office:value="0.1894" calcext:value-type="float">
            <text:p>0,1894</text:p>
          </table:table-cell>
          <table:table-cell office:value-type="float" office:value="0.185542" calcext:value-type="float">
            <text:p>0,185542</text:p>
          </table:table-cell>
          <table:table-cell office:value-type="float" office:value="0.190374" calcext:value-type="float">
            <text:p>0,190374</text:p>
          </table:table-cell>
          <table:table-cell office:value-type="float" office:value="0.200951" calcext:value-type="float">
            <text:p>0,200951</text:p>
          </table:table-cell>
          <table:table-cell office:value-type="float" office:value="0.191069" calcext:value-type="float">
            <text:p>0,191069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957749" calcext:value-type="float">
            <text:p>0,957749</text:p>
          </table:table-cell>
          <table:table-cell office:value-type="float" office:value="0.193626" calcext:value-type="float">
            <text:p>0,193626</text:p>
          </table:table-cell>
          <table:table-cell office:value-type="float" office:value="0.60428" calcext:value-type="float">
            <text:p>0,60428</text:p>
          </table:table-cell>
          <table:table-cell office:value-type="float" office:value="0.214727" calcext:value-type="float">
            <text:p>0,214727</text:p>
          </table:table-cell>
          <table:table-cell office:value-type="float" office:value="0.408211" calcext:value-type="float">
            <text:p>0,408211</text:p>
          </table:table-cell>
          <table:table-cell office:value-type="float" office:value="0.188254" calcext:value-type="float">
            <text:p>0,188254</text:p>
          </table:table-cell>
          <table:table-cell office:value-type="float" office:value="0.190211" calcext:value-type="float">
            <text:p>0,190211</text:p>
          </table:table-cell>
          <table:table-cell office:value-type="float" office:value="1.1781" calcext:value-type="float">
            <text:p>1,1781</text:p>
          </table:table-cell>
          <table:table-cell office:value-type="float" office:value="0.996251" calcext:value-type="float">
            <text:p>0,996251</text:p>
          </table:table-cell>
          <table:table-cell office:value-type="float" office:value="0.996919" calcext:value-type="float">
            <text:p>0,996919</text:p>
          </table:table-cell>
          <table:table-cell office:value-type="float" office:value="0.813276" calcext:value-type="float">
            <text:p>0,813276</text:p>
          </table:table-cell>
          <table:table-cell office:value-type="float" office:value="0.644171" calcext:value-type="float">
            <text:p>0,644171</text:p>
          </table:table-cell>
          <table:table-cell office:value-type="float" office:value="0.637666" calcext:value-type="float">
            <text:p>0,637666</text:p>
          </table:table-cell>
          <table:table-cell office:value-type="float" office:value="1.02889" calcext:value-type="float">
            <text:p>1,02889</text:p>
          </table:table-cell>
          <table:table-cell office:value-type="float" office:value="0.826304" calcext:value-type="float">
            <text:p>0,826304</text:p>
          </table:table-cell>
          <table:table-cell office:value-type="float" office:value="0.186683" calcext:value-type="float">
            <text:p>0,186683</text:p>
          </table:table-cell>
          <table:table-cell office:value-type="float" office:value="0.263026" calcext:value-type="float">
            <text:p>0,263026</text:p>
          </table:table-cell>
          <table:table-cell office:value-type="float" office:value="0.31409" calcext:value-type="float">
            <text:p>0,31409</text:p>
          </table:table-cell>
          <table:table-cell office:value-type="float" office:value="1.09747" calcext:value-type="float">
            <text:p>1,09747</text:p>
          </table:table-cell>
          <table:table-cell office:value-type="float" office:value="0.239731" calcext:value-type="float">
            <text:p>0,239731</text:p>
          </table:table-cell>
          <table:table-cell office:value-type="float" office:value="0.964479" calcext:value-type="float">
            <text:p>0,964479</text:p>
          </table:table-cell>
          <table:table-cell office:value-type="float" office:value="1.74612" calcext:value-type="float">
            <text:p>1,74612</text:p>
          </table:table-cell>
          <table:table-cell office:value-type="float" office:value="1.56679" calcext:value-type="float">
            <text:p>1,56679</text:p>
          </table:table-cell>
          <table:table-cell office:value-type="float" office:value="0.190922" calcext:value-type="float">
            <text:p>0,190922</text:p>
          </table:table-cell>
          <table:table-cell office:value-type="float" office:value="1.15945" calcext:value-type="float">
            <text:p>1,15945</text:p>
          </table:table-cell>
          <table:table-cell office:value-type="float" office:value="1.35129" calcext:value-type="float">
            <text:p>1,35129</text:p>
          </table:table-cell>
          <table:table-cell office:value-type="float" office:value="1.01117" calcext:value-type="float">
            <text:p>1,01117</text:p>
          </table:table-cell>
          <table:table-cell office:value-type="float" office:value="0.619877" calcext:value-type="float">
            <text:p>0,619877</text:p>
          </table:table-cell>
          <table:table-cell office:value-type="float" office:value="0.661327" calcext:value-type="float">
            <text:p>0,661327</text:p>
          </table:table-cell>
          <table:table-cell office:value-type="float" office:value="1.13662" calcext:value-type="float">
            <text:p>1,13662</text:p>
          </table:table-cell>
          <table:table-cell office:value-type="float" office:value="0.202833" calcext:value-type="float">
            <text:p>0,202833</text:p>
          </table:table-cell>
          <table:table-cell office:value-type="float" office:value="0.986682" calcext:value-type="float">
            <text:p>0,986682</text:p>
          </table:table-cell>
          <table:table-cell office:value-type="float" office:value="1.00774" calcext:value-type="float">
            <text:p>1,00774</text:p>
          </table:table-cell>
          <table:table-cell office:value-type="float" office:value="1.23671" calcext:value-type="float">
            <text:p>1,23671</text:p>
          </table:table-cell>
          <table:table-cell office:value-type="float" office:value="1.46526" calcext:value-type="float">
            <text:p>1,46526</text:p>
          </table:table-cell>
          <table:table-cell office:value-type="float" office:value="1.08676" calcext:value-type="float">
            <text:p>1,08676</text:p>
          </table:table-cell>
          <table:table-cell office:value-type="float" office:value="0.659416" calcext:value-type="float">
            <text:p>0,659416</text:p>
          </table:table-cell>
          <table:table-cell office:value-type="float" office:value="0.172417" calcext:value-type="float">
            <text:p>0,172417</text:p>
          </table:table-cell>
          <table:table-cell office:value-type="float" office:value="0.872069" calcext:value-type="float">
            <text:p>0,872069</text:p>
          </table:table-cell>
          <table:table-cell office:value-type="float" office:value="0.259848" calcext:value-type="float">
            <text:p>0,259848</text:p>
          </table:table-cell>
          <table:table-cell office:value-type="float" office:value="1.82945" calcext:value-type="float">
            <text:p>1,82945</text:p>
          </table:table-cell>
          <table:table-cell office:value-type="float" office:value="1.21021" calcext:value-type="float">
            <text:p>1,21021</text:p>
          </table:table-cell>
          <table:table-cell table:number-columns-repeated="20"/>
          <table:table-cell table:formula="of:=MIN([.A161:.BL161])" office:value-type="float" office:value="0.172417" calcext:value-type="float">
            <text:p>0,172417</text:p>
          </table:table-cell>
          <table:table-cell table:formula="of:=MAX([.A161:.BL161])" office:value-type="float" office:value="1.82945" calcext:value-type="float">
            <text:p>1,82945</text:p>
          </table:table-cell>
          <table:table-cell table:number-columns-repeated="7"/>
        </table:table-row>
        <table:table-row table:style-name="ro1">
          <table:table-cell office:value-type="float" office:value="0.190684" calcext:value-type="float">
            <text:p>0,190684</text:p>
          </table:table-cell>
          <table:table-cell office:value-type="float" office:value="0.198857" calcext:value-type="float">
            <text:p>0,198857</text:p>
          </table:table-cell>
          <table:table-cell office:value-type="float" office:value="0.201217" calcext:value-type="float">
            <text:p>0,201217</text:p>
          </table:table-cell>
          <table:table-cell office:value-type="float" office:value="0.244873" calcext:value-type="float">
            <text:p>0,244873</text:p>
          </table:table-cell>
          <table:table-cell office:value-type="float" office:value="0.176986" calcext:value-type="float">
            <text:p>0,176986</text:p>
          </table:table-cell>
          <table:table-cell office:value-type="float" office:value="0.351488" calcext:value-type="float">
            <text:p>0,351488</text:p>
          </table:table-cell>
          <table:table-cell office:value-type="float" office:value="0.418725" calcext:value-type="float">
            <text:p>0,418725</text:p>
          </table:table-cell>
          <table:table-cell office:value-type="float" office:value="0.443558" calcext:value-type="float">
            <text:p>0,443558</text:p>
          </table:table-cell>
          <table:table-cell office:value-type="float" office:value="0.331304" calcext:value-type="float">
            <text:p>0,331304</text:p>
          </table:table-cell>
          <table:table-cell office:value-type="float" office:value="0.509073" calcext:value-type="float">
            <text:p>0,509073</text:p>
          </table:table-cell>
          <table:table-cell office:value-type="float" office:value="0.199326" calcext:value-type="float">
            <text:p>0,199326</text:p>
          </table:table-cell>
          <table:table-cell office:value-type="float" office:value="0.679515" calcext:value-type="float">
            <text:p>0,679515</text:p>
          </table:table-cell>
          <table:table-cell office:value-type="float" office:value="0.153892" calcext:value-type="float">
            <text:p>0,153892</text:p>
          </table:table-cell>
          <table:table-cell office:value-type="float" office:value="0.186101" calcext:value-type="float">
            <text:p>0,186101</text:p>
          </table:table-cell>
          <table:table-cell office:value-type="float" office:value="0.193163" calcext:value-type="float">
            <text:p>0,193163</text:p>
          </table:table-cell>
          <table:table-cell office:value-type="float" office:value="0.199509" calcext:value-type="float">
            <text:p>0,199509</text:p>
          </table:table-cell>
          <table:table-cell office:value-type="float" office:value="0.585364" calcext:value-type="float">
            <text:p>0,585364</text:p>
          </table:table-cell>
          <table:table-cell office:value-type="float" office:value="0.440416" calcext:value-type="float">
            <text:p>0,440416</text:p>
          </table:table-cell>
          <table:table-cell office:value-type="float" office:value="0.256262" calcext:value-type="float">
            <text:p>0,256262</text:p>
          </table:table-cell>
          <table:table-cell office:value-type="float" office:value="1.16126" calcext:value-type="float">
            <text:p>1,16126</text:p>
          </table:table-cell>
          <table:table-cell office:value-type="float" office:value="1.18574" calcext:value-type="float">
            <text:p>1,18574</text:p>
          </table:table-cell>
          <table:table-cell office:value-type="float" office:value="1.18051" calcext:value-type="float">
            <text:p>1,18051</text:p>
          </table:table-cell>
          <table:table-cell office:value-type="float" office:value="0.202326" calcext:value-type="float">
            <text:p>0,202326</text:p>
          </table:table-cell>
          <table:table-cell office:value-type="float" office:value="0.780246" calcext:value-type="float">
            <text:p>0,780246</text:p>
          </table:table-cell>
          <table:table-cell office:value-type="float" office:value="0.635657" calcext:value-type="float">
            <text:p>0,635657</text:p>
          </table:table-cell>
          <table:table-cell office:value-type="float" office:value="0.458079" calcext:value-type="float">
            <text:p>0,458079</text:p>
          </table:table-cell>
          <table:table-cell office:value-type="float" office:value="0.188787" calcext:value-type="float">
            <text:p>0,188787</text:p>
          </table:table-cell>
          <table:table-cell office:value-type="float" office:value="0.435873" calcext:value-type="float">
            <text:p>0,435873</text:p>
          </table:table-cell>
          <table:table-cell office:value-type="float" office:value="0.419878" calcext:value-type="float">
            <text:p>0,419878</text:p>
          </table:table-cell>
          <table:table-cell office:value-type="float" office:value="0.189672" calcext:value-type="float">
            <text:p>0,189672</text:p>
          </table:table-cell>
          <table:table-cell office:value-type="float" office:value="0.855192" calcext:value-type="float">
            <text:p>0,855192</text:p>
          </table:table-cell>
          <table:table-cell office:value-type="float" office:value="0.904044" calcext:value-type="float">
            <text:p>0,904044</text:p>
          </table:table-cell>
          <table:table-cell office:value-type="float" office:value="1.23652" calcext:value-type="float">
            <text:p>1,23652</text:p>
          </table:table-cell>
          <table:table-cell office:value-type="float" office:value="0.1922" calcext:value-type="float">
            <text:p>0,1922</text:p>
          </table:table-cell>
          <table:table-cell office:value-type="float" office:value="0.67885" calcext:value-type="float">
            <text:p>0,67885</text:p>
          </table:table-cell>
          <table:table-cell office:value-type="float" office:value="0.646281" calcext:value-type="float">
            <text:p>0,646281</text:p>
          </table:table-cell>
          <table:table-cell office:value-type="float" office:value="0.670212" calcext:value-type="float">
            <text:p>0,670212</text:p>
          </table:table-cell>
          <table:table-cell office:value-type="float" office:value="1.30969" calcext:value-type="float">
            <text:p>1,30969</text:p>
          </table:table-cell>
          <table:table-cell office:value-type="float" office:value="1.8875" calcext:value-type="float">
            <text:p>1,8875</text:p>
          </table:table-cell>
          <table:table-cell office:value-type="float" office:value="0.839248" calcext:value-type="float">
            <text:p>0,839248</text:p>
          </table:table-cell>
          <table:table-cell office:value-type="float" office:value="0.143001" calcext:value-type="float">
            <text:p>0,143001</text:p>
          </table:table-cell>
          <table:table-cell office:value-type="float" office:value="0.086015" calcext:value-type="float">
            <text:p>0,086015</text:p>
          </table:table-cell>
          <table:table-cell office:value-type="float" office:value="0.470641" calcext:value-type="float">
            <text:p>0,470641</text:p>
          </table:table-cell>
          <table:table-cell office:value-type="float" office:value="0.770349" calcext:value-type="float">
            <text:p>0,770349</text:p>
          </table:table-cell>
          <table:table-cell office:value-type="float" office:value="0.152277" calcext:value-type="float">
            <text:p>0,152277</text:p>
          </table:table-cell>
          <table:table-cell office:value-type="float" office:value="1.04357" calcext:value-type="float">
            <text:p>1,04357</text:p>
          </table:table-cell>
          <table:table-cell office:value-type="float" office:value="0.162327" calcext:value-type="float">
            <text:p>0,162327</text:p>
          </table:table-cell>
          <table:table-cell office:value-type="float" office:value="1.47772" calcext:value-type="float">
            <text:p>1,47772</text:p>
          </table:table-cell>
          <table:table-cell table:number-columns-repeated="20"/>
          <table:table-cell table:formula="of:=MIN([.A162:.BL162])" office:value-type="float" office:value="0.086015" calcext:value-type="float">
            <text:p>0,086015</text:p>
          </table:table-cell>
          <table:table-cell table:formula="of:=MAX([.A162:.BL162])" office:value-type="float" office:value="1.8875" calcext:value-type="float">
            <text:p>1,8875</text:p>
          </table:table-cell>
          <table:table-cell table:number-columns-repeated="7"/>
        </table:table-row>
        <table:table-row table:style-name="ro1">
          <table:table-cell office:value-type="float" office:value="0.20001" calcext:value-type="float">
            <text:p>0,20001</text:p>
          </table:table-cell>
          <table:table-cell office:value-type="float" office:value="0.203513" calcext:value-type="float">
            <text:p>0,203513</text:p>
          </table:table-cell>
          <table:table-cell office:value-type="float" office:value="0.219356" calcext:value-type="float">
            <text:p>0,219356</text:p>
          </table:table-cell>
          <table:table-cell office:value-type="float" office:value="0.202755" calcext:value-type="float">
            <text:p>0,202755</text:p>
          </table:table-cell>
          <table:table-cell office:value-type="float" office:value="0.202842" calcext:value-type="float">
            <text:p>0,202842</text:p>
          </table:table-cell>
          <table:table-cell office:value-type="float" office:value="0.203856" calcext:value-type="float">
            <text:p>0,203856</text:p>
          </table:table-cell>
          <table:table-cell office:value-type="float" office:value="0.189397" calcext:value-type="float">
            <text:p>0,189397</text:p>
          </table:table-cell>
          <table:table-cell office:value-type="float" office:value="0.192038" calcext:value-type="float">
            <text:p>0,192038</text:p>
          </table:table-cell>
          <table:table-cell office:value-type="float" office:value="0.196893" calcext:value-type="float">
            <text:p>0,196893</text:p>
          </table:table-cell>
          <table:table-cell office:value-type="float" office:value="0.18933" calcext:value-type="float">
            <text:p>0,18933</text:p>
          </table:table-cell>
          <table:table-cell office:value-type="float" office:value="0.196589" calcext:value-type="float">
            <text:p>0,196589</text:p>
          </table:table-cell>
          <table:table-cell office:value-type="float" office:value="0.209345" calcext:value-type="float">
            <text:p>0,209345</text:p>
          </table:table-cell>
          <table:table-cell office:value-type="float" office:value="0.844939" calcext:value-type="float">
            <text:p>0,844939</text:p>
          </table:table-cell>
          <table:table-cell office:value-type="float" office:value="0.188961" calcext:value-type="float">
            <text:p>0,188961</text:p>
          </table:table-cell>
          <table:table-cell office:value-type="float" office:value="0.810513" calcext:value-type="float">
            <text:p>0,810513</text:p>
          </table:table-cell>
          <table:table-cell office:value-type="float" office:value="0.811784" calcext:value-type="float">
            <text:p>0,811784</text:p>
          </table:table-cell>
          <table:table-cell office:value-type="float" office:value="0.592155" calcext:value-type="float">
            <text:p>0,592155</text:p>
          </table:table-cell>
          <table:table-cell office:value-type="float" office:value="0.19044" calcext:value-type="float">
            <text:p>0,19044</text:p>
          </table:table-cell>
          <table:table-cell office:value-type="float" office:value="0.578801" calcext:value-type="float">
            <text:p>0,578801</text:p>
          </table:table-cell>
          <table:table-cell office:value-type="float" office:value="0.591009" calcext:value-type="float">
            <text:p>0,591009</text:p>
          </table:table-cell>
          <table:table-cell office:value-type="float" office:value="1.02642" calcext:value-type="float">
            <text:p>1,02642</text:p>
          </table:table-cell>
          <table:table-cell office:value-type="float" office:value="0.444112" calcext:value-type="float">
            <text:p>0,444112</text:p>
          </table:table-cell>
          <table:table-cell office:value-type="float" office:value="0.84731" calcext:value-type="float">
            <text:p>0,84731</text:p>
          </table:table-cell>
          <table:table-cell office:value-type="float" office:value="0.185139" calcext:value-type="float">
            <text:p>0,185139</text:p>
          </table:table-cell>
          <table:table-cell office:value-type="float" office:value="1.20034" calcext:value-type="float">
            <text:p>1,20034</text:p>
          </table:table-cell>
          <table:table-cell office:value-type="float" office:value="0.824209" calcext:value-type="float">
            <text:p>0,824209</text:p>
          </table:table-cell>
          <table:table-cell office:value-type="float" office:value="0.103857" calcext:value-type="float">
            <text:p>0,103857</text:p>
          </table:table-cell>
          <table:table-cell office:value-type="float" office:value="0.09342" calcext:value-type="float">
            <text:p>0,09342</text:p>
          </table:table-cell>
          <table:table-cell office:value-type="float" office:value="0.09396" calcext:value-type="float">
            <text:p>0,09396</text:p>
          </table:table-cell>
          <table:table-cell office:value-type="float" office:value="0.096854" calcext:value-type="float">
            <text:p>0,096854</text:p>
          </table:table-cell>
          <table:table-cell office:value-type="float" office:value="0.0919139" calcext:value-type="float">
            <text:p>0,0919139</text:p>
          </table:table-cell>
          <table:table-cell office:value-type="float" office:value="1.44596" calcext:value-type="float">
            <text:p>1,44596</text:p>
          </table:table-cell>
          <table:table-cell office:value-type="float" office:value="1.06787" calcext:value-type="float">
            <text:p>1,06787</text:p>
          </table:table-cell>
          <table:table-cell office:value-type="float" office:value="1.10151" calcext:value-type="float">
            <text:p>1,10151</text:p>
          </table:table-cell>
          <table:table-cell office:value-type="float" office:value="0.429164" calcext:value-type="float">
            <text:p>0,429164</text:p>
          </table:table-cell>
          <table:table-cell office:value-type="float" office:value="0.344523" calcext:value-type="float">
            <text:p>0,344523</text:p>
          </table:table-cell>
          <table:table-cell office:value-type="float" office:value="0.256265" calcext:value-type="float">
            <text:p>0,256265</text:p>
          </table:table-cell>
          <table:table-cell office:value-type="float" office:value="1.11639" calcext:value-type="float">
            <text:p>1,11639</text:p>
          </table:table-cell>
          <table:table-cell office:value-type="float" office:value="0.135334" calcext:value-type="float">
            <text:p>0,135334</text:p>
          </table:table-cell>
          <table:table-cell office:value-type="float" office:value="0.0887229" calcext:value-type="float">
            <text:p>0,0887229</text:p>
          </table:table-cell>
          <table:table-cell office:value-type="float" office:value="0.227243" calcext:value-type="float">
            <text:p>0,227243</text:p>
          </table:table-cell>
          <table:table-cell office:value-type="float" office:value="0.800336" calcext:value-type="float">
            <text:p>0,800336</text:p>
          </table:table-cell>
          <table:table-cell office:value-type="float" office:value="0.164174" calcext:value-type="float">
            <text:p>0,164174</text:p>
          </table:table-cell>
          <table:table-cell office:value-type="float" office:value="1.2442" calcext:value-type="float">
            <text:p>1,2442</text:p>
          </table:table-cell>
          <table:table-cell office:value-type="float" office:value="0.523262" calcext:value-type="float">
            <text:p>0,523262</text:p>
          </table:table-cell>
          <table:table-cell office:value-type="float" office:value="0.816283" calcext:value-type="float">
            <text:p>0,816283</text:p>
          </table:table-cell>
          <table:table-cell office:value-type="float" office:value="0.149012" calcext:value-type="float">
            <text:p>0,149012</text:p>
          </table:table-cell>
          <table:table-cell office:value-type="float" office:value="0.926121" calcext:value-type="float">
            <text:p>0,926121</text:p>
          </table:table-cell>
          <table:table-cell table:number-columns-repeated="20"/>
          <table:table-cell table:formula="of:=MIN([.A163:.BL163])" office:value-type="float" office:value="0.0887229" calcext:value-type="float">
            <text:p>0,0887229</text:p>
          </table:table-cell>
          <table:table-cell table:formula="of:=MAX([.A163:.BL163])" office:value-type="float" office:value="1.44596" calcext:value-type="float">
            <text:p>1,44596</text:p>
          </table:table-cell>
          <table:table-cell table:number-columns-repeated="7"/>
        </table:table-row>
        <table:table-row table:style-name="ro1">
          <table:table-cell office:value-type="float" office:value="0.191264" calcext:value-type="float">
            <text:p>0,191264</text:p>
          </table:table-cell>
          <table:table-cell office:value-type="float" office:value="0.207018" calcext:value-type="float">
            <text:p>0,207018</text:p>
          </table:table-cell>
          <table:table-cell office:value-type="float" office:value="0.189404" calcext:value-type="float">
            <text:p>0,189404</text:p>
          </table:table-cell>
          <table:table-cell office:value-type="float" office:value="0.194528" calcext:value-type="float">
            <text:p>0,194528</text:p>
          </table:table-cell>
          <table:table-cell office:value-type="float" office:value="0.192394" calcext:value-type="float">
            <text:p>0,192394</text:p>
          </table:table-cell>
          <table:table-cell office:value-type="float" office:value="0.200582" calcext:value-type="float">
            <text:p>0,200582</text:p>
          </table:table-cell>
          <table:table-cell office:value-type="float" office:value="0.193768" calcext:value-type="float">
            <text:p>0,193768</text:p>
          </table:table-cell>
          <table:table-cell office:value-type="float" office:value="0.192219" calcext:value-type="float">
            <text:p>0,192219</text:p>
          </table:table-cell>
          <table:table-cell office:value-type="float" office:value="0.97048" calcext:value-type="float">
            <text:p>0,97048</text:p>
          </table:table-cell>
          <table:table-cell office:value-type="float" office:value="0.953784" calcext:value-type="float">
            <text:p>0,953784</text:p>
          </table:table-cell>
          <table:table-cell office:value-type="float" office:value="0.95237" calcext:value-type="float">
            <text:p>0,95237</text:p>
          </table:table-cell>
          <table:table-cell office:value-type="float" office:value="0.765734" calcext:value-type="float">
            <text:p>0,765734</text:p>
          </table:table-cell>
          <table:table-cell office:value-type="float" office:value="0.587969" calcext:value-type="float">
            <text:p>0,587969</text:p>
          </table:table-cell>
          <table:table-cell office:value-type="float" office:value="0.415626" calcext:value-type="float">
            <text:p>0,415626</text:p>
          </table:table-cell>
          <table:table-cell office:value-type="float" office:value="1.41182" calcext:value-type="float">
            <text:p>1,41182</text:p>
          </table:table-cell>
          <table:table-cell office:value-type="float" office:value="0.270616" calcext:value-type="float">
            <text:p>0,270616</text:p>
          </table:table-cell>
          <table:table-cell office:value-type="float" office:value="1.22618" calcext:value-type="float">
            <text:p>1,22618</text:p>
          </table:table-cell>
          <table:table-cell office:value-type="float" office:value="1.22434" calcext:value-type="float">
            <text:p>1,22434</text:p>
          </table:table-cell>
          <table:table-cell office:value-type="float" office:value="0.219018" calcext:value-type="float">
            <text:p>0,219018</text:p>
          </table:table-cell>
          <table:table-cell office:value-type="float" office:value="1.62758" calcext:value-type="float">
            <text:p>1,62758</text:p>
          </table:table-cell>
          <table:table-cell office:value-type="float" office:value="0.83416" calcext:value-type="float">
            <text:p>0,83416</text:p>
          </table:table-cell>
          <table:table-cell office:value-type="float" office:value="0.205056" calcext:value-type="float">
            <text:p>0,205056</text:p>
          </table:table-cell>
          <table:table-cell office:value-type="float" office:value="0.478845" calcext:value-type="float">
            <text:p>0,478845</text:p>
          </table:table-cell>
          <table:table-cell office:value-type="float" office:value="1.44114" calcext:value-type="float">
            <text:p>1,44114</text:p>
          </table:table-cell>
          <table:table-cell office:value-type="float" office:value="0.3027" calcext:value-type="float">
            <text:p>0,3027</text:p>
          </table:table-cell>
          <table:table-cell office:value-type="float" office:value="1.26251" calcext:value-type="float">
            <text:p>1,26251</text:p>
          </table:table-cell>
          <table:table-cell office:value-type="float" office:value="1.0657" calcext:value-type="float">
            <text:p>1,0657</text:p>
          </table:table-cell>
          <table:table-cell office:value-type="float" office:value="0.872497" calcext:value-type="float">
            <text:p>0,872497</text:p>
          </table:table-cell>
          <table:table-cell office:value-type="float" office:value="0.71716" calcext:value-type="float">
            <text:p>0,71716</text:p>
          </table:table-cell>
          <table:table-cell office:value-type="float" office:value="0.548407" calcext:value-type="float">
            <text:p>0,548407</text:p>
          </table:table-cell>
          <table:table-cell office:value-type="float" office:value="0.477849" calcext:value-type="float">
            <text:p>0,477849</text:p>
          </table:table-cell>
          <table:table-cell office:value-type="float" office:value="1.23274" calcext:value-type="float">
            <text:p>1,23274</text:p>
          </table:table-cell>
          <table:table-cell office:value-type="float" office:value="0.863074" calcext:value-type="float">
            <text:p>0,863074</text:p>
          </table:table-cell>
          <table:table-cell office:value-type="float" office:value="0.5453" calcext:value-type="float">
            <text:p>0,5453</text:p>
          </table:table-cell>
          <table:table-cell office:value-type="float" office:value="0.646441" calcext:value-type="float">
            <text:p>0,646441</text:p>
          </table:table-cell>
          <table:table-cell office:value-type="float" office:value="0.635998" calcext:value-type="float">
            <text:p>0,635998</text:p>
          </table:table-cell>
          <table:table-cell office:value-type="float" office:value="0.760247" calcext:value-type="float">
            <text:p>0,760247</text:p>
          </table:table-cell>
          <table:table-cell office:value-type="float" office:value="0.249443" calcext:value-type="float">
            <text:p>0,249443</text:p>
          </table:table-cell>
          <table:table-cell office:value-type="float" office:value="1.76959" calcext:value-type="float">
            <text:p>1,76959</text:p>
          </table:table-cell>
          <table:table-cell office:value-type="float" office:value="0.836678" calcext:value-type="float">
            <text:p>0,836678</text:p>
          </table:table-cell>
          <table:table-cell office:value-type="float" office:value="2.02233" calcext:value-type="float">
            <text:p>2,02233</text:p>
          </table:table-cell>
          <table:table-cell office:value-type="float" office:value="1.64177" calcext:value-type="float">
            <text:p>1,64177</text:p>
          </table:table-cell>
          <table:table-cell office:value-type="float" office:value="0.950331" calcext:value-type="float">
            <text:p>0,950331</text:p>
          </table:table-cell>
          <table:table-cell office:value-type="float" office:value="2.17577" calcext:value-type="float">
            <text:p>2,17577</text:p>
          </table:table-cell>
          <table:table-cell office:value-type="float" office:value="0.169392" calcext:value-type="float">
            <text:p>0,169392</text:p>
          </table:table-cell>
          <table:table-cell office:value-type="float" office:value="1.01731" calcext:value-type="float">
            <text:p>1,01731</text:p>
          </table:table-cell>
          <table:table-cell office:value-type="float" office:value="1.06829" calcext:value-type="float">
            <text:p>1,06829</text:p>
          </table:table-cell>
          <table:table-cell office:value-type="float" office:value="0.157632" calcext:value-type="float">
            <text:p>0,157632</text:p>
          </table:table-cell>
          <table:table-cell table:number-columns-repeated="20"/>
          <table:table-cell table:formula="of:=MIN([.A164:.BL164])" office:value-type="float" office:value="0.157632" calcext:value-type="float">
            <text:p>0,157632</text:p>
          </table:table-cell>
          <table:table-cell table:formula="of:=MAX([.A164:.BL164])" office:value-type="float" office:value="2.17577" calcext:value-type="float">
            <text:p>2,17577</text:p>
          </table:table-cell>
          <table:table-cell table:number-columns-repeated="7"/>
        </table:table-row>
        <table:table-row table:style-name="ro1">
          <table:table-cell office:value-type="float" office:value="0.192427" calcext:value-type="float">
            <text:p>0,192427</text:p>
          </table:table-cell>
          <table:table-cell office:value-type="float" office:value="0.195389" calcext:value-type="float">
            <text:p>0,195389</text:p>
          </table:table-cell>
          <table:table-cell office:value-type="float" office:value="0.194299" calcext:value-type="float">
            <text:p>0,194299</text:p>
          </table:table-cell>
          <table:table-cell office:value-type="float" office:value="0.191495" calcext:value-type="float">
            <text:p>0,191495</text:p>
          </table:table-cell>
          <table:table-cell office:value-type="float" office:value="0.384438" calcext:value-type="float">
            <text:p>0,384438</text:p>
          </table:table-cell>
          <table:table-cell office:value-type="float" office:value="0.191334" calcext:value-type="float">
            <text:p>0,191334</text:p>
          </table:table-cell>
          <table:table-cell office:value-type="float" office:value="1.01235" calcext:value-type="float">
            <text:p>1,01235</text:p>
          </table:table-cell>
          <table:table-cell office:value-type="float" office:value="0.962358" calcext:value-type="float">
            <text:p>0,962358</text:p>
          </table:table-cell>
          <table:table-cell office:value-type="float" office:value="0.193905" calcext:value-type="float">
            <text:p>0,193905</text:p>
          </table:table-cell>
          <table:table-cell office:value-type="float" office:value="0.790358" calcext:value-type="float">
            <text:p>0,790358</text:p>
          </table:table-cell>
          <table:table-cell office:value-type="float" office:value="0.604812" calcext:value-type="float">
            <text:p>0,604812</text:p>
          </table:table-cell>
          <table:table-cell office:value-type="float" office:value="0.422888" calcext:value-type="float">
            <text:p>0,422888</text:p>
          </table:table-cell>
          <table:table-cell office:value-type="float" office:value="0.192191" calcext:value-type="float">
            <text:p>0,192191</text:p>
          </table:table-cell>
          <table:table-cell office:value-type="float" office:value="0.194916" calcext:value-type="float">
            <text:p>0,194916</text:p>
          </table:table-cell>
          <table:table-cell office:value-type="float" office:value="0.191902" calcext:value-type="float">
            <text:p>0,191902</text:p>
          </table:table-cell>
          <table:table-cell office:value-type="float" office:value="0.199789" calcext:value-type="float">
            <text:p>0,199789</text:p>
          </table:table-cell>
          <table:table-cell office:value-type="float" office:value="0.188712" calcext:value-type="float">
            <text:p>0,188712</text:p>
          </table:table-cell>
          <table:table-cell office:value-type="float" office:value="0.201038" calcext:value-type="float">
            <text:p>0,201038</text:p>
          </table:table-cell>
          <table:table-cell office:value-type="float" office:value="1.83535" calcext:value-type="float">
            <text:p>1,83535</text:p>
          </table:table-cell>
          <table:table-cell office:value-type="float" office:value="0.330354" calcext:value-type="float">
            <text:p>0,330354</text:p>
          </table:table-cell>
          <table:table-cell office:value-type="float" office:value="1.76159" calcext:value-type="float">
            <text:p>1,76159</text:p>
          </table:table-cell>
          <table:table-cell office:value-type="float" office:value="1.57256" calcext:value-type="float">
            <text:p>1,57256</text:p>
          </table:table-cell>
          <table:table-cell office:value-type="float" office:value="1.38508" calcext:value-type="float">
            <text:p>1,38508</text:p>
          </table:table-cell>
          <table:table-cell office:value-type="float" office:value="1.19424" calcext:value-type="float">
            <text:p>1,19424</text:p>
          </table:table-cell>
          <table:table-cell office:value-type="float" office:value="0.976875" calcext:value-type="float">
            <text:p>0,976875</text:p>
          </table:table-cell>
          <table:table-cell office:value-type="float" office:value="1.79465" calcext:value-type="float">
            <text:p>1,79465</text:p>
          </table:table-cell>
          <table:table-cell office:value-type="float" office:value="0.270032" calcext:value-type="float">
            <text:p>0,270032</text:p>
          </table:table-cell>
          <table:table-cell office:value-type="float" office:value="0.866161" calcext:value-type="float">
            <text:p>0,866161</text:p>
          </table:table-cell>
          <table:table-cell office:value-type="float" office:value="0.699256" calcext:value-type="float">
            <text:p>0,699256</text:p>
          </table:table-cell>
          <table:table-cell office:value-type="float" office:value="0.918788" calcext:value-type="float">
            <text:p>0,918788</text:p>
          </table:table-cell>
          <table:table-cell office:value-type="float" office:value="0.537444" calcext:value-type="float">
            <text:p>0,537444</text:p>
          </table:table-cell>
          <table:table-cell office:value-type="float" office:value="1.88704" calcext:value-type="float">
            <text:p>1,88704</text:p>
          </table:table-cell>
          <table:table-cell office:value-type="float" office:value="1.91165" calcext:value-type="float">
            <text:p>1,91165</text:p>
          </table:table-cell>
          <table:table-cell office:value-type="float" office:value="0.373599" calcext:value-type="float">
            <text:p>0,373599</text:p>
          </table:table-cell>
          <table:table-cell office:value-type="float" office:value="1.55425" calcext:value-type="float">
            <text:p>1,55425</text:p>
          </table:table-cell>
          <table:table-cell office:value-type="float" office:value="1.37081" calcext:value-type="float">
            <text:p>1,37081</text:p>
          </table:table-cell>
          <table:table-cell office:value-type="float" office:value="1.17956" calcext:value-type="float">
            <text:p>1,17956</text:p>
          </table:table-cell>
          <table:table-cell office:value-type="float" office:value="0.802594" calcext:value-type="float">
            <text:p>0,802594</text:p>
          </table:table-cell>
          <table:table-cell office:value-type="float" office:value="0.188774" calcext:value-type="float">
            <text:p>0,188774</text:p>
          </table:table-cell>
          <table:table-cell office:value-type="float" office:value="0.288663" calcext:value-type="float">
            <text:p>0,288663</text:p>
          </table:table-cell>
          <table:table-cell office:value-type="float" office:value="1.92834" calcext:value-type="float">
            <text:p>1,92834</text:p>
          </table:table-cell>
          <table:table-cell office:value-type="float" office:value="2.14142" calcext:value-type="float">
            <text:p>2,14142</text:p>
          </table:table-cell>
          <table:table-cell office:value-type="float" office:value="0.79168" calcext:value-type="float">
            <text:p>0,79168</text:p>
          </table:table-cell>
          <table:table-cell office:value-type="float" office:value="0.194273" calcext:value-type="float">
            <text:p>0,194273</text:p>
          </table:table-cell>
          <table:table-cell office:value-type="float" office:value="0.177981" calcext:value-type="float">
            <text:p>0,177981</text:p>
          </table:table-cell>
          <table:table-cell office:value-type="float" office:value="0.468809" calcext:value-type="float">
            <text:p>0,468809</text:p>
          </table:table-cell>
          <table:table-cell office:value-type="float" office:value="0.429305" calcext:value-type="float">
            <text:p>0,429305</text:p>
          </table:table-cell>
          <table:table-cell office:value-type="float" office:value="0.105705" calcext:value-type="float">
            <text:p>0,105705</text:p>
          </table:table-cell>
          <table:table-cell table:number-columns-repeated="20"/>
          <table:table-cell table:formula="of:=MIN([.A165:.BL165])" office:value-type="float" office:value="0.105705" calcext:value-type="float">
            <text:p>0,105705</text:p>
          </table:table-cell>
          <table:table-cell table:formula="of:=MAX([.A165:.BL165])" office:value-type="float" office:value="2.14142" calcext:value-type="float">
            <text:p>2,14142</text:p>
          </table:table-cell>
          <table:table-cell table:number-columns-repeated="7"/>
        </table:table-row>
        <table:table-row table:style-name="ro1">
          <table:table-cell office:value-type="float" office:value="0.19569" calcext:value-type="float">
            <text:p>0,19569</text:p>
          </table:table-cell>
          <table:table-cell office:value-type="float" office:value="0.194756" calcext:value-type="float">
            <text:p>0,194756</text:p>
          </table:table-cell>
          <table:table-cell office:value-type="float" office:value="0.190073" calcext:value-type="float">
            <text:p>0,190073</text:p>
          </table:table-cell>
          <table:table-cell office:value-type="float" office:value="0.188711" calcext:value-type="float">
            <text:p>0,188711</text:p>
          </table:table-cell>
          <table:table-cell office:value-type="float" office:value="0.194807" calcext:value-type="float">
            <text:p>0,194807</text:p>
          </table:table-cell>
          <table:table-cell office:value-type="float" office:value="0.597294" calcext:value-type="float">
            <text:p>0,597294</text:p>
          </table:table-cell>
          <table:table-cell office:value-type="float" office:value="0.43738" calcext:value-type="float">
            <text:p>0,43738</text:p>
          </table:table-cell>
          <table:table-cell office:value-type="float" office:value="0.277296" calcext:value-type="float">
            <text:p>0,277296</text:p>
          </table:table-cell>
          <table:table-cell office:value-type="float" office:value="0.192283" calcext:value-type="float">
            <text:p>0,192283</text:p>
          </table:table-cell>
          <table:table-cell office:value-type="float" office:value="0.208305" calcext:value-type="float">
            <text:p>0,208305</text:p>
          </table:table-cell>
          <table:table-cell office:value-type="float" office:value="0.338607" calcext:value-type="float">
            <text:p>0,338607</text:p>
          </table:table-cell>
          <table:table-cell office:value-type="float" office:value="0.199623" calcext:value-type="float">
            <text:p>0,199623</text:p>
          </table:table-cell>
          <table:table-cell office:value-type="float" office:value="0.232732" calcext:value-type="float">
            <text:p>0,232732</text:p>
          </table:table-cell>
          <table:table-cell office:value-type="float" office:value="0.828908" calcext:value-type="float">
            <text:p>0,828908</text:p>
          </table:table-cell>
          <table:table-cell office:value-type="float" office:value="0.259771" calcext:value-type="float">
            <text:p>0,259771</text:p>
          </table:table-cell>
          <table:table-cell office:value-type="float" office:value="0.197536" calcext:value-type="float">
            <text:p>0,197536</text:p>
          </table:table-cell>
          <table:table-cell office:value-type="float" office:value="0.200662" calcext:value-type="float">
            <text:p>0,200662</text:p>
          </table:table-cell>
          <table:table-cell office:value-type="float" office:value="0.617572" calcext:value-type="float">
            <text:p>0,617572</text:p>
          </table:table-cell>
          <table:table-cell office:value-type="float" office:value="0.194856" calcext:value-type="float">
            <text:p>0,194856</text:p>
          </table:table-cell>
          <table:table-cell office:value-type="float" office:value="0.482072" calcext:value-type="float">
            <text:p>0,482072</text:p>
          </table:table-cell>
          <table:table-cell office:value-type="float" office:value="0.575625" calcext:value-type="float">
            <text:p>0,575625</text:p>
          </table:table-cell>
          <table:table-cell office:value-type="float" office:value="0.555843" calcext:value-type="float">
            <text:p>0,555843</text:p>
          </table:table-cell>
          <table:table-cell office:value-type="float" office:value="0.383441" calcext:value-type="float">
            <text:p>0,383441</text:p>
          </table:table-cell>
          <table:table-cell office:value-type="float" office:value="0.224414" calcext:value-type="float">
            <text:p>0,224414</text:p>
          </table:table-cell>
          <table:table-cell office:value-type="float" office:value="0.228971" calcext:value-type="float">
            <text:p>0,228971</text:p>
          </table:table-cell>
          <table:table-cell office:value-type="float" office:value="1.11388" calcext:value-type="float">
            <text:p>1,11388</text:p>
          </table:table-cell>
          <table:table-cell office:value-type="float" office:value="0.252369" calcext:value-type="float">
            <text:p>0,252369</text:p>
          </table:table-cell>
          <table:table-cell office:value-type="float" office:value="0.241986" calcext:value-type="float">
            <text:p>0,241986</text:p>
          </table:table-cell>
          <table:table-cell office:value-type="float" office:value="1.87338" calcext:value-type="float">
            <text:p>1,87338</text:p>
          </table:table-cell>
          <table:table-cell office:value-type="float" office:value="0.215991" calcext:value-type="float">
            <text:p>0,215991</text:p>
          </table:table-cell>
          <table:table-cell office:value-type="float" office:value="0.287186" calcext:value-type="float">
            <text:p>0,287186</text:p>
          </table:table-cell>
          <table:table-cell office:value-type="float" office:value="1.69594" calcext:value-type="float">
            <text:p>1,69594</text:p>
          </table:table-cell>
          <table:table-cell office:value-type="float" office:value="1.51219" calcext:value-type="float">
            <text:p>1,51219</text:p>
          </table:table-cell>
          <table:table-cell office:value-type="float" office:value="1.30398" calcext:value-type="float">
            <text:p>1,30398</text:p>
          </table:table-cell>
          <table:table-cell office:value-type="float" office:value="1.39196" calcext:value-type="float">
            <text:p>1,39196</text:p>
          </table:table-cell>
          <table:table-cell office:value-type="float" office:value="1.39819" calcext:value-type="float">
            <text:p>1,39819</text:p>
          </table:table-cell>
          <table:table-cell office:value-type="float" office:value="1.79426" calcext:value-type="float">
            <text:p>1,79426</text:p>
          </table:table-cell>
          <table:table-cell office:value-type="float" office:value="0.790986" calcext:value-type="float">
            <text:p>0,790986</text:p>
          </table:table-cell>
          <table:table-cell office:value-type="float" office:value="0.560681" calcext:value-type="float">
            <text:p>0,560681</text:p>
          </table:table-cell>
          <table:table-cell office:value-type="float" office:value="1.62435" calcext:value-type="float">
            <text:p>1,62435</text:p>
          </table:table-cell>
          <table:table-cell office:value-type="float" office:value="0.309816" calcext:value-type="float">
            <text:p>0,309816</text:p>
          </table:table-cell>
          <table:table-cell office:value-type="float" office:value="0.19219" calcext:value-type="float">
            <text:p>0,19219</text:p>
          </table:table-cell>
          <table:table-cell office:value-type="float" office:value="1.44117" calcext:value-type="float">
            <text:p>1,44117</text:p>
          </table:table-cell>
          <table:table-cell office:value-type="float" office:value="0.101474" calcext:value-type="float">
            <text:p>0,101474</text:p>
          </table:table-cell>
          <table:table-cell office:value-type="float" office:value="0.155827" calcext:value-type="float">
            <text:p>0,155827</text:p>
          </table:table-cell>
          <table:table-cell office:value-type="float" office:value="1.77002" calcext:value-type="float">
            <text:p>1,77002</text:p>
          </table:table-cell>
          <table:table-cell office:value-type="float" office:value="0.183134" calcext:value-type="float">
            <text:p>0,183134</text:p>
          </table:table-cell>
          <table:table-cell office:value-type="float" office:value="0.430689" calcext:value-type="float">
            <text:p>0,430689</text:p>
          </table:table-cell>
          <table:table-cell table:number-columns-repeated="20"/>
          <table:table-cell table:formula="of:=MIN([.A166:.BL166])" office:value-type="float" office:value="0.101474" calcext:value-type="float">
            <text:p>0,101474</text:p>
          </table:table-cell>
          <table:table-cell table:formula="of:=MAX([.A166:.BL166])" office:value-type="float" office:value="1.87338" calcext:value-type="float">
            <text:p>1,87338</text:p>
          </table:table-cell>
          <table:table-cell table:number-columns-repeated="7"/>
        </table:table-row>
        <table:table-row table:style-name="ro1">
          <table:table-cell office:value-type="float" office:value="0.189577" calcext:value-type="float">
            <text:p>0,189577</text:p>
          </table:table-cell>
          <table:table-cell office:value-type="float" office:value="0.214574" calcext:value-type="float">
            <text:p>0,214574</text:p>
          </table:table-cell>
          <table:table-cell office:value-type="float" office:value="0.195205" calcext:value-type="float">
            <text:p>0,195205</text:p>
          </table:table-cell>
          <table:table-cell office:value-type="float" office:value="0.195761" calcext:value-type="float">
            <text:p>0,195761</text:p>
          </table:table-cell>
          <table:table-cell office:value-type="float" office:value="0.196746" calcext:value-type="float">
            <text:p>0,196746</text:p>
          </table:table-cell>
          <table:table-cell office:value-type="float" office:value="0.189729" calcext:value-type="float">
            <text:p>0,189729</text:p>
          </table:table-cell>
          <table:table-cell office:value-type="float" office:value="0.192089" calcext:value-type="float">
            <text:p>0,192089</text:p>
          </table:table-cell>
          <table:table-cell office:value-type="float" office:value="0.197628" calcext:value-type="float">
            <text:p>0,197628</text:p>
          </table:table-cell>
          <table:table-cell office:value-type="float" office:value="0.200449" calcext:value-type="float">
            <text:p>0,200449</text:p>
          </table:table-cell>
          <table:table-cell office:value-type="float" office:value="0.189873" calcext:value-type="float">
            <text:p>0,189873</text:p>
          </table:table-cell>
          <table:table-cell office:value-type="float" office:value="0.193068" calcext:value-type="float">
            <text:p>0,193068</text:p>
          </table:table-cell>
          <table:table-cell office:value-type="float" office:value="0.192668" calcext:value-type="float">
            <text:p>0,192668</text:p>
          </table:table-cell>
          <table:table-cell office:value-type="float" office:value="0.19805" calcext:value-type="float">
            <text:p>0,19805</text:p>
          </table:table-cell>
          <table:table-cell office:value-type="float" office:value="0.190056" calcext:value-type="float">
            <text:p>0,190056</text:p>
          </table:table-cell>
          <table:table-cell office:value-type="float" office:value="0.18956" calcext:value-type="float">
            <text:p>0,18956</text:p>
          </table:table-cell>
          <table:table-cell office:value-type="float" office:value="0.193184" calcext:value-type="float">
            <text:p>0,193184</text:p>
          </table:table-cell>
          <table:table-cell office:value-type="float" office:value="0.193966" calcext:value-type="float">
            <text:p>0,193966</text:p>
          </table:table-cell>
          <table:table-cell office:value-type="float" office:value="0.381322" calcext:value-type="float">
            <text:p>0,381322</text:p>
          </table:table-cell>
          <table:table-cell office:value-type="float" office:value="0.19754" calcext:value-type="float">
            <text:p>0,19754</text:p>
          </table:table-cell>
          <table:table-cell office:value-type="float" office:value="0.185683" calcext:value-type="float">
            <text:p>0,185683</text:p>
          </table:table-cell>
          <table:table-cell office:value-type="float" office:value="0.191226" calcext:value-type="float">
            <text:p>0,191226</text:p>
          </table:table-cell>
          <table:table-cell office:value-type="float" office:value="1.54729" calcext:value-type="float">
            <text:p>1,54729</text:p>
          </table:table-cell>
          <table:table-cell office:value-type="float" office:value="0.964002" calcext:value-type="float">
            <text:p>0,964002</text:p>
          </table:table-cell>
          <table:table-cell office:value-type="float" office:value="0.779536" calcext:value-type="float">
            <text:p>0,779536</text:p>
          </table:table-cell>
          <table:table-cell office:value-type="float" office:value="0.586865" calcext:value-type="float">
            <text:p>0,586865</text:p>
          </table:table-cell>
          <table:table-cell office:value-type="float" office:value="1.36792" calcext:value-type="float">
            <text:p>1,36792</text:p>
          </table:table-cell>
          <table:table-cell office:value-type="float" office:value="1.20965" calcext:value-type="float">
            <text:p>1,20965</text:p>
          </table:table-cell>
          <table:table-cell office:value-type="float" office:value="1.34676" calcext:value-type="float">
            <text:p>1,34676</text:p>
          </table:table-cell>
          <table:table-cell office:value-type="float" office:value="1.54651" calcext:value-type="float">
            <text:p>1,54651</text:p>
          </table:table-cell>
          <table:table-cell office:value-type="float" office:value="1.15554" calcext:value-type="float">
            <text:p>1,15554</text:p>
          </table:table-cell>
          <table:table-cell office:value-type="float" office:value="0.974553" calcext:value-type="float">
            <text:p>0,974553</text:p>
          </table:table-cell>
          <table:table-cell office:value-type="float" office:value="0.785123" calcext:value-type="float">
            <text:p>0,785123</text:p>
          </table:table-cell>
          <table:table-cell office:value-type="float" office:value="1.75946" calcext:value-type="float">
            <text:p>1,75946</text:p>
          </table:table-cell>
          <table:table-cell office:value-type="float" office:value="0.187654" calcext:value-type="float">
            <text:p>0,187654</text:p>
          </table:table-cell>
          <table:table-cell office:value-type="float" office:value="0.428699" calcext:value-type="float">
            <text:p>0,428699</text:p>
          </table:table-cell>
          <table:table-cell office:value-type="float" office:value="0.188644" calcext:value-type="float">
            <text:p>0,188644</text:p>
          </table:table-cell>
          <table:table-cell office:value-type="float" office:value="1.38586" calcext:value-type="float">
            <text:p>1,38586</text:p>
          </table:table-cell>
          <table:table-cell office:value-type="float" office:value="1.51136" calcext:value-type="float">
            <text:p>1,51136</text:p>
          </table:table-cell>
          <table:table-cell office:value-type="float" office:value="0.191923" calcext:value-type="float">
            <text:p>0,191923</text:p>
          </table:table-cell>
          <table:table-cell office:value-type="float" office:value="0.787546" calcext:value-type="float">
            <text:p>0,787546</text:p>
          </table:table-cell>
          <table:table-cell office:value-type="float" office:value="0.789554" calcext:value-type="float">
            <text:p>0,789554</text:p>
          </table:table-cell>
          <table:table-cell office:value-type="float" office:value="0.828737" calcext:value-type="float">
            <text:p>0,828737</text:p>
          </table:table-cell>
          <table:table-cell office:value-type="float" office:value="1.61148" calcext:value-type="float">
            <text:p>1,61148</text:p>
          </table:table-cell>
          <table:table-cell office:value-type="float" office:value="0.68182" calcext:value-type="float">
            <text:p>0,68182</text:p>
          </table:table-cell>
          <table:table-cell office:value-type="float" office:value="0.159416" calcext:value-type="float">
            <text:p>0,159416</text:p>
          </table:table-cell>
          <table:table-cell office:value-type="float" office:value="0.485637" calcext:value-type="float">
            <text:p>0,485637</text:p>
          </table:table-cell>
          <table:table-cell office:value-type="float" office:value="0.155728" calcext:value-type="float">
            <text:p>0,155728</text:p>
          </table:table-cell>
          <table:table-cell office:value-type="float" office:value="0.0641489" calcext:value-type="float">
            <text:p>0,0641489</text:p>
          </table:table-cell>
          <table:table-cell table:number-columns-repeated="20"/>
          <table:table-cell table:formula="of:=MIN([.A167:.BL167])" office:value-type="float" office:value="0.0641489" calcext:value-type="float">
            <text:p>0,0641489</text:p>
          </table:table-cell>
          <table:table-cell table:formula="of:=MAX([.A167:.BL167])" office:value-type="float" office:value="1.75946" calcext:value-type="float">
            <text:p>1,75946</text:p>
          </table:table-cell>
          <table:table-cell table:number-columns-repeated="7"/>
        </table:table-row>
        <table:table-row table:style-name="ro1">
          <table:table-cell office:value-type="float" office:value="0.188287" calcext:value-type="float">
            <text:p>0,188287</text:p>
          </table:table-cell>
          <table:table-cell office:value-type="float" office:value="0.205355" calcext:value-type="float">
            <text:p>0,205355</text:p>
          </table:table-cell>
          <table:table-cell office:value-type="float" office:value="0.212718" calcext:value-type="float">
            <text:p>0,212718</text:p>
          </table:table-cell>
          <table:table-cell office:value-type="float" office:value="0.187207" calcext:value-type="float">
            <text:p>0,187207</text:p>
          </table:table-cell>
          <table:table-cell office:value-type="float" office:value="0.199633" calcext:value-type="float">
            <text:p>0,199633</text:p>
          </table:table-cell>
          <table:table-cell office:value-type="float" office:value="0.412053" calcext:value-type="float">
            <text:p>0,412053</text:p>
          </table:table-cell>
          <table:table-cell office:value-type="float" office:value="0.394375" calcext:value-type="float">
            <text:p>0,394375</text:p>
          </table:table-cell>
          <table:table-cell office:value-type="float" office:value="0.400063" calcext:value-type="float">
            <text:p>0,400063</text:p>
          </table:table-cell>
          <table:table-cell office:value-type="float" office:value="0.378411" calcext:value-type="float">
            <text:p>0,378411</text:p>
          </table:table-cell>
          <table:table-cell office:value-type="float" office:value="0.190165" calcext:value-type="float">
            <text:p>0,190165</text:p>
          </table:table-cell>
          <table:table-cell office:value-type="float" office:value="0.18416" calcext:value-type="float">
            <text:p>0,18416</text:p>
          </table:table-cell>
          <table:table-cell office:value-type="float" office:value="0.569215" calcext:value-type="float">
            <text:p>0,569215</text:p>
          </table:table-cell>
          <table:table-cell office:value-type="float" office:value="0.559539" calcext:value-type="float">
            <text:p>0,559539</text:p>
          </table:table-cell>
          <table:table-cell office:value-type="float" office:value="0.189212" calcext:value-type="float">
            <text:p>0,189212</text:p>
          </table:table-cell>
          <table:table-cell office:value-type="float" office:value="0.378189" calcext:value-type="float">
            <text:p>0,378189</text:p>
          </table:table-cell>
          <table:table-cell office:value-type="float" office:value="0.201808" calcext:value-type="float">
            <text:p>0,201808</text:p>
          </table:table-cell>
          <table:table-cell office:value-type="float" office:value="0.393218" calcext:value-type="float">
            <text:p>0,393218</text:p>
          </table:table-cell>
          <table:table-cell office:value-type="float" office:value="0.226314" calcext:value-type="float">
            <text:p>0,226314</text:p>
          </table:table-cell>
          <table:table-cell office:value-type="float" office:value="0.809636" calcext:value-type="float">
            <text:p>0,809636</text:p>
          </table:table-cell>
          <table:table-cell office:value-type="float" office:value="0.577451" calcext:value-type="float">
            <text:p>0,577451</text:p>
          </table:table-cell>
          <table:table-cell office:value-type="float" office:value="0.56007" calcext:value-type="float">
            <text:p>0,56007</text:p>
          </table:table-cell>
          <table:table-cell office:value-type="float" office:value="0.21027" calcext:value-type="float">
            <text:p>0,21027</text:p>
          </table:table-cell>
          <table:table-cell office:value-type="float" office:value="0.189829" calcext:value-type="float">
            <text:p>0,189829</text:p>
          </table:table-cell>
          <table:table-cell office:value-type="float" office:value="0.551716" calcext:value-type="float">
            <text:p>0,551716</text:p>
          </table:table-cell>
          <table:table-cell office:value-type="float" office:value="0.557077" calcext:value-type="float">
            <text:p>0,557077</text:p>
          </table:table-cell>
          <table:table-cell office:value-type="float" office:value="0.1863" calcext:value-type="float">
            <text:p>0,1863</text:p>
          </table:table-cell>
          <table:table-cell office:value-type="float" office:value="0.583663" calcext:value-type="float">
            <text:p>0,583663</text:p>
          </table:table-cell>
          <table:table-cell office:value-type="float" office:value="0.580005" calcext:value-type="float">
            <text:p>0,580005</text:p>
          </table:table-cell>
          <table:table-cell office:value-type="float" office:value="0.579731" calcext:value-type="float">
            <text:p>0,579731</text:p>
          </table:table-cell>
          <table:table-cell office:value-type="float" office:value="1.43148" calcext:value-type="float">
            <text:p>1,43148</text:p>
          </table:table-cell>
          <table:table-cell office:value-type="float" office:value="1.25396" calcext:value-type="float">
            <text:p>1,25396</text:p>
          </table:table-cell>
          <table:table-cell office:value-type="float" office:value="1.31437" calcext:value-type="float">
            <text:p>1,31437</text:p>
          </table:table-cell>
          <table:table-cell office:value-type="float" office:value="0.184279" calcext:value-type="float">
            <text:p>0,184279</text:p>
          </table:table-cell>
          <table:table-cell office:value-type="float" office:value="0.193149" calcext:value-type="float">
            <text:p>0,193149</text:p>
          </table:table-cell>
          <table:table-cell office:value-type="float" office:value="0.0992558" calcext:value-type="float">
            <text:p>0,0992558</text:p>
          </table:table-cell>
          <table:table-cell office:value-type="float" office:value="0.125139" calcext:value-type="float">
            <text:p>0,125139</text:p>
          </table:table-cell>
          <table:table-cell office:value-type="float" office:value="0.12992" calcext:value-type="float">
            <text:p>0,12992</text:p>
          </table:table-cell>
          <table:table-cell office:value-type="float" office:value="0.14074" calcext:value-type="float">
            <text:p>0,14074</text:p>
          </table:table-cell>
          <table:table-cell office:value-type="float" office:value="0.190684" calcext:value-type="float">
            <text:p>0,190684</text:p>
          </table:table-cell>
          <table:table-cell office:value-type="float" office:value="0.261643" calcext:value-type="float">
            <text:p>0,261643</text:p>
          </table:table-cell>
          <table:table-cell office:value-type="float" office:value="1.16451" calcext:value-type="float">
            <text:p>1,16451</text:p>
          </table:table-cell>
          <table:table-cell office:value-type="float" office:value="1.18483" calcext:value-type="float">
            <text:p>1,18483</text:p>
          </table:table-cell>
          <table:table-cell office:value-type="float" office:value="0.164593" calcext:value-type="float">
            <text:p>0,164593</text:p>
          </table:table-cell>
          <table:table-cell office:value-type="float" office:value="0.187127" calcext:value-type="float">
            <text:p>0,187127</text:p>
          </table:table-cell>
          <table:table-cell office:value-type="float" office:value="0.471673" calcext:value-type="float">
            <text:p>0,471673</text:p>
          </table:table-cell>
          <table:table-cell office:value-type="float" office:value="0.438171" calcext:value-type="float">
            <text:p>0,438171</text:p>
          </table:table-cell>
          <table:table-cell office:value-type="float" office:value="0.56014" calcext:value-type="float">
            <text:p>0,56014</text:p>
          </table:table-cell>
          <table:table-cell office:value-type="float" office:value="1.33257" calcext:value-type="float">
            <text:p>1,33257</text:p>
          </table:table-cell>
          <table:table-cell table:number-columns-repeated="20"/>
          <table:table-cell table:formula="of:=MIN([.A168:.BL168])" office:value-type="float" office:value="0.0992558" calcext:value-type="float">
            <text:p>0,0992558</text:p>
          </table:table-cell>
          <table:table-cell table:formula="of:=MAX([.A168:.BL168])" office:value-type="float" office:value="1.43148" calcext:value-type="float">
            <text:p>1,4314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40352" calcext:value-type="float">
            <text:p>0,140352</text:p>
          </table:table-cell>
          <table:table-cell office:value-type="float" office:value="0.139583" calcext:value-type="float">
            <text:p>0,139583</text:p>
          </table:table-cell>
          <table:table-cell office:value-type="float" office:value="0.177702" calcext:value-type="float">
            <text:p>0,177702</text:p>
          </table:table-cell>
          <table:table-cell office:value-type="float" office:value="0.145084" calcext:value-type="float">
            <text:p>0,145084</text:p>
          </table:table-cell>
          <table:table-cell office:value-type="float" office:value="0.319914" calcext:value-type="float">
            <text:p>0,319914</text:p>
          </table:table-cell>
          <table:table-cell office:value-type="float" office:value="0.267673" calcext:value-type="float">
            <text:p>0,267673</text:p>
          </table:table-cell>
          <table:table-cell office:value-type="float" office:value="0.141635" calcext:value-type="float">
            <text:p>0,141635</text:p>
          </table:table-cell>
          <table:table-cell office:value-type="float" office:value="0.310132" calcext:value-type="float">
            <text:p>0,310132</text:p>
          </table:table-cell>
          <table:table-cell office:value-type="float" office:value="0.367097" calcext:value-type="float">
            <text:p>0,367097</text:p>
          </table:table-cell>
          <table:table-cell office:value-type="float" office:value="0.130324" calcext:value-type="float">
            <text:p>0,130324</text:p>
          </table:table-cell>
          <table:table-cell office:value-type="float" office:value="0.380339" calcext:value-type="float">
            <text:p>0,380339</text:p>
          </table:table-cell>
          <table:table-cell office:value-type="float" office:value="0.369329" calcext:value-type="float">
            <text:p>0,369329</text:p>
          </table:table-cell>
          <table:table-cell office:value-type="float" office:value="0.140511" calcext:value-type="float">
            <text:p>0,140511</text:p>
          </table:table-cell>
          <table:table-cell office:value-type="float" office:value="0.330233" calcext:value-type="float">
            <text:p>0,330233</text:p>
          </table:table-cell>
          <table:table-cell office:value-type="float" office:value="0.237146" calcext:value-type="float">
            <text:p>0,237146</text:p>
          </table:table-cell>
          <table:table-cell office:value-type="float" office:value="0.150614" calcext:value-type="float">
            <text:p>0,150614</text:p>
          </table:table-cell>
          <table:table-cell office:value-type="float" office:value="0.372094" calcext:value-type="float">
            <text:p>0,372094</text:p>
          </table:table-cell>
          <table:table-cell office:value-type="float" office:value="0.275439" calcext:value-type="float">
            <text:p>0,275439</text:p>
          </table:table-cell>
          <table:table-cell office:value-type="float" office:value="0.164751" calcext:value-type="float">
            <text:p>0,164751</text:p>
          </table:table-cell>
          <table:table-cell office:value-type="float" office:value="0.343186" calcext:value-type="float">
            <text:p>0,343186</text:p>
          </table:table-cell>
          <table:table-cell office:value-type="float" office:value="0.318286" calcext:value-type="float">
            <text:p>0,318286</text:p>
          </table:table-cell>
          <table:table-cell office:value-type="float" office:value="0.362682" calcext:value-type="float">
            <text:p>0,362682</text:p>
          </table:table-cell>
          <table:table-cell office:value-type="float" office:value="0.147511" calcext:value-type="float">
            <text:p>0,147511</text:p>
          </table:table-cell>
          <table:table-cell office:value-type="float" office:value="0.288894" calcext:value-type="float">
            <text:p>0,288894</text:p>
          </table:table-cell>
          <table:table-cell office:value-type="float" office:value="0.292615" calcext:value-type="float">
            <text:p>0,292615</text:p>
          </table:table-cell>
          <table:table-cell office:value-type="float" office:value="0.288069" calcext:value-type="float">
            <text:p>0,288069</text:p>
          </table:table-cell>
          <table:table-cell office:value-type="float" office:value="0.141456" calcext:value-type="float">
            <text:p>0,141456</text:p>
          </table:table-cell>
          <table:table-cell office:value-type="float" office:value="0.300616" calcext:value-type="float">
            <text:p>0,300616</text:p>
          </table:table-cell>
          <table:table-cell office:value-type="float" office:value="0.213964" calcext:value-type="float">
            <text:p>0,213964</text:p>
          </table:table-cell>
          <table:table-cell office:value-type="float" office:value="1.0109" calcext:value-type="float">
            <text:p>1,0109</text:p>
          </table:table-cell>
          <table:table-cell office:value-type="float" office:value="0.152755" calcext:value-type="float">
            <text:p>0,152755</text:p>
          </table:table-cell>
          <table:table-cell office:value-type="float" office:value="0.223352" calcext:value-type="float">
            <text:p>0,223352</text:p>
          </table:table-cell>
          <table:table-cell office:value-type="float" office:value="0.111431" calcext:value-type="float">
            <text:p>0,111431</text:p>
          </table:table-cell>
          <table:table-cell office:value-type="float" office:value="0.340385" calcext:value-type="float">
            <text:p>0,340385</text:p>
          </table:table-cell>
          <table:table-cell office:value-type="float" office:value="0.0769439" calcext:value-type="float">
            <text:p>0,0769439</text:p>
          </table:table-cell>
          <table:table-cell office:value-type="float" office:value="0.48795" calcext:value-type="float">
            <text:p>0,48795</text:p>
          </table:table-cell>
          <table:table-cell office:value-type="float" office:value="0.170046" calcext:value-type="float">
            <text:p>0,170046</text:p>
          </table:table-cell>
          <table:table-cell office:value-type="float" office:value="0.142974" calcext:value-type="float">
            <text:p>0,142974</text:p>
          </table:table-cell>
          <table:table-cell office:value-type="float" office:value="0.594305" calcext:value-type="float">
            <text:p>0,594305</text:p>
          </table:table-cell>
          <table:table-cell office:value-type="float" office:value="0.102691" calcext:value-type="float">
            <text:p>0,102691</text:p>
          </table:table-cell>
          <table:table-cell office:value-type="float" office:value="0.11851" calcext:value-type="float">
            <text:p>0,11851</text:p>
          </table:table-cell>
          <table:table-cell office:value-type="float" office:value="0.118234" calcext:value-type="float">
            <text:p>0,118234</text:p>
          </table:table-cell>
          <table:table-cell office:value-type="float" office:value="1.76857" calcext:value-type="float">
            <text:p>1,76857</text:p>
          </table:table-cell>
          <table:table-cell office:value-type="float" office:value="0.113527" calcext:value-type="float">
            <text:p>0,113527</text:p>
          </table:table-cell>
          <table:table-cell office:value-type="float" office:value="1.80135" calcext:value-type="float">
            <text:p>1,80135</text:p>
          </table:table-cell>
          <table:table-cell office:value-type="float" office:value="1.76681" calcext:value-type="float">
            <text:p>1,76681</text:p>
          </table:table-cell>
          <table:table-cell office:value-type="float" office:value="1.80992" calcext:value-type="float">
            <text:p>1,80992</text:p>
          </table:table-cell>
          <table:table-cell office:value-type="float" office:value="1.54667" calcext:value-type="float">
            <text:p>1,54667</text:p>
          </table:table-cell>
          <table:table-cell office:value-type="float" office:value="1.5552" calcext:value-type="float">
            <text:p>1,5552</text:p>
          </table:table-cell>
          <table:table-cell office:value-type="float" office:value="1.28399" calcext:value-type="float">
            <text:p>1,28399</text:p>
          </table:table-cell>
          <table:table-cell office:value-type="float" office:value="0.95263" calcext:value-type="float">
            <text:p>0,95263</text:p>
          </table:table-cell>
          <table:table-cell office:value-type="float" office:value="1.15713" calcext:value-type="float">
            <text:p>1,15713</text:p>
          </table:table-cell>
          <table:table-cell office:value-type="float" office:value="0.994007" calcext:value-type="float">
            <text:p>0,994007</text:p>
          </table:table-cell>
          <table:table-cell office:value-type="float" office:value="0.0750492" calcext:value-type="float">
            <text:p>0,0750492</text:p>
          </table:table-cell>
          <table:table-cell office:value-type="float" office:value="0.256064" calcext:value-type="float">
            <text:p>0,256064</text:p>
          </table:table-cell>
          <table:table-cell office:value-type="float" office:value="0.325257" calcext:value-type="float">
            <text:p>0,325257</text:p>
          </table:table-cell>
          <table:table-cell office:value-type="float" office:value="0.186219" calcext:value-type="float">
            <text:p>0,186219</text:p>
          </table:table-cell>
          <table:table-cell office:value-type="float" office:value="0.276313" calcext:value-type="float">
            <text:p>0,276313</text:p>
          </table:table-cell>
          <table:table-cell office:value-type="float" office:value="0.314975" calcext:value-type="float">
            <text:p>0,314975</text:p>
          </table:table-cell>
          <table:table-cell office:value-type="float" office:value="0.144982" calcext:value-type="float">
            <text:p>0,144982</text:p>
          </table:table-cell>
          <table:table-cell office:value-type="float" office:value="0.141736" calcext:value-type="float">
            <text:p>0,141736</text:p>
          </table:table-cell>
          <table:table-cell office:value-type="float" office:value="0.183533" calcext:value-type="float">
            <text:p>0,183533</text:p>
          </table:table-cell>
          <table:table-cell office:value-type="float" office:value="0.0973749" calcext:value-type="float">
            <text:p>0,0973749</text:p>
          </table:table-cell>
          <table:table-cell office:value-type="float" office:value="0.057559" calcext:value-type="float">
            <text:p>0,057559</text:p>
          </table:table-cell>
          <table:table-cell table:number-columns-repeated="4"/>
          <table:table-cell table:formula="of:=MIN([.A170:.BL170])" office:value-type="float" office:value="0.057559" calcext:value-type="float">
            <text:p>0,057559</text:p>
          </table:table-cell>
          <table:table-cell table:formula="of:=MAX([.A170:.BL170])" office:value-type="float" office:value="1.80992" calcext:value-type="float">
            <text:p>1,80992</text:p>
          </table:table-cell>
          <table:table-cell table:number-columns-repeated="7"/>
        </table:table-row>
        <table:table-row table:style-name="ro1">
          <table:table-cell office:value-type="float" office:value="0.145267" calcext:value-type="float">
            <text:p>0,145267</text:p>
          </table:table-cell>
          <table:table-cell office:value-type="float" office:value="0.15989" calcext:value-type="float">
            <text:p>0,15989</text:p>
          </table:table-cell>
          <table:table-cell office:value-type="float" office:value="0.148724" calcext:value-type="float">
            <text:p>0,148724</text:p>
          </table:table-cell>
          <table:table-cell office:value-type="float" office:value="0.14703" calcext:value-type="float">
            <text:p>0,14703</text:p>
          </table:table-cell>
          <table:table-cell office:value-type="float" office:value="0.147957" calcext:value-type="float">
            <text:p>0,147957</text:p>
          </table:table-cell>
          <table:table-cell office:value-type="float" office:value="0.14962" calcext:value-type="float">
            <text:p>0,14962</text:p>
          </table:table-cell>
          <table:table-cell office:value-type="float" office:value="0.153303" calcext:value-type="float">
            <text:p>0,153303</text:p>
          </table:table-cell>
          <table:table-cell office:value-type="float" office:value="0.139432" calcext:value-type="float">
            <text:p>0,139432</text:p>
          </table:table-cell>
          <table:table-cell office:value-type="float" office:value="0.147844" calcext:value-type="float">
            <text:p>0,147844</text:p>
          </table:table-cell>
          <table:table-cell office:value-type="float" office:value="0.15172" calcext:value-type="float">
            <text:p>0,15172</text:p>
          </table:table-cell>
          <table:table-cell office:value-type="float" office:value="0.6243" calcext:value-type="float">
            <text:p>0,6243</text:p>
          </table:table-cell>
          <table:table-cell office:value-type="float" office:value="0.473793" calcext:value-type="float">
            <text:p>0,473793</text:p>
          </table:table-cell>
          <table:table-cell office:value-type="float" office:value="0.640503" calcext:value-type="float">
            <text:p>0,640503</text:p>
          </table:table-cell>
          <table:table-cell office:value-type="float" office:value="0.517789" calcext:value-type="float">
            <text:p>0,517789</text:p>
          </table:table-cell>
          <table:table-cell office:value-type="float" office:value="0.61351" calcext:value-type="float">
            <text:p>0,61351</text:p>
          </table:table-cell>
          <table:table-cell office:value-type="float" office:value="0.31952" calcext:value-type="float">
            <text:p>0,31952</text:p>
          </table:table-cell>
          <table:table-cell office:value-type="float" office:value="0.300759" calcext:value-type="float">
            <text:p>0,300759</text:p>
          </table:table-cell>
          <table:table-cell office:value-type="float" office:value="0.154291" calcext:value-type="float">
            <text:p>0,154291</text:p>
          </table:table-cell>
          <table:table-cell office:value-type="float" office:value="0.288167" calcext:value-type="float">
            <text:p>0,288167</text:p>
          </table:table-cell>
          <table:table-cell office:value-type="float" office:value="0.143602" calcext:value-type="float">
            <text:p>0,143602</text:p>
          </table:table-cell>
          <table:table-cell office:value-type="float" office:value="0.150157" calcext:value-type="float">
            <text:p>0,150157</text:p>
          </table:table-cell>
          <table:table-cell office:value-type="float" office:value="0.630647" calcext:value-type="float">
            <text:p>0,630647</text:p>
          </table:table-cell>
          <table:table-cell office:value-type="float" office:value="0.140581" calcext:value-type="float">
            <text:p>0,140581</text:p>
          </table:table-cell>
          <table:table-cell office:value-type="float" office:value="0.602234" calcext:value-type="float">
            <text:p>0,602234</text:p>
          </table:table-cell>
          <table:table-cell office:value-type="float" office:value="0.618646" calcext:value-type="float">
            <text:p>0,618646</text:p>
          </table:table-cell>
          <table:table-cell office:value-type="float" office:value="0.145071" calcext:value-type="float">
            <text:p>0,145071</text:p>
          </table:table-cell>
          <table:table-cell office:value-type="float" office:value="0.072458" calcext:value-type="float">
            <text:p>0,072458</text:p>
          </table:table-cell>
          <table:table-cell office:value-type="float" office:value="0.0698719" calcext:value-type="float">
            <text:p>0,0698719</text:p>
          </table:table-cell>
          <table:table-cell office:value-type="float" office:value="0.367091" calcext:value-type="float">
            <text:p>0,367091</text:p>
          </table:table-cell>
          <table:table-cell office:value-type="float" office:value="0.272983" calcext:value-type="float">
            <text:p>0,272983</text:p>
          </table:table-cell>
          <table:table-cell office:value-type="float" office:value="0.298631" calcext:value-type="float">
            <text:p>0,298631</text:p>
          </table:table-cell>
          <table:table-cell office:value-type="float" office:value="0.791447" calcext:value-type="float">
            <text:p>0,791447</text:p>
          </table:table-cell>
          <table:table-cell office:value-type="float" office:value="1.11581" calcext:value-type="float">
            <text:p>1,11581</text:p>
          </table:table-cell>
          <table:table-cell office:value-type="float" office:value="0.691545" calcext:value-type="float">
            <text:p>0,691545</text:p>
          </table:table-cell>
          <table:table-cell office:value-type="float" office:value="0.158187" calcext:value-type="float">
            <text:p>0,158187</text:p>
          </table:table-cell>
          <table:table-cell office:value-type="float" office:value="0.15564" calcext:value-type="float">
            <text:p>0,15564</text:p>
          </table:table-cell>
          <table:table-cell office:value-type="float" office:value="0.166233" calcext:value-type="float">
            <text:p>0,166233</text:p>
          </table:table-cell>
          <table:table-cell office:value-type="float" office:value="0.183178" calcext:value-type="float">
            <text:p>0,183178</text:p>
          </table:table-cell>
          <table:table-cell office:value-type="float" office:value="0.1958" calcext:value-type="float">
            <text:p>0,1958</text:p>
          </table:table-cell>
          <table:table-cell office:value-type="float" office:value="0.740972" calcext:value-type="float">
            <text:p>0,740972</text:p>
          </table:table-cell>
          <table:table-cell office:value-type="float" office:value="0.489496" calcext:value-type="float">
            <text:p>0,489496</text:p>
          </table:table-cell>
          <table:table-cell office:value-type="float" office:value="0.20852" calcext:value-type="float">
            <text:p>0,20852</text:p>
          </table:table-cell>
          <table:table-cell office:value-type="float" office:value="0.19661" calcext:value-type="float">
            <text:p>0,19661</text:p>
          </table:table-cell>
          <table:table-cell office:value-type="float" office:value="0.888548" calcext:value-type="float">
            <text:p>0,888548</text:p>
          </table:table-cell>
          <table:table-cell office:value-type="float" office:value="0.782449" calcext:value-type="float">
            <text:p>0,782449</text:p>
          </table:table-cell>
          <table:table-cell office:value-type="float" office:value="0.790487" calcext:value-type="float">
            <text:p>0,790487</text:p>
          </table:table-cell>
          <table:table-cell office:value-type="float" office:value="1.56165" calcext:value-type="float">
            <text:p>1,56165</text:p>
          </table:table-cell>
          <table:table-cell office:value-type="float" office:value="0.726787" calcext:value-type="float">
            <text:p>0,726787</text:p>
          </table:table-cell>
          <table:table-cell office:value-type="float" office:value="1.26858" calcext:value-type="float">
            <text:p>1,26858</text:p>
          </table:table-cell>
          <table:table-cell office:value-type="float" office:value="1.28806" calcext:value-type="float">
            <text:p>1,28806</text:p>
          </table:table-cell>
          <table:table-cell office:value-type="float" office:value="1.29998" calcext:value-type="float">
            <text:p>1,29998</text:p>
          </table:table-cell>
          <table:table-cell office:value-type="float" office:value="0.1809" calcext:value-type="float">
            <text:p>0,1809</text:p>
          </table:table-cell>
          <table:table-cell office:value-type="float" office:value="0.141694" calcext:value-type="float">
            <text:p>0,141694</text:p>
          </table:table-cell>
          <table:table-cell office:value-type="float" office:value="0.172153" calcext:value-type="float">
            <text:p>0,172153</text:p>
          </table:table-cell>
          <table:table-cell office:value-type="float" office:value="0.0763919" calcext:value-type="float">
            <text:p>0,0763919</text:p>
          </table:table-cell>
          <table:table-cell office:value-type="float" office:value="0.292111" calcext:value-type="float">
            <text:p>0,292111</text:p>
          </table:table-cell>
          <table:table-cell office:value-type="float" office:value="0.0723641" calcext:value-type="float">
            <text:p>0,0723641</text:p>
          </table:table-cell>
          <table:table-cell office:value-type="float" office:value="0.679755" calcext:value-type="float">
            <text:p>0,679755</text:p>
          </table:table-cell>
          <table:table-cell office:value-type="float" office:value="0.291052" calcext:value-type="float">
            <text:p>0,291052</text:p>
          </table:table-cell>
          <table:table-cell office:value-type="float" office:value="0.148918" calcext:value-type="float">
            <text:p>0,148918</text:p>
          </table:table-cell>
          <table:table-cell office:value-type="float" office:value="0.455407" calcext:value-type="float">
            <text:p>0,455407</text:p>
          </table:table-cell>
          <table:table-cell office:value-type="float" office:value="0.10281" calcext:value-type="float">
            <text:p>0,10281</text:p>
          </table:table-cell>
          <table:table-cell office:value-type="float" office:value="0.224518" calcext:value-type="float">
            <text:p>0,224518</text:p>
          </table:table-cell>
          <table:table-cell office:value-type="float" office:value="0.339941" calcext:value-type="float">
            <text:p>0,339941</text:p>
          </table:table-cell>
          <table:table-cell table:number-columns-repeated="4"/>
          <table:table-cell table:formula="of:=MIN([.A171:.BL171])" office:value-type="float" office:value="0.0698719" calcext:value-type="float">
            <text:p>0,0698719</text:p>
          </table:table-cell>
          <table:table-cell table:formula="of:=MAX([.A171:.BL171])" office:value-type="float" office:value="1.56165" calcext:value-type="float">
            <text:p>1,56165</text:p>
          </table:table-cell>
          <table:table-cell table:number-columns-repeated="7"/>
        </table:table-row>
        <table:table-row table:style-name="ro1">
          <table:table-cell office:value-type="float" office:value="0.14967" calcext:value-type="float">
            <text:p>0,14967</text:p>
          </table:table-cell>
          <table:table-cell office:value-type="float" office:value="0.149487" calcext:value-type="float">
            <text:p>0,149487</text:p>
          </table:table-cell>
          <table:table-cell office:value-type="float" office:value="0.150136" calcext:value-type="float">
            <text:p>0,150136</text:p>
          </table:table-cell>
          <table:table-cell office:value-type="float" office:value="0.456455" calcext:value-type="float">
            <text:p>0,456455</text:p>
          </table:table-cell>
          <table:table-cell office:value-type="float" office:value="0.330289" calcext:value-type="float">
            <text:p>0,330289</text:p>
          </table:table-cell>
          <table:table-cell office:value-type="float" office:value="0.211064" calcext:value-type="float">
            <text:p>0,211064</text:p>
          </table:table-cell>
          <table:table-cell office:value-type="float" office:value="0.146275" calcext:value-type="float">
            <text:p>0,146275</text:p>
          </table:table-cell>
          <table:table-cell office:value-type="float" office:value="0.273911" calcext:value-type="float">
            <text:p>0,273911</text:p>
          </table:table-cell>
          <table:table-cell office:value-type="float" office:value="0.152294" calcext:value-type="float">
            <text:p>0,152294</text:p>
          </table:table-cell>
          <table:table-cell office:value-type="float" office:value="0.316339" calcext:value-type="float">
            <text:p>0,316339</text:p>
          </table:table-cell>
          <table:table-cell office:value-type="float" office:value="0.258431" calcext:value-type="float">
            <text:p>0,258431</text:p>
          </table:table-cell>
          <table:table-cell office:value-type="float" office:value="0.146301" calcext:value-type="float">
            <text:p>0,146301</text:p>
          </table:table-cell>
          <table:table-cell office:value-type="float" office:value="0.909883" calcext:value-type="float">
            <text:p>0,909883</text:p>
          </table:table-cell>
          <table:table-cell office:value-type="float" office:value="0.766589" calcext:value-type="float">
            <text:p>0,766589</text:p>
          </table:table-cell>
          <table:table-cell office:value-type="float" office:value="0.624741" calcext:value-type="float">
            <text:p>0,624741</text:p>
          </table:table-cell>
          <table:table-cell office:value-type="float" office:value="0.217883" calcext:value-type="float">
            <text:p>0,217883</text:p>
          </table:table-cell>
          <table:table-cell office:value-type="float" office:value="0.14081" calcext:value-type="float">
            <text:p>0,14081</text:p>
          </table:table-cell>
          <table:table-cell office:value-type="float" office:value="0.673677" calcext:value-type="float">
            <text:p>0,673677</text:p>
          </table:table-cell>
          <table:table-cell office:value-type="float" office:value="0.309568" calcext:value-type="float">
            <text:p>0,309568</text:p>
          </table:table-cell>
          <table:table-cell office:value-type="float" office:value="0.585172" calcext:value-type="float">
            <text:p>0,585172</text:p>
          </table:table-cell>
          <table:table-cell office:value-type="float" office:value="0.146835" calcext:value-type="float">
            <text:p>0,146835</text:p>
          </table:table-cell>
          <table:table-cell office:value-type="float" office:value="0.825176" calcext:value-type="float">
            <text:p>0,825176</text:p>
          </table:table-cell>
          <table:table-cell office:value-type="float" office:value="0.262467" calcext:value-type="float">
            <text:p>0,262467</text:p>
          </table:table-cell>
          <table:table-cell office:value-type="float" office:value="0.14418" calcext:value-type="float">
            <text:p>0,14418</text:p>
          </table:table-cell>
          <table:table-cell office:value-type="float" office:value="1.3379" calcext:value-type="float">
            <text:p>1,3379</text:p>
          </table:table-cell>
          <table:table-cell office:value-type="float" office:value="1.19176" calcext:value-type="float">
            <text:p>1,19176</text:p>
          </table:table-cell>
          <table:table-cell office:value-type="float" office:value="1.04395" calcext:value-type="float">
            <text:p>1,04395</text:p>
          </table:table-cell>
          <table:table-cell office:value-type="float" office:value="0.953288" calcext:value-type="float">
            <text:p>0,953288</text:p>
          </table:table-cell>
          <table:table-cell office:value-type="float" office:value="0.137429" calcext:value-type="float">
            <text:p>0,137429</text:p>
          </table:table-cell>
          <table:table-cell office:value-type="float" office:value="0.826508" calcext:value-type="float">
            <text:p>0,826508</text:p>
          </table:table-cell>
          <table:table-cell office:value-type="float" office:value="0.139684" calcext:value-type="float">
            <text:p>0,139684</text:p>
          </table:table-cell>
          <table:table-cell office:value-type="float" office:value="0.783004" calcext:value-type="float">
            <text:p>0,783004</text:p>
          </table:table-cell>
          <table:table-cell office:value-type="float" office:value="0.985381" calcext:value-type="float">
            <text:p>0,985381</text:p>
          </table:table-cell>
          <table:table-cell office:value-type="float" office:value="0.984535" calcext:value-type="float">
            <text:p>0,984535</text:p>
          </table:table-cell>
          <table:table-cell office:value-type="float" office:value="0.139003" calcext:value-type="float">
            <text:p>0,139003</text:p>
          </table:table-cell>
          <table:table-cell office:value-type="float" office:value="1.29029" calcext:value-type="float">
            <text:p>1,29029</text:p>
          </table:table-cell>
          <table:table-cell office:value-type="float" office:value="1.29571" calcext:value-type="float">
            <text:p>1,29571</text:p>
          </table:table-cell>
          <table:table-cell office:value-type="float" office:value="1.36579" calcext:value-type="float">
            <text:p>1,36579</text:p>
          </table:table-cell>
          <table:table-cell office:value-type="float" office:value="1.03651" calcext:value-type="float">
            <text:p>1,03651</text:p>
          </table:table-cell>
          <table:table-cell office:value-type="float" office:value="0.731937" calcext:value-type="float">
            <text:p>0,731937</text:p>
          </table:table-cell>
          <table:table-cell office:value-type="float" office:value="0.164528" calcext:value-type="float">
            <text:p>0,164528</text:p>
          </table:table-cell>
          <table:table-cell office:value-type="float" office:value="0.615757" calcext:value-type="float">
            <text:p>0,615757</text:p>
          </table:table-cell>
          <table:table-cell office:value-type="float" office:value="1.10931" calcext:value-type="float">
            <text:p>1,10931</text:p>
          </table:table-cell>
          <table:table-cell office:value-type="float" office:value="0.572465" calcext:value-type="float">
            <text:p>0,572465</text:p>
          </table:table-cell>
          <table:table-cell office:value-type="float" office:value="1.12857" calcext:value-type="float">
            <text:p>1,12857</text:p>
          </table:table-cell>
          <table:table-cell office:value-type="float" office:value="1.16382" calcext:value-type="float">
            <text:p>1,16382</text:p>
          </table:table-cell>
          <table:table-cell office:value-type="float" office:value="0.715407" calcext:value-type="float">
            <text:p>0,715407</text:p>
          </table:table-cell>
          <table:table-cell office:value-type="float" office:value="1.56908" calcext:value-type="float">
            <text:p>1,56908</text:p>
          </table:table-cell>
          <table:table-cell office:value-type="float" office:value="0.154725" calcext:value-type="float">
            <text:p>0,154725</text:p>
          </table:table-cell>
          <table:table-cell office:value-type="float" office:value="0.766439" calcext:value-type="float">
            <text:p>0,766439</text:p>
          </table:table-cell>
          <table:table-cell office:value-type="float" office:value="1.6603" calcext:value-type="float">
            <text:p>1,6603</text:p>
          </table:table-cell>
          <table:table-cell office:value-type="float" office:value="0.137156" calcext:value-type="float">
            <text:p>0,137156</text:p>
          </table:table-cell>
          <table:table-cell office:value-type="float" office:value="0.975991" calcext:value-type="float">
            <text:p>0,975991</text:p>
          </table:table-cell>
          <table:table-cell office:value-type="float" office:value="0.96333" calcext:value-type="float">
            <text:p>0,96333</text:p>
          </table:table-cell>
          <table:table-cell office:value-type="float" office:value="0.912574" calcext:value-type="float">
            <text:p>0,912574</text:p>
          </table:table-cell>
          <table:table-cell office:value-type="float" office:value="1.06916" calcext:value-type="float">
            <text:p>1,06916</text:p>
          </table:table-cell>
          <table:table-cell office:value-type="float" office:value="0.135201" calcext:value-type="float">
            <text:p>0,135201</text:p>
          </table:table-cell>
          <table:table-cell office:value-type="float" office:value="0.077358" calcext:value-type="float">
            <text:p>0,077358</text:p>
          </table:table-cell>
          <table:table-cell office:value-type="float" office:value="0.302472" calcext:value-type="float">
            <text:p>0,302472</text:p>
          </table:table-cell>
          <table:table-cell office:value-type="float" office:value="0.275301" calcext:value-type="float">
            <text:p>0,275301</text:p>
          </table:table-cell>
          <table:table-cell office:value-type="float" office:value="0.200974" calcext:value-type="float">
            <text:p>0,200974</text:p>
          </table:table-cell>
          <table:table-cell office:value-type="float" office:value="0.519066" calcext:value-type="float">
            <text:p>0,519066</text:p>
          </table:table-cell>
          <table:table-cell office:value-type="float" office:value="0.066088" calcext:value-type="float">
            <text:p>0,066088</text:p>
          </table:table-cell>
          <table:table-cell office:value-type="float" office:value="0.0673659" calcext:value-type="float">
            <text:p>0,0673659</text:p>
          </table:table-cell>
          <table:table-cell table:number-columns-repeated="4"/>
          <table:table-cell table:formula="of:=MIN([.A172:.BL172])" office:value-type="float" office:value="0.066088" calcext:value-type="float">
            <text:p>0,066088</text:p>
          </table:table-cell>
          <table:table-cell table:formula="of:=MAX([.A172:.BL172])" office:value-type="float" office:value="1.6603" calcext:value-type="float">
            <text:p>1,6603</text:p>
          </table:table-cell>
          <table:table-cell table:number-columns-repeated="7"/>
        </table:table-row>
        <table:table-row table:style-name="ro1">
          <table:table-cell office:value-type="float" office:value="0.148223" calcext:value-type="float">
            <text:p>0,148223</text:p>
          </table:table-cell>
          <table:table-cell office:value-type="float" office:value="0.15354" calcext:value-type="float">
            <text:p>0,15354</text:p>
          </table:table-cell>
          <table:table-cell office:value-type="float" office:value="0.190893" calcext:value-type="float">
            <text:p>0,190893</text:p>
          </table:table-cell>
          <table:table-cell office:value-type="float" office:value="0.207951" calcext:value-type="float">
            <text:p>0,207951</text:p>
          </table:table-cell>
          <table:table-cell office:value-type="float" office:value="0.143843" calcext:value-type="float">
            <text:p>0,143843</text:p>
          </table:table-cell>
          <table:table-cell office:value-type="float" office:value="0.154623" calcext:value-type="float">
            <text:p>0,154623</text:p>
          </table:table-cell>
          <table:table-cell office:value-type="float" office:value="0.15967" calcext:value-type="float">
            <text:p>0,15967</text:p>
          </table:table-cell>
          <table:table-cell office:value-type="float" office:value="0.146808" calcext:value-type="float">
            <text:p>0,146808</text:p>
          </table:table-cell>
          <table:table-cell office:value-type="float" office:value="0.149428" calcext:value-type="float">
            <text:p>0,149428</text:p>
          </table:table-cell>
          <table:table-cell office:value-type="float" office:value="0.142138" calcext:value-type="float">
            <text:p>0,142138</text:p>
          </table:table-cell>
          <table:table-cell office:value-type="float" office:value="0.146938" calcext:value-type="float">
            <text:p>0,146938</text:p>
          </table:table-cell>
          <table:table-cell office:value-type="float" office:value="0.14568" calcext:value-type="float">
            <text:p>0,14568</text:p>
          </table:table-cell>
          <table:table-cell office:value-type="float" office:value="0.141735" calcext:value-type="float">
            <text:p>0,141735</text:p>
          </table:table-cell>
          <table:table-cell office:value-type="float" office:value="0.153253" calcext:value-type="float">
            <text:p>0,153253</text:p>
          </table:table-cell>
          <table:table-cell office:value-type="float" office:value="1.04759" calcext:value-type="float">
            <text:p>1,04759</text:p>
          </table:table-cell>
          <table:table-cell office:value-type="float" office:value="0.146204" calcext:value-type="float">
            <text:p>0,146204</text:p>
          </table:table-cell>
          <table:table-cell office:value-type="float" office:value="0.90361" calcext:value-type="float">
            <text:p>0,90361</text:p>
          </table:table-cell>
          <table:table-cell office:value-type="float" office:value="0.676781" calcext:value-type="float">
            <text:p>0,676781</text:p>
          </table:table-cell>
          <table:table-cell office:value-type="float" office:value="0.684851" calcext:value-type="float">
            <text:p>0,684851</text:p>
          </table:table-cell>
          <table:table-cell office:value-type="float" office:value="0.543256" calcext:value-type="float">
            <text:p>0,543256</text:p>
          </table:table-cell>
          <table:table-cell office:value-type="float" office:value="0.399764" calcext:value-type="float">
            <text:p>0,399764</text:p>
          </table:table-cell>
          <table:table-cell office:value-type="float" office:value="0.15405" calcext:value-type="float">
            <text:p>0,15405</text:p>
          </table:table-cell>
          <table:table-cell office:value-type="float" office:value="0.306999" calcext:value-type="float">
            <text:p>0,306999</text:p>
          </table:table-cell>
          <table:table-cell office:value-type="float" office:value="0.251108" calcext:value-type="float">
            <text:p>0,251108</text:p>
          </table:table-cell>
          <table:table-cell office:value-type="float" office:value="1.28765" calcext:value-type="float">
            <text:p>1,28765</text:p>
          </table:table-cell>
          <table:table-cell office:value-type="float" office:value="0.180256" calcext:value-type="float">
            <text:p>0,180256</text:p>
          </table:table-cell>
          <table:table-cell office:value-type="float" office:value="1.07931" calcext:value-type="float">
            <text:p>1,07931</text:p>
          </table:table-cell>
          <table:table-cell office:value-type="float" office:value="0.396522" calcext:value-type="float">
            <text:p>0,396522</text:p>
          </table:table-cell>
          <table:table-cell office:value-type="float" office:value="0.443687" calcext:value-type="float">
            <text:p>0,443687</text:p>
          </table:table-cell>
          <table:table-cell office:value-type="float" office:value="0.193003" calcext:value-type="float">
            <text:p>0,193003</text:p>
          </table:table-cell>
          <table:table-cell office:value-type="float" office:value="0.834277" calcext:value-type="float">
            <text:p>0,834277</text:p>
          </table:table-cell>
          <table:table-cell office:value-type="float" office:value="0.556172" calcext:value-type="float">
            <text:p>0,556172</text:p>
          </table:table-cell>
          <table:table-cell office:value-type="float" office:value="1.12151" calcext:value-type="float">
            <text:p>1,12151</text:p>
          </table:table-cell>
          <table:table-cell office:value-type="float" office:value="0.18099" calcext:value-type="float">
            <text:p>0,18099</text:p>
          </table:table-cell>
          <table:table-cell office:value-type="float" office:value="1.90702" calcext:value-type="float">
            <text:p>1,90702</text:p>
          </table:table-cell>
          <table:table-cell office:value-type="float" office:value="1.55812" calcext:value-type="float">
            <text:p>1,55812</text:p>
          </table:table-cell>
          <table:table-cell office:value-type="float" office:value="0.99086" calcext:value-type="float">
            <text:p>0,99086</text:p>
          </table:table-cell>
          <table:table-cell office:value-type="float" office:value="1.89852" calcext:value-type="float">
            <text:p>1,89852</text:p>
          </table:table-cell>
          <table:table-cell office:value-type="float" office:value="0.153763" calcext:value-type="float">
            <text:p>0,153763</text:p>
          </table:table-cell>
          <table:table-cell office:value-type="float" office:value="1.50984" calcext:value-type="float">
            <text:p>1,50984</text:p>
          </table:table-cell>
          <table:table-cell office:value-type="float" office:value="2.02337" calcext:value-type="float">
            <text:p>2,02337</text:p>
          </table:table-cell>
          <table:table-cell office:value-type="float" office:value="0.991406" calcext:value-type="float">
            <text:p>0,991406</text:p>
          </table:table-cell>
          <table:table-cell office:value-type="float" office:value="0.990658" calcext:value-type="float">
            <text:p>0,990658</text:p>
          </table:table-cell>
          <table:table-cell office:value-type="float" office:value="1.44197" calcext:value-type="float">
            <text:p>1,44197</text:p>
          </table:table-cell>
          <table:table-cell office:value-type="float" office:value="0.143549" calcext:value-type="float">
            <text:p>0,143549</text:p>
          </table:table-cell>
          <table:table-cell office:value-type="float" office:value="0.143991" calcext:value-type="float">
            <text:p>0,143991</text:p>
          </table:table-cell>
          <table:table-cell office:value-type="float" office:value="1.22109" calcext:value-type="float">
            <text:p>1,22109</text:p>
          </table:table-cell>
          <table:table-cell office:value-type="float" office:value="1.11528" calcext:value-type="float">
            <text:p>1,11528</text:p>
          </table:table-cell>
          <table:table-cell office:value-type="float" office:value="0.144926" calcext:value-type="float">
            <text:p>0,144926</text:p>
          </table:table-cell>
          <table:table-cell office:value-type="float" office:value="2.20145" calcext:value-type="float">
            <text:p>2,20145</text:p>
          </table:table-cell>
          <table:table-cell office:value-type="float" office:value="2.05409" calcext:value-type="float">
            <text:p>2,05409</text:p>
          </table:table-cell>
          <table:table-cell office:value-type="float" office:value="1.90362" calcext:value-type="float">
            <text:p>1,90362</text:p>
          </table:table-cell>
          <table:table-cell office:value-type="float" office:value="1.92526" calcext:value-type="float">
            <text:p>1,92526</text:p>
          </table:table-cell>
          <table:table-cell office:value-type="float" office:value="1.77397" calcext:value-type="float">
            <text:p>1,77397</text:p>
          </table:table-cell>
          <table:table-cell office:value-type="float" office:value="2.2316" calcext:value-type="float">
            <text:p>2,2316</text:p>
          </table:table-cell>
          <table:table-cell office:value-type="float" office:value="2.30856" calcext:value-type="float">
            <text:p>2,30856</text:p>
          </table:table-cell>
          <table:table-cell office:value-type="float" office:value="2.27605" calcext:value-type="float">
            <text:p>2,27605</text:p>
          </table:table-cell>
          <table:table-cell office:value-type="float" office:value="2.37256" calcext:value-type="float">
            <text:p>2,37256</text:p>
          </table:table-cell>
          <table:table-cell office:value-type="float" office:value="0.138287" calcext:value-type="float">
            <text:p>0,138287</text:p>
          </table:table-cell>
          <table:table-cell office:value-type="float" office:value="1.23612" calcext:value-type="float">
            <text:p>1,23612</text:p>
          </table:table-cell>
          <table:table-cell office:value-type="float" office:value="0.145975" calcext:value-type="float">
            <text:p>0,145975</text:p>
          </table:table-cell>
          <table:table-cell office:value-type="float" office:value="0.0606759" calcext:value-type="float">
            <text:p>0,0606759</text:p>
          </table:table-cell>
          <table:table-cell office:value-type="float" office:value="0.38379" calcext:value-type="float">
            <text:p>0,38379</text:p>
          </table:table-cell>
          <table:table-cell office:value-type="float" office:value="0.0710371" calcext:value-type="float">
            <text:p>0,0710371</text:p>
          </table:table-cell>
          <table:table-cell table:number-columns-repeated="4"/>
          <table:table-cell table:formula="of:=MIN([.A173:.BL173])" office:value-type="float" office:value="0.0606759" calcext:value-type="float">
            <text:p>0,0606759</text:p>
          </table:table-cell>
          <table:table-cell table:formula="of:=MAX([.A173:.BL173])" office:value-type="float" office:value="2.37256" calcext:value-type="float">
            <text:p>2,37256</text:p>
          </table:table-cell>
          <table:table-cell table:number-columns-repeated="7"/>
        </table:table-row>
        <table:table-row table:style-name="ro1">
          <table:table-cell office:value-type="float" office:value="0.147418" calcext:value-type="float">
            <text:p>0,147418</text:p>
          </table:table-cell>
          <table:table-cell office:value-type="float" office:value="0.15654" calcext:value-type="float">
            <text:p>0,15654</text:p>
          </table:table-cell>
          <table:table-cell office:value-type="float" office:value="0.139528" calcext:value-type="float">
            <text:p>0,139528</text:p>
          </table:table-cell>
          <table:table-cell office:value-type="float" office:value="0.161096" calcext:value-type="float">
            <text:p>0,161096</text:p>
          </table:table-cell>
          <table:table-cell office:value-type="float" office:value="0.12883" calcext:value-type="float">
            <text:p>0,12883</text:p>
          </table:table-cell>
          <table:table-cell office:value-type="float" office:value="0.140075" calcext:value-type="float">
            <text:p>0,140075</text:p>
          </table:table-cell>
          <table:table-cell office:value-type="float" office:value="0.13034" calcext:value-type="float">
            <text:p>0,13034</text:p>
          </table:table-cell>
          <table:table-cell office:value-type="float" office:value="0.146236" calcext:value-type="float">
            <text:p>0,146236</text:p>
          </table:table-cell>
          <table:table-cell office:value-type="float" office:value="0.204494" calcext:value-type="float">
            <text:p>0,204494</text:p>
          </table:table-cell>
          <table:table-cell office:value-type="float" office:value="0.120644" calcext:value-type="float">
            <text:p>0,120644</text:p>
          </table:table-cell>
          <table:table-cell office:value-type="float" office:value="0.136342" calcext:value-type="float">
            <text:p>0,136342</text:p>
          </table:table-cell>
          <table:table-cell office:value-type="float" office:value="0.141109" calcext:value-type="float">
            <text:p>0,141109</text:p>
          </table:table-cell>
          <table:table-cell office:value-type="float" office:value="0.936621" calcext:value-type="float">
            <text:p>0,936621</text:p>
          </table:table-cell>
          <table:table-cell office:value-type="float" office:value="0.816491" calcext:value-type="float">
            <text:p>0,816491</text:p>
          </table:table-cell>
          <table:table-cell office:value-type="float" office:value="0.140421" calcext:value-type="float">
            <text:p>0,140421</text:p>
          </table:table-cell>
          <table:table-cell office:value-type="float" office:value="0.778042" calcext:value-type="float">
            <text:p>0,778042</text:p>
          </table:table-cell>
          <table:table-cell office:value-type="float" office:value="0.651909" calcext:value-type="float">
            <text:p>0,651909</text:p>
          </table:table-cell>
          <table:table-cell office:value-type="float" office:value="0.949179" calcext:value-type="float">
            <text:p>0,949179</text:p>
          </table:table-cell>
          <table:table-cell office:value-type="float" office:value="0.522501" calcext:value-type="float">
            <text:p>0,522501</text:p>
          </table:table-cell>
          <table:table-cell office:value-type="float" office:value="0.870189" calcext:value-type="float">
            <text:p>0,870189</text:p>
          </table:table-cell>
          <table:table-cell office:value-type="float" office:value="0.765187" calcext:value-type="float">
            <text:p>0,765187</text:p>
          </table:table-cell>
          <table:table-cell office:value-type="float" office:value="0.140739" calcext:value-type="float">
            <text:p>0,140739</text:p>
          </table:table-cell>
          <table:table-cell office:value-type="float" office:value="0.562853" calcext:value-type="float">
            <text:p>0,562853</text:p>
          </table:table-cell>
          <table:table-cell office:value-type="float" office:value="0.141035" calcext:value-type="float">
            <text:p>0,141035</text:p>
          </table:table-cell>
          <table:table-cell office:value-type="float" office:value="0.151159" calcext:value-type="float">
            <text:p>0,151159</text:p>
          </table:table-cell>
          <table:table-cell office:value-type="float" office:value="0.157537" calcext:value-type="float">
            <text:p>0,157537</text:p>
          </table:table-cell>
          <table:table-cell office:value-type="float" office:value="0.545611" calcext:value-type="float">
            <text:p>0,545611</text:p>
          </table:table-cell>
          <table:table-cell office:value-type="float" office:value="0.128947" calcext:value-type="float">
            <text:p>0,128947</text:p>
          </table:table-cell>
          <table:table-cell office:value-type="float" office:value="0.142072" calcext:value-type="float">
            <text:p>0,142072</text:p>
          </table:table-cell>
          <table:table-cell office:value-type="float" office:value="1.49387" calcext:value-type="float">
            <text:p>1,49387</text:p>
          </table:table-cell>
          <table:table-cell office:value-type="float" office:value="0.131928" calcext:value-type="float">
            <text:p>0,131928</text:p>
          </table:table-cell>
          <table:table-cell office:value-type="float" office:value="1.65142" calcext:value-type="float">
            <text:p>1,65142</text:p>
          </table:table-cell>
          <table:table-cell office:value-type="float" office:value="0.146975" calcext:value-type="float">
            <text:p>0,146975</text:p>
          </table:table-cell>
          <table:table-cell office:value-type="float" office:value="1.34904" calcext:value-type="float">
            <text:p>1,34904</text:p>
          </table:table-cell>
          <table:table-cell office:value-type="float" office:value="0.153608" calcext:value-type="float">
            <text:p>0,153608</text:p>
          </table:table-cell>
          <table:table-cell office:value-type="float" office:value="1.01736" calcext:value-type="float">
            <text:p>1,01736</text:p>
          </table:table-cell>
          <table:table-cell office:value-type="float" office:value="1.00306" calcext:value-type="float">
            <text:p>1,00306</text:p>
          </table:table-cell>
          <table:table-cell office:value-type="float" office:value="0.886575" calcext:value-type="float">
            <text:p>0,886575</text:p>
          </table:table-cell>
          <table:table-cell office:value-type="float" office:value="0.755117" calcext:value-type="float">
            <text:p>0,755117</text:p>
          </table:table-cell>
          <table:table-cell office:value-type="float" office:value="1.13635" calcext:value-type="float">
            <text:p>1,13635</text:p>
          </table:table-cell>
          <table:table-cell office:value-type="float" office:value="1.00258" calcext:value-type="float">
            <text:p>1,00258</text:p>
          </table:table-cell>
          <table:table-cell office:value-type="float" office:value="0.563799" calcext:value-type="float">
            <text:p>0,563799</text:p>
          </table:table-cell>
          <table:table-cell office:value-type="float" office:value="1.4831" calcext:value-type="float">
            <text:p>1,4831</text:p>
          </table:table-cell>
          <table:table-cell office:value-type="float" office:value="0.982483" calcext:value-type="float">
            <text:p>0,982483</text:p>
          </table:table-cell>
          <table:table-cell office:value-type="float" office:value="0.593581" calcext:value-type="float">
            <text:p>0,593581</text:p>
          </table:table-cell>
          <table:table-cell office:value-type="float" office:value="0.615972" calcext:value-type="float">
            <text:p>0,615972</text:p>
          </table:table-cell>
          <table:table-cell office:value-type="float" office:value="1.7367" calcext:value-type="float">
            <text:p>1,7367</text:p>
          </table:table-cell>
          <table:table-cell office:value-type="float" office:value="1.32365" calcext:value-type="float">
            <text:p>1,32365</text:p>
          </table:table-cell>
          <table:table-cell office:value-type="float" office:value="1.31505" calcext:value-type="float">
            <text:p>1,31505</text:p>
          </table:table-cell>
          <table:table-cell office:value-type="float" office:value="0.390981" calcext:value-type="float">
            <text:p>0,390981</text:p>
          </table:table-cell>
          <table:table-cell office:value-type="float" office:value="1.76065" calcext:value-type="float">
            <text:p>1,76065</text:p>
          </table:table-cell>
          <table:table-cell office:value-type="float" office:value="0.422581" calcext:value-type="float">
            <text:p>0,422581</text:p>
          </table:table-cell>
          <table:table-cell office:value-type="float" office:value="0.466947" calcext:value-type="float">
            <text:p>0,466947</text:p>
          </table:table-cell>
          <table:table-cell office:value-type="float" office:value="0.491756" calcext:value-type="float">
            <text:p>0,491756</text:p>
          </table:table-cell>
          <table:table-cell office:value-type="float" office:value="1.27681" calcext:value-type="float">
            <text:p>1,27681</text:p>
          </table:table-cell>
          <table:table-cell office:value-type="float" office:value="0.994928" calcext:value-type="float">
            <text:p>0,994928</text:p>
          </table:table-cell>
          <table:table-cell office:value-type="float" office:value="1.3156" calcext:value-type="float">
            <text:p>1,3156</text:p>
          </table:table-cell>
          <table:table-cell office:value-type="float" office:value="0.918663" calcext:value-type="float">
            <text:p>0,918663</text:p>
          </table:table-cell>
          <table:table-cell office:value-type="float" office:value="1.99132" calcext:value-type="float">
            <text:p>1,99132</text:p>
          </table:table-cell>
          <table:table-cell office:value-type="float" office:value="0.643305" calcext:value-type="float">
            <text:p>0,643305</text:p>
          </table:table-cell>
          <table:table-cell office:value-type="float" office:value="2.00757" calcext:value-type="float">
            <text:p>2,00757</text:p>
          </table:table-cell>
          <table:table-cell office:value-type="float" office:value="0.06352" calcext:value-type="float">
            <text:p>0,06352</text:p>
          </table:table-cell>
          <table:table-cell office:value-type="float" office:value="1.43632" calcext:value-type="float">
            <text:p>1,43632</text:p>
          </table:table-cell>
          <table:table-cell office:value-type="float" office:value="0.88061" calcext:value-type="float">
            <text:p>0,88061</text:p>
          </table:table-cell>
          <table:table-cell table:number-columns-repeated="4"/>
          <table:table-cell table:formula="of:=MIN([.A174:.BL174])" office:value-type="float" office:value="0.06352" calcext:value-type="float">
            <text:p>0,06352</text:p>
          </table:table-cell>
          <table:table-cell table:formula="of:=MAX([.A174:.BL174])" office:value-type="float" office:value="2.00757" calcext:value-type="float">
            <text:p>2,00757</text:p>
          </table:table-cell>
          <table:table-cell table:number-columns-repeated="7"/>
        </table:table-row>
        <table:table-row table:style-name="ro1">
          <table:table-cell office:value-type="float" office:value="0.122944" calcext:value-type="float">
            <text:p>0,122944</text:p>
          </table:table-cell>
          <table:table-cell office:value-type="float" office:value="0.149817" calcext:value-type="float">
            <text:p>0,149817</text:p>
          </table:table-cell>
          <table:table-cell office:value-type="float" office:value="0.211526" calcext:value-type="float">
            <text:p>0,211526</text:p>
          </table:table-cell>
          <table:table-cell office:value-type="float" office:value="0.141175" calcext:value-type="float">
            <text:p>0,141175</text:p>
          </table:table-cell>
          <table:table-cell office:value-type="float" office:value="0.159589" calcext:value-type="float">
            <text:p>0,159589</text:p>
          </table:table-cell>
          <table:table-cell office:value-type="float" office:value="0.181834" calcext:value-type="float">
            <text:p>0,181834</text:p>
          </table:table-cell>
          <table:table-cell office:value-type="float" office:value="0.155531" calcext:value-type="float">
            <text:p>0,155531</text:p>
          </table:table-cell>
          <table:table-cell office:value-type="float" office:value="0.111109" calcext:value-type="float">
            <text:p>0,111109</text:p>
          </table:table-cell>
          <table:table-cell office:value-type="float" office:value="0.164632" calcext:value-type="float">
            <text:p>0,164632</text:p>
          </table:table-cell>
          <table:table-cell office:value-type="float" office:value="0.144965" calcext:value-type="float">
            <text:p>0,144965</text:p>
          </table:table-cell>
          <table:table-cell office:value-type="float" office:value="0.157234" calcext:value-type="float">
            <text:p>0,157234</text:p>
          </table:table-cell>
          <table:table-cell office:value-type="float" office:value="0.468517" calcext:value-type="float">
            <text:p>0,468517</text:p>
          </table:table-cell>
          <table:table-cell office:value-type="float" office:value="0.139917" calcext:value-type="float">
            <text:p>0,139917</text:p>
          </table:table-cell>
          <table:table-cell office:value-type="float" office:value="0.440271" calcext:value-type="float">
            <text:p>0,440271</text:p>
          </table:table-cell>
          <table:table-cell office:value-type="float" office:value="0.387163" calcext:value-type="float">
            <text:p>0,387163</text:p>
          </table:table-cell>
          <table:table-cell office:value-type="float" office:value="0.144218" calcext:value-type="float">
            <text:p>0,144218</text:p>
          </table:table-cell>
          <table:table-cell office:value-type="float" office:value="0.355666" calcext:value-type="float">
            <text:p>0,355666</text:p>
          </table:table-cell>
          <table:table-cell office:value-type="float" office:value="0.138156" calcext:value-type="float">
            <text:p>0,138156</text:p>
          </table:table-cell>
          <table:table-cell office:value-type="float" office:value="0.895897" calcext:value-type="float">
            <text:p>0,895897</text:p>
          </table:table-cell>
          <table:table-cell office:value-type="float" office:value="0.810463" calcext:value-type="float">
            <text:p>0,810463</text:p>
          </table:table-cell>
          <table:table-cell office:value-type="float" office:value="0.356472" calcext:value-type="float">
            <text:p>0,356472</text:p>
          </table:table-cell>
          <table:table-cell office:value-type="float" office:value="0.139297" calcext:value-type="float">
            <text:p>0,139297</text:p>
          </table:table-cell>
          <table:table-cell office:value-type="float" office:value="0.719661" calcext:value-type="float">
            <text:p>0,719661</text:p>
          </table:table-cell>
          <table:table-cell office:value-type="float" office:value="0.647283" calcext:value-type="float">
            <text:p>0,647283</text:p>
          </table:table-cell>
          <table:table-cell office:value-type="float" office:value="0.43799" calcext:value-type="float">
            <text:p>0,43799</text:p>
          </table:table-cell>
          <table:table-cell office:value-type="float" office:value="0.138702" calcext:value-type="float">
            <text:p>0,138702</text:p>
          </table:table-cell>
          <table:table-cell office:value-type="float" office:value="1.21911" calcext:value-type="float">
            <text:p>1,21911</text:p>
          </table:table-cell>
          <table:table-cell office:value-type="float" office:value="0.142077" calcext:value-type="float">
            <text:p>0,142077</text:p>
          </table:table-cell>
          <table:table-cell office:value-type="float" office:value="0.662777" calcext:value-type="float">
            <text:p>0,662777</text:p>
          </table:table-cell>
          <table:table-cell office:value-type="float" office:value="0.999671" calcext:value-type="float">
            <text:p>0,999671</text:p>
          </table:table-cell>
          <table:table-cell office:value-type="float" office:value="0.146196" calcext:value-type="float">
            <text:p>0,146196</text:p>
          </table:table-cell>
          <table:table-cell office:value-type="float" office:value="0.901474" calcext:value-type="float">
            <text:p>0,901474</text:p>
          </table:table-cell>
          <table:table-cell office:value-type="float" office:value="0.140346" calcext:value-type="float">
            <text:p>0,140346</text:p>
          </table:table-cell>
          <table:table-cell office:value-type="float" office:value="1.60262" calcext:value-type="float">
            <text:p>1,60262</text:p>
          </table:table-cell>
          <table:table-cell office:value-type="float" office:value="0.834466" calcext:value-type="float">
            <text:p>0,834466</text:p>
          </table:table-cell>
          <table:table-cell office:value-type="float" office:value="0.38536" calcext:value-type="float">
            <text:p>0,38536</text:p>
          </table:table-cell>
          <table:table-cell office:value-type="float" office:value="1.44097" calcext:value-type="float">
            <text:p>1,44097</text:p>
          </table:table-cell>
          <table:table-cell office:value-type="float" office:value="0.841309" calcext:value-type="float">
            <text:p>0,841309</text:p>
          </table:table-cell>
          <table:table-cell office:value-type="float" office:value="2.05412" calcext:value-type="float">
            <text:p>2,05412</text:p>
          </table:table-cell>
          <table:table-cell office:value-type="float" office:value="1.9619" calcext:value-type="float">
            <text:p>1,9619</text:p>
          </table:table-cell>
          <table:table-cell office:value-type="float" office:value="0.843266" calcext:value-type="float">
            <text:p>0,843266</text:p>
          </table:table-cell>
          <table:table-cell office:value-type="float" office:value="1.97198" calcext:value-type="float">
            <text:p>1,97198</text:p>
          </table:table-cell>
          <table:table-cell office:value-type="float" office:value="1.37418" calcext:value-type="float">
            <text:p>1,37418</text:p>
          </table:table-cell>
          <table:table-cell office:value-type="float" office:value="1.68991" calcext:value-type="float">
            <text:p>1,68991</text:p>
          </table:table-cell>
          <table:table-cell office:value-type="float" office:value="0.827627" calcext:value-type="float">
            <text:p>0,827627</text:p>
          </table:table-cell>
          <table:table-cell office:value-type="float" office:value="1.45134" calcext:value-type="float">
            <text:p>1,45134</text:p>
          </table:table-cell>
          <table:table-cell office:value-type="float" office:value="2.10615" calcext:value-type="float">
            <text:p>2,10615</text:p>
          </table:table-cell>
          <table:table-cell office:value-type="float" office:value="2.10823" calcext:value-type="float">
            <text:p>2,10823</text:p>
          </table:table-cell>
          <table:table-cell office:value-type="float" office:value="1.67929" calcext:value-type="float">
            <text:p>1,67929</text:p>
          </table:table-cell>
          <table:table-cell office:value-type="float" office:value="1.38693" calcext:value-type="float">
            <text:p>1,38693</text:p>
          </table:table-cell>
          <table:table-cell office:value-type="float" office:value="1.26144" calcext:value-type="float">
            <text:p>1,26144</text:p>
          </table:table-cell>
          <table:table-cell office:value-type="float" office:value="1.2786" calcext:value-type="float">
            <text:p>1,2786</text:p>
          </table:table-cell>
          <table:table-cell office:value-type="float" office:value="0.530343" calcext:value-type="float">
            <text:p>0,530343</text:p>
          </table:table-cell>
          <table:table-cell office:value-type="float" office:value="1.44311" calcext:value-type="float">
            <text:p>1,44311</text:p>
          </table:table-cell>
          <table:table-cell office:value-type="float" office:value="0.61354" calcext:value-type="float">
            <text:p>0,61354</text:p>
          </table:table-cell>
          <table:table-cell office:value-type="float" office:value="0.819385" calcext:value-type="float">
            <text:p>0,819385</text:p>
          </table:table-cell>
          <table:table-cell office:value-type="float" office:value="0.919325" calcext:value-type="float">
            <text:p>0,919325</text:p>
          </table:table-cell>
          <table:table-cell office:value-type="float" office:value="1.34401" calcext:value-type="float">
            <text:p>1,34401</text:p>
          </table:table-cell>
          <table:table-cell office:value-type="float" office:value="0.897724" calcext:value-type="float">
            <text:p>0,897724</text:p>
          </table:table-cell>
          <table:table-cell office:value-type="float" office:value="1.20509" calcext:value-type="float">
            <text:p>1,20509</text:p>
          </table:table-cell>
          <table:table-cell office:value-type="float" office:value="0.966179" calcext:value-type="float">
            <text:p>0,966179</text:p>
          </table:table-cell>
          <table:table-cell office:value-type="float" office:value="1.14556" calcext:value-type="float">
            <text:p>1,14556</text:p>
          </table:table-cell>
          <table:table-cell office:value-type="float" office:value="1.08263" calcext:value-type="float">
            <text:p>1,08263</text:p>
          </table:table-cell>
          <table:table-cell office:value-type="float" office:value="0.0602131" calcext:value-type="float">
            <text:p>0,0602131</text:p>
          </table:table-cell>
          <table:table-cell table:number-columns-repeated="4"/>
          <table:table-cell table:formula="of:=MIN([.A175:.BL175])" office:value-type="float" office:value="0.0602131" calcext:value-type="float">
            <text:p>0,0602131</text:p>
          </table:table-cell>
          <table:table-cell table:formula="of:=MAX([.A175:.BL175])" office:value-type="float" office:value="2.10823" calcext:value-type="float">
            <text:p>2,10823</text:p>
          </table:table-cell>
          <table:table-cell table:number-columns-repeated="7"/>
        </table:table-row>
        <table:table-row table:style-name="ro1">
          <table:table-cell office:value-type="float" office:value="0.144513" calcext:value-type="float">
            <text:p>0,144513</text:p>
          </table:table-cell>
          <table:table-cell office:value-type="float" office:value="0.155975" calcext:value-type="float">
            <text:p>0,155975</text:p>
          </table:table-cell>
          <table:table-cell office:value-type="float" office:value="0.175278" calcext:value-type="float">
            <text:p>0,175278</text:p>
          </table:table-cell>
          <table:table-cell office:value-type="float" office:value="0.142478" calcext:value-type="float">
            <text:p>0,142478</text:p>
          </table:table-cell>
          <table:table-cell office:value-type="float" office:value="0.144991" calcext:value-type="float">
            <text:p>0,144991</text:p>
          </table:table-cell>
          <table:table-cell office:value-type="float" office:value="0.15363" calcext:value-type="float">
            <text:p>0,15363</text:p>
          </table:table-cell>
          <table:table-cell office:value-type="float" office:value="0.305189" calcext:value-type="float">
            <text:p>0,305189</text:p>
          </table:table-cell>
          <table:table-cell office:value-type="float" office:value="0.294604" calcext:value-type="float">
            <text:p>0,294604</text:p>
          </table:table-cell>
          <table:table-cell office:value-type="float" office:value="0.147294" calcext:value-type="float">
            <text:p>0,147294</text:p>
          </table:table-cell>
          <table:table-cell office:value-type="float" office:value="0.148213" calcext:value-type="float">
            <text:p>0,148213</text:p>
          </table:table-cell>
          <table:table-cell office:value-type="float" office:value="0.160462" calcext:value-type="float">
            <text:p>0,160462</text:p>
          </table:table-cell>
          <table:table-cell office:value-type="float" office:value="0.164352" calcext:value-type="float">
            <text:p>0,164352</text:p>
          </table:table-cell>
          <table:table-cell office:value-type="float" office:value="0.148647" calcext:value-type="float">
            <text:p>0,148647</text:p>
          </table:table-cell>
          <table:table-cell office:value-type="float" office:value="0.149003" calcext:value-type="float">
            <text:p>0,149003</text:p>
          </table:table-cell>
          <table:table-cell office:value-type="float" office:value="0.27755" calcext:value-type="float">
            <text:p>0,27755</text:p>
          </table:table-cell>
          <table:table-cell office:value-type="float" office:value="0.143382" calcext:value-type="float">
            <text:p>0,143382</text:p>
          </table:table-cell>
          <table:table-cell office:value-type="float" office:value="0.14335" calcext:value-type="float">
            <text:p>0,14335</text:p>
          </table:table-cell>
          <table:table-cell office:value-type="float" office:value="0.147812" calcext:value-type="float">
            <text:p>0,147812</text:p>
          </table:table-cell>
          <table:table-cell office:value-type="float" office:value="0.148745" calcext:value-type="float">
            <text:p>0,148745</text:p>
          </table:table-cell>
          <table:table-cell office:value-type="float" office:value="0.742098" calcext:value-type="float">
            <text:p>0,742098</text:p>
          </table:table-cell>
          <table:table-cell office:value-type="float" office:value="0.143479" calcext:value-type="float">
            <text:p>0,143479</text:p>
          </table:table-cell>
          <table:table-cell office:value-type="float" office:value="0.712009" calcext:value-type="float">
            <text:p>0,712009</text:p>
          </table:table-cell>
          <table:table-cell office:value-type="float" office:value="0.143228" calcext:value-type="float">
            <text:p>0,143228</text:p>
          </table:table-cell>
          <table:table-cell office:value-type="float" office:value="0.582017" calcext:value-type="float">
            <text:p>0,582017</text:p>
          </table:table-cell>
          <table:table-cell office:value-type="float" office:value="0.455722" calcext:value-type="float">
            <text:p>0,455722</text:p>
          </table:table-cell>
          <table:table-cell office:value-type="float" office:value="0.149455" calcext:value-type="float">
            <text:p>0,149455</text:p>
          </table:table-cell>
          <table:table-cell office:value-type="float" office:value="0.142535" calcext:value-type="float">
            <text:p>0,142535</text:p>
          </table:table-cell>
          <table:table-cell office:value-type="float" office:value="0.424702" calcext:value-type="float">
            <text:p>0,424702</text:p>
          </table:table-cell>
          <table:table-cell office:value-type="float" office:value="0.423496" calcext:value-type="float">
            <text:p>0,423496</text:p>
          </table:table-cell>
          <table:table-cell office:value-type="float" office:value="0.861901" calcext:value-type="float">
            <text:p>0,861901</text:p>
          </table:table-cell>
          <table:table-cell office:value-type="float" office:value="0.14403" calcext:value-type="float">
            <text:p>0,14403</text:p>
          </table:table-cell>
          <table:table-cell office:value-type="float" office:value="1.30795" calcext:value-type="float">
            <text:p>1,30795</text:p>
          </table:table-cell>
          <table:table-cell office:value-type="float" office:value="0.424092" calcext:value-type="float">
            <text:p>0,424092</text:p>
          </table:table-cell>
          <table:table-cell office:value-type="float" office:value="0.149644" calcext:value-type="float">
            <text:p>0,149644</text:p>
          </table:table-cell>
          <table:table-cell office:value-type="float" office:value="0.145817" calcext:value-type="float">
            <text:p>0,145817</text:p>
          </table:table-cell>
          <table:table-cell office:value-type="float" office:value="1.64083" calcext:value-type="float">
            <text:p>1,64083</text:p>
          </table:table-cell>
          <table:table-cell office:value-type="float" office:value="1.4847" calcext:value-type="float">
            <text:p>1,4847</text:p>
          </table:table-cell>
          <table:table-cell office:value-type="float" office:value="0.890486" calcext:value-type="float">
            <text:p>0,890486</text:p>
          </table:table-cell>
          <table:table-cell office:value-type="float" office:value="0.143436" calcext:value-type="float">
            <text:p>0,143436</text:p>
          </table:table-cell>
          <table:table-cell office:value-type="float" office:value="0.149248" calcext:value-type="float">
            <text:p>0,149248</text:p>
          </table:table-cell>
          <table:table-cell office:value-type="float" office:value="1.44773" calcext:value-type="float">
            <text:p>1,44773</text:p>
          </table:table-cell>
          <table:table-cell office:value-type="float" office:value="1.60353" calcext:value-type="float">
            <text:p>1,60353</text:p>
          </table:table-cell>
          <table:table-cell office:value-type="float" office:value="0.869822" calcext:value-type="float">
            <text:p>0,869822</text:p>
          </table:table-cell>
          <table:table-cell office:value-type="float" office:value="1.62099" calcext:value-type="float">
            <text:p>1,62099</text:p>
          </table:table-cell>
          <table:table-cell office:value-type="float" office:value="1.05733" calcext:value-type="float">
            <text:p>1,05733</text:p>
          </table:table-cell>
          <table:table-cell office:value-type="float" office:value="1.04168" calcext:value-type="float">
            <text:p>1,04168</text:p>
          </table:table-cell>
          <table:table-cell office:value-type="float" office:value="0.831831" calcext:value-type="float">
            <text:p>0,831831</text:p>
          </table:table-cell>
          <table:table-cell office:value-type="float" office:value="1.89396" calcext:value-type="float">
            <text:p>1,89396</text:p>
          </table:table-cell>
          <table:table-cell office:value-type="float" office:value="1.78638" calcext:value-type="float">
            <text:p>1,78638</text:p>
          </table:table-cell>
          <table:table-cell office:value-type="float" office:value="0.906465" calcext:value-type="float">
            <text:p>0,906465</text:p>
          </table:table-cell>
          <table:table-cell office:value-type="float" office:value="1.86992" calcext:value-type="float">
            <text:p>1,86992</text:p>
          </table:table-cell>
          <table:table-cell office:value-type="float" office:value="2.04312" calcext:value-type="float">
            <text:p>2,04312</text:p>
          </table:table-cell>
          <table:table-cell office:value-type="float" office:value="1.73289" calcext:value-type="float">
            <text:p>1,73289</text:p>
          </table:table-cell>
          <table:table-cell office:value-type="float" office:value="1.59095" calcext:value-type="float">
            <text:p>1,59095</text:p>
          </table:table-cell>
          <table:table-cell office:value-type="float" office:value="1.32477" calcext:value-type="float">
            <text:p>1,32477</text:p>
          </table:table-cell>
          <table:table-cell office:value-type="float" office:value="1.31967" calcext:value-type="float">
            <text:p>1,31967</text:p>
          </table:table-cell>
          <table:table-cell office:value-type="float" office:value="1.62082" calcext:value-type="float">
            <text:p>1,62082</text:p>
          </table:table-cell>
          <table:table-cell office:value-type="float" office:value="1.2005" calcext:value-type="float">
            <text:p>1,2005</text:p>
          </table:table-cell>
          <table:table-cell office:value-type="float" office:value="1.66683" calcext:value-type="float">
            <text:p>1,66683</text:p>
          </table:table-cell>
          <table:table-cell office:value-type="float" office:value="1.97944" calcext:value-type="float">
            <text:p>1,97944</text:p>
          </table:table-cell>
          <table:table-cell office:value-type="float" office:value="1.11287" calcext:value-type="float">
            <text:p>1,11287</text:p>
          </table:table-cell>
          <table:table-cell office:value-type="float" office:value="2.00125" calcext:value-type="float">
            <text:p>2,00125</text:p>
          </table:table-cell>
          <table:table-cell office:value-type="float" office:value="1.86556" calcext:value-type="float">
            <text:p>1,86556</text:p>
          </table:table-cell>
          <table:table-cell office:value-type="float" office:value="0.0741079" calcext:value-type="float">
            <text:p>0,0741079</text:p>
          </table:table-cell>
          <table:table-cell table:number-columns-repeated="4"/>
          <table:table-cell table:formula="of:=MIN([.A176:.BL176])" office:value-type="float" office:value="0.0741079" calcext:value-type="float">
            <text:p>0,0741079</text:p>
          </table:table-cell>
          <table:table-cell table:formula="of:=MAX([.A176:.BL176])" office:value-type="float" office:value="2.04312" calcext:value-type="float">
            <text:p>2,04312</text:p>
          </table:table-cell>
          <table:table-cell table:number-columns-repeated="7"/>
        </table:table-row>
        <table:table-row table:style-name="ro1">
          <table:table-cell office:value-type="float" office:value="0.100404" calcext:value-type="float">
            <text:p>0,100404</text:p>
          </table:table-cell>
          <table:table-cell office:value-type="float" office:value="0.156" calcext:value-type="float">
            <text:p>0,156</text:p>
          </table:table-cell>
          <table:table-cell office:value-type="float" office:value="0.077008" calcext:value-type="float">
            <text:p>0,077008</text:p>
          </table:table-cell>
          <table:table-cell office:value-type="float" office:value="0.068728" calcext:value-type="float">
            <text:p>0,068728</text:p>
          </table:table-cell>
          <table:table-cell office:value-type="float" office:value="0.151429" calcext:value-type="float">
            <text:p>0,151429</text:p>
          </table:table-cell>
          <table:table-cell office:value-type="float" office:value="0.063375" calcext:value-type="float">
            <text:p>0,063375</text:p>
          </table:table-cell>
          <table:table-cell office:value-type="float" office:value="0.0667479" calcext:value-type="float">
            <text:p>0,0667479</text:p>
          </table:table-cell>
          <table:table-cell office:value-type="float" office:value="0.152128" calcext:value-type="float">
            <text:p>0,152128</text:p>
          </table:table-cell>
          <table:table-cell office:value-type="float" office:value="0.0748651" calcext:value-type="float">
            <text:p>0,0748651</text:p>
          </table:table-cell>
          <table:table-cell office:value-type="float" office:value="0.0679171" calcext:value-type="float">
            <text:p>0,0679171</text:p>
          </table:table-cell>
          <table:table-cell office:value-type="float" office:value="0.146695" calcext:value-type="float">
            <text:p>0,146695</text:p>
          </table:table-cell>
          <table:table-cell office:value-type="float" office:value="0.066782" calcext:value-type="float">
            <text:p>0,066782</text:p>
          </table:table-cell>
          <table:table-cell office:value-type="float" office:value="0.0685718" calcext:value-type="float">
            <text:p>0,0685718</text:p>
          </table:table-cell>
          <table:table-cell office:value-type="float" office:value="0.150806" calcext:value-type="float">
            <text:p>0,150806</text:p>
          </table:table-cell>
          <table:table-cell office:value-type="float" office:value="0.062952" calcext:value-type="float">
            <text:p>0,062952</text:p>
          </table:table-cell>
          <table:table-cell office:value-type="float" office:value="0.073118" calcext:value-type="float">
            <text:p>0,073118</text:p>
          </table:table-cell>
          <table:table-cell office:value-type="float" office:value="0.145371" calcext:value-type="float">
            <text:p>0,145371</text:p>
          </table:table-cell>
          <table:table-cell office:value-type="float" office:value="0.070796" calcext:value-type="float">
            <text:p>0,070796</text:p>
          </table:table-cell>
          <table:table-cell office:value-type="float" office:value="0.0730169" calcext:value-type="float">
            <text:p>0,0730169</text:p>
          </table:table-cell>
          <table:table-cell office:value-type="float" office:value="0.145025" calcext:value-type="float">
            <text:p>0,145025</text:p>
          </table:table-cell>
          <table:table-cell office:value-type="float" office:value="0.071137" calcext:value-type="float">
            <text:p>0,071137</text:p>
          </table:table-cell>
          <table:table-cell office:value-type="float" office:value="1.15795" calcext:value-type="float">
            <text:p>1,15795</text:p>
          </table:table-cell>
          <table:table-cell office:value-type="float" office:value="1.09293" calcext:value-type="float">
            <text:p>1,09293</text:p>
          </table:table-cell>
          <table:table-cell office:value-type="float" office:value="0.139574" calcext:value-type="float">
            <text:p>0,139574</text:p>
          </table:table-cell>
          <table:table-cell office:value-type="float" office:value="1.1237" calcext:value-type="float">
            <text:p>1,1237</text:p>
          </table:table-cell>
          <table:table-cell office:value-type="float" office:value="0.983545" calcext:value-type="float">
            <text:p>0,983545</text:p>
          </table:table-cell>
          <table:table-cell office:value-type="float" office:value="1.01558" calcext:value-type="float">
            <text:p>1,01558</text:p>
          </table:table-cell>
          <table:table-cell office:value-type="float" office:value="1.04706" calcext:value-type="float">
            <text:p>1,04706</text:p>
          </table:table-cell>
          <table:table-cell office:value-type="float" office:value="0.932756" calcext:value-type="float">
            <text:p>0,932756</text:p>
          </table:table-cell>
          <table:table-cell office:value-type="float" office:value="0.924702" calcext:value-type="float">
            <text:p>0,924702</text:p>
          </table:table-cell>
          <table:table-cell office:value-type="float" office:value="0.873699" calcext:value-type="float">
            <text:p>0,873699</text:p>
          </table:table-cell>
          <table:table-cell office:value-type="float" office:value="0.999186" calcext:value-type="float">
            <text:p>0,999186</text:p>
          </table:table-cell>
          <table:table-cell office:value-type="float" office:value="0.84893" calcext:value-type="float">
            <text:p>0,84893</text:p>
          </table:table-cell>
          <table:table-cell office:value-type="float" office:value="0.787008" calcext:value-type="float">
            <text:p>0,787008</text:p>
          </table:table-cell>
          <table:table-cell office:value-type="float" office:value="0.762796" calcext:value-type="float">
            <text:p>0,762796</text:p>
          </table:table-cell>
          <table:table-cell office:value-type="float" office:value="0.773318" calcext:value-type="float">
            <text:p>0,773318</text:p>
          </table:table-cell>
          <table:table-cell office:value-type="float" office:value="0.733026" calcext:value-type="float">
            <text:p>0,733026</text:p>
          </table:table-cell>
          <table:table-cell office:value-type="float" office:value="0.963041" calcext:value-type="float">
            <text:p>0,963041</text:p>
          </table:table-cell>
          <table:table-cell office:value-type="float" office:value="0.672915" calcext:value-type="float">
            <text:p>0,672915</text:p>
          </table:table-cell>
          <table:table-cell office:value-type="float" office:value="0.610447" calcext:value-type="float">
            <text:p>0,610447</text:p>
          </table:table-cell>
          <table:table-cell office:value-type="float" office:value="0.577128" calcext:value-type="float">
            <text:p>0,577128</text:p>
          </table:table-cell>
          <table:table-cell office:value-type="float" office:value="1.28891" calcext:value-type="float">
            <text:p>1,28891</text:p>
          </table:table-cell>
          <table:table-cell office:value-type="float" office:value="0.935673" calcext:value-type="float">
            <text:p>0,935673</text:p>
          </table:table-cell>
          <table:table-cell office:value-type="float" office:value="0.794303" calcext:value-type="float">
            <text:p>0,794303</text:p>
          </table:table-cell>
          <table:table-cell office:value-type="float" office:value="0.138455" calcext:value-type="float">
            <text:p>0,138455</text:p>
          </table:table-cell>
          <table:table-cell office:value-type="float" office:value="0.142222" calcext:value-type="float">
            <text:p>0,142222</text:p>
          </table:table-cell>
          <table:table-cell office:value-type="float" office:value="1.73067" calcext:value-type="float">
            <text:p>1,73067</text:p>
          </table:table-cell>
          <table:table-cell office:value-type="float" office:value="1.67852" calcext:value-type="float">
            <text:p>1,67852</text:p>
          </table:table-cell>
          <table:table-cell office:value-type="float" office:value="0.145566" calcext:value-type="float">
            <text:p>0,145566</text:p>
          </table:table-cell>
          <table:table-cell office:value-type="float" office:value="1.04812" calcext:value-type="float">
            <text:p>1,04812</text:p>
          </table:table-cell>
          <table:table-cell office:value-type="float" office:value="0.147384" calcext:value-type="float">
            <text:p>0,147384</text:p>
          </table:table-cell>
          <table:table-cell office:value-type="float" office:value="1.40189" calcext:value-type="float">
            <text:p>1,40189</text:p>
          </table:table-cell>
          <table:table-cell office:value-type="float" office:value="0.121533" calcext:value-type="float">
            <text:p>0,121533</text:p>
          </table:table-cell>
          <table:table-cell office:value-type="float" office:value="1.34889" calcext:value-type="float">
            <text:p>1,34889</text:p>
          </table:table-cell>
          <table:table-cell office:value-type="float" office:value="0.0679688" calcext:value-type="float">
            <text:p>0,0679688</text:p>
          </table:table-cell>
          <table:table-cell office:value-type="float" office:value="0.257664" calcext:value-type="float">
            <text:p>0,257664</text:p>
          </table:table-cell>
          <table:table-cell office:value-type="float" office:value="0.202155" calcext:value-type="float">
            <text:p>0,202155</text:p>
          </table:table-cell>
          <table:table-cell office:value-type="float" office:value="0.45357" calcext:value-type="float">
            <text:p>0,45357</text:p>
          </table:table-cell>
          <table:table-cell office:value-type="float" office:value="0.143935" calcext:value-type="float">
            <text:p>0,143935</text:p>
          </table:table-cell>
          <table:table-cell office:value-type="float" office:value="0.15177" calcext:value-type="float">
            <text:p>0,15177</text:p>
          </table:table-cell>
          <table:table-cell office:value-type="float" office:value="1.20317" calcext:value-type="float">
            <text:p>1,20317</text:p>
          </table:table-cell>
          <table:table-cell office:value-type="float" office:value="0.422315" calcext:value-type="float">
            <text:p>0,422315</text:p>
          </table:table-cell>
          <table:table-cell office:value-type="float" office:value="0.223975" calcext:value-type="float">
            <text:p>0,223975</text:p>
          </table:table-cell>
          <table:table-cell office:value-type="float" office:value="0.032589" calcext:value-type="float">
            <text:p>0,032589</text:p>
          </table:table-cell>
          <table:table-cell table:number-columns-repeated="4"/>
          <table:table-cell table:formula="of:=MIN([.A177:.BL177])" office:value-type="float" office:value="0.032589" calcext:value-type="float">
            <text:p>0,032589</text:p>
          </table:table-cell>
          <table:table-cell table:formula="of:=MAX([.A177:.BL177])" office:value-type="float" office:value="1.73067" calcext:value-type="float">
            <text:p>1,73067</text:p>
          </table:table-cell>
          <table:table-cell table:number-columns-repeated="7"/>
        </table:table-row>
        <table:table-row table:style-name="ro1">
          <table:table-cell office:value-type="float" office:value="0.142522" calcext:value-type="float">
            <text:p>0,142522</text:p>
          </table:table-cell>
          <table:table-cell office:value-type="float" office:value="0.154598" calcext:value-type="float">
            <text:p>0,154598</text:p>
          </table:table-cell>
          <table:table-cell office:value-type="float" office:value="0.143587" calcext:value-type="float">
            <text:p>0,143587</text:p>
          </table:table-cell>
          <table:table-cell office:value-type="float" office:value="0.16377" calcext:value-type="float">
            <text:p>0,16377</text:p>
          </table:table-cell>
          <table:table-cell office:value-type="float" office:value="0.143471" calcext:value-type="float">
            <text:p>0,143471</text:p>
          </table:table-cell>
          <table:table-cell office:value-type="float" office:value="0.144746" calcext:value-type="float">
            <text:p>0,144746</text:p>
          </table:table-cell>
          <table:table-cell office:value-type="float" office:value="0.144835" calcext:value-type="float">
            <text:p>0,144835</text:p>
          </table:table-cell>
          <table:table-cell office:value-type="float" office:value="0.433193" calcext:value-type="float">
            <text:p>0,433193</text:p>
          </table:table-cell>
          <table:table-cell office:value-type="float" office:value="0.415633" calcext:value-type="float">
            <text:p>0,415633</text:p>
          </table:table-cell>
          <table:table-cell office:value-type="float" office:value="0.416645" calcext:value-type="float">
            <text:p>0,416645</text:p>
          </table:table-cell>
          <table:table-cell office:value-type="float" office:value="0.291347" calcext:value-type="float">
            <text:p>0,291347</text:p>
          </table:table-cell>
          <table:table-cell office:value-type="float" office:value="0.601427" calcext:value-type="float">
            <text:p>0,601427</text:p>
          </table:table-cell>
          <table:table-cell office:value-type="float" office:value="0.275648" calcext:value-type="float">
            <text:p>0,275648</text:p>
          </table:table-cell>
          <table:table-cell office:value-type="float" office:value="0.752553" calcext:value-type="float">
            <text:p>0,752553</text:p>
          </table:table-cell>
          <table:table-cell office:value-type="float" office:value="0.155953" calcext:value-type="float">
            <text:p>0,155953</text:p>
          </table:table-cell>
          <table:table-cell office:value-type="float" office:value="0.321438" calcext:value-type="float">
            <text:p>0,321438</text:p>
          </table:table-cell>
          <table:table-cell office:value-type="float" office:value="0.328136" calcext:value-type="float">
            <text:p>0,328136</text:p>
          </table:table-cell>
          <table:table-cell office:value-type="float" office:value="0.196104" calcext:value-type="float">
            <text:p>0,196104</text:p>
          </table:table-cell>
          <table:table-cell office:value-type="float" office:value="0.71513" calcext:value-type="float">
            <text:p>0,71513</text:p>
          </table:table-cell>
          <table:table-cell office:value-type="float" office:value="0.329387" calcext:value-type="float">
            <text:p>0,329387</text:p>
          </table:table-cell>
          <table:table-cell office:value-type="float" office:value="0.411304" calcext:value-type="float">
            <text:p>0,411304</text:p>
          </table:table-cell>
          <table:table-cell office:value-type="float" office:value="0.446635" calcext:value-type="float">
            <text:p>0,446635</text:p>
          </table:table-cell>
          <table:table-cell office:value-type="float" office:value="1.20497" calcext:value-type="float">
            <text:p>1,20497</text:p>
          </table:table-cell>
          <table:table-cell office:value-type="float" office:value="0.335182" calcext:value-type="float">
            <text:p>0,335182</text:p>
          </table:table-cell>
          <table:table-cell office:value-type="float" office:value="1.07222" calcext:value-type="float">
            <text:p>1,07222</text:p>
          </table:table-cell>
          <table:table-cell office:value-type="float" office:value="0.359219" calcext:value-type="float">
            <text:p>0,359219</text:p>
          </table:table-cell>
          <table:table-cell office:value-type="float" office:value="0.377482" calcext:value-type="float">
            <text:p>0,377482</text:p>
          </table:table-cell>
          <table:table-cell office:value-type="float" office:value="0.818014" calcext:value-type="float">
            <text:p>0,818014</text:p>
          </table:table-cell>
          <table:table-cell office:value-type="float" office:value="0.266046" calcext:value-type="float">
            <text:p>0,266046</text:p>
          </table:table-cell>
          <table:table-cell office:value-type="float" office:value="0.746491" calcext:value-type="float">
            <text:p>0,746491</text:p>
          </table:table-cell>
          <table:table-cell office:value-type="float" office:value="0.445979" calcext:value-type="float">
            <text:p>0,445979</text:p>
          </table:table-cell>
          <table:table-cell office:value-type="float" office:value="0.439636" calcext:value-type="float">
            <text:p>0,439636</text:p>
          </table:table-cell>
          <table:table-cell office:value-type="float" office:value="0.452678" calcext:value-type="float">
            <text:p>0,452678</text:p>
          </table:table-cell>
          <table:table-cell office:value-type="float" office:value="1.09279" calcext:value-type="float">
            <text:p>1,09279</text:p>
          </table:table-cell>
          <table:table-cell office:value-type="float" office:value="0.315857" calcext:value-type="float">
            <text:p>0,315857</text:p>
          </table:table-cell>
          <table:table-cell office:value-type="float" office:value="0.459665" calcext:value-type="float">
            <text:p>0,459665</text:p>
          </table:table-cell>
          <table:table-cell office:value-type="float" office:value="1.48406" calcext:value-type="float">
            <text:p>1,48406</text:p>
          </table:table-cell>
          <table:table-cell office:value-type="float" office:value="1.22814" calcext:value-type="float">
            <text:p>1,22814</text:p>
          </table:table-cell>
          <table:table-cell office:value-type="float" office:value="0.13992" calcext:value-type="float">
            <text:p>0,13992</text:p>
          </table:table-cell>
          <table:table-cell office:value-type="float" office:value="0.967731" calcext:value-type="float">
            <text:p>0,967731</text:p>
          </table:table-cell>
          <table:table-cell office:value-type="float" office:value="1.47012" calcext:value-type="float">
            <text:p>1,47012</text:p>
          </table:table-cell>
          <table:table-cell office:value-type="float" office:value="0.916413" calcext:value-type="float">
            <text:p>0,916413</text:p>
          </table:table-cell>
          <table:table-cell office:value-type="float" office:value="0.137525" calcext:value-type="float">
            <text:p>0,137525</text:p>
          </table:table-cell>
          <table:table-cell office:value-type="float" office:value="0.143383" calcext:value-type="float">
            <text:p>0,143383</text:p>
          </table:table-cell>
          <table:table-cell office:value-type="float" office:value="0.14391" calcext:value-type="float">
            <text:p>0,14391</text:p>
          </table:table-cell>
          <table:table-cell office:value-type="float" office:value="1.64846" calcext:value-type="float">
            <text:p>1,64846</text:p>
          </table:table-cell>
          <table:table-cell office:value-type="float" office:value="0.203124" calcext:value-type="float">
            <text:p>0,203124</text:p>
          </table:table-cell>
          <table:table-cell office:value-type="float" office:value="0.144866" calcext:value-type="float">
            <text:p>0,144866</text:p>
          </table:table-cell>
          <table:table-cell office:value-type="float" office:value="0.33222" calcext:value-type="float">
            <text:p>0,33222</text:p>
          </table:table-cell>
          <table:table-cell office:value-type="float" office:value="0.153422" calcext:value-type="float">
            <text:p>0,153422</text:p>
          </table:table-cell>
          <table:table-cell office:value-type="float" office:value="0.332213" calcext:value-type="float">
            <text:p>0,332213</text:p>
          </table:table-cell>
          <table:table-cell office:value-type="float" office:value="0.353838" calcext:value-type="float">
            <text:p>0,353838</text:p>
          </table:table-cell>
          <table:table-cell office:value-type="float" office:value="0.140012" calcext:value-type="float">
            <text:p>0,140012</text:p>
          </table:table-cell>
          <table:table-cell office:value-type="float" office:value="0.141612" calcext:value-type="float">
            <text:p>0,141612</text:p>
          </table:table-cell>
          <table:table-cell office:value-type="float" office:value="0.247588" calcext:value-type="float">
            <text:p>0,247588</text:p>
          </table:table-cell>
          <table:table-cell office:value-type="float" office:value="0.323315" calcext:value-type="float">
            <text:p>0,323315</text:p>
          </table:table-cell>
          <table:table-cell office:value-type="float" office:value="0.146453" calcext:value-type="float">
            <text:p>0,146453</text:p>
          </table:table-cell>
          <table:table-cell office:value-type="float" office:value="0.557008" calcext:value-type="float">
            <text:p>0,557008</text:p>
          </table:table-cell>
          <table:table-cell office:value-type="float" office:value="0.169072" calcext:value-type="float">
            <text:p>0,169072</text:p>
          </table:table-cell>
          <table:table-cell office:value-type="float" office:value="0.620994" calcext:value-type="float">
            <text:p>0,620994</text:p>
          </table:table-cell>
          <table:table-cell office:value-type="float" office:value="0.810639" calcext:value-type="float">
            <text:p>0,810639</text:p>
          </table:table-cell>
          <table:table-cell office:value-type="float" office:value="0.0889258" calcext:value-type="float">
            <text:p>0,0889258</text:p>
          </table:table-cell>
          <table:table-cell office:value-type="float" office:value="0.416452" calcext:value-type="float">
            <text:p>0,416452</text:p>
          </table:table-cell>
          <table:table-cell office:value-type="float" office:value="1.4495" calcext:value-type="float">
            <text:p>1,4495</text:p>
          </table:table-cell>
          <table:table-cell table:number-columns-repeated="4"/>
          <table:table-cell table:formula="of:=MIN([.A178:.BL178])" office:value-type="float" office:value="0.0889258" calcext:value-type="float">
            <text:p>0,0889258</text:p>
          </table:table-cell>
          <table:table-cell table:formula="of:=MAX([.A178:.BL178])" office:value-type="float" office:value="1.64846" calcext:value-type="float">
            <text:p>1,64846</text:p>
          </table:table-cell>
          <table:table-cell table:number-columns-repeated="7"/>
        </table:table-row>
        <table:table-row table:style-name="ro1">
          <table:table-cell office:value-type="float" office:value="0.143559" calcext:value-type="float">
            <text:p>0,143559</text:p>
          </table:table-cell>
          <table:table-cell office:value-type="float" office:value="0.151313" calcext:value-type="float">
            <text:p>0,151313</text:p>
          </table:table-cell>
          <table:table-cell office:value-type="float" office:value="0.149075" calcext:value-type="float">
            <text:p>0,149075</text:p>
          </table:table-cell>
          <table:table-cell office:value-type="float" office:value="0.149335" calcext:value-type="float">
            <text:p>0,149335</text:p>
          </table:table-cell>
          <table:table-cell office:value-type="float" office:value="0.157619" calcext:value-type="float">
            <text:p>0,157619</text:p>
          </table:table-cell>
          <table:table-cell office:value-type="float" office:value="0.316982" calcext:value-type="float">
            <text:p>0,316982</text:p>
          </table:table-cell>
          <table:table-cell office:value-type="float" office:value="0.325974" calcext:value-type="float">
            <text:p>0,325974</text:p>
          </table:table-cell>
          <table:table-cell office:value-type="float" office:value="0.186037" calcext:value-type="float">
            <text:p>0,186037</text:p>
          </table:table-cell>
          <table:table-cell office:value-type="float" office:value="0.144263" calcext:value-type="float">
            <text:p>0,144263</text:p>
          </table:table-cell>
          <table:table-cell office:value-type="float" office:value="0.143494" calcext:value-type="float">
            <text:p>0,143494</text:p>
          </table:table-cell>
          <table:table-cell office:value-type="float" office:value="0.279736" calcext:value-type="float">
            <text:p>0,279736</text:p>
          </table:table-cell>
          <table:table-cell office:value-type="float" office:value="0.152257" calcext:value-type="float">
            <text:p>0,152257</text:p>
          </table:table-cell>
          <table:table-cell office:value-type="float" office:value="0.143109" calcext:value-type="float">
            <text:p>0,143109</text:p>
          </table:table-cell>
          <table:table-cell office:value-type="float" office:value="0.42048" calcext:value-type="float">
            <text:p>0,42048</text:p>
          </table:table-cell>
          <table:table-cell office:value-type="float" office:value="0.599873" calcext:value-type="float">
            <text:p>0,599873</text:p>
          </table:table-cell>
          <table:table-cell office:value-type="float" office:value="0.304215" calcext:value-type="float">
            <text:p>0,304215</text:p>
          </table:table-cell>
          <table:table-cell office:value-type="float" office:value="0.297376" calcext:value-type="float">
            <text:p>0,297376</text:p>
          </table:table-cell>
          <table:table-cell office:value-type="float" office:value="0.187232" calcext:value-type="float">
            <text:p>0,187232</text:p>
          </table:table-cell>
          <table:table-cell office:value-type="float" office:value="0.584649" calcext:value-type="float">
            <text:p>0,584649</text:p>
          </table:table-cell>
          <table:table-cell office:value-type="float" office:value="0.605468" calcext:value-type="float">
            <text:p>0,605468</text:p>
          </table:table-cell>
          <table:table-cell office:value-type="float" office:value="0.692212" calcext:value-type="float">
            <text:p>0,692212</text:p>
          </table:table-cell>
          <table:table-cell office:value-type="float" office:value="0.684111" calcext:value-type="float">
            <text:p>0,684111</text:p>
          </table:table-cell>
          <table:table-cell office:value-type="float" office:value="0.317596" calcext:value-type="float">
            <text:p>0,317596</text:p>
          </table:table-cell>
          <table:table-cell office:value-type="float" office:value="0.290586" calcext:value-type="float">
            <text:p>0,290586</text:p>
          </table:table-cell>
          <table:table-cell office:value-type="float" office:value="0.231078" calcext:value-type="float">
            <text:p>0,231078</text:p>
          </table:table-cell>
          <table:table-cell office:value-type="float" office:value="0.418879" calcext:value-type="float">
            <text:p>0,418879</text:p>
          </table:table-cell>
          <table:table-cell office:value-type="float" office:value="0.42129" calcext:value-type="float">
            <text:p>0,42129</text:p>
          </table:table-cell>
          <table:table-cell office:value-type="float" office:value="0.237831" calcext:value-type="float">
            <text:p>0,237831</text:p>
          </table:table-cell>
          <table:table-cell office:value-type="float" office:value="0.505981" calcext:value-type="float">
            <text:p>0,505981</text:p>
          </table:table-cell>
          <table:table-cell office:value-type="float" office:value="0.486171" calcext:value-type="float">
            <text:p>0,486171</text:p>
          </table:table-cell>
          <table:table-cell office:value-type="float" office:value="0.367817" calcext:value-type="float">
            <text:p>0,367817</text:p>
          </table:table-cell>
          <table:table-cell office:value-type="float" office:value="0.194214" calcext:value-type="float">
            <text:p>0,194214</text:p>
          </table:table-cell>
          <table:table-cell office:value-type="float" office:value="0.37112" calcext:value-type="float">
            <text:p>0,37112</text:p>
          </table:table-cell>
          <table:table-cell office:value-type="float" office:value="0.385829" calcext:value-type="float">
            <text:p>0,385829</text:p>
          </table:table-cell>
          <table:table-cell office:value-type="float" office:value="0.424547" calcext:value-type="float">
            <text:p>0,424547</text:p>
          </table:table-cell>
          <table:table-cell office:value-type="float" office:value="0.840235" calcext:value-type="float">
            <text:p>0,840235</text:p>
          </table:table-cell>
          <table:table-cell office:value-type="float" office:value="0.317323" calcext:value-type="float">
            <text:p>0,317323</text:p>
          </table:table-cell>
          <table:table-cell office:value-type="float" office:value="0.495819" calcext:value-type="float">
            <text:p>0,495819</text:p>
          </table:table-cell>
          <table:table-cell office:value-type="float" office:value="0.474414" calcext:value-type="float">
            <text:p>0,474414</text:p>
          </table:table-cell>
          <table:table-cell office:value-type="float" office:value="0.282637" calcext:value-type="float">
            <text:p>0,282637</text:p>
          </table:table-cell>
          <table:table-cell office:value-type="float" office:value="0.474063" calcext:value-type="float">
            <text:p>0,474063</text:p>
          </table:table-cell>
          <table:table-cell office:value-type="float" office:value="0.528484" calcext:value-type="float">
            <text:p>0,528484</text:p>
          </table:table-cell>
          <table:table-cell office:value-type="float" office:value="0.532274" calcext:value-type="float">
            <text:p>0,532274</text:p>
          </table:table-cell>
          <table:table-cell office:value-type="float" office:value="0.297919" calcext:value-type="float">
            <text:p>0,297919</text:p>
          </table:table-cell>
          <table:table-cell office:value-type="float" office:value="0.270503" calcext:value-type="float">
            <text:p>0,270503</text:p>
          </table:table-cell>
          <table:table-cell office:value-type="float" office:value="0.486195" calcext:value-type="float">
            <text:p>0,486195</text:p>
          </table:table-cell>
          <table:table-cell office:value-type="float" office:value="0.152847" calcext:value-type="float">
            <text:p>0,152847</text:p>
          </table:table-cell>
          <table:table-cell office:value-type="float" office:value="1.11694" calcext:value-type="float">
            <text:p>1,11694</text:p>
          </table:table-cell>
          <table:table-cell office:value-type="float" office:value="1.33512" calcext:value-type="float">
            <text:p>1,33512</text:p>
          </table:table-cell>
          <table:table-cell office:value-type="float" office:value="0.32041" calcext:value-type="float">
            <text:p>0,32041</text:p>
          </table:table-cell>
          <table:table-cell office:value-type="float" office:value="0.130546" calcext:value-type="float">
            <text:p>0,130546</text:p>
          </table:table-cell>
          <table:table-cell office:value-type="float" office:value="0.426946" calcext:value-type="float">
            <text:p>0,426946</text:p>
          </table:table-cell>
          <table:table-cell office:value-type="float" office:value="0.140659" calcext:value-type="float">
            <text:p>0,140659</text:p>
          </table:table-cell>
          <table:table-cell office:value-type="float" office:value="0.231003" calcext:value-type="float">
            <text:p>0,231003</text:p>
          </table:table-cell>
          <table:table-cell office:value-type="float" office:value="0.912495" calcext:value-type="float">
            <text:p>0,912495</text:p>
          </table:table-cell>
          <table:table-cell office:value-type="float" office:value="1.49311" calcext:value-type="float">
            <text:p>1,49311</text:p>
          </table:table-cell>
          <table:table-cell office:value-type="float" office:value="0.250283" calcext:value-type="float">
            <text:p>0,250283</text:p>
          </table:table-cell>
          <table:table-cell office:value-type="float" office:value="0.0889599" calcext:value-type="float">
            <text:p>0,0889599</text:p>
          </table:table-cell>
          <table:table-cell office:value-type="float" office:value="0.361473" calcext:value-type="float">
            <text:p>0,361473</text:p>
          </table:table-cell>
          <table:table-cell office:value-type="float" office:value="0.33703" calcext:value-type="float">
            <text:p>0,33703</text:p>
          </table:table-cell>
          <table:table-cell office:value-type="float" office:value="0.350442" calcext:value-type="float">
            <text:p>0,350442</text:p>
          </table:table-cell>
          <table:table-cell office:value-type="float" office:value="0.05899" calcext:value-type="float">
            <text:p>0,05899</text:p>
          </table:table-cell>
          <table:table-cell office:value-type="float" office:value="0.279742" calcext:value-type="float">
            <text:p>0,279742</text:p>
          </table:table-cell>
          <table:table-cell office:value-type="float" office:value="0.298148" calcext:value-type="float">
            <text:p>0,298148</text:p>
          </table:table-cell>
          <table:table-cell table:number-columns-repeated="4"/>
          <table:table-cell table:formula="of:=MIN([.A179:.BL179])" office:value-type="float" office:value="0.05899" calcext:value-type="float">
            <text:p>0,05899</text:p>
          </table:table-cell>
          <table:table-cell table:formula="of:=MAX([.A179:.BL179])" office:value-type="float" office:value="1.49311" calcext:value-type="float">
            <text:p>1,49311</text:p>
          </table:table-cell>
          <table:table-cell table:number-columns-repeated="7"/>
        </table:table-row>
        <table:table-row table:style-name="ro1">
          <table:table-cell office:value-type="float" office:value="0.165744" calcext:value-type="float">
            <text:p>0,165744</text:p>
          </table:table-cell>
          <table:table-cell office:value-type="float" office:value="0.164557" calcext:value-type="float">
            <text:p>0,164557</text:p>
          </table:table-cell>
          <table:table-cell office:value-type="float" office:value="0.167494" calcext:value-type="float">
            <text:p>0,167494</text:p>
          </table:table-cell>
          <table:table-cell office:value-type="float" office:value="0.139157" calcext:value-type="float">
            <text:p>0,139157</text:p>
          </table:table-cell>
          <table:table-cell office:value-type="float" office:value="0.142327" calcext:value-type="float">
            <text:p>0,142327</text:p>
          </table:table-cell>
          <table:table-cell office:value-type="float" office:value="0.189048" calcext:value-type="float">
            <text:p>0,189048</text:p>
          </table:table-cell>
          <table:table-cell office:value-type="float" office:value="0.141494" calcext:value-type="float">
            <text:p>0,141494</text:p>
          </table:table-cell>
          <table:table-cell office:value-type="float" office:value="0.146157" calcext:value-type="float">
            <text:p>0,146157</text:p>
          </table:table-cell>
          <table:table-cell office:value-type="float" office:value="0.625305" calcext:value-type="float">
            <text:p>0,625305</text:p>
          </table:table-cell>
          <table:table-cell office:value-type="float" office:value="0.149752" calcext:value-type="float">
            <text:p>0,149752</text:p>
          </table:table-cell>
          <table:table-cell office:value-type="float" office:value="0.151255" calcext:value-type="float">
            <text:p>0,151255</text:p>
          </table:table-cell>
          <table:table-cell office:value-type="float" office:value="0.599062" calcext:value-type="float">
            <text:p>0,599062</text:p>
          </table:table-cell>
          <table:table-cell office:value-type="float" office:value="0.575135" calcext:value-type="float">
            <text:p>0,575135</text:p>
          </table:table-cell>
          <table:table-cell office:value-type="float" office:value="0.773213" calcext:value-type="float">
            <text:p>0,773213</text:p>
          </table:table-cell>
          <table:table-cell office:value-type="float" office:value="0.948393" calcext:value-type="float">
            <text:p>0,948393</text:p>
          </table:table-cell>
          <table:table-cell office:value-type="float" office:value="0.753828" calcext:value-type="float">
            <text:p>0,753828</text:p>
          </table:table-cell>
          <table:table-cell office:value-type="float" office:value="0.931341" calcext:value-type="float">
            <text:p>0,931341</text:p>
          </table:table-cell>
          <table:table-cell office:value-type="float" office:value="0.748336" calcext:value-type="float">
            <text:p>0,748336</text:p>
          </table:table-cell>
          <table:table-cell office:value-type="float" office:value="0.627831" calcext:value-type="float">
            <text:p>0,627831</text:p>
          </table:table-cell>
          <table:table-cell office:value-type="float" office:value="0.637903" calcext:value-type="float">
            <text:p>0,637903</text:p>
          </table:table-cell>
          <table:table-cell office:value-type="float" office:value="0.327057" calcext:value-type="float">
            <text:p>0,327057</text:p>
          </table:table-cell>
          <table:table-cell office:value-type="float" office:value="0.476234" calcext:value-type="float">
            <text:p>0,476234</text:p>
          </table:table-cell>
          <table:table-cell office:value-type="float" office:value="0.503968" calcext:value-type="float">
            <text:p>0,503968</text:p>
          </table:table-cell>
          <table:table-cell office:value-type="float" office:value="0.805114" calcext:value-type="float">
            <text:p>0,805114</text:p>
          </table:table-cell>
          <table:table-cell office:value-type="float" office:value="0.677672" calcext:value-type="float">
            <text:p>0,677672</text:p>
          </table:table-cell>
          <table:table-cell office:value-type="float" office:value="1.16056" calcext:value-type="float">
            <text:p>1,16056</text:p>
          </table:table-cell>
          <table:table-cell office:value-type="float" office:value="0.226405" calcext:value-type="float">
            <text:p>0,226405</text:p>
          </table:table-cell>
          <table:table-cell office:value-type="float" office:value="1.11376" calcext:value-type="float">
            <text:p>1,11376</text:p>
          </table:table-cell>
          <table:table-cell office:value-type="float" office:value="1.06764" calcext:value-type="float">
            <text:p>1,06764</text:p>
          </table:table-cell>
          <table:table-cell office:value-type="float" office:value="1.28277" calcext:value-type="float">
            <text:p>1,28277</text:p>
          </table:table-cell>
          <table:table-cell office:value-type="float" office:value="1.25149" calcext:value-type="float">
            <text:p>1,25149</text:p>
          </table:table-cell>
          <table:table-cell office:value-type="float" office:value="0.778848" calcext:value-type="float">
            <text:p>0,778848</text:p>
          </table:table-cell>
          <table:table-cell office:value-type="float" office:value="0.807877" calcext:value-type="float">
            <text:p>0,807877</text:p>
          </table:table-cell>
          <table:table-cell office:value-type="float" office:value="0.830758" calcext:value-type="float">
            <text:p>0,830758</text:p>
          </table:table-cell>
          <table:table-cell office:value-type="float" office:value="0.825206" calcext:value-type="float">
            <text:p>0,825206</text:p>
          </table:table-cell>
          <table:table-cell office:value-type="float" office:value="0.137884" calcext:value-type="float">
            <text:p>0,137884</text:p>
          </table:table-cell>
          <table:table-cell office:value-type="float" office:value="0.83667" calcext:value-type="float">
            <text:p>0,83667</text:p>
          </table:table-cell>
          <table:table-cell office:value-type="float" office:value="0.776228" calcext:value-type="float">
            <text:p>0,776228</text:p>
          </table:table-cell>
          <table:table-cell office:value-type="float" office:value="0.13411" calcext:value-type="float">
            <text:p>0,13411</text:p>
          </table:table-cell>
          <table:table-cell office:value-type="float" office:value="0.770885" calcext:value-type="float">
            <text:p>0,770885</text:p>
          </table:table-cell>
          <table:table-cell office:value-type="float" office:value="1.77802" calcext:value-type="float">
            <text:p>1,77802</text:p>
          </table:table-cell>
          <table:table-cell office:value-type="float" office:value="0.699077" calcext:value-type="float">
            <text:p>0,699077</text:p>
          </table:table-cell>
          <table:table-cell office:value-type="float" office:value="0.741017" calcext:value-type="float">
            <text:p>0,741017</text:p>
          </table:table-cell>
          <table:table-cell office:value-type="float" office:value="0.144507" calcext:value-type="float">
            <text:p>0,144507</text:p>
          </table:table-cell>
          <table:table-cell office:value-type="float" office:value="0.728454" calcext:value-type="float">
            <text:p>0,728454</text:p>
          </table:table-cell>
          <table:table-cell office:value-type="float" office:value="0.588125" calcext:value-type="float">
            <text:p>0,588125</text:p>
          </table:table-cell>
          <table:table-cell office:value-type="float" office:value="0.747223" calcext:value-type="float">
            <text:p>0,747223</text:p>
          </table:table-cell>
          <table:table-cell office:value-type="float" office:value="0.76952" calcext:value-type="float">
            <text:p>0,76952</text:p>
          </table:table-cell>
          <table:table-cell office:value-type="float" office:value="0.743491" calcext:value-type="float">
            <text:p>0,743491</text:p>
          </table:table-cell>
          <table:table-cell office:value-type="float" office:value="0.69607" calcext:value-type="float">
            <text:p>0,69607</text:p>
          </table:table-cell>
          <table:table-cell office:value-type="float" office:value="0.153498" calcext:value-type="float">
            <text:p>0,153498</text:p>
          </table:table-cell>
          <table:table-cell office:value-type="float" office:value="1.25304" calcext:value-type="float">
            <text:p>1,25304</text:p>
          </table:table-cell>
          <table:table-cell office:value-type="float" office:value="0.649634" calcext:value-type="float">
            <text:p>0,649634</text:p>
          </table:table-cell>
          <table:table-cell office:value-type="float" office:value="0.130164" calcext:value-type="float">
            <text:p>0,130164</text:p>
          </table:table-cell>
          <table:table-cell office:value-type="float" office:value="0.806192" calcext:value-type="float">
            <text:p>0,806192</text:p>
          </table:table-cell>
          <table:table-cell office:value-type="float" office:value="1.21173" calcext:value-type="float">
            <text:p>1,21173</text:p>
          </table:table-cell>
          <table:table-cell office:value-type="float" office:value="0.132331" calcext:value-type="float">
            <text:p>0,132331</text:p>
          </table:table-cell>
          <table:table-cell office:value-type="float" office:value="0.220566" calcext:value-type="float">
            <text:p>0,220566</text:p>
          </table:table-cell>
          <table:table-cell office:value-type="float" office:value="0.190293" calcext:value-type="float">
            <text:p>0,190293</text:p>
          </table:table-cell>
          <table:table-cell office:value-type="float" office:value="1.1317" calcext:value-type="float">
            <text:p>1,1317</text:p>
          </table:table-cell>
          <table:table-cell office:value-type="float" office:value="0.206199" calcext:value-type="float">
            <text:p>0,206199</text:p>
          </table:table-cell>
          <table:table-cell office:value-type="float" office:value="1.50665" calcext:value-type="float">
            <text:p>1,50665</text:p>
          </table:table-cell>
          <table:table-cell office:value-type="float" office:value="0.833261" calcext:value-type="float">
            <text:p>0,833261</text:p>
          </table:table-cell>
          <table:table-cell office:value-type="float" office:value="0.055052" calcext:value-type="float">
            <text:p>0,055052</text:p>
          </table:table-cell>
          <table:table-cell table:number-columns-repeated="4"/>
          <table:table-cell table:formula="of:=MIN([.A180:.BL180])" office:value-type="float" office:value="0.055052" calcext:value-type="float">
            <text:p>0,055052</text:p>
          </table:table-cell>
          <table:table-cell table:formula="of:=MAX([.A180:.BL180])" office:value-type="float" office:value="1.77802" calcext:value-type="float">
            <text:p>1,77802</text:p>
          </table:table-cell>
          <table:table-cell table:number-columns-repeated="7"/>
        </table:table-row>
        <table:table-row table:style-name="ro1">
          <table:table-cell office:value-type="float" office:value="0.149119" calcext:value-type="float">
            <text:p>0,149119</text:p>
          </table:table-cell>
          <table:table-cell office:value-type="float" office:value="0.14422" calcext:value-type="float">
            <text:p>0,14422</text:p>
          </table:table-cell>
          <table:table-cell office:value-type="float" office:value="0.163919" calcext:value-type="float">
            <text:p>0,163919</text:p>
          </table:table-cell>
          <table:table-cell office:value-type="float" office:value="0.352567" calcext:value-type="float">
            <text:p>0,352567</text:p>
          </table:table-cell>
          <table:table-cell office:value-type="float" office:value="0.360176" calcext:value-type="float">
            <text:p>0,360176</text:p>
          </table:table-cell>
          <table:table-cell office:value-type="float" office:value="0.213513" calcext:value-type="float">
            <text:p>0,213513</text:p>
          </table:table-cell>
          <table:table-cell office:value-type="float" office:value="0.21606" calcext:value-type="float">
            <text:p>0,21606</text:p>
          </table:table-cell>
          <table:table-cell office:value-type="float" office:value="0.369783" calcext:value-type="float">
            <text:p>0,369783</text:p>
          </table:table-cell>
          <table:table-cell office:value-type="float" office:value="0.198981" calcext:value-type="float">
            <text:p>0,198981</text:p>
          </table:table-cell>
          <table:table-cell office:value-type="float" office:value="0.204475" calcext:value-type="float">
            <text:p>0,204475</text:p>
          </table:table-cell>
          <table:table-cell office:value-type="float" office:value="0.324115" calcext:value-type="float">
            <text:p>0,324115</text:p>
          </table:table-cell>
          <table:table-cell office:value-type="float" office:value="0.303469" calcext:value-type="float">
            <text:p>0,303469</text:p>
          </table:table-cell>
          <table:table-cell office:value-type="float" office:value="0.348672" calcext:value-type="float">
            <text:p>0,348672</text:p>
          </table:table-cell>
          <table:table-cell office:value-type="float" office:value="0.381431" calcext:value-type="float">
            <text:p>0,381431</text:p>
          </table:table-cell>
          <table:table-cell office:value-type="float" office:value="0.38868" calcext:value-type="float">
            <text:p>0,38868</text:p>
          </table:table-cell>
          <table:table-cell office:value-type="float" office:value="0.382933" calcext:value-type="float">
            <text:p>0,382933</text:p>
          </table:table-cell>
          <table:table-cell office:value-type="float" office:value="0.517519" calcext:value-type="float">
            <text:p>0,517519</text:p>
          </table:table-cell>
          <table:table-cell office:value-type="float" office:value="0.527839" calcext:value-type="float">
            <text:p>0,527839</text:p>
          </table:table-cell>
          <table:table-cell office:value-type="float" office:value="0.624737" calcext:value-type="float">
            <text:p>0,624737</text:p>
          </table:table-cell>
          <table:table-cell office:value-type="float" office:value="0.456741" calcext:value-type="float">
            <text:p>0,456741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431784" calcext:value-type="float">
            <text:p>0,431784</text:p>
          </table:table-cell>
          <table:table-cell office:value-type="float" office:value="0.757625" calcext:value-type="float">
            <text:p>0,757625</text:p>
          </table:table-cell>
          <table:table-cell office:value-type="float" office:value="0.442955" calcext:value-type="float">
            <text:p>0,442955</text:p>
          </table:table-cell>
          <table:table-cell office:value-type="float" office:value="0.425801" calcext:value-type="float">
            <text:p>0,425801</text:p>
          </table:table-cell>
          <table:table-cell office:value-type="float" office:value="0.551813" calcext:value-type="float">
            <text:p>0,551813</text:p>
          </table:table-cell>
          <table:table-cell office:value-type="float" office:value="0.538883" calcext:value-type="float">
            <text:p>0,538883</text:p>
          </table:table-cell>
          <table:table-cell office:value-type="float" office:value="0.314072" calcext:value-type="float">
            <text:p>0,314072</text:p>
          </table:table-cell>
          <table:table-cell office:value-type="float" office:value="0.472251" calcext:value-type="float">
            <text:p>0,472251</text:p>
          </table:table-cell>
          <table:table-cell office:value-type="float" office:value="0.498643" calcext:value-type="float">
            <text:p>0,498643</text:p>
          </table:table-cell>
          <table:table-cell office:value-type="float" office:value="0.526012" calcext:value-type="float">
            <text:p>0,526012</text:p>
          </table:table-cell>
          <table:table-cell office:value-type="float" office:value="0.56901" calcext:value-type="float">
            <text:p>0,56901</text:p>
          </table:table-cell>
          <table:table-cell office:value-type="float" office:value="0.533306" calcext:value-type="float">
            <text:p>0,533306</text:p>
          </table:table-cell>
          <table:table-cell office:value-type="float" office:value="0.434765" calcext:value-type="float">
            <text:p>0,434765</text:p>
          </table:table-cell>
          <table:table-cell office:value-type="float" office:value="0.393108" calcext:value-type="float">
            <text:p>0,393108</text:p>
          </table:table-cell>
          <table:table-cell office:value-type="float" office:value="0.492144" calcext:value-type="float">
            <text:p>0,492144</text:p>
          </table:table-cell>
          <table:table-cell office:value-type="float" office:value="0.395412" calcext:value-type="float">
            <text:p>0,395412</text:p>
          </table:table-cell>
          <table:table-cell office:value-type="float" office:value="0.281097" calcext:value-type="float">
            <text:p>0,281097</text:p>
          </table:table-cell>
          <table:table-cell office:value-type="float" office:value="0.529241" calcext:value-type="float">
            <text:p>0,529241</text:p>
          </table:table-cell>
          <table:table-cell office:value-type="float" office:value="0.567007" calcext:value-type="float">
            <text:p>0,567007</text:p>
          </table:table-cell>
          <table:table-cell office:value-type="float" office:value="0.418398" calcext:value-type="float">
            <text:p>0,418398</text:p>
          </table:table-cell>
          <table:table-cell office:value-type="float" office:value="0.452107" calcext:value-type="float">
            <text:p>0,452107</text:p>
          </table:table-cell>
          <table:table-cell office:value-type="float" office:value="0.143992" calcext:value-type="float">
            <text:p>0,143992</text:p>
          </table:table-cell>
          <table:table-cell office:value-type="float" office:value="0.396598" calcext:value-type="float">
            <text:p>0,396598</text:p>
          </table:table-cell>
          <table:table-cell office:value-type="float" office:value="0.461834" calcext:value-type="float">
            <text:p>0,461834</text:p>
          </table:table-cell>
          <table:table-cell office:value-type="float" office:value="0.146831" calcext:value-type="float">
            <text:p>0,146831</text:p>
          </table:table-cell>
          <table:table-cell office:value-type="float" office:value="0.414922" calcext:value-type="float">
            <text:p>0,414922</text:p>
          </table:table-cell>
          <table:table-cell office:value-type="float" office:value="0.655603" calcext:value-type="float">
            <text:p>0,655603</text:p>
          </table:table-cell>
          <table:table-cell office:value-type="float" office:value="0.394017" calcext:value-type="float">
            <text:p>0,394017</text:p>
          </table:table-cell>
          <table:table-cell office:value-type="float" office:value="0.518901" calcext:value-type="float">
            <text:p>0,518901</text:p>
          </table:table-cell>
          <table:table-cell office:value-type="float" office:value="0.479" calcext:value-type="float">
            <text:p>0,479</text:p>
          </table:table-cell>
          <table:table-cell office:value-type="float" office:value="0.144368" calcext:value-type="float">
            <text:p>0,144368</text:p>
          </table:table-cell>
          <table:table-cell office:value-type="float" office:value="0.137551" calcext:value-type="float">
            <text:p>0,137551</text:p>
          </table:table-cell>
          <table:table-cell office:value-type="float" office:value="0.143432" calcext:value-type="float">
            <text:p>0,143432</text:p>
          </table:table-cell>
          <table:table-cell office:value-type="float" office:value="0.149285" calcext:value-type="float">
            <text:p>0,149285</text:p>
          </table:table-cell>
          <table:table-cell office:value-type="float" office:value="0.0733371" calcext:value-type="float">
            <text:p>0,0733371</text:p>
          </table:table-cell>
          <table:table-cell office:value-type="float" office:value="0.182574" calcext:value-type="float">
            <text:p>0,182574</text:p>
          </table:table-cell>
          <table:table-cell office:value-type="float" office:value="0.0672569" calcext:value-type="float">
            <text:p>0,0672569</text:p>
          </table:table-cell>
          <table:table-cell office:value-type="float" office:value="0.204105" calcext:value-type="float">
            <text:p>0,204105</text:p>
          </table:table-cell>
          <table:table-cell office:value-type="float" office:value="0.136235" calcext:value-type="float">
            <text:p>0,136235</text:p>
          </table:table-cell>
          <table:table-cell office:value-type="float" office:value="0.271406" calcext:value-type="float">
            <text:p>0,271406</text:p>
          </table:table-cell>
          <table:table-cell office:value-type="float" office:value="2.04241" calcext:value-type="float">
            <text:p>2,04241</text:p>
          </table:table-cell>
          <table:table-cell office:value-type="float" office:value="0.0785091" calcext:value-type="float">
            <text:p>0,0785091</text:p>
          </table:table-cell>
          <table:table-cell office:value-type="float" office:value="0.0677938" calcext:value-type="float">
            <text:p>0,0677938</text:p>
          </table:table-cell>
          <table:table-cell table:number-columns-repeated="4"/>
          <table:table-cell table:formula="of:=MIN([.A181:.BL181])" office:value-type="float" office:value="0.0672569" calcext:value-type="float">
            <text:p>0,0672569</text:p>
          </table:table-cell>
          <table:table-cell table:formula="of:=MAX([.A181:.BL181])" office:value-type="float" office:value="2.04241" calcext:value-type="float">
            <text:p>2,04241</text:p>
          </table:table-cell>
          <table:table-cell table:number-columns-repeated="7"/>
        </table:table-row>
        <table:table-row table:style-name="ro1">
          <table:table-cell office:value-type="float" office:value="0.14904" calcext:value-type="float">
            <text:p>0,14904</text:p>
          </table:table-cell>
          <table:table-cell office:value-type="float" office:value="0.170922" calcext:value-type="float">
            <text:p>0,170922</text:p>
          </table:table-cell>
          <table:table-cell office:value-type="float" office:value="0.174682" calcext:value-type="float">
            <text:p>0,174682</text:p>
          </table:table-cell>
          <table:table-cell office:value-type="float" office:value="0.151105" calcext:value-type="float">
            <text:p>0,151105</text:p>
          </table:table-cell>
          <table:table-cell office:value-type="float" office:value="0.143202" calcext:value-type="float">
            <text:p>0,143202</text:p>
          </table:table-cell>
          <table:table-cell office:value-type="float" office:value="0.156045" calcext:value-type="float">
            <text:p>0,156045</text:p>
          </table:table-cell>
          <table:table-cell office:value-type="float" office:value="0.144039" calcext:value-type="float">
            <text:p>0,144039</text:p>
          </table:table-cell>
          <table:table-cell office:value-type="float" office:value="0.149796" calcext:value-type="float">
            <text:p>0,149796</text:p>
          </table:table-cell>
          <table:table-cell office:value-type="float" office:value="0.153108" calcext:value-type="float">
            <text:p>0,153108</text:p>
          </table:table-cell>
          <table:table-cell office:value-type="float" office:value="0.315751" calcext:value-type="float">
            <text:p>0,315751</text:p>
          </table:table-cell>
          <table:table-cell office:value-type="float" office:value="0.153967" calcext:value-type="float">
            <text:p>0,153967</text:p>
          </table:table-cell>
          <table:table-cell office:value-type="float" office:value="0.157439" calcext:value-type="float">
            <text:p>0,157439</text:p>
          </table:table-cell>
          <table:table-cell office:value-type="float" office:value="0.145628" calcext:value-type="float">
            <text:p>0,145628</text:p>
          </table:table-cell>
          <table:table-cell office:value-type="float" office:value="0.149979" calcext:value-type="float">
            <text:p>0,149979</text:p>
          </table:table-cell>
          <table:table-cell office:value-type="float" office:value="0.164338" calcext:value-type="float">
            <text:p>0,164338</text:p>
          </table:table-cell>
          <table:table-cell office:value-type="float" office:value="0.933684" calcext:value-type="float">
            <text:p>0,933684</text:p>
          </table:table-cell>
          <table:table-cell office:value-type="float" office:value="0.314041" calcext:value-type="float">
            <text:p>0,314041</text:p>
          </table:table-cell>
          <table:table-cell office:value-type="float" office:value="0.144952" calcext:value-type="float">
            <text:p>0,144952</text:p>
          </table:table-cell>
          <table:table-cell office:value-type="float" office:value="0.146176" calcext:value-type="float">
            <text:p>0,146176</text:p>
          </table:table-cell>
          <table:table-cell office:value-type="float" office:value="0.154702" calcext:value-type="float">
            <text:p>0,154702</text:p>
          </table:table-cell>
          <table:table-cell office:value-type="float" office:value="1.06151" calcext:value-type="float">
            <text:p>1,06151</text:p>
          </table:table-cell>
          <table:table-cell office:value-type="float" office:value="0.14495" calcext:value-type="float">
            <text:p>0,14495</text:p>
          </table:table-cell>
          <table:table-cell office:value-type="float" office:value="0.145568" calcext:value-type="float">
            <text:p>0,145568</text:p>
          </table:table-cell>
          <table:table-cell office:value-type="float" office:value="0.147365" calcext:value-type="float">
            <text:p>0,147365</text:p>
          </table:table-cell>
          <table:table-cell office:value-type="float" office:value="1.09706" calcext:value-type="float">
            <text:p>1,09706</text:p>
          </table:table-cell>
          <table:table-cell office:value-type="float" office:value="0.971444" calcext:value-type="float">
            <text:p>0,971444</text:p>
          </table:table-cell>
          <table:table-cell office:value-type="float" office:value="0.138421" calcext:value-type="float">
            <text:p>0,138421</text:p>
          </table:table-cell>
          <table:table-cell office:value-type="float" office:value="0.594637" calcext:value-type="float">
            <text:p>0,594637</text:p>
          </table:table-cell>
          <table:table-cell office:value-type="float" office:value="0.746863" calcext:value-type="float">
            <text:p>0,746863</text:p>
          </table:table-cell>
          <table:table-cell office:value-type="float" office:value="0.744947" calcext:value-type="float">
            <text:p>0,744947</text:p>
          </table:table-cell>
          <table:table-cell office:value-type="float" office:value="0.144079" calcext:value-type="float">
            <text:p>0,144079</text:p>
          </table:table-cell>
          <table:table-cell office:value-type="float" office:value="1.20097" calcext:value-type="float">
            <text:p>1,20097</text:p>
          </table:table-cell>
          <table:table-cell office:value-type="float" office:value="0.141604" calcext:value-type="float">
            <text:p>0,141604</text:p>
          </table:table-cell>
          <table:table-cell office:value-type="float" office:value="0.141982" calcext:value-type="float">
            <text:p>0,141982</text:p>
          </table:table-cell>
          <table:table-cell office:value-type="float" office:value="1.51729" calcext:value-type="float">
            <text:p>1,51729</text:p>
          </table:table-cell>
          <table:table-cell office:value-type="float" office:value="1.40051" calcext:value-type="float">
            <text:p>1,40051</text:p>
          </table:table-cell>
          <table:table-cell office:value-type="float" office:value="1.24572" calcext:value-type="float">
            <text:p>1,24572</text:p>
          </table:table-cell>
          <table:table-cell office:value-type="float" office:value="1.09857" calcext:value-type="float">
            <text:p>1,09857</text:p>
          </table:table-cell>
          <table:table-cell office:value-type="float" office:value="0.94892" calcext:value-type="float">
            <text:p>0,94892</text:p>
          </table:table-cell>
          <table:table-cell office:value-type="float" office:value="1.5477" calcext:value-type="float">
            <text:p>1,5477</text:p>
          </table:table-cell>
          <table:table-cell office:value-type="float" office:value="1.20091" calcext:value-type="float">
            <text:p>1,20091</text:p>
          </table:table-cell>
          <table:table-cell office:value-type="float" office:value="0.155963" calcext:value-type="float">
            <text:p>0,155963</text:p>
          </table:table-cell>
          <table:table-cell office:value-type="float" office:value="0.928767" calcext:value-type="float">
            <text:p>0,928767</text:p>
          </table:table-cell>
          <table:table-cell office:value-type="float" office:value="0.796807" calcext:value-type="float">
            <text:p>0,796807</text:p>
          </table:table-cell>
          <table:table-cell office:value-type="float" office:value="0.704389" calcext:value-type="float">
            <text:p>0,704389</text:p>
          </table:table-cell>
          <table:table-cell office:value-type="float" office:value="0.726615" calcext:value-type="float">
            <text:p>0,726615</text:p>
          </table:table-cell>
          <table:table-cell office:value-type="float" office:value="1.35924" calcext:value-type="float">
            <text:p>1,35924</text:p>
          </table:table-cell>
          <table:table-cell office:value-type="float" office:value="0.893547" calcext:value-type="float">
            <text:p>0,893547</text:p>
          </table:table-cell>
          <table:table-cell office:value-type="float" office:value="1.10858" calcext:value-type="float">
            <text:p>1,10858</text:p>
          </table:table-cell>
          <table:table-cell office:value-type="float" office:value="0.98774" calcext:value-type="float">
            <text:p>0,98774</text:p>
          </table:table-cell>
          <table:table-cell office:value-type="float" office:value="1.91426" calcext:value-type="float">
            <text:p>1,91426</text:p>
          </table:table-cell>
          <table:table-cell office:value-type="float" office:value="0.142026" calcext:value-type="float">
            <text:p>0,142026</text:p>
          </table:table-cell>
          <table:table-cell office:value-type="float" office:value="1.35646" calcext:value-type="float">
            <text:p>1,35646</text:p>
          </table:table-cell>
          <table:table-cell office:value-type="float" office:value="1.97518" calcext:value-type="float">
            <text:p>1,97518</text:p>
          </table:table-cell>
          <table:table-cell office:value-type="float" office:value="0.913524" calcext:value-type="float">
            <text:p>0,913524</text:p>
          </table:table-cell>
          <table:table-cell office:value-type="float" office:value="0.777653" calcext:value-type="float">
            <text:p>0,777653</text:p>
          </table:table-cell>
          <table:table-cell office:value-type="float" office:value="0.515735" calcext:value-type="float">
            <text:p>0,515735</text:p>
          </table:table-cell>
          <table:table-cell office:value-type="float" office:value="1.57765" calcext:value-type="float">
            <text:p>1,57765</text:p>
          </table:table-cell>
          <table:table-cell office:value-type="float" office:value="0.134424" calcext:value-type="float">
            <text:p>0,134424</text:p>
          </table:table-cell>
          <table:table-cell office:value-type="float" office:value="0.536105" calcext:value-type="float">
            <text:p>0,536105</text:p>
          </table:table-cell>
          <table:table-cell office:value-type="float" office:value="1.04284" calcext:value-type="float">
            <text:p>1,04284</text:p>
          </table:table-cell>
          <table:table-cell office:value-type="float" office:value="0.0855188" calcext:value-type="float">
            <text:p>0,0855188</text:p>
          </table:table-cell>
          <table:table-cell office:value-type="float" office:value="0.230309" calcext:value-type="float">
            <text:p>0,230309</text:p>
          </table:table-cell>
          <table:table-cell office:value-type="float" office:value="0.0856948" calcext:value-type="float">
            <text:p>0,0856948</text:p>
          </table:table-cell>
          <table:table-cell table:number-columns-repeated="4"/>
          <table:table-cell table:formula="of:=MIN([.A182:.BL182])" office:value-type="float" office:value="0.0855188" calcext:value-type="float">
            <text:p>0,0855188</text:p>
          </table:table-cell>
          <table:table-cell table:formula="of:=MAX([.A182:.BL182])" office:value-type="float" office:value="1.97518" calcext:value-type="float">
            <text:p>1,97518</text:p>
          </table:table-cell>
          <table:table-cell table:number-columns-repeated="7"/>
        </table:table-row>
        <table:table-row table:style-name="ro1">
          <table:table-cell office:value-type="float" office:value="0.144447" calcext:value-type="float">
            <text:p>0,144447</text:p>
          </table:table-cell>
          <table:table-cell office:value-type="float" office:value="0.141558" calcext:value-type="float">
            <text:p>0,141558</text:p>
          </table:table-cell>
          <table:table-cell office:value-type="float" office:value="0.19306" calcext:value-type="float">
            <text:p>0,19306</text:p>
          </table:table-cell>
          <table:table-cell office:value-type="float" office:value="0.343568" calcext:value-type="float">
            <text:p>0,343568</text:p>
          </table:table-cell>
          <table:table-cell office:value-type="float" office:value="0.205688" calcext:value-type="float">
            <text:p>0,205688</text:p>
          </table:table-cell>
          <table:table-cell office:value-type="float" office:value="0.184743" calcext:value-type="float">
            <text:p>0,184743</text:p>
          </table:table-cell>
          <table:table-cell office:value-type="float" office:value="0.170489" calcext:value-type="float">
            <text:p>0,170489</text:p>
          </table:table-cell>
          <table:table-cell office:value-type="float" office:value="0.250659" calcext:value-type="float">
            <text:p>0,250659</text:p>
          </table:table-cell>
          <table:table-cell office:value-type="float" office:value="0.294921" calcext:value-type="float">
            <text:p>0,294921</text:p>
          </table:table-cell>
          <table:table-cell office:value-type="float" office:value="0.170496" calcext:value-type="float">
            <text:p>0,170496</text:p>
          </table:table-cell>
          <table:table-cell office:value-type="float" office:value="0.761732" calcext:value-type="float">
            <text:p>0,761732</text:p>
          </table:table-cell>
          <table:table-cell office:value-type="float" office:value="0.212988" calcext:value-type="float">
            <text:p>0,212988</text:p>
          </table:table-cell>
          <table:table-cell office:value-type="float" office:value="0.812252" calcext:value-type="float">
            <text:p>0,812252</text:p>
          </table:table-cell>
          <table:table-cell office:value-type="float" office:value="0.668454" calcext:value-type="float">
            <text:p>0,668454</text:p>
          </table:table-cell>
          <table:table-cell office:value-type="float" office:value="0.386814" calcext:value-type="float">
            <text:p>0,386814</text:p>
          </table:table-cell>
          <table:table-cell office:value-type="float" office:value="0.142638" calcext:value-type="float">
            <text:p>0,142638</text:p>
          </table:table-cell>
          <table:table-cell office:value-type="float" office:value="0.696392" calcext:value-type="float">
            <text:p>0,696392</text:p>
          </table:table-cell>
          <table:table-cell office:value-type="float" office:value="0.316258" calcext:value-type="float">
            <text:p>0,316258</text:p>
          </table:table-cell>
          <table:table-cell office:value-type="float" office:value="0.143991" calcext:value-type="float">
            <text:p>0,143991</text:p>
          </table:table-cell>
          <table:table-cell office:value-type="float" office:value="0.691443" calcext:value-type="float">
            <text:p>0,691443</text:p>
          </table:table-cell>
          <table:table-cell office:value-type="float" office:value="0.317597" calcext:value-type="float">
            <text:p>0,317597</text:p>
          </table:table-cell>
          <table:table-cell office:value-type="float" office:value="0.14566" calcext:value-type="float">
            <text:p>0,14566</text:p>
          </table:table-cell>
          <table:table-cell office:value-type="float" office:value="0.603333" calcext:value-type="float">
            <text:p>0,603333</text:p>
          </table:table-cell>
          <table:table-cell office:value-type="float" office:value="0.294578" calcext:value-type="float">
            <text:p>0,294578</text:p>
          </table:table-cell>
          <table:table-cell office:value-type="float" office:value="0.298212" calcext:value-type="float">
            <text:p>0,298212</text:p>
          </table:table-cell>
          <table:table-cell office:value-type="float" office:value="0.173199" calcext:value-type="float">
            <text:p>0,173199</text:p>
          </table:table-cell>
          <table:table-cell office:value-type="float" office:value="0.174699" calcext:value-type="float">
            <text:p>0,174699</text:p>
          </table:table-cell>
          <table:table-cell office:value-type="float" office:value="0.783928" calcext:value-type="float">
            <text:p>0,783928</text:p>
          </table:table-cell>
          <table:table-cell office:value-type="float" office:value="0.46498" calcext:value-type="float">
            <text:p>0,46498</text:p>
          </table:table-cell>
          <table:table-cell office:value-type="float" office:value="0.175558" calcext:value-type="float">
            <text:p>0,175558</text:p>
          </table:table-cell>
          <table:table-cell office:value-type="float" office:value="1.08452" calcext:value-type="float">
            <text:p>1,08452</text:p>
          </table:table-cell>
          <table:table-cell office:value-type="float" office:value="0.15525" calcext:value-type="float">
            <text:p>0,15525</text:p>
          </table:table-cell>
          <table:table-cell office:value-type="float" office:value="1.46887" calcext:value-type="float">
            <text:p>1,46887</text:p>
          </table:table-cell>
          <table:table-cell office:value-type="float" office:value="0.14274" calcext:value-type="float">
            <text:p>0,14274</text:p>
          </table:table-cell>
          <table:table-cell office:value-type="float" office:value="0.901993" calcext:value-type="float">
            <text:p>0,901993</text:p>
          </table:table-cell>
          <table:table-cell office:value-type="float" office:value="1.43314" calcext:value-type="float">
            <text:p>1,43314</text:p>
          </table:table-cell>
          <table:table-cell office:value-type="float" office:value="1.30113" calcext:value-type="float">
            <text:p>1,30113</text:p>
          </table:table-cell>
          <table:table-cell office:value-type="float" office:value="0.83044" calcext:value-type="float">
            <text:p>0,83044</text:p>
          </table:table-cell>
          <table:table-cell office:value-type="float" office:value="0.138833" calcext:value-type="float">
            <text:p>0,138833</text:p>
          </table:table-cell>
          <table:table-cell office:value-type="float" office:value="0.143075" calcext:value-type="float">
            <text:p>0,143075</text:p>
          </table:table-cell>
          <table:table-cell office:value-type="float" office:value="0.45371" calcext:value-type="float">
            <text:p>0,45371</text:p>
          </table:table-cell>
          <table:table-cell office:value-type="float" office:value="0.149205" calcext:value-type="float">
            <text:p>0,149205</text:p>
          </table:table-cell>
          <table:table-cell office:value-type="float" office:value="1.6771" calcext:value-type="float">
            <text:p>1,6771</text:p>
          </table:table-cell>
          <table:table-cell office:value-type="float" office:value="0.146509" calcext:value-type="float">
            <text:p>0,146509</text:p>
          </table:table-cell>
          <table:table-cell office:value-type="float" office:value="0.166336" calcext:value-type="float">
            <text:p>0,166336</text:p>
          </table:table-cell>
          <table:table-cell office:value-type="float" office:value="0.194357" calcext:value-type="float">
            <text:p>0,194357</text:p>
          </table:table-cell>
          <table:table-cell office:value-type="float" office:value="1.49642" calcext:value-type="float">
            <text:p>1,49642</text:p>
          </table:table-cell>
          <table:table-cell office:value-type="float" office:value="0.902311" calcext:value-type="float">
            <text:p>0,902311</text:p>
          </table:table-cell>
          <table:table-cell office:value-type="float" office:value="0.159371" calcext:value-type="float">
            <text:p>0,159371</text:p>
          </table:table-cell>
          <table:table-cell office:value-type="float" office:value="0.148504" calcext:value-type="float">
            <text:p>0,148504</text:p>
          </table:table-cell>
          <table:table-cell office:value-type="float" office:value="0.155444" calcext:value-type="float">
            <text:p>0,155444</text:p>
          </table:table-cell>
          <table:table-cell office:value-type="float" office:value="0.145144" calcext:value-type="float">
            <text:p>0,145144</text:p>
          </table:table-cell>
          <table:table-cell office:value-type="float" office:value="0.150971" calcext:value-type="float">
            <text:p>0,150971</text:p>
          </table:table-cell>
          <table:table-cell office:value-type="float" office:value="0.175222" calcext:value-type="float">
            <text:p>0,175222</text:p>
          </table:table-cell>
          <table:table-cell office:value-type="float" office:value="0.180133" calcext:value-type="float">
            <text:p>0,180133</text:p>
          </table:table-cell>
          <table:table-cell office:value-type="float" office:value="1.10645" calcext:value-type="float">
            <text:p>1,10645</text:p>
          </table:table-cell>
          <table:table-cell office:value-type="float" office:value="0.173118" calcext:value-type="float">
            <text:p>0,173118</text:p>
          </table:table-cell>
          <table:table-cell office:value-type="float" office:value="0.140423" calcext:value-type="float">
            <text:p>0,140423</text:p>
          </table:table-cell>
          <table:table-cell office:value-type="float" office:value="1.15924" calcext:value-type="float">
            <text:p>1,15924</text:p>
          </table:table-cell>
          <table:table-cell office:value-type="float" office:value="0.364402" calcext:value-type="float">
            <text:p>0,364402</text:p>
          </table:table-cell>
          <table:table-cell office:value-type="float" office:value="1.8226" calcext:value-type="float">
            <text:p>1,8226</text:p>
          </table:table-cell>
          <table:table-cell office:value-type="float" office:value="1.69512" calcext:value-type="float">
            <text:p>1,69512</text:p>
          </table:table-cell>
          <table:table-cell office:value-type="float" office:value="0.609795" calcext:value-type="float">
            <text:p>0,609795</text:p>
          </table:table-cell>
          <table:table-cell office:value-type="float" office:value="2.26817" calcext:value-type="float">
            <text:p>2,26817</text:p>
          </table:table-cell>
          <table:table-cell table:number-columns-repeated="4"/>
          <table:table-cell table:formula="of:=MIN([.A183:.BL183])" office:value-type="float" office:value="0.138833" calcext:value-type="float">
            <text:p>0,138833</text:p>
          </table:table-cell>
          <table:table-cell table:formula="of:=MAX([.A183:.BL183])" office:value-type="float" office:value="2.26817" calcext:value-type="float">
            <text:p>2,26817</text:p>
          </table:table-cell>
          <table:table-cell table:number-columns-repeated="7"/>
        </table:table-row>
        <table:table-row table:style-name="ro1">
          <table:table-cell office:value-type="float" office:value="0.145139" calcext:value-type="float">
            <text:p>0,145139</text:p>
          </table:table-cell>
          <table:table-cell office:value-type="float" office:value="0.151861" calcext:value-type="float">
            <text:p>0,151861</text:p>
          </table:table-cell>
          <table:table-cell office:value-type="float" office:value="0.163136" calcext:value-type="float">
            <text:p>0,163136</text:p>
          </table:table-cell>
          <table:table-cell office:value-type="float" office:value="0.144581" calcext:value-type="float">
            <text:p>0,144581</text:p>
          </table:table-cell>
          <table:table-cell office:value-type="float" office:value="0.147136" calcext:value-type="float">
            <text:p>0,147136</text:p>
          </table:table-cell>
          <table:table-cell office:value-type="float" office:value="0.143639" calcext:value-type="float">
            <text:p>0,143639</text:p>
          </table:table-cell>
          <table:table-cell office:value-type="float" office:value="0.147845" calcext:value-type="float">
            <text:p>0,147845</text:p>
          </table:table-cell>
          <table:table-cell office:value-type="float" office:value="0.141342" calcext:value-type="float">
            <text:p>0,141342</text:p>
          </table:table-cell>
          <table:table-cell office:value-type="float" office:value="0.143766" calcext:value-type="float">
            <text:p>0,143766</text:p>
          </table:table-cell>
          <table:table-cell office:value-type="float" office:value="0.141114" calcext:value-type="float">
            <text:p>0,141114</text:p>
          </table:table-cell>
          <table:table-cell office:value-type="float" office:value="0.145986" calcext:value-type="float">
            <text:p>0,145986</text:p>
          </table:table-cell>
          <table:table-cell office:value-type="float" office:value="0.745131" calcext:value-type="float">
            <text:p>0,745131</text:p>
          </table:table-cell>
          <table:table-cell office:value-type="float" office:value="0.15515" calcext:value-type="float">
            <text:p>0,15515</text:p>
          </table:table-cell>
          <table:table-cell office:value-type="float" office:value="0.158699" calcext:value-type="float">
            <text:p>0,158699</text:p>
          </table:table-cell>
          <table:table-cell office:value-type="float" office:value="0.638258" calcext:value-type="float">
            <text:p>0,638258</text:p>
          </table:table-cell>
          <table:table-cell office:value-type="float" office:value="0.147507" calcext:value-type="float">
            <text:p>0,147507</text:p>
          </table:table-cell>
          <table:table-cell office:value-type="float" office:value="0.154184" calcext:value-type="float">
            <text:p>0,154184</text:p>
          </table:table-cell>
          <table:table-cell office:value-type="float" office:value="0.750955" calcext:value-type="float">
            <text:p>0,750955</text:p>
          </table:table-cell>
          <table:table-cell office:value-type="float" office:value="0.904329" calcext:value-type="float">
            <text:p>0,904329</text:p>
          </table:table-cell>
          <table:table-cell office:value-type="float" office:value="0.886278" calcext:value-type="float">
            <text:p>0,886278</text:p>
          </table:table-cell>
          <table:table-cell office:value-type="float" office:value="0.312035" calcext:value-type="float">
            <text:p>0,312035</text:p>
          </table:table-cell>
          <table:table-cell office:value-type="float" office:value="0.607253" calcext:value-type="float">
            <text:p>0,607253</text:p>
          </table:table-cell>
          <table:table-cell office:value-type="float" office:value="0.764891" calcext:value-type="float">
            <text:p>0,764891</text:p>
          </table:table-cell>
          <table:table-cell office:value-type="float" office:value="0.163461" calcext:value-type="float">
            <text:p>0,163461</text:p>
          </table:table-cell>
          <table:table-cell office:value-type="float" office:value="0.614229" calcext:value-type="float">
            <text:p>0,614229</text:p>
          </table:table-cell>
          <table:table-cell office:value-type="float" office:value="0.76007" calcext:value-type="float">
            <text:p>0,76007</text:p>
          </table:table-cell>
          <table:table-cell office:value-type="float" office:value="1.09334" calcext:value-type="float">
            <text:p>1,09334</text:p>
          </table:table-cell>
          <table:table-cell office:value-type="float" office:value="0.195842" calcext:value-type="float">
            <text:p>0,195842</text:p>
          </table:table-cell>
          <table:table-cell office:value-type="float" office:value="1.00611" calcext:value-type="float">
            <text:p>1,00611</text:p>
          </table:table-cell>
          <table:table-cell office:value-type="float" office:value="1.22418" calcext:value-type="float">
            <text:p>1,22418</text:p>
          </table:table-cell>
          <table:table-cell office:value-type="float" office:value="0.149701" calcext:value-type="float">
            <text:p>0,149701</text:p>
          </table:table-cell>
          <table:table-cell office:value-type="float" office:value="0.184376" calcext:value-type="float">
            <text:p>0,184376</text:p>
          </table:table-cell>
          <table:table-cell office:value-type="float" office:value="0.142998" calcext:value-type="float">
            <text:p>0,142998</text:p>
          </table:table-cell>
          <table:table-cell office:value-type="float" office:value="0.151217" calcext:value-type="float">
            <text:p>0,151217</text:p>
          </table:table-cell>
          <table:table-cell office:value-type="float" office:value="1.26558" calcext:value-type="float">
            <text:p>1,26558</text:p>
          </table:table-cell>
          <table:table-cell office:value-type="float" office:value="1.12367" calcext:value-type="float">
            <text:p>1,12367</text:p>
          </table:table-cell>
          <table:table-cell office:value-type="float" office:value="0.17911" calcext:value-type="float">
            <text:p>0,17911</text:p>
          </table:table-cell>
          <table:table-cell office:value-type="float" office:value="0.85865" calcext:value-type="float">
            <text:p>0,85865</text:p>
          </table:table-cell>
          <table:table-cell office:value-type="float" office:value="1.56662" calcext:value-type="float">
            <text:p>1,56662</text:p>
          </table:table-cell>
          <table:table-cell office:value-type="float" office:value="0.976619" calcext:value-type="float">
            <text:p>0,976619</text:p>
          </table:table-cell>
          <table:table-cell office:value-type="float" office:value="0.150839" calcext:value-type="float">
            <text:p>0,150839</text:p>
          </table:table-cell>
          <table:table-cell office:value-type="float" office:value="1.0715" calcext:value-type="float">
            <text:p>1,0715</text:p>
          </table:table-cell>
          <table:table-cell office:value-type="float" office:value="0.504025" calcext:value-type="float">
            <text:p>0,504025</text:p>
          </table:table-cell>
          <table:table-cell office:value-type="float" office:value="0.141547" calcext:value-type="float">
            <text:p>0,141547</text:p>
          </table:table-cell>
          <table:table-cell office:value-type="float" office:value="0.505529" calcext:value-type="float">
            <text:p>0,505529</text:p>
          </table:table-cell>
          <table:table-cell office:value-type="float" office:value="1.77283" calcext:value-type="float">
            <text:p>1,77283</text:p>
          </table:table-cell>
          <table:table-cell office:value-type="float" office:value="0.0930369" calcext:value-type="float">
            <text:p>0,0930369</text:p>
          </table:table-cell>
          <table:table-cell office:value-type="float" office:value="0.071861" calcext:value-type="float">
            <text:p>0,071861</text:p>
          </table:table-cell>
          <table:table-cell office:value-type="float" office:value="0.279844" calcext:value-type="float">
            <text:p>0,279844</text:p>
          </table:table-cell>
          <table:table-cell office:value-type="float" office:value="0.23599" calcext:value-type="float">
            <text:p>0,23599</text:p>
          </table:table-cell>
          <table:table-cell office:value-type="float" office:value="0.166793" calcext:value-type="float">
            <text:p>0,166793</text:p>
          </table:table-cell>
          <table:table-cell office:value-type="float" office:value="0.185387" calcext:value-type="float">
            <text:p>0,185387</text:p>
          </table:table-cell>
          <table:table-cell office:value-type="float" office:value="0.138498" calcext:value-type="float">
            <text:p>0,138498</text:p>
          </table:table-cell>
          <table:table-cell office:value-type="float" office:value="0.184756" calcext:value-type="float">
            <text:p>0,184756</text:p>
          </table:table-cell>
          <table:table-cell office:value-type="float" office:value="0.593256" calcext:value-type="float">
            <text:p>0,593256</text:p>
          </table:table-cell>
          <table:table-cell office:value-type="float" office:value="2.19262" calcext:value-type="float">
            <text:p>2,19262</text:p>
          </table:table-cell>
          <table:table-cell office:value-type="float" office:value="0.17391" calcext:value-type="float">
            <text:p>0,17391</text:p>
          </table:table-cell>
          <table:table-cell office:value-type="float" office:value="0.753561" calcext:value-type="float">
            <text:p>0,753561</text:p>
          </table:table-cell>
          <table:table-cell office:value-type="float" office:value="1.02339" calcext:value-type="float">
            <text:p>1,02339</text:p>
          </table:table-cell>
          <table:table-cell office:value-type="float" office:value="0.310878" calcext:value-type="float">
            <text:p>0,310878</text:p>
          </table:table-cell>
          <table:table-cell office:value-type="float" office:value="0.139536" calcext:value-type="float">
            <text:p>0,139536</text:p>
          </table:table-cell>
          <table:table-cell office:value-type="float" office:value="0.919451" calcext:value-type="float">
            <text:p>0,919451</text:p>
          </table:table-cell>
          <table:table-cell office:value-type="float" office:value="0.466835" calcext:value-type="float">
            <text:p>0,466835</text:p>
          </table:table-cell>
          <table:table-cell office:value-type="float" office:value="0.353952" calcext:value-type="float">
            <text:p>0,353952</text:p>
          </table:table-cell>
          <table:table-cell table:number-columns-repeated="4"/>
          <table:table-cell table:formula="of:=MIN([.A184:.BL184])" office:value-type="float" office:value="0.071861" calcext:value-type="float">
            <text:p>0,071861</text:p>
          </table:table-cell>
          <table:table-cell table:formula="of:=MAX([.A184:.BL184])" office:value-type="float" office:value="2.19262" calcext:value-type="float">
            <text:p>2,19262</text:p>
          </table:table-cell>
          <table:table-cell table:number-columns-repeated="7"/>
        </table:table-row>
        <table:table-row table:style-name="ro1">
          <table:table-cell office:value-type="float" office:value="0.150887" calcext:value-type="float">
            <text:p>0,150887</text:p>
          </table:table-cell>
          <table:table-cell office:value-type="float" office:value="0.153006" calcext:value-type="float">
            <text:p>0,153006</text:p>
          </table:table-cell>
          <table:table-cell office:value-type="float" office:value="0.131162" calcext:value-type="float">
            <text:p>0,131162</text:p>
          </table:table-cell>
          <table:table-cell office:value-type="float" office:value="0.143658" calcext:value-type="float">
            <text:p>0,143658</text:p>
          </table:table-cell>
          <table:table-cell office:value-type="float" office:value="0.145715" calcext:value-type="float">
            <text:p>0,145715</text:p>
          </table:table-cell>
          <table:table-cell office:value-type="float" office:value="0.148039" calcext:value-type="float">
            <text:p>0,148039</text:p>
          </table:table-cell>
          <table:table-cell office:value-type="float" office:value="0.148806" calcext:value-type="float">
            <text:p>0,148806</text:p>
          </table:table-cell>
          <table:table-cell office:value-type="float" office:value="0.171896" calcext:value-type="float">
            <text:p>0,171896</text:p>
          </table:table-cell>
          <table:table-cell office:value-type="float" office:value="0.624968" calcext:value-type="float">
            <text:p>0,624968</text:p>
          </table:table-cell>
          <table:table-cell office:value-type="float" office:value="0.160263" calcext:value-type="float">
            <text:p>0,160263</text:p>
          </table:table-cell>
          <table:table-cell office:value-type="float" office:value="0.185115" calcext:value-type="float">
            <text:p>0,185115</text:p>
          </table:table-cell>
          <table:table-cell office:value-type="float" office:value="0.635467" calcext:value-type="float">
            <text:p>0,635467</text:p>
          </table:table-cell>
          <table:table-cell office:value-type="float" office:value="0.157643" calcext:value-type="float">
            <text:p>0,157643</text:p>
          </table:table-cell>
          <table:table-cell office:value-type="float" office:value="0.194564" calcext:value-type="float">
            <text:p>0,194564</text:p>
          </table:table-cell>
          <table:table-cell office:value-type="float" office:value="0.50865" calcext:value-type="float">
            <text:p>0,50865</text:p>
          </table:table-cell>
          <table:table-cell office:value-type="float" office:value="0.165175" calcext:value-type="float">
            <text:p>0,165175</text:p>
          </table:table-cell>
          <table:table-cell office:value-type="float" office:value="0.167464" calcext:value-type="float">
            <text:p>0,167464</text:p>
          </table:table-cell>
          <table:table-cell office:value-type="float" office:value="0.497294" calcext:value-type="float">
            <text:p>0,497294</text:p>
          </table:table-cell>
          <table:table-cell office:value-type="float" office:value="1.12506" calcext:value-type="float">
            <text:p>1,12506</text:p>
          </table:table-cell>
          <table:table-cell office:value-type="float" office:value="0.49381" calcext:value-type="float">
            <text:p>0,49381</text:p>
          </table:table-cell>
          <table:table-cell office:value-type="float" office:value="1.17363" calcext:value-type="float">
            <text:p>1,17363</text:p>
          </table:table-cell>
          <table:table-cell office:value-type="float" office:value="0.210081" calcext:value-type="float">
            <text:p>0,210081</text:p>
          </table:table-cell>
          <table:table-cell office:value-type="float" office:value="0.378424" calcext:value-type="float">
            <text:p>0,378424</text:p>
          </table:table-cell>
          <table:table-cell office:value-type="float" office:value="1.08533" calcext:value-type="float">
            <text:p>1,08533</text:p>
          </table:table-cell>
          <table:table-cell office:value-type="float" office:value="0.947301" calcext:value-type="float">
            <text:p>0,947301</text:p>
          </table:table-cell>
          <table:table-cell office:value-type="float" office:value="0.0788012" calcext:value-type="float">
            <text:p>0,0788012</text:p>
          </table:table-cell>
          <table:table-cell office:value-type="float" office:value="0.142845" calcext:value-type="float">
            <text:p>0,142845</text:p>
          </table:table-cell>
          <table:table-cell office:value-type="float" office:value="0.467431" calcext:value-type="float">
            <text:p>0,467431</text:p>
          </table:table-cell>
          <table:table-cell office:value-type="float" office:value="0.665367" calcext:value-type="float">
            <text:p>0,665367</text:p>
          </table:table-cell>
          <table:table-cell office:value-type="float" office:value="0.139842" calcext:value-type="float">
            <text:p>0,139842</text:p>
          </table:table-cell>
          <table:table-cell office:value-type="float" office:value="0.509113" calcext:value-type="float">
            <text:p>0,509113</text:p>
          </table:table-cell>
          <table:table-cell office:value-type="float" office:value="0.079685" calcext:value-type="float">
            <text:p>0,079685</text:p>
          </table:table-cell>
          <table:table-cell office:value-type="float" office:value="0.482721" calcext:value-type="float">
            <text:p>0,482721</text:p>
          </table:table-cell>
          <table:table-cell office:value-type="float" office:value="0.173966" calcext:value-type="float">
            <text:p>0,173966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070282" calcext:value-type="float">
            <text:p>0,070282</text:p>
          </table:table-cell>
          <table:table-cell office:value-type="float" office:value="0.47465" calcext:value-type="float">
            <text:p>0,47465</text:p>
          </table:table-cell>
          <table:table-cell office:value-type="float" office:value="1.93761" calcext:value-type="float">
            <text:p>1,93761</text:p>
          </table:table-cell>
          <table:table-cell office:value-type="float" office:value="0.404258" calcext:value-type="float">
            <text:p>0,404258</text:p>
          </table:table-cell>
          <table:table-cell office:value-type="float" office:value="1.81254" calcext:value-type="float">
            <text:p>1,81254</text:p>
          </table:table-cell>
          <table:table-cell office:value-type="float" office:value="1.6167" calcext:value-type="float">
            <text:p>1,6167</text:p>
          </table:table-cell>
          <table:table-cell office:value-type="float" office:value="1.42962" calcext:value-type="float">
            <text:p>1,42962</text:p>
          </table:table-cell>
          <table:table-cell office:value-type="float" office:value="1.92484" calcext:value-type="float">
            <text:p>1,92484</text:p>
          </table:table-cell>
          <table:table-cell office:value-type="float" office:value="1.79229" calcext:value-type="float">
            <text:p>1,79229</text:p>
          </table:table-cell>
          <table:table-cell office:value-type="float" office:value="1.65032" calcext:value-type="float">
            <text:p>1,65032</text:p>
          </table:table-cell>
          <table:table-cell office:value-type="float" office:value="0.397268" calcext:value-type="float">
            <text:p>0,397268</text:p>
          </table:table-cell>
          <table:table-cell office:value-type="float" office:value="0.789376" calcext:value-type="float">
            <text:p>0,789376</text:p>
          </table:table-cell>
          <table:table-cell office:value-type="float" office:value="1.53948" calcext:value-type="float">
            <text:p>1,53948</text:p>
          </table:table-cell>
          <table:table-cell office:value-type="float" office:value="1.44019" calcext:value-type="float">
            <text:p>1,44019</text:p>
          </table:table-cell>
          <table:table-cell office:value-type="float" office:value="0.449341" calcext:value-type="float">
            <text:p>0,449341</text:p>
          </table:table-cell>
          <table:table-cell office:value-type="float" office:value="1.18911" calcext:value-type="float">
            <text:p>1,18911</text:p>
          </table:table-cell>
          <table:table-cell office:value-type="float" office:value="0.672767" calcext:value-type="float">
            <text:p>0,672767</text:p>
          </table:table-cell>
          <table:table-cell office:value-type="float" office:value="0.405639" calcext:value-type="float">
            <text:p>0,405639</text:p>
          </table:table-cell>
          <table:table-cell office:value-type="float" office:value="2.14806" calcext:value-type="float">
            <text:p>2,14806</text:p>
          </table:table-cell>
          <table:table-cell office:value-type="float" office:value="1.78746" calcext:value-type="float">
            <text:p>1,78746</text:p>
          </table:table-cell>
          <table:table-cell office:value-type="float" office:value="1.77348" calcext:value-type="float">
            <text:p>1,77348</text:p>
          </table:table-cell>
          <table:table-cell office:value-type="float" office:value="1.80332" calcext:value-type="float">
            <text:p>1,80332</text:p>
          </table:table-cell>
          <table:table-cell office:value-type="float" office:value="2.25694" calcext:value-type="float">
            <text:p>2,25694</text:p>
          </table:table-cell>
          <table:table-cell office:value-type="float" office:value="1.47434" calcext:value-type="float">
            <text:p>1,47434</text:p>
          </table:table-cell>
          <table:table-cell office:value-type="float" office:value="1.31754" calcext:value-type="float">
            <text:p>1,31754</text:p>
          </table:table-cell>
          <table:table-cell office:value-type="float" office:value="0.153432" calcext:value-type="float">
            <text:p>0,153432</text:p>
          </table:table-cell>
          <table:table-cell office:value-type="float" office:value="0.839223" calcext:value-type="float">
            <text:p>0,839223</text:p>
          </table:table-cell>
          <table:table-cell office:value-type="float" office:value="0.703963" calcext:value-type="float">
            <text:p>0,703963</text:p>
          </table:table-cell>
          <table:table-cell office:value-type="float" office:value="0.059412" calcext:value-type="float">
            <text:p>0,059412</text:p>
          </table:table-cell>
          <table:table-cell table:number-columns-repeated="4"/>
          <table:table-cell table:formula="of:=MIN([.A185:.BL185])" office:value-type="float" office:value="0.059412" calcext:value-type="float">
            <text:p>0,059412</text:p>
          </table:table-cell>
          <table:table-cell table:formula="of:=MAX([.A185:.BL185])" office:value-type="float" office:value="2.25694" calcext:value-type="float">
            <text:p>2,25694</text:p>
          </table:table-cell>
          <table:table-cell table:number-columns-repeated="7"/>
        </table:table-row>
        <table:table-row table:style-name="ro1">
          <table:table-cell office:value-type="float" office:value="0.146794" calcext:value-type="float">
            <text:p>0,146794</text:p>
          </table:table-cell>
          <table:table-cell office:value-type="float" office:value="0.154375" calcext:value-type="float">
            <text:p>0,154375</text:p>
          </table:table-cell>
          <table:table-cell office:value-type="float" office:value="0.154683" calcext:value-type="float">
            <text:p>0,154683</text:p>
          </table:table-cell>
          <table:table-cell office:value-type="float" office:value="0.164116" calcext:value-type="float">
            <text:p>0,164116</text:p>
          </table:table-cell>
          <table:table-cell office:value-type="float" office:value="0.166179" calcext:value-type="float">
            <text:p>0,166179</text:p>
          </table:table-cell>
          <table:table-cell office:value-type="float" office:value="0.171467" calcext:value-type="float">
            <text:p>0,171467</text:p>
          </table:table-cell>
          <table:table-cell office:value-type="float" office:value="0.148959" calcext:value-type="float">
            <text:p>0,148959</text:p>
          </table:table-cell>
          <table:table-cell office:value-type="float" office:value="0.148981" calcext:value-type="float">
            <text:p>0,148981</text:p>
          </table:table-cell>
          <table:table-cell office:value-type="float" office:value="0.14899" calcext:value-type="float">
            <text:p>0,14899</text:p>
          </table:table-cell>
          <table:table-cell office:value-type="float" office:value="0.321309" calcext:value-type="float">
            <text:p>0,321309</text:p>
          </table:table-cell>
          <table:table-cell office:value-type="float" office:value="0.140005" calcext:value-type="float">
            <text:p>0,140005</text:p>
          </table:table-cell>
          <table:table-cell office:value-type="float" office:value="0.29951" calcext:value-type="float">
            <text:p>0,29951</text:p>
          </table:table-cell>
          <table:table-cell office:value-type="float" office:value="0.284376" calcext:value-type="float">
            <text:p>0,284376</text:p>
          </table:table-cell>
          <table:table-cell office:value-type="float" office:value="0.749269" calcext:value-type="float">
            <text:p>0,749269</text:p>
          </table:table-cell>
          <table:table-cell office:value-type="float" office:value="0.291253" calcext:value-type="float">
            <text:p>0,291253</text:p>
          </table:table-cell>
          <table:table-cell office:value-type="float" office:value="0.294623" calcext:value-type="float">
            <text:p>0,294623</text:p>
          </table:table-cell>
          <table:table-cell office:value-type="float" office:value="0.741689" calcext:value-type="float">
            <text:p>0,741689</text:p>
          </table:table-cell>
          <table:table-cell office:value-type="float" office:value="0.916597" calcext:value-type="float">
            <text:p>0,916597</text:p>
          </table:table-cell>
          <table:table-cell office:value-type="float" office:value="0.92361" calcext:value-type="float">
            <text:p>0,92361</text:p>
          </table:table-cell>
          <table:table-cell office:value-type="float" office:value="0.758332" calcext:value-type="float">
            <text:p>0,758332</text:p>
          </table:table-cell>
          <table:table-cell office:value-type="float" office:value="0.616601" calcext:value-type="float">
            <text:p>0,616601</text:p>
          </table:table-cell>
          <table:table-cell office:value-type="float" office:value="0.744597" calcext:value-type="float">
            <text:p>0,744597</text:p>
          </table:table-cell>
          <table:table-cell office:value-type="float" office:value="0.615012" calcext:value-type="float">
            <text:p>0,615012</text:p>
          </table:table-cell>
          <table:table-cell office:value-type="float" office:value="0.482434" calcext:value-type="float">
            <text:p>0,482434</text:p>
          </table:table-cell>
          <table:table-cell office:value-type="float" office:value="0.889782" calcext:value-type="float">
            <text:p>0,889782</text:p>
          </table:table-cell>
          <table:table-cell office:value-type="float" office:value="0.770478" calcext:value-type="float">
            <text:p>0,770478</text:p>
          </table:table-cell>
          <table:table-cell office:value-type="float" office:value="0.480705" calcext:value-type="float">
            <text:p>0,480705</text:p>
          </table:table-cell>
          <table:table-cell office:value-type="float" office:value="0.510544" calcext:value-type="float">
            <text:p>0,510544</text:p>
          </table:table-cell>
          <table:table-cell office:value-type="float" office:value="0.614441" calcext:value-type="float">
            <text:p>0,614441</text:p>
          </table:table-cell>
          <table:table-cell office:value-type="float" office:value="0.578379" calcext:value-type="float">
            <text:p>0,578379</text:p>
          </table:table-cell>
          <table:table-cell office:value-type="float" office:value="0.575789" calcext:value-type="float">
            <text:p>0,575789</text:p>
          </table:table-cell>
          <table:table-cell office:value-type="float" office:value="1.3604" calcext:value-type="float">
            <text:p>1,3604</text:p>
          </table:table-cell>
          <table:table-cell office:value-type="float" office:value="0.604582" calcext:value-type="float">
            <text:p>0,604582</text:p>
          </table:table-cell>
          <table:table-cell office:value-type="float" office:value="0.606796" calcext:value-type="float">
            <text:p>0,606796</text:p>
          </table:table-cell>
          <table:table-cell office:value-type="float" office:value="0.480739" calcext:value-type="float">
            <text:p>0,480739</text:p>
          </table:table-cell>
          <table:table-cell office:value-type="float" office:value="1.24811" calcext:value-type="float">
            <text:p>1,24811</text:p>
          </table:table-cell>
          <table:table-cell office:value-type="float" office:value="0.968747" calcext:value-type="float">
            <text:p>0,968747</text:p>
          </table:table-cell>
          <table:table-cell office:value-type="float" office:value="1.4712" calcext:value-type="float">
            <text:p>1,4712</text:p>
          </table:table-cell>
          <table:table-cell office:value-type="float" office:value="1.17273" calcext:value-type="float">
            <text:p>1,17273</text:p>
          </table:table-cell>
          <table:table-cell office:value-type="float" office:value="0.963601" calcext:value-type="float">
            <text:p>0,963601</text:p>
          </table:table-cell>
          <table:table-cell office:value-type="float" office:value="0.860683" calcext:value-type="float">
            <text:p>0,860683</text:p>
          </table:table-cell>
          <table:table-cell office:value-type="float" office:value="0.541293" calcext:value-type="float">
            <text:p>0,541293</text:p>
          </table:table-cell>
          <table:table-cell office:value-type="float" office:value="1.6308" calcext:value-type="float">
            <text:p>1,6308</text:p>
          </table:table-cell>
          <table:table-cell office:value-type="float" office:value="0.889059" calcext:value-type="float">
            <text:p>0,889059</text:p>
          </table:table-cell>
          <table:table-cell office:value-type="float" office:value="0.617325" calcext:value-type="float">
            <text:p>0,617325</text:p>
          </table:table-cell>
          <table:table-cell office:value-type="float" office:value="0.59683" calcext:value-type="float">
            <text:p>0,59683</text:p>
          </table:table-cell>
          <table:table-cell office:value-type="float" office:value="0.767357" calcext:value-type="float">
            <text:p>0,767357</text:p>
          </table:table-cell>
          <table:table-cell office:value-type="float" office:value="1.6002" calcext:value-type="float">
            <text:p>1,6002</text:p>
          </table:table-cell>
          <table:table-cell office:value-type="float" office:value="2.08115" calcext:value-type="float">
            <text:p>2,08115</text:p>
          </table:table-cell>
          <table:table-cell office:value-type="float" office:value="1.50137" calcext:value-type="float">
            <text:p>1,50137</text:p>
          </table:table-cell>
          <table:table-cell office:value-type="float" office:value="2.00446" calcext:value-type="float">
            <text:p>2,00446</text:p>
          </table:table-cell>
          <table:table-cell office:value-type="float" office:value="0.810065" calcext:value-type="float">
            <text:p>0,810065</text:p>
          </table:table-cell>
          <table:table-cell office:value-type="float" office:value="1.28204" calcext:value-type="float">
            <text:p>1,28204</text:p>
          </table:table-cell>
          <table:table-cell office:value-type="float" office:value="0.532532" calcext:value-type="float">
            <text:p>0,532532</text:p>
          </table:table-cell>
          <table:table-cell office:value-type="float" office:value="1.7385" calcext:value-type="float">
            <text:p>1,7385</text:p>
          </table:table-cell>
          <table:table-cell office:value-type="float" office:value="1.00281" calcext:value-type="float">
            <text:p>1,00281</text:p>
          </table:table-cell>
          <table:table-cell office:value-type="float" office:value="1.20225" calcext:value-type="float">
            <text:p>1,20225</text:p>
          </table:table-cell>
          <table:table-cell office:value-type="float" office:value="2.14974" calcext:value-type="float">
            <text:p>2,14974</text:p>
          </table:table-cell>
          <table:table-cell office:value-type="float" office:value="1.24052" calcext:value-type="float">
            <text:p>1,24052</text:p>
          </table:table-cell>
          <table:table-cell office:value-type="float" office:value="1.23111" calcext:value-type="float">
            <text:p>1,23111</text:p>
          </table:table-cell>
          <table:table-cell office:value-type="float" office:value="1.27081" calcext:value-type="float">
            <text:p>1,27081</text:p>
          </table:table-cell>
          <table:table-cell office:value-type="float" office:value="0.081953" calcext:value-type="float">
            <text:p>0,081953</text:p>
          </table:table-cell>
          <table:table-cell office:value-type="float" office:value="0.227809" calcext:value-type="float">
            <text:p>0,227809</text:p>
          </table:table-cell>
          <table:table-cell office:value-type="float" office:value="1.30981" calcext:value-type="float">
            <text:p>1,30981</text:p>
          </table:table-cell>
          <table:table-cell table:number-columns-repeated="4"/>
          <table:table-cell table:formula="of:=MIN([.A186:.BL186])" office:value-type="float" office:value="0.081953" calcext:value-type="float">
            <text:p>0,081953</text:p>
          </table:table-cell>
          <table:table-cell table:formula="of:=MAX([.A186:.BL186])" office:value-type="float" office:value="2.14974" calcext:value-type="float">
            <text:p>2,14974</text:p>
          </table:table-cell>
          <table:table-cell table:number-columns-repeated="7"/>
        </table:table-row>
        <table:table-row table:style-name="ro1">
          <table:table-cell office:value-type="float" office:value="0.141413" calcext:value-type="float">
            <text:p>0,141413</text:p>
          </table:table-cell>
          <table:table-cell office:value-type="float" office:value="0.155147" calcext:value-type="float">
            <text:p>0,155147</text:p>
          </table:table-cell>
          <table:table-cell office:value-type="float" office:value="0.134126" calcext:value-type="float">
            <text:p>0,134126</text:p>
          </table:table-cell>
          <table:table-cell office:value-type="float" office:value="0.159175" calcext:value-type="float">
            <text:p>0,159175</text:p>
          </table:table-cell>
          <table:table-cell office:value-type="float" office:value="0.134252" calcext:value-type="float">
            <text:p>0,134252</text:p>
          </table:table-cell>
          <table:table-cell office:value-type="float" office:value="0.304755" calcext:value-type="float">
            <text:p>0,304755</text:p>
          </table:table-cell>
          <table:table-cell office:value-type="float" office:value="0.161616" calcext:value-type="float">
            <text:p>0,161616</text:p>
          </table:table-cell>
          <table:table-cell office:value-type="float" office:value="0.236448" calcext:value-type="float">
            <text:p>0,236448</text:p>
          </table:table-cell>
          <table:table-cell office:value-type="float" office:value="0.134683" calcext:value-type="float">
            <text:p>0,134683</text:p>
          </table:table-cell>
          <table:table-cell office:value-type="float" office:value="0.301691" calcext:value-type="float">
            <text:p>0,301691</text:p>
          </table:table-cell>
          <table:table-cell office:value-type="float" office:value="0.152589" calcext:value-type="float">
            <text:p>0,152589</text:p>
          </table:table-cell>
          <table:table-cell office:value-type="float" office:value="0.160032" calcext:value-type="float">
            <text:p>0,160032</text:p>
          </table:table-cell>
          <table:table-cell office:value-type="float" office:value="0.160739" calcext:value-type="float">
            <text:p>0,160739</text:p>
          </table:table-cell>
          <table:table-cell office:value-type="float" office:value="0.599952" calcext:value-type="float">
            <text:p>0,599952</text:p>
          </table:table-cell>
          <table:table-cell office:value-type="float" office:value="0.753193" calcext:value-type="float">
            <text:p>0,753193</text:p>
          </table:table-cell>
          <table:table-cell office:value-type="float" office:value="0.133268" calcext:value-type="float">
            <text:p>0,133268</text:p>
          </table:table-cell>
          <table:table-cell office:value-type="float" office:value="0.551257" calcext:value-type="float">
            <text:p>0,551257</text:p>
          </table:table-cell>
          <table:table-cell office:value-type="float" office:value="1.00672" calcext:value-type="float">
            <text:p>1,00672</text:p>
          </table:table-cell>
          <table:table-cell office:value-type="float" office:value="0.118806" calcext:value-type="float">
            <text:p>0,118806</text:p>
          </table:table-cell>
          <table:table-cell office:value-type="float" office:value="0.694022" calcext:value-type="float">
            <text:p>0,694022</text:p>
          </table:table-cell>
          <table:table-cell office:value-type="float" office:value="0.673921" calcext:value-type="float">
            <text:p>0,673921</text:p>
          </table:table-cell>
          <table:table-cell office:value-type="float" office:value="0.142489" calcext:value-type="float">
            <text:p>0,142489</text:p>
          </table:table-cell>
          <table:table-cell office:value-type="float" office:value="1.18896" calcext:value-type="float">
            <text:p>1,18896</text:p>
          </table:table-cell>
          <table:table-cell office:value-type="float" office:value="1.01119" calcext:value-type="float">
            <text:p>1,01119</text:p>
          </table:table-cell>
          <table:table-cell office:value-type="float" office:value="0.141167" calcext:value-type="float">
            <text:p>0,141167</text:p>
          </table:table-cell>
          <table:table-cell office:value-type="float" office:value="0.284854" calcext:value-type="float">
            <text:p>0,284854</text:p>
          </table:table-cell>
          <table:table-cell office:value-type="float" office:value="0.148314" calcext:value-type="float">
            <text:p>0,148314</text:p>
          </table:table-cell>
          <table:table-cell office:value-type="float" office:value="0.1322" calcext:value-type="float">
            <text:p>0,1322</text:p>
          </table:table-cell>
          <table:table-cell office:value-type="float" office:value="0.149968" calcext:value-type="float">
            <text:p>0,149968</text:p>
          </table:table-cell>
          <table:table-cell office:value-type="float" office:value="1.32908" calcext:value-type="float">
            <text:p>1,32908</text:p>
          </table:table-cell>
          <table:table-cell office:value-type="float" office:value="0.144415" calcext:value-type="float">
            <text:p>0,144415</text:p>
          </table:table-cell>
          <table:table-cell office:value-type="float" office:value="0.144602" calcext:value-type="float">
            <text:p>0,144602</text:p>
          </table:table-cell>
          <table:table-cell office:value-type="float" office:value="0.127377" calcext:value-type="float">
            <text:p>0,127377</text:p>
          </table:table-cell>
          <table:table-cell office:value-type="float" office:value="1.1562" calcext:value-type="float">
            <text:p>1,1562</text:p>
          </table:table-cell>
          <table:table-cell office:value-type="float" office:value="0.13597" calcext:value-type="float">
            <text:p>0,13597</text:p>
          </table:table-cell>
          <table:table-cell office:value-type="float" office:value="0.15158" calcext:value-type="float">
            <text:p>0,15158</text:p>
          </table:table-cell>
          <table:table-cell office:value-type="float" office:value="0.135186" calcext:value-type="float">
            <text:p>0,135186</text:p>
          </table:table-cell>
          <table:table-cell office:value-type="float" office:value="1.02018" calcext:value-type="float">
            <text:p>1,02018</text:p>
          </table:table-cell>
          <table:table-cell office:value-type="float" office:value="1.02178" calcext:value-type="float">
            <text:p>1,02178</text:p>
          </table:table-cell>
          <table:table-cell office:value-type="float" office:value="1.03467" calcext:value-type="float">
            <text:p>1,03467</text:p>
          </table:table-cell>
          <table:table-cell office:value-type="float" office:value="0.790187" calcext:value-type="float">
            <text:p>0,790187</text:p>
          </table:table-cell>
          <table:table-cell office:value-type="float" office:value="0.920208" calcext:value-type="float">
            <text:p>0,920208</text:p>
          </table:table-cell>
          <table:table-cell office:value-type="float" office:value="0.660308" calcext:value-type="float">
            <text:p>0,660308</text:p>
          </table:table-cell>
          <table:table-cell office:value-type="float" office:value="0.5225" calcext:value-type="float">
            <text:p>0,5225</text:p>
          </table:table-cell>
          <table:table-cell office:value-type="float" office:value="0.548591" calcext:value-type="float">
            <text:p>0,548591</text:p>
          </table:table-cell>
          <table:table-cell office:value-type="float" office:value="1.10041" calcext:value-type="float">
            <text:p>1,10041</text:p>
          </table:table-cell>
          <table:table-cell office:value-type="float" office:value="1.15115" calcext:value-type="float">
            <text:p>1,15115</text:p>
          </table:table-cell>
          <table:table-cell office:value-type="float" office:value="0.492996" calcext:value-type="float">
            <text:p>0,492996</text:p>
          </table:table-cell>
          <table:table-cell office:value-type="float" office:value="0.378418" calcext:value-type="float">
            <text:p>0,378418</text:p>
          </table:table-cell>
          <table:table-cell office:value-type="float" office:value="1.21182" calcext:value-type="float">
            <text:p>1,21182</text:p>
          </table:table-cell>
          <table:table-cell office:value-type="float" office:value="1.08516" calcext:value-type="float">
            <text:p>1,08516</text:p>
          </table:table-cell>
          <table:table-cell office:value-type="float" office:value="0.131851" calcext:value-type="float">
            <text:p>0,131851</text:p>
          </table:table-cell>
          <table:table-cell office:value-type="float" office:value="0.754396" calcext:value-type="float">
            <text:p>0,754396</text:p>
          </table:table-cell>
          <table:table-cell office:value-type="float" office:value="0.145722" calcext:value-type="float">
            <text:p>0,145722</text:p>
          </table:table-cell>
          <table:table-cell office:value-type="float" office:value="0.133221" calcext:value-type="float">
            <text:p>0,133221</text:p>
          </table:table-cell>
          <table:table-cell office:value-type="float" office:value="1.23065" calcext:value-type="float">
            <text:p>1,23065</text:p>
          </table:table-cell>
          <table:table-cell office:value-type="float" office:value="0.156394" calcext:value-type="float">
            <text:p>0,156394</text:p>
          </table:table-cell>
          <table:table-cell office:value-type="float" office:value="0.162271" calcext:value-type="float">
            <text:p>0,162271</text:p>
          </table:table-cell>
          <table:table-cell office:value-type="float" office:value="0.267431" calcext:value-type="float">
            <text:p>0,267431</text:p>
          </table:table-cell>
          <table:table-cell office:value-type="float" office:value="1.03261" calcext:value-type="float">
            <text:p>1,03261</text:p>
          </table:table-cell>
          <table:table-cell office:value-type="float" office:value="0.286308" calcext:value-type="float">
            <text:p>0,286308</text:p>
          </table:table-cell>
          <table:table-cell office:value-type="float" office:value="0.132597" calcext:value-type="float">
            <text:p>0,132597</text:p>
          </table:table-cell>
          <table:table-cell office:value-type="float" office:value="0.130687" calcext:value-type="float">
            <text:p>0,130687</text:p>
          </table:table-cell>
          <table:table-cell office:value-type="float" office:value="0.06497" calcext:value-type="float">
            <text:p>0,06497</text:p>
          </table:table-cell>
          <table:table-cell table:number-columns-repeated="4"/>
          <table:table-cell table:formula="of:=MIN([.A187:.BL187])" office:value-type="float" office:value="0.06497" calcext:value-type="float">
            <text:p>0,06497</text:p>
          </table:table-cell>
          <table:table-cell table:formula="of:=MAX([.A187:.BL187])" office:value-type="float" office:value="1.32908" calcext:value-type="float">
            <text:p>1,32908</text:p>
          </table:table-cell>
          <table:table-cell table:number-columns-repeated="7"/>
        </table:table-row>
        <table:table-row table:style-name="ro1">
          <table:table-cell office:value-type="float" office:value="0.143828" calcext:value-type="float">
            <text:p>0,143828</text:p>
          </table:table-cell>
          <table:table-cell office:value-type="float" office:value="0.144895" calcext:value-type="float">
            <text:p>0,144895</text:p>
          </table:table-cell>
          <table:table-cell office:value-type="float" office:value="0.143724" calcext:value-type="float">
            <text:p>0,143724</text:p>
          </table:table-cell>
          <table:table-cell office:value-type="float" office:value="0.140367" calcext:value-type="float">
            <text:p>0,140367</text:p>
          </table:table-cell>
          <table:table-cell office:value-type="float" office:value="0.146618" calcext:value-type="float">
            <text:p>0,146618</text:p>
          </table:table-cell>
          <table:table-cell office:value-type="float" office:value="0.148646" calcext:value-type="float">
            <text:p>0,148646</text:p>
          </table:table-cell>
          <table:table-cell office:value-type="float" office:value="0.161097" calcext:value-type="float">
            <text:p>0,161097</text:p>
          </table:table-cell>
          <table:table-cell office:value-type="float" office:value="0.162606" calcext:value-type="float">
            <text:p>0,162606</text:p>
          </table:table-cell>
          <table:table-cell office:value-type="float" office:value="0.142052" calcext:value-type="float">
            <text:p>0,142052</text:p>
          </table:table-cell>
          <table:table-cell office:value-type="float" office:value="0.143099" calcext:value-type="float">
            <text:p>0,143099</text:p>
          </table:table-cell>
          <table:table-cell office:value-type="float" office:value="0.142664" calcext:value-type="float">
            <text:p>0,142664</text:p>
          </table:table-cell>
          <table:table-cell office:value-type="float" office:value="0.143561" calcext:value-type="float">
            <text:p>0,143561</text:p>
          </table:table-cell>
          <table:table-cell office:value-type="float" office:value="1.03271" calcext:value-type="float">
            <text:p>1,03271</text:p>
          </table:table-cell>
          <table:table-cell office:value-type="float" office:value="0.890394" calcext:value-type="float">
            <text:p>0,890394</text:p>
          </table:table-cell>
          <table:table-cell office:value-type="float" office:value="0.746828" calcext:value-type="float">
            <text:p>0,746828</text:p>
          </table:table-cell>
          <table:table-cell office:value-type="float" office:value="0.604852" calcext:value-type="float">
            <text:p>0,604852</text:p>
          </table:table-cell>
          <table:table-cell office:value-type="float" office:value="0.144946" calcext:value-type="float">
            <text:p>0,144946</text:p>
          </table:table-cell>
          <table:table-cell office:value-type="float" office:value="0.146197" calcext:value-type="float">
            <text:p>0,146197</text:p>
          </table:table-cell>
          <table:table-cell office:value-type="float" office:value="0.141037" calcext:value-type="float">
            <text:p>0,141037</text:p>
          </table:table-cell>
          <table:table-cell office:value-type="float" office:value="0.578475" calcext:value-type="float">
            <text:p>0,578475</text:p>
          </table:table-cell>
          <table:table-cell office:value-type="float" office:value="1.1872" calcext:value-type="float">
            <text:p>1,1872</text:p>
          </table:table-cell>
          <table:table-cell office:value-type="float" office:value="0.756311" calcext:value-type="float">
            <text:p>0,756311</text:p>
          </table:table-cell>
          <table:table-cell office:value-type="float" office:value="1.3465" calcext:value-type="float">
            <text:p>1,3465</text:p>
          </table:table-cell>
          <table:table-cell office:value-type="float" office:value="0.46031" calcext:value-type="float">
            <text:p>0,46031</text:p>
          </table:table-cell>
          <table:table-cell office:value-type="float" office:value="1.20689" calcext:value-type="float">
            <text:p>1,20689</text:p>
          </table:table-cell>
          <table:table-cell office:value-type="float" office:value="0.780552" calcext:value-type="float">
            <text:p>0,780552</text:p>
          </table:table-cell>
          <table:table-cell office:value-type="float" office:value="1.068" calcext:value-type="float">
            <text:p>1,068</text:p>
          </table:table-cell>
          <table:table-cell office:value-type="float" office:value="0.632541" calcext:value-type="float">
            <text:p>0,632541</text:p>
          </table:table-cell>
          <table:table-cell office:value-type="float" office:value="0.153914" calcext:value-type="float">
            <text:p>0,153914</text:p>
          </table:table-cell>
          <table:table-cell office:value-type="float" office:value="0.904967" calcext:value-type="float">
            <text:p>0,904967</text:p>
          </table:table-cell>
          <table:table-cell office:value-type="float" office:value="0.755686" calcext:value-type="float">
            <text:p>0,755686</text:p>
          </table:table-cell>
          <table:table-cell office:value-type="float" office:value="0.614207" calcext:value-type="float">
            <text:p>0,614207</text:p>
          </table:table-cell>
          <table:table-cell office:value-type="float" office:value="0.92254" calcext:value-type="float">
            <text:p>0,92254</text:p>
          </table:table-cell>
          <table:table-cell office:value-type="float" office:value="0.473127" calcext:value-type="float">
            <text:p>0,473127</text:p>
          </table:table-cell>
          <table:table-cell office:value-type="float" office:value="0.466997" calcext:value-type="float">
            <text:p>0,466997</text:p>
          </table:table-cell>
          <table:table-cell office:value-type="float" office:value="0.628592" calcext:value-type="float">
            <text:p>0,628592</text:p>
          </table:table-cell>
          <table:table-cell office:value-type="float" office:value="0.502643" calcext:value-type="float">
            <text:p>0,502643</text:p>
          </table:table-cell>
          <table:table-cell office:value-type="float" office:value="0.368501" calcext:value-type="float">
            <text:p>0,368501</text:p>
          </table:table-cell>
          <table:table-cell office:value-type="float" office:value="0.536502" calcext:value-type="float">
            <text:p>0,536502</text:p>
          </table:table-cell>
          <table:table-cell office:value-type="float" office:value="0.473728" calcext:value-type="float">
            <text:p>0,473728</text:p>
          </table:table-cell>
          <table:table-cell office:value-type="float" office:value="0.475307" calcext:value-type="float">
            <text:p>0,475307</text:p>
          </table:table-cell>
          <table:table-cell office:value-type="float" office:value="1.83859" calcext:value-type="float">
            <text:p>1,83859</text:p>
          </table:table-cell>
          <table:table-cell office:value-type="float" office:value="1.69576" calcext:value-type="float">
            <text:p>1,69576</text:p>
          </table:table-cell>
          <table:table-cell office:value-type="float" office:value="1.55396" calcext:value-type="float">
            <text:p>1,55396</text:p>
          </table:table-cell>
          <table:table-cell office:value-type="float" office:value="0.408312" calcext:value-type="float">
            <text:p>0,408312</text:p>
          </table:table-cell>
          <table:table-cell office:value-type="float" office:value="0.588736" calcext:value-type="float">
            <text:p>0,588736</text:p>
          </table:table-cell>
          <table:table-cell office:value-type="float" office:value="0.507905" calcext:value-type="float">
            <text:p>0,507905</text:p>
          </table:table-cell>
          <table:table-cell office:value-type="float" office:value="0.49433" calcext:value-type="float">
            <text:p>0,49433</text:p>
          </table:table-cell>
          <table:table-cell office:value-type="float" office:value="0.542041" calcext:value-type="float">
            <text:p>0,542041</text:p>
          </table:table-cell>
          <table:table-cell office:value-type="float" office:value="0.570203" calcext:value-type="float">
            <text:p>0,570203</text:p>
          </table:table-cell>
          <table:table-cell office:value-type="float" office:value="0.624331" calcext:value-type="float">
            <text:p>0,624331</text:p>
          </table:table-cell>
          <table:table-cell office:value-type="float" office:value="0.517825" calcext:value-type="float">
            <text:p>0,517825</text:p>
          </table:table-cell>
          <table:table-cell office:value-type="float" office:value="0.470878" calcext:value-type="float">
            <text:p>0,470878</text:p>
          </table:table-cell>
          <table:table-cell office:value-type="float" office:value="0.565589" calcext:value-type="float">
            <text:p>0,565589</text:p>
          </table:table-cell>
          <table:table-cell office:value-type="float" office:value="1.351" calcext:value-type="float">
            <text:p>1,351</text:p>
          </table:table-cell>
          <table:table-cell office:value-type="float" office:value="0.570454" calcext:value-type="float">
            <text:p>0,570454</text:p>
          </table:table-cell>
          <table:table-cell office:value-type="float" office:value="0.532747" calcext:value-type="float">
            <text:p>0,532747</text:p>
          </table:table-cell>
          <table:table-cell office:value-type="float" office:value="0.656675" calcext:value-type="float">
            <text:p>0,656675</text:p>
          </table:table-cell>
          <table:table-cell office:value-type="float" office:value="0.696281" calcext:value-type="float">
            <text:p>0,696281</text:p>
          </table:table-cell>
          <table:table-cell office:value-type="float" office:value="1.80007" calcext:value-type="float">
            <text:p>1,80007</text:p>
          </table:table-cell>
          <table:table-cell office:value-type="float" office:value="1.82583" calcext:value-type="float">
            <text:p>1,82583</text:p>
          </table:table-cell>
          <table:table-cell office:value-type="float" office:value="1.82546" calcext:value-type="float">
            <text:p>1,82546</text:p>
          </table:table-cell>
          <table:table-cell office:value-type="float" office:value="1.53243" calcext:value-type="float">
            <text:p>1,53243</text:p>
          </table:table-cell>
          <table:table-cell office:value-type="float" office:value="1.39297" calcext:value-type="float">
            <text:p>1,39297</text:p>
          </table:table-cell>
          <table:table-cell table:number-columns-repeated="4"/>
          <table:table-cell table:formula="of:=MIN([.A188:.BL188])" office:value-type="float" office:value="0.140367" calcext:value-type="float">
            <text:p>0,140367</text:p>
          </table:table-cell>
          <table:table-cell table:formula="of:=MAX([.A188:.BL188])" office:value-type="float" office:value="1.83859" calcext:value-type="float">
            <text:p>1,83859</text:p>
          </table:table-cell>
          <table:table-cell table:number-columns-repeated="7"/>
        </table:table-row>
        <table:table-row table:style-name="ro1">
          <table:table-cell office:value-type="float" office:value="0.083977" calcext:value-type="float">
            <text:p>0,083977</text:p>
          </table:table-cell>
          <table:table-cell office:value-type="float" office:value="0.0820909" calcext:value-type="float">
            <text:p>0,0820909</text:p>
          </table:table-cell>
          <table:table-cell office:value-type="float" office:value="0.0844419" calcext:value-type="float">
            <text:p>0,0844419</text:p>
          </table:table-cell>
          <table:table-cell office:value-type="float" office:value="0.0917981" calcext:value-type="float">
            <text:p>0,0917981</text:p>
          </table:table-cell>
          <table:table-cell office:value-type="float" office:value="0.0820291" calcext:value-type="float">
            <text:p>0,0820291</text:p>
          </table:table-cell>
          <table:table-cell office:value-type="float" office:value="0.0890238" calcext:value-type="float">
            <text:p>0,0890238</text:p>
          </table:table-cell>
          <table:table-cell office:value-type="float" office:value="0.0906601" calcext:value-type="float">
            <text:p>0,0906601</text:p>
          </table:table-cell>
          <table:table-cell office:value-type="float" office:value="0.26148" calcext:value-type="float">
            <text:p>0,26148</text:p>
          </table:table-cell>
          <table:table-cell office:value-type="float" office:value="0.724534" calcext:value-type="float">
            <text:p>0,724534</text:p>
          </table:table-cell>
          <table:table-cell office:value-type="float" office:value="0.67297" calcext:value-type="float">
            <text:p>0,67297</text:p>
          </table:table-cell>
          <table:table-cell office:value-type="float" office:value="0.62055" calcext:value-type="float">
            <text:p>0,62055</text:p>
          </table:table-cell>
          <table:table-cell office:value-type="float" office:value="0.571198" calcext:value-type="float">
            <text:p>0,571198</text:p>
          </table:table-cell>
          <table:table-cell office:value-type="float" office:value="0.507431" calcext:value-type="float">
            <text:p>0,507431</text:p>
          </table:table-cell>
          <table:table-cell office:value-type="float" office:value="0.459043" calcext:value-type="float">
            <text:p>0,459043</text:p>
          </table:table-cell>
          <table:table-cell office:value-type="float" office:value="0.808824" calcext:value-type="float">
            <text:p>0,808824</text:p>
          </table:table-cell>
          <table:table-cell office:value-type="float" office:value="0.730242" calcext:value-type="float">
            <text:p>0,730242</text:p>
          </table:table-cell>
          <table:table-cell office:value-type="float" office:value="0.670754" calcext:value-type="float">
            <text:p>0,670754</text:p>
          </table:table-cell>
          <table:table-cell office:value-type="float" office:value="0.632157" calcext:value-type="float">
            <text:p>0,632157</text:p>
          </table:table-cell>
          <table:table-cell office:value-type="float" office:value="0.596357" calcext:value-type="float">
            <text:p>0,596357</text:p>
          </table:table-cell>
          <table:table-cell office:value-type="float" office:value="0.548842" calcext:value-type="float">
            <text:p>0,548842</text:p>
          </table:table-cell>
          <table:table-cell office:value-type="float" office:value="0.503066" calcext:value-type="float">
            <text:p>0,503066</text:p>
          </table:table-cell>
          <table:table-cell office:value-type="float" office:value="0.474221" calcext:value-type="float">
            <text:p>0,474221</text:p>
          </table:table-cell>
          <table:table-cell office:value-type="float" office:value="0.519017" calcext:value-type="float">
            <text:p>0,519017</text:p>
          </table:table-cell>
          <table:table-cell office:value-type="float" office:value="0.562729" calcext:value-type="float">
            <text:p>0,562729</text:p>
          </table:table-cell>
          <table:table-cell office:value-type="float" office:value="0.598125" calcext:value-type="float">
            <text:p>0,598125</text:p>
          </table:table-cell>
          <table:table-cell office:value-type="float" office:value="0.619185" calcext:value-type="float">
            <text:p>0,619185</text:p>
          </table:table-cell>
          <table:table-cell office:value-type="float" office:value="0.63521" calcext:value-type="float">
            <text:p>0,63521</text:p>
          </table:table-cell>
          <table:table-cell office:value-type="float" office:value="0.719139" calcext:value-type="float">
            <text:p>0,719139</text:p>
          </table:table-cell>
          <table:table-cell office:value-type="float" office:value="0.708905" calcext:value-type="float">
            <text:p>0,708905</text:p>
          </table:table-cell>
          <table:table-cell office:value-type="float" office:value="0.752409" calcext:value-type="float">
            <text:p>0,752409</text:p>
          </table:table-cell>
          <table:table-cell office:value-type="float" office:value="0.752806" calcext:value-type="float">
            <text:p>0,752806</text:p>
          </table:table-cell>
          <table:table-cell office:value-type="float" office:value="0.733712" calcext:value-type="float">
            <text:p>0,733712</text:p>
          </table:table-cell>
          <table:table-cell office:value-type="float" office:value="0.719631" calcext:value-type="float">
            <text:p>0,719631</text:p>
          </table:table-cell>
          <table:table-cell office:value-type="float" office:value="0.710173" calcext:value-type="float">
            <text:p>0,710173</text:p>
          </table:table-cell>
          <table:table-cell office:value-type="float" office:value="0.698595" calcext:value-type="float">
            <text:p>0,698595</text:p>
          </table:table-cell>
          <table:table-cell office:value-type="float" office:value="0.65355" calcext:value-type="float">
            <text:p>0,65355</text:p>
          </table:table-cell>
          <table:table-cell office:value-type="float" office:value="0.584904" calcext:value-type="float">
            <text:p>0,584904</text:p>
          </table:table-cell>
          <table:table-cell office:value-type="float" office:value="0.696023" calcext:value-type="float">
            <text:p>0,696023</text:p>
          </table:table-cell>
          <table:table-cell office:value-type="float" office:value="0.509441" calcext:value-type="float">
            <text:p>0,509441</text:p>
          </table:table-cell>
          <table:table-cell office:value-type="float" office:value="0.4863" calcext:value-type="float">
            <text:p>0,4863</text:p>
          </table:table-cell>
          <table:table-cell office:value-type="float" office:value="0.473812" calcext:value-type="float">
            <text:p>0,473812</text:p>
          </table:table-cell>
          <table:table-cell office:value-type="float" office:value="0.13999" calcext:value-type="float">
            <text:p>0,13999</text:p>
          </table:table-cell>
          <table:table-cell office:value-type="float" office:value="0.402701" calcext:value-type="float">
            <text:p>0,402701</text:p>
          </table:table-cell>
          <table:table-cell office:value-type="float" office:value="0.410243" calcext:value-type="float">
            <text:p>0,410243</text:p>
          </table:table-cell>
          <table:table-cell office:value-type="float" office:value="0.429022" calcext:value-type="float">
            <text:p>0,429022</text:p>
          </table:table-cell>
          <table:table-cell office:value-type="float" office:value="0.147348" calcext:value-type="float">
            <text:p>0,147348</text:p>
          </table:table-cell>
          <table:table-cell office:value-type="float" office:value="0.154896" calcext:value-type="float">
            <text:p>0,154896</text:p>
          </table:table-cell>
          <table:table-cell office:value-type="float" office:value="0.619329" calcext:value-type="float">
            <text:p>0,619329</text:p>
          </table:table-cell>
          <table:table-cell office:value-type="float" office:value="0.409489" calcext:value-type="float">
            <text:p>0,409489</text:p>
          </table:table-cell>
          <table:table-cell office:value-type="float" office:value="0.512842" calcext:value-type="float">
            <text:p>0,512842</text:p>
          </table:table-cell>
          <table:table-cell office:value-type="float" office:value="0.144264" calcext:value-type="float">
            <text:p>0,144264</text:p>
          </table:table-cell>
          <table:table-cell office:value-type="float" office:value="0.501771" calcext:value-type="float">
            <text:p>0,501771</text:p>
          </table:table-cell>
          <table:table-cell office:value-type="float" office:value="0.553119" calcext:value-type="float">
            <text:p>0,553119</text:p>
          </table:table-cell>
          <table:table-cell office:value-type="float" office:value="2.31366" calcext:value-type="float">
            <text:p>2,31366</text:p>
          </table:table-cell>
          <table:table-cell office:value-type="float" office:value="0.0657001" calcext:value-type="float">
            <text:p>0,0657001</text:p>
          </table:table-cell>
          <table:table-cell office:value-type="float" office:value="0.20999" calcext:value-type="float">
            <text:p>0,20999</text:p>
          </table:table-cell>
          <table:table-cell office:value-type="float" office:value="0.332025" calcext:value-type="float">
            <text:p>0,332025</text:p>
          </table:table-cell>
          <table:table-cell office:value-type="float" office:value="1.62666" calcext:value-type="float">
            <text:p>1,62666</text:p>
          </table:table-cell>
          <table:table-cell office:value-type="float" office:value="0.238546" calcext:value-type="float">
            <text:p>0,238546</text:p>
          </table:table-cell>
          <table:table-cell office:value-type="float" office:value="0.2859" calcext:value-type="float">
            <text:p>0,2859</text:p>
          </table:table-cell>
          <table:table-cell office:value-type="float" office:value="0.124691" calcext:value-type="float">
            <text:p>0,124691</text:p>
          </table:table-cell>
          <table:table-cell office:value-type="float" office:value="0.293709" calcext:value-type="float">
            <text:p>0,293709</text:p>
          </table:table-cell>
          <table:table-cell office:value-type="float" office:value="0.143705" calcext:value-type="float">
            <text:p>0,143705</text:p>
          </table:table-cell>
          <table:table-cell office:value-type="float" office:value="0.0428579" calcext:value-type="float">
            <text:p>0,0428579</text:p>
          </table:table-cell>
          <table:table-cell table:number-columns-repeated="4"/>
          <table:table-cell table:formula="of:=MIN([.A189:.BL189])" office:value-type="float" office:value="0.0428579" calcext:value-type="float">
            <text:p>0,0428579</text:p>
          </table:table-cell>
          <table:table-cell table:formula="of:=MAX([.A189:.BL189])" office:value-type="float" office:value="2.31366" calcext:value-type="float">
            <text:p>2,31366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8513795" calcext:value-type="float">
            <text:p>2,8513795</text:p>
          </table:table-cell>
          <table:table-cell table:formula="of:=AVERAGE([.BR2:.BR21])" office:value-type="float" office:value="2.8513795" calcext:value-type="float">
            <text:p>2,8513795</text:p>
          </table:table-cell>
          <table:table-cell table:formula="of:=STDEV([.BQ2:.BQ21])/2" office:value-type="float" office:value="0.11500713834224" calcext:value-type="float">
            <text:p>0,1150071383</text:p>
          </table:table-cell>
          <table:table-cell table:formula="of:=STDEV([.BR2:.BR21])/2" office:value-type="float" office:value="0.11500713834224" calcext:value-type="float">
            <text:p>0,1150071383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884883" calcext:value-type="float">
            <text:p>1,884883</text:p>
          </table:table-cell>
          <table:table-cell table:formula="of:=AVERAGE([.BR23:.BR42])" office:value-type="float" office:value="2.3158765" calcext:value-type="float">
            <text:p>2,3158765</text:p>
          </table:table-cell>
          <table:table-cell table:formula="of:=STDEV([.BQ23:.BQ42])/2" office:value-type="float" office:value="0.206857565953891" calcext:value-type="float">
            <text:p>0,206857566</text:p>
          </table:table-cell>
          <table:table-cell table:formula="of:=STDEV([.BR23:.BR42])/2" office:value-type="float" office:value="0.246296243674345" calcext:value-type="float">
            <text:p>0,2462962437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02888745" calcext:value-type="float">
            <text:p>1,02888745</text:p>
          </table:table-cell>
          <table:table-cell table:formula="of:=AVERAGE([.BR44:.BR63])" office:value-type="float" office:value="2.0609245" calcext:value-type="float">
            <text:p>2,0609245</text:p>
          </table:table-cell>
          <table:table-cell table:formula="of:=STDEV([.BQ44:.BQ63])/2" office:value-type="float" office:value="0.175386684131429" calcext:value-type="float">
            <text:p>0,1753866841</text:p>
          </table:table-cell>
          <table:table-cell table:formula="of:=STDEV([.BR44:.BR63])/2" office:value-type="float" office:value="0.225956819381346" calcext:value-type="float">
            <text:p>0,2259568194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939753" calcext:value-type="float">
            <text:p>0,5939753</text:p>
          </table:table-cell>
          <table:table-cell table:formula="of:=AVERAGE([.BR65:.BR84])" office:value-type="float" office:value="1.6311123" calcext:value-type="float">
            <text:p>1,6311123</text:p>
          </table:table-cell>
          <table:table-cell table:formula="of:=STDEV([.BQ65:.BQ84])/2" office:value-type="float" office:value="0.102484565105665" calcext:value-type="float">
            <text:p>0,1024845651</text:p>
          </table:table-cell>
          <table:table-cell table:formula="of:=STDEV([.BR65:.BR84])/2" office:value-type="float" office:value="0.210769017591415" calcext:value-type="float">
            <text:p>0,2107690176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7728915" calcext:value-type="float">
            <text:p>0,27728915</text:p>
          </table:table-cell>
          <table:table-cell table:formula="of:=AVERAGE([.BR86:.BR105])" office:value-type="float" office:value="1.64532" calcext:value-type="float">
            <text:p>1,64532</text:p>
          </table:table-cell>
          <table:table-cell table:formula="of:=STDEV([.BQ86:.BQ105])/2" office:value-type="float" office:value="0.0487692610347507" calcext:value-type="float">
            <text:p>0,048769261</text:p>
          </table:table-cell>
          <table:table-cell table:formula="of:=STDEV([.BR86:.BR105])/2" office:value-type="float" office:value="0.167490587551722" calcext:value-type="float">
            <text:p>0,1674905876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41095505" calcext:value-type="float">
            <text:p>0,241095505</text:p>
          </table:table-cell>
          <table:table-cell table:formula="of:=AVERAGE([.BR107:.BR126])" office:value-type="float" office:value="1.71985575" calcext:value-type="float">
            <text:p>1,71985575</text:p>
          </table:table-cell>
          <table:table-cell table:formula="of:=STDEV([.BQ107:.BQ126])/2" office:value-type="float" office:value="0.0461328534627395" calcext:value-type="float">
            <text:p>0,0461328535</text:p>
          </table:table-cell>
          <table:table-cell table:formula="of:=STDEV([.BR107:.BR126])/2" office:value-type="float" office:value="0.180299252204705" calcext:value-type="float">
            <text:p>0,1802992522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533503" calcext:value-type="float">
            <text:p>0,1533503</text:p>
          </table:table-cell>
          <table:table-cell table:formula="of:=AVERAGE([.BR128:.BR147])" office:value-type="float" office:value="1.70750255" calcext:value-type="float">
            <text:p>1,70750255</text:p>
          </table:table-cell>
          <table:table-cell table:formula="of:=STDEV([.BQ128:.BQ147])/2" office:value-type="float" office:value="0.0248157798588445" calcext:value-type="float">
            <text:p>0,0248157799</text:p>
          </table:table-cell>
          <table:table-cell table:formula="of:=STDEV([.BR128:.BR147])/2" office:value-type="float" office:value="0.179314282354186" calcext:value-type="float">
            <text:p>0,1793142824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1180257" calcext:value-type="float">
            <text:p>0,11180257</text:p>
          </table:table-cell>
          <table:table-cell table:formula="of:=AVERAGE([.BR149:.BR168])" office:value-type="float" office:value="1.975329" calcext:value-type="float">
            <text:p>1,975329</text:p>
          </table:table-cell>
          <table:table-cell table:formula="of:=STDEV([.BQ149:.BQ168])/2" office:value-type="float" office:value="0.0231211537759888" calcext:value-type="float">
            <text:p>0,0231211538</text:p>
          </table:table-cell>
          <table:table-cell table:formula="of:=STDEV([.BR149:.BR168])/2" office:value-type="float" office:value="0.126828546812533" calcext:value-type="float">
            <text:p>0,1268285468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7203111" calcext:value-type="float">
            <text:p>0,07203111</text:p>
          </table:table-cell>
          <table:table-cell table:formula="of:=AVERAGE([.BR170:.BR189])" office:value-type="float" office:value="1.929" calcext:value-type="float">
            <text:p>1,929</text:p>
          </table:table-cell>
          <table:table-cell table:formula="of:=STDEV([.BQ170:.BQ189])/2" office:value-type="float" office:value="0.0132733913183769" calcext:value-type="float">
            <text:p>0,0132733913</text:p>
          </table:table-cell>
          <table:table-cell table:formula="of:=STDEV([.BR170:.BR189])/2" office:value-type="float" office:value="0.148326722971177" calcext:value-type="float">
            <text:p>0,148326723</text:p>
          </table:table-cell>
        </table:table-row>
      </table:table>
      <table:table table:name="8 Thread" table:style-name="ta1"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float" office:value="3.31691" calcext:value-type="float">
            <text:p>3,31691</text:p>
          </table:table-cell>
          <table:table-cell table:number-columns-repeated="67"/>
          <table:table-cell table:formula="of:=MIN([.A2:.BL2])" office:value-type="float" office:value="3.31691" calcext:value-type="float">
            <text:p>3,31691</text:p>
          </table:table-cell>
          <table:table-cell table:formula="of:=MAX([.A2:.BL2])" office:value-type="float" office:value="3.31691" calcext:value-type="float">
            <text:p>3,31691</text:p>
          </table:table-cell>
          <table:table-cell table:number-columns-repeated="7"/>
        </table:table-row>
        <table:table-row table:style-name="ro3">
          <table:table-cell office:value-type="float" office:value="3.202" calcext:value-type="float">
            <text:p>3,202</text:p>
          </table:table-cell>
          <table:table-cell table:number-columns-repeated="67"/>
          <table:table-cell table:formula="of:=MIN([.A3:.BL3])" office:value-type="float" office:value="3.202" calcext:value-type="float">
            <text:p>3,202</text:p>
          </table:table-cell>
          <table:table-cell table:formula="of:=MAX([.A3:.BL3])" office:value-type="float" office:value="3.202" calcext:value-type="float">
            <text:p>3,202</text:p>
          </table:table-cell>
          <table:table-cell table:number-columns-repeated="7"/>
        </table:table-row>
        <table:table-row table:style-name="ro3">
          <table:table-cell office:value-type="float" office:value="2.91112" calcext:value-type="float">
            <text:p>2,91112</text:p>
          </table:table-cell>
          <table:table-cell table:number-columns-repeated="67"/>
          <table:table-cell table:formula="of:=MIN([.A4:.BL4])" office:value-type="float" office:value="2.91112" calcext:value-type="float">
            <text:p>2,91112</text:p>
          </table:table-cell>
          <table:table-cell table:formula="of:=MAX([.A4:.BL4])" office:value-type="float" office:value="2.91112" calcext:value-type="float">
            <text:p>2,91112</text:p>
          </table:table-cell>
          <table:table-cell table:number-columns-repeated="7"/>
        </table:table-row>
        <table:table-row table:style-name="ro3">
          <table:table-cell office:value-type="float" office:value="3.32718" calcext:value-type="float">
            <text:p>3,32718</text:p>
          </table:table-cell>
          <table:table-cell table:number-columns-repeated="67"/>
          <table:table-cell table:formula="of:=MIN([.A5:.BL5])" office:value-type="float" office:value="3.32718" calcext:value-type="float">
            <text:p>3,32718</text:p>
          </table:table-cell>
          <table:table-cell table:formula="of:=MAX([.A5:.BL5])" office:value-type="float" office:value="3.32718" calcext:value-type="float">
            <text:p>3,32718</text:p>
          </table:table-cell>
          <table:table-cell table:number-columns-repeated="7"/>
        </table:table-row>
        <table:table-row table:style-name="ro3">
          <table:table-cell office:value-type="float" office:value="3.23985" calcext:value-type="float">
            <text:p>3,23985</text:p>
          </table:table-cell>
          <table:table-cell table:number-columns-repeated="67"/>
          <table:table-cell table:formula="of:=MIN([.A6:.BL6])" office:value-type="float" office:value="3.23985" calcext:value-type="float">
            <text:p>3,23985</text:p>
          </table:table-cell>
          <table:table-cell table:formula="of:=MAX([.A6:.BL6])" office:value-type="float" office:value="3.23985" calcext:value-type="float">
            <text:p>3,23985</text:p>
          </table:table-cell>
          <table:table-cell table:number-columns-repeated="7"/>
        </table:table-row>
        <table:table-row table:style-name="ro3">
          <table:table-cell office:value-type="float" office:value="3.4767" calcext:value-type="float">
            <text:p>3,4767</text:p>
          </table:table-cell>
          <table:table-cell table:number-columns-repeated="67"/>
          <table:table-cell table:formula="of:=MIN([.A7:.BL7])" office:value-type="float" office:value="3.4767" calcext:value-type="float">
            <text:p>3,4767</text:p>
          </table:table-cell>
          <table:table-cell table:formula="of:=MAX([.A7:.BL7])" office:value-type="float" office:value="3.4767" calcext:value-type="float">
            <text:p>3,4767</text:p>
          </table:table-cell>
          <table:table-cell table:number-columns-repeated="7"/>
        </table:table-row>
        <table:table-row table:style-name="ro1">
          <table:table-cell office:value-type="float" office:value="3.44859" calcext:value-type="float">
            <text:p>3,44859</text:p>
          </table:table-cell>
          <table:table-cell table:number-columns-repeated="67"/>
          <table:table-cell table:formula="of:=MIN([.A8:.BL8])" office:value-type="float" office:value="3.44859" calcext:value-type="float">
            <text:p>3,44859</text:p>
          </table:table-cell>
          <table:table-cell table:formula="of:=MAX([.A8:.BL8])" office:value-type="float" office:value="3.44859" calcext:value-type="float">
            <text:p>3,44859</text:p>
          </table:table-cell>
          <table:table-cell table:number-columns-repeated="7"/>
        </table:table-row>
        <table:table-row table:style-name="ro3">
          <table:table-cell office:value-type="float" office:value="3.30786" calcext:value-type="float">
            <text:p>3,30786</text:p>
          </table:table-cell>
          <table:table-cell table:number-columns-repeated="67"/>
          <table:table-cell table:formula="of:=MIN([.A9:.BL9])" office:value-type="float" office:value="3.30786" calcext:value-type="float">
            <text:p>3,30786</text:p>
          </table:table-cell>
          <table:table-cell table:formula="of:=MAX([.A9:.BL9])" office:value-type="float" office:value="3.30786" calcext:value-type="float">
            <text:p>3,30786</text:p>
          </table:table-cell>
          <table:table-cell table:number-columns-repeated="7"/>
        </table:table-row>
        <table:table-row table:style-name="ro1">
          <table:table-cell office:value-type="float" office:value="2.84421" calcext:value-type="float">
            <text:p>2,84421</text:p>
          </table:table-cell>
          <table:table-cell table:number-columns-repeated="67"/>
          <table:table-cell table:formula="of:=MIN([.A10:.BL10])" office:value-type="float" office:value="2.84421" calcext:value-type="float">
            <text:p>2,84421</text:p>
          </table:table-cell>
          <table:table-cell table:formula="of:=MAX([.A10:.BL10])" office:value-type="float" office:value="2.84421" calcext:value-type="float">
            <text:p>2,84421</text:p>
          </table:table-cell>
          <table:table-cell table:number-columns-repeated="7"/>
        </table:table-row>
        <table:table-row table:style-name="ro3">
          <table:table-cell office:value-type="float" office:value="3.01806" calcext:value-type="float">
            <text:p>3,01806</text:p>
          </table:table-cell>
          <table:table-cell table:number-columns-repeated="67"/>
          <table:table-cell table:formula="of:=MIN([.A11:.BL11])" office:value-type="float" office:value="3.01806" calcext:value-type="float">
            <text:p>3,01806</text:p>
          </table:table-cell>
          <table:table-cell table:formula="of:=MAX([.A11:.BL11])" office:value-type="float" office:value="3.01806" calcext:value-type="float">
            <text:p>3,01806</text:p>
          </table:table-cell>
          <table:table-cell table:number-columns-repeated="7"/>
        </table:table-row>
        <table:table-row table:style-name="ro3">
          <table:table-cell office:value-type="float" office:value="2.87053" calcext:value-type="float">
            <text:p>2,87053</text:p>
          </table:table-cell>
          <table:table-cell table:number-columns-repeated="67"/>
          <table:table-cell table:formula="of:=MIN([.A12:.BL12])" office:value-type="float" office:value="2.87053" calcext:value-type="float">
            <text:p>2,87053</text:p>
          </table:table-cell>
          <table:table-cell table:formula="of:=MAX([.A12:.BL12])" office:value-type="float" office:value="2.87053" calcext:value-type="float">
            <text:p>2,87053</text:p>
          </table:table-cell>
          <table:table-cell table:number-columns-repeated="7"/>
        </table:table-row>
        <table:table-row table:style-name="ro1">
          <table:table-cell office:value-type="float" office:value="3.07869" calcext:value-type="float">
            <text:p>3,07869</text:p>
          </table:table-cell>
          <table:table-cell table:number-columns-repeated="67"/>
          <table:table-cell table:formula="of:=MIN([.A13:.BL13])" office:value-type="float" office:value="3.07869" calcext:value-type="float">
            <text:p>3,07869</text:p>
          </table:table-cell>
          <table:table-cell table:formula="of:=MAX([.A13:.BL13])" office:value-type="float" office:value="3.07869" calcext:value-type="float">
            <text:p>3,07869</text:p>
          </table:table-cell>
          <table:table-cell table:number-columns-repeated="7"/>
        </table:table-row>
        <table:table-row table:style-name="ro3">
          <table:table-cell office:value-type="float" office:value="3.49599" calcext:value-type="float">
            <text:p>3,49599</text:p>
          </table:table-cell>
          <table:table-cell table:number-columns-repeated="67"/>
          <table:table-cell table:formula="of:=MIN([.A14:.BL14])" office:value-type="float" office:value="3.49599" calcext:value-type="float">
            <text:p>3,49599</text:p>
          </table:table-cell>
          <table:table-cell table:formula="of:=MAX([.A14:.BL14])" office:value-type="float" office:value="3.49599" calcext:value-type="float">
            <text:p>3,49599</text:p>
          </table:table-cell>
          <table:table-cell table:number-columns-repeated="7"/>
        </table:table-row>
        <table:table-row table:style-name="ro1">
          <table:table-cell office:value-type="float" office:value="3.49048" calcext:value-type="float">
            <text:p>3,49048</text:p>
          </table:table-cell>
          <table:table-cell table:number-columns-repeated="67"/>
          <table:table-cell table:formula="of:=MIN([.A15:.BL15])" office:value-type="float" office:value="3.49048" calcext:value-type="float">
            <text:p>3,49048</text:p>
          </table:table-cell>
          <table:table-cell table:formula="of:=MAX([.A15:.BL15])" office:value-type="float" office:value="3.49048" calcext:value-type="float">
            <text:p>3,49048</text:p>
          </table:table-cell>
          <table:table-cell table:number-columns-repeated="7"/>
        </table:table-row>
        <table:table-row table:style-name="ro1">
          <table:table-cell office:value-type="float" office:value="3.46271" calcext:value-type="float">
            <text:p>3,46271</text:p>
          </table:table-cell>
          <table:table-cell table:number-columns-repeated="67"/>
          <table:table-cell table:formula="of:=MIN([.A16:.BL16])" office:value-type="float" office:value="3.46271" calcext:value-type="float">
            <text:p>3,46271</text:p>
          </table:table-cell>
          <table:table-cell table:formula="of:=MAX([.A16:.BL16])" office:value-type="float" office:value="3.46271" calcext:value-type="float">
            <text:p>3,46271</text:p>
          </table:table-cell>
          <table:table-cell table:number-columns-repeated="7"/>
        </table:table-row>
        <table:table-row table:style-name="ro1">
          <table:table-cell office:value-type="float" office:value="3.51526" calcext:value-type="float">
            <text:p>3,51526</text:p>
          </table:table-cell>
          <table:table-cell table:number-columns-repeated="67"/>
          <table:table-cell table:formula="of:=MIN([.A17:.BL17])" office:value-type="float" office:value="3.51526" calcext:value-type="float">
            <text:p>3,51526</text:p>
          </table:table-cell>
          <table:table-cell table:formula="of:=MAX([.A17:.BL17])" office:value-type="float" office:value="3.51526" calcext:value-type="float">
            <text:p>3,51526</text:p>
          </table:table-cell>
          <table:table-cell table:number-columns-repeated="7"/>
        </table:table-row>
        <table:table-row table:style-name="ro1">
          <table:table-cell office:value-type="float" office:value="3.41952" calcext:value-type="float">
            <text:p>3,41952</text:p>
          </table:table-cell>
          <table:table-cell table:number-columns-repeated="67"/>
          <table:table-cell table:formula="of:=MIN([.A18:.BL18])" office:value-type="float" office:value="3.41952" calcext:value-type="float">
            <text:p>3,41952</text:p>
          </table:table-cell>
          <table:table-cell table:formula="of:=MAX([.A18:.BL18])" office:value-type="float" office:value="3.41952" calcext:value-type="float">
            <text:p>3,41952</text:p>
          </table:table-cell>
          <table:table-cell table:number-columns-repeated="7"/>
        </table:table-row>
        <table:table-row table:style-name="ro1">
          <table:table-cell office:value-type="float" office:value="3.40894" calcext:value-type="float">
            <text:p>3,40894</text:p>
          </table:table-cell>
          <table:table-cell table:number-columns-repeated="67"/>
          <table:table-cell table:formula="of:=MIN([.A19:.BL19])" office:value-type="float" office:value="3.40894" calcext:value-type="float">
            <text:p>3,40894</text:p>
          </table:table-cell>
          <table:table-cell table:formula="of:=MAX([.A19:.BL19])" office:value-type="float" office:value="3.40894" calcext:value-type="float">
            <text:p>3,40894</text:p>
          </table:table-cell>
          <table:table-cell table:number-columns-repeated="7"/>
        </table:table-row>
        <table:table-row table:style-name="ro1">
          <table:table-cell office:value-type="float" office:value="3.3433" calcext:value-type="float">
            <text:p>3,3433</text:p>
          </table:table-cell>
          <table:table-cell table:number-columns-repeated="67"/>
          <table:table-cell table:formula="of:=MIN([.A20:.BL20])" office:value-type="float" office:value="3.3433" calcext:value-type="float">
            <text:p>3,3433</text:p>
          </table:table-cell>
          <table:table-cell table:formula="of:=MAX([.A20:.BL20])" office:value-type="float" office:value="3.3433" calcext:value-type="float">
            <text:p>3,3433</text:p>
          </table:table-cell>
          <table:table-cell table:number-columns-repeated="7"/>
        </table:table-row>
        <table:table-row table:style-name="ro1">
          <table:table-cell office:value-type="float" office:value="3.44791" calcext:value-type="float">
            <text:p>3,44791</text:p>
          </table:table-cell>
          <table:table-cell table:number-columns-repeated="67"/>
          <table:table-cell table:formula="of:=MIN([.A21:.BL21])" office:value-type="float" office:value="3.44791" calcext:value-type="float">
            <text:p>3,44791</text:p>
          </table:table-cell>
          <table:table-cell table:formula="of:=MAX([.A21:.BL21])" office:value-type="float" office:value="3.44791" calcext:value-type="float">
            <text:p>3,4479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.59719" calcext:value-type="float">
            <text:p>2,59719</text:p>
          </table:table-cell>
          <table:table-cell office:value-type="float" office:value="2.72824" calcext:value-type="float">
            <text:p>2,72824</text:p>
          </table:table-cell>
          <table:table-cell table:number-columns-repeated="66"/>
          <table:table-cell table:formula="of:=MIN([.A23:.BL23])" office:value-type="float" office:value="2.59719" calcext:value-type="float">
            <text:p>2,59719</text:p>
          </table:table-cell>
          <table:table-cell table:formula="of:=MAX([.A23:.BL23])" office:value-type="float" office:value="2.72824" calcext:value-type="float">
            <text:p>2,72824</text:p>
          </table:table-cell>
          <table:table-cell table:number-columns-repeated="7"/>
        </table:table-row>
        <table:table-row table:style-name="ro3">
          <table:table-cell office:value-type="float" office:value="1.97202" calcext:value-type="float">
            <text:p>1,97202</text:p>
          </table:table-cell>
          <table:table-cell office:value-type="float" office:value="3.09544" calcext:value-type="float">
            <text:p>3,09544</text:p>
          </table:table-cell>
          <table:table-cell table:number-columns-repeated="66"/>
          <table:table-cell table:formula="of:=MIN([.A24:.BL24])" office:value-type="float" office:value="1.97202" calcext:value-type="float">
            <text:p>1,97202</text:p>
          </table:table-cell>
          <table:table-cell table:formula="of:=MAX([.A24:.BL24])" office:value-type="float" office:value="3.09544" calcext:value-type="float">
            <text:p>3,09544</text:p>
          </table:table-cell>
          <table:table-cell table:number-columns-repeated="7"/>
        </table:table-row>
        <table:table-row table:style-name="ro1">
          <table:table-cell office:value-type="float" office:value="1.97394" calcext:value-type="float">
            <text:p>1,97394</text:p>
          </table:table-cell>
          <table:table-cell office:value-type="float" office:value="3.07187" calcext:value-type="float">
            <text:p>3,07187</text:p>
          </table:table-cell>
          <table:table-cell table:number-columns-repeated="66"/>
          <table:table-cell table:formula="of:=MIN([.A25:.BL25])" office:value-type="float" office:value="1.97394" calcext:value-type="float">
            <text:p>1,97394</text:p>
          </table:table-cell>
          <table:table-cell table:formula="of:=MAX([.A25:.BL25])" office:value-type="float" office:value="3.07187" calcext:value-type="float">
            <text:p>3,07187</text:p>
          </table:table-cell>
          <table:table-cell table:number-columns-repeated="7"/>
        </table:table-row>
        <table:table-row table:style-name="ro1">
          <table:table-cell office:value-type="float" office:value="2.5255" calcext:value-type="float">
            <text:p>2,5255</text:p>
          </table:table-cell>
          <table:table-cell office:value-type="float" office:value="2.52763" calcext:value-type="float">
            <text:p>2,52763</text:p>
          </table:table-cell>
          <table:table-cell table:number-columns-repeated="66"/>
          <table:table-cell table:formula="of:=MIN([.A26:.BL26])" office:value-type="float" office:value="2.5255" calcext:value-type="float">
            <text:p>2,5255</text:p>
          </table:table-cell>
          <table:table-cell table:formula="of:=MAX([.A26:.BL26])" office:value-type="float" office:value="2.52763" calcext:value-type="float">
            <text:p>2,52763</text:p>
          </table:table-cell>
          <table:table-cell table:number-columns-repeated="7"/>
        </table:table-row>
        <table:table-row table:style-name="ro1">
          <table:table-cell office:value-type="float" office:value="1.93949" calcext:value-type="float">
            <text:p>1,93949</text:p>
          </table:table-cell>
          <table:table-cell office:value-type="float" office:value="3.1637" calcext:value-type="float">
            <text:p>3,1637</text:p>
          </table:table-cell>
          <table:table-cell table:number-columns-repeated="66"/>
          <table:table-cell table:formula="of:=MIN([.A27:.BL27])" office:value-type="float" office:value="1.93949" calcext:value-type="float">
            <text:p>1,93949</text:p>
          </table:table-cell>
          <table:table-cell table:formula="of:=MAX([.A27:.BL27])" office:value-type="float" office:value="3.1637" calcext:value-type="float">
            <text:p>3,1637</text:p>
          </table:table-cell>
          <table:table-cell table:number-columns-repeated="7"/>
        </table:table-row>
        <table:table-row table:style-name="ro1">
          <table:table-cell office:value-type="float" office:value="2.61771" calcext:value-type="float">
            <text:p>2,61771</text:p>
          </table:table-cell>
          <table:table-cell office:value-type="float" office:value="2.63772" calcext:value-type="float">
            <text:p>2,63772</text:p>
          </table:table-cell>
          <table:table-cell table:number-columns-repeated="66"/>
          <table:table-cell table:formula="of:=MIN([.A28:.BL28])" office:value-type="float" office:value="2.61771" calcext:value-type="float">
            <text:p>2,61771</text:p>
          </table:table-cell>
          <table:table-cell table:formula="of:=MAX([.A28:.BL28])" office:value-type="float" office:value="2.63772" calcext:value-type="float">
            <text:p>2,63772</text:p>
          </table:table-cell>
          <table:table-cell table:number-columns-repeated="7"/>
        </table:table-row>
        <table:table-row table:style-name="ro1">
          <table:table-cell office:value-type="float" office:value="1.99931" calcext:value-type="float">
            <text:p>1,99931</text:p>
          </table:table-cell>
          <table:table-cell office:value-type="float" office:value="2.95322" calcext:value-type="float">
            <text:p>2,95322</text:p>
          </table:table-cell>
          <table:table-cell table:number-columns-repeated="66"/>
          <table:table-cell table:formula="of:=MIN([.A29:.BL29])" office:value-type="float" office:value="1.99931" calcext:value-type="float">
            <text:p>1,99931</text:p>
          </table:table-cell>
          <table:table-cell table:formula="of:=MAX([.A29:.BL29])" office:value-type="float" office:value="2.95322" calcext:value-type="float">
            <text:p>2,95322</text:p>
          </table:table-cell>
          <table:table-cell table:number-columns-repeated="7"/>
        </table:table-row>
        <table:table-row table:style-name="ro1">
          <table:table-cell office:value-type="float" office:value="2.01512" calcext:value-type="float">
            <text:p>2,01512</text:p>
          </table:table-cell>
          <table:table-cell office:value-type="float" office:value="3.01402" calcext:value-type="float">
            <text:p>3,01402</text:p>
          </table:table-cell>
          <table:table-cell table:number-columns-repeated="66"/>
          <table:table-cell table:formula="of:=MIN([.A30:.BL30])" office:value-type="float" office:value="2.01512" calcext:value-type="float">
            <text:p>2,01512</text:p>
          </table:table-cell>
          <table:table-cell table:formula="of:=MAX([.A30:.BL30])" office:value-type="float" office:value="3.01402" calcext:value-type="float">
            <text:p>3,01402</text:p>
          </table:table-cell>
          <table:table-cell table:number-columns-repeated="7"/>
        </table:table-row>
        <table:table-row table:style-name="ro1">
          <table:table-cell office:value-type="float" office:value="1.9273" calcext:value-type="float">
            <text:p>1,9273</text:p>
          </table:table-cell>
          <table:table-cell office:value-type="float" office:value="2.94302" calcext:value-type="float">
            <text:p>2,94302</text:p>
          </table:table-cell>
          <table:table-cell table:number-columns-repeated="66"/>
          <table:table-cell table:formula="of:=MIN([.A31:.BL31])" office:value-type="float" office:value="1.9273" calcext:value-type="float">
            <text:p>1,9273</text:p>
          </table:table-cell>
          <table:table-cell table:formula="of:=MAX([.A31:.BL31])" office:value-type="float" office:value="2.94302" calcext:value-type="float">
            <text:p>2,94302</text:p>
          </table:table-cell>
          <table:table-cell table:number-columns-repeated="7"/>
        </table:table-row>
        <table:table-row table:style-name="ro1">
          <table:table-cell office:value-type="float" office:value="1.93569" calcext:value-type="float">
            <text:p>1,93569</text:p>
          </table:table-cell>
          <table:table-cell office:value-type="float" office:value="2.80713" calcext:value-type="float">
            <text:p>2,80713</text:p>
          </table:table-cell>
          <table:table-cell table:number-columns-repeated="66"/>
          <table:table-cell table:formula="of:=MIN([.A32:.BL32])" office:value-type="float" office:value="1.93569" calcext:value-type="float">
            <text:p>1,93569</text:p>
          </table:table-cell>
          <table:table-cell table:formula="of:=MAX([.A32:.BL32])" office:value-type="float" office:value="2.80713" calcext:value-type="float">
            <text:p>2,80713</text:p>
          </table:table-cell>
          <table:table-cell table:number-columns-repeated="7"/>
        </table:table-row>
        <table:table-row table:style-name="ro3">
          <table:table-cell office:value-type="float" office:value="2.00037" calcext:value-type="float">
            <text:p>2,00037</text:p>
          </table:table-cell>
          <table:table-cell office:value-type="float" office:value="3.09751" calcext:value-type="float">
            <text:p>3,09751</text:p>
          </table:table-cell>
          <table:table-cell table:number-columns-repeated="66"/>
          <table:table-cell table:formula="of:=MIN([.A33:.BL33])" office:value-type="float" office:value="2.00037" calcext:value-type="float">
            <text:p>2,00037</text:p>
          </table:table-cell>
          <table:table-cell table:formula="of:=MAX([.A33:.BL33])" office:value-type="float" office:value="3.09751" calcext:value-type="float">
            <text:p>3,09751</text:p>
          </table:table-cell>
          <table:table-cell table:number-columns-repeated="7"/>
        </table:table-row>
        <table:table-row table:style-name="ro1">
          <table:table-cell office:value-type="float" office:value="1.99157" calcext:value-type="float">
            <text:p>1,99157</text:p>
          </table:table-cell>
          <table:table-cell office:value-type="float" office:value="2.94557" calcext:value-type="float">
            <text:p>2,94557</text:p>
          </table:table-cell>
          <table:table-cell table:number-columns-repeated="66"/>
          <table:table-cell table:formula="of:=MIN([.A34:.BL34])" office:value-type="float" office:value="1.99157" calcext:value-type="float">
            <text:p>1,99157</text:p>
          </table:table-cell>
          <table:table-cell table:formula="of:=MAX([.A34:.BL34])" office:value-type="float" office:value="2.94557" calcext:value-type="float">
            <text:p>2,94557</text:p>
          </table:table-cell>
          <table:table-cell table:number-columns-repeated="7"/>
        </table:table-row>
        <table:table-row table:style-name="ro1">
          <table:table-cell office:value-type="float" office:value="1.98684" calcext:value-type="float">
            <text:p>1,98684</text:p>
          </table:table-cell>
          <table:table-cell office:value-type="float" office:value="2.98029" calcext:value-type="float">
            <text:p>2,98029</text:p>
          </table:table-cell>
          <table:table-cell table:number-columns-repeated="66"/>
          <table:table-cell table:formula="of:=MIN([.A35:.BL35])" office:value-type="float" office:value="1.98684" calcext:value-type="float">
            <text:p>1,98684</text:p>
          </table:table-cell>
          <table:table-cell table:formula="of:=MAX([.A35:.BL35])" office:value-type="float" office:value="2.98029" calcext:value-type="float">
            <text:p>2,98029</text:p>
          </table:table-cell>
          <table:table-cell table:number-columns-repeated="7"/>
        </table:table-row>
        <table:table-row table:style-name="ro3">
          <table:table-cell office:value-type="float" office:value="1.85125" calcext:value-type="float">
            <text:p>1,85125</text:p>
          </table:table-cell>
          <table:table-cell office:value-type="float" office:value="2.69146" calcext:value-type="float">
            <text:p>2,69146</text:p>
          </table:table-cell>
          <table:table-cell table:number-columns-repeated="66"/>
          <table:table-cell table:formula="of:=MIN([.A36:.BL36])" office:value-type="float" office:value="1.85125" calcext:value-type="float">
            <text:p>1,85125</text:p>
          </table:table-cell>
          <table:table-cell table:formula="of:=MAX([.A36:.BL36])" office:value-type="float" office:value="2.69146" calcext:value-type="float">
            <text:p>2,69146</text:p>
          </table:table-cell>
          <table:table-cell table:number-columns-repeated="7"/>
        </table:table-row>
        <table:table-row table:style-name="ro1">
          <table:table-cell office:value-type="float" office:value="1.9389" calcext:value-type="float">
            <text:p>1,9389</text:p>
          </table:table-cell>
          <table:table-cell office:value-type="float" office:value="3.22946" calcext:value-type="float">
            <text:p>3,22946</text:p>
          </table:table-cell>
          <table:table-cell table:number-columns-repeated="66"/>
          <table:table-cell table:formula="of:=MIN([.A37:.BL37])" office:value-type="float" office:value="1.9389" calcext:value-type="float">
            <text:p>1,9389</text:p>
          </table:table-cell>
          <table:table-cell table:formula="of:=MAX([.A37:.BL37])" office:value-type="float" office:value="3.22946" calcext:value-type="float">
            <text:p>3,22946</text:p>
          </table:table-cell>
          <table:table-cell table:number-columns-repeated="7"/>
        </table:table-row>
        <table:table-row table:style-name="ro1">
          <table:table-cell office:value-type="float" office:value="2.61873" calcext:value-type="float">
            <text:p>2,61873</text:p>
          </table:table-cell>
          <table:table-cell office:value-type="float" office:value="2.71967" calcext:value-type="float">
            <text:p>2,71967</text:p>
          </table:table-cell>
          <table:table-cell table:number-columns-repeated="66"/>
          <table:table-cell table:formula="of:=MIN([.A38:.BL38])" office:value-type="float" office:value="2.61873" calcext:value-type="float">
            <text:p>2,61873</text:p>
          </table:table-cell>
          <table:table-cell table:formula="of:=MAX([.A38:.BL38])" office:value-type="float" office:value="2.71967" calcext:value-type="float">
            <text:p>2,71967</text:p>
          </table:table-cell>
          <table:table-cell table:number-columns-repeated="7"/>
        </table:table-row>
        <table:table-row table:style-name="ro1">
          <table:table-cell office:value-type="float" office:value="2.03211" calcext:value-type="float">
            <text:p>2,03211</text:p>
          </table:table-cell>
          <table:table-cell office:value-type="float" office:value="3.14186" calcext:value-type="float">
            <text:p>3,14186</text:p>
          </table:table-cell>
          <table:table-cell table:number-columns-repeated="66"/>
          <table:table-cell table:formula="of:=MIN([.A39:.BL39])" office:value-type="float" office:value="2.03211" calcext:value-type="float">
            <text:p>2,03211</text:p>
          </table:table-cell>
          <table:table-cell table:formula="of:=MAX([.A39:.BL39])" office:value-type="float" office:value="3.14186" calcext:value-type="float">
            <text:p>3,14186</text:p>
          </table:table-cell>
          <table:table-cell table:number-columns-repeated="7"/>
        </table:table-row>
        <table:table-row table:style-name="ro3">
          <table:table-cell office:value-type="float" office:value="1.98838" calcext:value-type="float">
            <text:p>1,98838</text:p>
          </table:table-cell>
          <table:table-cell office:value-type="float" office:value="3.22229" calcext:value-type="float">
            <text:p>3,22229</text:p>
          </table:table-cell>
          <table:table-cell table:number-columns-repeated="66"/>
          <table:table-cell table:formula="of:=MIN([.A40:.BL40])" office:value-type="float" office:value="1.98838" calcext:value-type="float">
            <text:p>1,98838</text:p>
          </table:table-cell>
          <table:table-cell table:formula="of:=MAX([.A40:.BL40])" office:value-type="float" office:value="3.22229" calcext:value-type="float">
            <text:p>3,22229</text:p>
          </table:table-cell>
          <table:table-cell table:number-columns-repeated="7"/>
        </table:table-row>
        <table:table-row table:style-name="ro1">
          <table:table-cell office:value-type="float" office:value="1.95358" calcext:value-type="float">
            <text:p>1,95358</text:p>
          </table:table-cell>
          <table:table-cell office:value-type="float" office:value="2.9799" calcext:value-type="float">
            <text:p>2,9799</text:p>
          </table:table-cell>
          <table:table-cell table:number-columns-repeated="66"/>
          <table:table-cell table:formula="of:=MIN([.A41:.BL41])" office:value-type="float" office:value="1.95358" calcext:value-type="float">
            <text:p>1,95358</text:p>
          </table:table-cell>
          <table:table-cell table:formula="of:=MAX([.A41:.BL41])" office:value-type="float" office:value="2.9799" calcext:value-type="float">
            <text:p>2,9799</text:p>
          </table:table-cell>
          <table:table-cell table:number-columns-repeated="7"/>
        </table:table-row>
        <table:table-row table:style-name="ro1">
          <table:table-cell office:value-type="float" office:value="2.0805" calcext:value-type="float">
            <text:p>2,0805</text:p>
          </table:table-cell>
          <table:table-cell office:value-type="float" office:value="3.0431" calcext:value-type="float">
            <text:p>3,0431</text:p>
          </table:table-cell>
          <table:table-cell table:number-columns-repeated="66"/>
          <table:table-cell table:formula="of:=MIN([.A42:.BL42])" office:value-type="float" office:value="2.0805" calcext:value-type="float">
            <text:p>2,0805</text:p>
          </table:table-cell>
          <table:table-cell table:formula="of:=MAX([.A42:.BL42])" office:value-type="float" office:value="3.0431" calcext:value-type="float">
            <text:p>3,043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01975" calcext:value-type="float">
            <text:p>1,01975</text:p>
          </table:table-cell>
          <table:table-cell office:value-type="float" office:value="0.981718" calcext:value-type="float">
            <text:p>0,981718</text:p>
          </table:table-cell>
          <table:table-cell office:value-type="float" office:value="2.53442" calcext:value-type="float">
            <text:p>2,53442</text:p>
          </table:table-cell>
          <table:table-cell office:value-type="float" office:value="1.88524" calcext:value-type="float">
            <text:p>1,88524</text:p>
          </table:table-cell>
          <table:table-cell table:number-columns-repeated="64"/>
          <table:table-cell table:formula="of:=MIN([.A44:.BL44])" office:value-type="float" office:value="0.981718" calcext:value-type="float">
            <text:p>0,981718</text:p>
          </table:table-cell>
          <table:table-cell table:formula="of:=MAX([.A44:.BL44])" office:value-type="float" office:value="2.53442" calcext:value-type="float">
            <text:p>2,53442</text:p>
          </table:table-cell>
          <table:table-cell table:number-columns-repeated="7"/>
        </table:table-row>
        <table:table-row table:style-name="ro1">
          <table:table-cell office:value-type="float" office:value="1.33288" calcext:value-type="float">
            <text:p>1,33288</text:p>
          </table:table-cell>
          <table:table-cell office:value-type="float" office:value="2.3529" calcext:value-type="float">
            <text:p>2,3529</text:p>
          </table:table-cell>
          <table:table-cell office:value-type="float" office:value="2.53019" calcext:value-type="float">
            <text:p>2,53019</text:p>
          </table:table-cell>
          <table:table-cell office:value-type="float" office:value="1.32091" calcext:value-type="float">
            <text:p>1,32091</text:p>
          </table:table-cell>
          <table:table-cell table:number-columns-repeated="64"/>
          <table:table-cell table:formula="of:=MIN([.A45:.BL45])" office:value-type="float" office:value="1.32091" calcext:value-type="float">
            <text:p>1,32091</text:p>
          </table:table-cell>
          <table:table-cell table:formula="of:=MAX([.A45:.BL45])" office:value-type="float" office:value="2.53019" calcext:value-type="float">
            <text:p>2,53019</text:p>
          </table:table-cell>
          <table:table-cell table:number-columns-repeated="7"/>
        </table:table-row>
        <table:table-row table:style-name="ro1">
          <table:table-cell office:value-type="float" office:value="1.34343" calcext:value-type="float">
            <text:p>1,34343</text:p>
          </table:table-cell>
          <table:table-cell office:value-type="float" office:value="1.94457" calcext:value-type="float">
            <text:p>1,94457</text:p>
          </table:table-cell>
          <table:table-cell office:value-type="float" office:value="2.17537" calcext:value-type="float">
            <text:p>2,17537</text:p>
          </table:table-cell>
          <table:table-cell office:value-type="float" office:value="1.30769" calcext:value-type="float">
            <text:p>1,30769</text:p>
          </table:table-cell>
          <table:table-cell table:number-columns-repeated="64"/>
          <table:table-cell table:formula="of:=MIN([.A46:.BL46])" office:value-type="float" office:value="1.30769" calcext:value-type="float">
            <text:p>1,30769</text:p>
          </table:table-cell>
          <table:table-cell table:formula="of:=MAX([.A46:.BL46])" office:value-type="float" office:value="2.17537" calcext:value-type="float">
            <text:p>2,17537</text:p>
          </table:table-cell>
          <table:table-cell table:number-columns-repeated="7"/>
        </table:table-row>
        <table:table-row table:style-name="ro1">
          <table:table-cell office:value-type="float" office:value="1.25848" calcext:value-type="float">
            <text:p>1,25848</text:p>
          </table:table-cell>
          <table:table-cell office:value-type="float" office:value="1.91352" calcext:value-type="float">
            <text:p>1,91352</text:p>
          </table:table-cell>
          <table:table-cell office:value-type="float" office:value="1.34708" calcext:value-type="float">
            <text:p>1,34708</text:p>
          </table:table-cell>
          <table:table-cell office:value-type="float" office:value="2.74058" calcext:value-type="float">
            <text:p>2,74058</text:p>
          </table:table-cell>
          <table:table-cell table:number-columns-repeated="64"/>
          <table:table-cell table:formula="of:=MIN([.A47:.BL47])" office:value-type="float" office:value="1.25848" calcext:value-type="float">
            <text:p>1,25848</text:p>
          </table:table-cell>
          <table:table-cell table:formula="of:=MAX([.A47:.BL47])" office:value-type="float" office:value="2.74058" calcext:value-type="float">
            <text:p>2,74058</text:p>
          </table:table-cell>
          <table:table-cell table:number-columns-repeated="7"/>
        </table:table-row>
        <table:table-row table:style-name="ro1">
          <table:table-cell office:value-type="float" office:value="1.26725" calcext:value-type="float">
            <text:p>1,26725</text:p>
          </table:table-cell>
          <table:table-cell office:value-type="float" office:value="2.05685" calcext:value-type="float">
            <text:p>2,05685</text:p>
          </table:table-cell>
          <table:table-cell office:value-type="float" office:value="2.24711" calcext:value-type="float">
            <text:p>2,24711</text:p>
          </table:table-cell>
          <table:table-cell office:value-type="float" office:value="1.47126" calcext:value-type="float">
            <text:p>1,47126</text:p>
          </table:table-cell>
          <table:table-cell table:number-columns-repeated="64"/>
          <table:table-cell table:formula="of:=MIN([.A48:.BL48])" office:value-type="float" office:value="1.26725" calcext:value-type="float">
            <text:p>1,26725</text:p>
          </table:table-cell>
          <table:table-cell table:formula="of:=MAX([.A48:.BL48])" office:value-type="float" office:value="2.24711" calcext:value-type="float">
            <text:p>2,24711</text:p>
          </table:table-cell>
          <table:table-cell table:number-columns-repeated="7"/>
        </table:table-row>
        <table:table-row table:style-name="ro1">
          <table:table-cell office:value-type="float" office:value="2.34665" calcext:value-type="float">
            <text:p>2,34665</text:p>
          </table:table-cell>
          <table:table-cell office:value-type="float" office:value="2.4172" calcext:value-type="float">
            <text:p>2,4172</text:p>
          </table:table-cell>
          <table:table-cell office:value-type="float" office:value="2.42162" calcext:value-type="float">
            <text:p>2,42162</text:p>
          </table:table-cell>
          <table:table-cell office:value-type="float" office:value="2.4283" calcext:value-type="float">
            <text:p>2,4283</text:p>
          </table:table-cell>
          <table:table-cell table:number-columns-repeated="64"/>
          <table:table-cell table:formula="of:=MIN([.A49:.BL49])" office:value-type="float" office:value="2.34665" calcext:value-type="float">
            <text:p>2,34665</text:p>
          </table:table-cell>
          <table:table-cell table:formula="of:=MAX([.A49:.BL49])" office:value-type="float" office:value="2.4283" calcext:value-type="float">
            <text:p>2,4283</text:p>
          </table:table-cell>
          <table:table-cell table:number-columns-repeated="7"/>
        </table:table-row>
        <table:table-row table:style-name="ro1">
          <table:table-cell office:value-type="float" office:value="1.30687" calcext:value-type="float">
            <text:p>1,30687</text:p>
          </table:table-cell>
          <table:table-cell office:value-type="float" office:value="2.48832" calcext:value-type="float">
            <text:p>2,48832</text:p>
          </table:table-cell>
          <table:table-cell office:value-type="float" office:value="2.55697" calcext:value-type="float">
            <text:p>2,55697</text:p>
          </table:table-cell>
          <table:table-cell office:value-type="float" office:value="1.28226" calcext:value-type="float">
            <text:p>1,28226</text:p>
          </table:table-cell>
          <table:table-cell table:number-columns-repeated="64"/>
          <table:table-cell table:formula="of:=MIN([.A50:.BL50])" office:value-type="float" office:value="1.28226" calcext:value-type="float">
            <text:p>1,28226</text:p>
          </table:table-cell>
          <table:table-cell table:formula="of:=MAX([.A50:.BL50])" office:value-type="float" office:value="2.55697" calcext:value-type="float">
            <text:p>2,55697</text:p>
          </table:table-cell>
          <table:table-cell table:number-columns-repeated="7"/>
        </table:table-row>
        <table:table-row table:style-name="ro1">
          <table:table-cell office:value-type="float" office:value="1.36188" calcext:value-type="float">
            <text:p>1,36188</text:p>
          </table:table-cell>
          <table:table-cell office:value-type="float" office:value="1.96474" calcext:value-type="float">
            <text:p>1,96474</text:p>
          </table:table-cell>
          <table:table-cell office:value-type="float" office:value="2.34661" calcext:value-type="float">
            <text:p>2,34661</text:p>
          </table:table-cell>
          <table:table-cell office:value-type="float" office:value="1.41899" calcext:value-type="float">
            <text:p>1,41899</text:p>
          </table:table-cell>
          <table:table-cell table:number-columns-repeated="64"/>
          <table:table-cell table:formula="of:=MIN([.A51:.BL51])" office:value-type="float" office:value="1.36188" calcext:value-type="float">
            <text:p>1,36188</text:p>
          </table:table-cell>
          <table:table-cell table:formula="of:=MAX([.A51:.BL51])" office:value-type="float" office:value="2.34661" calcext:value-type="float">
            <text:p>2,34661</text:p>
          </table:table-cell>
          <table:table-cell table:number-columns-repeated="7"/>
        </table:table-row>
        <table:table-row table:style-name="ro1">
          <table:table-cell office:value-type="float" office:value="1.03924" calcext:value-type="float">
            <text:p>1,03924</text:p>
          </table:table-cell>
          <table:table-cell office:value-type="float" office:value="1.04975" calcext:value-type="float">
            <text:p>1,04975</text:p>
          </table:table-cell>
          <table:table-cell office:value-type="float" office:value="2.30404" calcext:value-type="float">
            <text:p>2,30404</text:p>
          </table:table-cell>
          <table:table-cell office:value-type="float" office:value="0.809418" calcext:value-type="float">
            <text:p>0,809418</text:p>
          </table:table-cell>
          <table:table-cell table:number-columns-repeated="64"/>
          <table:table-cell table:formula="of:=MIN([.A52:.BL52])" office:value-type="float" office:value="0.809418" calcext:value-type="float">
            <text:p>0,809418</text:p>
          </table:table-cell>
          <table:table-cell table:formula="of:=MAX([.A52:.BL52])" office:value-type="float" office:value="2.30404" calcext:value-type="float">
            <text:p>2,30404</text:p>
          </table:table-cell>
          <table:table-cell table:number-columns-repeated="7"/>
        </table:table-row>
        <table:table-row table:style-name="ro1">
          <table:table-cell office:value-type="float" office:value="1.90727" calcext:value-type="float">
            <text:p>1,90727</text:p>
          </table:table-cell>
          <table:table-cell office:value-type="float" office:value="2.14446" calcext:value-type="float">
            <text:p>2,14446</text:p>
          </table:table-cell>
          <table:table-cell office:value-type="float" office:value="2.27842" calcext:value-type="float">
            <text:p>2,27842</text:p>
          </table:table-cell>
          <table:table-cell office:value-type="float" office:value="0.848023" calcext:value-type="float">
            <text:p>0,848023</text:p>
          </table:table-cell>
          <table:table-cell table:number-columns-repeated="64"/>
          <table:table-cell table:formula="of:=MIN([.A53:.BL53])" office:value-type="float" office:value="0.848023" calcext:value-type="float">
            <text:p>0,848023</text:p>
          </table:table-cell>
          <table:table-cell table:formula="of:=MAX([.A53:.BL53])" office:value-type="float" office:value="2.27842" calcext:value-type="float">
            <text:p>2,27842</text:p>
          </table:table-cell>
          <table:table-cell table:number-columns-repeated="7"/>
        </table:table-row>
        <table:table-row table:style-name="ro1">
          <table:table-cell office:value-type="float" office:value="1.00513" calcext:value-type="float">
            <text:p>1,00513</text:p>
          </table:table-cell>
          <table:table-cell office:value-type="float" office:value="1.76935" calcext:value-type="float">
            <text:p>1,76935</text:p>
          </table:table-cell>
          <table:table-cell office:value-type="float" office:value="1.44621" calcext:value-type="float">
            <text:p>1,44621</text:p>
          </table:table-cell>
          <table:table-cell office:value-type="float" office:value="0.932144" calcext:value-type="float">
            <text:p>0,932144</text:p>
          </table:table-cell>
          <table:table-cell table:number-columns-repeated="64"/>
          <table:table-cell table:formula="of:=MIN([.A54:.BL54])" office:value-type="float" office:value="0.932144" calcext:value-type="float">
            <text:p>0,932144</text:p>
          </table:table-cell>
          <table:table-cell table:formula="of:=MAX([.A54:.BL54])" office:value-type="float" office:value="1.76935" calcext:value-type="float">
            <text:p>1,76935</text:p>
          </table:table-cell>
          <table:table-cell table:number-columns-repeated="7"/>
        </table:table-row>
        <table:table-row table:style-name="ro1">
          <table:table-cell office:value-type="float" office:value="1.23772" calcext:value-type="float">
            <text:p>1,23772</text:p>
          </table:table-cell>
          <table:table-cell office:value-type="float" office:value="1.90118" calcext:value-type="float">
            <text:p>1,90118</text:p>
          </table:table-cell>
          <table:table-cell office:value-type="float" office:value="1.23788" calcext:value-type="float">
            <text:p>1,23788</text:p>
          </table:table-cell>
          <table:table-cell office:value-type="float" office:value="2.66046" calcext:value-type="float">
            <text:p>2,66046</text:p>
          </table:table-cell>
          <table:table-cell table:number-columns-repeated="64"/>
          <table:table-cell table:formula="of:=MIN([.A55:.BL55])" office:value-type="float" office:value="1.23772" calcext:value-type="float">
            <text:p>1,23772</text:p>
          </table:table-cell>
          <table:table-cell table:formula="of:=MAX([.A55:.BL55])" office:value-type="float" office:value="2.66046" calcext:value-type="float">
            <text:p>2,66046</text:p>
          </table:table-cell>
          <table:table-cell table:number-columns-repeated="7"/>
        </table:table-row>
        <table:table-row table:style-name="ro1">
          <table:table-cell office:value-type="float" office:value="1.31317" calcext:value-type="float">
            <text:p>1,31317</text:p>
          </table:table-cell>
          <table:table-cell office:value-type="float" office:value="2.33407" calcext:value-type="float">
            <text:p>2,33407</text:p>
          </table:table-cell>
          <table:table-cell office:value-type="float" office:value="2.35019" calcext:value-type="float">
            <text:p>2,35019</text:p>
          </table:table-cell>
          <table:table-cell office:value-type="float" office:value="1.18396" calcext:value-type="float">
            <text:p>1,18396</text:p>
          </table:table-cell>
          <table:table-cell table:number-columns-repeated="64"/>
          <table:table-cell table:formula="of:=MIN([.A56:.BL56])" office:value-type="float" office:value="1.18396" calcext:value-type="float">
            <text:p>1,18396</text:p>
          </table:table-cell>
          <table:table-cell table:formula="of:=MAX([.A56:.BL56])" office:value-type="float" office:value="2.35019" calcext:value-type="float">
            <text:p>2,35019</text:p>
          </table:table-cell>
          <table:table-cell table:number-columns-repeated="7"/>
        </table:table-row>
        <table:table-row table:style-name="ro1">
          <table:table-cell office:value-type="float" office:value="1.35345" calcext:value-type="float">
            <text:p>1,35345</text:p>
          </table:table-cell>
          <table:table-cell office:value-type="float" office:value="2.43157" calcext:value-type="float">
            <text:p>2,43157</text:p>
          </table:table-cell>
          <table:table-cell office:value-type="float" office:value="2.54471" calcext:value-type="float">
            <text:p>2,54471</text:p>
          </table:table-cell>
          <table:table-cell office:value-type="float" office:value="1.28724" calcext:value-type="float">
            <text:p>1,28724</text:p>
          </table:table-cell>
          <table:table-cell table:number-columns-repeated="64"/>
          <table:table-cell table:formula="of:=MIN([.A57:.BL57])" office:value-type="float" office:value="1.28724" calcext:value-type="float">
            <text:p>1,28724</text:p>
          </table:table-cell>
          <table:table-cell table:formula="of:=MAX([.A57:.BL57])" office:value-type="float" office:value="2.54471" calcext:value-type="float">
            <text:p>2,54471</text:p>
          </table:table-cell>
          <table:table-cell table:number-columns-repeated="7"/>
        </table:table-row>
        <table:table-row table:style-name="ro1">
          <table:table-cell office:value-type="float" office:value="2.37591" calcext:value-type="float">
            <text:p>2,37591</text:p>
          </table:table-cell>
          <table:table-cell office:value-type="float" office:value="2.37622" calcext:value-type="float">
            <text:p>2,37622</text:p>
          </table:table-cell>
          <table:table-cell office:value-type="float" office:value="2.38999" calcext:value-type="float">
            <text:p>2,38999</text:p>
          </table:table-cell>
          <table:table-cell office:value-type="float" office:value="2.41136" calcext:value-type="float">
            <text:p>2,41136</text:p>
          </table:table-cell>
          <table:table-cell table:number-columns-repeated="64"/>
          <table:table-cell table:formula="of:=MIN([.A58:.BL58])" office:value-type="float" office:value="2.37591" calcext:value-type="float">
            <text:p>2,37591</text:p>
          </table:table-cell>
          <table:table-cell table:formula="of:=MAX([.A58:.BL58])" office:value-type="float" office:value="2.41136" calcext:value-type="float">
            <text:p>2,41136</text:p>
          </table:table-cell>
          <table:table-cell table:number-columns-repeated="7"/>
        </table:table-row>
        <table:table-row table:style-name="ro1">
          <table:table-cell office:value-type="float" office:value="1.3559" calcext:value-type="float">
            <text:p>1,3559</text:p>
          </table:table-cell>
          <table:table-cell office:value-type="float" office:value="2.39605" calcext:value-type="float">
            <text:p>2,39605</text:p>
          </table:table-cell>
          <table:table-cell office:value-type="float" office:value="2.42676" calcext:value-type="float">
            <text:p>2,42676</text:p>
          </table:table-cell>
          <table:table-cell office:value-type="float" office:value="1.21595" calcext:value-type="float">
            <text:p>1,21595</text:p>
          </table:table-cell>
          <table:table-cell table:number-columns-repeated="64"/>
          <table:table-cell table:formula="of:=MIN([.A59:.BL59])" office:value-type="float" office:value="1.21595" calcext:value-type="float">
            <text:p>1,21595</text:p>
          </table:table-cell>
          <table:table-cell table:formula="of:=MAX([.A59:.BL59])" office:value-type="float" office:value="2.42676" calcext:value-type="float">
            <text:p>2,42676</text:p>
          </table:table-cell>
          <table:table-cell table:number-columns-repeated="7"/>
        </table:table-row>
        <table:table-row table:style-name="ro1">
          <table:table-cell office:value-type="float" office:value="1.33516" calcext:value-type="float">
            <text:p>1,33516</text:p>
          </table:table-cell>
          <table:table-cell office:value-type="float" office:value="1.90402" calcext:value-type="float">
            <text:p>1,90402</text:p>
          </table:table-cell>
          <table:table-cell office:value-type="float" office:value="1.94317" calcext:value-type="float">
            <text:p>1,94317</text:p>
          </table:table-cell>
          <table:table-cell office:value-type="float" office:value="0.867172" calcext:value-type="float">
            <text:p>0,867172</text:p>
          </table:table-cell>
          <table:table-cell table:number-columns-repeated="64"/>
          <table:table-cell table:formula="of:=MIN([.A60:.BL60])" office:value-type="float" office:value="0.867172" calcext:value-type="float">
            <text:p>0,867172</text:p>
          </table:table-cell>
          <table:table-cell table:formula="of:=MAX([.A60:.BL60])" office:value-type="float" office:value="1.94317" calcext:value-type="float">
            <text:p>1,94317</text:p>
          </table:table-cell>
          <table:table-cell table:number-columns-repeated="7"/>
        </table:table-row>
        <table:table-row table:style-name="ro1">
          <table:table-cell office:value-type="float" office:value="1.30808" calcext:value-type="float">
            <text:p>1,30808</text:p>
          </table:table-cell>
          <table:table-cell office:value-type="float" office:value="1.77237" calcext:value-type="float">
            <text:p>1,77237</text:p>
          </table:table-cell>
          <table:table-cell office:value-type="float" office:value="2.10446" calcext:value-type="float">
            <text:p>2,10446</text:p>
          </table:table-cell>
          <table:table-cell office:value-type="float" office:value="0.939379" calcext:value-type="float">
            <text:p>0,939379</text:p>
          </table:table-cell>
          <table:table-cell table:number-columns-repeated="64"/>
          <table:table-cell table:formula="of:=MIN([.A61:.BL61])" office:value-type="float" office:value="0.939379" calcext:value-type="float">
            <text:p>0,939379</text:p>
          </table:table-cell>
          <table:table-cell table:formula="of:=MAX([.A61:.BL61])" office:value-type="float" office:value="2.10446" calcext:value-type="float">
            <text:p>2,10446</text:p>
          </table:table-cell>
          <table:table-cell table:number-columns-repeated="7"/>
        </table:table-row>
        <table:table-row table:style-name="ro1">
          <table:table-cell office:value-type="float" office:value="1.32402" calcext:value-type="float">
            <text:p>1,32402</text:p>
          </table:table-cell>
          <table:table-cell office:value-type="float" office:value="2.41174" calcext:value-type="float">
            <text:p>2,41174</text:p>
          </table:table-cell>
          <table:table-cell office:value-type="float" office:value="2.48501" calcext:value-type="float">
            <text:p>2,48501</text:p>
          </table:table-cell>
          <table:table-cell office:value-type="float" office:value="1.27455" calcext:value-type="float">
            <text:p>1,27455</text:p>
          </table:table-cell>
          <table:table-cell table:number-columns-repeated="64"/>
          <table:table-cell table:formula="of:=MIN([.A62:.BL62])" office:value-type="float" office:value="1.27455" calcext:value-type="float">
            <text:p>1,27455</text:p>
          </table:table-cell>
          <table:table-cell table:formula="of:=MAX([.A62:.BL62])" office:value-type="float" office:value="2.48501" calcext:value-type="float">
            <text:p>2,48501</text:p>
          </table:table-cell>
          <table:table-cell table:number-columns-repeated="7"/>
        </table:table-row>
        <table:table-row table:style-name="ro1">
          <table:table-cell office:value-type="float" office:value="1.42256" calcext:value-type="float">
            <text:p>1,42256</text:p>
          </table:table-cell>
          <table:table-cell office:value-type="float" office:value="2.37585" calcext:value-type="float">
            <text:p>2,37585</text:p>
          </table:table-cell>
          <table:table-cell office:value-type="float" office:value="2.46455" calcext:value-type="float">
            <text:p>2,46455</text:p>
          </table:table-cell>
          <table:table-cell office:value-type="float" office:value="1.21136" calcext:value-type="float">
            <text:p>1,21136</text:p>
          </table:table-cell>
          <table:table-cell table:number-columns-repeated="64"/>
          <table:table-cell table:formula="of:=MIN([.A63:.BL63])" office:value-type="float" office:value="1.21136" calcext:value-type="float">
            <text:p>1,21136</text:p>
          </table:table-cell>
          <table:table-cell table:formula="of:=MAX([.A63:.BL63])" office:value-type="float" office:value="2.46455" calcext:value-type="float">
            <text:p>2,4645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0.700312" calcext:value-type="float">
            <text:p>0,700312</text:p>
          </table:table-cell>
          <table:table-cell office:value-type="float" office:value="1.01526" calcext:value-type="float">
            <text:p>1,01526</text:p>
          </table:table-cell>
          <table:table-cell office:value-type="float" office:value="1.18265" calcext:value-type="float">
            <text:p>1,18265</text:p>
          </table:table-cell>
          <table:table-cell office:value-type="float" office:value="1.03294" calcext:value-type="float">
            <text:p>1,03294</text:p>
          </table:table-cell>
          <table:table-cell office:value-type="float" office:value="0.700354" calcext:value-type="float">
            <text:p>0,700354</text:p>
          </table:table-cell>
          <table:table-cell office:value-type="float" office:value="1.10243" calcext:value-type="float">
            <text:p>1,10243</text:p>
          </table:table-cell>
          <table:table-cell office:value-type="float" office:value="0.686794" calcext:value-type="float">
            <text:p>0,686794</text:p>
          </table:table-cell>
          <table:table-cell office:value-type="float" office:value="0.477795" calcext:value-type="float">
            <text:p>0,477795</text:p>
          </table:table-cell>
          <table:table-cell table:number-columns-repeated="60"/>
          <table:table-cell table:formula="of:=MIN([.A65:.BL65])" office:value-type="float" office:value="0.477795" calcext:value-type="float">
            <text:p>0,477795</text:p>
          </table:table-cell>
          <table:table-cell table:formula="of:=MAX([.A65:.BL65])" office:value-type="float" office:value="1.18265" calcext:value-type="float">
            <text:p>1,18265</text:p>
          </table:table-cell>
          <table:table-cell table:number-columns-repeated="7"/>
        </table:table-row>
        <table:table-row table:style-name="ro1">
          <table:table-cell office:value-type="float" office:value="1.20152" calcext:value-type="float">
            <text:p>1,20152</text:p>
          </table:table-cell>
          <table:table-cell office:value-type="float" office:value="1.23457" calcext:value-type="float">
            <text:p>1,23457</text:p>
          </table:table-cell>
          <table:table-cell office:value-type="float" office:value="1.27589" calcext:value-type="float">
            <text:p>1,27589</text:p>
          </table:table-cell>
          <table:table-cell office:value-type="float" office:value="0.663345" calcext:value-type="float">
            <text:p>0,663345</text:p>
          </table:table-cell>
          <table:table-cell office:value-type="float" office:value="1.90806" calcext:value-type="float">
            <text:p>1,90806</text:p>
          </table:table-cell>
          <table:table-cell office:value-type="float" office:value="1.25942" calcext:value-type="float">
            <text:p>1,25942</text:p>
          </table:table-cell>
          <table:table-cell office:value-type="float" office:value="1.3295" calcext:value-type="float">
            <text:p>1,3295</text:p>
          </table:table-cell>
          <table:table-cell office:value-type="float" office:value="1.33256" calcext:value-type="float">
            <text:p>1,33256</text:p>
          </table:table-cell>
          <table:table-cell table:number-columns-repeated="60"/>
          <table:table-cell table:formula="of:=MIN([.A66:.BL66])" office:value-type="float" office:value="0.663345" calcext:value-type="float">
            <text:p>0,663345</text:p>
          </table:table-cell>
          <table:table-cell table:formula="of:=MAX([.A66:.BL66])" office:value-type="float" office:value="1.90806" calcext:value-type="float">
            <text:p>1,90806</text:p>
          </table:table-cell>
          <table:table-cell table:number-columns-repeated="7"/>
        </table:table-row>
        <table:table-row table:style-name="ro1">
          <table:table-cell office:value-type="float" office:value="1.17425" calcext:value-type="float">
            <text:p>1,17425</text:p>
          </table:table-cell>
          <table:table-cell office:value-type="float" office:value="1.19361" calcext:value-type="float">
            <text:p>1,19361</text:p>
          </table:table-cell>
          <table:table-cell office:value-type="float" office:value="1.20091" calcext:value-type="float">
            <text:p>1,20091</text:p>
          </table:table-cell>
          <table:table-cell office:value-type="float" office:value="1.18094" calcext:value-type="float">
            <text:p>1,18094</text:p>
          </table:table-cell>
          <table:table-cell office:value-type="float" office:value="1.16236" calcext:value-type="float">
            <text:p>1,16236</text:p>
          </table:table-cell>
          <table:table-cell office:value-type="float" office:value="1.16699" calcext:value-type="float">
            <text:p>1,16699</text:p>
          </table:table-cell>
          <table:table-cell office:value-type="float" office:value="2.36627" calcext:value-type="float">
            <text:p>2,36627</text:p>
          </table:table-cell>
          <table:table-cell office:value-type="float" office:value="1.19239" calcext:value-type="float">
            <text:p>1,19239</text:p>
          </table:table-cell>
          <table:table-cell table:number-columns-repeated="60"/>
          <table:table-cell table:formula="of:=MIN([.A67:.BL67])" office:value-type="float" office:value="1.16236" calcext:value-type="float">
            <text:p>1,16236</text:p>
          </table:table-cell>
          <table:table-cell table:formula="of:=MAX([.A67:.BL67])" office:value-type="float" office:value="2.36627" calcext:value-type="float">
            <text:p>2,36627</text:p>
          </table:table-cell>
          <table:table-cell table:number-columns-repeated="7"/>
        </table:table-row>
        <table:table-row table:style-name="ro1">
          <table:table-cell office:value-type="float" office:value="0.671942" calcext:value-type="float">
            <text:p>0,671942</text:p>
          </table:table-cell>
          <table:table-cell office:value-type="float" office:value="1.23628" calcext:value-type="float">
            <text:p>1,23628</text:p>
          </table:table-cell>
          <table:table-cell office:value-type="float" office:value="1.24826" calcext:value-type="float">
            <text:p>1,24826</text:p>
          </table:table-cell>
          <table:table-cell office:value-type="float" office:value="0.733834" calcext:value-type="float">
            <text:p>0,733834</text:p>
          </table:table-cell>
          <table:table-cell office:value-type="float" office:value="0.700523" calcext:value-type="float">
            <text:p>0,700523</text:p>
          </table:table-cell>
          <table:table-cell office:value-type="float" office:value="0.993958" calcext:value-type="float">
            <text:p>0,993958</text:p>
          </table:table-cell>
          <table:table-cell office:value-type="float" office:value="1.22489" calcext:value-type="float">
            <text:p>1,22489</text:p>
          </table:table-cell>
          <table:table-cell office:value-type="float" office:value="0.533718" calcext:value-type="float">
            <text:p>0,533718</text:p>
          </table:table-cell>
          <table:table-cell table:number-columns-repeated="60"/>
          <table:table-cell table:formula="of:=MIN([.A68:.BL68])" office:value-type="float" office:value="0.533718" calcext:value-type="float">
            <text:p>0,533718</text:p>
          </table:table-cell>
          <table:table-cell table:formula="of:=MAX([.A68:.BL68])" office:value-type="float" office:value="1.24826" calcext:value-type="float">
            <text:p>1,24826</text:p>
          </table:table-cell>
          <table:table-cell table:number-columns-repeated="7"/>
        </table:table-row>
        <table:table-row table:style-name="ro1">
          <table:table-cell office:value-type="float" office:value="0.675219" calcext:value-type="float">
            <text:p>0,675219</text:p>
          </table:table-cell>
          <table:table-cell office:value-type="float" office:value="1.31567" calcext:value-type="float">
            <text:p>1,31567</text:p>
          </table:table-cell>
          <table:table-cell office:value-type="float" office:value="0.655498" calcext:value-type="float">
            <text:p>0,655498</text:p>
          </table:table-cell>
          <table:table-cell office:value-type="float" office:value="0.473938" calcext:value-type="float">
            <text:p>0,473938</text:p>
          </table:table-cell>
          <table:table-cell office:value-type="float" office:value="1.19843" calcext:value-type="float">
            <text:p>1,19843</text:p>
          </table:table-cell>
          <table:table-cell office:value-type="float" office:value="2.0048" calcext:value-type="float">
            <text:p>2,0048</text:p>
          </table:table-cell>
          <table:table-cell office:value-type="float" office:value="0.558277" calcext:value-type="float">
            <text:p>0,558277</text:p>
          </table:table-cell>
          <table:table-cell office:value-type="float" office:value="0.687342" calcext:value-type="float">
            <text:p>0,687342</text:p>
          </table:table-cell>
          <table:table-cell table:number-columns-repeated="60"/>
          <table:table-cell table:formula="of:=MIN([.A69:.BL69])" office:value-type="float" office:value="0.473938" calcext:value-type="float">
            <text:p>0,473938</text:p>
          </table:table-cell>
          <table:table-cell table:formula="of:=MAX([.A69:.BL69])" office:value-type="float" office:value="2.0048" calcext:value-type="float">
            <text:p>2,0048</text:p>
          </table:table-cell>
          <table:table-cell table:number-columns-repeated="7"/>
        </table:table-row>
        <table:table-row table:style-name="ro1">
          <table:table-cell office:value-type="float" office:value="0.709087" calcext:value-type="float">
            <text:p>0,709087</text:p>
          </table:table-cell>
          <table:table-cell office:value-type="float" office:value="1.1693" calcext:value-type="float">
            <text:p>1,1693</text:p>
          </table:table-cell>
          <table:table-cell office:value-type="float" office:value="1.173" calcext:value-type="float">
            <text:p>1,173</text:p>
          </table:table-cell>
          <table:table-cell office:value-type="float" office:value="0.900333" calcext:value-type="float">
            <text:p>0,900333</text:p>
          </table:table-cell>
          <table:table-cell office:value-type="float" office:value="0.667478" calcext:value-type="float">
            <text:p>0,667478</text:p>
          </table:table-cell>
          <table:table-cell office:value-type="float" office:value="1.10374" calcext:value-type="float">
            <text:p>1,10374</text:p>
          </table:table-cell>
          <table:table-cell office:value-type="float" office:value="0.65083" calcext:value-type="float">
            <text:p>0,65083</text:p>
          </table:table-cell>
          <table:table-cell office:value-type="float" office:value="1.50596" calcext:value-type="float">
            <text:p>1,50596</text:p>
          </table:table-cell>
          <table:table-cell table:number-columns-repeated="60"/>
          <table:table-cell table:formula="of:=MIN([.A70:.BL70])" office:value-type="float" office:value="0.65083" calcext:value-type="float">
            <text:p>0,65083</text:p>
          </table:table-cell>
          <table:table-cell table:formula="of:=MAX([.A70:.BL70])" office:value-type="float" office:value="1.50596" calcext:value-type="float">
            <text:p>1,50596</text:p>
          </table:table-cell>
          <table:table-cell table:number-columns-repeated="7"/>
        </table:table-row>
        <table:table-row table:style-name="ro1">
          <table:table-cell office:value-type="float" office:value="0.657224" calcext:value-type="float">
            <text:p>0,657224</text:p>
          </table:table-cell>
          <table:table-cell office:value-type="float" office:value="0.885648" calcext:value-type="float">
            <text:p>0,885648</text:p>
          </table:table-cell>
          <table:table-cell office:value-type="float" office:value="1.03169" calcext:value-type="float">
            <text:p>1,03169</text:p>
          </table:table-cell>
          <table:table-cell office:value-type="float" office:value="0.488397" calcext:value-type="float">
            <text:p>0,488397</text:p>
          </table:table-cell>
          <table:table-cell office:value-type="float" office:value="0.78571" calcext:value-type="float">
            <text:p>0,78571</text:p>
          </table:table-cell>
          <table:table-cell office:value-type="float" office:value="0.693611" calcext:value-type="float">
            <text:p>0,693611</text:p>
          </table:table-cell>
          <table:table-cell office:value-type="float" office:value="1.58075" calcext:value-type="float">
            <text:p>1,58075</text:p>
          </table:table-cell>
          <table:table-cell office:value-type="float" office:value="0.561559" calcext:value-type="float">
            <text:p>0,561559</text:p>
          </table:table-cell>
          <table:table-cell table:number-columns-repeated="60"/>
          <table:table-cell table:formula="of:=MIN([.A71:.BL71])" office:value-type="float" office:value="0.488397" calcext:value-type="float">
            <text:p>0,488397</text:p>
          </table:table-cell>
          <table:table-cell table:formula="of:=MAX([.A71:.BL71])" office:value-type="float" office:value="1.58075" calcext:value-type="float">
            <text:p>1,58075</text:p>
          </table:table-cell>
          <table:table-cell table:number-columns-repeated="7"/>
        </table:table-row>
        <table:table-row table:style-name="ro1">
          <table:table-cell office:value-type="float" office:value="0.64366" calcext:value-type="float">
            <text:p>0,64366</text:p>
          </table:table-cell>
          <table:table-cell office:value-type="float" office:value="0.661853" calcext:value-type="float">
            <text:p>0,661853</text:p>
          </table:table-cell>
          <table:table-cell office:value-type="float" office:value="1.36366" calcext:value-type="float">
            <text:p>1,36366</text:p>
          </table:table-cell>
          <table:table-cell office:value-type="float" office:value="1.18481" calcext:value-type="float">
            <text:p>1,18481</text:p>
          </table:table-cell>
          <table:table-cell office:value-type="float" office:value="0.782451" calcext:value-type="float">
            <text:p>0,782451</text:p>
          </table:table-cell>
          <table:table-cell office:value-type="float" office:value="1.7413" calcext:value-type="float">
            <text:p>1,7413</text:p>
          </table:table-cell>
          <table:table-cell office:value-type="float" office:value="0.741335" calcext:value-type="float">
            <text:p>0,741335</text:p>
          </table:table-cell>
          <table:table-cell office:value-type="float" office:value="1.20681" calcext:value-type="float">
            <text:p>1,20681</text:p>
          </table:table-cell>
          <table:table-cell table:number-columns-repeated="60"/>
          <table:table-cell table:formula="of:=MIN([.A72:.BL72])" office:value-type="float" office:value="0.64366" calcext:value-type="float">
            <text:p>0,64366</text:p>
          </table:table-cell>
          <table:table-cell table:formula="of:=MAX([.A72:.BL72])" office:value-type="float" office:value="1.7413" calcext:value-type="float">
            <text:p>1,7413</text:p>
          </table:table-cell>
          <table:table-cell table:number-columns-repeated="7"/>
        </table:table-row>
        <table:table-row table:style-name="ro1">
          <table:table-cell office:value-type="float" office:value="1.18428" calcext:value-type="float">
            <text:p>1,18428</text:p>
          </table:table-cell>
          <table:table-cell office:value-type="float" office:value="1.20009" calcext:value-type="float">
            <text:p>1,20009</text:p>
          </table:table-cell>
          <table:table-cell office:value-type="float" office:value="0.66447" calcext:value-type="float">
            <text:p>0,66447</text:p>
          </table:table-cell>
          <table:table-cell office:value-type="float" office:value="0.668315" calcext:value-type="float">
            <text:p>0,668315</text:p>
          </table:table-cell>
          <table:table-cell office:value-type="float" office:value="2.55186" calcext:value-type="float">
            <text:p>2,55186</text:p>
          </table:table-cell>
          <table:table-cell office:value-type="float" office:value="2.55348" calcext:value-type="float">
            <text:p>2,55348</text:p>
          </table:table-cell>
          <table:table-cell office:value-type="float" office:value="1.40371" calcext:value-type="float">
            <text:p>1,40371</text:p>
          </table:table-cell>
          <table:table-cell office:value-type="float" office:value="1.39558" calcext:value-type="float">
            <text:p>1,39558</text:p>
          </table:table-cell>
          <table:table-cell table:number-columns-repeated="60"/>
          <table:table-cell table:formula="of:=MIN([.A73:.BL73])" office:value-type="float" office:value="0.66447" calcext:value-type="float">
            <text:p>0,66447</text:p>
          </table:table-cell>
          <table:table-cell table:formula="of:=MAX([.A73:.BL73])" office:value-type="float" office:value="2.55348" calcext:value-type="float">
            <text:p>2,55348</text:p>
          </table:table-cell>
          <table:table-cell table:number-columns-repeated="7"/>
        </table:table-row>
        <table:table-row table:style-name="ro1">
          <table:table-cell office:value-type="float" office:value="0.651527" calcext:value-type="float">
            <text:p>0,651527</text:p>
          </table:table-cell>
          <table:table-cell office:value-type="float" office:value="1.30324" calcext:value-type="float">
            <text:p>1,30324</text:p>
          </table:table-cell>
          <table:table-cell office:value-type="float" office:value="0.659984" calcext:value-type="float">
            <text:p>0,659984</text:p>
          </table:table-cell>
          <table:table-cell office:value-type="float" office:value="1.42356" calcext:value-type="float">
            <text:p>1,42356</text:p>
          </table:table-cell>
          <table:table-cell office:value-type="float" office:value="0.692672" calcext:value-type="float">
            <text:p>0,692672</text:p>
          </table:table-cell>
          <table:table-cell office:value-type="float" office:value="0.733981" calcext:value-type="float">
            <text:p>0,733981</text:p>
          </table:table-cell>
          <table:table-cell office:value-type="float" office:value="0.681443" calcext:value-type="float">
            <text:p>0,681443</text:p>
          </table:table-cell>
          <table:table-cell office:value-type="float" office:value="0.710296" calcext:value-type="float">
            <text:p>0,710296</text:p>
          </table:table-cell>
          <table:table-cell table:number-columns-repeated="60"/>
          <table:table-cell table:formula="of:=MIN([.A74:.BL74])" office:value-type="float" office:value="0.651527" calcext:value-type="float">
            <text:p>0,651527</text:p>
          </table:table-cell>
          <table:table-cell table:formula="of:=MAX([.A74:.BL74])" office:value-type="float" office:value="1.42356" calcext:value-type="float">
            <text:p>1,42356</text:p>
          </table:table-cell>
          <table:table-cell table:number-columns-repeated="7"/>
        </table:table-row>
        <table:table-row table:style-name="ro1">
          <table:table-cell office:value-type="float" office:value="0.773494" calcext:value-type="float">
            <text:p>0,773494</text:p>
          </table:table-cell>
          <table:table-cell office:value-type="float" office:value="1.04187" calcext:value-type="float">
            <text:p>1,04187</text:p>
          </table:table-cell>
          <table:table-cell office:value-type="float" office:value="1.10217" calcext:value-type="float">
            <text:p>1,10217</text:p>
          </table:table-cell>
          <table:table-cell office:value-type="float" office:value="0.863472" calcext:value-type="float">
            <text:p>0,863472</text:p>
          </table:table-cell>
          <table:table-cell office:value-type="float" office:value="0.970681" calcext:value-type="float">
            <text:p>0,970681</text:p>
          </table:table-cell>
          <table:table-cell office:value-type="float" office:value="1.17005" calcext:value-type="float">
            <text:p>1,17005</text:p>
          </table:table-cell>
          <table:table-cell office:value-type="float" office:value="1.02016" calcext:value-type="float">
            <text:p>1,02016</text:p>
          </table:table-cell>
          <table:table-cell office:value-type="float" office:value="0.77193" calcext:value-type="float">
            <text:p>0,77193</text:p>
          </table:table-cell>
          <table:table-cell table:number-columns-repeated="60"/>
          <table:table-cell table:formula="of:=MIN([.A75:.BL75])" office:value-type="float" office:value="0.77193" calcext:value-type="float">
            <text:p>0,77193</text:p>
          </table:table-cell>
          <table:table-cell table:formula="of:=MAX([.A75:.BL75])" office:value-type="float" office:value="1.17005" calcext:value-type="float">
            <text:p>1,17005</text:p>
          </table:table-cell>
          <table:table-cell table:number-columns-repeated="7"/>
        </table:table-row>
        <table:table-row table:style-name="ro1">
          <table:table-cell office:value-type="float" office:value="0.769684" calcext:value-type="float">
            <text:p>0,769684</text:p>
          </table:table-cell>
          <table:table-cell office:value-type="float" office:value="1.41095" calcext:value-type="float">
            <text:p>1,41095</text:p>
          </table:table-cell>
          <table:table-cell office:value-type="float" office:value="0.981512" calcext:value-type="float">
            <text:p>0,981512</text:p>
          </table:table-cell>
          <table:table-cell office:value-type="float" office:value="1.82172" calcext:value-type="float">
            <text:p>1,82172</text:p>
          </table:table-cell>
          <table:table-cell office:value-type="float" office:value="0.748618" calcext:value-type="float">
            <text:p>0,748618</text:p>
          </table:table-cell>
          <table:table-cell office:value-type="float" office:value="0.728162" calcext:value-type="float">
            <text:p>0,728162</text:p>
          </table:table-cell>
          <table:table-cell office:value-type="float" office:value="1.94627" calcext:value-type="float">
            <text:p>1,94627</text:p>
          </table:table-cell>
          <table:table-cell office:value-type="float" office:value="0.413798" calcext:value-type="float">
            <text:p>0,413798</text:p>
          </table:table-cell>
          <table:table-cell table:number-columns-repeated="60"/>
          <table:table-cell table:formula="of:=MIN([.A76:.BL76])" office:value-type="float" office:value="0.413798" calcext:value-type="float">
            <text:p>0,413798</text:p>
          </table:table-cell>
          <table:table-cell table:formula="of:=MAX([.A76:.BL76])" office:value-type="float" office:value="1.94627" calcext:value-type="float">
            <text:p>1,94627</text:p>
          </table:table-cell>
          <table:table-cell table:number-columns-repeated="7"/>
        </table:table-row>
        <table:table-row table:style-name="ro1">
          <table:table-cell office:value-type="float" office:value="0.74045" calcext:value-type="float">
            <text:p>0,74045</text:p>
          </table:table-cell>
          <table:table-cell office:value-type="float" office:value="0.715672" calcext:value-type="float">
            <text:p>0,715672</text:p>
          </table:table-cell>
          <table:table-cell office:value-type="float" office:value="1.90137" calcext:value-type="float">
            <text:p>1,90137</text:p>
          </table:table-cell>
          <table:table-cell office:value-type="float" office:value="1.54381" calcext:value-type="float">
            <text:p>1,54381</text:p>
          </table:table-cell>
          <table:table-cell office:value-type="float" office:value="2.46852" calcext:value-type="float">
            <text:p>2,46852</text:p>
          </table:table-cell>
          <table:table-cell office:value-type="float" office:value="1.94934" calcext:value-type="float">
            <text:p>1,94934</text:p>
          </table:table-cell>
          <table:table-cell office:value-type="float" office:value="1.45081" calcext:value-type="float">
            <text:p>1,45081</text:p>
          </table:table-cell>
          <table:table-cell office:value-type="float" office:value="1.19519" calcext:value-type="float">
            <text:p>1,19519</text:p>
          </table:table-cell>
          <table:table-cell table:number-columns-repeated="60"/>
          <table:table-cell table:formula="of:=MIN([.A77:.BL77])" office:value-type="float" office:value="0.715672" calcext:value-type="float">
            <text:p>0,715672</text:p>
          </table:table-cell>
          <table:table-cell table:formula="of:=MAX([.A77:.BL77])" office:value-type="float" office:value="2.46852" calcext:value-type="float">
            <text:p>2,46852</text:p>
          </table:table-cell>
          <table:table-cell table:number-columns-repeated="7"/>
        </table:table-row>
        <table:table-row table:style-name="ro1">
          <table:table-cell office:value-type="float" office:value="0.641957" calcext:value-type="float">
            <text:p>0,641957</text:p>
          </table:table-cell>
          <table:table-cell office:value-type="float" office:value="0.689552" calcext:value-type="float">
            <text:p>0,689552</text:p>
          </table:table-cell>
          <table:table-cell office:value-type="float" office:value="0.652539" calcext:value-type="float">
            <text:p>0,652539</text:p>
          </table:table-cell>
          <table:table-cell office:value-type="float" office:value="2.0379" calcext:value-type="float">
            <text:p>2,0379</text:p>
          </table:table-cell>
          <table:table-cell office:value-type="float" office:value="1.40216" calcext:value-type="float">
            <text:p>1,40216</text:p>
          </table:table-cell>
          <table:table-cell office:value-type="float" office:value="0.739451" calcext:value-type="float">
            <text:p>0,739451</text:p>
          </table:table-cell>
          <table:table-cell office:value-type="float" office:value="0.535588" calcext:value-type="float">
            <text:p>0,535588</text:p>
          </table:table-cell>
          <table:table-cell office:value-type="float" office:value="0.764157" calcext:value-type="float">
            <text:p>0,764157</text:p>
          </table:table-cell>
          <table:table-cell table:number-columns-repeated="60"/>
          <table:table-cell table:formula="of:=MIN([.A78:.BL78])" office:value-type="float" office:value="0.535588" calcext:value-type="float">
            <text:p>0,535588</text:p>
          </table:table-cell>
          <table:table-cell table:formula="of:=MAX([.A78:.BL78])" office:value-type="float" office:value="2.0379" calcext:value-type="float">
            <text:p>2,0379</text:p>
          </table:table-cell>
          <table:table-cell table:number-columns-repeated="7"/>
        </table:table-row>
        <table:table-row table:style-name="ro1">
          <table:table-cell office:value-type="float" office:value="0.664407" calcext:value-type="float">
            <text:p>0,664407</text:p>
          </table:table-cell>
          <table:table-cell office:value-type="float" office:value="0.667174" calcext:value-type="float">
            <text:p>0,667174</text:p>
          </table:table-cell>
          <table:table-cell office:value-type="float" office:value="1.53259" calcext:value-type="float">
            <text:p>1,53259</text:p>
          </table:table-cell>
          <table:table-cell office:value-type="float" office:value="1.89143" calcext:value-type="float">
            <text:p>1,89143</text:p>
          </table:table-cell>
          <table:table-cell office:value-type="float" office:value="1.5127" calcext:value-type="float">
            <text:p>1,5127</text:p>
          </table:table-cell>
          <table:table-cell office:value-type="float" office:value="1.03761" calcext:value-type="float">
            <text:p>1,03761</text:p>
          </table:table-cell>
          <table:table-cell office:value-type="float" office:value="1.05238" calcext:value-type="float">
            <text:p>1,05238</text:p>
          </table:table-cell>
          <table:table-cell office:value-type="float" office:value="1.35085" calcext:value-type="float">
            <text:p>1,35085</text:p>
          </table:table-cell>
          <table:table-cell table:number-columns-repeated="60"/>
          <table:table-cell table:formula="of:=MIN([.A79:.BL79])" office:value-type="float" office:value="0.664407" calcext:value-type="float">
            <text:p>0,664407</text:p>
          </table:table-cell>
          <table:table-cell table:formula="of:=MAX([.A79:.BL79])" office:value-type="float" office:value="1.89143" calcext:value-type="float">
            <text:p>1,89143</text:p>
          </table:table-cell>
          <table:table-cell table:number-columns-repeated="7"/>
        </table:table-row>
        <table:table-row table:style-name="ro1">
          <table:table-cell office:value-type="float" office:value="0.731813" calcext:value-type="float">
            <text:p>0,731813</text:p>
          </table:table-cell>
          <table:table-cell office:value-type="float" office:value="1.31504" calcext:value-type="float">
            <text:p>1,31504</text:p>
          </table:table-cell>
          <table:table-cell office:value-type="float" office:value="1.41676" calcext:value-type="float">
            <text:p>1,41676</text:p>
          </table:table-cell>
          <table:table-cell office:value-type="float" office:value="1.22302" calcext:value-type="float">
            <text:p>1,22302</text:p>
          </table:table-cell>
          <table:table-cell office:value-type="float" office:value="1.25133" calcext:value-type="float">
            <text:p>1,25133</text:p>
          </table:table-cell>
          <table:table-cell office:value-type="float" office:value="1.16249" calcext:value-type="float">
            <text:p>1,16249</text:p>
          </table:table-cell>
          <table:table-cell office:value-type="float" office:value="1.27711" calcext:value-type="float">
            <text:p>1,27711</text:p>
          </table:table-cell>
          <table:table-cell office:value-type="float" office:value="0.648433" calcext:value-type="float">
            <text:p>0,648433</text:p>
          </table:table-cell>
          <table:table-cell table:number-columns-repeated="60"/>
          <table:table-cell table:formula="of:=MIN([.A80:.BL80])" office:value-type="float" office:value="0.648433" calcext:value-type="float">
            <text:p>0,648433</text:p>
          </table:table-cell>
          <table:table-cell table:formula="of:=MAX([.A80:.BL80])" office:value-type="float" office:value="1.41676" calcext:value-type="float">
            <text:p>1,41676</text:p>
          </table:table-cell>
          <table:table-cell table:number-columns-repeated="7"/>
        </table:table-row>
        <table:table-row table:style-name="ro1">
          <table:table-cell office:value-type="float" office:value="1.20165" calcext:value-type="float">
            <text:p>1,20165</text:p>
          </table:table-cell>
          <table:table-cell office:value-type="float" office:value="1.20324" calcext:value-type="float">
            <text:p>1,20324</text:p>
          </table:table-cell>
          <table:table-cell office:value-type="float" office:value="0.654111" calcext:value-type="float">
            <text:p>0,654111</text:p>
          </table:table-cell>
          <table:table-cell office:value-type="float" office:value="1.85779" calcext:value-type="float">
            <text:p>1,85779</text:p>
          </table:table-cell>
          <table:table-cell office:value-type="float" office:value="1.88806" calcext:value-type="float">
            <text:p>1,88806</text:p>
          </table:table-cell>
          <table:table-cell office:value-type="float" office:value="0.96233" calcext:value-type="float">
            <text:p>0,96233</text:p>
          </table:table-cell>
          <table:table-cell office:value-type="float" office:value="0.997986" calcext:value-type="float">
            <text:p>0,997986</text:p>
          </table:table-cell>
          <table:table-cell office:value-type="float" office:value="0.434906" calcext:value-type="float">
            <text:p>0,434906</text:p>
          </table:table-cell>
          <table:table-cell table:number-columns-repeated="60"/>
          <table:table-cell table:formula="of:=MIN([.A81:.BL81])" office:value-type="float" office:value="0.434906" calcext:value-type="float">
            <text:p>0,434906</text:p>
          </table:table-cell>
          <table:table-cell table:formula="of:=MAX([.A81:.BL81])" office:value-type="float" office:value="1.88806" calcext:value-type="float">
            <text:p>1,88806</text:p>
          </table:table-cell>
          <table:table-cell table:number-columns-repeated="7"/>
        </table:table-row>
        <table:table-row table:style-name="ro1">
          <table:table-cell office:value-type="float" office:value="0.648813" calcext:value-type="float">
            <text:p>0,648813</text:p>
          </table:table-cell>
          <table:table-cell office:value-type="float" office:value="0.633705" calcext:value-type="float">
            <text:p>0,633705</text:p>
          </table:table-cell>
          <table:table-cell office:value-type="float" office:value="1.79852" calcext:value-type="float">
            <text:p>1,79852</text:p>
          </table:table-cell>
          <table:table-cell office:value-type="float" office:value="1.19497" calcext:value-type="float">
            <text:p>1,19497</text:p>
          </table:table-cell>
          <table:table-cell office:value-type="float" office:value="0.639851" calcext:value-type="float">
            <text:p>0,639851</text:p>
          </table:table-cell>
          <table:table-cell office:value-type="float" office:value="2.06876" calcext:value-type="float">
            <text:p>2,06876</text:p>
          </table:table-cell>
          <table:table-cell office:value-type="float" office:value="0.696898" calcext:value-type="float">
            <text:p>0,696898</text:p>
          </table:table-cell>
          <table:table-cell office:value-type="float" office:value="0.718103" calcext:value-type="float">
            <text:p>0,718103</text:p>
          </table:table-cell>
          <table:table-cell table:number-columns-repeated="60"/>
          <table:table-cell table:formula="of:=MIN([.A82:.BL82])" office:value-type="float" office:value="0.633705" calcext:value-type="float">
            <text:p>0,633705</text:p>
          </table:table-cell>
          <table:table-cell table:formula="of:=MAX([.A82:.BL82])" office:value-type="float" office:value="2.06876" calcext:value-type="float">
            <text:p>2,06876</text:p>
          </table:table-cell>
          <table:table-cell table:number-columns-repeated="7"/>
        </table:table-row>
        <table:table-row table:style-name="ro1">
          <table:table-cell office:value-type="float" office:value="1.19486" calcext:value-type="float">
            <text:p>1,19486</text:p>
          </table:table-cell>
          <table:table-cell office:value-type="float" office:value="1.22973" calcext:value-type="float">
            <text:p>1,22973</text:p>
          </table:table-cell>
          <table:table-cell office:value-type="float" office:value="1.24198" calcext:value-type="float">
            <text:p>1,24198</text:p>
          </table:table-cell>
          <table:table-cell office:value-type="float" office:value="0.652823" calcext:value-type="float">
            <text:p>0,652823</text:p>
          </table:table-cell>
          <table:table-cell office:value-type="float" office:value="1.88926" calcext:value-type="float">
            <text:p>1,88926</text:p>
          </table:table-cell>
          <table:table-cell office:value-type="float" office:value="0.982294" calcext:value-type="float">
            <text:p>0,982294</text:p>
          </table:table-cell>
          <table:table-cell office:value-type="float" office:value="1.06443" calcext:value-type="float">
            <text:p>1,06443</text:p>
          </table:table-cell>
          <table:table-cell office:value-type="float" office:value="1.30656" calcext:value-type="float">
            <text:p>1,30656</text:p>
          </table:table-cell>
          <table:table-cell table:number-columns-repeated="60"/>
          <table:table-cell table:formula="of:=MIN([.A83:.BL83])" office:value-type="float" office:value="0.652823" calcext:value-type="float">
            <text:p>0,652823</text:p>
          </table:table-cell>
          <table:table-cell table:formula="of:=MAX([.A83:.BL83])" office:value-type="float" office:value="1.88926" calcext:value-type="float">
            <text:p>1,88926</text:p>
          </table:table-cell>
          <table:table-cell table:number-columns-repeated="7"/>
        </table:table-row>
        <table:table-row table:style-name="ro1">
          <table:table-cell office:value-type="float" office:value="0.683856" calcext:value-type="float">
            <text:p>0,683856</text:p>
          </table:table-cell>
          <table:table-cell office:value-type="float" office:value="1.14348" calcext:value-type="float">
            <text:p>1,14348</text:p>
          </table:table-cell>
          <table:table-cell office:value-type="float" office:value="0.859952" calcext:value-type="float">
            <text:p>0,859952</text:p>
          </table:table-cell>
          <table:table-cell office:value-type="float" office:value="1.62029" calcext:value-type="float">
            <text:p>1,62029</text:p>
          </table:table-cell>
          <table:table-cell office:value-type="float" office:value="1.20318" calcext:value-type="float">
            <text:p>1,20318</text:p>
          </table:table-cell>
          <table:table-cell office:value-type="float" office:value="0.815157" calcext:value-type="float">
            <text:p>0,815157</text:p>
          </table:table-cell>
          <table:table-cell office:value-type="float" office:value="0.539563" calcext:value-type="float">
            <text:p>0,539563</text:p>
          </table:table-cell>
          <table:table-cell office:value-type="float" office:value="0.700429" calcext:value-type="float">
            <text:p>0,700429</text:p>
          </table:table-cell>
          <table:table-cell table:number-columns-repeated="60"/>
          <table:table-cell table:formula="of:=MIN([.A84:.BL84])" office:value-type="float" office:value="0.539563" calcext:value-type="float">
            <text:p>0,539563</text:p>
          </table:table-cell>
          <table:table-cell table:formula="of:=MAX([.A84:.BL84])" office:value-type="float" office:value="1.62029" calcext:value-type="float">
            <text:p>1,6202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76398" calcext:value-type="float">
            <text:p>0,576398</text:p>
          </table:table-cell>
          <table:table-cell office:value-type="float" office:value="0.590099" calcext:value-type="float">
            <text:p>0,590099</text:p>
          </table:table-cell>
          <table:table-cell office:value-type="float" office:value="0.59475" calcext:value-type="float">
            <text:p>0,59475</text:p>
          </table:table-cell>
          <table:table-cell office:value-type="float" office:value="1.19266" calcext:value-type="float">
            <text:p>1,19266</text:p>
          </table:table-cell>
          <table:table-cell office:value-type="float" office:value="0.628081" calcext:value-type="float">
            <text:p>0,628081</text:p>
          </table:table-cell>
          <table:table-cell office:value-type="float" office:value="0.629911" calcext:value-type="float">
            <text:p>0,629911</text:p>
          </table:table-cell>
          <table:table-cell office:value-type="float" office:value="1.21078" calcext:value-type="float">
            <text:p>1,21078</text:p>
          </table:table-cell>
          <table:table-cell office:value-type="float" office:value="0.35849" calcext:value-type="float">
            <text:p>0,35849</text:p>
          </table:table-cell>
          <table:table-cell office:value-type="float" office:value="0.572581" calcext:value-type="float">
            <text:p>0,572581</text:p>
          </table:table-cell>
          <table:table-cell office:value-type="float" office:value="1.73744" calcext:value-type="float">
            <text:p>1,73744</text:p>
          </table:table-cell>
          <table:table-cell office:value-type="float" office:value="0.653919" calcext:value-type="float">
            <text:p>0,653919</text:p>
          </table:table-cell>
          <table:table-cell office:value-type="float" office:value="0.928965" calcext:value-type="float">
            <text:p>0,928965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1.11279" calcext:value-type="float">
            <text:p>1,11279</text:p>
          </table:table-cell>
          <table:table-cell office:value-type="float" office:value="0.317612" calcext:value-type="float">
            <text:p>0,317612</text:p>
          </table:table-cell>
          <table:table-cell office:value-type="float" office:value="1.25875" calcext:value-type="float">
            <text:p>1,25875</text:p>
          </table:table-cell>
          <table:table-cell table:number-columns-repeated="52"/>
          <table:table-cell table:formula="of:=MIN([.A86:.BL86])" office:value-type="float" office:value="0.316608" calcext:value-type="float">
            <text:p>0,316608</text:p>
          </table:table-cell>
          <table:table-cell table:formula="of:=MAX([.A86:.BL86])" office:value-type="float" office:value="1.73744" calcext:value-type="float">
            <text:p>1,73744</text:p>
          </table:table-cell>
          <table:table-cell table:number-columns-repeated="7"/>
        </table:table-row>
        <table:table-row table:style-name="ro1">
          <table:table-cell office:value-type="float" office:value="0.323896" calcext:value-type="float">
            <text:p>0,323896</text:p>
          </table:table-cell>
          <table:table-cell office:value-type="float" office:value="0.613293" calcext:value-type="float">
            <text:p>0,613293</text:p>
          </table:table-cell>
          <table:table-cell office:value-type="float" office:value="0.62686" calcext:value-type="float">
            <text:p>0,62686</text:p>
          </table:table-cell>
          <table:table-cell office:value-type="float" office:value="0.342617" calcext:value-type="float">
            <text:p>0,342617</text:p>
          </table:table-cell>
          <table:table-cell office:value-type="float" office:value="0.584514" calcext:value-type="float">
            <text:p>0,584514</text:p>
          </table:table-cell>
          <table:table-cell office:value-type="float" office:value="0.602381" calcext:value-type="float">
            <text:p>0,602381</text:p>
          </table:table-cell>
          <table:table-cell office:value-type="float" office:value="0.58441" calcext:value-type="float">
            <text:p>0,58441</text:p>
          </table:table-cell>
          <table:table-cell office:value-type="float" office:value="0.596437" calcext:value-type="float">
            <text:p>0,596437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22467" calcext:value-type="float">
            <text:p>0,922467</text:p>
          </table:table-cell>
          <table:table-cell office:value-type="float" office:value="0.918235" calcext:value-type="float">
            <text:p>0,918235</text:p>
          </table:table-cell>
          <table:table-cell office:value-type="float" office:value="1.52742" calcext:value-type="float">
            <text:p>1,52742</text:p>
          </table:table-cell>
          <table:table-cell office:value-type="float" office:value="1.9048" calcext:value-type="float">
            <text:p>1,9048</text:p>
          </table:table-cell>
          <table:table-cell office:value-type="float" office:value="0.506362" calcext:value-type="float">
            <text:p>0,506362</text:p>
          </table:table-cell>
          <table:table-cell office:value-type="float" office:value="1.15653" calcext:value-type="float">
            <text:p>1,15653</text:p>
          </table:table-cell>
          <table:table-cell office:value-type="float" office:value="0.217949" calcext:value-type="float">
            <text:p>0,217949</text:p>
          </table:table-cell>
          <table:table-cell table:number-columns-repeated="52"/>
          <table:table-cell table:formula="of:=MIN([.A87:.BL87])" office:value-type="float" office:value="0.217949" calcext:value-type="float">
            <text:p>0,217949</text:p>
          </table:table-cell>
          <table:table-cell table:formula="of:=MAX([.A87:.BL87])" office:value-type="float" office:value="1.9048" calcext:value-type="float">
            <text:p>1,9048</text:p>
          </table:table-cell>
          <table:table-cell table:number-columns-repeated="7"/>
        </table:table-row>
        <table:table-row table:style-name="ro1">
          <table:table-cell office:value-type="float" office:value="0.56885" calcext:value-type="float">
            <text:p>0,56885</text:p>
          </table:table-cell>
          <table:table-cell office:value-type="float" office:value="0.57817" calcext:value-type="float">
            <text:p>0,57817</text:p>
          </table:table-cell>
          <table:table-cell office:value-type="float" office:value="0.624049" calcext:value-type="float">
            <text:p>0,624049</text:p>
          </table:table-cell>
          <table:table-cell office:value-type="float" office:value="0.644853" calcext:value-type="float">
            <text:p>0,644853</text:p>
          </table:table-cell>
          <table:table-cell office:value-type="float" office:value="0.574077" calcext:value-type="float">
            <text:p>0,574077</text:p>
          </table:table-cell>
          <table:table-cell office:value-type="float" office:value="0.582199" calcext:value-type="float">
            <text:p>0,582199</text:p>
          </table:table-cell>
          <table:table-cell office:value-type="float" office:value="0.570119" calcext:value-type="float">
            <text:p>0,570119</text:p>
          </table:table-cell>
          <table:table-cell office:value-type="float" office:value="0.582236" calcext:value-type="float">
            <text:p>0,582236</text:p>
          </table:table-cell>
          <table:table-cell office:value-type="float" office:value="0.604229" calcext:value-type="float">
            <text:p>0,604229</text:p>
          </table:table-cell>
          <table:table-cell office:value-type="float" office:value="0.349308" calcext:value-type="float">
            <text:p>0,349308</text:p>
          </table:table-cell>
          <table:table-cell office:value-type="float" office:value="1.51637" calcext:value-type="float">
            <text:p>1,51637</text:p>
          </table:table-cell>
          <table:table-cell office:value-type="float" office:value="0.933443" calcext:value-type="float">
            <text:p>0,933443</text:p>
          </table:table-cell>
          <table:table-cell office:value-type="float" office:value="1.61726" calcext:value-type="float">
            <text:p>1,61726</text:p>
          </table:table-cell>
          <table:table-cell office:value-type="float" office:value="1.76676" calcext:value-type="float">
            <text:p>1,76676</text:p>
          </table:table-cell>
          <table:table-cell office:value-type="float" office:value="1.71577" calcext:value-type="float">
            <text:p>1,71577</text:p>
          </table:table-cell>
          <table:table-cell office:value-type="float" office:value="1.83173" calcext:value-type="float">
            <text:p>1,83173</text:p>
          </table:table-cell>
          <table:table-cell table:number-columns-repeated="52"/>
          <table:table-cell table:formula="of:=MIN([.A88:.BL88])" office:value-type="float" office:value="0.349308" calcext:value-type="float">
            <text:p>0,349308</text:p>
          </table:table-cell>
          <table:table-cell table:formula="of:=MAX([.A88:.BL88])" office:value-type="float" office:value="1.83173" calcext:value-type="float">
            <text:p>1,83173</text:p>
          </table:table-cell>
          <table:table-cell table:number-columns-repeated="7"/>
        </table:table-row>
        <table:table-row table:style-name="ro1">
          <table:table-cell office:value-type="float" office:value="0.591386" calcext:value-type="float">
            <text:p>0,591386</text:p>
          </table:table-cell>
          <table:table-cell office:value-type="float" office:value="0.597913" calcext:value-type="float">
            <text:p>0,597913</text:p>
          </table:table-cell>
          <table:table-cell office:value-type="float" office:value="0.610371" calcext:value-type="float">
            <text:p>0,610371</text:p>
          </table:table-cell>
          <table:table-cell office:value-type="float" office:value="0.589324" calcext:value-type="float">
            <text:p>0,589324</text:p>
          </table:table-cell>
          <table:table-cell office:value-type="float" office:value="0.591199" calcext:value-type="float">
            <text:p>0,591199</text:p>
          </table:table-cell>
          <table:table-cell office:value-type="float" office:value="0.577434" calcext:value-type="float">
            <text:p>0,577434</text:p>
          </table:table-cell>
          <table:table-cell office:value-type="float" office:value="0.322172" calcext:value-type="float">
            <text:p>0,322172</text:p>
          </table:table-cell>
          <table:table-cell office:value-type="float" office:value="1.51295" calcext:value-type="float">
            <text:p>1,51295</text:p>
          </table:table-cell>
          <table:table-cell office:value-type="float" office:value="0.906379" calcext:value-type="float">
            <text:p>0,906379</text:p>
          </table:table-cell>
          <table:table-cell office:value-type="float" office:value="0.471151" calcext:value-type="float">
            <text:p>0,471151</text:p>
          </table:table-cell>
          <table:table-cell office:value-type="float" office:value="0.553095" calcext:value-type="float">
            <text:p>0,553095</text:p>
          </table:table-cell>
          <table:table-cell office:value-type="float" office:value="0.822876" calcext:value-type="float">
            <text:p>0,822876</text:p>
          </table:table-cell>
          <table:table-cell office:value-type="float" office:value="0.942723" calcext:value-type="float">
            <text:p>0,942723</text:p>
          </table:table-cell>
          <table:table-cell office:value-type="float" office:value="0.562562" calcext:value-type="float">
            <text:p>0,562562</text:p>
          </table:table-cell>
          <table:table-cell office:value-type="float" office:value="0.654729" calcext:value-type="float">
            <text:p>0,654729</text:p>
          </table:table-cell>
          <table:table-cell office:value-type="float" office:value="0.455461" calcext:value-type="float">
            <text:p>0,455461</text:p>
          </table:table-cell>
          <table:table-cell table:number-columns-repeated="52"/>
          <table:table-cell table:formula="of:=MIN([.A89:.BL89])" office:value-type="float" office:value="0.322172" calcext:value-type="float">
            <text:p>0,322172</text:p>
          </table:table-cell>
          <table:table-cell table:formula="of:=MAX([.A89:.BL89])" office:value-type="float" office:value="1.51295" calcext:value-type="float">
            <text:p>1,51295</text:p>
          </table:table-cell>
          <table:table-cell table:number-columns-repeated="7"/>
        </table:table-row>
        <table:table-row table:style-name="ro1">
          <table:table-cell office:value-type="float" office:value="0.614933" calcext:value-type="float">
            <text:p>0,614933</text:p>
          </table:table-cell>
          <table:table-cell office:value-type="float" office:value="0.629437" calcext:value-type="float">
            <text:p>0,629437</text:p>
          </table:table-cell>
          <table:table-cell office:value-type="float" office:value="0.589364" calcext:value-type="float">
            <text:p>0,589364</text:p>
          </table:table-cell>
          <table:table-cell office:value-type="float" office:value="0.581609" calcext:value-type="float">
            <text:p>0,581609</text:p>
          </table:table-cell>
          <table:table-cell office:value-type="float" office:value="0.587617" calcext:value-type="float">
            <text:p>0,587617</text:p>
          </table:table-cell>
          <table:table-cell office:value-type="float" office:value="1.23963" calcext:value-type="float">
            <text:p>1,23963</text:p>
          </table:table-cell>
          <table:table-cell office:value-type="float" office:value="0.611619" calcext:value-type="float">
            <text:p>0,611619</text:p>
          </table:table-cell>
          <table:table-cell office:value-type="float" office:value="0.332536" calcext:value-type="float">
            <text:p>0,332536</text:p>
          </table:table-cell>
          <table:table-cell office:value-type="float" office:value="0.480356" calcext:value-type="float">
            <text:p>0,480356</text:p>
          </table:table-cell>
          <table:table-cell office:value-type="float" office:value="1.7394" calcext:value-type="float">
            <text:p>1,7394</text:p>
          </table:table-cell>
          <table:table-cell office:value-type="float" office:value="0.689854" calcext:value-type="float">
            <text:p>0,689854</text:p>
          </table:table-cell>
          <table:table-cell office:value-type="float" office:value="0.703452" calcext:value-type="float">
            <text:p>0,703452</text:p>
          </table:table-cell>
          <table:table-cell office:value-type="float" office:value="1.4848" calcext:value-type="float">
            <text:p>1,4848</text:p>
          </table:table-cell>
          <table:table-cell office:value-type="float" office:value="0.312923" calcext:value-type="float">
            <text:p>0,312923</text:p>
          </table:table-cell>
          <table:table-cell office:value-type="float" office:value="0.531084" calcext:value-type="float">
            <text:p>0,531084</text:p>
          </table:table-cell>
          <table:table-cell office:value-type="float" office:value="1.33892" calcext:value-type="float">
            <text:p>1,33892</text:p>
          </table:table-cell>
          <table:table-cell table:number-columns-repeated="52"/>
          <table:table-cell table:formula="of:=MIN([.A90:.BL90])" office:value-type="float" office:value="0.312923" calcext:value-type="float">
            <text:p>0,312923</text:p>
          </table:table-cell>
          <table:table-cell table:formula="of:=MAX([.A90:.BL90])" office:value-type="float" office:value="1.7394" calcext:value-type="float">
            <text:p>1,7394</text:p>
          </table:table-cell>
          <table:table-cell table:number-columns-repeated="7"/>
        </table:table-row>
        <table:table-row table:style-name="ro1">
          <table:table-cell office:value-type="float" office:value="0.321143" calcext:value-type="float">
            <text:p>0,321143</text:p>
          </table:table-cell>
          <table:table-cell office:value-type="float" office:value="0.503581" calcext:value-type="float">
            <text:p>0,503581</text:p>
          </table:table-cell>
          <table:table-cell office:value-type="float" office:value="0.417966" calcext:value-type="float">
            <text:p>0,417966</text:p>
          </table:table-cell>
          <table:table-cell office:value-type="float" office:value="0.433004" calcext:value-type="float">
            <text:p>0,433004</text:p>
          </table:table-cell>
          <table:table-cell office:value-type="float" office:value="0.414003" calcext:value-type="float">
            <text:p>0,414003</text:p>
          </table:table-cell>
          <table:table-cell office:value-type="float" office:value="0.507067" calcext:value-type="float">
            <text:p>0,507067</text:p>
          </table:table-cell>
          <table:table-cell office:value-type="float" office:value="1.15712" calcext:value-type="float">
            <text:p>1,15712</text:p>
          </table:table-cell>
          <table:table-cell office:value-type="float" office:value="0.342289" calcext:value-type="float">
            <text:p>0,342289</text:p>
          </table:table-cell>
          <table:table-cell office:value-type="float" office:value="1.33" calcext:value-type="float">
            <text:p>1,33</text:p>
          </table:table-cell>
          <table:table-cell office:value-type="float" office:value="0.249909" calcext:value-type="float">
            <text:p>0,249909</text:p>
          </table:table-cell>
          <table:table-cell office:value-type="float" office:value="1.43715" calcext:value-type="float">
            <text:p>1,43715</text:p>
          </table:table-cell>
          <table:table-cell office:value-type="float" office:value="0.954976" calcext:value-type="float">
            <text:p>0,954976</text:p>
          </table:table-cell>
          <table:table-cell office:value-type="float" office:value="0.191203" calcext:value-type="float">
            <text:p>0,191203</text:p>
          </table:table-cell>
          <table:table-cell office:value-type="float" office:value="2.40619" calcext:value-type="float">
            <text:p>2,40619</text:p>
          </table:table-cell>
          <table:table-cell office:value-type="float" office:value="0.242772" calcext:value-type="float">
            <text:p>0,242772</text:p>
          </table:table-cell>
          <table:table-cell office:value-type="float" office:value="0.402131" calcext:value-type="float">
            <text:p>0,402131</text:p>
          </table:table-cell>
          <table:table-cell table:number-columns-repeated="52"/>
          <table:table-cell table:formula="of:=MIN([.A91:.BL91])" office:value-type="float" office:value="0.191203" calcext:value-type="float">
            <text:p>0,191203</text:p>
          </table:table-cell>
          <table:table-cell table:formula="of:=MAX([.A91:.BL91])" office:value-type="float" office:value="2.40619" calcext:value-type="float">
            <text:p>2,40619</text:p>
          </table:table-cell>
          <table:table-cell table:number-columns-repeated="7"/>
        </table:table-row>
        <table:table-row table:style-name="ro1">
          <table:table-cell office:value-type="float" office:value="0.575725" calcext:value-type="float">
            <text:p>0,575725</text:p>
          </table:table-cell>
          <table:table-cell office:value-type="float" office:value="0.588795" calcext:value-type="float">
            <text:p>0,588795</text:p>
          </table:table-cell>
          <table:table-cell office:value-type="float" office:value="0.612841" calcext:value-type="float">
            <text:p>0,612841</text:p>
          </table:table-cell>
          <table:table-cell office:value-type="float" office:value="0.612914" calcext:value-type="float">
            <text:p>0,612914</text:p>
          </table:table-cell>
          <table:table-cell office:value-type="float" office:value="0.569913" calcext:value-type="float">
            <text:p>0,569913</text:p>
          </table:table-cell>
          <table:table-cell office:value-type="float" office:value="0.620897" calcext:value-type="float">
            <text:p>0,620897</text:p>
          </table:table-cell>
          <table:table-cell office:value-type="float" office:value="0.638922" calcext:value-type="float">
            <text:p>0,638922</text:p>
          </table:table-cell>
          <table:table-cell office:value-type="float" office:value="0.331308" calcext:value-type="float">
            <text:p>0,331308</text:p>
          </table:table-cell>
          <table:table-cell office:value-type="float" office:value="1.27935" calcext:value-type="float">
            <text:p>1,27935</text:p>
          </table:table-cell>
          <table:table-cell office:value-type="float" office:value="1.3775" calcext:value-type="float">
            <text:p>1,3775</text:p>
          </table:table-cell>
          <table:table-cell office:value-type="float" office:value="1.36001" calcext:value-type="float">
            <text:p>1,36001</text:p>
          </table:table-cell>
          <table:table-cell office:value-type="float" office:value="0.868258" calcext:value-type="float">
            <text:p>0,868258</text:p>
          </table:table-cell>
          <table:table-cell office:value-type="float" office:value="1.06365" calcext:value-type="float">
            <text:p>1,06365</text:p>
          </table:table-cell>
          <table:table-cell office:value-type="float" office:value="1.69664" calcext:value-type="float">
            <text:p>1,69664</text:p>
          </table:table-cell>
          <table:table-cell office:value-type="float" office:value="1.29721" calcext:value-type="float">
            <text:p>1,29721</text:p>
          </table:table-cell>
          <table:table-cell office:value-type="float" office:value="1.90403" calcext:value-type="float">
            <text:p>1,90403</text:p>
          </table:table-cell>
          <table:table-cell table:number-columns-repeated="52"/>
          <table:table-cell table:formula="of:=MIN([.A92:.BL92])" office:value-type="float" office:value="0.331308" calcext:value-type="float">
            <text:p>0,331308</text:p>
          </table:table-cell>
          <table:table-cell table:formula="of:=MAX([.A92:.BL92])" office:value-type="float" office:value="1.90403" calcext:value-type="float">
            <text:p>1,90403</text:p>
          </table:table-cell>
          <table:table-cell table:number-columns-repeated="7"/>
        </table:table-row>
        <table:table-row table:style-name="ro1">
          <table:table-cell office:value-type="float" office:value="0.333653" calcext:value-type="float">
            <text:p>0,333653</text:p>
          </table:table-cell>
          <table:table-cell office:value-type="float" office:value="0.592643" calcext:value-type="float">
            <text:p>0,592643</text:p>
          </table:table-cell>
          <table:table-cell office:value-type="float" office:value="0.617924" calcext:value-type="float">
            <text:p>0,617924</text:p>
          </table:table-cell>
          <table:table-cell office:value-type="float" office:value="0.648124" calcext:value-type="float">
            <text:p>0,648124</text:p>
          </table:table-cell>
          <table:table-cell office:value-type="float" office:value="0.666388" calcext:value-type="float">
            <text:p>0,666388</text:p>
          </table:table-cell>
          <table:table-cell office:value-type="float" office:value="0.60278" calcext:value-type="float">
            <text:p>0,60278</text:p>
          </table:table-cell>
          <table:table-cell office:value-type="float" office:value="0.59213" calcext:value-type="float">
            <text:p>0,59213</text:p>
          </table:table-cell>
          <table:table-cell office:value-type="float" office:value="1.59445" calcext:value-type="float">
            <text:p>1,59445</text:p>
          </table:table-cell>
          <table:table-cell office:value-type="float" office:value="0.688808" calcext:value-type="float">
            <text:p>0,688808</text:p>
          </table:table-cell>
          <table:table-cell office:value-type="float" office:value="1.95246" calcext:value-type="float">
            <text:p>1,95246</text:p>
          </table:table-cell>
          <table:table-cell office:value-type="float" office:value="1.46571" calcext:value-type="float">
            <text:p>1,46571</text:p>
          </table:table-cell>
          <table:table-cell office:value-type="float" office:value="0.873058" calcext:value-type="float">
            <text:p>0,873058</text:p>
          </table:table-cell>
          <table:table-cell office:value-type="float" office:value="0.43128" calcext:value-type="float">
            <text:p>0,43128</text:p>
          </table:table-cell>
          <table:table-cell office:value-type="float" office:value="2.14711" calcext:value-type="float">
            <text:p>2,14711</text:p>
          </table:table-cell>
          <table:table-cell office:value-type="float" office:value="1.3956" calcext:value-type="float">
            <text:p>1,3956</text:p>
          </table:table-cell>
          <table:table-cell office:value-type="float" office:value="1.46165" calcext:value-type="float">
            <text:p>1,46165</text:p>
          </table:table-cell>
          <table:table-cell table:number-columns-repeated="52"/>
          <table:table-cell table:formula="of:=MIN([.A93:.BL93])" office:value-type="float" office:value="0.333653" calcext:value-type="float">
            <text:p>0,333653</text:p>
          </table:table-cell>
          <table:table-cell table:formula="of:=MAX([.A93:.BL93])" office:value-type="float" office:value="2.14711" calcext:value-type="float">
            <text:p>2,14711</text:p>
          </table:table-cell>
          <table:table-cell table:number-columns-repeated="7"/>
        </table:table-row>
        <table:table-row table:style-name="ro1">
          <table:table-cell office:value-type="float" office:value="0.680875" calcext:value-type="float">
            <text:p>0,680875</text:p>
          </table:table-cell>
          <table:table-cell office:value-type="float" office:value="0.684936" calcext:value-type="float">
            <text:p>0,684936</text:p>
          </table:table-cell>
          <table:table-cell office:value-type="float" office:value="0.579306" calcext:value-type="float">
            <text:p>0,579306</text:p>
          </table:table-cell>
          <table:table-cell office:value-type="float" office:value="0.583249" calcext:value-type="float">
            <text:p>0,583249</text:p>
          </table:table-cell>
          <table:table-cell office:value-type="float" office:value="0.583799" calcext:value-type="float">
            <text:p>0,583799</text:p>
          </table:table-cell>
          <table:table-cell office:value-type="float" office:value="0.621431" calcext:value-type="float">
            <text:p>0,621431</text:p>
          </table:table-cell>
          <table:table-cell office:value-type="float" office:value="1.34827" calcext:value-type="float">
            <text:p>1,34827</text:p>
          </table:table-cell>
          <table:table-cell office:value-type="float" office:value="1.20698" calcext:value-type="float">
            <text:p>1,20698</text:p>
          </table:table-cell>
          <table:table-cell office:value-type="float" office:value="1.89169" calcext:value-type="float">
            <text:p>1,89169</text:p>
          </table:table-cell>
          <table:table-cell office:value-type="float" office:value="0.592163" calcext:value-type="float">
            <text:p>0,592163</text:p>
          </table:table-cell>
          <table:table-cell office:value-type="float" office:value="0.645047" calcext:value-type="float">
            <text:p>0,645047</text:p>
          </table:table-cell>
          <table:table-cell office:value-type="float" office:value="0.611873" calcext:value-type="float">
            <text:p>0,611873</text:p>
          </table:table-cell>
          <table:table-cell office:value-type="float" office:value="1.53335" calcext:value-type="float">
            <text:p>1,53335</text:p>
          </table:table-cell>
          <table:table-cell office:value-type="float" office:value="1.10871" calcext:value-type="float">
            <text:p>1,10871</text:p>
          </table:table-cell>
          <table:table-cell office:value-type="float" office:value="0.440836" calcext:value-type="float">
            <text:p>0,440836</text:p>
          </table:table-cell>
          <table:table-cell office:value-type="float" office:value="1.86623" calcext:value-type="float">
            <text:p>1,86623</text:p>
          </table:table-cell>
          <table:table-cell table:number-columns-repeated="52"/>
          <table:table-cell table:formula="of:=MIN([.A94:.BL94])" office:value-type="float" office:value="0.440836" calcext:value-type="float">
            <text:p>0,440836</text:p>
          </table:table-cell>
          <table:table-cell table:formula="of:=MAX([.A94:.BL94])" office:value-type="float" office:value="1.89169" calcext:value-type="float">
            <text:p>1,89169</text:p>
          </table:table-cell>
          <table:table-cell table:number-columns-repeated="7"/>
        </table:table-row>
        <table:table-row table:style-name="ro1">
          <table:table-cell office:value-type="float" office:value="0.571311" calcext:value-type="float">
            <text:p>0,571311</text:p>
          </table:table-cell>
          <table:table-cell office:value-type="float" office:value="0.598615" calcext:value-type="float">
            <text:p>0,598615</text:p>
          </table:table-cell>
          <table:table-cell office:value-type="float" office:value="0.57982" calcext:value-type="float">
            <text:p>0,57982</text:p>
          </table:table-cell>
          <table:table-cell office:value-type="float" office:value="0.627756" calcext:value-type="float">
            <text:p>0,627756</text:p>
          </table:table-cell>
          <table:table-cell office:value-type="float" office:value="0.607149" calcext:value-type="float">
            <text:p>0,607149</text:p>
          </table:table-cell>
          <table:table-cell office:value-type="float" office:value="1.27396" calcext:value-type="float">
            <text:p>1,27396</text:p>
          </table:table-cell>
          <table:table-cell office:value-type="float" office:value="0.442849" calcext:value-type="float">
            <text:p>0,442849</text:p>
          </table:table-cell>
          <table:table-cell office:value-type="float" office:value="0.632532" calcext:value-type="float">
            <text:p>0,632532</text:p>
          </table:table-cell>
          <table:table-cell office:value-type="float" office:value="1.83751" calcext:value-type="float">
            <text:p>1,83751</text:p>
          </table:table-cell>
          <table:table-cell office:value-type="float" office:value="1.40708" calcext:value-type="float">
            <text:p>1,40708</text:p>
          </table:table-cell>
          <table:table-cell office:value-type="float" office:value="1.55172" calcext:value-type="float">
            <text:p>1,55172</text:p>
          </table:table-cell>
          <table:table-cell office:value-type="float" office:value="1.58226" calcext:value-type="float">
            <text:p>1,58226</text:p>
          </table:table-cell>
          <table:table-cell office:value-type="float" office:value="1.14332" calcext:value-type="float">
            <text:p>1,14332</text:p>
          </table:table-cell>
          <table:table-cell office:value-type="float" office:value="1.14394" calcext:value-type="float">
            <text:p>1,14394</text:p>
          </table:table-cell>
          <table:table-cell office:value-type="float" office:value="0.463338" calcext:value-type="float">
            <text:p>0,463338</text:p>
          </table:table-cell>
          <table:table-cell office:value-type="float" office:value="0.516421" calcext:value-type="float">
            <text:p>0,516421</text:p>
          </table:table-cell>
          <table:table-cell table:number-columns-repeated="52"/>
          <table:table-cell table:formula="of:=MIN([.A95:.BL95])" office:value-type="float" office:value="0.442849" calcext:value-type="float">
            <text:p>0,442849</text:p>
          </table:table-cell>
          <table:table-cell table:formula="of:=MAX([.A95:.BL95])" office:value-type="float" office:value="1.83751" calcext:value-type="float">
            <text:p>1,83751</text:p>
          </table:table-cell>
          <table:table-cell table:number-columns-repeated="7"/>
        </table:table-row>
        <table:table-row table:style-name="ro1">
          <table:table-cell office:value-type="float" office:value="0.323031" calcext:value-type="float">
            <text:p>0,323031</text:p>
          </table:table-cell>
          <table:table-cell office:value-type="float" office:value="0.577966" calcext:value-type="float">
            <text:p>0,577966</text:p>
          </table:table-cell>
          <table:table-cell office:value-type="float" office:value="0.594336" calcext:value-type="float">
            <text:p>0,594336</text:p>
          </table:table-cell>
          <table:table-cell office:value-type="float" office:value="0.327787" calcext:value-type="float">
            <text:p>0,327787</text:p>
          </table:table-cell>
          <table:table-cell office:value-type="float" office:value="0.601896" calcext:value-type="float">
            <text:p>0,601896</text:p>
          </table:table-cell>
          <table:table-cell office:value-type="float" office:value="0.645422" calcext:value-type="float">
            <text:p>0,645422</text:p>
          </table:table-cell>
          <table:table-cell office:value-type="float" office:value="0.404989" calcext:value-type="float">
            <text:p>0,404989</text:p>
          </table:table-cell>
          <table:table-cell office:value-type="float" office:value="0.380459" calcext:value-type="float">
            <text:p>0,380459</text:p>
          </table:table-cell>
          <table:table-cell office:value-type="float" office:value="1.31563" calcext:value-type="float">
            <text:p>1,31563</text:p>
          </table:table-cell>
          <table:table-cell office:value-type="float" office:value="0.592105" calcext:value-type="float">
            <text:p>0,592105</text:p>
          </table:table-cell>
          <table:table-cell office:value-type="float" office:value="0.722092" calcext:value-type="float">
            <text:p>0,722092</text:p>
          </table:table-cell>
          <table:table-cell office:value-type="float" office:value="1.56156" calcext:value-type="float">
            <text:p>1,56156</text:p>
          </table:table-cell>
          <table:table-cell office:value-type="float" office:value="0.369967" calcext:value-type="float">
            <text:p>0,369967</text:p>
          </table:table-cell>
          <table:table-cell office:value-type="float" office:value="0.761482" calcext:value-type="float">
            <text:p>0,761482</text:p>
          </table:table-cell>
          <table:table-cell office:value-type="float" office:value="0.553351" calcext:value-type="float">
            <text:p>0,553351</text:p>
          </table:table-cell>
          <table:table-cell office:value-type="float" office:value="0.321399" calcext:value-type="float">
            <text:p>0,321399</text:p>
          </table:table-cell>
          <table:table-cell table:number-columns-repeated="52"/>
          <table:table-cell table:formula="of:=MIN([.A96:.BL96])" office:value-type="float" office:value="0.321399" calcext:value-type="float">
            <text:p>0,321399</text:p>
          </table:table-cell>
          <table:table-cell table:formula="of:=MAX([.A96:.BL96])" office:value-type="float" office:value="1.56156" calcext:value-type="float">
            <text:p>1,56156</text:p>
          </table:table-cell>
          <table:table-cell table:number-columns-repeated="7"/>
        </table:table-row>
        <table:table-row table:style-name="ro1">
          <table:table-cell office:value-type="float" office:value="0.575291" calcext:value-type="float">
            <text:p>0,575291</text:p>
          </table:table-cell>
          <table:table-cell office:value-type="float" office:value="0.595649" calcext:value-type="float">
            <text:p>0,595649</text:p>
          </table:table-cell>
          <table:table-cell office:value-type="float" office:value="0.601811" calcext:value-type="float">
            <text:p>0,601811</text:p>
          </table:table-cell>
          <table:table-cell office:value-type="float" office:value="0.624189" calcext:value-type="float">
            <text:p>0,624189</text:p>
          </table:table-cell>
          <table:table-cell office:value-type="float" office:value="0.607957" calcext:value-type="float">
            <text:p>0,607957</text:p>
          </table:table-cell>
          <table:table-cell office:value-type="float" office:value="0.590548" calcext:value-type="float">
            <text:p>0,590548</text:p>
          </table:table-cell>
          <table:table-cell office:value-type="float" office:value="0.329123" calcext:value-type="float">
            <text:p>0,329123</text:p>
          </table:table-cell>
          <table:table-cell office:value-type="float" office:value="1.1885" calcext:value-type="float">
            <text:p>1,1885</text:p>
          </table:table-cell>
          <table:table-cell office:value-type="float" office:value="0.608829" calcext:value-type="float">
            <text:p>0,608829</text:p>
          </table:table-cell>
          <table:table-cell office:value-type="float" office:value="1.23962" calcext:value-type="float">
            <text:p>1,23962</text:p>
          </table:table-cell>
          <table:table-cell office:value-type="float" office:value="1.20724" calcext:value-type="float">
            <text:p>1,20724</text:p>
          </table:table-cell>
          <table:table-cell office:value-type="float" office:value="0.827344" calcext:value-type="float">
            <text:p>0,827344</text:p>
          </table:table-cell>
          <table:table-cell office:value-type="float" office:value="1.47514" calcext:value-type="float">
            <text:p>1,47514</text:p>
          </table:table-cell>
          <table:table-cell office:value-type="float" office:value="1.61829" calcext:value-type="float">
            <text:p>1,61829</text:p>
          </table:table-cell>
          <table:table-cell office:value-type="float" office:value="1.70731" calcext:value-type="float">
            <text:p>1,70731</text:p>
          </table:table-cell>
          <table:table-cell office:value-type="float" office:value="0.230812" calcext:value-type="float">
            <text:p>0,230812</text:p>
          </table:table-cell>
          <table:table-cell table:number-columns-repeated="52"/>
          <table:table-cell table:formula="of:=MIN([.A97:.BL97])" office:value-type="float" office:value="0.230812" calcext:value-type="float">
            <text:p>0,230812</text:p>
          </table:table-cell>
          <table:table-cell table:formula="of:=MAX([.A97:.BL97])" office:value-type="float" office:value="1.70731" calcext:value-type="float">
            <text:p>1,70731</text:p>
          </table:table-cell>
          <table:table-cell table:number-columns-repeated="7"/>
        </table:table-row>
        <table:table-row table:style-name="ro1">
          <table:table-cell office:value-type="float" office:value="0.320155" calcext:value-type="float">
            <text:p>0,320155</text:p>
          </table:table-cell>
          <table:table-cell office:value-type="float" office:value="0.601753" calcext:value-type="float">
            <text:p>0,601753</text:p>
          </table:table-cell>
          <table:table-cell office:value-type="float" office:value="0.355642" calcext:value-type="float">
            <text:p>0,355642</text:p>
          </table:table-cell>
          <table:table-cell office:value-type="float" office:value="0.332601" calcext:value-type="float">
            <text:p>0,332601</text:p>
          </table:table-cell>
          <table:table-cell office:value-type="float" office:value="0.957516" calcext:value-type="float">
            <text:p>0,957516</text:p>
          </table:table-cell>
          <table:table-cell office:value-type="float" office:value="0.624047" calcext:value-type="float">
            <text:p>0,624047</text:p>
          </table:table-cell>
          <table:table-cell office:value-type="float" office:value="0.589441" calcext:value-type="float">
            <text:p>0,589441</text:p>
          </table:table-cell>
          <table:table-cell office:value-type="float" office:value="0.592208" calcext:value-type="float">
            <text:p>0,592208</text:p>
          </table:table-cell>
          <table:table-cell office:value-type="float" office:value="0.59617" calcext:value-type="float">
            <text:p>0,59617</text:p>
          </table:table-cell>
          <table:table-cell office:value-type="float" office:value="0.92258" calcext:value-type="float">
            <text:p>0,92258</text:p>
          </table:table-cell>
          <table:table-cell office:value-type="float" office:value="0.56974" calcext:value-type="float">
            <text:p>0,56974</text:p>
          </table:table-cell>
          <table:table-cell office:value-type="float" office:value="0.38438" calcext:value-type="float">
            <text:p>0,38438</text:p>
          </table:table-cell>
          <table:table-cell office:value-type="float" office:value="1.64586" calcext:value-type="float">
            <text:p>1,64586</text:p>
          </table:table-cell>
          <table:table-cell office:value-type="float" office:value="0.580715" calcext:value-type="float">
            <text:p>0,580715</text:p>
          </table:table-cell>
          <table:table-cell office:value-type="float" office:value="1.24346" calcext:value-type="float">
            <text:p>1,24346</text:p>
          </table:table-cell>
          <table:table-cell office:value-type="float" office:value="0.658966" calcext:value-type="float">
            <text:p>0,658966</text:p>
          </table:table-cell>
          <table:table-cell table:number-columns-repeated="52"/>
          <table:table-cell table:formula="of:=MIN([.A98:.BL98])" office:value-type="float" office:value="0.320155" calcext:value-type="float">
            <text:p>0,320155</text:p>
          </table:table-cell>
          <table:table-cell table:formula="of:=MAX([.A98:.BL98])" office:value-type="float" office:value="1.64586" calcext:value-type="float">
            <text:p>1,64586</text:p>
          </table:table-cell>
          <table:table-cell table:number-columns-repeated="7"/>
        </table:table-row>
        <table:table-row table:style-name="ro1">
          <table:table-cell office:value-type="float" office:value="0.577243" calcext:value-type="float">
            <text:p>0,577243</text:p>
          </table:table-cell>
          <table:table-cell office:value-type="float" office:value="0.591144" calcext:value-type="float">
            <text:p>0,591144</text:p>
          </table:table-cell>
          <table:table-cell office:value-type="float" office:value="0.618387" calcext:value-type="float">
            <text:p>0,618387</text:p>
          </table:table-cell>
          <table:table-cell office:value-type="float" office:value="0.34479" calcext:value-type="float">
            <text:p>0,34479</text:p>
          </table:table-cell>
          <table:table-cell office:value-type="float" office:value="0.615969" calcext:value-type="float">
            <text:p>0,615969</text:p>
          </table:table-cell>
          <table:table-cell office:value-type="float" office:value="0.604858" calcext:value-type="float">
            <text:p>0,604858</text:p>
          </table:table-cell>
          <table:table-cell office:value-type="float" office:value="0.584739" calcext:value-type="float">
            <text:p>0,584739</text:p>
          </table:table-cell>
          <table:table-cell office:value-type="float" office:value="0.580108" calcext:value-type="float">
            <text:p>0,580108</text:p>
          </table:table-cell>
          <table:table-cell office:value-type="float" office:value="0.580249" calcext:value-type="float">
            <text:p>0,580249</text:p>
          </table:table-cell>
          <table:table-cell office:value-type="float" office:value="0.580452" calcext:value-type="float">
            <text:p>0,580452</text:p>
          </table:table-cell>
          <table:table-cell office:value-type="float" office:value="0.75128" calcext:value-type="float">
            <text:p>0,75128</text:p>
          </table:table-cell>
          <table:table-cell office:value-type="float" office:value="1.94925" calcext:value-type="float">
            <text:p>1,94925</text:p>
          </table:table-cell>
          <table:table-cell office:value-type="float" office:value="1.09852" calcext:value-type="float">
            <text:p>1,09852</text:p>
          </table:table-cell>
          <table:table-cell office:value-type="float" office:value="0.500986" calcext:value-type="float">
            <text:p>0,500986</text:p>
          </table:table-cell>
          <table:table-cell office:value-type="float" office:value="0.540489" calcext:value-type="float">
            <text:p>0,540489</text:p>
          </table:table-cell>
          <table:table-cell office:value-type="float" office:value="0.646656" calcext:value-type="float">
            <text:p>0,646656</text:p>
          </table:table-cell>
          <table:table-cell table:number-columns-repeated="52"/>
          <table:table-cell table:formula="of:=MIN([.A99:.BL99])" office:value-type="float" office:value="0.34479" calcext:value-type="float">
            <text:p>0,34479</text:p>
          </table:table-cell>
          <table:table-cell table:formula="of:=MAX([.A99:.BL99])" office:value-type="float" office:value="1.94925" calcext:value-type="float">
            <text:p>1,94925</text:p>
          </table:table-cell>
          <table:table-cell table:number-columns-repeated="7"/>
        </table:table-row>
        <table:table-row table:style-name="ro1">
          <table:table-cell office:value-type="float" office:value="0.345014" calcext:value-type="float">
            <text:p>0,345014</text:p>
          </table:table-cell>
          <table:table-cell office:value-type="float" office:value="0.323703" calcext:value-type="float">
            <text:p>0,323703</text:p>
          </table:table-cell>
          <table:table-cell office:value-type="float" office:value="0.800741" calcext:value-type="float">
            <text:p>0,800741</text:p>
          </table:table-cell>
          <table:table-cell office:value-type="float" office:value="0.596184" calcext:value-type="float">
            <text:p>0,596184</text:p>
          </table:table-cell>
          <table:table-cell office:value-type="float" office:value="0.512998" calcext:value-type="float">
            <text:p>0,512998</text:p>
          </table:table-cell>
          <table:table-cell office:value-type="float" office:value="0.624459" calcext:value-type="float">
            <text:p>0,624459</text:p>
          </table:table-cell>
          <table:table-cell office:value-type="float" office:value="0.6709" calcext:value-type="float">
            <text:p>0,6709</text:p>
          </table:table-cell>
          <table:table-cell office:value-type="float" office:value="0.619559" calcext:value-type="float">
            <text:p>0,619559</text:p>
          </table:table-cell>
          <table:table-cell office:value-type="float" office:value="0.606062" calcext:value-type="float">
            <text:p>0,606062</text:p>
          </table:table-cell>
          <table:table-cell office:value-type="float" office:value="0.645656" calcext:value-type="float">
            <text:p>0,645656</text:p>
          </table:table-cell>
          <table:table-cell office:value-type="float" office:value="2.27324" calcext:value-type="float">
            <text:p>2,27324</text:p>
          </table:table-cell>
          <table:table-cell office:value-type="float" office:value="1.94474" calcext:value-type="float">
            <text:p>1,94474</text:p>
          </table:table-cell>
          <table:table-cell office:value-type="float" office:value="1.45546" calcext:value-type="float">
            <text:p>1,45546</text:p>
          </table:table-cell>
          <table:table-cell office:value-type="float" office:value="1.75802" calcext:value-type="float">
            <text:p>1,75802</text:p>
          </table:table-cell>
          <table:table-cell office:value-type="float" office:value="1.25117" calcext:value-type="float">
            <text:p>1,25117</text:p>
          </table:table-cell>
          <table:table-cell office:value-type="float" office:value="1.68472" calcext:value-type="float">
            <text:p>1,68472</text:p>
          </table:table-cell>
          <table:table-cell table:number-columns-repeated="52"/>
          <table:table-cell table:formula="of:=MIN([.A100:.BL100])" office:value-type="float" office:value="0.323703" calcext:value-type="float">
            <text:p>0,323703</text:p>
          </table:table-cell>
          <table:table-cell table:formula="of:=MAX([.A100:.BL100])" office:value-type="float" office:value="2.27324" calcext:value-type="float">
            <text:p>2,27324</text:p>
          </table:table-cell>
          <table:table-cell table:number-columns-repeated="7"/>
        </table:table-row>
        <table:table-row table:style-name="ro1">
          <table:table-cell office:value-type="float" office:value="0.587007" calcext:value-type="float">
            <text:p>0,587007</text:p>
          </table:table-cell>
          <table:table-cell office:value-type="float" office:value="0.591092" calcext:value-type="float">
            <text:p>0,591092</text:p>
          </table:table-cell>
          <table:table-cell office:value-type="float" office:value="0.570994" calcext:value-type="float">
            <text:p>0,570994</text:p>
          </table:table-cell>
          <table:table-cell office:value-type="float" office:value="0.578411" calcext:value-type="float">
            <text:p>0,578411</text:p>
          </table:table-cell>
          <table:table-cell office:value-type="float" office:value="0.613266" calcext:value-type="float">
            <text:p>0,613266</text:p>
          </table:table-cell>
          <table:table-cell office:value-type="float" office:value="0.335466" calcext:value-type="float">
            <text:p>0,335466</text:p>
          </table:table-cell>
          <table:table-cell office:value-type="float" office:value="1.5292" calcext:value-type="float">
            <text:p>1,5292</text:p>
          </table:table-cell>
          <table:table-cell office:value-type="float" office:value="0.577824" calcext:value-type="float">
            <text:p>0,577824</text:p>
          </table:table-cell>
          <table:table-cell office:value-type="float" office:value="0.332197" calcext:value-type="float">
            <text:p>0,332197</text:p>
          </table:table-cell>
          <table:table-cell office:value-type="float" office:value="1.29224" calcext:value-type="float">
            <text:p>1,29224</text:p>
          </table:table-cell>
          <table:table-cell office:value-type="float" office:value="0.264387" calcext:value-type="float">
            <text:p>0,264387</text:p>
          </table:table-cell>
          <table:table-cell office:value-type="float" office:value="2.12114" calcext:value-type="float">
            <text:p>2,12114</text:p>
          </table:table-cell>
          <table:table-cell office:value-type="float" office:value="1.04394" calcext:value-type="float">
            <text:p>1,04394</text:p>
          </table:table-cell>
          <table:table-cell office:value-type="float" office:value="0.781234" calcext:value-type="float">
            <text:p>0,781234</text:p>
          </table:table-cell>
          <table:table-cell office:value-type="float" office:value="0.591061" calcext:value-type="float">
            <text:p>0,591061</text:p>
          </table:table-cell>
          <table:table-cell office:value-type="float" office:value="0.204832" calcext:value-type="float">
            <text:p>0,204832</text:p>
          </table:table-cell>
          <table:table-cell table:number-columns-repeated="52"/>
          <table:table-cell table:formula="of:=MIN([.A101:.BL101])" office:value-type="float" office:value="0.204832" calcext:value-type="float">
            <text:p>0,204832</text:p>
          </table:table-cell>
          <table:table-cell table:formula="of:=MAX([.A101:.BL101])" office:value-type="float" office:value="2.12114" calcext:value-type="float">
            <text:p>2,12114</text:p>
          </table:table-cell>
          <table:table-cell table:number-columns-repeated="7"/>
        </table:table-row>
        <table:table-row table:style-name="ro1">
          <table:table-cell office:value-type="float" office:value="0.341699" calcext:value-type="float">
            <text:p>0,341699</text:p>
          </table:table-cell>
          <table:table-cell office:value-type="float" office:value="0.37094" calcext:value-type="float">
            <text:p>0,37094</text:p>
          </table:table-cell>
          <table:table-cell office:value-type="float" office:value="0.322451" calcext:value-type="float">
            <text:p>0,322451</text:p>
          </table:table-cell>
          <table:table-cell office:value-type="float" office:value="0.334578" calcext:value-type="float">
            <text:p>0,334578</text:p>
          </table:table-cell>
          <table:table-cell office:value-type="float" office:value="0.357284" calcext:value-type="float">
            <text:p>0,357284</text:p>
          </table:table-cell>
          <table:table-cell office:value-type="float" office:value="1.901" calcext:value-type="float">
            <text:p>1,901</text:p>
          </table:table-cell>
          <table:table-cell office:value-type="float" office:value="0.627106" calcext:value-type="float">
            <text:p>0,627106</text:p>
          </table:table-cell>
          <table:table-cell office:value-type="float" office:value="2.11008" calcext:value-type="float">
            <text:p>2,11008</text:p>
          </table:table-cell>
          <table:table-cell office:value-type="float" office:value="1.18659" calcext:value-type="float">
            <text:p>1,18659</text:p>
          </table:table-cell>
          <table:table-cell office:value-type="float" office:value="1.95146" calcext:value-type="float">
            <text:p>1,95146</text:p>
          </table:table-cell>
          <table:table-cell office:value-type="float" office:value="1.58853" calcext:value-type="float">
            <text:p>1,58853</text:p>
          </table:table-cell>
          <table:table-cell office:value-type="float" office:value="0.981027" calcext:value-type="float">
            <text:p>0,981027</text:p>
          </table:table-cell>
          <table:table-cell office:value-type="float" office:value="0.281264" calcext:value-type="float">
            <text:p>0,281264</text:p>
          </table:table-cell>
          <table:table-cell office:value-type="float" office:value="2.2347" calcext:value-type="float">
            <text:p>2,2347</text:p>
          </table:table-cell>
          <table:table-cell office:value-type="float" office:value="1.93105" calcext:value-type="float">
            <text:p>1,93105</text:p>
          </table:table-cell>
          <table:table-cell office:value-type="float" office:value="1.69359" calcext:value-type="float">
            <text:p>1,69359</text:p>
          </table:table-cell>
          <table:table-cell table:number-columns-repeated="52"/>
          <table:table-cell table:formula="of:=MIN([.A102:.BL102])" office:value-type="float" office:value="0.281264" calcext:value-type="float">
            <text:p>0,281264</text:p>
          </table:table-cell>
          <table:table-cell table:formula="of:=MAX([.A102:.BL102])" office:value-type="float" office:value="2.2347" calcext:value-type="float">
            <text:p>2,2347</text:p>
          </table:table-cell>
          <table:table-cell table:number-columns-repeated="7"/>
        </table:table-row>
        <table:table-row table:style-name="ro1">
          <table:table-cell office:value-type="float" office:value="0.327906" calcext:value-type="float">
            <text:p>0,327906</text:p>
          </table:table-cell>
          <table:table-cell office:value-type="float" office:value="0.578704" calcext:value-type="float">
            <text:p>0,578704</text:p>
          </table:table-cell>
          <table:table-cell office:value-type="float" office:value="0.608109" calcext:value-type="float">
            <text:p>0,608109</text:p>
          </table:table-cell>
          <table:table-cell office:value-type="float" office:value="0.337054" calcext:value-type="float">
            <text:p>0,337054</text:p>
          </table:table-cell>
          <table:table-cell office:value-type="float" office:value="0.595866" calcext:value-type="float">
            <text:p>0,595866</text:p>
          </table:table-cell>
          <table:table-cell office:value-type="float" office:value="0.575608" calcext:value-type="float">
            <text:p>0,575608</text:p>
          </table:table-cell>
          <table:table-cell office:value-type="float" office:value="0.583405" calcext:value-type="float">
            <text:p>0,583405</text:p>
          </table:table-cell>
          <table:table-cell office:value-type="float" office:value="0.596257" calcext:value-type="float">
            <text:p>0,596257</text:p>
          </table:table-cell>
          <table:table-cell office:value-type="float" office:value="1.55994" calcext:value-type="float">
            <text:p>1,55994</text:p>
          </table:table-cell>
          <table:table-cell office:value-type="float" office:value="0.717926" calcext:value-type="float">
            <text:p>0,717926</text:p>
          </table:table-cell>
          <table:table-cell office:value-type="float" office:value="0.728038" calcext:value-type="float">
            <text:p>0,728038</text:p>
          </table:table-cell>
          <table:table-cell office:value-type="float" office:value="1.15716" calcext:value-type="float">
            <text:p>1,15716</text:p>
          </table:table-cell>
          <table:table-cell office:value-type="float" office:value="1.18634" calcext:value-type="float">
            <text:p>1,18634</text:p>
          </table:table-cell>
          <table:table-cell office:value-type="float" office:value="0.249108" calcext:value-type="float">
            <text:p>0,249108</text:p>
          </table:table-cell>
          <table:table-cell office:value-type="float" office:value="1.33259" calcext:value-type="float">
            <text:p>1,33259</text:p>
          </table:table-cell>
          <table:table-cell office:value-type="float" office:value="0.733639" calcext:value-type="float">
            <text:p>0,733639</text:p>
          </table:table-cell>
          <table:table-cell table:number-columns-repeated="52"/>
          <table:table-cell table:formula="of:=MIN([.A103:.BL103])" office:value-type="float" office:value="0.249108" calcext:value-type="float">
            <text:p>0,249108</text:p>
          </table:table-cell>
          <table:table-cell table:formula="of:=MAX([.A103:.BL103])" office:value-type="float" office:value="1.55994" calcext:value-type="float">
            <text:p>1,55994</text:p>
          </table:table-cell>
          <table:table-cell table:number-columns-repeated="7"/>
        </table:table-row>
        <table:table-row table:style-name="ro1">
          <table:table-cell office:value-type="float" office:value="0.581444" calcext:value-type="float">
            <text:p>0,581444</text:p>
          </table:table-cell>
          <table:table-cell office:value-type="float" office:value="0.587366" calcext:value-type="float">
            <text:p>0,587366</text:p>
          </table:table-cell>
          <table:table-cell office:value-type="float" office:value="0.578151" calcext:value-type="float">
            <text:p>0,578151</text:p>
          </table:table-cell>
          <table:table-cell office:value-type="float" office:value="0.579626" calcext:value-type="float">
            <text:p>0,579626</text:p>
          </table:table-cell>
          <table:table-cell office:value-type="float" office:value="1.17508" calcext:value-type="float">
            <text:p>1,17508</text:p>
          </table:table-cell>
          <table:table-cell office:value-type="float" office:value="0.597328" calcext:value-type="float">
            <text:p>0,597328</text:p>
          </table:table-cell>
          <table:table-cell office:value-type="float" office:value="0.615577" calcext:value-type="float">
            <text:p>0,615577</text:p>
          </table:table-cell>
          <table:table-cell office:value-type="float" office:value="0.578006" calcext:value-type="float">
            <text:p>0,578006</text:p>
          </table:table-cell>
          <table:table-cell office:value-type="float" office:value="0.579176" calcext:value-type="float">
            <text:p>0,579176</text:p>
          </table:table-cell>
          <table:table-cell office:value-type="float" office:value="0.588565" calcext:value-type="float">
            <text:p>0,588565</text:p>
          </table:table-cell>
          <table:table-cell office:value-type="float" office:value="0.617773" calcext:value-type="float">
            <text:p>0,617773</text:p>
          </table:table-cell>
          <table:table-cell office:value-type="float" office:value="1.81052" calcext:value-type="float">
            <text:p>1,81052</text:p>
          </table:table-cell>
          <table:table-cell office:value-type="float" office:value="0.584774" calcext:value-type="float">
            <text:p>0,584774</text:p>
          </table:table-cell>
          <table:table-cell office:value-type="float" office:value="0.587595" calcext:value-type="float">
            <text:p>0,587595</text:p>
          </table:table-cell>
          <table:table-cell office:value-type="float" office:value="1.19835" calcext:value-type="float">
            <text:p>1,19835</text:p>
          </table:table-cell>
          <table:table-cell office:value-type="float" office:value="1.78267" calcext:value-type="float">
            <text:p>1,78267</text:p>
          </table:table-cell>
          <table:table-cell table:number-columns-repeated="52"/>
          <table:table-cell table:formula="of:=MIN([.A104:.BL104])" office:value-type="float" office:value="0.578006" calcext:value-type="float">
            <text:p>0,578006</text:p>
          </table:table-cell>
          <table:table-cell table:formula="of:=MAX([.A104:.BL104])" office:value-type="float" office:value="1.81052" calcext:value-type="float">
            <text:p>1,81052</text:p>
          </table:table-cell>
          <table:table-cell table:number-columns-repeated="7"/>
        </table:table-row>
        <table:table-row table:style-name="ro1">
          <table:table-cell office:value-type="float" office:value="0.578292" calcext:value-type="float">
            <text:p>0,578292</text:p>
          </table:table-cell>
          <table:table-cell office:value-type="float" office:value="0.590526" calcext:value-type="float">
            <text:p>0,590526</text:p>
          </table:table-cell>
          <table:table-cell office:value-type="float" office:value="0.596667" calcext:value-type="float">
            <text:p>0,596667</text:p>
          </table:table-cell>
          <table:table-cell office:value-type="float" office:value="0.576688" calcext:value-type="float">
            <text:p>0,576688</text:p>
          </table:table-cell>
          <table:table-cell office:value-type="float" office:value="0.584653" calcext:value-type="float">
            <text:p>0,584653</text:p>
          </table:table-cell>
          <table:table-cell office:value-type="float" office:value="0.601219" calcext:value-type="float">
            <text:p>0,601219</text:p>
          </table:table-cell>
          <table:table-cell office:value-type="float" office:value="0.616593" calcext:value-type="float">
            <text:p>0,616593</text:p>
          </table:table-cell>
          <table:table-cell office:value-type="float" office:value="1.1983" calcext:value-type="float">
            <text:p>1,1983</text:p>
          </table:table-cell>
          <table:table-cell office:value-type="float" office:value="0.584408" calcext:value-type="float">
            <text:p>0,584408</text:p>
          </table:table-cell>
          <table:table-cell office:value-type="float" office:value="0.645371" calcext:value-type="float">
            <text:p>0,645371</text:p>
          </table:table-cell>
          <table:table-cell office:value-type="float" office:value="0.32235" calcext:value-type="float">
            <text:p>0,32235</text:p>
          </table:table-cell>
          <table:table-cell office:value-type="float" office:value="0.911379" calcext:value-type="float">
            <text:p>0,911379</text:p>
          </table:table-cell>
          <table:table-cell office:value-type="float" office:value="0.958464" calcext:value-type="float">
            <text:p>0,958464</text:p>
          </table:table-cell>
          <table:table-cell office:value-type="float" office:value="0.445335" calcext:value-type="float">
            <text:p>0,445335</text:p>
          </table:table-cell>
          <table:table-cell office:value-type="float" office:value="0.463413" calcext:value-type="float">
            <text:p>0,463413</text:p>
          </table:table-cell>
          <table:table-cell office:value-type="float" office:value="1.25131" calcext:value-type="float">
            <text:p>1,25131</text:p>
          </table:table-cell>
          <table:table-cell table:number-columns-repeated="52"/>
          <table:table-cell table:formula="of:=MIN([.A105:.BL105])" office:value-type="float" office:value="0.32235" calcext:value-type="float">
            <text:p>0,32235</text:p>
          </table:table-cell>
          <table:table-cell table:formula="of:=MAX([.A105:.BL105])" office:value-type="float" office:value="1.25131" calcext:value-type="float">
            <text:p>1,2513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222123" calcext:value-type="float">
            <text:p>0,222123</text:p>
          </table:table-cell>
          <table:table-cell office:value-type="float" office:value="0.220523" calcext:value-type="float">
            <text:p>0,220523</text:p>
          </table:table-cell>
          <table:table-cell office:value-type="float" office:value="0.21909" calcext:value-type="float">
            <text:p>0,21909</text:p>
          </table:table-cell>
          <table:table-cell office:value-type="float" office:value="0.211931" calcext:value-type="float">
            <text:p>0,211931</text:p>
          </table:table-cell>
          <table:table-cell office:value-type="float" office:value="1.04455" calcext:value-type="float">
            <text:p>1,04455</text:p>
          </table:table-cell>
          <table:table-cell office:value-type="float" office:value="0.203559" calcext:value-type="float">
            <text:p>0,203559</text:p>
          </table:table-cell>
          <table:table-cell office:value-type="float" office:value="0.581813" calcext:value-type="float">
            <text:p>0,581813</text:p>
          </table:table-cell>
          <table:table-cell office:value-type="float" office:value="1.32762" calcext:value-type="float">
            <text:p>1,32762</text:p>
          </table:table-cell>
          <table:table-cell office:value-type="float" office:value="1.18134" calcext:value-type="float">
            <text:p>1,18134</text:p>
          </table:table-cell>
          <table:table-cell office:value-type="float" office:value="1.03502" calcext:value-type="float">
            <text:p>1,03502</text:p>
          </table:table-cell>
          <table:table-cell office:value-type="float" office:value="0.889014" calcext:value-type="float">
            <text:p>0,889014</text:p>
          </table:table-cell>
          <table:table-cell office:value-type="float" office:value="1.38785" calcext:value-type="float">
            <text:p>1,38785</text:p>
          </table:table-cell>
          <table:table-cell office:value-type="float" office:value="1.16748" calcext:value-type="float">
            <text:p>1,16748</text:p>
          </table:table-cell>
          <table:table-cell office:value-type="float" office:value="0.993016" calcext:value-type="float">
            <text:p>0,993016</text:p>
          </table:table-cell>
          <table:table-cell office:value-type="float" office:value="0.388081" calcext:value-type="float">
            <text:p>0,388081</text:p>
          </table:table-cell>
          <table:table-cell office:value-type="float" office:value="0.398806" calcext:value-type="float">
            <text:p>0,398806</text:p>
          </table:table-cell>
          <table:table-cell office:value-type="float" office:value="0.402527" calcext:value-type="float">
            <text:p>0,402527</text:p>
          </table:table-cell>
          <table:table-cell office:value-type="float" office:value="0.406375" calcext:value-type="float">
            <text:p>0,406375</text:p>
          </table:table-cell>
          <table:table-cell office:value-type="float" office:value="1.31607" calcext:value-type="float">
            <text:p>1,31607</text:p>
          </table:table-cell>
          <table:table-cell office:value-type="float" office:value="0.749365" calcext:value-type="float">
            <text:p>0,749365</text:p>
          </table:table-cell>
          <table:table-cell office:value-type="float" office:value="1.23853" calcext:value-type="float">
            <text:p>1,23853</text:p>
          </table:table-cell>
          <table:table-cell office:value-type="float" office:value="0.293404" calcext:value-type="float">
            <text:p>0,293404</text:p>
          </table:table-cell>
          <table:table-cell office:value-type="float" office:value="0.213532" calcext:value-type="float">
            <text:p>0,213532</text:p>
          </table:table-cell>
          <table:table-cell office:value-type="float" office:value="0.197488" calcext:value-type="float">
            <text:p>0,197488</text:p>
          </table:table-cell>
          <table:table-cell table:number-columns-repeated="44"/>
          <table:table-cell table:formula="of:=MIN([.A107:.BL107])" office:value-type="float" office:value="0.197488" calcext:value-type="float">
            <text:p>0,197488</text:p>
          </table:table-cell>
          <table:table-cell table:formula="of:=MAX([.A107:.BL107])" office:value-type="float" office:value="1.38785" calcext:value-type="float">
            <text:p>1,38785</text:p>
          </table:table-cell>
          <table:table-cell table:number-columns-repeated="7"/>
        </table:table-row>
        <table:table-row table:style-name="ro1">
          <table:table-cell office:value-type="float" office:value="0.387749" calcext:value-type="float">
            <text:p>0,387749</text:p>
          </table:table-cell>
          <table:table-cell office:value-type="float" office:value="0.399586" calcext:value-type="float">
            <text:p>0,399586</text:p>
          </table:table-cell>
          <table:table-cell office:value-type="float" office:value="0.403688" calcext:value-type="float">
            <text:p>0,403688</text:p>
          </table:table-cell>
          <table:table-cell office:value-type="float" office:value="0.387232" calcext:value-type="float">
            <text:p>0,387232</text:p>
          </table:table-cell>
          <table:table-cell office:value-type="float" office:value="0.41618" calcext:value-type="float">
            <text:p>0,41618</text:p>
          </table:table-cell>
          <table:table-cell office:value-type="float" office:value="0.402373" calcext:value-type="float">
            <text:p>0,402373</text:p>
          </table:table-cell>
          <table:table-cell office:value-type="float" office:value="0.770612" calcext:value-type="float">
            <text:p>0,770612</text:p>
          </table:table-cell>
          <table:table-cell office:value-type="float" office:value="0.392815" calcext:value-type="float">
            <text:p>0,392815</text:p>
          </table:table-cell>
          <table:table-cell office:value-type="float" office:value="0.396175" calcext:value-type="float">
            <text:p>0,396175</text:p>
          </table:table-cell>
          <table:table-cell office:value-type="float" office:value="0.760733" calcext:value-type="float">
            <text:p>0,760733</text:p>
          </table:table-cell>
          <table:table-cell office:value-type="float" office:value="0.412481" calcext:value-type="float">
            <text:p>0,412481</text:p>
          </table:table-cell>
          <table:table-cell office:value-type="float" office:value="1.6108" calcext:value-type="float">
            <text:p>1,6108</text:p>
          </table:table-cell>
          <table:table-cell office:value-type="float" office:value="0.409537" calcext:value-type="float">
            <text:p>0,409537</text:p>
          </table:table-cell>
          <table:table-cell office:value-type="float" office:value="0.415299" calcext:value-type="float">
            <text:p>0,415299</text:p>
          </table:table-cell>
          <table:table-cell office:value-type="float" office:value="1.23093" calcext:value-type="float">
            <text:p>1,23093</text:p>
          </table:table-cell>
          <table:table-cell office:value-type="float" office:value="0.850453" calcext:value-type="float">
            <text:p>0,850453</text:p>
          </table:table-cell>
          <table:table-cell office:value-type="float" office:value="1.44432" calcext:value-type="float">
            <text:p>1,44432</text:p>
          </table:table-cell>
          <table:table-cell office:value-type="float" office:value="1.6474" calcext:value-type="float">
            <text:p>1,6474</text:p>
          </table:table-cell>
          <table:table-cell office:value-type="float" office:value="1.36166" calcext:value-type="float">
            <text:p>1,36166</text:p>
          </table:table-cell>
          <table:table-cell office:value-type="float" office:value="1.41198" calcext:value-type="float">
            <text:p>1,41198</text:p>
          </table:table-cell>
          <table:table-cell office:value-type="float" office:value="1.08761" calcext:value-type="float">
            <text:p>1,08761</text:p>
          </table:table-cell>
          <table:table-cell office:value-type="float" office:value="1.08272" calcext:value-type="float">
            <text:p>1,08272</text:p>
          </table:table-cell>
          <table:table-cell office:value-type="float" office:value="1.25532" calcext:value-type="float">
            <text:p>1,25532</text:p>
          </table:table-cell>
          <table:table-cell office:value-type="float" office:value="0.875556" calcext:value-type="float">
            <text:p>0,875556</text:p>
          </table:table-cell>
          <table:table-cell table:number-columns-repeated="44"/>
          <table:table-cell table:formula="of:=MIN([.A108:.BL108])" office:value-type="float" office:value="0.387232" calcext:value-type="float">
            <text:p>0,387232</text:p>
          </table:table-cell>
          <table:table-cell table:formula="of:=MAX([.A108:.BL108])" office:value-type="float" office:value="1.6474" calcext:value-type="float">
            <text:p>1,6474</text:p>
          </table:table-cell>
          <table:table-cell table:number-columns-repeated="7"/>
        </table:table-row>
        <table:table-row table:style-name="ro1">
          <table:table-cell office:value-type="float" office:value="0.380077" calcext:value-type="float">
            <text:p>0,380077</text:p>
          </table:table-cell>
          <table:table-cell office:value-type="float" office:value="0.43382" calcext:value-type="float">
            <text:p>0,43382</text:p>
          </table:table-cell>
          <table:table-cell office:value-type="float" office:value="0.388327" calcext:value-type="float">
            <text:p>0,388327</text:p>
          </table:table-cell>
          <table:table-cell office:value-type="float" office:value="0.77143" calcext:value-type="float">
            <text:p>0,77143</text:p>
          </table:table-cell>
          <table:table-cell office:value-type="float" office:value="0.403943" calcext:value-type="float">
            <text:p>0,403943</text:p>
          </table:table-cell>
          <table:table-cell office:value-type="float" office:value="0.396502" calcext:value-type="float">
            <text:p>0,396502</text:p>
          </table:table-cell>
          <table:table-cell office:value-type="float" office:value="0.888751" calcext:value-type="float">
            <text:p>0,888751</text:p>
          </table:table-cell>
          <table:table-cell office:value-type="float" office:value="0.3908" calcext:value-type="float">
            <text:p>0,3908</text:p>
          </table:table-cell>
          <table:table-cell office:value-type="float" office:value="0.782653" calcext:value-type="float">
            <text:p>0,782653</text:p>
          </table:table-cell>
          <table:table-cell office:value-type="float" office:value="0.471269" calcext:value-type="float">
            <text:p>0,471269</text:p>
          </table:table-cell>
          <table:table-cell office:value-type="float" office:value="0.423853" calcext:value-type="float">
            <text:p>0,423853</text:p>
          </table:table-cell>
          <table:table-cell office:value-type="float" office:value="0.840042" calcext:value-type="float">
            <text:p>0,840042</text:p>
          </table:table-cell>
          <table:table-cell office:value-type="float" office:value="0.395963" calcext:value-type="float">
            <text:p>0,395963</text:p>
          </table:table-cell>
          <table:table-cell office:value-type="float" office:value="1.29932" calcext:value-type="float">
            <text:p>1,29932</text:p>
          </table:table-cell>
          <table:table-cell office:value-type="float" office:value="1.22825" calcext:value-type="float">
            <text:p>1,22825</text:p>
          </table:table-cell>
          <table:table-cell office:value-type="float" office:value="1.176" calcext:value-type="float">
            <text:p>1,176</text:p>
          </table:table-cell>
          <table:table-cell office:value-type="float" office:value="1.24453" calcext:value-type="float">
            <text:p>1,24453</text:p>
          </table:table-cell>
          <table:table-cell office:value-type="float" office:value="0.388163" calcext:value-type="float">
            <text:p>0,388163</text:p>
          </table:table-cell>
          <table:table-cell office:value-type="float" office:value="0.432079" calcext:value-type="float">
            <text:p>0,432079</text:p>
          </table:table-cell>
          <table:table-cell office:value-type="float" office:value="0.520473" calcext:value-type="float">
            <text:p>0,520473</text:p>
          </table:table-cell>
          <table:table-cell office:value-type="float" office:value="0.273946" calcext:value-type="float">
            <text:p>0,273946</text:p>
          </table:table-cell>
          <table:table-cell office:value-type="float" office:value="1.57682" calcext:value-type="float">
            <text:p>1,57682</text:p>
          </table:table-cell>
          <table:table-cell office:value-type="float" office:value="0.749036" calcext:value-type="float">
            <text:p>0,749036</text:p>
          </table:table-cell>
          <table:table-cell office:value-type="float" office:value="0.13199" calcext:value-type="float">
            <text:p>0,13199</text:p>
          </table:table-cell>
          <table:table-cell table:number-columns-repeated="44"/>
          <table:table-cell table:formula="of:=MIN([.A109:.BL109])" office:value-type="float" office:value="0.13199" calcext:value-type="float">
            <text:p>0,13199</text:p>
          </table:table-cell>
          <table:table-cell table:formula="of:=MAX([.A109:.BL109])" office:value-type="float" office:value="1.57682" calcext:value-type="float">
            <text:p>1,57682</text:p>
          </table:table-cell>
          <table:table-cell table:number-columns-repeated="7"/>
        </table:table-row>
        <table:table-row table:style-name="ro1">
          <table:table-cell office:value-type="float" office:value="0.394727" calcext:value-type="float">
            <text:p>0,394727</text:p>
          </table:table-cell>
          <table:table-cell office:value-type="float" office:value="0.4111" calcext:value-type="float">
            <text:p>0,4111</text:p>
          </table:table-cell>
          <table:table-cell office:value-type="float" office:value="0.411639" calcext:value-type="float">
            <text:p>0,411639</text:p>
          </table:table-cell>
          <table:table-cell office:value-type="float" office:value="0.39935" calcext:value-type="float">
            <text:p>0,39935</text:p>
          </table:table-cell>
          <table:table-cell office:value-type="float" office:value="0.399096" calcext:value-type="float">
            <text:p>0,399096</text:p>
          </table:table-cell>
          <table:table-cell office:value-type="float" office:value="0.815135" calcext:value-type="float">
            <text:p>0,815135</text:p>
          </table:table-cell>
          <table:table-cell office:value-type="float" office:value="0.43117" calcext:value-type="float">
            <text:p>0,43117</text:p>
          </table:table-cell>
          <table:table-cell office:value-type="float" office:value="0.787394" calcext:value-type="float">
            <text:p>0,787394</text:p>
          </table:table-cell>
          <table:table-cell office:value-type="float" office:value="0.391825" calcext:value-type="float">
            <text:p>0,391825</text:p>
          </table:table-cell>
          <table:table-cell office:value-type="float" office:value="0.759322" calcext:value-type="float">
            <text:p>0,759322</text:p>
          </table:table-cell>
          <table:table-cell office:value-type="float" office:value="0.38329" calcext:value-type="float">
            <text:p>0,38329</text:p>
          </table:table-cell>
          <table:table-cell office:value-type="float" office:value="0.806873" calcext:value-type="float">
            <text:p>0,806873</text:p>
          </table:table-cell>
          <table:table-cell office:value-type="float" office:value="1.09352" calcext:value-type="float">
            <text:p>1,09352</text:p>
          </table:table-cell>
          <table:table-cell office:value-type="float" office:value="0.396551" calcext:value-type="float">
            <text:p>0,396551</text:p>
          </table:table-cell>
          <table:table-cell office:value-type="float" office:value="1.54746" calcext:value-type="float">
            <text:p>1,54746</text:p>
          </table:table-cell>
          <table:table-cell office:value-type="float" office:value="1.55779" calcext:value-type="float">
            <text:p>1,55779</text:p>
          </table:table-cell>
          <table:table-cell office:value-type="float" office:value="1.16418" calcext:value-type="float">
            <text:p>1,16418</text:p>
          </table:table-cell>
          <table:table-cell office:value-type="float" office:value="0.778844" calcext:value-type="float">
            <text:p>0,778844</text:p>
          </table:table-cell>
          <table:table-cell office:value-type="float" office:value="0.8225" calcext:value-type="float">
            <text:p>0,8225</text:p>
          </table:table-cell>
          <table:table-cell office:value-type="float" office:value="1.61184" calcext:value-type="float">
            <text:p>1,61184</text:p>
          </table:table-cell>
          <table:table-cell office:value-type="float" office:value="0.225267" calcext:value-type="float">
            <text:p>0,225267</text:p>
          </table:table-cell>
          <table:table-cell office:value-type="float" office:value="0.280529" calcext:value-type="float">
            <text:p>0,280529</text:p>
          </table:table-cell>
          <table:table-cell office:value-type="float" office:value="0.3215" calcext:value-type="float">
            <text:p>0,3215</text:p>
          </table:table-cell>
          <table:table-cell office:value-type="float" office:value="0.232816" calcext:value-type="float">
            <text:p>0,232816</text:p>
          </table:table-cell>
          <table:table-cell table:number-columns-repeated="44"/>
          <table:table-cell table:formula="of:=MIN([.A110:.BL110])" office:value-type="float" office:value="0.225267" calcext:value-type="float">
            <text:p>0,225267</text:p>
          </table:table-cell>
          <table:table-cell table:formula="of:=MAX([.A110:.BL110])" office:value-type="float" office:value="1.61184" calcext:value-type="float">
            <text:p>1,61184</text:p>
          </table:table-cell>
          <table:table-cell table:number-columns-repeated="7"/>
        </table:table-row>
        <table:table-row table:style-name="ro1">
          <table:table-cell office:value-type="float" office:value="0.221628" calcext:value-type="float">
            <text:p>0,221628</text:p>
          </table:table-cell>
          <table:table-cell office:value-type="float" office:value="0.392151" calcext:value-type="float">
            <text:p>0,392151</text:p>
          </table:table-cell>
          <table:table-cell office:value-type="float" office:value="0.420158" calcext:value-type="float">
            <text:p>0,420158</text:p>
          </table:table-cell>
          <table:table-cell office:value-type="float" office:value="0.392805" calcext:value-type="float">
            <text:p>0,392805</text:p>
          </table:table-cell>
          <table:table-cell office:value-type="float" office:value="0.393026" calcext:value-type="float">
            <text:p>0,393026</text:p>
          </table:table-cell>
          <table:table-cell office:value-type="float" office:value="0.397796" calcext:value-type="float">
            <text:p>0,397796</text:p>
          </table:table-cell>
          <table:table-cell office:value-type="float" office:value="0.387747" calcext:value-type="float">
            <text:p>0,387747</text:p>
          </table:table-cell>
          <table:table-cell office:value-type="float" office:value="0.78596" calcext:value-type="float">
            <text:p>0,78596</text:p>
          </table:table-cell>
          <table:table-cell office:value-type="float" office:value="0.392466" calcext:value-type="float">
            <text:p>0,392466</text:p>
          </table:table-cell>
          <table:table-cell office:value-type="float" office:value="0.817341" calcext:value-type="float">
            <text:p>0,817341</text:p>
          </table:table-cell>
          <table:table-cell office:value-type="float" office:value="1.06907" calcext:value-type="float">
            <text:p>1,06907</text:p>
          </table:table-cell>
          <table:table-cell office:value-type="float" office:value="0.781205" calcext:value-type="float">
            <text:p>0,781205</text:p>
          </table:table-cell>
          <table:table-cell office:value-type="float" office:value="0.768508" calcext:value-type="float">
            <text:p>0,768508</text:p>
          </table:table-cell>
          <table:table-cell office:value-type="float" office:value="0.395716" calcext:value-type="float">
            <text:p>0,395716</text:p>
          </table:table-cell>
          <table:table-cell office:value-type="float" office:value="0.501507" calcext:value-type="float">
            <text:p>0,501507</text:p>
          </table:table-cell>
          <table:table-cell office:value-type="float" office:value="0.213488" calcext:value-type="float">
            <text:p>0,213488</text:p>
          </table:table-cell>
          <table:table-cell office:value-type="float" office:value="0.171047" calcext:value-type="float">
            <text:p>0,171047</text:p>
          </table:table-cell>
          <table:table-cell office:value-type="float" office:value="0.381747" calcext:value-type="float">
            <text:p>0,381747</text:p>
          </table:table-cell>
          <table:table-cell office:value-type="float" office:value="1.84197" calcext:value-type="float">
            <text:p>1,84197</text:p>
          </table:table-cell>
          <table:table-cell office:value-type="float" office:value="1.42227" calcext:value-type="float">
            <text:p>1,42227</text:p>
          </table:table-cell>
          <table:table-cell office:value-type="float" office:value="1.18708" calcext:value-type="float">
            <text:p>1,18708</text:p>
          </table:table-cell>
          <table:table-cell office:value-type="float" office:value="1.23072" calcext:value-type="float">
            <text:p>1,23072</text:p>
          </table:table-cell>
          <table:table-cell office:value-type="float" office:value="0.40774" calcext:value-type="float">
            <text:p>0,40774</text:p>
          </table:table-cell>
          <table:table-cell office:value-type="float" office:value="1.71494" calcext:value-type="float">
            <text:p>1,71494</text:p>
          </table:table-cell>
          <table:table-cell table:number-columns-repeated="44"/>
          <table:table-cell table:formula="of:=MIN([.A111:.BL111])" office:value-type="float" office:value="0.171047" calcext:value-type="float">
            <text:p>0,171047</text:p>
          </table:table-cell>
          <table:table-cell table:formula="of:=MAX([.A111:.BL111])" office:value-type="float" office:value="1.84197" calcext:value-type="float">
            <text:p>1,84197</text:p>
          </table:table-cell>
          <table:table-cell table:number-columns-repeated="7"/>
        </table:table-row>
        <table:table-row table:style-name="ro1">
          <table:table-cell office:value-type="float" office:value="0.215603" calcext:value-type="float">
            <text:p>0,215603</text:p>
          </table:table-cell>
          <table:table-cell office:value-type="float" office:value="0.388737" calcext:value-type="float">
            <text:p>0,388737</text:p>
          </table:table-cell>
          <table:table-cell office:value-type="float" office:value="0.405755" calcext:value-type="float">
            <text:p>0,405755</text:p>
          </table:table-cell>
          <table:table-cell office:value-type="float" office:value="0.21477" calcext:value-type="float">
            <text:p>0,21477</text:p>
          </table:table-cell>
          <table:table-cell office:value-type="float" office:value="0.392405" calcext:value-type="float">
            <text:p>0,392405</text:p>
          </table:table-cell>
          <table:table-cell office:value-type="float" office:value="0.39195" calcext:value-type="float">
            <text:p>0,39195</text:p>
          </table:table-cell>
          <table:table-cell office:value-type="float" office:value="0.215895" calcext:value-type="float">
            <text:p>0,215895</text:p>
          </table:table-cell>
          <table:table-cell office:value-type="float" office:value="0.383007" calcext:value-type="float">
            <text:p>0,383007</text:p>
          </table:table-cell>
          <table:table-cell office:value-type="float" office:value="0.404923" calcext:value-type="float">
            <text:p>0,404923</text:p>
          </table:table-cell>
          <table:table-cell office:value-type="float" office:value="1.0708" calcext:value-type="float">
            <text:p>1,0708</text:p>
          </table:table-cell>
          <table:table-cell office:value-type="float" office:value="0.38686" calcext:value-type="float">
            <text:p>0,38686</text:p>
          </table:table-cell>
          <table:table-cell office:value-type="float" office:value="0.988107" calcext:value-type="float">
            <text:p>0,988107</text:p>
          </table:table-cell>
          <table:table-cell office:value-type="float" office:value="1.25192" calcext:value-type="float">
            <text:p>1,25192</text:p>
          </table:table-cell>
          <table:table-cell office:value-type="float" office:value="0.927629" calcext:value-type="float">
            <text:p>0,927629</text:p>
          </table:table-cell>
          <table:table-cell office:value-type="float" office:value="0.727706" calcext:value-type="float">
            <text:p>0,727706</text:p>
          </table:table-cell>
          <table:table-cell office:value-type="float" office:value="0.737576" calcext:value-type="float">
            <text:p>0,737576</text:p>
          </table:table-cell>
          <table:table-cell office:value-type="float" office:value="0.419237" calcext:value-type="float">
            <text:p>0,419237</text:p>
          </table:table-cell>
          <table:table-cell office:value-type="float" office:value="0.399211" calcext:value-type="float">
            <text:p>0,399211</text:p>
          </table:table-cell>
          <table:table-cell office:value-type="float" office:value="0.956347" calcext:value-type="float">
            <text:p>0,956347</text:p>
          </table:table-cell>
          <table:table-cell office:value-type="float" office:value="0.389573" calcext:value-type="float">
            <text:p>0,389573</text:p>
          </table:table-cell>
          <table:table-cell office:value-type="float" office:value="0.38068" calcext:value-type="float">
            <text:p>0,38068</text:p>
          </table:table-cell>
          <table:table-cell office:value-type="float" office:value="0.499066" calcext:value-type="float">
            <text:p>0,499066</text:p>
          </table:table-cell>
          <table:table-cell office:value-type="float" office:value="0.807193" calcext:value-type="float">
            <text:p>0,807193</text:p>
          </table:table-cell>
          <table:table-cell office:value-type="float" office:value="0.353904" calcext:value-type="float">
            <text:p>0,353904</text:p>
          </table:table-cell>
          <table:table-cell table:number-columns-repeated="44"/>
          <table:table-cell table:formula="of:=MIN([.A112:.BL112])" office:value-type="float" office:value="0.21477" calcext:value-type="float">
            <text:p>0,21477</text:p>
          </table:table-cell>
          <table:table-cell table:formula="of:=MAX([.A112:.BL112])" office:value-type="float" office:value="1.25192" calcext:value-type="float">
            <text:p>1,25192</text:p>
          </table:table-cell>
          <table:table-cell table:number-columns-repeated="7"/>
        </table:table-row>
        <table:table-row table:style-name="ro1">
          <table:table-cell office:value-type="float" office:value="0.374626" calcext:value-type="float">
            <text:p>0,374626</text:p>
          </table:table-cell>
          <table:table-cell office:value-type="float" office:value="0.462145" calcext:value-type="float">
            <text:p>0,462145</text:p>
          </table:table-cell>
          <table:table-cell office:value-type="float" office:value="0.384976" calcext:value-type="float">
            <text:p>0,384976</text:p>
          </table:table-cell>
          <table:table-cell office:value-type="float" office:value="0.399668" calcext:value-type="float">
            <text:p>0,399668</text:p>
          </table:table-cell>
          <table:table-cell office:value-type="float" office:value="0.413214" calcext:value-type="float">
            <text:p>0,413214</text:p>
          </table:table-cell>
          <table:table-cell office:value-type="float" office:value="0.805851" calcext:value-type="float">
            <text:p>0,805851</text:p>
          </table:table-cell>
          <table:table-cell office:value-type="float" office:value="0.726829" calcext:value-type="float">
            <text:p>0,726829</text:p>
          </table:table-cell>
          <table:table-cell office:value-type="float" office:value="0.398943" calcext:value-type="float">
            <text:p>0,398943</text:p>
          </table:table-cell>
          <table:table-cell office:value-type="float" office:value="0.406056" calcext:value-type="float">
            <text:p>0,406056</text:p>
          </table:table-cell>
          <table:table-cell office:value-type="float" office:value="1.28479" calcext:value-type="float">
            <text:p>1,28479</text:p>
          </table:table-cell>
          <table:table-cell office:value-type="float" office:value="0.431026" calcext:value-type="float">
            <text:p>0,431026</text:p>
          </table:table-cell>
          <table:table-cell office:value-type="float" office:value="0.781012" calcext:value-type="float">
            <text:p>0,781012</text:p>
          </table:table-cell>
          <table:table-cell office:value-type="float" office:value="0.798095" calcext:value-type="float">
            <text:p>0,798095</text:p>
          </table:table-cell>
          <table:table-cell office:value-type="float" office:value="0.38566" calcext:value-type="float">
            <text:p>0,38566</text:p>
          </table:table-cell>
          <table:table-cell office:value-type="float" office:value="0.391351" calcext:value-type="float">
            <text:p>0,391351</text:p>
          </table:table-cell>
          <table:table-cell office:value-type="float" office:value="1.57399" calcext:value-type="float">
            <text:p>1,57399</text:p>
          </table:table-cell>
          <table:table-cell office:value-type="float" office:value="1.94981" calcext:value-type="float">
            <text:p>1,94981</text:p>
          </table:table-cell>
          <table:table-cell office:value-type="float" office:value="1.10604" calcext:value-type="float">
            <text:p>1,10604</text:p>
          </table:table-cell>
          <table:table-cell office:value-type="float" office:value="1.1346" calcext:value-type="float">
            <text:p>1,1346</text:p>
          </table:table-cell>
          <table:table-cell office:value-type="float" office:value="0.841669" calcext:value-type="float">
            <text:p>0,841669</text:p>
          </table:table-cell>
          <table:table-cell office:value-type="float" office:value="0.220843" calcext:value-type="float">
            <text:p>0,220843</text:p>
          </table:table-cell>
          <table:table-cell office:value-type="float" office:value="0.351145" calcext:value-type="float">
            <text:p>0,351145</text:p>
          </table:table-cell>
          <table:table-cell office:value-type="float" office:value="1.43302" calcext:value-type="float">
            <text:p>1,43302</text:p>
          </table:table-cell>
          <table:table-cell office:value-type="float" office:value="0.159781" calcext:value-type="float">
            <text:p>0,159781</text:p>
          </table:table-cell>
          <table:table-cell table:number-columns-repeated="44"/>
          <table:table-cell table:formula="of:=MIN([.A113:.BL113])" office:value-type="float" office:value="0.159781" calcext:value-type="float">
            <text:p>0,159781</text:p>
          </table:table-cell>
          <table:table-cell table:formula="of:=MAX([.A113:.BL113])" office:value-type="float" office:value="1.94981" calcext:value-type="float">
            <text:p>1,94981</text:p>
          </table:table-cell>
          <table:table-cell table:number-columns-repeated="7"/>
        </table:table-row>
        <table:table-row table:style-name="ro1">
          <table:table-cell office:value-type="float" office:value="0.387299" calcext:value-type="float">
            <text:p>0,387299</text:p>
          </table:table-cell>
          <table:table-cell office:value-type="float" office:value="0.385032" calcext:value-type="float">
            <text:p>0,385032</text:p>
          </table:table-cell>
          <table:table-cell office:value-type="float" office:value="0.403986" calcext:value-type="float">
            <text:p>0,403986</text:p>
          </table:table-cell>
          <table:table-cell office:value-type="float" office:value="0.383886" calcext:value-type="float">
            <text:p>0,383886</text:p>
          </table:table-cell>
          <table:table-cell office:value-type="float" office:value="0.383806" calcext:value-type="float">
            <text:p>0,383806</text:p>
          </table:table-cell>
          <table:table-cell office:value-type="float" office:value="1.1729" calcext:value-type="float">
            <text:p>1,1729</text:p>
          </table:table-cell>
          <table:table-cell office:value-type="float" office:value="0.771013" calcext:value-type="float">
            <text:p>0,771013</text:p>
          </table:table-cell>
          <table:table-cell office:value-type="float" office:value="0.391189" calcext:value-type="float">
            <text:p>0,391189</text:p>
          </table:table-cell>
          <table:table-cell office:value-type="float" office:value="0.400027" calcext:value-type="float">
            <text:p>0,400027</text:p>
          </table:table-cell>
          <table:table-cell office:value-type="float" office:value="0.807079" calcext:value-type="float">
            <text:p>0,807079</text:p>
          </table:table-cell>
          <table:table-cell office:value-type="float" office:value="0.387534" calcext:value-type="float">
            <text:p>0,387534</text:p>
          </table:table-cell>
          <table:table-cell office:value-type="float" office:value="0.384349" calcext:value-type="float">
            <text:p>0,384349</text:p>
          </table:table-cell>
          <table:table-cell office:value-type="float" office:value="1.16513" calcext:value-type="float">
            <text:p>1,16513</text:p>
          </table:table-cell>
          <table:table-cell office:value-type="float" office:value="1.16836" calcext:value-type="float">
            <text:p>1,16836</text:p>
          </table:table-cell>
          <table:table-cell office:value-type="float" office:value="0.428217" calcext:value-type="float">
            <text:p>0,428217</text:p>
          </table:table-cell>
          <table:table-cell office:value-type="float" office:value="0.477599" calcext:value-type="float">
            <text:p>0,477599</text:p>
          </table:table-cell>
          <table:table-cell office:value-type="float" office:value="1.56236" calcext:value-type="float">
            <text:p>1,56236</text:p>
          </table:table-cell>
          <table:table-cell office:value-type="float" office:value="1.57156" calcext:value-type="float">
            <text:p>1,57156</text:p>
          </table:table-cell>
          <table:table-cell office:value-type="float" office:value="0.411134" calcext:value-type="float">
            <text:p>0,411134</text:p>
          </table:table-cell>
          <table:table-cell office:value-type="float" office:value="0.35027" calcext:value-type="float">
            <text:p>0,35027</text:p>
          </table:table-cell>
          <table:table-cell office:value-type="float" office:value="0.222745" calcext:value-type="float">
            <text:p>0,222745</text:p>
          </table:table-cell>
          <table:table-cell office:value-type="float" office:value="1.9054" calcext:value-type="float">
            <text:p>1,9054</text:p>
          </table:table-cell>
          <table:table-cell office:value-type="float" office:value="0.362081" calcext:value-type="float">
            <text:p>0,362081</text:p>
          </table:table-cell>
          <table:table-cell office:value-type="float" office:value="0.207124" calcext:value-type="float">
            <text:p>0,207124</text:p>
          </table:table-cell>
          <table:table-cell table:number-columns-repeated="44"/>
          <table:table-cell table:formula="of:=MIN([.A114:.BL114])" office:value-type="float" office:value="0.207124" calcext:value-type="float">
            <text:p>0,207124</text:p>
          </table:table-cell>
          <table:table-cell table:formula="of:=MAX([.A114:.BL114])" office:value-type="float" office:value="1.9054" calcext:value-type="float">
            <text:p>1,9054</text:p>
          </table:table-cell>
          <table:table-cell table:number-columns-repeated="7"/>
        </table:table-row>
        <table:table-row table:style-name="ro1">
          <table:table-cell office:value-type="float" office:value="0.383229" calcext:value-type="float">
            <text:p>0,383229</text:p>
          </table:table-cell>
          <table:table-cell office:value-type="float" office:value="0.405117" calcext:value-type="float">
            <text:p>0,405117</text:p>
          </table:table-cell>
          <table:table-cell office:value-type="float" office:value="0.419343" calcext:value-type="float">
            <text:p>0,419343</text:p>
          </table:table-cell>
          <table:table-cell office:value-type="float" office:value="0.38444" calcext:value-type="float">
            <text:p>0,38444</text:p>
          </table:table-cell>
          <table:table-cell office:value-type="float" office:value="0.395558" calcext:value-type="float">
            <text:p>0,395558</text:p>
          </table:table-cell>
          <table:table-cell office:value-type="float" office:value="0.419741" calcext:value-type="float">
            <text:p>0,419741</text:p>
          </table:table-cell>
          <table:table-cell office:value-type="float" office:value="0.386923" calcext:value-type="float">
            <text:p>0,386923</text:p>
          </table:table-cell>
          <table:table-cell office:value-type="float" office:value="0.389318" calcext:value-type="float">
            <text:p>0,389318</text:p>
          </table:table-cell>
          <table:table-cell office:value-type="float" office:value="0.749351" calcext:value-type="float">
            <text:p>0,749351</text:p>
          </table:table-cell>
          <table:table-cell office:value-type="float" office:value="0.387838" calcext:value-type="float">
            <text:p>0,387838</text:p>
          </table:table-cell>
          <table:table-cell office:value-type="float" office:value="1.21279" calcext:value-type="float">
            <text:p>1,21279</text:p>
          </table:table-cell>
          <table:table-cell office:value-type="float" office:value="1.21449" calcext:value-type="float">
            <text:p>1,21449</text:p>
          </table:table-cell>
          <table:table-cell office:value-type="float" office:value="0.838268" calcext:value-type="float">
            <text:p>0,838268</text:p>
          </table:table-cell>
          <table:table-cell office:value-type="float" office:value="0.384639" calcext:value-type="float">
            <text:p>0,384639</text:p>
          </table:table-cell>
          <table:table-cell office:value-type="float" office:value="1.13903" calcext:value-type="float">
            <text:p>1,13903</text:p>
          </table:table-cell>
          <table:table-cell office:value-type="float" office:value="0.760344" calcext:value-type="float">
            <text:p>0,760344</text:p>
          </table:table-cell>
          <table:table-cell office:value-type="float" office:value="1.5551" calcext:value-type="float">
            <text:p>1,5551</text:p>
          </table:table-cell>
          <table:table-cell office:value-type="float" office:value="1.96395" calcext:value-type="float">
            <text:p>1,96395</text:p>
          </table:table-cell>
          <table:table-cell office:value-type="float" office:value="0.414092" calcext:value-type="float">
            <text:p>0,414092</text:p>
          </table:table-cell>
          <table:table-cell office:value-type="float" office:value="0.241515" calcext:value-type="float">
            <text:p>0,241515</text:p>
          </table:table-cell>
          <table:table-cell office:value-type="float" office:value="1.84949" calcext:value-type="float">
            <text:p>1,84949</text:p>
          </table:table-cell>
          <table:table-cell office:value-type="float" office:value="0.212284" calcext:value-type="float">
            <text:p>0,212284</text:p>
          </table:table-cell>
          <table:table-cell office:value-type="float" office:value="0.825611" calcext:value-type="float">
            <text:p>0,825611</text:p>
          </table:table-cell>
          <table:table-cell office:value-type="float" office:value="1.61614" calcext:value-type="float">
            <text:p>1,61614</text:p>
          </table:table-cell>
          <table:table-cell table:number-columns-repeated="44"/>
          <table:table-cell table:formula="of:=MIN([.A115:.BL115])" office:value-type="float" office:value="0.212284" calcext:value-type="float">
            <text:p>0,212284</text:p>
          </table:table-cell>
          <table:table-cell table:formula="of:=MAX([.A115:.BL115])" office:value-type="float" office:value="1.96395" calcext:value-type="float">
            <text:p>1,96395</text:p>
          </table:table-cell>
          <table:table-cell table:number-columns-repeated="7"/>
        </table:table-row>
        <table:table-row table:style-name="ro1">
          <table:table-cell office:value-type="float" office:value="0.384528" calcext:value-type="float">
            <text:p>0,384528</text:p>
          </table:table-cell>
          <table:table-cell office:value-type="float" office:value="0.385932" calcext:value-type="float">
            <text:p>0,385932</text:p>
          </table:table-cell>
          <table:table-cell office:value-type="float" office:value="0.393128" calcext:value-type="float">
            <text:p>0,393128</text:p>
          </table:table-cell>
          <table:table-cell office:value-type="float" office:value="0.21444" calcext:value-type="float">
            <text:p>0,21444</text:p>
          </table:table-cell>
          <table:table-cell office:value-type="float" office:value="0.422349" calcext:value-type="float">
            <text:p>0,422349</text:p>
          </table:table-cell>
          <table:table-cell office:value-type="float" office:value="0.393627" calcext:value-type="float">
            <text:p>0,393627</text:p>
          </table:table-cell>
          <table:table-cell office:value-type="float" office:value="0.388284" calcext:value-type="float">
            <text:p>0,388284</text:p>
          </table:table-cell>
          <table:table-cell office:value-type="float" office:value="0.407757" calcext:value-type="float">
            <text:p>0,407757</text:p>
          </table:table-cell>
          <table:table-cell office:value-type="float" office:value="1.42455" calcext:value-type="float">
            <text:p>1,42455</text:p>
          </table:table-cell>
          <table:table-cell office:value-type="float" office:value="1.12561" calcext:value-type="float">
            <text:p>1,12561</text:p>
          </table:table-cell>
          <table:table-cell office:value-type="float" office:value="0.235111" calcext:value-type="float">
            <text:p>0,235111</text:p>
          </table:table-cell>
          <table:table-cell office:value-type="float" office:value="0.44736" calcext:value-type="float">
            <text:p>0,44736</text:p>
          </table:table-cell>
          <table:table-cell office:value-type="float" office:value="1.06658" calcext:value-type="float">
            <text:p>1,06658</text:p>
          </table:table-cell>
          <table:table-cell office:value-type="float" office:value="0.885762" calcext:value-type="float">
            <text:p>0,885762</text:p>
          </table:table-cell>
          <table:table-cell office:value-type="float" office:value="0.459785" calcext:value-type="float">
            <text:p>0,459785</text:p>
          </table:table-cell>
          <table:table-cell office:value-type="float" office:value="0.394405" calcext:value-type="float">
            <text:p>0,394405</text:p>
          </table:table-cell>
          <table:table-cell office:value-type="float" office:value="1.14512" calcext:value-type="float">
            <text:p>1,14512</text:p>
          </table:table-cell>
          <table:table-cell office:value-type="float" office:value="0.972689" calcext:value-type="float">
            <text:p>0,972689</text:p>
          </table:table-cell>
          <table:table-cell office:value-type="float" office:value="0.520467" calcext:value-type="float">
            <text:p>0,520467</text:p>
          </table:table-cell>
          <table:table-cell office:value-type="float" office:value="0.527545" calcext:value-type="float">
            <text:p>0,527545</text:p>
          </table:table-cell>
          <table:table-cell office:value-type="float" office:value="1.90073" calcext:value-type="float">
            <text:p>1,90073</text:p>
          </table:table-cell>
          <table:table-cell office:value-type="float" office:value="0.423901" calcext:value-type="float">
            <text:p>0,423901</text:p>
          </table:table-cell>
          <table:table-cell office:value-type="float" office:value="0.334307" calcext:value-type="float">
            <text:p>0,334307</text:p>
          </table:table-cell>
          <table:table-cell office:value-type="float" office:value="0.304184" calcext:value-type="float">
            <text:p>0,304184</text:p>
          </table:table-cell>
          <table:table-cell table:number-columns-repeated="44"/>
          <table:table-cell table:formula="of:=MIN([.A116:.BL116])" office:value-type="float" office:value="0.21444" calcext:value-type="float">
            <text:p>0,21444</text:p>
          </table:table-cell>
          <table:table-cell table:formula="of:=MAX([.A116:.BL116])" office:value-type="float" office:value="1.90073" calcext:value-type="float">
            <text:p>1,90073</text:p>
          </table:table-cell>
          <table:table-cell table:number-columns-repeated="7"/>
        </table:table-row>
        <table:table-row table:style-name="ro1">
          <table:table-cell office:value-type="float" office:value="0.384749" calcext:value-type="float">
            <text:p>0,384749</text:p>
          </table:table-cell>
          <table:table-cell office:value-type="float" office:value="0.414118" calcext:value-type="float">
            <text:p>0,414118</text:p>
          </table:table-cell>
          <table:table-cell office:value-type="float" office:value="0.382874" calcext:value-type="float">
            <text:p>0,382874</text:p>
          </table:table-cell>
          <table:table-cell office:value-type="float" office:value="0.402061" calcext:value-type="float">
            <text:p>0,402061</text:p>
          </table:table-cell>
          <table:table-cell office:value-type="float" office:value="0.407455" calcext:value-type="float">
            <text:p>0,407455</text:p>
          </table:table-cell>
          <table:table-cell office:value-type="float" office:value="0.799906" calcext:value-type="float">
            <text:p>0,799906</text:p>
          </table:table-cell>
          <table:table-cell office:value-type="float" office:value="0.419405" calcext:value-type="float">
            <text:p>0,419405</text:p>
          </table:table-cell>
          <table:table-cell office:value-type="float" office:value="0.376201" calcext:value-type="float">
            <text:p>0,376201</text:p>
          </table:table-cell>
          <table:table-cell office:value-type="float" office:value="0.411918" calcext:value-type="float">
            <text:p>0,411918</text:p>
          </table:table-cell>
          <table:table-cell office:value-type="float" office:value="0.380357" calcext:value-type="float">
            <text:p>0,380357</text:p>
          </table:table-cell>
          <table:table-cell office:value-type="float" office:value="0.774849" calcext:value-type="float">
            <text:p>0,774849</text:p>
          </table:table-cell>
          <table:table-cell office:value-type="float" office:value="1.57992" calcext:value-type="float">
            <text:p>1,57992</text:p>
          </table:table-cell>
          <table:table-cell office:value-type="float" office:value="0.407578" calcext:value-type="float">
            <text:p>0,407578</text:p>
          </table:table-cell>
          <table:table-cell office:value-type="float" office:value="0.833966" calcext:value-type="float">
            <text:p>0,833966</text:p>
          </table:table-cell>
          <table:table-cell office:value-type="float" office:value="0.389337" calcext:value-type="float">
            <text:p>0,389337</text:p>
          </table:table-cell>
          <table:table-cell office:value-type="float" office:value="1.16321" calcext:value-type="float">
            <text:p>1,16321</text:p>
          </table:table-cell>
          <table:table-cell office:value-type="float" office:value="0.386238" calcext:value-type="float">
            <text:p>0,386238</text:p>
          </table:table-cell>
          <table:table-cell office:value-type="float" office:value="1.61797" calcext:value-type="float">
            <text:p>1,61797</text:p>
          </table:table-cell>
          <table:table-cell office:value-type="float" office:value="0.804376" calcext:value-type="float">
            <text:p>0,804376</text:p>
          </table:table-cell>
          <table:table-cell office:value-type="float" office:value="0.815034" calcext:value-type="float">
            <text:p>0,815034</text:p>
          </table:table-cell>
          <table:table-cell office:value-type="float" office:value="1.40538" calcext:value-type="float">
            <text:p>1,40538</text:p>
          </table:table-cell>
          <table:table-cell office:value-type="float" office:value="0.318352" calcext:value-type="float">
            <text:p>0,318352</text:p>
          </table:table-cell>
          <table:table-cell office:value-type="float" office:value="0.307962" calcext:value-type="float">
            <text:p>0,307962</text:p>
          </table:table-cell>
          <table:table-cell office:value-type="float" office:value="0.136288" calcext:value-type="float">
            <text:p>0,136288</text:p>
          </table:table-cell>
          <table:table-cell table:number-columns-repeated="44"/>
          <table:table-cell table:formula="of:=MIN([.A117:.BL117])" office:value-type="float" office:value="0.136288" calcext:value-type="float">
            <text:p>0,136288</text:p>
          </table:table-cell>
          <table:table-cell table:formula="of:=MAX([.A117:.BL117])" office:value-type="float" office:value="1.61797" calcext:value-type="float">
            <text:p>1,61797</text:p>
          </table:table-cell>
          <table:table-cell table:number-columns-repeated="7"/>
        </table:table-row>
        <table:table-row table:style-name="ro1">
          <table:table-cell office:value-type="float" office:value="0.382642" calcext:value-type="float">
            <text:p>0,382642</text:p>
          </table:table-cell>
          <table:table-cell office:value-type="float" office:value="0.405344" calcext:value-type="float">
            <text:p>0,405344</text:p>
          </table:table-cell>
          <table:table-cell office:value-type="float" office:value="0.390854" calcext:value-type="float">
            <text:p>0,390854</text:p>
          </table:table-cell>
          <table:table-cell office:value-type="float" office:value="0.379781" calcext:value-type="float">
            <text:p>0,379781</text:p>
          </table:table-cell>
          <table:table-cell office:value-type="float" office:value="0.397048" calcext:value-type="float">
            <text:p>0,397048</text:p>
          </table:table-cell>
          <table:table-cell office:value-type="float" office:value="0.403135" calcext:value-type="float">
            <text:p>0,403135</text:p>
          </table:table-cell>
          <table:table-cell office:value-type="float" office:value="0.849476" calcext:value-type="float">
            <text:p>0,849476</text:p>
          </table:table-cell>
          <table:table-cell office:value-type="float" office:value="0.640473" calcext:value-type="float">
            <text:p>0,640473</text:p>
          </table:table-cell>
          <table:table-cell office:value-type="float" office:value="0.306261" calcext:value-type="float">
            <text:p>0,306261</text:p>
          </table:table-cell>
          <table:table-cell office:value-type="float" office:value="0.391115" calcext:value-type="float">
            <text:p>0,391115</text:p>
          </table:table-cell>
          <table:table-cell office:value-type="float" office:value="0.392586" calcext:value-type="float">
            <text:p>0,392586</text:p>
          </table:table-cell>
          <table:table-cell office:value-type="float" office:value="0.398039" calcext:value-type="float">
            <text:p>0,398039</text:p>
          </table:table-cell>
          <table:table-cell office:value-type="float" office:value="1.00337" calcext:value-type="float">
            <text:p>1,00337</text:p>
          </table:table-cell>
          <table:table-cell office:value-type="float" office:value="1.81186" calcext:value-type="float">
            <text:p>1,81186</text:p>
          </table:table-cell>
          <table:table-cell office:value-type="float" office:value="0.38621" calcext:value-type="float">
            <text:p>0,38621</text:p>
          </table:table-cell>
          <table:table-cell office:value-type="float" office:value="0.391749" calcext:value-type="float">
            <text:p>0,391749</text:p>
          </table:table-cell>
          <table:table-cell office:value-type="float" office:value="0.394418" calcext:value-type="float">
            <text:p>0,394418</text:p>
          </table:table-cell>
          <table:table-cell office:value-type="float" office:value="0.398177" calcext:value-type="float">
            <text:p>0,398177</text:p>
          </table:table-cell>
          <table:table-cell office:value-type="float" office:value="1.0967" calcext:value-type="float">
            <text:p>1,0967</text:p>
          </table:table-cell>
          <table:table-cell office:value-type="float" office:value="1.01567" calcext:value-type="float">
            <text:p>1,01567</text:p>
          </table:table-cell>
          <table:table-cell office:value-type="float" office:value="0.630934" calcext:value-type="float">
            <text:p>0,630934</text:p>
          </table:table-cell>
          <table:table-cell office:value-type="float" office:value="0.825432" calcext:value-type="float">
            <text:p>0,825432</text:p>
          </table:table-cell>
          <table:table-cell office:value-type="float" office:value="1.60232" calcext:value-type="float">
            <text:p>1,60232</text:p>
          </table:table-cell>
          <table:table-cell office:value-type="float" office:value="0.244385" calcext:value-type="float">
            <text:p>0,244385</text:p>
          </table:table-cell>
          <table:table-cell table:number-columns-repeated="44"/>
          <table:table-cell table:formula="of:=MIN([.A118:.BL118])" office:value-type="float" office:value="0.244385" calcext:value-type="float">
            <text:p>0,244385</text:p>
          </table:table-cell>
          <table:table-cell table:formula="of:=MAX([.A118:.BL118])" office:value-type="float" office:value="1.81186" calcext:value-type="float">
            <text:p>1,81186</text:p>
          </table:table-cell>
          <table:table-cell table:number-columns-repeated="7"/>
        </table:table-row>
        <table:table-row table:style-name="ro1">
          <table:table-cell office:value-type="float" office:value="0.382851" calcext:value-type="float">
            <text:p>0,382851</text:p>
          </table:table-cell>
          <table:table-cell office:value-type="float" office:value="0.411463" calcext:value-type="float">
            <text:p>0,411463</text:p>
          </table:table-cell>
          <table:table-cell office:value-type="float" office:value="0.384373" calcext:value-type="float">
            <text:p>0,384373</text:p>
          </table:table-cell>
          <table:table-cell office:value-type="float" office:value="0.393759" calcext:value-type="float">
            <text:p>0,393759</text:p>
          </table:table-cell>
          <table:table-cell office:value-type="float" office:value="0.394669" calcext:value-type="float">
            <text:p>0,394669</text:p>
          </table:table-cell>
          <table:table-cell office:value-type="float" office:value="0.398731" calcext:value-type="float">
            <text:p>0,398731</text:p>
          </table:table-cell>
          <table:table-cell office:value-type="float" office:value="0.823658" calcext:value-type="float">
            <text:p>0,823658</text:p>
          </table:table-cell>
          <table:table-cell office:value-type="float" office:value="0.835943" calcext:value-type="float">
            <text:p>0,835943</text:p>
          </table:table-cell>
          <table:table-cell office:value-type="float" office:value="0.782048" calcext:value-type="float">
            <text:p>0,782048</text:p>
          </table:table-cell>
          <table:table-cell office:value-type="float" office:value="0.789225" calcext:value-type="float">
            <text:p>0,789225</text:p>
          </table:table-cell>
          <table:table-cell office:value-type="float" office:value="0.391913" calcext:value-type="float">
            <text:p>0,391913</text:p>
          </table:table-cell>
          <table:table-cell office:value-type="float" office:value="0.402871" calcext:value-type="float">
            <text:p>0,402871</text:p>
          </table:table-cell>
          <table:table-cell office:value-type="float" office:value="0.391681" calcext:value-type="float">
            <text:p>0,391681</text:p>
          </table:table-cell>
          <table:table-cell office:value-type="float" office:value="0.407718" calcext:value-type="float">
            <text:p>0,407718</text:p>
          </table:table-cell>
          <table:table-cell office:value-type="float" office:value="0.626951" calcext:value-type="float">
            <text:p>0,626951</text:p>
          </table:table-cell>
          <table:table-cell office:value-type="float" office:value="0.631378" calcext:value-type="float">
            <text:p>0,631378</text:p>
          </table:table-cell>
          <table:table-cell office:value-type="float" office:value="0.382639" calcext:value-type="float">
            <text:p>0,382639</text:p>
          </table:table-cell>
          <table:table-cell office:value-type="float" office:value="0.384642" calcext:value-type="float">
            <text:p>0,384642</text:p>
          </table:table-cell>
          <table:table-cell office:value-type="float" office:value="1.21657" calcext:value-type="float">
            <text:p>1,21657</text:p>
          </table:table-cell>
          <table:table-cell office:value-type="float" office:value="1.27905" calcext:value-type="float">
            <text:p>1,27905</text:p>
          </table:table-cell>
          <table:table-cell office:value-type="float" office:value="0.761547" calcext:value-type="float">
            <text:p>0,761547</text:p>
          </table:table-cell>
          <table:table-cell office:value-type="float" office:value="0.38776" calcext:value-type="float">
            <text:p>0,38776</text:p>
          </table:table-cell>
          <table:table-cell office:value-type="float" office:value="1.96381" calcext:value-type="float">
            <text:p>1,96381</text:p>
          </table:table-cell>
          <table:table-cell office:value-type="float" office:value="0.342207" calcext:value-type="float">
            <text:p>0,342207</text:p>
          </table:table-cell>
          <table:table-cell table:number-columns-repeated="44"/>
          <table:table-cell table:formula="of:=MIN([.A119:.BL119])" office:value-type="float" office:value="0.342207" calcext:value-type="float">
            <text:p>0,342207</text:p>
          </table:table-cell>
          <table:table-cell table:formula="of:=MAX([.A119:.BL119])" office:value-type="float" office:value="1.96381" calcext:value-type="float">
            <text:p>1,96381</text:p>
          </table:table-cell>
          <table:table-cell table:number-columns-repeated="7"/>
        </table:table-row>
        <table:table-row table:style-name="ro1">
          <table:table-cell office:value-type="float" office:value="0.22172" calcext:value-type="float">
            <text:p>0,22172</text:p>
          </table:table-cell>
          <table:table-cell office:value-type="float" office:value="0.395459" calcext:value-type="float">
            <text:p>0,395459</text:p>
          </table:table-cell>
          <table:table-cell office:value-type="float" office:value="0.396459" calcext:value-type="float">
            <text:p>0,396459</text:p>
          </table:table-cell>
          <table:table-cell office:value-type="float" office:value="0.214744" calcext:value-type="float">
            <text:p>0,214744</text:p>
          </table:table-cell>
          <table:table-cell office:value-type="float" office:value="0.391568" calcext:value-type="float">
            <text:p>0,391568</text:p>
          </table:table-cell>
          <table:table-cell office:value-type="float" office:value="0.393917" calcext:value-type="float">
            <text:p>0,393917</text:p>
          </table:table-cell>
          <table:table-cell office:value-type="float" office:value="0.219973" calcext:value-type="float">
            <text:p>0,219973</text:p>
          </table:table-cell>
          <table:table-cell office:value-type="float" office:value="0.876925" calcext:value-type="float">
            <text:p>0,876925</text:p>
          </table:table-cell>
          <table:table-cell office:value-type="float" office:value="0.389519" calcext:value-type="float">
            <text:p>0,389519</text:p>
          </table:table-cell>
          <table:table-cell office:value-type="float" office:value="0.65267" calcext:value-type="float">
            <text:p>0,65267</text:p>
          </table:table-cell>
          <table:table-cell office:value-type="float" office:value="0.999002" calcext:value-type="float">
            <text:p>0,999002</text:p>
          </table:table-cell>
          <table:table-cell office:value-type="float" office:value="0.391996" calcext:value-type="float">
            <text:p>0,391996</text:p>
          </table:table-cell>
          <table:table-cell office:value-type="float" office:value="0.8774" calcext:value-type="float">
            <text:p>0,8774</text:p>
          </table:table-cell>
          <table:table-cell office:value-type="float" office:value="0.38081" calcext:value-type="float">
            <text:p>0,38081</text:p>
          </table:table-cell>
          <table:table-cell office:value-type="float" office:value="1.37999" calcext:value-type="float">
            <text:p>1,37999</text:p>
          </table:table-cell>
          <table:table-cell office:value-type="float" office:value="1.06152" calcext:value-type="float">
            <text:p>1,06152</text:p>
          </table:table-cell>
          <table:table-cell office:value-type="float" office:value="0.401115" calcext:value-type="float">
            <text:p>0,401115</text:p>
          </table:table-cell>
          <table:table-cell office:value-type="float" office:value="1.04349" calcext:value-type="float">
            <text:p>1,04349</text:p>
          </table:table-cell>
          <table:table-cell office:value-type="float" office:value="1.31448" calcext:value-type="float">
            <text:p>1,31448</text:p>
          </table:table-cell>
          <table:table-cell office:value-type="float" office:value="0.397299" calcext:value-type="float">
            <text:p>0,397299</text:p>
          </table:table-cell>
          <table:table-cell office:value-type="float" office:value="0.297452" calcext:value-type="float">
            <text:p>0,297452</text:p>
          </table:table-cell>
          <table:table-cell office:value-type="float" office:value="0.281354" calcext:value-type="float">
            <text:p>0,281354</text:p>
          </table:table-cell>
          <table:table-cell office:value-type="float" office:value="0.631596" calcext:value-type="float">
            <text:p>0,631596</text:p>
          </table:table-cell>
          <table:table-cell office:value-type="float" office:value="0.387804" calcext:value-type="float">
            <text:p>0,387804</text:p>
          </table:table-cell>
          <table:table-cell table:number-columns-repeated="44"/>
          <table:table-cell table:formula="of:=MIN([.A120:.BL120])" office:value-type="float" office:value="0.214744" calcext:value-type="float">
            <text:p>0,214744</text:p>
          </table:table-cell>
          <table:table-cell table:formula="of:=MAX([.A120:.BL120])" office:value-type="float" office:value="1.37999" calcext:value-type="float">
            <text:p>1,37999</text:p>
          </table:table-cell>
          <table:table-cell table:number-columns-repeated="7"/>
        </table:table-row>
        <table:table-row table:style-name="ro1">
          <table:table-cell office:value-type="float" office:value="0.38337" calcext:value-type="float">
            <text:p>0,38337</text:p>
          </table:table-cell>
          <table:table-cell office:value-type="float" office:value="0.383328" calcext:value-type="float">
            <text:p>0,383328</text:p>
          </table:table-cell>
          <table:table-cell office:value-type="float" office:value="0.386203" calcext:value-type="float">
            <text:p>0,386203</text:p>
          </table:table-cell>
          <table:table-cell office:value-type="float" office:value="0.392958" calcext:value-type="float">
            <text:p>0,392958</text:p>
          </table:table-cell>
          <table:table-cell office:value-type="float" office:value="0.399073" calcext:value-type="float">
            <text:p>0,399073</text:p>
          </table:table-cell>
          <table:table-cell office:value-type="float" office:value="0.403596" calcext:value-type="float">
            <text:p>0,403596</text:p>
          </table:table-cell>
          <table:table-cell office:value-type="float" office:value="0.807326" calcext:value-type="float">
            <text:p>0,807326</text:p>
          </table:table-cell>
          <table:table-cell office:value-type="float" office:value="0.430723" calcext:value-type="float">
            <text:p>0,430723</text:p>
          </table:table-cell>
          <table:table-cell office:value-type="float" office:value="0.783918" calcext:value-type="float">
            <text:p>0,783918</text:p>
          </table:table-cell>
          <table:table-cell office:value-type="float" office:value="0.384704" calcext:value-type="float">
            <text:p>0,384704</text:p>
          </table:table-cell>
          <table:table-cell office:value-type="float" office:value="0.809351" calcext:value-type="float">
            <text:p>0,809351</text:p>
          </table:table-cell>
          <table:table-cell office:value-type="float" office:value="0.382653" calcext:value-type="float">
            <text:p>0,382653</text:p>
          </table:table-cell>
          <table:table-cell office:value-type="float" office:value="0.385329" calcext:value-type="float">
            <text:p>0,385329</text:p>
          </table:table-cell>
          <table:table-cell office:value-type="float" office:value="1.21648" calcext:value-type="float">
            <text:p>1,21648</text:p>
          </table:table-cell>
          <table:table-cell office:value-type="float" office:value="0.82841" calcext:value-type="float">
            <text:p>0,82841</text:p>
          </table:table-cell>
          <table:table-cell office:value-type="float" office:value="0.844417" calcext:value-type="float">
            <text:p>0,844417</text:p>
          </table:table-cell>
          <table:table-cell office:value-type="float" office:value="0.220063" calcext:value-type="float">
            <text:p>0,220063</text:p>
          </table:table-cell>
          <table:table-cell office:value-type="float" office:value="0.219546" calcext:value-type="float">
            <text:p>0,219546</text:p>
          </table:table-cell>
          <table:table-cell office:value-type="float" office:value="1.65516" calcext:value-type="float">
            <text:p>1,65516</text:p>
          </table:table-cell>
          <table:table-cell office:value-type="float" office:value="0.568219" calcext:value-type="float">
            <text:p>0,568219</text:p>
          </table:table-cell>
          <table:table-cell office:value-type="float" office:value="1.86834" calcext:value-type="float">
            <text:p>1,86834</text:p>
          </table:table-cell>
          <table:table-cell office:value-type="float" office:value="0.709622" calcext:value-type="float">
            <text:p>0,709622</text:p>
          </table:table-cell>
          <table:table-cell office:value-type="float" office:value="0.175722" calcext:value-type="float">
            <text:p>0,175722</text:p>
          </table:table-cell>
          <table:table-cell office:value-type="float" office:value="0.83406" calcext:value-type="float">
            <text:p>0,83406</text:p>
          </table:table-cell>
          <table:table-cell table:number-columns-repeated="44"/>
          <table:table-cell table:formula="of:=MIN([.A121:.BL121])" office:value-type="float" office:value="0.175722" calcext:value-type="float">
            <text:p>0,175722</text:p>
          </table:table-cell>
          <table:table-cell table:formula="of:=MAX([.A121:.BL121])" office:value-type="float" office:value="1.86834" calcext:value-type="float">
            <text:p>1,86834</text:p>
          </table:table-cell>
          <table:table-cell table:number-columns-repeated="7"/>
        </table:table-row>
        <table:table-row table:style-name="ro1">
          <table:table-cell office:value-type="float" office:value="0.390233" calcext:value-type="float">
            <text:p>0,390233</text:p>
          </table:table-cell>
          <table:table-cell office:value-type="float" office:value="0.392838" calcext:value-type="float">
            <text:p>0,392838</text:p>
          </table:table-cell>
          <table:table-cell office:value-type="float" office:value="0.384544" calcext:value-type="float">
            <text:p>0,384544</text:p>
          </table:table-cell>
          <table:table-cell office:value-type="float" office:value="0.388841" calcext:value-type="float">
            <text:p>0,388841</text:p>
          </table:table-cell>
          <table:table-cell office:value-type="float" office:value="0.790235" calcext:value-type="float">
            <text:p>0,790235</text:p>
          </table:table-cell>
          <table:table-cell office:value-type="float" office:value="0.79108" calcext:value-type="float">
            <text:p>0,79108</text:p>
          </table:table-cell>
          <table:table-cell office:value-type="float" office:value="0.222549" calcext:value-type="float">
            <text:p>0,222549</text:p>
          </table:table-cell>
          <table:table-cell office:value-type="float" office:value="0.385903" calcext:value-type="float">
            <text:p>0,385903</text:p>
          </table:table-cell>
          <table:table-cell office:value-type="float" office:value="0.463755" calcext:value-type="float">
            <text:p>0,463755</text:p>
          </table:table-cell>
          <table:table-cell office:value-type="float" office:value="0.375133" calcext:value-type="float">
            <text:p>0,375133</text:p>
          </table:table-cell>
          <table:table-cell office:value-type="float" office:value="0.351449" calcext:value-type="float">
            <text:p>0,351449</text:p>
          </table:table-cell>
          <table:table-cell office:value-type="float" office:value="0.759533" calcext:value-type="float">
            <text:p>0,759533</text:p>
          </table:table-cell>
          <table:table-cell office:value-type="float" office:value="1.15867" calcext:value-type="float">
            <text:p>1,15867</text:p>
          </table:table-cell>
          <table:table-cell office:value-type="float" office:value="1.16701" calcext:value-type="float">
            <text:p>1,16701</text:p>
          </table:table-cell>
          <table:table-cell office:value-type="float" office:value="0.500591" calcext:value-type="float">
            <text:p>0,500591</text:p>
          </table:table-cell>
          <table:table-cell office:value-type="float" office:value="0.211169" calcext:value-type="float">
            <text:p>0,211169</text:p>
          </table:table-cell>
          <table:table-cell office:value-type="float" office:value="1.03083" calcext:value-type="float">
            <text:p>1,03083</text:p>
          </table:table-cell>
          <table:table-cell office:value-type="float" office:value="0.552849" calcext:value-type="float">
            <text:p>0,552849</text:p>
          </table:table-cell>
          <table:table-cell office:value-type="float" office:value="1.1694" calcext:value-type="float">
            <text:p>1,1694</text:p>
          </table:table-cell>
          <table:table-cell office:value-type="float" office:value="1.31772" calcext:value-type="float">
            <text:p>1,31772</text:p>
          </table:table-cell>
          <table:table-cell office:value-type="float" office:value="1.82158" calcext:value-type="float">
            <text:p>1,82158</text:p>
          </table:table-cell>
          <table:table-cell office:value-type="float" office:value="1.89239" calcext:value-type="float">
            <text:p>1,89239</text:p>
          </table:table-cell>
          <table:table-cell office:value-type="float" office:value="0.365086" calcext:value-type="float">
            <text:p>0,365086</text:p>
          </table:table-cell>
          <table:table-cell office:value-type="float" office:value="0.193952" calcext:value-type="float">
            <text:p>0,193952</text:p>
          </table:table-cell>
          <table:table-cell table:number-columns-repeated="44"/>
          <table:table-cell table:formula="of:=MIN([.A122:.BL122])" office:value-type="float" office:value="0.193952" calcext:value-type="float">
            <text:p>0,193952</text:p>
          </table:table-cell>
          <table:table-cell table:formula="of:=MAX([.A122:.BL122])" office:value-type="float" office:value="1.89239" calcext:value-type="float">
            <text:p>1,89239</text:p>
          </table:table-cell>
          <table:table-cell table:number-columns-repeated="7"/>
        </table:table-row>
        <table:table-row table:style-name="ro1">
          <table:table-cell office:value-type="float" office:value="0.38899" calcext:value-type="float">
            <text:p>0,38899</text:p>
          </table:table-cell>
          <table:table-cell office:value-type="float" office:value="0.404927" calcext:value-type="float">
            <text:p>0,404927</text:p>
          </table:table-cell>
          <table:table-cell office:value-type="float" office:value="0.38117" calcext:value-type="float">
            <text:p>0,38117</text:p>
          </table:table-cell>
          <table:table-cell office:value-type="float" office:value="0.392357" calcext:value-type="float">
            <text:p>0,392357</text:p>
          </table:table-cell>
          <table:table-cell office:value-type="float" office:value="0.791976" calcext:value-type="float">
            <text:p>0,791976</text:p>
          </table:table-cell>
          <table:table-cell office:value-type="float" office:value="0.384778" calcext:value-type="float">
            <text:p>0,384778</text:p>
          </table:table-cell>
          <table:table-cell office:value-type="float" office:value="0.379675" calcext:value-type="float">
            <text:p>0,379675</text:p>
          </table:table-cell>
          <table:table-cell office:value-type="float" office:value="0.392023" calcext:value-type="float">
            <text:p>0,392023</text:p>
          </table:table-cell>
          <table:table-cell office:value-type="float" office:value="1.18043" calcext:value-type="float">
            <text:p>1,18043</text:p>
          </table:table-cell>
          <table:table-cell office:value-type="float" office:value="0.402259" calcext:value-type="float">
            <text:p>0,402259</text:p>
          </table:table-cell>
          <table:table-cell office:value-type="float" office:value="0.797067" calcext:value-type="float">
            <text:p>0,797067</text:p>
          </table:table-cell>
          <table:table-cell office:value-type="float" office:value="0.78792" calcext:value-type="float">
            <text:p>0,78792</text:p>
          </table:table-cell>
          <table:table-cell office:value-type="float" office:value="0.384099" calcext:value-type="float">
            <text:p>0,384099</text:p>
          </table:table-cell>
          <table:table-cell office:value-type="float" office:value="0.416623" calcext:value-type="float">
            <text:p>0,416623</text:p>
          </table:table-cell>
          <table:table-cell office:value-type="float" office:value="0.413622" calcext:value-type="float">
            <text:p>0,413622</text:p>
          </table:table-cell>
          <table:table-cell office:value-type="float" office:value="0.448486" calcext:value-type="float">
            <text:p>0,448486</text:p>
          </table:table-cell>
          <table:table-cell office:value-type="float" office:value="0.243868" calcext:value-type="float">
            <text:p>0,243868</text:p>
          </table:table-cell>
          <table:table-cell office:value-type="float" office:value="0.401436" calcext:value-type="float">
            <text:p>0,401436</text:p>
          </table:table-cell>
          <table:table-cell office:value-type="float" office:value="0.467611" calcext:value-type="float">
            <text:p>0,467611</text:p>
          </table:table-cell>
          <table:table-cell office:value-type="float" office:value="0.505146" calcext:value-type="float">
            <text:p>0,505146</text:p>
          </table:table-cell>
          <table:table-cell office:value-type="float" office:value="0.36131" calcext:value-type="float">
            <text:p>0,36131</text:p>
          </table:table-cell>
          <table:table-cell office:value-type="float" office:value="1.12815" calcext:value-type="float">
            <text:p>1,12815</text:p>
          </table:table-cell>
          <table:table-cell office:value-type="float" office:value="0.832748" calcext:value-type="float">
            <text:p>0,832748</text:p>
          </table:table-cell>
          <table:table-cell office:value-type="float" office:value="0.335544" calcext:value-type="float">
            <text:p>0,335544</text:p>
          </table:table-cell>
          <table:table-cell table:number-columns-repeated="44"/>
          <table:table-cell table:formula="of:=MIN([.A123:.BL123])" office:value-type="float" office:value="0.243868" calcext:value-type="float">
            <text:p>0,243868</text:p>
          </table:table-cell>
          <table:table-cell table:formula="of:=MAX([.A123:.BL123])" office:value-type="float" office:value="1.18043" calcext:value-type="float">
            <text:p>1,18043</text:p>
          </table:table-cell>
          <table:table-cell table:number-columns-repeated="7"/>
        </table:table-row>
        <table:table-row table:style-name="ro1">
          <table:table-cell office:value-type="float" office:value="0.384302" calcext:value-type="float">
            <text:p>0,384302</text:p>
          </table:table-cell>
          <table:table-cell office:value-type="float" office:value="0.395994" calcext:value-type="float">
            <text:p>0,395994</text:p>
          </table:table-cell>
          <table:table-cell office:value-type="float" office:value="0.421385" calcext:value-type="float">
            <text:p>0,421385</text:p>
          </table:table-cell>
          <table:table-cell office:value-type="float" office:value="0.384964" calcext:value-type="float">
            <text:p>0,384964</text:p>
          </table:table-cell>
          <table:table-cell office:value-type="float" office:value="0.387208" calcext:value-type="float">
            <text:p>0,387208</text:p>
          </table:table-cell>
          <table:table-cell office:value-type="float" office:value="0.432051" calcext:value-type="float">
            <text:p>0,432051</text:p>
          </table:table-cell>
          <table:table-cell office:value-type="float" office:value="0.399654" calcext:value-type="float">
            <text:p>0,399654</text:p>
          </table:table-cell>
          <table:table-cell office:value-type="float" office:value="0.384173" calcext:value-type="float">
            <text:p>0,384173</text:p>
          </table:table-cell>
          <table:table-cell office:value-type="float" office:value="0.388206" calcext:value-type="float">
            <text:p>0,388206</text:p>
          </table:table-cell>
          <table:table-cell office:value-type="float" office:value="1.21286" calcext:value-type="float">
            <text:p>1,21286</text:p>
          </table:table-cell>
          <table:table-cell office:value-type="float" office:value="0.399413" calcext:value-type="float">
            <text:p>0,399413</text:p>
          </table:table-cell>
          <table:table-cell office:value-type="float" office:value="1.67102" calcext:value-type="float">
            <text:p>1,67102</text:p>
          </table:table-cell>
          <table:table-cell office:value-type="float" office:value="0.821519" calcext:value-type="float">
            <text:p>0,821519</text:p>
          </table:table-cell>
          <table:table-cell office:value-type="float" office:value="1.29321" calcext:value-type="float">
            <text:p>1,29321</text:p>
          </table:table-cell>
          <table:table-cell office:value-type="float" office:value="1.13912" calcext:value-type="float">
            <text:p>1,13912</text:p>
          </table:table-cell>
          <table:table-cell office:value-type="float" office:value="0.390664" calcext:value-type="float">
            <text:p>0,390664</text:p>
          </table:table-cell>
          <table:table-cell office:value-type="float" office:value="1.61263" calcext:value-type="float">
            <text:p>1,61263</text:p>
          </table:table-cell>
          <table:table-cell office:value-type="float" office:value="0.783521" calcext:value-type="float">
            <text:p>0,783521</text:p>
          </table:table-cell>
          <table:table-cell office:value-type="float" office:value="1.25818" calcext:value-type="float">
            <text:p>1,25818</text:p>
          </table:table-cell>
          <table:table-cell office:value-type="float" office:value="0.473468" calcext:value-type="float">
            <text:p>0,473468</text:p>
          </table:table-cell>
          <table:table-cell office:value-type="float" office:value="1.83588" calcext:value-type="float">
            <text:p>1,83588</text:p>
          </table:table-cell>
          <table:table-cell office:value-type="float" office:value="1.06122" calcext:value-type="float">
            <text:p>1,06122</text:p>
          </table:table-cell>
          <table:table-cell office:value-type="float" office:value="0.232155" calcext:value-type="float">
            <text:p>0,232155</text:p>
          </table:table-cell>
          <table:table-cell office:value-type="float" office:value="0.184613" calcext:value-type="float">
            <text:p>0,184613</text:p>
          </table:table-cell>
          <table:table-cell table:number-columns-repeated="44"/>
          <table:table-cell table:formula="of:=MIN([.A124:.BL124])" office:value-type="float" office:value="0.184613" calcext:value-type="float">
            <text:p>0,184613</text:p>
          </table:table-cell>
          <table:table-cell table:formula="of:=MAX([.A124:.BL124])" office:value-type="float" office:value="1.83588" calcext:value-type="float">
            <text:p>1,83588</text:p>
          </table:table-cell>
          <table:table-cell table:number-columns-repeated="7"/>
        </table:table-row>
        <table:table-row table:style-name="ro1">
          <table:table-cell office:value-type="float" office:value="0.386981" calcext:value-type="float">
            <text:p>0,386981</text:p>
          </table:table-cell>
          <table:table-cell office:value-type="float" office:value="0.40138" calcext:value-type="float">
            <text:p>0,40138</text:p>
          </table:table-cell>
          <table:table-cell office:value-type="float" office:value="0.216588" calcext:value-type="float">
            <text:p>0,216588</text:p>
          </table:table-cell>
          <table:table-cell office:value-type="float" office:value="0.418194" calcext:value-type="float">
            <text:p>0,418194</text:p>
          </table:table-cell>
          <table:table-cell office:value-type="float" office:value="0.215965" calcext:value-type="float">
            <text:p>0,215965</text:p>
          </table:table-cell>
          <table:table-cell office:value-type="float" office:value="0.391119" calcext:value-type="float">
            <text:p>0,391119</text:p>
          </table:table-cell>
          <table:table-cell office:value-type="float" office:value="0.215747" calcext:value-type="float">
            <text:p>0,215747</text:p>
          </table:table-cell>
          <table:table-cell office:value-type="float" office:value="1.43103" calcext:value-type="float">
            <text:p>1,43103</text:p>
          </table:table-cell>
          <table:table-cell office:value-type="float" office:value="0.419022" calcext:value-type="float">
            <text:p>0,419022</text:p>
          </table:table-cell>
          <table:table-cell office:value-type="float" office:value="1.6448" calcext:value-type="float">
            <text:p>1,6448</text:p>
          </table:table-cell>
          <table:table-cell office:value-type="float" office:value="1.33395" calcext:value-type="float">
            <text:p>1,33395</text:p>
          </table:table-cell>
          <table:table-cell office:value-type="float" office:value="0.236363" calcext:value-type="float">
            <text:p>0,236363</text:p>
          </table:table-cell>
          <table:table-cell office:value-type="float" office:value="1.12148" calcext:value-type="float">
            <text:p>1,12148</text:p>
          </table:table-cell>
          <table:table-cell office:value-type="float" office:value="1.01645" calcext:value-type="float">
            <text:p>1,01645</text:p>
          </table:table-cell>
          <table:table-cell office:value-type="float" office:value="1.70371" calcext:value-type="float">
            <text:p>1,70371</text:p>
          </table:table-cell>
          <table:table-cell office:value-type="float" office:value="1.51576" calcext:value-type="float">
            <text:p>1,51576</text:p>
          </table:table-cell>
          <table:table-cell office:value-type="float" office:value="1.16478" calcext:value-type="float">
            <text:p>1,16478</text:p>
          </table:table-cell>
          <table:table-cell office:value-type="float" office:value="1.82168" calcext:value-type="float">
            <text:p>1,82168</text:p>
          </table:table-cell>
          <table:table-cell office:value-type="float" office:value="1.59304" calcext:value-type="float">
            <text:p>1,59304</text:p>
          </table:table-cell>
          <table:table-cell office:value-type="float" office:value="0.248251" calcext:value-type="float">
            <text:p>0,248251</text:p>
          </table:table-cell>
          <table:table-cell office:value-type="float" office:value="1.1283" calcext:value-type="float">
            <text:p>1,1283</text:p>
          </table:table-cell>
          <table:table-cell office:value-type="float" office:value="1.0239" calcext:value-type="float">
            <text:p>1,0239</text:p>
          </table:table-cell>
          <table:table-cell office:value-type="float" office:value="1.04465" calcext:value-type="float">
            <text:p>1,04465</text:p>
          </table:table-cell>
          <table:table-cell office:value-type="float" office:value="0.356239" calcext:value-type="float">
            <text:p>0,356239</text:p>
          </table:table-cell>
          <table:table-cell table:number-columns-repeated="44"/>
          <table:table-cell table:formula="of:=MIN([.A125:.BL125])" office:value-type="float" office:value="0.215747" calcext:value-type="float">
            <text:p>0,215747</text:p>
          </table:table-cell>
          <table:table-cell table:formula="of:=MAX([.A125:.BL125])" office:value-type="float" office:value="1.82168" calcext:value-type="float">
            <text:p>1,82168</text:p>
          </table:table-cell>
          <table:table-cell table:number-columns-repeated="7"/>
        </table:table-row>
        <table:table-row table:style-name="ro1">
          <table:table-cell office:value-type="float" office:value="0.388502" calcext:value-type="float">
            <text:p>0,388502</text:p>
          </table:table-cell>
          <table:table-cell office:value-type="float" office:value="0.390626" calcext:value-type="float">
            <text:p>0,390626</text:p>
          </table:table-cell>
          <table:table-cell office:value-type="float" office:value="0.402439" calcext:value-type="float">
            <text:p>0,402439</text:p>
          </table:table-cell>
          <table:table-cell office:value-type="float" office:value="0.383851" calcext:value-type="float">
            <text:p>0,383851</text:p>
          </table:table-cell>
          <table:table-cell office:value-type="float" office:value="0.413618" calcext:value-type="float">
            <text:p>0,413618</text:p>
          </table:table-cell>
          <table:table-cell office:value-type="float" office:value="0.426551" calcext:value-type="float">
            <text:p>0,426551</text:p>
          </table:table-cell>
          <table:table-cell office:value-type="float" office:value="0.382078" calcext:value-type="float">
            <text:p>0,382078</text:p>
          </table:table-cell>
          <table:table-cell office:value-type="float" office:value="0.413515" calcext:value-type="float">
            <text:p>0,413515</text:p>
          </table:table-cell>
          <table:table-cell office:value-type="float" office:value="0.411659" calcext:value-type="float">
            <text:p>0,411659</text:p>
          </table:table-cell>
          <table:table-cell office:value-type="float" office:value="1.23356" calcext:value-type="float">
            <text:p>1,23356</text:p>
          </table:table-cell>
          <table:table-cell office:value-type="float" office:value="0.798944" calcext:value-type="float">
            <text:p>0,798944</text:p>
          </table:table-cell>
          <table:table-cell office:value-type="float" office:value="0.392729" calcext:value-type="float">
            <text:p>0,392729</text:p>
          </table:table-cell>
          <table:table-cell office:value-type="float" office:value="0.407632" calcext:value-type="float">
            <text:p>0,407632</text:p>
          </table:table-cell>
          <table:table-cell office:value-type="float" office:value="0.849346" calcext:value-type="float">
            <text:p>0,849346</text:p>
          </table:table-cell>
          <table:table-cell office:value-type="float" office:value="1.26518" calcext:value-type="float">
            <text:p>1,26518</text:p>
          </table:table-cell>
          <table:table-cell office:value-type="float" office:value="1.60569" calcext:value-type="float">
            <text:p>1,60569</text:p>
          </table:table-cell>
          <table:table-cell office:value-type="float" office:value="0.768681" calcext:value-type="float">
            <text:p>0,768681</text:p>
          </table:table-cell>
          <table:table-cell office:value-type="float" office:value="0.832164" calcext:value-type="float">
            <text:p>0,832164</text:p>
          </table:table-cell>
          <table:table-cell office:value-type="float" office:value="0.379032" calcext:value-type="float">
            <text:p>0,379032</text:p>
          </table:table-cell>
          <table:table-cell office:value-type="float" office:value="1.00713" calcext:value-type="float">
            <text:p>1,00713</text:p>
          </table:table-cell>
          <table:table-cell office:value-type="float" office:value="0.786272" calcext:value-type="float">
            <text:p>0,786272</text:p>
          </table:table-cell>
          <table:table-cell office:value-type="float" office:value="0.782844" calcext:value-type="float">
            <text:p>0,782844</text:p>
          </table:table-cell>
          <table:table-cell office:value-type="float" office:value="1.18404" calcext:value-type="float">
            <text:p>1,18404</text:p>
          </table:table-cell>
          <table:table-cell office:value-type="float" office:value="1.18732" calcext:value-type="float">
            <text:p>1,18732</text:p>
          </table:table-cell>
          <table:table-cell table:number-columns-repeated="44"/>
          <table:table-cell table:formula="of:=MIN([.A126:.BL126])" office:value-type="float" office:value="0.379032" calcext:value-type="float">
            <text:p>0,379032</text:p>
          </table:table-cell>
          <table:table-cell table:formula="of:=MAX([.A126:.BL126])" office:value-type="float" office:value="1.60569" calcext:value-type="float">
            <text:p>1,6056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0.293777" calcext:value-type="float">
            <text:p>0,293777</text:p>
          </table:table-cell>
          <table:table-cell office:value-type="float" office:value="0.297645" calcext:value-type="float">
            <text:p>0,297645</text:p>
          </table:table-cell>
          <table:table-cell office:value-type="float" office:value="0.302373" calcext:value-type="float">
            <text:p>0,302373</text:p>
          </table:table-cell>
          <table:table-cell office:value-type="float" office:value="0.638692" calcext:value-type="float">
            <text:p>0,638692</text:p>
          </table:table-cell>
          <table:table-cell office:value-type="float" office:value="0.357198" calcext:value-type="float">
            <text:p>0,357198</text:p>
          </table:table-cell>
          <table:table-cell office:value-type="float" office:value="0.297538" calcext:value-type="float">
            <text:p>0,297538</text:p>
          </table:table-cell>
          <table:table-cell office:value-type="float" office:value="0.302974" calcext:value-type="float">
            <text:p>0,302974</text:p>
          </table:table-cell>
          <table:table-cell office:value-type="float" office:value="0.903001" calcext:value-type="float">
            <text:p>0,903001</text:p>
          </table:table-cell>
          <table:table-cell office:value-type="float" office:value="0.298505" calcext:value-type="float">
            <text:p>0,298505</text:p>
          </table:table-cell>
          <table:table-cell office:value-type="float" office:value="0.287164" calcext:value-type="float">
            <text:p>0,287164</text:p>
          </table:table-cell>
          <table:table-cell office:value-type="float" office:value="0.643192" calcext:value-type="float">
            <text:p>0,643192</text:p>
          </table:table-cell>
          <table:table-cell office:value-type="float" office:value="0.877031" calcext:value-type="float">
            <text:p>0,877031</text:p>
          </table:table-cell>
          <table:table-cell office:value-type="float" office:value="0.290753" calcext:value-type="float">
            <text:p>0,290753</text:p>
          </table:table-cell>
          <table:table-cell office:value-type="float" office:value="1.20251" calcext:value-type="float">
            <text:p>1,20251</text:p>
          </table:table-cell>
          <table:table-cell office:value-type="float" office:value="0.625506" calcext:value-type="float">
            <text:p>0,625506</text:p>
          </table:table-cell>
          <table:table-cell office:value-type="float" office:value="0.973998" calcext:value-type="float">
            <text:p>0,973998</text:p>
          </table:table-cell>
          <table:table-cell office:value-type="float" office:value="1.6139" calcext:value-type="float">
            <text:p>1,6139</text:p>
          </table:table-cell>
          <table:table-cell office:value-type="float" office:value="0.716336" calcext:value-type="float">
            <text:p>0,716336</text:p>
          </table:table-cell>
          <table:table-cell office:value-type="float" office:value="0.715282" calcext:value-type="float">
            <text:p>0,715282</text:p>
          </table:table-cell>
          <table:table-cell office:value-type="float" office:value="0.853026" calcext:value-type="float">
            <text:p>0,853026</text:p>
          </table:table-cell>
          <table:table-cell office:value-type="float" office:value="0.307385" calcext:value-type="float">
            <text:p>0,307385</text:p>
          </table:table-cell>
          <table:table-cell office:value-type="float" office:value="0.300252" calcext:value-type="float">
            <text:p>0,300252</text:p>
          </table:table-cell>
          <table:table-cell office:value-type="float" office:value="0.684438" calcext:value-type="float">
            <text:p>0,684438</text:p>
          </table:table-cell>
          <table:table-cell office:value-type="float" office:value="1.2844" calcext:value-type="float">
            <text:p>1,2844</text:p>
          </table:table-cell>
          <table:table-cell office:value-type="float" office:value="1.1894" calcext:value-type="float">
            <text:p>1,1894</text:p>
          </table:table-cell>
          <table:table-cell office:value-type="float" office:value="0.299592" calcext:value-type="float">
            <text:p>0,299592</text:p>
          </table:table-cell>
          <table:table-cell office:value-type="float" office:value="0.300074" calcext:value-type="float">
            <text:p>0,300074</text:p>
          </table:table-cell>
          <table:table-cell office:value-type="float" office:value="0.989864" calcext:value-type="float">
            <text:p>0,989864</text:p>
          </table:table-cell>
          <table:table-cell office:value-type="float" office:value="1.62819" calcext:value-type="float">
            <text:p>1,62819</text:p>
          </table:table-cell>
          <table:table-cell office:value-type="float" office:value="0.221714" calcext:value-type="float">
            <text:p>0,221714</text:p>
          </table:table-cell>
          <table:table-cell office:value-type="float" office:value="1.72777" calcext:value-type="float">
            <text:p>1,72777</text:p>
          </table:table-cell>
          <table:table-cell office:value-type="float" office:value="0.103586" calcext:value-type="float">
            <text:p>0,103586</text:p>
          </table:table-cell>
          <table:table-cell table:number-columns-repeated="36"/>
          <table:table-cell table:formula="of:=MIN([.A128:.BL128])" office:value-type="float" office:value="0.103586" calcext:value-type="float">
            <text:p>0,103586</text:p>
          </table:table-cell>
          <table:table-cell table:formula="of:=MAX([.A128:.BL128])" office:value-type="float" office:value="1.72777" calcext:value-type="float">
            <text:p>1,72777</text:p>
          </table:table-cell>
          <table:table-cell table:number-columns-repeated="7"/>
        </table:table-row>
        <table:table-row table:style-name="ro1">
          <table:table-cell office:value-type="float" office:value="0.292381" calcext:value-type="float">
            <text:p>0,292381</text:p>
          </table:table-cell>
          <table:table-cell office:value-type="float" office:value="0.297797" calcext:value-type="float">
            <text:p>0,297797</text:p>
          </table:table-cell>
          <table:table-cell office:value-type="float" office:value="0.318229" calcext:value-type="float">
            <text:p>0,318229</text:p>
          </table:table-cell>
          <table:table-cell office:value-type="float" office:value="0.311011" calcext:value-type="float">
            <text:p>0,311011</text:p>
          </table:table-cell>
          <table:table-cell office:value-type="float" office:value="0.294451" calcext:value-type="float">
            <text:p>0,294451</text:p>
          </table:table-cell>
          <table:table-cell office:value-type="float" office:value="0.29839" calcext:value-type="float">
            <text:p>0,29839</text:p>
          </table:table-cell>
          <table:table-cell office:value-type="float" office:value="0.293203" calcext:value-type="float">
            <text:p>0,293203</text:p>
          </table:table-cell>
          <table:table-cell office:value-type="float" office:value="0.900732" calcext:value-type="float">
            <text:p>0,900732</text:p>
          </table:table-cell>
          <table:table-cell office:value-type="float" office:value="0.288015" calcext:value-type="float">
            <text:p>0,288015</text:p>
          </table:table-cell>
          <table:table-cell office:value-type="float" office:value="0.609075" calcext:value-type="float">
            <text:p>0,609075</text:p>
          </table:table-cell>
          <table:table-cell office:value-type="float" office:value="0.594477" calcext:value-type="float">
            <text:p>0,594477</text:p>
          </table:table-cell>
          <table:table-cell office:value-type="float" office:value="0.758556" calcext:value-type="float">
            <text:p>0,758556</text:p>
          </table:table-cell>
          <table:table-cell office:value-type="float" office:value="0.899451" calcext:value-type="float">
            <text:p>0,899451</text:p>
          </table:table-cell>
          <table:table-cell office:value-type="float" office:value="0.291136" calcext:value-type="float">
            <text:p>0,291136</text:p>
          </table:table-cell>
          <table:table-cell office:value-type="float" office:value="0.293396" calcext:value-type="float">
            <text:p>0,293396</text:p>
          </table:table-cell>
          <table:table-cell office:value-type="float" office:value="0.867957" calcext:value-type="float">
            <text:p>0,867957</text:p>
          </table:table-cell>
          <table:table-cell office:value-type="float" office:value="0.584378" calcext:value-type="float">
            <text:p>0,584378</text:p>
          </table:table-cell>
          <table:table-cell office:value-type="float" office:value="0.302394" calcext:value-type="float">
            <text:p>0,302394</text:p>
          </table:table-cell>
          <table:table-cell office:value-type="float" office:value="0.161506" calcext:value-type="float">
            <text:p>0,161506</text:p>
          </table:table-cell>
          <table:table-cell office:value-type="float" office:value="1.17713" calcext:value-type="float">
            <text:p>1,17713</text:p>
          </table:table-cell>
          <table:table-cell office:value-type="float" office:value="1.64001" calcext:value-type="float">
            <text:p>1,64001</text:p>
          </table:table-cell>
          <table:table-cell office:value-type="float" office:value="0.288801" calcext:value-type="float">
            <text:p>0,288801</text:p>
          </table:table-cell>
          <table:table-cell office:value-type="float" office:value="1.46677" calcext:value-type="float">
            <text:p>1,46677</text:p>
          </table:table-cell>
          <table:table-cell office:value-type="float" office:value="0.886359" calcext:value-type="float">
            <text:p>0,886359</text:p>
          </table:table-cell>
          <table:table-cell office:value-type="float" office:value="0.598484" calcext:value-type="float">
            <text:p>0,598484</text:p>
          </table:table-cell>
          <table:table-cell office:value-type="float" office:value="0.309849" calcext:value-type="float">
            <text:p>0,309849</text:p>
          </table:table-cell>
          <table:table-cell office:value-type="float" office:value="0.491765" calcext:value-type="float">
            <text:p>0,491765</text:p>
          </table:table-cell>
          <table:table-cell office:value-type="float" office:value="1.56322" calcext:value-type="float">
            <text:p>1,56322</text:p>
          </table:table-cell>
          <table:table-cell office:value-type="float" office:value="0.761576" calcext:value-type="float">
            <text:p>0,761576</text:p>
          </table:table-cell>
          <table:table-cell office:value-type="float" office:value="1.4442" calcext:value-type="float">
            <text:p>1,4442</text:p>
          </table:table-cell>
          <table:table-cell office:value-type="float" office:value="1.15899" calcext:value-type="float">
            <text:p>1,15899</text:p>
          </table:table-cell>
          <table:table-cell office:value-type="float" office:value="1.1956" calcext:value-type="float">
            <text:p>1,1956</text:p>
          </table:table-cell>
          <table:table-cell table:number-columns-repeated="36"/>
          <table:table-cell table:formula="of:=MIN([.A129:.BL129])" office:value-type="float" office:value="0.161506" calcext:value-type="float">
            <text:p>0,161506</text:p>
          </table:table-cell>
          <table:table-cell table:formula="of:=MAX([.A129:.BL129])" office:value-type="float" office:value="1.64001" calcext:value-type="float">
            <text:p>1,64001</text:p>
          </table:table-cell>
          <table:table-cell table:number-columns-repeated="7"/>
        </table:table-row>
        <table:table-row table:style-name="ro1">
          <table:table-cell office:value-type="float" office:value="0.289303" calcext:value-type="float">
            <text:p>0,289303</text:p>
          </table:table-cell>
          <table:table-cell office:value-type="float" office:value="0.294506" calcext:value-type="float">
            <text:p>0,294506</text:p>
          </table:table-cell>
          <table:table-cell office:value-type="float" office:value="0.287956" calcext:value-type="float">
            <text:p>0,287956</text:p>
          </table:table-cell>
          <table:table-cell office:value-type="float" office:value="0.28912" calcext:value-type="float">
            <text:p>0,28912</text:p>
          </table:table-cell>
          <table:table-cell office:value-type="float" office:value="0.596026" calcext:value-type="float">
            <text:p>0,596026</text:p>
          </table:table-cell>
          <table:table-cell office:value-type="float" office:value="0.288936" calcext:value-type="float">
            <text:p>0,288936</text:p>
          </table:table-cell>
          <table:table-cell office:value-type="float" office:value="0.285406" calcext:value-type="float">
            <text:p>0,285406</text:p>
          </table:table-cell>
          <table:table-cell office:value-type="float" office:value="0.576701" calcext:value-type="float">
            <text:p>0,576701</text:p>
          </table:table-cell>
          <table:table-cell office:value-type="float" office:value="0.572708" calcext:value-type="float">
            <text:p>0,572708</text:p>
          </table:table-cell>
          <table:table-cell office:value-type="float" office:value="0.288694" calcext:value-type="float">
            <text:p>0,288694</text:p>
          </table:table-cell>
          <table:table-cell office:value-type="float" office:value="0.57796" calcext:value-type="float">
            <text:p>0,57796</text:p>
          </table:table-cell>
          <table:table-cell office:value-type="float" office:value="0.283504" calcext:value-type="float">
            <text:p>0,283504</text:p>
          </table:table-cell>
          <table:table-cell office:value-type="float" office:value="0.578452" calcext:value-type="float">
            <text:p>0,578452</text:p>
          </table:table-cell>
          <table:table-cell office:value-type="float" office:value="0.602981" calcext:value-type="float">
            <text:p>0,602981</text:p>
          </table:table-cell>
          <table:table-cell office:value-type="float" office:value="0.286642" calcext:value-type="float">
            <text:p>0,286642</text:p>
          </table:table-cell>
          <table:table-cell office:value-type="float" office:value="0.589022" calcext:value-type="float">
            <text:p>0,589022</text:p>
          </table:table-cell>
          <table:table-cell office:value-type="float" office:value="0.580991" calcext:value-type="float">
            <text:p>0,580991</text:p>
          </table:table-cell>
          <table:table-cell office:value-type="float" office:value="0.168327" calcext:value-type="float">
            <text:p>0,168327</text:p>
          </table:table-cell>
          <table:table-cell office:value-type="float" office:value="0.216817" calcext:value-type="float">
            <text:p>0,216817</text:p>
          </table:table-cell>
          <table:table-cell office:value-type="float" office:value="0.306022" calcext:value-type="float">
            <text:p>0,306022</text:p>
          </table:table-cell>
          <table:table-cell office:value-type="float" office:value="0.19504" calcext:value-type="float">
            <text:p>0,19504</text:p>
          </table:table-cell>
          <table:table-cell office:value-type="float" office:value="0.221211" calcext:value-type="float">
            <text:p>0,221211</text:p>
          </table:table-cell>
          <table:table-cell office:value-type="float" office:value="1.39286" calcext:value-type="float">
            <text:p>1,39286</text:p>
          </table:table-cell>
          <table:table-cell office:value-type="float" office:value="1.1151" calcext:value-type="float">
            <text:p>1,1151</text:p>
          </table:table-cell>
          <table:table-cell office:value-type="float" office:value="2.00414" calcext:value-type="float">
            <text:p>2,00414</text:p>
          </table:table-cell>
          <table:table-cell office:value-type="float" office:value="1.72473" calcext:value-type="float">
            <text:p>1,72473</text:p>
          </table:table-cell>
          <table:table-cell office:value-type="float" office:value="0.875029" calcext:value-type="float">
            <text:p>0,875029</text:p>
          </table:table-cell>
          <table:table-cell office:value-type="float" office:value="2.31675" calcext:value-type="float">
            <text:p>2,31675</text:p>
          </table:table-cell>
          <table:table-cell office:value-type="float" office:value="2.02449" calcext:value-type="float">
            <text:p>2,02449</text:p>
          </table:table-cell>
          <table:table-cell office:value-type="float" office:value="0.306704" calcext:value-type="float">
            <text:p>0,306704</text:p>
          </table:table-cell>
          <table:table-cell office:value-type="float" office:value="0.459254" calcext:value-type="float">
            <text:p>0,459254</text:p>
          </table:table-cell>
          <table:table-cell office:value-type="float" office:value="0.216309" calcext:value-type="float">
            <text:p>0,216309</text:p>
          </table:table-cell>
          <table:table-cell table:number-columns-repeated="36"/>
          <table:table-cell table:formula="of:=MIN([.A130:.BL130])" office:value-type="float" office:value="0.168327" calcext:value-type="float">
            <text:p>0,168327</text:p>
          </table:table-cell>
          <table:table-cell table:formula="of:=MAX([.A130:.BL130])" office:value-type="float" office:value="2.31675" calcext:value-type="float">
            <text:p>2,31675</text:p>
          </table:table-cell>
          <table:table-cell table:number-columns-repeated="7"/>
        </table:table-row>
        <table:table-row table:style-name="ro1">
          <table:table-cell office:value-type="float" office:value="0.298489" calcext:value-type="float">
            <text:p>0,298489</text:p>
          </table:table-cell>
          <table:table-cell office:value-type="float" office:value="0.301703" calcext:value-type="float">
            <text:p>0,301703</text:p>
          </table:table-cell>
          <table:table-cell office:value-type="float" office:value="0.309267" calcext:value-type="float">
            <text:p>0,309267</text:p>
          </table:table-cell>
          <table:table-cell office:value-type="float" office:value="0.322644" calcext:value-type="float">
            <text:p>0,322644</text:p>
          </table:table-cell>
          <table:table-cell office:value-type="float" office:value="0.290988" calcext:value-type="float">
            <text:p>0,290988</text:p>
          </table:table-cell>
          <table:table-cell office:value-type="float" office:value="0.308004" calcext:value-type="float">
            <text:p>0,308004</text:p>
          </table:table-cell>
          <table:table-cell office:value-type="float" office:value="0.300091" calcext:value-type="float">
            <text:p>0,300091</text:p>
          </table:table-cell>
          <table:table-cell office:value-type="float" office:value="0.291135" calcext:value-type="float">
            <text:p>0,291135</text:p>
          </table:table-cell>
          <table:table-cell office:value-type="float" office:value="0.299751" calcext:value-type="float">
            <text:p>0,299751</text:p>
          </table:table-cell>
          <table:table-cell office:value-type="float" office:value="0.30616" calcext:value-type="float">
            <text:p>0,30616</text:p>
          </table:table-cell>
          <table:table-cell office:value-type="float" office:value="0.293433" calcext:value-type="float">
            <text:p>0,293433</text:p>
          </table:table-cell>
          <table:table-cell office:value-type="float" office:value="0.921339" calcext:value-type="float">
            <text:p>0,921339</text:p>
          </table:table-cell>
          <table:table-cell office:value-type="float" office:value="0.930311" calcext:value-type="float">
            <text:p>0,930311</text:p>
          </table:table-cell>
          <table:table-cell office:value-type="float" office:value="0.909446" calcext:value-type="float">
            <text:p>0,909446</text:p>
          </table:table-cell>
          <table:table-cell office:value-type="float" office:value="0.336877" calcext:value-type="float">
            <text:p>0,336877</text:p>
          </table:table-cell>
          <table:table-cell office:value-type="float" office:value="1.192" calcext:value-type="float">
            <text:p>1,192</text:p>
          </table:table-cell>
          <table:table-cell office:value-type="float" office:value="0.293002" calcext:value-type="float">
            <text:p>0,293002</text:p>
          </table:table-cell>
          <table:table-cell office:value-type="float" office:value="1.48604" calcext:value-type="float">
            <text:p>1,48604</text:p>
          </table:table-cell>
          <table:table-cell office:value-type="float" office:value="0.302357" calcext:value-type="float">
            <text:p>0,302357</text:p>
          </table:table-cell>
          <table:table-cell office:value-type="float" office:value="1.19316" calcext:value-type="float">
            <text:p>1,19316</text:p>
          </table:table-cell>
          <table:table-cell office:value-type="float" office:value="0.2883" calcext:value-type="float">
            <text:p>0,2883</text:p>
          </table:table-cell>
          <table:table-cell office:value-type="float" office:value="1.45102" calcext:value-type="float">
            <text:p>1,45102</text:p>
          </table:table-cell>
          <table:table-cell office:value-type="float" office:value="0.301078" calcext:value-type="float">
            <text:p>0,301078</text:p>
          </table:table-cell>
          <table:table-cell office:value-type="float" office:value="0.158146" calcext:value-type="float">
            <text:p>0,158146</text:p>
          </table:table-cell>
          <table:table-cell office:value-type="float" office:value="1.02626" calcext:value-type="float">
            <text:p>1,02626</text:p>
          </table:table-cell>
          <table:table-cell office:value-type="float" office:value="0.756568" calcext:value-type="float">
            <text:p>0,756568</text:p>
          </table:table-cell>
          <table:table-cell office:value-type="float" office:value="0.481961" calcext:value-type="float">
            <text:p>0,481961</text:p>
          </table:table-cell>
          <table:table-cell office:value-type="float" office:value="1.07085" calcext:value-type="float">
            <text:p>1,07085</text:p>
          </table:table-cell>
          <table:table-cell office:value-type="float" office:value="2.02686" calcext:value-type="float">
            <text:p>2,02686</text:p>
          </table:table-cell>
          <table:table-cell office:value-type="float" office:value="0.266166" calcext:value-type="float">
            <text:p>0,266166</text:p>
          </table:table-cell>
          <table:table-cell office:value-type="float" office:value="0.131031" calcext:value-type="float">
            <text:p>0,131031</text:p>
          </table:table-cell>
          <table:table-cell office:value-type="float" office:value="0.628714" calcext:value-type="float">
            <text:p>0,628714</text:p>
          </table:table-cell>
          <table:table-cell table:number-columns-repeated="36"/>
          <table:table-cell table:formula="of:=MIN([.A131:.BL131])" office:value-type="float" office:value="0.131031" calcext:value-type="float">
            <text:p>0,131031</text:p>
          </table:table-cell>
          <table:table-cell table:formula="of:=MAX([.A131:.BL131])" office:value-type="float" office:value="2.02686" calcext:value-type="float">
            <text:p>2,02686</text:p>
          </table:table-cell>
          <table:table-cell table:number-columns-repeated="7"/>
        </table:table-row>
        <table:table-row table:style-name="ro1">
          <table:table-cell office:value-type="float" office:value="0.291429" calcext:value-type="float">
            <text:p>0,291429</text:p>
          </table:table-cell>
          <table:table-cell office:value-type="float" office:value="0.292517" calcext:value-type="float">
            <text:p>0,292517</text:p>
          </table:table-cell>
          <table:table-cell office:value-type="float" office:value="0.288313" calcext:value-type="float">
            <text:p>0,288313</text:p>
          </table:table-cell>
          <table:table-cell office:value-type="float" office:value="0.292996" calcext:value-type="float">
            <text:p>0,292996</text:p>
          </table:table-cell>
          <table:table-cell office:value-type="float" office:value="0.308172" calcext:value-type="float">
            <text:p>0,308172</text:p>
          </table:table-cell>
          <table:table-cell office:value-type="float" office:value="0.309332" calcext:value-type="float">
            <text:p>0,309332</text:p>
          </table:table-cell>
          <table:table-cell office:value-type="float" office:value="0.284731" calcext:value-type="float">
            <text:p>0,284731</text:p>
          </table:table-cell>
          <table:table-cell office:value-type="float" office:value="0.294881" calcext:value-type="float">
            <text:p>0,294881</text:p>
          </table:table-cell>
          <table:table-cell office:value-type="float" office:value="0.917778" calcext:value-type="float">
            <text:p>0,917778</text:p>
          </table:table-cell>
          <table:table-cell office:value-type="float" office:value="0.92561" calcext:value-type="float">
            <text:p>0,92561</text:p>
          </table:table-cell>
          <table:table-cell office:value-type="float" office:value="0.636325" calcext:value-type="float">
            <text:p>0,636325</text:p>
          </table:table-cell>
          <table:table-cell office:value-type="float" office:value="0.928495" calcext:value-type="float">
            <text:p>0,928495</text:p>
          </table:table-cell>
          <table:table-cell office:value-type="float" office:value="0.625385" calcext:value-type="float">
            <text:p>0,625385</text:p>
          </table:table-cell>
          <table:table-cell office:value-type="float" office:value="0.631646" calcext:value-type="float">
            <text:p>0,631646</text:p>
          </table:table-cell>
          <table:table-cell office:value-type="float" office:value="0.632404" calcext:value-type="float">
            <text:p>0,632404</text:p>
          </table:table-cell>
          <table:table-cell office:value-type="float" office:value="0.599844" calcext:value-type="float">
            <text:p>0,599844</text:p>
          </table:table-cell>
          <table:table-cell office:value-type="float" office:value="1.17824" calcext:value-type="float">
            <text:p>1,17824</text:p>
          </table:table-cell>
          <table:table-cell office:value-type="float" office:value="0.875662" calcext:value-type="float">
            <text:p>0,875662</text:p>
          </table:table-cell>
          <table:table-cell office:value-type="float" office:value="0.870549" calcext:value-type="float">
            <text:p>0,870549</text:p>
          </table:table-cell>
          <table:table-cell office:value-type="float" office:value="0.864208" calcext:value-type="float">
            <text:p>0,864208</text:p>
          </table:table-cell>
          <table:table-cell office:value-type="float" office:value="1.45144" calcext:value-type="float">
            <text:p>1,45144</text:p>
          </table:table-cell>
          <table:table-cell office:value-type="float" office:value="1.43908" calcext:value-type="float">
            <text:p>1,43908</text:p>
          </table:table-cell>
          <table:table-cell office:value-type="float" office:value="1.76457" calcext:value-type="float">
            <text:p>1,76457</text:p>
          </table:table-cell>
          <table:table-cell office:value-type="float" office:value="1.17571" calcext:value-type="float">
            <text:p>1,17571</text:p>
          </table:table-cell>
          <table:table-cell office:value-type="float" office:value="1.47248" calcext:value-type="float">
            <text:p>1,47248</text:p>
          </table:table-cell>
          <table:table-cell office:value-type="float" office:value="1.18991" calcext:value-type="float">
            <text:p>1,18991</text:p>
          </table:table-cell>
          <table:table-cell office:value-type="float" office:value="1.17996" calcext:value-type="float">
            <text:p>1,17996</text:p>
          </table:table-cell>
          <table:table-cell office:value-type="float" office:value="0.921257" calcext:value-type="float">
            <text:p>0,921257</text:p>
          </table:table-cell>
          <table:table-cell office:value-type="float" office:value="0.297759" calcext:value-type="float">
            <text:p>0,297759</text:p>
          </table:table-cell>
          <table:table-cell office:value-type="float" office:value="0.298526" calcext:value-type="float">
            <text:p>0,298526</text:p>
          </table:table-cell>
          <table:table-cell office:value-type="float" office:value="1.12461" calcext:value-type="float">
            <text:p>1,12461</text:p>
          </table:table-cell>
          <table:table-cell office:value-type="float" office:value="1.48011" calcext:value-type="float">
            <text:p>1,48011</text:p>
          </table:table-cell>
          <table:table-cell table:number-columns-repeated="36"/>
          <table:table-cell table:formula="of:=MIN([.A132:.BL132])" office:value-type="float" office:value="0.284731" calcext:value-type="float">
            <text:p>0,284731</text:p>
          </table:table-cell>
          <table:table-cell table:formula="of:=MAX([.A132:.BL132])" office:value-type="float" office:value="1.76457" calcext:value-type="float">
            <text:p>1,76457</text:p>
          </table:table-cell>
          <table:table-cell table:number-columns-repeated="7"/>
        </table:table-row>
        <table:table-row table:style-name="ro1">
          <table:table-cell office:value-type="float" office:value="0.282737" calcext:value-type="float">
            <text:p>0,282737</text:p>
          </table:table-cell>
          <table:table-cell office:value-type="float" office:value="0.291094" calcext:value-type="float">
            <text:p>0,291094</text:p>
          </table:table-cell>
          <table:table-cell office:value-type="float" office:value="0.31232" calcext:value-type="float">
            <text:p>0,31232</text:p>
          </table:table-cell>
          <table:table-cell office:value-type="float" office:value="0.291533" calcext:value-type="float">
            <text:p>0,291533</text:p>
          </table:table-cell>
          <table:table-cell office:value-type="float" office:value="0.287723" calcext:value-type="float">
            <text:p>0,287723</text:p>
          </table:table-cell>
          <table:table-cell office:value-type="float" office:value="0.303795" calcext:value-type="float">
            <text:p>0,303795</text:p>
          </table:table-cell>
          <table:table-cell office:value-type="float" office:value="0.305192" calcext:value-type="float">
            <text:p>0,305192</text:p>
          </table:table-cell>
          <table:table-cell office:value-type="float" office:value="0.283793" calcext:value-type="float">
            <text:p>0,283793</text:p>
          </table:table-cell>
          <table:table-cell office:value-type="float" office:value="0.293557" calcext:value-type="float">
            <text:p>0,293557</text:p>
          </table:table-cell>
          <table:table-cell office:value-type="float" office:value="0.298519" calcext:value-type="float">
            <text:p>0,298519</text:p>
          </table:table-cell>
          <table:table-cell office:value-type="float" office:value="0.300237" calcext:value-type="float">
            <text:p>0,300237</text:p>
          </table:table-cell>
          <table:table-cell office:value-type="float" office:value="0.931662" calcext:value-type="float">
            <text:p>0,931662</text:p>
          </table:table-cell>
          <table:table-cell office:value-type="float" office:value="0.90789" calcext:value-type="float">
            <text:p>0,90789</text:p>
          </table:table-cell>
          <table:table-cell office:value-type="float" office:value="0.30174" calcext:value-type="float">
            <text:p>0,30174</text:p>
          </table:table-cell>
          <table:table-cell office:value-type="float" office:value="0.290121" calcext:value-type="float">
            <text:p>0,290121</text:p>
          </table:table-cell>
          <table:table-cell office:value-type="float" office:value="0.302367" calcext:value-type="float">
            <text:p>0,302367</text:p>
          </table:table-cell>
          <table:table-cell office:value-type="float" office:value="1.18771" calcext:value-type="float">
            <text:p>1,18771</text:p>
          </table:table-cell>
          <table:table-cell office:value-type="float" office:value="0.288274" calcext:value-type="float">
            <text:p>0,288274</text:p>
          </table:table-cell>
          <table:table-cell office:value-type="float" office:value="0.304243" calcext:value-type="float">
            <text:p>0,304243</text:p>
          </table:table-cell>
          <table:table-cell office:value-type="float" office:value="1.18005" calcext:value-type="float">
            <text:p>1,18005</text:p>
          </table:table-cell>
          <table:table-cell office:value-type="float" office:value="0.879228" calcext:value-type="float">
            <text:p>0,879228</text:p>
          </table:table-cell>
          <table:table-cell office:value-type="float" office:value="0.604001" calcext:value-type="float">
            <text:p>0,604001</text:p>
          </table:table-cell>
          <table:table-cell office:value-type="float" office:value="0.461483" calcext:value-type="float">
            <text:p>0,461483</text:p>
          </table:table-cell>
          <table:table-cell office:value-type="float" office:value="0.44978" calcext:value-type="float">
            <text:p>0,44978</text:p>
          </table:table-cell>
          <table:table-cell office:value-type="float" office:value="0.768034" calcext:value-type="float">
            <text:p>0,768034</text:p>
          </table:table-cell>
          <table:table-cell office:value-type="float" office:value="0.163577" calcext:value-type="float">
            <text:p>0,163577</text:p>
          </table:table-cell>
          <table:table-cell office:value-type="float" office:value="1.57585" calcext:value-type="float">
            <text:p>1,57585</text:p>
          </table:table-cell>
          <table:table-cell office:value-type="float" office:value="0.229543" calcext:value-type="float">
            <text:p>0,229543</text:p>
          </table:table-cell>
          <table:table-cell office:value-type="float" office:value="0.423786" calcext:value-type="float">
            <text:p>0,423786</text:p>
          </table:table-cell>
          <table:table-cell office:value-type="float" office:value="1.68119" calcext:value-type="float">
            <text:p>1,68119</text:p>
          </table:table-cell>
          <table:table-cell office:value-type="float" office:value="1.11437" calcext:value-type="float">
            <text:p>1,11437</text:p>
          </table:table-cell>
          <table:table-cell office:value-type="float" office:value="0.1072" calcext:value-type="float">
            <text:p>0,1072</text:p>
          </table:table-cell>
          <table:table-cell table:number-columns-repeated="36"/>
          <table:table-cell table:formula="of:=MIN([.A133:.BL133])" office:value-type="float" office:value="0.1072" calcext:value-type="float">
            <text:p>0,1072</text:p>
          </table:table-cell>
          <table:table-cell table:formula="of:=MAX([.A133:.BL133])" office:value-type="float" office:value="1.68119" calcext:value-type="float">
            <text:p>1,68119</text:p>
          </table:table-cell>
          <table:table-cell table:number-columns-repeated="7"/>
        </table:table-row>
        <table:table-row table:style-name="ro1">
          <table:table-cell office:value-type="float" office:value="0.297665" calcext:value-type="float">
            <text:p>0,297665</text:p>
          </table:table-cell>
          <table:table-cell office:value-type="float" office:value="0.302474" calcext:value-type="float">
            <text:p>0,302474</text:p>
          </table:table-cell>
          <table:table-cell office:value-type="float" office:value="0.314344" calcext:value-type="float">
            <text:p>0,314344</text:p>
          </table:table-cell>
          <table:table-cell office:value-type="float" office:value="0.292758" calcext:value-type="float">
            <text:p>0,292758</text:p>
          </table:table-cell>
          <table:table-cell office:value-type="float" office:value="0.292885" calcext:value-type="float">
            <text:p>0,292885</text:p>
          </table:table-cell>
          <table:table-cell office:value-type="float" office:value="0.581577" calcext:value-type="float">
            <text:p>0,581577</text:p>
          </table:table-cell>
          <table:table-cell office:value-type="float" office:value="0.282158" calcext:value-type="float">
            <text:p>0,282158</text:p>
          </table:table-cell>
          <table:table-cell office:value-type="float" office:value="0.566467" calcext:value-type="float">
            <text:p>0,566467</text:p>
          </table:table-cell>
          <table:table-cell office:value-type="float" office:value="0.575938" calcext:value-type="float">
            <text:p>0,575938</text:p>
          </table:table-cell>
          <table:table-cell office:value-type="float" office:value="0.623564" calcext:value-type="float">
            <text:p>0,623564</text:p>
          </table:table-cell>
          <table:table-cell office:value-type="float" office:value="0.375824" calcext:value-type="float">
            <text:p>0,375824</text:p>
          </table:table-cell>
          <table:table-cell office:value-type="float" office:value="0.292118" calcext:value-type="float">
            <text:p>0,292118</text:p>
          </table:table-cell>
          <table:table-cell office:value-type="float" office:value="0.308214" calcext:value-type="float">
            <text:p>0,308214</text:p>
          </table:table-cell>
          <table:table-cell office:value-type="float" office:value="0.990164" calcext:value-type="float">
            <text:p>0,990164</text:p>
          </table:table-cell>
          <table:table-cell office:value-type="float" office:value="0.516283" calcext:value-type="float">
            <text:p>0,516283</text:p>
          </table:table-cell>
          <table:table-cell office:value-type="float" office:value="1.39027" calcext:value-type="float">
            <text:p>1,39027</text:p>
          </table:table-cell>
          <table:table-cell office:value-type="float" office:value="0.374916" calcext:value-type="float">
            <text:p>0,374916</text:p>
          </table:table-cell>
          <table:table-cell office:value-type="float" office:value="0.395279" calcext:value-type="float">
            <text:p>0,395279</text:p>
          </table:table-cell>
          <table:table-cell office:value-type="float" office:value="0.183759" calcext:value-type="float">
            <text:p>0,183759</text:p>
          </table:table-cell>
          <table:table-cell office:value-type="float" office:value="1.88147" calcext:value-type="float">
            <text:p>1,88147</text:p>
          </table:table-cell>
          <table:table-cell office:value-type="float" office:value="0.165636" calcext:value-type="float">
            <text:p>0,165636</text:p>
          </table:table-cell>
          <table:table-cell office:value-type="float" office:value="1.72405" calcext:value-type="float">
            <text:p>1,72405</text:p>
          </table:table-cell>
          <table:table-cell office:value-type="float" office:value="1.74917" calcext:value-type="float">
            <text:p>1,74917</text:p>
          </table:table-cell>
          <table:table-cell office:value-type="float" office:value="1.762" calcext:value-type="float">
            <text:p>1,762</text:p>
          </table:table-cell>
          <table:table-cell office:value-type="float" office:value="0.931956" calcext:value-type="float">
            <text:p>0,931956</text:p>
          </table:table-cell>
          <table:table-cell office:value-type="float" office:value="1.2318" calcext:value-type="float">
            <text:p>1,2318</text:p>
          </table:table-cell>
          <table:table-cell office:value-type="float" office:value="0.375948" calcext:value-type="float">
            <text:p>0,375948</text:p>
          </table:table-cell>
          <table:table-cell office:value-type="float" office:value="1.68066" calcext:value-type="float">
            <text:p>1,68066</text:p>
          </table:table-cell>
          <table:table-cell office:value-type="float" office:value="1.70274" calcext:value-type="float">
            <text:p>1,70274</text:p>
          </table:table-cell>
          <table:table-cell office:value-type="float" office:value="1.21474" calcext:value-type="float">
            <text:p>1,21474</text:p>
          </table:table-cell>
          <table:table-cell office:value-type="float" office:value="1.26954" calcext:value-type="float">
            <text:p>1,26954</text:p>
          </table:table-cell>
          <table:table-cell office:value-type="float" office:value="2.15887" calcext:value-type="float">
            <text:p>2,15887</text:p>
          </table:table-cell>
          <table:table-cell table:number-columns-repeated="36"/>
          <table:table-cell table:formula="of:=MIN([.A134:.BL134])" office:value-type="float" office:value="0.165636" calcext:value-type="float">
            <text:p>0,165636</text:p>
          </table:table-cell>
          <table:table-cell table:formula="of:=MAX([.A134:.BL134])" office:value-type="float" office:value="2.15887" calcext:value-type="float">
            <text:p>2,15887</text:p>
          </table:table-cell>
          <table:table-cell table:number-columns-repeated="7"/>
        </table:table-row>
        <table:table-row table:style-name="ro1">
          <table:table-cell office:value-type="float" office:value="0.162787" calcext:value-type="float">
            <text:p>0,162787</text:p>
          </table:table-cell>
          <table:table-cell office:value-type="float" office:value="0.160802" calcext:value-type="float">
            <text:p>0,160802</text:p>
          </table:table-cell>
          <table:table-cell office:value-type="float" office:value="0.395515" calcext:value-type="float">
            <text:p>0,395515</text:p>
          </table:table-cell>
          <table:table-cell office:value-type="float" office:value="0.296866" calcext:value-type="float">
            <text:p>0,296866</text:p>
          </table:table-cell>
          <table:table-cell office:value-type="float" office:value="0.252668" calcext:value-type="float">
            <text:p>0,252668</text:p>
          </table:table-cell>
          <table:table-cell office:value-type="float" office:value="0.302009" calcext:value-type="float">
            <text:p>0,302009</text:p>
          </table:table-cell>
          <table:table-cell office:value-type="float" office:value="0.706587" calcext:value-type="float">
            <text:p>0,706587</text:p>
          </table:table-cell>
          <table:table-cell office:value-type="float" office:value="0.552983" calcext:value-type="float">
            <text:p>0,552983</text:p>
          </table:table-cell>
          <table:table-cell office:value-type="float" office:value="0.506608" calcext:value-type="float">
            <text:p>0,506608</text:p>
          </table:table-cell>
          <table:table-cell office:value-type="float" office:value="0.554497" calcext:value-type="float">
            <text:p>0,554497</text:p>
          </table:table-cell>
          <table:table-cell office:value-type="float" office:value="0.520621" calcext:value-type="float">
            <text:p>0,520621</text:p>
          </table:table-cell>
          <table:table-cell office:value-type="float" office:value="0.430592" calcext:value-type="float">
            <text:p>0,430592</text:p>
          </table:table-cell>
          <table:table-cell office:value-type="float" office:value="0.439533" calcext:value-type="float">
            <text:p>0,439533</text:p>
          </table:table-cell>
          <table:table-cell office:value-type="float" office:value="0.565372" calcext:value-type="float">
            <text:p>0,565372</text:p>
          </table:table-cell>
          <table:table-cell office:value-type="float" office:value="0.598163" calcext:value-type="float">
            <text:p>0,598163</text:p>
          </table:table-cell>
          <table:table-cell office:value-type="float" office:value="0.503049" calcext:value-type="float">
            <text:p>0,503049</text:p>
          </table:table-cell>
          <table:table-cell office:value-type="float" office:value="0.512444" calcext:value-type="float">
            <text:p>0,512444</text:p>
          </table:table-cell>
          <table:table-cell office:value-type="float" office:value="0.477543" calcext:value-type="float">
            <text:p>0,477543</text:p>
          </table:table-cell>
          <table:table-cell office:value-type="float" office:value="0.646373" calcext:value-type="float">
            <text:p>0,646373</text:p>
          </table:table-cell>
          <table:table-cell office:value-type="float" office:value="1.10418" calcext:value-type="float">
            <text:p>1,10418</text:p>
          </table:table-cell>
          <table:table-cell office:value-type="float" office:value="0.565761" calcext:value-type="float">
            <text:p>0,565761</text:p>
          </table:table-cell>
          <table:table-cell office:value-type="float" office:value="0.28311" calcext:value-type="float">
            <text:p>0,28311</text:p>
          </table:table-cell>
          <table:table-cell office:value-type="float" office:value="0.290945" calcext:value-type="float">
            <text:p>0,290945</text:p>
          </table:table-cell>
          <table:table-cell office:value-type="float" office:value="0.295218" calcext:value-type="float">
            <text:p>0,295218</text:p>
          </table:table-cell>
          <table:table-cell office:value-type="float" office:value="0.861909" calcext:value-type="float">
            <text:p>0,861909</text:p>
          </table:table-cell>
          <table:table-cell office:value-type="float" office:value="0.819221" calcext:value-type="float">
            <text:p>0,819221</text:p>
          </table:table-cell>
          <table:table-cell office:value-type="float" office:value="0.987765" calcext:value-type="float">
            <text:p>0,987765</text:p>
          </table:table-cell>
          <table:table-cell office:value-type="float" office:value="0.417902" calcext:value-type="float">
            <text:p>0,417902</text:p>
          </table:table-cell>
          <table:table-cell office:value-type="float" office:value="0.154833" calcext:value-type="float">
            <text:p>0,154833</text:p>
          </table:table-cell>
          <table:table-cell office:value-type="float" office:value="1.15852" calcext:value-type="float">
            <text:p>1,15852</text:p>
          </table:table-cell>
          <table:table-cell office:value-type="float" office:value="0.29238" calcext:value-type="float">
            <text:p>0,29238</text:p>
          </table:table-cell>
          <table:table-cell office:value-type="float" office:value="0.293007" calcext:value-type="float">
            <text:p>0,293007</text:p>
          </table:table-cell>
          <table:table-cell table:number-columns-repeated="36"/>
          <table:table-cell table:formula="of:=MIN([.A135:.BL135])" office:value-type="float" office:value="0.154833" calcext:value-type="float">
            <text:p>0,154833</text:p>
          </table:table-cell>
          <table:table-cell table:formula="of:=MAX([.A135:.BL135])" office:value-type="float" office:value="1.15852" calcext:value-type="float">
            <text:p>1,15852</text:p>
          </table:table-cell>
          <table:table-cell table:number-columns-repeated="7"/>
        </table:table-row>
        <table:table-row table:style-name="ro1">
          <table:table-cell office:value-type="float" office:value="0.289299" calcext:value-type="float">
            <text:p>0,289299</text:p>
          </table:table-cell>
          <table:table-cell office:value-type="float" office:value="0.292705" calcext:value-type="float">
            <text:p>0,292705</text:p>
          </table:table-cell>
          <table:table-cell office:value-type="float" office:value="0.297129" calcext:value-type="float">
            <text:p>0,297129</text:p>
          </table:table-cell>
          <table:table-cell office:value-type="float" office:value="0.293378" calcext:value-type="float">
            <text:p>0,293378</text:p>
          </table:table-cell>
          <table:table-cell office:value-type="float" office:value="0.297154" calcext:value-type="float">
            <text:p>0,297154</text:p>
          </table:table-cell>
          <table:table-cell office:value-type="float" office:value="0.297713" calcext:value-type="float">
            <text:p>0,297713</text:p>
          </table:table-cell>
          <table:table-cell office:value-type="float" office:value="0.162335" calcext:value-type="float">
            <text:p>0,162335</text:p>
          </table:table-cell>
          <table:table-cell office:value-type="float" office:value="0.758773" calcext:value-type="float">
            <text:p>0,758773</text:p>
          </table:table-cell>
          <table:table-cell office:value-type="float" office:value="0.289949" calcext:value-type="float">
            <text:p>0,289949</text:p>
          </table:table-cell>
          <table:table-cell office:value-type="float" office:value="0.465221" calcext:value-type="float">
            <text:p>0,465221</text:p>
          </table:table-cell>
          <table:table-cell office:value-type="float" office:value="0.465815" calcext:value-type="float">
            <text:p>0,465815</text:p>
          </table:table-cell>
          <table:table-cell office:value-type="float" office:value="0.54" calcext:value-type="float">
            <text:p>0,54</text:p>
          </table:table-cell>
          <table:table-cell office:value-type="float" office:value="0.303111" calcext:value-type="float">
            <text:p>0,303111</text:p>
          </table:table-cell>
          <table:table-cell office:value-type="float" office:value="0.155946" calcext:value-type="float">
            <text:p>0,155946</text:p>
          </table:table-cell>
          <table:table-cell office:value-type="float" office:value="0.369015" calcext:value-type="float">
            <text:p>0,369015</text:p>
          </table:table-cell>
          <table:table-cell office:value-type="float" office:value="1.44681" calcext:value-type="float">
            <text:p>1,44681</text:p>
          </table:table-cell>
          <table:table-cell office:value-type="float" office:value="0.308148" calcext:value-type="float">
            <text:p>0,308148</text:p>
          </table:table-cell>
          <table:table-cell office:value-type="float" office:value="1.21745" calcext:value-type="float">
            <text:p>1,21745</text:p>
          </table:table-cell>
          <table:table-cell office:value-type="float" office:value="0.261597" calcext:value-type="float">
            <text:p>0,261597</text:p>
          </table:table-cell>
          <table:table-cell office:value-type="float" office:value="0.274377" calcext:value-type="float">
            <text:p>0,274377</text:p>
          </table:table-cell>
          <table:table-cell office:value-type="float" office:value="0.293112" calcext:value-type="float">
            <text:p>0,293112</text:p>
          </table:table-cell>
          <table:table-cell office:value-type="float" office:value="0.285468" calcext:value-type="float">
            <text:p>0,285468</text:p>
          </table:table-cell>
          <table:table-cell office:value-type="float" office:value="0.958888" calcext:value-type="float">
            <text:p>0,958888</text:p>
          </table:table-cell>
          <table:table-cell office:value-type="float" office:value="1.43478" calcext:value-type="float">
            <text:p>1,43478</text:p>
          </table:table-cell>
          <table:table-cell office:value-type="float" office:value="0.218186" calcext:value-type="float">
            <text:p>0,218186</text:p>
          </table:table-cell>
          <table:table-cell office:value-type="float" office:value="0.970517" calcext:value-type="float">
            <text:p>0,970517</text:p>
          </table:table-cell>
          <table:table-cell office:value-type="float" office:value="0.308232" calcext:value-type="float">
            <text:p>0,308232</text:p>
          </table:table-cell>
          <table:table-cell office:value-type="float" office:value="0.534934" calcext:value-type="float">
            <text:p>0,534934</text:p>
          </table:table-cell>
          <table:table-cell office:value-type="float" office:value="1.29715" calcext:value-type="float">
            <text:p>1,29715</text:p>
          </table:table-cell>
          <table:table-cell office:value-type="float" office:value="1.23223" calcext:value-type="float">
            <text:p>1,23223</text:p>
          </table:table-cell>
          <table:table-cell office:value-type="float" office:value="0.161114" calcext:value-type="float">
            <text:p>0,161114</text:p>
          </table:table-cell>
          <table:table-cell office:value-type="float" office:value="0.245002" calcext:value-type="float">
            <text:p>0,245002</text:p>
          </table:table-cell>
          <table:table-cell table:number-columns-repeated="36"/>
          <table:table-cell table:formula="of:=MIN([.A136:.BL136])" office:value-type="float" office:value="0.155946" calcext:value-type="float">
            <text:p>0,155946</text:p>
          </table:table-cell>
          <table:table-cell table:formula="of:=MAX([.A136:.BL136])" office:value-type="float" office:value="1.44681" calcext:value-type="float">
            <text:p>1,44681</text:p>
          </table:table-cell>
          <table:table-cell table:number-columns-repeated="7"/>
        </table:table-row>
        <table:table-row table:style-name="ro1">
          <table:table-cell office:value-type="float" office:value="0.292902" calcext:value-type="float">
            <text:p>0,292902</text:p>
          </table:table-cell>
          <table:table-cell office:value-type="float" office:value="0.292986" calcext:value-type="float">
            <text:p>0,292986</text:p>
          </table:table-cell>
          <table:table-cell office:value-type="float" office:value="0.340828" calcext:value-type="float">
            <text:p>0,340828</text:p>
          </table:table-cell>
          <table:table-cell office:value-type="float" office:value="0.38177" calcext:value-type="float">
            <text:p>0,38177</text:p>
          </table:table-cell>
          <table:table-cell office:value-type="float" office:value="0.337407" calcext:value-type="float">
            <text:p>0,337407</text:p>
          </table:table-cell>
          <table:table-cell office:value-type="float" office:value="0.314685" calcext:value-type="float">
            <text:p>0,314685</text:p>
          </table:table-cell>
          <table:table-cell office:value-type="float" office:value="0.417168" calcext:value-type="float">
            <text:p>0,417168</text:p>
          </table:table-cell>
          <table:table-cell office:value-type="float" office:value="0.638155" calcext:value-type="float">
            <text:p>0,638155</text:p>
          </table:table-cell>
          <table:table-cell office:value-type="float" office:value="0.289062" calcext:value-type="float">
            <text:p>0,289062</text:p>
          </table:table-cell>
          <table:table-cell office:value-type="float" office:value="0.887203" calcext:value-type="float">
            <text:p>0,887203</text:p>
          </table:table-cell>
          <table:table-cell office:value-type="float" office:value="0.325077" calcext:value-type="float">
            <text:p>0,325077</text:p>
          </table:table-cell>
          <table:table-cell office:value-type="float" office:value="0.623108" calcext:value-type="float">
            <text:p>0,623108</text:p>
          </table:table-cell>
          <table:table-cell office:value-type="float" office:value="0.427456" calcext:value-type="float">
            <text:p>0,427456</text:p>
          </table:table-cell>
          <table:table-cell office:value-type="float" office:value="1.0121" calcext:value-type="float">
            <text:p>1,0121</text:p>
          </table:table-cell>
          <table:table-cell office:value-type="float" office:value="0.740191" calcext:value-type="float">
            <text:p>0,740191</text:p>
          </table:table-cell>
          <table:table-cell office:value-type="float" office:value="0.457895" calcext:value-type="float">
            <text:p>0,457895</text:p>
          </table:table-cell>
          <table:table-cell office:value-type="float" office:value="0.309826" calcext:value-type="float">
            <text:p>0,309826</text:p>
          </table:table-cell>
          <table:table-cell office:value-type="float" office:value="0.360311" calcext:value-type="float">
            <text:p>0,360311</text:p>
          </table:table-cell>
          <table:table-cell office:value-type="float" office:value="0.554454" calcext:value-type="float">
            <text:p>0,554454</text:p>
          </table:table-cell>
          <table:table-cell office:value-type="float" office:value="0.612435" calcext:value-type="float">
            <text:p>0,612435</text:p>
          </table:table-cell>
          <table:table-cell office:value-type="float" office:value="0.65721" calcext:value-type="float">
            <text:p>0,65721</text:p>
          </table:table-cell>
          <table:table-cell office:value-type="float" office:value="0.575228" calcext:value-type="float">
            <text:p>0,575228</text:p>
          </table:table-cell>
          <table:table-cell office:value-type="float" office:value="1.66954" calcext:value-type="float">
            <text:p>1,66954</text:p>
          </table:table-cell>
          <table:table-cell office:value-type="float" office:value="1.67751" calcext:value-type="float">
            <text:p>1,67751</text:p>
          </table:table-cell>
          <table:table-cell office:value-type="float" office:value="0.241974" calcext:value-type="float">
            <text:p>0,241974</text:p>
          </table:table-cell>
          <table:table-cell office:value-type="float" office:value="0.236105" calcext:value-type="float">
            <text:p>0,236105</text:p>
          </table:table-cell>
          <table:table-cell office:value-type="float" office:value="0.405701" calcext:value-type="float">
            <text:p>0,405701</text:p>
          </table:table-cell>
          <table:table-cell office:value-type="float" office:value="1.12657" calcext:value-type="float">
            <text:p>1,12657</text:p>
          </table:table-cell>
          <table:table-cell office:value-type="float" office:value="2.07704" calcext:value-type="float">
            <text:p>2,07704</text:p>
          </table:table-cell>
          <table:table-cell office:value-type="float" office:value="2.0784" calcext:value-type="float">
            <text:p>2,0784</text:p>
          </table:table-cell>
          <table:table-cell office:value-type="float" office:value="0.271447" calcext:value-type="float">
            <text:p>0,271447</text:p>
          </table:table-cell>
          <table:table-cell office:value-type="float" office:value="0.105689" calcext:value-type="float">
            <text:p>0,105689</text:p>
          </table:table-cell>
          <table:table-cell table:number-columns-repeated="36"/>
          <table:table-cell table:formula="of:=MIN([.A137:.BL137])" office:value-type="float" office:value="0.105689" calcext:value-type="float">
            <text:p>0,105689</text:p>
          </table:table-cell>
          <table:table-cell table:formula="of:=MAX([.A137:.BL137])" office:value-type="float" office:value="2.0784" calcext:value-type="float">
            <text:p>2,0784</text:p>
          </table:table-cell>
          <table:table-cell table:number-columns-repeated="7"/>
        </table:table-row>
        <table:table-row table:style-name="ro1">
          <table:table-cell office:value-type="float" office:value="0.274665" calcext:value-type="float">
            <text:p>0,274665</text:p>
          </table:table-cell>
          <table:table-cell office:value-type="float" office:value="0.309851" calcext:value-type="float">
            <text:p>0,309851</text:p>
          </table:table-cell>
          <table:table-cell office:value-type="float" office:value="0.350264" calcext:value-type="float">
            <text:p>0,350264</text:p>
          </table:table-cell>
          <table:table-cell office:value-type="float" office:value="0.303316" calcext:value-type="float">
            <text:p>0,303316</text:p>
          </table:table-cell>
          <table:table-cell office:value-type="float" office:value="0.271089" calcext:value-type="float">
            <text:p>0,271089</text:p>
          </table:table-cell>
          <table:table-cell office:value-type="float" office:value="0.364497" calcext:value-type="float">
            <text:p>0,364497</text:p>
          </table:table-cell>
          <table:table-cell office:value-type="float" office:value="0.241035" calcext:value-type="float">
            <text:p>0,241035</text:p>
          </table:table-cell>
          <table:table-cell office:value-type="float" office:value="0.468579" calcext:value-type="float">
            <text:p>0,468579</text:p>
          </table:table-cell>
          <table:table-cell office:value-type="float" office:value="0.237161" calcext:value-type="float">
            <text:p>0,237161</text:p>
          </table:table-cell>
          <table:table-cell office:value-type="float" office:value="0.395831" calcext:value-type="float">
            <text:p>0,395831</text:p>
          </table:table-cell>
          <table:table-cell office:value-type="float" office:value="0.274733" calcext:value-type="float">
            <text:p>0,274733</text:p>
          </table:table-cell>
          <table:table-cell office:value-type="float" office:value="1.07302" calcext:value-type="float">
            <text:p>1,07302</text:p>
          </table:table-cell>
          <table:table-cell office:value-type="float" office:value="1.09939" calcext:value-type="float">
            <text:p>1,09939</text:p>
          </table:table-cell>
          <table:table-cell office:value-type="float" office:value="0.945368" calcext:value-type="float">
            <text:p>0,945368</text:p>
          </table:table-cell>
          <table:table-cell office:value-type="float" office:value="1.58878" calcext:value-type="float">
            <text:p>1,58878</text:p>
          </table:table-cell>
          <table:table-cell office:value-type="float" office:value="0.830813" calcext:value-type="float">
            <text:p>0,830813</text:p>
          </table:table-cell>
          <table:table-cell office:value-type="float" office:value="0.735294" calcext:value-type="float">
            <text:p>0,735294</text:p>
          </table:table-cell>
          <table:table-cell office:value-type="float" office:value="0.306238" calcext:value-type="float">
            <text:p>0,306238</text:p>
          </table:table-cell>
          <table:table-cell office:value-type="float" office:value="0.781495" calcext:value-type="float">
            <text:p>0,781495</text:p>
          </table:table-cell>
          <table:table-cell office:value-type="float" office:value="0.7789" calcext:value-type="float">
            <text:p>0,7789</text:p>
          </table:table-cell>
          <table:table-cell office:value-type="float" office:value="0.239979" calcext:value-type="float">
            <text:p>0,239979</text:p>
          </table:table-cell>
          <table:table-cell office:value-type="float" office:value="1.72119" calcext:value-type="float">
            <text:p>1,72119</text:p>
          </table:table-cell>
          <table:table-cell office:value-type="float" office:value="2.04532" calcext:value-type="float">
            <text:p>2,04532</text:p>
          </table:table-cell>
          <table:table-cell office:value-type="float" office:value="0.931348" calcext:value-type="float">
            <text:p>0,931348</text:p>
          </table:table-cell>
          <table:table-cell office:value-type="float" office:value="1.00232" calcext:value-type="float">
            <text:p>1,00232</text:p>
          </table:table-cell>
          <table:table-cell office:value-type="float" office:value="1.31598" calcext:value-type="float">
            <text:p>1,31598</text:p>
          </table:table-cell>
          <table:table-cell office:value-type="float" office:value="1.15106" calcext:value-type="float">
            <text:p>1,15106</text:p>
          </table:table-cell>
          <table:table-cell office:value-type="float" office:value="2.12418" calcext:value-type="float">
            <text:p>2,12418</text:p>
          </table:table-cell>
          <table:table-cell office:value-type="float" office:value="0.910706" calcext:value-type="float">
            <text:p>0,910706</text:p>
          </table:table-cell>
          <table:table-cell office:value-type="float" office:value="1.72971" calcext:value-type="float">
            <text:p>1,72971</text:p>
          </table:table-cell>
          <table:table-cell office:value-type="float" office:value="0.337512" calcext:value-type="float">
            <text:p>0,337512</text:p>
          </table:table-cell>
          <table:table-cell office:value-type="float" office:value="1.16377" calcext:value-type="float">
            <text:p>1,16377</text:p>
          </table:table-cell>
          <table:table-cell table:number-columns-repeated="36"/>
          <table:table-cell table:formula="of:=MIN([.A138:.BL138])" office:value-type="float" office:value="0.237161" calcext:value-type="float">
            <text:p>0,237161</text:p>
          </table:table-cell>
          <table:table-cell table:formula="of:=MAX([.A138:.BL138])" office:value-type="float" office:value="2.12418" calcext:value-type="float">
            <text:p>2,12418</text:p>
          </table:table-cell>
          <table:table-cell table:number-columns-repeated="7"/>
        </table:table-row>
        <table:table-row table:style-name="ro1">
          <table:table-cell office:value-type="float" office:value="0.295114" calcext:value-type="float">
            <text:p>0,295114</text:p>
          </table:table-cell>
          <table:table-cell office:value-type="float" office:value="0.287742" calcext:value-type="float">
            <text:p>0,287742</text:p>
          </table:table-cell>
          <table:table-cell office:value-type="float" office:value="0.296167" calcext:value-type="float">
            <text:p>0,296167</text:p>
          </table:table-cell>
          <table:table-cell office:value-type="float" office:value="0.289775" calcext:value-type="float">
            <text:p>0,289775</text:p>
          </table:table-cell>
          <table:table-cell office:value-type="float" office:value="0.29075" calcext:value-type="float">
            <text:p>0,29075</text:p>
          </table:table-cell>
          <table:table-cell office:value-type="float" office:value="0.29166" calcext:value-type="float">
            <text:p>0,29166</text:p>
          </table:table-cell>
          <table:table-cell office:value-type="float" office:value="0.892639" calcext:value-type="float">
            <text:p>0,892639</text:p>
          </table:table-cell>
          <table:table-cell office:value-type="float" office:value="0.604826" calcext:value-type="float">
            <text:p>0,604826</text:p>
          </table:table-cell>
          <table:table-cell office:value-type="float" office:value="0.317876" calcext:value-type="float">
            <text:p>0,317876</text:p>
          </table:table-cell>
          <table:table-cell office:value-type="float" office:value="0.918001" calcext:value-type="float">
            <text:p>0,918001</text:p>
          </table:table-cell>
          <table:table-cell office:value-type="float" office:value="0.316358" calcext:value-type="float">
            <text:p>0,316358</text:p>
          </table:table-cell>
          <table:table-cell office:value-type="float" office:value="1.20358" calcext:value-type="float">
            <text:p>1,20358</text:p>
          </table:table-cell>
          <table:table-cell office:value-type="float" office:value="0.912054" calcext:value-type="float">
            <text:p>0,912054</text:p>
          </table:table-cell>
          <table:table-cell office:value-type="float" office:value="0.344568" calcext:value-type="float">
            <text:p>0,344568</text:p>
          </table:table-cell>
          <table:table-cell office:value-type="float" office:value="0.680592" calcext:value-type="float">
            <text:p>0,680592</text:p>
          </table:table-cell>
          <table:table-cell office:value-type="float" office:value="0.620081" calcext:value-type="float">
            <text:p>0,620081</text:p>
          </table:table-cell>
          <table:table-cell office:value-type="float" office:value="0.905612" calcext:value-type="float">
            <text:p>0,905612</text:p>
          </table:table-cell>
          <table:table-cell office:value-type="float" office:value="0.924301" calcext:value-type="float">
            <text:p>0,924301</text:p>
          </table:table-cell>
          <table:table-cell office:value-type="float" office:value="1.17466" calcext:value-type="float">
            <text:p>1,17466</text:p>
          </table:table-cell>
          <table:table-cell office:value-type="float" office:value="1.26497" calcext:value-type="float">
            <text:p>1,26497</text:p>
          </table:table-cell>
          <table:table-cell office:value-type="float" office:value="1.28228" calcext:value-type="float">
            <text:p>1,28228</text:p>
          </table:table-cell>
          <table:table-cell office:value-type="float" office:value="1.3528" calcext:value-type="float">
            <text:p>1,3528</text:p>
          </table:table-cell>
          <table:table-cell office:value-type="float" office:value="1.34559" calcext:value-type="float">
            <text:p>1,34559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1.35071" calcext:value-type="float">
            <text:p>1,35071</text:p>
          </table:table-cell>
          <table:table-cell office:value-type="float" office:value="1.13438" calcext:value-type="float">
            <text:p>1,13438</text:p>
          </table:table-cell>
          <table:table-cell office:value-type="float" office:value="1.10208" calcext:value-type="float">
            <text:p>1,10208</text:p>
          </table:table-cell>
          <table:table-cell office:value-type="float" office:value="0.863443" calcext:value-type="float">
            <text:p>0,863443</text:p>
          </table:table-cell>
          <table:table-cell office:value-type="float" office:value="1.20249" calcext:value-type="float">
            <text:p>1,20249</text:p>
          </table:table-cell>
          <table:table-cell office:value-type="float" office:value="0.672885" calcext:value-type="float">
            <text:p>0,672885</text:p>
          </table:table-cell>
          <table:table-cell office:value-type="float" office:value="1.63302" calcext:value-type="float">
            <text:p>1,63302</text:p>
          </table:table-cell>
          <table:table-cell office:value-type="float" office:value="1.64532" calcext:value-type="float">
            <text:p>1,64532</text:p>
          </table:table-cell>
          <table:table-cell table:number-columns-repeated="36"/>
          <table:table-cell table:formula="of:=MIN([.A139:.BL139])" office:value-type="float" office:value="0.287742" calcext:value-type="float">
            <text:p>0,287742</text:p>
          </table:table-cell>
          <table:table-cell table:formula="of:=MAX([.A139:.BL139])" office:value-type="float" office:value="1.64532" calcext:value-type="float">
            <text:p>1,64532</text:p>
          </table:table-cell>
          <table:table-cell table:number-columns-repeated="7"/>
        </table:table-row>
        <table:table-row table:style-name="ro1">
          <table:table-cell office:value-type="float" office:value="0.293258" calcext:value-type="float">
            <text:p>0,293258</text:p>
          </table:table-cell>
          <table:table-cell office:value-type="float" office:value="0.300265" calcext:value-type="float">
            <text:p>0,300265</text:p>
          </table:table-cell>
          <table:table-cell office:value-type="float" office:value="0.328204" calcext:value-type="float">
            <text:p>0,328204</text:p>
          </table:table-cell>
          <table:table-cell office:value-type="float" office:value="0.317744" calcext:value-type="float">
            <text:p>0,317744</text:p>
          </table:table-cell>
          <table:table-cell office:value-type="float" office:value="0.340273" calcext:value-type="float">
            <text:p>0,340273</text:p>
          </table:table-cell>
          <table:table-cell office:value-type="float" office:value="0.306874" calcext:value-type="float">
            <text:p>0,306874</text:p>
          </table:table-cell>
          <table:table-cell office:value-type="float" office:value="0.333328" calcext:value-type="float">
            <text:p>0,333328</text:p>
          </table:table-cell>
          <table:table-cell office:value-type="float" office:value="0.670105" calcext:value-type="float">
            <text:p>0,670105</text:p>
          </table:table-cell>
          <table:table-cell office:value-type="float" office:value="0.632809" calcext:value-type="float">
            <text:p>0,632809</text:p>
          </table:table-cell>
          <table:table-cell office:value-type="float" office:value="0.303947" calcext:value-type="float">
            <text:p>0,303947</text:p>
          </table:table-cell>
          <table:table-cell office:value-type="float" office:value="0.305806" calcext:value-type="float">
            <text:p>0,305806</text:p>
          </table:table-cell>
          <table:table-cell office:value-type="float" office:value="0.934187" calcext:value-type="float">
            <text:p>0,934187</text:p>
          </table:table-cell>
          <table:table-cell office:value-type="float" office:value="0.559145" calcext:value-type="float">
            <text:p>0,559145</text:p>
          </table:table-cell>
          <table:table-cell office:value-type="float" office:value="0.287059" calcext:value-type="float">
            <text:p>0,287059</text:p>
          </table:table-cell>
          <table:table-cell office:value-type="float" office:value="0.559065" calcext:value-type="float">
            <text:p>0,559065</text:p>
          </table:table-cell>
          <table:table-cell office:value-type="float" office:value="0.580323" calcext:value-type="float">
            <text:p>0,580323</text:p>
          </table:table-cell>
          <table:table-cell office:value-type="float" office:value="0.593163" calcext:value-type="float">
            <text:p>0,593163</text:p>
          </table:table-cell>
          <table:table-cell office:value-type="float" office:value="0.335856" calcext:value-type="float">
            <text:p>0,335856</text:p>
          </table:table-cell>
          <table:table-cell office:value-type="float" office:value="1.23804" calcext:value-type="float">
            <text:p>1,23804</text:p>
          </table:table-cell>
          <table:table-cell office:value-type="float" office:value="0.290288" calcext:value-type="float">
            <text:p>0,290288</text:p>
          </table:table-cell>
          <table:table-cell office:value-type="float" office:value="1.81797" calcext:value-type="float">
            <text:p>1,81797</text:p>
          </table:table-cell>
          <table:table-cell office:value-type="float" office:value="0.351075" calcext:value-type="float">
            <text:p>0,351075</text:p>
          </table:table-cell>
          <table:table-cell office:value-type="float" office:value="1.25453" calcext:value-type="float">
            <text:p>1,25453</text:p>
          </table:table-cell>
          <table:table-cell office:value-type="float" office:value="0.166387" calcext:value-type="float">
            <text:p>0,166387</text:p>
          </table:table-cell>
          <table:table-cell office:value-type="float" office:value="0.160956" calcext:value-type="float">
            <text:p>0,160956</text:p>
          </table:table-cell>
          <table:table-cell office:value-type="float" office:value="1.89231" calcext:value-type="float">
            <text:p>1,89231</text:p>
          </table:table-cell>
          <table:table-cell office:value-type="float" office:value="1.95035" calcext:value-type="float">
            <text:p>1,95035</text:p>
          </table:table-cell>
          <table:table-cell office:value-type="float" office:value="0.462987" calcext:value-type="float">
            <text:p>0,462987</text:p>
          </table:table-cell>
          <table:table-cell office:value-type="float" office:value="0.490739" calcext:value-type="float">
            <text:p>0,490739</text:p>
          </table:table-cell>
          <table:table-cell office:value-type="float" office:value="2.02527" calcext:value-type="float">
            <text:p>2,02527</text:p>
          </table:table-cell>
          <table:table-cell office:value-type="float" office:value="0.190025" calcext:value-type="float">
            <text:p>0,190025</text:p>
          </table:table-cell>
          <table:table-cell office:value-type="float" office:value="0.122503" calcext:value-type="float">
            <text:p>0,122503</text:p>
          </table:table-cell>
          <table:table-cell table:number-columns-repeated="36"/>
          <table:table-cell table:formula="of:=MIN([.A140:.BL140])" office:value-type="float" office:value="0.122503" calcext:value-type="float">
            <text:p>0,122503</text:p>
          </table:table-cell>
          <table:table-cell table:formula="of:=MAX([.A140:.BL140])" office:value-type="float" office:value="2.02527" calcext:value-type="float">
            <text:p>2,02527</text:p>
          </table:table-cell>
          <table:table-cell table:number-columns-repeated="7"/>
        </table:table-row>
        <table:table-row table:style-name="ro1">
          <table:table-cell office:value-type="float" office:value="0.285594" calcext:value-type="float">
            <text:p>0,285594</text:p>
          </table:table-cell>
          <table:table-cell office:value-type="float" office:value="0.296731" calcext:value-type="float">
            <text:p>0,296731</text:p>
          </table:table-cell>
          <table:table-cell office:value-type="float" office:value="0.343122" calcext:value-type="float">
            <text:p>0,343122</text:p>
          </table:table-cell>
          <table:table-cell office:value-type="float" office:value="0.296858" calcext:value-type="float">
            <text:p>0,296858</text:p>
          </table:table-cell>
          <table:table-cell office:value-type="float" office:value="0.299732" calcext:value-type="float">
            <text:p>0,299732</text:p>
          </table:table-cell>
          <table:table-cell office:value-type="float" office:value="0.642512" calcext:value-type="float">
            <text:p>0,642512</text:p>
          </table:table-cell>
          <table:table-cell office:value-type="float" office:value="0.600401" calcext:value-type="float">
            <text:p>0,600401</text:p>
          </table:table-cell>
          <table:table-cell office:value-type="float" office:value="0.562694" calcext:value-type="float">
            <text:p>0,562694</text:p>
          </table:table-cell>
          <table:table-cell office:value-type="float" office:value="0.290801" calcext:value-type="float">
            <text:p>0,290801</text:p>
          </table:table-cell>
          <table:table-cell office:value-type="float" office:value="0.29848" calcext:value-type="float">
            <text:p>0,29848</text:p>
          </table:table-cell>
          <table:table-cell office:value-type="float" office:value="0.335974" calcext:value-type="float">
            <text:p>0,335974</text:p>
          </table:table-cell>
          <table:table-cell office:value-type="float" office:value="0.583454" calcext:value-type="float">
            <text:p>0,583454</text:p>
          </table:table-cell>
          <table:table-cell office:value-type="float" office:value="0.888493" calcext:value-type="float">
            <text:p>0,888493</text:p>
          </table:table-cell>
          <table:table-cell office:value-type="float" office:value="0.59103" calcext:value-type="float">
            <text:p>0,59103</text:p>
          </table:table-cell>
          <table:table-cell office:value-type="float" office:value="0.574126" calcext:value-type="float">
            <text:p>0,574126</text:p>
          </table:table-cell>
          <table:table-cell office:value-type="float" office:value="0.580637" calcext:value-type="float">
            <text:p>0,580637</text:p>
          </table:table-cell>
          <table:table-cell office:value-type="float" office:value="1.22446" calcext:value-type="float">
            <text:p>1,22446</text:p>
          </table:table-cell>
          <table:table-cell office:value-type="float" office:value="0.311391" calcext:value-type="float">
            <text:p>0,311391</text:p>
          </table:table-cell>
          <table:table-cell office:value-type="float" office:value="0.907452" calcext:value-type="float">
            <text:p>0,907452</text:p>
          </table:table-cell>
          <table:table-cell office:value-type="float" office:value="1.17018" calcext:value-type="float">
            <text:p>1,17018</text:p>
          </table:table-cell>
          <table:table-cell office:value-type="float" office:value="0.306548" calcext:value-type="float">
            <text:p>0,306548</text:p>
          </table:table-cell>
          <table:table-cell office:value-type="float" office:value="0.945109" calcext:value-type="float">
            <text:p>0,945109</text:p>
          </table:table-cell>
          <table:table-cell office:value-type="float" office:value="1.17042" calcext:value-type="float">
            <text:p>1,17042</text:p>
          </table:table-cell>
          <table:table-cell office:value-type="float" office:value="0.580355" calcext:value-type="float">
            <text:p>0,580355</text:p>
          </table:table-cell>
          <table:table-cell office:value-type="float" office:value="0.583731" calcext:value-type="float">
            <text:p>0,583731</text:p>
          </table:table-cell>
          <table:table-cell office:value-type="float" office:value="0.288154" calcext:value-type="float">
            <text:p>0,288154</text:p>
          </table:table-cell>
          <table:table-cell office:value-type="float" office:value="0.154281" calcext:value-type="float">
            <text:p>0,154281</text:p>
          </table:table-cell>
          <table:table-cell office:value-type="float" office:value="1.64478" calcext:value-type="float">
            <text:p>1,64478</text:p>
          </table:table-cell>
          <table:table-cell office:value-type="float" office:value="0.769023" calcext:value-type="float">
            <text:p>0,769023</text:p>
          </table:table-cell>
          <table:table-cell office:value-type="float" office:value="2.0333" calcext:value-type="float">
            <text:p>2,0333</text:p>
          </table:table-cell>
          <table:table-cell office:value-type="float" office:value="0.803795" calcext:value-type="float">
            <text:p>0,803795</text:p>
          </table:table-cell>
          <table:table-cell office:value-type="float" office:value="1.75971" calcext:value-type="float">
            <text:p>1,75971</text:p>
          </table:table-cell>
          <table:table-cell table:number-columns-repeated="36"/>
          <table:table-cell table:formula="of:=MIN([.A141:.BL141])" office:value-type="float" office:value="0.154281" calcext:value-type="float">
            <text:p>0,154281</text:p>
          </table:table-cell>
          <table:table-cell table:formula="of:=MAX([.A141:.BL141])" office:value-type="float" office:value="2.0333" calcext:value-type="float">
            <text:p>2,0333</text:p>
          </table:table-cell>
          <table:table-cell table:number-columns-repeated="7"/>
        </table:table-row>
        <table:table-row table:style-name="ro1">
          <table:table-cell office:value-type="float" office:value="0.30442" calcext:value-type="float">
            <text:p>0,30442</text:p>
          </table:table-cell>
          <table:table-cell office:value-type="float" office:value="0.304678" calcext:value-type="float">
            <text:p>0,304678</text:p>
          </table:table-cell>
          <table:table-cell office:value-type="float" office:value="0.307085" calcext:value-type="float">
            <text:p>0,307085</text:p>
          </table:table-cell>
          <table:table-cell office:value-type="float" office:value="0.285961" calcext:value-type="float">
            <text:p>0,285961</text:p>
          </table:table-cell>
          <table:table-cell office:value-type="float" office:value="0.289669" calcext:value-type="float">
            <text:p>0,289669</text:p>
          </table:table-cell>
          <table:table-cell office:value-type="float" office:value="0.161862" calcext:value-type="float">
            <text:p>0,161862</text:p>
          </table:table-cell>
          <table:table-cell office:value-type="float" office:value="0.158277" calcext:value-type="float">
            <text:p>0,158277</text:p>
          </table:table-cell>
          <table:table-cell office:value-type="float" office:value="0.616043" calcext:value-type="float">
            <text:p>0,616043</text:p>
          </table:table-cell>
          <table:table-cell office:value-type="float" office:value="0.159057" calcext:value-type="float">
            <text:p>0,159057</text:p>
          </table:table-cell>
          <table:table-cell office:value-type="float" office:value="0.303939" calcext:value-type="float">
            <text:p>0,303939</text:p>
          </table:table-cell>
          <table:table-cell office:value-type="float" office:value="1.23333" calcext:value-type="float">
            <text:p>1,23333</text:p>
          </table:table-cell>
          <table:table-cell office:value-type="float" office:value="0.168427" calcext:value-type="float">
            <text:p>0,168427</text:p>
          </table:table-cell>
          <table:table-cell office:value-type="float" office:value="0.292464" calcext:value-type="float">
            <text:p>0,292464</text:p>
          </table:table-cell>
          <table:table-cell office:value-type="float" office:value="1.22156" calcext:value-type="float">
            <text:p>1,22156</text:p>
          </table:table-cell>
          <table:table-cell office:value-type="float" office:value="1.00241" calcext:value-type="float">
            <text:p>1,00241</text:p>
          </table:table-cell>
          <table:table-cell office:value-type="float" office:value="0.908708" calcext:value-type="float">
            <text:p>0,908708</text:p>
          </table:table-cell>
          <table:table-cell office:value-type="float" office:value="0.817493" calcext:value-type="float">
            <text:p>0,817493</text:p>
          </table:table-cell>
          <table:table-cell office:value-type="float" office:value="0.281767" calcext:value-type="float">
            <text:p>0,281767</text:p>
          </table:table-cell>
          <table:table-cell office:value-type="float" office:value="1.58173" calcext:value-type="float">
            <text:p>1,58173</text:p>
          </table:table-cell>
          <table:table-cell office:value-type="float" office:value="0.299744" calcext:value-type="float">
            <text:p>0,299744</text:p>
          </table:table-cell>
          <table:table-cell office:value-type="float" office:value="0.829313" calcext:value-type="float">
            <text:p>0,829313</text:p>
          </table:table-cell>
          <table:table-cell office:value-type="float" office:value="1.61621" calcext:value-type="float">
            <text:p>1,61621</text:p>
          </table:table-cell>
          <table:table-cell office:value-type="float" office:value="1.65455" calcext:value-type="float">
            <text:p>1,65455</text:p>
          </table:table-cell>
          <table:table-cell office:value-type="float" office:value="0.900201" calcext:value-type="float">
            <text:p>0,900201</text:p>
          </table:table-cell>
          <table:table-cell office:value-type="float" office:value="0.176149" calcext:value-type="float">
            <text:p>0,176149</text:p>
          </table:table-cell>
          <table:table-cell office:value-type="float" office:value="1.90088" calcext:value-type="float">
            <text:p>1,90088</text:p>
          </table:table-cell>
          <table:table-cell office:value-type="float" office:value="0.166571" calcext:value-type="float">
            <text:p>0,166571</text:p>
          </table:table-cell>
          <table:table-cell office:value-type="float" office:value="0.415121" calcext:value-type="float">
            <text:p>0,415121</text:p>
          </table:table-cell>
          <table:table-cell office:value-type="float" office:value="1.76787" calcext:value-type="float">
            <text:p>1,76787</text:p>
          </table:table-cell>
          <table:table-cell office:value-type="float" office:value="0.464143" calcext:value-type="float">
            <text:p>0,464143</text:p>
          </table:table-cell>
          <table:table-cell office:value-type="float" office:value="0.603573" calcext:value-type="float">
            <text:p>0,603573</text:p>
          </table:table-cell>
          <table:table-cell office:value-type="float" office:value="0.113944" calcext:value-type="float">
            <text:p>0,113944</text:p>
          </table:table-cell>
          <table:table-cell table:number-columns-repeated="36"/>
          <table:table-cell table:formula="of:=MIN([.A142:.BL142])" office:value-type="float" office:value="0.113944" calcext:value-type="float">
            <text:p>0,113944</text:p>
          </table:table-cell>
          <table:table-cell table:formula="of:=MAX([.A142:.BL142])" office:value-type="float" office:value="1.90088" calcext:value-type="float">
            <text:p>1,90088</text:p>
          </table:table-cell>
          <table:table-cell table:number-columns-repeated="7"/>
        </table:table-row>
        <table:table-row table:style-name="ro1">
          <table:table-cell office:value-type="float" office:value="0.205471" calcext:value-type="float">
            <text:p>0,205471</text:p>
          </table:table-cell>
          <table:table-cell office:value-type="float" office:value="0.295363" calcext:value-type="float">
            <text:p>0,295363</text:p>
          </table:table-cell>
          <table:table-cell office:value-type="float" office:value="0.234955" calcext:value-type="float">
            <text:p>0,234955</text:p>
          </table:table-cell>
          <table:table-cell office:value-type="float" office:value="0.413129" calcext:value-type="float">
            <text:p>0,413129</text:p>
          </table:table-cell>
          <table:table-cell office:value-type="float" office:value="0.192454" calcext:value-type="float">
            <text:p>0,192454</text:p>
          </table:table-cell>
          <table:table-cell office:value-type="float" office:value="0.163921" calcext:value-type="float">
            <text:p>0,163921</text:p>
          </table:table-cell>
          <table:table-cell office:value-type="float" office:value="0.877219" calcext:value-type="float">
            <text:p>0,877219</text:p>
          </table:table-cell>
          <table:table-cell office:value-type="float" office:value="0.156006" calcext:value-type="float">
            <text:p>0,156006</text:p>
          </table:table-cell>
          <table:table-cell office:value-type="float" office:value="0.157618" calcext:value-type="float">
            <text:p>0,157618</text:p>
          </table:table-cell>
          <table:table-cell office:value-type="float" office:value="0.390402" calcext:value-type="float">
            <text:p>0,390402</text:p>
          </table:table-cell>
          <table:table-cell office:value-type="float" office:value="0.195526" calcext:value-type="float">
            <text:p>0,195526</text:p>
          </table:table-cell>
          <table:table-cell office:value-type="float" office:value="0.815244" calcext:value-type="float">
            <text:p>0,815244</text:p>
          </table:table-cell>
          <table:table-cell office:value-type="float" office:value="0.320443" calcext:value-type="float">
            <text:p>0,320443</text:p>
          </table:table-cell>
          <table:table-cell office:value-type="float" office:value="0.325332" calcext:value-type="float">
            <text:p>0,325332</text:p>
          </table:table-cell>
          <table:table-cell office:value-type="float" office:value="1.93065" calcext:value-type="float">
            <text:p>1,93065</text:p>
          </table:table-cell>
          <table:table-cell office:value-type="float" office:value="1.64059" calcext:value-type="float">
            <text:p>1,64059</text:p>
          </table:table-cell>
          <table:table-cell office:value-type="float" office:value="1.6709" calcext:value-type="float">
            <text:p>1,6709</text:p>
          </table:table-cell>
          <table:table-cell office:value-type="float" office:value="1.26142" calcext:value-type="float">
            <text:p>1,26142</text:p>
          </table:table-cell>
          <table:table-cell office:value-type="float" office:value="0.820119" calcext:value-type="float">
            <text:p>0,820119</text:p>
          </table:table-cell>
          <table:table-cell office:value-type="float" office:value="0.349778" calcext:value-type="float">
            <text:p>0,349778</text:p>
          </table:table-cell>
          <table:table-cell office:value-type="float" office:value="0.723932" calcext:value-type="float">
            <text:p>0,723932</text:p>
          </table:table-cell>
          <table:table-cell office:value-type="float" office:value="0.397332" calcext:value-type="float">
            <text:p>0,397332</text:p>
          </table:table-cell>
          <table:table-cell office:value-type="float" office:value="0.176714" calcext:value-type="float">
            <text:p>0,176714</text:p>
          </table:table-cell>
          <table:table-cell office:value-type="float" office:value="2.31938" calcext:value-type="float">
            <text:p>2,31938</text:p>
          </table:table-cell>
          <table:table-cell office:value-type="float" office:value="0.74136" calcext:value-type="float">
            <text:p>0,74136</text:p>
          </table:table-cell>
          <table:table-cell office:value-type="float" office:value="0.745952" calcext:value-type="float">
            <text:p>0,745952</text:p>
          </table:table-cell>
          <table:table-cell office:value-type="float" office:value="0.527974" calcext:value-type="float">
            <text:p>0,527974</text:p>
          </table:table-cell>
          <table:table-cell office:value-type="float" office:value="0.205296" calcext:value-type="float">
            <text:p>0,205296</text:p>
          </table:table-cell>
          <table:table-cell office:value-type="float" office:value="0.646112" calcext:value-type="float">
            <text:p>0,646112</text:p>
          </table:table-cell>
          <table:table-cell office:value-type="float" office:value="0.980241" calcext:value-type="float">
            <text:p>0,980241</text:p>
          </table:table-cell>
          <table:table-cell office:value-type="float" office:value="0.25674" calcext:value-type="float">
            <text:p>0,25674</text:p>
          </table:table-cell>
          <table:table-cell office:value-type="float" office:value="0.117453" calcext:value-type="float">
            <text:p>0,117453</text:p>
          </table:table-cell>
          <table:table-cell table:number-columns-repeated="36"/>
          <table:table-cell table:formula="of:=MIN([.A143:.BL143])" office:value-type="float" office:value="0.117453" calcext:value-type="float">
            <text:p>0,117453</text:p>
          </table:table-cell>
          <table:table-cell table:formula="of:=MAX([.A143:.BL143])" office:value-type="float" office:value="2.31938" calcext:value-type="float">
            <text:p>2,31938</text:p>
          </table:table-cell>
          <table:table-cell table:number-columns-repeated="7"/>
        </table:table-row>
        <table:table-row table:style-name="ro1">
          <table:table-cell office:value-type="float" office:value="0.307501" calcext:value-type="float">
            <text:p>0,307501</text:p>
          </table:table-cell>
          <table:table-cell office:value-type="float" office:value="0.308602" calcext:value-type="float">
            <text:p>0,308602</text:p>
          </table:table-cell>
          <table:table-cell office:value-type="float" office:value="0.382943" calcext:value-type="float">
            <text:p>0,382943</text:p>
          </table:table-cell>
          <table:table-cell office:value-type="float" office:value="0.289115" calcext:value-type="float">
            <text:p>0,289115</text:p>
          </table:table-cell>
          <table:table-cell office:value-type="float" office:value="0.709762" calcext:value-type="float">
            <text:p>0,709762</text:p>
          </table:table-cell>
          <table:table-cell office:value-type="float" office:value="0.385628" calcext:value-type="float">
            <text:p>0,385628</text:p>
          </table:table-cell>
          <table:table-cell office:value-type="float" office:value="0.402477" calcext:value-type="float">
            <text:p>0,402477</text:p>
          </table:table-cell>
          <table:table-cell office:value-type="float" office:value="0.708807" calcext:value-type="float">
            <text:p>0,708807</text:p>
          </table:table-cell>
          <table:table-cell office:value-type="float" office:value="0.883016" calcext:value-type="float">
            <text:p>0,883016</text:p>
          </table:table-cell>
          <table:table-cell office:value-type="float" office:value="0.575095" calcext:value-type="float">
            <text:p>0,575095</text:p>
          </table:table-cell>
          <table:table-cell office:value-type="float" office:value="0.538306" calcext:value-type="float">
            <text:p>0,538306</text:p>
          </table:table-cell>
          <table:table-cell office:value-type="float" office:value="0.620067" calcext:value-type="float">
            <text:p>0,620067</text:p>
          </table:table-cell>
          <table:table-cell office:value-type="float" office:value="0.296083" calcext:value-type="float">
            <text:p>0,296083</text:p>
          </table:table-cell>
          <table:table-cell office:value-type="float" office:value="0.611533" calcext:value-type="float">
            <text:p>0,611533</text:p>
          </table:table-cell>
          <table:table-cell office:value-type="float" office:value="1.25596" calcext:value-type="float">
            <text:p>1,25596</text:p>
          </table:table-cell>
          <table:table-cell office:value-type="float" office:value="0.995447" calcext:value-type="float">
            <text:p>0,995447</text:p>
          </table:table-cell>
          <table:table-cell office:value-type="float" office:value="1.01627" calcext:value-type="float">
            <text:p>1,01627</text:p>
          </table:table-cell>
          <table:table-cell office:value-type="float" office:value="0.555847" calcext:value-type="float">
            <text:p>0,555847</text:p>
          </table:table-cell>
          <table:table-cell office:value-type="float" office:value="0.305696" calcext:value-type="float">
            <text:p>0,305696</text:p>
          </table:table-cell>
          <table:table-cell office:value-type="float" office:value="1.56759" calcext:value-type="float">
            <text:p>1,56759</text:p>
          </table:table-cell>
          <table:table-cell office:value-type="float" office:value="0.577782" calcext:value-type="float">
            <text:p>0,577782</text:p>
          </table:table-cell>
          <table:table-cell office:value-type="float" office:value="1.64581" calcext:value-type="float">
            <text:p>1,64581</text:p>
          </table:table-cell>
          <table:table-cell office:value-type="float" office:value="0.306146" calcext:value-type="float">
            <text:p>0,306146</text:p>
          </table:table-cell>
          <table:table-cell office:value-type="float" office:value="0.610667" calcext:value-type="float">
            <text:p>0,610667</text:p>
          </table:table-cell>
          <table:table-cell office:value-type="float" office:value="0.307278" calcext:value-type="float">
            <text:p>0,307278</text:p>
          </table:table-cell>
          <table:table-cell office:value-type="float" office:value="1.03142" calcext:value-type="float">
            <text:p>1,03142</text:p>
          </table:table-cell>
          <table:table-cell office:value-type="float" office:value="0.374661" calcext:value-type="float">
            <text:p>0,374661</text:p>
          </table:table-cell>
          <table:table-cell office:value-type="float" office:value="0.212128" calcext:value-type="float">
            <text:p>0,212128</text:p>
          </table:table-cell>
          <table:table-cell office:value-type="float" office:value="0.674295" calcext:value-type="float">
            <text:p>0,674295</text:p>
          </table:table-cell>
          <table:table-cell office:value-type="float" office:value="0.360812" calcext:value-type="float">
            <text:p>0,360812</text:p>
          </table:table-cell>
          <table:table-cell office:value-type="float" office:value="1.77809" calcext:value-type="float">
            <text:p>1,77809</text:p>
          </table:table-cell>
          <table:table-cell office:value-type="float" office:value="0.30094" calcext:value-type="float">
            <text:p>0,30094</text:p>
          </table:table-cell>
          <table:table-cell table:number-columns-repeated="36"/>
          <table:table-cell table:formula="of:=MIN([.A144:.BL144])" office:value-type="float" office:value="0.212128" calcext:value-type="float">
            <text:p>0,212128</text:p>
          </table:table-cell>
          <table:table-cell table:formula="of:=MAX([.A144:.BL144])" office:value-type="float" office:value="1.77809" calcext:value-type="float">
            <text:p>1,77809</text:p>
          </table:table-cell>
          <table:table-cell table:number-columns-repeated="7"/>
        </table:table-row>
        <table:table-row table:style-name="ro1">
          <table:table-cell office:value-type="float" office:value="0.291095" calcext:value-type="float">
            <text:p>0,291095</text:p>
          </table:table-cell>
          <table:table-cell office:value-type="float" office:value="0.29822" calcext:value-type="float">
            <text:p>0,29822</text:p>
          </table:table-cell>
          <table:table-cell office:value-type="float" office:value="0.350134" calcext:value-type="float">
            <text:p>0,350134</text:p>
          </table:table-cell>
          <table:table-cell office:value-type="float" office:value="0.35219" calcext:value-type="float">
            <text:p>0,35219</text:p>
          </table:table-cell>
          <table:table-cell office:value-type="float" office:value="0.317461" calcext:value-type="float">
            <text:p>0,317461</text:p>
          </table:table-cell>
          <table:table-cell office:value-type="float" office:value="0.289357" calcext:value-type="float">
            <text:p>0,289357</text:p>
          </table:table-cell>
          <table:table-cell office:value-type="float" office:value="0.321008" calcext:value-type="float">
            <text:p>0,321008</text:p>
          </table:table-cell>
          <table:table-cell office:value-type="float" office:value="0.33253" calcext:value-type="float">
            <text:p>0,33253</text:p>
          </table:table-cell>
          <table:table-cell office:value-type="float" office:value="0.356656" calcext:value-type="float">
            <text:p>0,356656</text:p>
          </table:table-cell>
          <table:table-cell office:value-type="float" office:value="0.320338" calcext:value-type="float">
            <text:p>0,320338</text:p>
          </table:table-cell>
          <table:table-cell office:value-type="float" office:value="0.839046" calcext:value-type="float">
            <text:p>0,839046</text:p>
          </table:table-cell>
          <table:table-cell office:value-type="float" office:value="0.284958" calcext:value-type="float">
            <text:p>0,284958</text:p>
          </table:table-cell>
          <table:table-cell office:value-type="float" office:value="1.05075" calcext:value-type="float">
            <text:p>1,05075</text:p>
          </table:table-cell>
          <table:table-cell office:value-type="float" office:value="1.0526" calcext:value-type="float">
            <text:p>1,0526</text:p>
          </table:table-cell>
          <table:table-cell office:value-type="float" office:value="0.300359" calcext:value-type="float">
            <text:p>0,300359</text:p>
          </table:table-cell>
          <table:table-cell office:value-type="float" office:value="0.551242" calcext:value-type="float">
            <text:p>0,551242</text:p>
          </table:table-cell>
          <table:table-cell office:value-type="float" office:value="1.25054" calcext:value-type="float">
            <text:p>1,25054</text:p>
          </table:table-cell>
          <table:table-cell office:value-type="float" office:value="0.295898" calcext:value-type="float">
            <text:p>0,295898</text:p>
          </table:table-cell>
          <table:table-cell office:value-type="float" office:value="0.301056" calcext:value-type="float">
            <text:p>0,301056</text:p>
          </table:table-cell>
          <table:table-cell office:value-type="float" office:value="0.290754" calcext:value-type="float">
            <text:p>0,290754</text:p>
          </table:table-cell>
          <table:table-cell office:value-type="float" office:value="1.12295" calcext:value-type="float">
            <text:p>1,12295</text:p>
          </table:table-cell>
          <table:table-cell office:value-type="float" office:value="0.875307" calcext:value-type="float">
            <text:p>0,875307</text:p>
          </table:table-cell>
          <table:table-cell office:value-type="float" office:value="1.41694" calcext:value-type="float">
            <text:p>1,41694</text:p>
          </table:table-cell>
          <table:table-cell office:value-type="float" office:value="0.295011" calcext:value-type="float">
            <text:p>0,295011</text:p>
          </table:table-cell>
          <table:table-cell office:value-type="float" office:value="0.355192" calcext:value-type="float">
            <text:p>0,355192</text:p>
          </table:table-cell>
          <table:table-cell office:value-type="float" office:value="1.89746" calcext:value-type="float">
            <text:p>1,89746</text:p>
          </table:table-cell>
          <table:table-cell office:value-type="float" office:value="1.6071" calcext:value-type="float">
            <text:p>1,6071</text:p>
          </table:table-cell>
          <table:table-cell office:value-type="float" office:value="0.413566" calcext:value-type="float">
            <text:p>0,413566</text:p>
          </table:table-cell>
          <table:table-cell office:value-type="float" office:value="0.591307" calcext:value-type="float">
            <text:p>0,591307</text:p>
          </table:table-cell>
          <table:table-cell office:value-type="float" office:value="0.562627" calcext:value-type="float">
            <text:p>0,562627</text:p>
          </table:table-cell>
          <table:table-cell office:value-type="float" office:value="0.253316" calcext:value-type="float">
            <text:p>0,253316</text:p>
          </table:table-cell>
          <table:table-cell office:value-type="float" office:value="0.282787" calcext:value-type="float">
            <text:p>0,282787</text:p>
          </table:table-cell>
          <table:table-cell table:number-columns-repeated="36"/>
          <table:table-cell table:formula="of:=MIN([.A145:.BL145])" office:value-type="float" office:value="0.253316" calcext:value-type="float">
            <text:p>0,253316</text:p>
          </table:table-cell>
          <table:table-cell table:formula="of:=MAX([.A145:.BL145])" office:value-type="float" office:value="1.89746" calcext:value-type="float">
            <text:p>1,89746</text:p>
          </table:table-cell>
          <table:table-cell table:number-columns-repeated="7"/>
        </table:table-row>
        <table:table-row table:style-name="ro1">
          <table:table-cell office:value-type="float" office:value="0.292444" calcext:value-type="float">
            <text:p>0,292444</text:p>
          </table:table-cell>
          <table:table-cell office:value-type="float" office:value="0.290024" calcext:value-type="float">
            <text:p>0,290024</text:p>
          </table:table-cell>
          <table:table-cell office:value-type="float" office:value="0.2918" calcext:value-type="float">
            <text:p>0,2918</text:p>
          </table:table-cell>
          <table:table-cell office:value-type="float" office:value="0.29534" calcext:value-type="float">
            <text:p>0,29534</text:p>
          </table:table-cell>
          <table:table-cell office:value-type="float" office:value="0.297704" calcext:value-type="float">
            <text:p>0,297704</text:p>
          </table:table-cell>
          <table:table-cell office:value-type="float" office:value="0.286982" calcext:value-type="float">
            <text:p>0,286982</text:p>
          </table:table-cell>
          <table:table-cell office:value-type="float" office:value="0.291998" calcext:value-type="float">
            <text:p>0,291998</text:p>
          </table:table-cell>
          <table:table-cell office:value-type="float" office:value="0.292152" calcext:value-type="float">
            <text:p>0,292152</text:p>
          </table:table-cell>
          <table:table-cell office:value-type="float" office:value="0.306099" calcext:value-type="float">
            <text:p>0,306099</text:p>
          </table:table-cell>
          <table:table-cell office:value-type="float" office:value="1.4726" calcext:value-type="float">
            <text:p>1,4726</text:p>
          </table:table-cell>
          <table:table-cell office:value-type="float" office:value="1.21224" calcext:value-type="float">
            <text:p>1,21224</text:p>
          </table:table-cell>
          <table:table-cell office:value-type="float" office:value="0.287887" calcext:value-type="float">
            <text:p>0,287887</text:p>
          </table:table-cell>
          <table:table-cell office:value-type="float" office:value="0.875856" calcext:value-type="float">
            <text:p>0,875856</text:p>
          </table:table-cell>
          <table:table-cell office:value-type="float" office:value="1.76056" calcext:value-type="float">
            <text:p>1,76056</text:p>
          </table:table-cell>
          <table:table-cell office:value-type="float" office:value="1.48889" calcext:value-type="float">
            <text:p>1,48889</text:p>
          </table:table-cell>
          <table:table-cell office:value-type="float" office:value="0.930873" calcext:value-type="float">
            <text:p>0,930873</text:p>
          </table:table-cell>
          <table:table-cell office:value-type="float" office:value="1.02745" calcext:value-type="float">
            <text:p>1,02745</text:p>
          </table:table-cell>
          <table:table-cell office:value-type="float" office:value="1.02837" calcext:value-type="float">
            <text:p>1,02837</text:p>
          </table:table-cell>
          <table:table-cell office:value-type="float" office:value="0.295342" calcext:value-type="float">
            <text:p>0,295342</text:p>
          </table:table-cell>
          <table:table-cell office:value-type="float" office:value="1.19437" calcext:value-type="float">
            <text:p>1,19437</text:p>
          </table:table-cell>
          <table:table-cell office:value-type="float" office:value="0.654022" calcext:value-type="float">
            <text:p>0,654022</text:p>
          </table:table-cell>
          <table:table-cell office:value-type="float" office:value="0.400535" calcext:value-type="float">
            <text:p>0,400535</text:p>
          </table:table-cell>
          <table:table-cell office:value-type="float" office:value="1.31501" calcext:value-type="float">
            <text:p>1,31501</text:p>
          </table:table-cell>
          <table:table-cell office:value-type="float" office:value="1.03589" calcext:value-type="float">
            <text:p>1,03589</text:p>
          </table:table-cell>
          <table:table-cell office:value-type="float" office:value="0.227257" calcext:value-type="float">
            <text:p>0,227257</text:p>
          </table:table-cell>
          <table:table-cell office:value-type="float" office:value="2.36063" calcext:value-type="float">
            <text:p>2,36063</text:p>
          </table:table-cell>
          <table:table-cell office:value-type="float" office:value="2.06793" calcext:value-type="float">
            <text:p>2,06793</text:p>
          </table:table-cell>
          <table:table-cell office:value-type="float" office:value="1.78054" calcext:value-type="float">
            <text:p>1,78054</text:p>
          </table:table-cell>
          <table:table-cell office:value-type="float" office:value="0.458712" calcext:value-type="float">
            <text:p>0,458712</text:p>
          </table:table-cell>
          <table:table-cell office:value-type="float" office:value="0.412464" calcext:value-type="float">
            <text:p>0,412464</text:p>
          </table:table-cell>
          <table:table-cell office:value-type="float" office:value="0.306475" calcext:value-type="float">
            <text:p>0,306475</text:p>
          </table:table-cell>
          <table:table-cell office:value-type="float" office:value="0.508783" calcext:value-type="float">
            <text:p>0,508783</text:p>
          </table:table-cell>
          <table:table-cell table:number-columns-repeated="36"/>
          <table:table-cell table:formula="of:=MIN([.A146:.BL146])" office:value-type="float" office:value="0.227257" calcext:value-type="float">
            <text:p>0,227257</text:p>
          </table:table-cell>
          <table:table-cell table:formula="of:=MAX([.A146:.BL146])" office:value-type="float" office:value="2.36063" calcext:value-type="float">
            <text:p>2,36063</text:p>
          </table:table-cell>
          <table:table-cell table:number-columns-repeated="7"/>
        </table:table-row>
        <table:table-row table:style-name="ro1">
          <table:table-cell office:value-type="float" office:value="0.295128" calcext:value-type="float">
            <text:p>0,295128</text:p>
          </table:table-cell>
          <table:table-cell office:value-type="float" office:value="0.29844" calcext:value-type="float">
            <text:p>0,29844</text:p>
          </table:table-cell>
          <table:table-cell office:value-type="float" office:value="0.305928" calcext:value-type="float">
            <text:p>0,305928</text:p>
          </table:table-cell>
          <table:table-cell office:value-type="float" office:value="0.293933" calcext:value-type="float">
            <text:p>0,293933</text:p>
          </table:table-cell>
          <table:table-cell office:value-type="float" office:value="0.306199" calcext:value-type="float">
            <text:p>0,306199</text:p>
          </table:table-cell>
          <table:table-cell office:value-type="float" office:value="0.307224" calcext:value-type="float">
            <text:p>0,307224</text:p>
          </table:table-cell>
          <table:table-cell office:value-type="float" office:value="0.299613" calcext:value-type="float">
            <text:p>0,299613</text:p>
          </table:table-cell>
          <table:table-cell office:value-type="float" office:value="0.290195" calcext:value-type="float">
            <text:p>0,290195</text:p>
          </table:table-cell>
          <table:table-cell office:value-type="float" office:value="0.30004" calcext:value-type="float">
            <text:p>0,30004</text:p>
          </table:table-cell>
          <table:table-cell office:value-type="float" office:value="0.31861" calcext:value-type="float">
            <text:p>0,31861</text:p>
          </table:table-cell>
          <table:table-cell office:value-type="float" office:value="0.318075" calcext:value-type="float">
            <text:p>0,318075</text:p>
          </table:table-cell>
          <table:table-cell office:value-type="float" office:value="0.31984" calcext:value-type="float">
            <text:p>0,31984</text:p>
          </table:table-cell>
          <table:table-cell office:value-type="float" office:value="1.2067" calcext:value-type="float">
            <text:p>1,2067</text:p>
          </table:table-cell>
          <table:table-cell office:value-type="float" office:value="0.288201" calcext:value-type="float">
            <text:p>0,288201</text:p>
          </table:table-cell>
          <table:table-cell office:value-type="float" office:value="0.902228" calcext:value-type="float">
            <text:p>0,902228</text:p>
          </table:table-cell>
          <table:table-cell office:value-type="float" office:value="0.919021" calcext:value-type="float">
            <text:p>0,919021</text:p>
          </table:table-cell>
          <table:table-cell office:value-type="float" office:value="0.59159" calcext:value-type="float">
            <text:p>0,59159</text:p>
          </table:table-cell>
          <table:table-cell office:value-type="float" office:value="1.51074" calcext:value-type="float">
            <text:p>1,51074</text:p>
          </table:table-cell>
          <table:table-cell office:value-type="float" office:value="0.294214" calcext:value-type="float">
            <text:p>0,294214</text:p>
          </table:table-cell>
          <table:table-cell office:value-type="float" office:value="0.592197" calcext:value-type="float">
            <text:p>0,592197</text:p>
          </table:table-cell>
          <table:table-cell office:value-type="float" office:value="1.4697" calcext:value-type="float">
            <text:p>1,4697</text:p>
          </table:table-cell>
          <table:table-cell office:value-type="float" office:value="1.17302" calcext:value-type="float">
            <text:p>1,17302</text:p>
          </table:table-cell>
          <table:table-cell office:value-type="float" office:value="1.48178" calcext:value-type="float">
            <text:p>1,48178</text:p>
          </table:table-cell>
          <table:table-cell office:value-type="float" office:value="1.80462" calcext:value-type="float">
            <text:p>1,80462</text:p>
          </table:table-cell>
          <table:table-cell office:value-type="float" office:value="2.10017" calcext:value-type="float">
            <text:p>2,10017</text:p>
          </table:table-cell>
          <table:table-cell office:value-type="float" office:value="0.299803" calcext:value-type="float">
            <text:p>0,299803</text:p>
          </table:table-cell>
          <table:table-cell office:value-type="float" office:value="0.892381" calcext:value-type="float">
            <text:p>0,892381</text:p>
          </table:table-cell>
          <table:table-cell office:value-type="float" office:value="0.614205" calcext:value-type="float">
            <text:p>0,614205</text:p>
          </table:table-cell>
          <table:table-cell office:value-type="float" office:value="1.04405" calcext:value-type="float">
            <text:p>1,04405</text:p>
          </table:table-cell>
          <table:table-cell office:value-type="float" office:value="0.232466" calcext:value-type="float">
            <text:p>0,232466</text:p>
          </table:table-cell>
          <table:table-cell office:value-type="float" office:value="1.15233" calcext:value-type="float">
            <text:p>1,15233</text:p>
          </table:table-cell>
          <table:table-cell office:value-type="float" office:value="0.159752" calcext:value-type="float">
            <text:p>0,159752</text:p>
          </table:table-cell>
          <table:table-cell table:number-columns-repeated="36"/>
          <table:table-cell table:formula="of:=MIN([.A147:.BL147])" office:value-type="float" office:value="0.159752" calcext:value-type="float">
            <text:p>0,159752</text:p>
          </table:table-cell>
          <table:table-cell table:formula="of:=MAX([.A147:.BL147])" office:value-type="float" office:value="2.10017" calcext:value-type="float">
            <text:p>2,1001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0.200021" calcext:value-type="float">
            <text:p>0,200021</text:p>
          </table:table-cell>
          <table:table-cell office:value-type="float" office:value="0.22345" calcext:value-type="float">
            <text:p>0,22345</text:p>
          </table:table-cell>
          <table:table-cell office:value-type="float" office:value="0.24085" calcext:value-type="float">
            <text:p>0,24085</text:p>
          </table:table-cell>
          <table:table-cell office:value-type="float" office:value="0.192875" calcext:value-type="float">
            <text:p>0,192875</text:p>
          </table:table-cell>
          <table:table-cell office:value-type="float" office:value="0.196892" calcext:value-type="float">
            <text:p>0,196892</text:p>
          </table:table-cell>
          <table:table-cell office:value-type="float" office:value="0.200169" calcext:value-type="float">
            <text:p>0,200169</text:p>
          </table:table-cell>
          <table:table-cell office:value-type="float" office:value="0.220354" calcext:value-type="float">
            <text:p>0,220354</text:p>
          </table:table-cell>
          <table:table-cell office:value-type="float" office:value="0.20071" calcext:value-type="float">
            <text:p>0,20071</text:p>
          </table:table-cell>
          <table:table-cell office:value-type="float" office:value="0.189713" calcext:value-type="float">
            <text:p>0,189713</text:p>
          </table:table-cell>
          <table:table-cell office:value-type="float" office:value="0.623102" calcext:value-type="float">
            <text:p>0,623102</text:p>
          </table:table-cell>
          <table:table-cell office:value-type="float" office:value="0.194442" calcext:value-type="float">
            <text:p>0,194442</text:p>
          </table:table-cell>
          <table:table-cell office:value-type="float" office:value="0.193984" calcext:value-type="float">
            <text:p>0,193984</text:p>
          </table:table-cell>
          <table:table-cell office:value-type="float" office:value="0.620907" calcext:value-type="float">
            <text:p>0,620907</text:p>
          </table:table-cell>
          <table:table-cell office:value-type="float" office:value="0.59185" calcext:value-type="float">
            <text:p>0,59185</text:p>
          </table:table-cell>
          <table:table-cell office:value-type="float" office:value="0.195266" calcext:value-type="float">
            <text:p>0,195266</text:p>
          </table:table-cell>
          <table:table-cell office:value-type="float" office:value="0.581434" calcext:value-type="float">
            <text:p>0,581434</text:p>
          </table:table-cell>
          <table:table-cell office:value-type="float" office:value="0.201219" calcext:value-type="float">
            <text:p>0,201219</text:p>
          </table:table-cell>
          <table:table-cell office:value-type="float" office:value="0.576155" calcext:value-type="float">
            <text:p>0,576155</text:p>
          </table:table-cell>
          <table:table-cell office:value-type="float" office:value="0.589896" calcext:value-type="float">
            <text:p>0,589896</text:p>
          </table:table-cell>
          <table:table-cell office:value-type="float" office:value="0.439695" calcext:value-type="float">
            <text:p>0,439695</text:p>
          </table:table-cell>
          <table:table-cell office:value-type="float" office:value="0.271072" calcext:value-type="float">
            <text:p>0,271072</text:p>
          </table:table-cell>
          <table:table-cell office:value-type="float" office:value="1.71381" calcext:value-type="float">
            <text:p>1,71381</text:p>
          </table:table-cell>
          <table:table-cell office:value-type="float" office:value="1.66722" calcext:value-type="float">
            <text:p>1,66722</text:p>
          </table:table-cell>
          <table:table-cell office:value-type="float" office:value="1.65863" calcext:value-type="float">
            <text:p>1,65863</text:p>
          </table:table-cell>
          <table:table-cell office:value-type="float" office:value="0.270516" calcext:value-type="float">
            <text:p>0,270516</text:p>
          </table:table-cell>
          <table:table-cell office:value-type="float" office:value="1.45901" calcext:value-type="float">
            <text:p>1,45901</text:p>
          </table:table-cell>
          <table:table-cell office:value-type="float" office:value="0.450498" calcext:value-type="float">
            <text:p>0,450498</text:p>
          </table:table-cell>
          <table:table-cell office:value-type="float" office:value="1.46929" calcext:value-type="float">
            <text:p>1,46929</text:p>
          </table:table-cell>
          <table:table-cell office:value-type="float" office:value="1.2654" calcext:value-type="float">
            <text:p>1,2654</text:p>
          </table:table-cell>
          <table:table-cell office:value-type="float" office:value="0.430422" calcext:value-type="float">
            <text:p>0,430422</text:p>
          </table:table-cell>
          <table:table-cell office:value-type="float" office:value="0.406252" calcext:value-type="float">
            <text:p>0,406252</text:p>
          </table:table-cell>
          <table:table-cell office:value-type="float" office:value="1.22819" calcext:value-type="float">
            <text:p>1,22819</text:p>
          </table:table-cell>
          <table:table-cell office:value-type="float" office:value="0.208922" calcext:value-type="float">
            <text:p>0,208922</text:p>
          </table:table-cell>
          <table:table-cell office:value-type="float" office:value="1.06816" calcext:value-type="float">
            <text:p>1,06816</text:p>
          </table:table-cell>
          <table:table-cell office:value-type="float" office:value="0.892683" calcext:value-type="float">
            <text:p>0,892683</text:p>
          </table:table-cell>
          <table:table-cell office:value-type="float" office:value="1.88791" calcext:value-type="float">
            <text:p>1,88791</text:p>
          </table:table-cell>
          <table:table-cell office:value-type="float" office:value="0.440017" calcext:value-type="float">
            <text:p>0,440017</text:p>
          </table:table-cell>
          <table:table-cell office:value-type="float" office:value="1.32306" calcext:value-type="float">
            <text:p>1,32306</text:p>
          </table:table-cell>
          <table:table-cell office:value-type="float" office:value="0.57105" calcext:value-type="float">
            <text:p>0,57105</text:p>
          </table:table-cell>
          <table:table-cell office:value-type="float" office:value="0.590214" calcext:value-type="float">
            <text:p>0,590214</text:p>
          </table:table-cell>
          <table:table-cell office:value-type="float" office:value="0.5454" calcext:value-type="float">
            <text:p>0,5454</text:p>
          </table:table-cell>
          <table:table-cell office:value-type="float" office:value="0.420573" calcext:value-type="float">
            <text:p>0,420573</text:p>
          </table:table-cell>
          <table:table-cell office:value-type="float" office:value="0.630525" calcext:value-type="float">
            <text:p>0,630525</text:p>
          </table:table-cell>
          <table:table-cell office:value-type="float" office:value="0.894461" calcext:value-type="float">
            <text:p>0,894461</text:p>
          </table:table-cell>
          <table:table-cell office:value-type="float" office:value="0.28419" calcext:value-type="float">
            <text:p>0,28419</text:p>
          </table:table-cell>
          <table:table-cell office:value-type="float" office:value="1.39098" calcext:value-type="float">
            <text:p>1,39098</text:p>
          </table:table-cell>
          <table:table-cell office:value-type="float" office:value="0.135419" calcext:value-type="float">
            <text:p>0,135419</text:p>
          </table:table-cell>
          <table:table-cell office:value-type="float" office:value="0.202468" calcext:value-type="float">
            <text:p>0,202468</text:p>
          </table:table-cell>
          <table:table-cell table:number-columns-repeated="20"/>
          <table:table-cell table:formula="of:=MIN([.A149:.BL149])" office:value-type="float" office:value="0.135419" calcext:value-type="float">
            <text:p>0,135419</text:p>
          </table:table-cell>
          <table:table-cell table:formula="of:=MAX([.A149:.BL149])" office:value-type="float" office:value="1.88791" calcext:value-type="float">
            <text:p>1,88791</text:p>
          </table:table-cell>
          <table:table-cell table:number-columns-repeated="7"/>
        </table:table-row>
        <table:table-row table:style-name="ro1">
          <table:table-cell office:value-type="float" office:value="0.195845" calcext:value-type="float">
            <text:p>0,195845</text:p>
          </table:table-cell>
          <table:table-cell office:value-type="float" office:value="0.210248" calcext:value-type="float">
            <text:p>0,210248</text:p>
          </table:table-cell>
          <table:table-cell office:value-type="float" office:value="0.216871" calcext:value-type="float">
            <text:p>0,216871</text:p>
          </table:table-cell>
          <table:table-cell office:value-type="float" office:value="0.274671" calcext:value-type="float">
            <text:p>0,274671</text:p>
          </table:table-cell>
          <table:table-cell office:value-type="float" office:value="0.192378" calcext:value-type="float">
            <text:p>0,192378</text:p>
          </table:table-cell>
          <table:table-cell office:value-type="float" office:value="0.259785" calcext:value-type="float">
            <text:p>0,259785</text:p>
          </table:table-cell>
          <table:table-cell office:value-type="float" office:value="0.788212" calcext:value-type="float">
            <text:p>0,788212</text:p>
          </table:table-cell>
          <table:table-cell office:value-type="float" office:value="0.810905" calcext:value-type="float">
            <text:p>0,810905</text:p>
          </table:table-cell>
          <table:table-cell office:value-type="float" office:value="0.372387" calcext:value-type="float">
            <text:p>0,372387</text:p>
          </table:table-cell>
          <table:table-cell office:value-type="float" office:value="0.671375" calcext:value-type="float">
            <text:p>0,671375</text:p>
          </table:table-cell>
          <table:table-cell office:value-type="float" office:value="0.189698" calcext:value-type="float">
            <text:p>0,189698</text:p>
          </table:table-cell>
          <table:table-cell office:value-type="float" office:value="0.197442" calcext:value-type="float">
            <text:p>0,197442</text:p>
          </table:table-cell>
          <table:table-cell office:value-type="float" office:value="0.603852" calcext:value-type="float">
            <text:p>0,603852</text:p>
          </table:table-cell>
          <table:table-cell office:value-type="float" office:value="0.5601" calcext:value-type="float">
            <text:p>0,5601</text:p>
          </table:table-cell>
          <table:table-cell office:value-type="float" office:value="0.411657" calcext:value-type="float">
            <text:p>0,411657</text:p>
          </table:table-cell>
          <table:table-cell office:value-type="float" office:value="0.203689" calcext:value-type="float">
            <text:p>0,203689</text:p>
          </table:table-cell>
          <table:table-cell office:value-type="float" office:value="0.456818" calcext:value-type="float">
            <text:p>0,456818</text:p>
          </table:table-cell>
          <table:table-cell office:value-type="float" office:value="0.193831" calcext:value-type="float">
            <text:p>0,193831</text:p>
          </table:table-cell>
          <table:table-cell office:value-type="float" office:value="0.196996" calcext:value-type="float">
            <text:p>0,196996</text:p>
          </table:table-cell>
          <table:table-cell office:value-type="float" office:value="0.799187" calcext:value-type="float">
            <text:p>0,799187</text:p>
          </table:table-cell>
          <table:table-cell office:value-type="float" office:value="0.19102" calcext:value-type="float">
            <text:p>0,19102</text:p>
          </table:table-cell>
          <table:table-cell office:value-type="float" office:value="1.39646" calcext:value-type="float">
            <text:p>1,39646</text:p>
          </table:table-cell>
          <table:table-cell office:value-type="float" office:value="1.19104" calcext:value-type="float">
            <text:p>1,19104</text:p>
          </table:table-cell>
          <table:table-cell office:value-type="float" office:value="0.950741" calcext:value-type="float">
            <text:p>0,950741</text:p>
          </table:table-cell>
          <table:table-cell office:value-type="float" office:value="1.48277" calcext:value-type="float">
            <text:p>1,48277</text:p>
          </table:table-cell>
          <table:table-cell office:value-type="float" office:value="0.192581" calcext:value-type="float">
            <text:p>0,192581</text:p>
          </table:table-cell>
          <table:table-cell office:value-type="float" office:value="1.00515" calcext:value-type="float">
            <text:p>1,00515</text:p>
          </table:table-cell>
          <table:table-cell office:value-type="float" office:value="1.46283" calcext:value-type="float">
            <text:p>1,46283</text:p>
          </table:table-cell>
          <table:table-cell office:value-type="float" office:value="0.195461" calcext:value-type="float">
            <text:p>0,195461</text:p>
          </table:table-cell>
          <table:table-cell office:value-type="float" office:value="0.19414" calcext:value-type="float">
            <text:p>0,19414</text:p>
          </table:table-cell>
          <table:table-cell office:value-type="float" office:value="0.19756" calcext:value-type="float">
            <text:p>0,19756</text:p>
          </table:table-cell>
          <table:table-cell office:value-type="float" office:value="1.18527" calcext:value-type="float">
            <text:p>1,18527</text:p>
          </table:table-cell>
          <table:table-cell office:value-type="float" office:value="0.981496" calcext:value-type="float">
            <text:p>0,981496</text:p>
          </table:table-cell>
          <table:table-cell office:value-type="float" office:value="0.207877" calcext:value-type="float">
            <text:p>0,207877</text:p>
          </table:table-cell>
          <table:table-cell office:value-type="float" office:value="0.801634" calcext:value-type="float">
            <text:p>0,801634</text:p>
          </table:table-cell>
          <table:table-cell office:value-type="float" office:value="1.34201" calcext:value-type="float">
            <text:p>1,34201</text:p>
          </table:table-cell>
          <table:table-cell office:value-type="float" office:value="0.455479" calcext:value-type="float">
            <text:p>0,455479</text:p>
          </table:table-cell>
          <table:table-cell office:value-type="float" office:value="1.99467" calcext:value-type="float">
            <text:p>1,99467</text:p>
          </table:table-cell>
          <table:table-cell office:value-type="float" office:value="1.24549" calcext:value-type="float">
            <text:p>1,24549</text:p>
          </table:table-cell>
          <table:table-cell office:value-type="float" office:value="0.495332" calcext:value-type="float">
            <text:p>0,495332</text:p>
          </table:table-cell>
          <table:table-cell office:value-type="float" office:value="0.449087" calcext:value-type="float">
            <text:p>0,449087</text:p>
          </table:table-cell>
          <table:table-cell office:value-type="float" office:value="0.449509" calcext:value-type="float">
            <text:p>0,449509</text:p>
          </table:table-cell>
          <table:table-cell office:value-type="float" office:value="2.17145" calcext:value-type="float">
            <text:p>2,17145</text:p>
          </table:table-cell>
          <table:table-cell office:value-type="float" office:value="1.68807" calcext:value-type="float">
            <text:p>1,68807</text:p>
          </table:table-cell>
          <table:table-cell office:value-type="float" office:value="1.03354" calcext:value-type="float">
            <text:p>1,03354</text:p>
          </table:table-cell>
          <table:table-cell office:value-type="float" office:value="0.294402" calcext:value-type="float">
            <text:p>0,294402</text:p>
          </table:table-cell>
          <table:table-cell office:value-type="float" office:value="0.100018" calcext:value-type="float">
            <text:p>0,100018</text:p>
          </table:table-cell>
          <table:table-cell office:value-type="float" office:value="0.0761478" calcext:value-type="float">
            <text:p>0,0761478</text:p>
          </table:table-cell>
          <table:table-cell table:number-columns-repeated="20"/>
          <table:table-cell table:formula="of:=MIN([.A150:.BL150])" office:value-type="float" office:value="0.0761478" calcext:value-type="float">
            <text:p>0,0761478</text:p>
          </table:table-cell>
          <table:table-cell table:formula="of:=MAX([.A150:.BL150])" office:value-type="float" office:value="2.17145" calcext:value-type="float">
            <text:p>2,17145</text:p>
          </table:table-cell>
          <table:table-cell table:number-columns-repeated="7"/>
        </table:table-row>
        <table:table-row table:style-name="ro1">
          <table:table-cell office:value-type="float" office:value="0.193328" calcext:value-type="float">
            <text:p>0,193328</text:p>
          </table:table-cell>
          <table:table-cell office:value-type="float" office:value="0.191208" calcext:value-type="float">
            <text:p>0,191208</text:p>
          </table:table-cell>
          <table:table-cell office:value-type="float" office:value="0.198498" calcext:value-type="float">
            <text:p>0,198498</text:p>
          </table:table-cell>
          <table:table-cell office:value-type="float" office:value="0.405653" calcext:value-type="float">
            <text:p>0,405653</text:p>
          </table:table-cell>
          <table:table-cell office:value-type="float" office:value="0.215708" calcext:value-type="float">
            <text:p>0,215708</text:p>
          </table:table-cell>
          <table:table-cell office:value-type="float" office:value="0.19278" calcext:value-type="float">
            <text:p>0,19278</text:p>
          </table:table-cell>
          <table:table-cell office:value-type="float" office:value="0.208585" calcext:value-type="float">
            <text:p>0,208585</text:p>
          </table:table-cell>
          <table:table-cell office:value-type="float" office:value="0.601782" calcext:value-type="float">
            <text:p>0,601782</text:p>
          </table:table-cell>
          <table:table-cell office:value-type="float" office:value="0.222047" calcext:value-type="float">
            <text:p>0,222047</text:p>
          </table:table-cell>
          <table:table-cell office:value-type="float" office:value="0.408081" calcext:value-type="float">
            <text:p>0,408081</text:p>
          </table:table-cell>
          <table:table-cell office:value-type="float" office:value="0.200688" calcext:value-type="float">
            <text:p>0,200688</text:p>
          </table:table-cell>
          <table:table-cell office:value-type="float" office:value="0.195052" calcext:value-type="float">
            <text:p>0,195052</text:p>
          </table:table-cell>
          <table:table-cell office:value-type="float" office:value="0.396191" calcext:value-type="float">
            <text:p>0,396191</text:p>
          </table:table-cell>
          <table:table-cell office:value-type="float" office:value="0.389" calcext:value-type="float">
            <text:p>0,389</text:p>
          </table:table-cell>
          <table:table-cell office:value-type="float" office:value="0.385417" calcext:value-type="float">
            <text:p>0,385417</text:p>
          </table:table-cell>
          <table:table-cell office:value-type="float" office:value="0.199147" calcext:value-type="float">
            <text:p>0,199147</text:p>
          </table:table-cell>
          <table:table-cell office:value-type="float" office:value="0.199477" calcext:value-type="float">
            <text:p>0,199477</text:p>
          </table:table-cell>
          <table:table-cell office:value-type="float" office:value="0.199218" calcext:value-type="float">
            <text:p>0,199218</text:p>
          </table:table-cell>
          <table:table-cell office:value-type="float" office:value="1.38488" calcext:value-type="float">
            <text:p>1,38488</text:p>
          </table:table-cell>
          <table:table-cell office:value-type="float" office:value="0.193161" calcext:value-type="float">
            <text:p>0,193161</text:p>
          </table:table-cell>
          <table:table-cell office:value-type="float" office:value="1.01037" calcext:value-type="float">
            <text:p>1,01037</text:p>
          </table:table-cell>
          <table:table-cell office:value-type="float" office:value="0.79646" calcext:value-type="float">
            <text:p>0,79646</text:p>
          </table:table-cell>
          <table:table-cell office:value-type="float" office:value="1.17645" calcext:value-type="float">
            <text:p>1,17645</text:p>
          </table:table-cell>
          <table:table-cell office:value-type="float" office:value="0.989261" calcext:value-type="float">
            <text:p>0,989261</text:p>
          </table:table-cell>
          <table:table-cell office:value-type="float" office:value="0.19562" calcext:value-type="float">
            <text:p>0,19562</text:p>
          </table:table-cell>
          <table:table-cell office:value-type="float" office:value="0.590154" calcext:value-type="float">
            <text:p>0,590154</text:p>
          </table:table-cell>
          <table:table-cell office:value-type="float" office:value="0.596882" calcext:value-type="float">
            <text:p>0,596882</text:p>
          </table:table-cell>
          <table:table-cell office:value-type="float" office:value="1.20885" calcext:value-type="float">
            <text:p>1,20885</text:p>
          </table:table-cell>
          <table:table-cell office:value-type="float" office:value="1.40149" calcext:value-type="float">
            <text:p>1,40149</text:p>
          </table:table-cell>
          <table:table-cell office:value-type="float" office:value="1.36317" calcext:value-type="float">
            <text:p>1,36317</text:p>
          </table:table-cell>
          <table:table-cell office:value-type="float" office:value="0.193307" calcext:value-type="float">
            <text:p>0,193307</text:p>
          </table:table-cell>
          <table:table-cell office:value-type="float" office:value="1.18201" calcext:value-type="float">
            <text:p>1,18201</text:p>
          </table:table-cell>
          <table:table-cell office:value-type="float" office:value="0.195484" calcext:value-type="float">
            <text:p>0,195484</text:p>
          </table:table-cell>
          <table:table-cell office:value-type="float" office:value="1.18244" calcext:value-type="float">
            <text:p>1,18244</text:p>
          </table:table-cell>
          <table:table-cell office:value-type="float" office:value="1.01671" calcext:value-type="float">
            <text:p>1,01671</text:p>
          </table:table-cell>
          <table:table-cell office:value-type="float" office:value="0.192663" calcext:value-type="float">
            <text:p>0,192663</text:p>
          </table:table-cell>
          <table:table-cell office:value-type="float" office:value="0.795842" calcext:value-type="float">
            <text:p>0,795842</text:p>
          </table:table-cell>
          <table:table-cell office:value-type="float" office:value="0.820348" calcext:value-type="float">
            <text:p>0,820348</text:p>
          </table:table-cell>
          <table:table-cell office:value-type="float" office:value="1.57609" calcext:value-type="float">
            <text:p>1,57609</text:p>
          </table:table-cell>
          <table:table-cell office:value-type="float" office:value="0.382552" calcext:value-type="float">
            <text:p>0,382552</text:p>
          </table:table-cell>
          <table:table-cell office:value-type="float" office:value="0.196823" calcext:value-type="float">
            <text:p>0,196823</text:p>
          </table:table-cell>
          <table:table-cell office:value-type="float" office:value="0.193893" calcext:value-type="float">
            <text:p>0,193893</text:p>
          </table:table-cell>
          <table:table-cell office:value-type="float" office:value="0.586271" calcext:value-type="float">
            <text:p>0,586271</text:p>
          </table:table-cell>
          <table:table-cell office:value-type="float" office:value="0.599652" calcext:value-type="float">
            <text:p>0,599652</text:p>
          </table:table-cell>
          <table:table-cell office:value-type="float" office:value="0.595292" calcext:value-type="float">
            <text:p>0,595292</text:p>
          </table:table-cell>
          <table:table-cell office:value-type="float" office:value="0.397215" calcext:value-type="float">
            <text:p>0,397215</text:p>
          </table:table-cell>
          <table:table-cell office:value-type="float" office:value="0.60955" calcext:value-type="float">
            <text:p>0,60955</text:p>
          </table:table-cell>
          <table:table-cell office:value-type="float" office:value="0.215013" calcext:value-type="float">
            <text:p>0,215013</text:p>
          </table:table-cell>
          <table:table-cell table:number-columns-repeated="20"/>
          <table:table-cell table:formula="of:=MIN([.A151:.BL151])" office:value-type="float" office:value="0.191208" calcext:value-type="float">
            <text:p>0,191208</text:p>
          </table:table-cell>
          <table:table-cell table:formula="of:=MAX([.A151:.BL151])" office:value-type="float" office:value="1.57609" calcext:value-type="float">
            <text:p>1,57609</text:p>
          </table:table-cell>
          <table:table-cell table:number-columns-repeated="7"/>
        </table:table-row>
        <table:table-row table:style-name="ro1">
          <table:table-cell office:value-type="float" office:value="0.19293" calcext:value-type="float">
            <text:p>0,19293</text:p>
          </table:table-cell>
          <table:table-cell office:value-type="float" office:value="0.216027" calcext:value-type="float">
            <text:p>0,216027</text:p>
          </table:table-cell>
          <table:table-cell office:value-type="float" office:value="0.21957" calcext:value-type="float">
            <text:p>0,21957</text:p>
          </table:table-cell>
          <table:table-cell office:value-type="float" office:value="0.191823" calcext:value-type="float">
            <text:p>0,191823</text:p>
          </table:table-cell>
          <table:table-cell office:value-type="float" office:value="0.198541" calcext:value-type="float">
            <text:p>0,198541</text:p>
          </table:table-cell>
          <table:table-cell office:value-type="float" office:value="0.227504" calcext:value-type="float">
            <text:p>0,227504</text:p>
          </table:table-cell>
          <table:table-cell office:value-type="float" office:value="0.194013" calcext:value-type="float">
            <text:p>0,194013</text:p>
          </table:table-cell>
          <table:table-cell office:value-type="float" office:value="0.324579" calcext:value-type="float">
            <text:p>0,324579</text:p>
          </table:table-cell>
          <table:table-cell office:value-type="float" office:value="0.197799" calcext:value-type="float">
            <text:p>0,197799</text:p>
          </table:table-cell>
          <table:table-cell office:value-type="float" office:value="0.202671" calcext:value-type="float">
            <text:p>0,202671</text:p>
          </table:table-cell>
          <table:table-cell office:value-type="float" office:value="0.201455" calcext:value-type="float">
            <text:p>0,201455</text:p>
          </table:table-cell>
          <table:table-cell office:value-type="float" office:value="0.200082" calcext:value-type="float">
            <text:p>0,200082</text:p>
          </table:table-cell>
          <table:table-cell office:value-type="float" office:value="0.223118" calcext:value-type="float">
            <text:p>0,223118</text:p>
          </table:table-cell>
          <table:table-cell office:value-type="float" office:value="0.619079" calcext:value-type="float">
            <text:p>0,619079</text:p>
          </table:table-cell>
          <table:table-cell office:value-type="float" office:value="0.231976" calcext:value-type="float">
            <text:p>0,231976</text:p>
          </table:table-cell>
          <table:table-cell office:value-type="float" office:value="0.4493" calcext:value-type="float">
            <text:p>0,4493</text:p>
          </table:table-cell>
          <table:table-cell office:value-type="float" office:value="0.216898" calcext:value-type="float">
            <text:p>0,216898</text:p>
          </table:table-cell>
          <table:table-cell office:value-type="float" office:value="0.41385" calcext:value-type="float">
            <text:p>0,41385</text:p>
          </table:table-cell>
          <table:table-cell office:value-type="float" office:value="0.552741" calcext:value-type="float">
            <text:p>0,552741</text:p>
          </table:table-cell>
          <table:table-cell office:value-type="float" office:value="0.527729" calcext:value-type="float">
            <text:p>0,527729</text:p>
          </table:table-cell>
          <table:table-cell office:value-type="float" office:value="0.360783" calcext:value-type="float">
            <text:p>0,360783</text:p>
          </table:table-cell>
          <table:table-cell office:value-type="float" office:value="1.40911" calcext:value-type="float">
            <text:p>1,40911</text:p>
          </table:table-cell>
          <table:table-cell office:value-type="float" office:value="1.60561" calcext:value-type="float">
            <text:p>1,60561</text:p>
          </table:table-cell>
          <table:table-cell office:value-type="float" office:value="1.05504" calcext:value-type="float">
            <text:p>1,05504</text:p>
          </table:table-cell>
          <table:table-cell office:value-type="float" office:value="1.53802" calcext:value-type="float">
            <text:p>1,53802</text:p>
          </table:table-cell>
          <table:table-cell office:value-type="float" office:value="1.54059" calcext:value-type="float">
            <text:p>1,54059</text:p>
          </table:table-cell>
          <table:table-cell office:value-type="float" office:value="1.37736" calcext:value-type="float">
            <text:p>1,37736</text:p>
          </table:table-cell>
          <table:table-cell office:value-type="float" office:value="1.32542" calcext:value-type="float">
            <text:p>1,32542</text:p>
          </table:table-cell>
          <table:table-cell office:value-type="float" office:value="1.01827" calcext:value-type="float">
            <text:p>1,01827</text:p>
          </table:table-cell>
          <table:table-cell office:value-type="float" office:value="1.01761" calcext:value-type="float">
            <text:p>1,01761</text:p>
          </table:table-cell>
          <table:table-cell office:value-type="float" office:value="0.590908" calcext:value-type="float">
            <text:p>0,590908</text:p>
          </table:table-cell>
          <table:table-cell office:value-type="float" office:value="0.198427" calcext:value-type="float">
            <text:p>0,198427</text:p>
          </table:table-cell>
          <table:table-cell office:value-type="float" office:value="0.446563" calcext:value-type="float">
            <text:p>0,446563</text:p>
          </table:table-cell>
          <table:table-cell office:value-type="float" office:value="0.659154" calcext:value-type="float">
            <text:p>0,659154</text:p>
          </table:table-cell>
          <table:table-cell office:value-type="float" office:value="0.655014" calcext:value-type="float">
            <text:p>0,655014</text:p>
          </table:table-cell>
          <table:table-cell office:value-type="float" office:value="0.924835" calcext:value-type="float">
            <text:p>0,924835</text:p>
          </table:table-cell>
          <table:table-cell office:value-type="float" office:value="1.78618" calcext:value-type="float">
            <text:p>1,78618</text:p>
          </table:table-cell>
          <table:table-cell office:value-type="float" office:value="1.78578" calcext:value-type="float">
            <text:p>1,78578</text:p>
          </table:table-cell>
          <table:table-cell office:value-type="float" office:value="1.14146" calcext:value-type="float">
            <text:p>1,14146</text:p>
          </table:table-cell>
          <table:table-cell office:value-type="float" office:value="0.105566" calcext:value-type="float">
            <text:p>0,105566</text:p>
          </table:table-cell>
          <table:table-cell office:value-type="float" office:value="0.559317" calcext:value-type="float">
            <text:p>0,559317</text:p>
          </table:table-cell>
          <table:table-cell office:value-type="float" office:value="0.553147" calcext:value-type="float">
            <text:p>0,553147</text:p>
          </table:table-cell>
          <table:table-cell office:value-type="float" office:value="0.773373" calcext:value-type="float">
            <text:p>0,773373</text:p>
          </table:table-cell>
          <table:table-cell office:value-type="float" office:value="0.108001" calcext:value-type="float">
            <text:p>0,108001</text:p>
          </table:table-cell>
          <table:table-cell office:value-type="float" office:value="0.087472" calcext:value-type="float">
            <text:p>0,087472</text:p>
          </table:table-cell>
          <table:table-cell office:value-type="float" office:value="0.195922" calcext:value-type="float">
            <text:p>0,195922</text:p>
          </table:table-cell>
          <table:table-cell office:value-type="float" office:value="0.177295" calcext:value-type="float">
            <text:p>0,177295</text:p>
          </table:table-cell>
          <table:table-cell office:value-type="float" office:value="0.257675" calcext:value-type="float">
            <text:p>0,257675</text:p>
          </table:table-cell>
          <table:table-cell table:number-columns-repeated="20"/>
          <table:table-cell table:formula="of:=MIN([.A152:.BL152])" office:value-type="float" office:value="0.087472" calcext:value-type="float">
            <text:p>0,087472</text:p>
          </table:table-cell>
          <table:table-cell table:formula="of:=MAX([.A152:.BL152])" office:value-type="float" office:value="1.78618" calcext:value-type="float">
            <text:p>1,78618</text:p>
          </table:table-cell>
          <table:table-cell table:number-columns-repeated="7"/>
        </table:table-row>
        <table:table-row table:style-name="ro1">
          <table:table-cell office:value-type="float" office:value="0.200341" calcext:value-type="float">
            <text:p>0,200341</text:p>
          </table:table-cell>
          <table:table-cell office:value-type="float" office:value="0.205482" calcext:value-type="float">
            <text:p>0,205482</text:p>
          </table:table-cell>
          <table:table-cell office:value-type="float" office:value="0.198098" calcext:value-type="float">
            <text:p>0,198098</text:p>
          </table:table-cell>
          <table:table-cell office:value-type="float" office:value="0.198999" calcext:value-type="float">
            <text:p>0,198999</text:p>
          </table:table-cell>
          <table:table-cell office:value-type="float" office:value="0.190023" calcext:value-type="float">
            <text:p>0,190023</text:p>
          </table:table-cell>
          <table:table-cell office:value-type="float" office:value="0.607191" calcext:value-type="float">
            <text:p>0,607191</text:p>
          </table:table-cell>
          <table:table-cell office:value-type="float" office:value="0.188692" calcext:value-type="float">
            <text:p>0,188692</text:p>
          </table:table-cell>
          <table:table-cell office:value-type="float" office:value="0.582593" calcext:value-type="float">
            <text:p>0,582593</text:p>
          </table:table-cell>
          <table:table-cell office:value-type="float" office:value="0.193516" calcext:value-type="float">
            <text:p>0,193516</text:p>
          </table:table-cell>
          <table:table-cell office:value-type="float" office:value="0.191594" calcext:value-type="float">
            <text:p>0,191594</text:p>
          </table:table-cell>
          <table:table-cell office:value-type="float" office:value="0.193097" calcext:value-type="float">
            <text:p>0,193097</text:p>
          </table:table-cell>
          <table:table-cell office:value-type="float" office:value="0.220184" calcext:value-type="float">
            <text:p>0,220184</text:p>
          </table:table-cell>
          <table:table-cell office:value-type="float" office:value="0.197818" calcext:value-type="float">
            <text:p>0,197818</text:p>
          </table:table-cell>
          <table:table-cell office:value-type="float" office:value="1.20432" calcext:value-type="float">
            <text:p>1,20432</text:p>
          </table:table-cell>
          <table:table-cell office:value-type="float" office:value="1.01401" calcext:value-type="float">
            <text:p>1,01401</text:p>
          </table:table-cell>
          <table:table-cell office:value-type="float" office:value="1.23535" calcext:value-type="float">
            <text:p>1,23535</text:p>
          </table:table-cell>
          <table:table-cell office:value-type="float" office:value="0.191653" calcext:value-type="float">
            <text:p>0,191653</text:p>
          </table:table-cell>
          <table:table-cell office:value-type="float" office:value="1.57342" calcext:value-type="float">
            <text:p>1,57342</text:p>
          </table:table-cell>
          <table:table-cell office:value-type="float" office:value="1.37268" calcext:value-type="float">
            <text:p>1,37268</text:p>
          </table:table-cell>
          <table:table-cell office:value-type="float" office:value="0.803824" calcext:value-type="float">
            <text:p>0,803824</text:p>
          </table:table-cell>
          <table:table-cell office:value-type="float" office:value="1.18694" calcext:value-type="float">
            <text:p>1,18694</text:p>
          </table:table-cell>
          <table:table-cell office:value-type="float" office:value="1.00271" calcext:value-type="float">
            <text:p>1,00271</text:p>
          </table:table-cell>
          <table:table-cell office:value-type="float" office:value="0.821612" calcext:value-type="float">
            <text:p>0,821612</text:p>
          </table:table-cell>
          <table:table-cell office:value-type="float" office:value="0.628126" calcext:value-type="float">
            <text:p>0,628126</text:p>
          </table:table-cell>
          <table:table-cell office:value-type="float" office:value="0.436402" calcext:value-type="float">
            <text:p>0,436402</text:p>
          </table:table-cell>
          <table:table-cell office:value-type="float" office:value="1.22807" calcext:value-type="float">
            <text:p>1,22807</text:p>
          </table:table-cell>
          <table:table-cell office:value-type="float" office:value="0.198572" calcext:value-type="float">
            <text:p>0,198572</text:p>
          </table:table-cell>
          <table:table-cell office:value-type="float" office:value="1.0418" calcext:value-type="float">
            <text:p>1,0418</text:p>
          </table:table-cell>
          <table:table-cell office:value-type="float" office:value="0.673098" calcext:value-type="float">
            <text:p>0,673098</text:p>
          </table:table-cell>
          <table:table-cell office:value-type="float" office:value="0.487467" calcext:value-type="float">
            <text:p>0,487467</text:p>
          </table:table-cell>
          <table:table-cell office:value-type="float" office:value="1.2543" calcext:value-type="float">
            <text:p>1,2543</text:p>
          </table:table-cell>
          <table:table-cell office:value-type="float" office:value="0.104596" calcext:value-type="float">
            <text:p>0,104596</text:p>
          </table:table-cell>
          <table:table-cell office:value-type="float" office:value="0.225386" calcext:value-type="float">
            <text:p>0,225386</text:p>
          </table:table-cell>
          <table:table-cell office:value-type="float" office:value="0.188277" calcext:value-type="float">
            <text:p>0,188277</text:p>
          </table:table-cell>
          <table:table-cell office:value-type="float" office:value="0.162254" calcext:value-type="float">
            <text:p>0,162254</text:p>
          </table:table-cell>
          <table:table-cell office:value-type="float" office:value="1.50071" calcext:value-type="float">
            <text:p>1,50071</text:p>
          </table:table-cell>
          <table:table-cell office:value-type="float" office:value="0.198851" calcext:value-type="float">
            <text:p>0,198851</text:p>
          </table:table-cell>
          <table:table-cell office:value-type="float" office:value="0.218905" calcext:value-type="float">
            <text:p>0,218905</text:p>
          </table:table-cell>
          <table:table-cell office:value-type="float" office:value="0.493317" calcext:value-type="float">
            <text:p>0,493317</text:p>
          </table:table-cell>
          <table:table-cell office:value-type="float" office:value="0.254133" calcext:value-type="float">
            <text:p>0,254133</text:p>
          </table:table-cell>
          <table:table-cell office:value-type="float" office:value="0.394745" calcext:value-type="float">
            <text:p>0,394745</text:p>
          </table:table-cell>
          <table:table-cell office:value-type="float" office:value="0.306228" calcext:value-type="float">
            <text:p>0,306228</text:p>
          </table:table-cell>
          <table:table-cell office:value-type="float" office:value="0.19391" calcext:value-type="float">
            <text:p>0,19391</text:p>
          </table:table-cell>
          <table:table-cell office:value-type="float" office:value="0.643804" calcext:value-type="float">
            <text:p>0,643804</text:p>
          </table:table-cell>
          <table:table-cell office:value-type="float" office:value="0.562878" calcext:value-type="float">
            <text:p>0,562878</text:p>
          </table:table-cell>
          <table:table-cell office:value-type="float" office:value="0.110405" calcext:value-type="float">
            <text:p>0,110405</text:p>
          </table:table-cell>
          <table:table-cell office:value-type="float" office:value="0.110496" calcext:value-type="float">
            <text:p>0,110496</text:p>
          </table:table-cell>
          <table:table-cell office:value-type="float" office:value="0.433455" calcext:value-type="float">
            <text:p>0,433455</text:p>
          </table:table-cell>
          <table:table-cell table:number-columns-repeated="20"/>
          <table:table-cell table:formula="of:=MIN([.A153:.BL153])" office:value-type="float" office:value="0.104596" calcext:value-type="float">
            <text:p>0,104596</text:p>
          </table:table-cell>
          <table:table-cell table:formula="of:=MAX([.A153:.BL153])" office:value-type="float" office:value="1.57342" calcext:value-type="float">
            <text:p>1,57342</text:p>
          </table:table-cell>
          <table:table-cell table:number-columns-repeated="7"/>
        </table:table-row>
        <table:table-row table:style-name="ro1">
          <table:table-cell office:value-type="float" office:value="0.114736" calcext:value-type="float">
            <text:p>0,114736</text:p>
          </table:table-cell>
          <table:table-cell office:value-type="float" office:value="0.110421" calcext:value-type="float">
            <text:p>0,110421</text:p>
          </table:table-cell>
          <table:table-cell office:value-type="float" office:value="0.10673" calcext:value-type="float">
            <text:p>0,10673</text:p>
          </table:table-cell>
          <table:table-cell office:value-type="float" office:value="0.109264" calcext:value-type="float">
            <text:p>0,109264</text:p>
          </table:table-cell>
          <table:table-cell office:value-type="float" office:value="0.116121" calcext:value-type="float">
            <text:p>0,116121</text:p>
          </table:table-cell>
          <table:table-cell office:value-type="float" office:value="0.115702" calcext:value-type="float">
            <text:p>0,115702</text:p>
          </table:table-cell>
          <table:table-cell office:value-type="float" office:value="0.665837" calcext:value-type="float">
            <text:p>0,665837</text:p>
          </table:table-cell>
          <table:table-cell office:value-type="float" office:value="0.107372" calcext:value-type="float">
            <text:p>0,107372</text:p>
          </table:table-cell>
          <table:table-cell office:value-type="float" office:value="0.109074" calcext:value-type="float">
            <text:p>0,109074</text:p>
          </table:table-cell>
          <table:table-cell office:value-type="float" office:value="0.413913" calcext:value-type="float">
            <text:p>0,413913</text:p>
          </table:table-cell>
          <table:table-cell office:value-type="float" office:value="0.116464" calcext:value-type="float">
            <text:p>0,116464</text:p>
          </table:table-cell>
          <table:table-cell office:value-type="float" office:value="0.320411" calcext:value-type="float">
            <text:p>0,320411</text:p>
          </table:table-cell>
          <table:table-cell office:value-type="float" office:value="0.110547" calcext:value-type="float">
            <text:p>0,110547</text:p>
          </table:table-cell>
          <table:table-cell office:value-type="float" office:value="1.30502" calcext:value-type="float">
            <text:p>1,30502</text:p>
          </table:table-cell>
          <table:table-cell office:value-type="float" office:value="0.111131" calcext:value-type="float">
            <text:p>0,111131</text:p>
          </table:table-cell>
          <table:table-cell office:value-type="float" office:value="0.324622" calcext:value-type="float">
            <text:p>0,324622</text:p>
          </table:table-cell>
          <table:table-cell office:value-type="float" office:value="0.111031" calcext:value-type="float">
            <text:p>0,111031</text:p>
          </table:table-cell>
          <table:table-cell office:value-type="float" office:value="1.39758" calcext:value-type="float">
            <text:p>1,39758</text:p>
          </table:table-cell>
          <table:table-cell office:value-type="float" office:value="1.30392" calcext:value-type="float">
            <text:p>1,30392</text:p>
          </table:table-cell>
          <table:table-cell office:value-type="float" office:value="0.113781" calcext:value-type="float">
            <text:p>0,113781</text:p>
          </table:table-cell>
          <table:table-cell office:value-type="float" office:value="1.16993" calcext:value-type="float">
            <text:p>1,16993</text:p>
          </table:table-cell>
          <table:table-cell office:value-type="float" office:value="1.30151" calcext:value-type="float">
            <text:p>1,30151</text:p>
          </table:table-cell>
          <table:table-cell office:value-type="float" office:value="0.108154" calcext:value-type="float">
            <text:p>0,108154</text:p>
          </table:table-cell>
          <table:table-cell office:value-type="float" office:value="0.874524" calcext:value-type="float">
            <text:p>0,874524</text:p>
          </table:table-cell>
          <table:table-cell office:value-type="float" office:value="0.657635" calcext:value-type="float">
            <text:p>0,657635</text:p>
          </table:table-cell>
          <table:table-cell office:value-type="float" office:value="0.861027" calcext:value-type="float">
            <text:p>0,861027</text:p>
          </table:table-cell>
          <table:table-cell office:value-type="float" office:value="0.788861" calcext:value-type="float">
            <text:p>0,788861</text:p>
          </table:table-cell>
          <table:table-cell office:value-type="float" office:value="0.105317" calcext:value-type="float">
            <text:p>0,105317</text:p>
          </table:table-cell>
          <table:table-cell office:value-type="float" office:value="1.32877" calcext:value-type="float">
            <text:p>1,32877</text:p>
          </table:table-cell>
          <table:table-cell office:value-type="float" office:value="1.5172" calcext:value-type="float">
            <text:p>1,5172</text:p>
          </table:table-cell>
          <table:table-cell office:value-type="float" office:value="0.108221" calcext:value-type="float">
            <text:p>0,108221</text:p>
          </table:table-cell>
          <table:table-cell office:value-type="float" office:value="1.39932" calcext:value-type="float">
            <text:p>1,39932</text:p>
          </table:table-cell>
          <table:table-cell office:value-type="float" office:value="0.104402" calcext:value-type="float">
            <text:p>0,104402</text:p>
          </table:table-cell>
          <table:table-cell office:value-type="float" office:value="0.36204" calcext:value-type="float">
            <text:p>0,36204</text:p>
          </table:table-cell>
          <table:table-cell office:value-type="float" office:value="0.302486" calcext:value-type="float">
            <text:p>0,302486</text:p>
          </table:table-cell>
          <table:table-cell office:value-type="float" office:value="0.231523" calcext:value-type="float">
            <text:p>0,231523</text:p>
          </table:table-cell>
          <table:table-cell office:value-type="float" office:value="0.195622" calcext:value-type="float">
            <text:p>0,195622</text:p>
          </table:table-cell>
          <table:table-cell office:value-type="float" office:value="0.21276" calcext:value-type="float">
            <text:p>0,21276</text:p>
          </table:table-cell>
          <table:table-cell office:value-type="float" office:value="1.60126" calcext:value-type="float">
            <text:p>1,60126</text:p>
          </table:table-cell>
          <table:table-cell office:value-type="float" office:value="1.60398" calcext:value-type="float">
            <text:p>1,60398</text:p>
          </table:table-cell>
          <table:table-cell office:value-type="float" office:value="1.17854" calcext:value-type="float">
            <text:p>1,17854</text:p>
          </table:table-cell>
          <table:table-cell office:value-type="float" office:value="1.88398" calcext:value-type="float">
            <text:p>1,88398</text:p>
          </table:table-cell>
          <table:table-cell office:value-type="float" office:value="2.11267" calcext:value-type="float">
            <text:p>2,11267</text:p>
          </table:table-cell>
          <table:table-cell office:value-type="float" office:value="2.23873" calcext:value-type="float">
            <text:p>2,23873</text:p>
          </table:table-cell>
          <table:table-cell office:value-type="float" office:value="0.186199" calcext:value-type="float">
            <text:p>0,186199</text:p>
          </table:table-cell>
          <table:table-cell office:value-type="float" office:value="2.35825" calcext:value-type="float">
            <text:p>2,35825</text:p>
          </table:table-cell>
          <table:table-cell office:value-type="float" office:value="2.53486" calcext:value-type="float">
            <text:p>2,53486</text:p>
          </table:table-cell>
          <table:table-cell office:value-type="float" office:value="0.0990551" calcext:value-type="float">
            <text:p>0,0990551</text:p>
          </table:table-cell>
          <table:table-cell table:number-columns-repeated="20"/>
          <table:table-cell table:formula="of:=MIN([.A154:.BL154])" office:value-type="float" office:value="0.0990551" calcext:value-type="float">
            <text:p>0,0990551</text:p>
          </table:table-cell>
          <table:table-cell table:formula="of:=MAX([.A154:.BL154])" office:value-type="float" office:value="2.53486" calcext:value-type="float">
            <text:p>2,53486</text:p>
          </table:table-cell>
          <table:table-cell table:number-columns-repeated="7"/>
        </table:table-row>
        <table:table-row table:style-name="ro1">
          <table:table-cell office:value-type="float" office:value="0.19714" calcext:value-type="float">
            <text:p>0,19714</text:p>
          </table:table-cell>
          <table:table-cell office:value-type="float" office:value="0.205543" calcext:value-type="float">
            <text:p>0,205543</text:p>
          </table:table-cell>
          <table:table-cell office:value-type="float" office:value="0.202439" calcext:value-type="float">
            <text:p>0,202439</text:p>
          </table:table-cell>
          <table:table-cell office:value-type="float" office:value="0.202707" calcext:value-type="float">
            <text:p>0,202707</text:p>
          </table:table-cell>
          <table:table-cell office:value-type="float" office:value="0.205729" calcext:value-type="float">
            <text:p>0,205729</text:p>
          </table:table-cell>
          <table:table-cell office:value-type="float" office:value="0.205835" calcext:value-type="float">
            <text:p>0,205835</text:p>
          </table:table-cell>
          <table:table-cell office:value-type="float" office:value="0.409401" calcext:value-type="float">
            <text:p>0,409401</text:p>
          </table:table-cell>
          <table:table-cell office:value-type="float" office:value="0.199258" calcext:value-type="float">
            <text:p>0,199258</text:p>
          </table:table-cell>
          <table:table-cell office:value-type="float" office:value="0.394426" calcext:value-type="float">
            <text:p>0,394426</text:p>
          </table:table-cell>
          <table:table-cell office:value-type="float" office:value="0.194175" calcext:value-type="float">
            <text:p>0,194175</text:p>
          </table:table-cell>
          <table:table-cell office:value-type="float" office:value="0.197822" calcext:value-type="float">
            <text:p>0,197822</text:p>
          </table:table-cell>
          <table:table-cell office:value-type="float" office:value="0.193046" calcext:value-type="float">
            <text:p>0,193046</text:p>
          </table:table-cell>
          <table:table-cell office:value-type="float" office:value="0.200438" calcext:value-type="float">
            <text:p>0,200438</text:p>
          </table:table-cell>
          <table:table-cell office:value-type="float" office:value="0.197381" calcext:value-type="float">
            <text:p>0,197381</text:p>
          </table:table-cell>
          <table:table-cell office:value-type="float" office:value="1.02557" calcext:value-type="float">
            <text:p>1,02557</text:p>
          </table:table-cell>
          <table:table-cell office:value-type="float" office:value="0.192599" calcext:value-type="float">
            <text:p>0,192599</text:p>
          </table:table-cell>
          <table:table-cell office:value-type="float" office:value="0.787718" calcext:value-type="float">
            <text:p>0,787718</text:p>
          </table:table-cell>
          <table:table-cell office:value-type="float" office:value="0.79307" calcext:value-type="float">
            <text:p>0,79307</text:p>
          </table:table-cell>
          <table:table-cell office:value-type="float" office:value="0.596028" calcext:value-type="float">
            <text:p>0,596028</text:p>
          </table:table-cell>
          <table:table-cell office:value-type="float" office:value="0.81169" calcext:value-type="float">
            <text:p>0,81169</text:p>
          </table:table-cell>
          <table:table-cell office:value-type="float" office:value="1.03401" calcext:value-type="float">
            <text:p>1,03401</text:p>
          </table:table-cell>
          <table:table-cell office:value-type="float" office:value="0.597581" calcext:value-type="float">
            <text:p>0,597581</text:p>
          </table:table-cell>
          <table:table-cell office:value-type="float" office:value="0.427157" calcext:value-type="float">
            <text:p>0,427157</text:p>
          </table:table-cell>
          <table:table-cell office:value-type="float" office:value="1.43134" calcext:value-type="float">
            <text:p>1,43134</text:p>
          </table:table-cell>
          <table:table-cell office:value-type="float" office:value="0.425329" calcext:value-type="float">
            <text:p>0,425329</text:p>
          </table:table-cell>
          <table:table-cell office:value-type="float" office:value="1.04507" calcext:value-type="float">
            <text:p>1,04507</text:p>
          </table:table-cell>
          <table:table-cell office:value-type="float" office:value="0.59777" calcext:value-type="float">
            <text:p>0,59777</text:p>
          </table:table-cell>
          <table:table-cell office:value-type="float" office:value="1.23844" calcext:value-type="float">
            <text:p>1,23844</text:p>
          </table:table-cell>
          <table:table-cell office:value-type="float" office:value="0.676402" calcext:value-type="float">
            <text:p>0,676402</text:p>
          </table:table-cell>
          <table:table-cell office:value-type="float" office:value="1.30906" calcext:value-type="float">
            <text:p>1,30906</text:p>
          </table:table-cell>
          <table:table-cell office:value-type="float" office:value="1.35665" calcext:value-type="float">
            <text:p>1,35665</text:p>
          </table:table-cell>
          <table:table-cell office:value-type="float" office:value="0.558331" calcext:value-type="float">
            <text:p>0,558331</text:p>
          </table:table-cell>
          <table:table-cell office:value-type="float" office:value="0.836713" calcext:value-type="float">
            <text:p>0,836713</text:p>
          </table:table-cell>
          <table:table-cell office:value-type="float" office:value="0.191007" calcext:value-type="float">
            <text:p>0,191007</text:p>
          </table:table-cell>
          <table:table-cell office:value-type="float" office:value="0.933308" calcext:value-type="float">
            <text:p>0,933308</text:p>
          </table:table-cell>
          <table:table-cell office:value-type="float" office:value="0.751058" calcext:value-type="float">
            <text:p>0,751058</text:p>
          </table:table-cell>
          <table:table-cell office:value-type="float" office:value="0.839419" calcext:value-type="float">
            <text:p>0,839419</text:p>
          </table:table-cell>
          <table:table-cell office:value-type="float" office:value="1.08611" calcext:value-type="float">
            <text:p>1,08611</text:p>
          </table:table-cell>
          <table:table-cell office:value-type="float" office:value="0.696262" calcext:value-type="float">
            <text:p>0,696262</text:p>
          </table:table-cell>
          <table:table-cell office:value-type="float" office:value="0.910523" calcext:value-type="float">
            <text:p>0,910523</text:p>
          </table:table-cell>
          <table:table-cell office:value-type="float" office:value="0.855877" calcext:value-type="float">
            <text:p>0,855877</text:p>
          </table:table-cell>
          <table:table-cell office:value-type="float" office:value="0.193813" calcext:value-type="float">
            <text:p>0,193813</text:p>
          </table:table-cell>
          <table:table-cell office:value-type="float" office:value="0.204013" calcext:value-type="float">
            <text:p>0,204013</text:p>
          </table:table-cell>
          <table:table-cell office:value-type="float" office:value="1.08588" calcext:value-type="float">
            <text:p>1,08588</text:p>
          </table:table-cell>
          <table:table-cell office:value-type="float" office:value="0.867085" calcext:value-type="float">
            <text:p>0,867085</text:p>
          </table:table-cell>
          <table:table-cell office:value-type="float" office:value="1.89244" calcext:value-type="float">
            <text:p>1,89244</text:p>
          </table:table-cell>
          <table:table-cell office:value-type="float" office:value="0.0815229" calcext:value-type="float">
            <text:p>0,0815229</text:p>
          </table:table-cell>
          <table:table-cell office:value-type="float" office:value="0.136199" calcext:value-type="float">
            <text:p>0,136199</text:p>
          </table:table-cell>
          <table:table-cell table:number-columns-repeated="20"/>
          <table:table-cell table:formula="of:=MIN([.A155:.BL155])" office:value-type="float" office:value="0.0815229" calcext:value-type="float">
            <text:p>0,0815229</text:p>
          </table:table-cell>
          <table:table-cell table:formula="of:=MAX([.A155:.BL155])" office:value-type="float" office:value="1.89244" calcext:value-type="float">
            <text:p>1,89244</text:p>
          </table:table-cell>
          <table:table-cell table:number-columns-repeated="7"/>
        </table:table-row>
        <table:table-row table:style-name="ro1">
          <table:table-cell office:value-type="float" office:value="0.216431" calcext:value-type="float">
            <text:p>0,216431</text:p>
          </table:table-cell>
          <table:table-cell office:value-type="float" office:value="0.233779" calcext:value-type="float">
            <text:p>0,233779</text:p>
          </table:table-cell>
          <table:table-cell office:value-type="float" office:value="0.248489" calcext:value-type="float">
            <text:p>0,248489</text:p>
          </table:table-cell>
          <table:table-cell office:value-type="float" office:value="0.107643" calcext:value-type="float">
            <text:p>0,107643</text:p>
          </table:table-cell>
          <table:table-cell office:value-type="float" office:value="0.134367" calcext:value-type="float">
            <text:p>0,134367</text:p>
          </table:table-cell>
          <table:table-cell office:value-type="float" office:value="0.199632" calcext:value-type="float">
            <text:p>0,199632</text:p>
          </table:table-cell>
          <table:table-cell office:value-type="float" office:value="0.147396" calcext:value-type="float">
            <text:p>0,147396</text:p>
          </table:table-cell>
          <table:table-cell office:value-type="float" office:value="0.140608" calcext:value-type="float">
            <text:p>0,140608</text:p>
          </table:table-cell>
          <table:table-cell office:value-type="float" office:value="0.199254" calcext:value-type="float">
            <text:p>0,199254</text:p>
          </table:table-cell>
          <table:table-cell office:value-type="float" office:value="0.132474" calcext:value-type="float">
            <text:p>0,132474</text:p>
          </table:table-cell>
          <table:table-cell office:value-type="float" office:value="0.151754" calcext:value-type="float">
            <text:p>0,151754</text:p>
          </table:table-cell>
          <table:table-cell office:value-type="float" office:value="0.233735" calcext:value-type="float">
            <text:p>0,233735</text:p>
          </table:table-cell>
          <table:table-cell office:value-type="float" office:value="0.906213" calcext:value-type="float">
            <text:p>0,906213</text:p>
          </table:table-cell>
          <table:table-cell office:value-type="float" office:value="0.170724" calcext:value-type="float">
            <text:p>0,170724</text:p>
          </table:table-cell>
          <table:table-cell office:value-type="float" office:value="0.838724" calcext:value-type="float">
            <text:p>0,838724</text:p>
          </table:table-cell>
          <table:table-cell office:value-type="float" office:value="0.202225" calcext:value-type="float">
            <text:p>0,202225</text:p>
          </table:table-cell>
          <table:table-cell office:value-type="float" office:value="0.226802" calcext:value-type="float">
            <text:p>0,226802</text:p>
          </table:table-cell>
          <table:table-cell office:value-type="float" office:value="0.229079" calcext:value-type="float">
            <text:p>0,229079</text:p>
          </table:table-cell>
          <table:table-cell office:value-type="float" office:value="0.208198" calcext:value-type="float">
            <text:p>0,208198</text:p>
          </table:table-cell>
          <table:table-cell office:value-type="float" office:value="1.08563" calcext:value-type="float">
            <text:p>1,08563</text:p>
          </table:table-cell>
          <table:table-cell office:value-type="float" office:value="0.915328" calcext:value-type="float">
            <text:p>0,915328</text:p>
          </table:table-cell>
          <table:table-cell office:value-type="float" office:value="0.729208" calcext:value-type="float">
            <text:p>0,729208</text:p>
          </table:table-cell>
          <table:table-cell office:value-type="float" office:value="0.19863" calcext:value-type="float">
            <text:p>0,19863</text:p>
          </table:table-cell>
          <table:table-cell office:value-type="float" office:value="0.488016" calcext:value-type="float">
            <text:p>0,488016</text:p>
          </table:table-cell>
          <table:table-cell office:value-type="float" office:value="0.204444" calcext:value-type="float">
            <text:p>0,204444</text:p>
          </table:table-cell>
          <table:table-cell office:value-type="float" office:value="1.41901" calcext:value-type="float">
            <text:p>1,41901</text:p>
          </table:table-cell>
          <table:table-cell office:value-type="float" office:value="0.195483" calcext:value-type="float">
            <text:p>0,195483</text:p>
          </table:table-cell>
          <table:table-cell office:value-type="float" office:value="0.398951" calcext:value-type="float">
            <text:p>0,398951</text:p>
          </table:table-cell>
          <table:table-cell office:value-type="float" office:value="0.194647" calcext:value-type="float">
            <text:p>0,194647</text:p>
          </table:table-cell>
          <table:table-cell office:value-type="float" office:value="0.196567" calcext:value-type="float">
            <text:p>0,196567</text:p>
          </table:table-cell>
          <table:table-cell office:value-type="float" office:value="0.824567" calcext:value-type="float">
            <text:p>0,824567</text:p>
          </table:table-cell>
          <table:table-cell office:value-type="float" office:value="0.623083" calcext:value-type="float">
            <text:p>0,623083</text:p>
          </table:table-cell>
          <table:table-cell office:value-type="float" office:value="1.16814" calcext:value-type="float">
            <text:p>1,16814</text:p>
          </table:table-cell>
          <table:table-cell office:value-type="float" office:value="0.78234" calcext:value-type="float">
            <text:p>0,78234</text:p>
          </table:table-cell>
          <table:table-cell office:value-type="float" office:value="0.827587" calcext:value-type="float">
            <text:p>0,827587</text:p>
          </table:table-cell>
          <table:table-cell office:value-type="float" office:value="0.417588" calcext:value-type="float">
            <text:p>0,417588</text:p>
          </table:table-cell>
          <table:table-cell office:value-type="float" office:value="0.980423" calcext:value-type="float">
            <text:p>0,980423</text:p>
          </table:table-cell>
          <table:table-cell office:value-type="float" office:value="0.291877" calcext:value-type="float">
            <text:p>0,291877</text:p>
          </table:table-cell>
          <table:table-cell office:value-type="float" office:value="0.198279" calcext:value-type="float">
            <text:p>0,198279</text:p>
          </table:table-cell>
          <table:table-cell office:value-type="float" office:value="0.267626" calcext:value-type="float">
            <text:p>0,267626</text:p>
          </table:table-cell>
          <table:table-cell office:value-type="float" office:value="1.64737" calcext:value-type="float">
            <text:p>1,64737</text:p>
          </table:table-cell>
          <table:table-cell office:value-type="float" office:value="0.19251" calcext:value-type="float">
            <text:p>0,19251</text:p>
          </table:table-cell>
          <table:table-cell office:value-type="float" office:value="0.196747" calcext:value-type="float">
            <text:p>0,196747</text:p>
          </table:table-cell>
          <table:table-cell office:value-type="float" office:value="0.515416" calcext:value-type="float">
            <text:p>0,515416</text:p>
          </table:table-cell>
          <table:table-cell office:value-type="float" office:value="0.950313" calcext:value-type="float">
            <text:p>0,950313</text:p>
          </table:table-cell>
          <table:table-cell office:value-type="float" office:value="0.356108" calcext:value-type="float">
            <text:p>0,356108</text:p>
          </table:table-cell>
          <table:table-cell office:value-type="float" office:value="0.182135" calcext:value-type="float">
            <text:p>0,182135</text:p>
          </table:table-cell>
          <table:table-cell office:value-type="float" office:value="0.216983" calcext:value-type="float">
            <text:p>0,216983</text:p>
          </table:table-cell>
          <table:table-cell table:number-columns-repeated="20"/>
          <table:table-cell table:formula="of:=MIN([.A156:.BL156])" office:value-type="float" office:value="0.107643" calcext:value-type="float">
            <text:p>0,107643</text:p>
          </table:table-cell>
          <table:table-cell table:formula="of:=MAX([.A156:.BL156])" office:value-type="float" office:value="1.64737" calcext:value-type="float">
            <text:p>1,64737</text:p>
          </table:table-cell>
          <table:table-cell table:number-columns-repeated="7"/>
        </table:table-row>
        <table:table-row table:style-name="ro1">
          <table:table-cell office:value-type="float" office:value="0.196609" calcext:value-type="float">
            <text:p>0,196609</text:p>
          </table:table-cell>
          <table:table-cell office:value-type="float" office:value="0.201182" calcext:value-type="float">
            <text:p>0,201182</text:p>
          </table:table-cell>
          <table:table-cell office:value-type="float" office:value="0.202247" calcext:value-type="float">
            <text:p>0,202247</text:p>
          </table:table-cell>
          <table:table-cell office:value-type="float" office:value="0.213386" calcext:value-type="float">
            <text:p>0,213386</text:p>
          </table:table-cell>
          <table:table-cell office:value-type="float" office:value="0.196229" calcext:value-type="float">
            <text:p>0,196229</text:p>
          </table:table-cell>
          <table:table-cell office:value-type="float" office:value="0.208328" calcext:value-type="float">
            <text:p>0,208328</text:p>
          </table:table-cell>
          <table:table-cell office:value-type="float" office:value="0.406944" calcext:value-type="float">
            <text:p>0,406944</text:p>
          </table:table-cell>
          <table:table-cell office:value-type="float" office:value="0.193329" calcext:value-type="float">
            <text:p>0,193329</text:p>
          </table:table-cell>
          <table:table-cell office:value-type="float" office:value="0.212422" calcext:value-type="float">
            <text:p>0,212422</text:p>
          </table:table-cell>
          <table:table-cell office:value-type="float" office:value="0.215894" calcext:value-type="float">
            <text:p>0,215894</text:p>
          </table:table-cell>
          <table:table-cell office:value-type="float" office:value="0.201633" calcext:value-type="float">
            <text:p>0,201633</text:p>
          </table:table-cell>
          <table:table-cell office:value-type="float" office:value="0.626988" calcext:value-type="float">
            <text:p>0,626988</text:p>
          </table:table-cell>
          <table:table-cell office:value-type="float" office:value="0.223117" calcext:value-type="float">
            <text:p>0,223117</text:p>
          </table:table-cell>
          <table:table-cell office:value-type="float" office:value="0.661268" calcext:value-type="float">
            <text:p>0,661268</text:p>
          </table:table-cell>
          <table:table-cell office:value-type="float" office:value="0.814885" calcext:value-type="float">
            <text:p>0,814885</text:p>
          </table:table-cell>
          <table:table-cell office:value-type="float" office:value="0.639613" calcext:value-type="float">
            <text:p>0,639613</text:p>
          </table:table-cell>
          <table:table-cell office:value-type="float" office:value="0.196405" calcext:value-type="float">
            <text:p>0,196405</text:p>
          </table:table-cell>
          <table:table-cell office:value-type="float" office:value="0.421762" calcext:value-type="float">
            <text:p>0,421762</text:p>
          </table:table-cell>
          <table:table-cell office:value-type="float" office:value="0.859754" calcext:value-type="float">
            <text:p>0,859754</text:p>
          </table:table-cell>
          <table:table-cell office:value-type="float" office:value="0.850771" calcext:value-type="float">
            <text:p>0,850771</text:p>
          </table:table-cell>
          <table:table-cell office:value-type="float" office:value="0.58609" calcext:value-type="float">
            <text:p>0,58609</text:p>
          </table:table-cell>
          <table:table-cell office:value-type="float" office:value="0.189684" calcext:value-type="float">
            <text:p>0,189684</text:p>
          </table:table-cell>
          <table:table-cell office:value-type="float" office:value="0.194408" calcext:value-type="float">
            <text:p>0,194408</text:p>
          </table:table-cell>
          <table:table-cell office:value-type="float" office:value="0.191611" calcext:value-type="float">
            <text:p>0,191611</text:p>
          </table:table-cell>
          <table:table-cell office:value-type="float" office:value="0.783403" calcext:value-type="float">
            <text:p>0,783403</text:p>
          </table:table-cell>
          <table:table-cell office:value-type="float" office:value="0.190038" calcext:value-type="float">
            <text:p>0,190038</text:p>
          </table:table-cell>
          <table:table-cell office:value-type="float" office:value="0.189953" calcext:value-type="float">
            <text:p>0,189953</text:p>
          </table:table-cell>
          <table:table-cell office:value-type="float" office:value="0.192217" calcext:value-type="float">
            <text:p>0,192217</text:p>
          </table:table-cell>
          <table:table-cell office:value-type="float" office:value="0.193082" calcext:value-type="float">
            <text:p>0,193082</text:p>
          </table:table-cell>
          <table:table-cell office:value-type="float" office:value="0.19355" calcext:value-type="float">
            <text:p>0,19355</text:p>
          </table:table-cell>
          <table:table-cell office:value-type="float" office:value="0.188928" calcext:value-type="float">
            <text:p>0,188928</text:p>
          </table:table-cell>
          <table:table-cell office:value-type="float" office:value="0.195919" calcext:value-type="float">
            <text:p>0,195919</text:p>
          </table:table-cell>
          <table:table-cell office:value-type="float" office:value="0.196389" calcext:value-type="float">
            <text:p>0,196389</text:p>
          </table:table-cell>
          <table:table-cell office:value-type="float" office:value="0.211568" calcext:value-type="float">
            <text:p>0,211568</text:p>
          </table:table-cell>
          <table:table-cell office:value-type="float" office:value="0.579557" calcext:value-type="float">
            <text:p>0,579557</text:p>
          </table:table-cell>
          <table:table-cell office:value-type="float" office:value="0.192844" calcext:value-type="float">
            <text:p>0,192844</text:p>
          </table:table-cell>
          <table:table-cell office:value-type="float" office:value="0.586122" calcext:value-type="float">
            <text:p>0,586122</text:p>
          </table:table-cell>
          <table:table-cell office:value-type="float" office:value="1.84163" calcext:value-type="float">
            <text:p>1,84163</text:p>
          </table:table-cell>
          <table:table-cell office:value-type="float" office:value="0.88743" calcext:value-type="float">
            <text:p>0,88743</text:p>
          </table:table-cell>
          <table:table-cell office:value-type="float" office:value="1.61969" calcext:value-type="float">
            <text:p>1,61969</text:p>
          </table:table-cell>
          <table:table-cell office:value-type="float" office:value="0.206325" calcext:value-type="float">
            <text:p>0,206325</text:p>
          </table:table-cell>
          <table:table-cell office:value-type="float" office:value="0.791867" calcext:value-type="float">
            <text:p>0,791867</text:p>
          </table:table-cell>
          <table:table-cell office:value-type="float" office:value="0.805884" calcext:value-type="float">
            <text:p>0,805884</text:p>
          </table:table-cell>
          <table:table-cell office:value-type="float" office:value="0.806688" calcext:value-type="float">
            <text:p>0,806688</text:p>
          </table:table-cell>
          <table:table-cell office:value-type="float" office:value="0.658207" calcext:value-type="float">
            <text:p>0,658207</text:p>
          </table:table-cell>
          <table:table-cell office:value-type="float" office:value="1.51566" calcext:value-type="float">
            <text:p>1,51566</text:p>
          </table:table-cell>
          <table:table-cell office:value-type="float" office:value="0.120674" calcext:value-type="float">
            <text:p>0,120674</text:p>
          </table:table-cell>
          <table:table-cell office:value-type="float" office:value="0.066133" calcext:value-type="float">
            <text:p>0,066133</text:p>
          </table:table-cell>
          <table:table-cell table:number-columns-repeated="20"/>
          <table:table-cell table:formula="of:=MIN([.A157:.BL157])" office:value-type="float" office:value="0.066133" calcext:value-type="float">
            <text:p>0,066133</text:p>
          </table:table-cell>
          <table:table-cell table:formula="of:=MAX([.A157:.BL157])" office:value-type="float" office:value="1.84163" calcext:value-type="float">
            <text:p>1,84163</text:p>
          </table:table-cell>
          <table:table-cell table:number-columns-repeated="7"/>
        </table:table-row>
        <table:table-row table:style-name="ro1">
          <table:table-cell office:value-type="float" office:value="0.19379" calcext:value-type="float">
            <text:p>0,19379</text:p>
          </table:table-cell>
          <table:table-cell office:value-type="float" office:value="0.219059" calcext:value-type="float">
            <text:p>0,219059</text:p>
          </table:table-cell>
          <table:table-cell office:value-type="float" office:value="0.193095" calcext:value-type="float">
            <text:p>0,193095</text:p>
          </table:table-cell>
          <table:table-cell office:value-type="float" office:value="0.198599" calcext:value-type="float">
            <text:p>0,198599</text:p>
          </table:table-cell>
          <table:table-cell office:value-type="float" office:value="0.41984" calcext:value-type="float">
            <text:p>0,41984</text:p>
          </table:table-cell>
          <table:table-cell office:value-type="float" office:value="0.403311" calcext:value-type="float">
            <text:p>0,403311</text:p>
          </table:table-cell>
          <table:table-cell office:value-type="float" office:value="0.383266" calcext:value-type="float">
            <text:p>0,383266</text:p>
          </table:table-cell>
          <table:table-cell office:value-type="float" office:value="0.19905" calcext:value-type="float">
            <text:p>0,19905</text:p>
          </table:table-cell>
          <table:table-cell office:value-type="float" office:value="0.199301" calcext:value-type="float">
            <text:p>0,199301</text:p>
          </table:table-cell>
          <table:table-cell office:value-type="float" office:value="0.210666" calcext:value-type="float">
            <text:p>0,210666</text:p>
          </table:table-cell>
          <table:table-cell office:value-type="float" office:value="0.194561" calcext:value-type="float">
            <text:p>0,194561</text:p>
          </table:table-cell>
          <table:table-cell office:value-type="float" office:value="0.205612" calcext:value-type="float">
            <text:p>0,205612</text:p>
          </table:table-cell>
          <table:table-cell office:value-type="float" office:value="0.195729" calcext:value-type="float">
            <text:p>0,195729</text:p>
          </table:table-cell>
          <table:table-cell office:value-type="float" office:value="0.211675" calcext:value-type="float">
            <text:p>0,211675</text:p>
          </table:table-cell>
          <table:table-cell office:value-type="float" office:value="0.426303" calcext:value-type="float">
            <text:p>0,426303</text:p>
          </table:table-cell>
          <table:table-cell office:value-type="float" office:value="0.192891" calcext:value-type="float">
            <text:p>0,192891</text:p>
          </table:table-cell>
          <table:table-cell office:value-type="float" office:value="0.196426" calcext:value-type="float">
            <text:p>0,196426</text:p>
          </table:table-cell>
          <table:table-cell office:value-type="float" office:value="0.207688" calcext:value-type="float">
            <text:p>0,207688</text:p>
          </table:table-cell>
          <table:table-cell office:value-type="float" office:value="0.192755" calcext:value-type="float">
            <text:p>0,192755</text:p>
          </table:table-cell>
          <table:table-cell office:value-type="float" office:value="0.840088" calcext:value-type="float">
            <text:p>0,840088</text:p>
          </table:table-cell>
          <table:table-cell office:value-type="float" office:value="1.41816" calcext:value-type="float">
            <text:p>1,41816</text:p>
          </table:table-cell>
          <table:table-cell office:value-type="float" office:value="1.40507" calcext:value-type="float">
            <text:p>1,40507</text:p>
          </table:table-cell>
          <table:table-cell office:value-type="float" office:value="1.21592" calcext:value-type="float">
            <text:p>1,21592</text:p>
          </table:table-cell>
          <table:table-cell office:value-type="float" office:value="0.201298" calcext:value-type="float">
            <text:p>0,201298</text:p>
          </table:table-cell>
          <table:table-cell office:value-type="float" office:value="0.819841" calcext:value-type="float">
            <text:p>0,819841</text:p>
          </table:table-cell>
          <table:table-cell office:value-type="float" office:value="1.05452" calcext:value-type="float">
            <text:p>1,05452</text:p>
          </table:table-cell>
          <table:table-cell office:value-type="float" office:value="1.23604" calcext:value-type="float">
            <text:p>1,23604</text:p>
          </table:table-cell>
          <table:table-cell office:value-type="float" office:value="1.05471" calcext:value-type="float">
            <text:p>1,05471</text:p>
          </table:table-cell>
          <table:table-cell office:value-type="float" office:value="0.807381" calcext:value-type="float">
            <text:p>0,807381</text:p>
          </table:table-cell>
          <table:table-cell office:value-type="float" office:value="0.190731" calcext:value-type="float">
            <text:p>0,190731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1.22029" calcext:value-type="float">
            <text:p>1,22029</text:p>
          </table:table-cell>
          <table:table-cell office:value-type="float" office:value="1.43253" calcext:value-type="float">
            <text:p>1,43253</text:p>
          </table:table-cell>
          <table:table-cell office:value-type="float" office:value="1.26265" calcext:value-type="float">
            <text:p>1,26265</text:p>
          </table:table-cell>
          <table:table-cell office:value-type="float" office:value="1.0745" calcext:value-type="float">
            <text:p>1,0745</text:p>
          </table:table-cell>
          <table:table-cell office:value-type="float" office:value="1.40929" calcext:value-type="float">
            <text:p>1,40929</text:p>
          </table:table-cell>
          <table:table-cell office:value-type="float" office:value="0.198845" calcext:value-type="float">
            <text:p>0,198845</text:p>
          </table:table-cell>
          <table:table-cell office:value-type="float" office:value="0.805328" calcext:value-type="float">
            <text:p>0,805328</text:p>
          </table:table-cell>
          <table:table-cell office:value-type="float" office:value="1.63559" calcext:value-type="float">
            <text:p>1,63559</text:p>
          </table:table-cell>
          <table:table-cell office:value-type="float" office:value="1.71714" calcext:value-type="float">
            <text:p>1,71714</text:p>
          </table:table-cell>
          <table:table-cell office:value-type="float" office:value="0.702754" calcext:value-type="float">
            <text:p>0,702754</text:p>
          </table:table-cell>
          <table:table-cell office:value-type="float" office:value="0.99857" calcext:value-type="float">
            <text:p>0,99857</text:p>
          </table:table-cell>
          <table:table-cell office:value-type="float" office:value="0.202318" calcext:value-type="float">
            <text:p>0,202318</text:p>
          </table:table-cell>
          <table:table-cell office:value-type="float" office:value="1.50071" calcext:value-type="float">
            <text:p>1,50071</text:p>
          </table:table-cell>
          <table:table-cell office:value-type="float" office:value="0.202166" calcext:value-type="float">
            <text:p>0,202166</text:p>
          </table:table-cell>
          <table:table-cell office:value-type="float" office:value="1.1255" calcext:value-type="float">
            <text:p>1,1255</text:p>
          </table:table-cell>
          <table:table-cell office:value-type="float" office:value="0.372008" calcext:value-type="float">
            <text:p>0,372008</text:p>
          </table:table-cell>
          <table:table-cell office:value-type="float" office:value="0.0806041" calcext:value-type="float">
            <text:p>0,0806041</text:p>
          </table:table-cell>
          <table:table-cell table:number-columns-repeated="20"/>
          <table:table-cell table:formula="of:=MIN([.A158:.BL158])" office:value-type="float" office:value="0.0806041" calcext:value-type="float">
            <text:p>0,0806041</text:p>
          </table:table-cell>
          <table:table-cell table:formula="of:=MAX([.A158:.BL158])" office:value-type="float" office:value="1.83303" calcext:value-type="float">
            <text:p>1,83303</text:p>
          </table:table-cell>
          <table:table-cell table:number-columns-repeated="7"/>
        </table:table-row>
        <table:table-row table:style-name="ro1">
          <table:table-cell office:value-type="float" office:value="0.19428" calcext:value-type="float">
            <text:p>0,19428</text:p>
          </table:table-cell>
          <table:table-cell office:value-type="float" office:value="0.198686" calcext:value-type="float">
            <text:p>0,198686</text:p>
          </table:table-cell>
          <table:table-cell office:value-type="float" office:value="0.190791" calcext:value-type="float">
            <text:p>0,190791</text:p>
          </table:table-cell>
          <table:table-cell office:value-type="float" office:value="0.19201" calcext:value-type="float">
            <text:p>0,19201</text:p>
          </table:table-cell>
          <table:table-cell office:value-type="float" office:value="0.192261" calcext:value-type="float">
            <text:p>0,192261</text:p>
          </table:table-cell>
          <table:table-cell office:value-type="float" office:value="0.199863" calcext:value-type="float">
            <text:p>0,199863</text:p>
          </table:table-cell>
          <table:table-cell office:value-type="float" office:value="0.21678" calcext:value-type="float">
            <text:p>0,21678</text:p>
          </table:table-cell>
          <table:table-cell office:value-type="float" office:value="0.991964" calcext:value-type="float">
            <text:p>0,991964</text:p>
          </table:table-cell>
          <table:table-cell office:value-type="float" office:value="0.800353" calcext:value-type="float">
            <text:p>0,800353</text:p>
          </table:table-cell>
          <table:table-cell office:value-type="float" office:value="0.615817" calcext:value-type="float">
            <text:p>0,615817</text:p>
          </table:table-cell>
          <table:table-cell office:value-type="float" office:value="0.807449" calcext:value-type="float">
            <text:p>0,807449</text:p>
          </table:table-cell>
          <table:table-cell office:value-type="float" office:value="0.233686" calcext:value-type="float">
            <text:p>0,233686</text:p>
          </table:table-cell>
          <table:table-cell office:value-type="float" office:value="0.620637" calcext:value-type="float">
            <text:p>0,620637</text:p>
          </table:table-cell>
          <table:table-cell office:value-type="float" office:value="0.445223" calcext:value-type="float">
            <text:p>0,445223</text:p>
          </table:table-cell>
          <table:table-cell office:value-type="float" office:value="0.452325" calcext:value-type="float">
            <text:p>0,452325</text:p>
          </table:table-cell>
          <table:table-cell office:value-type="float" office:value="0.23608" calcext:value-type="float">
            <text:p>0,23608</text:p>
          </table:table-cell>
          <table:table-cell office:value-type="float" office:value="0.239266" calcext:value-type="float">
            <text:p>0,239266</text:p>
          </table:table-cell>
          <table:table-cell office:value-type="float" office:value="0.398716" calcext:value-type="float">
            <text:p>0,398716</text:p>
          </table:table-cell>
          <table:table-cell office:value-type="float" office:value="1.19929" calcext:value-type="float">
            <text:p>1,19929</text:p>
          </table:table-cell>
          <table:table-cell office:value-type="float" office:value="0.580883" calcext:value-type="float">
            <text:p>0,580883</text:p>
          </table:table-cell>
          <table:table-cell office:value-type="float" office:value="0.576383" calcext:value-type="float">
            <text:p>0,576383</text:p>
          </table:table-cell>
          <table:table-cell office:value-type="float" office:value="0.596485" calcext:value-type="float">
            <text:p>0,596485</text:p>
          </table:table-cell>
          <table:table-cell office:value-type="float" office:value="0.591291" calcext:value-type="float">
            <text:p>0,591291</text:p>
          </table:table-cell>
          <table:table-cell office:value-type="float" office:value="1.60118" calcext:value-type="float">
            <text:p>1,60118</text:p>
          </table:table-cell>
          <table:table-cell office:value-type="float" office:value="0.609795" calcext:value-type="float">
            <text:p>0,609795</text:p>
          </table:table-cell>
          <table:table-cell office:value-type="float" office:value="1.42866" calcext:value-type="float">
            <text:p>1,42866</text:p>
          </table:table-cell>
          <table:table-cell office:value-type="float" office:value="0.599087" calcext:value-type="float">
            <text:p>0,599087</text:p>
          </table:table-cell>
          <table:table-cell office:value-type="float" office:value="0.259632" calcext:value-type="float">
            <text:p>0,259632</text:p>
          </table:table-cell>
          <table:table-cell office:value-type="float" office:value="0.88755" calcext:value-type="float">
            <text:p>0,88755</text:p>
          </table:table-cell>
          <table:table-cell office:value-type="float" office:value="0.784779" calcext:value-type="float">
            <text:p>0,784779</text:p>
          </table:table-cell>
          <table:table-cell office:value-type="float" office:value="0.581895" calcext:value-type="float">
            <text:p>0,581895</text:p>
          </table:table-cell>
          <table:table-cell office:value-type="float" office:value="0.927459" calcext:value-type="float">
            <text:p>0,927459</text:p>
          </table:table-cell>
          <table:table-cell office:value-type="float" office:value="0.771504" calcext:value-type="float">
            <text:p>0,771504</text:p>
          </table:table-cell>
          <table:table-cell office:value-type="float" office:value="1.59664" calcext:value-type="float">
            <text:p>1,59664</text:p>
          </table:table-cell>
          <table:table-cell office:value-type="float" office:value="0.595311" calcext:value-type="float">
            <text:p>0,595311</text:p>
          </table:table-cell>
          <table:table-cell office:value-type="float" office:value="0.992428" calcext:value-type="float">
            <text:p>0,992428</text:p>
          </table:table-cell>
          <table:table-cell office:value-type="float" office:value="1.95339" calcext:value-type="float">
            <text:p>1,95339</text:p>
          </table:table-cell>
          <table:table-cell office:value-type="float" office:value="1.57146" calcext:value-type="float">
            <text:p>1,57146</text:p>
          </table:table-cell>
          <table:table-cell office:value-type="float" office:value="0.586232" calcext:value-type="float">
            <text:p>0,586232</text:p>
          </table:table-cell>
          <table:table-cell office:value-type="float" office:value="0.587471" calcext:value-type="float">
            <text:p>0,587471</text:p>
          </table:table-cell>
          <table:table-cell office:value-type="float" office:value="1.99343" calcext:value-type="float">
            <text:p>1,99343</text:p>
          </table:table-cell>
          <table:table-cell office:value-type="float" office:value="1.22807" calcext:value-type="float">
            <text:p>1,22807</text:p>
          </table:table-cell>
          <table:table-cell office:value-type="float" office:value="1.22841" calcext:value-type="float">
            <text:p>1,22841</text:p>
          </table:table-cell>
          <table:table-cell office:value-type="float" office:value="1.22819" calcext:value-type="float">
            <text:p>1,22819</text:p>
          </table:table-cell>
          <table:table-cell office:value-type="float" office:value="1.2826" calcext:value-type="float">
            <text:p>1,2826</text:p>
          </table:table-cell>
          <table:table-cell office:value-type="float" office:value="1.29257" calcext:value-type="float">
            <text:p>1,29257</text:p>
          </table:table-cell>
          <table:table-cell office:value-type="float" office:value="1.34906" calcext:value-type="float">
            <text:p>1,34906</text:p>
          </table:table-cell>
          <table:table-cell office:value-type="float" office:value="1.38031" calcext:value-type="float">
            <text:p>1,38031</text:p>
          </table:table-cell>
          <table:table-cell table:number-columns-repeated="20"/>
          <table:table-cell table:formula="of:=MIN([.A159:.BL159])" office:value-type="float" office:value="0.190791" calcext:value-type="float">
            <text:p>0,190791</text:p>
          </table:table-cell>
          <table:table-cell table:formula="of:=MAX([.A159:.BL159])" office:value-type="float" office:value="1.99343" calcext:value-type="float">
            <text:p>1,99343</text:p>
          </table:table-cell>
          <table:table-cell table:number-columns-repeated="7"/>
        </table:table-row>
        <table:table-row table:style-name="ro1">
          <table:table-cell office:value-type="float" office:value="0.209896" calcext:value-type="float">
            <text:p>0,209896</text:p>
          </table:table-cell>
          <table:table-cell office:value-type="float" office:value="0.214281" calcext:value-type="float">
            <text:p>0,214281</text:p>
          </table:table-cell>
          <table:table-cell office:value-type="float" office:value="0.190781" calcext:value-type="float">
            <text:p>0,190781</text:p>
          </table:table-cell>
          <table:table-cell office:value-type="float" office:value="0.189298" calcext:value-type="float">
            <text:p>0,189298</text:p>
          </table:table-cell>
          <table:table-cell office:value-type="float" office:value="0.191445" calcext:value-type="float">
            <text:p>0,191445</text:p>
          </table:table-cell>
          <table:table-cell office:value-type="float" office:value="0.198378" calcext:value-type="float">
            <text:p>0,198378</text:p>
          </table:table-cell>
          <table:table-cell office:value-type="float" office:value="0.194256" calcext:value-type="float">
            <text:p>0,194256</text:p>
          </table:table-cell>
          <table:table-cell office:value-type="float" office:value="1.18836" calcext:value-type="float">
            <text:p>1,18836</text:p>
          </table:table-cell>
          <table:table-cell office:value-type="float" office:value="0.191357" calcext:value-type="float">
            <text:p>0,191357</text:p>
          </table:table-cell>
          <table:table-cell office:value-type="float" office:value="1.37049" calcext:value-type="float">
            <text:p>1,37049</text:p>
          </table:table-cell>
          <table:table-cell office:value-type="float" office:value="0.200219" calcext:value-type="float">
            <text:p>0,200219</text:p>
          </table:table-cell>
          <table:table-cell office:value-type="float" office:value="0.799431" calcext:value-type="float">
            <text:p>0,799431</text:p>
          </table:table-cell>
          <table:table-cell office:value-type="float" office:value="0.990978" calcext:value-type="float">
            <text:p>0,990978</text:p>
          </table:table-cell>
          <table:table-cell office:value-type="float" office:value="0.814207" calcext:value-type="float">
            <text:p>0,814207</text:p>
          </table:table-cell>
          <table:table-cell office:value-type="float" office:value="0.630541" calcext:value-type="float">
            <text:p>0,630541</text:p>
          </table:table-cell>
          <table:table-cell office:value-type="float" office:value="0.440665" calcext:value-type="float">
            <text:p>0,440665</text:p>
          </table:table-cell>
          <table:table-cell office:value-type="float" office:value="0.216688" calcext:value-type="float">
            <text:p>0,216688</text:p>
          </table:table-cell>
          <table:table-cell office:value-type="float" office:value="1.39021" calcext:value-type="float">
            <text:p>1,39021</text:p>
          </table:table-cell>
          <table:table-cell office:value-type="float" office:value="1.41644" calcext:value-type="float">
            <text:p>1,41644</text:p>
          </table:table-cell>
          <table:table-cell office:value-type="float" office:value="1.22986" calcext:value-type="float">
            <text:p>1,22986</text:p>
          </table:table-cell>
          <table:table-cell office:value-type="float" office:value="1.04289" calcext:value-type="float">
            <text:p>1,04289</text:p>
          </table:table-cell>
          <table:table-cell office:value-type="float" office:value="0.856179" calcext:value-type="float">
            <text:p>0,856179</text:p>
          </table:table-cell>
          <table:table-cell office:value-type="float" office:value="0.294833" calcext:value-type="float">
            <text:p>0,294833</text:p>
          </table:table-cell>
          <table:table-cell office:value-type="float" office:value="1.49949" calcext:value-type="float">
            <text:p>1,49949</text:p>
          </table:table-cell>
          <table:table-cell office:value-type="float" office:value="1.52073" calcext:value-type="float">
            <text:p>1,52073</text:p>
          </table:table-cell>
          <table:table-cell office:value-type="float" office:value="1.33951" calcext:value-type="float">
            <text:p>1,33951</text:p>
          </table:table-cell>
          <table:table-cell office:value-type="float" office:value="0.968485" calcext:value-type="float">
            <text:p>0,968485</text:p>
          </table:table-cell>
          <table:table-cell office:value-type="float" office:value="0.798779" calcext:value-type="float">
            <text:p>0,798779</text:p>
          </table:table-cell>
          <table:table-cell office:value-type="float" office:value="0.45657" calcext:value-type="float">
            <text:p>0,45657</text:p>
          </table:table-cell>
          <table:table-cell office:value-type="float" office:value="0.500543" calcext:value-type="float">
            <text:p>0,500543</text:p>
          </table:table-cell>
          <table:table-cell office:value-type="float" office:value="0.618447" calcext:value-type="float">
            <text:p>0,618447</text:p>
          </table:table-cell>
          <table:table-cell office:value-type="float" office:value="0.596464" calcext:value-type="float">
            <text:p>0,596464</text:p>
          </table:table-cell>
          <table:table-cell office:value-type="float" office:value="0.194152" calcext:value-type="float">
            <text:p>0,194152</text:p>
          </table:table-cell>
          <table:table-cell office:value-type="float" office:value="1.09396" calcext:value-type="float">
            <text:p>1,09396</text:p>
          </table:table-cell>
          <table:table-cell office:value-type="float" office:value="0.708752" calcext:value-type="float">
            <text:p>0,708752</text:p>
          </table:table-cell>
          <table:table-cell office:value-type="float" office:value="1.72829" calcext:value-type="float">
            <text:p>1,72829</text:p>
          </table:table-cell>
          <table:table-cell office:value-type="float" office:value="0.756576" calcext:value-type="float">
            <text:p>0,756576</text:p>
          </table:table-cell>
          <table:table-cell office:value-type="float" office:value="0.581083" calcext:value-type="float">
            <text:p>0,581083</text:p>
          </table:table-cell>
          <table:table-cell office:value-type="float" office:value="0.762438" calcext:value-type="float">
            <text:p>0,762438</text:p>
          </table:table-cell>
          <table:table-cell office:value-type="float" office:value="0.606454" calcext:value-type="float">
            <text:p>0,606454</text:p>
          </table:table-cell>
          <table:table-cell office:value-type="float" office:value="0.390101" calcext:value-type="float">
            <text:p>0,390101</text:p>
          </table:table-cell>
          <table:table-cell office:value-type="float" office:value="1.08289" calcext:value-type="float">
            <text:p>1,08289</text:p>
          </table:table-cell>
          <table:table-cell office:value-type="float" office:value="0.421196" calcext:value-type="float">
            <text:p>0,421196</text:p>
          </table:table-cell>
          <table:table-cell office:value-type="float" office:value="1.1022" calcext:value-type="float">
            <text:p>1,1022</text:p>
          </table:table-cell>
          <table:table-cell office:value-type="float" office:value="2.10823" calcext:value-type="float">
            <text:p>2,10823</text:p>
          </table:table-cell>
          <table:table-cell office:value-type="float" office:value="0.101405" calcext:value-type="float">
            <text:p>0,101405</text:p>
          </table:table-cell>
          <table:table-cell office:value-type="float" office:value="0.111432" calcext:value-type="float">
            <text:p>0,111432</text:p>
          </table:table-cell>
          <table:table-cell office:value-type="float" office:value="0.06675" calcext:value-type="float">
            <text:p>0,06675</text:p>
          </table:table-cell>
          <table:table-cell table:number-columns-repeated="20"/>
          <table:table-cell table:formula="of:=MIN([.A160:.BL160])" office:value-type="float" office:value="0.06675" calcext:value-type="float">
            <text:p>0,06675</text:p>
          </table:table-cell>
          <table:table-cell table:formula="of:=MAX([.A160:.BL160])" office:value-type="float" office:value="2.10823" calcext:value-type="float">
            <text:p>2,10823</text:p>
          </table:table-cell>
          <table:table-cell table:number-columns-repeated="7"/>
        </table:table-row>
        <table:table-row table:style-name="ro1">
          <table:table-cell office:value-type="float" office:value="0.198268" calcext:value-type="float">
            <text:p>0,198268</text:p>
          </table:table-cell>
          <table:table-cell office:value-type="float" office:value="0.199227" calcext:value-type="float">
            <text:p>0,199227</text:p>
          </table:table-cell>
          <table:table-cell office:value-type="float" office:value="0.216371" calcext:value-type="float">
            <text:p>0,216371</text:p>
          </table:table-cell>
          <table:table-cell office:value-type="float" office:value="0.193864" calcext:value-type="float">
            <text:p>0,193864</text:p>
          </table:table-cell>
          <table:table-cell office:value-type="float" office:value="0.208856" calcext:value-type="float">
            <text:p>0,208856</text:p>
          </table:table-cell>
          <table:table-cell office:value-type="float" office:value="0.211338" calcext:value-type="float">
            <text:p>0,211338</text:p>
          </table:table-cell>
          <table:table-cell office:value-type="float" office:value="0.208332" calcext:value-type="float">
            <text:p>0,208332</text:p>
          </table:table-cell>
          <table:table-cell office:value-type="float" office:value="0.19436" calcext:value-type="float">
            <text:p>0,19436</text:p>
          </table:table-cell>
          <table:table-cell office:value-type="float" office:value="0.207626" calcext:value-type="float">
            <text:p>0,207626</text:p>
          </table:table-cell>
          <table:table-cell office:value-type="float" office:value="0.196024" calcext:value-type="float">
            <text:p>0,196024</text:p>
          </table:table-cell>
          <table:table-cell office:value-type="float" office:value="0.192353" calcext:value-type="float">
            <text:p>0,192353</text:p>
          </table:table-cell>
          <table:table-cell office:value-type="float" office:value="0.208912" calcext:value-type="float">
            <text:p>0,208912</text:p>
          </table:table-cell>
          <table:table-cell office:value-type="float" office:value="1.05894" calcext:value-type="float">
            <text:p>1,05894</text:p>
          </table:table-cell>
          <table:table-cell office:value-type="float" office:value="0.968595" calcext:value-type="float">
            <text:p>0,968595</text:p>
          </table:table-cell>
          <table:table-cell office:value-type="float" office:value="0.199887" calcext:value-type="float">
            <text:p>0,199887</text:p>
          </table:table-cell>
          <table:table-cell office:value-type="float" office:value="0.993187" calcext:value-type="float">
            <text:p>0,993187</text:p>
          </table:table-cell>
          <table:table-cell office:value-type="float" office:value="0.199826" calcext:value-type="float">
            <text:p>0,199826</text:p>
          </table:table-cell>
          <table:table-cell office:value-type="float" office:value="0.829832" calcext:value-type="float">
            <text:p>0,829832</text:p>
          </table:table-cell>
          <table:table-cell office:value-type="float" office:value="0.751702" calcext:value-type="float">
            <text:p>0,751702</text:p>
          </table:table-cell>
          <table:table-cell office:value-type="float" office:value="0.749663" calcext:value-type="float">
            <text:p>0,749663</text:p>
          </table:table-cell>
          <table:table-cell office:value-type="float" office:value="0.19354" calcext:value-type="float">
            <text:p>0,19354</text:p>
          </table:table-cell>
          <table:table-cell office:value-type="float" office:value="0.196057" calcext:value-type="float">
            <text:p>0,196057</text:p>
          </table:table-cell>
          <table:table-cell office:value-type="float" office:value="0.194378" calcext:value-type="float">
            <text:p>0,194378</text:p>
          </table:table-cell>
          <table:table-cell office:value-type="float" office:value="0.22746" calcext:value-type="float">
            <text:p>0,22746</text:p>
          </table:table-cell>
          <table:table-cell office:value-type="float" office:value="0.970886" calcext:value-type="float">
            <text:p>0,970886</text:p>
          </table:table-cell>
          <table:table-cell office:value-type="float" office:value="0.195482" calcext:value-type="float">
            <text:p>0,195482</text:p>
          </table:table-cell>
          <table:table-cell office:value-type="float" office:value="1.61607" calcext:value-type="float">
            <text:p>1,61607</text:p>
          </table:table-cell>
          <table:table-cell office:value-type="float" office:value="0.208019" calcext:value-type="float">
            <text:p>0,208019</text:p>
          </table:table-cell>
          <table:table-cell office:value-type="float" office:value="1.61283" calcext:value-type="float">
            <text:p>1,61283</text:p>
          </table:table-cell>
          <table:table-cell office:value-type="float" office:value="1.43321" calcext:value-type="float">
            <text:p>1,43321</text:p>
          </table:table-cell>
          <table:table-cell office:value-type="float" office:value="1.59904" calcext:value-type="float">
            <text:p>1,59904</text:p>
          </table:table-cell>
          <table:table-cell office:value-type="float" office:value="0.205335" calcext:value-type="float">
            <text:p>0,205335</text:p>
          </table:table-cell>
          <table:table-cell office:value-type="float" office:value="1.40915" calcext:value-type="float">
            <text:p>1,40915</text:p>
          </table:table-cell>
          <table:table-cell office:value-type="float" office:value="1.24397" calcext:value-type="float">
            <text:p>1,24397</text:p>
          </table:table-cell>
          <table:table-cell office:value-type="float" office:value="1.16772" calcext:value-type="float">
            <text:p>1,16772</text:p>
          </table:table-cell>
          <table:table-cell office:value-type="float" office:value="1.96542" calcext:value-type="float">
            <text:p>1,96542</text:p>
          </table:table-cell>
          <table:table-cell office:value-type="float" office:value="1.78361" calcext:value-type="float">
            <text:p>1,78361</text:p>
          </table:table-cell>
          <table:table-cell office:value-type="float" office:value="1.40027" calcext:value-type="float">
            <text:p>1,40027</text:p>
          </table:table-cell>
          <table:table-cell office:value-type="float" office:value="0.377996" calcext:value-type="float">
            <text:p>0,377996</text:p>
          </table:table-cell>
          <table:table-cell office:value-type="float" office:value="1.60173" calcext:value-type="float">
            <text:p>1,60173</text:p>
          </table:table-cell>
          <table:table-cell office:value-type="float" office:value="0.779172" calcext:value-type="float">
            <text:p>0,779172</text:p>
          </table:table-cell>
          <table:table-cell office:value-type="float" office:value="0.201374" calcext:value-type="float">
            <text:p>0,201374</text:p>
          </table:table-cell>
          <table:table-cell office:value-type="float" office:value="2.15113" calcext:value-type="float">
            <text:p>2,15113</text:p>
          </table:table-cell>
          <table:table-cell office:value-type="float" office:value="0.200579" calcext:value-type="float">
            <text:p>0,200579</text:p>
          </table:table-cell>
          <table:table-cell office:value-type="float" office:value="0.35346" calcext:value-type="float">
            <text:p>0,35346</text:p>
          </table:table-cell>
          <table:table-cell office:value-type="float" office:value="0.209173" calcext:value-type="float">
            <text:p>0,209173</text:p>
          </table:table-cell>
          <table:table-cell office:value-type="float" office:value="0.190621" calcext:value-type="float">
            <text:p>0,190621</text:p>
          </table:table-cell>
          <table:table-cell office:value-type="float" office:value="0.086617" calcext:value-type="float">
            <text:p>0,086617</text:p>
          </table:table-cell>
          <table:table-cell table:number-columns-repeated="20"/>
          <table:table-cell table:formula="of:=MIN([.A161:.BL161])" office:value-type="float" office:value="0.086617" calcext:value-type="float">
            <text:p>0,086617</text:p>
          </table:table-cell>
          <table:table-cell table:formula="of:=MAX([.A161:.BL161])" office:value-type="float" office:value="2.15113" calcext:value-type="float">
            <text:p>2,15113</text:p>
          </table:table-cell>
          <table:table-cell table:number-columns-repeated="7"/>
        </table:table-row>
        <table:table-row table:style-name="ro1">
          <table:table-cell office:value-type="float" office:value="0.200238" calcext:value-type="float">
            <text:p>0,200238</text:p>
          </table:table-cell>
          <table:table-cell office:value-type="float" office:value="0.19241" calcext:value-type="float">
            <text:p>0,19241</text:p>
          </table:table-cell>
          <table:table-cell office:value-type="float" office:value="0.227597" calcext:value-type="float">
            <text:p>0,227597</text:p>
          </table:table-cell>
          <table:table-cell office:value-type="float" office:value="0.43791" calcext:value-type="float">
            <text:p>0,43791</text:p>
          </table:table-cell>
          <table:table-cell office:value-type="float" office:value="0.208037" calcext:value-type="float">
            <text:p>0,208037</text:p>
          </table:table-cell>
          <table:table-cell office:value-type="float" office:value="0.364602" calcext:value-type="float">
            <text:p>0,364602</text:p>
          </table:table-cell>
          <table:table-cell office:value-type="float" office:value="0.385749" calcext:value-type="float">
            <text:p>0,385749</text:p>
          </table:table-cell>
          <table:table-cell office:value-type="float" office:value="0.224916" calcext:value-type="float">
            <text:p>0,224916</text:p>
          </table:table-cell>
          <table:table-cell office:value-type="float" office:value="0.226406" calcext:value-type="float">
            <text:p>0,226406</text:p>
          </table:table-cell>
          <table:table-cell office:value-type="float" office:value="0.193281" calcext:value-type="float">
            <text:p>0,193281</text:p>
          </table:table-cell>
          <table:table-cell office:value-type="float" office:value="0.196948" calcext:value-type="float">
            <text:p>0,196948</text:p>
          </table:table-cell>
          <table:table-cell office:value-type="float" office:value="0.201727" calcext:value-type="float">
            <text:p>0,201727</text:p>
          </table:table-cell>
          <table:table-cell office:value-type="float" office:value="1.04848" calcext:value-type="float">
            <text:p>1,04848</text:p>
          </table:table-cell>
          <table:table-cell office:value-type="float" office:value="1.05431" calcext:value-type="float">
            <text:p>1,05431</text:p>
          </table:table-cell>
          <table:table-cell office:value-type="float" office:value="0.857802" calcext:value-type="float">
            <text:p>0,857802</text:p>
          </table:table-cell>
          <table:table-cell office:value-type="float" office:value="0.26764" calcext:value-type="float">
            <text:p>0,26764</text:p>
          </table:table-cell>
          <table:table-cell office:value-type="float" office:value="0.215931" calcext:value-type="float">
            <text:p>0,215931</text:p>
          </table:table-cell>
          <table:table-cell office:value-type="float" office:value="0.875548" calcext:value-type="float">
            <text:p>0,875548</text:p>
          </table:table-cell>
          <table:table-cell office:value-type="float" office:value="0.669495" calcext:value-type="float">
            <text:p>0,669495</text:p>
          </table:table-cell>
          <table:table-cell office:value-type="float" office:value="0.455326" calcext:value-type="float">
            <text:p>0,455326</text:p>
          </table:table-cell>
          <table:table-cell office:value-type="float" office:value="1.08769" calcext:value-type="float">
            <text:p>1,08769</text:p>
          </table:table-cell>
          <table:table-cell office:value-type="float" office:value="1.09149" calcext:value-type="float">
            <text:p>1,09149</text:p>
          </table:table-cell>
          <table:table-cell office:value-type="float" office:value="0.594794" calcext:value-type="float">
            <text:p>0,594794</text:p>
          </table:table-cell>
          <table:table-cell office:value-type="float" office:value="0.660144" calcext:value-type="float">
            <text:p>0,660144</text:p>
          </table:table-cell>
          <table:table-cell office:value-type="float" office:value="1.03779" calcext:value-type="float">
            <text:p>1,03779</text:p>
          </table:table-cell>
          <table:table-cell office:value-type="float" office:value="1.05752" calcext:value-type="float">
            <text:p>1,05752</text:p>
          </table:table-cell>
          <table:table-cell office:value-type="float" office:value="0.709008" calcext:value-type="float">
            <text:p>0,709008</text:p>
          </table:table-cell>
          <table:table-cell office:value-type="float" office:value="1.22126" calcext:value-type="float">
            <text:p>1,22126</text:p>
          </table:table-cell>
          <table:table-cell office:value-type="float" office:value="1.2104" calcext:value-type="float">
            <text:p>1,2104</text:p>
          </table:table-cell>
          <table:table-cell office:value-type="float" office:value="0.630356" calcext:value-type="float">
            <text:p>0,630356</text:p>
          </table:table-cell>
          <table:table-cell office:value-type="float" office:value="0.196403" calcext:value-type="float">
            <text:p>0,196403</text:p>
          </table:table-cell>
          <table:table-cell office:value-type="float" office:value="0.105983" calcext:value-type="float">
            <text:p>0,105983</text:p>
          </table:table-cell>
          <table:table-cell office:value-type="float" office:value="0.769893" calcext:value-type="float">
            <text:p>0,769893</text:p>
          </table:table-cell>
          <table:table-cell office:value-type="float" office:value="0.189897" calcext:value-type="float">
            <text:p>0,189897</text:p>
          </table:table-cell>
          <table:table-cell office:value-type="float" office:value="0.213889" calcext:value-type="float">
            <text:p>0,213889</text:p>
          </table:table-cell>
          <table:table-cell office:value-type="float" office:value="0.190516" calcext:value-type="float">
            <text:p>0,190516</text:p>
          </table:table-cell>
          <table:table-cell office:value-type="float" office:value="0.194694" calcext:value-type="float">
            <text:p>0,194694</text:p>
          </table:table-cell>
          <table:table-cell office:value-type="float" office:value="0.786516" calcext:value-type="float">
            <text:p>0,786516</text:p>
          </table:table-cell>
          <table:table-cell office:value-type="float" office:value="0.19453" calcext:value-type="float">
            <text:p>0,19453</text:p>
          </table:table-cell>
          <table:table-cell office:value-type="float" office:value="0.194237" calcext:value-type="float">
            <text:p>0,194237</text:p>
          </table:table-cell>
          <table:table-cell office:value-type="float" office:value="0.477955" calcext:value-type="float">
            <text:p>0,477955</text:p>
          </table:table-cell>
          <table:table-cell office:value-type="float" office:value="0.216152" calcext:value-type="float">
            <text:p>0,216152</text:p>
          </table:table-cell>
          <table:table-cell office:value-type="float" office:value="0.162578" calcext:value-type="float">
            <text:p>0,162578</text:p>
          </table:table-cell>
          <table:table-cell office:value-type="float" office:value="0.382503" calcext:value-type="float">
            <text:p>0,382503</text:p>
          </table:table-cell>
          <table:table-cell office:value-type="float" office:value="0.37891" calcext:value-type="float">
            <text:p>0,37891</text:p>
          </table:table-cell>
          <table:table-cell office:value-type="float" office:value="0.354931" calcext:value-type="float">
            <text:p>0,354931</text:p>
          </table:table-cell>
          <table:table-cell office:value-type="float" office:value="0.189338" calcext:value-type="float">
            <text:p>0,189338</text:p>
          </table:table-cell>
          <table:table-cell office:value-type="float" office:value="0.0944879" calcext:value-type="float">
            <text:p>0,0944879</text:p>
          </table:table-cell>
          <table:table-cell table:number-columns-repeated="20"/>
          <table:table-cell table:formula="of:=MIN([.A162:.BL162])" office:value-type="float" office:value="0.0944879" calcext:value-type="float">
            <text:p>0,0944879</text:p>
          </table:table-cell>
          <table:table-cell table:formula="of:=MAX([.A162:.BL162])" office:value-type="float" office:value="1.22126" calcext:value-type="float">
            <text:p>1,22126</text:p>
          </table:table-cell>
          <table:table-cell table:number-columns-repeated="7"/>
        </table:table-row>
        <table:table-row table:style-name="ro1">
          <table:table-cell office:value-type="float" office:value="0.202099" calcext:value-type="float">
            <text:p>0,202099</text:p>
          </table:table-cell>
          <table:table-cell office:value-type="float" office:value="0.201618" calcext:value-type="float">
            <text:p>0,201618</text:p>
          </table:table-cell>
          <table:table-cell office:value-type="float" office:value="0.195811" calcext:value-type="float">
            <text:p>0,195811</text:p>
          </table:table-cell>
          <table:table-cell office:value-type="float" office:value="0.19751" calcext:value-type="float">
            <text:p>0,19751</text:p>
          </table:table-cell>
          <table:table-cell office:value-type="float" office:value="0.207961" calcext:value-type="float">
            <text:p>0,207961</text:p>
          </table:table-cell>
          <table:table-cell office:value-type="float" office:value="0.202929" calcext:value-type="float">
            <text:p>0,202929</text:p>
          </table:table-cell>
          <table:table-cell office:value-type="float" office:value="0.200044" calcext:value-type="float">
            <text:p>0,200044</text:p>
          </table:table-cell>
          <table:table-cell office:value-type="float" office:value="0.196023" calcext:value-type="float">
            <text:p>0,196023</text:p>
          </table:table-cell>
          <table:table-cell office:value-type="float" office:value="0.192247" calcext:value-type="float">
            <text:p>0,192247</text:p>
          </table:table-cell>
          <table:table-cell office:value-type="float" office:value="0.19138" calcext:value-type="float">
            <text:p>0,19138</text:p>
          </table:table-cell>
          <table:table-cell office:value-type="float" office:value="0.193465" calcext:value-type="float">
            <text:p>0,193465</text:p>
          </table:table-cell>
          <table:table-cell office:value-type="float" office:value="0.195309" calcext:value-type="float">
            <text:p>0,195309</text:p>
          </table:table-cell>
          <table:table-cell office:value-type="float" office:value="0.197511" calcext:value-type="float">
            <text:p>0,197511</text:p>
          </table:table-cell>
          <table:table-cell office:value-type="float" office:value="0.785327" calcext:value-type="float">
            <text:p>0,785327</text:p>
          </table:table-cell>
          <table:table-cell office:value-type="float" office:value="0.192342" calcext:value-type="float">
            <text:p>0,192342</text:p>
          </table:table-cell>
          <table:table-cell office:value-type="float" office:value="0.77883" calcext:value-type="float">
            <text:p>0,77883</text:p>
          </table:table-cell>
          <table:table-cell office:value-type="float" office:value="1.39283" calcext:value-type="float">
            <text:p>1,39283</text:p>
          </table:table-cell>
          <table:table-cell office:value-type="float" office:value="0.208259" calcext:value-type="float">
            <text:p>0,208259</text:p>
          </table:table-cell>
          <table:table-cell office:value-type="float" office:value="1.21954" calcext:value-type="float">
            <text:p>1,21954</text:p>
          </table:table-cell>
          <table:table-cell office:value-type="float" office:value="0.43014" calcext:value-type="float">
            <text:p>0,43014</text:p>
          </table:table-cell>
          <table:table-cell office:value-type="float" office:value="1.404" calcext:value-type="float">
            <text:p>1,404</text:p>
          </table:table-cell>
          <table:table-cell office:value-type="float" office:value="1.62295" calcext:value-type="float">
            <text:p>1,62295</text:p>
          </table:table-cell>
          <table:table-cell office:value-type="float" office:value="1.43279" calcext:value-type="float">
            <text:p>1,43279</text:p>
          </table:table-cell>
          <table:table-cell office:value-type="float" office:value="0.478768" calcext:value-type="float">
            <text:p>0,478768</text:p>
          </table:table-cell>
          <table:table-cell office:value-type="float" office:value="1.28165" calcext:value-type="float">
            <text:p>1,28165</text:p>
          </table:table-cell>
          <table:table-cell office:value-type="float" office:value="0.897913" calcext:value-type="float">
            <text:p>0,897913</text:p>
          </table:table-cell>
          <table:table-cell office:value-type="float" office:value="1.09333" calcext:value-type="float">
            <text:p>1,09333</text:p>
          </table:table-cell>
          <table:table-cell office:value-type="float" office:value="0.714162" calcext:value-type="float">
            <text:p>0,714162</text:p>
          </table:table-cell>
          <table:table-cell office:value-type="float" office:value="1.06016" calcext:value-type="float">
            <text:p>1,06016</text:p>
          </table:table-cell>
          <table:table-cell office:value-type="float" office:value="1.25765" calcext:value-type="float">
            <text:p>1,25765</text:p>
          </table:table-cell>
          <table:table-cell office:value-type="float" office:value="1.10367" calcext:value-type="float">
            <text:p>1,10367</text:p>
          </table:table-cell>
          <table:table-cell office:value-type="float" office:value="1.10469" calcext:value-type="float">
            <text:p>1,10469</text:p>
          </table:table-cell>
          <table:table-cell office:value-type="float" office:value="1.33988" calcext:value-type="float">
            <text:p>1,33988</text:p>
          </table:table-cell>
          <table:table-cell office:value-type="float" office:value="1.77472" calcext:value-type="float">
            <text:p>1,77472</text:p>
          </table:table-cell>
          <table:table-cell office:value-type="float" office:value="1.05554" calcext:value-type="float">
            <text:p>1,05554</text:p>
          </table:table-cell>
          <table:table-cell office:value-type="float" office:value="1.28579" calcext:value-type="float">
            <text:p>1,28579</text:p>
          </table:table-cell>
          <table:table-cell office:value-type="float" office:value="0.697804" calcext:value-type="float">
            <text:p>0,697804</text:p>
          </table:table-cell>
          <table:table-cell office:value-type="float" office:value="0.988008" calcext:value-type="float">
            <text:p>0,988008</text:p>
          </table:table-cell>
          <table:table-cell office:value-type="float" office:value="0.779362" calcext:value-type="float">
            <text:p>0,779362</text:p>
          </table:table-cell>
          <table:table-cell office:value-type="float" office:value="1.66343" calcext:value-type="float">
            <text:p>1,66343</text:p>
          </table:table-cell>
          <table:table-cell office:value-type="float" office:value="1.27691" calcext:value-type="float">
            <text:p>1,27691</text:p>
          </table:table-cell>
          <table:table-cell office:value-type="float" office:value="0.945946" calcext:value-type="float">
            <text:p>0,945946</text:p>
          </table:table-cell>
          <table:table-cell office:value-type="float" office:value="0.962629" calcext:value-type="float">
            <text:p>0,962629</text:p>
          </table:table-cell>
          <table:table-cell office:value-type="float" office:value="1.02824" calcext:value-type="float">
            <text:p>1,02824</text:p>
          </table:table-cell>
          <table:table-cell office:value-type="float" office:value="0.190011" calcext:value-type="float">
            <text:p>0,190011</text:p>
          </table:table-cell>
          <table:table-cell office:value-type="float" office:value="1.06388" calcext:value-type="float">
            <text:p>1,06388</text:p>
          </table:table-cell>
          <table:table-cell office:value-type="float" office:value="2.26228" calcext:value-type="float">
            <text:p>2,26228</text:p>
          </table:table-cell>
          <table:table-cell office:value-type="float" office:value="0.0716391" calcext:value-type="float">
            <text:p>0,0716391</text:p>
          </table:table-cell>
          <table:table-cell table:number-columns-repeated="20"/>
          <table:table-cell table:formula="of:=MIN([.A163:.BL163])" office:value-type="float" office:value="0.0716391" calcext:value-type="float">
            <text:p>0,0716391</text:p>
          </table:table-cell>
          <table:table-cell table:formula="of:=MAX([.A163:.BL163])" office:value-type="float" office:value="2.26228" calcext:value-type="float">
            <text:p>2,26228</text:p>
          </table:table-cell>
          <table:table-cell table:number-columns-repeated="7"/>
        </table:table-row>
        <table:table-row table:style-name="ro1">
          <table:table-cell office:value-type="float" office:value="0.183214" calcext:value-type="float">
            <text:p>0,183214</text:p>
          </table:table-cell>
          <table:table-cell office:value-type="float" office:value="0.183244" calcext:value-type="float">
            <text:p>0,183244</text:p>
          </table:table-cell>
          <table:table-cell office:value-type="float" office:value="0.268121" calcext:value-type="float">
            <text:p>0,268121</text:p>
          </table:table-cell>
          <table:table-cell office:value-type="float" office:value="0.174965" calcext:value-type="float">
            <text:p>0,174965</text:p>
          </table:table-cell>
          <table:table-cell office:value-type="float" office:value="0.266391" calcext:value-type="float">
            <text:p>0,266391</text:p>
          </table:table-cell>
          <table:table-cell office:value-type="float" office:value="0.182084" calcext:value-type="float">
            <text:p>0,182084</text:p>
          </table:table-cell>
          <table:table-cell office:value-type="float" office:value="0.193324" calcext:value-type="float">
            <text:p>0,193324</text:p>
          </table:table-cell>
          <table:table-cell office:value-type="float" office:value="0.746065" calcext:value-type="float">
            <text:p>0,746065</text:p>
          </table:table-cell>
          <table:table-cell office:value-type="float" office:value="0.181554" calcext:value-type="float">
            <text:p>0,181554</text:p>
          </table:table-cell>
          <table:table-cell office:value-type="float" office:value="0.234914" calcext:value-type="float">
            <text:p>0,234914</text:p>
          </table:table-cell>
          <table:table-cell office:value-type="float" office:value="0.160909" calcext:value-type="float">
            <text:p>0,160909</text:p>
          </table:table-cell>
          <table:table-cell office:value-type="float" office:value="0.26953" calcext:value-type="float">
            <text:p>0,26953</text:p>
          </table:table-cell>
          <table:table-cell office:value-type="float" office:value="1.3588" calcext:value-type="float">
            <text:p>1,3588</text:p>
          </table:table-cell>
          <table:table-cell office:value-type="float" office:value="1.39834" calcext:value-type="float">
            <text:p>1,39834</text:p>
          </table:table-cell>
          <table:table-cell office:value-type="float" office:value="1.25944" calcext:value-type="float">
            <text:p>1,25944</text:p>
          </table:table-cell>
          <table:table-cell office:value-type="float" office:value="1.26453" calcext:value-type="float">
            <text:p>1,26453</text:p>
          </table:table-cell>
          <table:table-cell office:value-type="float" office:value="1.44652" calcext:value-type="float">
            <text:p>1,44652</text:p>
          </table:table-cell>
          <table:table-cell office:value-type="float" office:value="0.995739" calcext:value-type="float">
            <text:p>0,995739</text:p>
          </table:table-cell>
          <table:table-cell office:value-type="float" office:value="1.20018" calcext:value-type="float">
            <text:p>1,20018</text:p>
          </table:table-cell>
          <table:table-cell office:value-type="float" office:value="1.74992" calcext:value-type="float">
            <text:p>1,74992</text:p>
          </table:table-cell>
          <table:table-cell office:value-type="float" office:value="0.636519" calcext:value-type="float">
            <text:p>0,636519</text:p>
          </table:table-cell>
          <table:table-cell office:value-type="float" office:value="1.0793" calcext:value-type="float">
            <text:p>1,0793</text:p>
          </table:table-cell>
          <table:table-cell office:value-type="float" office:value="1.28398" calcext:value-type="float">
            <text:p>1,28398</text:p>
          </table:table-cell>
          <table:table-cell office:value-type="float" office:value="0.900616" calcext:value-type="float">
            <text:p>0,900616</text:p>
          </table:table-cell>
          <table:table-cell office:value-type="float" office:value="1.66107" calcext:value-type="float">
            <text:p>1,66107</text:p>
          </table:table-cell>
          <table:table-cell office:value-type="float" office:value="1.5929" calcext:value-type="float">
            <text:p>1,5929</text:p>
          </table:table-cell>
          <table:table-cell office:value-type="float" office:value="0.952079" calcext:value-type="float">
            <text:p>0,952079</text:p>
          </table:table-cell>
          <table:table-cell office:value-type="float" office:value="1.38248" calcext:value-type="float">
            <text:p>1,38248</text:p>
          </table:table-cell>
          <table:table-cell office:value-type="float" office:value="1.77339" calcext:value-type="float">
            <text:p>1,77339</text:p>
          </table:table-cell>
          <table:table-cell office:value-type="float" office:value="0.873405" calcext:value-type="float">
            <text:p>0,873405</text:p>
          </table:table-cell>
          <table:table-cell office:value-type="float" office:value="0.609724" calcext:value-type="float">
            <text:p>0,609724</text:p>
          </table:table-cell>
          <table:table-cell office:value-type="float" office:value="0.726337" calcext:value-type="float">
            <text:p>0,726337</text:p>
          </table:table-cell>
          <table:table-cell office:value-type="float" office:value="1.63541" calcext:value-type="float">
            <text:p>1,63541</text:p>
          </table:table-cell>
          <table:table-cell office:value-type="float" office:value="1.96107" calcext:value-type="float">
            <text:p>1,96107</text:p>
          </table:table-cell>
          <table:table-cell office:value-type="float" office:value="0.169537" calcext:value-type="float">
            <text:p>0,169537</text:p>
          </table:table-cell>
          <table:table-cell office:value-type="float" office:value="1.4483" calcext:value-type="float">
            <text:p>1,4483</text:p>
          </table:table-cell>
          <table:table-cell office:value-type="float" office:value="1.1001" calcext:value-type="float">
            <text:p>1,1001</text:p>
          </table:table-cell>
          <table:table-cell office:value-type="float" office:value="0.90104" calcext:value-type="float">
            <text:p>0,90104</text:p>
          </table:table-cell>
          <table:table-cell office:value-type="float" office:value="1.54567" calcext:value-type="float">
            <text:p>1,54567</text:p>
          </table:table-cell>
          <table:table-cell office:value-type="float" office:value="0.843005" calcext:value-type="float">
            <text:p>0,843005</text:p>
          </table:table-cell>
          <table:table-cell office:value-type="float" office:value="0.224904" calcext:value-type="float">
            <text:p>0,224904</text:p>
          </table:table-cell>
          <table:table-cell office:value-type="float" office:value="0.180467" calcext:value-type="float">
            <text:p>0,180467</text:p>
          </table:table-cell>
          <table:table-cell office:value-type="float" office:value="0.260537" calcext:value-type="float">
            <text:p>0,260537</text:p>
          </table:table-cell>
          <table:table-cell office:value-type="float" office:value="0.198836" calcext:value-type="float">
            <text:p>0,198836</text:p>
          </table:table-cell>
          <table:table-cell office:value-type="float" office:value="0.444998" calcext:value-type="float">
            <text:p>0,444998</text:p>
          </table:table-cell>
          <table:table-cell office:value-type="float" office:value="0.107" calcext:value-type="float">
            <text:p>0,107</text:p>
          </table:table-cell>
          <table:table-cell office:value-type="float" office:value="0.413017" calcext:value-type="float">
            <text:p>0,413017</text:p>
          </table:table-cell>
          <table:table-cell office:value-type="float" office:value="0.076905" calcext:value-type="float">
            <text:p>0,076905</text:p>
          </table:table-cell>
          <table:table-cell table:number-columns-repeated="20"/>
          <table:table-cell table:formula="of:=MIN([.A164:.BL164])" office:value-type="float" office:value="0.076905" calcext:value-type="float">
            <text:p>0,076905</text:p>
          </table:table-cell>
          <table:table-cell table:formula="of:=MAX([.A164:.BL164])" office:value-type="float" office:value="1.96107" calcext:value-type="float">
            <text:p>1,96107</text:p>
          </table:table-cell>
          <table:table-cell table:number-columns-repeated="7"/>
        </table:table-row>
        <table:table-row table:style-name="ro1">
          <table:table-cell office:value-type="float" office:value="0.221967" calcext:value-type="float">
            <text:p>0,221967</text:p>
          </table:table-cell>
          <table:table-cell office:value-type="float" office:value="0.288588" calcext:value-type="float">
            <text:p>0,288588</text:p>
          </table:table-cell>
          <table:table-cell office:value-type="float" office:value="0.198775" calcext:value-type="float">
            <text:p>0,198775</text:p>
          </table:table-cell>
          <table:table-cell office:value-type="float" office:value="0.205663" calcext:value-type="float">
            <text:p>0,205663</text:p>
          </table:table-cell>
          <table:table-cell office:value-type="float" office:value="0.552266" calcext:value-type="float">
            <text:p>0,552266</text:p>
          </table:table-cell>
          <table:table-cell office:value-type="float" office:value="0.476358" calcext:value-type="float">
            <text:p>0,476358</text:p>
          </table:table-cell>
          <table:table-cell office:value-type="float" office:value="0.417773" calcext:value-type="float">
            <text:p>0,417773</text:p>
          </table:table-cell>
          <table:table-cell office:value-type="float" office:value="0.212385" calcext:value-type="float">
            <text:p>0,212385</text:p>
          </table:table-cell>
          <table:table-cell office:value-type="float" office:value="0.35199" calcext:value-type="float">
            <text:p>0,35199</text:p>
          </table:table-cell>
          <table:table-cell office:value-type="float" office:value="0.344046" calcext:value-type="float">
            <text:p>0,344046</text:p>
          </table:table-cell>
          <table:table-cell office:value-type="float" office:value="0.204931" calcext:value-type="float">
            <text:p>0,204931</text:p>
          </table:table-cell>
          <table:table-cell office:value-type="float" office:value="0.396299" calcext:value-type="float">
            <text:p>0,396299</text:p>
          </table:table-cell>
          <table:table-cell office:value-type="float" office:value="0.195161" calcext:value-type="float">
            <text:p>0,195161</text:p>
          </table:table-cell>
          <table:table-cell office:value-type="float" office:value="1.01724" calcext:value-type="float">
            <text:p>1,01724</text:p>
          </table:table-cell>
          <table:table-cell office:value-type="float" office:value="0.399375" calcext:value-type="float">
            <text:p>0,399375</text:p>
          </table:table-cell>
          <table:table-cell office:value-type="float" office:value="0.51461" calcext:value-type="float">
            <text:p>0,51461</text:p>
          </table:table-cell>
          <table:table-cell office:value-type="float" office:value="0.504439" calcext:value-type="float">
            <text:p>0,504439</text:p>
          </table:table-cell>
          <table:table-cell office:value-type="float" office:value="0.943988" calcext:value-type="float">
            <text:p>0,943988</text:p>
          </table:table-cell>
          <table:table-cell office:value-type="float" office:value="1.01216" calcext:value-type="float">
            <text:p>1,01216</text:p>
          </table:table-cell>
          <table:table-cell office:value-type="float" office:value="0.289722" calcext:value-type="float">
            <text:p>0,289722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702026" calcext:value-type="float">
            <text:p>0,702026</text:p>
          </table:table-cell>
          <table:table-cell office:value-type="float" office:value="0.922185" calcext:value-type="float">
            <text:p>0,922185</text:p>
          </table:table-cell>
          <table:table-cell office:value-type="float" office:value="0.515006" calcext:value-type="float">
            <text:p>0,515006</text:p>
          </table:table-cell>
          <table:table-cell office:value-type="float" office:value="0.715008" calcext:value-type="float">
            <text:p>0,715008</text:p>
          </table:table-cell>
          <table:table-cell office:value-type="float" office:value="0.44126" calcext:value-type="float">
            <text:p>0,44126</text:p>
          </table:table-cell>
          <table:table-cell office:value-type="float" office:value="1.857" calcext:value-type="float">
            <text:p>1,857</text:p>
          </table:table-cell>
          <table:table-cell office:value-type="float" office:value="0.493808" calcext:value-type="float">
            <text:p>0,493808</text:p>
          </table:table-cell>
          <table:table-cell office:value-type="float" office:value="1.63909" calcext:value-type="float">
            <text:p>1,63909</text:p>
          </table:table-cell>
          <table:table-cell office:value-type="float" office:value="0.568081" calcext:value-type="float">
            <text:p>0,568081</text:p>
          </table:table-cell>
          <table:table-cell office:value-type="float" office:value="0.473848" calcext:value-type="float">
            <text:p>0,473848</text:p>
          </table:table-cell>
          <table:table-cell office:value-type="float" office:value="1.52167" calcext:value-type="float">
            <text:p>1,52167</text:p>
          </table:table-cell>
          <table:table-cell office:value-type="float" office:value="0.59051" calcext:value-type="float">
            <text:p>0,59051</text:p>
          </table:table-cell>
          <table:table-cell office:value-type="float" office:value="1.93162" calcext:value-type="float">
            <text:p>1,93162</text:p>
          </table:table-cell>
          <table:table-cell office:value-type="float" office:value="0.619353" calcext:value-type="float">
            <text:p>0,619353</text:p>
          </table:table-cell>
          <table:table-cell office:value-type="float" office:value="0.622779" calcext:value-type="float">
            <text:p>0,622779</text:p>
          </table:table-cell>
          <table:table-cell office:value-type="float" office:value="0.63236" calcext:value-type="float">
            <text:p>0,63236</text:p>
          </table:table-cell>
          <table:table-cell office:value-type="float" office:value="1.35176" calcext:value-type="float">
            <text:p>1,35176</text:p>
          </table:table-cell>
          <table:table-cell office:value-type="float" office:value="0.678699" calcext:value-type="float">
            <text:p>0,678699</text:p>
          </table:table-cell>
          <table:table-cell office:value-type="float" office:value="0.551149" calcext:value-type="float">
            <text:p>0,551149</text:p>
          </table:table-cell>
          <table:table-cell office:value-type="float" office:value="1.93055" calcext:value-type="float">
            <text:p>1,93055</text:p>
          </table:table-cell>
          <table:table-cell office:value-type="float" office:value="1.94785" calcext:value-type="float">
            <text:p>1,94785</text:p>
          </table:table-cell>
          <table:table-cell office:value-type="float" office:value="1.74307" calcext:value-type="float">
            <text:p>1,74307</text:p>
          </table:table-cell>
          <table:table-cell office:value-type="float" office:value="1.76461" calcext:value-type="float">
            <text:p>1,76461</text:p>
          </table:table-cell>
          <table:table-cell office:value-type="float" office:value="1.57912" calcext:value-type="float">
            <text:p>1,57912</text:p>
          </table:table-cell>
          <table:table-cell office:value-type="float" office:value="1.79751" calcext:value-type="float">
            <text:p>1,79751</text:p>
          </table:table-cell>
          <table:table-cell office:value-type="float" office:value="1.66538" calcext:value-type="float">
            <text:p>1,66538</text:p>
          </table:table-cell>
          <table:table-cell office:value-type="float" office:value="1.42001" calcext:value-type="float">
            <text:p>1,42001</text:p>
          </table:table-cell>
          <table:table-cell table:number-columns-repeated="20"/>
          <table:table-cell table:formula="of:=MIN([.A165:.BL165])" office:value-type="float" office:value="0.195161" calcext:value-type="float">
            <text:p>0,195161</text:p>
          </table:table-cell>
          <table:table-cell table:formula="of:=MAX([.A165:.BL165])" office:value-type="float" office:value="1.94785" calcext:value-type="float">
            <text:p>1,94785</text:p>
          </table:table-cell>
          <table:table-cell table:number-columns-repeated="7"/>
        </table:table-row>
        <table:table-row table:style-name="ro1">
          <table:table-cell office:value-type="float" office:value="0.200493" calcext:value-type="float">
            <text:p>0,200493</text:p>
          </table:table-cell>
          <table:table-cell office:value-type="float" office:value="0.218631" calcext:value-type="float">
            <text:p>0,218631</text:p>
          </table:table-cell>
          <table:table-cell office:value-type="float" office:value="0.262654" calcext:value-type="float">
            <text:p>0,262654</text:p>
          </table:table-cell>
          <table:table-cell office:value-type="float" office:value="0.208277" calcext:value-type="float">
            <text:p>0,208277</text:p>
          </table:table-cell>
          <table:table-cell office:value-type="float" office:value="0.221668" calcext:value-type="float">
            <text:p>0,221668</text:p>
          </table:table-cell>
          <table:table-cell office:value-type="float" office:value="0.228517" calcext:value-type="float">
            <text:p>0,228517</text:p>
          </table:table-cell>
          <table:table-cell office:value-type="float" office:value="0.334529" calcext:value-type="float">
            <text:p>0,334529</text:p>
          </table:table-cell>
          <table:table-cell office:value-type="float" office:value="0.548152" calcext:value-type="float">
            <text:p>0,548152</text:p>
          </table:table-cell>
          <table:table-cell office:value-type="float" office:value="0.207455" calcext:value-type="float">
            <text:p>0,207455</text:p>
          </table:table-cell>
          <table:table-cell office:value-type="float" office:value="0.223195" calcext:value-type="float">
            <text:p>0,223195</text:p>
          </table:table-cell>
          <table:table-cell office:value-type="float" office:value="0.971623" calcext:value-type="float">
            <text:p>0,971623</text:p>
          </table:table-cell>
          <table:table-cell office:value-type="float" office:value="0.604153" calcext:value-type="float">
            <text:p>0,604153</text:p>
          </table:table-cell>
          <table:table-cell office:value-type="float" office:value="0.375099" calcext:value-type="float">
            <text:p>0,375099</text:p>
          </table:table-cell>
          <table:table-cell office:value-type="float" office:value="0.304234" calcext:value-type="float">
            <text:p>0,304234</text:p>
          </table:table-cell>
          <table:table-cell office:value-type="float" office:value="0.350486" calcext:value-type="float">
            <text:p>0,350486</text:p>
          </table:table-cell>
          <table:table-cell office:value-type="float" office:value="0.204487" calcext:value-type="float">
            <text:p>0,204487</text:p>
          </table:table-cell>
          <table:table-cell office:value-type="float" office:value="0.247571" calcext:value-type="float">
            <text:p>0,247571</text:p>
          </table:table-cell>
          <table:table-cell office:value-type="float" office:value="0.261666" calcext:value-type="float">
            <text:p>0,261666</text:p>
          </table:table-cell>
          <table:table-cell office:value-type="float" office:value="0.231531" calcext:value-type="float">
            <text:p>0,231531</text:p>
          </table:table-cell>
          <table:table-cell office:value-type="float" office:value="0.330836" calcext:value-type="float">
            <text:p>0,330836</text:p>
          </table:table-cell>
          <table:table-cell office:value-type="float" office:value="0.233607" calcext:value-type="float">
            <text:p>0,233607</text:p>
          </table:table-cell>
          <table:table-cell office:value-type="float" office:value="0.222244" calcext:value-type="float">
            <text:p>0,222244</text:p>
          </table:table-cell>
          <table:table-cell office:value-type="float" office:value="0.260003" calcext:value-type="float">
            <text:p>0,260003</text:p>
          </table:table-cell>
          <table:table-cell office:value-type="float" office:value="2.10223" calcext:value-type="float">
            <text:p>2,10223</text:p>
          </table:table-cell>
          <table:table-cell office:value-type="float" office:value="1.8636" calcext:value-type="float">
            <text:p>1,8636</text:p>
          </table:table-cell>
          <table:table-cell office:value-type="float" office:value="1.92858" calcext:value-type="float">
            <text:p>1,92858</text:p>
          </table:table-cell>
          <table:table-cell office:value-type="float" office:value="0.29274" calcext:value-type="float">
            <text:p>0,29274</text:p>
          </table:table-cell>
          <table:table-cell office:value-type="float" office:value="1.45886" calcext:value-type="float">
            <text:p>1,45886</text:p>
          </table:table-cell>
          <table:table-cell office:value-type="float" office:value="1.52705" calcext:value-type="float">
            <text:p>1,52705</text:p>
          </table:table-cell>
          <table:table-cell office:value-type="float" office:value="2.00791" calcext:value-type="float">
            <text:p>2,00791</text:p>
          </table:table-cell>
          <table:table-cell office:value-type="float" office:value="1.23744" calcext:value-type="float">
            <text:p>1,23744</text:p>
          </table:table-cell>
          <table:table-cell office:value-type="float" office:value="1.48839" calcext:value-type="float">
            <text:p>1,48839</text:p>
          </table:table-cell>
          <table:table-cell office:value-type="float" office:value="2.10641" calcext:value-type="float">
            <text:p>2,10641</text:p>
          </table:table-cell>
          <table:table-cell office:value-type="float" office:value="0.275509" calcext:value-type="float">
            <text:p>0,275509</text:p>
          </table:table-cell>
          <table:table-cell office:value-type="float" office:value="0.256188" calcext:value-type="float">
            <text:p>0,256188</text:p>
          </table:table-cell>
          <table:table-cell office:value-type="float" office:value="0.224986" calcext:value-type="float">
            <text:p>0,224986</text:p>
          </table:table-cell>
          <table:table-cell office:value-type="float" office:value="2.362" calcext:value-type="float">
            <text:p>2,362</text:p>
          </table:table-cell>
          <table:table-cell office:value-type="float" office:value="1.39731" calcext:value-type="float">
            <text:p>1,39731</text:p>
          </table:table-cell>
          <table:table-cell office:value-type="float" office:value="0.480793" calcext:value-type="float">
            <text:p>0,480793</text:p>
          </table:table-cell>
          <table:table-cell office:value-type="float" office:value="2.53744" calcext:value-type="float">
            <text:p>2,53744</text:p>
          </table:table-cell>
          <table:table-cell office:value-type="float" office:value="0.337545" calcext:value-type="float">
            <text:p>0,337545</text:p>
          </table:table-cell>
          <table:table-cell office:value-type="float" office:value="2.59424" calcext:value-type="float">
            <text:p>2,59424</text:p>
          </table:table-cell>
          <table:table-cell office:value-type="float" office:value="1.10353" calcext:value-type="float">
            <text:p>1,10353</text:p>
          </table:table-cell>
          <table:table-cell office:value-type="float" office:value="0.267914" calcext:value-type="float">
            <text:p>0,267914</text:p>
          </table:table-cell>
          <table:table-cell office:value-type="float" office:value="0.199424" calcext:value-type="float">
            <text:p>0,199424</text:p>
          </table:table-cell>
          <table:table-cell office:value-type="float" office:value="0.48716" calcext:value-type="float">
            <text:p>0,48716</text:p>
          </table:table-cell>
          <table:table-cell office:value-type="float" office:value="0.834658" calcext:value-type="float">
            <text:p>0,834658</text:p>
          </table:table-cell>
          <table:table-cell office:value-type="float" office:value="0.126929" calcext:value-type="float">
            <text:p>0,126929</text:p>
          </table:table-cell>
          <table:table-cell table:number-columns-repeated="20"/>
          <table:table-cell table:formula="of:=MIN([.A166:.BL166])" office:value-type="float" office:value="0.126929" calcext:value-type="float">
            <text:p>0,126929</text:p>
          </table:table-cell>
          <table:table-cell table:formula="of:=MAX([.A166:.BL166])" office:value-type="float" office:value="2.59424" calcext:value-type="float">
            <text:p>2,59424</text:p>
          </table:table-cell>
          <table:table-cell table:number-columns-repeated="7"/>
        </table:table-row>
        <table:table-row table:style-name="ro1">
          <table:table-cell office:value-type="float" office:value="0.196291" calcext:value-type="float">
            <text:p>0,196291</text:p>
          </table:table-cell>
          <table:table-cell office:value-type="float" office:value="0.214883" calcext:value-type="float">
            <text:p>0,214883</text:p>
          </table:table-cell>
          <table:table-cell office:value-type="float" office:value="0.261679" calcext:value-type="float">
            <text:p>0,261679</text:p>
          </table:table-cell>
          <table:table-cell office:value-type="float" office:value="0.302881" calcext:value-type="float">
            <text:p>0,302881</text:p>
          </table:table-cell>
          <table:table-cell office:value-type="float" office:value="0.197404" calcext:value-type="float">
            <text:p>0,197404</text:p>
          </table:table-cell>
          <table:table-cell office:value-type="float" office:value="0.209367" calcext:value-type="float">
            <text:p>0,209367</text:p>
          </table:table-cell>
          <table:table-cell office:value-type="float" office:value="0.389605" calcext:value-type="float">
            <text:p>0,389605</text:p>
          </table:table-cell>
          <table:table-cell office:value-type="float" office:value="0.193691" calcext:value-type="float">
            <text:p>0,193691</text:p>
          </table:table-cell>
          <table:table-cell office:value-type="float" office:value="0.39204" calcext:value-type="float">
            <text:p>0,39204</text:p>
          </table:table-cell>
          <table:table-cell office:value-type="float" office:value="0.192541" calcext:value-type="float">
            <text:p>0,192541</text:p>
          </table:table-cell>
          <table:table-cell office:value-type="float" office:value="0.198598" calcext:value-type="float">
            <text:p>0,198598</text:p>
          </table:table-cell>
          <table:table-cell office:value-type="float" office:value="0.206955" calcext:value-type="float">
            <text:p>0,206955</text:p>
          </table:table-cell>
          <table:table-cell office:value-type="float" office:value="0.191796" calcext:value-type="float">
            <text:p>0,191796</text:p>
          </table:table-cell>
          <table:table-cell office:value-type="float" office:value="0.189409" calcext:value-type="float">
            <text:p>0,189409</text:p>
          </table:table-cell>
          <table:table-cell office:value-type="float" office:value="0.567322" calcext:value-type="float">
            <text:p>0,567322</text:p>
          </table:table-cell>
          <table:table-cell office:value-type="float" office:value="0.194717" calcext:value-type="float">
            <text:p>0,194717</text:p>
          </table:table-cell>
          <table:table-cell office:value-type="float" office:value="0.396333" calcext:value-type="float">
            <text:p>0,396333</text:p>
          </table:table-cell>
          <table:table-cell office:value-type="float" office:value="0.226561" calcext:value-type="float">
            <text:p>0,226561</text:p>
          </table:table-cell>
          <table:table-cell office:value-type="float" office:value="0.188205" calcext:value-type="float">
            <text:p>0,188205</text:p>
          </table:table-cell>
          <table:table-cell office:value-type="float" office:value="1.56559" calcext:value-type="float">
            <text:p>1,56559</text:p>
          </table:table-cell>
          <table:table-cell office:value-type="float" office:value="1.5716" calcext:value-type="float">
            <text:p>1,5716</text:p>
          </table:table-cell>
          <table:table-cell office:value-type="float" office:value="1.53797" calcext:value-type="float">
            <text:p>1,53797</text:p>
          </table:table-cell>
          <table:table-cell office:value-type="float" office:value="0.929946" calcext:value-type="float">
            <text:p>0,929946</text:p>
          </table:table-cell>
          <table:table-cell office:value-type="float" office:value="0.402162" calcext:value-type="float">
            <text:p>0,402162</text:p>
          </table:table-cell>
          <table:table-cell office:value-type="float" office:value="0.994205" calcext:value-type="float">
            <text:p>0,994205</text:p>
          </table:table-cell>
          <table:table-cell office:value-type="float" office:value="0.482484" calcext:value-type="float">
            <text:p>0,482484</text:p>
          </table:table-cell>
          <table:table-cell office:value-type="float" office:value="1.49987" calcext:value-type="float">
            <text:p>1,49987</text:p>
          </table:table-cell>
          <table:table-cell office:value-type="float" office:value="1.48913" calcext:value-type="float">
            <text:p>1,48913</text:p>
          </table:table-cell>
          <table:table-cell office:value-type="float" office:value="0.491312" calcext:value-type="float">
            <text:p>0,491312</text:p>
          </table:table-cell>
          <table:table-cell office:value-type="float" office:value="1.34317" calcext:value-type="float">
            <text:p>1,34317</text:p>
          </table:table-cell>
          <table:table-cell office:value-type="float" office:value="1.71515" calcext:value-type="float">
            <text:p>1,71515</text:p>
          </table:table-cell>
          <table:table-cell office:value-type="float" office:value="1.56204" calcext:value-type="float">
            <text:p>1,56204</text:p>
          </table:table-cell>
          <table:table-cell office:value-type="float" office:value="1.86542" calcext:value-type="float">
            <text:p>1,86542</text:p>
          </table:table-cell>
          <table:table-cell office:value-type="float" office:value="1.9049" calcext:value-type="float">
            <text:p>1,9049</text:p>
          </table:table-cell>
          <table:table-cell office:value-type="float" office:value="1.27612" calcext:value-type="float">
            <text:p>1,27612</text:p>
          </table:table-cell>
          <table:table-cell office:value-type="float" office:value="1.2759" calcext:value-type="float">
            <text:p>1,2759</text:p>
          </table:table-cell>
          <table:table-cell office:value-type="float" office:value="1.08753" calcext:value-type="float">
            <text:p>1,08753</text:p>
          </table:table-cell>
          <table:table-cell office:value-type="float" office:value="0.90499" calcext:value-type="float">
            <text:p>0,90499</text:p>
          </table:table-cell>
          <table:table-cell office:value-type="float" office:value="0.721434" calcext:value-type="float">
            <text:p>0,721434</text:p>
          </table:table-cell>
          <table:table-cell office:value-type="float" office:value="0.552902" calcext:value-type="float">
            <text:p>0,552902</text:p>
          </table:table-cell>
          <table:table-cell office:value-type="float" office:value="0.40134" calcext:value-type="float">
            <text:p>0,40134</text:p>
          </table:table-cell>
          <table:table-cell office:value-type="float" office:value="0.322844" calcext:value-type="float">
            <text:p>0,322844</text:p>
          </table:table-cell>
          <table:table-cell office:value-type="float" office:value="0.332755" calcext:value-type="float">
            <text:p>0,332755</text:p>
          </table:table-cell>
          <table:table-cell office:value-type="float" office:value="2.13344" calcext:value-type="float">
            <text:p>2,13344</text:p>
          </table:table-cell>
          <table:table-cell office:value-type="float" office:value="2.14685" calcext:value-type="float">
            <text:p>2,14685</text:p>
          </table:table-cell>
          <table:table-cell office:value-type="float" office:value="0.206439" calcext:value-type="float">
            <text:p>0,206439</text:p>
          </table:table-cell>
          <table:table-cell office:value-type="float" office:value="0.13762" calcext:value-type="float">
            <text:p>0,13762</text:p>
          </table:table-cell>
          <table:table-cell office:value-type="float" office:value="0.303985" calcext:value-type="float">
            <text:p>0,303985</text:p>
          </table:table-cell>
          <table:table-cell table:number-columns-repeated="20"/>
          <table:table-cell table:formula="of:=MIN([.A167:.BL167])" office:value-type="float" office:value="0.13762" calcext:value-type="float">
            <text:p>0,13762</text:p>
          </table:table-cell>
          <table:table-cell table:formula="of:=MAX([.A167:.BL167])" office:value-type="float" office:value="2.14685" calcext:value-type="float">
            <text:p>2,14685</text:p>
          </table:table-cell>
          <table:table-cell table:number-columns-repeated="7"/>
        </table:table-row>
        <table:table-row table:style-name="ro1">
          <table:table-cell office:value-type="float" office:value="0.208738" calcext:value-type="float">
            <text:p>0,208738</text:p>
          </table:table-cell>
          <table:table-cell office:value-type="float" office:value="0.214281" calcext:value-type="float">
            <text:p>0,214281</text:p>
          </table:table-cell>
          <table:table-cell office:value-type="float" office:value="0.204024" calcext:value-type="float">
            <text:p>0,204024</text:p>
          </table:table-cell>
          <table:table-cell office:value-type="float" office:value="0.221347" calcext:value-type="float">
            <text:p>0,221347</text:p>
          </table:table-cell>
          <table:table-cell office:value-type="float" office:value="0.211225" calcext:value-type="float">
            <text:p>0,211225</text:p>
          </table:table-cell>
          <table:table-cell office:value-type="float" office:value="0.220509" calcext:value-type="float">
            <text:p>0,220509</text:p>
          </table:table-cell>
          <table:table-cell office:value-type="float" office:value="0.228031" calcext:value-type="float">
            <text:p>0,228031</text:p>
          </table:table-cell>
          <table:table-cell office:value-type="float" office:value="0.460648" calcext:value-type="float">
            <text:p>0,460648</text:p>
          </table:table-cell>
          <table:table-cell office:value-type="float" office:value="0.244669" calcext:value-type="float">
            <text:p>0,244669</text:p>
          </table:table-cell>
          <table:table-cell office:value-type="float" office:value="0.289476" calcext:value-type="float">
            <text:p>0,289476</text:p>
          </table:table-cell>
          <table:table-cell office:value-type="float" office:value="0.307881" calcext:value-type="float">
            <text:p>0,307881</text:p>
          </table:table-cell>
          <table:table-cell office:value-type="float" office:value="0.265581" calcext:value-type="float">
            <text:p>0,265581</text:p>
          </table:table-cell>
          <table:table-cell office:value-type="float" office:value="0.215988" calcext:value-type="float">
            <text:p>0,215988</text:p>
          </table:table-cell>
          <table:table-cell office:value-type="float" office:value="1.26312" calcext:value-type="float">
            <text:p>1,26312</text:p>
          </table:table-cell>
          <table:table-cell office:value-type="float" office:value="0.291455" calcext:value-type="float">
            <text:p>0,291455</text:p>
          </table:table-cell>
          <table:table-cell office:value-type="float" office:value="1.16251" calcext:value-type="float">
            <text:p>1,16251</text:p>
          </table:table-cell>
          <table:table-cell office:value-type="float" office:value="0.741364" calcext:value-type="float">
            <text:p>0,741364</text:p>
          </table:table-cell>
          <table:table-cell office:value-type="float" office:value="1.67351" calcext:value-type="float">
            <text:p>1,67351</text:p>
          </table:table-cell>
          <table:table-cell office:value-type="float" office:value="0.210238" calcext:value-type="float">
            <text:p>0,210238</text:p>
          </table:table-cell>
          <table:table-cell office:value-type="float" office:value="1.2721" calcext:value-type="float">
            <text:p>1,2721</text:p>
          </table:table-cell>
          <table:table-cell office:value-type="float" office:value="1.10227" calcext:value-type="float">
            <text:p>1,10227</text:p>
          </table:table-cell>
          <table:table-cell office:value-type="float" office:value="0.245126" calcext:value-type="float">
            <text:p>0,245126</text:p>
          </table:table-cell>
          <table:table-cell office:value-type="float" office:value="2.11226" calcext:value-type="float">
            <text:p>2,11226</text:p>
          </table:table-cell>
          <table:table-cell office:value-type="float" office:value="0.947679" calcext:value-type="float">
            <text:p>0,947679</text:p>
          </table:table-cell>
          <table:table-cell office:value-type="float" office:value="1.94839" calcext:value-type="float">
            <text:p>1,94839</text:p>
          </table:table-cell>
          <table:table-cell office:value-type="float" office:value="2.04544" calcext:value-type="float">
            <text:p>2,04544</text:p>
          </table:table-cell>
          <table:table-cell office:value-type="float" office:value="1.87279" calcext:value-type="float">
            <text:p>1,87279</text:p>
          </table:table-cell>
          <table:table-cell office:value-type="float" office:value="0.813495" calcext:value-type="float">
            <text:p>0,813495</text:p>
          </table:table-cell>
          <table:table-cell office:value-type="float" office:value="0.953316" calcext:value-type="float">
            <text:p>0,953316</text:p>
          </table:table-cell>
          <table:table-cell office:value-type="float" office:value="0.277383" calcext:value-type="float">
            <text:p>0,277383</text:p>
          </table:table-cell>
          <table:table-cell office:value-type="float" office:value="0.878504" calcext:value-type="float">
            <text:p>0,878504</text:p>
          </table:table-cell>
          <table:table-cell office:value-type="float" office:value="1.35652" calcext:value-type="float">
            <text:p>1,35652</text:p>
          </table:table-cell>
          <table:table-cell office:value-type="float" office:value="0.202187" calcext:value-type="float">
            <text:p>0,202187</text:p>
          </table:table-cell>
          <table:table-cell office:value-type="float" office:value="2.1815" calcext:value-type="float">
            <text:p>2,1815</text:p>
          </table:table-cell>
          <table:table-cell office:value-type="float" office:value="1.73989" calcext:value-type="float">
            <text:p>1,73989</text:p>
          </table:table-cell>
          <table:table-cell office:value-type="float" office:value="1.79614" calcext:value-type="float">
            <text:p>1,79614</text:p>
          </table:table-cell>
          <table:table-cell office:value-type="float" office:value="0.198918" calcext:value-type="float">
            <text:p>0,198918</text:p>
          </table:table-cell>
          <table:table-cell office:value-type="float" office:value="1.87303" calcext:value-type="float">
            <text:p>1,87303</text:p>
          </table:table-cell>
          <table:table-cell office:value-type="float" office:value="1.62384" calcext:value-type="float">
            <text:p>1,62384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1.05246" calcext:value-type="float">
            <text:p>1,05246</text:p>
          </table:table-cell>
          <table:table-cell office:value-type="float" office:value="1.42294" calcext:value-type="float">
            <text:p>1,42294</text:p>
          </table:table-cell>
          <table:table-cell office:value-type="float" office:value="2.69471" calcext:value-type="float">
            <text:p>2,69471</text:p>
          </table:table-cell>
          <table:table-cell office:value-type="float" office:value="1.79337" calcext:value-type="float">
            <text:p>1,79337</text:p>
          </table:table-cell>
          <table:table-cell office:value-type="float" office:value="1.56393" calcext:value-type="float">
            <text:p>1,56393</text:p>
          </table:table-cell>
          <table:table-cell office:value-type="float" office:value="1.40663" calcext:value-type="float">
            <text:p>1,40663</text:p>
          </table:table-cell>
          <table:table-cell office:value-type="float" office:value="0.844788" calcext:value-type="float">
            <text:p>0,844788</text:p>
          </table:table-cell>
          <table:table-cell office:value-type="float" office:value="0.701197" calcext:value-type="float">
            <text:p>0,701197</text:p>
          </table:table-cell>
          <table:table-cell table:number-columns-repeated="20"/>
          <table:table-cell table:formula="of:=MIN([.A168:.BL168])" office:value-type="float" office:value="0.198918" calcext:value-type="float">
            <text:p>0,198918</text:p>
          </table:table-cell>
          <table:table-cell table:formula="of:=MAX([.A168:.BL168])" office:value-type="float" office:value="2.69471" calcext:value-type="float">
            <text:p>2,6947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0.154473" calcext:value-type="float">
            <text:p>0,154473</text:p>
          </table:table-cell>
          <table:table-cell office:value-type="float" office:value="0.167194" calcext:value-type="float">
            <text:p>0,167194</text:p>
          </table:table-cell>
          <table:table-cell office:value-type="float" office:value="0.177493" calcext:value-type="float">
            <text:p>0,177493</text:p>
          </table:table-cell>
          <table:table-cell office:value-type="float" office:value="0.142677" calcext:value-type="float">
            <text:p>0,142677</text:p>
          </table:table-cell>
          <table:table-cell office:value-type="float" office:value="0.14772" calcext:value-type="float">
            <text:p>0,14772</text:p>
          </table:table-cell>
          <table:table-cell office:value-type="float" office:value="0.327048" calcext:value-type="float">
            <text:p>0,327048</text:p>
          </table:table-cell>
          <table:table-cell office:value-type="float" office:value="0.159414" calcext:value-type="float">
            <text:p>0,159414</text:p>
          </table:table-cell>
          <table:table-cell office:value-type="float" office:value="0.162684" calcext:value-type="float">
            <text:p>0,162684</text:p>
          </table:table-cell>
          <table:table-cell office:value-type="float" office:value="0.164396" calcext:value-type="float">
            <text:p>0,164396</text:p>
          </table:table-cell>
          <table:table-cell office:value-type="float" office:value="0.144619" calcext:value-type="float">
            <text:p>0,144619</text:p>
          </table:table-cell>
          <table:table-cell office:value-type="float" office:value="0.149913" calcext:value-type="float">
            <text:p>0,149913</text:p>
          </table:table-cell>
          <table:table-cell office:value-type="float" office:value="0.143166" calcext:value-type="float">
            <text:p>0,143166</text:p>
          </table:table-cell>
          <table:table-cell office:value-type="float" office:value="0.147304" calcext:value-type="float">
            <text:p>0,147304</text:p>
          </table:table-cell>
          <table:table-cell office:value-type="float" office:value="0.302386" calcext:value-type="float">
            <text:p>0,302386</text:p>
          </table:table-cell>
          <table:table-cell office:value-type="float" office:value="0.607001" calcext:value-type="float">
            <text:p>0,607001</text:p>
          </table:table-cell>
          <table:table-cell office:value-type="float" office:value="0.286535" calcext:value-type="float">
            <text:p>0,286535</text:p>
          </table:table-cell>
          <table:table-cell office:value-type="float" office:value="0.14827" calcext:value-type="float">
            <text:p>0,14827</text:p>
          </table:table-cell>
          <table:table-cell office:value-type="float" office:value="0.297504" calcext:value-type="float">
            <text:p>0,297504</text:p>
          </table:table-cell>
          <table:table-cell office:value-type="float" office:value="0.16544" calcext:value-type="float">
            <text:p>0,16544</text:p>
          </table:table-cell>
          <table:table-cell office:value-type="float" office:value="0.312031" calcext:value-type="float">
            <text:p>0,312031</text:p>
          </table:table-cell>
          <table:table-cell office:value-type="float" office:value="0.311958" calcext:value-type="float">
            <text:p>0,311958</text:p>
          </table:table-cell>
          <table:table-cell office:value-type="float" office:value="0.316584" calcext:value-type="float">
            <text:p>0,316584</text:p>
          </table:table-cell>
          <table:table-cell office:value-type="float" office:value="0.15312" calcext:value-type="float">
            <text:p>0,15312</text:p>
          </table:table-cell>
          <table:table-cell office:value-type="float" office:value="0.296866" calcext:value-type="float">
            <text:p>0,296866</text:p>
          </table:table-cell>
          <table:table-cell office:value-type="float" office:value="0.925215" calcext:value-type="float">
            <text:p>0,925215</text:p>
          </table:table-cell>
          <table:table-cell office:value-type="float" office:value="0.910711" calcext:value-type="float">
            <text:p>0,910711</text:p>
          </table:table-cell>
          <table:table-cell office:value-type="float" office:value="0.152167" calcext:value-type="float">
            <text:p>0,152167</text:p>
          </table:table-cell>
          <table:table-cell office:value-type="float" office:value="0.775457" calcext:value-type="float">
            <text:p>0,775457</text:p>
          </table:table-cell>
          <table:table-cell office:value-type="float" office:value="0.759559" calcext:value-type="float">
            <text:p>0,759559</text:p>
          </table:table-cell>
          <table:table-cell office:value-type="float" office:value="1.2473" calcext:value-type="float">
            <text:p>1,2473</text:p>
          </table:table-cell>
          <table:table-cell office:value-type="float" office:value="0.154243" calcext:value-type="float">
            <text:p>0,154243</text:p>
          </table:table-cell>
          <table:table-cell office:value-type="float" office:value="0.486001" calcext:value-type="float">
            <text:p>0,486001</text:p>
          </table:table-cell>
          <table:table-cell office:value-type="float" office:value="1.26182" calcext:value-type="float">
            <text:p>1,26182</text:p>
          </table:table-cell>
          <table:table-cell office:value-type="float" office:value="1.10644" calcext:value-type="float">
            <text:p>1,10644</text:p>
          </table:table-cell>
          <table:table-cell office:value-type="float" office:value="0.333409" calcext:value-type="float">
            <text:p>0,333409</text:p>
          </table:table-cell>
          <table:table-cell office:value-type="float" office:value="1.12345" calcext:value-type="float">
            <text:p>1,12345</text:p>
          </table:table-cell>
          <table:table-cell office:value-type="float" office:value="0.150545" calcext:value-type="float">
            <text:p>0,150545</text:p>
          </table:table-cell>
          <table:table-cell office:value-type="float" office:value="0.158498" calcext:value-type="float">
            <text:p>0,158498</text:p>
          </table:table-cell>
          <table:table-cell office:value-type="float" office:value="0.762514" calcext:value-type="float">
            <text:p>0,762514</text:p>
          </table:table-cell>
          <table:table-cell office:value-type="float" office:value="1.56142" calcext:value-type="float">
            <text:p>1,56142</text:p>
          </table:table-cell>
          <table:table-cell office:value-type="float" office:value="0.15366" calcext:value-type="float">
            <text:p>0,15366</text:p>
          </table:table-cell>
          <table:table-cell office:value-type="float" office:value="0.974101" calcext:value-type="float">
            <text:p>0,974101</text:p>
          </table:table-cell>
          <table:table-cell office:value-type="float" office:value="1.22639" calcext:value-type="float">
            <text:p>1,22639</text:p>
          </table:table-cell>
          <table:table-cell office:value-type="float" office:value="0.615973" calcext:value-type="float">
            <text:p>0,615973</text:p>
          </table:table-cell>
          <table:table-cell office:value-type="float" office:value="1.38815" calcext:value-type="float">
            <text:p>1,38815</text:p>
          </table:table-cell>
          <table:table-cell office:value-type="float" office:value="0.148094" calcext:value-type="float">
            <text:p>0,148094</text:p>
          </table:table-cell>
          <table:table-cell office:value-type="float" office:value="0.635519" calcext:value-type="float">
            <text:p>0,635519</text:p>
          </table:table-cell>
          <table:table-cell office:value-type="float" office:value="1.41048" calcext:value-type="float">
            <text:p>1,41048</text:p>
          </table:table-cell>
          <table:table-cell office:value-type="float" office:value="0.901515" calcext:value-type="float">
            <text:p>0,901515</text:p>
          </table:table-cell>
          <table:table-cell office:value-type="float" office:value="0.137998" calcext:value-type="float">
            <text:p>0,137998</text:p>
          </table:table-cell>
          <table:table-cell office:value-type="float" office:value="0.13597" calcext:value-type="float">
            <text:p>0,13597</text:p>
          </table:table-cell>
          <table:table-cell office:value-type="float" office:value="0.180538" calcext:value-type="float">
            <text:p>0,180538</text:p>
          </table:table-cell>
          <table:table-cell office:value-type="float" office:value="0.061753" calcext:value-type="float">
            <text:p>0,061753</text:p>
          </table:table-cell>
          <table:table-cell office:value-type="float" office:value="0.109585" calcext:value-type="float">
            <text:p>0,109585</text:p>
          </table:table-cell>
          <table:table-cell office:value-type="float" office:value="0.135479" calcext:value-type="float">
            <text:p>0,135479</text:p>
          </table:table-cell>
          <table:table-cell office:value-type="float" office:value="0.171796" calcext:value-type="float">
            <text:p>0,171796</text:p>
          </table:table-cell>
          <table:table-cell office:value-type="float" office:value="0.211747" calcext:value-type="float">
            <text:p>0,211747</text:p>
          </table:table-cell>
          <table:table-cell office:value-type="float" office:value="0.217707" calcext:value-type="float">
            <text:p>0,217707</text:p>
          </table:table-cell>
          <table:table-cell office:value-type="float" office:value="0.494223" calcext:value-type="float">
            <text:p>0,494223</text:p>
          </table:table-cell>
          <table:table-cell office:value-type="float" office:value="0.219014" calcext:value-type="float">
            <text:p>0,219014</text:p>
          </table:table-cell>
          <table:table-cell office:value-type="float" office:value="0.834279" calcext:value-type="float">
            <text:p>0,834279</text:p>
          </table:table-cell>
          <table:table-cell office:value-type="float" office:value="1.29828" calcext:value-type="float">
            <text:p>1,29828</text:p>
          </table:table-cell>
          <table:table-cell office:value-type="float" office:value="2.26287" calcext:value-type="float">
            <text:p>2,26287</text:p>
          </table:table-cell>
          <table:table-cell office:value-type="float" office:value="2.081" calcext:value-type="float">
            <text:p>2,081</text:p>
          </table:table-cell>
          <table:table-cell table:number-columns-repeated="4"/>
          <table:table-cell table:formula="of:=MIN([.A170:.BL170])" office:value-type="float" office:value="0.061753" calcext:value-type="float">
            <text:p>0,061753</text:p>
          </table:table-cell>
          <table:table-cell table:formula="of:=MAX([.A170:.BL170])" office:value-type="float" office:value="2.26287" calcext:value-type="float">
            <text:p>2,26287</text:p>
          </table:table-cell>
          <table:table-cell table:number-columns-repeated="7"/>
        </table:table-row>
        <table:table-row table:style-name="ro1">
          <table:table-cell office:value-type="float" office:value="0.150369" calcext:value-type="float">
            <text:p>0,150369</text:p>
          </table:table-cell>
          <table:table-cell office:value-type="float" office:value="0.159359" calcext:value-type="float">
            <text:p>0,159359</text:p>
          </table:table-cell>
          <table:table-cell office:value-type="float" office:value="0.160282" calcext:value-type="float">
            <text:p>0,160282</text:p>
          </table:table-cell>
          <table:table-cell office:value-type="float" office:value="0.143873" calcext:value-type="float">
            <text:p>0,143873</text:p>
          </table:table-cell>
          <table:table-cell office:value-type="float" office:value="0.288004" calcext:value-type="float">
            <text:p>0,288004</text:p>
          </table:table-cell>
          <table:table-cell office:value-type="float" office:value="0.143584" calcext:value-type="float">
            <text:p>0,143584</text:p>
          </table:table-cell>
          <table:table-cell office:value-type="float" office:value="0.15082" calcext:value-type="float">
            <text:p>0,15082</text:p>
          </table:table-cell>
          <table:table-cell office:value-type="float" office:value="0.151447" calcext:value-type="float">
            <text:p>0,151447</text:p>
          </table:table-cell>
          <table:table-cell office:value-type="float" office:value="0.580739" calcext:value-type="float">
            <text:p>0,580739</text:p>
          </table:table-cell>
          <table:table-cell office:value-type="float" office:value="0.580507" calcext:value-type="float">
            <text:p>0,580507</text:p>
          </table:table-cell>
          <table:table-cell office:value-type="float" office:value="0.438219" calcext:value-type="float">
            <text:p>0,438219</text:p>
          </table:table-cell>
          <table:table-cell office:value-type="float" office:value="0.148669" calcext:value-type="float">
            <text:p>0,148669</text:p>
          </table:table-cell>
          <table:table-cell office:value-type="float" office:value="0.148819" calcext:value-type="float">
            <text:p>0,148819</text:p>
          </table:table-cell>
          <table:table-cell office:value-type="float" office:value="0.292221" calcext:value-type="float">
            <text:p>0,292221</text:p>
          </table:table-cell>
          <table:table-cell office:value-type="float" office:value="0.299869" calcext:value-type="float">
            <text:p>0,299869</text:p>
          </table:table-cell>
          <table:table-cell office:value-type="float" office:value="0.303865" calcext:value-type="float">
            <text:p>0,303865</text:p>
          </table:table-cell>
          <table:table-cell office:value-type="float" office:value="0.151583" calcext:value-type="float">
            <text:p>0,151583</text:p>
          </table:table-cell>
          <table:table-cell office:value-type="float" office:value="0.30503" calcext:value-type="float">
            <text:p>0,30503</text:p>
          </table:table-cell>
          <table:table-cell office:value-type="float" office:value="0.457826" calcext:value-type="float">
            <text:p>0,457826</text:p>
          </table:table-cell>
          <table:table-cell office:value-type="float" office:value="1.19056" calcext:value-type="float">
            <text:p>1,19056</text:p>
          </table:table-cell>
          <table:table-cell office:value-type="float" office:value="0.299362" calcext:value-type="float">
            <text:p>0,299362</text:p>
          </table:table-cell>
          <table:table-cell office:value-type="float" office:value="0.454183" calcext:value-type="float">
            <text:p>0,454183</text:p>
          </table:table-cell>
          <table:table-cell office:value-type="float" office:value="1.04345" calcext:value-type="float">
            <text:p>1,04345</text:p>
          </table:table-cell>
          <table:table-cell office:value-type="float" office:value="0.588521" calcext:value-type="float">
            <text:p>0,588521</text:p>
          </table:table-cell>
          <table:table-cell office:value-type="float" office:value="0.584853" calcext:value-type="float">
            <text:p>0,584853</text:p>
          </table:table-cell>
          <table:table-cell office:value-type="float" office:value="0.88953" calcext:value-type="float">
            <text:p>0,88953</text:p>
          </table:table-cell>
          <table:table-cell office:value-type="float" office:value="0.297261" calcext:value-type="float">
            <text:p>0,297261</text:p>
          </table:table-cell>
          <table:table-cell office:value-type="float" office:value="0.158592" calcext:value-type="float">
            <text:p>0,158592</text:p>
          </table:table-cell>
          <table:table-cell office:value-type="float" office:value="0.166807" calcext:value-type="float">
            <text:p>0,166807</text:p>
          </table:table-cell>
          <table:table-cell office:value-type="float" office:value="0.1599" calcext:value-type="float">
            <text:p>0,1599</text:p>
          </table:table-cell>
          <table:table-cell office:value-type="float" office:value="1.49473" calcext:value-type="float">
            <text:p>1,49473</text:p>
          </table:table-cell>
          <table:table-cell office:value-type="float" office:value="1.34367" calcext:value-type="float">
            <text:p>1,34367</text:p>
          </table:table-cell>
          <table:table-cell office:value-type="float" office:value="1.21377" calcext:value-type="float">
            <text:p>1,21377</text:p>
          </table:table-cell>
          <table:table-cell office:value-type="float" office:value="1.50451" calcext:value-type="float">
            <text:p>1,50451</text:p>
          </table:table-cell>
          <table:table-cell office:value-type="float" office:value="1.07711" calcext:value-type="float">
            <text:p>1,07711</text:p>
          </table:table-cell>
          <table:table-cell office:value-type="float" office:value="0.275612" calcext:value-type="float">
            <text:p>0,275612</text:p>
          </table:table-cell>
          <table:table-cell office:value-type="float" office:value="1.0837" calcext:value-type="float">
            <text:p>1,0837</text:p>
          </table:table-cell>
          <table:table-cell office:value-type="float" office:value="1.08676" calcext:value-type="float">
            <text:p>1,08676</text:p>
          </table:table-cell>
          <table:table-cell office:value-type="float" office:value="0.95734" calcext:value-type="float">
            <text:p>0,95734</text:p>
          </table:table-cell>
          <table:table-cell office:value-type="float" office:value="0.396105" calcext:value-type="float">
            <text:p>0,396105</text:p>
          </table:table-cell>
          <table:table-cell office:value-type="float" office:value="0.99811" calcext:value-type="float">
            <text:p>0,99811</text:p>
          </table:table-cell>
          <table:table-cell office:value-type="float" office:value="1.74689" calcext:value-type="float">
            <text:p>1,74689</text:p>
          </table:table-cell>
          <table:table-cell office:value-type="float" office:value="1.007" calcext:value-type="float">
            <text:p>1,007</text:p>
          </table:table-cell>
          <table:table-cell office:value-type="float" office:value="1.90642" calcext:value-type="float">
            <text:p>1,90642</text:p>
          </table:table-cell>
          <table:table-cell office:value-type="float" office:value="1.35143" calcext:value-type="float">
            <text:p>1,35143</text:p>
          </table:table-cell>
          <table:table-cell office:value-type="float" office:value="1.2171" calcext:value-type="float">
            <text:p>1,2171</text:p>
          </table:table-cell>
          <table:table-cell office:value-type="float" office:value="1.36976" calcext:value-type="float">
            <text:p>1,36976</text:p>
          </table:table-cell>
          <table:table-cell office:value-type="float" office:value="1.80517" calcext:value-type="float">
            <text:p>1,80517</text:p>
          </table:table-cell>
          <table:table-cell office:value-type="float" office:value="1.25161" calcext:value-type="float">
            <text:p>1,25161</text:p>
          </table:table-cell>
          <table:table-cell office:value-type="float" office:value="1.28656" calcext:value-type="float">
            <text:p>1,28656</text:p>
          </table:table-cell>
          <table:table-cell office:value-type="float" office:value="1.13731" calcext:value-type="float">
            <text:p>1,13731</text:p>
          </table:table-cell>
          <table:table-cell office:value-type="float" office:value="1.77573" calcext:value-type="float">
            <text:p>1,77573</text:p>
          </table:table-cell>
          <table:table-cell office:value-type="float" office:value="1.22069" calcext:value-type="float">
            <text:p>1,22069</text:p>
          </table:table-cell>
          <table:table-cell office:value-type="float" office:value="2.0038" calcext:value-type="float">
            <text:p>2,0038</text:p>
          </table:table-cell>
          <table:table-cell office:value-type="float" office:value="1.31231" calcext:value-type="float">
            <text:p>1,31231</text:p>
          </table:table-cell>
          <table:table-cell office:value-type="float" office:value="1.31906" calcext:value-type="float">
            <text:p>1,31906</text:p>
          </table:table-cell>
          <table:table-cell office:value-type="float" office:value="1.62317" calcext:value-type="float">
            <text:p>1,62317</text:p>
          </table:table-cell>
          <table:table-cell office:value-type="float" office:value="1.03663" calcext:value-type="float">
            <text:p>1,03663</text:p>
          </table:table-cell>
          <table:table-cell office:value-type="float" office:value="1.04862" calcext:value-type="float">
            <text:p>1,04862</text:p>
          </table:table-cell>
          <table:table-cell office:value-type="float" office:value="0.120881" calcext:value-type="float">
            <text:p>0,120881</text:p>
          </table:table-cell>
          <table:table-cell office:value-type="float" office:value="0.395139" calcext:value-type="float">
            <text:p>0,395139</text:p>
          </table:table-cell>
          <table:table-cell office:value-type="float" office:value="0.0749838" calcext:value-type="float">
            <text:p>0,0749838</text:p>
          </table:table-cell>
          <table:table-cell office:value-type="float" office:value="0.138195" calcext:value-type="float">
            <text:p>0,138195</text:p>
          </table:table-cell>
          <table:table-cell office:value-type="float" office:value="0.106633" calcext:value-type="float">
            <text:p>0,106633</text:p>
          </table:table-cell>
          <table:table-cell table:number-columns-repeated="4"/>
          <table:table-cell table:formula="of:=MIN([.A171:.BL171])" office:value-type="float" office:value="0.0749838" calcext:value-type="float">
            <text:p>0,0749838</text:p>
          </table:table-cell>
          <table:table-cell table:formula="of:=MAX([.A171:.BL171])" office:value-type="float" office:value="2.0038" calcext:value-type="float">
            <text:p>2,0038</text:p>
          </table:table-cell>
          <table:table-cell table:number-columns-repeated="7"/>
        </table:table-row>
        <table:table-row table:style-name="ro1">
          <table:table-cell office:value-type="float" office:value="0.154476" calcext:value-type="float">
            <text:p>0,154476</text:p>
          </table:table-cell>
          <table:table-cell office:value-type="float" office:value="0.154634" calcext:value-type="float">
            <text:p>0,154634</text:p>
          </table:table-cell>
          <table:table-cell office:value-type="float" office:value="0.145158" calcext:value-type="float">
            <text:p>0,145158</text:p>
          </table:table-cell>
          <table:table-cell office:value-type="float" office:value="0.166595" calcext:value-type="float">
            <text:p>0,166595</text:p>
          </table:table-cell>
          <table:table-cell office:value-type="float" office:value="0.148298" calcext:value-type="float">
            <text:p>0,148298</text:p>
          </table:table-cell>
          <table:table-cell office:value-type="float" office:value="0.168431" calcext:value-type="float">
            <text:p>0,168431</text:p>
          </table:table-cell>
          <table:table-cell office:value-type="float" office:value="0.154247" calcext:value-type="float">
            <text:p>0,154247</text:p>
          </table:table-cell>
          <table:table-cell office:value-type="float" office:value="0.157597" calcext:value-type="float">
            <text:p>0,157597</text:p>
          </table:table-cell>
          <table:table-cell office:value-type="float" office:value="0.144109" calcext:value-type="float">
            <text:p>0,144109</text:p>
          </table:table-cell>
          <table:table-cell office:value-type="float" office:value="0.15148" calcext:value-type="float">
            <text:p>0,15148</text:p>
          </table:table-cell>
          <table:table-cell office:value-type="float" office:value="0.1495" calcext:value-type="float">
            <text:p>0,1495</text:p>
          </table:table-cell>
          <table:table-cell office:value-type="float" office:value="0.911934" calcext:value-type="float">
            <text:p>0,911934</text:p>
          </table:table-cell>
          <table:table-cell office:value-type="float" office:value="0.907664" calcext:value-type="float">
            <text:p>0,907664</text:p>
          </table:table-cell>
          <table:table-cell office:value-type="float" office:value="0.149609" calcext:value-type="float">
            <text:p>0,149609</text:p>
          </table:table-cell>
          <table:table-cell office:value-type="float" office:value="0.795623" calcext:value-type="float">
            <text:p>0,795623</text:p>
          </table:table-cell>
          <table:table-cell office:value-type="float" office:value="0.808074" calcext:value-type="float">
            <text:p>0,808074</text:p>
          </table:table-cell>
          <table:table-cell office:value-type="float" office:value="0.665063" calcext:value-type="float">
            <text:p>0,665063</text:p>
          </table:table-cell>
          <table:table-cell office:value-type="float" office:value="0.90125" calcext:value-type="float">
            <text:p>0,90125</text:p>
          </table:table-cell>
          <table:table-cell office:value-type="float" office:value="0.59749" calcext:value-type="float">
            <text:p>0,59749</text:p>
          </table:table-cell>
          <table:table-cell office:value-type="float" office:value="0.792138" calcext:value-type="float">
            <text:p>0,792138</text:p>
          </table:table-cell>
          <table:table-cell office:value-type="float" office:value="0.770488" calcext:value-type="float">
            <text:p>0,770488</text:p>
          </table:table-cell>
          <table:table-cell office:value-type="float" office:value="0.643143" calcext:value-type="float">
            <text:p>0,643143</text:p>
          </table:table-cell>
          <table:table-cell office:value-type="float" office:value="0.384603" calcext:value-type="float">
            <text:p>0,384603</text:p>
          </table:table-cell>
          <table:table-cell office:value-type="float" office:value="0.756769" calcext:value-type="float">
            <text:p>0,756769</text:p>
          </table:table-cell>
          <table:table-cell office:value-type="float" office:value="0.641363" calcext:value-type="float">
            <text:p>0,641363</text:p>
          </table:table-cell>
          <table:table-cell office:value-type="float" office:value="0.606195" calcext:value-type="float">
            <text:p>0,606195</text:p>
          </table:table-cell>
          <table:table-cell office:value-type="float" office:value="0.50674" calcext:value-type="float">
            <text:p>0,50674</text:p>
          </table:table-cell>
          <table:table-cell office:value-type="float" office:value="0.59321" calcext:value-type="float">
            <text:p>0,59321</text:p>
          </table:table-cell>
          <table:table-cell office:value-type="float" office:value="0.539731" calcext:value-type="float">
            <text:p>0,539731</text:p>
          </table:table-cell>
          <table:table-cell office:value-type="float" office:value="1.29958" calcext:value-type="float">
            <text:p>1,29958</text:p>
          </table:table-cell>
          <table:table-cell office:value-type="float" office:value="1.04092" calcext:value-type="float">
            <text:p>1,04092</text:p>
          </table:table-cell>
          <table:table-cell office:value-type="float" office:value="1.25245" calcext:value-type="float">
            <text:p>1,25245</text:p>
          </table:table-cell>
          <table:table-cell office:value-type="float" office:value="0.981734" calcext:value-type="float">
            <text:p>0,981734</text:p>
          </table:table-cell>
          <table:table-cell office:value-type="float" office:value="0.947629" calcext:value-type="float">
            <text:p>0,947629</text:p>
          </table:table-cell>
          <table:table-cell office:value-type="float" office:value="0.877615" calcext:value-type="float">
            <text:p>0,877615</text:p>
          </table:table-cell>
          <table:table-cell office:value-type="float" office:value="0.688377" calcext:value-type="float">
            <text:p>0,688377</text:p>
          </table:table-cell>
          <table:table-cell office:value-type="float" office:value="0.753035" calcext:value-type="float">
            <text:p>0,753035</text:p>
          </table:table-cell>
          <table:table-cell office:value-type="float" office:value="0.777664" calcext:value-type="float">
            <text:p>0,777664</text:p>
          </table:table-cell>
          <table:table-cell office:value-type="float" office:value="0.831859" calcext:value-type="float">
            <text:p>0,831859</text:p>
          </table:table-cell>
          <table:table-cell office:value-type="float" office:value="0.806847" calcext:value-type="float">
            <text:p>0,806847</text:p>
          </table:table-cell>
          <table:table-cell office:value-type="float" office:value="0.468835" calcext:value-type="float">
            <text:p>0,468835</text:p>
          </table:table-cell>
          <table:table-cell office:value-type="float" office:value="0.825079" calcext:value-type="float">
            <text:p>0,825079</text:p>
          </table:table-cell>
          <table:table-cell office:value-type="float" office:value="0.864922" calcext:value-type="float">
            <text:p>0,864922</text:p>
          </table:table-cell>
          <table:table-cell office:value-type="float" office:value="0.745042" calcext:value-type="float">
            <text:p>0,745042</text:p>
          </table:table-cell>
          <table:table-cell office:value-type="float" office:value="0.828094" calcext:value-type="float">
            <text:p>0,828094</text:p>
          </table:table-cell>
          <table:table-cell office:value-type="float" office:value="0.830346" calcext:value-type="float">
            <text:p>0,830346</text:p>
          </table:table-cell>
          <table:table-cell office:value-type="float" office:value="0.683388" calcext:value-type="float">
            <text:p>0,683388</text:p>
          </table:table-cell>
          <table:table-cell office:value-type="float" office:value="0.845536" calcext:value-type="float">
            <text:p>0,845536</text:p>
          </table:table-cell>
          <table:table-cell office:value-type="float" office:value="0.816684" calcext:value-type="float">
            <text:p>0,816684</text:p>
          </table:table-cell>
          <table:table-cell office:value-type="float" office:value="0.818065" calcext:value-type="float">
            <text:p>0,818065</text:p>
          </table:table-cell>
          <table:table-cell office:value-type="float" office:value="0.794747" calcext:value-type="float">
            <text:p>0,794747</text:p>
          </table:table-cell>
          <table:table-cell office:value-type="float" office:value="0.746859" calcext:value-type="float">
            <text:p>0,746859</text:p>
          </table:table-cell>
          <table:table-cell office:value-type="float" office:value="0.717514" calcext:value-type="float">
            <text:p>0,717514</text:p>
          </table:table-cell>
          <table:table-cell office:value-type="float" office:value="0.151676" calcext:value-type="float">
            <text:p>0,151676</text:p>
          </table:table-cell>
          <table:table-cell office:value-type="float" office:value="0.587612" calcext:value-type="float">
            <text:p>0,587612</text:p>
          </table:table-cell>
          <table:table-cell office:value-type="float" office:value="0.142599" calcext:value-type="float">
            <text:p>0,142599</text:p>
          </table:table-cell>
          <table:table-cell office:value-type="float" office:value="0.143602" calcext:value-type="float">
            <text:p>0,143602</text:p>
          </table:table-cell>
          <table:table-cell office:value-type="float" office:value="0.303185" calcext:value-type="float">
            <text:p>0,303185</text:p>
          </table:table-cell>
          <table:table-cell office:value-type="float" office:value="0.207123" calcext:value-type="float">
            <text:p>0,207123</text:p>
          </table:table-cell>
          <table:table-cell office:value-type="float" office:value="0.292237" calcext:value-type="float">
            <text:p>0,292237</text:p>
          </table:table-cell>
          <table:table-cell office:value-type="float" office:value="0.145456" calcext:value-type="float">
            <text:p>0,145456</text:p>
          </table:table-cell>
          <table:table-cell office:value-type="float" office:value="0.127521" calcext:value-type="float">
            <text:p>0,127521</text:p>
          </table:table-cell>
          <table:table-cell office:value-type="float" office:value="0.104959" calcext:value-type="float">
            <text:p>0,104959</text:p>
          </table:table-cell>
          <table:table-cell office:value-type="float" office:value="0.167968" calcext:value-type="float">
            <text:p>0,167968</text:p>
          </table:table-cell>
          <table:table-cell table:number-columns-repeated="4"/>
          <table:table-cell table:formula="of:=MIN([.A172:.BL172])" office:value-type="float" office:value="0.104959" calcext:value-type="float">
            <text:p>0,104959</text:p>
          </table:table-cell>
          <table:table-cell table:formula="of:=MAX([.A172:.BL172])" office:value-type="float" office:value="1.29958" calcext:value-type="float">
            <text:p>1,29958</text:p>
          </table:table-cell>
          <table:table-cell table:number-columns-repeated="7"/>
        </table:table-row>
        <table:table-row table:style-name="ro1">
          <table:table-cell office:value-type="float" office:value="0.147954" calcext:value-type="float">
            <text:p>0,147954</text:p>
          </table:table-cell>
          <table:table-cell office:value-type="float" office:value="0.149164" calcext:value-type="float">
            <text:p>0,149164</text:p>
          </table:table-cell>
          <table:table-cell office:value-type="float" office:value="0.152729" calcext:value-type="float">
            <text:p>0,152729</text:p>
          </table:table-cell>
          <table:table-cell office:value-type="float" office:value="0.146034" calcext:value-type="float">
            <text:p>0,146034</text:p>
          </table:table-cell>
          <table:table-cell office:value-type="float" office:value="0.146213" calcext:value-type="float">
            <text:p>0,146213</text:p>
          </table:table-cell>
          <table:table-cell office:value-type="float" office:value="0.148355" calcext:value-type="float">
            <text:p>0,148355</text:p>
          </table:table-cell>
          <table:table-cell office:value-type="float" office:value="0.153292" calcext:value-type="float">
            <text:p>0,153292</text:p>
          </table:table-cell>
          <table:table-cell office:value-type="float" office:value="0.151446" calcext:value-type="float">
            <text:p>0,151446</text:p>
          </table:table-cell>
          <table:table-cell office:value-type="float" office:value="0.171268" calcext:value-type="float">
            <text:p>0,171268</text:p>
          </table:table-cell>
          <table:table-cell office:value-type="float" office:value="0.142221" calcext:value-type="float">
            <text:p>0,142221</text:p>
          </table:table-cell>
          <table:table-cell office:value-type="float" office:value="0.165606" calcext:value-type="float">
            <text:p>0,165606</text:p>
          </table:table-cell>
          <table:table-cell office:value-type="float" office:value="0.148677" calcext:value-type="float">
            <text:p>0,148677</text:p>
          </table:table-cell>
          <table:table-cell office:value-type="float" office:value="0.164759" calcext:value-type="float">
            <text:p>0,164759</text:p>
          </table:table-cell>
          <table:table-cell office:value-type="float" office:value="0.803445" calcext:value-type="float">
            <text:p>0,803445</text:p>
          </table:table-cell>
          <table:table-cell office:value-type="float" office:value="0.499986" calcext:value-type="float">
            <text:p>0,499986</text:p>
          </table:table-cell>
          <table:table-cell office:value-type="float" office:value="0.159133" calcext:value-type="float">
            <text:p>0,159133</text:p>
          </table:table-cell>
          <table:table-cell office:value-type="float" office:value="0.16646" calcext:value-type="float">
            <text:p>0,16646</text:p>
          </table:table-cell>
          <table:table-cell office:value-type="float" office:value="0.0817599" calcext:value-type="float">
            <text:p>0,0817599</text:p>
          </table:table-cell>
          <table:table-cell office:value-type="float" office:value="0.161147" calcext:value-type="float">
            <text:p>0,161147</text:p>
          </table:table-cell>
          <table:table-cell office:value-type="float" office:value="0.666069" calcext:value-type="float">
            <text:p>0,666069</text:p>
          </table:table-cell>
          <table:table-cell office:value-type="float" office:value="0.0860779" calcext:value-type="float">
            <text:p>0,0860779</text:p>
          </table:table-cell>
          <table:table-cell office:value-type="float" office:value="0.581731" calcext:value-type="float">
            <text:p>0,581731</text:p>
          </table:table-cell>
          <table:table-cell office:value-type="float" office:value="0.164657" calcext:value-type="float">
            <text:p>0,164657</text:p>
          </table:table-cell>
          <table:table-cell office:value-type="float" office:value="0.085264" calcext:value-type="float">
            <text:p>0,085264</text:p>
          </table:table-cell>
          <table:table-cell office:value-type="float" office:value="0.0862679" calcext:value-type="float">
            <text:p>0,0862679</text:p>
          </table:table-cell>
          <table:table-cell office:value-type="float" office:value="0.868939" calcext:value-type="float">
            <text:p>0,868939</text:p>
          </table:table-cell>
          <table:table-cell office:value-type="float" office:value="0.436921" calcext:value-type="float">
            <text:p>0,436921</text:p>
          </table:table-cell>
          <table:table-cell office:value-type="float" office:value="0.284016" calcext:value-type="float">
            <text:p>0,284016</text:p>
          </table:table-cell>
          <table:table-cell office:value-type="float" office:value="0.085562" calcext:value-type="float">
            <text:p>0,085562</text:p>
          </table:table-cell>
          <table:table-cell office:value-type="float" office:value="0.155917" calcext:value-type="float">
            <text:p>0,155917</text:p>
          </table:table-cell>
          <table:table-cell office:value-type="float" office:value="0.873781" calcext:value-type="float">
            <text:p>0,873781</text:p>
          </table:table-cell>
          <table:table-cell office:value-type="float" office:value="0.085881" calcext:value-type="float">
            <text:p>0,085881</text:p>
          </table:table-cell>
          <table:table-cell office:value-type="float" office:value="0.300169" calcext:value-type="float">
            <text:p>0,300169</text:p>
          </table:table-cell>
          <table:table-cell office:value-type="float" office:value="0.179886" calcext:value-type="float">
            <text:p>0,179886</text:p>
          </table:table-cell>
          <table:table-cell office:value-type="float" office:value="0.086705" calcext:value-type="float">
            <text:p>0,086705</text:p>
          </table:table-cell>
          <table:table-cell office:value-type="float" office:value="0.876605" calcext:value-type="float">
            <text:p>0,876605</text:p>
          </table:table-cell>
          <table:table-cell office:value-type="float" office:value="0.261316" calcext:value-type="float">
            <text:p>0,261316</text:p>
          </table:table-cell>
          <table:table-cell office:value-type="float" office:value="0.187605" calcext:value-type="float">
            <text:p>0,187605</text:p>
          </table:table-cell>
          <table:table-cell office:value-type="float" office:value="1.64733" calcext:value-type="float">
            <text:p>1,64733</text:p>
          </table:table-cell>
          <table:table-cell office:value-type="float" office:value="1.55855" calcext:value-type="float">
            <text:p>1,55855</text:p>
          </table:table-cell>
          <table:table-cell office:value-type="float" office:value="0.255421" calcext:value-type="float">
            <text:p>0,255421</text:p>
          </table:table-cell>
          <table:table-cell office:value-type="float" office:value="2.0364" calcext:value-type="float">
            <text:p>2,0364</text:p>
          </table:table-cell>
          <table:table-cell office:value-type="float" office:value="0.188505" calcext:value-type="float">
            <text:p>0,188505</text:p>
          </table:table-cell>
          <table:table-cell office:value-type="float" office:value="1.80008" calcext:value-type="float">
            <text:p>1,80008</text:p>
          </table:table-cell>
          <table:table-cell office:value-type="float" office:value="1.82824" calcext:value-type="float">
            <text:p>1,82824</text:p>
          </table:table-cell>
          <table:table-cell office:value-type="float" office:value="1.69784" calcext:value-type="float">
            <text:p>1,69784</text:p>
          </table:table-cell>
          <table:table-cell office:value-type="float" office:value="2.1772" calcext:value-type="float">
            <text:p>2,1772</text:p>
          </table:table-cell>
          <table:table-cell office:value-type="float" office:value="1.40798" calcext:value-type="float">
            <text:p>1,40798</text:p>
          </table:table-cell>
          <table:table-cell office:value-type="float" office:value="1.89131" calcext:value-type="float">
            <text:p>1,89131</text:p>
          </table:table-cell>
          <table:table-cell office:value-type="float" office:value="1.72612" calcext:value-type="float">
            <text:p>1,72612</text:p>
          </table:table-cell>
          <table:table-cell office:value-type="float" office:value="0.914253" calcext:value-type="float">
            <text:p>0,914253</text:p>
          </table:table-cell>
          <table:table-cell office:value-type="float" office:value="2.22943" calcext:value-type="float">
            <text:p>2,22943</text:p>
          </table:table-cell>
          <table:table-cell office:value-type="float" office:value="2.08427" calcext:value-type="float">
            <text:p>2,08427</text:p>
          </table:table-cell>
          <table:table-cell office:value-type="float" office:value="2.38558" calcext:value-type="float">
            <text:p>2,38558</text:p>
          </table:table-cell>
          <table:table-cell office:value-type="float" office:value="2.14502" calcext:value-type="float">
            <text:p>2,14502</text:p>
          </table:table-cell>
          <table:table-cell office:value-type="float" office:value="2.18944" calcext:value-type="float">
            <text:p>2,18944</text:p>
          </table:table-cell>
          <table:table-cell office:value-type="float" office:value="1.01112" calcext:value-type="float">
            <text:p>1,01112</text:p>
          </table:table-cell>
          <table:table-cell office:value-type="float" office:value="2.35464" calcext:value-type="float">
            <text:p>2,35464</text:p>
          </table:table-cell>
          <table:table-cell office:value-type="float" office:value="1.54691" calcext:value-type="float">
            <text:p>1,54691</text:p>
          </table:table-cell>
          <table:table-cell office:value-type="float" office:value="0.932394" calcext:value-type="float">
            <text:p>0,932394</text:p>
          </table:table-cell>
          <table:table-cell office:value-type="float" office:value="1.73524" calcext:value-type="float">
            <text:p>1,73524</text:p>
          </table:table-cell>
          <table:table-cell office:value-type="float" office:value="0.741671" calcext:value-type="float">
            <text:p>0,741671</text:p>
          </table:table-cell>
          <table:table-cell office:value-type="float" office:value="2.26639" calcext:value-type="float">
            <text:p>2,26639</text:p>
          </table:table-cell>
          <table:table-cell office:value-type="float" office:value="0.0834649" calcext:value-type="float">
            <text:p>0,0834649</text:p>
          </table:table-cell>
          <table:table-cell table:number-columns-repeated="4"/>
          <table:table-cell table:formula="of:=MIN([.A173:.BL173])" office:value-type="float" office:value="0.0817599" calcext:value-type="float">
            <text:p>0,0817599</text:p>
          </table:table-cell>
          <table:table-cell table:formula="of:=MAX([.A173:.BL173])" office:value-type="float" office:value="2.38558" calcext:value-type="float">
            <text:p>2,38558</text:p>
          </table:table-cell>
          <table:table-cell table:number-columns-repeated="7"/>
        </table:table-row>
        <table:table-row table:style-name="ro1">
          <table:table-cell office:value-type="float" office:value="0.144534" calcext:value-type="float">
            <text:p>0,144534</text:p>
          </table:table-cell>
          <table:table-cell office:value-type="float" office:value="0.145388" calcext:value-type="float">
            <text:p>0,145388</text:p>
          </table:table-cell>
          <table:table-cell office:value-type="float" office:value="0.143854" calcext:value-type="float">
            <text:p>0,143854</text:p>
          </table:table-cell>
          <table:table-cell office:value-type="float" office:value="0.145675" calcext:value-type="float">
            <text:p>0,145675</text:p>
          </table:table-cell>
          <table:table-cell office:value-type="float" office:value="0.146028" calcext:value-type="float">
            <text:p>0,146028</text:p>
          </table:table-cell>
          <table:table-cell office:value-type="float" office:value="0.152502" calcext:value-type="float">
            <text:p>0,152502</text:p>
          </table:table-cell>
          <table:table-cell office:value-type="float" office:value="0.450369" calcext:value-type="float">
            <text:p>0,450369</text:p>
          </table:table-cell>
          <table:table-cell office:value-type="float" office:value="0.311716" calcext:value-type="float">
            <text:p>0,311716</text:p>
          </table:table-cell>
          <table:table-cell office:value-type="float" office:value="0.182083" calcext:value-type="float">
            <text:p>0,182083</text:p>
          </table:table-cell>
          <table:table-cell office:value-type="float" office:value="0.143626" calcext:value-type="float">
            <text:p>0,143626</text:p>
          </table:table-cell>
          <table:table-cell office:value-type="float" office:value="0.146704" calcext:value-type="float">
            <text:p>0,146704</text:p>
          </table:table-cell>
          <table:table-cell office:value-type="float" office:value="0.15549" calcext:value-type="float">
            <text:p>0,15549</text:p>
          </table:table-cell>
          <table:table-cell office:value-type="float" office:value="0.144547" calcext:value-type="float">
            <text:p>0,144547</text:p>
          </table:table-cell>
          <table:table-cell office:value-type="float" office:value="0.142116" calcext:value-type="float">
            <text:p>0,142116</text:p>
          </table:table-cell>
          <table:table-cell office:value-type="float" office:value="0.147551" calcext:value-type="float">
            <text:p>0,147551</text:p>
          </table:table-cell>
          <table:table-cell office:value-type="float" office:value="0.143786" calcext:value-type="float">
            <text:p>0,143786</text:p>
          </table:table-cell>
          <table:table-cell office:value-type="float" office:value="0.144303" calcext:value-type="float">
            <text:p>0,144303</text:p>
          </table:table-cell>
          <table:table-cell office:value-type="float" office:value="0.145174" calcext:value-type="float">
            <text:p>0,145174</text:p>
          </table:table-cell>
          <table:table-cell office:value-type="float" office:value="0.152012" calcext:value-type="float">
            <text:p>0,152012</text:p>
          </table:table-cell>
          <table:table-cell office:value-type="float" office:value="0.152073" calcext:value-type="float">
            <text:p>0,152073</text:p>
          </table:table-cell>
          <table:table-cell office:value-type="float" office:value="0.885149" calcext:value-type="float">
            <text:p>0,885149</text:p>
          </table:table-cell>
          <table:table-cell office:value-type="float" office:value="0.144501" calcext:value-type="float">
            <text:p>0,144501</text:p>
          </table:table-cell>
          <table:table-cell office:value-type="float" office:value="0.144518" calcext:value-type="float">
            <text:p>0,144518</text:p>
          </table:table-cell>
          <table:table-cell office:value-type="float" office:value="0.149094" calcext:value-type="float">
            <text:p>0,149094</text:p>
          </table:table-cell>
          <table:table-cell office:value-type="float" office:value="0.152132" calcext:value-type="float">
            <text:p>0,152132</text:p>
          </table:table-cell>
          <table:table-cell office:value-type="float" office:value="1.33318" calcext:value-type="float">
            <text:p>1,33318</text:p>
          </table:table-cell>
          <table:table-cell office:value-type="float" office:value="0.737444" calcext:value-type="float">
            <text:p>0,737444</text:p>
          </table:table-cell>
          <table:table-cell office:value-type="float" office:value="0.296701" calcext:value-type="float">
            <text:p>0,296701</text:p>
          </table:table-cell>
          <table:table-cell office:value-type="float" office:value="1.34305" calcext:value-type="float">
            <text:p>1,34305</text:p>
          </table:table-cell>
          <table:table-cell office:value-type="float" office:value="1.20019" calcext:value-type="float">
            <text:p>1,20019</text:p>
          </table:table-cell>
          <table:table-cell office:value-type="float" office:value="0.601779" calcext:value-type="float">
            <text:p>0,601779</text:p>
          </table:table-cell>
          <table:table-cell office:value-type="float" office:value="0.144053" calcext:value-type="float">
            <text:p>0,144053</text:p>
          </table:table-cell>
          <table:table-cell office:value-type="float" office:value="1.19412" calcext:value-type="float">
            <text:p>1,19412</text:p>
          </table:table-cell>
          <table:table-cell office:value-type="float" office:value="1.03167" calcext:value-type="float">
            <text:p>1,03167</text:p>
          </table:table-cell>
          <table:table-cell office:value-type="float" office:value="1.03397" calcext:value-type="float">
            <text:p>1,03397</text:p>
          </table:table-cell>
          <table:table-cell office:value-type="float" office:value="0.301765" calcext:value-type="float">
            <text:p>0,301765</text:p>
          </table:table-cell>
          <table:table-cell office:value-type="float" office:value="0.30733" calcext:value-type="float">
            <text:p>0,30733</text:p>
          </table:table-cell>
          <table:table-cell office:value-type="float" office:value="0.302865" calcext:value-type="float">
            <text:p>0,302865</text:p>
          </table:table-cell>
          <table:table-cell office:value-type="float" office:value="0.602702" calcext:value-type="float">
            <text:p>0,602702</text:p>
          </table:table-cell>
          <table:table-cell office:value-type="float" office:value="0.31156" calcext:value-type="float">
            <text:p>0,31156</text:p>
          </table:table-cell>
          <table:table-cell office:value-type="float" office:value="0.439451" calcext:value-type="float">
            <text:p>0,439451</text:p>
          </table:table-cell>
          <table:table-cell office:value-type="float" office:value="0.446091" calcext:value-type="float">
            <text:p>0,446091</text:p>
          </table:table-cell>
          <table:table-cell office:value-type="float" office:value="1.18528" calcext:value-type="float">
            <text:p>1,18528</text:p>
          </table:table-cell>
          <table:table-cell office:value-type="float" office:value="0.599403" calcext:value-type="float">
            <text:p>0,599403</text:p>
          </table:table-cell>
          <table:table-cell office:value-type="float" office:value="2.07843" calcext:value-type="float">
            <text:p>2,07843</text:p>
          </table:table-cell>
          <table:table-cell office:value-type="float" office:value="1.48686" calcext:value-type="float">
            <text:p>1,48686</text:p>
          </table:table-cell>
          <table:table-cell office:value-type="float" office:value="1.49301" calcext:value-type="float">
            <text:p>1,49301</text:p>
          </table:table-cell>
          <table:table-cell office:value-type="float" office:value="1.04836" calcext:value-type="float">
            <text:p>1,04836</text:p>
          </table:table-cell>
          <table:table-cell office:value-type="float" office:value="1.50347" calcext:value-type="float">
            <text:p>1,50347</text:p>
          </table:table-cell>
          <table:table-cell office:value-type="float" office:value="1.35785" calcext:value-type="float">
            <text:p>1,35785</text:p>
          </table:table-cell>
          <table:table-cell office:value-type="float" office:value="1.29387" calcext:value-type="float">
            <text:p>1,29387</text:p>
          </table:table-cell>
          <table:table-cell office:value-type="float" office:value="1.29151" calcext:value-type="float">
            <text:p>1,29151</text:p>
          </table:table-cell>
          <table:table-cell office:value-type="float" office:value="1.14828" calcext:value-type="float">
            <text:p>1,14828</text:p>
          </table:table-cell>
          <table:table-cell office:value-type="float" office:value="1.72017" calcext:value-type="float">
            <text:p>1,72017</text:p>
          </table:table-cell>
          <table:table-cell office:value-type="float" office:value="0.859474" calcext:value-type="float">
            <text:p>0,859474</text:p>
          </table:table-cell>
          <table:table-cell office:value-type="float" office:value="0.856491" calcext:value-type="float">
            <text:p>0,856491</text:p>
          </table:table-cell>
          <table:table-cell office:value-type="float" office:value="0.780021" calcext:value-type="float">
            <text:p>0,780021</text:p>
          </table:table-cell>
          <table:table-cell office:value-type="float" office:value="1.87624" calcext:value-type="float">
            <text:p>1,87624</text:p>
          </table:table-cell>
          <table:table-cell office:value-type="float" office:value="1.72586" calcext:value-type="float">
            <text:p>1,72586</text:p>
          </table:table-cell>
          <table:table-cell office:value-type="float" office:value="1.13935" calcext:value-type="float">
            <text:p>1,13935</text:p>
          </table:table-cell>
          <table:table-cell office:value-type="float" office:value="2.2065" calcext:value-type="float">
            <text:p>2,2065</text:p>
          </table:table-cell>
          <table:table-cell office:value-type="float" office:value="1.05857" calcext:value-type="float">
            <text:p>1,05857</text:p>
          </table:table-cell>
          <table:table-cell office:value-type="float" office:value="1.35761" calcext:value-type="float">
            <text:p>1,35761</text:p>
          </table:table-cell>
          <table:table-cell office:value-type="float" office:value="0.0789299" calcext:value-type="float">
            <text:p>0,0789299</text:p>
          </table:table-cell>
          <table:table-cell table:number-columns-repeated="4"/>
          <table:table-cell table:formula="of:=MIN([.A174:.BL174])" office:value-type="float" office:value="0.0789299" calcext:value-type="float">
            <text:p>0,0789299</text:p>
          </table:table-cell>
          <table:table-cell table:formula="of:=MAX([.A174:.BL174])" office:value-type="float" office:value="2.2065" calcext:value-type="float">
            <text:p>2,2065</text:p>
          </table:table-cell>
          <table:table-cell table:number-columns-repeated="7"/>
        </table:table-row>
        <table:table-row table:style-name="ro1">
          <table:table-cell office:value-type="float" office:value="0.142432" calcext:value-type="float">
            <text:p>0,142432</text:p>
          </table:table-cell>
          <table:table-cell office:value-type="float" office:value="0.154614" calcext:value-type="float">
            <text:p>0,154614</text:p>
          </table:table-cell>
          <table:table-cell office:value-type="float" office:value="0.166323" calcext:value-type="float">
            <text:p>0,166323</text:p>
          </table:table-cell>
          <table:table-cell office:value-type="float" office:value="0.146369" calcext:value-type="float">
            <text:p>0,146369</text:p>
          </table:table-cell>
          <table:table-cell office:value-type="float" office:value="0.146903" calcext:value-type="float">
            <text:p>0,146903</text:p>
          </table:table-cell>
          <table:table-cell office:value-type="float" office:value="0.150264" calcext:value-type="float">
            <text:p>0,150264</text:p>
          </table:table-cell>
          <table:table-cell office:value-type="float" office:value="0.147996" calcext:value-type="float">
            <text:p>0,147996</text:p>
          </table:table-cell>
          <table:table-cell office:value-type="float" office:value="0.152084" calcext:value-type="float">
            <text:p>0,152084</text:p>
          </table:table-cell>
          <table:table-cell office:value-type="float" office:value="0.148288" calcext:value-type="float">
            <text:p>0,148288</text:p>
          </table:table-cell>
          <table:table-cell office:value-type="float" office:value="0.144129" calcext:value-type="float">
            <text:p>0,144129</text:p>
          </table:table-cell>
          <table:table-cell office:value-type="float" office:value="0.785128" calcext:value-type="float">
            <text:p>0,785128</text:p>
          </table:table-cell>
          <table:table-cell office:value-type="float" office:value="0.147459" calcext:value-type="float">
            <text:p>0,147459</text:p>
          </table:table-cell>
          <table:table-cell office:value-type="float" office:value="0.148871" calcext:value-type="float">
            <text:p>0,148871</text:p>
          </table:table-cell>
          <table:table-cell office:value-type="float" office:value="0.893419" calcext:value-type="float">
            <text:p>0,893419</text:p>
          </table:table-cell>
          <table:table-cell office:value-type="float" office:value="0.160085" calcext:value-type="float">
            <text:p>0,160085</text:p>
          </table:table-cell>
          <table:table-cell office:value-type="float" office:value="1.04799" calcext:value-type="float">
            <text:p>1,04799</text:p>
          </table:table-cell>
          <table:table-cell office:value-type="float" office:value="1.04325" calcext:value-type="float">
            <text:p>1,04325</text:p>
          </table:table-cell>
          <table:table-cell office:value-type="float" office:value="0.597629" calcext:value-type="float">
            <text:p>0,597629</text:p>
          </table:table-cell>
          <table:table-cell office:value-type="float" office:value="0.604415" calcext:value-type="float">
            <text:p>0,604415</text:p>
          </table:table-cell>
          <table:table-cell office:value-type="float" office:value="0.905562" calcext:value-type="float">
            <text:p>0,905562</text:p>
          </table:table-cell>
          <table:table-cell office:value-type="float" office:value="0.760824" calcext:value-type="float">
            <text:p>0,760824</text:p>
          </table:table-cell>
          <table:table-cell office:value-type="float" office:value="0.161107" calcext:value-type="float">
            <text:p>0,161107</text:p>
          </table:table-cell>
          <table:table-cell office:value-type="float" office:value="0.471478" calcext:value-type="float">
            <text:p>0,471478</text:p>
          </table:table-cell>
          <table:table-cell office:value-type="float" office:value="0.164261" calcext:value-type="float">
            <text:p>0,164261</text:p>
          </table:table-cell>
          <table:table-cell office:value-type="float" office:value="0.307195" calcext:value-type="float">
            <text:p>0,307195</text:p>
          </table:table-cell>
          <table:table-cell office:value-type="float" office:value="0.306831" calcext:value-type="float">
            <text:p>0,306831</text:p>
          </table:table-cell>
          <table:table-cell office:value-type="float" office:value="0.292359" calcext:value-type="float">
            <text:p>0,292359</text:p>
          </table:table-cell>
          <table:table-cell office:value-type="float" office:value="0.305274" calcext:value-type="float">
            <text:p>0,305274</text:p>
          </table:table-cell>
          <table:table-cell office:value-type="float" office:value="0.305071" calcext:value-type="float">
            <text:p>0,305071</text:p>
          </table:table-cell>
          <table:table-cell office:value-type="float" office:value="0.426828" calcext:value-type="float">
            <text:p>0,426828</text:p>
          </table:table-cell>
          <table:table-cell office:value-type="float" office:value="1.33911" calcext:value-type="float">
            <text:p>1,33911</text:p>
          </table:table-cell>
          <table:table-cell office:value-type="float" office:value="1.19915" calcext:value-type="float">
            <text:p>1,19915</text:p>
          </table:table-cell>
          <table:table-cell office:value-type="float" office:value="0.440185" calcext:value-type="float">
            <text:p>0,440185</text:p>
          </table:table-cell>
          <table:table-cell office:value-type="float" office:value="0.315842" calcext:value-type="float">
            <text:p>0,315842</text:p>
          </table:table-cell>
          <table:table-cell office:value-type="float" office:value="0.563202" calcext:value-type="float">
            <text:p>0,563202</text:p>
          </table:table-cell>
          <table:table-cell office:value-type="float" office:value="0.444117" calcext:value-type="float">
            <text:p>0,444117</text:p>
          </table:table-cell>
          <table:table-cell office:value-type="float" office:value="1.34426" calcext:value-type="float">
            <text:p>1,34426</text:p>
          </table:table-cell>
          <table:table-cell office:value-type="float" office:value="0.588866" calcext:value-type="float">
            <text:p>0,588866</text:p>
          </table:table-cell>
          <table:table-cell office:value-type="float" office:value="0.333028" calcext:value-type="float">
            <text:p>0,333028</text:p>
          </table:table-cell>
          <table:table-cell office:value-type="float" office:value="1.06434" calcext:value-type="float">
            <text:p>1,06434</text:p>
          </table:table-cell>
          <table:table-cell office:value-type="float" office:value="0.947736" calcext:value-type="float">
            <text:p>0,947736</text:p>
          </table:table-cell>
          <table:table-cell office:value-type="float" office:value="1.5422" calcext:value-type="float">
            <text:p>1,5422</text:p>
          </table:table-cell>
          <table:table-cell office:value-type="float" office:value="1.24541" calcext:value-type="float">
            <text:p>1,24541</text:p>
          </table:table-cell>
          <table:table-cell office:value-type="float" office:value="1.72474" calcext:value-type="float">
            <text:p>1,72474</text:p>
          </table:table-cell>
          <table:table-cell office:value-type="float" office:value="1.58853" calcext:value-type="float">
            <text:p>1,58853</text:p>
          </table:table-cell>
          <table:table-cell office:value-type="float" office:value="0.43346" calcext:value-type="float">
            <text:p>0,43346</text:p>
          </table:table-cell>
          <table:table-cell office:value-type="float" office:value="0.430058" calcext:value-type="float">
            <text:p>0,430058</text:p>
          </table:table-cell>
          <table:table-cell office:value-type="float" office:value="0.307982" calcext:value-type="float">
            <text:p>0,307982</text:p>
          </table:table-cell>
          <table:table-cell office:value-type="float" office:value="0.153506" calcext:value-type="float">
            <text:p>0,153506</text:p>
          </table:table-cell>
          <table:table-cell office:value-type="float" office:value="0.367975" calcext:value-type="float">
            <text:p>0,367975</text:p>
          </table:table-cell>
          <table:table-cell office:value-type="float" office:value="1.95468" calcext:value-type="float">
            <text:p>1,95468</text:p>
          </table:table-cell>
          <table:table-cell office:value-type="float" office:value="1.62833" calcext:value-type="float">
            <text:p>1,62833</text:p>
          </table:table-cell>
          <table:table-cell office:value-type="float" office:value="0.146147" calcext:value-type="float">
            <text:p>0,146147</text:p>
          </table:table-cell>
          <table:table-cell office:value-type="float" office:value="0.152584" calcext:value-type="float">
            <text:p>0,152584</text:p>
          </table:table-cell>
          <table:table-cell office:value-type="float" office:value="1.18756" calcext:value-type="float">
            <text:p>1,18756</text:p>
          </table:table-cell>
          <table:table-cell office:value-type="float" office:value="0.153447" calcext:value-type="float">
            <text:p>0,153447</text:p>
          </table:table-cell>
          <table:table-cell office:value-type="float" office:value="0.156334" calcext:value-type="float">
            <text:p>0,156334</text:p>
          </table:table-cell>
          <table:table-cell office:value-type="float" office:value="0.156653" calcext:value-type="float">
            <text:p>0,156653</text:p>
          </table:table-cell>
          <table:table-cell office:value-type="float" office:value="2.16971" calcext:value-type="float">
            <text:p>2,16971</text:p>
          </table:table-cell>
          <table:table-cell office:value-type="float" office:value="2.02483" calcext:value-type="float">
            <text:p>2,02483</text:p>
          </table:table-cell>
          <table:table-cell office:value-type="float" office:value="1.60402" calcext:value-type="float">
            <text:p>1,60402</text:p>
          </table:table-cell>
          <table:table-cell office:value-type="float" office:value="0.71274" calcext:value-type="float">
            <text:p>0,71274</text:p>
          </table:table-cell>
          <table:table-cell office:value-type="float" office:value="0.143514" calcext:value-type="float">
            <text:p>0,143514</text:p>
          </table:table-cell>
          <table:table-cell office:value-type="float" office:value="0.252757" calcext:value-type="float">
            <text:p>0,252757</text:p>
          </table:table-cell>
          <table:table-cell table:number-columns-repeated="4"/>
          <table:table-cell table:formula="of:=MIN([.A175:.BL175])" office:value-type="float" office:value="0.142432" calcext:value-type="float">
            <text:p>0,142432</text:p>
          </table:table-cell>
          <table:table-cell table:formula="of:=MAX([.A175:.BL175])" office:value-type="float" office:value="2.16971" calcext:value-type="float">
            <text:p>2,16971</text:p>
          </table:table-cell>
          <table:table-cell table:number-columns-repeated="7"/>
        </table:table-row>
        <table:table-row table:style-name="ro1">
          <table:table-cell office:value-type="float" office:value="0.075731" calcext:value-type="float">
            <text:p>0,075731</text:p>
          </table:table-cell>
          <table:table-cell office:value-type="float" office:value="0.080631" calcext:value-type="float">
            <text:p>0,080631</text:p>
          </table:table-cell>
          <table:table-cell office:value-type="float" office:value="0.0816541" calcext:value-type="float">
            <text:p>0,0816541</text:p>
          </table:table-cell>
          <table:table-cell office:value-type="float" office:value="0.0774989" calcext:value-type="float">
            <text:p>0,0774989</text:p>
          </table:table-cell>
          <table:table-cell office:value-type="float" office:value="0.0761821" calcext:value-type="float">
            <text:p>0,0761821</text:p>
          </table:table-cell>
          <table:table-cell office:value-type="float" office:value="0.083147" calcext:value-type="float">
            <text:p>0,083147</text:p>
          </table:table-cell>
          <table:table-cell office:value-type="float" office:value="0.15249" calcext:value-type="float">
            <text:p>0,15249</text:p>
          </table:table-cell>
          <table:table-cell office:value-type="float" office:value="0.083869" calcext:value-type="float">
            <text:p>0,083869</text:p>
          </table:table-cell>
          <table:table-cell office:value-type="float" office:value="0.150935" calcext:value-type="float">
            <text:p>0,150935</text:p>
          </table:table-cell>
          <table:table-cell office:value-type="float" office:value="0.0828831" calcext:value-type="float">
            <text:p>0,0828831</text:p>
          </table:table-cell>
          <table:table-cell office:value-type="float" office:value="0.0898912" calcext:value-type="float">
            <text:p>0,0898912</text:p>
          </table:table-cell>
          <table:table-cell office:value-type="float" office:value="0.17419" calcext:value-type="float">
            <text:p>0,17419</text:p>
          </table:table-cell>
          <table:table-cell office:value-type="float" office:value="0.0851569" calcext:value-type="float">
            <text:p>0,0851569</text:p>
          </table:table-cell>
          <table:table-cell office:value-type="float" office:value="0.726412" calcext:value-type="float">
            <text:p>0,726412</text:p>
          </table:table-cell>
          <table:table-cell office:value-type="float" office:value="0.666644" calcext:value-type="float">
            <text:p>0,666644</text:p>
          </table:table-cell>
          <table:table-cell office:value-type="float" office:value="0.14704" calcext:value-type="float">
            <text:p>0,14704</text:p>
          </table:table-cell>
          <table:table-cell office:value-type="float" office:value="0.0876601" calcext:value-type="float">
            <text:p>0,0876601</text:p>
          </table:table-cell>
          <table:table-cell office:value-type="float" office:value="0.143484" calcext:value-type="float">
            <text:p>0,143484</text:p>
          </table:table-cell>
          <table:table-cell office:value-type="float" office:value="0.185308" calcext:value-type="float">
            <text:p>0,185308</text:p>
          </table:table-cell>
          <table:table-cell office:value-type="float" office:value="0.0805848" calcext:value-type="float">
            <text:p>0,0805848</text:p>
          </table:table-cell>
          <table:table-cell office:value-type="float" office:value="0.14421" calcext:value-type="float">
            <text:p>0,14421</text:p>
          </table:table-cell>
          <table:table-cell office:value-type="float" office:value="0.161674" calcext:value-type="float">
            <text:p>0,161674</text:p>
          </table:table-cell>
          <table:table-cell office:value-type="float" office:value="0.0929821" calcext:value-type="float">
            <text:p>0,0929821</text:p>
          </table:table-cell>
          <table:table-cell office:value-type="float" office:value="0.144416" calcext:value-type="float">
            <text:p>0,144416</text:p>
          </table:table-cell>
          <table:table-cell office:value-type="float" office:value="0.0883429" calcext:value-type="float">
            <text:p>0,0883429</text:p>
          </table:table-cell>
          <table:table-cell office:value-type="float" office:value="0.153385" calcext:value-type="float">
            <text:p>0,153385</text:p>
          </table:table-cell>
          <table:table-cell office:value-type="float" office:value="1.272" calcext:value-type="float">
            <text:p>1,272</text:p>
          </table:table-cell>
          <table:table-cell office:value-type="float" office:value="1.23134" calcext:value-type="float">
            <text:p>1,23134</text:p>
          </table:table-cell>
          <table:table-cell office:value-type="float" office:value="1.19287" calcext:value-type="float">
            <text:p>1,19287</text:p>
          </table:table-cell>
          <table:table-cell office:value-type="float" office:value="0.148716" calcext:value-type="float">
            <text:p>0,148716</text:p>
          </table:table-cell>
          <table:table-cell office:value-type="float" office:value="0.148789" calcext:value-type="float">
            <text:p>0,148789</text:p>
          </table:table-cell>
          <table:table-cell office:value-type="float" office:value="1.0283" calcext:value-type="float">
            <text:p>1,0283</text:p>
          </table:table-cell>
          <table:table-cell office:value-type="float" office:value="1.75232" calcext:value-type="float">
            <text:p>1,75232</text:p>
          </table:table-cell>
          <table:table-cell office:value-type="float" office:value="1.63421" calcext:value-type="float">
            <text:p>1,63421</text:p>
          </table:table-cell>
          <table:table-cell office:value-type="float" office:value="0.132732" calcext:value-type="float">
            <text:p>0,132732</text:p>
          </table:table-cell>
          <table:table-cell office:value-type="float" office:value="0.086587" calcext:value-type="float">
            <text:p>0,086587</text:p>
          </table:table-cell>
          <table:table-cell office:value-type="float" office:value="1.55244" calcext:value-type="float">
            <text:p>1,55244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1.83863" calcext:value-type="float">
            <text:p>1,83863</text:p>
          </table:table-cell>
          <table:table-cell office:value-type="float" office:value="1.159" calcext:value-type="float">
            <text:p>1,159</text:p>
          </table:table-cell>
          <table:table-cell office:value-type="float" office:value="0.0777061" calcext:value-type="float">
            <text:p>0,0777061</text:p>
          </table:table-cell>
          <table:table-cell office:value-type="float" office:value="0.310087" calcext:value-type="float">
            <text:p>0,310087</text:p>
          </table:table-cell>
          <table:table-cell office:value-type="float" office:value="0.807275" calcext:value-type="float">
            <text:p>0,807275</text:p>
          </table:table-cell>
          <table:table-cell office:value-type="float" office:value="1.13906" calcext:value-type="float">
            <text:p>1,13906</text:p>
          </table:table-cell>
          <table:table-cell office:value-type="float" office:value="1.43379" calcext:value-type="float">
            <text:p>1,43379</text:p>
          </table:table-cell>
          <table:table-cell office:value-type="float" office:value="1.07085" calcext:value-type="float">
            <text:p>1,07085</text:p>
          </table:table-cell>
          <table:table-cell office:value-type="float" office:value="1.70408" calcext:value-type="float">
            <text:p>1,70408</text:p>
          </table:table-cell>
          <table:table-cell office:value-type="float" office:value="1.05775" calcext:value-type="float">
            <text:p>1,05775</text:p>
          </table:table-cell>
          <table:table-cell office:value-type="float" office:value="0.948943" calcext:value-type="float">
            <text:p>0,948943</text:p>
          </table:table-cell>
          <table:table-cell office:value-type="float" office:value="1.04625" calcext:value-type="float">
            <text:p>1,04625</text:p>
          </table:table-cell>
          <table:table-cell office:value-type="float" office:value="0.907477" calcext:value-type="float">
            <text:p>0,907477</text:p>
          </table:table-cell>
          <table:table-cell office:value-type="float" office:value="1.23295" calcext:value-type="float">
            <text:p>1,23295</text:p>
          </table:table-cell>
          <table:table-cell office:value-type="float" office:value="1.12746" calcext:value-type="float">
            <text:p>1,12746</text:p>
          </table:table-cell>
          <table:table-cell office:value-type="float" office:value="0.883367" calcext:value-type="float">
            <text:p>0,883367</text:p>
          </table:table-cell>
          <table:table-cell office:value-type="float" office:value="0.715892" calcext:value-type="float">
            <text:p>0,715892</text:p>
          </table:table-cell>
          <table:table-cell office:value-type="float" office:value="0.620079" calcext:value-type="float">
            <text:p>0,620079</text:p>
          </table:table-cell>
          <table:table-cell office:value-type="float" office:value="0.745404" calcext:value-type="float">
            <text:p>0,745404</text:p>
          </table:table-cell>
          <table:table-cell office:value-type="float" office:value="0.527679" calcext:value-type="float">
            <text:p>0,527679</text:p>
          </table:table-cell>
          <table:table-cell office:value-type="float" office:value="0.123712" calcext:value-type="float">
            <text:p>0,123712</text:p>
          </table:table-cell>
          <table:table-cell office:value-type="float" office:value="0.806252" calcext:value-type="float">
            <text:p>0,806252</text:p>
          </table:table-cell>
          <table:table-cell office:value-type="float" office:value="1.72279" calcext:value-type="float">
            <text:p>1,72279</text:p>
          </table:table-cell>
          <table:table-cell office:value-type="float" office:value="1.89631" calcext:value-type="float">
            <text:p>1,89631</text:p>
          </table:table-cell>
          <table:table-cell office:value-type="float" office:value="0.152037" calcext:value-type="float">
            <text:p>0,152037</text:p>
          </table:table-cell>
          <table:table-cell office:value-type="float" office:value="0.0623109" calcext:value-type="float">
            <text:p>0,0623109</text:p>
          </table:table-cell>
          <table:table-cell table:number-columns-repeated="4"/>
          <table:table-cell table:formula="of:=MIN([.A176:.BL176])" office:value-type="float" office:value="0.0623109" calcext:value-type="float">
            <text:p>0,0623109</text:p>
          </table:table-cell>
          <table:table-cell table:formula="of:=MAX([.A176:.BL176])" office:value-type="float" office:value="1.89631" calcext:value-type="float">
            <text:p>1,89631</text:p>
          </table:table-cell>
          <table:table-cell table:number-columns-repeated="7"/>
        </table:table-row>
        <table:table-row table:style-name="ro1">
          <table:table-cell office:value-type="float" office:value="0.148684" calcext:value-type="float">
            <text:p>0,148684</text:p>
          </table:table-cell>
          <table:table-cell office:value-type="float" office:value="0.148571" calcext:value-type="float">
            <text:p>0,148571</text:p>
          </table:table-cell>
          <table:table-cell office:value-type="float" office:value="0.140576" calcext:value-type="float">
            <text:p>0,140576</text:p>
          </table:table-cell>
          <table:table-cell office:value-type="float" office:value="0.155676" calcext:value-type="float">
            <text:p>0,155676</text:p>
          </table:table-cell>
          <table:table-cell office:value-type="float" office:value="0.144025" calcext:value-type="float">
            <text:p>0,144025</text:p>
          </table:table-cell>
          <table:table-cell office:value-type="float" office:value="0.144451" calcext:value-type="float">
            <text:p>0,144451</text:p>
          </table:table-cell>
          <table:table-cell office:value-type="float" office:value="0.310655" calcext:value-type="float">
            <text:p>0,310655</text:p>
          </table:table-cell>
          <table:table-cell office:value-type="float" office:value="0.311988" calcext:value-type="float">
            <text:p>0,311988</text:p>
          </table:table-cell>
          <table:table-cell office:value-type="float" office:value="0.150456" calcext:value-type="float">
            <text:p>0,150456</text:p>
          </table:table-cell>
          <table:table-cell office:value-type="float" office:value="0.144736" calcext:value-type="float">
            <text:p>0,144736</text:p>
          </table:table-cell>
          <table:table-cell office:value-type="float" office:value="0.606987" calcext:value-type="float">
            <text:p>0,606987</text:p>
          </table:table-cell>
          <table:table-cell office:value-type="float" office:value="0.451307" calcext:value-type="float">
            <text:p>0,451307</text:p>
          </table:table-cell>
          <table:table-cell office:value-type="float" office:value="0.145163" calcext:value-type="float">
            <text:p>0,145163</text:p>
          </table:table-cell>
          <table:table-cell office:value-type="float" office:value="0.284916" calcext:value-type="float">
            <text:p>0,284916</text:p>
          </table:table-cell>
          <table:table-cell office:value-type="float" office:value="0.14267" calcext:value-type="float">
            <text:p>0,14267</text:p>
          </table:table-cell>
          <table:table-cell office:value-type="float" office:value="0.147958" calcext:value-type="float">
            <text:p>0,147958</text:p>
          </table:table-cell>
          <table:table-cell office:value-type="float" office:value="0.299692" calcext:value-type="float">
            <text:p>0,299692</text:p>
          </table:table-cell>
          <table:table-cell office:value-type="float" office:value="0.307753" calcext:value-type="float">
            <text:p>0,307753</text:p>
          </table:table-cell>
          <table:table-cell office:value-type="float" office:value="0.148744" calcext:value-type="float">
            <text:p>0,148744</text:p>
          </table:table-cell>
          <table:table-cell office:value-type="float" office:value="0.31555" calcext:value-type="float">
            <text:p>0,31555</text:p>
          </table:table-cell>
          <table:table-cell office:value-type="float" office:value="0.30004" calcext:value-type="float">
            <text:p>0,30004</text:p>
          </table:table-cell>
          <table:table-cell office:value-type="float" office:value="0.147138" calcext:value-type="float">
            <text:p>0,147138</text:p>
          </table:table-cell>
          <table:table-cell office:value-type="float" office:value="0.300234" calcext:value-type="float">
            <text:p>0,300234</text:p>
          </table:table-cell>
          <table:table-cell office:value-type="float" office:value="0.423869" calcext:value-type="float">
            <text:p>0,423869</text:p>
          </table:table-cell>
          <table:table-cell office:value-type="float" office:value="0.148037" calcext:value-type="float">
            <text:p>0,148037</text:p>
          </table:table-cell>
          <table:table-cell office:value-type="float" office:value="0.295226" calcext:value-type="float">
            <text:p>0,295226</text:p>
          </table:table-cell>
          <table:table-cell office:value-type="float" office:value="0.887605" calcext:value-type="float">
            <text:p>0,887605</text:p>
          </table:table-cell>
          <table:table-cell office:value-type="float" office:value="0.907862" calcext:value-type="float">
            <text:p>0,907862</text:p>
          </table:table-cell>
          <table:table-cell office:value-type="float" office:value="0.764408" calcext:value-type="float">
            <text:p>0,764408</text:p>
          </table:table-cell>
          <table:table-cell office:value-type="float" office:value="0.637542" calcext:value-type="float">
            <text:p>0,637542</text:p>
          </table:table-cell>
          <table:table-cell office:value-type="float" office:value="0.491734" calcext:value-type="float">
            <text:p>0,491734</text:p>
          </table:table-cell>
          <table:table-cell office:value-type="float" office:value="0.333857" calcext:value-type="float">
            <text:p>0,333857</text:p>
          </table:table-cell>
          <table:table-cell office:value-type="float" office:value="0.337539" calcext:value-type="float">
            <text:p>0,337539</text:p>
          </table:table-cell>
          <table:table-cell office:value-type="float" office:value="0.195303" calcext:value-type="float">
            <text:p>0,195303</text:p>
          </table:table-cell>
          <table:table-cell office:value-type="float" office:value="0.435818" calcext:value-type="float">
            <text:p>0,435818</text:p>
          </table:table-cell>
          <table:table-cell office:value-type="float" office:value="0.425808" calcext:value-type="float">
            <text:p>0,425808</text:p>
          </table:table-cell>
          <table:table-cell office:value-type="float" office:value="0.262552" calcext:value-type="float">
            <text:p>0,262552</text:p>
          </table:table-cell>
          <table:table-cell office:value-type="float" office:value="0.436454" calcext:value-type="float">
            <text:p>0,436454</text:p>
          </table:table-cell>
          <table:table-cell office:value-type="float" office:value="0.253862" calcext:value-type="float">
            <text:p>0,253862</text:p>
          </table:table-cell>
          <table:table-cell office:value-type="float" office:value="0.292702" calcext:value-type="float">
            <text:p>0,292702</text:p>
          </table:table-cell>
          <table:table-cell office:value-type="float" office:value="0.563751" calcext:value-type="float">
            <text:p>0,563751</text:p>
          </table:table-cell>
          <table:table-cell office:value-type="float" office:value="0.279746" calcext:value-type="float">
            <text:p>0,279746</text:p>
          </table:table-cell>
          <table:table-cell office:value-type="float" office:value="1.93591" calcext:value-type="float">
            <text:p>1,93591</text:p>
          </table:table-cell>
          <table:table-cell office:value-type="float" office:value="1.79107" calcext:value-type="float">
            <text:p>1,79107</text:p>
          </table:table-cell>
          <table:table-cell office:value-type="float" office:value="0.334027" calcext:value-type="float">
            <text:p>0,334027</text:p>
          </table:table-cell>
          <table:table-cell office:value-type="float" office:value="1.82548" calcext:value-type="float">
            <text:p>1,82548</text:p>
          </table:table-cell>
          <table:table-cell office:value-type="float" office:value="0.683716" calcext:value-type="float">
            <text:p>0,683716</text:p>
          </table:table-cell>
          <table:table-cell office:value-type="float" office:value="0.678611" calcext:value-type="float">
            <text:p>0,678611</text:p>
          </table:table-cell>
          <table:table-cell office:value-type="float" office:value="0.704966" calcext:value-type="float">
            <text:p>0,704966</text:p>
          </table:table-cell>
          <table:table-cell office:value-type="float" office:value="0.721563" calcext:value-type="float">
            <text:p>0,721563</text:p>
          </table:table-cell>
          <table:table-cell office:value-type="float" office:value="0.720907" calcext:value-type="float">
            <text:p>0,720907</text:p>
          </table:table-cell>
          <table:table-cell office:value-type="float" office:value="0.488528" calcext:value-type="float">
            <text:p>0,488528</text:p>
          </table:table-cell>
          <table:table-cell office:value-type="float" office:value="1.84259" calcext:value-type="float">
            <text:p>1,84259</text:p>
          </table:table-cell>
          <table:table-cell office:value-type="float" office:value="0.369059" calcext:value-type="float">
            <text:p>0,369059</text:p>
          </table:table-cell>
          <table:table-cell office:value-type="float" office:value="0.311175" calcext:value-type="float">
            <text:p>0,311175</text:p>
          </table:table-cell>
          <table:table-cell office:value-type="float" office:value="0.273095" calcext:value-type="float">
            <text:p>0,273095</text:p>
          </table:table-cell>
          <table:table-cell office:value-type="float" office:value="1.90781" calcext:value-type="float">
            <text:p>1,90781</text:p>
          </table:table-cell>
          <table:table-cell office:value-type="float" office:value="0.104453" calcext:value-type="float">
            <text:p>0,104453</text:p>
          </table:table-cell>
          <table:table-cell office:value-type="float" office:value="0.076827" calcext:value-type="float">
            <text:p>0,076827</text:p>
          </table:table-cell>
          <table:table-cell office:value-type="float" office:value="0.562167" calcext:value-type="float">
            <text:p>0,562167</text:p>
          </table:table-cell>
          <table:table-cell office:value-type="float" office:value="0.213004" calcext:value-type="float">
            <text:p>0,213004</text:p>
          </table:table-cell>
          <table:table-cell office:value-type="float" office:value="0.167771" calcext:value-type="float">
            <text:p>0,167771</text:p>
          </table:table-cell>
          <table:table-cell office:value-type="float" office:value="0.142982" calcext:value-type="float">
            <text:p>0,142982</text:p>
          </table:table-cell>
          <table:table-cell office:value-type="float" office:value="0.146377" calcext:value-type="float">
            <text:p>0,146377</text:p>
          </table:table-cell>
          <table:table-cell table:number-columns-repeated="4"/>
          <table:table-cell table:formula="of:=MIN([.A177:.BL177])" office:value-type="float" office:value="0.076827" calcext:value-type="float">
            <text:p>0,076827</text:p>
          </table:table-cell>
          <table:table-cell table:formula="of:=MAX([.A177:.BL177])" office:value-type="float" office:value="1.93591" calcext:value-type="float">
            <text:p>1,93591</text:p>
          </table:table-cell>
          <table:table-cell table:number-columns-repeated="7"/>
        </table:table-row>
        <table:table-row table:style-name="ro1">
          <table:table-cell office:value-type="float" office:value="0.158089" calcext:value-type="float">
            <text:p>0,158089</text:p>
          </table:table-cell>
          <table:table-cell office:value-type="float" office:value="0.159717" calcext:value-type="float">
            <text:p>0,159717</text:p>
          </table:table-cell>
          <table:table-cell office:value-type="float" office:value="0.143246" calcext:value-type="float">
            <text:p>0,143246</text:p>
          </table:table-cell>
          <table:table-cell office:value-type="float" office:value="0.157391" calcext:value-type="float">
            <text:p>0,157391</text:p>
          </table:table-cell>
          <table:table-cell office:value-type="float" office:value="0.322889" calcext:value-type="float">
            <text:p>0,322889</text:p>
          </table:table-cell>
          <table:table-cell office:value-type="float" office:value="0.164389" calcext:value-type="float">
            <text:p>0,164389</text:p>
          </table:table-cell>
          <table:table-cell office:value-type="float" office:value="0.17923" calcext:value-type="float">
            <text:p>0,17923</text:p>
          </table:table-cell>
          <table:table-cell office:value-type="float" office:value="0.149089" calcext:value-type="float">
            <text:p>0,149089</text:p>
          </table:table-cell>
          <table:table-cell office:value-type="float" office:value="0.154609" calcext:value-type="float">
            <text:p>0,154609</text:p>
          </table:table-cell>
          <table:table-cell office:value-type="float" office:value="0.147519" calcext:value-type="float">
            <text:p>0,147519</text:p>
          </table:table-cell>
          <table:table-cell office:value-type="float" office:value="0.308568" calcext:value-type="float">
            <text:p>0,308568</text:p>
          </table:table-cell>
          <table:table-cell office:value-type="float" office:value="0.151988" calcext:value-type="float">
            <text:p>0,151988</text:p>
          </table:table-cell>
          <table:table-cell office:value-type="float" office:value="0.157193" calcext:value-type="float">
            <text:p>0,157193</text:p>
          </table:table-cell>
          <table:table-cell office:value-type="float" office:value="0.301243" calcext:value-type="float">
            <text:p>0,301243</text:p>
          </table:table-cell>
          <table:table-cell office:value-type="float" office:value="0.151134" calcext:value-type="float">
            <text:p>0,151134</text:p>
          </table:table-cell>
          <table:table-cell office:value-type="float" office:value="0.152686" calcext:value-type="float">
            <text:p>0,152686</text:p>
          </table:table-cell>
          <table:table-cell office:value-type="float" office:value="0.296579" calcext:value-type="float">
            <text:p>0,296579</text:p>
          </table:table-cell>
          <table:table-cell office:value-type="float" office:value="0.142781" calcext:value-type="float">
            <text:p>0,142781</text:p>
          </table:table-cell>
          <table:table-cell office:value-type="float" office:value="0.154294" calcext:value-type="float">
            <text:p>0,154294</text:p>
          </table:table-cell>
          <table:table-cell office:value-type="float" office:value="0.292071" calcext:value-type="float">
            <text:p>0,292071</text:p>
          </table:table-cell>
          <table:table-cell office:value-type="float" office:value="0.292526" calcext:value-type="float">
            <text:p>0,292526</text:p>
          </table:table-cell>
          <table:table-cell office:value-type="float" office:value="0.147417" calcext:value-type="float">
            <text:p>0,147417</text:p>
          </table:table-cell>
          <table:table-cell office:value-type="float" office:value="0.156255" calcext:value-type="float">
            <text:p>0,156255</text:p>
          </table:table-cell>
          <table:table-cell office:value-type="float" office:value="0.290764" calcext:value-type="float">
            <text:p>0,290764</text:p>
          </table:table-cell>
          <table:table-cell office:value-type="float" office:value="0.147647" calcext:value-type="float">
            <text:p>0,147647</text:p>
          </table:table-cell>
          <table:table-cell office:value-type="float" office:value="0.158883" calcext:value-type="float">
            <text:p>0,158883</text:p>
          </table:table-cell>
          <table:table-cell office:value-type="float" office:value="0.280222" calcext:value-type="float">
            <text:p>0,280222</text:p>
          </table:table-cell>
          <table:table-cell office:value-type="float" office:value="0.151729" calcext:value-type="float">
            <text:p>0,151729</text:p>
          </table:table-cell>
          <table:table-cell office:value-type="float" office:value="0.148442" calcext:value-type="float">
            <text:p>0,148442</text:p>
          </table:table-cell>
          <table:table-cell office:value-type="float" office:value="0.149003" calcext:value-type="float">
            <text:p>0,149003</text:p>
          </table:table-cell>
          <table:table-cell office:value-type="float" office:value="0.146153" calcext:value-type="float">
            <text:p>0,146153</text:p>
          </table:table-cell>
          <table:table-cell office:value-type="float" office:value="1.5462" calcext:value-type="float">
            <text:p>1,5462</text:p>
          </table:table-cell>
          <table:table-cell office:value-type="float" office:value="0.1483" calcext:value-type="float">
            <text:p>0,1483</text:p>
          </table:table-cell>
          <table:table-cell office:value-type="float" office:value="1.2541" calcext:value-type="float">
            <text:p>1,2541</text:p>
          </table:table-cell>
          <table:table-cell office:value-type="float" office:value="0.143396" calcext:value-type="float">
            <text:p>0,143396</text:p>
          </table:table-cell>
          <table:table-cell office:value-type="float" office:value="1.36969" calcext:value-type="float">
            <text:p>1,36969</text:p>
          </table:table-cell>
          <table:table-cell office:value-type="float" office:value="1.35523" calcext:value-type="float">
            <text:p>1,35523</text:p>
          </table:table-cell>
          <table:table-cell office:value-type="float" office:value="1.22179" calcext:value-type="float">
            <text:p>1,22179</text:p>
          </table:table-cell>
          <table:table-cell office:value-type="float" office:value="1.17224" calcext:value-type="float">
            <text:p>1,17224</text:p>
          </table:table-cell>
          <table:table-cell office:value-type="float" office:value="1.17127" calcext:value-type="float">
            <text:p>1,17127</text:p>
          </table:table-cell>
          <table:table-cell office:value-type="float" office:value="1.02163" calcext:value-type="float">
            <text:p>1,02163</text:p>
          </table:table-cell>
          <table:table-cell office:value-type="float" office:value="0.895305" calcext:value-type="float">
            <text:p>0,895305</text:p>
          </table:table-cell>
          <table:table-cell office:value-type="float" office:value="0.739426" calcext:value-type="float">
            <text:p>0,739426</text:p>
          </table:table-cell>
          <table:table-cell office:value-type="float" office:value="1.05525" calcext:value-type="float">
            <text:p>1,05525</text:p>
          </table:table-cell>
          <table:table-cell office:value-type="float" office:value="0.615209" calcext:value-type="float">
            <text:p>0,615209</text:p>
          </table:table-cell>
          <table:table-cell office:value-type="float" office:value="0.572987" calcext:value-type="float">
            <text:p>0,572987</text:p>
          </table:table-cell>
          <table:table-cell office:value-type="float" office:value="0.863992" calcext:value-type="float">
            <text:p>0,863992</text:p>
          </table:table-cell>
          <table:table-cell office:value-type="float" office:value="0.724743" calcext:value-type="float">
            <text:p>0,724743</text:p>
          </table:table-cell>
          <table:table-cell office:value-type="float" office:value="0.571875" calcext:value-type="float">
            <text:p>0,571875</text:p>
          </table:table-cell>
          <table:table-cell office:value-type="float" office:value="1.75842" calcext:value-type="float">
            <text:p>1,75842</text:p>
          </table:table-cell>
          <table:table-cell office:value-type="float" office:value="0.675996" calcext:value-type="float">
            <text:p>0,675996</text:p>
          </table:table-cell>
          <table:table-cell office:value-type="float" office:value="1.92638" calcext:value-type="float">
            <text:p>1,92638</text:p>
          </table:table-cell>
          <table:table-cell office:value-type="float" office:value="1.78115" calcext:value-type="float">
            <text:p>1,78115</text:p>
          </table:table-cell>
          <table:table-cell office:value-type="float" office:value="1.54703" calcext:value-type="float">
            <text:p>1,54703</text:p>
          </table:table-cell>
          <table:table-cell office:value-type="float" office:value="1.55484" calcext:value-type="float">
            <text:p>1,55484</text:p>
          </table:table-cell>
          <table:table-cell office:value-type="float" office:value="1.29728" calcext:value-type="float">
            <text:p>1,29728</text:p>
          </table:table-cell>
          <table:table-cell office:value-type="float" office:value="0.287269" calcext:value-type="float">
            <text:p>0,287269</text:p>
          </table:table-cell>
          <table:table-cell office:value-type="float" office:value="0.17802" calcext:value-type="float">
            <text:p>0,17802</text:p>
          </table:table-cell>
          <table:table-cell office:value-type="float" office:value="0.146168" calcext:value-type="float">
            <text:p>0,146168</text:p>
          </table:table-cell>
          <table:table-cell office:value-type="float" office:value="2.21256" calcext:value-type="float">
            <text:p>2,21256</text:p>
          </table:table-cell>
          <table:table-cell office:value-type="float" office:value="0.148827" calcext:value-type="float">
            <text:p>0,148827</text:p>
          </table:table-cell>
          <table:table-cell office:value-type="float" office:value="2.05599" calcext:value-type="float">
            <text:p>2,05599</text:p>
          </table:table-cell>
          <table:table-cell office:value-type="float" office:value="0.100225" calcext:value-type="float">
            <text:p>0,100225</text:p>
          </table:table-cell>
          <table:table-cell office:value-type="float" office:value="0.08395" calcext:value-type="float">
            <text:p>0,08395</text:p>
          </table:table-cell>
          <table:table-cell table:number-columns-repeated="4"/>
          <table:table-cell table:formula="of:=MIN([.A178:.BL178])" office:value-type="float" office:value="0.08395" calcext:value-type="float">
            <text:p>0,08395</text:p>
          </table:table-cell>
          <table:table-cell table:formula="of:=MAX([.A178:.BL178])" office:value-type="float" office:value="2.21256" calcext:value-type="float">
            <text:p>2,21256</text:p>
          </table:table-cell>
          <table:table-cell table:number-columns-repeated="7"/>
        </table:table-row>
        <table:table-row table:style-name="ro1">
          <table:table-cell office:value-type="float" office:value="0.148908" calcext:value-type="float">
            <text:p>0,148908</text:p>
          </table:table-cell>
          <table:table-cell office:value-type="float" office:value="0.150154" calcext:value-type="float">
            <text:p>0,150154</text:p>
          </table:table-cell>
          <table:table-cell office:value-type="float" office:value="0.151696" calcext:value-type="float">
            <text:p>0,151696</text:p>
          </table:table-cell>
          <table:table-cell office:value-type="float" office:value="0.161252" calcext:value-type="float">
            <text:p>0,161252</text:p>
          </table:table-cell>
          <table:table-cell office:value-type="float" office:value="0.146477" calcext:value-type="float">
            <text:p>0,146477</text:p>
          </table:table-cell>
          <table:table-cell office:value-type="float" office:value="0.290734" calcext:value-type="float">
            <text:p>0,290734</text:p>
          </table:table-cell>
          <table:table-cell office:value-type="float" office:value="0.153621" calcext:value-type="float">
            <text:p>0,153621</text:p>
          </table:table-cell>
          <table:table-cell office:value-type="float" office:value="0.157919" calcext:value-type="float">
            <text:p>0,157919</text:p>
          </table:table-cell>
          <table:table-cell office:value-type="float" office:value="0.167992" calcext:value-type="float">
            <text:p>0,167992</text:p>
          </table:table-cell>
          <table:table-cell office:value-type="float" office:value="0.152227" calcext:value-type="float">
            <text:p>0,152227</text:p>
          </table:table-cell>
          <table:table-cell office:value-type="float" office:value="0.170555" calcext:value-type="float">
            <text:p>0,170555</text:p>
          </table:table-cell>
          <table:table-cell office:value-type="float" office:value="0.150936" calcext:value-type="float">
            <text:p>0,150936</text:p>
          </table:table-cell>
          <table:table-cell office:value-type="float" office:value="0.627756" calcext:value-type="float">
            <text:p>0,627756</text:p>
          </table:table-cell>
          <table:table-cell office:value-type="float" office:value="0.319041" calcext:value-type="float">
            <text:p>0,319041</text:p>
          </table:table-cell>
          <table:table-cell office:value-type="float" office:value="0.168321" calcext:value-type="float">
            <text:p>0,168321</text:p>
          </table:table-cell>
          <table:table-cell office:value-type="float" office:value="0.657872" calcext:value-type="float">
            <text:p>0,657872</text:p>
          </table:table-cell>
          <table:table-cell office:value-type="float" office:value="0.792279" calcext:value-type="float">
            <text:p>0,792279</text:p>
          </table:table-cell>
          <table:table-cell office:value-type="float" office:value="0.79048" calcext:value-type="float">
            <text:p>0,79048</text:p>
          </table:table-cell>
          <table:table-cell office:value-type="float" office:value="0.808305" calcext:value-type="float">
            <text:p>0,808305</text:p>
          </table:table-cell>
          <table:table-cell office:value-type="float" office:value="0.16771" calcext:value-type="float">
            <text:p>0,16771</text:p>
          </table:table-cell>
          <table:table-cell office:value-type="float" office:value="0.511187" calcext:value-type="float">
            <text:p>0,511187</text:p>
          </table:table-cell>
          <table:table-cell office:value-type="float" office:value="0.485159" calcext:value-type="float">
            <text:p>0,485159</text:p>
          </table:table-cell>
          <table:table-cell office:value-type="float" office:value="0.155544" calcext:value-type="float">
            <text:p>0,155544</text:p>
          </table:table-cell>
          <table:table-cell office:value-type="float" office:value="0.346496" calcext:value-type="float">
            <text:p>0,346496</text:p>
          </table:table-cell>
          <table:table-cell office:value-type="float" office:value="0.613362" calcext:value-type="float">
            <text:p>0,613362</text:p>
          </table:table-cell>
          <table:table-cell office:value-type="float" office:value="0.149447" calcext:value-type="float">
            <text:p>0,149447</text:p>
          </table:table-cell>
          <table:table-cell office:value-type="float" office:value="0.810902" calcext:value-type="float">
            <text:p>0,810902</text:p>
          </table:table-cell>
          <table:table-cell office:value-type="float" office:value="0.160041" calcext:value-type="float">
            <text:p>0,160041</text:p>
          </table:table-cell>
          <table:table-cell office:value-type="float" office:value="0.151975" calcext:value-type="float">
            <text:p>0,151975</text:p>
          </table:table-cell>
          <table:table-cell office:value-type="float" office:value="0.142123" calcext:value-type="float">
            <text:p>0,142123</text:p>
          </table:table-cell>
          <table:table-cell office:value-type="float" office:value="0.144201" calcext:value-type="float">
            <text:p>0,144201</text:p>
          </table:table-cell>
          <table:table-cell office:value-type="float" office:value="0.162573" calcext:value-type="float">
            <text:p>0,162573</text:p>
          </table:table-cell>
          <table:table-cell office:value-type="float" office:value="0.164883" calcext:value-type="float">
            <text:p>0,164883</text:p>
          </table:table-cell>
          <table:table-cell office:value-type="float" office:value="0.16583" calcext:value-type="float">
            <text:p>0,16583</text:p>
          </table:table-cell>
          <table:table-cell office:value-type="float" office:value="0.642667" calcext:value-type="float">
            <text:p>0,642667</text:p>
          </table:table-cell>
          <table:table-cell office:value-type="float" office:value="1.43514" calcext:value-type="float">
            <text:p>1,43514</text:p>
          </table:table-cell>
          <table:table-cell office:value-type="float" office:value="0.146869" calcext:value-type="float">
            <text:p>0,146869</text:p>
          </table:table-cell>
          <table:table-cell office:value-type="float" office:value="0.506675" calcext:value-type="float">
            <text:p>0,506675</text:p>
          </table:table-cell>
          <table:table-cell office:value-type="float" office:value="1.63198" calcext:value-type="float">
            <text:p>1,63198</text:p>
          </table:table-cell>
          <table:table-cell office:value-type="float" office:value="1.33589" calcext:value-type="float">
            <text:p>1,33589</text:p>
          </table:table-cell>
          <table:table-cell office:value-type="float" office:value="0.598302" calcext:value-type="float">
            <text:p>0,598302</text:p>
          </table:table-cell>
          <table:table-cell office:value-type="float" office:value="0.448052" calcext:value-type="float">
            <text:p>0,448052</text:p>
          </table:table-cell>
          <table:table-cell office:value-type="float" office:value="0.142624" calcext:value-type="float">
            <text:p>0,142624</text:p>
          </table:table-cell>
          <table:table-cell office:value-type="float" office:value="0.415708" calcext:value-type="float">
            <text:p>0,415708</text:p>
          </table:table-cell>
          <table:table-cell office:value-type="float" office:value="0.437485" calcext:value-type="float">
            <text:p>0,437485</text:p>
          </table:table-cell>
          <table:table-cell office:value-type="float" office:value="0.417017" calcext:value-type="float">
            <text:p>0,417017</text:p>
          </table:table-cell>
          <table:table-cell office:value-type="float" office:value="0.149398" calcext:value-type="float">
            <text:p>0,149398</text:p>
          </table:table-cell>
          <table:table-cell office:value-type="float" office:value="1.90021" calcext:value-type="float">
            <text:p>1,90021</text:p>
          </table:table-cell>
          <table:table-cell office:value-type="float" office:value="1.32952" calcext:value-type="float">
            <text:p>1,32952</text:p>
          </table:table-cell>
          <table:table-cell office:value-type="float" office:value="1.69498" calcext:value-type="float">
            <text:p>1,69498</text:p>
          </table:table-cell>
          <table:table-cell office:value-type="float" office:value="0.417761" calcext:value-type="float">
            <text:p>0,417761</text:p>
          </table:table-cell>
          <table:table-cell office:value-type="float" office:value="0.567005" calcext:value-type="float">
            <text:p>0,567005</text:p>
          </table:table-cell>
          <table:table-cell office:value-type="float" office:value="0.144338" calcext:value-type="float">
            <text:p>0,144338</text:p>
          </table:table-cell>
          <table:table-cell office:value-type="float" office:value="0.0828381" calcext:value-type="float">
            <text:p>0,0828381</text:p>
          </table:table-cell>
          <table:table-cell office:value-type="float" office:value="1.49984" calcext:value-type="float">
            <text:p>1,49984</text:p>
          </table:table-cell>
          <table:table-cell office:value-type="float" office:value="0.076304" calcext:value-type="float">
            <text:p>0,076304</text:p>
          </table:table-cell>
          <table:table-cell office:value-type="float" office:value="1.0552" calcext:value-type="float">
            <text:p>1,0552</text:p>
          </table:table-cell>
          <table:table-cell office:value-type="float" office:value="0.19212" calcext:value-type="float">
            <text:p>0,19212</text:p>
          </table:table-cell>
          <table:table-cell office:value-type="float" office:value="1.11442" calcext:value-type="float">
            <text:p>1,11442</text:p>
          </table:table-cell>
          <table:table-cell office:value-type="float" office:value="0.979074" calcext:value-type="float">
            <text:p>0,979074</text:p>
          </table:table-cell>
          <table:table-cell office:value-type="float" office:value="0.282113" calcext:value-type="float">
            <text:p>0,282113</text:p>
          </table:table-cell>
          <table:table-cell office:value-type="float" office:value="0.0757079" calcext:value-type="float">
            <text:p>0,0757079</text:p>
          </table:table-cell>
          <table:table-cell office:value-type="float" office:value="1.21995" calcext:value-type="float">
            <text:p>1,21995</text:p>
          </table:table-cell>
          <table:table-cell office:value-type="float" office:value="2.15032" calcext:value-type="float">
            <text:p>2,15032</text:p>
          </table:table-cell>
          <table:table-cell table:number-columns-repeated="4"/>
          <table:table-cell table:formula="of:=MIN([.A179:.BL179])" office:value-type="float" office:value="0.0757079" calcext:value-type="float">
            <text:p>0,0757079</text:p>
          </table:table-cell>
          <table:table-cell table:formula="of:=MAX([.A179:.BL179])" office:value-type="float" office:value="2.15032" calcext:value-type="float">
            <text:p>2,15032</text:p>
          </table:table-cell>
          <table:table-cell table:number-columns-repeated="7"/>
        </table:table-row>
        <table:table-row table:style-name="ro1">
          <table:table-cell office:value-type="float" office:value="0.0913329" calcext:value-type="float">
            <text:p>0,0913329</text:p>
          </table:table-cell>
          <table:table-cell office:value-type="float" office:value="0.144704" calcext:value-type="float">
            <text:p>0,144704</text:p>
          </table:table-cell>
          <table:table-cell office:value-type="float" office:value="0.103944" calcext:value-type="float">
            <text:p>0,103944</text:p>
          </table:table-cell>
          <table:table-cell office:value-type="float" office:value="0.143645" calcext:value-type="float">
            <text:p>0,143645</text:p>
          </table:table-cell>
          <table:table-cell office:value-type="float" office:value="0.0962021" calcext:value-type="float">
            <text:p>0,0962021</text:p>
          </table:table-cell>
          <table:table-cell office:value-type="float" office:value="0.14648" calcext:value-type="float">
            <text:p>0,14648</text:p>
          </table:table-cell>
          <table:table-cell office:value-type="float" office:value="0.148002" calcext:value-type="float">
            <text:p>0,148002</text:p>
          </table:table-cell>
          <table:table-cell office:value-type="float" office:value="0.153101" calcext:value-type="float">
            <text:p>0,153101</text:p>
          </table:table-cell>
          <table:table-cell office:value-type="float" office:value="0.151782" calcext:value-type="float">
            <text:p>0,151782</text:p>
          </table:table-cell>
          <table:table-cell office:value-type="float" office:value="0.167678" calcext:value-type="float">
            <text:p>0,167678</text:p>
          </table:table-cell>
          <table:table-cell office:value-type="float" office:value="0.581268" calcext:value-type="float">
            <text:p>0,581268</text:p>
          </table:table-cell>
          <table:table-cell office:value-type="float" office:value="0.143528" calcext:value-type="float">
            <text:p>0,143528</text:p>
          </table:table-cell>
          <table:table-cell office:value-type="float" office:value="0.431338" calcext:value-type="float">
            <text:p>0,431338</text:p>
          </table:table-cell>
          <table:table-cell office:value-type="float" office:value="0.292724" calcext:value-type="float">
            <text:p>0,292724</text:p>
          </table:table-cell>
          <table:table-cell office:value-type="float" office:value="0.282838" calcext:value-type="float">
            <text:p>0,282838</text:p>
          </table:table-cell>
          <table:table-cell office:value-type="float" office:value="0.152764" calcext:value-type="float">
            <text:p>0,152764</text:p>
          </table:table-cell>
          <table:table-cell office:value-type="float" office:value="0.151839" calcext:value-type="float">
            <text:p>0,151839</text:p>
          </table:table-cell>
          <table:table-cell office:value-type="float" office:value="0.281086" calcext:value-type="float">
            <text:p>0,281086</text:p>
          </table:table-cell>
          <table:table-cell office:value-type="float" office:value="0.280868" calcext:value-type="float">
            <text:p>0,280868</text:p>
          </table:table-cell>
          <table:table-cell office:value-type="float" office:value="0.152161" calcext:value-type="float">
            <text:p>0,152161</text:p>
          </table:table-cell>
          <table:table-cell office:value-type="float" office:value="0.152421" calcext:value-type="float">
            <text:p>0,152421</text:p>
          </table:table-cell>
          <table:table-cell office:value-type="float" office:value="0.298115" calcext:value-type="float">
            <text:p>0,298115</text:p>
          </table:table-cell>
          <table:table-cell office:value-type="float" office:value="0.162159" calcext:value-type="float">
            <text:p>0,162159</text:p>
          </table:table-cell>
          <table:table-cell office:value-type="float" office:value="0.536253" calcext:value-type="float">
            <text:p>0,536253</text:p>
          </table:table-cell>
          <table:table-cell office:value-type="float" office:value="0.167308" calcext:value-type="float">
            <text:p>0,167308</text:p>
          </table:table-cell>
          <table:table-cell office:value-type="float" office:value="0.143653" calcext:value-type="float">
            <text:p>0,143653</text:p>
          </table:table-cell>
          <table:table-cell office:value-type="float" office:value="0.310732" calcext:value-type="float">
            <text:p>0,310732</text:p>
          </table:table-cell>
          <table:table-cell office:value-type="float" office:value="0.15566" calcext:value-type="float">
            <text:p>0,15566</text:p>
          </table:table-cell>
          <table:table-cell office:value-type="float" office:value="0.611032" calcext:value-type="float">
            <text:p>0,611032</text:p>
          </table:table-cell>
          <table:table-cell office:value-type="float" office:value="0.286563" calcext:value-type="float">
            <text:p>0,286563</text:p>
          </table:table-cell>
          <table:table-cell office:value-type="float" office:value="1.7019" calcext:value-type="float">
            <text:p>1,7019</text:p>
          </table:table-cell>
          <table:table-cell office:value-type="float" office:value="0.762477" calcext:value-type="float">
            <text:p>0,762477</text:p>
          </table:table-cell>
          <table:table-cell office:value-type="float" office:value="0.152139" calcext:value-type="float">
            <text:p>0,152139</text:p>
          </table:table-cell>
          <table:table-cell office:value-type="float" office:value="1.65375" calcext:value-type="float">
            <text:p>1,65375</text:p>
          </table:table-cell>
          <table:table-cell office:value-type="float" office:value="1.36394" calcext:value-type="float">
            <text:p>1,36394</text:p>
          </table:table-cell>
          <table:table-cell office:value-type="float" office:value="1.2214" calcext:value-type="float">
            <text:p>1,2214</text:p>
          </table:table-cell>
          <table:table-cell office:value-type="float" office:value="1.23162" calcext:value-type="float">
            <text:p>1,23162</text:p>
          </table:table-cell>
          <table:table-cell office:value-type="float" office:value="1.572" calcext:value-type="float">
            <text:p>1,572</text:p>
          </table:table-cell>
          <table:table-cell office:value-type="float" office:value="1.83232" calcext:value-type="float">
            <text:p>1,83232</text:p>
          </table:table-cell>
          <table:table-cell office:value-type="float" office:value="1.84677" calcext:value-type="float">
            <text:p>1,84677</text:p>
          </table:table-cell>
          <table:table-cell office:value-type="float" office:value="0.151175" calcext:value-type="float">
            <text:p>0,151175</text:p>
          </table:table-cell>
          <table:table-cell office:value-type="float" office:value="0.087234" calcext:value-type="float">
            <text:p>0,087234</text:p>
          </table:table-cell>
          <table:table-cell office:value-type="float" office:value="0.300848" calcext:value-type="float">
            <text:p>0,300848</text:p>
          </table:table-cell>
          <table:table-cell office:value-type="float" office:value="0.318201" calcext:value-type="float">
            <text:p>0,318201</text:p>
          </table:table-cell>
          <table:table-cell office:value-type="float" office:value="0.615176" calcext:value-type="float">
            <text:p>0,615176</text:p>
          </table:table-cell>
          <table:table-cell office:value-type="float" office:value="0.484167" calcext:value-type="float">
            <text:p>0,484167</text:p>
          </table:table-cell>
          <table:table-cell office:value-type="float" office:value="1.71452" calcext:value-type="float">
            <text:p>1,71452</text:p>
          </table:table-cell>
          <table:table-cell office:value-type="float" office:value="0.162253" calcext:value-type="float">
            <text:p>0,162253</text:p>
          </table:table-cell>
          <table:table-cell office:value-type="float" office:value="1.12733" calcext:value-type="float">
            <text:p>1,12733</text:p>
          </table:table-cell>
          <table:table-cell office:value-type="float" office:value="1.42009" calcext:value-type="float">
            <text:p>1,42009</text:p>
          </table:table-cell>
          <table:table-cell office:value-type="float" office:value="1.27503" calcext:value-type="float">
            <text:p>1,27503</text:p>
          </table:table-cell>
          <table:table-cell office:value-type="float" office:value="0.29052" calcext:value-type="float">
            <text:p>0,29052</text:p>
          </table:table-cell>
          <table:table-cell office:value-type="float" office:value="0.896365" calcext:value-type="float">
            <text:p>0,896365</text:p>
          </table:table-cell>
          <table:table-cell office:value-type="float" office:value="0.280277" calcext:value-type="float">
            <text:p>0,280277</text:p>
          </table:table-cell>
          <table:table-cell office:value-type="float" office:value="1.19719" calcext:value-type="float">
            <text:p>1,19719</text:p>
          </table:table-cell>
          <table:table-cell office:value-type="float" office:value="1.04944" calcext:value-type="float">
            <text:p>1,04944</text:p>
          </table:table-cell>
          <table:table-cell office:value-type="float" office:value="1.11115" calcext:value-type="float">
            <text:p>1,11115</text:p>
          </table:table-cell>
          <table:table-cell office:value-type="float" office:value="1.91147" calcext:value-type="float">
            <text:p>1,91147</text:p>
          </table:table-cell>
          <table:table-cell office:value-type="float" office:value="1.37716" calcext:value-type="float">
            <text:p>1,37716</text:p>
          </table:table-cell>
          <table:table-cell office:value-type="float" office:value="0.170556" calcext:value-type="float">
            <text:p>0,170556</text:p>
          </table:table-cell>
          <table:table-cell office:value-type="float" office:value="1.40906" calcext:value-type="float">
            <text:p>1,40906</text:p>
          </table:table-cell>
          <table:table-cell office:value-type="float" office:value="1.40051" calcext:value-type="float">
            <text:p>1,40051</text:p>
          </table:table-cell>
          <table:table-cell office:value-type="float" office:value="0.193194" calcext:value-type="float">
            <text:p>0,193194</text:p>
          </table:table-cell>
          <table:table-cell office:value-type="float" office:value="0.061271" calcext:value-type="float">
            <text:p>0,061271</text:p>
          </table:table-cell>
          <table:table-cell table:number-columns-repeated="4"/>
          <table:table-cell table:formula="of:=MIN([.A180:.BL180])" office:value-type="float" office:value="0.061271" calcext:value-type="float">
            <text:p>0,061271</text:p>
          </table:table-cell>
          <table:table-cell table:formula="of:=MAX([.A180:.BL180])" office:value-type="float" office:value="1.91147" calcext:value-type="float">
            <text:p>1,91147</text:p>
          </table:table-cell>
          <table:table-cell table:number-columns-repeated="7"/>
        </table:table-row>
        <table:table-row table:style-name="ro1">
          <table:table-cell office:value-type="float" office:value="0.15113" calcext:value-type="float">
            <text:p>0,15113</text:p>
          </table:table-cell>
          <table:table-cell office:value-type="float" office:value="0.137895" calcext:value-type="float">
            <text:p>0,137895</text:p>
          </table:table-cell>
          <table:table-cell office:value-type="float" office:value="0.154872" calcext:value-type="float">
            <text:p>0,154872</text:p>
          </table:table-cell>
          <table:table-cell office:value-type="float" office:value="0.137182" calcext:value-type="float">
            <text:p>0,137182</text:p>
          </table:table-cell>
          <table:table-cell office:value-type="float" office:value="0.162255" calcext:value-type="float">
            <text:p>0,162255</text:p>
          </table:table-cell>
          <table:table-cell office:value-type="float" office:value="0.245227" calcext:value-type="float">
            <text:p>0,245227</text:p>
          </table:table-cell>
          <table:table-cell office:value-type="float" office:value="0.586988" calcext:value-type="float">
            <text:p>0,586988</text:p>
          </table:table-cell>
          <table:table-cell office:value-type="float" office:value="0.47594" calcext:value-type="float">
            <text:p>0,47594</text:p>
          </table:table-cell>
          <table:table-cell office:value-type="float" office:value="0.366347" calcext:value-type="float">
            <text:p>0,366347</text:p>
          </table:table-cell>
          <table:table-cell office:value-type="float" office:value="0.156776" calcext:value-type="float">
            <text:p>0,156776</text:p>
          </table:table-cell>
          <table:table-cell office:value-type="float" office:value="0.278648" calcext:value-type="float">
            <text:p>0,278648</text:p>
          </table:table-cell>
          <table:table-cell office:value-type="float" office:value="0.150767" calcext:value-type="float">
            <text:p>0,150767</text:p>
          </table:table-cell>
          <table:table-cell office:value-type="float" office:value="0.352508" calcext:value-type="float">
            <text:p>0,352508</text:p>
          </table:table-cell>
          <table:table-cell office:value-type="float" office:value="0.144229" calcext:value-type="float">
            <text:p>0,144229</text:p>
          </table:table-cell>
          <table:table-cell office:value-type="float" office:value="0.360157" calcext:value-type="float">
            <text:p>0,360157</text:p>
          </table:table-cell>
          <table:table-cell office:value-type="float" office:value="0.169122" calcext:value-type="float">
            <text:p>0,169122</text:p>
          </table:table-cell>
          <table:table-cell office:value-type="float" office:value="1.19604" calcext:value-type="float">
            <text:p>1,19604</text:p>
          </table:table-cell>
          <table:table-cell office:value-type="float" office:value="0.371509" calcext:value-type="float">
            <text:p>0,371509</text:p>
          </table:table-cell>
          <table:table-cell office:value-type="float" office:value="0.149046" calcext:value-type="float">
            <text:p>0,149046</text:p>
          </table:table-cell>
          <table:table-cell office:value-type="float" office:value="0.455484" calcext:value-type="float">
            <text:p>0,455484</text:p>
          </table:table-cell>
          <table:table-cell office:value-type="float" office:value="0.142279" calcext:value-type="float">
            <text:p>0,142279</text:p>
          </table:table-cell>
          <table:table-cell office:value-type="float" office:value="0.189991" calcext:value-type="float">
            <text:p>0,189991</text:p>
          </table:table-cell>
          <table:table-cell office:value-type="float" office:value="0.377882" calcext:value-type="float">
            <text:p>0,377882</text:p>
          </table:table-cell>
          <table:table-cell office:value-type="float" office:value="0.300944" calcext:value-type="float">
            <text:p>0,300944</text:p>
          </table:table-cell>
          <table:table-cell office:value-type="float" office:value="0.150834" calcext:value-type="float">
            <text:p>0,150834</text:p>
          </table:table-cell>
          <table:table-cell office:value-type="float" office:value="0.184014" calcext:value-type="float">
            <text:p>0,184014</text:p>
          </table:table-cell>
          <table:table-cell office:value-type="float" office:value="0.234128" calcext:value-type="float">
            <text:p>0,234128</text:p>
          </table:table-cell>
          <table:table-cell office:value-type="float" office:value="0.134567" calcext:value-type="float">
            <text:p>0,134567</text:p>
          </table:table-cell>
          <table:table-cell office:value-type="float" office:value="1.82174" calcext:value-type="float">
            <text:p>1,82174</text:p>
          </table:table-cell>
          <table:table-cell office:value-type="float" office:value="0.32471" calcext:value-type="float">
            <text:p>0,32471</text:p>
          </table:table-cell>
          <table:table-cell office:value-type="float" office:value="0.140036" calcext:value-type="float">
            <text:p>0,140036</text:p>
          </table:table-cell>
          <table:table-cell office:value-type="float" office:value="1.55914" calcext:value-type="float">
            <text:p>1,55914</text:p>
          </table:table-cell>
          <table:table-cell office:value-type="float" office:value="0.478935" calcext:value-type="float">
            <text:p>0,478935</text:p>
          </table:table-cell>
          <table:table-cell office:value-type="float" office:value="1.48911" calcext:value-type="float">
            <text:p>1,48911</text:p>
          </table:table-cell>
          <table:table-cell office:value-type="float" office:value="0.145004" calcext:value-type="float">
            <text:p>0,145004</text:p>
          </table:table-cell>
          <table:table-cell office:value-type="float" office:value="1.3468" calcext:value-type="float">
            <text:p>1,3468</text:p>
          </table:table-cell>
          <table:table-cell office:value-type="float" office:value="1.52644" calcext:value-type="float">
            <text:p>1,52644</text:p>
          </table:table-cell>
          <table:table-cell office:value-type="float" office:value="0.133924" calcext:value-type="float">
            <text:p>0,133924</text:p>
          </table:table-cell>
          <table:table-cell office:value-type="float" office:value="2.10154" calcext:value-type="float">
            <text:p>2,10154</text:p>
          </table:table-cell>
          <table:table-cell office:value-type="float" office:value="1.67966" calcext:value-type="float">
            <text:p>1,67966</text:p>
          </table:table-cell>
          <table:table-cell office:value-type="float" office:value="1.21922" calcext:value-type="float">
            <text:p>1,21922</text:p>
          </table:table-cell>
          <table:table-cell office:value-type="float" office:value="0.960998" calcext:value-type="float">
            <text:p>0,960998</text:p>
          </table:table-cell>
          <table:table-cell office:value-type="float" office:value="1.01427" calcext:value-type="float">
            <text:p>1,01427</text:p>
          </table:table-cell>
          <table:table-cell office:value-type="float" office:value="0.922461" calcext:value-type="float">
            <text:p>0,922461</text:p>
          </table:table-cell>
          <table:table-cell office:value-type="float" office:value="2.3722" calcext:value-type="float">
            <text:p>2,3722</text:p>
          </table:table-cell>
          <table:table-cell office:value-type="float" office:value="1.99869" calcext:value-type="float">
            <text:p>1,99869</text:p>
          </table:table-cell>
          <table:table-cell office:value-type="float" office:value="0.893174" calcext:value-type="float">
            <text:p>0,893174</text:p>
          </table:table-cell>
          <table:table-cell office:value-type="float" office:value="2.07831" calcext:value-type="float">
            <text:p>2,07831</text:p>
          </table:table-cell>
          <table:table-cell office:value-type="float" office:value="2.25937" calcext:value-type="float">
            <text:p>2,25937</text:p>
          </table:table-cell>
          <table:table-cell office:value-type="float" office:value="2.09137" calcext:value-type="float">
            <text:p>2,09137</text:p>
          </table:table-cell>
          <table:table-cell office:value-type="float" office:value="2.00931" calcext:value-type="float">
            <text:p>2,00931</text:p>
          </table:table-cell>
          <table:table-cell office:value-type="float" office:value="1.63169" calcext:value-type="float">
            <text:p>1,63169</text:p>
          </table:table-cell>
          <table:table-cell office:value-type="float" office:value="1.56916" calcext:value-type="float">
            <text:p>1,56916</text:p>
          </table:table-cell>
          <table:table-cell office:value-type="float" office:value="1.63502" calcext:value-type="float">
            <text:p>1,63502</text:p>
          </table:table-cell>
          <table:table-cell office:value-type="float" office:value="1.96578" calcext:value-type="float">
            <text:p>1,96578</text:p>
          </table:table-cell>
          <table:table-cell office:value-type="float" office:value="1.59515" calcext:value-type="float">
            <text:p>1,59515</text:p>
          </table:table-cell>
          <table:table-cell office:value-type="float" office:value="2.03202" calcext:value-type="float">
            <text:p>2,03202</text:p>
          </table:table-cell>
          <table:table-cell office:value-type="float" office:value="1.85365" calcext:value-type="float">
            <text:p>1,85365</text:p>
          </table:table-cell>
          <table:table-cell office:value-type="float" office:value="1.69237" calcext:value-type="float">
            <text:p>1,69237</text:p>
          </table:table-cell>
          <table:table-cell office:value-type="float" office:value="1.23714" calcext:value-type="float">
            <text:p>1,23714</text:p>
          </table:table-cell>
          <table:table-cell office:value-type="float" office:value="0.972028" calcext:value-type="float">
            <text:p>0,972028</text:p>
          </table:table-cell>
          <table:table-cell office:value-type="float" office:value="2.26976" calcext:value-type="float">
            <text:p>2,26976</text:p>
          </table:table-cell>
          <table:table-cell office:value-type="float" office:value="1.08139" calcext:value-type="float">
            <text:p>1,08139</text:p>
          </table:table-cell>
          <table:table-cell office:value-type="float" office:value="2.06457" calcext:value-type="float">
            <text:p>2,06457</text:p>
          </table:table-cell>
          <table:table-cell table:number-columns-repeated="4"/>
          <table:table-cell table:formula="of:=MIN([.A181:.BL181])" office:value-type="float" office:value="0.133924" calcext:value-type="float">
            <text:p>0,133924</text:p>
          </table:table-cell>
          <table:table-cell table:formula="of:=MAX([.A181:.BL181])" office:value-type="float" office:value="2.3722" calcext:value-type="float">
            <text:p>2,3722</text:p>
          </table:table-cell>
          <table:table-cell table:number-columns-repeated="7"/>
        </table:table-row>
        <table:table-row table:style-name="ro1">
          <table:table-cell office:value-type="float" office:value="0.149173" calcext:value-type="float">
            <text:p>0,149173</text:p>
          </table:table-cell>
          <table:table-cell office:value-type="float" office:value="0.149906" calcext:value-type="float">
            <text:p>0,149906</text:p>
          </table:table-cell>
          <table:table-cell office:value-type="float" office:value="0.152682" calcext:value-type="float">
            <text:p>0,152682</text:p>
          </table:table-cell>
          <table:table-cell office:value-type="float" office:value="0.157923" calcext:value-type="float">
            <text:p>0,157923</text:p>
          </table:table-cell>
          <table:table-cell office:value-type="float" office:value="0.147713" calcext:value-type="float">
            <text:p>0,147713</text:p>
          </table:table-cell>
          <table:table-cell office:value-type="float" office:value="0.147975" calcext:value-type="float">
            <text:p>0,147975</text:p>
          </table:table-cell>
          <table:table-cell office:value-type="float" office:value="0.155944" calcext:value-type="float">
            <text:p>0,155944</text:p>
          </table:table-cell>
          <table:table-cell office:value-type="float" office:value="0.144072" calcext:value-type="float">
            <text:p>0,144072</text:p>
          </table:table-cell>
          <table:table-cell office:value-type="float" office:value="0.144093" calcext:value-type="float">
            <text:p>0,144093</text:p>
          </table:table-cell>
          <table:table-cell office:value-type="float" office:value="0.774495" calcext:value-type="float">
            <text:p>0,774495</text:p>
          </table:table-cell>
          <table:table-cell office:value-type="float" office:value="0.634459" calcext:value-type="float">
            <text:p>0,634459</text:p>
          </table:table-cell>
          <table:table-cell office:value-type="float" office:value="0.143821" calcext:value-type="float">
            <text:p>0,143821</text:p>
          </table:table-cell>
          <table:table-cell office:value-type="float" office:value="0.740663" calcext:value-type="float">
            <text:p>0,740663</text:p>
          </table:table-cell>
          <table:table-cell office:value-type="float" office:value="0.742745" calcext:value-type="float">
            <text:p>0,742745</text:p>
          </table:table-cell>
          <table:table-cell office:value-type="float" office:value="0.165114" calcext:value-type="float">
            <text:p>0,165114</text:p>
          </table:table-cell>
          <table:table-cell office:value-type="float" office:value="0.753382" calcext:value-type="float">
            <text:p>0,753382</text:p>
          </table:table-cell>
          <table:table-cell office:value-type="float" office:value="0.314585" calcext:value-type="float">
            <text:p>0,314585</text:p>
          </table:table-cell>
          <table:table-cell office:value-type="float" office:value="0.150951" calcext:value-type="float">
            <text:p>0,150951</text:p>
          </table:table-cell>
          <table:table-cell office:value-type="float" office:value="0.147895" calcext:value-type="float">
            <text:p>0,147895</text:p>
          </table:table-cell>
          <table:table-cell office:value-type="float" office:value="0.148182" calcext:value-type="float">
            <text:p>0,148182</text:p>
          </table:table-cell>
          <table:table-cell office:value-type="float" office:value="0.676123" calcext:value-type="float">
            <text:p>0,676123</text:p>
          </table:table-cell>
          <table:table-cell office:value-type="float" office:value="0.572954" calcext:value-type="float">
            <text:p>0,572954</text:p>
          </table:table-cell>
          <table:table-cell office:value-type="float" office:value="0.144825" calcext:value-type="float">
            <text:p>0,144825</text:p>
          </table:table-cell>
          <table:table-cell office:value-type="float" office:value="1.34294" calcext:value-type="float">
            <text:p>1,34294</text:p>
          </table:table-cell>
          <table:table-cell office:value-type="float" office:value="0.586864" calcext:value-type="float">
            <text:p>0,586864</text:p>
          </table:table-cell>
          <table:table-cell office:value-type="float" office:value="0.14895" calcext:value-type="float">
            <text:p>0,14895</text:p>
          </table:table-cell>
          <table:table-cell office:value-type="float" office:value="1.33838" calcext:value-type="float">
            <text:p>1,33838</text:p>
          </table:table-cell>
          <table:table-cell office:value-type="float" office:value="1.332" calcext:value-type="float">
            <text:p>1,332</text:p>
          </table:table-cell>
          <table:table-cell office:value-type="float" office:value="1.19542" calcext:value-type="float">
            <text:p>1,19542</text:p>
          </table:table-cell>
          <table:table-cell office:value-type="float" office:value="0.913614" calcext:value-type="float">
            <text:p>0,913614</text:p>
          </table:table-cell>
          <table:table-cell office:value-type="float" office:value="0.164267" calcext:value-type="float">
            <text:p>0,164267</text:p>
          </table:table-cell>
          <table:table-cell office:value-type="float" office:value="1.36401" calcext:value-type="float">
            <text:p>1,36401</text:p>
          </table:table-cell>
          <table:table-cell office:value-type="float" office:value="1.2222" calcext:value-type="float">
            <text:p>1,2222</text:p>
          </table:table-cell>
          <table:table-cell office:value-type="float" office:value="1.83582" calcext:value-type="float">
            <text:p>1,83582</text:p>
          </table:table-cell>
          <table:table-cell office:value-type="float" office:value="1.54219" calcext:value-type="float">
            <text:p>1,54219</text:p>
          </table:table-cell>
          <table:table-cell office:value-type="float" office:value="0.141659" calcext:value-type="float">
            <text:p>0,141659</text:p>
          </table:table-cell>
          <table:table-cell office:value-type="float" office:value="1.96423" calcext:value-type="float">
            <text:p>1,96423</text:p>
          </table:table-cell>
          <table:table-cell office:value-type="float" office:value="1.63463" calcext:value-type="float">
            <text:p>1,63463</text:p>
          </table:table-cell>
          <table:table-cell office:value-type="float" office:value="1.34341" calcext:value-type="float">
            <text:p>1,34341</text:p>
          </table:table-cell>
          <table:table-cell office:value-type="float" office:value="0.901229" calcext:value-type="float">
            <text:p>0,901229</text:p>
          </table:table-cell>
          <table:table-cell office:value-type="float" office:value="0.181856" calcext:value-type="float">
            <text:p>0,181856</text:p>
          </table:table-cell>
          <table:table-cell office:value-type="float" office:value="1.10059" calcext:value-type="float">
            <text:p>1,10059</text:p>
          </table:table-cell>
          <table:table-cell office:value-type="float" office:value="1.11244" calcext:value-type="float">
            <text:p>1,11244</text:p>
          </table:table-cell>
          <table:table-cell office:value-type="float" office:value="1.70897" calcext:value-type="float">
            <text:p>1,70897</text:p>
          </table:table-cell>
          <table:table-cell office:value-type="float" office:value="1.43392" calcext:value-type="float">
            <text:p>1,43392</text:p>
          </table:table-cell>
          <table:table-cell office:value-type="float" office:value="1.89514" calcext:value-type="float">
            <text:p>1,89514</text:p>
          </table:table-cell>
          <table:table-cell office:value-type="float" office:value="0.389362" calcext:value-type="float">
            <text:p>0,389362</text:p>
          </table:table-cell>
          <table:table-cell office:value-type="float" office:value="1.74958" calcext:value-type="float">
            <text:p>1,74958</text:p>
          </table:table-cell>
          <table:table-cell office:value-type="float" office:value="1.91419" calcext:value-type="float">
            <text:p>1,91419</text:p>
          </table:table-cell>
          <table:table-cell office:value-type="float" office:value="1.47421" calcext:value-type="float">
            <text:p>1,47421</text:p>
          </table:table-cell>
          <table:table-cell office:value-type="float" office:value="0.736534" calcext:value-type="float">
            <text:p>0,736534</text:p>
          </table:table-cell>
          <table:table-cell office:value-type="float" office:value="1.63484" calcext:value-type="float">
            <text:p>1,63484</text:p>
          </table:table-cell>
          <table:table-cell office:value-type="float" office:value="0.591748" calcext:value-type="float">
            <text:p>0,591748</text:p>
          </table:table-cell>
          <table:table-cell office:value-type="float" office:value="0.138098" calcext:value-type="float">
            <text:p>0,138098</text:p>
          </table:table-cell>
          <table:table-cell office:value-type="float" office:value="1.68631" calcext:value-type="float">
            <text:p>1,68631</text:p>
          </table:table-cell>
          <table:table-cell office:value-type="float" office:value="1.84409" calcext:value-type="float">
            <text:p>1,84409</text:p>
          </table:table-cell>
          <table:table-cell office:value-type="float" office:value="2.05581" calcext:value-type="float">
            <text:p>2,05581</text:p>
          </table:table-cell>
          <table:table-cell office:value-type="float" office:value="0.0847368" calcext:value-type="float">
            <text:p>0,0847368</text:p>
          </table:table-cell>
          <table:table-cell office:value-type="float" office:value="1.05314" calcext:value-type="float">
            <text:p>1,05314</text:p>
          </table:table-cell>
          <table:table-cell office:value-type="float" office:value="0.069829" calcext:value-type="float">
            <text:p>0,069829</text:p>
          </table:table-cell>
          <table:table-cell office:value-type="float" office:value="0.102573" calcext:value-type="float">
            <text:p>0,102573</text:p>
          </table:table-cell>
          <table:table-cell office:value-type="float" office:value="0.415297" calcext:value-type="float">
            <text:p>0,415297</text:p>
          </table:table-cell>
          <table:table-cell office:value-type="float" office:value="1.15098" calcext:value-type="float">
            <text:p>1,15098</text:p>
          </table:table-cell>
          <table:table-cell office:value-type="float" office:value="1.30843" calcext:value-type="float">
            <text:p>1,30843</text:p>
          </table:table-cell>
          <table:table-cell table:number-columns-repeated="4"/>
          <table:table-cell table:formula="of:=MIN([.A182:.BL182])" office:value-type="float" office:value="0.069829" calcext:value-type="float">
            <text:p>0,069829</text:p>
          </table:table-cell>
          <table:table-cell table:formula="of:=MAX([.A182:.BL182])" office:value-type="float" office:value="2.05581" calcext:value-type="float">
            <text:p>2,05581</text:p>
          </table:table-cell>
          <table:table-cell table:number-columns-repeated="7"/>
        </table:table-row>
        <table:table-row table:style-name="ro1">
          <table:table-cell office:value-type="float" office:value="0.148588" calcext:value-type="float">
            <text:p>0,148588</text:p>
          </table:table-cell>
          <table:table-cell office:value-type="float" office:value="0.174171" calcext:value-type="float">
            <text:p>0,174171</text:p>
          </table:table-cell>
          <table:table-cell office:value-type="float" office:value="0.182015" calcext:value-type="float">
            <text:p>0,182015</text:p>
          </table:table-cell>
          <table:table-cell office:value-type="float" office:value="0.171902" calcext:value-type="float">
            <text:p>0,171902</text:p>
          </table:table-cell>
          <table:table-cell office:value-type="float" office:value="0.146543" calcext:value-type="float">
            <text:p>0,146543</text:p>
          </table:table-cell>
          <table:table-cell office:value-type="float" office:value="0.157365" calcext:value-type="float">
            <text:p>0,157365</text:p>
          </table:table-cell>
          <table:table-cell office:value-type="float" office:value="0.145744" calcext:value-type="float">
            <text:p>0,145744</text:p>
          </table:table-cell>
          <table:table-cell office:value-type="float" office:value="0.279911" calcext:value-type="float">
            <text:p>0,279911</text:p>
          </table:table-cell>
          <table:table-cell office:value-type="float" office:value="0.146993" calcext:value-type="float">
            <text:p>0,146993</text:p>
          </table:table-cell>
          <table:table-cell office:value-type="float" office:value="0.149894" calcext:value-type="float">
            <text:p>0,149894</text:p>
          </table:table-cell>
          <table:table-cell office:value-type="float" office:value="0.156685" calcext:value-type="float">
            <text:p>0,156685</text:p>
          </table:table-cell>
          <table:table-cell office:value-type="float" office:value="0.147998" calcext:value-type="float">
            <text:p>0,147998</text:p>
          </table:table-cell>
          <table:table-cell office:value-type="float" office:value="0.148262" calcext:value-type="float">
            <text:p>0,148262</text:p>
          </table:table-cell>
          <table:table-cell office:value-type="float" office:value="0.146011" calcext:value-type="float">
            <text:p>0,146011</text:p>
          </table:table-cell>
          <table:table-cell office:value-type="float" office:value="0.292727" calcext:value-type="float">
            <text:p>0,292727</text:p>
          </table:table-cell>
          <table:table-cell office:value-type="float" office:value="0.146525" calcext:value-type="float">
            <text:p>0,146525</text:p>
          </table:table-cell>
          <table:table-cell office:value-type="float" office:value="0.146863" calcext:value-type="float">
            <text:p>0,146863</text:p>
          </table:table-cell>
          <table:table-cell office:value-type="float" office:value="0.149842" calcext:value-type="float">
            <text:p>0,149842</text:p>
          </table:table-cell>
          <table:table-cell office:value-type="float" office:value="0.142757" calcext:value-type="float">
            <text:p>0,142757</text:p>
          </table:table-cell>
          <table:table-cell office:value-type="float" office:value="0.155281" calcext:value-type="float">
            <text:p>0,155281</text:p>
          </table:table-cell>
          <table:table-cell office:value-type="float" office:value="0.153479" calcext:value-type="float">
            <text:p>0,153479</text:p>
          </table:table-cell>
          <table:table-cell office:value-type="float" office:value="1.18312" calcext:value-type="float">
            <text:p>1,18312</text:p>
          </table:table-cell>
          <table:table-cell office:value-type="float" office:value="0.145033" calcext:value-type="float">
            <text:p>0,145033</text:p>
          </table:table-cell>
          <table:table-cell office:value-type="float" office:value="1.07021" calcext:value-type="float">
            <text:p>1,07021</text:p>
          </table:table-cell>
          <table:table-cell office:value-type="float" office:value="1.05576" calcext:value-type="float">
            <text:p>1,05576</text:p>
          </table:table-cell>
          <table:table-cell office:value-type="float" office:value="0.935499" calcext:value-type="float">
            <text:p>0,935499</text:p>
          </table:table-cell>
          <table:table-cell office:value-type="float" office:value="0.739777" calcext:value-type="float">
            <text:p>0,739777</text:p>
          </table:table-cell>
          <table:table-cell office:value-type="float" office:value="0.146691" calcext:value-type="float">
            <text:p>0,146691</text:p>
          </table:table-cell>
          <table:table-cell office:value-type="float" office:value="0.764363" calcext:value-type="float">
            <text:p>0,764363</text:p>
          </table:table-cell>
          <table:table-cell office:value-type="float" office:value="0.758944" calcext:value-type="float">
            <text:p>0,758944</text:p>
          </table:table-cell>
          <table:table-cell office:value-type="float" office:value="0.594677" calcext:value-type="float">
            <text:p>0,594677</text:p>
          </table:table-cell>
          <table:table-cell office:value-type="float" office:value="0.152962" calcext:value-type="float">
            <text:p>0,152962</text:p>
          </table:table-cell>
          <table:table-cell office:value-type="float" office:value="1.59618" calcext:value-type="float">
            <text:p>1,59618</text:p>
          </table:table-cell>
          <table:table-cell office:value-type="float" office:value="0.588177" calcext:value-type="float">
            <text:p>0,588177</text:p>
          </table:table-cell>
          <table:table-cell office:value-type="float" office:value="0.148329" calcext:value-type="float">
            <text:p>0,148329</text:p>
          </table:table-cell>
          <table:table-cell office:value-type="float" office:value="1.19241" calcext:value-type="float">
            <text:p>1,19241</text:p>
          </table:table-cell>
          <table:table-cell office:value-type="float" office:value="0.762897" calcext:value-type="float">
            <text:p>0,762897</text:p>
          </table:table-cell>
          <table:table-cell office:value-type="float" office:value="0.767742" calcext:value-type="float">
            <text:p>0,767742</text:p>
          </table:table-cell>
          <table:table-cell office:value-type="float" office:value="0.795981" calcext:value-type="float">
            <text:p>0,795981</text:p>
          </table:table-cell>
          <table:table-cell office:value-type="float" office:value="0.145468" calcext:value-type="float">
            <text:p>0,145468</text:p>
          </table:table-cell>
          <table:table-cell office:value-type="float" office:value="0.447675" calcext:value-type="float">
            <text:p>0,447675</text:p>
          </table:table-cell>
          <table:table-cell office:value-type="float" office:value="0.739165" calcext:value-type="float">
            <text:p>0,739165</text:p>
          </table:table-cell>
          <table:table-cell office:value-type="float" office:value="0.29645" calcext:value-type="float">
            <text:p>0,29645</text:p>
          </table:table-cell>
          <table:table-cell office:value-type="float" office:value="0.16483" calcext:value-type="float">
            <text:p>0,16483</text:p>
          </table:table-cell>
          <table:table-cell office:value-type="float" office:value="0.575318" calcext:value-type="float">
            <text:p>0,575318</text:p>
          </table:table-cell>
          <table:table-cell office:value-type="float" office:value="0.617473" calcext:value-type="float">
            <text:p>0,617473</text:p>
          </table:table-cell>
          <table:table-cell office:value-type="float" office:value="1.8899" calcext:value-type="float">
            <text:p>1,8899</text:p>
          </table:table-cell>
          <table:table-cell office:value-type="float" office:value="1.86501" calcext:value-type="float">
            <text:p>1,86501</text:p>
          </table:table-cell>
          <table:table-cell office:value-type="float" office:value="1.72566" calcext:value-type="float">
            <text:p>1,72566</text:p>
          </table:table-cell>
          <table:table-cell office:value-type="float" office:value="1.51037" calcext:value-type="float">
            <text:p>1,51037</text:p>
          </table:table-cell>
          <table:table-cell office:value-type="float" office:value="0.177632" calcext:value-type="float">
            <text:p>0,177632</text:p>
          </table:table-cell>
          <table:table-cell office:value-type="float" office:value="2.13797" calcext:value-type="float">
            <text:p>2,13797</text:p>
          </table:table-cell>
          <table:table-cell office:value-type="float" office:value="1.52134" calcext:value-type="float">
            <text:p>1,52134</text:p>
          </table:table-cell>
          <table:table-cell office:value-type="float" office:value="0.925465" calcext:value-type="float">
            <text:p>0,925465</text:p>
          </table:table-cell>
          <table:table-cell office:value-type="float" office:value="0.14995" calcext:value-type="float">
            <text:p>0,14995</text:p>
          </table:table-cell>
          <table:table-cell office:value-type="float" office:value="1.41451" calcext:value-type="float">
            <text:p>1,41451</text:p>
          </table:table-cell>
          <table:table-cell office:value-type="float" office:value="1.17025" calcext:value-type="float">
            <text:p>1,17025</text:p>
          </table:table-cell>
          <table:table-cell office:value-type="float" office:value="0.082706" calcext:value-type="float">
            <text:p>0,082706</text:p>
          </table:table-cell>
          <table:table-cell office:value-type="float" office:value="0.0722599" calcext:value-type="float">
            <text:p>0,0722599</text:p>
          </table:table-cell>
          <table:table-cell office:value-type="float" office:value="0.979499" calcext:value-type="float">
            <text:p>0,979499</text:p>
          </table:table-cell>
          <table:table-cell office:value-type="float" office:value="0.112208" calcext:value-type="float">
            <text:p>0,112208</text:p>
          </table:table-cell>
          <table:table-cell office:value-type="float" office:value="0.445955" calcext:value-type="float">
            <text:p>0,445955</text:p>
          </table:table-cell>
          <table:table-cell office:value-type="float" office:value="0.446599" calcext:value-type="float">
            <text:p>0,446599</text:p>
          </table:table-cell>
          <table:table-cell office:value-type="float" office:value="0.0531292" calcext:value-type="float">
            <text:p>0,0531292</text:p>
          </table:table-cell>
          <table:table-cell table:number-columns-repeated="4"/>
          <table:table-cell table:formula="of:=MIN([.A183:.BL183])" office:value-type="float" office:value="0.0531292" calcext:value-type="float">
            <text:p>0,0531292</text:p>
          </table:table-cell>
          <table:table-cell table:formula="of:=MAX([.A183:.BL183])" office:value-type="float" office:value="2.13797" calcext:value-type="float">
            <text:p>2,13797</text:p>
          </table:table-cell>
          <table:table-cell table:number-columns-repeated="7"/>
        </table:table-row>
        <table:table-row table:style-name="ro1">
          <table:table-cell office:value-type="float" office:value="0.16498" calcext:value-type="float">
            <text:p>0,16498</text:p>
          </table:table-cell>
          <table:table-cell office:value-type="float" office:value="0.212506" calcext:value-type="float">
            <text:p>0,212506</text:p>
          </table:table-cell>
          <table:table-cell office:value-type="float" office:value="0.149419" calcext:value-type="float">
            <text:p>0,149419</text:p>
          </table:table-cell>
          <table:table-cell office:value-type="float" office:value="0.210208" calcext:value-type="float">
            <text:p>0,210208</text:p>
          </table:table-cell>
          <table:table-cell office:value-type="float" office:value="0.452222" calcext:value-type="float">
            <text:p>0,452222</text:p>
          </table:table-cell>
          <table:table-cell office:value-type="float" office:value="0.422317" calcext:value-type="float">
            <text:p>0,422317</text:p>
          </table:table-cell>
          <table:table-cell office:value-type="float" office:value="0.182305" calcext:value-type="float">
            <text:p>0,182305</text:p>
          </table:table-cell>
          <table:table-cell office:value-type="float" office:value="0.34658" calcext:value-type="float">
            <text:p>0,34658</text:p>
          </table:table-cell>
          <table:table-cell office:value-type="float" office:value="0.154474" calcext:value-type="float">
            <text:p>0,154474</text:p>
          </table:table-cell>
          <table:table-cell office:value-type="float" office:value="0.155619" calcext:value-type="float">
            <text:p>0,155619</text:p>
          </table:table-cell>
          <table:table-cell office:value-type="float" office:value="0.779898" calcext:value-type="float">
            <text:p>0,779898</text:p>
          </table:table-cell>
          <table:table-cell office:value-type="float" office:value="0.507416" calcext:value-type="float">
            <text:p>0,507416</text:p>
          </table:table-cell>
          <table:table-cell office:value-type="float" office:value="0.711657" calcext:value-type="float">
            <text:p>0,711657</text:p>
          </table:table-cell>
          <table:table-cell office:value-type="float" office:value="0.536962" calcext:value-type="float">
            <text:p>0,536962</text:p>
          </table:table-cell>
          <table:table-cell office:value-type="float" office:value="0.611931" calcext:value-type="float">
            <text:p>0,611931</text:p>
          </table:table-cell>
          <table:table-cell office:value-type="float" office:value="0.562098" calcext:value-type="float">
            <text:p>0,562098</text:p>
          </table:table-cell>
          <table:table-cell office:value-type="float" office:value="0.413845" calcext:value-type="float">
            <text:p>0,413845</text:p>
          </table:table-cell>
          <table:table-cell office:value-type="float" office:value="0.326389" calcext:value-type="float">
            <text:p>0,326389</text:p>
          </table:table-cell>
          <table:table-cell office:value-type="float" office:value="0.149081" calcext:value-type="float">
            <text:p>0,149081</text:p>
          </table:table-cell>
          <table:table-cell office:value-type="float" office:value="0.387133" calcext:value-type="float">
            <text:p>0,387133</text:p>
          </table:table-cell>
          <table:table-cell office:value-type="float" office:value="0.14432" calcext:value-type="float">
            <text:p>0,14432</text:p>
          </table:table-cell>
          <table:table-cell office:value-type="float" office:value="0.128055" calcext:value-type="float">
            <text:p>0,128055</text:p>
          </table:table-cell>
          <table:table-cell office:value-type="float" office:value="0.389341" calcext:value-type="float">
            <text:p>0,389341</text:p>
          </table:table-cell>
          <table:table-cell office:value-type="float" office:value="0.13823" calcext:value-type="float">
            <text:p>0,13823</text:p>
          </table:table-cell>
          <table:table-cell office:value-type="float" office:value="0.139117" calcext:value-type="float">
            <text:p>0,139117</text:p>
          </table:table-cell>
          <table:table-cell office:value-type="float" office:value="0.142637" calcext:value-type="float">
            <text:p>0,142637</text:p>
          </table:table-cell>
          <table:table-cell office:value-type="float" office:value="0.367787" calcext:value-type="float">
            <text:p>0,367787</text:p>
          </table:table-cell>
          <table:table-cell office:value-type="float" office:value="0.141497" calcext:value-type="float">
            <text:p>0,141497</text:p>
          </table:table-cell>
          <table:table-cell office:value-type="float" office:value="0.292203" calcext:value-type="float">
            <text:p>0,292203</text:p>
          </table:table-cell>
          <table:table-cell office:value-type="float" office:value="0.159825" calcext:value-type="float">
            <text:p>0,159825</text:p>
          </table:table-cell>
          <table:table-cell office:value-type="float" office:value="0.246479" calcext:value-type="float">
            <text:p>0,246479</text:p>
          </table:table-cell>
          <table:table-cell office:value-type="float" office:value="0.137188" calcext:value-type="float">
            <text:p>0,137188</text:p>
          </table:table-cell>
          <table:table-cell office:value-type="float" office:value="1.67531" calcext:value-type="float">
            <text:p>1,67531</text:p>
          </table:table-cell>
          <table:table-cell office:value-type="float" office:value="1.69863" calcext:value-type="float">
            <text:p>1,69863</text:p>
          </table:table-cell>
          <table:table-cell office:value-type="float" office:value="1.46703" calcext:value-type="float">
            <text:p>1,46703</text:p>
          </table:table-cell>
          <table:table-cell office:value-type="float" office:value="1.34217" calcext:value-type="float">
            <text:p>1,34217</text:p>
          </table:table-cell>
          <table:table-cell office:value-type="float" office:value="0.195627" calcext:value-type="float">
            <text:p>0,195627</text:p>
          </table:table-cell>
          <table:table-cell office:value-type="float" office:value="0.853206" calcext:value-type="float">
            <text:p>0,853206</text:p>
          </table:table-cell>
          <table:table-cell office:value-type="float" office:value="0.793791" calcext:value-type="float">
            <text:p>0,793791</text:p>
          </table:table-cell>
          <table:table-cell office:value-type="float" office:value="0.676451" calcext:value-type="float">
            <text:p>0,676451</text:p>
          </table:table-cell>
          <table:table-cell office:value-type="float" office:value="0.934782" calcext:value-type="float">
            <text:p>0,934782</text:p>
          </table:table-cell>
          <table:table-cell office:value-type="float" office:value="0.921096" calcext:value-type="float">
            <text:p>0,921096</text:p>
          </table:table-cell>
          <table:table-cell office:value-type="float" office:value="0.522761" calcext:value-type="float">
            <text:p>0,522761</text:p>
          </table:table-cell>
          <table:table-cell office:value-type="float" office:value="0.760688" calcext:value-type="float">
            <text:p>0,760688</text:p>
          </table:table-cell>
          <table:table-cell office:value-type="float" office:value="0.154838" calcext:value-type="float">
            <text:p>0,154838</text:p>
          </table:table-cell>
          <table:table-cell office:value-type="float" office:value="0.514847" calcext:value-type="float">
            <text:p>0,514847</text:p>
          </table:table-cell>
          <table:table-cell office:value-type="float" office:value="0.509959" calcext:value-type="float">
            <text:p>0,509959</text:p>
          </table:table-cell>
          <table:table-cell office:value-type="float" office:value="1.4164" calcext:value-type="float">
            <text:p>1,4164</text:p>
          </table:table-cell>
          <table:table-cell office:value-type="float" office:value="1.5558" calcext:value-type="float">
            <text:p>1,5558</text:p>
          </table:table-cell>
          <table:table-cell office:value-type="float" office:value="0.433436" calcext:value-type="float">
            <text:p>0,433436</text:p>
          </table:table-cell>
          <table:table-cell office:value-type="float" office:value="1.45695" calcext:value-type="float">
            <text:p>1,45695</text:p>
          </table:table-cell>
          <table:table-cell office:value-type="float" office:value="1.16227" calcext:value-type="float">
            <text:p>1,16227</text:p>
          </table:table-cell>
          <table:table-cell office:value-type="float" office:value="0.613255" calcext:value-type="float">
            <text:p>0,613255</text:p>
          </table:table-cell>
          <table:table-cell office:value-type="float" office:value="1.39843" calcext:value-type="float">
            <text:p>1,39843</text:p>
          </table:table-cell>
          <table:table-cell office:value-type="float" office:value="0.0892229" calcext:value-type="float">
            <text:p>0,0892229</text:p>
          </table:table-cell>
          <table:table-cell office:value-type="float" office:value="0.750664" calcext:value-type="float">
            <text:p>0,750664</text:p>
          </table:table-cell>
          <table:table-cell office:value-type="float" office:value="0.550053" calcext:value-type="float">
            <text:p>0,550053</text:p>
          </table:table-cell>
          <table:table-cell office:value-type="float" office:value="0.544678" calcext:value-type="float">
            <text:p>0,544678</text:p>
          </table:table-cell>
          <table:table-cell office:value-type="float" office:value="0.54095" calcext:value-type="float">
            <text:p>0,54095</text:p>
          </table:table-cell>
          <table:table-cell office:value-type="float" office:value="1.54161" calcext:value-type="float">
            <text:p>1,54161</text:p>
          </table:table-cell>
          <table:table-cell office:value-type="float" office:value="0.299151" calcext:value-type="float">
            <text:p>0,299151</text:p>
          </table:table-cell>
          <table:table-cell office:value-type="float" office:value="0.961566" calcext:value-type="float">
            <text:p>0,961566</text:p>
          </table:table-cell>
          <table:table-cell office:value-type="float" office:value="0.96311" calcext:value-type="float">
            <text:p>0,96311</text:p>
          </table:table-cell>
          <table:table-cell office:value-type="float" office:value="2.38639" calcext:value-type="float">
            <text:p>2,38639</text:p>
          </table:table-cell>
          <table:table-cell table:number-columns-repeated="4"/>
          <table:table-cell table:formula="of:=MIN([.A184:.BL184])" office:value-type="float" office:value="0.0892229" calcext:value-type="float">
            <text:p>0,0892229</text:p>
          </table:table-cell>
          <table:table-cell table:formula="of:=MAX([.A184:.BL184])" office:value-type="float" office:value="2.38639" calcext:value-type="float">
            <text:p>2,38639</text:p>
          </table:table-cell>
          <table:table-cell table:number-columns-repeated="7"/>
        </table:table-row>
        <table:table-row table:style-name="ro1">
          <table:table-cell office:value-type="float" office:value="0.151445" calcext:value-type="float">
            <text:p>0,151445</text:p>
          </table:table-cell>
          <table:table-cell office:value-type="float" office:value="0.159538" calcext:value-type="float">
            <text:p>0,159538</text:p>
          </table:table-cell>
          <table:table-cell office:value-type="float" office:value="0.147636" calcext:value-type="float">
            <text:p>0,147636</text:p>
          </table:table-cell>
          <table:table-cell office:value-type="float" office:value="0.152558" calcext:value-type="float">
            <text:p>0,152558</text:p>
          </table:table-cell>
          <table:table-cell office:value-type="float" office:value="0.149659" calcext:value-type="float">
            <text:p>0,149659</text:p>
          </table:table-cell>
          <table:table-cell office:value-type="float" office:value="0.149727" calcext:value-type="float">
            <text:p>0,149727</text:p>
          </table:table-cell>
          <table:table-cell office:value-type="float" office:value="0.150581" calcext:value-type="float">
            <text:p>0,150581</text:p>
          </table:table-cell>
          <table:table-cell office:value-type="float" office:value="0.158687" calcext:value-type="float">
            <text:p>0,158687</text:p>
          </table:table-cell>
          <table:table-cell office:value-type="float" office:value="0.150836" calcext:value-type="float">
            <text:p>0,150836</text:p>
          </table:table-cell>
          <table:table-cell office:value-type="float" office:value="0.151248" calcext:value-type="float">
            <text:p>0,151248</text:p>
          </table:table-cell>
          <table:table-cell office:value-type="float" office:value="0.152029" calcext:value-type="float">
            <text:p>0,152029</text:p>
          </table:table-cell>
          <table:table-cell office:value-type="float" office:value="0.468004" calcext:value-type="float">
            <text:p>0,468004</text:p>
          </table:table-cell>
          <table:table-cell office:value-type="float" office:value="0.153154" calcext:value-type="float">
            <text:p>0,153154</text:p>
          </table:table-cell>
          <table:table-cell office:value-type="float" office:value="0.785042" calcext:value-type="float">
            <text:p>0,785042</text:p>
          </table:table-cell>
          <table:table-cell office:value-type="float" office:value="0.151256" calcext:value-type="float">
            <text:p>0,151256</text:p>
          </table:table-cell>
          <table:table-cell office:value-type="float" office:value="0.305562" calcext:value-type="float">
            <text:p>0,305562</text:p>
          </table:table-cell>
          <table:table-cell office:value-type="float" office:value="0.146809" calcext:value-type="float">
            <text:p>0,146809</text:p>
          </table:table-cell>
          <table:table-cell office:value-type="float" office:value="0.1481" calcext:value-type="float">
            <text:p>0,1481</text:p>
          </table:table-cell>
          <table:table-cell office:value-type="float" office:value="0.76829" calcext:value-type="float">
            <text:p>0,76829</text:p>
          </table:table-cell>
          <table:table-cell office:value-type="float" office:value="0.930108" calcext:value-type="float">
            <text:p>0,930108</text:p>
          </table:table-cell>
          <table:table-cell office:value-type="float" office:value="0.61394" calcext:value-type="float">
            <text:p>0,61394</text:p>
          </table:table-cell>
          <table:table-cell office:value-type="float" office:value="0.926334" calcext:value-type="float">
            <text:p>0,926334</text:p>
          </table:table-cell>
          <table:table-cell office:value-type="float" office:value="0.465175" calcext:value-type="float">
            <text:p>0,465175</text:p>
          </table:table-cell>
          <table:table-cell office:value-type="float" office:value="0.149433" calcext:value-type="float">
            <text:p>0,149433</text:p>
          </table:table-cell>
          <table:table-cell office:value-type="float" office:value="0.586862" calcext:value-type="float">
            <text:p>0,586862</text:p>
          </table:table-cell>
          <table:table-cell office:value-type="float" office:value="0.904295" calcext:value-type="float">
            <text:p>0,904295</text:p>
          </table:table-cell>
          <table:table-cell office:value-type="float" office:value="0.160974" calcext:value-type="float">
            <text:p>0,160974</text:p>
          </table:table-cell>
          <table:table-cell office:value-type="float" office:value="0.624178" calcext:value-type="float">
            <text:p>0,624178</text:p>
          </table:table-cell>
          <table:table-cell office:value-type="float" office:value="0.623006" calcext:value-type="float">
            <text:p>0,623006</text:p>
          </table:table-cell>
          <table:table-cell office:value-type="float" office:value="0.463939" calcext:value-type="float">
            <text:p>0,463939</text:p>
          </table:table-cell>
          <table:table-cell office:value-type="float" office:value="0.615788" calcext:value-type="float">
            <text:p>0,615788</text:p>
          </table:table-cell>
          <table:table-cell office:value-type="float" office:value="0.15723" calcext:value-type="float">
            <text:p>0,15723</text:p>
          </table:table-cell>
          <table:table-cell office:value-type="float" office:value="1.39157" calcext:value-type="float">
            <text:p>1,39157</text:p>
          </table:table-cell>
          <table:table-cell office:value-type="float" office:value="1.25324" calcext:value-type="float">
            <text:p>1,25324</text:p>
          </table:table-cell>
          <table:table-cell office:value-type="float" office:value="1.11289" calcext:value-type="float">
            <text:p>1,11289</text:p>
          </table:table-cell>
          <table:table-cell office:value-type="float" office:value="0.60875" calcext:value-type="float">
            <text:p>0,60875</text:p>
          </table:table-cell>
          <table:table-cell office:value-type="float" office:value="1.68807" calcext:value-type="float">
            <text:p>1,68807</text:p>
          </table:table-cell>
          <table:table-cell office:value-type="float" office:value="0.155633" calcext:value-type="float">
            <text:p>0,155633</text:p>
          </table:table-cell>
          <table:table-cell office:value-type="float" office:value="0.164247" calcext:value-type="float">
            <text:p>0,164247</text:p>
          </table:table-cell>
          <table:table-cell office:value-type="float" office:value="1.35397" calcext:value-type="float">
            <text:p>1,35397</text:p>
          </table:table-cell>
          <table:table-cell office:value-type="float" office:value="0.143704" calcext:value-type="float">
            <text:p>0,143704</text:p>
          </table:table-cell>
          <table:table-cell office:value-type="float" office:value="1.35194" calcext:value-type="float">
            <text:p>1,35194</text:p>
          </table:table-cell>
          <table:table-cell office:value-type="float" office:value="0.152803" calcext:value-type="float">
            <text:p>0,152803</text:p>
          </table:table-cell>
          <table:table-cell office:value-type="float" office:value="0.600742" calcext:value-type="float">
            <text:p>0,600742</text:p>
          </table:table-cell>
          <table:table-cell office:value-type="float" office:value="0.305629" calcext:value-type="float">
            <text:p>0,305629</text:p>
          </table:table-cell>
          <table:table-cell office:value-type="float" office:value="0.178595" calcext:value-type="float">
            <text:p>0,178595</text:p>
          </table:table-cell>
          <table:table-cell office:value-type="float" office:value="0.659374" calcext:value-type="float">
            <text:p>0,659374</text:p>
          </table:table-cell>
          <table:table-cell office:value-type="float" office:value="0.448543" calcext:value-type="float">
            <text:p>0,448543</text:p>
          </table:table-cell>
          <table:table-cell office:value-type="float" office:value="1.52919" calcext:value-type="float">
            <text:p>1,52919</text:p>
          </table:table-cell>
          <table:table-cell office:value-type="float" office:value="1.84737" calcext:value-type="float">
            <text:p>1,84737</text:p>
          </table:table-cell>
          <table:table-cell office:value-type="float" office:value="1.23338" calcext:value-type="float">
            <text:p>1,23338</text:p>
          </table:table-cell>
          <table:table-cell office:value-type="float" office:value="2.02502" calcext:value-type="float">
            <text:p>2,02502</text:p>
          </table:table-cell>
          <table:table-cell office:value-type="float" office:value="1.41032" calcext:value-type="float">
            <text:p>1,41032</text:p>
          </table:table-cell>
          <table:table-cell office:value-type="float" office:value="1.41606" calcext:value-type="float">
            <text:p>1,41606</text:p>
          </table:table-cell>
          <table:table-cell office:value-type="float" office:value="1.72966" calcext:value-type="float">
            <text:p>1,72966</text:p>
          </table:table-cell>
          <table:table-cell office:value-type="float" office:value="1.16765" calcext:value-type="float">
            <text:p>1,16765</text:p>
          </table:table-cell>
          <table:table-cell office:value-type="float" office:value="2.15076" calcext:value-type="float">
            <text:p>2,15076</text:p>
          </table:table-cell>
          <table:table-cell office:value-type="float" office:value="1.69889" calcext:value-type="float">
            <text:p>1,69889</text:p>
          </table:table-cell>
          <table:table-cell office:value-type="float" office:value="1.70196" calcext:value-type="float">
            <text:p>1,70196</text:p>
          </table:table-cell>
          <table:table-cell office:value-type="float" office:value="1.8752" calcext:value-type="float">
            <text:p>1,8752</text:p>
          </table:table-cell>
          <table:table-cell office:value-type="float" office:value="1.88133" calcext:value-type="float">
            <text:p>1,88133</text:p>
          </table:table-cell>
          <table:table-cell office:value-type="float" office:value="0.0812702" calcext:value-type="float">
            <text:p>0,0812702</text:p>
          </table:table-cell>
          <table:table-cell office:value-type="float" office:value="0.075757" calcext:value-type="float">
            <text:p>0,075757</text:p>
          </table:table-cell>
          <table:table-cell office:value-type="float" office:value="0.0515139" calcext:value-type="float">
            <text:p>0,0515139</text:p>
          </table:table-cell>
          <table:table-cell table:number-columns-repeated="4"/>
          <table:table-cell table:formula="of:=MIN([.A185:.BL185])" office:value-type="float" office:value="0.0515139" calcext:value-type="float">
            <text:p>0,0515139</text:p>
          </table:table-cell>
          <table:table-cell table:formula="of:=MAX([.A185:.BL185])" office:value-type="float" office:value="2.15076" calcext:value-type="float">
            <text:p>2,15076</text:p>
          </table:table-cell>
          <table:table-cell table:number-columns-repeated="7"/>
        </table:table-row>
        <table:table-row table:style-name="ro1">
          <table:table-cell office:value-type="float" office:value="0.079983" calcext:value-type="float">
            <text:p>0,079983</text:p>
          </table:table-cell>
          <table:table-cell office:value-type="float" office:value="0.082736" calcext:value-type="float">
            <text:p>0,082736</text:p>
          </table:table-cell>
          <table:table-cell office:value-type="float" office:value="0.09148" calcext:value-type="float">
            <text:p>0,09148</text:p>
          </table:table-cell>
          <table:table-cell office:value-type="float" office:value="0.0921929" calcext:value-type="float">
            <text:p>0,0921929</text:p>
          </table:table-cell>
          <table:table-cell office:value-type="float" office:value="0.404514" calcext:value-type="float">
            <text:p>0,404514</text:p>
          </table:table-cell>
          <table:table-cell office:value-type="float" office:value="0.24104" calcext:value-type="float">
            <text:p>0,24104</text:p>
          </table:table-cell>
          <table:table-cell office:value-type="float" office:value="0.372222" calcext:value-type="float">
            <text:p>0,372222</text:p>
          </table:table-cell>
          <table:table-cell office:value-type="float" office:value="0.465027" calcext:value-type="float">
            <text:p>0,465027</text:p>
          </table:table-cell>
          <table:table-cell office:value-type="float" office:value="0.387658" calcext:value-type="float">
            <text:p>0,387658</text:p>
          </table:table-cell>
          <table:table-cell office:value-type="float" office:value="0.245948" calcext:value-type="float">
            <text:p>0,245948</text:p>
          </table:table-cell>
          <table:table-cell office:value-type="float" office:value="0.185064" calcext:value-type="float">
            <text:p>0,185064</text:p>
          </table:table-cell>
          <table:table-cell office:value-type="float" office:value="0.210197" calcext:value-type="float">
            <text:p>0,210197</text:p>
          </table:table-cell>
          <table:table-cell office:value-type="float" office:value="0.275049" calcext:value-type="float">
            <text:p>0,275049</text:p>
          </table:table-cell>
          <table:table-cell office:value-type="float" office:value="0.279976" calcext:value-type="float">
            <text:p>0,279976</text:p>
          </table:table-cell>
          <table:table-cell office:value-type="float" office:value="0.335794" calcext:value-type="float">
            <text:p>0,335794</text:p>
          </table:table-cell>
          <table:table-cell office:value-type="float" office:value="0.351003" calcext:value-type="float">
            <text:p>0,351003</text:p>
          </table:table-cell>
          <table:table-cell office:value-type="float" office:value="0.152526" calcext:value-type="float">
            <text:p>0,152526</text:p>
          </table:table-cell>
          <table:table-cell office:value-type="float" office:value="0.305715" calcext:value-type="float">
            <text:p>0,305715</text:p>
          </table:table-cell>
          <table:table-cell office:value-type="float" office:value="0.230067" calcext:value-type="float">
            <text:p>0,230067</text:p>
          </table:table-cell>
          <table:table-cell office:value-type="float" office:value="0.149033" calcext:value-type="float">
            <text:p>0,149033</text:p>
          </table:table-cell>
          <table:table-cell office:value-type="float" office:value="0.147688" calcext:value-type="float">
            <text:p>0,147688</text:p>
          </table:table-cell>
          <table:table-cell office:value-type="float" office:value="0.158124" calcext:value-type="float">
            <text:p>0,158124</text:p>
          </table:table-cell>
          <table:table-cell office:value-type="float" office:value="0.161458" calcext:value-type="float">
            <text:p>0,161458</text:p>
          </table:table-cell>
          <table:table-cell office:value-type="float" office:value="0.145763" calcext:value-type="float">
            <text:p>0,145763</text:p>
          </table:table-cell>
          <table:table-cell office:value-type="float" office:value="0.155252" calcext:value-type="float">
            <text:p>0,155252</text:p>
          </table:table-cell>
          <table:table-cell office:value-type="float" office:value="0.951487" calcext:value-type="float">
            <text:p>0,951487</text:p>
          </table:table-cell>
          <table:table-cell office:value-type="float" office:value="0.155629" calcext:value-type="float">
            <text:p>0,155629</text:p>
          </table:table-cell>
          <table:table-cell office:value-type="float" office:value="0.167765" calcext:value-type="float">
            <text:p>0,167765</text:p>
          </table:table-cell>
          <table:table-cell office:value-type="float" office:value="0.140895" calcext:value-type="float">
            <text:p>0,140895</text:p>
          </table:table-cell>
          <table:table-cell office:value-type="float" office:value="0.14893" calcext:value-type="float">
            <text:p>0,14893</text:p>
          </table:table-cell>
          <table:table-cell office:value-type="float" office:value="0.156008" calcext:value-type="float">
            <text:p>0,156008</text:p>
          </table:table-cell>
          <table:table-cell office:value-type="float" office:value="0.936577" calcext:value-type="float">
            <text:p>0,936577</text:p>
          </table:table-cell>
          <table:table-cell office:value-type="float" office:value="0.818826" calcext:value-type="float">
            <text:p>0,818826</text:p>
          </table:table-cell>
          <table:table-cell office:value-type="float" office:value="0.950525" calcext:value-type="float">
            <text:p>0,950525</text:p>
          </table:table-cell>
          <table:table-cell office:value-type="float" office:value="0.544246" calcext:value-type="float">
            <text:p>0,544246</text:p>
          </table:table-cell>
          <table:table-cell office:value-type="float" office:value="0.404961" calcext:value-type="float">
            <text:p>0,404961</text:p>
          </table:table-cell>
          <table:table-cell office:value-type="float" office:value="0.376271" calcext:value-type="float">
            <text:p>0,376271</text:p>
          </table:table-cell>
          <table:table-cell office:value-type="float" office:value="1.49747" calcext:value-type="float">
            <text:p>1,49747</text:p>
          </table:table-cell>
          <table:table-cell office:value-type="float" office:value="0.149801" calcext:value-type="float">
            <text:p>0,149801</text:p>
          </table:table-cell>
          <table:table-cell office:value-type="float" office:value="1.04669" calcext:value-type="float">
            <text:p>1,04669</text:p>
          </table:table-cell>
          <table:table-cell office:value-type="float" office:value="1.09843" calcext:value-type="float">
            <text:p>1,09843</text:p>
          </table:table-cell>
          <table:table-cell office:value-type="float" office:value="0.69444" calcext:value-type="float">
            <text:p>0,69444</text:p>
          </table:table-cell>
          <table:table-cell office:value-type="float" office:value="0.698354" calcext:value-type="float">
            <text:p>0,698354</text:p>
          </table:table-cell>
          <table:table-cell office:value-type="float" office:value="1.0116" calcext:value-type="float">
            <text:p>1,0116</text:p>
          </table:table-cell>
          <table:table-cell office:value-type="float" office:value="0.869349" calcext:value-type="float">
            <text:p>0,869349</text:p>
          </table:table-cell>
          <table:table-cell office:value-type="float" office:value="0.4302" calcext:value-type="float">
            <text:p>0,4302</text:p>
          </table:table-cell>
          <table:table-cell office:value-type="float" office:value="0.270096" calcext:value-type="float">
            <text:p>0,270096</text:p>
          </table:table-cell>
          <table:table-cell office:value-type="float" office:value="0.136447" calcext:value-type="float">
            <text:p>0,136447</text:p>
          </table:table-cell>
          <table:table-cell office:value-type="float" office:value="0.447462" calcext:value-type="float">
            <text:p>0,447462</text:p>
          </table:table-cell>
          <table:table-cell office:value-type="float" office:value="0.645319" calcext:value-type="float">
            <text:p>0,645319</text:p>
          </table:table-cell>
          <table:table-cell office:value-type="float" office:value="0.093771" calcext:value-type="float">
            <text:p>0,093771</text:p>
          </table:table-cell>
          <table:table-cell office:value-type="float" office:value="0.15478" calcext:value-type="float">
            <text:p>0,15478</text:p>
          </table:table-cell>
          <table:table-cell office:value-type="float" office:value="0.109957" calcext:value-type="float">
            <text:p>0,109957</text:p>
          </table:table-cell>
          <table:table-cell office:value-type="float" office:value="0.12047" calcext:value-type="float">
            <text:p>0,12047</text:p>
          </table:table-cell>
          <table:table-cell office:value-type="float" office:value="0.779669" calcext:value-type="float">
            <text:p>0,779669</text:p>
          </table:table-cell>
          <table:table-cell office:value-type="float" office:value="0.0875468" calcext:value-type="float">
            <text:p>0,0875468</text:p>
          </table:table-cell>
          <table:table-cell office:value-type="float" office:value="0.20051" calcext:value-type="float">
            <text:p>0,20051</text:p>
          </table:table-cell>
          <table:table-cell office:value-type="float" office:value="0.419781" calcext:value-type="float">
            <text:p>0,419781</text:p>
          </table:table-cell>
          <table:table-cell office:value-type="float" office:value="0.588837" calcext:value-type="float">
            <text:p>0,588837</text:p>
          </table:table-cell>
          <table:table-cell office:value-type="float" office:value="0.235514" calcext:value-type="float">
            <text:p>0,235514</text:p>
          </table:table-cell>
          <table:table-cell office:value-type="float" office:value="0.123731" calcext:value-type="float">
            <text:p>0,123731</text:p>
          </table:table-cell>
          <table:table-cell office:value-type="float" office:value="0.382316" calcext:value-type="float">
            <text:p>0,382316</text:p>
          </table:table-cell>
          <table:table-cell office:value-type="float" office:value="2.10136" calcext:value-type="float">
            <text:p>2,10136</text:p>
          </table:table-cell>
          <table:table-cell office:value-type="float" office:value="0.386037" calcext:value-type="float">
            <text:p>0,386037</text:p>
          </table:table-cell>
          <table:table-cell table:number-columns-repeated="4"/>
          <table:table-cell table:formula="of:=MIN([.A186:.BL186])" office:value-type="float" office:value="0.079983" calcext:value-type="float">
            <text:p>0,079983</text:p>
          </table:table-cell>
          <table:table-cell table:formula="of:=MAX([.A186:.BL186])" office:value-type="float" office:value="2.10136" calcext:value-type="float">
            <text:p>2,10136</text:p>
          </table:table-cell>
          <table:table-cell table:number-columns-repeated="7"/>
        </table:table-row>
        <table:table-row table:style-name="ro1">
          <table:table-cell office:value-type="float" office:value="0.149972" calcext:value-type="float">
            <text:p>0,149972</text:p>
          </table:table-cell>
          <table:table-cell office:value-type="float" office:value="0.172738" calcext:value-type="float">
            <text:p>0,172738</text:p>
          </table:table-cell>
          <table:table-cell office:value-type="float" office:value="0.200279" calcext:value-type="float">
            <text:p>0,200279</text:p>
          </table:table-cell>
          <table:table-cell office:value-type="float" office:value="0.157489" calcext:value-type="float">
            <text:p>0,157489</text:p>
          </table:table-cell>
          <table:table-cell office:value-type="float" office:value="0.289063" calcext:value-type="float">
            <text:p>0,289063</text:p>
          </table:table-cell>
          <table:table-cell office:value-type="float" office:value="0.149941" calcext:value-type="float">
            <text:p>0,149941</text:p>
          </table:table-cell>
          <table:table-cell office:value-type="float" office:value="0.185538" calcext:value-type="float">
            <text:p>0,185538</text:p>
          </table:table-cell>
          <table:table-cell office:value-type="float" office:value="0.160678" calcext:value-type="float">
            <text:p>0,160678</text:p>
          </table:table-cell>
          <table:table-cell office:value-type="float" office:value="0.280851" calcext:value-type="float">
            <text:p>0,280851</text:p>
          </table:table-cell>
          <table:table-cell office:value-type="float" office:value="0.272859" calcext:value-type="float">
            <text:p>0,272859</text:p>
          </table:table-cell>
          <table:table-cell office:value-type="float" office:value="0.169077" calcext:value-type="float">
            <text:p>0,169077</text:p>
          </table:table-cell>
          <table:table-cell office:value-type="float" office:value="0.187284" calcext:value-type="float">
            <text:p>0,187284</text:p>
          </table:table-cell>
          <table:table-cell office:value-type="float" office:value="0.168187" calcext:value-type="float">
            <text:p>0,168187</text:p>
          </table:table-cell>
          <table:table-cell office:value-type="float" office:value="0.184168" calcext:value-type="float">
            <text:p>0,184168</text:p>
          </table:table-cell>
          <table:table-cell office:value-type="float" office:value="1.00435" calcext:value-type="float">
            <text:p>1,00435</text:p>
          </table:table-cell>
          <table:table-cell office:value-type="float" office:value="0.178414" calcext:value-type="float">
            <text:p>0,178414</text:p>
          </table:table-cell>
          <table:table-cell office:value-type="float" office:value="0.165696" calcext:value-type="float">
            <text:p>0,165696</text:p>
          </table:table-cell>
          <table:table-cell office:value-type="float" office:value="1.01433" calcext:value-type="float">
            <text:p>1,01433</text:p>
          </table:table-cell>
          <table:table-cell office:value-type="float" office:value="0.856823" calcext:value-type="float">
            <text:p>0,856823</text:p>
          </table:table-cell>
          <table:table-cell office:value-type="float" office:value="1.11513" calcext:value-type="float">
            <text:p>1,11513</text:p>
          </table:table-cell>
          <table:table-cell office:value-type="float" office:value="0.157256" calcext:value-type="float">
            <text:p>0,157256</text:p>
          </table:table-cell>
          <table:table-cell office:value-type="float" office:value="0.806383" calcext:value-type="float">
            <text:p>0,806383</text:p>
          </table:table-cell>
          <table:table-cell office:value-type="float" office:value="0.872794" calcext:value-type="float">
            <text:p>0,872794</text:p>
          </table:table-cell>
          <table:table-cell office:value-type="float" office:value="0.956698" calcext:value-type="float">
            <text:p>0,956698</text:p>
          </table:table-cell>
          <table:table-cell office:value-type="float" office:value="0.807806" calcext:value-type="float">
            <text:p>0,807806</text:p>
          </table:table-cell>
          <table:table-cell office:value-type="float" office:value="0.151213" calcext:value-type="float">
            <text:p>0,151213</text:p>
          </table:table-cell>
          <table:table-cell office:value-type="float" office:value="0.790266" calcext:value-type="float">
            <text:p>0,790266</text:p>
          </table:table-cell>
          <table:table-cell office:value-type="float" office:value="0.771426" calcext:value-type="float">
            <text:p>0,771426</text:p>
          </table:table-cell>
          <table:table-cell office:value-type="float" office:value="0.637539" calcext:value-type="float">
            <text:p>0,637539</text:p>
          </table:table-cell>
          <table:table-cell office:value-type="float" office:value="0.153249" calcext:value-type="float">
            <text:p>0,153249</text:p>
          </table:table-cell>
          <table:table-cell office:value-type="float" office:value="0.594856" calcext:value-type="float">
            <text:p>0,594856</text:p>
          </table:table-cell>
          <table:table-cell office:value-type="float" office:value="0.737994" calcext:value-type="float">
            <text:p>0,737994</text:p>
          </table:table-cell>
          <table:table-cell office:value-type="float" office:value="0.729052" calcext:value-type="float">
            <text:p>0,729052</text:p>
          </table:table-cell>
          <table:table-cell office:value-type="float" office:value="0.596886" calcext:value-type="float">
            <text:p>0,596886</text:p>
          </table:table-cell>
          <table:table-cell office:value-type="float" office:value="0.178801" calcext:value-type="float">
            <text:p>0,178801</text:p>
          </table:table-cell>
          <table:table-cell office:value-type="float" office:value="0.639368" calcext:value-type="float">
            <text:p>0,639368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623428" calcext:value-type="float">
            <text:p>0,623428</text:p>
          </table:table-cell>
          <table:table-cell office:value-type="float" office:value="0.168641" calcext:value-type="float">
            <text:p>0,168641</text:p>
          </table:table-cell>
          <table:table-cell office:value-type="float" office:value="0.645048" calcext:value-type="float">
            <text:p>0,645048</text:p>
          </table:table-cell>
          <table:table-cell office:value-type="float" office:value="0.532369" calcext:value-type="float">
            <text:p>0,532369</text:p>
          </table:table-cell>
          <table:table-cell office:value-type="float" office:value="1.52866" calcext:value-type="float">
            <text:p>1,52866</text:p>
          </table:table-cell>
          <table:table-cell office:value-type="float" office:value="1.36807" calcext:value-type="float">
            <text:p>1,36807</text:p>
          </table:table-cell>
          <table:table-cell office:value-type="float" office:value="0.632175" calcext:value-type="float">
            <text:p>0,632175</text:p>
          </table:table-cell>
          <table:table-cell office:value-type="float" office:value="1.32569" calcext:value-type="float">
            <text:p>1,32569</text:p>
          </table:table-cell>
          <table:table-cell office:value-type="float" office:value="1.61269" calcext:value-type="float">
            <text:p>1,61269</text:p>
          </table:table-cell>
          <table:table-cell office:value-type="float" office:value="1.9806" calcext:value-type="float">
            <text:p>1,9806</text:p>
          </table:table-cell>
          <table:table-cell office:value-type="float" office:value="1.39513" calcext:value-type="float">
            <text:p>1,39513</text:p>
          </table:table-cell>
          <table:table-cell office:value-type="float" office:value="1.96877" calcext:value-type="float">
            <text:p>1,96877</text:p>
          </table:table-cell>
          <table:table-cell office:value-type="float" office:value="1.07312" calcext:value-type="float">
            <text:p>1,07312</text:p>
          </table:table-cell>
          <table:table-cell office:value-type="float" office:value="0.942358" calcext:value-type="float">
            <text:p>0,942358</text:p>
          </table:table-cell>
          <table:table-cell office:value-type="float" office:value="1.28067" calcext:value-type="float">
            <text:p>1,28067</text:p>
          </table:table-cell>
          <table:table-cell office:value-type="float" office:value="1.14558" calcext:value-type="float">
            <text:p>1,14558</text:p>
          </table:table-cell>
          <table:table-cell office:value-type="float" office:value="0.328589" calcext:value-type="float">
            <text:p>0,328589</text:p>
          </table:table-cell>
          <table:table-cell office:value-type="float" office:value="2.16752" calcext:value-type="float">
            <text:p>2,16752</text:p>
          </table:table-cell>
          <table:table-cell office:value-type="float" office:value="1.34096" calcext:value-type="float">
            <text:p>1,34096</text:p>
          </table:table-cell>
          <table:table-cell office:value-type="float" office:value="2.12632" calcext:value-type="float">
            <text:p>2,12632</text:p>
          </table:table-cell>
          <table:table-cell office:value-type="float" office:value="1.39209" calcext:value-type="float">
            <text:p>1,39209</text:p>
          </table:table-cell>
          <table:table-cell office:value-type="float" office:value="0.934825" calcext:value-type="float">
            <text:p>0,934825</text:p>
          </table:table-cell>
          <table:table-cell office:value-type="float" office:value="0.156124" calcext:value-type="float">
            <text:p>0,156124</text:p>
          </table:table-cell>
          <table:table-cell office:value-type="float" office:value="0.883682" calcext:value-type="float">
            <text:p>0,883682</text:p>
          </table:table-cell>
          <table:table-cell office:value-type="float" office:value="2.00706" calcext:value-type="float">
            <text:p>2,00706</text:p>
          </table:table-cell>
          <table:table-cell office:value-type="float" office:value="0.158241" calcext:value-type="float">
            <text:p>0,158241</text:p>
          </table:table-cell>
          <table:table-cell office:value-type="float" office:value="1.23454" calcext:value-type="float">
            <text:p>1,23454</text:p>
          </table:table-cell>
          <table:table-cell table:number-columns-repeated="4"/>
          <table:table-cell table:formula="of:=MIN([.A187:.BL187])" office:value-type="float" office:value="0.149941" calcext:value-type="float">
            <text:p>0,149941</text:p>
          </table:table-cell>
          <table:table-cell table:formula="of:=MAX([.A187:.BL187])" office:value-type="float" office:value="2.16752" calcext:value-type="float">
            <text:p>2,16752</text:p>
          </table:table-cell>
          <table:table-cell table:number-columns-repeated="7"/>
        </table:table-row>
        <table:table-row table:style-name="ro1">
          <table:table-cell office:value-type="float" office:value="0.182536" calcext:value-type="float">
            <text:p>0,182536</text:p>
          </table:table-cell>
          <table:table-cell office:value-type="float" office:value="0.18559" calcext:value-type="float">
            <text:p>0,18559</text:p>
          </table:table-cell>
          <table:table-cell office:value-type="float" office:value="0.188101" calcext:value-type="float">
            <text:p>0,188101</text:p>
          </table:table-cell>
          <table:table-cell office:value-type="float" office:value="0.18971" calcext:value-type="float">
            <text:p>0,18971</text:p>
          </table:table-cell>
          <table:table-cell office:value-type="float" office:value="0.146959" calcext:value-type="float">
            <text:p>0,146959</text:p>
          </table:table-cell>
          <table:table-cell office:value-type="float" office:value="0.156886" calcext:value-type="float">
            <text:p>0,156886</text:p>
          </table:table-cell>
          <table:table-cell office:value-type="float" office:value="0.14724" calcext:value-type="float">
            <text:p>0,14724</text:p>
          </table:table-cell>
          <table:table-cell office:value-type="float" office:value="0.152532" calcext:value-type="float">
            <text:p>0,152532</text:p>
          </table:table-cell>
          <table:table-cell office:value-type="float" office:value="0.462767" calcext:value-type="float">
            <text:p>0,462767</text:p>
          </table:table-cell>
          <table:table-cell office:value-type="float" office:value="0.155724" calcext:value-type="float">
            <text:p>0,155724</text:p>
          </table:table-cell>
          <table:table-cell office:value-type="float" office:value="0.500732" calcext:value-type="float">
            <text:p>0,500732</text:p>
          </table:table-cell>
          <table:table-cell office:value-type="float" office:value="0.206797" calcext:value-type="float">
            <text:p>0,206797</text:p>
          </table:table-cell>
          <table:table-cell office:value-type="float" office:value="0.151949" calcext:value-type="float">
            <text:p>0,151949</text:p>
          </table:table-cell>
          <table:table-cell office:value-type="float" office:value="0.649043" calcext:value-type="float">
            <text:p>0,649043</text:p>
          </table:table-cell>
          <table:table-cell office:value-type="float" office:value="0.674542" calcext:value-type="float">
            <text:p>0,674542</text:p>
          </table:table-cell>
          <table:table-cell office:value-type="float" office:value="0.547067" calcext:value-type="float">
            <text:p>0,547067</text:p>
          </table:table-cell>
          <table:table-cell office:value-type="float" office:value="0.55298" calcext:value-type="float">
            <text:p>0,55298</text:p>
          </table:table-cell>
          <table:table-cell office:value-type="float" office:value="0.130293" calcext:value-type="float">
            <text:p>0,130293</text:p>
          </table:table-cell>
          <table:table-cell office:value-type="float" office:value="0.352015" calcext:value-type="float">
            <text:p>0,352015</text:p>
          </table:table-cell>
          <table:table-cell office:value-type="float" office:value="0.0921712" calcext:value-type="float">
            <text:p>0,0921712</text:p>
          </table:table-cell>
          <table:table-cell office:value-type="float" office:value="0.0855541" calcext:value-type="float">
            <text:p>0,0855541</text:p>
          </table:table-cell>
          <table:table-cell office:value-type="float" office:value="0.0829821" calcext:value-type="float">
            <text:p>0,0829821</text:p>
          </table:table-cell>
          <table:table-cell office:value-type="float" office:value="0.083879" calcext:value-type="float">
            <text:p>0,083879</text:p>
          </table:table-cell>
          <table:table-cell office:value-type="float" office:value="0.0830719" calcext:value-type="float">
            <text:p>0,0830719</text:p>
          </table:table-cell>
          <table:table-cell office:value-type="float" office:value="0.312198" calcext:value-type="float">
            <text:p>0,312198</text:p>
          </table:table-cell>
          <table:table-cell office:value-type="float" office:value="0.0788741" calcext:value-type="float">
            <text:p>0,0788741</text:p>
          </table:table-cell>
          <table:table-cell office:value-type="float" office:value="0.230119" calcext:value-type="float">
            <text:p>0,230119</text:p>
          </table:table-cell>
          <table:table-cell office:value-type="float" office:value="0.0829639" calcext:value-type="float">
            <text:p>0,0829639</text:p>
          </table:table-cell>
          <table:table-cell office:value-type="float" office:value="0.0814581" calcext:value-type="float">
            <text:p>0,0814581</text:p>
          </table:table-cell>
          <table:table-cell office:value-type="float" office:value="0.238407" calcext:value-type="float">
            <text:p>0,238407</text:p>
          </table:table-cell>
          <table:table-cell office:value-type="float" office:value="0.080703" calcext:value-type="float">
            <text:p>0,080703</text:p>
          </table:table-cell>
          <table:table-cell office:value-type="float" office:value="0.229874" calcext:value-type="float">
            <text:p>0,229874</text:p>
          </table:table-cell>
          <table:table-cell office:value-type="float" office:value="0.08448" calcext:value-type="float">
            <text:p>0,08448</text:p>
          </table:table-cell>
          <table:table-cell office:value-type="float" office:value="1.09698" calcext:value-type="float">
            <text:p>1,09698</text:p>
          </table:table-cell>
          <table:table-cell office:value-type="float" office:value="1.01165" calcext:value-type="float">
            <text:p>1,01165</text:p>
          </table:table-cell>
          <table:table-cell office:value-type="float" office:value="0.922997" calcext:value-type="float">
            <text:p>0,922997</text:p>
          </table:table-cell>
          <table:table-cell office:value-type="float" office:value="0.867226" calcext:value-type="float">
            <text:p>0,867226</text:p>
          </table:table-cell>
          <table:table-cell office:value-type="float" office:value="0.821603" calcext:value-type="float">
            <text:p>0,821603</text:p>
          </table:table-cell>
          <table:table-cell office:value-type="float" office:value="1.03263" calcext:value-type="float">
            <text:p>1,03263</text:p>
          </table:table-cell>
          <table:table-cell office:value-type="float" office:value="0.729983" calcext:value-type="float">
            <text:p>0,729983</text:p>
          </table:table-cell>
          <table:table-cell office:value-type="float" office:value="0.838994" calcext:value-type="float">
            <text:p>0,838994</text:p>
          </table:table-cell>
          <table:table-cell office:value-type="float" office:value="1.86927" calcext:value-type="float">
            <text:p>1,86927</text:p>
          </table:table-cell>
          <table:table-cell office:value-type="float" office:value="0.708797" calcext:value-type="float">
            <text:p>0,708797</text:p>
          </table:table-cell>
          <table:table-cell office:value-type="float" office:value="0.675579" calcext:value-type="float">
            <text:p>0,675579</text:p>
          </table:table-cell>
          <table:table-cell office:value-type="float" office:value="1.44196" calcext:value-type="float">
            <text:p>1,44196</text:p>
          </table:table-cell>
          <table:table-cell office:value-type="float" office:value="0.660489" calcext:value-type="float">
            <text:p>0,660489</text:p>
          </table:table-cell>
          <table:table-cell office:value-type="float" office:value="0.593696" calcext:value-type="float">
            <text:p>0,593696</text:p>
          </table:table-cell>
          <table:table-cell office:value-type="float" office:value="0.576547" calcext:value-type="float">
            <text:p>0,576547</text:p>
          </table:table-cell>
          <table:table-cell office:value-type="float" office:value="0.609442" calcext:value-type="float">
            <text:p>0,609442</text:p>
          </table:table-cell>
          <table:table-cell office:value-type="float" office:value="0.58824" calcext:value-type="float">
            <text:p>0,58824</text:p>
          </table:table-cell>
          <table:table-cell office:value-type="float" office:value="2.16874" calcext:value-type="float">
            <text:p>2,16874</text:p>
          </table:table-cell>
          <table:table-cell office:value-type="float" office:value="1.71135" calcext:value-type="float">
            <text:p>1,71135</text:p>
          </table:table-cell>
          <table:table-cell office:value-type="float" office:value="0.602961" calcext:value-type="float">
            <text:p>0,602961</text:p>
          </table:table-cell>
          <table:table-cell office:value-type="float" office:value="0.619318" calcext:value-type="float">
            <text:p>0,619318</text:p>
          </table:table-cell>
          <table:table-cell office:value-type="float" office:value="0.647292" calcext:value-type="float">
            <text:p>0,647292</text:p>
          </table:table-cell>
          <table:table-cell office:value-type="float" office:value="0.078449" calcext:value-type="float">
            <text:p>0,078449</text:p>
          </table:table-cell>
          <table:table-cell office:value-type="float" office:value="0.656261" calcext:value-type="float">
            <text:p>0,656261</text:p>
          </table:table-cell>
          <table:table-cell office:value-type="float" office:value="2.35489" calcext:value-type="float">
            <text:p>2,35489</text:p>
          </table:table-cell>
          <table:table-cell office:value-type="float" office:value="0.18083" calcext:value-type="float">
            <text:p>0,18083</text:p>
          </table:table-cell>
          <table:table-cell office:value-type="float" office:value="2.06084" calcext:value-type="float">
            <text:p>2,06084</text:p>
          </table:table-cell>
          <table:table-cell office:value-type="float" office:value="2.06243" calcext:value-type="float">
            <text:p>2,06243</text:p>
          </table:table-cell>
          <table:table-cell office:value-type="float" office:value="0.190236" calcext:value-type="float">
            <text:p>0,190236</text:p>
          </table:table-cell>
          <table:table-cell office:value-type="float" office:value="2.23516" calcext:value-type="float">
            <text:p>2,23516</text:p>
          </table:table-cell>
          <table:table-cell office:value-type="float" office:value="0.0634031" calcext:value-type="float">
            <text:p>0,0634031</text:p>
          </table:table-cell>
          <table:table-cell table:number-columns-repeated="4"/>
          <table:table-cell table:formula="of:=MIN([.A188:.BL188])" office:value-type="float" office:value="0.0634031" calcext:value-type="float">
            <text:p>0,0634031</text:p>
          </table:table-cell>
          <table:table-cell table:formula="of:=MAX([.A188:.BL188])" office:value-type="float" office:value="2.35489" calcext:value-type="float">
            <text:p>2,35489</text:p>
          </table:table-cell>
          <table:table-cell table:number-columns-repeated="7"/>
        </table:table-row>
        <table:table-row table:style-name="ro1">
          <table:table-cell office:value-type="float" office:value="0.148254" calcext:value-type="float">
            <text:p>0,148254</text:p>
          </table:table-cell>
          <table:table-cell office:value-type="float" office:value="0.162995" calcext:value-type="float">
            <text:p>0,162995</text:p>
          </table:table-cell>
          <table:table-cell office:value-type="float" office:value="0.167512" calcext:value-type="float">
            <text:p>0,167512</text:p>
          </table:table-cell>
          <table:table-cell office:value-type="float" office:value="0.151356" calcext:value-type="float">
            <text:p>0,151356</text:p>
          </table:table-cell>
          <table:table-cell office:value-type="float" office:value="0.157607" calcext:value-type="float">
            <text:p>0,157607</text:p>
          </table:table-cell>
          <table:table-cell office:value-type="float" office:value="0.179968" calcext:value-type="float">
            <text:p>0,179968</text:p>
          </table:table-cell>
          <table:table-cell office:value-type="float" office:value="0.153357" calcext:value-type="float">
            <text:p>0,153357</text:p>
          </table:table-cell>
          <table:table-cell office:value-type="float" office:value="0.27756" calcext:value-type="float">
            <text:p>0,27756</text:p>
          </table:table-cell>
          <table:table-cell office:value-type="float" office:value="0.266235" calcext:value-type="float">
            <text:p>0,266235</text:p>
          </table:table-cell>
          <table:table-cell office:value-type="float" office:value="0.144322" calcext:value-type="float">
            <text:p>0,144322</text:p>
          </table:table-cell>
          <table:table-cell office:value-type="float" office:value="0.155867" calcext:value-type="float">
            <text:p>0,155867</text:p>
          </table:table-cell>
          <table:table-cell office:value-type="float" office:value="0.607497" calcext:value-type="float">
            <text:p>0,607497</text:p>
          </table:table-cell>
          <table:table-cell office:value-type="float" office:value="0.766371" calcext:value-type="float">
            <text:p>0,766371</text:p>
          </table:table-cell>
          <table:table-cell office:value-type="float" office:value="0.151947" calcext:value-type="float">
            <text:p>0,151947</text:p>
          </table:table-cell>
          <table:table-cell office:value-type="float" office:value="0.615103" calcext:value-type="float">
            <text:p>0,615103</text:p>
          </table:table-cell>
          <table:table-cell office:value-type="float" office:value="0.459489" calcext:value-type="float">
            <text:p>0,459489</text:p>
          </table:table-cell>
          <table:table-cell office:value-type="float" office:value="0.353341" calcext:value-type="float">
            <text:p>0,353341</text:p>
          </table:table-cell>
          <table:table-cell office:value-type="float" office:value="0.604246" calcext:value-type="float">
            <text:p>0,604246</text:p>
          </table:table-cell>
          <table:table-cell office:value-type="float" office:value="0.151964" calcext:value-type="float">
            <text:p>0,151964</text:p>
          </table:table-cell>
          <table:table-cell office:value-type="float" office:value="0.299207" calcext:value-type="float">
            <text:p>0,299207</text:p>
          </table:table-cell>
          <table:table-cell office:value-type="float" office:value="0.366754" calcext:value-type="float">
            <text:p>0,366754</text:p>
          </table:table-cell>
          <table:table-cell office:value-type="float" office:value="0.895474" calcext:value-type="float">
            <text:p>0,895474</text:p>
          </table:table-cell>
          <table:table-cell office:value-type="float" office:value="0.156104" calcext:value-type="float">
            <text:p>0,156104</text:p>
          </table:table-cell>
          <table:table-cell office:value-type="float" office:value="0.768259" calcext:value-type="float">
            <text:p>0,768259</text:p>
          </table:table-cell>
          <table:table-cell office:value-type="float" office:value="0.610338" calcext:value-type="float">
            <text:p>0,610338</text:p>
          </table:table-cell>
          <table:table-cell office:value-type="float" office:value="0.145303" calcext:value-type="float">
            <text:p>0,145303</text:p>
          </table:table-cell>
          <table:table-cell office:value-type="float" office:value="0.905485" calcext:value-type="float">
            <text:p>0,905485</text:p>
          </table:table-cell>
          <table:table-cell office:value-type="float" office:value="0.148743" calcext:value-type="float">
            <text:p>0,148743</text:p>
          </table:table-cell>
          <table:table-cell office:value-type="float" office:value="0.150958" calcext:value-type="float">
            <text:p>0,150958</text:p>
          </table:table-cell>
          <table:table-cell office:value-type="float" office:value="0.130741" calcext:value-type="float">
            <text:p>0,130741</text:p>
          </table:table-cell>
          <table:table-cell office:value-type="float" office:value="0.637526" calcext:value-type="float">
            <text:p>0,637526</text:p>
          </table:table-cell>
          <table:table-cell office:value-type="float" office:value="1.35506" calcext:value-type="float">
            <text:p>1,35506</text:p>
          </table:table-cell>
          <table:table-cell office:value-type="float" office:value="0.150261" calcext:value-type="float">
            <text:p>0,150261</text:p>
          </table:table-cell>
          <table:table-cell office:value-type="float" office:value="0.154168" calcext:value-type="float">
            <text:p>0,154168</text:p>
          </table:table-cell>
          <table:table-cell office:value-type="float" office:value="0.871689" calcext:value-type="float">
            <text:p>0,871689</text:p>
          </table:table-cell>
          <table:table-cell office:value-type="float" office:value="0.167715" calcext:value-type="float">
            <text:p>0,167715</text:p>
          </table:table-cell>
          <table:table-cell office:value-type="float" office:value="0.47294" calcext:value-type="float">
            <text:p>0,47294</text:p>
          </table:table-cell>
          <table:table-cell office:value-type="float" office:value="0.204977" calcext:value-type="float">
            <text:p>0,204977</text:p>
          </table:table-cell>
          <table:table-cell office:value-type="float" office:value="1.17458" calcext:value-type="float">
            <text:p>1,17458</text:p>
          </table:table-cell>
          <table:table-cell office:value-type="float" office:value="0.786935" calcext:value-type="float">
            <text:p>0,786935</text:p>
          </table:table-cell>
          <table:table-cell office:value-type="float" office:value="0.739141" calcext:value-type="float">
            <text:p>0,739141</text:p>
          </table:table-cell>
          <table:table-cell office:value-type="float" office:value="0.379187" calcext:value-type="float">
            <text:p>0,379187</text:p>
          </table:table-cell>
          <table:table-cell office:value-type="float" office:value="0.5116" calcext:value-type="float">
            <text:p>0,5116</text:p>
          </table:table-cell>
          <table:table-cell office:value-type="float" office:value="0.993546" calcext:value-type="float">
            <text:p>0,993546</text:p>
          </table:table-cell>
          <table:table-cell office:value-type="float" office:value="0.660106" calcext:value-type="float">
            <text:p>0,660106</text:p>
          </table:table-cell>
          <table:table-cell office:value-type="float" office:value="0.153262" calcext:value-type="float">
            <text:p>0,153262</text:p>
          </table:table-cell>
          <table:table-cell office:value-type="float" office:value="0.0956581" calcext:value-type="float">
            <text:p>0,0956581</text:p>
          </table:table-cell>
          <table:table-cell office:value-type="float" office:value="0.779849" calcext:value-type="float">
            <text:p>0,779849</text:p>
          </table:table-cell>
          <table:table-cell office:value-type="float" office:value="0.135581" calcext:value-type="float">
            <text:p>0,135581</text:p>
          </table:table-cell>
          <table:table-cell office:value-type="float" office:value="0.423283" calcext:value-type="float">
            <text:p>0,423283</text:p>
          </table:table-cell>
          <table:table-cell office:value-type="float" office:value="0.279964" calcext:value-type="float">
            <text:p>0,279964</text:p>
          </table:table-cell>
          <table:table-cell office:value-type="float" office:value="0.944232" calcext:value-type="float">
            <text:p>0,944232</text:p>
          </table:table-cell>
          <table:table-cell office:value-type="float" office:value="0.33852" calcext:value-type="float">
            <text:p>0,33852</text:p>
          </table:table-cell>
          <table:table-cell office:value-type="float" office:value="1.22561" calcext:value-type="float">
            <text:p>1,22561</text:p>
          </table:table-cell>
          <table:table-cell office:value-type="float" office:value="0.586035" calcext:value-type="float">
            <text:p>0,586035</text:p>
          </table:table-cell>
          <table:table-cell office:value-type="float" office:value="0.680381" calcext:value-type="float">
            <text:p>0,680381</text:p>
          </table:table-cell>
          <table:table-cell office:value-type="float" office:value="2.16478" calcext:value-type="float">
            <text:p>2,16478</text:p>
          </table:table-cell>
          <table:table-cell office:value-type="float" office:value="1.29451" calcext:value-type="float">
            <text:p>1,29451</text:p>
          </table:table-cell>
          <table:table-cell office:value-type="float" office:value="0.464286" calcext:value-type="float">
            <text:p>0,464286</text:p>
          </table:table-cell>
          <table:table-cell office:value-type="float" office:value="0.436973" calcext:value-type="float">
            <text:p>0,436973</text:p>
          </table:table-cell>
          <table:table-cell office:value-type="float" office:value="0.115856" calcext:value-type="float">
            <text:p>0,115856</text:p>
          </table:table-cell>
          <table:table-cell office:value-type="float" office:value="0.390123" calcext:value-type="float">
            <text:p>0,390123</text:p>
          </table:table-cell>
          <table:table-cell office:value-type="float" office:value="0.398643" calcext:value-type="float">
            <text:p>0,398643</text:p>
          </table:table-cell>
          <table:table-cell office:value-type="float" office:value="0.0489399" calcext:value-type="float">
            <text:p>0,0489399</text:p>
          </table:table-cell>
          <table:table-cell table:number-columns-repeated="4"/>
          <table:table-cell table:formula="of:=MIN([.A189:.BL189])" office:value-type="float" office:value="0.0489399" calcext:value-type="float">
            <text:p>0,0489399</text:p>
          </table:table-cell>
          <table:table-cell table:formula="of:=MAX([.A189:.BL189])" office:value-type="float" office:value="2.16478" calcext:value-type="float">
            <text:p>2,16478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3.2812905" calcext:value-type="float">
            <text:p>3,2812905</text:p>
          </table:table-cell>
          <table:table-cell table:formula="of:=AVERAGE([.BR2:.BR21])" office:value-type="float" office:value="3.2812905" calcext:value-type="float">
            <text:p>3,2812905</text:p>
          </table:table-cell>
          <table:table-cell table:formula="of:=STDEV([.BQ2:.BQ21])/2" office:value-type="float" office:value="0.110614655109231" calcext:value-type="float">
            <text:p>0,1106146551</text:p>
          </table:table-cell>
          <table:table-cell table:formula="of:=STDEV([.BR2:.BR21])/2" office:value-type="float" office:value="0.110614655109231" calcext:value-type="float">
            <text:p>0,1106146551</text:p>
          </table:table-cell>
        </table:table-row>
        <table:table-row table:style-name="ro1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097275" calcext:value-type="float">
            <text:p>2,097275</text:p>
          </table:table-cell>
          <table:table-cell table:formula="of:=AVERAGE([.BR23:.BR42])" office:value-type="float" office:value="2.949655" calcext:value-type="float">
            <text:p>2,949655</text:p>
          </table:table-cell>
          <table:table-cell table:formula="of:=STDEV([.BQ23:.BQ42])/2" office:value-type="float" office:value="0.128688169317806" calcext:value-type="float">
            <text:p>0,1286881693</text:p>
          </table:table-cell>
          <table:table-cell table:formula="of:=STDEV([.BR23:.BR42])/2" office:value-type="float" office:value="0.100821322143107" calcext:value-type="float">
            <text:p>0,1008213221</text:p>
          </table:table-cell>
        </table:table-row>
        <table:table-row table:style-name="ro1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2654832" calcext:value-type="float">
            <text:p>1,2654832</text:p>
          </table:table-cell>
          <table:table-cell table:formula="of:=AVERAGE([.BR44:.BR63])" office:value-type="float" office:value="2.3651015" calcext:value-type="float">
            <text:p>2,3651015</text:p>
          </table:table-cell>
          <table:table-cell table:formula="of:=STDEV([.BQ44:.BQ63])/2" office:value-type="float" office:value="0.207386812851366" calcext:value-type="float">
            <text:p>0,2073868129</text:p>
          </table:table-cell>
          <table:table-cell table:formula="of:=STDEV([.BR44:.BR63])/2" office:value-type="float" office:value="0.11754208190748" calcext:value-type="float">
            <text:p>0,1175420819</text:p>
          </table:table-cell>
        </table:table-row>
        <table:table-row table:style-name="ro1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62104325" calcext:value-type="float">
            <text:p>0,62104325</text:p>
          </table:table-cell>
          <table:table-cell table:formula="of:=AVERAGE([.BR65:.BR84])" office:value-type="float" office:value="1.7956195" calcext:value-type="float">
            <text:p>1,7956195</text:p>
          </table:table-cell>
          <table:table-cell table:formula="of:=STDEV([.BQ65:.BQ84])/2" office:value-type="float" office:value="0.080579277053372" calcext:value-type="float">
            <text:p>0,0805792771</text:p>
          </table:table-cell>
          <table:table-cell table:formula="of:=STDEV([.BR65:.BR84])/2" office:value-type="float" office:value="0.202096906806422" calcext:value-type="float">
            <text:p>0,2020969068</text:p>
          </table:table-cell>
        </table:table-row>
        <table:table-row table:style-name="ro1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3217614" calcext:value-type="float">
            <text:p>0,3217614</text:p>
          </table:table-cell>
          <table:table-cell table:formula="of:=AVERAGE([.BR86:.BR105])" office:value-type="float" office:value="1.851384" calcext:value-type="float">
            <text:p>1,851384</text:p>
          </table:table-cell>
          <table:table-cell table:formula="of:=STDEV([.BQ86:.BQ105])/2" office:value-type="float" office:value="0.0448419677165793" calcext:value-type="float">
            <text:p>0,0448419677</text:p>
          </table:table-cell>
          <table:table-cell table:formula="of:=STDEV([.BR86:.BR105])/2" office:value-type="float" office:value="0.142537453724313" calcext:value-type="float">
            <text:p>0,1425374537</text:p>
          </table:table-cell>
        </table:table-row>
        <table:table-row table:style-name="ro1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2259905" calcext:value-type="float">
            <text:p>0,22259905</text:p>
          </table:table-cell>
          <table:table-cell table:formula="of:=AVERAGE([.BR107:.BR126])" office:value-type="float" office:value="1.7007865" calcext:value-type="float">
            <text:p>1,7007865</text:p>
          </table:table-cell>
          <table:table-cell table:formula="of:=STDEV([.BQ107:.BQ126])/2" office:value-type="float" office:value="0.035309306252212" calcext:value-type="float">
            <text:p>0,0353093063</text:p>
          </table:table-cell>
          <table:table-cell table:formula="of:=STDEV([.BR107:.BR126])/2" office:value-type="float" office:value="0.121792410199908" calcext:value-type="float">
            <text:p>0,1217924102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712011" calcext:value-type="float">
            <text:p>0,1712011</text:p>
          </table:table-cell>
          <table:table-cell table:formula="of:=AVERAGE([.BR128:.BR147])" office:value-type="float" office:value="1.9092215" calcext:value-type="float">
            <text:p>1,9092215</text:p>
          </table:table-cell>
          <table:table-cell table:formula="of:=STDEV([.BQ128:.BQ147])/2" office:value-type="float" office:value="0.0295904152942611" calcext:value-type="float">
            <text:p>0,0295904153</text:p>
          </table:table-cell>
          <table:table-cell table:formula="of:=STDEV([.BR128:.BR147])/2" office:value-type="float" office:value="0.153774497417442" calcext:value-type="float">
            <text:p>0,1537744974</text:p>
          </table:table-cell>
        </table:table-row>
        <table:table-row table:style-name="ro1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13780945" calcext:value-type="float">
            <text:p>0,113780945</text:p>
          </table:table-cell>
          <table:table-cell table:formula="of:=AVERAGE([.BR149:.BR168])" office:value-type="float" office:value="1.9912715" calcext:value-type="float">
            <text:p>1,9912715</text:p>
          </table:table-cell>
          <table:table-cell table:formula="of:=STDEV([.BQ149:.BQ168])/2" office:value-type="float" office:value="0.0230338998970252" calcext:value-type="float">
            <text:p>0,0230338999</text:p>
          </table:table-cell>
          <table:table-cell table:formula="of:=STDEV([.BR149:.BR168])/2" office:value-type="float" office:value="0.181156527747306" calcext:value-type="float">
            <text:p>0,1811565277</text:p>
          </table:table-cell>
        </table:table-row>
        <table:table-row table:style-name="ro1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8223852" calcext:value-type="float">
            <text:p>0,08223852</text:p>
          </table:table-cell>
          <table:table-cell table:formula="of:=AVERAGE([.BR170:.BR189])" office:value-type="float" office:value="2.1163145" calcext:value-type="float">
            <text:p>2,1163145</text:p>
          </table:table-cell>
          <table:table-cell table:formula="of:=STDEV([.BQ170:.BQ189])/2" office:value-type="float" office:value="0.0146235004236836" calcext:value-type="float">
            <text:p>0,0146235004</text:p>
          </table:table-cell>
          <table:table-cell table:formula="of:=STDEV([.BR170:.BR189])/2" office:value-type="float" office:value="0.121604271582208" calcext:value-type="float">
            <text:p>0,1216042716</text:p>
          </table:table-cell>
        </table:table-row>
      </table:table>
      <table:table table:name="summary" table:style-name="ta1">
        <table:shapes>
          <draw:frame draw:z-index="0" draw:style-name="gr1" draw:text-style-name="P1" svg:width="18.059cm" svg:height="10.16cm" svg:x="24.79cm" svg:y="14.304cm">
            <draw:object draw:notify-on-update-of-ranges="summary.L6:summary.L14 summary.M5:summary.M5 summary.M6:summary.M14 summary.Q6:summary.Q14 summary.Q6:summary.Q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059cm" svg:height="10.16cm" svg:x="25.152cm" svg:y="25.789cm">
            <draw:object draw:notify-on-update-of-ranges="summary.L21:summary.L29 summary.M20:summary.M20 summary.M21:summary.M29 summary.Q21:summary.Q29 summary.Q21:summary.Q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cm" svg:height="11.25cm" svg:x="47.876cm" svg:y="1.109cm">
            <draw:object draw:notify-on-update-of-ranges="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cm" svg:height="11.25cm" svg:x="48cm" svg:y="12.844cm">
            <draw:object draw:notify-on-update-of-ranges="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0cm" svg:height="11.28cm" svg:x="63.375cm" svg:y="25.262cm">
            <draw:object draw:notify-on-update-of-ranges="summary.W66:summary.W74 summary.X65:summary.X65 summary.X66:summary.X74 summary.Z66:summary.Z74 summary.Z66:summary.Z74 summary.Y65:summary.Y65 summary.Y66:summary.Y74 summary.AA66:summary.AA74 summary.AA66:summary.AA7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0cm" svg:height="11.25cm" svg:x="68.426cm" svg:y="1.088cm">
            <draw:object draw:notify-on-update-of-ranges="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0cm" svg:height="11.25cm" svg:x="68.655cm" svg:y="12.873cm">
            <draw:object draw:notify-on-update-of-ranges="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7" table:default-cell-style-name="Default"/>
        <table:table-row table:style-name="ro3">
          <table:table-cell table:number-columns-repeated="27"/>
        </table:table-row>
        <table:table-row table:style-name="ro3">
          <table:table-cell/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3">
          <table:table-cell table:number-columns-repeated="11"/>
          <table:table-cell office:value-type="string" calcext:value-type="string">
            <text:p>Comparaciones Minimos</text:p>
          </table:table-cell>
          <table:table-cell table:number-columns-repeated="15"/>
        </table:table-row>
        <table:table-row table:style-name="ro3">
          <table:table-cell/>
          <table:table-cell table:formula="of:=['1 Thread'.BU189]" office:value-type="string" office:string-value="Threads" calcext:value-type="string">
            <text:p>Threads</text:p>
          </table:table-cell>
          <table:table-cell table:formula="of:=['1 Thread'.BV189]" office:value-type="string" office:string-value="promMin" calcext:value-type="string">
            <text:p>promMin</text:p>
          </table:table-cell>
          <table:table-cell table:formula="of:=['1 Thread'.BW189]" office:value-type="string" office:string-value="promMax" calcext:value-type="string">
            <text:p>promMax</text:p>
          </table:table-cell>
          <table:table-cell table:formula="of:=['1 Thread'.BX189]" office:value-type="string" office:string-value="stdevMin" calcext:value-type="string">
            <text:p>stdevMin</text:p>
          </table:table-cell>
          <table:table-cell table:formula="of:=['1 Thread'.BY189]" office:value-type="string" office:string-value="stdevMax" calcext:value-type="string">
            <text:p>stdevMax</text:p>
          </table:table-cell>
          <table:table-cell table:number-columns-repeated="21"/>
        </table:table-row>
        <table:table-row table:style-name="ro3">
          <table:table-cell/>
          <table:table-cell table:formula="of:=['1 Thread'.BU190]" office:value-type="float" office:value="1" calcext:value-type="float">
            <text:p>1</text:p>
          </table:table-cell>
          <table:table-cell table:formula="of:=['1 Thread'.BV190]" office:value-type="float" office:value="2.144468" calcext:value-type="float">
            <text:p>2,144468</text:p>
          </table:table-cell>
          <table:table-cell table:formula="of:=['1 Thread'.BW190]" office:value-type="float" office:value="2.144468" calcext:value-type="float">
            <text:p>2,144468</text:p>
          </table:table-cell>
          <table:table-cell table:formula="of:=['1 Thread'.BX190]" office:value-type="float" office:value="0.0820089629183748" calcext:value-type="float">
            <text:p>0,0820089629</text:p>
          </table:table-cell>
          <table:table-cell table:formula="of:=['1 Thread'.BY190]" office:value-type="float" office:value="0.0820089629183748" calcext:value-type="float">
            <text:p>0,0820089629</text:p>
          </table:table-cell>
          <table:table-cell table:number-columns-repeated="5"/>
          <table:table-cell table:formula="of:=[.B4]" office:value-type="string" office:string-value="Threads" calcext:value-type="string">
            <text:p>Threads</text:p>
          </table:table-cell>
          <table:table-cell table:formula="of:=[.B2]" office:value-type="string" office:string-value="1 Thread" calcext:value-type="string">
            <text:p>1 Thread</text:p>
          </table:table-cell>
          <table:table-cell table:formula="of:=[.B16]" office:value-type="string" office:string-value="2 Thread" calcext:value-type="string">
            <text:p>2 Thread</text:p>
          </table:table-cell>
          <table:table-cell table:formula="of:=[.B30]" office:value-type="string" office:string-value="4 Thread" calcext:value-type="string">
            <text:p>4 Thread</text:p>
          </table:table-cell>
          <table:table-cell table:formula="of:=[.B44]" office:value-type="string" office:string-value="8 Thread" calcext:value-type="string">
            <text:p>8 Thread</text:p>
          </table:table-cell>
          <table:table-cell office:value-type="string" calcext:value-type="string">
            <text:p>1t std</text:p>
          </table:table-cell>
          <table:table-cell office:value-type="string" calcext:value-type="string">
            <text:p>2t std</text:p>
          </table:table-cell>
          <table:table-cell office:value-type="string" calcext:value-type="string">
            <text:p>4t std</text:p>
          </table:table-cell>
          <table:table-cell office:value-type="string" calcext:value-type="string">
            <text:p>8t std</text:p>
          </table:table-cell>
          <table:table-cell table:number-columns-repeated="7"/>
        </table:table-row>
        <table:table-row table:style-name="ro3">
          <table:table-cell/>
          <table:table-cell table:formula="of:=['1 Thread'.BU191]" office:value-type="float" office:value="2" calcext:value-type="float">
            <text:p>2</text:p>
          </table:table-cell>
          <table:table-cell table:formula="of:=['1 Thread'.BV191]" office:value-type="float" office:value="1.21321265" calcext:value-type="float">
            <text:p>1,21321265</text:p>
          </table:table-cell>
          <table:table-cell table:formula="of:=['1 Thread'.BW191]" office:value-type="float" office:value="1.737158" calcext:value-type="float">
            <text:p>1,737158</text:p>
          </table:table-cell>
          <table:table-cell table:formula="of:=['1 Thread'.BX191]" office:value-type="float" office:value="0.0898091751766042" calcext:value-type="float">
            <text:p>0,0898091752</text:p>
          </table:table-cell>
          <table:table-cell table:formula="of:=['1 Thread'.BY191]" office:value-type="float" office:value="0.136712184549185" calcext:value-type="float">
            <text:p>0,1367121845</text:p>
          </table:table-cell>
          <table:table-cell table:number-columns-repeated="5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2.144468" calcext:value-type="float">
            <text:p>2,144468</text:p>
          </table:table-cell>
          <table:table-cell table:formula="of:=[.C19]" office:value-type="float" office:value="1.6433935" calcext:value-type="float">
            <text:p>1,6433935</text:p>
          </table:table-cell>
          <table:table-cell table:formula="of:=[.C33]" office:value-type="float" office:value="2.8513795" calcext:value-type="float">
            <text:p>2,8513795</text:p>
          </table:table-cell>
          <table:table-cell table:formula="of:=[.C47]" office:value-type="float" office:value="3.2812905" calcext:value-type="float">
            <text:p>3,2812905</text:p>
          </table:table-cell>
          <table:table-cell table:formula="of:=[.E5]" office:value-type="float" office:value="0.0820089629183748" calcext:value-type="float">
            <text:p>0,0820089629</text:p>
          </table:table-cell>
          <table:table-cell table:formula="of:=[.E19]" office:value-type="float" office:value="0.0797082563291876" calcext:value-type="float">
            <text:p>0,0797082563</text:p>
          </table:table-cell>
          <table:table-cell table:formula="of:=[.E33]" office:value-type="float" office:value="0.11500713834224" calcext:value-type="float">
            <text:p>0,1150071383</text:p>
          </table:table-cell>
          <table:table-cell table:formula="of:=[.E47]" office:value-type="float" office:value="0.110614655109231" calcext:value-type="float">
            <text:p>0,1106146551</text:p>
          </table:table-cell>
          <table:table-cell table:number-columns-repeated="7"/>
        </table:table-row>
        <table:table-row table:style-name="ro3">
          <table:table-cell/>
          <table:table-cell table:formula="of:=['1 Thread'.BU192]" office:value-type="float" office:value="4" calcext:value-type="float">
            <text:p>4</text:p>
          </table:table-cell>
          <table:table-cell table:formula="of:=['1 Thread'.BV192]" office:value-type="float" office:value="0.9300326" calcext:value-type="float">
            <text:p>0,9300326</text:p>
          </table:table-cell>
          <table:table-cell table:formula="of:=['1 Thread'.BW192]" office:value-type="float" office:value="1.60127015" calcext:value-type="float">
            <text:p>1,60127015</text:p>
          </table:table-cell>
          <table:table-cell table:formula="of:=['1 Thread'.BX192]" office:value-type="float" office:value="0.296661331727443" calcext:value-type="float">
            <text:p>0,2966613317</text:p>
          </table:table-cell>
          <table:table-cell table:formula="of:=['1 Thread'.BY192]" office:value-type="float" office:value="0.252379042368621" calcext:value-type="float">
            <text:p>0,2523790424</text:p>
          </table:table-cell>
          <table:table-cell table:number-columns-repeated="5"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.21321265" calcext:value-type="float">
            <text:p>1,21321265</text:p>
          </table:table-cell>
          <table:table-cell table:formula="of:=[.C20]" office:value-type="float" office:value="1.4256171" calcext:value-type="float">
            <text:p>1,4256171</text:p>
          </table:table-cell>
          <table:table-cell table:formula="of:=[.C34]" office:value-type="float" office:value="1.884883" calcext:value-type="float">
            <text:p>1,884883</text:p>
          </table:table-cell>
          <table:table-cell table:formula="of:=[.C48]" office:value-type="float" office:value="2.097275" calcext:value-type="float">
            <text:p>2,097275</text:p>
          </table:table-cell>
          <table:table-cell table:formula="of:=[.E6]" office:value-type="float" office:value="0.0898091751766042" calcext:value-type="float">
            <text:p>0,0898091752</text:p>
          </table:table-cell>
          <table:table-cell table:formula="of:=[.E20]" office:value-type="float" office:value="0.231538298104388" calcext:value-type="float">
            <text:p>0,2315382981</text:p>
          </table:table-cell>
          <table:table-cell table:formula="of:=[.E34]" office:value-type="float" office:value="0.206857565953891" calcext:value-type="float">
            <text:p>0,206857566</text:p>
          </table:table-cell>
          <table:table-cell table:formula="of:=[.E48]" office:value-type="float" office:value="0.128688169317806" calcext:value-type="float">
            <text:p>0,1286881693</text:p>
          </table:table-cell>
          <table:table-cell table:number-columns-repeated="7"/>
        </table:table-row>
        <table:table-row table:style-name="ro3">
          <table:table-cell/>
          <table:table-cell table:formula="of:=['1 Thread'.BU193]" office:value-type="float" office:value="8" calcext:value-type="float">
            <text:p>8</text:p>
          </table:table-cell>
          <table:table-cell table:formula="of:=['1 Thread'.BV193]" office:value-type="float" office:value="0.379408" calcext:value-type="float">
            <text:p>0,379408</text:p>
          </table:table-cell>
          <table:table-cell table:formula="of:=['1 Thread'.BW193]" office:value-type="float" office:value="1.30893435" calcext:value-type="float">
            <text:p>1,30893435</text:p>
          </table:table-cell>
          <table:table-cell table:formula="of:=['1 Thread'.BX193]" office:value-type="float" office:value="0.0482602470201652" calcext:value-type="float">
            <text:p>0,048260247</text:p>
          </table:table-cell>
          <table:table-cell table:formula="of:=['1 Thread'.BY193]" office:value-type="float" office:value="0.158319400042269" calcext:value-type="float">
            <text:p>0,1583194</text:p>
          </table:table-cell>
          <table:table-cell table:number-columns-repeated="5"/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0.9300326" calcext:value-type="float">
            <text:p>0,9300326</text:p>
          </table:table-cell>
          <table:table-cell table:formula="of:=[.C21]" office:value-type="float" office:value="1.0890916" calcext:value-type="float">
            <text:p>1,0890916</text:p>
          </table:table-cell>
          <table:table-cell table:formula="of:=[.C35]" office:value-type="float" office:value="1.02888745" calcext:value-type="float">
            <text:p>1,02888745</text:p>
          </table:table-cell>
          <table:table-cell table:formula="of:=[.C49]" office:value-type="float" office:value="1.2654832" calcext:value-type="float">
            <text:p>1,2654832</text:p>
          </table:table-cell>
          <table:table-cell table:formula="of:=[.E7]" office:value-type="float" office:value="0.296661331727443" calcext:value-type="float">
            <text:p>0,2966613317</text:p>
          </table:table-cell>
          <table:table-cell table:formula="of:=[.E21]" office:value-type="float" office:value="0.259335392743055" calcext:value-type="float">
            <text:p>0,2593353927</text:p>
          </table:table-cell>
          <table:table-cell table:formula="of:=[.E35]" office:value-type="float" office:value="0.175386684131429" calcext:value-type="float">
            <text:p>0,1753866841</text:p>
          </table:table-cell>
          <table:table-cell table:formula="of:=[.E49]" office:value-type="float" office:value="0.207386812851366" calcext:value-type="float">
            <text:p>0,2073868129</text:p>
          </table:table-cell>
          <table:table-cell table:number-columns-repeated="7"/>
        </table:table-row>
        <table:table-row table:style-name="ro3">
          <table:table-cell/>
          <table:table-cell table:formula="of:=['1 Thread'.BU194]" office:value-type="float" office:value="16" calcext:value-type="float">
            <text:p>16</text:p>
          </table:table-cell>
          <table:table-cell table:formula="of:=['1 Thread'.BV194]" office:value-type="float" office:value="0.25904265" calcext:value-type="float">
            <text:p>0,25904265</text:p>
          </table:table-cell>
          <table:table-cell table:formula="of:=['1 Thread'.BW194]" office:value-type="float" office:value="1.586543" calcext:value-type="float">
            <text:p>1,586543</text:p>
          </table:table-cell>
          <table:table-cell table:formula="of:=['1 Thread'.BX194]" office:value-type="float" office:value="0.0687292641778471" calcext:value-type="float">
            <text:p>0,0687292642</text:p>
          </table:table-cell>
          <table:table-cell table:formula="of:=['1 Thread'.BY194]" office:value-type="float" office:value="0.126084149731126" calcext:value-type="float">
            <text:p>0,1260841497</text:p>
          </table:table-cell>
          <table:table-cell table:number-columns-repeated="5"/>
          <table:table-cell table:formula="of:=[.B8]" office:value-type="float" office:value="8" calcext:value-type="float">
            <text:p>8</text:p>
          </table:table-cell>
          <table:table-cell table:formula="of:=[.C8]" office:value-type="float" office:value="0.379408" calcext:value-type="float">
            <text:p>0,379408</text:p>
          </table:table-cell>
          <table:table-cell table:formula="of:=[.C22]" office:value-type="float" office:value="0.48267945" calcext:value-type="float">
            <text:p>0,48267945</text:p>
          </table:table-cell>
          <table:table-cell table:formula="of:=[.C36]" office:value-type="float" office:value="0.5939753" calcext:value-type="float">
            <text:p>0,5939753</text:p>
          </table:table-cell>
          <table:table-cell table:formula="of:=[.C50]" office:value-type="float" office:value="0.62104325" calcext:value-type="float">
            <text:p>0,62104325</text:p>
          </table:table-cell>
          <table:table-cell table:formula="of:=[.E8]" office:value-type="float" office:value="0.0482602470201652" calcext:value-type="float">
            <text:p>0,048260247</text:p>
          </table:table-cell>
          <table:table-cell table:formula="of:=[.E22]" office:value-type="float" office:value="0.0877645777887272" calcext:value-type="float">
            <text:p>0,0877645778</text:p>
          </table:table-cell>
          <table:table-cell table:formula="of:=[.E36]" office:value-type="float" office:value="0.102484565105665" calcext:value-type="float">
            <text:p>0,1024845651</text:p>
          </table:table-cell>
          <table:table-cell table:formula="of:=[.E50]" office:value-type="float" office:value="0.080579277053372" calcext:value-type="float">
            <text:p>0,0805792771</text:p>
          </table:table-cell>
          <table:table-cell table:number-columns-repeated="7"/>
        </table:table-row>
        <table:table-row table:style-name="ro3">
          <table:table-cell/>
          <table:table-cell table:formula="of:=['1 Thread'.BU195]" office:value-type="float" office:value="24" calcext:value-type="float">
            <text:p>24</text:p>
          </table:table-cell>
          <table:table-cell table:formula="of:=['1 Thread'.BV195]" office:value-type="float" office:value="0.172264145" calcext:value-type="float">
            <text:p>0,172264145</text:p>
          </table:table-cell>
          <table:table-cell table:formula="of:=['1 Thread'.BW195]" office:value-type="float" office:value="1.55787295" calcext:value-type="float">
            <text:p>1,55787295</text:p>
          </table:table-cell>
          <table:table-cell table:formula="of:=['1 Thread'.BX195]" office:value-type="float" office:value="0.0514678553714571" calcext:value-type="float">
            <text:p>0,0514678554</text:p>
          </table:table-cell>
          <table:table-cell table:formula="of:=['1 Thread'.BY195]" office:value-type="float" office:value="0.146169591400166" calcext:value-type="float">
            <text:p>0,1461695914</text:p>
          </table:table-cell>
          <table:table-cell table:number-columns-repeated="5"/>
          <table:table-cell table:formula="of:=[.B9]" office:value-type="float" office:value="16" calcext:value-type="float">
            <text:p>16</text:p>
          </table:table-cell>
          <table:table-cell table:formula="of:=[.C9]" office:value-type="float" office:value="0.25904265" calcext:value-type="float">
            <text:p>0,25904265</text:p>
          </table:table-cell>
          <table:table-cell table:formula="of:=[.C23]" office:value-type="float" office:value="0.225516795" calcext:value-type="float">
            <text:p>0,225516795</text:p>
          </table:table-cell>
          <table:table-cell table:formula="of:=[.C37]" office:value-type="float" office:value="0.27728915" calcext:value-type="float">
            <text:p>0,27728915</text:p>
          </table:table-cell>
          <table:table-cell table:formula="of:=[.C51]" office:value-type="float" office:value="0.3217614" calcext:value-type="float">
            <text:p>0,3217614</text:p>
          </table:table-cell>
          <table:table-cell table:formula="of:=[.E9]" office:value-type="float" office:value="0.0687292641778471" calcext:value-type="float">
            <text:p>0,0687292642</text:p>
          </table:table-cell>
          <table:table-cell table:formula="of:=[.E23]" office:value-type="float" office:value="0.0547311774197555" calcext:value-type="float">
            <text:p>0,0547311774</text:p>
          </table:table-cell>
          <table:table-cell table:formula="of:=[.E37]" office:value-type="float" office:value="0.0487692610347507" calcext:value-type="float">
            <text:p>0,048769261</text:p>
          </table:table-cell>
          <table:table-cell table:formula="of:=[.E51]" office:value-type="float" office:value="0.0448419677165793" calcext:value-type="float">
            <text:p>0,0448419677</text:p>
          </table:table-cell>
          <table:table-cell table:number-columns-repeated="7"/>
        </table:table-row>
        <table:table-row table:style-name="ro3">
          <table:table-cell/>
          <table:table-cell table:formula="of:=['1 Thread'.BU196]" office:value-type="float" office:value="32" calcext:value-type="float">
            <text:p>32</text:p>
          </table:table-cell>
          <table:table-cell table:formula="of:=['1 Thread'.BV196]" office:value-type="float" office:value="0.135164265" calcext:value-type="float">
            <text:p>0,135164265</text:p>
          </table:table-cell>
          <table:table-cell table:formula="of:=['1 Thread'.BW196]" office:value-type="float" office:value="1.723496" calcext:value-type="float">
            <text:p>1,723496</text:p>
          </table:table-cell>
          <table:table-cell table:formula="of:=['1 Thread'.BX196]" office:value-type="float" office:value="0.0339049609219276" calcext:value-type="float">
            <text:p>0,0339049609</text:p>
          </table:table-cell>
          <table:table-cell table:formula="of:=['1 Thread'.BY196]" office:value-type="float" office:value="0.171049741829679" calcext:value-type="float">
            <text:p>0,1710497418</text:p>
          </table:table-cell>
          <table:table-cell table:number-columns-repeated="5"/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0.172264145" calcext:value-type="float">
            <text:p>0,172264145</text:p>
          </table:table-cell>
          <table:table-cell table:formula="of:=[.C24]" office:value-type="float" office:value="0.19870271" calcext:value-type="float">
            <text:p>0,19870271</text:p>
          </table:table-cell>
          <table:table-cell table:formula="of:=[.C38]" office:value-type="float" office:value="0.241095505" calcext:value-type="float">
            <text:p>0,241095505</text:p>
          </table:table-cell>
          <table:table-cell table:formula="of:=[.C52]" office:value-type="float" office:value="0.22259905" calcext:value-type="float">
            <text:p>0,22259905</text:p>
          </table:table-cell>
          <table:table-cell table:formula="of:=[.E10]" office:value-type="float" office:value="0.0514678553714571" calcext:value-type="float">
            <text:p>0,0514678554</text:p>
          </table:table-cell>
          <table:table-cell table:formula="of:=[.E24]" office:value-type="float" office:value="0.0504570147335383" calcext:value-type="float">
            <text:p>0,0504570147</text:p>
          </table:table-cell>
          <table:table-cell table:formula="of:=[.E38]" office:value-type="float" office:value="0.0461328534627395" calcext:value-type="float">
            <text:p>0,0461328535</text:p>
          </table:table-cell>
          <table:table-cell table:formula="of:=[.E52]" office:value-type="float" office:value="0.035309306252212" calcext:value-type="float">
            <text:p>0,0353093063</text:p>
          </table:table-cell>
          <table:table-cell table:number-columns-repeated="7"/>
        </table:table-row>
        <table:table-row table:style-name="ro3">
          <table:table-cell/>
          <table:table-cell table:formula="of:=['1 Thread'.BU197]" office:value-type="float" office:value="48" calcext:value-type="float">
            <text:p>48</text:p>
          </table:table-cell>
          <table:table-cell table:formula="of:=['1 Thread'.BV197]" office:value-type="float" office:value="0.09098635" calcext:value-type="float">
            <text:p>0,09098635</text:p>
          </table:table-cell>
          <table:table-cell table:formula="of:=['1 Thread'.BW197]" office:value-type="float" office:value="1.858715" calcext:value-type="float">
            <text:p>1,858715</text:p>
          </table:table-cell>
          <table:table-cell table:formula="of:=['1 Thread'.BX197]" office:value-type="float" office:value="0.0231266578531225" calcext:value-type="float">
            <text:p>0,0231266579</text:p>
          </table:table-cell>
          <table:table-cell table:formula="of:=['1 Thread'.BY197]" office:value-type="float" office:value="0.124130500975258" calcext:value-type="float">
            <text:p>0,124130501</text:p>
          </table:table-cell>
          <table:table-cell table:number-columns-repeated="5"/>
          <table:table-cell table:formula="of:=[.B11]" office:value-type="float" office:value="32" calcext:value-type="float">
            <text:p>32</text:p>
          </table:table-cell>
          <table:table-cell table:formula="of:=[.C11]" office:value-type="float" office:value="0.135164265" calcext:value-type="float">
            <text:p>0,135164265</text:p>
          </table:table-cell>
          <table:table-cell table:formula="of:=[.C25]" office:value-type="float" office:value="0.136260245" calcext:value-type="float">
            <text:p>0,136260245</text:p>
          </table:table-cell>
          <table:table-cell table:formula="of:=[.C39]" office:value-type="float" office:value="0.1533503" calcext:value-type="float">
            <text:p>0,1533503</text:p>
          </table:table-cell>
          <table:table-cell table:formula="of:=[.C53]" office:value-type="float" office:value="0.1712011" calcext:value-type="float">
            <text:p>0,1712011</text:p>
          </table:table-cell>
          <table:table-cell table:formula="of:=[.E11]" office:value-type="float" office:value="0.0339049609219276" calcext:value-type="float">
            <text:p>0,0339049609</text:p>
          </table:table-cell>
          <table:table-cell table:formula="of:=[.E25]" office:value-type="float" office:value="0.0247844460085378" calcext:value-type="float">
            <text:p>0,024784446</text:p>
          </table:table-cell>
          <table:table-cell table:formula="of:=[.E39]" office:value-type="float" office:value="0.0248157798588445" calcext:value-type="float">
            <text:p>0,0248157799</text:p>
          </table:table-cell>
          <table:table-cell table:formula="of:=[.E53]" office:value-type="float" office:value="0.0295904152942611" calcext:value-type="float">
            <text:p>0,0295904153</text:p>
          </table:table-cell>
          <table:table-cell table:number-columns-repeated="7"/>
        </table:table-row>
        <table:table-row table:style-name="ro3">
          <table:table-cell/>
          <table:table-cell table:formula="of:=['1 Thread'.BU198]" office:value-type="float" office:value="64" calcext:value-type="float">
            <text:p>64</text:p>
          </table:table-cell>
          <table:table-cell table:formula="of:=['1 Thread'.BV198]" office:value-type="float" office:value="0.054395" calcext:value-type="float">
            <text:p>0,054395</text:p>
          </table:table-cell>
          <table:table-cell table:formula="of:=['1 Thread'.BW198]" office:value-type="float" office:value="1.9019555" calcext:value-type="float">
            <text:p>1,9019555</text:p>
          </table:table-cell>
          <table:table-cell table:formula="of:=['1 Thread'.BX198]" office:value-type="float" office:value="0.0101501330343239" calcext:value-type="float">
            <text:p>0,010150133</text:p>
          </table:table-cell>
          <table:table-cell table:formula="of:=['1 Thread'.BY198]" office:value-type="float" office:value="0.0957143591146265" calcext:value-type="float">
            <text:p>0,0957143591</text:p>
          </table:table-cell>
          <table:table-cell table:number-columns-repeated="5"/>
          <table:table-cell table:formula="of:=[.B12]" office:value-type="float" office:value="48" calcext:value-type="float">
            <text:p>48</text:p>
          </table:table-cell>
          <table:table-cell table:formula="of:=[.C12]" office:value-type="float" office:value="0.09098635" calcext:value-type="float">
            <text:p>0,09098635</text:p>
          </table:table-cell>
          <table:table-cell table:formula="of:=[.C26]" office:value-type="float" office:value="0.091510545" calcext:value-type="float">
            <text:p>0,091510545</text:p>
          </table:table-cell>
          <table:table-cell table:formula="of:=[.C40]" office:value-type="float" office:value="0.11180257" calcext:value-type="float">
            <text:p>0,11180257</text:p>
          </table:table-cell>
          <table:table-cell table:formula="of:=[.C54]" office:value-type="float" office:value="0.113780945" calcext:value-type="float">
            <text:p>0,113780945</text:p>
          </table:table-cell>
          <table:table-cell table:formula="of:=[.E12]" office:value-type="float" office:value="0.0231266578531225" calcext:value-type="float">
            <text:p>0,0231266579</text:p>
          </table:table-cell>
          <table:table-cell table:formula="of:=[.E26]" office:value-type="float" office:value="0.026251502859929" calcext:value-type="float">
            <text:p>0,0262515029</text:p>
          </table:table-cell>
          <table:table-cell table:formula="of:=[.E40]" office:value-type="float" office:value="0.0231211537759888" calcext:value-type="float">
            <text:p>0,0231211538</text:p>
          </table:table-cell>
          <table:table-cell table:formula="of:=[.E54]" office:value-type="float" office:value="0.0230338998970252" calcext:value-type="float">
            <text:p>0,0230338999</text:p>
          </table:table-cell>
          <table:table-cell table:number-columns-repeated="7"/>
        </table:table-row>
        <table:table-row table:style-name="ro3">
          <table:table-cell table:number-columns-repeated="11"/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0.054395" calcext:value-type="float">
            <text:p>0,054395</text:p>
          </table:table-cell>
          <table:table-cell table:formula="of:=[.C27]" office:value-type="float" office:value="0.069880475" calcext:value-type="float">
            <text:p>0,069880475</text:p>
          </table:table-cell>
          <table:table-cell table:formula="of:=[.C41]" office:value-type="float" office:value="0.07203111" calcext:value-type="float">
            <text:p>0,07203111</text:p>
          </table:table-cell>
          <table:table-cell table:formula="of:=[.C55]" office:value-type="float" office:value="0.08223852" calcext:value-type="float">
            <text:p>0,08223852</text:p>
          </table:table-cell>
          <table:table-cell table:formula="of:=[.E13]" office:value-type="float" office:value="0.0101501330343239" calcext:value-type="float">
            <text:p>0,010150133</text:p>
          </table:table-cell>
          <table:table-cell table:formula="of:=[.E27]" office:value-type="float" office:value="0.0178464987424106" calcext:value-type="float">
            <text:p>0,0178464987</text:p>
          </table:table-cell>
          <table:table-cell table:formula="of:=[.E41]" office:value-type="float" office:value="0.0132733913183769" calcext:value-type="float">
            <text:p>0,0132733913</text:p>
          </table:table-cell>
          <table:table-cell table:formula="of:=[.E55]" office:value-type="float" office:value="0.0146235004236836" calcext:value-type="float">
            <text:p>0,0146235004</text:p>
          </table:table-cell>
          <table:table-cell table:number-columns-repeated="7"/>
        </table:table-row>
        <table:table-row table:style-name="ro3">
          <table:table-cell table:number-columns-repeated="27"/>
        </table:table-row>
        <table:table-row table:style-name="ro3">
          <table:table-cell/>
          <table:table-cell office:value-type="string" calcext:value-type="string">
            <text:p>2 Thread</text:p>
          </table:table-cell>
          <table:table-cell table:number-columns-repeated="25"/>
        </table:table-row>
        <table:table-row table:style-name="ro3">
          <table:table-cell table:number-columns-repeated="27"/>
        </table:table-row>
        <table:table-row table:style-name="ro3">
          <table:table-cell/>
          <table:table-cell table:formula="of:=['2 Thread'.BU189]" office:value-type="string" office:string-value="Threads" calcext:value-type="string">
            <text:p>Threads</text:p>
          </table:table-cell>
          <table:table-cell table:formula="of:=['2 Thread'.BV189]" office:value-type="string" office:string-value="promMin" calcext:value-type="string">
            <text:p>promMin</text:p>
          </table:table-cell>
          <table:table-cell table:formula="of:=['2 Thread'.BW189]" office:value-type="string" office:string-value="promMax" calcext:value-type="string">
            <text:p>promMax</text:p>
          </table:table-cell>
          <table:table-cell table:formula="of:=['2 Thread'.BX189]" office:value-type="string" office:string-value="stdevMin" calcext:value-type="string">
            <text:p>stdevMin</text:p>
          </table:table-cell>
          <table:table-cell table:formula="of:=['2 Thread'.BY189]" office:value-type="string" office:string-value="stdevMax" calcext:value-type="string">
            <text:p>stdevMax</text:p>
          </table:table-cell>
          <table:table-cell table:number-columns-repeated="5"/>
          <table:table-cell office:value-type="string" calcext:value-type="string">
            <text:p>Comparaciones Maximos</text:p>
          </table:table-cell>
          <table:table-cell table:number-columns-repeated="15"/>
        </table:table-row>
        <table:table-row table:style-name="ro3">
          <table:table-cell/>
          <table:table-cell table:formula="of:=['2 Thread'.BU190]" office:value-type="float" office:value="1" calcext:value-type="float">
            <text:p>1</text:p>
          </table:table-cell>
          <table:table-cell table:formula="of:=['2 Thread'.BV190]" office:value-type="float" office:value="1.6433935" calcext:value-type="float">
            <text:p>1,6433935</text:p>
          </table:table-cell>
          <table:table-cell table:formula="of:=['2 Thread'.BW190]" office:value-type="float" office:value="1.6433935" calcext:value-type="float">
            <text:p>1,6433935</text:p>
          </table:table-cell>
          <table:table-cell table:formula="of:=['2 Thread'.BX190]" office:value-type="float" office:value="0.0797082563291876" calcext:value-type="float">
            <text:p>0,0797082563</text:p>
          </table:table-cell>
          <table:table-cell table:formula="of:=['2 Thread'.BY190]" office:value-type="float" office:value="0.0797082563291876" calcext:value-type="float">
            <text:p>0,0797082563</text:p>
          </table:table-cell>
          <table:table-cell table:number-columns-repeated="21"/>
        </table:table-row>
        <table:table-row table:style-name="ro3">
          <table:table-cell/>
          <table:table-cell table:formula="of:=['2 Thread'.BU191]" office:value-type="float" office:value="2" calcext:value-type="float">
            <text:p>2</text:p>
          </table:table-cell>
          <table:table-cell table:formula="of:=['2 Thread'.BV191]" office:value-type="float" office:value="1.4256171" calcext:value-type="float">
            <text:p>1,4256171</text:p>
          </table:table-cell>
          <table:table-cell table:formula="of:=['2 Thread'.BW191]" office:value-type="float" office:value="1.7521726" calcext:value-type="float">
            <text:p>1,7521726</text:p>
          </table:table-cell>
          <table:table-cell table:formula="of:=['2 Thread'.BX191]" office:value-type="float" office:value="0.231538298104388" calcext:value-type="float">
            <text:p>0,2315382981</text:p>
          </table:table-cell>
          <table:table-cell table:formula="of:=['2 Thread'.BY191]" office:value-type="float" office:value="0.248468189549456" calcext:value-type="float">
            <text:p>0,2484681895</text:p>
          </table:table-cell>
          <table:table-cell table:number-columns-repeated="5"/>
          <table:table-cell table:formula="of:=[.L5]" office:value-type="string" office:string-value="Threads" calcext:value-type="string">
            <text:p>Threads</text:p>
          </table:table-cell>
          <table:table-cell table:formula="of:=[.M5]" office:value-type="string" office:string-value="1 Thread" calcext:value-type="string">
            <text:p>1 Thread</text:p>
          </table:table-cell>
          <table:table-cell table:formula="of:=[.N5]" office:value-type="string" office:string-value="2 Thread" calcext:value-type="string">
            <text:p>2 Thread</text:p>
          </table:table-cell>
          <table:table-cell table:formula="of:=[.O5]" office:value-type="string" office:string-value="4 Thread" calcext:value-type="string">
            <text:p>4 Thread</text:p>
          </table:table-cell>
          <table:table-cell table:formula="of:=[.P5]" office:value-type="string" office:string-value="8 Thread" calcext:value-type="string">
            <text:p>8 Thread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R5]" office:value-type="string" office:string-value="2t std" calcext:value-type="string">
            <text:p>2t std</text:p>
          </table:table-cell>
          <table:table-cell table:formula="of:=[.S5]" office:value-type="string" office:string-value="4t std" calcext:value-type="string">
            <text:p>4t std</text:p>
          </table:table-cell>
          <table:table-cell table:formula="of:=[.T5]" office:value-type="string" office:string-value="8t std" calcext:value-type="string">
            <text:p>8t std</text:p>
          </table:table-cell>
          <table:table-cell table:number-columns-repeated="7"/>
        </table:table-row>
        <table:table-row table:style-name="ro3">
          <table:table-cell/>
          <table:table-cell table:formula="of:=['2 Thread'.BU192]" office:value-type="float" office:value="4" calcext:value-type="float">
            <text:p>4</text:p>
          </table:table-cell>
          <table:table-cell table:formula="of:=['2 Thread'.BV192]" office:value-type="float" office:value="1.0890916" calcext:value-type="float">
            <text:p>1,0890916</text:p>
          </table:table-cell>
          <table:table-cell table:formula="of:=['2 Thread'.BW192]" office:value-type="float" office:value="2.0197965" calcext:value-type="float">
            <text:p>2,0197965</text:p>
          </table:table-cell>
          <table:table-cell table:formula="of:=['2 Thread'.BX192]" office:value-type="float" office:value="0.259335392743055" calcext:value-type="float">
            <text:p>0,2593353927</text:p>
          </table:table-cell>
          <table:table-cell table:formula="of:=['2 Thread'.BY192]" office:value-type="float" office:value="0.311245254913206" calcext:value-type="float">
            <text:p>0,3112452549</text:p>
          </table:table-cell>
          <table:table-cell table:number-columns-repeated="5"/>
          <table:table-cell table:formula="of:=[.L6]" office:value-type="float" office:value="1" calcext:value-type="float">
            <text:p>1</text:p>
          </table:table-cell>
          <table:table-cell table:formula="of:=[.D5]" office:value-type="float" office:value="2.144468" calcext:value-type="float">
            <text:p>2,144468</text:p>
          </table:table-cell>
          <table:table-cell table:formula="of:=[.D19]" office:value-type="float" office:value="1.6433935" calcext:value-type="float">
            <text:p>1,6433935</text:p>
          </table:table-cell>
          <table:table-cell table:formula="of:=[.D33]" office:value-type="float" office:value="2.8513795" calcext:value-type="float">
            <text:p>2,8513795</text:p>
          </table:table-cell>
          <table:table-cell table:formula="of:=[.D47]" office:value-type="float" office:value="3.2812905" calcext:value-type="float">
            <text:p>3,2812905</text:p>
          </table:table-cell>
          <table:table-cell table:formula="of:=[.F5]" office:value-type="float" office:value="0.0820089629183748" calcext:value-type="float">
            <text:p>0,0820089629</text:p>
          </table:table-cell>
          <table:table-cell table:formula="of:=[.F19]" office:value-type="float" office:value="0.0797082563291876" calcext:value-type="float">
            <text:p>0,0797082563</text:p>
          </table:table-cell>
          <table:table-cell table:formula="of:=[.F33]" office:value-type="float" office:value="0.11500713834224" calcext:value-type="float">
            <text:p>0,1150071383</text:p>
          </table:table-cell>
          <table:table-cell table:formula="of:=[.F47]" office:value-type="float" office:value="0.110614655109231" calcext:value-type="float">
            <text:p>0,1106146551</text:p>
          </table:table-cell>
          <table:table-cell table:number-columns-repeated="7"/>
        </table:table-row>
        <table:table-row table:style-name="ro3">
          <table:table-cell/>
          <table:table-cell table:formula="of:=['2 Thread'.BU193]" office:value-type="float" office:value="8" calcext:value-type="float">
            <text:p>8</text:p>
          </table:table-cell>
          <table:table-cell table:formula="of:=['2 Thread'.BV193]" office:value-type="float" office:value="0.48267945" calcext:value-type="float">
            <text:p>0,48267945</text:p>
          </table:table-cell>
          <table:table-cell table:formula="of:=['2 Thread'.BW193]" office:value-type="float" office:value="1.41332595" calcext:value-type="float">
            <text:p>1,41332595</text:p>
          </table:table-cell>
          <table:table-cell table:formula="of:=['2 Thread'.BX193]" office:value-type="float" office:value="0.0877645777887272" calcext:value-type="float">
            <text:p>0,0877645778</text:p>
          </table:table-cell>
          <table:table-cell table:formula="of:=['2 Thread'.BY193]" office:value-type="float" office:value="0.21964574399572" calcext:value-type="float">
            <text:p>0,219645744</text:p>
          </table:table-cell>
          <table:table-cell table:number-columns-repeated="5"/>
          <table:table-cell table:formula="of:=[.L7]" office:value-type="float" office:value="2" calcext:value-type="float">
            <text:p>2</text:p>
          </table:table-cell>
          <table:table-cell table:formula="of:=[.D6]" office:value-type="float" office:value="1.737158" calcext:value-type="float">
            <text:p>1,737158</text:p>
          </table:table-cell>
          <table:table-cell table:formula="of:=[.D20]" office:value-type="float" office:value="1.7521726" calcext:value-type="float">
            <text:p>1,7521726</text:p>
          </table:table-cell>
          <table:table-cell table:formula="of:=[.D34]" office:value-type="float" office:value="2.3158765" calcext:value-type="float">
            <text:p>2,3158765</text:p>
          </table:table-cell>
          <table:table-cell table:formula="of:=[.D48]" office:value-type="float" office:value="2.949655" calcext:value-type="float">
            <text:p>2,949655</text:p>
          </table:table-cell>
          <table:table-cell table:formula="of:=[.F6]" office:value-type="float" office:value="0.136712184549185" calcext:value-type="float">
            <text:p>0,1367121845</text:p>
          </table:table-cell>
          <table:table-cell table:formula="of:=[.F20]" office:value-type="float" office:value="0.248468189549456" calcext:value-type="float">
            <text:p>0,2484681895</text:p>
          </table:table-cell>
          <table:table-cell table:formula="of:=[.F34]" office:value-type="float" office:value="0.246296243674345" calcext:value-type="float">
            <text:p>0,2462962437</text:p>
          </table:table-cell>
          <table:table-cell table:formula="of:=[.F48]" office:value-type="float" office:value="0.100821322143107" calcext:value-type="float">
            <text:p>0,1008213221</text:p>
          </table:table-cell>
          <table:table-cell table:number-columns-repeated="7"/>
        </table:table-row>
        <table:table-row table:style-name="ro3">
          <table:table-cell/>
          <table:table-cell table:formula="of:=['2 Thread'.BU194]" office:value-type="float" office:value="16" calcext:value-type="float">
            <text:p>16</text:p>
          </table:table-cell>
          <table:table-cell table:formula="of:=['2 Thread'.BV194]" office:value-type="float" office:value="0.225516795" calcext:value-type="float">
            <text:p>0,225516795</text:p>
          </table:table-cell>
          <table:table-cell table:formula="of:=['2 Thread'.BW194]" office:value-type="float" office:value="1.6333685" calcext:value-type="float">
            <text:p>1,6333685</text:p>
          </table:table-cell>
          <table:table-cell table:formula="of:=['2 Thread'.BX194]" office:value-type="float" office:value="0.0547311774197555" calcext:value-type="float">
            <text:p>0,0547311774</text:p>
          </table:table-cell>
          <table:table-cell table:formula="of:=['2 Thread'.BY194]" office:value-type="float" office:value="0.165458179143433" calcext:value-type="float">
            <text:p>0,1654581791</text:p>
          </table:table-cell>
          <table:table-cell table:number-columns-repeated="5"/>
          <table:table-cell table:formula="of:=[.L8]" office:value-type="float" office:value="4" calcext:value-type="float">
            <text:p>4</text:p>
          </table:table-cell>
          <table:table-cell table:formula="of:=[.D7]" office:value-type="float" office:value="1.60127015" calcext:value-type="float">
            <text:p>1,60127015</text:p>
          </table:table-cell>
          <table:table-cell table:formula="of:=[.D21]" office:value-type="float" office:value="2.0197965" calcext:value-type="float">
            <text:p>2,0197965</text:p>
          </table:table-cell>
          <table:table-cell table:formula="of:=[.D35]" office:value-type="float" office:value="2.0609245" calcext:value-type="float">
            <text:p>2,0609245</text:p>
          </table:table-cell>
          <table:table-cell table:formula="of:=[.D49]" office:value-type="float" office:value="2.3651015" calcext:value-type="float">
            <text:p>2,3651015</text:p>
          </table:table-cell>
          <table:table-cell table:formula="of:=[.F7]" office:value-type="float" office:value="0.252379042368621" calcext:value-type="float">
            <text:p>0,2523790424</text:p>
          </table:table-cell>
          <table:table-cell table:formula="of:=[.F21]" office:value-type="float" office:value="0.311245254913206" calcext:value-type="float">
            <text:p>0,3112452549</text:p>
          </table:table-cell>
          <table:table-cell table:formula="of:=[.F35]" office:value-type="float" office:value="0.225956819381346" calcext:value-type="float">
            <text:p>0,2259568194</text:p>
          </table:table-cell>
          <table:table-cell table:formula="of:=[.F49]" office:value-type="float" office:value="0.11754208190748" calcext:value-type="float">
            <text:p>0,1175420819</text:p>
          </table:table-cell>
          <table:table-cell table:number-columns-repeated="7"/>
        </table:table-row>
        <table:table-row table:style-name="ro3">
          <table:table-cell/>
          <table:table-cell table:formula="of:=['2 Thread'.BU195]" office:value-type="float" office:value="24" calcext:value-type="float">
            <text:p>24</text:p>
          </table:table-cell>
          <table:table-cell table:formula="of:=['2 Thread'.BV195]" office:value-type="float" office:value="0.19870271" calcext:value-type="float">
            <text:p>0,19870271</text:p>
          </table:table-cell>
          <table:table-cell table:formula="of:=['2 Thread'.BW195]" office:value-type="float" office:value="1.6765335" calcext:value-type="float">
            <text:p>1,6765335</text:p>
          </table:table-cell>
          <table:table-cell table:formula="of:=['2 Thread'.BX195]" office:value-type="float" office:value="0.0504570147335383" calcext:value-type="float">
            <text:p>0,0504570147</text:p>
          </table:table-cell>
          <table:table-cell table:formula="of:=['2 Thread'.BY195]" office:value-type="float" office:value="0.162038247282247" calcext:value-type="float">
            <text:p>0,1620382473</text:p>
          </table:table-cell>
          <table:table-cell table:number-columns-repeated="5"/>
          <table:table-cell table:formula="of:=[.L9]" office:value-type="float" office:value="8" calcext:value-type="float">
            <text:p>8</text:p>
          </table:table-cell>
          <table:table-cell table:formula="of:=[.D8]" office:value-type="float" office:value="1.30893435" calcext:value-type="float">
            <text:p>1,30893435</text:p>
          </table:table-cell>
          <table:table-cell table:formula="of:=[.D22]" office:value-type="float" office:value="1.41332595" calcext:value-type="float">
            <text:p>1,41332595</text:p>
          </table:table-cell>
          <table:table-cell table:formula="of:=[.D36]" office:value-type="float" office:value="1.6311123" calcext:value-type="float">
            <text:p>1,6311123</text:p>
          </table:table-cell>
          <table:table-cell table:formula="of:=[.D50]" office:value-type="float" office:value="1.7956195" calcext:value-type="float">
            <text:p>1,7956195</text:p>
          </table:table-cell>
          <table:table-cell table:formula="of:=[.F8]" office:value-type="float" office:value="0.158319400042269" calcext:value-type="float">
            <text:p>0,1583194</text:p>
          </table:table-cell>
          <table:table-cell table:formula="of:=[.F22]" office:value-type="float" office:value="0.21964574399572" calcext:value-type="float">
            <text:p>0,219645744</text:p>
          </table:table-cell>
          <table:table-cell table:formula="of:=[.F36]" office:value-type="float" office:value="0.210769017591415" calcext:value-type="float">
            <text:p>0,2107690176</text:p>
          </table:table-cell>
          <table:table-cell table:formula="of:=[.F50]" office:value-type="float" office:value="0.202096906806422" calcext:value-type="float">
            <text:p>0,2020969068</text:p>
          </table:table-cell>
          <table:table-cell table:number-columns-repeated="7"/>
        </table:table-row>
        <table:table-row table:style-name="ro3">
          <table:table-cell/>
          <table:table-cell table:formula="of:=['2 Thread'.BU196]" office:value-type="float" office:value="32" calcext:value-type="float">
            <text:p>32</text:p>
          </table:table-cell>
          <table:table-cell table:formula="of:=['2 Thread'.BV196]" office:value-type="float" office:value="0.136260245" calcext:value-type="float">
            <text:p>0,136260245</text:p>
          </table:table-cell>
          <table:table-cell table:formula="of:=['2 Thread'.BW196]" office:value-type="float" office:value="1.767754" calcext:value-type="float">
            <text:p>1,767754</text:p>
          </table:table-cell>
          <table:table-cell table:formula="of:=['2 Thread'.BX196]" office:value-type="float" office:value="0.0247844460085378" calcext:value-type="float">
            <text:p>0,024784446</text:p>
          </table:table-cell>
          <table:table-cell table:formula="of:=['2 Thread'.BY196]" office:value-type="float" office:value="0.152777934274072" calcext:value-type="float">
            <text:p>0,1527779343</text:p>
          </table:table-cell>
          <table:table-cell table:number-columns-repeated="5"/>
          <table:table-cell table:formula="of:=[.L10]" office:value-type="float" office:value="16" calcext:value-type="float">
            <text:p>16</text:p>
          </table:table-cell>
          <table:table-cell table:formula="of:=[.D9]" office:value-type="float" office:value="1.586543" calcext:value-type="float">
            <text:p>1,586543</text:p>
          </table:table-cell>
          <table:table-cell table:formula="of:=[.D23]" office:value-type="float" office:value="1.6333685" calcext:value-type="float">
            <text:p>1,6333685</text:p>
          </table:table-cell>
          <table:table-cell table:formula="of:=[.D37]" office:value-type="float" office:value="1.64532" calcext:value-type="float">
            <text:p>1,64532</text:p>
          </table:table-cell>
          <table:table-cell table:formula="of:=[.D51]" office:value-type="float" office:value="1.851384" calcext:value-type="float">
            <text:p>1,851384</text:p>
          </table:table-cell>
          <table:table-cell table:formula="of:=[.F9]" office:value-type="float" office:value="0.126084149731126" calcext:value-type="float">
            <text:p>0,1260841497</text:p>
          </table:table-cell>
          <table:table-cell table:formula="of:=[.F23]" office:value-type="float" office:value="0.165458179143433" calcext:value-type="float">
            <text:p>0,1654581791</text:p>
          </table:table-cell>
          <table:table-cell table:formula="of:=[.F37]" office:value-type="float" office:value="0.167490587551722" calcext:value-type="float">
            <text:p>0,1674905876</text:p>
          </table:table-cell>
          <table:table-cell table:formula="of:=[.F51]" office:value-type="float" office:value="0.142537453724313" calcext:value-type="float">
            <text:p>0,1425374537</text:p>
          </table:table-cell>
          <table:table-cell table:number-columns-repeated="7"/>
        </table:table-row>
        <table:table-row table:style-name="ro3">
          <table:table-cell/>
          <table:table-cell table:formula="of:=['2 Thread'.BU197]" office:value-type="float" office:value="48" calcext:value-type="float">
            <text:p>48</text:p>
          </table:table-cell>
          <table:table-cell table:formula="of:=['2 Thread'.BV197]" office:value-type="float" office:value="0.091510545" calcext:value-type="float">
            <text:p>0,091510545</text:p>
          </table:table-cell>
          <table:table-cell table:formula="of:=['2 Thread'.BW197]" office:value-type="float" office:value="1.877163" calcext:value-type="float">
            <text:p>1,877163</text:p>
          </table:table-cell>
          <table:table-cell table:formula="of:=['2 Thread'.BX197]" office:value-type="float" office:value="0.026251502859929" calcext:value-type="float">
            <text:p>0,0262515029</text:p>
          </table:table-cell>
          <table:table-cell table:formula="of:=['2 Thread'.BY197]" office:value-type="float" office:value="0.113989352043121" calcext:value-type="float">
            <text:p>0,113989352</text:p>
          </table:table-cell>
          <table:table-cell table:number-columns-repeated="5"/>
          <table:table-cell table:formula="of:=[.L11]" office:value-type="float" office:value="24" calcext:value-type="float">
            <text:p>24</text:p>
          </table:table-cell>
          <table:table-cell table:formula="of:=[.D10]" office:value-type="float" office:value="1.55787295" calcext:value-type="float">
            <text:p>1,55787295</text:p>
          </table:table-cell>
          <table:table-cell table:formula="of:=[.D24]" office:value-type="float" office:value="1.6765335" calcext:value-type="float">
            <text:p>1,6765335</text:p>
          </table:table-cell>
          <table:table-cell table:formula="of:=[.D38]" office:value-type="float" office:value="1.71985575" calcext:value-type="float">
            <text:p>1,71985575</text:p>
          </table:table-cell>
          <table:table-cell table:formula="of:=[.D52]" office:value-type="float" office:value="1.7007865" calcext:value-type="float">
            <text:p>1,7007865</text:p>
          </table:table-cell>
          <table:table-cell table:formula="of:=[.F10]" office:value-type="float" office:value="0.146169591400166" calcext:value-type="float">
            <text:p>0,1461695914</text:p>
          </table:table-cell>
          <table:table-cell table:formula="of:=[.F24]" office:value-type="float" office:value="0.162038247282247" calcext:value-type="float">
            <text:p>0,1620382473</text:p>
          </table:table-cell>
          <table:table-cell table:formula="of:=[.F38]" office:value-type="float" office:value="0.180299252204705" calcext:value-type="float">
            <text:p>0,1802992522</text:p>
          </table:table-cell>
          <table:table-cell table:formula="of:=[.F52]" office:value-type="float" office:value="0.121792410199908" calcext:value-type="float">
            <text:p>0,1217924102</text:p>
          </table:table-cell>
          <table:table-cell table:number-columns-repeated="7"/>
        </table:table-row>
        <table:table-row table:style-name="ro3">
          <table:table-cell/>
          <table:table-cell table:formula="of:=['2 Thread'.BU198]" office:value-type="float" office:value="64" calcext:value-type="float">
            <text:p>64</text:p>
          </table:table-cell>
          <table:table-cell table:formula="of:=['2 Thread'.BV198]" office:value-type="float" office:value="0.069880475" calcext:value-type="float">
            <text:p>0,069880475</text:p>
          </table:table-cell>
          <table:table-cell table:formula="of:=['2 Thread'.BW198]" office:value-type="float" office:value="1.84408" calcext:value-type="float">
            <text:p>1,84408</text:p>
          </table:table-cell>
          <table:table-cell table:formula="of:=['2 Thread'.BX198]" office:value-type="float" office:value="0.0178464987424106" calcext:value-type="float">
            <text:p>0,0178464987</text:p>
          </table:table-cell>
          <table:table-cell table:formula="of:=['2 Thread'.BY198]" office:value-type="float" office:value="0.119471012758215" calcext:value-type="float">
            <text:p>0,1194710128</text:p>
          </table:table-cell>
          <table:table-cell table:number-columns-repeated="5"/>
          <table:table-cell table:formula="of:=[.L12]" office:value-type="float" office:value="32" calcext:value-type="float">
            <text:p>32</text:p>
          </table:table-cell>
          <table:table-cell table:formula="of:=[.D11]" office:value-type="float" office:value="1.723496" calcext:value-type="float">
            <text:p>1,723496</text:p>
          </table:table-cell>
          <table:table-cell table:formula="of:=[.D25]" office:value-type="float" office:value="1.767754" calcext:value-type="float">
            <text:p>1,767754</text:p>
          </table:table-cell>
          <table:table-cell table:formula="of:=[.D39]" office:value-type="float" office:value="1.70750255" calcext:value-type="float">
            <text:p>1,70750255</text:p>
          </table:table-cell>
          <table:table-cell table:formula="of:=[.D53]" office:value-type="float" office:value="1.9092215" calcext:value-type="float">
            <text:p>1,9092215</text:p>
          </table:table-cell>
          <table:table-cell table:formula="of:=[.F11]" office:value-type="float" office:value="0.171049741829679" calcext:value-type="float">
            <text:p>0,1710497418</text:p>
          </table:table-cell>
          <table:table-cell table:formula="of:=[.F25]" office:value-type="float" office:value="0.152777934274072" calcext:value-type="float">
            <text:p>0,1527779343</text:p>
          </table:table-cell>
          <table:table-cell table:formula="of:=[.F39]" office:value-type="float" office:value="0.179314282354186" calcext:value-type="float">
            <text:p>0,1793142824</text:p>
          </table:table-cell>
          <table:table-cell table:formula="of:=[.F53]" office:value-type="float" office:value="0.153774497417442" calcext:value-type="float">
            <text:p>0,1537744974</text:p>
          </table:table-cell>
          <table:table-cell table:number-columns-repeated="7"/>
        </table:table-row>
        <table:table-row table:style-name="ro3">
          <table:table-cell table:number-columns-repeated="11"/>
          <table:table-cell table:formula="of:=[.L13]" office:value-type="float" office:value="48" calcext:value-type="float">
            <text:p>48</text:p>
          </table:table-cell>
          <table:table-cell table:formula="of:=[.D12]" office:value-type="float" office:value="1.858715" calcext:value-type="float">
            <text:p>1,858715</text:p>
          </table:table-cell>
          <table:table-cell table:formula="of:=[.D26]" office:value-type="float" office:value="1.877163" calcext:value-type="float">
            <text:p>1,877163</text:p>
          </table:table-cell>
          <table:table-cell table:formula="of:=[.D40]" office:value-type="float" office:value="1.975329" calcext:value-type="float">
            <text:p>1,975329</text:p>
          </table:table-cell>
          <table:table-cell table:formula="of:=[.D54]" office:value-type="float" office:value="1.9912715" calcext:value-type="float">
            <text:p>1,9912715</text:p>
          </table:table-cell>
          <table:table-cell table:formula="of:=[.F12]" office:value-type="float" office:value="0.124130500975258" calcext:value-type="float">
            <text:p>0,124130501</text:p>
          </table:table-cell>
          <table:table-cell table:formula="of:=[.F26]" office:value-type="float" office:value="0.113989352043121" calcext:value-type="float">
            <text:p>0,113989352</text:p>
          </table:table-cell>
          <table:table-cell table:formula="of:=[.F40]" office:value-type="float" office:value="0.126828546812533" calcext:value-type="float">
            <text:p>0,1268285468</text:p>
          </table:table-cell>
          <table:table-cell table:formula="of:=[.F54]" office:value-type="float" office:value="0.181156527747306" calcext:value-type="float">
            <text:p>0,1811565277</text:p>
          </table:table-cell>
          <table:table-cell table:number-columns-repeated="7"/>
        </table:table-row>
        <table:table-row table:style-name="ro3">
          <table:table-cell table:number-columns-repeated="11"/>
          <table:table-cell table:formula="of:=[.L14]" office:value-type="float" office:value="64" calcext:value-type="float">
            <text:p>64</text:p>
          </table:table-cell>
          <table:table-cell table:formula="of:=[.D13]" office:value-type="float" office:value="1.9019555" calcext:value-type="float">
            <text:p>1,9019555</text:p>
          </table:table-cell>
          <table:table-cell table:formula="of:=[.D27]" office:value-type="float" office:value="1.84408" calcext:value-type="float">
            <text:p>1,84408</text:p>
          </table:table-cell>
          <table:table-cell table:formula="of:=[.D41]" office:value-type="float" office:value="1.929" calcext:value-type="float">
            <text:p>1,929</text:p>
          </table:table-cell>
          <table:table-cell table:formula="of:=[.D55]" office:value-type="float" office:value="2.1163145" calcext:value-type="float">
            <text:p>2,1163145</text:p>
          </table:table-cell>
          <table:table-cell table:formula="of:=[.F13]" office:value-type="float" office:value="0.0957143591146265" calcext:value-type="float">
            <text:p>0,0957143591</text:p>
          </table:table-cell>
          <table:table-cell table:formula="of:=[.F27]" office:value-type="float" office:value="0.119471012758215" calcext:value-type="float">
            <text:p>0,1194710128</text:p>
          </table:table-cell>
          <table:table-cell table:formula="of:=[.F41]" office:value-type="float" office:value="0.148326722971177" calcext:value-type="float">
            <text:p>0,148326723</text:p>
          </table:table-cell>
          <table:table-cell table:formula="of:=[.F55]" office:value-type="float" office:value="0.121604271582208" calcext:value-type="float">
            <text:p>0,1216042716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4 Thread</text:p>
          </table:table-cell>
          <table:table-cell table:number-columns-repeated="25"/>
        </table:table-row>
        <table:table-row table:style-name="ro3">
          <table:table-cell table:number-columns-repeated="27"/>
        </table:table-row>
        <table:table-row table:style-name="ro2">
          <table:table-cell/>
          <table:table-cell table:formula="of:=['4 Thread'.BU189]" office:value-type="string" office:string-value="Threads" calcext:value-type="string">
            <text:p>Threads</text:p>
          </table:table-cell>
          <table:table-cell table:formula="of:=['4 Thread'.BV189]" office:value-type="string" office:string-value="promMin" calcext:value-type="string">
            <text:p>promMin</text:p>
          </table:table-cell>
          <table:table-cell table:formula="of:=['4 Thread'.BW189]" office:value-type="string" office:string-value="promMax" calcext:value-type="string">
            <text:p>promMax</text:p>
          </table:table-cell>
          <table:table-cell table:formula="of:=['4 Thread'.BX189]" office:value-type="string" office:string-value="stdevMin" calcext:value-type="string">
            <text:p>stdevMin</text:p>
          </table:table-cell>
          <table:table-cell table:formula="of:=['4 Thread'.BY189]" office:value-type="string" office:string-value="stdevMax" calcext:value-type="string">
            <text:p>stdevMax</text:p>
          </table:table-cell>
          <table:table-cell table:number-columns-repeated="21"/>
        </table:table-row>
        <table:table-row table:style-name="ro3">
          <table:table-cell/>
          <table:table-cell table:formula="of:=['4 Thread'.BU190]" office:value-type="float" office:value="1" calcext:value-type="float">
            <text:p>1</text:p>
          </table:table-cell>
          <table:table-cell table:formula="of:=['4 Thread'.BV190]" office:value-type="float" office:value="2.8513795" calcext:value-type="float">
            <text:p>2,8513795</text:p>
          </table:table-cell>
          <table:table-cell table:formula="of:=['4 Thread'.BW190]" office:value-type="float" office:value="2.8513795" calcext:value-type="float">
            <text:p>2,8513795</text:p>
          </table:table-cell>
          <table:table-cell table:formula="of:=['4 Thread'.BX190]" office:value-type="float" office:value="0.11500713834224" calcext:value-type="float">
            <text:p>0,1150071383</text:p>
          </table:table-cell>
          <table:table-cell table:formula="of:=['4 Thread'.BY190]" office:value-type="float" office:value="0.11500713834224" calcext:value-type="float">
            <text:p>0,1150071383</text:p>
          </table:table-cell>
          <table:table-cell table:number-columns-repeated="21"/>
        </table:table-row>
        <table:table-row table:style-name="ro3">
          <table:table-cell/>
          <table:table-cell table:formula="of:=['4 Thread'.BU191]" office:value-type="float" office:value="2" calcext:value-type="float">
            <text:p>2</text:p>
          </table:table-cell>
          <table:table-cell table:formula="of:=['4 Thread'.BV191]" office:value-type="float" office:value="1.884883" calcext:value-type="float">
            <text:p>1,884883</text:p>
          </table:table-cell>
          <table:table-cell table:formula="of:=['4 Thread'.BW191]" office:value-type="float" office:value="2.3158765" calcext:value-type="float">
            <text:p>2,3158765</text:p>
          </table:table-cell>
          <table:table-cell table:formula="of:=['4 Thread'.BX191]" office:value-type="float" office:value="0.206857565953891" calcext:value-type="float">
            <text:p>0,206857566</text:p>
          </table:table-cell>
          <table:table-cell table:formula="of:=['4 Thread'.BY191]" office:value-type="float" office:value="0.246296243674345" calcext:value-type="float">
            <text:p>0,2462962437</text:p>
          </table:table-cell>
          <table:table-cell table:number-columns-repeated="21"/>
        </table:table-row>
        <table:table-row table:style-name="ro3">
          <table:table-cell/>
          <table:table-cell table:formula="of:=['4 Thread'.BU192]" office:value-type="float" office:value="4" calcext:value-type="float">
            <text:p>4</text:p>
          </table:table-cell>
          <table:table-cell table:formula="of:=['4 Thread'.BV192]" office:value-type="float" office:value="1.02888745" calcext:value-type="float">
            <text:p>1,02888745</text:p>
          </table:table-cell>
          <table:table-cell table:formula="of:=['4 Thread'.BW192]" office:value-type="float" office:value="2.0609245" calcext:value-type="float">
            <text:p>2,0609245</text:p>
          </table:table-cell>
          <table:table-cell table:formula="of:=['4 Thread'.BX192]" office:value-type="float" office:value="0.175386684131429" calcext:value-type="float">
            <text:p>0,1753866841</text:p>
          </table:table-cell>
          <table:table-cell table:formula="of:=['4 Thread'.BY192]" office:value-type="float" office:value="0.225956819381346" calcext:value-type="float">
            <text:p>0,2259568194</text:p>
          </table:table-cell>
          <table:table-cell table:number-columns-repeated="21"/>
        </table:table-row>
        <table:table-row table:style-name="ro3">
          <table:table-cell/>
          <table:table-cell table:formula="of:=['4 Thread'.BU193]" office:value-type="float" office:value="8" calcext:value-type="float">
            <text:p>8</text:p>
          </table:table-cell>
          <table:table-cell table:formula="of:=['4 Thread'.BV193]" office:value-type="float" office:value="0.5939753" calcext:value-type="float">
            <text:p>0,5939753</text:p>
          </table:table-cell>
          <table:table-cell table:formula="of:=['4 Thread'.BW193]" office:value-type="float" office:value="1.6311123" calcext:value-type="float">
            <text:p>1,6311123</text:p>
          </table:table-cell>
          <table:table-cell table:formula="of:=['4 Thread'.BX193]" office:value-type="float" office:value="0.102484565105665" calcext:value-type="float">
            <text:p>0,1024845651</text:p>
          </table:table-cell>
          <table:table-cell table:formula="of:=['4 Thread'.BY193]" office:value-type="float" office:value="0.210769017591415" calcext:value-type="float">
            <text:p>0,2107690176</text:p>
          </table:table-cell>
          <table:table-cell table:number-columns-repeated="21"/>
        </table:table-row>
        <table:table-row table:style-name="ro3">
          <table:table-cell/>
          <table:table-cell table:formula="of:=['4 Thread'.BU194]" office:value-type="float" office:value="16" calcext:value-type="float">
            <text:p>16</text:p>
          </table:table-cell>
          <table:table-cell table:formula="of:=['4 Thread'.BV194]" office:value-type="float" office:value="0.27728915" calcext:value-type="float">
            <text:p>0,27728915</text:p>
          </table:table-cell>
          <table:table-cell table:formula="of:=['4 Thread'.BW194]" office:value-type="float" office:value="1.64532" calcext:value-type="float">
            <text:p>1,64532</text:p>
          </table:table-cell>
          <table:table-cell table:formula="of:=['4 Thread'.BX194]" office:value-type="float" office:value="0.0487692610347507" calcext:value-type="float">
            <text:p>0,048769261</text:p>
          </table:table-cell>
          <table:table-cell table:formula="of:=['4 Thread'.BY194]" office:value-type="float" office:value="0.167490587551722" calcext:value-type="float">
            <text:p>0,1674905876</text:p>
          </table:table-cell>
          <table:table-cell table:number-columns-repeated="21"/>
        </table:table-row>
        <table:table-row table:style-name="ro3">
          <table:table-cell/>
          <table:table-cell table:formula="of:=['4 Thread'.BU195]" office:value-type="float" office:value="24" calcext:value-type="float">
            <text:p>24</text:p>
          </table:table-cell>
          <table:table-cell table:formula="of:=['4 Thread'.BV195]" office:value-type="float" office:value="0.241095505" calcext:value-type="float">
            <text:p>0,241095505</text:p>
          </table:table-cell>
          <table:table-cell table:formula="of:=['4 Thread'.BW195]" office:value-type="float" office:value="1.71985575" calcext:value-type="float">
            <text:p>1,71985575</text:p>
          </table:table-cell>
          <table:table-cell table:formula="of:=['4 Thread'.BX195]" office:value-type="float" office:value="0.0461328534627395" calcext:value-type="float">
            <text:p>0,0461328535</text:p>
          </table:table-cell>
          <table:table-cell table:formula="of:=['4 Thread'.BY195]" office:value-type="float" office:value="0.180299252204705" calcext:value-type="float">
            <text:p>0,1802992522</text:p>
          </table:table-cell>
          <table:table-cell table:number-columns-repeated="21"/>
        </table:table-row>
        <table:table-row table:style-name="ro3">
          <table:table-cell/>
          <table:table-cell table:formula="of:=['4 Thread'.BU196]" office:value-type="float" office:value="32" calcext:value-type="float">
            <text:p>32</text:p>
          </table:table-cell>
          <table:table-cell table:formula="of:=['4 Thread'.BV196]" office:value-type="float" office:value="0.1533503" calcext:value-type="float">
            <text:p>0,1533503</text:p>
          </table:table-cell>
          <table:table-cell table:formula="of:=['4 Thread'.BW196]" office:value-type="float" office:value="1.70750255" calcext:value-type="float">
            <text:p>1,70750255</text:p>
          </table:table-cell>
          <table:table-cell table:formula="of:=['4 Thread'.BX196]" office:value-type="float" office:value="0.0248157798588445" calcext:value-type="float">
            <text:p>0,0248157799</text:p>
          </table:table-cell>
          <table:table-cell table:formula="of:=['4 Thread'.BY196]" office:value-type="float" office:value="0.179314282354186" calcext:value-type="float">
            <text:p>0,1793142824</text:p>
          </table:table-cell>
          <table:table-cell table:number-columns-repeated="21"/>
        </table:table-row>
        <table:table-row table:style-name="ro3">
          <table:table-cell/>
          <table:table-cell table:formula="of:=['4 Thread'.BU197]" office:value-type="float" office:value="48" calcext:value-type="float">
            <text:p>48</text:p>
          </table:table-cell>
          <table:table-cell table:formula="of:=['4 Thread'.BV197]" office:value-type="float" office:value="0.11180257" calcext:value-type="float">
            <text:p>0,11180257</text:p>
          </table:table-cell>
          <table:table-cell table:formula="of:=['4 Thread'.BW197]" office:value-type="float" office:value="1.975329" calcext:value-type="float">
            <text:p>1,975329</text:p>
          </table:table-cell>
          <table:table-cell table:formula="of:=['4 Thread'.BX197]" office:value-type="float" office:value="0.0231211537759888" calcext:value-type="float">
            <text:p>0,0231211538</text:p>
          </table:table-cell>
          <table:table-cell table:formula="of:=['4 Thread'.BY197]" office:value-type="float" office:value="0.126828546812533" calcext:value-type="float">
            <text:p>0,1268285468</text:p>
          </table:table-cell>
          <table:table-cell table:number-columns-repeated="21"/>
        </table:table-row>
        <table:table-row table:style-name="ro3">
          <table:table-cell/>
          <table:table-cell table:formula="of:=['4 Thread'.BU198]" office:value-type="float" office:value="64" calcext:value-type="float">
            <text:p>64</text:p>
          </table:table-cell>
          <table:table-cell table:formula="of:=['4 Thread'.BV198]" office:value-type="float" office:value="0.07203111" calcext:value-type="float">
            <text:p>0,07203111</text:p>
          </table:table-cell>
          <table:table-cell table:formula="of:=['4 Thread'.BW198]" office:value-type="float" office:value="1.929" calcext:value-type="float">
            <text:p>1,929</text:p>
          </table:table-cell>
          <table:table-cell table:formula="of:=['4 Thread'.BX198]" office:value-type="float" office:value="0.0132733913183769" calcext:value-type="float">
            <text:p>0,0132733913</text:p>
          </table:table-cell>
          <table:table-cell table:formula="of:=['4 Thread'.BY198]" office:value-type="float" office:value="0.148326722971177" calcext:value-type="float">
            <text:p>0,148326723</text:p>
          </table:table-cell>
          <table:table-cell table:number-columns-repeated="21"/>
        </table:table-row>
        <table:table-row table:style-name="ro3">
          <table:table-cell table:number-columns-repeated="27"/>
        </table:table-row>
        <table:table-row table:style-name="ro2">
          <table:table-cell table:number-columns-repeated="27"/>
        </table:table-row>
        <table:table-row table:style-name="ro3">
          <table:table-cell/>
          <table:table-cell office:value-type="string" calcext:value-type="string">
            <text:p>8 Thread</text:p>
          </table:table-cell>
          <table:table-cell table:number-columns-repeated="25"/>
        </table:table-row>
        <table:table-row table:style-name="ro3">
          <table:table-cell table:number-columns-repeated="27"/>
        </table:table-row>
        <table:table-row table:style-name="ro3">
          <table:table-cell/>
          <table:table-cell table:formula="of:=['8 Thread'.BU189]" office:value-type="string" office:string-value="Threads" calcext:value-type="string">
            <text:p>Threads</text:p>
          </table:table-cell>
          <table:table-cell table:formula="of:=['8 Thread'.BV189]" office:value-type="string" office:string-value="promMin" calcext:value-type="string">
            <text:p>promMin</text:p>
          </table:table-cell>
          <table:table-cell table:formula="of:=['8 Thread'.BW189]" office:value-type="string" office:string-value="promMax" calcext:value-type="string">
            <text:p>promMax</text:p>
          </table:table-cell>
          <table:table-cell table:formula="of:=['8 Thread'.BX189]" office:value-type="string" office:string-value="stdevMin" calcext:value-type="string">
            <text:p>stdevMin</text:p>
          </table:table-cell>
          <table:table-cell table:formula="of:=['8 Thread'.BY189]" office:value-type="string" office:string-value="stdevMax" calcext:value-type="string">
            <text:p>stdevMax</text:p>
          </table:table-cell>
          <table:table-cell table:number-columns-repeated="21"/>
        </table:table-row>
        <table:table-row table:style-name="ro3">
          <table:table-cell/>
          <table:table-cell table:formula="of:=['8 Thread'.BU190]" office:value-type="float" office:value="1" calcext:value-type="float">
            <text:p>1</text:p>
          </table:table-cell>
          <table:table-cell table:formula="of:=['8 Thread'.BV190]" office:value-type="float" office:value="3.2812905" calcext:value-type="float">
            <text:p>3,2812905</text:p>
          </table:table-cell>
          <table:table-cell table:formula="of:=['8 Thread'.BW190]" office:value-type="float" office:value="3.2812905" calcext:value-type="float">
            <text:p>3,2812905</text:p>
          </table:table-cell>
          <table:table-cell table:formula="of:=['8 Thread'.BX190]" office:value-type="float" office:value="0.110614655109231" calcext:value-type="float">
            <text:p>0,1106146551</text:p>
          </table:table-cell>
          <table:table-cell table:formula="of:=['8 Thread'.BY190]" office:value-type="float" office:value="0.110614655109231" calcext:value-type="float">
            <text:p>0,1106146551</text:p>
          </table:table-cell>
          <table:table-cell table:number-columns-repeated="21"/>
        </table:table-row>
        <table:table-row table:style-name="ro3">
          <table:table-cell/>
          <table:table-cell table:formula="of:=['8 Thread'.BU191]" office:value-type="float" office:value="2" calcext:value-type="float">
            <text:p>2</text:p>
          </table:table-cell>
          <table:table-cell table:formula="of:=['8 Thread'.BV191]" office:value-type="float" office:value="2.097275" calcext:value-type="float">
            <text:p>2,097275</text:p>
          </table:table-cell>
          <table:table-cell table:formula="of:=['8 Thread'.BW191]" office:value-type="float" office:value="2.949655" calcext:value-type="float">
            <text:p>2,949655</text:p>
          </table:table-cell>
          <table:table-cell table:formula="of:=['8 Thread'.BX191]" office:value-type="float" office:value="0.128688169317806" calcext:value-type="float">
            <text:p>0,1286881693</text:p>
          </table:table-cell>
          <table:table-cell table:formula="of:=['8 Thread'.BY191]" office:value-type="float" office:value="0.100821322143107" calcext:value-type="float">
            <text:p>0,1008213221</text:p>
          </table:table-cell>
          <table:table-cell table:number-columns-repeated="21"/>
        </table:table-row>
        <table:table-row table:style-name="ro3">
          <table:table-cell/>
          <table:table-cell table:formula="of:=['8 Thread'.BU192]" office:value-type="float" office:value="4" calcext:value-type="float">
            <text:p>4</text:p>
          </table:table-cell>
          <table:table-cell table:formula="of:=['8 Thread'.BV192]" office:value-type="float" office:value="1.2654832" calcext:value-type="float">
            <text:p>1,2654832</text:p>
          </table:table-cell>
          <table:table-cell table:formula="of:=['8 Thread'.BW192]" office:value-type="float" office:value="2.3651015" calcext:value-type="float">
            <text:p>2,3651015</text:p>
          </table:table-cell>
          <table:table-cell table:formula="of:=['8 Thread'.BX192]" office:value-type="float" office:value="0.207386812851366" calcext:value-type="float">
            <text:p>0,2073868129</text:p>
          </table:table-cell>
          <table:table-cell table:formula="of:=['8 Thread'.BY192]" office:value-type="float" office:value="0.11754208190748" calcext:value-type="float">
            <text:p>0,1175420819</text:p>
          </table:table-cell>
          <table:table-cell table:number-columns-repeated="21"/>
        </table:table-row>
        <table:table-row table:style-name="ro3">
          <table:table-cell/>
          <table:table-cell table:formula="of:=['8 Thread'.BU193]" office:value-type="float" office:value="8" calcext:value-type="float">
            <text:p>8</text:p>
          </table:table-cell>
          <table:table-cell table:formula="of:=['8 Thread'.BV193]" office:value-type="float" office:value="0.62104325" calcext:value-type="float">
            <text:p>0,62104325</text:p>
          </table:table-cell>
          <table:table-cell table:formula="of:=['8 Thread'.BW193]" office:value-type="float" office:value="1.7956195" calcext:value-type="float">
            <text:p>1,7956195</text:p>
          </table:table-cell>
          <table:table-cell table:formula="of:=['8 Thread'.BX193]" office:value-type="float" office:value="0.080579277053372" calcext:value-type="float">
            <text:p>0,0805792771</text:p>
          </table:table-cell>
          <table:table-cell table:formula="of:=['8 Thread'.BY193]" office:value-type="float" office:value="0.202096906806422" calcext:value-type="float">
            <text:p>0,2020969068</text:p>
          </table:table-cell>
          <table:table-cell table:number-columns-repeated="21"/>
        </table:table-row>
        <table:table-row table:style-name="ro3">
          <table:table-cell/>
          <table:table-cell table:formula="of:=['8 Thread'.BU194]" office:value-type="float" office:value="16" calcext:value-type="float">
            <text:p>16</text:p>
          </table:table-cell>
          <table:table-cell table:formula="of:=['8 Thread'.BV194]" office:value-type="float" office:value="0.3217614" calcext:value-type="float">
            <text:p>0,3217614</text:p>
          </table:table-cell>
          <table:table-cell table:formula="of:=['8 Thread'.BW194]" office:value-type="float" office:value="1.851384" calcext:value-type="float">
            <text:p>1,851384</text:p>
          </table:table-cell>
          <table:table-cell table:formula="of:=['8 Thread'.BX194]" office:value-type="float" office:value="0.0448419677165793" calcext:value-type="float">
            <text:p>0,0448419677</text:p>
          </table:table-cell>
          <table:table-cell table:formula="of:=['8 Thread'.BY194]" office:value-type="float" office:value="0.142537453724313" calcext:value-type="float">
            <text:p>0,1425374537</text:p>
          </table:table-cell>
          <table:table-cell table:number-columns-repeated="21"/>
        </table:table-row>
        <table:table-row table:style-name="ro3">
          <table:table-cell/>
          <table:table-cell table:formula="of:=['8 Thread'.BU195]" office:value-type="float" office:value="24" calcext:value-type="float">
            <text:p>24</text:p>
          </table:table-cell>
          <table:table-cell table:formula="of:=['8 Thread'.BV195]" office:value-type="float" office:value="0.22259905" calcext:value-type="float">
            <text:p>0,22259905</text:p>
          </table:table-cell>
          <table:table-cell table:formula="of:=['8 Thread'.BW195]" office:value-type="float" office:value="1.7007865" calcext:value-type="float">
            <text:p>1,7007865</text:p>
          </table:table-cell>
          <table:table-cell table:formula="of:=['8 Thread'.BX195]" office:value-type="float" office:value="0.035309306252212" calcext:value-type="float">
            <text:p>0,0353093063</text:p>
          </table:table-cell>
          <table:table-cell table:formula="of:=['8 Thread'.BY195]" office:value-type="float" office:value="0.121792410199908" calcext:value-type="float">
            <text:p>0,1217924102</text:p>
          </table:table-cell>
          <table:table-cell table:number-columns-repeated="21"/>
        </table:table-row>
        <table:table-row table:style-name="ro3">
          <table:table-cell/>
          <table:table-cell table:formula="of:=['8 Thread'.BU196]" office:value-type="float" office:value="32" calcext:value-type="float">
            <text:p>32</text:p>
          </table:table-cell>
          <table:table-cell table:formula="of:=['8 Thread'.BV196]" office:value-type="float" office:value="0.1712011" calcext:value-type="float">
            <text:p>0,1712011</text:p>
          </table:table-cell>
          <table:table-cell table:formula="of:=['8 Thread'.BW196]" office:value-type="float" office:value="1.9092215" calcext:value-type="float">
            <text:p>1,9092215</text:p>
          </table:table-cell>
          <table:table-cell table:formula="of:=['8 Thread'.BX196]" office:value-type="float" office:value="0.0295904152942611" calcext:value-type="float">
            <text:p>0,0295904153</text:p>
          </table:table-cell>
          <table:table-cell table:formula="of:=['8 Thread'.BY196]" office:value-type="float" office:value="0.153774497417442" calcext:value-type="float">
            <text:p>0,1537744974</text:p>
          </table:table-cell>
          <table:table-cell table:number-columns-repeated="21"/>
        </table:table-row>
        <table:table-row table:style-name="ro3">
          <table:table-cell/>
          <table:table-cell table:formula="of:=['8 Thread'.BU197]" office:value-type="float" office:value="48" calcext:value-type="float">
            <text:p>48</text:p>
          </table:table-cell>
          <table:table-cell table:formula="of:=['8 Thread'.BV197]" office:value-type="float" office:value="0.113780945" calcext:value-type="float">
            <text:p>0,113780945</text:p>
          </table:table-cell>
          <table:table-cell table:formula="of:=['8 Thread'.BW197]" office:value-type="float" office:value="1.9912715" calcext:value-type="float">
            <text:p>1,9912715</text:p>
          </table:table-cell>
          <table:table-cell table:formula="of:=['8 Thread'.BX197]" office:value-type="float" office:value="0.0230338998970252" calcext:value-type="float">
            <text:p>0,0230338999</text:p>
          </table:table-cell>
          <table:table-cell table:formula="of:=['8 Thread'.BY197]" office:value-type="float" office:value="0.181156527747306" calcext:value-type="float">
            <text:p>0,1811565277</text:p>
          </table:table-cell>
          <table:table-cell table:number-columns-repeated="21"/>
        </table:table-row>
        <table:table-row table:style-name="ro3">
          <table:table-cell/>
          <table:table-cell table:formula="of:=['8 Thread'.BU198]" office:value-type="float" office:value="64" calcext:value-type="float">
            <text:p>64</text:p>
          </table:table-cell>
          <table:table-cell table:formula="of:=['8 Thread'.BV198]" office:value-type="float" office:value="0.08223852" calcext:value-type="float">
            <text:p>0,08223852</text:p>
          </table:table-cell>
          <table:table-cell table:formula="of:=['8 Thread'.BW198]" office:value-type="float" office:value="2.1163145" calcext:value-type="float">
            <text:p>2,1163145</text:p>
          </table:table-cell>
          <table:table-cell table:formula="of:=['8 Thread'.BX198]" office:value-type="float" office:value="0.0146235004236836" calcext:value-type="float">
            <text:p>0,0146235004</text:p>
          </table:table-cell>
          <table:table-cell table:formula="of:=['8 Thread'.BY198]" office:value-type="float" office:value="0.121604271582208" calcext:value-type="float">
            <text:p>0,1216042716</text:p>
          </table:table-cell>
          <table:table-cell table:number-columns-repeated="21"/>
        </table:table-row>
        <table:table-row table:style-name="ro3" table:number-rows-repeated="7">
          <table:table-cell table:number-columns-repeated="27"/>
        </table:table-row>
        <table:table-row table:style-name="ro2">
          <table:table-cell table:number-columns-repeated="22"/>
          <table:table-cell office:value-type="string" calcext:value-type="string">
            <text:p>MinMax</text:p>
          </table:table-cell>
          <table:table-cell table:number-columns-repeated="4"/>
        </table:table-row>
        <table:table-row table:style-name="ro3">
          <table:table-cell table:number-columns-repeated="27"/>
        </table:table-row>
        <table:table-row table:style-name="ro3">
          <table:table-cell table:number-columns-repeated="22"/>
          <table:table-cell table:formula="of:=[.L5]" office:value-type="string" office:string-value="Threads" calcext:value-type="string">
            <text:p>Threads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Neto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Q20]" office:value-type="string" office:string-value="1t std" calcext:value-type="string">
            <text:p>1t std</text:p>
          </table:table-cell>
        </table:table-row>
        <table:table-row table:style-name="ro3">
          <table:table-cell table:number-columns-repeated="22"/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2.144468" calcext:value-type="float">
            <text:p>2,144468</text:p>
          </table:table-cell>
          <table:table-cell table:formula="of:=[.M21]" office:value-type="float" office:value="2.144468" calcext:value-type="float">
            <text:p>2,144468</text:p>
          </table:table-cell>
          <table:table-cell table:formula="of:=[.Q6]" office:value-type="float" office:value="0.0820089629183748" calcext:value-type="float">
            <text:p>0,0820089629</text:p>
          </table:table-cell>
          <table:table-cell table:formula="of:=[.Q21]" office:value-type="float" office:value="0.0820089629183748" calcext:value-type="float">
            <text:p>0,0820089629</text:p>
          </table:table-cell>
        </table:table-row>
        <table:table-row table:style-name="ro3">
          <table:table-cell table:number-columns-repeated="22"/>
          <table:table-cell table:formula="of:=[.L7]" office:value-type="float" office:value="2" calcext:value-type="float">
            <text:p>2</text:p>
          </table:table-cell>
          <table:table-cell table:formula="of:=[.M7]" office:value-type="float" office:value="1.21321265" calcext:value-type="float">
            <text:p>1,21321265</text:p>
          </table:table-cell>
          <table:table-cell table:formula="of:=[.M22]" office:value-type="float" office:value="1.737158" calcext:value-type="float">
            <text:p>1,737158</text:p>
          </table:table-cell>
          <table:table-cell table:formula="of:=[.Q7]" office:value-type="float" office:value="0.0898091751766042" calcext:value-type="float">
            <text:p>0,0898091752</text:p>
          </table:table-cell>
          <table:table-cell table:formula="of:=[.Q22]" office:value-type="float" office:value="0.136712184549185" calcext:value-type="float">
            <text:p>0,1367121845</text:p>
          </table:table-cell>
        </table:table-row>
        <table:table-row table:style-name="ro3">
          <table:table-cell table:number-columns-repeated="22"/>
          <table:table-cell table:formula="of:=[.L8]" office:value-type="float" office:value="4" calcext:value-type="float">
            <text:p>4</text:p>
          </table:table-cell>
          <table:table-cell table:formula="of:=[.M8]" office:value-type="float" office:value="0.9300326" calcext:value-type="float">
            <text:p>0,9300326</text:p>
          </table:table-cell>
          <table:table-cell table:formula="of:=[.M23]" office:value-type="float" office:value="1.60127015" calcext:value-type="float">
            <text:p>1,60127015</text:p>
          </table:table-cell>
          <table:table-cell table:formula="of:=[.Q8]" office:value-type="float" office:value="0.296661331727443" calcext:value-type="float">
            <text:p>0,2966613317</text:p>
          </table:table-cell>
          <table:table-cell table:formula="of:=[.Q23]" office:value-type="float" office:value="0.252379042368621" calcext:value-type="float">
            <text:p>0,2523790424</text:p>
          </table:table-cell>
        </table:table-row>
        <table:table-row table:style-name="ro3">
          <table:table-cell table:number-columns-repeated="22"/>
          <table:table-cell table:formula="of:=[.L9]" office:value-type="float" office:value="8" calcext:value-type="float">
            <text:p>8</text:p>
          </table:table-cell>
          <table:table-cell table:formula="of:=[.M9]" office:value-type="float" office:value="0.379408" calcext:value-type="float">
            <text:p>0,379408</text:p>
          </table:table-cell>
          <table:table-cell table:formula="of:=[.M24]" office:value-type="float" office:value="1.30893435" calcext:value-type="float">
            <text:p>1,30893435</text:p>
          </table:table-cell>
          <table:table-cell table:formula="of:=[.Q9]" office:value-type="float" office:value="0.0482602470201652" calcext:value-type="float">
            <text:p>0,048260247</text:p>
          </table:table-cell>
          <table:table-cell table:formula="of:=[.Q24]" office:value-type="float" office:value="0.158319400042269" calcext:value-type="float">
            <text:p>0,1583194</text:p>
          </table:table-cell>
        </table:table-row>
        <table:table-row table:style-name="ro3">
          <table:table-cell table:number-columns-repeated="22"/>
          <table:table-cell table:formula="of:=[.L10]" office:value-type="float" office:value="16" calcext:value-type="float">
            <text:p>16</text:p>
          </table:table-cell>
          <table:table-cell table:formula="of:=[.M10]" office:value-type="float" office:value="0.25904265" calcext:value-type="float">
            <text:p>0,25904265</text:p>
          </table:table-cell>
          <table:table-cell table:formula="of:=[.M25]" office:value-type="float" office:value="1.586543" calcext:value-type="float">
            <text:p>1,586543</text:p>
          </table:table-cell>
          <table:table-cell table:formula="of:=[.Q10]" office:value-type="float" office:value="0.0687292641778471" calcext:value-type="float">
            <text:p>0,0687292642</text:p>
          </table:table-cell>
          <table:table-cell table:formula="of:=[.Q25]" office:value-type="float" office:value="0.126084149731126" calcext:value-type="float">
            <text:p>0,1260841497</text:p>
          </table:table-cell>
        </table:table-row>
        <table:table-row table:style-name="ro3">
          <table:table-cell table:number-columns-repeated="22"/>
          <table:table-cell table:formula="of:=[.L11]" office:value-type="float" office:value="24" calcext:value-type="float">
            <text:p>24</text:p>
          </table:table-cell>
          <table:table-cell table:formula="of:=[.M11]" office:value-type="float" office:value="0.172264145" calcext:value-type="float">
            <text:p>0,172264145</text:p>
          </table:table-cell>
          <table:table-cell table:formula="of:=[.M26]" office:value-type="float" office:value="1.55787295" calcext:value-type="float">
            <text:p>1,55787295</text:p>
          </table:table-cell>
          <table:table-cell table:formula="of:=[.Q11]" office:value-type="float" office:value="0.0514678553714571" calcext:value-type="float">
            <text:p>0,0514678554</text:p>
          </table:table-cell>
          <table:table-cell table:formula="of:=[.Q26]" office:value-type="float" office:value="0.146169591400166" calcext:value-type="float">
            <text:p>0,1461695914</text:p>
          </table:table-cell>
        </table:table-row>
        <table:table-row table:style-name="ro3">
          <table:table-cell table:number-columns-repeated="22"/>
          <table:table-cell table:formula="of:=[.L12]" office:value-type="float" office:value="32" calcext:value-type="float">
            <text:p>32</text:p>
          </table:table-cell>
          <table:table-cell table:formula="of:=[.M12]" office:value-type="float" office:value="0.135164265" calcext:value-type="float">
            <text:p>0,135164265</text:p>
          </table:table-cell>
          <table:table-cell table:formula="of:=[.M27]" office:value-type="float" office:value="1.723496" calcext:value-type="float">
            <text:p>1,723496</text:p>
          </table:table-cell>
          <table:table-cell table:formula="of:=[.Q12]" office:value-type="float" office:value="0.0339049609219276" calcext:value-type="float">
            <text:p>0,0339049609</text:p>
          </table:table-cell>
          <table:table-cell table:formula="of:=[.Q27]" office:value-type="float" office:value="0.171049741829679" calcext:value-type="float">
            <text:p>0,1710497418</text:p>
          </table:table-cell>
        </table:table-row>
        <table:table-row table:style-name="ro3">
          <table:table-cell table:number-columns-repeated="22"/>
          <table:table-cell table:formula="of:=[.L13]" office:value-type="float" office:value="48" calcext:value-type="float">
            <text:p>48</text:p>
          </table:table-cell>
          <table:table-cell table:formula="of:=[.M13]" office:value-type="float" office:value="0.09098635" calcext:value-type="float">
            <text:p>0,09098635</text:p>
          </table:table-cell>
          <table:table-cell table:formula="of:=[.M28]" office:value-type="float" office:value="1.858715" calcext:value-type="float">
            <text:p>1,858715</text:p>
          </table:table-cell>
          <table:table-cell table:formula="of:=[.Q13]" office:value-type="float" office:value="0.0231266578531225" calcext:value-type="float">
            <text:p>0,0231266579</text:p>
          </table:table-cell>
          <table:table-cell table:formula="of:=[.Q28]" office:value-type="float" office:value="0.124130500975258" calcext:value-type="float">
            <text:p>0,124130501</text:p>
          </table:table-cell>
        </table:table-row>
        <table:table-row table:style-name="ro3">
          <table:table-cell table:number-columns-repeated="22"/>
          <table:table-cell table:formula="of:=[.L14]" office:value-type="float" office:value="64" calcext:value-type="float">
            <text:p>64</text:p>
          </table:table-cell>
          <table:table-cell table:formula="of:=[.M14]" office:value-type="float" office:value="0.054395" calcext:value-type="float">
            <text:p>0,054395</text:p>
          </table:table-cell>
          <table:table-cell table:formula="of:=[.M29]" office:value-type="float" office:value="1.9019555" calcext:value-type="float">
            <text:p>1,9019555</text:p>
          </table:table-cell>
          <table:table-cell table:formula="of:=[.Q14]" office:value-type="float" office:value="0.0101501330343239" calcext:value-type="float">
            <text:p>0,010150133</text:p>
          </table:table-cell>
          <table:table-cell table:formula="of:=[.Q29]" office:value-type="float" office:value="0.0957143591146265" calcext:value-type="float">
            <text:p>0,0957143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-00-0000</text:date>, <text:time style:data-style-name="N2" text:time-value="20:50:25.627058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7:10</meta:creation-date>
    <dc:date>2015-11-17T20:58:16.599623130</dc:date>
    <meta:editing-duration>PT1H40M9S</meta:editing-duration>
    <meta:editing-cycles>15</meta:editing-cycles>
    <meta:generator>LibreOffice/4.2.8.2$Linux_X86_64 LibreOffice_project/420m0$Build-2</meta:generator>
    <meta:document-statistic meta:table-count="5" meta:cell-count="1811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6:summary.Q14" chart:error-lower-range="summary.Q6:summary.Q14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338cm" svg:y="0.339cm" chart:style-name="ch2">
          <text:p>Tiempo Mínimos de consumo multisocket con Reuseport</text:p>
        </chart:title>
        <chart:subtitle svg:x="6.287cm" svg:y="1.347cm" chart:style-name="ch3">
          <text:p>Distribuyendo 1 G de paquetes</text:p>
        </chart:subtitle>
        <chart:plot-area chart:style-name="ch4" table:cell-range-address="summary.L6:summary.M14 summary.M5:summary.M5" chart:data-source-has-labels="both" svg:x="1.372cm" svg:y="2.259cm" svg:width="16.327cm" svg:height="6.718cm">
          <chartooo:coordinate-region svg:x="2.099cm" svg:y="2.458cm" svg:width="15.6cm" svg:height="5.872cm"/>
          <chart:axis chart:dimension="x" chart:name="primary-x" chart:style-name="ch5" chartooo:axis-type="auto">
            <chartooo:date-scale/>
            <chart:title svg:x="8.062cm" svg:y="9.18cm" chart:style-name="ch6">
              <text:p>Número de Sockets</text:p>
            </chart:title>
            <chart:categories table:cell-range-address="summary.L6:summary.L14"/>
          </chart:axis>
          <chart:axis chart:dimension="y" chart:name="primary-y" chart:style-name="ch7">
            <chart:title svg:x="0.451cm" svg:y="6.403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6:summary.M14" chart:label-cell-address="summary.M5:summary.M5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144468">
                <text:p>2.144468</text:p>
                <draw:g>
                  <svg:desc>summary.M6:summary.M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321265">
                <text:p>1.21321265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0.0898091751766042">
                <text:p>0.08980917517660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00326">
                <text:p>0.9300326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0.296661331727443">
                <text:p>0.2966613317274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408">
                <text:p>0.379408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0482602470201652">
                <text:p>0.0482602470201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904265">
                <text:p>0.25904265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0687292641778471">
                <text:p>0.068729264177847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72264145">
                <text:p>0.172264145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0514678553714571">
                <text:p>0.05146785537145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164265">
                <text:p>0.135164265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0339049609219276">
                <text:p>0.03390496092192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098635">
                <text:p>0.0909863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231266578531225">
                <text:p>0.02312665785312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4395">
                <text:p>0.054395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101501330343239">
                <text:p>0.0101501330343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21:summary.Q29" chart:error-lower-range="summary.Q21:summary.Q29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285cm" svg:y="0.339cm" chart:style-name="ch2">
          <text:p>Tiempo Máximos de consumo multisocket con Reuseport</text:p>
        </chart:title>
        <chart:subtitle svg:x="6.287cm" svg:y="1.347cm" chart:style-name="ch3">
          <text:p>Distribuyendo 1 G de paquetes</text:p>
        </chart:subtitle>
        <chart:plot-area chart:style-name="ch4" table:cell-range-address="summary.L21:summary.M29 summary.M20:summary.M20" chart:data-source-has-labels="both" svg:x="1.372cm" svg:y="2.259cm" svg:width="16.327cm" svg:height="6.718cm">
          <chartooo:coordinate-region svg:x="2.099cm" svg:y="2.458cm" svg:width="15.6cm" svg:height="5.872cm"/>
          <chart:axis chart:dimension="x" chart:name="primary-x" chart:style-name="ch5" chartooo:axis-type="auto">
            <chartooo:date-scale/>
            <chart:title svg:x="8.062cm" svg:y="9.18cm" chart:style-name="ch6">
              <text:p>Número de Sockets</text:p>
            </chart:title>
            <chart:categories table:cell-range-address="summary.L21:summary.L29"/>
          </chart:axis>
          <chart:axis chart:dimension="y" chart:name="primary-y" chart:style-name="ch7">
            <chart:title svg:x="0.451cm" svg:y="6.403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21:summary.M29" chart:label-cell-address="summary.M20:summary.M20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144468">
                <text:p>2.144468</text:p>
                <draw:g>
                  <svg:desc>summary.M21:summary.M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37158">
                <text:p>1.737158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0.136712184549185">
                <text:p>0.1367121845491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0127015">
                <text:p>1.60127015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0.252379042368621">
                <text:p>0.2523790423686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30893435">
                <text:p>1.30893435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0.158319400042269">
                <text:p>0.1583194000422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86543">
                <text:p>1.586543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0.126084149731126">
                <text:p>0.1260841497311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5787295">
                <text:p>1.55787295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0.146169591400166">
                <text:p>0.1461695914001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23496">
                <text:p>1.723496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0.171049741829679">
                <text:p>0.1710497418296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58715">
                <text:p>1.858715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0.124130500975258">
                <text:p>0.1241305009752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9019555">
                <text:p>1.901955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0.0957143591146265">
                <text:p>0.0957143591146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1.953cm" svg:y="0.361cm" chart:style-name="ch2">
          <text:p>Tiempos Mínimos de consumo multisocket con Reuseport usando multithreading</text:p>
        </chart:title>
        <chart:subtitle svg:x="4.731cm" svg:y="1.391cm" chart:style-name="ch3">
          <text:p>Distribuyendo una cuota de 1 millón de paquetes - SOSched</text:p>
        </chart:subtitle>
        <chart:legend chart:legend-position="bottom" svg:x="6.264cm" svg:y="10.468cm" style:legend-expansion="wide" chart:style-name="ch4"/>
        <chart:plot-area chart:style-name="ch5" table:cell-range-address="summary.L5:summary.P14" chart:data-source-has-labels="both" svg:x="1.411cm" svg:y="2.325cm" svg:width="18.19cm" svg:height="6.937cm">
          <chartooo:coordinate-region svg:x="2.138cm" svg:y="2.524cm" svg:width="17.463cm" svg:height="6.091cm"/>
          <chart:axis chart:dimension="x" chart:name="primary-x" chart:style-name="ch6" chartooo:axis-type="auto">
            <chartooo:date-scale/>
            <chart:title svg:x="9.033cm" svg:y="9.487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578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a S</text:p>
              </table:table-cell>
              <table:table-cell office:value-type="string">
                <text:p>Columna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a T</text:p>
              </table:table-cell>
              <table:table-cell office:value-type="string">
                <text:p>Columna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144468">
                <text:p>2.144468</text:p>
                <draw:g>
                  <svg:desc>summary.M6:summary.M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1.6433935">
                <text:p>1.6433935</text:p>
                <draw:g>
                  <svg:desc>summary.N6:summary.N14</svg:desc>
                </draw:g>
              </table:table-cell>
              <table:table-cell office:value-type="float" office:value="0.0797082563291876">
                <text:p>0.0797082563291876</text:p>
                <draw:g>
                  <svg:desc>summary.R6:summary.R14</svg:desc>
                </draw:g>
              </table:table-cell>
              <table:table-cell office:value-type="float" office:value="0.0797082563291876">
                <text:p>0.0797082563291876</text:p>
                <draw:g>
                  <svg:desc>summary.R6:summary.R14</svg:desc>
                </draw:g>
              </table:table-cell>
              <table:table-cell office:value-type="float" office:value="2.8513795">
                <text:p>2.8513795</text:p>
                <draw:g>
                  <svg:desc>summary.O6:summary.O14</svg:desc>
                </draw:g>
              </table:table-cell>
              <table:table-cell office:value-type="float" office:value="0.11500713834224">
                <text:p>0.11500713834224</text:p>
                <draw:g>
                  <svg:desc>summary.S6:summary.S14</svg:desc>
                </draw:g>
              </table:table-cell>
              <table:table-cell office:value-type="float" office:value="0.11500713834224">
                <text:p>0.11500713834224</text:p>
                <draw:g>
                  <svg:desc>summary.S6:summary.S14</svg:desc>
                </draw:g>
              </table:table-cell>
              <table:table-cell office:value-type="float" office:value="3.2812905">
                <text:p>3.2812905</text:p>
                <draw:g>
                  <svg:desc>summary.P6:summary.P14</svg:desc>
                </draw:g>
              </table:table-cell>
              <table:table-cell office:value-type="float" office:value="0.110614655109231">
                <text:p>0.110614655109231</text:p>
                <draw:g>
                  <svg:desc>summary.T6:summary.T14</svg:desc>
                </draw:g>
              </table:table-cell>
              <table:table-cell office:value-type="float" office:value="0.110614655109231">
                <text:p>0.110614655109231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321265">
                <text:p>1.21321265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1.4256171">
                <text:p>1.4256171</text:p>
              </table:table-cell>
              <table:table-cell office:value-type="float" office:value="0.231538298104388">
                <text:p>0.231538298104388</text:p>
              </table:table-cell>
              <table:table-cell office:value-type="float" office:value="0.231538298104388">
                <text:p>0.231538298104388</text:p>
              </table:table-cell>
              <table:table-cell office:value-type="float" office:value="1.884883">
                <text:p>1.884883</text:p>
              </table:table-cell>
              <table:table-cell office:value-type="float" office:value="0.206857565953891">
                <text:p>0.206857565953891</text:p>
              </table:table-cell>
              <table:table-cell office:value-type="float" office:value="0.206857565953891">
                <text:p>0.206857565953891</text:p>
              </table:table-cell>
              <table:table-cell office:value-type="float" office:value="2.097275">
                <text:p>2.097275</text:p>
              </table:table-cell>
              <table:table-cell office:value-type="float" office:value="0.128688169317806">
                <text:p>0.128688169317806</text:p>
              </table:table-cell>
              <table:table-cell office:value-type="float" office:value="0.128688169317806">
                <text:p>0.1286881693178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00326">
                <text:p>0.9300326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1.0890916">
                <text:p>1.0890916</text:p>
              </table:table-cell>
              <table:table-cell office:value-type="float" office:value="0.259335392743055">
                <text:p>0.259335392743055</text:p>
              </table:table-cell>
              <table:table-cell office:value-type="float" office:value="0.259335392743055">
                <text:p>0.259335392743055</text:p>
              </table:table-cell>
              <table:table-cell office:value-type="float" office:value="1.02888745">
                <text:p>1.02888745</text:p>
              </table:table-cell>
              <table:table-cell office:value-type="float" office:value="0.175386684131429">
                <text:p>0.175386684131429</text:p>
              </table:table-cell>
              <table:table-cell office:value-type="float" office:value="0.175386684131429">
                <text:p>0.175386684131429</text:p>
              </table:table-cell>
              <table:table-cell office:value-type="float" office:value="1.2654832">
                <text:p>1.2654832</text:p>
              </table:table-cell>
              <table:table-cell office:value-type="float" office:value="0.207386812851366">
                <text:p>0.207386812851366</text:p>
              </table:table-cell>
              <table:table-cell office:value-type="float" office:value="0.207386812851366">
                <text:p>0.2073868128513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408">
                <text:p>0.379408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48267945">
                <text:p>0.48267945</text:p>
              </table:table-cell>
              <table:table-cell office:value-type="float" office:value="0.0877645777887272">
                <text:p>0.0877645777887272</text:p>
              </table:table-cell>
              <table:table-cell office:value-type="float" office:value="0.0877645777887272">
                <text:p>0.0877645777887272</text:p>
              </table:table-cell>
              <table:table-cell office:value-type="float" office:value="0.5939753">
                <text:p>0.5939753</text:p>
              </table:table-cell>
              <table:table-cell office:value-type="float" office:value="0.102484565105665">
                <text:p>0.102484565105665</text:p>
              </table:table-cell>
              <table:table-cell office:value-type="float" office:value="0.102484565105665">
                <text:p>0.102484565105665</text:p>
              </table:table-cell>
              <table:table-cell office:value-type="float" office:value="0.62104325">
                <text:p>0.62104325</text:p>
              </table:table-cell>
              <table:table-cell office:value-type="float" office:value="0.080579277053372">
                <text:p>0.080579277053372</text:p>
              </table:table-cell>
              <table:table-cell office:value-type="float" office:value="0.080579277053372">
                <text:p>0.0805792770533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904265">
                <text:p>0.25904265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225516795">
                <text:p>0.225516795</text:p>
              </table:table-cell>
              <table:table-cell office:value-type="float" office:value="0.0547311774197555">
                <text:p>0.0547311774197555</text:p>
              </table:table-cell>
              <table:table-cell office:value-type="float" office:value="0.0547311774197555">
                <text:p>0.0547311774197555</text:p>
              </table:table-cell>
              <table:table-cell office:value-type="float" office:value="0.27728915">
                <text:p>0.27728915</text:p>
              </table:table-cell>
              <table:table-cell office:value-type="float" office:value="0.0487692610347507">
                <text:p>0.0487692610347507</text:p>
              </table:table-cell>
              <table:table-cell office:value-type="float" office:value="0.0487692610347507">
                <text:p>0.0487692610347507</text:p>
              </table:table-cell>
              <table:table-cell office:value-type="float" office:value="0.3217614">
                <text:p>0.3217614</text:p>
              </table:table-cell>
              <table:table-cell office:value-type="float" office:value="0.0448419677165793">
                <text:p>0.0448419677165793</text:p>
              </table:table-cell>
              <table:table-cell office:value-type="float" office:value="0.0448419677165793">
                <text:p>0.044841967716579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72264145">
                <text:p>0.172264145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19870271">
                <text:p>0.19870271</text:p>
              </table:table-cell>
              <table:table-cell office:value-type="float" office:value="0.0504570147335383">
                <text:p>0.0504570147335383</text:p>
              </table:table-cell>
              <table:table-cell office:value-type="float" office:value="0.0504570147335383">
                <text:p>0.0504570147335383</text:p>
              </table:table-cell>
              <table:table-cell office:value-type="float" office:value="0.241095505">
                <text:p>0.241095505</text:p>
              </table:table-cell>
              <table:table-cell office:value-type="float" office:value="0.0461328534627395">
                <text:p>0.0461328534627395</text:p>
              </table:table-cell>
              <table:table-cell office:value-type="float" office:value="0.0461328534627395">
                <text:p>0.0461328534627395</text:p>
              </table:table-cell>
              <table:table-cell office:value-type="float" office:value="0.22259905">
                <text:p>0.22259905</text:p>
              </table:table-cell>
              <table:table-cell office:value-type="float" office:value="0.035309306252212">
                <text:p>0.035309306252212</text:p>
              </table:table-cell>
              <table:table-cell office:value-type="float" office:value="0.035309306252212">
                <text:p>0.0353093062522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164265">
                <text:p>0.135164265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136260245">
                <text:p>0.136260245</text:p>
              </table:table-cell>
              <table:table-cell office:value-type="float" office:value="0.0247844460085378">
                <text:p>0.0247844460085378</text:p>
              </table:table-cell>
              <table:table-cell office:value-type="float" office:value="0.0247844460085378">
                <text:p>0.0247844460085378</text:p>
              </table:table-cell>
              <table:table-cell office:value-type="float" office:value="0.1533503">
                <text:p>0.1533503</text:p>
              </table:table-cell>
              <table:table-cell office:value-type="float" office:value="0.0248157798588445">
                <text:p>0.0248157798588445</text:p>
              </table:table-cell>
              <table:table-cell office:value-type="float" office:value="0.0248157798588445">
                <text:p>0.0248157798588445</text:p>
              </table:table-cell>
              <table:table-cell office:value-type="float" office:value="0.1712011">
                <text:p>0.1712011</text:p>
              </table:table-cell>
              <table:table-cell office:value-type="float" office:value="0.0295904152942611">
                <text:p>0.0295904152942611</text:p>
              </table:table-cell>
              <table:table-cell office:value-type="float" office:value="0.0295904152942611">
                <text:p>0.02959041529426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098635">
                <text:p>0.0909863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91510545">
                <text:p>0.091510545</text:p>
              </table:table-cell>
              <table:table-cell office:value-type="float" office:value="0.026251502859929">
                <text:p>0.026251502859929</text:p>
              </table:table-cell>
              <table:table-cell office:value-type="float" office:value="0.026251502859929">
                <text:p>0.026251502859929</text:p>
              </table:table-cell>
              <table:table-cell office:value-type="float" office:value="0.11180257">
                <text:p>0.11180257</text:p>
              </table:table-cell>
              <table:table-cell office:value-type="float" office:value="0.0231211537759888">
                <text:p>0.0231211537759888</text:p>
              </table:table-cell>
              <table:table-cell office:value-type="float" office:value="0.0231211537759888">
                <text:p>0.0231211537759888</text:p>
              </table:table-cell>
              <table:table-cell office:value-type="float" office:value="0.113780945">
                <text:p>0.113780945</text:p>
              </table:table-cell>
              <table:table-cell office:value-type="float" office:value="0.0230338998970252">
                <text:p>0.0230338998970252</text:p>
              </table:table-cell>
              <table:table-cell office:value-type="float" office:value="0.0230338998970252">
                <text:p>0.02303389989702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4395">
                <text:p>0.054395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69880475">
                <text:p>0.069880475</text:p>
              </table:table-cell>
              <table:table-cell office:value-type="float" office:value="0.0178464987424106">
                <text:p>0.0178464987424106</text:p>
              </table:table-cell>
              <table:table-cell office:value-type="float" office:value="0.0178464987424106">
                <text:p>0.0178464987424106</text:p>
              </table:table-cell>
              <table:table-cell office:value-type="float" office:value="0.07203111">
                <text:p>0.07203111</text:p>
              </table:table-cell>
              <table:table-cell office:value-type="float" office:value="0.0132733913183769">
                <text:p>0.0132733913183769</text:p>
              </table:table-cell>
              <table:table-cell office:value-type="float" office:value="0.0132733913183769">
                <text:p>0.0132733913183769</text:p>
              </table:table-cell>
              <table:table-cell office:value-type="float" office:value="0.08223852">
                <text:p>0.08223852</text:p>
              </table:table-cell>
              <table:table-cell office:value-type="float" office:value="0.0146235004236836">
                <text:p>0.0146235004236836</text:p>
              </table:table-cell>
              <table:table-cell office:value-type="float" office:value="0.0146235004236836">
                <text:p>0.0146235004236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2.217cm" svg:y="0.361cm" chart:style-name="ch2">
          <text:p>Tiempos Netos de consumo multisocket con Reuseport usando multithreading</text:p>
        </chart:title>
        <chart:subtitle svg:x="4.784cm" svg:y="1.391cm" chart:style-name="ch3">
          <text:p>Distribuyendo una cuota de 1millón de paquetes - SOSched</text:p>
        </chart:subtitle>
        <chart:legend chart:legend-position="bottom" svg:x="6.264cm" svg:y="10.468cm" style:legend-expansion="wide" chart:style-name="ch4"/>
        <chart:plot-area chart:style-name="ch5" table:cell-range-address="summary.L20:summary.P29" chart:data-source-has-labels="both" svg:x="1.411cm" svg:y="2.325cm" svg:width="18.19cm" svg:height="6.937cm">
          <chartooo:coordinate-region svg:x="2.138cm" svg:y="2.524cm" svg:width="17.463cm" svg:height="6.091cm"/>
          <chart:axis chart:dimension="x" chart:name="primary-x" chart:style-name="ch6" chartooo:axis-type="auto">
            <chartooo:date-scale/>
            <chart:title svg:x="9.033cm" svg:y="9.487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578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a S</text:p>
              </table:table-cell>
              <table:table-cell office:value-type="string">
                <text:p>Columna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a T</text:p>
              </table:table-cell>
              <table:table-cell office:value-type="string">
                <text:p>Columna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144468">
                <text:p>2.144468</text:p>
                <draw:g>
                  <svg:desc>summary.M21:summary.M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1.6433935">
                <text:p>1.6433935</text:p>
                <draw:g>
                  <svg:desc>summary.N21:summary.N29</svg:desc>
                </draw:g>
              </table:table-cell>
              <table:table-cell office:value-type="float" office:value="0.0797082563291876">
                <text:p>0.0797082563291876</text:p>
                <draw:g>
                  <svg:desc>summary.R21:summary.R29</svg:desc>
                </draw:g>
              </table:table-cell>
              <table:table-cell office:value-type="float" office:value="0.0797082563291876">
                <text:p>0.0797082563291876</text:p>
                <draw:g>
                  <svg:desc>summary.R21:summary.R29</svg:desc>
                </draw:g>
              </table:table-cell>
              <table:table-cell office:value-type="float" office:value="2.8513795">
                <text:p>2.8513795</text:p>
                <draw:g>
                  <svg:desc>summary.O21:summary.O29</svg:desc>
                </draw:g>
              </table:table-cell>
              <table:table-cell office:value-type="float" office:value="0.11500713834224">
                <text:p>0.11500713834224</text:p>
                <draw:g>
                  <svg:desc>summary.S21:summary.S29</svg:desc>
                </draw:g>
              </table:table-cell>
              <table:table-cell office:value-type="float" office:value="0.11500713834224">
                <text:p>0.11500713834224</text:p>
                <draw:g>
                  <svg:desc>summary.S21:summary.S29</svg:desc>
                </draw:g>
              </table:table-cell>
              <table:table-cell office:value-type="float" office:value="3.2812905">
                <text:p>3.2812905</text:p>
                <draw:g>
                  <svg:desc>summary.P21:summary.P29</svg:desc>
                </draw:g>
              </table:table-cell>
              <table:table-cell office:value-type="float" office:value="0.110614655109231">
                <text:p>0.110614655109231</text:p>
                <draw:g>
                  <svg:desc>summary.T21:summary.T29</svg:desc>
                </draw:g>
              </table:table-cell>
              <table:table-cell office:value-type="float" office:value="0.110614655109231">
                <text:p>0.110614655109231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37158">
                <text:p>1.737158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1.7521726">
                <text:p>1.7521726</text:p>
              </table:table-cell>
              <table:table-cell office:value-type="float" office:value="0.248468189549456">
                <text:p>0.248468189549456</text:p>
              </table:table-cell>
              <table:table-cell office:value-type="float" office:value="0.248468189549456">
                <text:p>0.248468189549456</text:p>
              </table:table-cell>
              <table:table-cell office:value-type="float" office:value="2.3158765">
                <text:p>2.3158765</text:p>
              </table:table-cell>
              <table:table-cell office:value-type="float" office:value="0.246296243674345">
                <text:p>0.246296243674345</text:p>
              </table:table-cell>
              <table:table-cell office:value-type="float" office:value="0.246296243674345">
                <text:p>0.246296243674345</text:p>
              </table:table-cell>
              <table:table-cell office:value-type="float" office:value="2.949655">
                <text:p>2.949655</text:p>
              </table:table-cell>
              <table:table-cell office:value-type="float" office:value="0.100821322143107">
                <text:p>0.100821322143107</text:p>
              </table:table-cell>
              <table:table-cell office:value-type="float" office:value="0.100821322143107">
                <text:p>0.1008213221431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0127015">
                <text:p>1.60127015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2.0197965">
                <text:p>2.0197965</text:p>
              </table:table-cell>
              <table:table-cell office:value-type="float" office:value="0.311245254913206">
                <text:p>0.311245254913206</text:p>
              </table:table-cell>
              <table:table-cell office:value-type="float" office:value="0.311245254913206">
                <text:p>0.311245254913206</text:p>
              </table:table-cell>
              <table:table-cell office:value-type="float" office:value="2.0609245">
                <text:p>2.0609245</text:p>
              </table:table-cell>
              <table:table-cell office:value-type="float" office:value="0.225956819381346">
                <text:p>0.225956819381346</text:p>
              </table:table-cell>
              <table:table-cell office:value-type="float" office:value="0.225956819381346">
                <text:p>0.225956819381346</text:p>
              </table:table-cell>
              <table:table-cell office:value-type="float" office:value="2.3651015">
                <text:p>2.3651015</text:p>
              </table:table-cell>
              <table:table-cell office:value-type="float" office:value="0.11754208190748">
                <text:p>0.11754208190748</text:p>
              </table:table-cell>
              <table:table-cell office:value-type="float" office:value="0.11754208190748">
                <text:p>0.117542081907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30893435">
                <text:p>1.30893435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1.41332595">
                <text:p>1.41332595</text:p>
              </table:table-cell>
              <table:table-cell office:value-type="float" office:value="0.21964574399572">
                <text:p>0.21964574399572</text:p>
              </table:table-cell>
              <table:table-cell office:value-type="float" office:value="0.21964574399572">
                <text:p>0.21964574399572</text:p>
              </table:table-cell>
              <table:table-cell office:value-type="float" office:value="1.6311123">
                <text:p>1.6311123</text:p>
              </table:table-cell>
              <table:table-cell office:value-type="float" office:value="0.210769017591415">
                <text:p>0.210769017591415</text:p>
              </table:table-cell>
              <table:table-cell office:value-type="float" office:value="0.210769017591415">
                <text:p>0.210769017591415</text:p>
              </table:table-cell>
              <table:table-cell office:value-type="float" office:value="1.7956195">
                <text:p>1.7956195</text:p>
              </table:table-cell>
              <table:table-cell office:value-type="float" office:value="0.202096906806422">
                <text:p>0.202096906806422</text:p>
              </table:table-cell>
              <table:table-cell office:value-type="float" office:value="0.202096906806422">
                <text:p>0.2020969068064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86543">
                <text:p>1.586543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1.6333685">
                <text:p>1.6333685</text:p>
              </table:table-cell>
              <table:table-cell office:value-type="float" office:value="0.165458179143433">
                <text:p>0.165458179143433</text:p>
              </table:table-cell>
              <table:table-cell office:value-type="float" office:value="0.165458179143433">
                <text:p>0.165458179143433</text:p>
              </table:table-cell>
              <table:table-cell office:value-type="float" office:value="1.64532">
                <text:p>1.64532</text:p>
              </table:table-cell>
              <table:table-cell office:value-type="float" office:value="0.167490587551722">
                <text:p>0.167490587551722</text:p>
              </table:table-cell>
              <table:table-cell office:value-type="float" office:value="0.167490587551722">
                <text:p>0.167490587551722</text:p>
              </table:table-cell>
              <table:table-cell office:value-type="float" office:value="1.851384">
                <text:p>1.851384</text:p>
              </table:table-cell>
              <table:table-cell office:value-type="float" office:value="0.142537453724313">
                <text:p>0.142537453724313</text:p>
              </table:table-cell>
              <table:table-cell office:value-type="float" office:value="0.142537453724313">
                <text:p>0.1425374537243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5787295">
                <text:p>1.55787295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1.6765335">
                <text:p>1.6765335</text:p>
              </table:table-cell>
              <table:table-cell office:value-type="float" office:value="0.162038247282247">
                <text:p>0.162038247282247</text:p>
              </table:table-cell>
              <table:table-cell office:value-type="float" office:value="0.162038247282247">
                <text:p>0.162038247282247</text:p>
              </table:table-cell>
              <table:table-cell office:value-type="float" office:value="1.71985575">
                <text:p>1.71985575</text:p>
              </table:table-cell>
              <table:table-cell office:value-type="float" office:value="0.180299252204705">
                <text:p>0.180299252204705</text:p>
              </table:table-cell>
              <table:table-cell office:value-type="float" office:value="0.180299252204705">
                <text:p>0.180299252204705</text:p>
              </table:table-cell>
              <table:table-cell office:value-type="float" office:value="1.7007865">
                <text:p>1.7007865</text:p>
              </table:table-cell>
              <table:table-cell office:value-type="float" office:value="0.121792410199908">
                <text:p>0.121792410199908</text:p>
              </table:table-cell>
              <table:table-cell office:value-type="float" office:value="0.121792410199908">
                <text:p>0.1217924101999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23496">
                <text:p>1.723496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1.767754">
                <text:p>1.767754</text:p>
              </table:table-cell>
              <table:table-cell office:value-type="float" office:value="0.152777934274072">
                <text:p>0.152777934274072</text:p>
              </table:table-cell>
              <table:table-cell office:value-type="float" office:value="0.152777934274072">
                <text:p>0.152777934274072</text:p>
              </table:table-cell>
              <table:table-cell office:value-type="float" office:value="1.70750255">
                <text:p>1.70750255</text:p>
              </table:table-cell>
              <table:table-cell office:value-type="float" office:value="0.179314282354186">
                <text:p>0.179314282354186</text:p>
              </table:table-cell>
              <table:table-cell office:value-type="float" office:value="0.179314282354186">
                <text:p>0.179314282354186</text:p>
              </table:table-cell>
              <table:table-cell office:value-type="float" office:value="1.9092215">
                <text:p>1.9092215</text:p>
              </table:table-cell>
              <table:table-cell office:value-type="float" office:value="0.153774497417442">
                <text:p>0.153774497417442</text:p>
              </table:table-cell>
              <table:table-cell office:value-type="float" office:value="0.153774497417442">
                <text:p>0.1537744974174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58715">
                <text:p>1.858715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1.877163">
                <text:p>1.877163</text:p>
              </table:table-cell>
              <table:table-cell office:value-type="float" office:value="0.113989352043121">
                <text:p>0.113989352043121</text:p>
              </table:table-cell>
              <table:table-cell office:value-type="float" office:value="0.113989352043121">
                <text:p>0.113989352043121</text:p>
              </table:table-cell>
              <table:table-cell office:value-type="float" office:value="1.975329">
                <text:p>1.975329</text:p>
              </table:table-cell>
              <table:table-cell office:value-type="float" office:value="0.126828546812533">
                <text:p>0.126828546812533</text:p>
              </table:table-cell>
              <table:table-cell office:value-type="float" office:value="0.126828546812533">
                <text:p>0.126828546812533</text:p>
              </table:table-cell>
              <table:table-cell office:value-type="float" office:value="1.9912715">
                <text:p>1.9912715</text:p>
              </table:table-cell>
              <table:table-cell office:value-type="float" office:value="0.181156527747306">
                <text:p>0.181156527747306</text:p>
              </table:table-cell>
              <table:table-cell office:value-type="float" office:value="0.181156527747306">
                <text:p>0.1811565277473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9019555">
                <text:p>1.901955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1.84408">
                <text:p>1.84408</text:p>
              </table:table-cell>
              <table:table-cell office:value-type="float" office:value="0.119471012758215">
                <text:p>0.119471012758215</text:p>
              </table:table-cell>
              <table:table-cell office:value-type="float" office:value="0.119471012758215">
                <text:p>0.119471012758215</text:p>
              </table:table-cell>
              <table:table-cell office:value-type="float" office:value="1.929">
                <text:p>1.929</text:p>
              </table:table-cell>
              <table:table-cell office:value-type="float" office:value="0.148326722971177">
                <text:p>0.148326722971177</text:p>
              </table:table-cell>
              <table:table-cell office:value-type="float" office:value="0.148326722971177">
                <text:p>0.148326722971177</text:p>
              </table:table-cell>
              <table:table-cell office:value-type="float" office:value="2.1163145">
                <text:p>2.1163145</text:p>
              </table:table-cell>
              <table:table-cell office:value-type="float" office:value="0.121604271582208">
                <text:p>0.121604271582208</text:p>
              </table:table-cell>
              <table:table-cell office:value-type="float" office:value="0.121604271582208">
                <text:p>0.1216042715822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Z66:summary.Z74" chart:error-lower-range="summary.Z66:summary.Z7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Z66:summary.Z74" chart:error-lower-range="summary.Z66:summary.Z7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AA66:summary.AA74" chart:error-lower-range="summary.AA66:summary.AA7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AA66:summary.AA74" chart:error-lower-range="summary.AA66:summary.AA74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11.281cm" xlink:href=".." xlink:type="simple" chart:class="chart:bar" chart:style-name="ch1">
        <chart:title svg:x="4.744cm" svg:y="0.361cm" chart:style-name="ch2">
          <text:p>Tiempos de consumo multisocket usando Reuseport</text:p>
        </chart:title>
        <chart:subtitle svg:x="6.913cm" svg:y="1.391cm" chart:style-name="ch3">
          <text:p>Distribuyendo 1 millón de paquetes</text:p>
        </chart:subtitle>
        <chart:legend chart:legend-position="bottom" svg:x="7.312cm" svg:y="10.498cm" style:legend-expansion="wide" chart:style-name="ch4"/>
        <chart:plot-area chart:style-name="ch5" table:cell-range-address="summary.W66:summary.Y74 summary.X65:summary.Y65" chart:data-source-has-labels="both" svg:x="1.411cm" svg:y="2.325cm" svg:width="18.19cm" svg:height="6.967cm">
          <chartooo:coordinate-region svg:x="2.138cm" svg:y="2.525cm" svg:width="17.463cm" svg:height="6.12cm"/>
          <chart:axis chart:dimension="x" chart:name="primary-x" chart:style-name="ch6" chartooo:axis-type="auto">
            <chartooo:date-scale/>
            <chart:title svg:x="9.033cm" svg:y="9.517cm" chart:style-name="ch7">
              <text:p>Número de Sockets</text:p>
            </chart:title>
            <chart:categories table:cell-range-address="summary.W66:summary.W74"/>
          </chart:axis>
          <chart:axis chart:dimension="y" chart:name="primary-y" chart:style-name="ch8">
            <chart:title svg:x="0.451cm" svg:y="6.593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X66:summary.X74" chart:label-cell-address="summary.X65:summary.X65" chart:class="chart:bar">
            <chart:error-indicator chart:style-name="ch12" chart:dimension="y"/>
            <chart:data-point chart:repeated="9"/>
          </chart:series>
          <chart:series chart:style-name="ch13" chart:values-cell-range-address="summary.Y66:summary.Y74" chart:label-cell-address="summary.Y65:summary.Y65" chart:class="chart:bar">
            <chart:error-indicator chart:style-name="ch14" chart:dimension="y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Mínimo</text:p>
                <draw:g>
                  <svg:desc>summary.X65:summary.X65</svg:desc>
                </draw:g>
              </table:table-cell>
              <table:table-cell office:value-type="string">
                <text:p>Columna Z</text:p>
              </table:table-cell>
              <table:table-cell office:value-type="string">
                <text:p>Columna Z</text:p>
              </table:table-cell>
              <table:table-cell office:value-type="string">
                <text:p>Tiempo Neto</text:p>
                <draw:g>
                  <svg:desc>summary.Y65:summary.Y65</svg:desc>
                </draw:g>
              </table:table-cell>
              <table:table-cell office:value-type="string">
                <text:p>Columna AA</text:p>
              </table:table-cell>
              <table:table-cell office:value-type="string">
                <text:p>Columna A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W66:summary.W74</svg:desc>
                </draw:g>
              </table:table-cell>
              <table:table-cell office:value-type="float" office:value="2.144468">
                <text:p>2.144468</text:p>
                <draw:g>
                  <svg:desc>summary.X66:summary.X74</svg:desc>
                </draw:g>
              </table:table-cell>
              <table:table-cell office:value-type="float" office:value="0.0820089629183748">
                <text:p>0.0820089629183748</text:p>
                <draw:g>
                  <svg:desc>summary.Z66:summary.Z74</svg:desc>
                </draw:g>
              </table:table-cell>
              <table:table-cell office:value-type="float" office:value="0.0820089629183748">
                <text:p>0.0820089629183748</text:p>
                <draw:g>
                  <svg:desc>summary.Z66:summary.Z74</svg:desc>
                </draw:g>
              </table:table-cell>
              <table:table-cell office:value-type="float" office:value="2.144468">
                <text:p>2.144468</text:p>
                <draw:g>
                  <svg:desc>summary.Y66:summary.Y74</svg:desc>
                </draw:g>
              </table:table-cell>
              <table:table-cell office:value-type="float" office:value="0.0820089629183748">
                <text:p>0.0820089629183748</text:p>
                <draw:g>
                  <svg:desc>summary.AA66:summary.AA74</svg:desc>
                </draw:g>
              </table:table-cell>
              <table:table-cell office:value-type="float" office:value="0.0820089629183748">
                <text:p>0.0820089629183748</text:p>
                <draw:g>
                  <svg:desc>summary.AA66:summary.AA7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321265">
                <text:p>1.21321265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1.737158">
                <text:p>1.737158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0.136712184549185">
                <text:p>0.1367121845491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00326">
                <text:p>0.9300326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1.60127015">
                <text:p>1.60127015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0.252379042368621">
                <text:p>0.2523790423686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408">
                <text:p>0.379408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1.30893435">
                <text:p>1.30893435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0.158319400042269">
                <text:p>0.1583194000422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904265">
                <text:p>0.25904265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1.586543">
                <text:p>1.586543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0.126084149731126">
                <text:p>0.1260841497311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72264145">
                <text:p>0.172264145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1.55787295">
                <text:p>1.55787295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0.146169591400166">
                <text:p>0.1461695914001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164265">
                <text:p>0.135164265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1.723496">
                <text:p>1.723496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0.171049741829679">
                <text:p>0.1710497418296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098635">
                <text:p>0.0909863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1.858715">
                <text:p>1.858715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0.124130500975258">
                <text:p>0.1241305009752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4395">
                <text:p>0.054395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1.9019555">
                <text:p>1.901955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0.0957143591146265">
                <text:p>0.09571435911462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1.953cm" svg:y="0.361cm" chart:style-name="ch2">
          <text:p>Tiempos Mínimos de consumo multisocket con Reuseport usando multithreading</text:p>
        </chart:title>
        <chart:subtitle svg:x="5.749cm" svg:y="1.391cm" chart:style-name="ch3">
          <text:p>Distribuyendo una cuota de 1 millón de paquetes</text:p>
        </chart:subtitle>
        <chart:legend chart:legend-position="bottom" svg:x="6.264cm" svg:y="10.468cm" style:legend-expansion="wide" chart:style-name="ch4"/>
        <chart:plot-area chart:style-name="ch5" table:cell-range-address="summary.L5:summary.P14" chart:data-source-has-labels="both" svg:x="1.411cm" svg:y="2.325cm" svg:width="18.19cm" svg:height="6.937cm">
          <chartooo:coordinate-region svg:x="2.138cm" svg:y="2.524cm" svg:width="17.463cm" svg:height="6.091cm"/>
          <chart:axis chart:dimension="x" chart:name="primary-x" chart:style-name="ch6" chartooo:axis-type="auto">
            <chartooo:date-scale/>
            <chart:title svg:x="9.033cm" svg:y="9.487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578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a S</text:p>
              </table:table-cell>
              <table:table-cell office:value-type="string">
                <text:p>Columna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a T</text:p>
              </table:table-cell>
              <table:table-cell office:value-type="string">
                <text:p>Columna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144468">
                <text:p>2.144468</text:p>
                <draw:g>
                  <svg:desc>summary.M6:summary.M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0.0820089629183748">
                <text:p>0.0820089629183748</text:p>
                <draw:g>
                  <svg:desc>summary.Q6:summary.Q14</svg:desc>
                </draw:g>
              </table:table-cell>
              <table:table-cell office:value-type="float" office:value="1.6433935">
                <text:p>1.6433935</text:p>
                <draw:g>
                  <svg:desc>summary.N6:summary.N14</svg:desc>
                </draw:g>
              </table:table-cell>
              <table:table-cell office:value-type="float" office:value="0.0797082563291876">
                <text:p>0.0797082563291876</text:p>
                <draw:g>
                  <svg:desc>summary.R6:summary.R14</svg:desc>
                </draw:g>
              </table:table-cell>
              <table:table-cell office:value-type="float" office:value="0.0797082563291876">
                <text:p>0.0797082563291876</text:p>
                <draw:g>
                  <svg:desc>summary.R6:summary.R14</svg:desc>
                </draw:g>
              </table:table-cell>
              <table:table-cell office:value-type="float" office:value="2.8513795">
                <text:p>2.8513795</text:p>
                <draw:g>
                  <svg:desc>summary.O6:summary.O14</svg:desc>
                </draw:g>
              </table:table-cell>
              <table:table-cell office:value-type="float" office:value="0.11500713834224">
                <text:p>0.11500713834224</text:p>
                <draw:g>
                  <svg:desc>summary.S6:summary.S14</svg:desc>
                </draw:g>
              </table:table-cell>
              <table:table-cell office:value-type="float" office:value="0.11500713834224">
                <text:p>0.11500713834224</text:p>
                <draw:g>
                  <svg:desc>summary.S6:summary.S14</svg:desc>
                </draw:g>
              </table:table-cell>
              <table:table-cell office:value-type="float" office:value="3.2812905">
                <text:p>3.2812905</text:p>
                <draw:g>
                  <svg:desc>summary.P6:summary.P14</svg:desc>
                </draw:g>
              </table:table-cell>
              <table:table-cell office:value-type="float" office:value="0.110614655109231">
                <text:p>0.110614655109231</text:p>
                <draw:g>
                  <svg:desc>summary.T6:summary.T14</svg:desc>
                </draw:g>
              </table:table-cell>
              <table:table-cell office:value-type="float" office:value="0.110614655109231">
                <text:p>0.110614655109231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321265">
                <text:p>1.21321265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0.0898091751766042">
                <text:p>0.0898091751766042</text:p>
              </table:table-cell>
              <table:table-cell office:value-type="float" office:value="1.4256171">
                <text:p>1.4256171</text:p>
              </table:table-cell>
              <table:table-cell office:value-type="float" office:value="0.231538298104388">
                <text:p>0.231538298104388</text:p>
              </table:table-cell>
              <table:table-cell office:value-type="float" office:value="0.231538298104388">
                <text:p>0.231538298104388</text:p>
              </table:table-cell>
              <table:table-cell office:value-type="float" office:value="1.884883">
                <text:p>1.884883</text:p>
              </table:table-cell>
              <table:table-cell office:value-type="float" office:value="0.206857565953891">
                <text:p>0.206857565953891</text:p>
              </table:table-cell>
              <table:table-cell office:value-type="float" office:value="0.206857565953891">
                <text:p>0.206857565953891</text:p>
              </table:table-cell>
              <table:table-cell office:value-type="float" office:value="2.097275">
                <text:p>2.097275</text:p>
              </table:table-cell>
              <table:table-cell office:value-type="float" office:value="0.128688169317806">
                <text:p>0.128688169317806</text:p>
              </table:table-cell>
              <table:table-cell office:value-type="float" office:value="0.128688169317806">
                <text:p>0.1286881693178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00326">
                <text:p>0.9300326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0.296661331727443">
                <text:p>0.296661331727443</text:p>
              </table:table-cell>
              <table:table-cell office:value-type="float" office:value="1.0890916">
                <text:p>1.0890916</text:p>
              </table:table-cell>
              <table:table-cell office:value-type="float" office:value="0.259335392743055">
                <text:p>0.259335392743055</text:p>
              </table:table-cell>
              <table:table-cell office:value-type="float" office:value="0.259335392743055">
                <text:p>0.259335392743055</text:p>
              </table:table-cell>
              <table:table-cell office:value-type="float" office:value="1.02888745">
                <text:p>1.02888745</text:p>
              </table:table-cell>
              <table:table-cell office:value-type="float" office:value="0.175386684131429">
                <text:p>0.175386684131429</text:p>
              </table:table-cell>
              <table:table-cell office:value-type="float" office:value="0.175386684131429">
                <text:p>0.175386684131429</text:p>
              </table:table-cell>
              <table:table-cell office:value-type="float" office:value="1.2654832">
                <text:p>1.2654832</text:p>
              </table:table-cell>
              <table:table-cell office:value-type="float" office:value="0.207386812851366">
                <text:p>0.207386812851366</text:p>
              </table:table-cell>
              <table:table-cell office:value-type="float" office:value="0.207386812851366">
                <text:p>0.2073868128513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408">
                <text:p>0.379408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0482602470201652">
                <text:p>0.0482602470201652</text:p>
              </table:table-cell>
              <table:table-cell office:value-type="float" office:value="0.48267945">
                <text:p>0.48267945</text:p>
              </table:table-cell>
              <table:table-cell office:value-type="float" office:value="0.0877645777887272">
                <text:p>0.0877645777887272</text:p>
              </table:table-cell>
              <table:table-cell office:value-type="float" office:value="0.0877645777887272">
                <text:p>0.0877645777887272</text:p>
              </table:table-cell>
              <table:table-cell office:value-type="float" office:value="0.5939753">
                <text:p>0.5939753</text:p>
              </table:table-cell>
              <table:table-cell office:value-type="float" office:value="0.102484565105665">
                <text:p>0.102484565105665</text:p>
              </table:table-cell>
              <table:table-cell office:value-type="float" office:value="0.102484565105665">
                <text:p>0.102484565105665</text:p>
              </table:table-cell>
              <table:table-cell office:value-type="float" office:value="0.62104325">
                <text:p>0.62104325</text:p>
              </table:table-cell>
              <table:table-cell office:value-type="float" office:value="0.080579277053372">
                <text:p>0.080579277053372</text:p>
              </table:table-cell>
              <table:table-cell office:value-type="float" office:value="0.080579277053372">
                <text:p>0.0805792770533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904265">
                <text:p>0.25904265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0687292641778471">
                <text:p>0.0687292641778471</text:p>
              </table:table-cell>
              <table:table-cell office:value-type="float" office:value="0.225516795">
                <text:p>0.225516795</text:p>
              </table:table-cell>
              <table:table-cell office:value-type="float" office:value="0.0547311774197555">
                <text:p>0.0547311774197555</text:p>
              </table:table-cell>
              <table:table-cell office:value-type="float" office:value="0.0547311774197555">
                <text:p>0.0547311774197555</text:p>
              </table:table-cell>
              <table:table-cell office:value-type="float" office:value="0.27728915">
                <text:p>0.27728915</text:p>
              </table:table-cell>
              <table:table-cell office:value-type="float" office:value="0.0487692610347507">
                <text:p>0.0487692610347507</text:p>
              </table:table-cell>
              <table:table-cell office:value-type="float" office:value="0.0487692610347507">
                <text:p>0.0487692610347507</text:p>
              </table:table-cell>
              <table:table-cell office:value-type="float" office:value="0.3217614">
                <text:p>0.3217614</text:p>
              </table:table-cell>
              <table:table-cell office:value-type="float" office:value="0.0448419677165793">
                <text:p>0.0448419677165793</text:p>
              </table:table-cell>
              <table:table-cell office:value-type="float" office:value="0.0448419677165793">
                <text:p>0.044841967716579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72264145">
                <text:p>0.172264145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0514678553714571">
                <text:p>0.0514678553714571</text:p>
              </table:table-cell>
              <table:table-cell office:value-type="float" office:value="0.19870271">
                <text:p>0.19870271</text:p>
              </table:table-cell>
              <table:table-cell office:value-type="float" office:value="0.0504570147335383">
                <text:p>0.0504570147335383</text:p>
              </table:table-cell>
              <table:table-cell office:value-type="float" office:value="0.0504570147335383">
                <text:p>0.0504570147335383</text:p>
              </table:table-cell>
              <table:table-cell office:value-type="float" office:value="0.241095505">
                <text:p>0.241095505</text:p>
              </table:table-cell>
              <table:table-cell office:value-type="float" office:value="0.0461328534627395">
                <text:p>0.0461328534627395</text:p>
              </table:table-cell>
              <table:table-cell office:value-type="float" office:value="0.0461328534627395">
                <text:p>0.0461328534627395</text:p>
              </table:table-cell>
              <table:table-cell office:value-type="float" office:value="0.22259905">
                <text:p>0.22259905</text:p>
              </table:table-cell>
              <table:table-cell office:value-type="float" office:value="0.035309306252212">
                <text:p>0.035309306252212</text:p>
              </table:table-cell>
              <table:table-cell office:value-type="float" office:value="0.035309306252212">
                <text:p>0.0353093062522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164265">
                <text:p>0.135164265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0339049609219276">
                <text:p>0.0339049609219276</text:p>
              </table:table-cell>
              <table:table-cell office:value-type="float" office:value="0.136260245">
                <text:p>0.136260245</text:p>
              </table:table-cell>
              <table:table-cell office:value-type="float" office:value="0.0247844460085378">
                <text:p>0.0247844460085378</text:p>
              </table:table-cell>
              <table:table-cell office:value-type="float" office:value="0.0247844460085378">
                <text:p>0.0247844460085378</text:p>
              </table:table-cell>
              <table:table-cell office:value-type="float" office:value="0.1533503">
                <text:p>0.1533503</text:p>
              </table:table-cell>
              <table:table-cell office:value-type="float" office:value="0.0248157798588445">
                <text:p>0.0248157798588445</text:p>
              </table:table-cell>
              <table:table-cell office:value-type="float" office:value="0.0248157798588445">
                <text:p>0.0248157798588445</text:p>
              </table:table-cell>
              <table:table-cell office:value-type="float" office:value="0.1712011">
                <text:p>0.1712011</text:p>
              </table:table-cell>
              <table:table-cell office:value-type="float" office:value="0.0295904152942611">
                <text:p>0.0295904152942611</text:p>
              </table:table-cell>
              <table:table-cell office:value-type="float" office:value="0.0295904152942611">
                <text:p>0.02959041529426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098635">
                <text:p>0.0909863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231266578531225">
                <text:p>0.0231266578531225</text:p>
              </table:table-cell>
              <table:table-cell office:value-type="float" office:value="0.091510545">
                <text:p>0.091510545</text:p>
              </table:table-cell>
              <table:table-cell office:value-type="float" office:value="0.026251502859929">
                <text:p>0.026251502859929</text:p>
              </table:table-cell>
              <table:table-cell office:value-type="float" office:value="0.026251502859929">
                <text:p>0.026251502859929</text:p>
              </table:table-cell>
              <table:table-cell office:value-type="float" office:value="0.11180257">
                <text:p>0.11180257</text:p>
              </table:table-cell>
              <table:table-cell office:value-type="float" office:value="0.0231211537759888">
                <text:p>0.0231211537759888</text:p>
              </table:table-cell>
              <table:table-cell office:value-type="float" office:value="0.0231211537759888">
                <text:p>0.0231211537759888</text:p>
              </table:table-cell>
              <table:table-cell office:value-type="float" office:value="0.113780945">
                <text:p>0.113780945</text:p>
              </table:table-cell>
              <table:table-cell office:value-type="float" office:value="0.0230338998970252">
                <text:p>0.0230338998970252</text:p>
              </table:table-cell>
              <table:table-cell office:value-type="float" office:value="0.0230338998970252">
                <text:p>0.02303389989702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4395">
                <text:p>0.054395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101501330343239">
                <text:p>0.0101501330343239</text:p>
              </table:table-cell>
              <table:table-cell office:value-type="float" office:value="0.069880475">
                <text:p>0.069880475</text:p>
              </table:table-cell>
              <table:table-cell office:value-type="float" office:value="0.0178464987424106">
                <text:p>0.0178464987424106</text:p>
              </table:table-cell>
              <table:table-cell office:value-type="float" office:value="0.0178464987424106">
                <text:p>0.0178464987424106</text:p>
              </table:table-cell>
              <table:table-cell office:value-type="float" office:value="0.07203111">
                <text:p>0.07203111</text:p>
              </table:table-cell>
              <table:table-cell office:value-type="float" office:value="0.0132733913183769">
                <text:p>0.0132733913183769</text:p>
              </table:table-cell>
              <table:table-cell office:value-type="float" office:value="0.0132733913183769">
                <text:p>0.0132733913183769</text:p>
              </table:table-cell>
              <table:table-cell office:value-type="float" office:value="0.08223852">
                <text:p>0.08223852</text:p>
              </table:table-cell>
              <table:table-cell office:value-type="float" office:value="0.0146235004236836">
                <text:p>0.0146235004236836</text:p>
              </table:table-cell>
              <table:table-cell office:value-type="float" office:value="0.0146235004236836">
                <text:p>0.01462350042368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2.217cm" svg:y="0.361cm" chart:style-name="ch2">
          <text:p>Tiempos Netos de consumo multisocket con Reuseport usando multithreading</text:p>
        </chart:title>
        <chart:subtitle svg:x="5.802cm" svg:y="1.391cm" chart:style-name="ch3">
          <text:p>Distribuyendo una cuota de 1millón de paquetes</text:p>
        </chart:subtitle>
        <chart:legend chart:legend-position="bottom" svg:x="6.264cm" svg:y="10.468cm" style:legend-expansion="wide" chart:style-name="ch4"/>
        <chart:plot-area chart:style-name="ch5" table:cell-range-address="summary.L20:summary.P29" chart:data-source-has-labels="both" svg:x="1.411cm" svg:y="2.325cm" svg:width="18.19cm" svg:height="6.937cm">
          <chartooo:coordinate-region svg:x="2.138cm" svg:y="2.524cm" svg:width="17.463cm" svg:height="6.091cm"/>
          <chart:axis chart:dimension="x" chart:name="primary-x" chart:style-name="ch6" chartooo:axis-type="auto">
            <chartooo:date-scale/>
            <chart:title svg:x="9.033cm" svg:y="9.487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578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a S</text:p>
              </table:table-cell>
              <table:table-cell office:value-type="string">
                <text:p>Columna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a T</text:p>
              </table:table-cell>
              <table:table-cell office:value-type="string">
                <text:p>Columna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144468">
                <text:p>2.144468</text:p>
                <draw:g>
                  <svg:desc>summary.M21:summary.M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0.0820089629183748">
                <text:p>0.0820089629183748</text:p>
                <draw:g>
                  <svg:desc>summary.Q21:summary.Q29</svg:desc>
                </draw:g>
              </table:table-cell>
              <table:table-cell office:value-type="float" office:value="1.6433935">
                <text:p>1.6433935</text:p>
                <draw:g>
                  <svg:desc>summary.N21:summary.N29</svg:desc>
                </draw:g>
              </table:table-cell>
              <table:table-cell office:value-type="float" office:value="0.0797082563291876">
                <text:p>0.0797082563291876</text:p>
                <draw:g>
                  <svg:desc>summary.R21:summary.R29</svg:desc>
                </draw:g>
              </table:table-cell>
              <table:table-cell office:value-type="float" office:value="0.0797082563291876">
                <text:p>0.0797082563291876</text:p>
                <draw:g>
                  <svg:desc>summary.R21:summary.R29</svg:desc>
                </draw:g>
              </table:table-cell>
              <table:table-cell office:value-type="float" office:value="2.8513795">
                <text:p>2.8513795</text:p>
                <draw:g>
                  <svg:desc>summary.O21:summary.O29</svg:desc>
                </draw:g>
              </table:table-cell>
              <table:table-cell office:value-type="float" office:value="0.11500713834224">
                <text:p>0.11500713834224</text:p>
                <draw:g>
                  <svg:desc>summary.S21:summary.S29</svg:desc>
                </draw:g>
              </table:table-cell>
              <table:table-cell office:value-type="float" office:value="0.11500713834224">
                <text:p>0.11500713834224</text:p>
                <draw:g>
                  <svg:desc>summary.S21:summary.S29</svg:desc>
                </draw:g>
              </table:table-cell>
              <table:table-cell office:value-type="float" office:value="3.2812905">
                <text:p>3.2812905</text:p>
                <draw:g>
                  <svg:desc>summary.P21:summary.P29</svg:desc>
                </draw:g>
              </table:table-cell>
              <table:table-cell office:value-type="float" office:value="0.110614655109231">
                <text:p>0.110614655109231</text:p>
                <draw:g>
                  <svg:desc>summary.T21:summary.T29</svg:desc>
                </draw:g>
              </table:table-cell>
              <table:table-cell office:value-type="float" office:value="0.110614655109231">
                <text:p>0.110614655109231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37158">
                <text:p>1.737158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0.136712184549185">
                <text:p>0.136712184549185</text:p>
              </table:table-cell>
              <table:table-cell office:value-type="float" office:value="1.7521726">
                <text:p>1.7521726</text:p>
              </table:table-cell>
              <table:table-cell office:value-type="float" office:value="0.248468189549456">
                <text:p>0.248468189549456</text:p>
              </table:table-cell>
              <table:table-cell office:value-type="float" office:value="0.248468189549456">
                <text:p>0.248468189549456</text:p>
              </table:table-cell>
              <table:table-cell office:value-type="float" office:value="2.3158765">
                <text:p>2.3158765</text:p>
              </table:table-cell>
              <table:table-cell office:value-type="float" office:value="0.246296243674345">
                <text:p>0.246296243674345</text:p>
              </table:table-cell>
              <table:table-cell office:value-type="float" office:value="0.246296243674345">
                <text:p>0.246296243674345</text:p>
              </table:table-cell>
              <table:table-cell office:value-type="float" office:value="2.949655">
                <text:p>2.949655</text:p>
              </table:table-cell>
              <table:table-cell office:value-type="float" office:value="0.100821322143107">
                <text:p>0.100821322143107</text:p>
              </table:table-cell>
              <table:table-cell office:value-type="float" office:value="0.100821322143107">
                <text:p>0.1008213221431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0127015">
                <text:p>1.60127015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0.252379042368621">
                <text:p>0.252379042368621</text:p>
              </table:table-cell>
              <table:table-cell office:value-type="float" office:value="2.0197965">
                <text:p>2.0197965</text:p>
              </table:table-cell>
              <table:table-cell office:value-type="float" office:value="0.311245254913206">
                <text:p>0.311245254913206</text:p>
              </table:table-cell>
              <table:table-cell office:value-type="float" office:value="0.311245254913206">
                <text:p>0.311245254913206</text:p>
              </table:table-cell>
              <table:table-cell office:value-type="float" office:value="2.0609245">
                <text:p>2.0609245</text:p>
              </table:table-cell>
              <table:table-cell office:value-type="float" office:value="0.225956819381346">
                <text:p>0.225956819381346</text:p>
              </table:table-cell>
              <table:table-cell office:value-type="float" office:value="0.225956819381346">
                <text:p>0.225956819381346</text:p>
              </table:table-cell>
              <table:table-cell office:value-type="float" office:value="2.3651015">
                <text:p>2.3651015</text:p>
              </table:table-cell>
              <table:table-cell office:value-type="float" office:value="0.11754208190748">
                <text:p>0.11754208190748</text:p>
              </table:table-cell>
              <table:table-cell office:value-type="float" office:value="0.11754208190748">
                <text:p>0.117542081907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30893435">
                <text:p>1.30893435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0.158319400042269">
                <text:p>0.158319400042269</text:p>
              </table:table-cell>
              <table:table-cell office:value-type="float" office:value="1.41332595">
                <text:p>1.41332595</text:p>
              </table:table-cell>
              <table:table-cell office:value-type="float" office:value="0.21964574399572">
                <text:p>0.21964574399572</text:p>
              </table:table-cell>
              <table:table-cell office:value-type="float" office:value="0.21964574399572">
                <text:p>0.21964574399572</text:p>
              </table:table-cell>
              <table:table-cell office:value-type="float" office:value="1.6311123">
                <text:p>1.6311123</text:p>
              </table:table-cell>
              <table:table-cell office:value-type="float" office:value="0.210769017591415">
                <text:p>0.210769017591415</text:p>
              </table:table-cell>
              <table:table-cell office:value-type="float" office:value="0.210769017591415">
                <text:p>0.210769017591415</text:p>
              </table:table-cell>
              <table:table-cell office:value-type="float" office:value="1.7956195">
                <text:p>1.7956195</text:p>
              </table:table-cell>
              <table:table-cell office:value-type="float" office:value="0.202096906806422">
                <text:p>0.202096906806422</text:p>
              </table:table-cell>
              <table:table-cell office:value-type="float" office:value="0.202096906806422">
                <text:p>0.2020969068064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86543">
                <text:p>1.586543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0.126084149731126">
                <text:p>0.126084149731126</text:p>
              </table:table-cell>
              <table:table-cell office:value-type="float" office:value="1.6333685">
                <text:p>1.6333685</text:p>
              </table:table-cell>
              <table:table-cell office:value-type="float" office:value="0.165458179143433">
                <text:p>0.165458179143433</text:p>
              </table:table-cell>
              <table:table-cell office:value-type="float" office:value="0.165458179143433">
                <text:p>0.165458179143433</text:p>
              </table:table-cell>
              <table:table-cell office:value-type="float" office:value="1.64532">
                <text:p>1.64532</text:p>
              </table:table-cell>
              <table:table-cell office:value-type="float" office:value="0.167490587551722">
                <text:p>0.167490587551722</text:p>
              </table:table-cell>
              <table:table-cell office:value-type="float" office:value="0.167490587551722">
                <text:p>0.167490587551722</text:p>
              </table:table-cell>
              <table:table-cell office:value-type="float" office:value="1.851384">
                <text:p>1.851384</text:p>
              </table:table-cell>
              <table:table-cell office:value-type="float" office:value="0.142537453724313">
                <text:p>0.142537453724313</text:p>
              </table:table-cell>
              <table:table-cell office:value-type="float" office:value="0.142537453724313">
                <text:p>0.1425374537243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5787295">
                <text:p>1.55787295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0.146169591400166">
                <text:p>0.146169591400166</text:p>
              </table:table-cell>
              <table:table-cell office:value-type="float" office:value="1.6765335">
                <text:p>1.6765335</text:p>
              </table:table-cell>
              <table:table-cell office:value-type="float" office:value="0.162038247282247">
                <text:p>0.162038247282247</text:p>
              </table:table-cell>
              <table:table-cell office:value-type="float" office:value="0.162038247282247">
                <text:p>0.162038247282247</text:p>
              </table:table-cell>
              <table:table-cell office:value-type="float" office:value="1.71985575">
                <text:p>1.71985575</text:p>
              </table:table-cell>
              <table:table-cell office:value-type="float" office:value="0.180299252204705">
                <text:p>0.180299252204705</text:p>
              </table:table-cell>
              <table:table-cell office:value-type="float" office:value="0.180299252204705">
                <text:p>0.180299252204705</text:p>
              </table:table-cell>
              <table:table-cell office:value-type="float" office:value="1.7007865">
                <text:p>1.7007865</text:p>
              </table:table-cell>
              <table:table-cell office:value-type="float" office:value="0.121792410199908">
                <text:p>0.121792410199908</text:p>
              </table:table-cell>
              <table:table-cell office:value-type="float" office:value="0.121792410199908">
                <text:p>0.1217924101999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23496">
                <text:p>1.723496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0.171049741829679">
                <text:p>0.171049741829679</text:p>
              </table:table-cell>
              <table:table-cell office:value-type="float" office:value="1.767754">
                <text:p>1.767754</text:p>
              </table:table-cell>
              <table:table-cell office:value-type="float" office:value="0.152777934274072">
                <text:p>0.152777934274072</text:p>
              </table:table-cell>
              <table:table-cell office:value-type="float" office:value="0.152777934274072">
                <text:p>0.152777934274072</text:p>
              </table:table-cell>
              <table:table-cell office:value-type="float" office:value="1.70750255">
                <text:p>1.70750255</text:p>
              </table:table-cell>
              <table:table-cell office:value-type="float" office:value="0.179314282354186">
                <text:p>0.179314282354186</text:p>
              </table:table-cell>
              <table:table-cell office:value-type="float" office:value="0.179314282354186">
                <text:p>0.179314282354186</text:p>
              </table:table-cell>
              <table:table-cell office:value-type="float" office:value="1.9092215">
                <text:p>1.9092215</text:p>
              </table:table-cell>
              <table:table-cell office:value-type="float" office:value="0.153774497417442">
                <text:p>0.153774497417442</text:p>
              </table:table-cell>
              <table:table-cell office:value-type="float" office:value="0.153774497417442">
                <text:p>0.1537744974174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58715">
                <text:p>1.858715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0.124130500975258">
                <text:p>0.124130500975258</text:p>
              </table:table-cell>
              <table:table-cell office:value-type="float" office:value="1.877163">
                <text:p>1.877163</text:p>
              </table:table-cell>
              <table:table-cell office:value-type="float" office:value="0.113989352043121">
                <text:p>0.113989352043121</text:p>
              </table:table-cell>
              <table:table-cell office:value-type="float" office:value="0.113989352043121">
                <text:p>0.113989352043121</text:p>
              </table:table-cell>
              <table:table-cell office:value-type="float" office:value="1.975329">
                <text:p>1.975329</text:p>
              </table:table-cell>
              <table:table-cell office:value-type="float" office:value="0.126828546812533">
                <text:p>0.126828546812533</text:p>
              </table:table-cell>
              <table:table-cell office:value-type="float" office:value="0.126828546812533">
                <text:p>0.126828546812533</text:p>
              </table:table-cell>
              <table:table-cell office:value-type="float" office:value="1.9912715">
                <text:p>1.9912715</text:p>
              </table:table-cell>
              <table:table-cell office:value-type="float" office:value="0.181156527747306">
                <text:p>0.181156527747306</text:p>
              </table:table-cell>
              <table:table-cell office:value-type="float" office:value="0.181156527747306">
                <text:p>0.1811565277473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9019555">
                <text:p>1.901955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0.0957143591146265">
                <text:p>0.0957143591146265</text:p>
              </table:table-cell>
              <table:table-cell office:value-type="float" office:value="1.84408">
                <text:p>1.84408</text:p>
              </table:table-cell>
              <table:table-cell office:value-type="float" office:value="0.119471012758215">
                <text:p>0.119471012758215</text:p>
              </table:table-cell>
              <table:table-cell office:value-type="float" office:value="0.119471012758215">
                <text:p>0.119471012758215</text:p>
              </table:table-cell>
              <table:table-cell office:value-type="float" office:value="1.929">
                <text:p>1.929</text:p>
              </table:table-cell>
              <table:table-cell office:value-type="float" office:value="0.148326722971177">
                <text:p>0.148326722971177</text:p>
              </table:table-cell>
              <table:table-cell office:value-type="float" office:value="0.148326722971177">
                <text:p>0.148326722971177</text:p>
              </table:table-cell>
              <table:table-cell office:value-type="float" office:value="2.1163145">
                <text:p>2.1163145</text:p>
              </table:table-cell>
              <table:table-cell office:value-type="float" office:value="0.121604271582208">
                <text:p>0.121604271582208</text:p>
              </table:table-cell>
              <table:table-cell office:value-type="float" office:value="0.121604271582208">
                <text:p>0.1216042715822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